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text-properties fo:font-size="11pt" style:font-size-asian="11pt" style:font-size-complex="11pt"/>
    </style:style>
    <style:style style:name="P2" style:family="paragraph" style:parent-style-name="Standard" style:list-style-name="" style:master-page-name="Standard">
      <style:paragraph-properties style:page-number="auto"/>
      <style:text-properties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eue Testament</text:p>
      <text:p text:style-name="P1">unsers</text:p>
      <text:p text:style-name="P1">Herrn und Heilandes</text:p>
      <text:p text:style-name="P1">JefU <text:s/>Christi.</text:p>
      <text:p text:style-name="P1">Nach der i</text:p>
      <text:p text:style-name="P1">»· in Zürich kji1«cl)lFck) ;-ingefüh1-ten Ueberfevtz1ulg</text:p>
      <text:p text:style-name="P1">aufs Neue a·x1s dem Grundtext berichtigt.</text:p>
      <text:p text:style-name="P1">Mit Geneh1nigu·ng der Zürch«:1-ische»n Synode. - »</text:p>
      <text:p text:style-name="P1">.biitich.</text:p>
      <text:p text:style-name="P1">Im Dåp6t der evangelischen Gesellfchaft.</text:p>
      <text:p text:style-name="P1">1860.</text:p>
      <text:p text:style-name="P1"/>
      <text:p text:style-name="P1"/>
      <text:p text:style-name="P1"/>
      <text:p text:style-name="P1">Verzelchn1ß</text:p>
      <text:p text:style-name="P1">der Bücher des Neuen Teftamentes.</text:p>
      <text:p text:style-name="P1">I. Die vier Evangelien.</text:p>
      <text:p text:style-name="P1">Das Evangelium St. Matthäi . . . .</text:p>
      <text:p text:style-name="P1">Das Evangelium St. Marci .</text:p>
      <text:p text:style-name="P1">Das Evangelium St. Lucis . . . .</text:p>
      <text:p text:style-name="P1">Das Evangelium St. Johannis . . .</text:p>
      <text:p text:style-name="P1">II. Die Geschichten der heiligen Apostel .</text:p>
      <text:p text:style-name="P1">III. Die vierzehn Episteln St. Pauli.</text:p>
      <text:p text:style-name="P1">Die Epistel Fee Römer C . . . . .</text:p>
      <text:p text:style-name="P1">Die l. Epi1Cl:anXdie Corinther .</text:p>
      <text:p text:style-name="P1">Die II. Epist «an die Corinther .</text:p>
      <text:p text:style-name="P1">Die Epistel an die Galater .</text:p>
      <text:p text:style-name="P1">Die Epistel an die Epheser . . ,</text:p>
      <text:p text:style-name="P1">Die Epistel an die Philipp» . .</text:p>
      <text:p text:style-name="P1">Die Epistel an die Colosser . .</text:p>
      <text:p text:style-name="P1">Die I. Epistel an die Thessalonicher .</text:p>
      <text:p text:style-name="P1">Die II. Epistel an die Thessalonicher .</text:p>
      <text:p text:style-name="P1">Die I. Epistel an, den Timotheus . . . .</text:p>
      <text:p text:style-name="P1">Die II. Epistel an den Timotheus . .</text:p>
      <text:p text:style-name="P1">Die Epistel an den Titus . .</text:p>
      <text:p text:style-name="P1">Die Epistel an den Philemon . . . . . .</text:p>
      <text:p text:style-name="P1">Die Epistel an die Hebräer . . . . . .</text:p>
      <text:p text:style-name="P1">IV. Die sieben-Episteln der andern Apostel.</text:p>
      <text:p text:style-name="P1">Die Epistel St. Jacobi . . . . . . .</text:p>
      <text:p text:style-name="P1">Diel.EpistelSt.Peeki. . . . . . . .</text:p>
      <text:p text:style-name="P1">Die II. Epistel St. Petri . .</text:p>
      <text:p text:style-name="P1">Die l. Epistel St. Johannis .</text:p>
      <text:p text:style-name="P1">Die ll. Epistel St. Johannis .</text:p>
      <text:p text:style-name="P1">Die III. Epistel St. Johannis . . . .</text:p>
      <text:p text:style-name="P1">Die Epistel St. Judä. . . . . .</text:p>
      <text:p text:style-name="P1">V. Die Offenbarung St. Johannis . . . -</text:p>
      <text:p text:style-name="P1">x«w </text:p>
      <text:p text:style-name="P1">Seite</text:p>
      <text:p text:style-name="P1">1</text:p>
      <text:p text:style-name="P1">38</text:p>
      <text:p text:style-name="P1">61</text:p>
      <text:p text:style-name="P1">10l</text:p>
      <text:p text:style-name="P1"><text:soft-page-break/>Ist)</text:p>
      <text:p text:style-name="P1">168</text:p>
      <text:p text:style-name="P1">184</text:p>
      <text:p text:style-name="P1">200</text:p>
      <text:p text:style-name="P1">210</text:p>
      <text:p text:style-name="P1">215</text:p>
      <text:p text:style-name="P1">220</text:p>
      <text:p text:style-name="P1">224</text:p>
      <text:p text:style-name="P1">228</text:p>
      <text:p text:style-name="P1">231</text:p>
      <text:p text:style-name="P1">233</text:p>
      <text:p text:style-name="P1">237</text:p>
      <text:p text:style-name="P1">240</text:p>
      <text:p text:style-name="P1">242</text:p>
      <text:p text:style-name="P1">243</text:p>
      <text:p text:style-name="P1">254</text:p>
      <text:p text:style-name="P1">258</text:p>
      <text:p text:style-name="P1">263</text:p>
      <text:p text:style-name="P1">265</text:p>
      <text:p text:style-name="P1">269</text:p>
      <text:p text:style-name="P1">270</text:p>
      <text:p text:style-name="P1">27t</text:p>
      <text:p text:style-name="P1">272</text:p>
      <text:p text:style-name="P1"/>
      <text:p text:style-name="P1"/>
      <text:p text:style-name="P1"/>
      <text:p text:style-name="P1">Das Evangelium St. Matthäi.</text:p>
      <text:p text:style-name="P1">Cap. l.</text:p>
      <text:p text:style-name="P1">l. Geschlechts-Registei-. l—47. il. Heilige Em-</text:p>
      <text:p text:style-name="P1">pfängmß und Geburt Jesu. l8—25.</text:p>
      <text:p text:style-name="P1">V. l—47: Luc. Z, M—-IS.</text:p>
      <text:p text:style-name="P1">I. 1. Das Buch der Geburt Jesu Christi,</text:p>
      <text:p text:style-name="P1">;es sSohnes Davids, des Sohnes Abra-</text:p>
      <text:p text:style-name="P1">am . 2.Sam.7, i2.i3.</text:p>
      <text:p text:style-name="P1">2. Abrahani zeu3ete den Jsaak. Jsaak zeu-</text:p>
      <text:p text:style-name="P1">getE sen JZko»l;. agb zeugete den Judas</text:p>
      <text:p text:style-name="P1">un eliie ru er. «. of, 2i,s. :-5,26. 29, 35.</text:p>
      <text:p text:style-name="P1">3. Judas zeugete den Phares und den</text:p>
      <text:p text:style-name="P1">Sara mit der Thamar. Phares zeugete den</text:p>
      <text:p text:style-name="P1">srom. Esroni zeugete den Aram.</text:p>
      <text:p text:style-name="P1">i. Mos. as, 29. Rath 4. i8—2i.</text:p>
      <text:p text:style-name="P1">4. Aram zeugete den Aminadab. Amina-</text:p>
      <text:p text:style-name="P1">tählzeugete den Naasson. Naasson zeugete</text:p>
      <text:p text:style-name="P1">nion.</text:p>
      <text:p text:style-name="P1">5. Salmon zeugete den Boas mit der Ra-</text:p>
      <text:p text:style-name="P1">sch. Boas zeugete denObed mit der Rath.</text:p>
      <text:p text:style-name="P1">bed zeugete den Jesse.</text:p>
      <text:p text:style-name="P1">6. JeV zeugete den König David. Der</text:p>
      <text:p text:style-name="P1">K’oni3I avid zeugete den Salomon mit</text:p>
      <text:p text:style-name="P1">dem eibe des Urias. 2.Sam.i2,24.</text:p>
      <text:p text:style-name="P1">7. Salomon zeuFlete den Roboam. Ro-</text:p>
      <text:p text:style-name="P1">boam zeugete den bia. Abia zeugete den</text:p>
      <text:p text:style-name="P1"><text:soft-page-break/>As;-«. 1.Ciwu.3, i0—i7.</text:p>
      <text:p text:style-name="P1">8. Asa zeugete den Josaphat. Josaphat</text:p>
      <text:p text:style-name="P1">z-e)ugete den Joram. Joram zeugete den</text:p>
      <text:p text:style-name="P1">zias.</text:p>
      <text:p text:style-name="P1">9. Ozias Fugen den Joatham. Joatham</text:p>
      <text:p text:style-name="P1">zeugete den chaz. Achaz zeuFete den Ezekias.</text:p>
      <text:p text:style-name="P1">10. Ezekias zeuglete den -)ianasse. Ma-</text:p>
      <text:p text:style-name="P1">nasse zeugete den nion. Ainonzeiigete den</text:p>
      <text:p text:style-name="P1">Josias.</text:p>
      <text:p text:style-name="P1">11. 8osias zeugete den Jakiin. Jakiin</text:p>
      <text:p text:style-name="P1">zeugete den Jechonias und dessen Brüder»</text:p>
      <text:p text:style-name="P1">uin2di3?Zgt Fee IILBegffiihrung gen gabbyli)ii.</text:p>
      <text:p text:style-name="P1">1 . a er- egü rniig en (iyo1i</text:p>
      <text:p text:style-name="P1">zeugete Jechonias den SalathiJel. Salathiel</text:p>
      <text:p text:style-name="P1">zeugete.deii Zorobabel. Efi. Z, 2.</text:p>
      <text:p text:style-name="P1">13. Zorobabel «eugete den Abiud. Abiud</text:p>
      <text:p text:style-name="P1">Fugen den Elialim. Eliakim zeugete den</text:p>
      <text:p text:style-name="P1">- zor.</text:p>
      <text:p text:style-name="P1">14. Azor engere den Sadok. Sadok zeu-</text:p>
      <text:p text:style-name="P1">gete den ·ADim. Achiin zeugete den Eliud.</text:p>
      <text:p text:style-name="P1">15. Elmd zeugete den Eleazar. Eleazar</text:p>
      <text:p text:style-name="P1">zeui ete den Matthaii. Mattl an en etc den</text:p>
      <text:p text:style-name="P1">Jakob ) z g</text:p>
      <text:p text:style-name="P1">16. Jakob zeiigete den Joseph, deii Mann</text:p>
      <text:p text:style-name="P1">der Maria, von welcher geboren ist Jesus,</text:p>
      <text:p text:style-name="P1">der genannt wird Christus. E.27, i7. 22.</text:p>
      <text:p text:style-name="P1">17. Alle Glieder nun von Abrahani bis</text:p>
      <text:p text:style-name="P1">auf David sind vic;Zehn Glieder; und von</text:p>
      <text:p text:style-name="P1">David bis auf die egführung gen Baby-</text:p>
      <text:p text:style-name="P1">lon vierzehn Glieder; und von der Weg-</text:p>
      <text:p text:style-name="P1">iführung en Babylon bis auf Christum</text:p>
      <text:p text:style-name="P1">vierzehn Glieder.</text:p>
      <text:p text:style-name="P1">ll. 18. Die Geburt Jesu CäB;cisti aber</text:p>
      <text:p text:style-name="P1">war also: Als seine Mutter aria mit</text:p>
      <text:p text:style-name="P1">Joseph verlobt» war, noch ehe sie zusammen</text:p>
      <text:p text:style-name="P1">kamen, ward sie schwanger gefunden vom</text:p>
      <text:p text:style-name="P1">heiligen Geiste. Lug. i, 2i;—38. ·</text:p>
      <text:p text:style-name="P1">19. Aber Josepl),«ihr Mann, weil er ge-</text:p>
      <text:p text:style-name="P1">recht war und sie nicht·wo»lIte zu Schanden</text:p>
      <text:p text:style-name="P1">bringen, gedachte sie heimlich M ?n2t4las«"sen.</text:p>
      <text:p text:style-name="P1">5. o . , it.</text:p>
      <text:p text:style-name="P1">20. Als er aber solches im Sinne hatte,</text:p>
      <text:p text:style-name="P1">siehe, da erschien ihm ein Engel des Herrn</text:p>
      <text:p text:style-name="P1">im Traume, der sprach: Joseph, Sohn Da-</text:p>
      <text:p text:style-name="P1">vids, scheue dich nicht, Maria, dein Weib,</text:p>
      <text:p text:style-name="P1">zu dir zu nehmen, denn was in ihr erzeugt</text:p>
      <text:p text:style-name="P1">ist, das ist vom heiligen Geige. »</text:p>
      <text:p text:style-name="P1">21. Sie wird aber einen ohn gebaren,</text:p>
      <text:p text:style-name="P1">und du sollst seinen Namen·Ie us heißen,</text:p>
      <text:p text:style-name="P1">denn er wird sein Volk selig machen von</text:p>
      <text:p text:style-name="P1">ihren Si·mden. Luc. «, 3i.·Ap. 4, i2. 5, 3i.</text:p>
      <text:p text:style-name="P1">22. Dieses alles aber ist ges ehen, auf</text:p>
      <text:p text:style-name="P1"><text:soft-page-break/>daß erfiillet würde, was geredet i t von dem</text:p>
      <text:p text:style-name="P1">Herrn du»rch de·n Propheten, der da spricht:</text:p>
      <text:p text:style-name="P1">23. ,,Siehe, eine Jungfrau wird schwan-</text:p>
      <text:p text:style-name="P1">ger werden und einen ohn gebären, und</text:p>
      <text:p text:style-name="P1">man wird seinen Namen nennen Ema-</text:p>
      <text:p text:style-name="P1">nuel, das ist oerdolmetschet: Gott mit uiis.«</text:p>
      <text:p text:style-name="P1">Jes.7,i4. i.Tim.3, is.</text:p>
      <text:p text:style-name="P1">24. Als nun Joseph vom Schlaf erwacht</text:p>
      <text:p text:style-name="P1">war, that er, wie ihm der Engel des Herrn</text:p>
      <text:p text:style-name="P1">befohlen, und nahm sein Wei zu»sich».</text:p>
      <text:p text:style-name="P1">25. Und e·r erkannte sie nicht, bis te ge-</text:p>
      <text:p text:style-name="P1">boren hatte ihren Sohn, den Erst eboriien;</text:p>
      <text:p text:style-name="P1">und er nannte seinen Namen Jesus.</text:p>
      <text:p text:style-name="P1">List. 2, 7. 2ls.</text:p>
      <text:p text:style-name="P1">Cap. il.</text:p>
      <text:p text:style-name="P1">l. Die morgenländischen Weisen. l—-l2. il. Js-</text:p>
      <text:p text:style-name="P1">sephs Flucht mit Jesu. l3—15. lll,Kindermord zu</text:p>
      <text:p text:style-name="P1">Bethleheni. 46—48. IV. Josephs Rückkehr.-19—23.</text:p>
      <text:p text:style-name="P1">I. 1. Als nun Jesus geboren war zu</text:p>
      <text:p text:style-name="P1">Bethlehem im jijdischen Lande, in den Ta-</text:p>
      <text:p text:style-name="P1">T</text:p>
      <text:p text:style-name="P1"/>
      <text:p text:style-name="P1"/>
      <text:p text:style-name="P1"/>
      <text:p text:style-name="P1">2 Cap. 2. Das Evangelium Cap. 2. Z.</text:p>
      <text:p text:style-name="P1">en des K·öni s .Herodes, sie e, da kamen</text:p>
      <text:p text:style-name="P1">Weise aus 9)Zorgenland na Jerusalem,</text:p>
      <text:p text:style-name="P1">die sprachen: Luc.2,4:c.</text:p>
      <text:p text:style-name="P1">2. Wo ist der neugeborne Köniäder Ju-</text:p>
      <text:p text:style-name="P1">den? Denn wir haben seinen ter1i jin</text:p>
      <text:p text:style-name="P1">Morgenlande gesehen, und sind gekommen</text:p>
      <text:p text:style-name="P1">ihn anzubeten. 4. Mos. 24, i7.</text:p>
      <text:p text:style-name="P1"><text:s/>Da das der König Herodes hörte, er-</text:p>
      <text:p text:style-name="P1">schrak er und ganz Jerusalem mit ihm.</text:p>
      <text:p text:style-name="P1">4. Und er berief alle Hoheiipriester und</text:p>
      <text:p text:style-name="P1">Schriftgelehrten des Volkes zuscin1inen, und</text:p>
      <text:p text:style-name="P1">erfragte von ihnen, wo Christus sollte ge-</text:p>
      <text:p text:style-name="P1">boren werden.</text:p>
      <text:p text:style-name="P1">5. Sie sagten ihm: Zu Bethlehem im</text:p>
      <text:p text:style-name="P1">jüdischen Lande; denn also ist geschrieben</text:p>
      <text:p text:style-name="P1">durch den Propheten: Joh. 7, -12.</text:p>
      <text:p text:style-name="P1">S. »Und du Bethlehei1i, im Lande Juba,</text:p>
      <text:p text:style-name="P1">du bist keineswegs die kleinste unter den</text:p>
      <text:p text:style-name="P1">Fürsten Juda; denn aus dir wird ein Herr-</text:p>
      <text:p text:style-name="P1">scher hervorgehen, der mein Volk Israel</text:p>
      <text:p text:style-name="P1">weiden wird.« Mich, 5, I« i,</text:p>
      <text:p text:style-name="P1">7. Da berief es die Weisen heim-</text:p>
      <text:p text:style-name="P1">lich, und erku digte sich bei ihnen genau</text:p>
      <text:p text:style-name="P1">;1c»ich der Zeit, a n der Stern erschienen</text:p>
      <text:p text:style-name="P1">ei;</text:p>
      <text:p text:style-name="P1">8. und sandte sie nach Bethleheni uiid</text:p>
      <text:p text:style-name="P1">sprach: Zlehet hin und fo1«schet genau nach</text:p>
      <text:p text:style-name="P1"><text:soft-page-break/>dem Kindlein. Und wann ihr es werdet</text:p>
      <text:p text:style-name="P1">gefunden haben, so verl«ü1idiget es mir, auf</text:p>
      <text:p text:style-name="P1">daß auch ich komme und es anbete.</text:p>
      <text:p text:style-name="P1">9. Und als sie den König gehört, ,ogen</text:p>
      <text:p text:style-name="P1">B)-e»hi1i. Und siehe, der Stern, den sie im</text:p>
      <text:p text:style-name="P1">corgenlande gesehen, ging vor ihnen her,</text:p>
      <text:p text:style-name="P1">bis er kam nnd ü er dem Orte stand, wo</text:p>
      <text:p text:style-name="P1">das Kindlein war.</text:p>
      <text:p text:style-name="P1">10. Da sie nun den Stern sahen, wurden</text:p>
      <text:p text:style-name="P1">sie sehr hoch erfreut, · ·</text:p>
      <text:p text:style-name="P1">11. nnd gingen in das Haus hinein, iind</text:p>
      <text:p text:style-name="P1">Enden das Kmdlei1i sammt Ma ia, seiner</text:p>
      <text:p text:style-name="P1">iutter. Und sie fielen nied9«-beteten es</text:p>
      <text:p text:style-name="P1">an, thaten ihre Schätze auf und brachten</text:p>
      <text:p text:style-name="P1">ih);n Gaben, Gold und We-ihrauch und</text:p>
      <text:p text:style-name="P1">E) yrrhen. Ps«72, 40:c. Jes. 60,6.</text:p>
      <text:p text:style-name="P1">12. Und da sie im Traum einen göttlichen</text:p>
      <text:p text:style-name="P1">Befehl empfangen, nicht wieder zu Herodes</text:p>
      <text:p text:style-name="P1">zui«ückz1ikehren, zogen sie auf einem andern</text:p>
      <text:p text:style-name="P1">Wege in ihr Land zurück.</text:p>
      <text:p text:style-name="P1">II. 13. Als sie aber hinweggeszogen, siehe,</text:p>
      <text:p text:style-name="P1">da erscheint ein Engel des Herrn dem</text:p>
      <text:p text:style-name="P1">Joseph im Tranin, und spricht; Steh’ auf,</text:p>
      <text:p text:style-name="P1">und mnmi das Kindlein und seine TDi«nttei«</text:p>
      <text:p text:style-name="P1">zu dir, und fliehc nach A-.«ghpteii, und bleibe</text:p>
      <text:p text:style-name="P1">daselbst, bis ich es dir sage; denn Herodes</text:p>
      <text:p text:style-name="P1">wird das Kindlein alifs1ieheii, es umzu-</text:p>
      <text:p text:style-name="P1">bringen.</text:p>
      <text:p text:style-name="P1">14. Da stand er ans und nahm das Kind-</text:p>
      <text:p text:style-name="P1">I</text:p>
      <text:p text:style-name="P1">»</text:p>
      <text:p text:style-name="P1">l</text:p>
      <text:p text:style-name="P1">lein und seine Mutter zu fiel) des Nachts,</text:p>
      <text:p text:style-name="P1">und zool? nach Aeghpten.</text:p>
      <text:p text:style-name="P1">15. nd er blieb daselbst bis zum Tode</text:p>
      <text:p text:style-name="P1">des Herodes; auf daß erfülIet würde, was</text:p>
      <text:p text:style-name="P1">geredet ist von dem errn durch den Pro-</text:p>
      <text:p text:style-name="P1">pheten, der da spriZt: »Aus Aegypten</text:p>
      <text:p text:style-name="P1">habe ich meinen Sohn berufen« H«,s.«, «.</text:p>
      <text:p text:style-name="P1">III. 16. Da nun Herodes sah, daß er von</text:p>
      <text:p text:style-name="P1">den Weisen betrogen war, wurde er sehr zor-</text:p>
      <text:p text:style-name="P1">nig, sandte hin niid ließ alle die Kin-</text:p>
      <text:p text:style-name="P1">der tödten, die zu Bethlehem uiid in allen</text:p>
      <text:p text:style-name="P1">seinen Grenzen waren, von zwei Jahren</text:p>
      <text:p text:style-name="P1">und darunter, nach der Zeit, die er von</text:p>
      <text:p text:style-name="P1">den Weisen genau erkundigt hatte.</text:p>
      <text:p text:style-name="P1">17. Da ward erfiillct, was geredet ist</text:p>
      <text:p text:style-name="P1">sur? Jeremias, den Propheten, der da</text:p>
      <text:p text:style-name="P1">pri )t:</text:p>
      <text:p text:style-name="P1">18. ,,Eme Stimme ist zu Raum gehört</text:p>
      <text:p text:style-name="P1">worden, viel Klagens und Weinens und</text:p>
      <text:p text:style-name="P1">Jannnerns; Rahel beweinte ihre Kinder,</text:p>
      <text:p text:style-name="P1"><text:soft-page-break/>uiid wollte sich nicht trösten lassen, darum</text:p>
      <text:p text:style-name="P1">daß sie nicht mehr waren« Jetzt, i5.</text:p>
      <text:p text:style-name="P1">IV. 19. Als aber Herodes gestorben war,</text:p>
      <text:p text:style-name="P1">siehe, da erfcheii1t ein Engel des Herrn dem</text:p>
      <text:p text:style-name="P1">Joseph in Aeghpten im -»ranme,</text:p>
      <text:p text:style-name="P1">20. und spricht: Steh’ auf, und nimm</text:p>
      <text:p text:style-name="P1">das Kindlein und seine Mutter zu dir, und</text:p>
      <text:p text:style-name="P1">ziehe in das Land Israel; denn die dem</text:p>
      <text:p text:style-name="P1">Kindlein nach dein Leben stellten, si1id ge-</text:p>
      <text:p text:style-name="P1">storben.</text:p>
      <text:p text:style-name="P1">21. Da stand er auf, nahm das Kindlein</text:p>
      <text:p text:style-name="P1">nnd seine Mutter zu sich, nnd kam in das</text:p>
      <text:p text:style-name="P1">Land Israel.</text:p>
      <text:p text:style-name="P1">22. Als er aber hörte, daß Archelaus an</text:p>
      <text:p text:style-name="P1">Statt s eines Vaters Herodes Über das füdi-</text:p>
      <text:p text:style-name="P1">sche Land regiere, fürchtete er sich dahin zu</text:p>
      <text:p text:style-name="P1">gehen. Und nachdem er im Traume einen</text:p>
      <text:p text:style-name="P1">Fttlichen Befehl en3)fangen, zog er in die</text:p>
      <text:p text:style-name="P1">«egeiid des ga iläif sen Landes. · ·</text:p>
      <text:p text:style-name="P1">23. Und er kam 1ind wohnte »in einer</text:p>
      <text:p text:style-name="P1">Stadt, die Nazareth genannt wird; auf</text:p>
      <text:p text:style-name="P1">daß erfiillet würde, was durch die Pr·13phe-</text:p>
      <text:p text:style-name="P1">ten geredet ist : »Er wird Nazarener heis3en.«</text:p>
      <text:p text:style-name="P1">Luc.2, so. Jks.«,i.53,2. 3.:ch.6.42.</text:p>
      <text:p text:style-name="P1">Cap. llI.</text:p>
      <text:p text:style-name="P1">I. Johannes der Täufer. 4—6. il. Seine PM-</text:p>
      <text:p text:style-name="P1">dj3k, 7-42· Hi. Die Taufe Jcsu. »-i3—i7.</text:p>
      <text:p text:style-name="P1">V. -l—12: Mars. -l. i—s. Luc«. Z, «1-20.</text:p>
      <text:p text:style-name="P1">Ioh. il, 6—30.</text:p>
      <text:p text:style-name="P1">I» J« J» «delisclt«en Tagen to-mint Johan-</text:p>
      <text:p text:style-name="P1">nes der Taufe-»r und predigt in der Wust-E</text:p>
      <text:p text:style-name="P1">des jiidifclzeli’ialidi-F,</text:p>
      <text:p text:style-name="P1">2. uiid sPricl)t:,zl)1it Buße, denn das</text:p>
      <text:p text:style-name="P1">Reich der .Hmmi-et ist geual)-It. C.4,i7. »,</text:p>
      <text:p text:style-name="P1"><text:s/>Denn dieser ist’L?, von dein geredet Tit</text:p>
      <text:p text:style-name="P1"/>
      <text:p text:style-name="P1"/>
      <text:p text:style-name="P1"/>
      <text:p text:style-name="P1">Cap. s. Si. Marthen. Cap. 3. 4. :-;</text:p>
      <text:p text:style-name="P1">durch Jgajas, denPropheten, der da spricht:</text:p>
      <text:p text:style-name="P1">»Eine timme eines Rufenden in der</text:p>
      <text:p text:style-name="P1">Wüste: Bereitet den Weg des Herrn,</text:p>
      <text:p text:style-name="P1">machet seine Pfade eben!« Jes. to, Z.</text:p>
      <text:p text:style-name="P1">4. Es hatte aber Johannes ein Kleid von</text:p>
      <text:p text:style-name="P1">Kameelhaaren und einen ledernen Gürtel</text:p>
      <text:p text:style-name="P1">um seine Lenden; und eine Speise war</text:p>
      <text:p text:style-name="P1">Heuschrecken und wilder Honig.</text:p>
      <text:p text:style-name="P1">Luc. 4, is. T. Kön. 4, 8.</text:p>
      <text:p text:style-name="P1">5. Da zog zu ihm hinaus Jerusalem und</text:p>
      <text:p text:style-name="P1">an Judäa und die ganze umliegende Land-</text:p>
      <text:p text:style-name="P1">?chaft des Jordans;</text:p>
      <text:p text:style-name="P1">6. und sie wurden von ihm getauft im</text:p>
      <text:p text:style-name="P1"><text:soft-page-break/>Jordan, indem sie ihre Sünden bekannten.</text:p>
      <text:p text:style-name="P1">A;-. 49, Z. 4.</text:p>
      <text:p text:style-name="P1">lI. 7. Als eraber viele derPharisäer und »</text:p>
      <text:p text:style-name="P1">Sadducäer zu seiner Taufe kommen sah,</text:p>
      <text:p text:style-name="P1">sprach er zu i )nen: Jhr Nattergezüchte, wer</text:p>
      <text:p text:style-name="P1">hat euch uiiterwies en, dem zukünftigen Zorne</text:p>
      <text:p text:style-name="P1">zu entrinnen? C» -i2, se. 23, 33·</text:p>
      <text:p text:style-name="P1">8. So bringet nun Früchte, die der Buße</text:p>
      <text:p text:style-name="P1">gemäß sind.</text:p>
      <text:p text:style-name="P1">9. Und denket nich? bei euch sägt zu</text:p>
      <text:p text:style-name="P1">sagen: Wir haben braham zum ater.</text:p>
      <text:p text:style-name="P1">Denn ich sage euch, Gott vermag dem</text:p>
      <text:p text:style-name="P1">Abrahc1m aus diesen Steinen Kinder zu</text:p>
      <text:p text:style-name="P1">erwecken. J«-h. 8, 33:c. »</text:p>
      <text:p text:style-name="P1">10. Schon ist aber auch die Axt an die</text:p>
      <text:p text:style-name="P1">Wurzel derBäume gelegt. Ein jeder Baum</text:p>
      <text:p text:style-name="P1">nun, der nicht gute Früchte bringt, wird</text:p>
      <text:p text:style-name="P1">umgehauen nnd ins Feuer geworfen.</text:p>
      <text:p text:style-name="P1">C.7, 19. J-h. -is, S.</text:p>
      <text:p text:style-name="P1">11. Jch zwar taufe euch mit Wasser zur</text:p>
      <text:p text:style-name="P1">Buße; der aber nach mir kommt, ist stärker</text:p>
      <text:p text:style-name="P1">als ich, dem ich nichtgenngsambin die Schuhe</text:p>
      <text:p text:style-name="P1">zu tragen; derselbe wird euch mit heiligem</text:p>
      <text:p text:style-name="P1">Geiste und mit Feuer taufen.</text:p>
      <text:p text:style-name="P1">Ap.43,2.e.25.2,3.4. Jes.4,4.</text:p>
      <text:p text:style-name="P1">12. Er« hat die Wurfschaufel in seiner</text:p>
      <text:p text:style-name="P1">Hand, nnd wird feine Tenne reinigen und</text:p>
      <text:p text:style-name="P1">seinen Weizen in die Scheune sammeln; die</text:p>
      <text:p text:style-name="P1">Spreu aber wird er mit unauslöschlicheln</text:p>
      <text:p text:style-name="P1">Feuer verbrennen.</text:p>
      <text:p text:style-name="P1">es thaten sich ihm die Himmel auf, und er</text:p>
      <text:p text:style-name="P1">sah den GeistGottes wie eine Taube herab-</text:p>
      <text:p text:style-name="P1">steigen und über ihn kommen.</text:p>
      <text:p text:style-name="P1">17. Und siehe, eine Stimme aus den</text:p>
      <text:p text:style-name="P1">Himmeln , die sz)rach: Dieser <text:s/>mein</text:p>
      <text:p text:style-name="P1">ohn, der Gelie te, an dem ich ohlge-</text:p>
      <text:p text:style-name="P1">fallen habe. J-s.«,2.i2,1, Matrh·47, Z.</text:p>
      <text:p text:style-name="P1">Lue. S, s5. Z. Pet. «, H.</text:p>
      <text:p text:style-name="P1">Cap. 1V·</text:p>
      <text:p text:style-name="P1">I. Jesus wird versucht. 4—«. il. trittin Galiläa</text:p>
      <text:p text:style-name="P1">auf. 42—47. l1l. bcrnst die ersten Jungen 48—22.</text:p>
      <text:p text:style-name="P1">lV. lehrt und heilet. 23—25.</text:p>
      <text:p text:style-name="P1">V. 4—«: Mart. «, H. is. Luc. 4, 4—43.</text:p>
      <text:p text:style-name="P1">I· 1. Da ward Jesus vom Geist in die</text:p>
      <text:p text:style-name="P1">Wüste geführt, auf daß er von dem Teufel</text:p>
      <text:p text:style-name="P1">versucht würde. Hei-. 4, us. -«. M«)s. Z.</text:p>
      <text:p text:style-name="P1">2. Und als er vierzig Tage und vierzig</text:p>
      <text:p text:style-name="P1">Nächte gefastet, hun erte ihn hernach.</text:p>
      <text:p text:style-name="P1">Z. Und der Versuåer trat zu ihm und</text:p>
      <text:p text:style-name="P1">sprach: Bist du der Sohn Gottes, so s pr1ch,»</text:p>
      <text:p text:style-name="P1">daß diese Steine Brot werden.</text:p>
      <text:p text:style-name="P1">4. Er aber antwortete und sprach: Es</text:p>
      <text:p text:style-name="P1"><text:soft-page-break/>steht gefckzZeben: »Nicht vom Brot allein</text:p>
      <text:p text:style-name="P1">wird der ensch leben, sondern von einem</text:p>
      <text:p text:style-name="P1">jeden Wort, das durch den Mund Gottes</text:p>
      <text:p text:style-name="P1">ausgeht.« s. M-of. 8, Z. c</text:p>
      <text:p text:style-name="P1">5. Da nimmt ihn der Teufel mit sich in</text:p>
      <text:p text:style-name="P1">die heilige Stadt, und stellt ihn auf die</text:p>
      <text:p text:style-name="P1">Zinne des Tempels,</text:p>
      <text:p text:style-name="P1">6. und spricht u ihm: Bist du der Sohn</text:p>
      <text:p text:style-name="P1">Gottes, so wirfz dich hinab; denn es steht</text:p>
      <text:p text:style-name="P1">eschrieben: »Er wird einenEngeln deinet-</text:p>
      <text:p text:style-name="P1">halben Befehl geben, nnd sie werden dich auf</text:p>
      <text:p text:style-name="P1">den Händen tragen, daß du nicht etwadeinen</text:p>
      <text:p text:style-name="P1">Fuß an einen Stein stoßest.« ·Ps. 9-i, « re.</text:p>
      <text:p text:style-name="P1">7. Da sprach Jesus zuihm: Wiederumsteht</text:p>
      <text:p text:style-name="P1">gS;schrie.en: »Du sollst den Herrn, deinen</text:p>
      <text:p text:style-name="P1">ott, nicht versuchen« is. M-is. S, is.</text:p>
      <text:p text:style-name="P1">8. Wiederum nimmt Zu der Teufel mit</text:p>
      <text:p text:style-name="P1">sich auf einen sehr hohen erg, und zeigt ihm</text:p>
      <text:p text:style-name="P1">alle Reicle der Welt undi re errlic1keit</text:p>
      <text:p text:style-name="P1">V. is.-472 M-sc. -i, 9—-«. Luc. Z, :--«. 22.</text:p>
      <text:p text:style-name="P1">Joh. «, 3i—34.</text:p>
      <text:p text:style-name="P1">lll. 13. Da kam Jesus aus Galiläa an</text:p>
      <text:p text:style-name="P1">den Jordan zu Johannes, daß er von ihm</text:p>
      <text:p text:style-name="P1">getauft würde. ·</text:p>
      <text:p text:style-name="P1">. 14. Johannes aber wehrte es ihm und</text:p>
      <text:p text:style-name="P1">sprach:»Jch bedarf, daß ich von dir getauft</text:p>
      <text:p text:style-name="P1">werde, und du kommst zu mir!</text:p>
      <text:p text:style-name="P1">15. Jesus aber antwortete und sprach zu</text:p>
      <text:p text:style-name="P1">ihm: Laf;»es jetzt zu; denn also gebühret</text:p>
      <text:p text:style-name="P1">uns alle Gerechtigkeit zu ers1’illen. Da lief;</text:p>
      <text:p text:style-name="P1">er es ihm zu. »</text:p>
      <text:p text:style-name="P1">16. Und da Jesus getauft war, stieg er</text:p>
      <text:p text:style-name="P1">alsobald aus dem Wasser; und siehe da,</text:p>
      <text:p text:style-name="P1">) h ·å9 ) ,</text:p>
      <text:p text:style-name="P1">9. und spricht zu ihm: DleJes»alIes will</text:p>
      <text:p text:style-name="P1">ich dir ge en, wenn du niederfcillst und mich</text:p>
      <text:p text:style-name="P1">anbetest.</text:p>
      <text:p text:style-name="P1">10. DasprichtJesus zuihm: Hebedichweg</text:p>
      <text:p text:style-name="P1">von mir, Satan! Denn es stehtgeschrieben:</text:p>
      <text:p text:style-name="P1">»Du sollst den Herrn, deinen Gott, anbeten</text:p>
      <text:p text:style-name="P1">und ihm allein dienen«</text:p>
      <text:p text:style-name="P1">5. Mos. S, -is. Off. <text:s/>8. 9.</text:p>
      <text:p text:style-name="P1">11. Da verließ ihn der Teufel; und siehe,</text:p>
      <text:p text:style-name="P1">Engel traten hinzu und dienetenbihm. H</text:p>
      <text:p text:style-name="P1">He . «, « .</text:p>
      <text:p text:style-name="P1">V. i2—si7»: Marc. i, -i4. 45. »Luc. 4, M. is.</text:p>
      <text:p text:style-name="P1">; II. 12. Als aber Jesus h’orte,»daf; Jo-</text:p>
      <text:p text:style-name="P1">s hannes gefangen war, zog er wieder nach</text:p>
      <text:p text:style-name="P1">l G.il1laa. E. it, 3. Lin. Z, is. 20.</text:p>
      <text:p text:style-name="P1"/>
      <text:p text:style-name="P1"/>
      <text:p text:style-name="P1"/>
      <text:p text:style-name="P1"><text:soft-page-break/>4 Cap. -l. 5. Das Evangelium Cap. 5.</text:p>
      <text:p text:style-name="P1">13. Und nachdem er Nazareth verlassen,</text:p>
      <text:p text:style-name="P1">Mr er ilindtwoh1ge zzCapernauniZdiEsk1m</text:p>
      <text:p text:style-name="P1">eere ieg , in n ren en von a u on</text:p>
      <text:p text:style-name="P1">und Nephthalim; Las. 4z, «s—3i.</text:p>
      <text:p text:style-name="P1">14. auf daß etsiillet würde, was geredet ist</text:p>
      <text:p text:style-name="P1">diix)ch I«-gaj;isL, des 7grigpheten, de; Ia spEi"chg</text:p>
      <text:p text:style-name="P1">. » a an auonun as an</text:p>
      <text:p text:style-name="P1">Nep3thalim, am W3e E)ks Meeres, jenseits</text:p>
      <text:p text:style-name="P1">des ordans, das a i äa der eiden,</text:p>
      <text:p text:style-name="P1">16. das Volk, das in der Finsi?rniß saß,</text:p>
      <text:p text:style-name="P1">Bat ein großes Licht geseEen, und die da im</text:p>
      <text:p text:style-name="P1">ande und Schatten des odes saßen, denen</text:p>
      <text:p text:style-name="P1">ist ein Licht aufge angen.« J«s. g, «« 2.</text:p>
      <text:p text:style-name="P1">17. Von da an He ann Jesus zu predigen</text:p>
      <text:p text:style-name="P1">NO spFchen:l That Butße,Cde;in das</text:p>
      <text:p text:style-name="P1">ei er imme i ena e. «-2-</text:p>
      <text:p text:style-name="P1">B. 48—22: Mart. i, 46g—20P Luc. S, «—-II.</text:p>
      <text:p text:style-name="P1">I1l. 18. Als aber Jesus am galiläis(zen</text:p>
      <text:p text:style-name="P1">Meere wandelte , sah er zwei Brüder, i-</text:p>
      <text:p text:style-name="P1">mon, genannt Petrus , und seinen Bruder</text:p>
      <text:p text:style-name="P1">Andreas; die warfen das Netz ins Meer,</text:p>
      <text:p text:style-name="P1">dBnwi1srenchTischer. JFk,·l4, as »· ch</text:p>
      <text:p text:style-name="P1">. n er pri u : o etmirna</text:p>
      <text:p text:style-name="P1">undiclf1will euch zu ensche sisclHernniachen:</text:p>
      <text:p text:style-name="P1">20. nd sie verlie en -al bald die Netze,</text:p>
      <text:p text:style-name="P1">si.ss;«ig««««ch; E- «-, <text:s/>.</text:p>
      <text:p text:style-name="P1">. n a er von a weiter ien , a</text:p>
      <text:p text:style-name="P1">er in einem Schiffe zwei ander? B?:üderl:</text:p>
      <text:p text:style-name="P1">Jacobus, den Sohn des Zebedäus, und</text:p>
      <text:p text:style-name="P1">seinen Bruder Johannes, mit i rem Vater</text:p>
      <text:p text:style-name="P1">Zeked·äfis», die ihre Netze ausbeflserten ; und</text:p>
      <text:p text:style-name="P1">er erie ie-</text:p>
      <text:p text:style-name="P1">22. Da verließen sie alsobald das Schiss</text:p>
      <text:p text:style-name="P1">und ihren Vater, und so gten ihm nach.</text:p>
      <text:p text:style-name="P1">IV. 23. Und Jesus durchzog ganz Ga-</text:p>
      <text:p text:style-name="P1">liläa, und lehrte in g;ren Versammlungen,</text:p>
      <text:p text:style-name="P1">und predigte das vangelium von dem</text:p>
      <text:p text:style-name="P1">Reiche, und heilete alle Krankheiten und alle</text:p>
      <text:p text:style-name="P1">Gebrechen im Volke. C,9, as· -zip. 40,38»</text:p>
      <text:p text:style-name="P1">24. Und sein Ruf breitete sich aus in anz</text:p>
      <text:p text:style-name="P1">Syrien; und sie brachten alle Kral;Få zu</text:p>
      <text:p text:style-name="P1">iåm, die mit mancherlei Krankheit und</text:p>
      <text:p text:style-name="P1">chmerzen behaftet waren, und Besessene</text:p>
      <text:p text:style-name="P1">und Mondsüchtige und Schlagflüssige;</text:p>
      <text:p text:style-name="P1">und er heilete sie. Mute. Z, 7 :i.</text:p>
      <text:p text:style-name="P1">25. Und es folgte ihm viel Volk nach aus</text:p>
      <text:p text:style-name="P1">Galiläa, und aus den Zehen-Stadien, und</text:p>
      <text:p text:style-name="P1">aus Jeruf;ilem und Judäa, und von jen-</text:p>
      <text:p text:style-name="P1">seits des ordans. L» S« 47;«·</text:p>
      <text:p text:style-name="P1">Cap. V.</text:p>
      <text:p text:style-name="P1">DieBeigpredigt. 1.Seligvreisungen. s-is. II. Er.</text:p>
      <text:p text:style-name="P1"><text:soft-page-break/>mahmmgen an die JüI1gcr. 4s—46. 1l1. Höhen</text:p>
      <text:p text:style-name="P1">Sitteiilehrc. 47—48.</text:p>
      <text:p text:style-name="P1">I. 1. Als er nun das Volk sah, stieg er</text:p>
      <text:p text:style-name="P1">auf den Berg; und als er sich gesetzt hatte,</text:p>
      <text:p text:style-name="P1">traten seine iinger z1i ihm.</text:p>
      <text:p text:style-name="P1">2. Und er that seinen Mund auf und</text:p>
      <text:p text:style-name="P1">lehrte sie· und sprach: Luc. s, 2o—i9.</text:p>
      <text:p text:style-name="P1">· 3. Selig find die Armen im Geiste; denn</text:p>
      <text:p text:style-name="P1">ihrer ist das ReicIf der Himmel· -</text:p>
      <text:p text:style-name="P1">uc. S, 20. Jes. 57, is.</text:p>
      <text:p text:style-name="P1">4. Selig sind, die da trauern; denn sie</text:p>
      <text:p text:style-name="P1">werden getri5stetwerden.</text:p>
      <text:p text:style-name="P1">Pf. 426, Z. L. Cok. 7, 40.</text:p>
      <text:p text:style-name="P1">5. Selig sind die Sanstmüthigen; dem:</text:p>
      <text:p text:style-name="P1">sie werden das Land besitzen. Pf. Z-I, «.</text:p>
      <text:p text:style-name="P1">6. Selig find, die da hungern und dürften</text:p>
      <text:p text:style-name="P1">nach der Gerechtigkeit; denn sie werden ge-</text:p>
      <text:p text:style-name="P1">sättigt werden. Las. S, Si. J·-h. is, gis.</text:p>
      <text:p text:style-name="P1">7. Seli find die Barmherzigen; denn sie</text:p>
      <text:p text:style-name="P1">werden LHarmherzigleit erlangen.</text:p>
      <text:p text:style-name="P1">C. W, 35 te. Las. S, 36. Jak. L» As·</text:p>
      <text:p text:style-name="P1">8. Selig sind, die reinen Herzens sind;</text:p>
      <text:p text:style-name="P1">denn sie werden Gott schauen.</text:p>
      <text:p text:style-name="P1">Pf. U, 3—5. i. J-h. Z, 2. 3.</text:p>
      <text:p text:style-name="P1">9. Sel(ig sind die Friedfertigen; denn sie</text:p>
      <text:p text:style-name="P1">werden ottes Kinder heißen. Hei-. is, «.</text:p>
      <text:p text:style-name="P1">10. Seli sind, die um der Gerechtigkeit</text:p>
      <text:p text:style-name="P1">willen versi)lgt werden; denn ihrer ist das</text:p>
      <text:p text:style-name="P1">Reich der Himmel. 1. Eint. Z, i4..</text:p>
      <text:p text:style-name="P1">11. Selig seid ihr, wenn sie euch um</text:p>
      <text:p text:style-name="P1">meinetwillen schmähen und verfolgen und</text:p>
      <text:p text:style-name="P1">alles Arge wider euch reden, so sie daran</text:p>
      <text:p text:style-name="P1">lügen. List. is, 22. 2s. «. -net. is, it.</text:p>
      <text:p text:style-name="P1">12. Frenet euch und srohlocket; denn euer</text:p>
      <text:p text:style-name="P1">Lohn in den Himmeln ist gro . Denn also</text:p>
      <text:p text:style-name="P1">ha en sie die Propheten ver olgt, die vor</text:p>
      <text:p text:style-name="P1">euch gewesen. J«-k. .-, to. Ap. 7, 52.</text:p>
      <text:p text:style-name="P1">II. 13. Ihr seid das Salz der Erde.</text:p>
      <text:p text:style-name="P1">Wenn aber das Salz feine Näße verliert,</text:p>
      <text:p text:style-name="P1">womit wird man es sal en? Es ist zu nichts</text:p>
      <text:p text:style-name="P1">mehr nütze, als daß es hinausgeworsen und</text:p>
      <text:p text:style-name="P1">von den Leuten Nzertreten werde.</text:p>
      <text:p text:style-name="P1">are« 9, E'-0. Luc. -il, 34. IS.</text:p>
      <text:p text:style-name="P1">14. Ihr seid das Licht der Welt. Eine</text:p>
      <text:p text:style-name="P1">Stadt, die auf einem Berge liegt, kann nicht</text:p>
      <text:p text:style-name="P1">verborgen sein. Phii. 2, is.</text:p>
      <text:p text:style-name="P1">15. Man zündet auch nicht ein Licht an,</text:p>
      <text:p text:style-name="P1">undLetzt es unter den Scheffel, sondern aus</text:p>
      <text:p text:style-name="P1">den !euchter, so leuchtet es allen denen, die</text:p>
      <text:p text:style-name="P1">im Hause sind. Marc. H, A. Luc. «- 33-</text:p>
      <text:p text:style-name="P1">16. Also leuchte euer Licht vor den MON-</text:p>
      <text:p text:style-name="P1">schen, damit sie eure guten Werke sch7U-</text:p>
      <text:p text:style-name="P1"><text:soft-page-break/>und euem Vater, der in den Himmeln ist,</text:p>
      <text:p text:style-name="P1">preisen. 4. Pet. 2, i2. »</text:p>
      <text:p text:style-name="P1">III. 17, Ihr sollet nicht meinen, daß ich</text:p>
      <text:p text:style-name="P1">gekommen sei, das Gesetz oder die Prophe-</text:p>
      <text:p text:style-name="P1">ten aus ulösen. Ich m nicht gekommen,</text:p>
      <text:p text:style-name="P1">aufzulösen, sondern zu erfüllen. N-Im. Z, 3·i.</text:p>
      <text:p text:style-name="P1">18. Denn wahrlich, ich sage euch: Bis</text:p>
      <text:p text:style-name="P1">der Himmel nnd die Erde wird vergangen</text:p>
      <text:p text:style-name="P1">sein, wird nicht ein Buchstabe, noch ein</text:p>
      <text:p text:style-name="P1"/>
      <text:p text:style-name="P1"/>
      <text:p text:style-name="P1"/>
      <text:p text:style-name="P1">Pünktlein how Gesetze vergehen, bis Alles</text:p>
      <text:p text:style-name="P1">geschehen sein wird. Jes. to, s. Lug» is i7</text:p>
      <text:p text:style-name="P1">19. Darum, wer Eines dieser kleinsten</text:p>
      <text:p text:style-name="P1">Gebote auflösen und die Leute also lehren</text:p>
      <text:p text:style-name="P1">wird, der wird der Kleinste heißen in dem</text:p>
      <text:p text:style-name="P1">Reiche der Himmel. Wer sie aber thun und</text:p>
      <text:p text:style-name="P1">lehren wird, der wird groß heißen im Reiche</text:p>
      <text:p text:style-name="P1">20. Denn ich sage eu : Wenn eure Ge</text:p>
      <text:p text:style-name="P1">rechtigkeit nicht weit it ertressen wird die</text:p>
      <text:p text:style-name="P1">Gerechtigkeit der Schristgelehrten und Pha-</text:p>
      <text:p text:style-name="P1">risäer, so werdet ihr nicht eingehen in das</text:p>
      <text:p text:style-name="P1">Reich der Himmel. C· 23, 2 sc. L»c.i8,1i. i2</text:p>
      <text:p text:style-name="P1">21. Ihr habet gehört, daß zu den Alten</text:p>
      <text:p text:style-name="P1">gesagt ist: Du sollst nicht tödten; wer aber</text:p>
      <text:p text:style-name="P1">tödtet, der wird des Gericjhtes schuldig sein.</text:p>
      <text:p text:style-name="P1">2. Mo. 2o is. ei D.</text:p>
      <text:p text:style-name="P1">22. Jch aber sage euch: Ein Jeder, der</text:p>
      <text:p text:style-name="P1">mit seinem Bruder ohne Ursache zürnt, der</text:p>
      <text:p text:style-name="P1">wird des Gerichtes schull3g sein. Wer aber</text:p>
      <text:p text:style-name="P1">zu seinem Bruder sagt: aka (Thor)! der</text:p>
      <text:p text:style-name="P1">wird des hohen Rat es schuldig sein. Wer</text:p>
      <text:p text:style-name="P1">aber sagt: Du Narr. derwird deshöllischen</text:p>
      <text:p text:style-name="P1">Feuers schuldig sein. i. Joh. :-, is.</text:p>
      <text:p text:style-name="P1">23. Darum, wenn du deine Gabe auf</text:p>
      <text:p text:style-name="P1">dem Altar opfern willst, und wirst daselbst</text:p>
      <text:p text:style-name="P1">eingedenk, daß dein Bruder etwas wider</text:p>
      <text:p text:style-name="P1">dich hat; Man. ii, 25.</text:p>
      <text:p text:style-name="P1">24. so laß deine Gabe daselbst vor de</text:p>
      <text:p text:style-name="P1">Altar, und geZg zuerst hin und versöhne</text:p>
      <text:p text:style-name="P1">dich mit demein ruder,und alsdann komm’</text:p>
      <text:p text:style-name="P1">und opfere deine Gabe. C. S, i4.</text:p>
      <text:p text:style-name="P1">25. Sei bald sreundlich mit deinem Wi-</text:p>
      <text:p text:style-name="P1">i</text:p>
      <text:p text:style-name="P1">Cap. 5. St. Matthäi. Cap. Z. 5</text:p>
      <text:p text:style-name="P1">» « H . -</text:p>
      <text:p text:style-name="P1">der Himmel» J«k» Z» «« Da» »» 3« Scheidebrief. C. is, Ei-9.« ei. M-s;.;24, i.</text:p>
      <text:p text:style-name="P1">? J - · - L? ;</text:p>
      <text:p text:style-name="P1">-I - — l</text:p>
      <text:p text:style-name="P1">, , i ,</text:p>
      <text:p text:style-name="P1"><text:soft-page-break/>. Z)</text:p>
      <text:p text:style-name="P1">i s «</text:p>
      <text:p text:style-name="P1">m</text:p>
      <text:p text:style-name="P1">dersaFr, während du noch mit ihm auf</text:p>
      <text:p text:style-name="P1">dem ege bist; auf daß der Widersacher</text:p>
      <text:p text:style-name="P1">dich nicht etwa dem Richter überantworte,</text:p>
      <text:p text:style-name="P1">und der Richter dich überantworte dem Ge-</text:p>
      <text:p text:style-name="P1">richtsdiener, und du ins Gefängniß gewor-</text:p>
      <text:p text:style-name="P1">sen werdest. C. is, 34. 35. ei-c. i2, se. se.</text:p>
      <text:p text:style-name="P1">26. Wahrlich, ich sage dir, du wirst nicht</text:p>
      <text:p text:style-name="P1">von da herauskommen, bis du den letzten</text:p>
      <text:p text:style-name="P1">Heller bezahlt hast.</text:p>
      <text:p text:style-name="P1">27. Ihr hZi)bet gåhL5rt«, Faß Zu den Alten</text:p>
      <text:p text:style-name="P1">e : ni e e re en.</text:p>
      <text:p text:style-name="P1">g sagt «st « so ch 2.hMos.ch2o, it.</text:p>
      <text:p text:style-name="P1">28. Ich) aber sage euch: Ein Jeder, welcher</text:p>
      <text:p text:style-name="P1">ein Wes ansieht, ihrer zu begehren, der hat</text:p>
      <text:p text:style-name="P1">schon in seinem Herzen mit ihr die Ehe ge-</text:p>
      <text:p text:style-name="P1">brochen. Hi-)b 3i, i.</text:p>
      <text:p text:style-name="P1">29. Wenn dich aber dein rechtes Auge</text:p>
      <text:p text:style-name="P1">ärgert, so reiß’ es aus und wirf es von dir!</text:p>
      <text:p text:style-name="P1">Denn es ist dir besser, daß eines deiner</text:p>
      <text:p text:style-name="P1">Glieder verloren gehe, und nicht dein gan-</text:p>
      <text:p text:style-name="P1">zer Leib in die Hölle gewor·sen werde.</text:p>
      <text:p text:style-name="P1">C. is, S. Man. g, is . (-Hat. is, 24.</text:p>
      <text:p text:style-name="P1">30. Und wenn dich deine reihte Hand »</text:p>
      <text:p text:style-name="P1">argert, so aue sie ab und wirs sie von dir«</text:p>
      <text:p text:style-name="P1">Denn es ist dir besser, daß eines deiner</text:p>
      <text:p text:style-name="P1">Glieder verloren gehe, und nicht dein gan-</text:p>
      <text:p text:style-name="P1">zer Leib in die Holle geworfen werde.</text:p>
      <text:p text:style-name="P1">C is Z Man. is is.</text:p>
      <text:p text:style-name="P1">31 Esitauch eat We von</text:p>
      <text:p text:style-name="P1">seinem Weibe scheidZts get geberi1rcheinen</text:p>
      <text:p text:style-name="P1">32 Ich aber age euch Wer sich von</text:p>
      <text:p text:style-name="P1">seinem Weibes eidet, es sei denn wegen</text:p>
      <text:p text:style-name="P1">Ehebruch der ma t daß sie die Ehe bricht.</text:p>
      <text:p text:style-name="P1">Und wer eine Abge chiedene zur Ehe nimmt</text:p>
      <text:p text:style-name="P1">der bricht die Ehe L» is i8. 1. C«-:.7 «.</text:p>
      <text:p text:style-name="P1">33 Wiederum habet ihr gehört daß u</text:p>
      <text:p text:style-name="P1">den Alten gesa t ist Du sollst nicht fcil ch</text:p>
      <text:p text:style-name="P1">schwören; du ollst-aber dem Herrn deine</text:p>
      <text:p text:style-name="P1">Eide halten. s.Mos. is is. «-. M-s.3o,s:c.</text:p>
      <text:p text:style-name="P1">34. Jch aber sa e euch: Jhr sollet ganz</text:p>
      <text:p text:style-name="P1">und gar nicht s wören, weder bei dem</text:p>
      <text:p text:style-name="P1">Himmel, denn er ist Gottes Thron;</text:p>
      <text:p text:style-name="P1">Its. se 1. Muth. es ists.</text:p>
      <text:p text:style-name="P1">35. noch bei der Erde denn sie ist der</text:p>
      <text:p text:style-name="P1">Schemel einer Füße; iioih bei Jerusalem,</text:p>
      <text:p text:style-name="P1">denn sie it die Stadt des großåiF .L8·önggs.</text:p>
      <text:p text:style-name="P1">36. Auch sollst du nicht bei deinem Haupte</text:p>
      <text:p text:style-name="P1">schwören, denn du vermagst nicht ein ein-</text:p>
      <text:p text:style-name="P1">ziges tgaar weiß oder schwarz zu machen.</text:p>
      <text:p text:style-name="P1"><text:soft-page-break/>37. s sei aber eure Rede: Ja, ja! Nein,</text:p>
      <text:p text:style-name="P1">nein! Was darüber ist, das ist 1zoikn en.</text:p>
      <text:p text:style-name="P1">il . , -</text:p>
      <text:p text:style-name="P1">38. Ihr habet ehört, daß esa t ist:</text:p>
      <text:p text:style-name="P1">Aug’ um An-ig’ uns) Zahn um Z?ihnkz</text:p>
      <text:p text:style-name="P1">2. M-f. 2i. 23. 24.</text:p>
      <text:p text:style-name="P1">39. Jch aber sa e euch: Ihr sollet dem</text:p>
      <text:p text:style-name="P1">Bösen nicht widersiehen; sondern wenn dir</text:p>
      <text:p text:style-name="P1">Jemand einen Streich ge en wird auf dei-</text:p>
      <text:p text:style-name="P1">nen rechten Backen, so biete ihm auch den</text:p>
      <text:p text:style-name="P1">andern dar; Lin. is, 29 re. Spk. ei, 29.</text:p>
      <text:p text:style-name="P1">40. und dem, der mit dir rechten und</text:p>
      <text:p text:style-name="P1">deinen Rock nehmen will, dem laß auch</text:p>
      <text:p text:style-name="P1">den Mantel; i. C--. s, 7.</text:p>
      <text:p text:style-name="P1">41. und wenn dich Jemand auf» eine Meile</text:p>
      <text:p text:style-name="P1">zwingen wird, so gehe zwei mit ihm.</text:p>
      <text:p text:style-name="P1">42. Gib dem, der dich bittet, und wende</text:p>
      <text:p text:style-name="P1">diFIå nicht von dem, der von dir entlehnen</text:p>
      <text:p text:style-name="P1">W! . is. Mos. is, 7. &amp;c· Lin. S, so. M. D</text:p>
      <text:p text:style-name="P1">43. Ihr habet ehört, da ea tist: it</text:p>
      <text:p text:style-name="P1">sollst deinen NiiJchsten lielizeii suiid deinen</text:p>
      <text:p text:style-name="P1">Feind hassen. Z. Mos. is, is.</text:p>
      <text:p text:style-name="P1">44. Jch aber sage euch: Liebet eure Feinde,</text:p>
      <text:p text:style-name="P1">segnet, die euch fluchen , thut Gutes denen,</text:p>
      <text:p text:style-name="P1">die euch hassen, und bittet für die, so euch</text:p>
      <text:p text:style-name="P1">beleidigen und verfolgen;</text:p>
      <text:p text:style-name="P1">Spi:. AS, U. II. Luc. S, 27 it. is, A. Ah-7, s0.</text:p>
      <text:p text:style-name="P1">i. -Hex. .-, o. sit-Hm. is, i4—2o.</text:p>
      <text:p text:style-name="P1">45. auf daß ihr Kinder seid eures Vaters</text:p>
      <text:p text:style-name="P1"/>
      <text:p text:style-name="P1"/>
      <text:p text:style-name="P1"/>
      <text:p text:style-name="P1">6 Cap. 5. 6. Das Evangelium Cap. 6.</text:p>
      <text:p text:style-name="P1">im Himmel. Denn er läßt seine Sonne</text:p>
      <text:p text:style-name="P1">ausgehen über Böse und Gute, und regnet</text:p>
      <text:p text:style-name="P1">über Gerechte und l;ngereckäe. E S «</text:p>
      <text:p text:style-name="P1">S, pl) , -</text:p>
      <text:p text:style-name="P1">46. Denn wenn ihi«die lieber, die eui«h</text:p>
      <text:p text:style-name="P1">lieben, was habet ihr für einen Lohn.</text:p>
      <text:p text:style-name="P1">Thau nicht eben dasselbe auch die Zbllner ?</text:p>
      <text:p text:style-name="P1">Luc. 6« 32.</text:p>
      <text:p text:style-name="P1">47. Und wenn ihr allein eure Brüder</text:p>
      <text:p text:style-name="P1">grüßet, was thut ihr Vortreffliches«? Thun</text:p>
      <text:p text:style-name="P1">nicht auch die öllner also ?</text:p>
      <text:p text:style-name="P1">48. Darum ollet ihr vollkommen sein,</text:p>
      <text:p text:style-name="P1">gleich wie euer Vater in den Himmeln voll-</text:p>
      <text:p text:style-name="P1">ommen ist. Las. S, as. C-)i. Z, s4.</text:p>
      <text:p text:style-name="P1">Cap. VI.</text:p>
      <text:p text:style-name="P1">l. Vom Almosengeben.4—-L. il. Beten.·5—45.</text:p>
      <text:p text:style-name="P1">11I. Fasten. 46—«8. lV. Warnung vor Habsucht.</text:p>
      <text:p text:style-name="P1">49——24. und V. vor heidnifchem Sorgen. 2ö——34.</text:p>
      <text:p text:style-name="P1">I. I. Habet Acht, daß ihr euer Almosen</text:p>
      <text:p text:style-name="P1"><text:soft-page-break/>nicht vor den Leuten gebet, um von ihnen</text:p>
      <text:p text:style-name="P1">gesehen zu werden; wo nicht, so habet ihr</text:p>
      <text:p text:style-name="P1">einen Lohn bei eurem Vater, der in den</text:p>
      <text:p text:style-name="P1">Himmeln ist. C.23, Z.</text:p>
      <text:p text:style-name="P1">2. Darum, wenn du Almosen gibst,.sollst</text:p>
      <text:p text:style-name="P1">du nicht vor dir posaunen lassen, wie die</text:p>
      <text:p text:style-name="P1">Heu8ler in den Versammlungen und auf</text:p>
      <text:p text:style-name="P1">den assen thun, auf daL?3sie von den Leu-</text:p>
      <text:p text:style-name="P1">ten gepriesen werden. ahrlich, ich sage</text:p>
      <text:p text:style-name="P1">euch, sie haben ihren Lohn dahin.</text:p>
      <text:p text:style-name="P1">Z. Wenn du aber Almosen gibst, so soll</text:p>
      <text:p text:style-name="P1">deine linke Hand nicht wissen, was deine</text:p>
      <text:p text:style-name="P1">rechte thut, Rom. 42,8.</text:p>
      <text:p text:style-name="P1">4. auf daß dein Almosen im Verborgenen</text:p>
      <text:p text:style-name="P1">ei. Und dein Vater, der ins Verborgene</text:p>
      <text:p text:style-name="P1">ieht, er wird es dir öffentlich vergelten.</text:p>
      <text:p text:style-name="P1">· Lug«-, M.</text:p>
      <text:p text:style-name="P1">II. 5. Und wenn du betest, sollst du nicht</text:p>
      <text:p text:style-name="P1">sein wie die Heuchler; denn sie eten gern</text:p>
      <text:p text:style-name="P1">in den Versamm un en und wenn ie an</text:p>
      <text:p text:style-name="P1">denEcken der GassenE;hen, auf daß ie vor</text:p>
      <text:p text:style-name="P1">den Leuten scheinen. a rlich, ich sage euch,</text:p>
      <text:p text:style-name="P1">sie haben ihren Lohn da in.</text:p>
      <text:p text:style-name="P1">S. Du aber, wenn du betest, ehe hinein</text:p>
      <text:p text:style-name="P1">in dein Kämmerlein, und schLiieß’ deine</text:p>
      <text:p text:style-name="P1">Thüre zu, und bete zu deinem Vater im</text:p>
      <text:p text:style-name="P1">Verborgenen- und dein Vater, der ins</text:p>
      <text:p text:style-name="P1">Verborgene siehet, wird es dir öffentlich</text:p>
      <text:p text:style-name="P1">vergelten. 2.K·3n.4,s3.</text:p>
      <text:p text:style-name="P1">7. Wenn iehr aber betet, sollet ihr nicht</text:p>
      <text:p text:style-name="P1">Unnützes G chwätz treiben wie die ei-</text:p>
      <text:p text:style-name="P1">den; denn sie meinen, sie sollen uini rer</text:p>
      <text:p text:style-name="P1">vielen Worte willen erhdrt werden.</text:p>
      <text:p text:style-name="P1">. 4..5ion. is» IS. Jks. 4,«5.</text:p>
      <text:p text:style-name="P1">8. Darum werdet ihnen nicht gleich; denn</text:p>
      <text:p text:style-name="P1">euer Vater weiß, was ihr bedürfet, ehe ihr</text:p>
      <text:p text:style-name="P1">1.hnbittet. -;os.3s,«0.</text:p>
      <text:p text:style-name="P1">i</text:p>
      <text:p text:style-name="P1">S. Ihr nun betet also: Unser Vater, der</text:p>
      <text:p text:style-name="P1">du· NR in den Himmeln! Geheiliget werde</text:p>
      <text:p text:style-name="P1">dem Ame- Luc.«,2—4. «1!s.«s,4.</text:p>
      <text:p text:style-name="P1">10. Es komme dein Reich. Dein Wille</text:p>
      <text:p text:style-name="P1">gesehehe wie im Himmel, also auch aus Er-</text:p>
      <text:p text:style-name="P1">den. Luc. i7, 20:c. 22, 42. Ps.i03, 2-i.</text:p>
      <text:p text:style-name="P1">11. Gib uns heut unser tägliches Brot.</text:p>
      <text:p text:style-name="P1">Spr. 30, s.</text:p>
      <text:p text:style-name="P1">12. Und Vergib uns unsere Schulden,</text:p>
      <text:p text:style-name="P1">wie auch wir vergeben unsern <text:s/>Hiern-</text:p>
      <text:p text:style-name="P1">. , te.</text:p>
      <text:p text:style-name="P1">13. Und führe uns nicht in Versuchung,</text:p>
      <text:p text:style-name="P1">sondern erli5fiee uns von dem Bösen. Denn</text:p>
      <text:p text:style-name="P1">dein ist das eich, und die Kra t, und die</text:p>
      <text:p text:style-name="P1"><text:soft-page-break/>Herrl1ckåkeit in EwEgkeit. Amen.</text:p>
      <text:p text:style-name="P1">.26,4«. «. or. so· is. 2.Tim.4,i8·</text:p>
      <text:p text:style-name="P1">14. Denn wenn ihr den Menschen ihre</text:p>
      <text:p text:style-name="P1">Fehler vergebet, so wird euer himinlischer</text:p>
      <text:p text:style-name="P1">Vater en auch ver eben.</text:p>
      <text:p text:style-name="P1">ch M-:ii.«,25.26. C-1.3,4s.</text:p>
      <text:p text:style-name="P1">15. Wenn ihr aber den Menschen ihre</text:p>
      <text:p text:style-name="P1">Fehler nicht vergebet, so wird euch euer</text:p>
      <text:p text:style-name="P1">Vater eure Fehler auch nicht vergeben.</text:p>
      <text:p text:style-name="P1">III. 16. Wenn ihr aber fastet, sollet ihr</text:p>
      <text:p text:style-name="P1">nicht finster se en wie die .Heuchler; denn</text:p>
      <text:p text:style-name="P1">sie verstellen i r Auge ieht, damit sie vor</text:p>
      <text:p text:style-name="P1">d·eu Leuten scheinen, da sie fasten. Wahr-</text:p>
      <text:p text:style-name="P1">lich, ich sage euch, sie haben ihren Li·)»hFt Dahin.</text:p>
      <text:p text:style-name="P1">J . , ·</text:p>
      <text:p text:style-name="P1">17. Du aber, wenn du ?Iaftest, salbe dein</text:p>
      <text:p text:style-name="P1">Haupt, und wasche dein ngesicht;</text:p>
      <text:p text:style-name="P1">18. auf daß du nicht scheinest vor den</text:p>
      <text:p text:style-name="P1">Leuten, daß du ;gsteft, sondern vor deinem</text:p>
      <text:p text:style-name="P1">Vater, der im erborgenen ist; und dein</text:p>
      <text:p text:style-name="P1">Vater, der ins Verborgene siehet, wird es</text:p>
      <text:p text:style-name="P1">dir bffentlich vergelten.</text:p>
      <text:p text:style-name="P1">IV. 19. Sammelt euch nicht Schgtze auf</text:p>
      <text:p text:style-name="P1">Erden, wo die Motten nnd der oft sie</text:p>
      <text:p text:style-name="P1">fre en, und wo die Diebe durchgraben und</text:p>
      <text:p text:style-name="P1">ie tehlen. C.49,2i. Lu:.46,9.</text:p>
      <text:p text:style-name="P1">20. Sammelt euch aber Schätze im »Am-</text:p>
      <text:p text:style-name="P1">mel, wo weder die Motten noch der oft</text:p>
      <text:p text:style-name="P1">sie fressen, und wo die Diebe nicht durch-</text:p>
      <text:p text:style-name="P1">gra en und sie stehlen.Luc.42,33.«.Tim.6,17.:c.</text:p>
      <text:p text:style-name="P1">21. Denn wo euer Schatz ist- daselbst</text:p>
      <text:p text:style-name="P1">wird auch euer Herz sein.</text:p>
      <text:p text:style-name="P1">22. Das Auge ist des Leibes ·Licht.·Wenn</text:p>
      <text:p text:style-name="P1">nun dein Auge lauter ist, so wird dein gan-</text:p>
      <text:p text:style-name="P1">zer Leib heiter sein. Luc.1i,34:c.</text:p>
      <text:p text:style-name="P1">23. Wenn aber dein· Auge verdorben ist,</text:p>
      <text:p text:style-name="P1">so wird dein ganzer ·Leibsz fknster·sein. Wenn</text:p>
      <text:p text:style-name="P1">nun das Lieht, das in dir ist, Fmftern·1ß ist,</text:p>
      <text:p text:style-name="P1">wie groß wird dann die Finsternis; fein!</text:p>
      <text:p text:style-name="P1">24. Niemand kann zwei Herren dienen;</text:p>
      <text:p text:style-name="P1">denn entweder wird er den einen hassen und</text:p>
      <text:p text:style-name="P1">den andern lieben, oder dem einen anhan-</text:p>
      <text:p text:style-name="P1"/>
      <text:p text:style-name="P1"/>
      <text:p text:style-name="P1"/>
      <text:p text:style-name="P1">Cap. 6. 7. St. Matthäi. Cap. 7. 7</text:p>
      <text:p text:style-name="P1">gen und den andern verachten. Ihr könnet</text:p>
      <text:p text:style-name="P1">nicht Gott dienen und dem Mammon.</text:p>
      <text:p text:style-name="P1">Lin. is, is. 2. Eos. 6,44:c. 4.Köii.48, 24.</text:p>
      <text:p text:style-name="P1">V 25 VD2E«ß—-33: Lufc.i2,·åj-38 S t</text:p>
      <text:p text:style-name="P1">. . e wegen agei eii : orge</text:p>
      <text:p text:style-name="P1">nicht für euer Leben, was ihr essen und</text:p>
      <text:p text:style-name="P1"><text:soft-page-break/>was ihr trinken werdet; noch für euern</text:p>
      <text:p text:style-name="P1">Leib, was ihr anziehen werdet. Jst -nicht</text:p>
      <text:p text:style-name="P1">das Leben mehr als die Speise, und der</text:p>
      <text:p text:style-name="P1">Leib mehr als die Kleidung?</text:p>
      <text:p text:style-name="P1">Pi)ii. !-, ei. «.-»Bei. Z, 7.</text:p>
      <text:p text:style-name="P1">26. Sehet an die Vögel des«Hinimels.</text:p>
      <text:p text:style-name="P1">Sie säen nicht und ernten nicht, sie sam-</text:p>
      <text:p text:style-name="P1">meln auch nicht in die Scheullen ; und euer</text:p>
      <text:p text:style-name="P1">hiinnilischer -Vater nähret sie doch. Seid</text:p>
      <text:p text:style-name="P1">ihr niåIåi viel besser als sie? C. 4o, 29- :-is.</text:p>
      <text:p text:style-name="P1">27. « Her aber aus euch kann mit Sorgen</text:p>
      <text:p text:style-name="P1">zu seiner Lebeuslänge eine einzigeElle hin-</text:p>
      <text:p text:style-name="P1">zusetzen?</text:p>
      <text:p text:style-name="P1">28. Und waruin sorget ihr um die Klei-</text:p>
      <text:p text:style-name="P1">dung? Betrachtet die Lilien des Feldes,</text:p>
      <text:p text:style-name="P1">wie sie wachsen. Sie arbeiten nicht und</text:p>
      <text:p text:style-name="P1">nähen nicht;</text:p>
      <text:p text:style-name="P1">29. ich sage euch aber, daß auchSalomon</text:p>
      <text:p text:style-name="P1">in aller seiner Herrlichkeit nicht bekleidet</text:p>
      <text:p text:style-name="P1">gewesen, wie eine von diesen.</text:p>
      <text:p text:style-name="P1">30. Wenn nun Gott das Gras des Fel-</text:p>
      <text:p text:style-name="P1">des, das heute steht und morgen in den</text:p>
      <text:p text:style-name="P1">Ofen geworfen wird, also kleidet; wird·er</text:p>
      <text:p text:style-name="P1">das nicht viel mehr euch thun, ihr Klein-</text:p>
      <text:p text:style-name="P1">gläubi en?</text:p>
      <text:p text:style-name="P1">31. Darum sollet ihr nicht sorgen und</text:p>
      <text:p text:style-name="P1">sagen: Was werden wir essen, oder was</text:p>
      <text:p text:style-name="P1">werden wir trinken, oder womit werden</text:p>
      <text:p text:style-name="P1">wir uns bekleiden?</text:p>
      <text:p text:style-name="P1">32. Denn nach allen diesen Dingen trach-</text:p>
      <text:p text:style-name="P1">ten die Heiden. Denn euer himmlischer Va-</text:p>
      <text:p text:style-name="P1">ter weiß, daß ihr aller dieser Dinge be-</text:p>
      <text:p text:style-name="P1">dürfet.</text:p>
      <text:p text:style-name="P1">33. Suchet aber zum ersten das Reich</text:p>
      <text:p text:style-name="P1">Gottes und seine Gerechtigkeit, so werden</text:p>
      <text:p text:style-name="P1">euch diese Dinge alle hinzugethan werden.</text:p>
      <text:p text:style-name="P1">Las. so, 42. «-, Hi.</text:p>
      <text:p text:style-name="P1">34. Darum follet ihr nicht für den mor-</text:p>
      <text:p text:style-name="P1">Enden Tag sorgen; denn der morgende</text:p>
      <text:p text:style-name="P1">ag wird für das Seinige sorgen. Es hat</text:p>
      <text:p text:style-name="P1">ein leder Tag genug an seinem eigenen Uebel.</text:p>
      <text:p text:style-name="P1">Cap. VII.</text:p>
      <text:p text:style-name="P1">l- Warnung vor scharfcni Richten. «-—5; il. vor</text:p>
      <text:p text:style-name="P1">Entiveihung des Heiligen. S. 1ll. Gebetserhöruiig.</text:p>
      <text:p text:style-name="P1">7—-«. lV. Kurz« Jnbegkiff des Gesetzes. 42.</text:p>
      <text:p text:style-name="P1">V. Der Weg zur Seligkeit. is. «. W. Warnung</text:p>
      <text:p text:style-name="P1">vor falschen Lehrcrn. -It-')—23. V1l. Gleichniß vom</text:p>
      <text:p text:style-name="P1">Haus auf dein Felsen. 24—29.</text:p>
      <text:p text:style-name="P1">·V. i—H- Los. s, 37—42. ·</text:p>
      <text:p text:style-name="P1">»I. I. Richtet nicht, auf daß ihr nicht ge-</text:p>
      <text:p text:style-name="P1">richtet werdet. i)i«3-«. 2, « «. it, in.</text:p>
      <text:p text:style-name="P1">if. Denn, mit welchem Gericht ihr richtet,</text:p>
      <text:p text:style-name="P1"><text:soft-page-break/>mit dem werdet ihr gerichtet werden, und</text:p>
      <text:p text:style-name="P1">mit welchem Maße ihr mesfet, mit dem</text:p>
      <text:p text:style-name="P1">wird euch gemessen werden. Mark. «-«, 24.</text:p>
      <text:p text:style-name="P1">Z. Was siehst du aber den Splitter in</text:p>
      <text:p text:style-name="P1">deines Bruders Auge, des Balkens aber in</text:p>
      <text:p text:style-name="P1">deinem Auge achtest du nicht?</text:p>
      <text:p text:style-name="P1">4. Oder wie kannlst du zu deinem Bruder</text:p>
      <text:p text:style-name="P1">sagen: Halt, ich wi den Splitter aus dei-</text:p>
      <text:p text:style-name="P1">nein Auge ziehen« und siehe, es ist ein</text:p>
      <text:p text:style-name="P1">Balken in deinem Auge?</text:p>
      <text:p text:style-name="P1">5. Du Heuchler, ziehe zuerst den Balken</text:p>
      <text:p text:style-name="P1">aus deinem Auge, und dann magst du</text:p>
      <text:p text:style-name="P1">sehen, wie du den Splitter aus deines Bru-</text:p>
      <text:p text:style-name="P1">ders Auge ziehest.</text:p>
      <text:p text:style-name="P1">Il. 6. Gebet das Heilige nicht den Hun-</text:p>
      <text:p text:style-name="P1">den, und werfet eure Perlen nicht vor die</text:p>
      <text:p text:style-name="P1">Schweine, auf daß sie nicht etwa dieselben</text:p>
      <text:p text:style-name="P1">mit ihren Füßen ertreten, und sich wen-</text:p>
      <text:p text:style-name="P1">den und euch zerreizßen«</text:p>
      <text:p text:style-name="P1">V. 7—·«: Luc. «. 9-—lZ.</text:p>
      <text:p text:style-name="P1">IlI. 7. Bittet, so wird euch gegeben wer-</text:p>
      <text:p text:style-name="P1">den; suchet, so werdet ihr finden; klopfet</text:p>
      <text:p text:style-name="P1">an, so wird euch aufgethali werden.</text:p>
      <text:p text:style-name="P1">C. A, 22. J·-h. «, i4.</text:p>
      <text:p text:style-name="P1">8. Denn ein Jeder, der bittet, der em-</text:p>
      <text:p text:style-name="P1">pfängt; und wer fucht, der findet; und wer</text:p>
      <text:p text:style-name="P1">anklopft, dem wird aufgethan werden.</text:p>
      <text:p text:style-name="P1">9. Oder wo ist ein Mensch unter euch,</text:p>
      <text:p text:style-name="P1">der, wenn ihn Lein Sohn um ein Brot</text:p>
      <text:p text:style-name="P1">bäte, ihm einen tein geben würde;</text:p>
      <text:p text:style-name="P1">10. und wenn er um einen Fisch bäte,</text:p>
      <text:p text:style-name="P1">ihm eine Schlange geben würde ?</text:p>
      <text:p text:style-name="P1">11. So nun ihr, die ihr böse seid, könnet</text:p>
      <text:p text:style-name="P1">euern Kindern gute Gaben geben, wie viel</text:p>
      <text:p text:style-name="P1">mehr wird euer Vater in den Himmeln</text:p>
      <text:p text:style-name="P1">Gutes geben denen, die ihn bitten.</text:p>
      <text:p text:style-name="P1">J-it. i, ei. is. i7.</text:p>
      <text:p text:style-name="P1">IV. 12. Darum alles, was ihr wollet,</text:p>
      <text:p text:style-name="P1">daß euch die Menschen thun sollen, das</text:p>
      <text:p text:style-name="P1">thut auch ihr: ihnen; denn das ist das Ge-</text:p>
      <text:p text:style-name="P1">setz und die« ropheten.Luc.6,34.Röm.i3,8—i0.</text:p>
      <text:p text:style-name="P1">V. 13. Gebet ein durch die engeF3sorte.</text:p>
      <text:p text:style-name="P1">Denn die Pforte ist weit und der e ist</text:p>
      <text:p text:style-name="P1">breit,der zum Verderben hinführt,und Viele</text:p>
      <text:p text:style-name="P1">sind, die dadurch eingehen. L» «, 24.</text:p>
      <text:p text:style-name="P1">14. Aber die Pforte ist enge und der Weg</text:p>
      <text:p text:style-name="P1">W schmal, der·zum Leben hinführt, und</text:p>
      <text:p text:style-name="P1">- enige sind, die ihn finden.</text:p>
      <text:p text:style-name="P1">Vl. 15. Hütet euch aber vor den falschen</text:p>
      <text:p text:style-name="P1">x«åi;pheten, welche zu euch kommen in</text:p>
      <text:p text:style-name="P1">· afskleidern, inwendig aber stnd sie</text:p>
      <text:p text:style-name="P1">reißende Wölfe. C. ei, 4. 5.24. up. 20, Eis.</text:p>
      <text:p text:style-name="P1"><text:soft-page-break/>16. An ihren Früchten werdet ihr sie er-</text:p>
      <text:p text:style-name="P1">kennen. Saininelt man auch Trauben von</text:p>
      <text:p text:style-name="P1"/>
      <text:p text:style-name="P1"/>
      <text:p text:style-name="P1"/>
      <text:p text:style-name="P1">Dornen, oder Feigen von Disteln?</text:p>
      <text:p text:style-name="P1">Las. S, U. Ja: Z, 42.</text:p>
      <text:p text:style-name="P1">17· Also bringt ein «eder gute Baum</text:p>
      <text:p text:style-name="P1">ute Früchte, der faule Baum aber bringt</text:p>
      <text:p text:style-name="P1">sgchlechte Früchte. C. is, as :c.</text:p>
      <text:p text:style-name="P1">18. Ein guter Baum kann nicht schlechte</text:p>
      <text:p text:style-name="P1">Friichte bringen, noch ein fauler Baum</text:p>
      <text:p text:style-name="P1">gute Früchte.</text:p>
      <text:p text:style-name="P1">19. Ein Jeder Baum, der nicht gute Frucht</text:p>
      <text:p text:style-name="P1">drin t, wird umgehauen und ins Feuer ge-</text:p>
      <text:p text:style-name="P1">WOtf2U« C. Z, io.</text:p>
      <text:p text:style-name="P1">20. Darum werdet ihr sie an ihren Früch-</text:p>
      <text:p text:style-name="P1">ten erkennen.</text:p>
      <text:p text:style-name="P1">21. Nicht Jeder, der zu mir sagt: Herr,</text:p>
      <text:p text:style-name="P1">Herr! wird in das Reich der .gi;nimel ein-</text:p>
      <text:p text:style-name="P1">gehen, sondern der da thut den» illen mei-</text:p>
      <text:p text:style-name="P1">nes Vaters in den Himmeln.</text:p>
      <text:p text:style-name="P1">· Lin. 6, 46. Jak. I, 22—25.</text:p>
      <text:p text:style-name="P1">22. Viele werden an jenem Tage zu mir</text:p>
      <text:p text:style-name="P1">sagen: Herr, Herr! haben wir nicht in</text:p>
      <text:p text:style-name="P1">deinem E) ameii geweissagt, und in deinem</text:p>
      <text:p text:style-name="P1">Namen Teufel ausgetrieben, und in dei-</text:p>
      <text:p text:style-name="P1">nem Namen viele Thaten vollbracht?</text:p>
      <text:p text:style-name="P1">Luc. is, 25 sc.</text:p>
      <text:p text:style-name="P1">23. Und alsdann werde ich ihnen frei be-</text:p>
      <text:p text:style-name="P1">kennen: Jch habe euch nie gekannt; weichet</text:p>
      <text:p text:style-name="P1">von mir, die ihr die Ungerechtig(Eeit üböt.</text:p>
      <text:p text:style-name="P1">. 25, .</text:p>
      <text:p text:style-name="P1">VII. 24. Darum ein Jeder, der diese</text:p>
      <text:p text:style-name="P1">meine Worte hört und sie thut, den will</text:p>
      <text:p text:style-name="P1">ich einem klu en Manne vergleichen, der</text:p>
      <text:p text:style-name="P1">sein Haus aus den Felsen bauete.</text:p>
      <text:p text:style-name="P1">, Luc. S, 7. es. J-h. is, i7.</text:p>
      <text:p text:style-name="P1">25. Und der Platzregen fiel, und die</text:p>
      <text:p text:style-name="P1">Wafserströme kamen, und die Winde we-</text:p>
      <text:p text:style-name="P1">heten und stießen an dieses Haus; aber es</text:p>
      <text:p text:style-name="P1">iel nicht, denn es war auf den Felsen ge-</text:p>
      <text:p text:style-name="P1">gründet.</text:p>
      <text:p text:style-name="P1">26. Und ein Jeder, der diese meine Worte</text:p>
      <text:p text:style-name="P1">hört und <text:s/>nicht thut, der wird einem</text:p>
      <text:p text:style-name="P1">thörichten arme gleich sein, der sein Haus</text:p>
      <text:p text:style-name="P1">auf den Sand bauete. Lin. s, 49.</text:p>
      <text:p text:style-name="P1">27. Und der Platz-regen fiel, und die</text:p>
      <text:p text:style-name="P1">Wasserströme kamen, und die Winde we-</text:p>
      <text:p text:style-name="P1">heteu und stießen an dieses Haus, und es</text:p>
      <text:p text:style-name="P1">siel, und sein Fall war groß. Es. is, « re.</text:p>
      <text:p text:style-name="P1">28. Und es begab sich, als Jesus diese</text:p>
      <text:p text:style-name="P1"><text:soft-page-break/>Worte ·vollendet hatte, erstaunte das Volk</text:p>
      <text:p text:style-name="P1">über seine Lehre. Mark. «, 2-2. Lin. 4, se.</text:p>
      <text:p text:style-name="P1">29. Denn er lehrte sie als einer, der Ge-</text:p>
      <text:p text:style-name="P1">walt hat, und nicht wie die Schriftgelehrten.</text:p>
      <text:p text:style-name="P1">Cap. vIii.</text:p>
      <text:p text:style-name="P1">l. Jesus heilt einen Anssåtzigen, 4—4; It. den</text:p>
      <text:p text:style-name="P1">Knecht des Hauptmanns, 5—43; til. die Schwie-</text:p>
      <text:p text:style-name="P1">ger des Petrus, «—-I7; W. belehrt über seine</text:p>
      <text:p text:style-name="P1">Nachfolge, 48—22; V· stillet einen Skcsturm-</text:p>
      <text:p text:style-name="P1">23——27; Vl. hilft zwei Besessenen. 28—s4.</text:p>
      <text:p text:style-name="P1">Cap. 7. 8. Das Evangelium Cap. 8.</text:p>
      <text:p text:style-name="P1">V. l—4: Man. 1, 40—4ö. Luc. Z, 42—s5.</text:p>
      <text:p text:style-name="P1">I. 1. Als er aber von dem Berge herab</text:p>
      <text:p text:style-name="P1">stieg, folgte ihm viel Volk nach.</text:p>
      <text:p text:style-name="P1">2. Und siehe, es kam ein Aussätziger, siel</text:p>
      <text:p text:style-name="P1">vor ihm nieder und sprach: Herr, wenn du</text:p>
      <text:p text:style-name="P1">willst, so kannst du mich reinigen.</text:p>
      <text:p text:style-name="P1">Z. Und Jesus streckte die Hand aus, rührte</text:p>
      <text:p text:style-name="P1">ihn an und sprach: Ich will es; sei gerei-</text:p>
      <text:p text:style-name="P1">nigt! Und alsobald ward er von seinem</text:p>
      <text:p text:style-name="P1">Ausfatze rein.</text:p>
      <text:p text:style-name="P1">4. Und Jeus spricht zu ihm: Siehe u,</text:p>
      <text:p text:style-name="P1">daß du es 9iiemand »sagest! sondern gåhe</text:p>
      <text:p text:style-name="P1">Zu, zeige diZ?dem Priester, und bringe das</text:p>
      <text:p text:style-name="P1">pfer,·das oses befohlen hat, ihnen zum</text:p>
      <text:p text:style-name="P1">Zeugniß. Las. i7, i4. TM«-s. i4, 2 sc.</text:p>
      <text:p text:style-name="P1">V. 5—i32 Lin. 7, i—10</text:p>
      <text:p text:style-name="P1">Il. 5. Und da Jesus gen Capernaum hin-</text:p>
      <text:p text:style-name="P1">einkam, trat zu ihm ein Hauptmann, der</text:p>
      <text:p text:style-name="P1">bati n,</text:p>
      <text:p text:style-name="P1">6. ii)nd sprach: cHerr, mein Knecht liegt</text:p>
      <text:p text:style-name="P1">daheim an der Gi t, und leidet große Pein.</text:p>
      <text:p text:style-name="P1">7. Und Jesus spricht zu ihm: Jch will</text:p>
      <text:p text:style-name="P1">kommen und ihn heilen.</text:p>
      <text:p text:style-name="P1">8. Und der Hauptmann antwortete und</text:p>
      <text:p text:style-name="P1">sprach: Herr, ich bin nicht werih, daß du</text:p>
      <text:p text:style-name="P1">unter mein Dach eingehest, sondern shrich</text:p>
      <text:p text:style-name="P1">nur ein Wort, so wird mein Knecht ge und</text:p>
      <text:p text:style-name="P1">werden. Pf. io7, 20.</text:p>
      <text:p text:style-name="P1">9. Denn auch ich bin ein Menfch, der</text:p>
      <text:p text:style-name="P1">unter Gewalt steht, und habe Kriegsknechte</text:p>
      <text:p text:style-name="P1">unter mir; und sage ich zu diesem: Gehe</text:p>
      <text:p text:style-name="P1">hin, so geht er; und zu einem andern:</text:p>
      <text:p text:style-name="P1">Komni’ her! so kommt er; und zu meinem</text:p>
      <text:p text:style-name="P1">Knechte: Thu das! so thut er’s.</text:p>
      <text:p text:style-name="P1">10. Als Jesus das hörte, oer1vunderte er</text:p>
      <text:p text:style-name="P1">M, und sprach zu denen, die nachfolgten:</text:p>
      <text:p text:style-name="P1">ahrlich, ich sage euch, selbst in Israel</text:p>
      <text:p text:style-name="P1">abe ich einen so großen Glauben nicht ge-</text:p>
      <text:p text:style-name="P1">unden. ,</text:p>
      <text:p text:style-name="P1">11. Ich sage euch aber: Viele werden von</text:p>
      <text:p text:style-name="P1">Aufgang und Niederkgang kommen und »mit</text:p>
      <text:p text:style-name="P1"><text:soft-page-break/>Abraham und Jsaa und Jakob im Reiche</text:p>
      <text:p text:style-name="P1">der Himmel zu Tische sit;-en; M- «3- V-</text:p>
      <text:p text:style-name="P1">12. die Kinder pes Re·iche? Ob« Werde«</text:p>
      <text:p text:style-name="P1">in die äußerste F!UstSkMß h!UTUsSeWWieU</text:p>
      <text:p text:style-name="P1">werden; daselbst wird sein Heulen UND</text:p>
      <text:p text:style-name="P1">Zähneklappern. C.22, is. IS, 30.</text:p>
      <text:p text:style-name="P1">is. Und Jesus sp·rach »zu dem» Haupt-</text:p>
      <text:p text:style-name="P1">mann: Gehe hin! dirZelchEhE, W« VI! se-</text:p>
      <text:p text:style-name="P1">glaubt hast. Und sein necht ward gesund</text:p>
      <text:p text:style-name="P1">zu derselben Stunde. C. 9, 22. IT. <text:s/>J.</text:p>
      <text:p text:style-name="P1">V. 44—-i7: Mart. «, 29—34·. Luc. , — -</text:p>
      <text:p text:style-name="P1">lll. 14. Und als Jesus in das Haus des</text:p>
      <text:p text:style-name="P1">Petrus kam, sah er, daß degen Schwieger</text:p>
      <text:p text:style-name="P1">darniederlag und das Fieber atte. i .Cor.9.ö.</text:p>
      <text:p text:style-name="P1">15. Und er berührte ihre Hand, und das</text:p>
      <text:p text:style-name="P1"/>
      <text:p text:style-name="P1"/>
      <text:p text:style-name="P1"/>
      <text:p text:style-name="P1">Cap. 8. s St. Matthäi. Cap. 8. 9. 9</text:p>
      <text:p text:style-name="P1">Fieber verließ sie, und sie stand aus und</text:p>
      <text:p text:style-name="P1">dienete ihnen.</text:p>
      <text:p text:style-name="P1">16. Als es aber Abend geworden, braeh-</text:p>
      <text:p text:style-name="P1">teu(ge viele Besessene zu ihm, i.md er trieb</text:p>
      <text:p text:style-name="P1">die eister mit dem Worte aus und heilete</text:p>
      <text:p text:style-name="P1">alle Kranken; » »</text:p>
      <text:p text:style-name="P1">17. auf das; erfullet würde, was geredet</text:p>
      <text:p text:style-name="P1">ist durch Je aias, den Propheten,»der da</text:p>
      <text:p text:style-name="P1">s»pricht: »Er hat unsere SZ;vachhe·iten auf</text:p>
      <text:p text:style-name="P1">ich genoiniuen, und die ankheiten hat</text:p>
      <text:p text:style-name="P1">«isF««I«33«?iks II« XII· L« IF? M</text:p>
      <text:p text:style-name="P1">. . a er e u te o um</text:p>
      <text:p text:style-name="P1">i sah, befahl er, jenseits des Meeres zu</text:p>
      <text:p text:style-name="P1">a ren. Luc. 8, 22. ·</text:p>
      <text:p text:style-name="P1">19. Und es trat ein S';hr»i’stgelehrter her-</text:p>
      <text:p text:style-name="P1">zu und sprach zu ihm: D. ei ter, ich will dir</text:p>
      <text:p text:style-name="P1">nachfolgen, wo du auch hingehest. s;uc.9,572c.</text:p>
      <text:p text:style-name="P1">20. Und Jesus sagte zu ihm: Die Fmhse</text:p>
      <text:p text:style-name="P1">haben Gruben, und die Vögel des Him-</text:p>
      <text:p text:style-name="P1">mels haben Nester; aber der Sohn des</text:p>
      <text:p text:style-name="P1">Menschen hat nicht, wo er sein Haupt hin-</text:p>
      <text:p text:style-name="P1">lege. H, C-«. 8, 9. » » ·</text:p>
      <text:p text:style-name="P1">21. Ein anderer seiner Junger·sprach zu</text:p>
      <text:p text:style-name="P1">ihm: Herr, erlaube mir zuvor hinzugehen</text:p>
      <text:p text:style-name="P1">und meinen Vater zu begraben. -</text:p>
      <text:p text:style-name="P1">22. Jesus aber sprach zu·ihm: Folge mir</text:p>
      <text:p text:style-name="P1">nach, und laß die Todten ihre Todten be-</text:p>
      <text:p text:style-name="P1">graben. Epi,· 2, i «·</text:p>
      <text:p text:style-name="P1">V. 23—272 Mark. H, 35—4i. Lin. Z, 23—25.</text:p>
      <text:p text:style-name="P1">V. 23. Und er trat in das Schiff, und</text:p>
      <text:p text:style-name="P1">seHtåe L1FIüi;gefr s’olgtesnil;)mbncEcå). » ß</text:p>
      <text:p text:style-name="P1">.n iee e ero i eingroer</text:p>
      <text:p text:style-name="P1">Sturm aussen Meere, so daß das Schiff</text:p>
      <text:p text:style-name="P1"><text:soft-page-break/>von den ellen bedeckt ward; er aber</text:p>
      <text:p text:style-name="P1">schlief. . ·</text:p>
      <text:p text:style-name="P1">25. Und seine Jünger traten zu ihm,</text:p>
      <text:p text:style-name="P1">weckten ihn auf und sprachen: Herr, hilf</text:p>
      <text:p text:style-name="P1">uns, wir gehen zu Grunde!</text:p>
      <text:p text:style-name="P1">26. Und er sFgte zu ihnen: Was seid ihr</text:p>
      <text:p text:style-name="P1">furchtfsam,ihr. leinglii1·ibigen? Dann stand</text:p>
      <text:p text:style-name="P1">er an , besihalt die Winde und das Meer,</text:p>
      <text:p text:style-name="P1">und es ward eine g(«;oß«c; FtillFßs M W</text:p>
      <text:p text:style-name="P1">. , i. . i « .</text:p>
      <text:p text:style-name="P1">27. Aber die Menschen veri»vunderten·sich</text:p>
      <text:p text:style-name="P1">und sprackåZi: Wer ist doch dieser, daß ihm</text:p>
      <text:p text:style-name="P1">s«ell;s; die inde und das Meer gehorsam</text:p>
      <text:p text:style-name="P1">in «.</text:p>
      <text:p text:style-name="P1">V. es-se- Mark. 5, 4——20. Las. 8, 2s—39.</text:p>
      <text:p text:style-name="P1">Vl. 28. Und als er jenseits des Meeres</text:p>
      <text:p text:style-name="P1">in die Landfchaft derGergesener gekommen</text:p>
      <text:p text:style-name="P1">war, liefen ihm zwei Bcsessene entgegen,</text:p>
      <text:p text:style-name="P1">die kamen aus den Gräbern heraus, und</text:p>
      <text:p text:style-name="P1">waren sehr grimmig, also daß Niemand</text:p>
      <text:p text:style-name="P1">durch dieselbe Straße wandern konnte.</text:p>
      <text:p text:style-name="P1">. 29. Und siehe, sie schrieen und sprachen:</text:p>
      <text:p text:style-name="P1">Was haben wir mit dir zu schaffen, Jesu,</text:p>
      <text:p text:style-name="P1">du Sohn Gottes? Bist du hieher gekom-</text:p>
      <text:p text:style-name="P1">men, Vor der Zeit uns zu peinigen?</text:p>
      <text:p text:style-name="P1">" Mart. i, W. ne. S, ji«.</text:p>
      <text:p text:style-name="P1">3(). Es war aber fern von ihnen eine</text:p>
      <text:p text:style-name="P1">Heerde vieler Schweine zur Weide.</text:p>
      <text:p text:style-name="P1">31. Und die Teufel baten ihn, sprechend:</text:p>
      <text:p text:style-name="P1">Wenn du uns austreibest, so erlaube uns</text:p>
      <text:p text:style-name="P1">in die l.Peerde der Schweine zu Fsahren.</text:p>
      <text:p text:style-name="P1">32. nd er sprach zu ihnen: ahret hin!</text:p>
      <text:p text:style-name="P1">Da fuhren ie aus, und Uhren in die</text:p>
      <text:p text:style-name="P1">eerde der Schweine. Und te e, die ganze</text:p>
      <text:p text:style-name="P1">eerde der Schweine stürzte ich von dem</text:p>
      <text:p text:style-name="P1">bhang in das Meer, und kam in dem</text:p>
      <text:p text:style-name="P1">Wasser uin.</text:p>
      <text:p text:style-name="P1">33. Die Hirten aber flohen, und kamen</text:p>
      <text:p text:style-name="P1">in die Stadt und verkündigten alles, auch</text:p>
      <text:p text:style-name="P1">was mit den Besessenen vorgegangen war.</text:p>
      <text:p text:style-name="P1">34. Und siehe, die ganze Stadt gicn her-</text:p>
      <text:p text:style-name="P1">aus, Jesu entgegen; und als sie ihn sähen,</text:p>
      <text:p text:style-name="P1">baten sie ihn, daß er von ihren Grenzen</text:p>
      <text:p text:style-name="P1">weggehe.</text:p>
      <text:p text:style-name="P1">Cap. 1X.</text:p>
      <text:p text:style-name="P1">I. Jesus heilt einen vom Schlage Getroffeiien,</text:p>
      <text:p text:style-name="P1">4—8; It. bereist den Matthäus, 9—43; ll1. ver-</text:p>
      <text:p text:style-name="P1">theidigt seine Jünger. M-47; W. heilt das blut-</text:p>
      <text:p text:style-name="P1">flüssige Weib, 48—22; V. ei-weckt die Tochter des</text:p>
      <text:p text:style-name="P1">Jairus, 23-—26; W. hilft zwei Blinden und einem</text:p>
      <text:p text:style-name="P1">Besessencn, 27—Z4; V1l. beklagt!-as Vo1k,35—-Is-</text:p>
      <text:p text:style-name="P1">V. 4—-8: Mart. D, «—-42. Lue. Z, 47-26.</text:p>
      <text:p text:style-name="P1"><text:soft-page-break/>I. I. Und er trat in das Schiff, fuhr hin-</text:p>
      <text:p text:style-name="P1">über, und kam in feine Stadt.</text:p>
      <text:p text:style-name="P1">2. Und siehe, da brachten sie zu Lin einen</text:p>
      <text:p text:style-name="P1">Schlagflüssigeii,· der auf einem ette lag.</text:p>
      <text:p text:style-name="P1">Und als Jesus ihren Glauben sah, sprach</text:p>
      <text:p text:style-name="P1">er zu dem Sch agflüssigen: Sei getrost,</text:p>
      <text:p text:style-name="P1">Sohn, deine Sünden sind dir vergeben.</text:p>
      <text:p text:style-name="P1">Z. Und siehe, etliche der Schristgelehrten</text:p>
      <text:p text:style-name="P1">sprachen bei sitz selbst: Dieser lästert.</text:p>
      <text:p text:style-name="P1">4. Und da « esus ihre Gedanken sah,</text:p>
      <text:p text:style-name="P1">sprach er: Warum denket ihr Böses in</text:p>
      <text:p text:style-name="P1">euern Herzen? J.-h.· 2, ei. es.</text:p>
      <text:p text:style-name="P1">5. Denn welches ist leichter, zu sagen:</text:p>
      <text:p text:style-name="P1">Deine Sünden sind dir vergeben , oder zu</text:p>
      <text:p text:style-name="P1">sagen: Steh’ auf und wandle?</text:p>
      <text:p text:style-name="P1">6. Damit ihr aber wisset, das; der Sohn</text:p>
      <text:p text:style-name="P1">des Menschen Macht hat, aus Erden Sün-</text:p>
      <text:p text:style-name="P1">den zu vergeben (sprach ei: zu dem Schlag-</text:p>
      <text:p text:style-name="P1">slüssigen):»S»teh’auf, hebe dein Bett aus</text:p>
      <text:p text:style-name="P1">und geh’ hin in dein.Haus. J-oh. Z, 8. .</text:p>
      <text:p text:style-name="P1">7. Und er stand auf und gieng in sein</text:p>
      <text:p text:style-name="P1">Haus. »</text:p>
      <text:p text:style-name="P1">8. Als es aber die Leute schen, Verwun-</text:p>
      <text:p text:style-name="P1">derten sie sicZzund priesen ott, der solche</text:p>
      <text:p text:style-name="P1">Macht den enschen gegeben.</text:p>
      <text:p text:style-name="P1">V. 9—l3: Mars. 2, is--47. Alt. Z, 27«-R.</text:p>
      <text:p text:style-name="P1">ll. 9. Und als Jesus von dannen weiter</text:p>
      <text:p text:style-name="P1"/>
      <text:p text:style-name="P1"/>
      <text:p text:style-name="P1"/>
      <text:p text:style-name="P1">10 Cap. 9. Das Evangelium Cap. 9.</text:p>
      <text:p text:style-name="P1">gienlg, saHFr einen Menschen amFoll sitzen,</text:p>
      <text:p text:style-name="P1">der )ieß · atthcius; und er Fpr1 t zu ihm:</text:p>
      <text:p text:style-name="P1">Folge »nur nach! Und er tand auf und</text:p>
      <text:p text:style-name="P1">folgte ihm nach. · ·</text:p>
      <text:p text:style-name="P1">10. Und es be ab sich, als er in dem</text:p>
      <text:p text:style-name="P1">Taufe zu Tisge fiele, siehe, da kamen viele</text:p>
      <text:p text:style-name="P1">bllner und ünder und saßen mit Iesu</text:p>
      <text:p text:style-name="P1">und seinen Jüngern zu Tische.</text:p>
      <text:p text:style-name="P1">11. Und als die Ph)arisäer es sahen,</text:p>
      <text:p text:style-name="P1">s rathen sie zu seinen üngern: Warum</text:p>
      <text:p text:style-name="P1">Ha euer Meister mit den Zöllnern und</text:p>
      <text:p text:style-name="P1">lindern? L:-c. 45, D.</text:p>
      <text:p text:style-name="P1">12. Jesus aber, als er das hörte, åprach</text:p>
      <text:p text:style-name="P1">zu ihnen: Die Starken bedürfen des rztes</text:p>
      <text:p text:style-name="P1">nicht, sondern die Kranken.</text:p>
      <text:p text:style-name="P1">13. Gehet aberTl;in und lernet, was es</text:p>
      <text:p text:style-name="P1">Zißt: »Ich will armherzigkeit und uicht</text:p>
      <text:p text:style-name="P1">pser.« Denn ich bin mcht gekommen</text:p>
      <text:p text:style-name="P1">ge berufen Gerechte, sondern Sünder zur</text:p>
      <text:p text:style-name="P1">uße. C. 42, 7. Hof. s, s. 4. Tini. «, is.</text:p>
      <text:p text:style-name="P1">V. 44——-t«7: Mart. 2, 48—22. Luc. 5, 33—39.</text:p>
      <text:p text:style-name="P1"><text:soft-page-break/>III. 14. Da kamen die Jiinger des Jo-</text:p>
      <text:p text:style-name="P1">hannes zu ihm und sprachen : Warum fasten</text:p>
      <text:p text:style-name="P1">wir und die Pharisäer viel, deine Iünger</text:p>
      <text:p text:style-name="P1">aber fasten nicht? Las. is, «·2,</text:p>
      <text:p text:style-name="P1">15. Und Jesus sprach zu ihnen: Können</text:p>
      <text:p text:style-name="P1">die Hochzeitleute trauern, so lange der</text:p>
      <text:p text:style-name="P1">Bräutigam bei ihnen ist? Es werden aber</text:p>
      <text:p text:style-name="P1">Tage kommen, da der Bräutigam wird von</text:p>
      <text:p text:style-name="P1">ihnen genommen sein, und dann werden sie</text:p>
      <text:p text:style-name="P1">fasten. J«-h. Z, 29.</text:p>
      <text:p text:style-name="P1">16. Niemand setzt aber ein Stück rohen</text:p>
      <text:p text:style-name="P1">Tuches auf ein altes Kleid, denn das Stück</text:p>
      <text:p text:style-name="P1">reißt von dem Kleide ab, und der Riß wird</text:p>
      <text:p text:style-name="P1">ärger.</text:p>
      <text:p text:style-name="P1">17. Man faßt anch nicht neuen Wein in</text:p>
      <text:p text:style-name="P1">alte Schläuche, sonst zerreißen die Schläuche,</text:p>
      <text:p text:style-name="P1">nnd der Wein wird verschüttet, und die</text:p>
      <text:p text:style-name="P1">SchläuFze· verderbel1L)«?11dårn ;nan faßt</text:p>
      <text:p text:style-name="P1">neuen ern in neue » äu se o werden</text:p>
      <text:p text:style-name="P1">beide mit einander erhalten. «</text:p>
      <text:p text:style-name="P1">V. «8—26- Mark. 5, 22—43. Las. 8, 44—s6.</text:p>
      <text:p text:style-name="P1">lV. 18. Da er solches mit ihnen redete,</text:p>
      <text:p text:style-name="P1">siehe, da kam ein Oberster, fiel vor ihm</text:p>
      <text:p text:style-name="P1">nieder und sFrach: Meine Tochter ist eben</text:p>
      <text:p text:style-name="P1">gestorben; a »er komm und lege deine Hand</text:p>
      <text:p text:style-name="P1">a;1g s1B so; txt? ss1jet lel;en.f H l h</text:p>
      <text:p text:style-name="P1">. n en an an un o teim</text:p>
      <text:p text:style-name="P1">sammt seinen Jüngern. « g</text:p>
      <text:p text:style-name="P1">20. Und siehe, ein Weib, die zwölf Jahre</text:p>
      <text:p text:style-name="P1">bl·utfliissig war, trat »von Futen herzu, und</text:p>
      <text:p text:style-name="P1">ruhrte den Saum sengess leides an.</text:p>
      <text:p text:style-name="P1">21. Denn te prach ei ich selbst: Wenn</text:p>
      <text:p text:style-name="P1">ich nur sein Kleid anriihre, o wird mir ge-</text:p>
      <text:p text:style-name="P1">holfen sem. C. 14, se.</text:p>
      <text:p text:style-name="P1">22. Jesus aber wandte sich um, sah sie</text:p>
      <text:p text:style-name="P1">und sprach: Sei getrost, Tochter! dein</text:p>
      <text:p text:style-name="P1">Glaube hat dir geholfen. Und dem Weibe</text:p>
      <text:p text:style-name="P1">war von derselben Stunde an geholfen.</text:p>
      <text:p text:style-name="P1">V. 23. Als nun Jesus in das Haus des</text:p>
      <text:p text:style-name="P1">Obersten kam, und die Pfeifer und das</text:p>
      <text:p text:style-name="P1">Getümmel des Volkes sah, sprach er zu</text:p>
      <text:p text:style-name="P1">ihnen: Jek. 9, ».</text:p>
      <text:p text:style-name="P1">24. Weichet vondannen ! denn das Mägd-</text:p>
      <text:p text:style-name="P1">lein ist nicht gestorben , sondern sie schläft.</text:p>
      <text:p text:style-name="P1">Und sie verlachten ihn. Ich. «, «.</text:p>
      <text:p text:style-name="P1">25. Als nun das Volk hinausgetrieben</text:p>
      <text:p text:style-name="P1">war, gieng);r hinein und ergriff ihre Hand;</text:p>
      <text:p text:style-name="P1">und das ägdlein stand auf.</text:p>
      <text:p text:style-name="P1">26. Und das Gerücht hievon breitete sich</text:p>
      <text:p text:style-name="P1">in dieselbe ganze Gegend aus. L» 7, 47«</text:p>
      <text:p text:style-name="P1">Vl. 27. Und als Jesus von dannen weiter</text:p>
      <text:p text:style-name="P1">ieng, folgten ihm zwei Blinde nach, die</text:p>
      <text:p text:style-name="P1"><text:soft-page-break/>schrieen und sprachen: Erbarme dich unser,</text:p>
      <text:p text:style-name="P1">du Scåhn Davids! C· 20, so,</text:p>
      <text:p text:style-name="P1">28. ls er nun ins Zaus kam, traten die</text:p>
      <text:p text:style-name="P1">Blinden zuih1n. Und esus sagte zu ihnen:</text:p>
      <text:p text:style-name="P1">Glaubet ihr, daß ich solches thun.könne?</text:p>
      <text:p text:style-name="P1">Sie sprachen zu ihm: Ja, Herr!</text:p>
      <text:p text:style-name="P1">29. Da rührte er ihre Au3n an, sprechend :</text:p>
      <text:p text:style-name="P1">Euch gesche e nach eurem lauben! C.8,i3.</text:p>
      <text:p text:style-name="P1">30. Und ihre Augen wurden gebfsnet. Und</text:p>
      <text:p text:style-name="P1">Jesus drohte ihnen ernstlich und sprach:</text:p>
      <text:p text:style-name="P1">Sehet zu, daß es Niemand erfahre!</text:p>
      <text:p text:style-name="P1">C. 42, -i6. Mark. «, it-Hi-.</text:p>
      <text:p text:style-name="P1">31. Sie aber iengen hinaus, und mach-</text:p>
      <text:p text:style-name="P1">ten ihn in derselben ganzen Gegend bekannt.</text:p>
      <text:p text:style-name="P1">32. Als sie aber hinaus giengen, siehe,</text:p>
      <text:p text:style-name="P1">da brachte man einen Menschen zu ihm,</text:p>
      <text:p text:style-name="P1">der stumm und besessen war. C. c2, 22.</text:p>
      <text:p text:style-name="P1">33. Und nachdem der Teufel ausgetrieben</text:p>
      <text:p text:style-name="P1">war, redete der Stamme. Und das Volk</text:p>
      <text:p text:style-name="P1">verwunderte fiel) und s rach: Es ist noch</text:p>
      <text:p text:style-name="P1">nie in Israel solches gesehen worden.</text:p>
      <text:p text:style-name="P1">34. Die Pharisäer aber sagten: Durch</text:p>
      <text:p text:style-name="P1">den Obersten der Teufel treibt er die Teufel</text:p>
      <text:p text:style-name="P1">Aus. C. 42, et. Man. S, 22.</text:p>
      <text:p text:style-name="P1">VII. 35. Und Jesus zog umher durch alle</text:p>
      <text:p text:style-name="P1">Städte und Flecken, und lehrte in ihren</text:p>
      <text:p text:style-name="P1">Versammlungen, und pred1gte·das Edank</text:p>
      <text:p text:style-name="P1">elium von dem Reise, und hellste «llSk»IEE</text:p>
      <text:p text:style-name="P1">Krankheiten und a erlei Gebreehen un</text:p>
      <text:p text:style-name="P1">Volke. C. 4, 23. D</text:p>
      <text:p text:style-name="P1">36, Und als ex das Volk sah, erbarmte</text:p>
      <text:p text:style-name="P1">er sich ihrer inniglcch, DEVUU,1 daß M ek-</text:p>
      <text:p text:style-name="P1">mattet und zerstreut waren, wie Schafe, die</text:p>
      <text:p text:style-name="P1">keinen Hirten aben. Ez.34,«4.5. Marc.s,3f-</text:p>
      <text:p text:style-name="P1">37. Da sprach er zu seinen Jüngern: Die</text:p>
      <text:p text:style-name="P1">Ernte ist zwar gro , aber der Ar euer sind</text:p>
      <text:p text:style-name="P1">wenige. Lin. in, 2. «</text:p>
      <text:p text:style-name="P1">38. Darum bittet den Herrn der Ernte,</text:p>
      <text:p text:style-name="P1">daß er Arbeiter aussende 1nseme Ernte-</text:p>
      <text:p text:style-name="P1"/>
      <text:p text:style-name="P1"/>
      <text:p text:style-name="P1"/>
      <text:p text:style-name="P1">Cap. 10. St. Matthäi. Cap. 10. il</text:p>
      <text:p text:style-name="P1">Cap. X.</text:p>
      <text:p text:style-name="P1">l· Jesus sendet seine zwölf Apostel aus, i--4;</text:p>
      <text:p text:style-name="P1">ll. gibt ihnen Verhaltungsbefehle, 5—25; und</text:p>
      <text:p text:style-name="P1">lll. Etmahnungen. 26—42.</text:p>
      <text:p text:style-name="P1">V. 4—4ö: Mart. Z, 43—49. 6, 7—i3. Luc. S,</text:p>
      <text:p text:style-name="P1">is-46. 9, 1—6</text:p>
      <text:p text:style-name="P1">l. 1. Und er berief seine zwölf Jiingcr</text:p>
      <text:p text:style-name="P1">zu sieh, und gab ihnen Macht über die un-</text:p>
      <text:p text:style-name="P1">reinen Geister, dieselben auszutreiben, und</text:p>
      <text:p text:style-name="P1"><text:soft-page-break/>allerlei Krankheiten und allerlei Gebrechen</text:p>
      <text:p text:style-name="P1">zu heilen.</text:p>
      <text:p text:style-name="P1">2. Die Namen aber der zwölf Apogel sind</text:p>
      <text:p text:style-name="P1">diese: Der erste Simon, genannt etrus,</text:p>
      <text:p text:style-name="P1">und sein Bruder Andreas« Jacobus, der</text:p>
      <text:p text:style-name="P1">Sohn des Zebediius, und sein Bruder Jo-</text:p>
      <text:p text:style-name="P1">hannEs);l Apost. «, </text:p>
      <text:p text:style-name="P1">3. i ip us und artholomäus T o-</text:p>
      <text:p text:style-name="P1">mas und BiattZläus der Z’ollner; Jcicobli1s,</text:p>
      <text:p text:style-name="P1">der Sohn des lphäus, und Lebbäus, zu-</text:p>
      <text:p text:style-name="P1">genannt Thaddäus;</text:p>
      <text:p text:style-name="P1">4. Simon der Cananite, und Judas der</text:p>
      <text:p text:style-name="P1">Jscarioth, welcher ihn auch verrieth.</text:p>
      <text:p text:style-name="P1">II. 5. Diese Zwblf sandte Jesus aus und</text:p>
      <text:p text:style-name="P1">gbot ihnen, prechend: Gebet ni t aus die</text:p>
      <text:p text:style-name="P1">traße der eiden, und gehet ni t in eine</text:p>
      <text:p text:style-name="P1">Stadt der amariter;</text:p>
      <text:p text:style-name="P1">6. gehet vielmehr zu den Verlornen Schafen</text:p>
      <text:p text:style-name="P1">des Hauses Jsrae . C. 15, 24. Ap.13, 4s.</text:p>
      <text:p text:style-name="P1">7. Gehet aber hin und prediget,ksprechend:</text:p>
      <text:p text:style-name="P1">Das Reich der Himmel ist gena et.</text:p>
      <text:p text:style-name="P1">C. L, 1 . Luc. 10, 9.</text:p>
      <text:p text:style-name="P1">8. Heilet die Kranken, reini et die Aus-</text:p>
      <text:p text:style-name="P1">Etzi en, wecket die Todten auF, treibet die</text:p>
      <text:p text:style-name="P1">eu?el aus! Umsonst habet ihr es empfan-</text:p>
      <text:p text:style-name="P1">gen, umsonst gebet es. Max. is, 17 re. Ap.8, 2o.</text:p>
      <text:p text:style-name="P1">9. Ihr sollet weder Gold noch Silber</text:p>
      <text:p text:style-name="P1">noch Erz in euern Gürteln haben; Luc.22,35.</text:p>
      <text:p text:style-name="P1">10. keine Tasche arg den Weg, auch nicht</text:p>
      <text:p text:style-name="P1">zwei Rbcke, weder S We noch Stab; denn</text:p>
      <text:p text:style-name="P1">der Arbeiter ist seiner ahrung Werth.</text:p>
      <text:p text:style-name="P1">Luc. l0, 7. i- Cor. O, 7. 14. 1. im. 5, 18.</text:p>
      <text:p text:style-name="P1">11. Wo ihr -in eine Stadt oder in einen</text:p>
      <text:p text:style-name="P1">Flecken kommet·, da erkundigt euch, wer</text:p>
      <text:p text:style-name="P1">darin würdig sei, und bleibet bei dem, bis</text:p>
      <text:p text:style-name="P1">ihr von dannen ziehet.</text:p>
      <text:p text:style-name="P1">12. Wann ihr aber in das Haus eintretet,</text:p>
      <text:p text:style-name="P1">so grüßet das elbe. Luc. 10, Z. S.</text:p>
      <text:p text:style-name="P1">13. Und wenn das .Paus würdig ist, so</text:p>
      <text:p text:style-name="P1">komme euer Friede ü er dasselbe. Jst es</text:p>
      <text:p text:style-name="P1">aber nicht würdig, so kehre euer Friede zu</text:p>
      <text:p text:style-name="P1">euch zurück.</text:p>
      <text:p text:style-name="P1">14. Und wenn eng? Jemand nicht auf-</text:p>
      <text:p text:style-name="P1">nehmen, noch eure eden hören wird, so</text:p>
      <text:p text:style-name="P1">e et fort aus.demselben Hause oder der-</text:p>
      <text:p text:style-name="P1">selben Stadt, und schüttelt den Staub von</text:p>
      <text:p text:style-name="P1">euern Füßen. up. is, se. 18, s.</text:p>
      <text:p text:style-name="P1">15. Wahrlich, ich sa e euch: Es wird dem</text:p>
      <text:p text:style-name="P1">Lande Sodom und Gomorr a am Tage</text:p>
      <text:p text:style-name="P1">des Gerichtes erträglicher ge en als der-</text:p>
      <text:p text:style-name="P1">selben Stadt» C. «, 2-«,</text:p>
      <text:p text:style-name="P1">16. Siehe, 1chgnde euch wie Schafe mit-</text:p>
      <text:p text:style-name="P1"><text:soft-page-break/>ten unter die - blse. Darum seid klug</text:p>
      <text:p text:style-name="P1">wie die Schlangen, und einfältig wie die</text:p>
      <text:p text:style-name="P1">Tauben. Las. so, Z. up. 23, a.</text:p>
      <text:p text:style-name="P1">V. i7—22: Mart. is, 9——43.</text:p>
      <text:p text:style-name="P1">17. Hiitet euch aber vor den Menschen;</text:p>
      <text:p text:style-name="P1">denn sie werden euch den Gerichten über-</text:p>
      <text:p text:style-name="P1">liefern, und in ihrenVersammluugen werden</text:p>
      <text:p text:style-name="P1">sieeuchgeißeln. C.24,9· Luc.24,«2.» Ap.es,4o.</text:p>
      <text:p text:style-name="P1">18. Ja, ihr werdet um meinetwillen Vor</text:p>
      <text:p text:style-name="P1">Fürsten und Könige geführt werden, ihnen</text:p>
      <text:p text:style-name="P1">und den Heiden zum Zeugniß. Ap. As, es.</text:p>
      <text:p text:style-name="P1">19. Wenn sie euch aber überliefern, so</text:p>
      <text:p text:style-name="P1">sorget nicht, wie oder was ihr reden sollet;</text:p>
      <text:p text:style-name="P1">denn es wird euch zu dersel en Stunde ge-</text:p>
      <text:p text:style-name="P1">geben werden, was ihr reden sollet. «</text:p>
      <text:p text:style-name="P1">Luc. 42, «. 42.</text:p>
      <text:p text:style-name="P1">20.« Denn nicht ihr seid es, die da reden,</text:p>
      <text:p text:style-name="P1">sondern der Geist euers Vaters ist’s, der in</text:p>
      <text:p text:style-name="P1">euch redet.</text:p>
      <text:p text:style-name="P1">21. Es wird aber ein Bruder den andern</text:p>
      <text:p text:style-name="P1">Am Tode überliefern, und ein Vater sein</text:p>
      <text:p text:style-name="P1">ind; und Kinder werden sich wider die</text:p>
      <text:p text:style-name="P1">Eltern erheben, und werden sie zum Tode</text:p>
      <text:p text:style-name="P1">bringen.</text:p>
      <text:p text:style-name="P1">22. Und ihr werdet von Jedermann e-</text:p>
      <text:p text:style-name="P1">haßt sein um meines Namens willen. Tiger</text:p>
      <text:p text:style-name="P1">aber beharret bis ans Ende, der wird selig</text:p>
      <text:p text:style-name="P1">werden. Las. A, te. 47. J·-h. is, 48——24.</text:p>
      <text:p text:style-name="P1">Matth. 24, is.</text:p>
      <text:p text:style-name="P1">23. Wann sie euch aber verfolgen in die-</text:p>
      <text:p text:style-name="P1">ser Stadt, so fliehet in die andere. Denn</text:p>
      <text:p text:style-name="P1">wahrlich, ich sage euch, ihr werdet die Städte</text:p>
      <text:p text:style-name="P1">Jsraels nicht vollenden, bis der Sohn des</text:p>
      <text:p text:style-name="P1">Menschen kommt.</text:p>
      <text:p text:style-name="P1">24. Der Jünger ist nicht über den Meister,</text:p>
      <text:p text:style-name="P1">noch der Knecht über seinen Herrn.</text:p>
      <text:p text:style-name="P1">««oh.4 Je «; so</text:p>
      <text:p text:style-name="P1">»; . , .</text:p>
      <text:p text:style-name="P1">25. Dem Jünger ist es genug, daß er sei</text:p>
      <text:p text:style-name="P1">wie sein Meister , und der Knecht wie sein</text:p>
      <text:p text:style-name="P1">Herr. Haben sieldenhHausvater Beelzebub</text:p>
      <text:p text:style-name="P1">e ei en wie vie me r eine aus eno en.</text:p>
      <text:p text:style-name="P1">gh ß « Maske L, 22.HJohg8, </text:p>
      <text:p text:style-name="P1">V. 26—3s: Luc. 42, I-.9.</text:p>
      <text:p text:style-name="P1">1Il. 26. Darum fiirchtetsie nicht! Denn</text:p>
      <text:p text:style-name="P1">es ist nichts verdeckt, das nicht wird entdeckt</text:p>
      <text:p text:style-name="P1">werden« und nichts verborgen, das man</text:p>
      <text:p text:style-name="P1">nicht ersahren wird. Mem· 4, 22. -Luc. 8, 47</text:p>
      <text:p text:style-name="P1">27. Was ich en im instern sage» das</text:p>
      <text:p text:style-name="P1">redet am Lichte, Jud wFs ihr in das Ohr</text:p>
      <text:p text:style-name="P1">höret, das rediget auf den Dächern« . »</text:p>
      <text:p text:style-name="P1">28. Und mrchtet euch nicht vor denen, di:</text:p>
      <text:p text:style-name="P1"><text:soft-page-break/>den Leib tödten, die See e aber nicht zu</text:p>
      <text:p text:style-name="P1"/>
      <text:p text:style-name="P1"/>
      <text:p text:style-name="P1"/>
      <text:p text:style-name="P1">12 Cap. 10. Das Evangelium Cap. 11.</text:p>
      <text:p text:style-name="P1">tödten vermögen; siirchtet vielmehr den,</text:p>
      <text:p text:style-name="P1">der beides, Seele und Leib, verderben kann</text:p>
      <text:p text:style-name="P1">in der Hölle.</text:p>
      <text:p text:style-name="P1">29. Verkauft man nicht zwei Sperlinge</text:p>
      <text:p text:style-name="P1">um einen Pfennig? Und nicht Einer aus</text:p>
      <text:p text:style-name="P1">Luft wird aus die Erde fallen ohne euern</text:p>
      <text:p text:style-name="P1">a er.</text:p>
      <text:p text:style-name="P1">30. Es find aber auch die Haare eures</text:p>
      <text:p text:style-name="P1">Hauptes alle gezählet.</text:p>
      <text:p text:style-name="P1">31. Darum fürchtet euch nicht! Ihr seid</text:p>
      <text:p text:style-name="P1">besser denn viele Sperlinge.</text:p>
      <text:p text:style-name="P1">32. Darum wer mich bekennen wird vor</text:p>
      <text:p text:style-name="P1">den Menschen, den will ich auch bekennen vor</text:p>
      <text:p text:style-name="P1">meinem Vater im Himmel. Röm· to, 9. to.</text:p>
      <text:p text:style-name="P1">33. Wer mich aber verläugnen wird vor</text:p>
      <text:p text:style-name="P1">den Menschen, den will ich auch oerläugnen</text:p>
      <text:p text:style-name="P1">vor meinem Vater im Himmel.</text:p>
      <text:p text:style-name="P1">Luc. 9, 26. L. Tini. 2, 42.</text:p>
      <text:p text:style-name="P1">V. 3i-3iz2 L-u. is, m—s3.</text:p>
      <text:p text:style-name="P1">34. Ihr sollet nicht meinen, daß ich ge-</text:p>
      <text:p text:style-name="P1">kommen sei, Frieden auf die Erde zu rin-</text:p>
      <text:p text:style-name="P1">gen. Ich bin nicht gekommen, Frieden zu</text:p>
      <text:p text:style-name="P1">ringen, sondern das Schwert.</text:p>
      <text:p text:style-name="P1">35. Denn ich bin gekommen, zu entzweien</text:p>
      <text:p text:style-name="P1">einen Menschen mit seinem Vater, und die</text:p>
      <text:p text:style-name="P1">Tochter mit ihrer Mutter, und die Sohns-</text:p>
      <text:p text:style-name="P1">srau mit ihrer Schwieger. Mich. 7, s.</text:p>
      <text:p text:style-name="P1">36. Und des Menschen Feinde werden</text:p>
      <text:p text:style-name="P1">seine Hausgenossen sein. ·</text:p>
      <text:p text:style-name="P1">37. Wer Vater oder Mutter mehr liebt</text:p>
      <text:p text:style-name="P1">als mich, der ist meiner nicht werth; und</text:p>
      <text:p text:style-name="P1">wer Sohn oder Tochter mehr liebt als</text:p>
      <text:p text:style-name="P1">mich, der ist meiner nicht werth.</text:p>
      <text:p text:style-name="P1">Z. Mos. 43, S re. Our. it, W.</text:p>
      <text:p text:style-name="P1">38. Und wer nicht sein Kreuz nimmt und</text:p>
      <text:p text:style-name="P1">mir nachsolgt, der ist meiner nicht werth.</text:p>
      <text:p text:style-name="P1">C. is, A 2c. Lin. Hi, 27.</text:p>
      <text:p text:style-name="P1">39. Wer sein Leben findet, der wird es</text:p>
      <text:p text:style-name="P1">verlieren« und wer sein Leben verliert um</text:p>
      <text:p text:style-name="P1">meinetwillen, der wird es finden.</text:p>
      <text:p text:style-name="P1">Lin. 47, 33. Joh. l2, 25.</text:p>
      <text:p text:style-name="P1">40. Wer euch ausnimmt, der nimmt mich</text:p>
      <text:p text:style-name="P1">aus; und wer mich ausnimmt, der nimmt</text:p>
      <text:p text:style-name="P1">den auf, der mich g2sendet hat.</text:p>
      <text:p text:style-name="P1">. is, 5. J-h. is, 2o.</text:p>
      <text:p text:style-name="P1">41. Wer einen Propheten ausnimmt als</text:p>
      <text:p text:style-name="P1">einen Propheten, der wird den Lohn eines</text:p>
      <text:p text:style-name="P1"><text:soft-page-break/>Propheten empfangen; und wer einen Ge-</text:p>
      <text:p text:style-name="P1">rechten aufnimmt als einen Gerechten, der</text:p>
      <text:p text:style-name="P1">wird den Lohn eines Gerechten empfangen;</text:p>
      <text:p text:style-name="P1">«. Don. 47, to sc. S. Hört. 4, 8 it.</text:p>
      <text:p text:style-name="P1">42. und wer einem dieser Geringen auch</text:p>
      <text:p text:style-name="P1">nur einen Trunk kalten Wassers darreicht</text:p>
      <text:p text:style-name="P1">als einem Jün er, wahrlich, ich Lage euch,</text:p>
      <text:p text:style-name="P1">dem wird sein Hohn nicht ausblei en.</text:p>
      <text:p text:style-name="P1">- C. 25, W. Matt. 9, M.</text:p>
      <text:p text:style-name="P1">Cap. XI·</text:p>
      <text:p text:style-name="P1">l- Johannes sendet an Jefum. i-S. ll. Jesus</text:p>
      <text:p text:style-name="P1">zeigt dem Volk die Größe des Johannes. 7—-II;</text:p>
      <text:p text:style-name="P1">I1l. beklagt das Schicksal einiger iinbußsertiger</text:p>
      <text:p text:style-name="P1">Städte. 20—27, und IV. ladet die Gedri"ickten zu</text:p>
      <text:p text:style-name="P1">sich ein. 28—;i0.</text:p>
      <text:p text:style-name="P1">V. 2—6- sue. 7, i8—23.</text:p>
      <text:p text:style-name="P1">l. 1. Und es begab sich, als Jesus diese</text:p>
      <text:p text:style-name="P1">Befehle an seine zwölf Jün er vollendet</text:p>
      <text:p text:style-name="P1">gute, zog er von da weg, da? er in ihren</text:p>
      <text:p text:style-name="P1">tädten ehrte und pred1gte.</text:p>
      <text:p text:style-name="P1">Z. Als aber Johannes in dem Gefängniß</text:p>
      <text:p text:style-name="P1">die Werke Christi vernommen, sandte er</text:p>
      <text:p text:style-name="P1">zwei seiner Jünger, .C· it, Z,</text:p>
      <text:p text:style-name="P1">Z. und sprach zu ihm: Bist du es, der da</text:p>
      <text:p text:style-name="P1">kommen soll, oder sollen wir eines Andern</text:p>
      <text:p text:style-name="P1">warten? 5. wiss. is, is.</text:p>
      <text:p text:style-name="P1">4. Und Jesus antwortete und sprach zu</text:p>
      <text:p text:style-name="P1">ihnen: Gehet hin und Verkündigt dem Jo-</text:p>
      <text:p text:style-name="P1">hannes wieder, was ihr sehet und höret:</text:p>
      <text:p text:style-name="P1">5. Blinde sehen und Lahme wandeln,</text:p>
      <text:p text:style-name="P1">Anssätzige werden rein und Taube hören,</text:p>
      <text:p text:style-name="P1">Todte stehen auf, und den Armen wird das</text:p>
      <text:p text:style-name="P1">Evangelium gepredigt.</text:p>
      <text:p text:style-name="P1">C. is, so. 34. Jes. 35,5. Si, «.</text:p>
      <text:p text:style-name="P1">6. Und selig ist, wer sich nicht an mir</text:p>
      <text:p text:style-name="P1">ärgert.</text:p>
      <text:p text:style-name="P1">V. 7—i9- Luc. 7, 2i—35.</text:p>
      <text:p text:style-name="P1">II. 7. Da diese aber hinweggiengen,</text:p>
      <text:p text:style-name="P1">fieng Jesus an zum Volke zu reden von</text:p>
      <text:p text:style-name="P1">Johannes: Was seid ihr in die Wüste</text:p>
      <text:p text:style-name="P1">hinausgegangen Zu schauen? Ein Rohr,</text:p>
      <text:p text:style-name="P1">das vom Winde ewegt wird?</text:p>
      <text:p text:style-name="P1">8. Oder was seid ihr hinausgegan en</text:p>
      <text:p text:style-name="P1">zu sehen? Einen Menschen mit weia?e·n</text:p>
      <text:p text:style-name="P1">Kleidern angethan? Sie se, die weiche K ei-</text:p>
      <text:p text:style-name="P1">der tragen, die sind in den Häuse-in der</text:p>
      <text:p text:style-name="P1">Könige. »</text:p>
      <text:p text:style-name="P1">9. der was seid ihr hinausgegangen</text:p>
      <text:p text:style-name="P1">zu ehen? Einen Propheten? ·Ja,ik?scige</text:p>
      <text:p text:style-name="P1">en , einen, der noch vortrefflicherit a S</text:p>
      <text:p text:style-name="P1">ein Propbet. Lin. «, 76. ,</text:p>
      <text:p text:style-name="P1">10. Denn dieser ist’s, von »dem Yschrieben</text:p>
      <text:p text:style-name="P1"><text:soft-page-break/>steht: ,,Siehe, ich sende meinen oten Vor</text:p>
      <text:p text:style-name="P1">deinem Augesichte her, der deinen Weg vor</text:p>
      <text:p text:style-name="P1">dir bereiten soll. Mai.3-«- Cl·-l;kM-it-235</text:p>
      <text:p text:style-name="P1">11. W« rIi ,ichsa eeu , un er· even,</text:p>
      <text:p text:style-name="P1">dse Von <text:s/>gc?)VkcU Bild, ist kein</text:p>
      <text:p text:style-name="P1">Gr’öszerer ausgestanden, als · ohannes der</text:p>
      <text:p text:style-name="P1">Täufer. Doch der Kleinste im Reiche der</text:p>
      <text:p text:style-name="P1">Himmel ist großer als er·</text:p>
      <text:p text:style-name="P1">12. Aber von den Tagen»Johcinnes des</text:p>
      <text:p text:style-name="P1">Täu ers an bis aussetzt leidet das Reich</text:p>
      <text:p text:style-name="P1">der immel·Gewalt, und die, so Gewalt</text:p>
      <text:p text:style-name="P1">brauchen, reißen es an sich. Las. is, is.</text:p>
      <text:p text:style-name="P1">13. Denn alle Propheten und das Gesetz</text:p>
      <text:p text:style-name="P1">bis aus Johannes haben gewecssaget.</text:p>
      <text:p text:style-name="P1"/>
      <text:p text:style-name="P1"/>
      <text:p text:style-name="P1"/>
      <text:p text:style-name="P1">Eap «. St. M«tthäi. Cap. «. 12. is</text:p>
      <text:p text:style-name="P1">14. Und wenn ihr es annehmen wollet,</text:p>
      <text:p text:style-name="P1">so <text:s/>er der Elias, der da kommen sollte.</text:p>
      <text:p text:style-name="P1">at. L, S. Many. «7, «o—«3. Las. «, «7.</text:p>
      <text:p text:style-name="P1">15. Wer Ohren hat zu hören, (g)er3hi;re!</text:p>
      <text:p text:style-name="P1">16. Wem soll i»ch aber dieses Geschlecht</text:p>
      <text:p text:style-name="P1">vergleichen? Es ist Kindern gleich, die am</text:p>
      <text:p text:style-name="P1">Markte sitzen, und ihren Gespielen zurufen,</text:p>
      <text:p text:style-name="P1">17. und sprechen: Wir haben euch ge-</text:p>
      <text:p text:style-name="P1">sixsen, und ihr habet nicht getanzt; wir</text:p>
      <text:p text:style-name="P1">ha en euch K aglieder gesungen, und ihr</text:p>
      <text:p text:style-name="P1">habet nicht getrauert.</text:p>
      <text:p text:style-name="P1">18. Denn es ist gekommen Johannes,</text:p>
      <text:p text:style-name="P1">der hat nicht gege sen und nicht etrunken;</text:p>
      <text:p text:style-name="P1">da sagen sie: Er hat einen Teuäl. C.3, i.</text:p>
      <text:p text:style-name="P1">19. Es ist ekommen der Sohn des Men-</text:p>
      <text:p text:style-name="P1">schen, der i t und trinkt; da sc: en sie:</text:p>
      <text:p text:style-name="P1">Siehe, wie it der Mensch ein Fresser und</text:p>
      <text:p text:style-name="P1">Weinsäufer, ein Freund der åölIner und</text:p>
      <text:p text:style-name="P1">Sünder! Und die Weisheit : von ihren</text:p>
      <text:p text:style-name="P1">Kindern gerechtfertigt worden.</text:p>
      <text:p text:style-name="P1">C. o, «o. J·-h, 2, 2.</text:p>
      <text:p text:style-name="P1">V. 2o—27: Lin. to, 12—«s. 2«. De.</text:p>
      <text:p text:style-name="P1">llI. 20. Da sieng er an die Städte, in</text:p>
      <text:p text:style-name="P1">welchen die meisten seiner Thaten gesche-</text:p>
      <text:p text:style-name="P1">hen waren, u beschelten, darum weil sie</text:p>
      <text:p text:style-name="P1">nicht Buße thaten.</text:p>
      <text:p text:style-name="P1">21. Wehe dir, Chorazin! wehe dir, Beth-</text:p>
      <text:p text:style-name="P1">saida! Denn wenn zu Thais und Sidon</text:p>
      <text:p text:style-name="P1">die T2aten geschehen wären, die bei euch</text:p>
      <text:p text:style-name="P1">Höhe en sind, o hätten sie vorlängst im</text:p>
      <text:p text:style-name="P1">ack und in der Asche Buße gethan.</text:p>
      <text:p text:style-name="P1">Cz. 26. u. 27. Hieb 42, S.</text:p>
      <text:p text:style-name="P1">22. Doch ich sage euch, es wird Tyrus und</text:p>
      <text:p text:style-name="P1">Sidou erträglich« gehen am Tage des Ge-</text:p>
      <text:p text:style-name="P1"><text:soft-page-break/>richtes als euch.</text:p>
      <text:p text:style-name="P1">23. Und du, Capernaum! die du bis zum</text:p>
      <text:p text:style-name="P1">imtnel erhoben bist, du wirst bis zur</text:p>
      <text:p text:style-name="P1">gölle hinabgeworfen werden. Denn wenn</text:p>
      <text:p text:style-name="P1">Zu Sodom die Thaten geschehen wären, die</text:p>
      <text:p text:style-name="P1">ei dir geschehen sind, es würde noch heut</text:p>
      <text:p text:style-name="P1">zu Tage stehen.</text:p>
      <text:p text:style-name="P1">24. Doch ich so e euch, daß es dem Lande</text:p>
      <text:p text:style-name="P1">Sodom erträg i(her gehen wird am Tage</text:p>
      <text:p text:style-name="P1">des Gerichtes als dir. C. «o, is. Luc.«2, 47.</text:p>
      <text:p text:style-name="P1">25. Zu derselben Zeit hob Jesus an und</text:p>
      <text:p text:style-name="P1">sprach: Ich preise dich, Vater, »Herr-des</text:p>
      <text:p text:style-name="P1">Himmels und der Erde, daß du diese Dinge</text:p>
      <text:p text:style-name="P1">vor den Weisen und Verständigen verbor-</text:p>
      <text:p text:style-name="P1">en, und sie den Unmi’indigen geoffenbaret</text:p>
      <text:p text:style-name="P1">hast. C. Z, Z. «. C-k. «, ig--zip.</text:p>
      <text:p text:style-name="P1">26. Ja, Vater, denn also ist es wohlge-</text:p>
      <text:p text:style-name="P1">sällig gewesen vor dir.</text:p>
      <text:p text:style-name="P1">27. Alle Dinge sind mir von meinem</text:p>
      <text:p text:style-name="P1">Vater übergeben, und Niemand erkennt</text:p>
      <text:p text:style-name="P1">den Sohn, als nur der Vater; und auch</text:p>
      <text:p text:style-name="P1">den Vater erkennt Niemand, als nur der</text:p>
      <text:p text:style-name="P1">Sohn, und wem es der Sohn will offen-</text:p>
      <text:p text:style-name="P1">baren. C. 2s, is. J:-h. «, is. 3, ais. it, S.</text:p>
      <text:p text:style-name="P1">lV. 28. Kommet zu mir alle, die ihr</text:p>
      <text:p text:style-name="P1">mühselig und beladen seid, und ich will euch</text:p>
      <text:p text:style-name="P1">Ruhe 9»geben. J2·:. 3«, 25. - »</text:p>
      <text:p text:style-name="P1">29- Shmet mein Joch auf euch, nnd ler-</text:p>
      <text:p text:style-name="P1">net von mir; denn ich bin sanfttnüthi und</text:p>
      <text:p text:style-name="P1">von He«Jen demüthig; so werdet ihr 3iuhe</text:p>
      <text:p text:style-name="P1">finden f’ r euere See en. Z·«ch.9,9, Pk,i1,2,s2-,</text:p>
      <text:p text:style-name="P1">30. Denn mein Joch ist sanft, und meine</text:p>
      <text:p text:style-name="P1">Last ist leicht. «. Joh. S, Z.</text:p>
      <text:p text:style-name="P1">Cap. XII.</text:p>
      <text:p text:style-name="P1">l. Der Jünger Achrencssen- 4-—s. It· Heilung</text:p>
      <text:p text:style-name="P1">eines-Lahinhäiidigen am Sabbath. 9—24. M.</text:p>
      <text:p text:style-name="P1">åästtel;ii«:t;g der «1;gari:;ger P,ideiäDJ;si:’m, Find «5s;si1</text:p>
      <text:p text:style-name="P1">sc c11Ull . — - - C VII cll T-</text:p>
      <text:p text:style-name="P1">risäern gegfordgirte Zeichen. 38-—45. V. Die Ver-</text:p>
      <text:p text:style-name="P1">wandten Jesii. L-S-50.</text:p>
      <text:p text:style-name="P1">IV. sägt: Marcib2· 23—-W. Lang 4-—5.</text:p>
      <text:p text:style-name="P1">. 1. u derse en eit gien esus am</text:p>
      <text:p text:style-name="P1">Sabbath durch die åaat; seine Jünger</text:p>
      <text:p text:style-name="P1">aber hungerten, und siengen an Aehren ab-</text:p>
      <text:p text:style-name="P1">zi;str3sesndi·in;zåu essen. d <text:s/>sMl-;s. Its, 25ch</text:p>
      <text:p text:style-name="P1">. re ari aer a a en pra en</text:p>
      <text:p text:style-name="P1">sie Zu ihm: Siehe, deine Jüngers un, was</text:p>
      <text:p text:style-name="P1">m t erlaubt ist am Sabbath zu t un.</text:p>
      <text:p text:style-name="P1">3l. Er aber sBte zu iZnen : lHall;t ihr nicht</text:p>
      <text:p text:style-name="P1">e een was avidt at, a si n und die</text:p>
      <text:p text:style-name="P1">Sei ihm waren, hungerte? «.Sam. 2«, s.</text:p>
      <text:p text:style-name="P1">ji. Wie er in das Hans Gottes hinein-</text:p>
      <text:p text:style-name="P1"><text:soft-page-break/>gi·eng, und die Schaubrote aß, welche» er</text:p>
      <text:p text:style-name="P1">nicht essen durfte, n·och »die, tyelche bei ihm</text:p>
      <text:p text:style-name="P1">warens sZ)t?il?erä aäleiF d;e 3;r;es;;rT-TM R</text:p>
      <text:p text:style-name="P1">. V · , ·— . · O · , . «</text:p>
      <text:p text:style-name="P1">5. Oder habt ihr nicht gelesen imGesetze,</text:p>
      <text:p text:style-name="P1">daß am Sabbath die» Priester im Tempel</text:p>
      <text:p text:style-name="P1">den Sabbath entheiligen und doch ohne</text:p>
      <text:p text:style-name="P1">S6chigå??nd. Z?-)s. 28,»9 nd » d</text:p>
      <text:p text:style-name="P1">. age en a er: ieri einer er</text:p>
      <text:p text:style-name="P1">größer ist als der Ten1 e? «»</text:p>
      <text:p text:style-name="P1">7. Wenn ihr aber»wii tet, was-das3elHt</text:p>
      <text:p text:style-name="P1">Ich will Barmhergågkeit und nicht p er,</text:p>
      <text:p text:style-name="P1">so nhatttet Ehr die nsfchuldigen nicht ver-</text:p>
      <text:p text:style-name="P1">a m. .9, «:-z. Ho. is, S·</text:p>
      <text:p text:style-name="P1">S. Denn der Sohn des Menschen ist auch</text:p>
      <text:p text:style-name="P1">Hex: ges-MS;z;,?batl)s.</text:p>
      <text:p text:style-name="P1">. — : are- Z, 4—6. Lin. S, 6——«.</text:p>
      <text:p text:style-name="P1">II. 9. Und als er von dannen weiter</text:p>
      <text:p text:style-name="P1">gieng,];am er in ihre Versami1äBingä)</text:p>
      <text:p text:style-name="P1">10. nd siehe da war ein en , der</text:p>
      <text:p text:style-name="P1">hatteseini:hdürre«-Hand. Und siåfk’g)gtehn;hn</text:p>
      <text:p text:style-name="P1">und pra en: Dar man am a at ei-</text:p>
      <text:p text:style-name="P1">len ? auf das; sie ihfn verklagten.</text:p>
      <text:p text:style-name="P1">- Luc. is, H. «4, Z te.</text:p>
      <text:p text:style-name="P1"/>
      <text:p text:style-name="P1"/>
      <text:p text:style-name="P1"/>
      <text:p text:style-name="P1">14 Cap. 12. Das Evangelium »Cap. 12. «</text:p>
      <text:p text:style-name="P1">11. Er· aber sprach zu ihnen: Weliher</text:p>
      <text:p text:style-name="P1">Mensch ist unter euch, der ein Schaf hatte,</text:p>
      <text:p text:style-name="P1">und, wenn es am Sabbath in eine Grube</text:p>
      <text:p text:style-name="P1">fiele, es nicht ergreifen und herausziehen</text:p>
      <text:p text:style-name="P1">würde?</text:p>
      <text:p text:style-name="P1">12. Wieviel besser ist nun ein Mensch</text:p>
      <text:p text:style-name="P1">als ein SFf!»Darum"dars man wohl am</text:p>
      <text:p text:style-name="P1">Sabbath utes tckhun.</text:p>
      <text:p text:style-name="P1">13. Dann fpra er zu dem Menschen:</text:p>
      <text:p text:style-name="P1">Streife deine Hand aus!. Und er streckte</text:p>
      <text:p text:style-name="P1">sie aus, und sie ward wieder gesund wie</text:p>
      <text:p text:style-name="P1">die an?)ere. « d· Pl, »s h s</text:p>
      <text:p text:style-name="P1">14. a ieugen te ari äer inau ,</text:p>
      <text:p text:style-name="P1">nnd hielten; Rath wider ihn, das; sie ihn</text:p>
      <text:p text:style-name="P1">umbrächten. Ich. 5, is. is.</text:p>
      <text:p text:style-name="P1">15. Jesus aber, da er es merkte, entwich</text:p>
      <text:p text:style-name="P1">von dannen, und es so! te ihm viel Volk</text:p>
      <text:p text:style-name="P1">nach, und er heilte sie allge.</text:p>
      <text:p text:style-name="P1">16. Und er gebot ihnen, daß sie ihn nicht</text:p>
      <text:p text:style-name="P1">offenbar machen sollten. C. 9, so.</text:p>
      <text:p text:style-name="P1">17. Auf das; erfüllt würde, was geredet</text:p>
      <text:p text:style-name="P1">ist durch den Propheten Jesajas:</text:p>
      <text:p text:style-name="P1">18. ,,Siehe, mein Knecht, den ich erwählt</text:p>
      <text:p text:style-name="P1">hgbe, mein Geliebter, an dem meine Seele</text:p>
      <text:p text:style-name="P1"><text:soft-page-break/>ohlgefallen hat. Ich will meinen Geist</text:p>
      <text:p text:style-name="P1">aus ihn legktn, und er wird den Heiden das</text:p>
      <text:p text:style-name="P1">Recht ver ’ndigen. Jes. 42, 4——4. «, (-Z.</text:p>
      <text:p text:style-name="P1">19. Er wird nicht zanken, noch schreien,</text:p>
      <text:p text:style-name="P1">und Niemand wird auf den Gassen feine</text:p>
      <text:p text:style-name="P1">Stimme hören. »</text:p>
      <text:p text:style-name="P1">20. Ein zerknicktes Rohr wird er nicht</text:p>
      <text:p text:style-name="P1">zerbrechen, und einen glimmenden Docht</text:p>
      <text:p text:style-name="P1">wird er nicht auslöschen, bis daß er das</text:p>
      <text:p text:style-name="P1">Recht um Sieg ausführe. »</text:p>
      <text:p text:style-name="P1">21. lind die Heiden werden auf seinen</text:p>
      <text:p text:style-name="P1">Namen hoffen« Ins-n. is, 42.</text:p>
      <text:p text:style-name="P1">V. 22-32«. Man. Z, W—-30. Luc. «, 44—23.</text:p>
      <text:p text:style-name="P1">1Il. 22. Da wurde ein Besessener, der</text:p>
      <text:p text:style-name="P1">blind und stumm war, zu ihm gebracht, und</text:p>
      <text:p text:style-name="P1">er heilte ihn, also daß der Blinde und</text:p>
      <text:p text:style-name="P1">Stumnie redete und sah. C» 9, 32.</text:p>
      <text:p text:style-name="P1">23. Und alles Volk erstaunte nnd fprach:</text:p>
      <text:p text:style-name="P1">Jst dieser nicht der Sohn Davids ?</text:p>
      <text:p text:style-name="P1">24. Als es aber die Pharisäer hörten,</text:p>
      <text:p text:style-name="P1">sprachen sie: Dieser treibt die Teufel nicht</text:p>
      <text:p text:style-name="P1">anders aus als durchBeelzebub,den Ober-</text:p>
      <text:p text:style-name="P1">sten der Teufel. C. 9, 34,</text:p>
      <text:p text:style-name="P1">25. Da aberJesus ihre Gedanken wußte,</text:p>
      <text:p text:style-name="P1">sprach er zu ihnen: Ein jedes Reich, das</text:p>
      <text:p text:style-name="P1">in sich selbst uneinig ist, wird verwüstet,</text:p>
      <text:p text:style-name="P1">und eine jede Stadt» oder ein Haus, das</text:p>
      <text:p text:style-name="P1">in sich selbst uneiuig ist, mag nicht bestehen.</text:p>
      <text:p text:style-name="P1">26. Wenn nun ein Satan den andern</text:p>
      <text:p text:style-name="P1">cuistreibt, so ist er wider sich selbst uneins.</text:p>
      <text:p text:style-name="P1">Wie wird denn sein Reich bestehen mögen?</text:p>
      <text:p text:style-name="P1">27. Und wenn ich durch den B«-lzebub</text:p>
      <text:p text:style-name="P1">die Teufel austreibe, durch.wen treiben</text:p>
      <text:p text:style-name="P1">eure Söhne sie aus? Darum werden sie</text:p>
      <text:p text:style-name="P1">selbst eure Richter sein.</text:p>
      <text:p text:style-name="P1">28. Wenn ich» aber durch den Geist -Got-</text:p>
      <text:p text:style-name="P1">tes die Teufel austreibe, so ist ja das Reich</text:p>
      <text:p text:style-name="P1">Gottes zu euch gekommen. «. Joi;. Z, s.</text:p>
      <text:p text:style-name="P1">29. Oder wie kann Jemand in das Haus</text:p>
      <text:p text:style-name="P1">des Starken hineingehen, und seinen Laus-</text:p>
      <text:p text:style-name="P1">rath rauben, es sei denn, daß er den tar-</text:p>
      <text:p text:style-name="P1">ken zuvor binde. Alsdann wird er sein</text:p>
      <text:p text:style-name="P1">Haus berauben. Jes. -is, 24.</text:p>
      <text:p text:style-name="P1">3O. Wer nicht mit mir ist, der ist wider</text:p>
      <text:p text:style-name="P1">mich, und wer nicht mit mir sammelt, der</text:p>
      <text:p text:style-name="P1">zerstreuet. Mark. 9, so.</text:p>
      <text:p text:style-name="P1">31. Darum sage ich euch: Jede Sünde</text:p>
      <text:p text:style-name="P1">und Lästerung wird den Menschen verge-</text:p>
      <text:p text:style-name="P1">ben werden; aber die Lästerung des Gei-</text:p>
      <text:p text:style-name="P1">stes wird den Menschen nicht vergeben</text:p>
      <text:p text:style-name="P1">werden. Hei-. ei, 4—s. 4o, gis.</text:p>
      <text:p text:style-name="P1">32. Und wer ein Wort wider den Sohn</text:p>
      <text:p text:style-name="P1"><text:soft-page-break/>des Menschen redet, dem wird ver eben</text:p>
      <text:p text:style-name="P1">werden; wer aber wider den heiligenEeist</text:p>
      <text:p text:style-name="P1">redet, dem wird nicht ver eben werden, we-</text:p>
      <text:p text:style-name="P1">der in dieser noch in der ilünftggen Welt.</text:p>
      <text:p text:style-name="P1">s ne. is, 4o.</text:p>
      <text:p text:style-name="P1">33. Entweder machet den Baum gut, und</text:p>
      <text:p text:style-name="P1">seine Frucht gut, oder machet den Baum</text:p>
      <text:p text:style-name="P1">aul, und seine Frucht faul! Denn an der</text:p>
      <text:p text:style-name="P1">Frucht er ennt man den Baum.</text:p>
      <text:p text:style-name="P1">C. 7, 47: Luc. S, 44.</text:p>
      <text:p text:style-name="P1">34. Ihr Natter ezüchte, wie könnet ihr</text:p>
      <text:p text:style-name="P1">Gutes reden, da ihr böse seid? Denn aus</text:p>
      <text:p text:style-name="P1">der Fi’ille des Herzens redet der å)z?u3nd5</text:p>
      <text:p text:style-name="P1">35. Der gute Mensch bringt aus dem</text:p>
      <text:p text:style-name="P1">guten Schatze des Herzens Gutes hervor,</text:p>
      <text:p text:style-name="P1">und der böse Mensch bringt aus seinem</text:p>
      <text:p text:style-name="P1">bösen Schatze Böses ervor. Las. S. 4»5.</text:p>
      <text:p text:style-name="P1">86. Ich sa e eu aber, daß die Mens en</text:p>
      <text:p text:style-name="P1">am Tage des GeIichtes Rechenschaft geibe»n</text:p>
      <text:p text:style-name="P1">werden von jedem unnützen Worte, das sie</text:p>
      <text:p text:style-name="P1">geredet haben. Eph. -i, es. »</text:p>
      <text:p text:style-name="P1">37. Denn nach deinen«Worte»n wigt3VU</text:p>
      <text:p text:style-name="P1">gerecht esprochen, und nach dem« Dr-</text:p>
      <text:p text:style-name="P1">ten wirsi du verdammt werden-</text:p>
      <text:p text:style-name="P1">« V. 38—4-T: Lue..«- «3- 29··3»2-</text:p>
      <text:p text:style-name="P1">IV. 38. Da hoben etliche der Schriftgelehr-</text:p>
      <text:p text:style-name="P1">ten und Pharisäer an »UUl? spW·chEUT MU-</text:p>
      <text:p text:style-name="P1">ssss- M-1Is« <text:s/>Eis kfk.3gIz?«:-M</text:p>
      <text:p text:style-name="P1">39. Er aber antwortete und sprach zu</text:p>
      <text:p text:style-name="P1">ihnen: Das böse »und· ehebrecherische Ge-</text:p>
      <text:p text:style-name="P1">jchIecht begehrt ein Zeichen; aber es wird</text:p>
      <text:p text:style-name="P1">ihm kein eichen ·egebeu werden als das</text:p>
      <text:p text:style-name="P1">Zeichen des Propheten Jonas. E. i6« 4.</text:p>
      <text:p text:style-name="P1">40. Denn gleichwie Jonas im Bauche</text:p>
      <text:p text:style-name="P1"/>
      <text:p text:style-name="P1"/>
      <text:p text:style-name="P1"/>
      <text:p text:style-name="P1">des Wallfisches drei Tage -und drei Nächte</text:p>
      <text:p text:style-name="P1">war, also wird der Sohn des Menschen</text:p>
      <text:p text:style-name="P1">drei Tage und drei Nächte im Schooße der</text:p>
      <text:p text:style-name="P1">Erde sein. J-u. 2, i.</text:p>
      <text:p text:style-name="P1">41. Die Männer von Niniv"e werden am</text:p>
      <text:p text:style-name="P1">Gerichte wider dieses Ges leiht austreten</text:p>
      <text:p text:style-name="P1">und es verdammen; denn ie haben Buße</text:p>
      <text:p text:style-name="P1">gethan auf die Predigt des Jonas. J-m.3,52c.</text:p>
      <text:p text:style-name="P1">42.· Die Königinn von Mittag wird am</text:p>
      <text:p text:style-name="P1">Gerichte wider dieses Geschlecht austreten,</text:p>
      <text:p text:style-name="P1">und es verdammen; denn sie ist; von den</text:p>
      <text:p text:style-name="P1">Enden der Erde gekommen, die Weisheit</text:p>
      <text:p text:style-name="P1">Salonions zu hören. Und siehe, hier ist</text:p>
      <text:p text:style-name="P1">mehr als Salomon. i.Kö:i. i0, i ».</text:p>
      <text:p text:style-name="P1">V. -is-45: Lin. «, A-—26.</text:p>
      <text:p text:style-name="P1"><text:soft-page-break/>43. Wenn aber der unreine Geist vom</text:p>
      <text:p text:style-name="P1">2Nensc;en ausgefahren ist, so durchzieht er</text:p>
      <text:p text:style-name="P1">dürre rte, und sucht einen Ruheplatz und</text:p>
      <text:p text:style-name="P1">smdet ihn nicht.</text:p>
      <text:p text:style-name="P1">44. Dann spricht er: Ich will zurückkeh-</text:p>
      <text:p text:style-name="P1">ren in mein Haus, aus dem ich gegangen</text:p>
      <text:p text:style-name="P1">bin. Und wenn er kommt, findet er es leer,</text:p>
      <text:p text:style-name="P1">gesäubert und geziert. » »</text:p>
      <text:p text:style-name="P1">45. Alsdann geht er hin, und nimmt mit</text:p>
      <text:p text:style-name="P1">sich sieben andere Geister, die schlimmer</text:p>
      <text:p text:style-name="P1">sind als er; und sie ziehen ein, und wohnen</text:p>
      <text:p text:style-name="P1">daselbst, und es wird das Letzte dieses Men-</text:p>
      <text:p text:style-name="P1">schen ärger als das Erste. Also wird es</text:p>
      <text:p text:style-name="P1">auch sein mit diesem bösen Geschlechte.</text:p>
      <text:p text:style-name="P1">2. Pet. 2, 20.</text:p>
      <text:p text:style-name="P1">V. 46—50: Man. :-, so-—35. Lin. 8, 49—2-i.</text:p>
      <text:p text:style-name="P1">V. 46. Als er aber noch zu dem Volke</text:p>
      <text:p text:style-name="P1">redete, siehe, da standen seine Mutter und</text:p>
      <text:p text:style-name="P1">seine Brüder draußen, nnd suchten mit ihm</text:p>
      <text:p text:style-name="P1">zu reden. J«,k,· 7, 5.· « »</text:p>
      <text:p text:style-name="P1">47. Da sprach Einer zu ihm: Siehe,</text:p>
      <text:p text:style-name="P1">deine Mutter und deine Brüder stehen</text:p>
      <text:p text:style-name="P1">draußen, undsuchen init dir zu reden. C.is,55.</text:p>
      <text:p text:style-name="P1">48. Er aber antwortete nnd sprach zu</text:p>
      <text:p text:style-name="P1">dem, der es ihm sagte: Wer ist meine Mut-</text:p>
      <text:p text:style-name="P1">ter, und wer sind meine Brüder?</text:p>
      <text:p text:style-name="P1">49. Und er streckte seine Hand aus über</text:p>
      <text:p text:style-name="P1">Mk Jiinger,-undTsprach: Siehe, meine</text:p>
      <text:p text:style-name="P1">tter und meine riider! »</text:p>
      <text:p text:style-name="P1">50. Denn wer da thut den Willen mei-</text:p>
      <text:p text:style-name="P1">nes Vaters im immel, derselbe ist mein</text:p>
      <text:p text:style-name="P1">Bruder und S wester und Mutter.</text:p>
      <text:p text:style-name="P1">Cap. xiiI.</text:p>
      <text:p text:style-name="P1">Gleichnissc: I. vom Samen, -l—23; Il. vom</text:p>
      <text:p text:style-name="P1">Unkrantc, 24———3(); 1ll. vom Senftorii, TM. 32;</text:p>
      <text:p text:style-name="P1">IV. vom Sauerteig, 33——43; V. vom gefundenen</text:p>
      <text:p text:style-name="P1">Schatze, 44; W. von den Perlen, 45. 46; F«·tl.</text:p>
      <text:p text:style-name="P1">vom Fischfang, 47—52. V1l1. Jesus wird zu Na-</text:p>
      <text:p text:style-name="P1">zareth verachtet. 53—58.</text:p>
      <text:p text:style-name="P1">V. -i—232 Mike. 4, i«20. Luc. 8, 4—45»</text:p>
      <text:p text:style-name="P1">I. 1. Desselben Tages ging Jesus aus</text:p>
      <text:p text:style-name="P1">Cap. 12. 18. St. Matthäi. Cap. 13. 15</text:p>
      <text:p text:style-name="P1">dem Hause hinaus und setzte sich ansdas</text:p>
      <text:p text:style-name="P1">·Meer. -</text:p>
      <text:p text:style-name="P1">·2. Und es versammelte sich viel Volk zu</text:p>
      <text:p text:style-name="P1">ihm, also daß er in das Schiss.stiZ.und sich</text:p>
      <text:p text:style-name="P1">setzte; und alles Voll stand am estade.</text:p>
      <text:p text:style-name="P1">I·3. Und er sagte ihnen vieles in Gleich-</text:p>
      <text:p text:style-name="P1">nissen, und prach: Siehe, es gieng ein</text:p>
      <text:p text:style-name="P1">Sciemann aus zu säen. « .</text:p>
      <text:p text:style-name="P1">4. Und indem er säete, fiel Etliches an den</text:p>
      <text:p text:style-name="P1">Weg <text:s/>und es kamen die Vögel und fraßen</text:p>
      <text:p text:style-name="P1"><text:soft-page-break/>es an .</text:p>
      <text:p text:style-name="P1">5. Anderes aber fiel arg den steinichten</text:p>
      <text:p text:style-name="P1">Grund, wo es nicht viel rde hatte; und</text:p>
      <text:p text:style-name="P1">es gieng al obald aus, darum weil es nicht</text:p>
      <text:p text:style-name="P1">tiefe Erde hatte; «</text:p>
      <text:p text:style-name="P1">6. Als aber die Sonne aufgieng, ward es</text:p>
      <text:p text:style-name="P1">verbrannt; und weil es nicht Wurzel hatte,</text:p>
      <text:p text:style-name="P1">verdorrete es.</text:p>
      <text:p text:style-name="P1">7. Anderes aber siel aus die Dornen; und</text:p>
      <text:p text:style-name="P1">die Dornen wuchsen aiif, und erstickten»»es.</text:p>
      <text:p text:style-name="P1">S. Anderes aber fiel aus den guten Grund,</text:p>
      <text:p text:style-name="P1">und gab Frncht, etIiches hundertfälti ,-Tet-</text:p>
      <text:p text:style-name="P1">liches sechzigfältig und etliches dreißigsiiltig.</text:p>
      <text:p text:style-name="P1">9. Wer Ohren hat zu hören, (?el;4l)öfF!</text:p>
      <text:p text:style-name="P1">10. Und die JünW traten herzu«, .uI«id</text:p>
      <text:p text:style-name="P1">sgrachen» zu ihm: arum redest du in</text:p>
      <text:p text:style-name="P1">leichnissen mit ihnen ? A</text:p>
      <text:p text:style-name="P1">11. Er aber antwortete und sprach», zu</text:p>
      <text:p text:style-name="P1">ihnen: Weil euch gegeben ist, die Geheim-</text:p>
      <text:p text:style-name="P1">nisse des Neiches der Himmel zu erkennen;</text:p>
      <text:p text:style-name="P1">jenen aber ist’s mcht gegeben.</text:p>
      <text:p text:style-name="P1">C. «, 25. is, « . i.Cok. S, 7-i0.</text:p>
      <text:p text:style-name="P1">12. Denn wer hat, dem wird gegeben</text:p>
      <text:p text:style-name="P1">werden, und er wird Ueberfluß haben; wer</text:p>
      <text:p text:style-name="P1">aber nicht hat, von dem wird anch das,</text:p>
      <text:p text:style-name="P1">was er hat, gåiiomnien werden.</text:p>
      <text:p text:style-name="P1">C. 25, 29· are. it, 25. Luc. s, is. 49,.26.</text:p>
      <text:p text:style-name="P1">13. Darum rede i in Gleichnissen zu</text:p>
      <text:p text:style-name="P1">ihnen; denn sehend se en sie nicht, uiid hö-</text:p>
      <text:p text:style-name="P1">rend hören sie nicht und verstehen nicht.</text:p>
      <text:p text:style-name="P1">14. Und es wird an ihnen die Wes)ssåtigung</text:p>
      <text:p text:style-name="P1">des Jesajas ersüllet, die da sagt: » it den</text:p>
      <text:p text:style-name="P1">Ohren werdet ihr hören und nicht verste-</text:p>
      <text:p text:style-name="P1">hen, und mit den Augen werdet ihr sehen</text:p>
      <text:p text:style-name="P1">und nicht erkennen. J2s. 6, 9. -to. Jiih. i2,40.</text:p>
      <text:p text:style-name="P1">» Ap. 28, 26.</text:p>
      <text:p text:style-name="P1">15. Denn das Herz dieses Volkes ist ver-</text:p>
      <text:p text:style-name="P1">stockt, und mit den Ohren hören sie schwer,</text:p>
      <text:p text:style-name="P1">und ihre Augen haben sie «ugeschlossen;</text:p>
      <text:p text:style-name="P1">das; sie nicht etwa mit den Augen·sehen,</text:p>
      <text:p text:style-name="P1">und mit den Ohren hören, und mit dem</text:p>
      <text:p text:style-name="P1">Herzen verstehen, und sich bekehren, und</text:p>
      <text:p text:style-name="P1">ich sie gesund mache«</text:p>
      <text:p text:style-name="P1">16. Aber selig sind eure Augen, daß sie</text:p>
      <text:p text:style-name="P1">sehen, und eure Ohren, daß sie h«’c’3reg:</text:p>
      <text:p text:style-name="P1">ne. , &amp;c.</text:p>
      <text:p text:style-name="P1"/>
      <text:p text:style-name="P1"/>
      <text:p text:style-name="P1"/>
      <text:p text:style-name="P1">16</text:p>
      <text:p text:style-name="P1">17. Denn wa rlich, ich sage euch viele</text:p>
      <text:p text:style-name="P1">Propheten und ?9erechte haben begehrt. zu</text:p>
      <text:p text:style-name="P1"><text:soft-page-break/>sehen, was ihr siehet, und haben» es nicht</text:p>
      <text:p text:style-name="P1">ge l:henåunä’tzu h)o·rr:n, was ihr horet, und</text:p>
      <text:p text:style-name="P1">a en e ni ge o .i.Pet.i,40.Heb.«, is.</text:p>
      <text:p text:style-name="P1">18. So höret nun ihr das Gleichniß vom</text:p>
      <text:p text:style-name="P1">Säemann. «</text:p>
      <text:p text:style-name="P1">19. So oft Jemand das Wort des Rei-</text:p>
      <text:p text:style-name="P1">ches hört, und es nicht versteht, so» kommt</text:p>
      <text:p text:style-name="P1">der Bose und raubt das, was in ein Herz</text:p>
      <text:p text:style-name="P1">gesäet ist. Das ist der, der den Samen an</text:p>
      <text:p text:style-name="P1">dem Wege empfangen hat. -</text:p>
      <text:p text:style-name="P1">20. Der aber den Samen in den steinich-</text:p>
      <text:p text:style-name="P1">ten Grund empfangen, ist der, der das</text:p>
      <text:p text:style-name="P1">Wf)rt hört, und es alsobald mit Freuden</text:p>
      <text:p text:style-name="P1">an nimmt.</text:p>
      <text:p text:style-name="P1">d21. »Aber er hat kesine?3urzel in sP, Fu;</text:p>
      <text:p text:style-name="P1">ern itwetterwendi . ennnun rü a</text:p>
      <text:p text:style-name="P1">odjlr Liesrfolgung ent?tEht <text:s/>ldes Wortes</text:p>
      <text:p text:style-name="P1">wi en o ärgerter i as ad.</text:p>
      <text:p text:style-name="P1">22. Defr aber des Samenlunter die sor-</text:p>
      <text:p text:style-name="P1">nen emp angen, it der, we er das ort</text:p>
      <text:p text:style-name="P1">Bitt, aber die Sorge dieser TIZelt und der</text:p>
      <text:p text:style-name="P1">?,tU;g desdReifcE)tlå;i1gis erstickt das Wort,</text:p>
      <text:p text:style-name="P1">un e wir un u t ar.C.49,23. 4.Tim.6,9.</text:p>
      <text:p text:style-name="P1">23. Der aber den Samen in den guten</text:p>
      <text:p text:style-name="P1">Grund empfangen, ist der, welcher das</text:p>
      <text:p text:style-name="P1">Wort hört und versteht, welcher denn auch</text:p>
      <text:p text:style-name="P1">Frucht trägt, und der Eine bringt hundert-</text:p>
      <text:p text:style-name="P1">fäIt;g, des AäidFkkt·sechszigsältig, und ein</text:p>
      <text:p text:style-name="P1">n erer rei ig a ig.</text:p>
      <text:p text:style-name="P1">·ll. 24. Ein anderes Gleizhniß legte er</text:p>
      <text:p text:style-name="P1">ihnen vor, und sprach: Das eiihderHim-</text:p>
      <text:p text:style-name="P1">3el ist gleisch eine2tlnckMFnschen, der guten</text:p>
      <text:p text:style-name="P1">amen in einen er äete.</text:p>
      <text:p text:style-name="P1">2ts). Als aber die Leute schliefen, kam Bein</text:p>
      <text:p text:style-name="P1">Feind und säete Unkraut unter den ei-</text:p>
      <text:p text:style-name="P1">zen und gieng davon.</text:p>
      <text:p text:style-name="P1">b26ch Als nun die Saat wuchs und Frucht</text:p>
      <text:p text:style-name="P1">ra te, da zeigte sich auch das Unkraut.</text:p>
      <text:p text:style-name="P1">t27k3 Und disk .Fne3te des Hau;vaters tra-</text:p>
      <text:p text:style-name="P1">en er u un ra en: err, td « t</text:p>
      <text:p text:style-name="P1">Futen Samen iJn deinen·?lcker gc:iäetu?nti)?-</text:p>
      <text:p text:style-name="P1">er hat er denn das Unkraut?</text:p>
      <text:p text:style-name="P1">·28. »Er aber sprach zu ihnen: Das hat</text:p>
      <text:p text:style-name="P1">ein feindlicher Mensch etlhan. Da sagten</text:p>
      <text:p text:style-name="P1">die Knechte zu ihm: List st du.nun, daß</text:p>
      <text:p text:style-name="P1">wir hingehen und es ausjäten ?</text:p>
      <text:p text:style-name="P1">?9. Er aber sprach: Nein! damit ihr</text:p>
      <text:p text:style-name="P1">nicht, indem ihr das Unkraut ausjätet, zu-</text:p>
      <text:p text:style-name="P1">gleich mit ihm auch den Weizen»ausä«5au8et.</text:p>
      <text:p text:style-name="P1">L . , .</text:p>
      <text:p text:style-name="P1">30. Lasset beides mit einander i«i)achse»n bis</text:p>
      <text:p text:style-name="P1">zur giä)1te·Bund zur Zeig if? Erijikedwilkich</text:p>
      <text:p text:style-name="P1"><text:soft-page-break/>n in ern agen: ·e e «uer as n-</text:p>
      <text:p text:style-name="P1">kraut zusammen, und bindet«es in Bündel,</text:p>
      <text:p text:style-name="P1">Cap. 13. Das Evangelium Cap. 13. ·</text:p>
      <text:p text:style-name="P1">daß man es verbrenne; den Weizen aber</text:p>
      <text:p text:style-name="P1">sammelt in meineScheune.C.3,i2.2.Sam.23,s,</text:p>
      <text:p text:style-name="P1">V. si—:i4: Markt, 3o—3i. Laus, -I8—24.</text:p>
      <text:p text:style-name="P1">lll. 31. Ein anderes Gleichniß legte er</text:p>
      <text:p text:style-name="P1">ihnen vor, und sprach: Das Reich der Him-</text:p>
      <text:p text:style-name="P1">mel it gleich einem Senflorn, welches ein</text:p>
      <text:p text:style-name="P1">Men ch nahm nnd in seinen Acker saete. »</text:p>
      <text:p text:style-name="P1">32. Dieses ist zwar unter allen Samen</text:p>
      <text:p text:style-name="P1">das kleinste; wenn es aber herang5wachsen,</text:p>
      <text:p text:style-name="P1">so it es das größte unter den artenge-</text:p>
      <text:p text:style-name="P1">wä sen, und wird ein Baum, also da die</text:p>
      <text:p text:style-name="P1">Vögel des Himmels kommen und an sei-</text:p>
      <text:p text:style-name="P1">nen Zweigen nisten.</text:p>
      <text:p text:style-name="P1">lV. 33. Ein anderes Gleichniß sagte er</text:p>
      <text:p text:style-name="P1">ihnen: Das Reich der Himmel it gleich</text:p>
      <text:p text:style-name="P1">einem Sauerteige, den ein Weib naEm und</text:p>
      <text:p text:style-name="P1">unter drei Viertel Mehl mengte, is daß</text:p>
      <text:p text:style-name="P1">es ganz durchsäuert ward.</text:p>
      <text:p text:style-name="P1">34. Dieses alles redete Jesus in Gleich-</text:p>
      <text:p text:style-name="P1">nissen zum Volke, und ohne Gleichniß re-</text:p>
      <text:p text:style-name="P1">dete er nicht u ihnen.</text:p>
      <text:p text:style-name="P1">35. Aus das; ersüllet würde, was geredet</text:p>
      <text:p text:style-name="P1">ist durch den Propheten, der da s richt:</text:p>
      <text:p text:style-name="P1">»J will meinen Mund in Gleich’nissen</text:p>
      <text:p text:style-name="P1">aus·t un, ich will Ding; verkündigen, die</text:p>
      <text:p text:style-name="P1">von Grundlegung der elt an verborgen</text:p>
      <text:p text:style-name="P1">waren.« Pf. 78, Z.</text:p>
      <text:p text:style-name="P1">36. Da ließ Jesus das Volk von sich und</text:p>
      <text:p text:style-name="P1">kam in das Haus. Und seine Jiinger tra-</text:p>
      <text:p text:style-name="P1">ten zu ihm und sprachen: Erkläre uns das</text:p>
      <text:p text:style-name="P1">Gleichniß vom Unkraut des Ackers.</text:p>
      <text:p text:style-name="P1">37. Und er antwortete und sa te zuixlen:</text:p>
      <text:p text:style-name="P1">Der den uten Samen säet, iizt der ohn</text:p>
      <text:p text:style-name="P1">des Mem;ckän.</text:p>
      <text:p text:style-name="P1">38. Der cker ist die Welt; der gute Sa-</text:p>
      <text:p text:style-name="P1">men sind die Kinder des Reiches; das Un-</text:p>
      <text:p text:style-name="P1">kraut aber sind die Kinder des Bösen;</text:p>
      <text:p text:style-name="P1">Joy. S, 44. 4. J» .:-, 8.</text:p>
      <text:p text:style-name="P1">39. Der Feind, der es säet, ist der Teu-</text:p>
      <text:p text:style-name="P1">fel; die Ernte ist das Ende der Welt, die</text:p>
      <text:p text:style-name="P1">Schnitter sind die Engel. Off. it, is.</text:p>
      <text:p text:style-name="P1">40. Gleichwie man nun da’s Unkraut sam-</text:p>
      <text:p text:style-name="P1">melt und mit Feuer verbrennt, also wird</text:p>
      <text:p text:style-name="P1">es sein am Ende der Welt. . ·</text:p>
      <text:p text:style-name="P1">41. Der Sohn des MsUscheU Wl'kd seU!2</text:p>
      <text:p text:style-name="P1">Engel aussenden, und llsie werden·aus sei-</text:p>
      <text:p text:style-name="P1">nem Reiche sammeln a »e 2ler3ernisse, und</text:p>
      <text:p text:style-name="P1">die, welche die Ungerechtigkeitt un, C.24,:-is.</text:p>
      <text:p text:style-name="P1">42, und werden sie»in den Feuerofen»wer-</text:p>
      <text:p text:style-name="P1"><text:soft-page-break/>sen; daselbst wird sein Heulen und Zahne-</text:p>
      <text:p text:style-name="P1">lappern. V. so. Oss. -i9, 20. »</text:p>
      <text:p text:style-name="P1">43. Alsdann werden die Gerechten leuch-</text:p>
      <text:p text:style-name="P1">ten wie die Sonne im Reiche ihres Vaters.</text:p>
      <text:p text:style-name="P1">Wer Ohren hat zu hören, der höre!</text:p>
      <text:p text:style-name="P1">Drin. 42, B. 4.Cor. is, 40 it.</text:p>
      <text:p text:style-name="P1">V. 44. Wiederum ist das Reich der Him-</text:p>
      <text:p text:style-name="P1"/>
      <text:p text:style-name="P1"/>
      <text:p text:style-name="P1"/>
      <text:p text:style-name="P1">C«p. is. St. Matthai. C«p. 14.. «</text:p>
      <text:p text:style-name="P1">mel gleich einem verborgenen Schatz im</text:p>
      <text:p text:style-name="P1">Acker, den ein Mensch fand und verbarg.</text:p>
      <text:p text:style-name="P1">Und vor Freuden über denselben geht er</text:p>
      <text:p text:style-name="P1">hin und verkciu;k alles, was er hat, und</text:p>
      <text:p text:style-name="P1">aust denselben cker. sinnt. s,--i.</text:p>
      <text:p text:style-name="P1">Vl. 45. Wiederum ist das Reich der</text:p>
      <text:p text:style-name="P1">Himmel gleich einem Kaufmann, der</text:p>
      <text:p text:style-name="P1">schöne Perlen suchte.</text:p>
      <text:p text:style-name="P1">46. Als er nun eine köstliche Perle ge-</text:p>
      <text:p text:style-name="P1">funden, gieng er hin und verkaufte alles,</text:p>
      <text:p text:style-name="P1">was er hatte, und kaufte dieselbe.</text:p>
      <text:p text:style-name="P1">Si-r. s, so. «.</text:p>
      <text:p text:style-name="P1">Vll. 47. Wiederum ist das ReielzKder</text:p>
      <text:p text:style-name="P1">Himmel gleich einem Netze, das ins eer</text:p>
      <text:p text:style-name="P1">Zworfen ward und Fische von allerlei</text:p>
      <text:p text:style-name="P1">attungen zusammenzog.</text:p>
      <text:p text:style-name="P1">48. Als es nun voll geworden, zogen sie</text:p>
      <text:p text:style-name="P1">es an das Gestade, etzten sich und sammel-</text:p>
      <text:p text:style-name="P1">ten die guten in Ge chirre, die faulen aber</text:p>
      <text:p text:style-name="P1">warfen sie weg.</text:p>
      <text:p text:style-name="P1">49. Also wird es am Ende der Welt Bin.</text:p>
      <text:p text:style-name="P1">Die Engel werden aus ehen und die b-</text:p>
      <text:p text:style-name="P1">sen von den Gerechten scheiden,</text:p>
      <text:p text:style-name="P1"><text:s/>und sie.in den kFeuerzfen werskn. Da-</text:p>
      <text:p text:style-name="P1">e wird ein en en un ä ne a ern.</text:p>
      <text:p text:style-name="P1">L a pra eus zuinen: a t</text:p>
      <text:p text:style-name="P1">is stD ff TM (.2.«J«--. 2.!s;g«i»e</text:p>
      <text:p text:style-name="P1">ihr dieses alles verstanden ? Sie sprachen</text:p>
      <text:p text:style-name="P1">zu ihm: Ja, Herr.</text:p>
      <text:p text:style-name="P1">52. Da sagte er zu ihnen: Darum <text:s/>je-</text:p>
      <text:p text:style-name="P1">der Schriftgelehrte , der für das Rei der</text:p>
      <text:p text:style-name="P1">Himmel unterrichtet ist, einem Kausvater</text:p>
      <text:p text:style-name="P1">Reich, der aus seinem Schatze - eues und</text:p>
      <text:p text:style-name="P1">ltes hervorgibt.,</text:p>
      <text:p text:style-name="P1">V. 53—-58: Mai-c. H, 4-6. Luc. L-, 46. 12—24.</text:p>
      <text:p text:style-name="P1">VllI. 53. Und es begab sich, als Jesus</text:p>
      <text:p text:style-name="P1">Tiefe Gleichnisse vollendet hatte, zog er von</text:p>
      <text:p text:style-name="P1">atmen.</text:p>
      <text:p text:style-name="P1">54. Und als er in seine Vaterstadt kam,</text:p>
      <text:p text:style-name="P1">lehrte er in ihrer Versammlung , also daß</text:p>
      <text:p text:style-name="P1">’s;iesersti;ui13enI13gndsfls)rg«L)eI; <text:s/>okmnt</text:p>
      <text:p text:style-name="P1"><text:soft-page-break/>ieemo e ei ei n ae.</text:p>
      <text:p text:style-name="P1">55. Jst dieser nicht des »3Zeimmerwanns</text:p>
      <text:p text:style-name="P1">Sohn? gehst nicht seine utter Maria,</text:p>
      <text:p text:style-name="P1">und seine rüder Jacobus und Ioses und</text:p>
      <text:p text:style-name="P1">Simon und Judas? C· is, te. J-h. s, 42.</text:p>
      <text:p text:style-name="P1">56. und sind nicht seine Schwestern alle</text:p>
      <text:p text:style-name="P1">bis ui;s? Woher kommt ihm denn dieses</text:p>
      <text:p text:style-name="P1">a es.</text:p>
      <text:p text:style-name="P1">57. Und sie ä·rgertengi»ch"an ihm. ·Jesus</text:p>
      <text:p text:style-name="P1">aber sprach zu ihnen: in Prophet Ist nir-</text:p>
      <text:p text:style-name="P1">gends herachteE)als in seinem Vaterlande</text:p>
      <text:p text:style-name="P1">und in einem an e. J.,h, 4, 44«</text:p>
      <text:p text:style-name="P1">58. Und er that daselbst nicht viele Wun-</text:p>
      <text:p text:style-name="P1">der um ihres Unglaubens willen.</text:p>
      <text:p text:style-name="P1">Cap. XIV.</text:p>
      <text:p text:style-name="P1">I. Euihauptung Johannes des Täufers. 4—-is.</text:p>
      <text:p text:style-name="P1">ll. Speisinig der Fünftausend. I4—2s. M. Stil-</text:p>
      <text:p text:style-name="P1">lung des Seestukmes. 2s—3·’1. W. Heilung vieler</text:p>
      <text:p text:style-name="P1">Kranken. Si---Z6.</text:p>
      <text:p text:style-name="P1">V. i—-is: Mark. C, «k—3i. Las. d, 7—9«</text:p>
      <text:p text:style-name="P1">l. 1. Zu derselben Zeit hörte der Vier-</text:p>
      <text:p text:style-name="P1">fürst Hei-odes das Gerücht von s·esu.</text:p>
      <text:p text:style-name="P1">2. Und er sagte zu feinen Dienern: Dieser</text:p>
      <text:p text:style-name="P1">E Johannes der Täufer , der ist« von den</text:p>
      <text:p text:style-name="P1">odten auferstanden, und darum wirken</text:p>
      <text:p text:style-name="P1">diese Kräfte in ihm. C, is, ««</text:p>
      <text:p text:style-name="P1">Z. Denn Herodes hatte den Johannes</text:p>
      <text:p text:style-name="P1">Geisen lasen, ihn gebunden und in das</text:p>
      <text:p text:style-name="P1">efängni gelFt, wegen sE)·erodias, des</text:p>
      <text:p text:style-name="P1">Weibes seines ruders Phi up;-us.</text:p>
      <text:p text:style-name="P1">·Luc.3 49.»20.»-</text:p>
      <text:p text:style-name="P1">Hi. Denn Johannes sagte ihm: Es ist dir</text:p>
      <text:p text:style-name="P1">ni(ht erlaubt, sie zu haben. o. M«-s· es, is.</text:p>
      <text:p text:style-name="P1">5. Und er wollte ihn tödten, ür etc aber</text:p>
      <text:p text:style-name="P1">das Volk, denn sie hielten i n ·ir einen</text:p>
      <text:p text:style-name="P1">Progheten. C. ei, se.</text:p>
      <text:p text:style-name="P1">S. ls nun Herodes seinen Geburtstag</text:p>
      <text:p text:style-name="P1">begieng, tanzte der Herodias Tochter vor</text:p>
      <text:p text:style-name="P1">den Gästen; und es gesiel dem He-rodes.</text:p>
      <text:p text:style-name="P1">7. Darum verhieß er ihr mit einem Eide,</text:p>
      <text:p text:style-name="P1">ihr zu geben, was sie auch fordern würde.</text:p>
      <text:p text:style-name="P1">S. Da sie aber uvor von Brei» Mutter</text:p>
      <text:p text:style-name="P1">unter-richtet war, sprach sie: ib mir hier</text:p>
      <text:p text:style-name="P1">c;ns Euer Schüsse das Haupt Johannes</text:p>
      <text:p text:style-name="P1">Z -</text:p>
      <text:p text:style-name="P1">e aufers.</text:p>
      <text:p text:style-name="P1">9. Und der König ward betrübt; doch um</text:p>
      <text:p text:style-name="P1">des» Eides und derer willen, die mit- ihm zu</text:p>
      <text:p text:style-name="P1">Tische saßen, hieß er es geben. ;</text:p>
      <text:p text:style-name="P1">10. Und er and-te hin und ließ den Je-.</text:p>
      <text:p text:style-name="P1">hannes im Gefän niß enthaupten.</text:p>
      <text:p text:style-name="P1">11. Und fein Haupt ward auf einer</text:p>
      <text:p text:style-name="P1"><text:soft-page-break/>Schüssel gebracht nnd dem Mädchen ge-</text:p>
      <text:p text:style-name="P1">geben, lind sie brachte es ihrer Mutter.</text:p>
      <text:p text:style-name="P1">12. Und seine Jiinger kamen herbei, nah-</text:p>
      <text:p text:style-name="P1">men den Leib und begraben ihn, und giengen</text:p>
      <text:p text:style-name="P1">hin und verliindigten es 8es1"t. :</text:p>
      <text:p text:style-name="P1">V. 43—2«: Mark. is, Si-ei. Lin. S, i«i-».</text:p>
      <text:p text:style-name="P1">J-h. S, 4—i4. .</text:p>
      <text:p text:style-name="P1">13. Und da Jesus dieses ehört, entwich</text:p>
      <text:p text:style-name="P1">er von dannen in einem Schiffe für sich an</text:p>
      <text:p text:style-name="P1">einen einöden Ort, Und als es das Volk</text:p>
      <text:p text:style-name="P1">eh’ort, folgten sie ihm aus den Stiidten zu</text:p>
      <text:p text:style-name="P1">Sande nach. «</text:p>
      <text:p text:style-name="P1">II. 14. Als nunJesus hervorkam, sah er</text:p>
      <text:p text:style-name="P1">das viele Volk, und erbarmte sich über sie</text:p>
      <text:p text:style-name="P1">und heilte ihre Kranken. ,C. S, se.</text:p>
      <text:p text:style-name="P1">15. Nachdem es aber Abend geworden,</text:p>
      <text:p text:style-name="P1">tratenLseine Jünger zu ihm und sprachen:</text:p>
      <text:p text:style-name="P1">Der rt ist einöde, und die Zeit ist schon</text:p>
      <text:p text:style-name="P1">dahin; laß das Volk von dir, das; sie in die</text:p>
      <text:p text:style-name="P1">Flecken gehen, sich Speise z; kau en.</text:p>
      <text:p text:style-name="P1"/>
      <text:p text:style-name="P1"/>
      <text:p text:style-name="P1"/>
      <text:p text:style-name="P1">IT)</text:p>
      <text:p text:style-name="P1">is Cap.;14. Das Evangelium Cap.. 14. 15. «</text:p>
      <text:p text:style-name="P1">16. Jesus aber saTte zu ihnen; Sie haben</text:p>
      <text:p text:style-name="P1">nåcht.nöthig hinzuge en; gebet ihr ihnen zu</text:p>
      <text:p text:style-name="P1">en. .</text:p>
      <text:p text:style-name="P1">»e.17, Sie2sprachen <text:s/>ihm: Wir haben</text:p>
      <text:p text:style-name="P1">nichts(gice; alshfüIås rote undszwZi Z;F)ische.</text:p>
      <text:p text:style-name="P1">18—.- pra : ringet mir te ie er.</text:p>
      <text:p text:style-name="P1">19. Und er hieß das Voll fcch in das Gras</text:p>
      <text:p text:style-name="P1">lagern, und nahm die fünf Brote und zwei</text:p>
      <text:p text:style-name="P1">Fische, sah zum Himmel. auf und segnete</text:p>
      <text:p text:style-name="P1">Hi?J?-IZ2«Z’LFkå«k;«’i»eåIk?i«T«’:?Tkkk":-3’I,?3"’«"</text:p>
      <text:p text:style-name="P1">- C. is, se; .</text:p>
      <text:p text:style-name="P1">20. Und ge aßen»alle und wurden sZtt.</text:p>
      <text:p text:style-name="P1">1åndLie ho 1IfalF1Ff, vsas üP:rig blieb von den</text:p>
      <text:p text:style-name="P1">tü en, zwö ör e vo . -</text:p>
      <text:p text:style-name="P1">21. Die aber gegessen hatten, waren bei</text:p>
      <text:p text:style-name="P1">ginf,tausend Männer, ohne Weiber und</text:p>
      <text:p text:style-name="P1">inder· s .</text:p>
      <text:p text:style-name="P1">V. se—-as- Mars. 6, 45—56. J-h. is, «5—2«.</text:p>
      <text:p text:style-name="P1">III. 22. Und alsobald nöthigt"e Jesus seine</text:p>
      <text:p text:style-name="P1">Jün er in das SchiLs zu steigen und vor ilEm</text:p>
      <text:p text:style-name="P1">hinüber zu fahren, is er· das Volk entlie e.</text:p>
      <text:p text:style-name="P1">s23. Und nachdem er« das Volk entlassen,</text:p>
      <text:p text:style-name="P1">stieg er »auf den Berg, für sich zu beten;</text:p>
      <text:p text:style-name="P1">und» als es Abend geworden, war er allem</text:p>
      <text:p text:style-name="P1">da elb . «</text:p>
      <text:p text:style-name="P1">2ix.·-:Ea«s Schiff aber war schon mitten</text:p>
      <text:p text:style-name="P1">auf dem »Meere und litt Noth von den</text:p>
      <text:p text:style-name="P1"><text:soft-page-break/>Wellen;»denn der Wind war entgegen.</text:p>
      <text:p text:style-name="P1">25; Aber u«m"die vierte Nachtwache gieng</text:p>
      <text:p text:style-name="P1">Jesus zu ihUSn,» auf dem Meere wcibn;Iegnd.</text:p>
      <text:p text:style-name="P1">. IV .</text:p>
      <text:p text:style-name="P1">26. Und da ihn die Jiinger auf Fem Meere</text:p>
      <text:p text:style-name="P1">wandeln g;hen, erschraken sie und sagten:</text:p>
      <text:p text:style-name="P1">Es ist ein espenst! undschrieeig vo;Fu3r7cht.</text:p>
      <text:p text:style-name="P1">uc. , .</text:p>
      <text:p text:style-name="P1">« 27. Jesus aber redete alsobald mit ihnen</text:p>
      <text:p text:style-name="P1">und sprach:-" Seid getrost! Jch bin es;</text:p>
      <text:p text:style-name="P1">fiirchtet.euch nicht !</text:p>
      <text:p text:style-name="P1">28.»Petrus aber antwortete ihm und</text:p>
      <text:p text:style-name="P1">sprach"«: Herr, bitdu es, so heiß’ mich zu</text:p>
      <text:p text:style-name="P1">dir auf das Wa er«.lommen.</text:p>
      <text:p text:style-name="P1">«29. Da. sprach er: Komm’! Und Petrus</text:p>
      <text:p text:style-name="P1">W3gssius g)eEn SchissF isndkwandelte auf dem</text:p>
      <text:p text:style-name="P1">a er, a er u en omme.</text:p>
      <text:p text:style-name="P1">30. Als er aber den starken Wind sah,</text:p>
      <text:p text:style-name="P1">ürc·htete ersieh, und da er anfieng zu sinken,</text:p>
      <text:p text:style-name="P1">chrie er und sprach: Herr, hilf mir!</text:p>
      <text:p text:style-name="P1">31. Alsobald aber streckte Jesus die Hand</text:p>
      <text:p text:style-name="P1">aus, ergriff ihn und sprach zu ihm: Du</text:p>
      <text:p text:style-name="P1">Kl«eingli«rubiger, warum hast du g(;zngeige6lt?</text:p>
      <text:p text:style-name="P1">32. Und als Die in das Schiff gestiegen</text:p>
      <text:p text:style-name="P1">waren legte si der »Wind.</text:p>
      <text:p text:style-name="P1">33. Da kamen, die in dem Schiffe waren,</text:p>
      <text:p text:style-name="P1">Jelen vor ihm nieder und sprachen: Wahr-</text:p>
      <text:p text:style-name="P1">aftig, du bist Gottes Sohn! C. is, 16.</text:p>
      <text:p text:style-name="P1">IV. 34. Und als sie hinüber :gefahren,"</text:p>
      <text:p text:style-name="P1">kamen sie in das Land Genesaret. . ·j’-:ti-</text:p>
      <text:p text:style-name="P1">35. Und da ihn die Männer dieser Gi;</text:p>
      <text:p text:style-name="P1">gend erkannten, sandten slie in das ganze Land</text:p>
      <text:p text:style-name="P1">umher, und brachteii a e Kranke zu «ihm.’:</text:p>
      <text:p text:style-name="P1">» 36. Und sie baten ihn, daß sie nur den</text:p>
      <text:p text:style-name="P1">Saum seines Kleides anrühren dürften;</text:p>
      <text:p text:style-name="P1">und so viele ihn anrlihrten, denen ward ge-</text:p>
      <text:p text:style-name="P1">holfen. C. 9, Si. Las. S, 49.</text:p>
      <text:p text:style-name="P1">Cap. XV.</text:p>
      <text:p text:style-name="P1">l. Jesus verwirft die Menschcnsatzungen. «——·20.</text:p>
      <text:p text:style-name="P1">ll. heilt die kananäifche Tochter und Andere- 2t——s-I.</text:p>
      <text:p text:style-name="P1">Ill. speiset viertausend Mann, 3«2—;i9.</text:p>
      <text:p text:style-name="P1">V. i——20: Mart. 7, 4——23. .</text:p>
      <text:p text:style-name="P1">I. 1. Da kamen zu Jesu die Schriftge-</text:p>
      <text:p text:style-name="P1">sehrt3n und Pharisäer von Jerusalem und</text:p>
      <text:p text:style-name="P1">ra en:</text:p>
      <text:p text:style-name="P1">E. Warum übertreten deine Jünger die</text:p>
      <text:p text:style-name="P1">Satzung der Alten? denn sie waschen ihre</text:p>
      <text:p text:style-name="P1">Hände nicht, wann sie Brot essen. Lin. H, sei.</text:p>
      <text:p text:style-name="P1">3. Er aber antwortete und spra8 zu ihnen:</text:p>
      <text:p text:style-name="P1">Warum üb"ertretet auch ihr das ebot Got-</text:p>
      <text:p text:style-name="P1">tes eurer Satzun wegen ?</text:p>
      <text:p text:style-name="P1">4. Denn Gott lFaå)geboten: ,,Ehre deinen</text:p>
      <text:p text:style-name="P1"><text:soft-page-break/>Vater und deine utter!« Und: »Wer</text:p>
      <text:p text:style-name="P1">Vater oder Mutter flucht, der soll des Todes</text:p>
      <text:p text:style-name="P1">sterben« 2. Mps. 20, i2. 24, ». Spr. 23, ge.</text:p>
      <text:p text:style-name="P1">5. Ihr aber saget: Wer zum Vater oder</text:p>
      <text:p text:style-name="P1">zur Mutter spricht: Ich habe zum Opfer</text:p>
      <text:p text:style-name="P1">vergabet, was dir von« mir Hist Gute kommen</text:p>
      <text:p text:style-name="P1">sHälte; der braucht feinen ater und seine</text:p>
      <text:p text:style-name="P1">utter nicht nie r zu ehren. «</text:p>
      <text:p text:style-name="P1">6. Und so habet ihr das Gebot Gottes</text:p>
      <text:p text:style-name="P1">eurer Satzung weYn aus ehoben.</text:p>
      <text:p text:style-name="P1">7. Ihr Heuchler! refflich hat von euch-Je-</text:p>
      <text:p text:style-name="P1">"sajas geweissa et, wenner spricht: I·ks.2·9,i-is</text:p>
      <text:p text:style-name="P1">8. »DiesesVolk nahet sich mir mit seinem</text:p>
      <text:p text:style-name="P1">Munde und ehret mich mit den Lippen, ihr</text:p>
      <text:p text:style-name="P1">Herz aber ist fern von mir. · ·</text:p>
      <text:p text:style-name="P1">9. Aber vergeblich ehren sie mich, weil</text:p>
      <text:p text:style-name="P1">ge? Lehren »vodrt«ragen, welche Gebote der</text:p>
      <text:p text:style-name="P1"><text:s/>riefHdas.t»-Vo7lIk;Izustsik;l)k«Und</text:p>
      <text:p text:style-name="P1">ra ui neu: öre un er e e··-.</text:p>
      <text:p text:style-name="P1">P11. N3icht das, Was in den Mund eingeht,</text:p>
      <text:p text:style-name="P1">veruiireiRt den MeNscheU7 sVUVeM«·W.Us</text:p>
      <text:p text:style-name="P1">aus Beim u-nde ausgeht, das verunreinigt</text:p>
      <text:p text:style-name="P1">d " n. A .40,45· R" .44,44.</text:p>
      <text:p text:style-name="P1"><text:s/>DFtcispi)reatenAT;me J"iing«ii«1 herzu und</text:p>
      <text:p text:style-name="P1">sagten zu ihm: eißt du, daß die Phari-</text:p>
      <text:p text:style-name="P1">s Eies si ärgerten, da sie dieses Worthörten?</text:p>
      <text:p text:style-name="P1">13. Er aber antwortete und sprach: Jede</text:p>
      <text:p text:style-name="P1">Pflanze, die nicht mein hiinmlischer Vater</text:p>
      <text:p text:style-name="P1">epflanzet hat wird ausgerentet werden.</text:p>
      <text:p text:style-name="P1">g « A:-. Z, 38.</text:p>
      <text:p text:style-name="P1"/>
      <text:p text:style-name="P1"/>
      <text:p text:style-name="P1"/>
      <text:p text:style-name="P1">"14.-"-"8« t«s"e! </text:p>
      <text:p text:style-name="P1">der Bli?iT:n.si Wenn« al:enr"ei«iI BlitiÆhkFee::</text:p>
      <text:p text:style-name="P1">7,änd«er»«n»"f«ii8rt,i s o» fallen. beide in· dieszGrtib"e.</text:p>
      <text:p text:style-name="P1"><text:s/>-« " »ja is) Liszt-;:s9;".?N5ai.2,-is.-«</text:p>
      <text:p text:style-name="P1">::15; Da- spie-ist; Perser-s"ihm: E-«kki"ck:se</text:p>
      <text:p text:style-name="P1">1ms:dieses Gleichniß.« «3s"-«-·««-«?-«-"-«? -</text:p>
      <text:p text:style-name="P1">, 1»6.«Und Jesus fdrach"i Seid denn auch</text:p>
      <text:p text:style-name="P1">ihr noch unverständig-? <text:s text:c="3"/>« -« <text:s/>- ««</text:p>
      <text:p text:style-name="P1">17. Merket ihr noch nicht, das; alles,"was</text:p>
      <text:p text:style-name="P1">zum Munde eingeht, in den Bauch kommt "</text:p>
      <text:p text:style-name="P1">und; dnrch den .»natürlichen«Weg"" ausgeführt</text:p>
      <text:p text:style-name="P1">Wikd?"-««-· -U-.:.c » :- <text:s/>: . -s. -</text:p>
      <text:p text:style-name="P1">18.k Was aber -aus Bein Mun«dH Mög-eht,"</text:p>
      <text:p text:style-name="P1">-das ommt aus dem «etzen«;--Un· sites-</text:p>
      <text:p text:style-name="P1">«unr«einigt"den-Menschen. «F««k,-—3,«»i3.-i·-, <text:s/>«</text:p>
      <text:p text:style-name="P1">19. Denn «ans demHer en-kommen böse</text:p>
      <text:p text:style-name="P1">Gedanken, Todtschlag-,- E»hebruch; Hur"e"r«ei,;</text:p>
      <text:p text:style-name="P1">Diebstahl, salsche«Z3ignxss;, </text:p>
      <text:p text:style-name="P1">, <text:s/>V- , <text:s/>V1U.", .</text:p>
      <text:p text:style-name="P1"><text:soft-page-break/>20. Das sind die Z)inge, die den MFåi)schen</text:p>
      <text:p text:style-name="P1">«dernnrein· en «- a er mit un-igewa ei-ten</text:p>
      <text:p text:style-name="P1">;?händ"enchess-en, das verunreinigt den·Men-</text:p>
      <text:p text:style-name="P1">-ennit;.- <text:s/></text:p>
      <text:p text:style-name="P1">. I« V-T«-·-—3«l-. Man. 7,;«2.4«—s4.« ." «« J«</text:p>
      <text:p text:style-name="P1">II. 21. Und Jesus zog« von dannen, und-</text:p>
      <text:p text:style-name="P1">eå1tgvich in. die Gegend von Thetis .u"nd»</text:p>
      <text:p text:style-name="P1">, i on-; «: » —:- «- . </text:p>
      <text:p text:style-name="P1">22. Und siehe, ein kananä.isiJhes Weib kam:</text:p>
      <text:p text:style-name="P1">»aus denselben Gren en, »schrle;zu ihm und ·,</text:p>
      <text:p text:style-name="P1">«s8raeh.: Erbarme dich m.ein,-»Herr, du Sohn-</text:p>
      <text:p text:style-name="P1"><text:s/>ai.sid,s ,11»1«eme-Tocl)ter wird vom -,T,eu el-</text:p>
      <text:p text:style-name="P1">.i.ibe -gep.agt.- 2 H- «, :«« H. «.</text:p>
      <text:p text:style-name="P1">23- Er aber antwortete ihr nicht ein Wort. ;</text:p>
      <text:p text:style-name="P1">Da.traten seine J-ünger-herzte und baten</text:p>
      <text:p text:style-name="P1">ihn, ·sprechend: 1F?aß—»fi»e von ;-dir, denn -sie«</text:p>
      <text:p text:style-name="P1">schreit uns nach. -- <text:s/>:- . is »- <text:s/>«</text:p>
      <text:p text:style-name="P1">24.i Er aber antwortete und sprach: Ich</text:p>
      <text:p text:style-name="P1">bin nur esendet zu den« verlernen Schasen</text:p>
      <text:p text:style-name="P1">des Hauses Israel- C. so, is. »</text:p>
      <text:p text:style-name="P1">25. Sie aber kam, ·-fiel vor ihm nieder</text:p>
      <text:p text:style-name="P1">und sprach:iH"e»rr, hils mir! <text:s/>, : s</text:p>
      <text:p text:style-name="P1">26. Er aber antwortete nnd Mag: Es</text:p>
      <text:p text:style-name="P1">ist nicht gut, «daß»-man das Brot der « Inder</text:p>
      <text:p text:style-name="P1">nehme und« es den Htitjdl«ein vorwerfe«.« «</text:p>
      <text:p text:style-name="P1">27. Sie aber .sprach: Ja Herr!«doch essen</text:p>
      <text:p text:style-name="P1">die Hiindlein auch vdn de«n Brosa«m«en, »die</text:p>
      <text:p text:style-name="P1">von ihrer Herren Tische fallen. " «</text:p>
      <text:p text:style-name="P1">28. Da antwortete Jesus» und sprach zu</text:p>
      <text:p text:style-name="P1">ihr : O Weib ! dein Glaube ist groß ; dir ge-</text:p>
      <text:p text:style-name="P1">schehe, wie du willst. Und ihre «ochter ward</text:p>
      <text:p text:style-name="P1">gesund von derselben Stunde an. C.8, so.-i3.</text:p>
      <text:p text:style-name="P1">29. Und als Jesus von dannen gezogen,</text:p>
      <text:p text:style-name="P1">kam er an das galiläische Meer, und er</text:p>
      <text:p text:style-name="P1"><text:s/>aäf den Bkerg, ii:1dlsetztes?chLx7c;skelb;t.</text:p>
      <text:p text:style-name="P1">. nd es am du i m die o ie</text:p>
      <text:p text:style-name="P1">hatten bei sich LahiDne, gZlinde, Stumm,</text:p>
      <text:p text:style-name="P1">—(;«p.i Eis; Si; »Mamjai; <text:s/>Es;-.« is; «le. «1"«å</text:p>
      <text:p text:style-name="P1">Isk"«c«i1p ·ål«uk1.divjeJke’ und US« legten</text:p>
      <text:p text:style-name="P1">«diese««?ti"«de"ii Füßen Z«.ef1,t»« und er, »eile»te" sie,</text:p>
      <text:p text:style-name="P1">»« -!--« - i - - -·i.I-.i-fis 5:s J;s.es,-H »J-</text:p>
      <text:p text:style-name="P1">3is2 »als» daß sich i-as·-it-pii---«e:«1i-under-te,</text:p>
      <text:p text:style-name="P1">da. es sah, - »daß die Stummen redeten ,. sdie</text:p>
      <text:p text:style-name="P1">KrüpyelBesund Zwecken, die Laihinen ärgert</text:p>
      <text:p text:style-name="P1">und die linden sahen; und sie priesTn den</text:p>
      <text:p text:style-name="P1">«Gott«Israels.-«: <text:s/>««« . « <text:s/>- . «-</text:p>
      <text:p text:style-name="P1">« « <text:s/>V;-of-—3o: Mike-I·.8«-««-—io. «« -«</text:p>
      <text:p text:style-name="P1">»I1I. , 32.» Da berief Jesus »sxine«.Jüngers zu</text:p>
      <text:p text:style-name="P1">sI.ch Und. s.pxs!ch.t : Mich jaIxt1t1jext".de·s Vplkes;</text:p>
      <text:p text:style-name="P1">denn sie verhai":ren«"nun«»«dr«ei Tage Jbei.mir,</text:p>
      <text:p text:style-name="P1">und haben nichts« fu« essen; nnd ich! will sie</text:p>
      <text:p text:style-name="P1">nicht nüchtern ent assen,·damit sie nic·h"t«aus</text:p>
      <text:p text:style-name="P1"><text:soft-page-break/>dem Wsge.etIiegeU· ex«-; is ». <text:s/>.</text:p>
      <text:p text:style-name="P1">«3«3. Und eine Ihn e«4.7«sprachen zu ihm;</text:p>
      <text:p text:style-name="P1">Woher werfden wir 'Z1,’"der»Wüste s,o»viele</text:p>
      <text:p text:style-name="P1">Brote nehmen, um so v»iel»Vol«k,zu sättigen?</text:p>
      <text:p text:style-name="P1">34. Und Jesus «s»prach u ih"n«Je"n: ,Wieviel</text:p>
      <text:p text:style-name="P1">Brote» habet ihr, « Sieh reichen: Sieben,</text:p>
      <text:p text:style-name="P1">und»e«in-weni »kleine Fisige.» «</text:p>
      <text:p text:style-name="P1">,;l.»3ä.» Und er»h«ieß das Volk sich auf die Erde</text:p>
      <text:p text:style-name="P1"><text:s/>: "’ - L; " « « .</text:p>
      <text:p text:style-name="P1">IS. und nahm die sieben Brote nnd die</text:p>
      <text:p text:style-name="P1">Fische, und« als er« Dank gesagt,"· brach er</text:p>
      <text:p text:style-name="P1">i;e !uiid·gckb sie seinen Jüngern, die Jünger</text:p>
      <text:p text:style-name="P1">aber dem Volke. » « , »</text:p>
      <text:p text:style-name="P1">37. Und sie» cißen« cille« und wurden satt,</text:p>
      <text:p text:style-name="P1">»und sie hoben aus was übr»igblieb -von den</text:p>
      <text:p text:style-name="P1">Stiickje·n,« siebenk ’ö)Zb"e»«pol»I; <text:s/>- . -» «</text:p>
      <text:p text:style-name="P1"><text:s/>Die « aber aßenJ; " bFaren" viertausend</text:p>
      <text:p text:style-name="P1">Männer, ohn"e«Weibet··und Kinder. J · .</text:p>
      <text:p text:style-name="P1">39. Und nachde"m« er«das Volk entla"ssen,</text:p>
      <text:p text:style-name="P1">stieg er iikdas Schiff- und kam in die Gegend</text:p>
      <text:p text:style-name="P1">:vo.n-Magdala. <text:s/>« : « "</text:p>
      <text:p text:style-name="P1">, <text:s/>; - -(«T-ei;--:X:YI— »</text:p>
      <text:p text:style-name="P1">l. Zeichcn,viM,1å Himmel, «-«4.-» ll,»Saue»rteig der</text:p>
      <text:p text:style-name="P1">Pharisäer. Z-»» 111..-P-trug«B;k-uvtuiß.,43—2o.</text:p>
      <text:p text:style-name="P1">1v. Im: c«ksteIA«kündigimg seines Lekoek;«s, 2i—23.</text:p>
      <text:p text:style-name="P1">v. Anweisung für« seine- Nu«t,szf«-igek.« si-2s7.</text:p>
      <text:p text:style-name="P1">V. «t—— is: Mart! 8; ««—2-i. «</text:p>
      <text:p text:style-name="P1">I. 1. ·Und"di’e"Pha"risäer« und -Sadducäer</text:p>
      <text:p text:style-name="P1">traten herzu, versuchten ihn und baten, daß</text:p>
      <text:p text:style-name="P1">er--ihnen ein Zeichen aus dem Himmel zei-</text:p>
      <text:p text:style-name="P1">"mb te « C"42 as</text:p>
      <text:p text:style-name="P1">en <text:s/>. , . — .</text:p>
      <text:p text:style-name="P1">g«2; TEr:ilher- antwortete und sprach zu ihnen:</text:p>
      <text:p text:style-name="P1">Wenn -es Abend »ist,»s«o sagst ihr: Es wird</text:p>
      <text:p text:style-name="P1">sch’on; denn derHimmel ist roth. Las. i2, sen.</text:p>
      <text:p text:style-name="P1">Z. Und des Morgens: Heut kommt ein</text:p>
      <text:p text:style-name="P1">, Un ewitter ; -denn-»der Himmel ist roth nnd</text:p>
      <text:p text:style-name="P1">Mühe. Ihr H·euchle«r! die Gestalt des Him-</text:p>
      <text:p text:style-name="P1">mels wisset ihr« zu untersiheiden·; aber die</text:p>
      <text:p text:style-name="P1">Zeichen der Zeit kbnnet"ihr nicht unter-</text:p>
      <text:p text:style-name="P1">scheiden. .</text:p>
      <text:p text:style-name="P1">4. Das böse ui«-del)-:brecherische Geschlecht</text:p>
      <text:p text:style-name="P1"/>
      <text:p text:style-name="P1"/>
      <text:p text:style-name="P1"/>
      <text:p text:style-name="P1">W City, 16. Das,»E,yangeliu»1n («Lap- ils. 17.</text:p>
      <text:p text:style-name="P1">Hier: --iu.«· sahe: ihm»wi:v-«keip</text:p>
      <text:p text:style-name="P1">In <text:s/>als nur das ,Zelihen</text:p>
      <text:p text:style-name="P1">des <text:s/>·n Jenas. Und er ver eß sie-</text:p>
      <text:p text:style-name="P1">a;tld gis-ti,1izn h1nkpeg. Fässer. J--.s, «.</text:p>
      <text:p text:style-name="P1">. . da sseine. iingerans-jense·itige</text:p>
      <text:p text:style-name="P1"><text:s/>Mm, dermaßen sie Brot nutzu-</text:p>
      <text:p text:style-name="P1"><text:soft-page-break/>6. Jesus aber sagte zn»ihnen-: -Seh-et </text:p>
      <text:p text:style-name="P1">und hütet euch- vor dem Same-teige der</text:p>
      <text:p text:style-name="P1">Pharisäer nnd. Saddneäer. -</text:p>
      <text:p text:style-name="P1">due. 4·I.» «. zHal.5, O. 4·. 0·.pk.·.»;, S.</text:p>
      <text:p text:style-name="P1">7. Da n1ach"ten sie Eh unter einander Ge-</text:p>
      <text:p text:style-name="P1">danken und sag;en; » eil wir kein Brot mit-</text:p>
      <text:p text:style-name="P1">genommen ha en. » ·</text:p>
      <text:p text:style-name="P1">»8. Da es Jesus merkte, sprach et u</text:p>
      <text:p text:style-name="P1">! Um: Ihr KleinZ:iu"bigen, was· machst</text:p>
      <text:p text:style-name="P1">: r euch« darüber dan en, daß. ihr kein</text:p>
      <text:p text:style-name="P1">rot mitgenommen habet?</text:p>
      <text:p text:style-name="P1">9. Verstel)ej; ihr noch nicht, und deutet</text:p>
      <text:p text:style-name="P1">ihr nicht a die· fünsB te der F«iienstan-</text:p>
      <text:p text:style-name="P1">sende, und wie vielKörbe il; da cåuf«gelsYben ?</text:p>
      <text:p text:style-name="P1">- · , sc.</text:p>
      <text:p text:style-name="P1">1»0. Auch nicht an die sieben Brote der-</text:p>
      <text:p text:style-name="P1">VlertaUf,ende, und wie viel Körbe ihr-da</text:p>
      <text:p text:style-name="P1">aufgehohe"n habt? C. us, se -«.</text:p>
      <text:p text:style-name="P1">·1I. Wie« moget ihr nick.st verstehen,da«ß</text:p>
      <text:p text:style-name="P1">nicht von Brot zu euch agte, ihrs;)llet»eu</text:p>
      <text:p text:style-name="P1">-lsji;:enS1:1i;,?,,dZmJauertelge der hari»säer</text:p>
      <text:p text:style-name="P1">. 12. Da sahensps:ieei1«1,.daß er nichtF«e"sagt</text:p>
      <text:p text:style-name="P1">hatte» sie ich harten vor dem« quer-</text:p>
      <text:p text:style-name="P1">tel e des« rotes sondern vor der Lehreder</text:p>
      <text:p text:style-name="P1">·Psar-isäer· nnd Sadducäer.</text:p>
      <text:p text:style-name="P1">B. M-sc: Mart. S, N-sc. «Luc. 9.- 48——s«(..,</text:p>
      <text:p text:style-name="P1">Ill. 13. Als aber Jesus in die Ge end von</text:p>
      <text:p text:style-name="P1">Ci6its:11Z«E :s;hilippidges;:å1äi?lenTiiT;ar , Fragtede»r</text:p>
      <text:p text:style-name="P1">e er un« : er a en te</text:p>
      <text:p text:style-name="P1">Leute,zaß ich, der gohn"de·s MensschEn, sei?</text:p>
      <text:p text:style-name="P1">14. «e" pra n: Etliche sagen du eiest</text:p>
      <text:p text:style-name="P1">Jocz·annes »x:er«seäufer; Andere aber-· Eifers;</text:p>
      <text:p text:style-name="P1">no Andere, IeremiaS, oder einer der Pro-</text:p>
      <text:p text:style-name="P1">pkZEte:Z (stz1kä)2t,r7, to· · R !</text:p>
      <text:p text:style-name="P1">. a« ,r- er u·cnen: ,r»:yer</text:p>
      <text:p text:style-name="P1">wer sag-et ihr, daß us sei?</text:p>
      <text:p text:style-name="P1">16. Da antwortete Simon Petrus und</text:p>
      <text:p text:style-name="P1">sprach; Du bist der Christus, der Sohn des</text:p>
      <text:p text:style-name="P1">lebendigenGottes. C. il, es. Zions, s9.11,27.</text:p>
      <text:p text:style-name="P1">17. Und» Jesus antwortete nnd sprach zu</text:p>
      <text:p text:style-name="P1">ihm: Selig bist»dU- S1mon, Sohn »Jona;</text:p>
      <text:p text:style-name="P1">denn FleisoT-nnd Blut hat es dir mcht ge-</text:p>
      <text:p text:style-name="P1">ossenbaret, osnd-ern Mem Vater un Himmel.</text:p>
      <text:p text:style-name="P1">Gal.-l, 46. O. Col: 2, U.</text:p>
      <text:p text:style-name="P1">18. Undichsa edirauch: Dubi Petrus,</text:p>
      <text:p text:style-name="P1">und auf diesen Felsen w1ll ich meiitle Kirche</text:p>
      <text:p text:style-name="P1">bauen, und die Pforten der Hölle werden</text:p>
      <text:p text:style-name="P1">nichts wider sie vermögen. Joh.i, la. A;-.«5, 7. .</text:p>
      <text:p text:style-name="P1">19.uuk:»i3:oiadi-vi-Schciissk1pesReikH2-</text:p>
      <text:p text:style-name="P1">de·n..t·oir.st·au »Erden, das wird gebunden</text:p>
      <text:p text:style-name="P1">sein in »den sammeln; und was du immer</text:p>
      <text:p text:style-name="P1">lesen wirst auf Erden, das wird Zeiss! fein</text:p>
      <text:p text:style-name="P1"><text:soft-page-break/>m den Himmeln. C. ro, te. I-pp. 2o.2a.-sp-</text:p>
      <text:p text:style-name="P1">.20. Da gebot er seinen Jünge·rn,«t1aß</text:p>
      <text:p text:style-name="P1">sie Niemanden sagen sollten, daß er der</text:p>
      <text:p text:style-name="P1">ChrisiUs H- - :</text:p>
      <text:p text:style-name="P1">.B. U-——28:. Mart. S, Si-—Z8. O, s. Luc. 9,.22,-«-If.</text:p>
      <text:p text:style-name="P1">lV. 2l. Von da an eng J?sus an seinen</text:p>
      <text:p text:style-name="P1">Jüngern zuzeigen,d·a er mü e nach8«mk-</text:p>
      <text:p text:style-name="P1">salem lieu , und vie leiden von den »Wel-</text:p>
      <text:p text:style-name="P1">testen,,Zohenprlesternnnd Schriftgelehrten,</text:p>
      <text:p text:style-name="P1">und getödtet, und am dritten Tage wieder</text:p>
      <text:p text:style-name="P1">auferweckt werden. C. », es. as. so, «8«s49,</text:p>
      <text:p text:style-name="P1">22. »Da nahm ihn Petrus bei eite, fieng</text:p>
      <text:p text:style-name="P1">an— ihm einzureden und sagte: en! da set</text:p>
      <text:p text:style-name="P1">Gott vor! Das soll dir gar nicht wider-</text:p>
      <text:p text:style-name="P1">fahren. «</text:p>
      <text:p text:style-name="P1">23. Er aber wandte sich und sprach zu</text:p>
      <text:p text:style-name="P1">Petrus: Hebe dich weg von mir, Satan!</text:p>
      <text:p text:style-name="P1">Du bistmcrØgzum Aergernis;; denn dnsinne-st</text:p>
      <text:p text:style-name="P1">nicht, was ottes, sondern was. der Men-</text:p>
      <text:p text:style-name="P1">schen«ist. T. Saus. 49, -er. . «</text:p>
      <text:p text:style-name="P1">V. M. Da sprach Jesus zu seinen Jün-</text:p>
      <text:p text:style-name="P1">ern; Wenn Jemand mir nachkommen will,</text:p>
      <text:p text:style-name="P1">san verläugne er fiel; selbst» und nehme sein</text:p>
      <text:p text:style-name="P1">Kreuz aus sichs-.un»d» olge mir nach» C· 40, as,</text:p>
      <text:p text:style-name="P1">126«. Denn-wer sein Leben erhalten will,</text:p>
      <text:p text:style-name="P1">-der Hin! » Leben; und was d·n meiner« bin-</text:p>
      <text:p text:style-name="P1">-der" wird es verlieren; wer aber sein« Leben</text:p>
      <text:p text:style-name="P1">verliert um meinetwillen, der wird es finden.</text:p>
      <text:p text:style-name="P1">» Our. U. 33. Jud— CI- As»</text:p>
      <text:p text:style-name="P1">As. Denn- was nähte es dem M·enscheii-</text:p>
      <text:p text:style-name="P1">wenn er die anzc Welt gewänne, leide aber</text:p>
      <text:p text:style-name="P1">Schaden an?einer Seele ? oder was könnte</text:p>
      <text:p text:style-name="P1">ein Mensch zum Gegenwerth seiner Seele</text:p>
      <text:p text:style-name="P1">gebeli?ss;n.a9,8.9. « . » . «</text:p>
      <text:p text:style-name="P1">27. Denn der Sohn des»Menschen wird</text:p>
      <text:p text:style-name="P1">kommen in der Her-rlichbeit seinestL«3aters</text:p>
      <text:p text:style-name="P1">mit seinen Engeln; und alsdann wird-er</text:p>
      <text:p text:style-name="P1">einem Jeden vergelten nach semem.Tb1.1U-</text:p>
      <text:p text:style-name="P1">M UT--Lan» Es, s-FåcSsät«1,!i)-</text:p>
      <text:p text:style-name="P1">28. r · ,i a en· -C · H</text:p>
      <text:p text:style-name="P1">derer, diehhier stelFelHf die den Tod n-It</text:p>
      <text:p text:style-name="P1">Mmecken werden, Ins sie VIII S«VhU. W</text:p>
      <text:p text:style-name="P1">euscheu haben kommen scheu m seinen:</text:p>
      <text:p text:style-name="P1">Neiche. C. to, Ja. »</text:p>
      <text:p text:style-name="P1">Cap. XVlI.</text:p>
      <text:p text:style-name="P1">1.Vekk(ärung JefU- 4«43- II- Heilung eines</text:p>
      <text:p text:style-name="P1">Mondsüchtigen. 44—24. lll. Ankundigung des Lei-</text:p>
      <text:p text:style-name="P1">dens, 22· As. IV. E-ntrichtung der Steuer.24—-27.</text:p>
      <text:p text:style-name="P1">V. «-is: Mart. 9, 2—-is. Luc. 9,· 28-36.</text:p>
      <text:p text:style-name="P1">I. I. Und nach sechs Tagen nimmt Je-</text:p>
      <text:p text:style-name="P1">sus den Petrus und Jakobus und dessen</text:p>
      <text:p text:style-name="P1"/>
      <text:p text:style-name="P1"><text:soft-page-break/></text:p>
      <text:p text:style-name="P1"/>
      <text:p text:style-name="P1">C-«p. 17. St: wn:in,ei.- -- ·-T C«p. -». te. ei</text:p>
      <text:p text:style-name="P1">Bruder Je kennest u eh, und fikhr:ifie·</text:p>
      <text:p text:style-name="P1">beiseite-auf Einen hohengerg; (s:»1s", Hi «.</text:p>
      <text:p text:style-name="P1">2. Und er ward vor ihnen verklärt, nnd</text:p>
      <text:p text:style-name="P1">ein Angesicht leuchtete wie die"Sonne, und.</text:p>
      <text:p text:style-name="P1">etne Kleider wurden wes wie· das Licht.</text:p>
      <text:p text:style-name="P1">s - - . et. « «s—«8</text:p>
      <text:p text:style-name="P1">P I· .</text:p>
      <text:p text:style-name="P1">Z. Und siehe, es-erschienen ihnen Moses</text:p>
      <text:p text:style-name="P1">und Elias, die redeten mit ihm.</text:p>
      <text:p text:style-name="P1">4. Da hob Petrus an und« sprazh zu sein:</text:p>
      <text:p text:style-name="P1">Herr, es Ist gut, daß wir hier seien. Willst</text:p>
      <text:p text:style-name="P1">du, so wollen wir hler drel.Hiitten»ma(hen,</text:p>
      <text:p text:style-name="P1">dir eine, und Moses eine, und Elias eine;</text:p>
      <text:p text:style-name="P1">- "5. Als er noch redete, stehe, da über-</text:p>
      <text:p text:style-name="P1">schattete sie eine lichte Wolle, und sie ,</text:p>
      <text:p text:style-name="P1">eine Stimme aus der Wolke, die Extra :</text:p>
      <text:p text:style-name="P1">Dieser ist mein Sohn, der Gelie te» an</text:p>
      <text:p text:style-name="P1">welchem ich Wohlg;es3llet·; h;ch;?, Penshc:xet»!</text:p>
      <text:p text:style-name="P1">«. , . . d . i , ."</text:p>
      <text:p text:style-name="P1">6. Und als es die Jün er hörten, fielen</text:p>
      <text:p text:style-name="P1">sie auf ihr Angesicht und fSilrchteten fich sehr.</text:p>
      <text:p text:style-name="P1">7. Und Jesus trat herzu, rührte sie an</text:p>
      <text:p text:style-name="P1">uns-tsprach: Stehet auf und fürchtet euch</text:p>
      <text:p text:style-name="P1">m . « « «</text:p>
      <text:p text:style-name="P1">8. DaAsle aber ihre Augen aushoben, sa-</text:p>
      <text:p text:style-name="P1">hen sie jemand als Jefum allem. «</text:p>
      <text:p text:style-name="P1">9· Und da sie vom Berge herabgienÆ,</text:p>
      <text:p text:style-name="P1">gebot ihnen III und y)rach: Saget -</text:p>
      <text:p text:style-name="P1">mandem das esicht, is der Sohn« des</text:p>
      <text:p text:style-name="P1">Menschen von den Todten auferstanden ist.</text:p>
      <text:p text:style-name="P1">10. Und Eine Jiinger fragten Zu und</text:p>
      <text:p text:style-name="P1">sprachen: arum sagen denn die christ-</text:p>
      <text:p text:style-name="P1">gelehrten, daß Elias zuvor;o1lnn?ten uzüUe ?</text:p>
      <text:p text:style-name="P1">a . , . , .</text:p>
      <text:p text:style-name="P1">· 11. J3u·s aber antwortete und sprachzu</text:p>
      <text:p text:style-name="P1">ihnen: has kommt freilich zuvor,-und</text:p>
      <text:p text:style-name="P1">wkrd Alles herstellen; ß E »</text:p>
      <text:p text:style-name="P1">12. ich sa e euch aber, da lias schon</text:p>
      <text:p text:style-name="P1">ekommen ist· 1md sie erkannteni ni t,</text:p>
      <text:p text:style-name="P1">sont-et«tt»fie thaten an ihm, was <text:s/>WI-</text:p>
      <text:p text:style-name="P1">ten. Also· wird auch der »Sohn des Men-</text:p>
      <text:p text:style-name="P1">schm w««km«Z;le4«?«;4mJ·IspY·g-« «« » .</text:p>
      <text:p text:style-name="P1">13. Da tande«n die <text:s text:c="2"/>daß·-et</text:p>
      <text:p text:style-name="P1">zu ihnen v1:)1:?)ohannes dem Tn6F1:s«etredeteT-.</text:p>
      <text:p text:style-name="P1">V. H-III: Mart. D, IF-IS. Las. I, 37—43,</text:p>
      <text:p text:style-name="P1">-ll.e 14. Und als e zum Volke "gekvmmeti</text:p>
      <text:p text:style-name="P1">waren, trat ein H-gensrh zu ihm, fiel Vor</text:p>
      <text:p text:style-name="P1">««fZiFpK«3;««H <text:s/>et-ichm </text:p>
      <text:p text:style-name="P1">- . un ra : er:-, rm et-</text:p>
      <text:p text:style-name="P1"><text:soft-page-break/>nes Sohnes; denn ex ist mo»ndsüihtigeund·</text:p>
      <text:p text:style-name="P1">leidet übel; denn er fallt oft ais Feuer nnd</text:p>
      <text:p text:style-name="P1">.«. I » . E! U c· I?</text:p>
      <text:p text:style-name="P1">sIs«--s,k;.n:,ss;«-;-»,, »« »»»»J»-3,»,</text:p>
      <text:p text:style-name="P1">aber sie konnten ihn Inst efund«ina« en.</text:p>
      <text:p text:style-name="P1">1'7. Da antwortete es3-I nnd egd·ra«ch:</text:p>
      <text:p text:style-name="P1">O du nnglölu-b1ges nnd verkehrt Ge-</text:p>
      <text:p text:style-name="P1">s I» is,-Wiss -r»-«;·igkszY-kisi«2c,«-Ists « s;eiiki-</text:p>
      <text:p text:style-name="P1">tLe»«gn "»solI ich. en» ertragen;v3rmget</text:p>
      <text:p text:style-name="P1">U C · . v, - -</text:p>
      <text:p text:style-name="P1">m1kZwU3;d«3:susbefchaltSn und der Text</text:p>
      <text:p text:style-name="P1">fel fuhr von ihm aus, und «dZrs Knabe ward</text:p>
      <text:p text:style-name="P1">."llctlIl"Q dick AUG-</text:p>
      <text:p text:style-name="P1">"å’5"«-Y·sk2«"2kS«;T’sp:Zik«" «?-«.’ä7;"i J </text:p>
      <text:p text:style-name="P1">Hub »xpra»chenWm»s:i haben wir ihn</text:p>
      <text:p text:style-name="P1">an treiben nneu. . .</text:p>
      <text:p text:style-name="P1">20. Jesus aber sagte zu ihnen: -Um-en-F</text:p>
      <text:p text:style-name="P1">res Ung aubens willen; Denn wahrlich,</text:p>
      <text:p text:style-name="P1">?2«2Z-7M’å’;»FZM iZ«’2k-k?kfF’«;k»’ägIi«l?k,’;</text:p>
      <text:p text:style-name="P1">. , ) -</text:p>
      <text:p text:style-name="P1">di emeB ge sprechen: eh d·ch v n</text:p>
      <text:p text:style-name="P1">Alex II-rthinfrund er wird <text:s/>htb:n, n:,1d</text:p>
      <text:p text:style-name="P1">·chts werd euch nnia5glich«s us- -</text:p>
      <text:p text:style-name="P1">» C- I1,»Z4, M sc-« « . L-te. t7,;6.</text:p>
      <text:p text:style-name="P1">21. Aber i---se-« Des-i;kechii sehu»nichk.»</text:p>
      <text:p text:style-name="P1">ans, als nur durch Gebet nnd Fasten. «</text:p>
      <text:p text:style-name="P1">V. IS. L:-I: Mars- S, 30—Z»2. Luc. 9, Li--As.</text:p>
      <text:p text:style-name="P1">lll.· 22. Als sie nun I3t;en Weg·durch</text:p>
      <text:p text:style-name="P1">G«al1läa nahmen sa te «·sus.zu Ritzen:</text:p>
      <text:p text:style-name="P1">Der Skh·n des 9Jienså)"en ;tnrd Inder en-</text:p>
      <text:p text:style-name="P1">fZen Hemde überantivox—tet rYerden;,C.-s, -«.</text:p>
      <text:p text:style-name="P1">3. und sie werden Ihn todten, und am</text:p>
      <text:p text:style-name="P1">dritten Tage wird er auferweckt werden.</text:p>
      <text:p text:style-name="P1">Eise is:-ekk;«!«»«;s"«·"«· « «</text:p>
      <text:p text:style-name="P1">.. . ne er gen apernautn</text:p>
      <text:p text:style-name="P1">E-Ekgunmpefu waren, kamen «die,Pwe-lche sog</text:p>
      <text:p text:style-name="P1">e enni emna met: zu en-us n</text:p>
      <text:p text:style-name="P1">såra«ch:n : GiHt euer sJieistZr nicht anch den</text:p>
      <text:p text:style-name="P1">« teueg)fennig? C. DE, 47. ·</text:p>
      <text:p text:style-name="P1">25. « r spsricht: Ja. Und als er In das</text:p>
      <text:p text:style-name="P1">F:«7«3·.I;Mi-,ike«s-« -es-f.I.«»?«</text:p>
      <text:p text:style-name="P1">tönt e. der Erde, von wetn«nehmen sie den</text:p>
      <text:p text:style-name="P1">Zoll Eber die 1k,SchfFtzun;ä,mv;)n ihren Söh-</text:p>
      <text:p text:style-name="P1">neno ervon en ern . I</text:p>
      <text:p text:style-name="P1">P. »trusspricht uihm:Von.den.Frenc-</text:p>
      <text:p text:style-name="P1">den-. Fa spritzt) stät« zu il)m:- So sind ja</text:p>
      <text:p text:style-name="P1">di;7SYne srei.· <text:s/>b ! ·cht«—»» . «f«</text:p>
      <text:p text:style-name="P1">·-» » cnmtw1r« teuer m arge-rn o</text:p>
      <text:p text:style-name="P1">I« <text:s/>;-«-:«i,»«W.s M-:s;;«e-;.»;««sz«7«« </text:p>
      <text:p text:style-name="P1">eral;sh"t«c-sikZ«k; c;-nd ·tv"e·n"eZD·du senken Ab</text:p>
      <text:p text:style-name="P1">e ,—n-r uemen oppelpenn1 -</text:p>
      <text:p text:style-name="P1">den; den niJ;t:tm und gib ihn für michs und</text:p>
      <text:p text:style-name="P1"><text:soft-page-break/>dich. C. .-pas. des-is. «, 7. «.C-sc. to, as.</text:p>
      <text:p text:style-name="P1">» C«p. xv111. , « . V</text:p>
      <text:p text:style-name="P1">El-» Jesus- empfiehlt Damms» O-C; it. warnt</text:p>
      <text:p text:style-name="P1">vor Akt-getnifgebkn,-6—t4; M» lehrt, wie gegen</text:p>
      <text:p text:style-name="P1">fehlend« Brüder zu verfahren sei. CI-M. l’v’.</text:p>
      <text:p text:style-name="P1">Gleich.niß von dem sit-tiqen S»:ch»gldherrn und dem</text:p>
      <text:p text:style-name="P1">haktherzigen- Knech·t»e. It-ZU.</text:p>
      <text:p text:style-name="P1">A.-«4-—s- Mark. D, 33--:-«7.·L1n.,9, so-es,</text:p>
      <text:p text:style-name="P1">I. 1. Zu derselben Stunde traten die</text:p>
      <text:p text:style-name="P1"/>
      <text:p text:style-name="P1"/>
      <text:p text:style-name="P1"/>
      <text:p text:style-name="P1">22- CAN· <text:s/>«!-;-«-»O Das, E-V.WS»e.liV.UY <text:s/></text:p>
      <text:p text:style-name="P1">Jan er is-LJi-su«ix:s-dssps.ci.. ex!--W.sri.stdp.</text:p>
      <text:p text:style-name="P1">der (3.2g"dEte -dstIJ-Rexch37sx ;-'ö.-it"IMs!.? » </text:p>
      <text:p text:style-name="P1">»2. Und IRS rief ein Kind-herbei, »stelIt«ek</text:p>
      <text:p text:style-name="P1">es«nxitt.e-J us1.t.ex.its:und- sprgch,: ;-: <text:s/>.-««</text:p>
      <text:p text:style-name="P1">;3. --Wahrli1k)-. ich·-sage e.uch,· wenn« ihr n·ii?ti</text:p>
      <text:p text:style-name="P1">umkehret und»-. werdet wie ;.dle--Kinder» o</text:p>
      <text:p text:style-name="P1">m’»öget·-ihr nicht--eingehen »in dass Reich,-der</text:p>
      <text:p text:style-name="P1">Himmel. C.49,«4:s-1v2i;ec.4o,is,-4.E:»k;44;2a-:</text:p>
      <text:p text:style-name="P1">4. Wer nun fich":felbst«etniedrigFk»wie;die-</text:p>
      <text:p text:style-name="P1">fes Kind, der ist der Größte·im« eiche der</text:p>
      <text:p text:style-name="P1">Himmel« E.-ja, is-.«Is:« -« is <text:s text:c="2"/>"-«I-</text:p>
      <text:p text:style-name="P1">.5." Und wer) ein fdlchessKind in meinem</text:p>
      <text:p text:style-name="P1">Namen aufnimmt, der niüimt«mich -aufs«-« -</text:p>
      <text:p text:style-name="P1">a - <text:s text:c="2"/>« : »- -C.-s40,;—-1).-:</text:p>
      <text:p text:style-name="P1">..P. O-·-91:»MX1tr«. 9,.42-—4-8.- I </text:p>
      <text:p text:style-name="P1">Il. 6. Wer aber einen.diefer Kleinen, die</text:p>
      <text:p text:style-name="P1">an "mi"ch lauben, ärgert, dem wäre»beffer,</text:p>
      <text:p text:style-name="P1">daß -ein’»ES?Ühlfti?in«"alsj feine-n Hals gehängt,</text:p>
      <text:p text:style-name="P1">und "er77i"n-die Tiefe'"d«es-Meeres versenkt</text:p>
      <text:p text:style-name="P1"><text:s/>««Luc."4·7V,9«2.»" <text:s text:c="2"/>« « · «« . J;</text:p>
      <text:p text:style-name="P1"><text:s/>« Wehe « »der Welt· d·er»« ,Ae"«rg«er11i«sse —' hal-</text:p>
      <text:p text:style-name="P1">ben! Denn es ist z11I«’a"p nothw«end»iF,« ,dåE die</text:p>
      <text:p text:style-name="P1">Aek»"gem«iffe k«otill»1»T«el«1,«»a«her-«wehe d in! eg-</text:p>
      <text:p text:style-name="P1">ichsU;.putxI) we!-ch«sWs Ae!gel«,s1Eß ;koi1«i:1:t" !</text:p>
      <text:p text:style-name="P1"><text:s/>- s « »« z» Luc. i7,«4; »4.»Cor; «, j19.«»</text:p>
      <text:p text:style-name="P1">«««8". Wenn »-abey·""d·eine Hand oder «-»dei»n· F·1;ß</text:p>
      <text:p text:style-name="P1">dich ärgert,»foEhäue- xe ab t1ndJwir»·» «sie«yo«n</text:p>
      <text:p text:style-name="P1">dir! Es ist disk«-Ib et,.d"aß du Ia« ·»oT5e·r</text:p>
      <text:p text:style-name="P1">als ein "Kj»-;jpp«el ins das Lebelxeinge «e «« ais</text:p>
      <text:p text:style-name="P1">daß du-zwei -Hiijide;- pde-J3kyei Fqßk! Eis «</text:p>
      <text:p text:style-name="P1">und in das e«1vigesFeu"erTgewo»rJfex «»i»i;·ex3d)e « .</text:p>
      <text:p text:style-name="P1">9. Und wenn-dein—s52luge«dich särgert;Tio</text:p>
      <text:p text:style-name="P1">.reifß-’.es aus« und wirf es von«djt! Es ift·d15:</text:p>
      <text:p text:style-name="P1">-be fee, daßTdu einäugjZ1-in »das L"eben«ein-</text:p>
      <text:p text:style-name="P1">gehegt, a·l«s daß du zwei ugen«habeft-und-iri</text:p>
      <text:p text:style-name="P1">das- öll1fche Feuer-geworfen werdef’t.-C.-3,29.</text:p>
      <text:p text:style-name="P1">10.» Sehet zu; daß ihr keinen«"diefe: Klei-</text:p>
      <text:p text:style-name="P1">nen de-ra»chtet! Denn- ich «fcäge «el"ich, Fee</text:p>
      <text:p text:style-name="P1">Engel im Himmel- fchauen "a ezeitEdas» n-</text:p>
      <text:p text:style-name="P1"><text:soft-page-break/>g»esicht meines«himml«ilfchen Vaters. <text:s/>-«</text:p>
      <text:p text:style-name="P1"><text:s text:c="2"/>. : » s.«34, .s.se-«v. «, ««I.j</text:p>
      <text:p text:style-name="P1">-I1.- Denn d.er.;Soshns--des. enschensiift</text:p>
      <text:p text:style-name="P1">gekomme"n,.das Verlorne feligE1k machen«»</text:p>
      <text:p text:style-name="P1"><text:s/>-, ·- - :LU(«;- 49, so. «I.· iM.«(«, :I»E.««z·</text:p>
      <text:p text:style-name="P1">;2. Was dünkt euch? Wenn.ejn </text:p>
      <text:p text:style-name="P1">h,11Udsxt .Sch(1ie«kat- und fees-;perir-It, I.</text:p>
      <text:p text:style-name="P1">Wes ALLE ihnen, äßt er nicht die neun nznd</text:p>
      <text:p text:style-name="P1">ne«unzig»auf den Bergen, und geht nnd sucht</text:p>
      <text:p text:style-name="P1">d(1s Vc«klk17te? Luc. is, 4 2c. Cz. 34, «. 42.</text:p>
      <text:p text:style-name="P1">13. Und weni13es sich begibt, daß er es</text:p>
      <text:p text:style-name="P1">ftUdet, wahrlich,.-1ch sage euch, er freut si«ch</text:p>
      <text:p text:style-name="P1">über dasselbe mehr als über die neun und</text:p>
      <text:p text:style-name="P1">neunzig, die nicht penrrt waren. ·</text:p>
      <text:p text:style-name="P1">14. Also ist Ees«anch« ni"cht»der. Wille«e,uer.s</text:p>
      <text:p text:style-name="P1">hi1nmlischen Vaters, daß einer dieser Klei-</text:p>
      <text:p text:style-name="P1">nen ve«tloren"gel;e".« , »» <text:s/>« , »</text:p>
      <text:p text:style-name="P1">,;!II-III. ZI3es4I!.I-II«-Ia. dsEUs;BFI!f«V;-Diese</text:p>
      <text:p text:style-name="P1">! <text:s/>ixg«.- .«oi <text:s text:c="2"/>Un. e.le.L1 </text:p>
      <text:p text:style-name="P1">I.-It Fee.-IchssI »He- ihn. TM-» Ase-I</text:p>
      <text:p text:style-name="P1">er. «au .sd1ch; ho«re»n.w1rd, so haft dn.den,t»ezF</text:p>
      <text:p text:style-name="P1">Bruder «gewon«ne,n-. ».-x.Mos.« «J9.» «. .Gai; es, ,</text:p>
      <text:p text:style-name="P1">1·"6. Wenn er aber nicht auf dich hören</text:p>
      <text:p text:style-name="P1">Jp1rf),«·«fk;),»:J;mm;zno einen oder ,zwe;)Æ dir,</text:p>
      <text:p text:style-name="P1">auf da »der« ganze» a»n·d»el»auifs-,d»em · m»d9</text:p>
      <text:p text:style-name="P1">pp« im-! Oder Drei. - s;xgel1.·b,M1he--Jph-«8-e7—</text:p>
      <text:p text:style-name="P1">»1k7.- Hört; ex,-aber. :diefelbe»n 11icht, , so -sc-He</text:p>
      <text:p text:style-name="P1">es dex«Geme»m«de.-s.«Wenn;e·r »aber« au»ch die</text:p>
      <text:p text:style-name="P1">Gemeinde»-.m»chi hört, »so f»el»er dir wie ein</text:p>
      <text:p text:style-name="P1">Heide und»e·u»1.Z’o«llner. «.«4.. C-IF, Z» »F-«. es.</text:p>
      <text:p text:style-name="P1">- » ;«· <text:s/>» ·· 2.,:·:h"css. 3,«e. 4zz.·sz;3.»»,</text:p>
      <text:p text:style-name="P1">IS- WshVIIch;»1chfO E eU«ch-« was 1h1«M13</text:p>
      <text:p text:style-name="P1">n«ler binden werdet auf«Erd«e»n, das w1rd"ge-</text:p>
      <text:p text:style-name="P1">bnnde;1» fein ,i1,n«Him"mel»; und was i»hr· </text:p>
      <text:p text:style-name="P1">mei·?«li’)«f»en werdet..auf Erden, da«-S wird gez</text:p>
      <text:p text:style-name="P1">Löst« fein« im ,Hitnt«nel. Eies, 49. J-h.30,2:«1,.</text:p>
      <text:p text:style-name="P1">«-1;9?« ,-III;-iF"s«;j«sssIgz"e ix1).ss3sch--W» exIe"sc.a-wes</text:p>
      <text:p text:style-name="P1">·auf·Erde·1J zu al«,1j,11;i,»el1ftkn1;11lel1«-,1«»I»9erden, nur</text:p>
      <text:p text:style-name="P1">its«-1s«Td« M-«STchs· se Wiss- -is.-I:-Z» es.</text:p>
      <text:p text:style-name="P1">ihnen zu T ell«werd«e"n von meinem cit»ex,</text:p>
      <text:p text:style-name="P1">der in den »i1nn»leln i»ft.» Man. «, 24-·. »j"</text:p>
      <text:p text:style-name="P1">"20." Denn «wI)""zw·ei oder «dx;e«i. in-.me·inje·1R</text:p>
      <text:p text:style-name="P1">Namen« versT«II1M.eI.t si.Ud-. döiHEltt 1ch Mitte »</text:p>
      <text:p text:style-name="P1">nistet ihnen." ,,»C,,’»»z8·,, 20," L1»ic". —2?4»,· :Z6.- » J » ,</text:p>
      <text:p text:style-name="P1">;1v.,:21,-Da W si;3»e.t-.ri;:«s, «zxi;. ihn Hund</text:p>
      <text:p text:style-name="P1">sprcxch;,:Herx;-wie:9 ,;7;!!x. xch.x1.sEIx1EI"s! VIII-</text:p>
      <text:p text:style-name="P1">de«r,«dejJ wider"·rnich iri1»d1gt,» pje·pgeBen? Bis</text:p>
      <text:p text:style-name="P1">auf ji(-I»el1.111csl«I«" -.s.i:i-H!-««-;"«7,-« 3Tk"4- <text:s/>C <text:s text:c="2"/>«; -.</text:p>
      <text:p text:style-name="P1"><text:s/>.Fes"1«1.s8.ct.ntwprt;ete,i,k)m«; Seh· fage«,?;x.t,</text:p>
      <text:p text:style-name="P1">nichiZ is aJufsiebenmal,««sondern bis auf</text:p>
      <text:p text:style-name="P1">fiebei1zigmq,I»sieben·,.sp, , « » <text:s/>»( »;,s</text:p>
      <text:p text:style-name="P1">«2;z» .Dgx;um»ist »das. Reikk)»d·ex;,,Himm.el</text:p>
      <text:p text:style-name="P1"><text:soft-page-break/>glelch einem Könige, der mit,--seinen -Knech-»</text:p>
      <text:p text:style-name="P1">t«en».x,echn.en-wollte. , » » » . ;-</text:p>
      <text:p text:style-name="P1">»4;2«-j-; Un«d;Ials er anfkengJ»szn r5chnen,-:«o,ard</text:p>
      <text:p text:style-name="P1">"e"in;ex v,ox ih1»xg·eb·xacht,.,der·zvar zehntausend</text:p>
      <text:p text:style-name="P1">TSl«7Yks.ichU1d1g» <text:s text:c="2"/>. «;-. <text:s text:c="2"/>—</text:p>
      <text:p text:style-name="P1">25. Da er»aher«, nicht« ;Heza,1klen Xotp«1:te- be-</text:p>
      <text:p text:style-name="P1">E:1hl fei;1»Herr, daß.«er.m1d ein Welb Und</text:p>
      <text:p text:style-name="P1">» in«e-,K1x1-der; m1d-aXle.s« was—-er. NR, VIE-</text:p>
      <text:p text:style-name="P1">kauft,—und» o·,bezahl:t-werde.;I« <text:s/>«-"i:-z.«- «.</text:p>
      <text:p text:style-name="P1">ge. Da. kel.k-F; Kkxec»ht pox-ihrs ·k1sed;«J-r</text:p>
      <text:p text:style-name="P1">und; ,fprach: . Her , .Habc.Ge.d1?.lI? «. U1.It WIT-</text:p>
      <text:p text:style-name="P1">und kk,.wk1I.»«1;1r;J«-7txIe,S·;ie7,ahl.e««u-, , » ;</text:p>
      <text:p text:style-name="P1">27. « Da« exbax-mk·e " sick).-»»der».-Hm. ;-Preises</text:p>
      <text:p text:style-name="P1">Knechte»s x;1;d»ggb ih»n.«lz:dtg ; und .erlleß 1 m</text:p>
      <text:p text:style-name="P1">die«SchUxD-«««-;i:2; -» <text:s/>" - . " <text:s/>:-</text:p>
      <text:p text:style-name="P1">,2.8· 1Alsik«x«1"2.-.-E?-«.xic.I.ls,s KxIscht -himu...sgxIxg»:</text:p>
      <text:p text:style-name="P1">fand · er« einen seiner M1tknechte,;zPtzr·.!pftx»</text:p>
      <text:p text:style-name="P1">ihm h·1::x.;-ex-; ?Ffennkge schuld:V den,e,xg7qff</text:p>
      <text:p text:style-name="P1">ex» ask e»« n:und sprach:. .e.z,ahle-« mir-</text:p>
      <text:p text:style-name="P1">wci5T72Itxi«i:!3x;CVTg bist« » . « <text:s/>« </text:p>
      <text:p text:style-name="P1">·29«.«Sei·t1s".«Mixkne"chx nun« fiel ihn.i zu Fü-</text:p>
      <text:p text:style-name="P1"/>
      <text:p text:style-name="P1"/>
      <text:p text:style-name="P1"/>
      <text:p text:style-name="P1">Cqp.18.19. -St. Marthen; «Cap.19.. «- 23</text:p>
      <text:p text:style-name="P1">ßen und bat ihn, sprechend: Habe Geduld</text:p>
      <text:p text:style-name="P1">mit mir, und ich will dir Alles bezahlen.</text:p>
      <text:p text:style-name="P1">3O. Er aber wollte nicht, sondern gierig</text:p>
      <text:p text:style-name="P1">hin, und warf ihn in das Gefängniß, bis</text:p>
      <text:p text:style-name="P1">er bezcåhlt hätte, was er schuldig war. «</text:p>
      <text:p text:style-name="P1">31. ls aber seine Mitkneihte sahen, was</text:p>
      <text:p text:style-name="P1">geschehen war, wurden sie sehr betrübt,</text:p>
      <text:p text:style-name="P1">amen und hkerichteten ihrem Herrn alles,</text:p>
      <text:p text:style-name="P1">was vorgesa en war. -</text:p>
      <text:p text:style-name="P1">32. Da forderte fein Herr ihn vor sich</text:p>
      <text:p text:style-name="P1">und s33rach zu ihm: Du b’oser Knecht! Alle</text:p>
      <text:p text:style-name="P1">sen; «ZYc"h1ild habe ich dir erlassen, weil du</text:p>
      <text:p text:style-name="P1">un ) ate«t«</text:p>
      <text:p text:style-name="P1"><text:s/>solliest »denn nicht auch du dich über</text:p>
      <text:p text:style-name="P1">deinen Mitknecht erbarinen,« wie ich mich</text:p>
      <text:p text:style-name="P1">über dich erbarmt habe? Ja« 2, is.</text:p>
      <text:p text:style-name="P1">34. Und der Herr i«iberlieferte ihn er iirnt</text:p>
      <text:p text:style-name="P1">den Peinigern, bis er alles bezahlt hätte,</text:p>
      <text:p text:style-name="P1">was er ihm schuldig war. C. Ei, 25. 26.J</text:p>
      <text:p text:style-name="P1">35. Also wird auch mein l)iinnilifcher Va-</text:p>
      <text:p text:style-name="P1">ter euch thun, wenn ihr nicht Jeder seinem</text:p>
      <text:p text:style-name="P1">Bruder von Herzen6di4e»FFJhler hFrZebl)et»</text:p>
      <text:p text:style-name="P1">J. , O. are. , ":c.</text:p>
      <text:p text:style-name="P1">Cap. XIX. I »</text:p>
      <text:p text:style-name="P1">I. Jesus redet über Ehescheidung und Ehestand,</text:p>
      <text:p text:style-name="P1">l—l2; ll. segnet die Kinder. -13—-l5. 1lI. Der</text:p>
      <text:p text:style-name="P1">reicht- Jüngling. l6——22. lV. Untercedung über</text:p>
      <text:p text:style-name="P1"><text:soft-page-break/>den Ncichthum. 23—30.</text:p>
      <text:p text:style-name="P1">V. 4—i2; Man. to, «- 42.</text:p>
      <text:p text:style-name="P1">I. 1. Und als Jesus diese Reden vollen-</text:p>
      <text:p text:style-name="P1">der hatte, zog er alis Galiläa hinweg, und</text:p>
      <text:p text:style-name="P1">kam in die Grenzen des jiidischen Landes,</text:p>
      <text:p text:style-name="P1">jenseits des Jordans.</text:p>
      <text:p text:style-name="P1">2. Und es folgte ihm viel Volk nach,,und</text:p>
      <text:p text:style-name="P1">er heilte sie daselbst. . ·</text:p>
      <text:p text:style-name="P1">Z. Da traten die Pharisäer u ihm, ver-</text:p>
      <text:p text:style-name="P1">suchten ihn und sprachen: Jst es erlaubt,</text:p>
      <text:p text:style-name="P1">daß sich ein Mann von seinem Weibe um</text:p>
      <text:p text:style-name="P1">einer jeden Ursache willen scheide?</text:p>
      <text:p text:style-name="P1">4. Er aber antwortete und sprach zu</text:p>
      <text:p text:style-name="P1">ihnen: Habet ihr nicht gelesen, daß der</text:p>
      <text:p text:style-name="P1">Schöpfer im Anfange sie Mann und Weib</text:p>
      <text:p text:style-name="P1">geschaffen hat, «. Mk-f. «, 27. E-, 2. .</text:p>
      <text:p text:style-name="P1">5. und gesprochen: »Darum wird ein</text:p>
      <text:p text:style-name="P1">Mensch Vater und Mutter verlassen und</text:p>
      <text:p text:style-name="P1">seinem Weibe anhangen; und die Zwei wer-</text:p>
      <text:p text:style-name="P1">den Ein Leib sein?« O. M-s. 2,24. Epi,· H, 34.</text:p>
      <text:p text:style-name="P1">6. So sind sie nun nicht mehr Zwei, son-</text:p>
      <text:p text:style-name="P1">dern Ein Leib. Darum was Gott zusam-</text:p>
      <text:p text:style-name="P1">mengefügt hat, das soll der Mensch nicht</text:p>
      <text:p text:style-name="P1">scheiden. i. Eos. 7, -to.</text:p>
      <text:p text:style-name="P1">7. Das rathen sie zu ihm: Warum hat</text:p>
      <text:p text:style-name="P1">denn Mosis befohlen einen Scheidebrief zu</text:p>
      <text:p text:style-name="P1">geben, und sich von» ihr zu scheiden ?.C.5,3i.</text:p>
      <text:p text:style-name="P1">8. Er sprach zu ihnen: Moses hat«-euch</text:p>
      <text:p text:style-name="P1">nach der Härte euers«Herzens erlaubt, daß</text:p>
      <text:p text:style-name="P1">ihr euch von euern,Weibern scheiden "1nb et;</text:p>
      <text:p text:style-name="P1">von Anfang aber ist es nicht-also gewesen«.</text:p>
      <text:p text:style-name="P1">9. Ich sage euch aber: Wer sich von sei-</text:p>
      <text:p text:style-name="P1">nem Weibe-scheidet, es sei denn.um Hure-</text:p>
      <text:p text:style-name="P1">rei willen, und eine andere zur Ehe nimmt,</text:p>
      <text:p text:style-name="P1">der bricht die Ehe; und wer eine Ab es chie-</text:p>
      <text:p text:style-name="P1">dene zur Ehe nimmt, der bricht die Ehe.</text:p>
      <text:p text:style-name="P1">10 Seine Jiinger ss::r«e«TlseF·u«Li«lsin««6Tl«3Tnu</text:p>
      <text:p text:style-name="P1">die Sache eines Mannes nsi"t dem Weibe</text:p>
      <text:p text:style-name="P1">also -steht, so ist es nicht gut, zur Ehe zu</text:p>
      <text:p text:style-name="P1">schreiten. 4.Cok. 7, «. " -. »</text:p>
      <text:p text:style-name="P1">11. Er aber sprach zu ihnen: Nicht alle</text:p>
      <text:p text:style-name="P1">fassen dieses Wort, sondern nurd’ie, denen</text:p>
      <text:p text:style-name="P1">es gegeben ist. -I. C:-k..7,i2. "7. i«7,</text:p>
      <text:p text:style-name="P1">12. Denn es sind Verschnittene, die von</text:p>
      <text:p text:style-name="P1">Mutterleib also geboren sind; und es sind</text:p>
      <text:p text:style-name="P1">Verschnittene, die von den Menschen ver-</text:p>
      <text:p text:style-name="P1">schnitten worden; und es find Verfchnittene,</text:p>
      <text:p text:style-name="P1">die sich selbst verschnitten«haben um des</text:p>
      <text:p text:style-name="P1">Reiches der.Hir«iini«el willen, Wer es"fasfen</text:p>
      <text:p text:style-name="P1">mag, der fasse es. i. Cok.,7,·26. 3—2 sc.</text:p>
      <text:p text:style-name="P1">V. i3—i5: Man. 40, is—-is. Las. is, i3—i7.</text:p>
      <text:p text:style-name="P1">II. 13. Da wurdeu»Kinder zu ihm ge-</text:p>
      <text:p text:style-name="P1"><text:soft-page-break/>bracht, daß er die Hände auf sie lege und</text:p>
      <text:p text:style-name="P1">bete. Die J-"i’inger aber beschatten sie.</text:p>
      <text:p text:style-name="P1">14. Aber Jesus sprach zu ihnen: Lasset</text:p>
      <text:p text:style-name="P1">die Kinder, und wehret ihnen nich; zu mir</text:p>
      <text:p text:style-name="P1">zu kommen; denn solcher ist das eich der</text:p>
      <text:p text:style-name="P1">Himmel. C. is, Z.</text:p>
      <text:p text:style-name="P1">15. Und nachdem er ihnen die Hände</text:p>
      <text:p text:style-name="P1">aufgelegt, zog er von dannen. «</text:p>
      <text:p text:style-name="P1">V. 46——22: Mark. to, i7—22. Luc. is, i8—23.</text:p>
      <text:p text:style-name="P1">III. 16. Und siehe, Einer trat herzu uiid</text:p>
      <text:p text:style-name="P1">sagte zu ihm: Gnter Meister, was muß ich</text:p>
      <text:p text:style-name="P1">Gutes thun, daß ich das ewige Leben er-</text:p>
      <text:p text:style-name="P1">lange? Las. i0, 25. ·</text:p>
      <text:p text:style-name="P1">17. Er aber sprach zu i3;n: Warum hei-</text:p>
      <text:p text:style-name="P1">ßest du mich gut? Es ist iemand gut als</text:p>
      <text:p text:style-name="P1">nur Einer, Gott. Willst du.aber in das</text:p>
      <text:p text:style-name="P1">Leben eingehen, so halte die Gebote.</text:p>
      <text:p text:style-name="P1">ne. 4(), 26—2s. Gal. Z, l2. 24.</text:p>
      <text:p text:style-name="P1">18. Er spricht zu ihm: Welche? Jesus</text:p>
      <text:p text:style-name="P1">antwortet: Das: Dusollst nicht tbdteu!</text:p>
      <text:p text:style-name="P1">Du sollst« nicht ?Pebrechen! Du sollst nicht</text:p>
      <text:p text:style-name="P1">fehlen! Du so st nicht falsches Zeugniß</text:p>
      <text:p text:style-name="P1">agen! 2. Mos. 2o, « te. -</text:p>
      <text:p text:style-name="P1">19. Ehre deinen Vater und deine Mut-</text:p>
      <text:p text:style-name="P1">ter! und»: Du sollst deinen Nächsten lieben</text:p>
      <text:p text:style-name="P1">wie dich felbst!: C. 2-2, s9..3. M-s. 49, 48.</text:p>
      <text:p text:style-name="P1">20. Der Jüngling spricht zu ihm: Die</text:p>
      <text:p text:style-name="P1">fes alles habe ich von meiner Jugend an</text:p>
      <text:p text:style-name="P1">gehalten; was mangelt mir noch?</text:p>
      <text:p text:style-name="P1">—21. Jesus sprach «u ihm: Willstdu voll-</text:p>
      <text:p text:style-name="P1">kommen sein, so gehe h2iln, verkaufe, was du</text:p>
      <text:p text:style-name="P1">hast, und gib es den» atmen, so wirst du</text:p>
      <text:p text:style-name="P1"/>
      <text:p text:style-name="P1"/>
      <text:p text:style-name="P1"/>
      <text:p text:style-name="P1">24 Cap. 19. 20. Das Evangelium Cap. 20.</text:p>
      <text:p text:style-name="P1">einen Schuh im Himmel haben ; und komm’,</text:p>
      <text:p text:style-name="P1">folge mir nach· C. Z, is. iz,2o. Laus, aus«.</text:p>
      <text:p text:style-name="P1">22. Als aber der Jüngling das Wort</text:p>
      <text:p text:style-name="P1">g’i3rte, gien8,er betrübt hinweg; denn er</text:p>
      <text:p text:style-name="P1">atte viele üter.</text:p>
      <text:p text:style-name="P1">B. 2Z——Z0: Mars. -to, As—-St. Lin. is, W-—-so.</text:p>
      <text:p text:style-name="P1">lV. 23. Da sprach Jesus zu seinen Jün-</text:p>
      <text:p text:style-name="P1">gern: Wahrlich, ick;Ksage euch, ein Reicher</text:p>
      <text:p text:style-name="P1">wird schwer in das eich der Himmel eine</text:p>
      <text:p text:style-name="P1">gehen. i. Tini. is, g.</text:p>
      <text:p text:style-name="P1">24. Und wiederum sage ich euch, es ist</text:p>
      <text:p text:style-name="P1">leichter, daß ein Kameel durch ein Rade -</text:p>
      <text:p text:style-name="P1">Nr eingehe, als daß ein Reicher in das</text:p>
      <text:p text:style-name="P1">eich Gottes eingehe. C· is, 22,</text:p>
      <text:p text:style-name="P1">25. Als das seine Jünger hörten, ent-</text:p>
      <text:p text:style-name="P1">setzten sie sich se rund sprachen: Wer kann</text:p>
      <text:p text:style-name="P1"><text:soft-page-break/>denn selig werden ?</text:p>
      <text:p text:style-name="P1">26. Je us aber sa sie an und prach u</text:p>
      <text:p text:style-name="P1">ihnen: Dei den Piensche.n ist dieses uii-</text:p>
      <text:p text:style-name="P1">möglich; aber bei Gott sind alle Dinge</text:p>
      <text:p text:style-name="P1">möglich. Lin. i, 37.</text:p>
      <text:p text:style-name="P1">27. Da hob Petrus an und sprach zu</text:p>
      <text:p text:style-name="P1">ihm: Siehe, wir haben Alles verlassen</text:p>
      <text:p text:style-name="P1">und sind dir nachgefolgt; was wird denn</text:p>
      <text:p text:style-name="P1">uns dafür werden. C, 4, 20»</text:p>
      <text:p text:style-name="P1">28. Und Jesus sprach zu ihnen: Wahr-</text:p>
      <text:p text:style-name="P1">lich, ich sage euch, ihr, die ihr mir nachge-</text:p>
      <text:p text:style-name="P1">folgt seid, werdet in der Wiedergeburt,</text:p>
      <text:p text:style-name="P1">wann der Sohn des Menschen auf dem</text:p>
      <text:p text:style-name="P1">Throne seiner Herrlichkeit sitzen wird, auch</text:p>
      <text:p text:style-name="P1">auf zwölf Thronen sitzen und die zwölf</text:p>
      <text:p text:style-name="P1">Stämme Jsraels richten. Las. A, ou is.</text:p>
      <text:p text:style-name="P1">· Oss. Z, A· -I. Cor. S, 2.</text:p>
      <text:p text:style-name="P1">29. Und ein Jeder, der da Häuser oder</text:p>
      <text:p text:style-name="P1">Brüder oder Schwestern oder Vater oder</text:p>
      <text:p text:style-name="P1">Mutter oder Weib oder Kinder oder Aecker</text:p>
      <text:p text:style-name="P1">um meines Namens willen verlassen hat,</text:p>
      <text:p text:style-name="P1">der wird es hundertfältig empfangen, nnd</text:p>
      <text:p text:style-name="P1">das ewige Leben erben.</text:p>
      <text:p text:style-name="P1">30. Aber viele der Ersten werden die Letz-</text:p>
      <text:p text:style-name="P1">ten sein, und die Letzteii die Ersten.</text:p>
      <text:p text:style-name="P1">C. To, is. Luc. is, so.</text:p>
      <text:p text:style-name="P1">Cap. XX.</text:p>
      <text:p text:style-name="P1">I- Die Arbeiter im Weinberge. 4—-is. l1, An-</text:p>
      <text:p text:style-name="P1">kündigung der Leiden. 17—t9. lll. Die Mutter</text:p>
      <text:p text:style-name="P1">der Söhne des Zebedäus. 20«—28. IV. Heilung</text:p>
      <text:p text:style-name="P1">zweier Blinden. «l9—Zt</text:p>
      <text:p text:style-name="P1">I. 1. Denn das Reich der Himmel ist</text:p>
      <text:p text:style-name="P1">gleich einein Hausvater, welcher am Mor-</text:p>
      <text:p text:style-name="P1">gen früh ausgieng, Arbeiter in seinen Wein-</text:p>
      <text:p text:style-name="P1">erg zu dingen. C. Si, as.</text:p>
      <text:p text:style-name="P1">2. Und nachdem er mit den Arbeitern</text:p>
      <text:p text:style-name="P1">übereingelommen um einen Pfennig für</text:p>
      <text:p text:style-name="P1">den Tag, sandte er sie in seinen Weinberg.</text:p>
      <text:p text:style-name="P1">Z. Und als er um die dritte Stunde aus-</text:p>
      <text:p text:style-name="P1">ieng, sah er Andere am Markte mässig</text:p>
      <text:p text:style-name="P1">fis:---«, -</text:p>
      <text:p text:style-name="P1">4. und sprach auch u diesen: Gehet</text:p>
      <text:p text:style-name="P1">ihr in den Weinberg, und was rechtmisl:</text:p>
      <text:p text:style-name="P1">will ich euch geben.</text:p>
      <text:p text:style-name="P1">5. Und sie giengen hin. Wiederum gieng</text:p>
      <text:p text:style-name="P1">er aus um die sechste und neunte Stunde,</text:p>
      <text:p text:style-name="P1">und that ebenso.</text:p>
      <text:p text:style-name="P1">6. Und als er um die eilste Stunde aus-</text:p>
      <text:p text:style-name="P1">gieng, fand er andere steFen, und sprach zu</text:p>
      <text:p text:style-name="P1">ihnen: »Warum stehet i r hier den ganzen</text:p>
      <text:p text:style-name="P1">Tag m·ußig ? · ·</text:p>
      <text:p text:style-name="P1">7. Sie sprachen X: ihm; Es hat uns Nie-</text:p>
      <text:p text:style-name="P1"><text:soft-page-break/>mand gedungen. r pricht zu ihnen: Ge-</text:p>
      <text:p text:style-name="P1">het auch ihr in den» Weinberg, und was</text:p>
      <text:p text:style-name="P1">recht ist, das werdet ihr empfangen.</text:p>
      <text:p text:style-name="P1">8. Da es ·nun Abend war, g)rach der</text:p>
      <text:p text:style-name="P1">Herr des Weinberges zu seinem chafsner:</text:p>
      <text:p text:style-name="P1">use die Arbeiter, und bezahle ihnen den</text:p>
      <text:p text:style-name="P1">Lohn» also daß du von den letzten anfan-</text:p>
      <text:p text:style-name="P1">gest bis zu den Ersten. » · ·</text:p>
      <text:p text:style-name="P1">9. Und es kamen die, welche um die eilfte</text:p>
      <text:p text:style-name="P1">Stunde gedungen»worden, und elnpfiengen</text:p>
      <text:p text:style-name="P1">jeder einen Pfennig. ·</text:p>
      <text:p text:style-name="P1">10. Als aber die Ersten kamen, meinten</text:p>
      <text:p text:style-name="P1">sie, sie würden» mehr en·ipfansg;e»n; da em-</text:p>
      <text:p text:style-name="P1">pfiengen auch f3e Jeder einen sennig.</text:p>
      <text:p text:style-name="P1">11. Und als sie ihn empfangen, muri-cten</text:p>
      <text:p text:style-name="P1">sie wider den Hausvater un? sprachei; :</text:p>
      <text:p text:style-name="P1">. « S</text:p>
      <text:p text:style-name="P1">iic to, ei«-.</text:p>
      <text:p text:style-name="P1">12. Diese Lei;«-ten haben nur Eine Stunde</text:p>
      <text:p text:style-name="P1">gearbeitet, und du Last sie uns gleich e-</text:p>
      <text:p text:style-name="P1">macht, die wir die ast und Hitze-des Za-</text:p>
      <text:p text:style-name="P1">ges getragen haben.</text:p>
      <text:p text:style-name="P1">13. Er aber antwortete und sprach zu</text:p>
      <text:p text:style-name="P1">einem unter ihnen: Freund, ich thue dir</text:p>
      <text:p text:style-name="P1">nicht Unrecht. Bist du nicht um einen Pfen-</text:p>
      <text:p text:style-name="P1">nig mit mir übereingekoinmcn?</text:p>
      <text:p text:style-name="P1">14. Nimm das Deine, und gehe hin. Ich</text:p>
      <text:p text:style-name="P1">will aber diesem Letzten so viel geben als dir.</text:p>
      <text:p text:style-name="P1">15. Habe ich nicht Macht mit dem·Mei-</text:p>
      <text:p text:style-name="P1">neu zu thun, was ich will? Oder ist dein</text:p>
      <text:p text:style-name="P1">Auge neidisch, daß ich gütig bin ? 9iiFm.g, ei te.</text:p>
      <text:p text:style-name="P1">16. Also werden die Leisten die Ersten</text:p>
      <text:p text:style-name="P1">sein, und die Ersten die Leisten. Denn</text:p>
      <text:p text:style-name="P1">Viele sind berufen, aber Wenige auser-</text:p>
      <text:p text:style-name="P1">wählt. C. i9, so. ei, «.</text:p>
      <text:p text:style-name="P1">V. 17-49: Man. W, Z? sit-. Luc. is, Zi—34.</text:p>
      <text:p text:style-name="P1">II. 17. Und als Jesus hinauszog gen</text:p>
      <text:p text:style-name="P1">Jerusalem, nahm er feine zniblf Jiinger</text:p>
      <text:p text:style-name="P1">auf dem Wege beiseite, und sprach zu</text:p>
      <text:p text:style-name="P1">i neu:</text:p>
      <text:p text:style-name="P1">h18. Siehe, wir ziehen hinauf en Jeru-</text:p>
      <text:p text:style-name="P1">salem; und «d·er Sohn des Mensihen wird</text:p>
      <text:p text:style-name="P1">den Hohenpriestern und Schriftgelehr·ten</text:p>
      <text:p text:style-name="P1">überantwortet werden, und sie werden ihn</text:p>
      <text:p text:style-name="P1">zum Tode verurtheilen, C. is, 2si.</text:p>
      <text:p text:style-name="P1"/>
      <text:p text:style-name="P1"/>
      <text:p text:style-name="P1"/>
      <text:p text:style-name="P1">Cap. 20. St. Matthäi. Cap. 20. A. 25</text:p>
      <text:p text:style-name="P1">19. und werden ihn den Heiden iiherant-</text:p>
      <text:p text:style-name="P1">worten, ihn zu verspotten, undzu geißeln,</text:p>
      <text:p text:style-name="P1">:md zu kreuzigen; und am dritten Tage</text:p>
      <text:p text:style-name="P1"><text:soft-page-break/>wird er wieder auferstehen. C. -7, D ».</text:p>
      <text:p text:style-name="P1">B. Do-Iß: Mart. Ob, 35—45.</text:p>
      <text:p text:style-name="P1">lll. 20. Da trat die Mutter der Söhne</text:p>
      <text:p text:style-name="P1">des ebedäus mit ihren Söhnen zu ihm,</text:p>
      <text:p text:style-name="P1">siel i m zu Füßen und bat etwas voni m.</text:p>
      <text:p text:style-name="P1">C. so, 2.</text:p>
      <text:p text:style-name="P1">21. Er sprach zu ihr: Was willst du?</text:p>
      <text:p text:style-name="P1">Sie sagt zu ihm: SlzIrich, daß diese meine</text:p>
      <text:p text:style-name="P1">zwei Söhne sitzen so· en einer dir zur Rech-</text:p>
      <text:p text:style-name="P1">ten, und einer iir Linken in deinem Reiche.</text:p>
      <text:p text:style-name="P1">22. Aber Jefzus antwortete und sprach:</text:p>
      <text:p text:style-name="P1">Ihr wisset nicht, was ihr bittet. Vermöget</text:p>
      <text:p text:style-name="P1">ihr den Kelch zu trinken, den ich trin en</text:p>
      <text:p text:style-name="P1">werde, und getauft zu werden mit der Taufe,</text:p>
      <text:p text:style-name="P1">womit ich getauft werde ? Sie sprechen zu</text:p>
      <text:p text:style-name="P1">ihm: Wir vermögen es. C. se, se. Laus, so.</text:p>
      <text:p text:style-name="P1">23. Und er spricht zu ihnen: Jhr werdet</text:p>
      <text:p text:style-name="P1">zwar meinen Kelch trinken, und werdet ge-</text:p>
      <text:p text:style-name="P1">tauft werden mit der Taufe, womit ich ge-</text:p>
      <text:p text:style-name="P1">tauft werde; aber das Sitzen u meiner</text:p>
      <text:p text:style-name="P1">Nechten und zu meiner Linken steht nicht</text:p>
      <text:p text:style-name="P1">bei mir, Andern zu geben als denen, wel-</text:p>
      <text:p text:style-name="P1">chen es von nieinemVater bereitet ist. C ,25,:-it,</text:p>
      <text:p text:style-name="P1">24. Und als es die Zehn gehört, wurden</text:p>
      <text:p text:style-name="P1">sie über die Zwei Brüder entrüstet.</text:p>
      <text:p text:style-name="P1">25. Aber esns rief sie herzu und sprach:</text:p>
      <text:p text:style-name="P1">Ihr wisset, daß die Fürsten der Völker über</text:p>
      <text:p text:style-name="P1">sie herrschen, und die Großen über sie Ge-</text:p>
      <text:p text:style-name="P1">walt üben. Luc. S-, 25 «.</text:p>
      <text:p text:style-name="P1">26. Unter euch aber soll es nicht also fein,</text:p>
      <text:p text:style-name="P1">sondern wer will unter euch groß werden,</text:p>
      <text:p text:style-name="P1">der sei euer Diener; C. 23,«. (3)2Fxc39,sz?5·</text:p>
      <text:p text:style-name="P1">p . , .</text:p>
      <text:p text:style-name="P1">27. und wer will unter euch der Erste</text:p>
      <text:p text:style-name="P1">sein, der sei euer Knecht.</text:p>
      <text:p text:style-name="P1">PS. Gleichwie·der Sohn des Menschen</text:p>
      <text:p text:style-name="P1">mcht gekommen ist«, daß ihm jge·dienet werde,</text:p>
      <text:p text:style-name="P1">sondern daß er»dielie und ein Leben gebe</text:p>
      <text:p text:style-name="P1">zum Losegeld sur Viele. L« 22, 27·</text:p>
      <text:p text:style-name="P1">»;cs. es, io. te. i.T-m. -i, S. «.-Bei. i, is. is.</text:p>
      <text:p text:style-name="P1">B. 29—I-is: Mart. M, W-52. Luc- -is, 35—43-</text:p>
      <text:p text:style-name="P1">IV. 29. Und als sie von Jericho auszo-</text:p>
      <text:p text:style-name="P1">gen, folgte ihm viel Boll·· nach. »</text:p>
      <text:p text:style-name="P1">30. Und siehe, zwei Blinde, die am Wege</text:p>
      <text:p text:style-name="P1">saßen, als sie hörten, daß Jesus vorüber</text:p>
      <text:p text:style-name="P1">gieng, schrieen und s rachen:· Erbarme dich</text:p>
      <text:p text:style-name="P1">unser, Herr, du Sohn Davids !· C. S, 27.</text:p>
      <text:p text:style-name="P1">31. Aber das Volk besckzalt sie, daß sie</text:p>
      <text:p text:style-name="P1">schweigen follten. Sie a er schrieen noch</text:p>
      <text:p text:style-name="P1">mehr, und sprachen: Erbarme dich unser,</text:p>
      <text:p text:style-name="P1">Herr, du So n Davids; · » ·</text:p>
      <text:p text:style-name="P1">. 32. Und Je s Fand still, rief ihnen und</text:p>
      <text:p text:style-name="P1"><text:soft-page-break/>ss;1åa;h: Was wo et ihr, daß ich euch thun</text:p>
      <text:p text:style-name="P1">33. Sie sagten zu ihm: Herr, daß unsere</text:p>
      <text:p text:style-name="P1">Augen geöffnet werden. «</text:p>
      <text:p text:style-name="P1">34. Da erbarmte sich Jesus ihrer und</text:p>
      <text:p text:style-name="P1">rührte ihre Augen an, nnd a obatd sahen</text:p>
      <text:p text:style-name="P1">ihrs) Augen wieder, und sie olgten ihm</text:p>
      <text:p text:style-name="P1">n . -</text:p>
      <text:p text:style-name="P1">Cap. XX1. », <text:s/>"</text:p>
      <text:p text:style-name="P1">l. Jesu Einzug tu Jerusalem. «-«. il. Rei-</text:p>
      <text:p text:style-name="P1">nigung des Tempels. H-«. lll.Der vkidoitende</text:p>
      <text:p text:style-name="P1">Fcigenbauni. 48——22. W. Jesii Vo»llinacht.,2s——32.</text:p>
      <text:p text:style-name="P1">V« Gleichniß von den Weingäi-trIet·ii. ZU-—·56. »</text:p>
      <text:p text:style-name="P1">V. I «: Mart «, il-sc. Lust. -IS, I9«—38.</text:p>
      <text:p text:style-name="P1">J«-h. se. 42—48. .</text:p>
      <text:p text:style-name="P1">I· 1. Und als sie JeruLsc;lem naheten</text:p>
      <text:p text:style-name="P1">und gen Bethphage an den lbei·g kamen,</text:p>
      <text:p text:style-name="P1">sandte Jesus zwei· Jüngers, · «</text:p>
      <text:p text:style-name="P1">2. und sprach zu ihnen: Gehet in den Fle-</text:p>
      <text:p text:style-name="P1">cken, der vor euch liegt, und alsobald wer-</text:p>
      <text:p text:style-name="P1">det ihr eine Eselin angebunden finden,</text:p>
      <text:p text:style-name="P1">und ein Füllen bei ihr; die löset ab und</text:p>
      <text:p text:style-name="P1">führet sie zu mir.</text:p>
      <text:p text:style-name="P1">Z. Und so Jemand euch etwas sagt, so</text:p>
      <text:p text:style-name="P1">sprechet: Der .lHerr bedarf ihrer; und er</text:p>
      <text:p text:style-name="P1">wird sie alsoba d wegführen assen."</text:p>
      <text:p text:style-name="P1">4. Dieses alles aber geschah, daß erfüllet</text:p>
      <text:p text:style-name="P1">würde, was geredet ist durch den Prophe-</text:p>
      <text:p text:style-name="P1">ten, der da spricht:</text:p>
      <text:p text:style-name="P1">5. »Saget der Tochter Zion: Siehe, dein</text:p>
      <text:p text:style-name="P1">König ko1nmEsu dir sanftmiithig, und rei-</text:p>
      <text:p text:style-name="P1">tet auf einer selin, und auf einem Fällen</text:p>
      <text:p text:style-name="P1">des Lastthieres.« Zqch. g« 9. - «-</text:p>
      <text:p text:style-name="P1">6. Die Jünger aber gen en <text:s/>und</text:p>
      <text:p text:style-name="P1">thaten, wie ihnen Jesus foglen e,</text:p>
      <text:p text:style-name="P1">7. und brachten· die Esel1ti und das</text:p>
      <text:p text:style-name="P1">FülIen, und legten ihre Kleider auf sie, und</text:p>
      <text:p text:style-name="P1">setzten ihn darauf. » »«</text:p>
      <text:p text:style-name="P1">8. Aber das meiste Volk breitete seine</text:p>
      <text:p text:style-name="P1">Kleider auf den Weg -aus; Andere hieben</text:p>
      <text:p text:style-name="P1">Zweige von den Bäumen und streuten«ste</text:p>
      <text:p text:style-name="P1">auf den Weg. 2. nöu. Z, so. ·</text:p>
      <text:p text:style-name="P1">9. Und das Volk, das vor-ingieng und</text:p>
      <text:p text:style-name="P1">das nachfolgte, schrie und srzraih: Ho anua</text:p>
      <text:p text:style-name="P1">dem Sohne Davids! Gepriesen sei, der da</text:p>
      <text:p text:style-name="P1">kommt im Namen des Herrn! Hosanna- in</text:p>
      <text:p text:style-name="P1">den Höhen! Pf. «8, es. -S -</text:p>
      <text:p text:style-name="P1">10. Und als er·in Jerusalem entzog, kam</text:p>
      <text:p text:style-name="P1">die ganze ·Stadt in Bewegung und» sprach:</text:p>
      <text:p text:style-name="P1">Wer i«sEdieser? · · «</text:p>
      <text:p text:style-name="P1">11. as Volk aber ;ggte: Dieser ist» Je-</text:p>
      <text:p text:style-name="P1">sus, der P-rophet von azarethin Galiläa.«</text:p>
      <text:p text:style-name="P1">C- I, N- Ich. «- W·</text:p>
      <text:p text:style-name="P1"><text:soft-page-break/>V. i2——i7: Mem. «, is—-i7« Las. IS; Co-Cis.</text:p>
      <text:p text:style-name="P1">il. 12. Und Jesus gieng- in den«Te«kn-</text:p>
      <text:p text:style-name="P1">BE! Gottes hinein, und trieb alle, die im</text:p>
      <text:p text:style-name="P1">empel verkauft-in und sanften, hinaus,</text:p>
      <text:p text:style-name="P1">und stieß die Tische der Wechstei« um,</text:p>
      <text:p text:style-name="P1"/>
      <text:p text:style-name="P1"/>
      <text:p text:style-name="P1"/>
      <text:p text:style-name="P1">As «Eap. 21. » Das, Evangelium .Eap. 21.</text:p>
      <text:p text:style-name="P1">unt;-die Stuhle»-derer, welche die.Tauben</text:p>
      <text:p text:style-name="P1">V u en. » <text:s/>«"h..2, «« .-</text:p>
      <text:p text:style-name="P1"><text:s/>1«knd e-L-åsp·raci) zu ihnen? »Es.stehi«ge-</text:p>
      <text:p text:style-name="P1">schrieben»,: <text:s/>« ein-Ins wirdem »Bethaus</text:p>
      <text:p text:style-name="P1">heißen·!b«! Ihr ag)er— bet daraus emeMör-</text:p>
      <text:p text:style-name="P1">dergru e genia t. » s. se, 7. -« , 7, «»</text:p>
      <text:p text:style-name="P1">14. Und es. kamen«zu ihm« Blinde und</text:p>
      <text:p text:style-name="P1">Lahme im TempF«1, und» er heilte sie. ·</text:p>
      <text:p text:style-name="P1">15. Als »aber« le«zZ3he·1Iprlester und die</text:p>
      <text:p text:style-name="P1">SchriftgF·l«ehr«ten die under sahen, die er</text:p>
      <text:p text:style-name="P1">s3at,»y«1"1, . djefK"inåer h?setsn, die im Enkel</text:p>
      <text:p text:style-name="P1">rioe»n·u;nd«.«h·rsa" en: oanna dem » o ne</text:p>
      <text:p text:style-name="P1">Da;ids! 2·—wul;dens» sie entrüstet und sagten</text:p>
      <text:p text:style-name="P1">zur m: « . " -</text:p>
      <text:p text:style-name="P1">L6·.I-Hörst du,—-was diese sageu?» Jesus</text:p>
      <text:p text:style-name="P1">al·)er.sprachzu ihnen: Ia! Habt Ihr noch</text:p>
      <text:p text:style-name="P1">nie gelesen: »Aus dem Munde der Un-</text:p>
      <text:p text:style-name="P1">müUdtgen und Söi.uglinge hast du ein Lob</text:p>
      <text:p text:style-name="P1">bereitet?« Pf. 8, Z.</text:p>
      <text:p text:style-name="P1">17. Und er -ver-ließ sie, -gieng zur Stadt «</text:p>
      <text:p text:style-name="P1">hinaus nach Bethanien und übernachtete</text:p>
      <text:p text:style-name="P1">daselbst·. Mark. «, «. 49.</text:p>
      <text:p text:style-name="P1">njV.14å;s—.-Z; ;)Jlakcbt«,d4;——Es)F. 2o—?.w»</text:p>
      <text:p text:style-name="P1">. -«. «·a atra er- e corgen ie-</text:p>
      <text:p text:style-name="P1">der in die.Stadt gieng, hun erte ihn.</text:p>
      <text:p text:style-name="P1">1.9. Und als er- einen FFigenbaum aln</text:p>
      <text:p text:style-name="P1">Wege fah-« gie.ng.er zu demsel en, und fand</text:p>
      <text:p text:style-name="P1">nichts daran a s»Laub». Da sprach er »zn</text:p>
      <text:p text:style-name="P1">«-M :;n.« 1gel. n a o a</text:p>
      <text:p text:style-name="P1">3’kåLtxN"3s;-w?«YiEw«-«; Z« x?"iI«is M?</text:p>
      <text:p text:style-name="P1">v.erdorrete-der« Feigenbanm". :</text:p>
      <text:p text:style-name="P1">20. Und als« die ·Jiinger.»es sahen, — ver-</text:p>
      <text:p text:style-name="P1">wunderten,-fie.«si,ch und sprachen: Wie ist</text:p>
      <text:p text:style-name="P1">der,Få«iTg.enban1n- alsobald verdorret! —</text:p>
      <text:p text:style-name="P1">.21. ; l7,er-Jesus antwortete .nnd«sprach. u</text:p>
      <text:p text:style-name="P1">g1ken"- Wk;1hl::lsel)"; adch -s»cäg?: euchf: l;L93Fnn. ihr</text:p>
      <text:p text:style-name="P1">all c11 A B U11 U! )·zWcic , ZWEI-</text:p>
      <text:p text:style-name="P1">det-,1"hr nicht nur thun, was da dem Feigen-</text:p>
      <text:p text:style-name="P1">baums widerfahren ist, sondern auch, wenn</text:p>
      <text:p text:style-name="P1">ihr .-zu diesem»Ve-rge saget: sehe dich von</text:p>
      <text:p text:style-name="P1">hinnes1cs; sind wi-rs dich ins ieer! so wird</text:p>
      <text:p text:style-name="P1">es e e en. C. (7, ro. -</text:p>
      <text:p text:style-name="P1">. 2F. Und«alIes,. was i r im Gebete bitten</text:p>
      <text:p text:style-name="P1"><text:soft-page-break/>werdet, -wenn «ihr.glauhet, werdet ihr em-</text:p>
      <text:p text:style-name="P1">Wangen; iC..7, 7. -8, to. e</text:p>
      <text:p text:style-name="P1">:i3v23;F7:UM;kc.l;4. 977-ges Lu?.ZI0, «k—8.</text:p>
      <text:p text:style-name="P1"><text:s/>». n a er ein« en s empe ge-</text:p>
      <text:p text:style-name="P1">ko»mm";n,« traten; die Hohenpriester und die</text:p>
      <text:p text:style-name="P1">AelteFen des Volkes zu ihm, während er</text:p>
      <text:p text:style-name="P1">lehrte, WITH «iPVachen: Aus welcher Macht</text:p>
      <text:p text:style-name="P1">thust du.-dceses,?und wer hat"»dir diese Macht S</text:p>
      <text:p text:style-name="P1">gegeben Ich. -«, as.</text:p>
      <text:p text:style-name="P1">24- Jesus -aber antwortete und sagte zu</text:p>
      <text:p text:style-name="P1">ihnen:-:Jch will-auch .-eine Frage an euch</text:p>
      <text:p text:style-name="P1">t3m;.s wenn ihr mir daraus antwortet,</text:p>
      <text:p text:style-name="P1">will«-au»ch <text:s/>en sagen, aus welcher</text:p>
      <text:p text:style-name="P1">Macht Ich dteses.t ne; " » -</text:p>
      <text:p text:style-name="P1">25. Woher« war die Taufe« des Johan-</text:p>
      <text:p text:style-name="P1">nes?«vom Himmel oder-von den Menschen?</text:p>
      <text:p text:style-name="P1">Aber sie bedachten sich bei sich,«felbst und</text:p>
      <text:p text:style-name="P1">prachen: Wenn wir sagen: Vom Himmels,</text:p>
      <text:p text:style-name="P1">o wird er uns fragen: Warum habet ihr</text:p>
      <text:p text:style-name="P1">ihm denn nicht geg aubt ? tue. Z, Z. 7, so.</text:p>
      <text:p text:style-name="P1">26. Wenn wir-aber«sagen: Von den Men-</text:p>
      <text:p text:style-name="P1">schen, so 1ni"1ssen wir das Volk sürclten,</text:p>
      <text:p text:style-name="P1">denn alle halten Johannes für einen Histo-</text:p>
      <text:p text:style-name="P1">pheten. C. 44, S. « «</text:p>
      <text:p text:style-name="P1">27. Und sie antworteten Jesu nnd spra-</text:p>
      <text:p text:style-name="P1">chen: Wir wissen es nicht. Da sprach er</text:p>
      <text:p text:style-name="P1">zu ihnen: So sage ich euch auch nicht, aus</text:p>
      <text:p text:style-name="P1">welcher Macht ich dieses thue.</text:p>
      <text:p text:style-name="P1">28. Was dünkt euch aber? Es hatte ein</text:p>
      <text:p text:style-name="P1">Mann zwei Söhne. Und er trat zu dem</text:p>
      <text:p text:style-name="P1">ersten hin und sprach: Sohn, gehe hin, ar-</text:p>
      <text:p text:style-name="P1">beite heut in meinem Weinberge. </text:p>
      <text:p text:style-name="P1">29. Der aber antwortete und sprach:</text:p>
      <text:p text:style-name="P1">Jch will nicht: Hernach aber reute es ihn,</text:p>
      <text:p text:style-name="P1">und er gierig hin. «</text:p>
      <text:p text:style-name="P1">30. Und er trat zu dem andern hin und</text:p>
      <text:p text:style-name="P1">sagte das Gleiche. Dieser antwortete und</text:p>
      <text:p text:style-name="P1">sprach: Ja, Herr! und giseng nicht. -</text:p>
      <text:p text:style-name="P1">31, Welcher von diesen beiden hat den</text:p>
      <text:p text:style-name="P1">Willen des Vaters gethan? Sie sprachen</text:p>
      <text:p text:style-name="P1">zu ihm: Der erste. Da spricht Jesus zu</text:p>
      <text:p text:style-name="P1">ihnen: Wahrlich, ich sage euch, die 3öllner</text:p>
      <text:p text:style-name="P1">nnd die Huren kommen vor -euch in das</text:p>
      <text:p text:style-name="P1">Reich Gottes. Luc. Z, 42«. is, it.</text:p>
      <text:p text:style-name="P1">32. Denn Johannes ist u euch gekom-</text:p>
      <text:p text:style-name="P1">men mit der Lehre der Gerehtigkeit, und ihr</text:p>
      <text:p text:style-name="P1">« laubtet ihm nicht. ,Die; Zöllner und die,</text:p>
      <text:p text:style-name="P1">Euren aber glaubten ih1n-; und da ihr es</text:p>
      <text:p text:style-name="P1">sahet, reuete es euch doch nachher nicht, so</text:p>
      <text:p text:style-name="P1">daß ihr ihm geglaubt hättet. E»3,1,k»</text:p>
      <text:p text:style-name="P1">B. 33—46: Max-c. H, 4—42. Luc. 20, 9—49.</text:p>
      <text:p text:style-name="P1">V. 33. Hör-et ein anderes Gleichnis3 :«C’s</text:p>
      <text:p text:style-name="P1"><text:soft-page-break/>war ein Hausvater, der einen Weingarten</text:p>
      <text:p text:style-name="P1">pflanzte, und einen Zaun um de«nselben·zog,</text:p>
      <text:p text:style-name="P1">und eine Kelter darin grub, «u·nd»ecnen</text:p>
      <text:p text:style-name="P1">Thurm baute, und ihn an Wetngartner</text:p>
      <text:p text:style-name="P1">verlieh, und dann außer Land Log.</text:p>
      <text:p text:style-name="P1">» Jes, Z; « 2c.«»·.)er. 2,’2l.</text:p>
      <text:p text:style-name="P1">34. Als nun die Zeit der F·ell»chtF»U(1hC1E-</text:p>
      <text:p text:style-name="P1">sandte er seine Knechtezu den Wemgartnern,</text:p>
      <text:p text:style-name="P1">um seine Früchte zu. empfangen. · , «-</text:p>
      <text:p text:style-name="P1">35. Und die Wemgärtne·r ergriffen seine</text:p>
      <text:p text:style-name="P1">Knechte und schlugen- den einen, den«a.ndern</text:p>
      <text:p text:style-name="P1">tödteten sie, den dritten steungten siS· C.22,6.</text:p>
      <text:p text:style-name="P1">3k3; Da saUdt«x:wleder andere Knechte,</text:p>
      <text:p text:style-name="P1">Ul:ehxsk-; als. zuvor; und« sie thaten ihnen</text:p>
      <text:p text:style-name="P1">e en o. .- s --</text:p>
      <text:p text:style-name="P1">37. Zuletzt sandte er seinen Sohn zu ihnen</text:p>
      <text:p text:style-name="P1">nnd -sprach: Sie werden sich vor meinem</text:p>
      <text:p text:style-name="P1">Sohne. scheuen, H«-. «, 4. D. c</text:p>
      <text:p text:style-name="P1">38. Die Weing"artner aber, als sie den</text:p>
      <text:p text:style-name="P1"/>
      <text:p text:style-name="P1"/>
      <text:p text:style-name="P1"/>
      <text:p text:style-name="P1">»:--Ca«p.;; 21,. —22. »(-Z-t«. .M·atthäi. ; »(fsap., <text:s/>2«i-k</text:p>
      <text:p text:style-name="P1">Sohn ,sahe«n,,s»prachen unt»er;eiugnde·r : »Die-</text:p>
      <text:p text:style-name="P1">se«r» ist» der«,Erbe. Kommt, laßt -Uns ihn tod-</text:p>
      <text:p text:style-name="P1">teU.x1,11Vs·k1?«" E7bgUäs«bZEa«18«m1s!«6i;: 2»«7« ««23 «</text:p>
      <text:p text:style-name="P1">E-is, 11.ndisies3«h:ixeis i Zu ; :i"se, cis. II-Ei 3iim</text:p>
      <text:p text:style-name="P1">Weingarten h»»sn«a"1,is , xinksI· stzLteHe«J;1 <text:s/>»</text:p>
      <text:p text:style-name="P1">., .-..» --»--. --—-. et. ,· ·.</text:p>
      <text:p text:style-name="P1">-«i40· Wenn nun <text:s/>Hevt«’oes"Z8eingarte?nF</text:p>
      <text:p text:style-name="P1">k;mm9t·,: was wird in«»«diesen Weingartnertx</text:p>
      <text:p text:style-name="P1">t un . </text:p>
      <text:p text:style-name="P1">41.iSie sprachen: u-ihm: »Er wird«7d’ie</text:p>
      <text:p text:style-name="P1">-1Iebelthät-aVübelum1Zzvitsgen, und den Weins-</text:p>
      <text:p text:style-name="P1">ga"rien -andelcn3Weinzjärtnern ver»let«hen,--die</text:p>
      <text:p text:style-name="P1"><text:s/>« »« ;- « 1:: .-</text:p>
      <text:p text:style-name="P1">«’B"T3s2IL"2Z»t3,Lsp»å"FHTLT?«’«i33Tk«’kk;’i</text:p>
      <text:p text:style-name="P1">noch nie in den Schriften gelesen:-,;tDr·!r"</text:p>
      <text:p text:style-name="P1">Stein, den-die «Bcmleute verworfen haben,</text:p>
      <text:p text:style-name="P1">per ists zn1n»Eckste.in. gewo;cden» Vom Herm</text:p>
      <text:p text:style-name="P1">ist es.geschehen, und: es! ist« .-w!-md"erb4ri an</text:p>
      <text:p text:style-name="P1">unsern Augen?« Pf. 1i8, 22. 23.foi3«8—-44,«ßii:</text:p>
      <text:p text:style-name="P1">«"e . , .</text:p>
      <text:p text:style-name="P1">43. Darum sage ich euch: DaZReich Got-</text:p>
      <text:p text:style-name="P1">tes wird vo1i»ench, genonimen und einem</text:p>
      <text:p text:style-name="P1">kZolkJ»e gegeben ·w»el»cden," das dessen, Früchte</text:p>
      <text:p text:style-name="P1">ringt; J «. sei, "-L.s,", . -» <text:s/>;</text:p>
      <text:p text:style-name="P1">4·4z «iUn»13pwex ax"«ifd«diesen Stein fällt, der</text:p>
      <text:p text:style-name="P1">j;3’ird"’;ersi5s)..-;;Iet ix)sex en««; ans j»velcjhel"1 er aber</text:p>
      <text:p text:style-name="P1">W- TM -«E"is32»’I’i«I«’W«,L 2 3-L-s«;«-</text:p>
      <text:p text:style-name="P1">«s., <text:s/>·. «« si-</text:p>
      <text:p text:style-name="P1">.« cklMdie Hohe·np·riefter und Pha-</text:p>
      <text:p text:style-name="P1"><text:soft-page-break/>risäer seine Gleichnisse« gehdrt,- merkten te,</text:p>
      <text:p text:style-name="P1">daß er d.onihnen wde!t«e.- <text:s/>» <text:s/>-</text:p>
      <text:p text:style-name="P1">«;46. Und sti-s-suchten ihn zu -Preisen, aber</text:p>
      <text:p text:style-name="P1">site fürchteten das»HiVolk,«- wei· es-ihn sitt</text:p>
      <text:p text:style-name="P1">einen.Propheten hle"lt.« «Lqc.«7, is. <text:s/></text:p>
      <text:p text:style-name="P1">L—</text:p>
      <text:p text:style-name="P1">III. <text:s/>« Ecke;-.XXIl—»t. ; <text:s/></text:p>
      <text:p text:style-name="P1"><text:s/>1,!cxzriichpißnnd-k;i«G.ikim»i3i2.si-». ii.»Fk-«g«2</text:p>
      <text:p text:style-name="P1">1-"ve«gm«""ber Kdpfsieuei«. 45-W; "11l.swi-«gen der» Auf-</text:p>
      <text:p text:style-name="P1">erstehung, 23—L-Z».3; IV. wegen des vorn(-k):inst·s2«i Ge-</text:p>
      <text:p text:style-name="P1">fetze"e,734-—«4o ;— und T. i-oeiTen Sohn G'-hkisms? «-AS.</text:p>
      <text:p text:style-name="P1">-I; 1—."- Und Jesus hol;-cin3t1nd-redet,e»t"1»I"eiter</text:p>
      <text:p text:style-name="P1">zu ihnen- insG·leichnissjmsznnd sprach : C.»i3, Z.</text:p>
      <text:p text:style-name="P1">»-2. Das Reich diItsHimmel«ist gl-"eich einem</text:p>
      <text:p text:style-name="P1">König, den feinem Sohne H-iLchze:T»jnncht»e».</text:p>
      <text:p text:style-name="P1">, « , uc ,i16.2c. «.</text:p>
      <text:p text:style-name="P1">3. Und er sandte seine, Knechte-aus,--die</text:p>
      <text:p text:style-name="P1">GeliJ:denen zur Hoehze,it.zu»xufen; aber«sie</text:p>
      <text:p text:style-name="P1">wollten n,kht-kommen.-,:s : «: » . » .</text:p>
      <text:p text:style-name="P1">4. Da sandte er n;och, ’einmal,;andere</text:p>
      <text:p text:style-name="P1">Knechte, und sprach :» Saget-:den «Gelade-</text:p>
      <text:p text:style-name="P1">nen-:.»(ZTEk2e»- 1Zhab.e meine —M.a3;Feit -be-.</text:p>
      <text:p text:style-name="P1">reitet; meine. ,chsen»und«-,da.s ,cistoieh</text:p>
      <text:p text:style-name="P1">sind gesch-.k1chtex;:itnd alles- ist bmieit.;««.»kon1-</text:p>
      <text:p text:style-name="P1">t,net zui;»Hochzei»t»! -. » s , </text:p>
      <text:p text:style-name="P1">5. Sie ahe»chteten dessen nicht, sondern</text:p>
      <text:p text:style-name="P1">gis-Use« --d,-H:-.e»1i1-. gut seinen Acker«--der.ssm-</text:p>
      <text:p text:style-name="P1">Z28X7kz11 s5W1II:«GsW8tbOi <text:s text:c="2"/>T; - --</text:p>
      <text:p text:style-name="P1">-;(å- di-S ,-üH1Eig·s.x1ic«li.srexgrii-se-II.seine Kuechtex«</text:p>
      <text:p text:style-name="P1">mißhandelten und tödteten sie. C.2-t,35.-Z6.—</text:p>
      <text:p text:style-name="P1">7.- AXs.-aber, der »-K.öu· dieses gehört-</text:p>
      <text:p text:style-name="P1">w.(Ird cx..»8rzüN1F·; kennte-«seäUe Heere sitts-</text:p>
      <text:p text:style-name="P1">g?icl«zTe »diese Morde: -um »-und zundete ihre</text:p>
      <text:p text:style-name="P1">a an- 5·i)«".;9,,,s6; » » «</text:p>
      <text:p text:style-name="P1">«8.i "D·ci--shracksyer zu seinen Knechten: Die</text:p>
      <text:p text:style-name="P1">Hochzeit it zw;i-r h;)reitet ;k;abers die Geko-</text:p>
      <text:p text:style-name="P1">denen-waren e. ni tIwert . -Ase; is, is»</text:p>
      <text:p text:style-name="P1">.9.· Dauim.gehet hinan die·Scheidewe c</text:p>
      <text:p text:style-name="P1">der-««5·;rahJ;el;J,ø«kulld«bernfet zur Hoch«zeit, so</text:p>
      <text:p text:style-name="P1">oieei r m . « » « -</text:p>
      <text:p text:style-name="P1">1.0. Und die Knechte giengen hinaus"anf</text:p>
      <text:p text:style-name="P1">die- Straßen, und hrachtensz«usan1men, so</text:p>
      <text:p text:style-name="P1">viek«eh,«-s«le sanden,·Fosesu(gd ks)u"te, nnd »-di-t</text:p>
      <text:p text:style-name="P1">Ho zeit ward do von- ä ten.« « » «</text:p>
      <text:p text:style-name="P1">11 . Als nun der K’onighineingegan en war,</text:p>
      <text:p text:style-name="P1">die Gäste zu besehen, sah er daselbst einen</text:p>
      <text:p text:style-name="P1">M«euschen, der 1iicht mit einem hochzeitlichen</text:p>
      <text:p text:style-name="P1">Kleid angethan war, Jcs.si ,io."Eph.·4«,22«—2k.</text:p>
      <text:p text:style-name="P1">« 12.«- und sprach zu" ihm: Freund, zvie bist</text:p>
      <text:p text:style-name="P1">de; »h·exei1iReko·t1imen, undhast doch« kein hoch-</text:p>
      <text:p text:style-name="P1">z"elt leises« ’leid an? Er aber verstun1n1te.</text:p>
      <text:p text:style-name="P1">«"«1«3.« Da sp»rach derKi«Fni zu» den Dienern:</text:p>
      <text:p text:style-name="P1"><text:soft-page-break/>Bindet ihm 1"1n«oF5ÜßS., und «nehnlet</text:p>
      <text:p text:style-name="P1">ihn i1n»d»,w«ei« e;·ihn hinaus tu die äußer»ste</text:p>
      <text:p text:style-name="P1">»Fii1ste»1«»n»1ß,;Dnselbst» n)ird sein Heulen und</text:p>
      <text:p text:style-name="P1">. e.nn iee »in rufen «a er» -</text:p>
      <text:p text:style-name="P1">x;1jg«e,«ccuscrwåh1t. E. so, .«3. « i </text:p>
      <text:p text:style-name="P1">VI i5—22- M«k«.,i2,.is-i7. Zur. 20, 2o»-sc.</text:p>
      <text:p text:style-name="P1">.II."15. Da gienen· die· Pharisäer nnd</text:p>
      <text:p text:style-name="P1">hiel;en Rath, wie sie ihn in der Nede»ver.-</text:p>
      <text:p text:style-name="P1">M ten. » . s « « . "</text:p>
      <text:p text:style-name="P1">"16"· Und sie sandten zu ihm ihre Iü11ger</text:p>
      <text:p text:style-name="P1">sJYxmt, den· He,rodianeri1 und spr«»ache·n:</text:p>
      <text:p text:style-name="P1">ieiste"r, wir wissen, daß du wahrhaft bist-,</text:p>
      <text:p text:style-name="P1">und den Weg Gottes nach der Wahrheit</text:p>
      <text:p text:style-name="P1">lehrest, und dich »Um Niemand kümmerst;</text:p>
      <text:p text:style-name="P1">denn«·du stehst die Person des; Menschen</text:p>
      <text:p text:style-name="P1">ni tan. »- <text:s/>-</text:p>
      <text:p text:style-name="P1">»1äs.· Darum» sage,,«un;s,».was»idü11kt dich?</text:p>
      <text:p text:style-name="P1">Jst esL"erl»c»iubt,,,,den,iJ Kaiser» d.i,e·Steuer « zu</text:p>
      <text:p text:style-name="P1">geben, oII;t,1t».:ii»cht? - .·J <text:s/>« <text:s/>»</text:p>
      <text:p text:style-name="P1">18. Als Aber Jesus ihre Bosheit merkte,</text:p>
      <text:p text:style-name="P1">;spra er: .Was.ye.rsnchet ihr»t"nich, Ehr</text:p>
      <text:p text:style-name="P1">H-euIler»? <text:s/>V» « <text:s/>« « J </text:p>
      <text:p text:style-name="P1">å»9,·I;-Zei·get ;I1"1sir, die« Münze der « Steuer.</text:p>
      <text:p text:style-name="P1">i«e ·reichten ihm,einen" P,fe»n«n»i·g·«dar·. <text:s/>", ·</text:p>
      <text:p text:style-name="P1">20; U,nd««el«c»spiFicht äu ihn"e"n: We"sse·n "ist</text:p>
      <text:p text:style-name="P1">dasiBild»nnd die, Ue ersehnst? <text:s/>.</text:p>
      <text:p text:style-name="P1">-2I. ,.Ssie sprachen; u ihm: »Des:Kalsers.</text:p>
      <text:p text:style-name="P1"><text:s/>fpmcht er- zu-i·Znen»:» So; Ehe! dem</text:p>
      <text:p text:style-name="P1">Kaiser, was des Kaisers Jst- Und. » ott,:waZ</text:p>
      <text:p text:style-name="P1">G»ø,tte,s ist. euc.2s,2;.-s1Xöm-J33J7--- . ·.</text:p>
      <text:p text:style-name="P1">22. Und als-«.s»ie das hörten, »verwun»dex-</text:p>
      <text:p text:style-name="P1"/>
      <text:p text:style-name="P1"/>
      <text:p text:style-name="P1"/>
      <text:p text:style-name="P1">As« Cap. 22. Das Evangelium Cap.- U. 23.</text:p>
      <text:p text:style-name="P1">Zu sie sich, und sie ließen ihn und gierigen</text:p>
      <text:p text:style-name="P1">««nwe«g. -</text:p>
      <text:p text:style-name="P1">V. is-s3: Mart. G, tS—27. Lin. 20, 27—39.</text:p>
      <text:p text:style-name="P1">It-'l. 23. An demselben Tage traten Seid-</text:p>
      <text:p text:style-name="P1">diieäer zu ihm; die da sage , es sei keine</text:p>
      <text:p text:style-name="P1">Auserstehung, und fragten ihnÅpss;iäeckgei;d:</text:p>
      <text:p text:style-name="P1">24. Meister! Moses hat gesaigt :· »So Ie-</text:p>
      <text:p text:style-name="P1">mand stirbt ohne Kinder, so so sein Bruder</text:p>
      <text:p text:style-name="P1">dessen Weib zur Ehe nehmen, und seinem</text:p>
      <text:p text:style-name="P1">Bruder Samen erwecken.« is. M-s. is, S.</text:p>
      <text:p text:style-name="P1">25. Nun waren bei uns sieben Brüder.</text:p>
      <text:p text:style-name="P1">Und der erste, uachdem er ein Weib ge-</text:p>
      <text:p text:style-name="P1">nommen, starb; und weil er keinen Samen</text:p>
      <text:p text:style-name="P1">hatte, hinterließ er sein Weib seinem Bruder.</text:p>
      <text:p text:style-name="P1">26. Deßgleichen auch der andere und der</text:p>
      <text:p text:style-name="P1">dritte, bis aus den siebenten.</text:p>
      <text:p text:style-name="P1">TZ7».b Zuletzt, uach Allen, starb auch das</text:p>
      <text:p text:style-name="P1"><text:soft-page-break/>ei . «</text:p>
      <text:p text:style-name="P1">28. In der Auferstehun» nun, wessen</text:p>
      <text:p text:style-name="P1">Weib von den sieben wird sie sein? Denn</text:p>
      <text:p text:style-name="P1">alle haben sie zum Weibe gehabt.</text:p>
      <text:p text:style-name="P1">29. Aber Jesus antwortete und sprach</text:p>
      <text:p text:style-name="P1">zu ihnen: Ihr irret, indem ihr weder die</text:p>
      <text:p text:style-name="P1">Schristen noch die Kraft Gottes kennet.</text:p>
      <text:p text:style-name="P1">30. Denn in der Auferstehung nehmen</text:p>
      <text:p text:style-name="P1">sie nicht zur Ehe, und werden auch nicht</text:p>
      <text:p text:style-name="P1">ur Ehe gegeben , sondern sie sind wie die</text:p>
      <text:p text:style-name="P1">Engel Gottes im Himmel.</text:p>
      <text:p text:style-name="P1">31. Von der Auferstehung der Todten</text:p>
      <text:p text:style-name="P1">aber habet ihr nicht gelesen, was euch von</text:p>
      <text:p text:style-name="P1">Gott gesagt ist, der da sp"richt: D. M-»F. Z, s»</text:p>
      <text:p text:style-name="P1">32. »Jch bin der Gott Abrahams, und</text:p>
      <text:p text:style-name="P1">der Gott Jsaaks, und der Gott Jakobs ?«</text:p>
      <text:p text:style-name="P1">Gots ist n!i,cht ein Gott der Todten, sondern</text:p>
      <text:p text:style-name="P1">der e en i en.</text:p>
      <text:p text:style-name="P1">33. Und dga das Volk es hörte, erstaunten</text:p>
      <text:p text:style-name="P1">sie über seine Lehre.</text:p>
      <text:p text:style-name="P1">V. Z4—40: Maske. is, ·28--Si.</text:p>
      <text:p text:style-name="P1">IV. 34. Als nun die Pharisäer hörten,</text:p>
      <text:p text:style-name="P1">:gß er de;1lFgi)sIi):i;»öi3rn den Mund gestopft,</text:p>
      <text:p text:style-name="P1">amm» i ;</text:p>
      <text:p text:style-name="P1">IT. und «eiuer·aus ihnen, ein Gesetzgelehr»-</text:p>
      <text:p text:style-name="P1">ter, srcåg;e·ih»n, ihn zu ve»?uchen, u·nd prach :</text:p>
      <text:p text:style-name="P1">· 36G eis;er, welches i t das grdßte Gebot</text:p>
      <text:p text:style-name="P1">Un c c c .</text:p>
      <text:p text:style-name="P1">37. 4esus sprach zu ihm: ,,«Du sollst den</text:p>
      <text:p text:style-name="P1">Herrn.deinen Gott lieben mit ganzem dei-</text:p>
      <text:p text:style-name="P1">nein".Hferzen,«und mit gaizzer deiner Seele,</text:p>
      <text:p text:style-name="P1">und mit ganzem deinem emiithe.« «</text:p>
      <text:p text:style-name="P1">! « TM«-s.6,5.4o,i2.—</text:p>
      <text:p text:style-name="P1">38.. Das ist das erste und größte Gebot.</text:p>
      <text:p text:style-name="P1">»39. Das«andete aber ist diesem glei(h:</text:p>
      <text:p text:style-name="P1">,««-·Du sollst deinen Nächsten lieben wie dich</text:p>
      <text:p text:style-name="P1">selbst.« i,J.,i,. -,go.2«. Z. Wiss. We. gis» «-,9.</text:p>
      <text:p text:style-name="P1">40. An diesen zwei Geboten hängt das</text:p>
      <text:p text:style-name="P1">ganze Gesetz und die Propheten. -</text:p>
      <text:p text:style-name="P1">P. U-IN Mark. is, II—-II; -Orte--sc, sc--I-II·</text:p>
      <text:p text:style-name="P1">V. 41. Als nun die Pharisäer bei ein-</text:p>
      <text:p text:style-name="P1">gndF vgrsauiinelt waren, fragte sie Jtsus,</text:p>
      <text:p text:style-name="P1">re en :</text:p>
      <text:p text:style-name="P1">å2. Was dünkt euch von Christo ? wessen</text:p>
      <text:p text:style-name="P1">Sohn ist er? Sie sagen zu ihm: Davids«</text:p>
      <text:p text:style-name="P1">43. Er sagt zu ihnen- Wienennt ihn denn</text:p>
      <text:p text:style-name="P1">Fda·;k:) im Geiste« seinen Herrn, indem«et</text:p>
      <text:p text:style-name="P1">pri : »</text:p>
      <text:p text:style-name="P1">44. »Der Herr hat zu meinem Herrn ge-</text:p>
      <text:p text:style-name="P1">sprochen: Sitze zu meiner Rechten, bis ich</text:p>
      <text:p text:style-name="P1">deine Feinde zum Seheinel deiner Füße</text:p>
      <text:p text:style-name="P1">makhe?« Pf. no, «. A;-. I, at. sit Heo.i, in</text:p>
      <text:p text:style-name="P1"><text:soft-page-break/>4.5. So nun David ihn- Herr nennt, wie</text:p>
      <text:p text:style-name="P1">ist er denn sein Sohn?</text:p>
      <text:p text:style-name="P1">46. Und Niemand konnte ihm ein Wort</text:p>
      <text:p text:style-name="P1">antworten. Auch initeistand sich von dem-</text:p>
      <text:p text:style-name="P1">;:lben Tage an Niemand, ihn weiter zu</text:p>
      <text:p text:style-name="P1">eigen. »« »</text:p>
      <text:p text:style-name="P1">Cap. XXIlI.</text:p>
      <text:p text:style-name="P1">l. Strasrede Jesu gegen die Pharisäer. l-—ZZ.</text:p>
      <text:p text:style-name="P1">ll. Wel)llage über Jerusalem, ?-5——Z9.</text:p>
      <text:p text:style-name="P1">V. 4—i4: Mart. «i2, 38—4iJ Luc. W, Es-47.,</text:p>
      <text:p text:style-name="P1">I. 1. Da sprach Jesus zum Volk und zu</text:p>
      <text:p text:style-name="P1">seLne3JüXå;rn: » U) d Pl) riscie</text:p>
      <text:p text:style-name="P1">. ie i«teerten un a." r</text:p>
      <text:p text:style-name="P1">haben sich aus 2iJFoses Stuhl gesetzt.</text:p>
      <text:p text:style-name="P1">3. Darum alles, was sie euch zu halten</text:p>
      <text:p text:style-name="P1">gebieten, das haltet und thut; aber nach</text:p>
      <text:p text:style-name="P1">ihren Werken thut »niJt; denn sie lehren</text:p>
      <text:p text:style-name="P1">wohl, aber thun es n· t.- .R·3iu. -, A. .-</text:p>
      <text:p text:style-name="P1">4. Denn sie binden schwere und kaum er-</text:p>
      <text:p text:style-name="P1">trä liche Bürden, und· legen sie aus die</text:p>
      <text:p text:style-name="P1">Sd1?ultern der Meigchen; sie selbg»«ab,er</text:p>
      <text:p text:style-name="P1">wo en dieselben ni "t mit,einem xug"er</text:p>
      <text:p text:style-name="P1">bewågrfn. L:-c.«,4ii« . i <text:s/>-</text:p>
      <text:p text:style-name="P1">5. eihreWerkeaberthunsie,.uiu.oonzdeu</text:p>
      <text:p text:style-name="P1">Leuten gesehen zu werden. Sie nialhen ihre</text:p>
      <text:p text:style-name="P1">Denkzeddel breit und die an ihren</text:p>
      <text:p text:style-name="P1">Kleidern groß, C..ii,4. ei.-.s-ios.«»5-It S-Ak«3s6i8.</text:p>
      <text:p text:style-name="P1">S. und lieben den» obersten PMB VII M«</text:p>
      <text:p text:style-name="P1">Mahl!zeiten, und den»Borsip IT! den Vet-</text:p>
      <text:p text:style-name="P1">ammuneii .it;4s-«)-« « « «</text:p>
      <text:p text:style-name="P1">s7. und <text:s text:c="2"/>As Un Märk-</text:p>
      <text:p text:style-name="P1">kU, uzZdbt;iY1F å)ienWSe;tkcU:sg-MäMI·l zu wer-</text:p>
      <text:p text:style-name="P1">en: a i- a .</text:p>
      <text:p text:style-name="P1">Z, II» «k,2k.spnskspeuch nicht Rabbi nen-</text:p>
      <text:p text:style-name="P1">ne» i«sskkx, seyn Eircerjiji -euer Meister,</text:p>
      <text:p text:style-name="P1">Eh-kRus; ihr-alle <text:s/>seid Brüder. ,</text:p>
      <text:p text:style-name="P1">Z. . euiier’ auch Niemanden a-us Erden</text:p>
      <text:p text:style-name="P1">cum; Vater; denn Einer ist euer Vater, der</text:p>
      <text:p text:style-name="P1">indess l;1)iai-Bei. -, is» i.Cok—.-s, e.</text:p>
      <text:p text:style-name="P1">10·A o eireu ni -eh-rernemie"1i</text:p>
      <text:p text:style-name="P1">lasse« ; denn Einecistleaer Eben, ChristudE</text:p>
      <text:p text:style-name="P1"/>
      <text:p text:style-name="P1"/>
      <text:p text:style-name="P1"/>
      <text:p text:style-name="P1">1,1. D,er»Grbß,te.aber unter euch soll euer</text:p>
      <text:p text:style-name="P1">Diener sein»-.s.-.c1".-»i3.27.»» » «</text:p>
      <text:p text:style-name="P1">.12. aber sichsell)st erhöPet, der wird</text:p>
      <text:p text:style-name="P1">ern»iedxi et werden; <text:s/>wer ich selbst er-</text:p>
      <text:p text:style-name="P1">medrcgei, der wird erh’og;t werden·</text:p>
      <text:p text:style-name="P1">E. t8,4. ei-c.44,u. 4s,«t4- :. 29,23. 4.P-t.5,s.</text:p>
      <text:p text:style-name="P1">13. Aber wehe ,Mch- ».E»h1·" Schrift elehr"ten</text:p>
      <text:p text:style-name="P1">und Pharisäer, ihr"Heuchler! daEihr das</text:p>
      <text:p text:style-name="P1"><text:soft-page-break/>Zimmelren·h vor· den Menschen z» chl1"eßet.</text:p>
      <text:p text:style-name="P1">hr gehet ni(ht3inein, nnd dlehinemwollen,</text:p>
      <text:p text:style-name="P1">die lassetihrni t«hi«neing»ehen. Lu«.«,"52.</text:p>
      <text:p text:style-name="P1">14. Wehe en «," ihr«Skhriftg«elehrten und</text:p>
      <text:p text:style-name="P1">Pharisäer, ihr euchler! das ihr der Witt-</text:p>
      <text:p text:style-name="P1">wen Häuser sre set ,.nnd»da et zum Schein</text:p>
      <text:p text:style-name="P1">lange betet. Damm werdet ihr ein schwe-</text:p>
      <text:p text:style-name="P1">reres Gericht empfangen. ·</text:p>
      <text:p text:style-name="P1">I5. Wehe euch, ihr Schnftgele5)Jreten und</text:p>
      <text:p text:style-name="P1">Pharisäer, ihr Heuchler! daß ihr eer und</text:p>
      <text:p text:style-name="P1">Land durchzieh , damit ihr Einen Juden-</text:p>
      <text:p text:style-name="P1">enossenmachet, und wenn er es geworden</text:p>
      <text:p text:style-name="P1">Hi, machets <text:s/>ein Kind-Ader Hölle aus ihm,</text:p>
      <text:p text:style-name="P1">zweisa(h schln«nmer als«ihr seid. »</text:p>
      <text:p text:style-name="P1">sei Was ;««-««--H«»sIss-i-ses.,--s <text:s text:c="2"/>«-ei</text:p>
      <text:p text:style-name="P1">a : r eim e , a I</text:p>
      <text:p text:style-name="P1">;t(;chtT ;t <text:s/>cg)eref«’"-Z: Goldlges Tempels</text:p>
      <text:p text:style-name="P1">w· r ,« eri en i .</text:p>
      <text:p text:style-name="P1">17. Ihr Narrz:;nl-und g’lindF! was ist</text:p>
      <text:p text:style-name="P1">do(h greises! das-TGold oder» der Tempel,</text:p>
      <text:p text:style-name="P1">der das old "ili ?-«</text:p>
      <text:p text:style-name="P1">he</text:p>
      <text:p text:style-name="P1">18. Und : »Wer beS-sitt Altar Iwi!rt, das ist</text:p>
      <text:p text:style-name="P1">nähte; wer aber bei dem Op » , das· daraus</text:p>
      <text:p text:style-name="P1">ist- ichwi3rt, der ist Fu- -halten «schuld1g-.</text:p>
      <text:p text:style-name="P1">19. Ihr NarVen·r1nd Blinde !««was ist do-ch</text:p>
      <text:p text:style-name="P1">Böser, das Opser«odSr der Altar, der das</text:p>
      <text:p text:style-name="P1">p er heiligt«?g 2.’—Mvs. so, 37.</text:p>
      <text:p text:style-name="P1">20. Darum <text:s/>bei dem Altar schwört-</text:p>
      <text:p text:style-name="P1">der"sch"wb·rt«"besI" demselben und be: allem,</text:p>
      <text:p text:style-name="P1">was darauf ist. L</text:p>
      <text:p text:style-name="P1">-21. Und wer bei» dem Temls:el schtvbrt,</text:p>
      <text:p text:style-name="P1">der schwört bei demselben nnd ei dem, der</text:p>
      <text:p text:style-name="P1">darin wohnet. »e.«".Köns. S, is.</text:p>
      <text:p text:style-name="P1">22. Und wer bei dem Himmel schwört,</text:p>
      <text:p text:style-name="P1">der schwört bei dem Throne Gottes und</text:p>
      <text:p text:style-name="P1">bei dem, der daraus«sttzet. C. H St.</text:p>
      <text:p text:style-name="P1">23. Wehe euch , ihr. Schrigtgeiehrten und</text:p>
      <text:p text:style-name="P1">Phari·säer, ihr Heuchler !" da ihr die Münze</text:p>
      <text:p text:style-name="P1">und den An:s und den Ki1mmel ver«ehntet,</text:p>
      <text:p text:style-name="P1">um- ragst di- schwerem Since des Gesetzes</text:p>
      <text:p text:style-name="P1">außer cht, namlich das Recht und die</text:p>
      <text:p text:style-name="P1">Barmherzigkeit und die Treue. Diese sollte</text:p>
      <text:p text:style-name="P1">man thun, und jene nicht lassen. Luc. «, 42.</text:p>
      <text:p text:style-name="P1">24. Ihr blinden Führer! die ihr die Mücke</text:p>
      <text:p text:style-name="P1">seihet, das Kameel aber verschluck.et.</text:p>
      <text:p text:style-name="P1">25. ·Wehe·eu , ihr Schristgelehrten und</text:p>
      <text:p text:style-name="P1">Phar»isaer, ihr euchler! daß1hr das Lins-</text:p>
      <text:p text:style-name="P1">wend1ge des echers und der Schüssel</text:p>
      <text:p text:style-name="P1">I</text:p>
      <text:p text:style-name="P1">,C«p.,23. St. M«itehit»- C«-. es» <text:s/>« as</text:p>
      <text:p text:style-name="P1">rein« et; inwendi aber sind sie voll RaubtC</text:p>
      <text:p text:style-name="P1"><text:soft-page-break/>UUdt2Hch·tvelget·ei.g Lue. -II, IS er.</text:p>
      <text:p text:style-name="P1">26. Du blinder Pharisäer! rein.i </text:p>
      <text:p text:style-name="P1">das Inwendige im Bahn: und gin der</text:p>
      <text:p text:style-name="P1">S»chüssel, aus daß auch ihr Auswendiges</text:p>
      <text:p text:style-name="P1">rein werde. Tit» «, is.</text:p>
      <text:p text:style-name="P1">N, Wehe en , ihr Schri elehrten und</text:p>
      <text:p text:style-name="P1">Pharisäer, ihr L· chler! da i rgeweisz"eten</text:p>
      <text:p text:style-name="P1">Gräbern gleich eid, we·lche ausw.endig zwar</text:p>
      <text:p text:style-name="P1">schön scheinen , tnwend1 aber voll» Todten-</text:p>
      <text:p text:style-name="P1">gebeine und allen Unrathes find· 2«·44,«,«</text:p>
      <text:p text:style-name="P1">28. Also scheinet auch ihr auswendig vor</text:p>
      <text:p text:style-name="P1">den Mens en gerecht, inwendig aber seid</text:p>
      <text:p text:style-name="P1">ihr voll Heuehe ei und Ungerechtigkeit.</text:p>
      <text:p text:style-name="P1">29. Wehe euch , igr Schrift elehrten und</text:p>
      <text:p text:style-name="P1">Pharisäer, ihr Heu lex ! das; ihr die Gräber</text:p>
      <text:p text:style-name="P1">der Propcheten bauet und die Denkmal«</text:p>
      <text:p text:style-name="P1">der. Gere ten anszieret, Lin. «, 47. is»</text:p>
      <text:p text:style-name="P1">30. und sagen Hatten wir in den Tagen</text:p>
      <text:p text:style-name="P1">unserer Väter elebt, wir hätten uns mcht</text:p>
      <text:p text:style-name="P1">Brit åhnentheilgast gemacht andern Blute</text:p>
      <text:p text:style-name="P1">e o et</text:p>
      <text:p text:style-name="P1">r r ph en.</text:p>
      <text:p text:style-name="P1">, 31. So zeuget ihr ja über euch selbst- daß</text:p>
      <text:p text:style-name="P1">ihr Si5hne derer eid, welche die Propheten</text:p>
      <text:p text:style-name="P1">getödtet haben· An. 7, E-L.</text:p>
      <text:p text:style-name="P1">32. Ja, siillet nur noch das Maß eurer</text:p>
      <text:p text:style-name="P1">Vater! «. 3:heiF.2, te. . . . .</text:p>
      <text:p text:style-name="P1">P. IX: ·Sch angen! ihr Natterg-Fuchtel</text:p>
      <text:p text:style-name="P1">wie wo t1hr dem Gerichte der Hö e ent-</text:p>
      <text:p text:style-name="P1">gehen? C. Z, 7. ! ·</text:p>
      <text:p text:style-name="P1">. . V.34--As: Lin. «, L-9-M. "</text:p>
      <text:p text:style-name="P1">il; 34. Darum, siehe! ich sende zu euch</text:p>
      <text:p text:style-name="P1">Propheten und Weise nnd Schriftgelehrte;</text:p>
      <text:p text:style-name="P1">und etliche derselben werdet ihr tödten und</text:p>
      <text:p text:style-name="P1">kreuzigen, und etliche werdet ihr geißeln in</text:p>
      <text:p text:style-name="P1">en-ern Verxmmlungen und te verfolgen</text:p>
      <text:p text:style-name="P1">von einer tadt zur andern; C, «),17,</text:p>
      <text:p text:style-name="P1">35. auf daß über euch komme alles gerechte</text:p>
      <text:p text:style-name="P1">Blut, das arg Erden ist Vergossen-worden,</text:p>
      <text:p text:style-name="P1">vom Blut bels, des G"erechten, an bis</text:p>
      <text:p text:style-name="P1">auf das Blut Zacharias, des Sohnes Ba-</text:p>
      <text:p text:style-name="P1">rachias, welchen ihr getödtet habet zwischen</text:p>
      <text:p text:style-name="P1">dem Tempel und dem Altar. -</text:p>
      <text:p text:style-name="P1">36. a t,i ageeu ,o e ae</text:p>
      <text:p text:style-name="P1">W hr;»·chMo»söh4, 8. D« Chro;i.Z;,;0:å s</text:p>
      <text:p text:style-name="P1">wird über dieses Geichlechtckio«mmen.</text:p>
      <text:p text:style-name="P1">B.3749- Luc. «:-J, St. 35.</text:p>
      <text:p text:style-name="P1">37. Jerusalem! Jerusalem! die du die</text:p>
      <text:p text:style-name="P1">Propheten ti5dtest, und die steinigest, die zu</text:p>
      <text:p text:style-name="P1">dir gesandt sind! Wie oft hab 1ch deine</text:p>
      <text:p text:style-name="P1">Kinder sammeln wollen, wie eine Heime</text:p>
      <text:p text:style-name="P1">ihre Küchlein unter ihre Flügel sammelt,</text:p>
      <text:p text:style-name="P1"><text:soft-page-break/>aber iEr·wolltet ni t.</text:p>
      <text:p text:style-name="P1">38. lehe, euer aus wird euch -öde ge-</text:p>
      <text:p text:style-name="P1">lassen. C. 24, 2. i. Heisa. 9, 7.</text:p>
      <text:p text:style-name="P1">39. Denn ich sage euch : Ihr werdet mich</text:p>
      <text:p text:style-name="P1"/>
      <text:p text:style-name="P1"/>
      <text:p text:style-name="P1"/>
      <text:p text:style-name="P1">so Cap.-23.—22x.- Das Ei-c«:igelm;«u -«Cap. Z-"«4.</text:p>
      <text:p text:style-name="P1">Von ietzt an nicht ·mehrsehen, bis ihr- sprechen</text:p>
      <text:p text:style-name="P1">werdet: Gepriesen sei, der da kommt im</text:p>
      <text:p text:style-name="P1">Namen des Herrn. C.2i, 9. Jst» i2,—i3-»</text:p>
      <text:p text:style-name="P1">» - <text:s/>-—,««;·.i</text:p>
      <text:p text:style-name="P1">-« « Cap. xxIv. " « « </text:p>
      <text:p text:style-name="P1">l. Weissagung von der Zerstörung Jerusalems,</text:p>
      <text:p text:style-name="P1">s—28; ll. vom Ende der Welt. 29—4I. Ill, Cr-</text:p>
      <text:p text:style-name="P1">mahnung zur Wachsamkeit. 42—54. J</text:p>
      <text:p text:style-name="P1">V «i Mart is 4-W Lnc·2i 5—24</text:p>
      <text:p text:style-name="P1">- IS: . , ." . ,» ·</text:p>
      <text:p text:style-name="P1">« I. 1. Und Jesus gieng1hina«us und zog</text:p>
      <text:p text:style-name="P1">Von dem Tempel hinweg. nd seine Jiinger</text:p>
      <text:p text:style-name="P1">traten herzu, daß sie ihm die Gebäude des</text:p>
      <text:p text:style-name="P1">TenZels zeigten.</text:p>
      <text:p text:style-name="P1">2. esus a er sprach zu ihnen: Sehet ihr</text:p>
      <text:p text:style-name="P1">nicht dieses alles ?· Wahrlich, ich sage euch,</text:p>
      <text:p text:style-name="P1">Her wird kein Stein aus deni«al1dern blei-</text:p>
      <text:p text:style-name="P1">n, der nicht zerstört werde. due. i9, -il. " ««</text:p>
      <text:p text:style-name="P1">Z. Als er aber am Oelberg saß, traten</text:p>
      <text:p text:style-name="P1">die Iünger besonders zu i In und sprachen :</text:p>
      <text:p text:style-name="P1">Sag’ uns, wann wird die es geschehen, und</text:p>
      <text:p text:style-name="P1">welches wird das Zeichen deiner Zukunft</text:p>
      <text:p text:style-name="P1">und des Eudes der Welt sein? »</text:p>
      <text:p text:style-name="P1">4. Und Jesus antwortete nnd sprach zu</text:p>
      <text:p text:style-name="P1">ihnen: Sehet zu, daß euch Niemand vers</text:p>
      <text:p text:style-name="P1">führe. C. 7, is. J. These 2, s.</text:p>
      <text:p text:style-name="P1">- 5. Denn es werden Viele unter meinem</text:p>
      <text:p text:style-name="P1">Namen kommen und sagen: Ich bin Chri-</text:p>
      <text:p text:style-name="P1">stus! und werden Viele verfi’ihren. T</text:p>
      <text:p text:style-name="P1">, , Joh. 5, is. Ap. Z, 36:c. I?</text:p>
      <text:p text:style-name="P1">6. Ihr werdet aber Krieg und Kriegsge-</text:p>
      <text:p text:style-name="P1">schrei h’i’iren ; sehet zu, erschreckt nicht, denn</text:p>
      <text:p text:style-name="P1">es muß alles dieses geschehen. Aber es-ist</text:p>
      <text:p text:style-name="P1">das Ende noch nicht. «. - -- «·</text:p>
      <text:p text:style-name="P1">7·. Denn ein Volk wird sich wider das</text:p>
      <text:p text:style-name="P1">andere, und ein Königreich wider das an-</text:p>
      <text:p text:style-name="P1">dere erheben; und es wird hin ulid wieder</text:p>
      <text:p text:style-name="P1">Hnn:3e·r und Pest und Erdbeben sein.</text:p>
      <text:p text:style-name="P1">8. ieses alles.aber ist erst der Schmerzen</text:p>
      <text:p text:style-name="P1">Ansan . «</text:p>
      <text:p text:style-name="P1">9. Al?dann wird man euch zur Drangsal</text:p>
      <text:p text:style-name="P1">überliefern und euch tödten; und ihr werdet</text:p>
      <text:p text:style-name="P1">gZhasset sein voii allen Völkern um meines</text:p>
      <text:p text:style-name="P1">S amens willen. « , — «</text:p>
      <text:p text:style-name="P1"><text:soft-page-break/>C·10. 47 :»c.. J(-h.i6,2..» Off.2, -Ia.</text:p>
      <text:p text:style-name="P1">10. Und dann werden Viele sich ärgern,</text:p>
      <text:p text:style-name="P1">und werden einander verrathen und ein-</text:p>
      <text:p text:style-name="P1">ander hassen.</text:p>
      <text:p text:style-name="P1">11. Und es werden viele2salsc:he Prophe-</text:p>
      <text:p text:style-name="P1">ten aufstehen und werden iele verführen.</text:p>
      <text:p text:style-name="P1">. i. wir. i</text:p>
      <text:p text:style-name="P1">·12. Und weil die Ungerechtigkeit«Fübeiiha·nd</text:p>
      <text:p text:style-name="P1">nimmt, so wird die Liebe in Vielen erkalten.</text:p>
      <text:p text:style-name="P1">L. Tini. 3, i er.</text:p>
      <text:p text:style-name="P1">1·3. Wer aber beharret bis ans Ende, der</text:p>
      <text:p text:style-name="P1">wird selig werden. C. in, 22. Jst. i, i2.</text:p>
      <text:p text:style-name="P1">:l4. Und dieses Evangeli1nn vom Reiche</text:p>
      <text:p text:style-name="P1">wird gepredigt werden ausdeni ganzen Erd-</text:p>
      <text:p text:style-name="P1">boden, allen Völkern zum Zeugniß,«itn·d</text:p>
      <text:p text:style-name="P1">dann wird das Ende kommen. Röm. i0, is,</text:p>
      <text:p text:style-name="P1">15. Wann ihr nun den Gräuel der Ver-</text:p>
      <text:p text:style-name="P1">wüstung, von welchem geredet ist durch</text:p>
      <text:p text:style-name="P1">Daniel den Propheten, werdet stehen sehen</text:p>
      <text:p text:style-name="P1">am heiligen Orte , (wer es lieset,»der merke</text:p>
      <text:p text:style-name="P1">darauf!) "D.m.«9, 27. i2, ii. »F»</text:p>
      <text:p text:style-name="P1">« 16. alsdann fliehe, wer.im"«jüdischeiiLalide</text:p>
      <text:p text:style-name="P1">ist, auf die Berge. · «</text:p>
      <text:p text:style-name="P1">17. Wer auf dem Dache -ist, der teige</text:p>
      <text:p text:style-name="P1">nicht hinab, etwas« aus seinem Hart e zu</text:p>
      <text:p text:style-name="P1">nehmen. our. i7, Si. - ,</text:p>
      <text:p text:style-name="P1">18. Und wer auf dem Felde ist, der kehre</text:p>
      <text:p text:style-name="P1">nicht wieder zurück, seine Kleider zu nehmen.</text:p>
      <text:p text:style-name="P1">19. Wehe aber den SchYoangern und den</text:p>
      <text:p text:style-name="P1">Säugeiideu in denselbeneagen! Luc. 23 , 29.</text:p>
      <text:p text:style-name="P1">2O. Bittet aber, daß eure Flucht nicht des</text:p>
      <text:p text:style-name="P1">Winters, noch am Sabbath geschehe. </text:p>
      <text:p text:style-name="P1">21. Denn alsdann wird eine große Trüb-</text:p>
      <text:p text:style-name="P1">sal sein, dergleichen von Anfang der Welt</text:p>
      <text:p text:style-name="P1">bis letzt nie gewesen, und auch nicht mehr</text:p>
      <text:p text:style-name="P1">werden wird. .Dqn.i2,i. <text:s/>-»</text:p>
      <text:p text:style-name="P1">22. Und wenn diese Tage nicht verkürzt</text:p>
      <text:p text:style-name="P1">würden, so würde kein Mensch errettet wer-</text:p>
      <text:p text:style-name="P1">den; aber ui1i der Auserwählten willen</text:p>
      <text:p text:style-name="P1">werden diese Tage verkürzt werden. -</text:p>
      <text:p text:style-name="P1">23. Wenn alsdann Jemand zu euch sagen</text:p>
      <text:p text:style-name="P1">wird: Siehe, hier ist Christus oder dort!</text:p>
      <text:p text:style-name="P1">so glaubet es nicht, « Las. 17, Si, 23 ic, s</text:p>
      <text:p text:style-name="P1">24. Denn es werden falsche Christus und</text:p>
      <text:p text:style-name="P1">falsche Propheten ausstehen, ulid werden</text:p>
      <text:p text:style-name="P1">große Zeichen nnd Wunder thun, »Um, wo</text:p>
      <text:p text:style-name="P1">es möglich wäre, auch .die Auserwählten zu</text:p>
      <text:p text:style-name="P1">versi«ihreu. S. Thcss. 2, 9.·. » — » «-</text:p>
      <text:p text:style-name="P1">25. Siehe, ich habe es euch vorhergesagt.</text:p>
      <text:p text:style-name="P1">26. Darum wenn ge euch sagen werden:</text:p>
      <text:p text:style-name="P1">Siehe, er ist in der Jiüste! Ho gehet nicht</text:p>
      <text:p text:style-name="P1">hinaus; siehe,er ist in den ammern! D</text:p>
      <text:p text:style-name="P1"><text:soft-page-break/>glaubet es nicht. ;,:. T <text:s/>« · ·. «</text:p>
      <text:p text:style-name="P1">est Denn The der bPlitz alåssag)rtahIi;i;1</text:p>
      <text:p text:style-name="P1">us ang un eint is um te erg -</text:p>
      <text:p text:style-name="P1">ahsogwird auch die ZukunFt des SVi)Ues des</text:p>
      <text:p text:style-name="P1">S) enschen sein. due. i7, 2·4. , </text:p>
      <text:p text:style-name="P1">28. Denn wo das Aas ist- VAielbstV·eV-</text:p>
      <text:p text:style-name="P1">sammeln sich die Adler. Hiob39,si). Luc.i7,s«7«</text:p>
      <text:p text:style-name="P1">V» 29—3k3; Mark· -is« 24—- 32. Luc. 2si. 25-—33.v</text:p>
      <text:p text:style-name="P1">II. 29. Bad are- nach dex Trübsal jener</text:p>
      <text:p text:style-name="P1">Tage wird die Sonne »v»ersinstert werden,</text:p>
      <text:p text:style-name="P1">und der Mond wird seinen Schein» nicht</text:p>
      <text:p text:style-name="P1">eben, und die Sterne werden voni.Himmel</text:p>
      <text:p text:style-name="P1">Fallen, und die Krafte der Himmel werden</text:p>
      <text:p text:style-name="P1">erschiitt«:rt werden. Jes.i3,i0. Off.6,i2:c. -</text:p>
      <text:p text:style-name="P1">30. Und dann« wird das Zeichen des</text:p>
      <text:p text:style-name="P1">Sohnes des 9Jceiischen am Himmel er»-«</text:p>
      <text:p text:style-name="P1">scheinen, 1ind dann werden alle Geschlechter</text:p>
      <text:p text:style-name="P1">der Erde wehklagen, und werden den Sohn</text:p>
      <text:p text:style-name="P1"/>
      <text:p text:style-name="P1"/>
      <text:p text:style-name="P1"/>
      <text:p text:style-name="P1">Cap. 24. Si. M«tihai. <text:s/>Cap; 24. 25.» at</text:p>
      <text:p text:style-name="P1">des Menschen kommen sehen auBIen Wol-</text:p>
      <text:p text:style-name="P1">ken des Himmels mit großer acht und</text:p>
      <text:p text:style-name="P1">Herrlichkeit. C.23,3i. Dem» is. Dff. i,7.</text:p>
      <text:p text:style-name="P1">- ; Mark. U, 62.</text:p>
      <text:p text:style-name="P1">31. Und er wird seine Engel aussenden</text:p>
      <text:p text:style-name="P1">mit großemPosaunenschall, und sie werden</text:p>
      <text:p text:style-name="P1">seine Auserwählten versammeln von den</text:p>
      <text:p text:style-name="P1">vier Winden und von einem Ende des</text:p>
      <text:p text:style-name="P1">Himmels bis zu dem andern.</text:p>
      <text:p text:style-name="P1">C. is, 4i. «. Thck"s. H, te.</text:p>
      <text:p text:style-name="P1">32. Au dem Feigelibaum aber ernet das</text:p>
      <text:p text:style-name="P1">Gleichnis3. Wann sein Zweig ji-tzt saftig</text:p>
      <text:p text:style-name="P1">wird, und das Laub hervowvächst, so mer-</text:p>
      <text:p text:style-name="P1">kct ihr, das; der Sommer nahe ist.</text:p>
      <text:p text:style-name="P1">33. Also auch ihr, wann ihr diexs alles</text:p>
      <text:p text:style-name="P1">s ehet, so merket, daß Ernahevorder - hür ist»</text:p>
      <text:p text:style-name="P1">34. Wahrlich, ich sage euch, es wird die-</text:p>
      <text:p text:style-name="P1">ses Geschlecht nicht vergehen, bis alles die-</text:p>
      <text:p text:style-name="P1">es geschehen sein wird. C. is, 2s.</text:p>
      <text:p text:style-name="P1">BE-. Der Himmel und die Erde werden</text:p>
      <text:p text:style-name="P1">vergeZen, aber meine Worte werden nicht</text:p>
      <text:p text:style-name="P1">verge en.</text:p>
      <text:p text:style-name="P1">36. Um den Tag aber und die Stunde</text:p>
      <text:p text:style-name="P1">weiß Niemand, auch die Engel im Himmel</text:p>
      <text:p text:style-name="P1">nicht, sondern allein mein Vater. « .Thcss.5,i :c.</text:p>
      <text:p text:style-name="P1">V. 37—4i; Las. i7, 26-—36.</text:p>
      <text:p text:style-name="P1">37. Wie es aber zu Noahs Zeiten war,</text:p>
      <text:p text:style-name="P1">also wird es auch bei der Zu unft des Soh-</text:p>
      <text:p text:style-name="P1">nes des Menschen sein. i.Mos. is, 5. « 2c.</text:p>
      <text:p text:style-name="P1">38. Denn wie sie in den Tagen vor der</text:p>
      <text:p text:style-name="P1"><text:soft-page-break/>Sündfluth as3en und tranken, zur Ehe nah-</text:p>
      <text:p text:style-name="P1">men und gaben, bis zu dem Tage, da Noah</text:p>
      <text:p text:style-name="P1">in die Arche gieng, —</text:p>
      <text:p text:style-name="P1">39. und es nicht merkten, bis die Sünd-</text:p>
      <text:p text:style-name="P1">fluth kam und sie alle hinwegafste: also</text:p>
      <text:p text:style-name="P1">wird auch die Zukunft des ohnes des</text:p>
      <text:p text:style-name="P1">Mensck)en sein.</text:p>
      <text:p text:style-name="P1">4(). Dann werden zwei auf dem Felde</text:p>
      <text:p text:style-name="P1">sein; der eine wird angenommen und der</text:p>
      <text:p text:style-name="P1">andere wird verlassen.</text:p>
      <text:p text:style-name="P1">41. Zwei werden in der Mühle mahlen;</text:p>
      <text:p text:style-name="P1">eine wird angenommen und die andere ver-</text:p>
      <text:p text:style-name="P1">lassen.</text:p>
      <text:p text:style-name="P1">III. 42. Darum wachet, da ihr nicht wis-</text:p>
      <text:p text:style-name="P1">set, zu welcher Stunde euer Herr kommt-</text:p>
      <text:p text:style-name="P1">C. 25, is. Man. 13, 33.</text:p>
      <text:p text:style-name="P1">43. Das aber merket, wenn der Haus-</text:p>
      <text:p text:style-name="P1">vater wüßte, in welcher Nachtwache der</text:p>
      <text:p text:style-name="P1">Dieb käme, so würde er wohl wachen, nnd</text:p>
      <text:p text:style-name="P1">nicht in sein Haus einbrechen lassen.</text:p>
      <text:p text:style-name="P1">Luc. -12, 39 it. 2. Pct. Z, «0. Off. 3,I3.</text:p>
      <text:p text:style-name="P1">44. Darum seid auch ihr bereit! Denn</text:p>
      <text:p text:style-name="P1">der Sohn des Menschen kommt zu der</text:p>
      <text:p text:style-name="P1">Stunde, da ihr es nicht meine,t.</text:p>
      <text:p text:style-name="P1">V. 45—542 Lin. i2, 42—46.</text:p>
      <text:p text:style-name="P1">45. Wer ist nun der treue und kluge</text:p>
      <text:p text:style-name="P1">Knecht, den sein Herr über sein Gesinde</text:p>
      <text:p text:style-name="P1">gesetzt hat, daß er ihnen die Speise gebe zu</text:p>
      <text:p text:style-name="P1">rechter Zeit? I</text:p>
      <text:p text:style-name="P1">46. Selig ist derselbe Knecht, welchen seit;</text:p>
      <text:p text:style-name="P1">Herr, wann er kommt,«finden""wird, daß er</text:p>
      <text:p text:style-name="P1">also thut. «</text:p>
      <text:p text:style-name="P1">47. Wahrlich, ich sage euch, er wird ihn</text:p>
      <text:p text:style-name="P1">über alle seine Güter setzen. C. 25, 23· «</text:p>
      <text:p text:style-name="P1">48. Wenn aber derselbe ein böser Knecht</text:p>
      <text:p text:style-name="P1">ist und in seinem Herzen spricht: Mein</text:p>
      <text:p text:style-name="P1">Herr säumt u kommen, ««</text:p>
      <text:p text:style-name="P1">49. und ansängt seine Mitknechte zus la-</text:p>
      <text:p text:style-name="P1">gen, und mit den Schlemmern zu c en</text:p>
      <text:p text:style-name="P1">und zu trinken; « · -</text:p>
      <text:p text:style-name="P1">50. so wird der Herr dieses Knechtes an</text:p>
      <text:p text:style-name="P1">einem Tage kommen, da er es nicht erwar-</text:p>
      <text:p text:style-name="P1">tet,·ßund zu einer Stunde, wo er es nicht</text:p>
      <text:p text:style-name="P1">wei , «</text:p>
      <text:p text:style-name="P1">51. und wird ihn entzwei hauen und ihn:</text:p>
      <text:p text:style-name="P1">sein Theil mit den Heuchieku geben. De-</text:p>
      <text:p text:style-name="P1">selbst wird sein Heulen und Zähnekl"appeM.</text:p>
      <text:p text:style-name="P1">« C. 2-2, is. IS, 3c).s</text:p>
      <text:p text:style-name="P1">Cap. xxv,JZc I;</text:p>
      <text:p text:style-name="P1">l- Glcichniß von den zehn Jungfrauen. i—43;</text:p>
      <text:p text:style-name="P1">il. von den Talenten. M—-.':Ii). UT· Das letzte Ge-</text:p>
      <text:p text:style-name="P1">richt. 3i——46. sz « » «</text:p>
      <text:p text:style-name="P1"><text:soft-page-break/>II. 1. Alsdann wird das Hjmmelreich</text:p>
      <text:p text:style-name="P1">gleich sein zehn Jungfrauen, die ihre Lam-</text:p>
      <text:p text:style-name="P1">pen nahmen und dem Bräutigam entgegen</text:p>
      <text:p text:style-name="P1">giengeu. Off. 49, 7 «. , D</text:p>
      <text:p text:style-name="P1">F. Fünf aus ihnen -waren klug« und fünf</text:p>
      <text:p text:style-name="P1">t öri t. « J « «</text:p>
      <text:p text:style-name="P1">3. Die th’orichten nahmen zwar ihre Lam-</text:p>
      <text:p text:style-name="P1">pen, aber sie nahmen kein Oel mit sich. ;</text:p>
      <text:p text:style-name="P1">4. Die klugen aber»iiahm·en Oel in ihren</text:p>
      <text:p text:style-name="P1">GefLißen, sammt ihren Lampen. · « </text:p>
      <text:p text:style-name="P1">5. Als sich nun der Bräuti am säumte,</text:p>
      <text:p text:style-name="P1">wurden sie alle, schläfrig und schliefen ein.</text:p>
      <text:p text:style-name="P1">6. Um Mitternacht aber erscholl ein Ge-</text:p>
      <text:p text:style-name="P1">schrei: Siehe, der Bräutigam kommt! Ge-</text:p>
      <text:p text:style-name="P1">het Fiaus ihm entgegen!" «</text:p>
      <text:p text:style-name="P1">7. a erniaeL)tel1 die J·un»gfrauen alle und</text:p>
      <text:p text:style-name="P1">rüsteten ihre Tampen; L» 42, as.</text:p>
      <text:p text:style-name="P1">8. Die thörichten aber sprachen zu den</text:p>
      <text:p text:style-name="P1">klugen: Gebet uns von, euerm Oele, denn</text:p>
      <text:p text:style-name="P1">unsere Lampen erlöschen.</text:p>
      <text:p text:style-name="P1">9. Aber die klugen cintworteten und"spra-</text:p>
      <text:p text:style-name="P1">chen: Nicht also, auf daß nicht etwa uns</text:p>
      <text:p text:style-name="P1">und euch daran gebreche; gehet vielmehr zu</text:p>
      <text:p text:style-name="P1">den Krämern und kaufet für euch.</text:p>
      <text:p text:style-name="P1">10. Indem sie aber l;ingiengen zu kaufen,</text:p>
      <text:p text:style-name="P1">kam der Bräutigam; und die, welche bereit</text:p>
      <text:p text:style-name="P1">waren, gieiigen mit ihm hinein zur Hoch-</text:p>
      <text:p text:style-name="P1">zeit, und die Thüre ward verschlossen.</text:p>
      <text:p text:style-name="P1">- « List. IS, A :c.</text:p>
      <text:p text:style-name="P1">.11. Zuletzt kommen auch die übrigen</text:p>
      <text:p text:style-name="P1">-</text:p>
      <text:p text:style-name="P1"/>
      <text:p text:style-name="P1"/>
      <text:p text:style-name="P1"/>
      <text:p text:style-name="P1">se — C»-. 25. Das Ei-</text:p>
      <text:p text:style-name="P1">s-ux:gfranen, und sprechen: Herr, Herr,</text:p>
      <text:p text:style-name="P1">thu uns auf!</text:p>
      <text:p text:style-name="P1">12. Er aber antwortete und sprach: «</text:p>
      <text:p text:style-name="P1">Wahrlich, ich sage euch, ich kenne euch nicht.</text:p>
      <text:p text:style-name="P1">E. 7, 2-2. es. Luc. is, 27.</text:p>
      <text:p text:style-name="P1">13. Darum wachet! denn ihr wisset we-</text:p>
      <text:p text:style-name="P1">der den Wiss noch die Stunde, wann der</text:p>
      <text:p text:style-name="P1">Sohn des enschen kommt. C. Si, 42.</text:p>
      <text:p text:style-name="P1">V. i4—.-io- Las. to, «—-es.</text:p>
      <text:p text:style-name="P1">ll. 14. Denn gleichwie ein Mann, der</text:p>
      <text:p text:style-name="P1">außer Land ziehen wollte, seine Knechte be-</text:p>
      <text:p text:style-name="P1">rief, und ihnen seine Güter übergab.</text:p>
      <text:p text:style-name="P1">15. Dem einen gab er fünf Talente, dem</text:p>
      <text:p text:style-name="P1">andern wei, dem dritten eines, einem ·e-</text:p>
      <text:p text:style-name="P1">den nach seinen Kräften, und reisete also-</text:p>
      <text:p text:style-name="P1">bald weg.</text:p>
      <text:p text:style-name="P1">16. Da ieng der, welcher die fünf Ta-</text:p>
      <text:p text:style-name="P1"><text:soft-page-break/>lente empfangen, hin, und handelte mit</text:p>
      <text:p text:style-name="P1">denselben, und gewann fünf andere Talente.</text:p>
      <text:p text:style-name="P1">17. Desgleichen der die zwei Talente em-</text:p>
      <text:p text:style-name="P1">pfangen, auch der gewann zwei andere.</text:p>
      <text:p text:style-name="P1">18. Der aber das Eine empfangen, gieng</text:p>
      <text:p text:style-name="P1">hin, rub in die Erde und verbarg das</text:p>
      <text:p text:style-name="P1">Geld ?eines Herrn.</text:p>
      <text:p text:style-name="P1">· 19. .)cach langer Zeit kam der Herr die-</text:p>
      <text:p text:style-name="P1">ser Knechte, und rechnete mit ihnen.</text:p>
      <text:p text:style-name="P1">20. Da trat der hinzu, der die fünf Ta-</text:p>
      <text:p text:style-name="P1">lente empfangen, und legte noch fünf an-</text:p>
      <text:p text:style-name="P1">dere Talente vor, und sprach: Herr, du</text:p>
      <text:p text:style-name="P1">haft mir fünf Talente übergeben; siehe, ich</text:p>
      <text:p text:style-name="P1">habe damit fünf andere Ta ente gewonnen.</text:p>
      <text:p text:style-name="P1">21. Sein Herr spricht zu ihm: Wohl, du</text:p>
      <text:p text:style-name="P1">War und getreuer Knecht! du bist über</text:p>
      <text:p text:style-name="P1">eniges treu gewesen, ich will dich über</text:p>
      <text:p text:style-name="P1">Vieles setzen; gehe ein in die Freude deines</text:p>
      <text:p text:style-name="P1">Herrn! C. 24, 45. 47.</text:p>
      <text:p text:style-name="P1">22. Da trat auch der hinzu, der die zwei</text:p>
      <text:p text:style-name="P1">Talente empfangen, und sprach: Herr, du</text:p>
      <text:p text:style-name="P1">ask mir zwei Talente übergeben; iehe, ich</text:p>
      <text:p text:style-name="P1">abe mit denselben zwei andere gewonnen·</text:p>
      <text:p text:style-name="P1">23. Sein Herr spr-ist zu ihm: Wohl, du</text:p>
      <text:p text:style-name="P1">uter und getreuer «necl)t! du bist über</text:p>
      <text:p text:style-name="P1">3Lemges treu gewesen, ich will dich über</text:p>
      <text:p text:style-name="P1">Zieles»setzen; gehe ein in d e Freude deines</text:p>
      <text:p text:style-name="P1">erru. .</text:p>
      <text:p text:style-name="P1">24. Da trat auch der hinzu, der das Eine</text:p>
      <text:p text:style-name="P1">Talent empfangen, und sprach: Herr, ich ;</text:p>
      <text:p text:style-name="P1">kannte dich, das; du ein harter Mann bist, -</text:p>
      <text:p text:style-name="P1">das; du zchneidest, wo du nicht gesäet, und I</text:p>
      <text:p text:style-name="P1">sammelt, wo du nicht ansge treuet hast;</text:p>
      <text:p text:style-name="P1">25. und ich girclitete» mich, gielcg hin und</text:p>
      <text:p text:style-name="P1">verbarg dein alent in die Erde. Siehe,</text:p>
      <text:p text:style-name="P1">da hast du das Deine!</text:p>
      <text:p text:style-name="P1">26. Aber Bin Herr antwortete und sprach</text:p>
      <text:p text:style-name="P1">zu ihm: u böser und · fauler Knecht!</text:p>
      <text:p text:style-name="P1">Wußtest du, daß ich schneide, wo ich nicht</text:p>
      <text:p text:style-name="P1">angelium Cato. .25.</text:p>
      <text:p text:style-name="P1">efäet, und famnile, wo ich nicht ausge-</text:p>
      <text:p text:style-name="P1">streuet habe;</text:p>
      <text:p text:style-name="P1">27. so hättest du mein Geld»den Wechs-</text:p>
      <text:p text:style-name="P1">lern darschceßeii sollen, damit ich, wenn ich</text:p>
      <text:p text:style-name="P1">gekommen wäre, das Meine mit Zinsen</text:p>
      <text:p text:style-name="P1">empfangen hätte.</text:p>
      <text:p text:style-name="P1">28. Darum nehmet ihm das Talent weg</text:p>
      <text:p text:style-name="P1">und gebet es dem, der die zehn Talente hat.</text:p>
      <text:p text:style-name="P1">29· Denn einem Jeden, der da Bat, wird</text:p>
      <text:p text:style-name="P1">gegeben werden, und er wird eberfl·uß</text:p>
      <text:p text:style-name="P1">)aben; von dem aber, der nicht hat, wird</text:p>
      <text:p text:style-name="P1">auch das, was er hat, genomme3 w;rdpn.</text:p>
      <text:p text:style-name="P1"><text:soft-page-break/>. i , e.</text:p>
      <text:p text:style-name="P1">3(). Und den unnützenKnecht werfet hinaus</text:p>
      <text:p text:style-name="P1">in die äußerste Finsternis. Daselbst wird</text:p>
      <text:p text:style-name="P1">sein Heulen und Zähneklappern· C.8, is.</text:p>
      <text:p text:style-name="P1">III. 31. Wann aber der Sohn des Men-</text:p>
      <text:p text:style-name="P1">schen in seiner Herrlichkeit kommen wird,</text:p>
      <text:p text:style-name="P1">und alle eiligen Engel mit ihm, dann</text:p>
      <text:p text:style-name="P1">wird er au dem Thron seiner Herrlichkeit</text:p>
      <text:p text:style-name="P1">sitzen; C. is, 27. Lin. sc, 27.</text:p>
      <text:p text:style-name="P1">32. und vor ihm werden alle Völker ver-</text:p>
      <text:p text:style-name="P1">sammelt werden, iind er wird sie von ein-</text:p>
      <text:p text:style-name="P1">ander sondern, wie ein Hirt die Schafe von</text:p>
      <text:p text:style-name="P1">den Böcken sondei«t. ins-». it, in. S. C»-k. s, so.</text:p>
      <text:p text:style-name="P1">83. Und die Schafe wird er zuseiner Rech-</text:p>
      <text:p text:style-name="P1">ten stellen, die Visite aber zu (geit;Tr L;iiken».</text:p>
      <text:p text:style-name="P1">. i :c·</text:p>
      <text:p text:style-name="P1">34. Dann wird der König denen zu sei-</text:p>
      <text:p text:style-name="P1">ner Rechten sagen: Kommet her, ihr Ge-</text:p>
      <text:p text:style-name="P1">segneten meines Vaters! ererbet das Reich,</text:p>
      <text:p text:style-name="P1">das euch bereitet ist von Grundlegung der</text:p>
      <text:p text:style-name="P1">Welt an.</text:p>
      <text:p text:style-name="P1">35. Denn ich hungerte, und ihr habet mir</text:p>
      <text:p text:style-name="P1">zu essen gegeben; ich dürstete, und ihr habet</text:p>
      <text:p text:style-name="P1">mich getränkt« ich war ein Fremdling, und</text:p>
      <text:p text:style-name="P1">ihr habet mich beherbergt; Jes. se, 7.</text:p>
      <text:p text:style-name="P1">36. ich war nackt, nnd ihr habet mich be-</text:p>
      <text:p text:style-name="P1">kleidet; ich war krank, und ihr habet mich</text:p>
      <text:p text:style-name="P1">besucht; ich war im Gefängnisse, und ihr</text:p>
      <text:p text:style-name="P1">seid zu mir gekommen.</text:p>
      <text:p text:style-name="P1">37. Dann werden ihm die Gerechten ant-</text:p>
      <text:p text:style-name="P1">worten und sprechen: Herr, wann haben</text:p>
      <text:p text:style-name="P1">wir dich hiingri gesehen, nnd haben dich ge-</text:p>
      <text:p text:style-name="P1">speist ? oder durstig, und haben dich getrankt?</text:p>
      <text:p text:style-name="P1">38. Wann haben wir dich als Fremdling</text:p>
      <text:p text:style-name="P1">gesehen, und haben dich beherbergt? oder</text:p>
      <text:p text:style-name="P1">nackt, und haben dich bekleidet?</text:p>
      <text:p text:style-name="P1">39. Wann haben wir dich trank gesehen,</text:p>
      <text:p text:style-name="P1">oder im Gefängnisse, und sind zu dir ge-</text:p>
      <text:p text:style-name="P1">kommen ? » «</text:p>
      <text:p text:style-name="P1">40. Und der König wird ihnen antworten</text:p>
      <text:p text:style-name="P1">und sagen: Wahrliih, ich sage euch, wie-</text:p>
      <text:p text:style-name="P1">Brit ihr es einem dieser meiner geringsten</text:p>
      <text:p text:style-name="P1">rüder gethan-habt, so habet ihr es mir</text:p>
      <text:p text:style-name="P1">gethan. C. to, 40. Si-r. i9, 47. ,</text:p>
      <text:p text:style-name="P1"/>
      <text:p text:style-name="P1"/>
      <text:p text:style-name="P1"/>
      <text:p text:style-name="P1">Cap. 25. 26. St. Maith.ii. Cap. 26. Z:-;</text:p>
      <text:p text:style-name="P1">41. Dann wird er auch denen zur Linken - sie entrüstet und sprachen: Wozu diese Ver-</text:p>
      <text:p text:style-name="P1">sagen: Gehet hin von mir, ihr Verfluchten, <text:s/>chwendiing ? .</text:p>
      <text:p text:style-name="P1">in das ewige Feuer, das dem Teufel und</text:p>
      <text:p text:style-name="P1"><text:soft-page-break/>seinen Engeln bereitet ist. C. 7, V.</text:p>
      <text:p text:style-name="P1">In· 30, as. OF. 20, so. 45. L-i, 8.</text:p>
      <text:p text:style-name="P1">42. Denn ich hungerte, und ihr habet mir</text:p>
      <text:p text:style-name="P1">nicht zu essen cgegeben; ich dürstete, und ihr</text:p>
      <text:p text:style-name="P1">habet mich m )t etränkt; Jst i, i7.</text:p>
      <text:p text:style-name="P1">43. ich war einFren1dlin , und ihr habet</text:p>
      <text:p text:style-name="P1">mich nicht beherberget; nagt, ulid ihr habet</text:p>
      <text:p text:style-name="P1">niich nicht bekleidet; krank nnd im Gesäng-</text:p>
      <text:p text:style-name="P1">niß, und ihr habet mich nicht besucht.</text:p>
      <text:p text:style-name="P1">44. Dann werden auch sie ihm antwor-</text:p>
      <text:p text:style-name="P1">ten und sprechen: Herr, wann sahen wir</text:p>
      <text:p text:style-name="P1">dich hungrig, oder durstig, oder als Fremd-</text:p>
      <text:p text:style-name="P1">ling, oder nackt, oder krank, oder im Ge-</text:p>
      <text:p text:style-name="P1">fängnisse, ui1d haben dir nicht gedienet?</text:p>
      <text:p text:style-name="P1">45. Dann wird er ihnen antworten nnd</text:p>
      <text:p text:style-name="P1">sprechen; Wahrlich, ich sage euch, wiesern</text:p>
      <text:p text:style-name="P1">ihr es nicht thatet einem dieser Geringsten,</text:p>
      <text:p text:style-name="P1">so habet ihr es auch mir nicht gethan.</text:p>
      <text:p text:style-name="P1">46. Und diese werden in die ewige Strafe</text:p>
      <text:p text:style-name="P1">gehen; die Gerechten aber in das ewige</text:p>
      <text:p text:style-name="P1">eben. Da« i2, 2. Joi;. -H, 29.</text:p>
      <text:p text:style-name="P1">. s Eap. XXVl. ,</text:p>
      <text:p text:style-name="P1">l. Raihschlaa der Priester, Jesum zu tödten.</text:p>
      <text:p text:style-name="P1">4—5. It. Salbiing Jesu in Bethanicn. 6—«6.</text:p>
      <text:p text:style-name="P1">Hi. Entdeckung des VerrZithers- s7—25. lV- Stif-</text:p>
      <text:p text:style-name="P1">1ung des Abendinahls. 26—29. V. Jesus amOel-</text:p>
      <text:p text:style-name="P1">bcrge. so—-k6. VI. Jesu Gefangennehmuiig.47—56.</text:p>
      <text:p text:style-name="P1">Vl1. Seine Verurtheilung vor dein jiidischen Rathe.</text:p>
      <text:p text:style-name="P1">57—68. Vlil. Petrus berlc"ingnet ihn. 69-—75.</text:p>
      <text:p text:style-name="P1">B. i—5: Mart. ist, «. 2. Luc. :22. «. Z.</text:p>
      <text:p text:style-name="P1">l. 1. Und es begab sich, als Jesus alle</text:p>
      <text:p text:style-name="P1">diese Reden vollendet hatte, sprach er zu</text:p>
      <text:p text:style-name="P1">seinen Jüngern: ·</text:p>
      <text:p text:style-name="P1">2. Ihr wisset, daß nach zwei Tagen der</text:p>
      <text:p text:style-name="P1">Ueberschritt ist; dann wird der Sohn des</text:p>
      <text:p text:style-name="P1">Menschen iiberantwortet, daß er gekreuzigt</text:p>
      <text:p text:style-name="P1">werde. J-;h. is, «.</text:p>
      <text:p text:style-name="P1">3. Da versammc-lieu sich die Hohenprie-</text:p>
      <text:p text:style-name="P1">ster und die Sehriftgelehrten 1ind die Ael-</text:p>
      <text:p text:style-name="P1">testen des Volkes in den Hof des obersten</text:p>
      <text:p text:style-name="P1">Priesters, der Cajaphas hieß. Joh. «, 47 sc.</text:p>
      <text:p text:style-name="P1">4. Und sie hielten mit ·emander Rath,</text:p>
      <text:p text:style-name="P1">daß sie Jes1iin mit List griffen Und tödteten.</text:p>
      <text:p text:style-name="P1">5. Sie sprachen aber: Nicht auf das Fest,</text:p>
      <text:p text:style-name="P1">damit nicht ein Aufruhr unter dem Volke</text:p>
      <text:p text:style-name="P1">werde. »</text:p>
      <text:p text:style-name="P1">V. S—-is: Mark. «-, 3—9. Joh· «I2, 4—S.</text:p>
      <text:p text:style-name="P1">II. S. Als nun Jesus zu Bethanien im</text:p>
      <text:p text:style-name="P1">Hause Simons des Aussätzigen war,</text:p>
      <text:p text:style-name="P1">7. trat ein Weib zu ihm mit einer alaba-</text:p>
      <text:p text:style-name="P1">sternen Flasche vo köstlicher Salbe, und</text:p>
      <text:p text:style-name="P1">goß sie auf sein Haupt, als er zu Tische saß.</text:p>
      <text:p text:style-name="P1"><text:soft-page-break/>8. Da seine Jünger es sa)en, wurden</text:p>
      <text:p text:style-name="P1">i</text:p>
      <text:p text:style-name="P1">i</text:p>
      <text:p text:style-name="P1">l</text:p>
      <text:p text:style-name="P1">)</text:p>
      <text:p text:style-name="P1">i</text:p>
      <text:p text:style-name="P1">I</text:p>
      <text:p text:style-name="P1">-</text:p>
      <text:p text:style-name="P1">i</text:p>
      <text:p text:style-name="P1">l</text:p>
      <text:p text:style-name="P1">-</text:p>
      <text:p text:style-name="P1">i</text:p>
      <text:p text:style-name="P1">-</text:p>
      <text:p text:style-name="P1">i</text:p>
      <text:p text:style-name="P1">!</text:p>
      <text:p text:style-name="P1">I</text:p>
      <text:p text:style-name="P1">i</text:p>
      <text:p text:style-name="P1">.</text:p>
      <text:p text:style-name="P1">i</text:p>
      <text:p text:style-name="P1">i</text:p>
      <text:p text:style-name="P1">»</text:p>
      <text:p text:style-name="P1">i</text:p>
      <text:p text:style-name="P1">i</text:p>
      <text:p text:style-name="P1">l</text:p>
      <text:p text:style-name="P1">I</text:p>
      <text:p text:style-name="P1">l</text:p>
      <text:p text:style-name="P1">l</text:p>
      <text:p text:style-name="P1">i</text:p>
      <text:p text:style-name="P1">9. Denn diese Salbe hätte man theuer</text:p>
      <text:p text:style-name="P1">verkaufen mid den Armen geben können.</text:p>
      <text:p text:style-name="P1">10. Da aber Jesus das bemerkte, Brach</text:p>
      <text:p text:style-name="P1">er zu ihnen: Was machet ihr dem eibe</text:p>
      <text:p text:style-name="P1">Mijhe. Denn sie hat ein gutes Werk an</text:p>
      <text:p text:style-name="P1">mir gethan.</text:p>
      <text:p text:style-name="P1">11. Die Armen habet ihr allezeit bei euch,</text:p>
      <text:p text:style-name="P1">mich aber habet ihr nicht allezeit. Z. Mos.i 5,«·</text:p>
      <text:p text:style-name="P1">12. Das; sie diese Salbe ans meinen Leib</text:p>
      <text:p text:style-name="P1">goß, das hat sie gethan, mich zum Begräb-</text:p>
      <text:p text:style-name="P1">nisse zu rüsten.</text:p>
      <text:p text:style-name="P1">·13. Wahrlich, ich» sage euch: Wo immer</text:p>
      <text:p text:style-name="P1">dieses Evangelium in der ganzen Welt wird</text:p>
      <text:p text:style-name="P1">gepredigt werden, da wird auch das, was</text:p>
      <text:p text:style-name="P1">diese gethan hat, zu ihrem Gedächtnisse ge-</text:p>
      <text:p text:style-name="P1">sagt werden. C, 24, 44·</text:p>
      <text:p text:style-name="P1">V. M—-is: Mart. M, 40, -«. Luc. W, 3——6.</text:p>
      <text:p text:style-name="P1">14. Da ging einer der Zwölfe, Namens</text:p>
      <text:p text:style-name="P1">Judas Ifearioth, zu denHohenpriestern hin,</text:p>
      <text:p text:style-name="P1">15. und sprach: Was wollet ihr mir ge-</text:p>
      <text:p text:style-name="P1">ben, ich will ihn euch iiberliefern? Und sie</text:p>
      <text:p text:style-name="P1">bestimmten ihm dreißig Silberlinge.</text:p>
      <text:p text:style-name="P1">Zqch. «, i2. 2.Mos. 2i, 82. March. 27, 9.</text:p>
      <text:p text:style-name="P1">16. Und von da an suchte er Gelegenheit,</text:p>
      <text:p text:style-name="P1"><text:soft-page-break/>ihn zu verrathen. «. Tun. S, 9. to.</text:p>
      <text:p text:style-name="P1">V. 47—20: Marc.t«1-; 42-—i6. Luc. N, 7——-is.</text:p>
      <text:p text:style-name="P1">I1l. 17. Am ersten Tage nun der unge-</text:p>
      <text:p text:style-name="P1">säuerten Brote traten die Sänger zu Jesu</text:p>
      <text:p text:style-name="P1">und sprachen zu ihm: Wo wiilst du, daß'</text:p>
      <text:p text:style-name="P1">wir dir den Ueberschritt zu Essen bereiten?</text:p>
      <text:p text:style-name="P1">2. of. i2, Z te.</text:p>
      <text:p text:style-name="P1">18. Und er sprach: Gehet hin in die</text:p>
      <text:p text:style-name="P1">Stadt Zu einem Gewissen und spreihet zu</text:p>
      <text:p text:style-name="P1">ihm: J er Meister sagt: Meine Zeit ist</text:p>
      <text:p text:style-name="P1">nahe; ich will bei dir den Ueberschritt ha -</text:p>
      <text:p text:style-name="P1">ten mit meinen Jüngern. —</text:p>
      <text:p text:style-name="P1">19. Und die Jünger thaten, wie ihnen</text:p>
      <text:p text:style-name="P1">f«äesus befohlen, und bereiteten den Ueber-</text:p>
      <text:p text:style-name="P1">)ritt. —</text:p>
      <text:p text:style-name="P1">20. Als es nun Abend geworden, setzte</text:p>
      <text:p text:style-name="P1">er sich mit den Zwölfen zu Tische.</text:p>
      <text:p text:style-name="P1">V. 2i—25: Mike. 44, i8—2i. Luc. 22, 2-i—2Z.</text:p>
      <text:p text:style-name="P1">21. Und als sie aßen, sprach er: Wahr-</text:p>
      <text:p text:style-name="P1">lich, ich sage euch: Einer aus euch wird</text:p>
      <text:p text:style-name="P1">mich verrathen. Jx-is. is, 2-i 2c.</text:p>
      <text:p text:style-name="P1">22. Da wurden sie sehr betrübt und fin-</text:p>
      <text:p text:style-name="P1">gen an, eiuer·na-ch dein andern, ihn zu fra-</text:p>
      <text:p text:style-name="P1">gen: Herr, bin ich es? -</text:p>
      <text:p text:style-name="P1">23. Da antwortete er uiid sprach: Der</text:p>
      <text:p text:style-name="P1">mit mir die Hand in die Schüsseltunkt, der</text:p>
      <text:p text:style-name="P1">wird mich verrathen. Ps.4i,io. Jpi).-i3,i8.26.</text:p>
      <text:p text:style-name="P1">24. Des Menschen Sohn geht war da-</text:p>
      <text:p text:style-name="P1">hin, wie von ihm geschrieben steht; aber</text:p>
      <text:p text:style-name="P1">wehe dem Menschen, diårch welchen des</text:p>
      <text:p text:style-name="P1"/>
      <text:p text:style-name="P1"/>
      <text:p text:style-name="P1"/>
      <text:p text:style-name="P1">34 Cap. 26. Das Evangelium Cap. 26.</text:p>
      <text:p text:style-name="P1">Menschen Sohn verrathen wird! Es wäre</text:p>
      <text:p text:style-name="P1">diesem Menschen besser, daß er nicht gebo-</text:p>
      <text:p text:style-name="P1">ren wäre. Ps.22. Jes.53. Las. 24, se-—27.</text:p>
      <text:p text:style-name="P1">25. Da antwortete Judas, der ihn ver-</text:p>
      <text:p text:style-name="P1">rieth, nnd sprach: Bin ich es, Rabbi? Er</text:p>
      <text:p text:style-name="P1">spricht zu ihm: Du hast es gesagt.</text:p>
      <text:p text:style-name="P1">V· 26—29: Man. ca, 22—25. Lin. 22, 49. 20.</text:p>
      <text:p text:style-name="P1">-i. Cor. «, «23 te.</text:p>
      <text:p text:style-name="P1">IV. 26. Als sie nun aßeii, nahm Jesus</text:p>
      <text:p text:style-name="P1">das Brot, und .nachdem er es gesegnet,</text:p>
      <text:p text:style-name="P1">brach er es, und gab es den Jüngern uiid</text:p>
      <text:p text:style-name="P1">sprad : Nehnlet, esset! Das ist mein Leib.</text:p>
      <text:p text:style-name="P1">27.i1nd als er den Kelch genommen und</text:p>
      <text:p text:style-name="P1">Dank gesagt, gab er ihnen denselben, spre-</text:p>
      <text:p text:style-name="P1">chend: Trinket aus diesem Alle!</text:p>
      <text:p text:style-name="P1">28. Denn das ist mein Blut, das Blut</text:p>
      <text:p text:style-name="P1">des neuen Testamentes, welches für Viele</text:p>
      <text:p text:style-name="P1">Vergossen wird, zur Verzeihung der Sün-</text:p>
      <text:p text:style-name="P1"><text:soft-page-break/>den. C. 2o, 2s. 2. M:-s. 24, 8. Ja. sc, Si «.</text:p>
      <text:p text:style-name="P1">29. Jch sage euch aber, ich werde von jetzt</text:p>
      <text:p text:style-name="P1">an von diesen: Gewächse des Weinstocks</text:p>
      <text:p text:style-name="P1">nicht mehr trin?n, bis an dem Ta e, da</text:p>
      <text:p text:style-name="P1">ich es mit euch i en trinken werde im Z?eiche</text:p>
      <text:p text:style-name="P1">meines Vaters. Luc.22, is. 29. so.</text:p>
      <text:p text:style-name="P1">V. 30—35: Man. «-, 2ii—3c.</text:p>
      <text:p text:style-name="P1">V. 30. Und nachdem sie den Lobgesang</text:p>
      <text:p text:style-name="P1">Jungen hatten, gingen sie hinaus an den</text:p>
      <text:p text:style-name="P1">S elberg. Luc.2i,37. 22,3i-). Ioh. i8, «.</text:p>
      <text:p text:style-name="P1">31. Da spricht Jesus zu ihnen: Jhr Alle</text:p>
      <text:p text:style-name="P1">werdet euch in dieser Nacht an mir ärgern;</text:p>
      <text:p text:style-name="P1">denn es steht geschrieben: ,,Jch werde den</text:p>
      <text:p text:style-name="P1">Hirten schlagen und die Schafe der Heerde</text:p>
      <text:p text:style-name="P1">werden sich zerstreileii.«3c«ch.-is, 7. Joh.c6,32.</text:p>
      <text:p text:style-name="P1">32. Nachdem ich aber werde auferstanden</text:p>
      <text:p text:style-name="P1">sein, will ich euch nach Galiläa vorangehen.</text:p>
      <text:p text:style-name="P1">C, W, 7. is.</text:p>
      <text:p text:style-name="P1">33. Da antwortete Petrus uiid sprach zu</text:p>
      <text:p text:style-name="P1">ihm: Wenn sich auch Alle an dir ärgern</text:p>
      <text:p text:style-name="P1">werden, so will doch ich mich nimmermehr</text:p>
      <text:p text:style-name="P1">är rn. Qui 2 33 »«</text:p>
      <text:p text:style-name="P1">ge » . 2, sc.</text:p>
      <text:p text:style-name="P1">34. Jesus spricht zu ihm: Wahrlich, ich</text:p>
      <text:p text:style-name="P1">sage dir, in dieser Nacht, ehe der Hahn</text:p>
      <text:p text:style-name="P1">kräht, wirst du mich dreimal verläugnen.</text:p>
      <text:p text:style-name="P1">Io . 1', 38.</text:p>
      <text:p text:style-name="P1">35. Petrus spricht zu ihm: Ung wenn i</text:p>
      <text:p text:style-name="P1">auch mit dir sterben müßte, so werde ich di</text:p>
      <text:p text:style-name="P1">nicht verläugnen. Gleicherweise sprachen</text:p>
      <text:p text:style-name="P1">auch die Jünger alle.</text:p>
      <text:p text:style-name="P1">V. 36—46- M-ne. H, 32—42. Lin. 22, 39—46.</text:p>
      <text:p text:style-name="P1">36· Da kommt Jesus mit ihnen in ein</text:p>
      <text:p text:style-name="P1">Gut, genannt Gethsemane. Und er spricht</text:p>
      <text:p text:style-name="P1">u den Jüngern: Sitzet hier, bis ich dort-</text:p>
      <text:p text:style-name="P1">hin gelglangen bin und ebetet habe.</text:p>
      <text:p text:style-name="P1">37. nd er nahm zu sieh den Petrus und</text:p>
      <text:p text:style-name="P1">die zwei Söhne des Zebedäus, und fing</text:p>
      <text:p text:style-name="P1">an ekümmert zu werden und heftig zu za-</text:p>
      <text:p text:style-name="P1">gen. C. 47, c. Jes. 53, 7.</text:p>
      <text:p text:style-name="P1">38. Da spricht er zu ihnen: Meine Seele</text:p>
      <text:p text:style-name="P1">ist um und um bekümmert bis aus den Tod ;</text:p>
      <text:p text:style-name="P1">bleibet hier, und wachet mit mir!</text:p>
      <text:p text:style-name="P1">39. Und er ging ein wenig vorwärts,</text:p>
      <text:p text:style-name="P1">Mk auf sein Angesicht, betete und sirach:</text:p>
      <text:p text:style-name="P1">ein Vater! Jst es möglich, so gehe die-</text:p>
      <text:p text:style-name="P1">ser Kelch an mir vorüber; doch nic:ht wie</text:p>
      <text:p text:style-name="P1">ich will, sondern wie du willst. b <text:s/>IF, Hi-.</text:p>
      <text:p text:style-name="P1">E . , . .</text:p>
      <text:p text:style-name="P1">40. Und er kommt zu den Jüngern uiid</text:p>
      <text:p text:style-name="P1">findet sie schlafend, und spricht «u Petrus:</text:p>
      <text:p text:style-name="P1">So habet ihr denn nicht eine Stunde mit</text:p>
      <text:p text:style-name="P1"><text:soft-page-break/>mir wachen mögen?</text:p>
      <text:p text:style-name="P1">41. Wachet und betet, auf daß ihr nicht</text:p>
      <text:p text:style-name="P1">in VersuchungFlfallet. bDert(5åeist ist zwar</text:p>
      <text:p text:style-name="P1">eeit«das ei aeri wa .</text:p>
      <text:p text:style-name="P1">g U g ’ ff? Ver. 5,s8i iHai.cki«-, c7.</text:p>
      <text:p text:style-name="P1">42. Wiederum ging er zum zweiten Male</text:p>
      <text:p text:style-name="P1">hin, betete und sprach: Mein Vater, wenn</text:p>
      <text:p text:style-name="P1">dieser Kelch nicht an mir vor-übergehen</text:p>
      <text:p text:style-name="P1">kann, ich trinke ihn denn, so geschehe dein</text:p>
      <text:p text:style-name="P1">Wille!</text:p>
      <text:p text:style-name="P1">43. Und er kommt und findet sie aber-</text:p>
      <text:p text:style-name="P1">mals schlafend; denn ihre Augen waren</text:p>
      <text:p text:style-name="P1">beschwert.</text:p>
      <text:p text:style-name="P1">44. Und er verließ )sie, ging wieder hin,</text:p>
      <text:p text:style-name="P1">betete zum dritten E) ale und sprach eben</text:p>
      <text:p text:style-name="P1">dieselben Worte.</text:p>
      <text:p text:style-name="P1">45. Da kommt er zu seinen Jüngern</text:p>
      <text:p text:style-name="P1">und spricht u ihnen: Schlafet, was übri</text:p>
      <text:p text:style-name="P1">ist, und rulset!— Siehe, die Stunde is</text:p>
      <text:p text:style-name="P1">3nahet, da des Menschen Sohn in der</text:p>
      <text:p text:style-name="P1">ünder Hände überliefert wird.</text:p>
      <text:p text:style-name="P1">46. Stehet aus, lasset uns gehen! Siehe,</text:p>
      <text:p text:style-name="P1">der mich verräth, ist genahet.</text:p>
      <text:p text:style-name="P1">V. 47—56: Man. 44, 43—50. Lin· 22, 47"—53.</text:p>
      <text:p text:style-name="P1">J-h. 48. 2. Z. to. «.</text:p>
      <text:p text:style-name="P1">VI. 47. Und indem er noch redete, siehe,</text:p>
      <text:p text:style-name="P1">da kam Judas, einer der Zwi5lfe, und mit</text:p>
      <text:p text:style-name="P1">il m eine große Schaar mit Schwertern nnd</text:p>
      <text:p text:style-name="P1">Stangen, von« den Hohenpriestern und Aet-</text:p>
      <text:p text:style-name="P1">testen des Volkes. ·</text:p>
      <text:p text:style-name="P1">48. Der ihn aber verrieth, hatte ihnen</text:p>
      <text:p text:style-name="P1">ein Zeichen gegeben »und gesagt: We chen</text:p>
      <text:p text:style-name="P1">ich küssen werde, der ist es, den greiset!</text:p>
      <text:p text:style-name="P1">49. Und alsobald trat er zu JF»s»u nnd</text:p>
      <text:p text:style-name="P1">sprach : Sei gegrüßt, Rabbi! und kus;te ihn.</text:p>
      <text:p text:style-name="P1">50. Jesus aber sprach zu ihm: Freund,</text:p>
      <text:p text:style-name="P1">wozu bit du hier? Da traten sie hinzu,</text:p>
      <text:p text:style-name="P1">legteii Hand an Jesuin, nnd griffen ihn. «</text:p>
      <text:p text:style-name="P1">51. Und siehe, Einer von denen, die b·ei</text:p>
      <text:p text:style-name="P1">Jesn waren, streckte die Hand aus, zog sein</text:p>
      <text:p text:style-name="P1">Schwert, und schlu« den Knecht des o er-</text:p>
      <text:p text:style-name="P1">sten Priesters, und hieb ihm ein Ohr ab.</text:p>
      <text:p text:style-name="P1">52. Da sprach Jesus zu ihm: Stecke dein</text:p>
      <text:p text:style-name="P1">Schwert an seinen Ort! Denii Alle, die</text:p>
      <text:p text:style-name="P1"/>
      <text:p text:style-name="P1"/>
      <text:p text:style-name="P1"/>
      <text:p text:style-name="P1">Cap. 26. St. Matthai. Cap. 26. 27.</text:p>
      <text:p text:style-name="P1">das Schwert ergreifen, werden durch das</text:p>
      <text:p text:style-name="P1">Schwert unikommen.i.Mos.9,i3. Röm.13,4.</text:p>
      <text:p text:style-name="P1">53. Oder meinst du, daß ich nicht jetzt</text:p>
      <text:p text:style-name="P1">meinen Vater bitten könnte, und er würde</text:p>
      <text:p text:style-name="P1"><text:soft-page-break/>mir mehr als zwölf Legionen Engel zu-</text:p>
      <text:p text:style-name="P1">senden?</text:p>
      <text:p text:style-name="P1">54. Wie würden dann die Schriften er-</text:p>
      <text:p text:style-name="P1">füllet? Es muß also geschehen. Jst. 53.</text:p>
      <text:p text:style-name="P1">Lin. 24, 4-4.</text:p>
      <text:p text:style-name="P1">55. In derselben Stunde sprach Jesus</text:p>
      <text:p text:style-name="P1">u der Schaar: Wie gegen emen Mörder</text:p>
      <text:p text:style-name="P1">seid ihr ausgezogen mit Schwertern und</text:p>
      <text:p text:style-name="P1">Staiigen, mich zu greifen. Täglich bin ich</text:p>
      <text:p text:style-name="P1">bei euch lehrend im Tempel gesessen, und</text:p>
      <text:p text:style-name="P1">ihr habet mich nicht gegriffen. Joh.i8.20.</text:p>
      <text:p text:style-name="P1">56. Aber dieses Alles ist geschehen, damit</text:p>
      <text:p text:style-name="P1">die Schriften der Propheten erfi’cllet wür-</text:p>
      <text:p text:style-name="P1">den.——— Da verließen ihn alle Jü1iger, und</text:p>
      <text:p text:style-name="P1">flohen. Pf. 88, S.</text:p>
      <text:p text:style-name="P1">B. 57-—68- Man. is-, 53—65· Lin. 22, 54,63—7i.</text:p>
      <text:p text:style-name="P1">- Joh. is, i2—i4. 2-i.</text:p>
      <text:p text:style-name="P1">V1I. 57. Die aber Jesiim gegriffen kat-</text:p>
      <text:p text:style-name="P1">ten, führten ihn hin zuCajaphas, dem o er-</text:p>
      <text:p text:style-name="P1">sten Priefster, wo die Schristgelehrten und»</text:p>
      <text:p text:style-name="P1">die Aelte ten versammelt waren.</text:p>
      <text:p text:style-name="P1">58. Petrus aber folgte ilm von ferne,</text:p>
      <text:p text:style-name="P1">bis in den Hof des obersten Priesters. Und</text:p>
      <text:p text:style-name="P1">er ging hinein und setzte sich zu den Die-</text:p>
      <text:p text:style-name="P1">nern, den Ausgang zn sehen.</text:p>
      <text:p text:style-name="P1">59. Aber die Hohenpriester und die Aelte-</text:p>
      <text:p text:style-name="P1">steu und der ganze Rath suchte31»falsches</text:p>
      <text:p text:style-name="P1">åeugniß wider Jesum, daß sie ihn zum</text:p>
      <text:p text:style-name="P1">ode brächten. Ap. S. is.</text:p>
      <text:p text:style-name="P1">6(). Aber sie fanden keines; obgleich viele</text:p>
      <text:p text:style-name="P1">falsche Zeugen herzukamen, fanden sie kei-</text:p>
      <text:p text:style-name="P1">nes. Zuletzt- aber kamen zwei falsche Zeu-</text:p>
      <text:p text:style-name="P1">gen, Ps. 35, «. i09, 2. 5.Mos. i9, i5.</text:p>
      <text:p text:style-name="P1">- 61. und sprachen: Dieser hat gesagt: Ich</text:p>
      <text:p text:style-name="P1">kann den Tempel Gottes zerstören, und ihn</text:p>
      <text:p text:style-name="P1">in drei Tagen aufbauen. (;.27, 40. J«-h.2. i9.</text:p>
      <text:p text:style-name="P1">62. Und der oberste Priester stand auf</text:p>
      <text:p text:style-name="P1">und sprach zu ihm: Autwortest du nichts,</text:p>
      <text:p text:style-name="P1">was zeugen diese wider dich?</text:p>
      <text:p text:style-name="P1">63. Jesus aber schwieg. Und der oberste</text:p>
      <text:p text:style-name="P1">Priester hob an ulid sprach zu·ihm: Jch</text:p>
      <text:p text:style-name="P1">beschwbre dich bei dem lebendigen Gott,</text:p>
      <text:p text:style-name="P1">daß du uns sagest, ob du der Christus, der</text:p>
      <text:p text:style-name="P1">Sohn Gottes bist? »</text:p>
      <text:p text:style-name="P1">64. Jesus spricht zu ihm: Du hast es ge-</text:p>
      <text:p text:style-name="P1">sagt! Ja ich sage euch, von letzt·an werdet</text:p>
      <text:p text:style-name="P1">ihr den Sohn des Menschen sitzen sehen</text:p>
      <text:p text:style-name="P1">zur Rechten der Maä)t, und kommen auf</text:p>
      <text:p text:style-name="P1">den Wolken des Himmels. Dem. 7, is 2c.</text:p>
      <text:p text:style-name="P1">As-« 7, 55.</text:p>
      <text:p text:style-name="P1">65. Da zerriß der oberste Priester seine</text:p>
      <text:p text:style-name="P1">Kleider und sprach: Er hat gelästert: Was »</text:p>
      <text:p text:style-name="P1"><text:soft-page-break/>bedürfen wir weiter Zeugen? Siehe, nun</text:p>
      <text:p text:style-name="P1">habet ihr seine Lästerung gehört.Joh.io,33ic.</text:p>
      <text:p text:style-name="P1">66. Was dünkt euch? Sie antworteten</text:p>
      <text:p text:style-name="P1">und sprachen: Er ist des Todes schuldig.</text:p>
      <text:p text:style-name="P1">· Z. ·M-»ps. PS, is. Je . is, .»</text:p>
      <text:p text:style-name="P1">67. Da·spieen» sie in sein Angesicht, und</text:p>
      <text:p text:style-name="P1">schluZ;n i n mit Fäusten; Andere gaben</text:p>
      <text:p text:style-name="P1">ihm ackenstreiche und sprachen: Jes.50, S;</text:p>
      <text:p text:style-name="P1">68.·Christus, weifsag-e uns! Wer ist’s,</text:p>
      <text:p text:style-name="P1">der dich geschlagen hat.</text:p>
      <text:p text:style-name="P1">V. 69—75; Man. i4, i36—72. Lin. 22, 55-M.</text:p>
      <text:p text:style-name="P1">Joh. is, i6—i8. 25-27.</text:p>
      <text:p text:style-name="P1">VllI. 69. Petrus aber saß draußen im</text:p>
      <text:p text:style-name="P1">Hof. Und es trat eine Magd zu ihm und</text:p>
      <text:p text:style-name="P1">sssr»ach: Auch du warst mit Jesus, dem Ga-</text:p>
      <text:p text:style-name="P1">i aer.</text:p>
      <text:p text:style-name="P1">70. Er aber·Jäugnete vor Allen und</text:p>
      <text:p text:style-name="P1">sprach: Ich weiß nxcht, was du sagest.</text:p>
      <text:p text:style-name="P1">71. Als er setzt in den Vorhof hinaus-</text:p>
      <text:p text:style-name="P1">gegangen, sah ihn eine andere und sprach</text:p>
      <text:p text:style-name="P1">zu denen, die daselbst waren: Auch dieser</text:p>
      <text:p text:style-name="P1">war mit Jesus, dem Nazareuer. .</text:p>
      <text:p text:style-name="P1">72. Und er läugnete abermal mit einem</text:p>
      <text:p text:style-name="P1">Schwur: Ich kenne den Menfc;)ei;61iiFh3t.</text:p>
      <text:p text:style-name="P1">73. Ueber ein Kleines aber traten die</text:p>
      <text:p text:style-name="P1">Uinstehenden her u und sagten zu Petrus:</text:p>
      <text:p text:style-name="P1">Wahrhaftig, auclT5du bist l.i1ier aus ihnen;</text:p>
      <text:p text:style-name="P1">denn anch deine prache verräth dich.</text:p>
      <text:p text:style-name="P1">74.—Da fincg er an zu fluchen und it</text:p>
      <text:p text:style-name="P1">schwören: J ) kenne den Menschen nicht.</text:p>
      <text:p text:style-name="P1">Und alsobald krähete der Hahn.</text:p>
      <text:p text:style-name="P1">75. Und Petrus ward eingedenk des Wor-</text:p>
      <text:p text:style-name="P1">tes Jesu, der zu ihm gesagt hatte: Ehe der</text:p>
      <text:p text:style-name="P1">Hahn kräht, wirst du mich dreimal ver-</text:p>
      <text:p text:style-name="P1">läuguen. Und er ging hinaus und weinete</text:p>
      <text:p text:style-name="P1">bitterlich. C. 26, 34.</text:p>
      <text:p text:style-name="P1">Ec«p. XXVII.</text:p>
      <text:p text:style-name="P1">l. Jesus wird dem Pilatus überliefert. -I. 2.</text:p>
      <text:p text:style-name="P1">ll. Verzweiflung des Judas. 3—i0. III. Jesii</text:p>
      <text:p text:style-name="P1">Verurthei«lung. H—26; IV. Mißhandlung.27—30;</text:p>
      <text:p text:style-name="P1">V. Kreuzigung. Zi—44; Vl. Tod. 45—56; Vll.</text:p>
      <text:p text:style-name="P1">Begräbniß. 57-—6I. Vl11. Verwahrung des Gra-</text:p>
      <text:p text:style-name="P1">bes. 62—66.</text:p>
      <text:p text:style-name="P1">I. 1. Als es nun Morgen geworden,</text:p>
      <text:p text:style-name="P1">hielten alle HohenKriester und die Acltesten</text:p>
      <text:p text:style-name="P1">des Volkes einen S ath wider Jefum, daß</text:p>
      <text:p text:style-name="P1">sie ihn zum Tode brächten. Man. i5, i.</text:p>
      <text:p text:style-name="P1">Las. 22, ·66—7i·.</text:p>
      <text:p text:style-name="P1">2. Und sie banden ihn, führten ihn hin</text:p>
      <text:p text:style-name="P1">und überaiitworteten ihn dem Landpfleger</text:p>
      <text:p text:style-name="P1">Pontius Pilatus.C.2o, i9 Luc.23,i.Jh.is,28.</text:p>
      <text:p text:style-name="P1">II. Z. Da nun Judas, der ihn verrathen,</text:p>
      <text:p text:style-name="P1"><text:soft-page-break/>sah, daß er verurtheilt war, ·reuet·e es ihn,</text:p>
      <text:p text:style-name="P1">und er brachte die dreißig Silberlinge den</text:p>
      <text:p text:style-name="P1"/>
      <text:p text:style-name="P1"/>
      <text:p text:style-name="P1"/>
      <text:p text:style-name="P1">36 Cap. 27. Das Evangelium Cap. 27.</text:p>
      <text:p text:style-name="P1">Hohenpriestern und den Aeltesien wieder</text:p>
      <text:p text:style-name="P1">und fz)rach: » » ·</text:p>
      <text:p text:style-name="P1">4. ch habe gesündi t, daß ich unschuldi-</text:p>
      <text:p text:style-name="P1">ges Blut verrathen Habe. Sie aber spra-</text:p>
      <text:p text:style-name="P1">chen: .Was geht das uns an? Da siehe</text:p>
      <text:p text:style-name="P1">du u.</text:p>
      <text:p text:style-name="P1">5.zDa warf er die Silberlinge in den</text:p>
      <text:p text:style-name="P1">Tempel und machte sich hinaus, ging hin</text:p>
      <text:p text:style-name="P1">und erhängte sich. Ap. «, is.</text:p>
      <text:p text:style-name="P1">6. Die Hohenpriester aber nahmen die</text:p>
      <text:p text:style-name="P1">Silberlinge und sprachen: Wir dürfen sie</text:p>
      <text:p text:style-name="P1">nicht in den Gotteskasten legen , weil es</text:p>
      <text:p text:style-name="P1">BluHeld ist.</text:p>
      <text:p text:style-name="P1">7. nd nachdem sie Rath gehalten, kauf-</text:p>
      <text:p text:style-name="P1">teli sie daraus den Acker des Töpfers, den</text:p>
      <text:p text:style-name="P1">Frelndlingen zum Begräbnisfe.</text:p>
      <text:p text:style-name="P1">8. Daher ist derselbe Acker Blutacker ge-</text:p>
      <text:p text:style-name="P1">nannt bis auf den heutigen Tag. A:-. «, is.</text:p>
      <text:p text:style-name="P1">9. Da ward erfüllt, was geredet ist durch</text:p>
      <text:p text:style-name="P1">den Propheten Jeremias, der da spricht:</text:p>
      <text:p text:style-name="P1">»Und ich nahm die dreißig Silberlin e, als</text:p>
      <text:p text:style-name="P1">den Werth des Geschätzten, wie sie ihn ge-</text:p>
      <text:p text:style-name="P1">schätzt hatten, von den Kindern Jsraels,</text:p>
      <text:p text:style-name="P1">Zach. «, -is. (Jn-» 32, 6 :c.)</text:p>
      <text:p text:style-name="P1">10. und gab sie für denAckcr des Töpfers,</text:p>
      <text:p text:style-name="P1">wie der Herr mir befohlen hatte.«</text:p>
      <text:p text:style-name="P1">V. «—26: Mq:c.45, E-)—45. Luc.23, 2—4. i7.-25·</text:p>
      <text:p text:style-name="P1">Joh. is, 33—4o,</text:p>
      <text:p text:style-name="P1">III. 11. Jesus aber stand nun vor dein</text:p>
      <text:p text:style-name="P1">Landpfle er; und der Landpfleger fragte</text:p>
      <text:p text:style-name="P1">ihn,sprecisend: BistdnderKi5mgderJuden?</text:p>
      <text:p text:style-name="P1">Jesus sprach zu ihm: Du sagst es.</text:p>
      <text:p text:style-name="P1">12. Und als er von den .Hohenpriestern</text:p>
      <text:p text:style-name="P1">und Aelteften verklagt ward, antwortete er</text:p>
      <text:p text:style-name="P1">nichts. C. 2(s, es.</text:p>
      <text:p text:style-name="P1">13. Da sprach Pilatus zu ihm: Hi5rest du</text:p>
      <text:p text:style-name="P1">nicht, wie Vieles sie wider dich zeugen?</text:p>
      <text:p text:style-name="P1">14. Und er antwortete ihm auch nicht aus</text:p>
      <text:p text:style-name="P1">ein einziges Wort, so daß der Landpfleger</text:p>
      <text:p text:style-name="P1">sich seZlr verwunderte.</text:p>
      <text:p text:style-name="P1">15· » bei« auf das Fest war der Landpfleger</text:p>
      <text:p text:style-name="P1">gewohnt, dem Volke einen Gefangenen ledig</text:p>
      <text:p text:style-name="P1">zu geben, welchen sie wollten.</text:p>
      <text:p text:style-name="P1">16. Sie hatten aber damals einen berüch-</text:p>
      <text:p text:style-name="P1">tigten Gefangenen, genannt Barabbas.</text:p>
      <text:p text:style-name="P1">17. Als sie nun versammelt waren, sprach</text:p>
      <text:p text:style-name="P1"><text:soft-page-break/>Pilatus zu ihnen: Welchen wollet ihr, daß</text:p>
      <text:p text:style-name="P1">ich euch ledig gebe? den Barabbas, oder</text:p>
      <text:p text:style-name="P1">Jesum, den man nennt Christus?</text:p>
      <text:p text:style-name="P1">18. Denn er wußte, daß sie ihn aus Neid</text:p>
      <text:p text:style-name="P1">überantwortet hatten.</text:p>
      <text:p text:style-name="P1">19. Als er aber aus dem Richterstuhl salfz,</text:p>
      <text:p text:style-name="P1">sandte sein Weib zu ihm, sprechend: Ha e</text:p>
      <text:p text:style-name="P1">du nichts zu schaffen mit diesem Gerechten;</text:p>
      <text:p text:style-name="P1">denn ich habe heut ini Traume seinetwegen</text:p>
      <text:p text:style-name="P1">viel gelitten. Ich. is, is.</text:p>
      <text:p text:style-name="P1">20. Aber die Hohenpriester und die Aelte-</text:p>
      <text:p text:style-name="P1">sten beredeten das Volk, daß sie den Ba-</text:p>
      <text:p text:style-name="P1">rabbas begehrten, Jesum ab? umbiåächZen.</text:p>
      <text:p text:style-name="P1">» ». 3,4 . .</text:p>
      <text:p text:style-name="P1">21. Der Landpfleger aber hob an und-</text:p>
      <text:p text:style-name="P1">sprach zu ihnen: Welchen von diesen beiden</text:p>
      <text:p text:style-name="P1">fvollåt ihrDdaszBich E1;ch ledig gebe? Sie</text:p>
      <text:p text:style-name="P1">pra sen: en ara as.</text:p>
      <text:p text:style-name="P1">»22. Pilatus spricht zu ihnen: Was soll.</text:p>
      <text:p text:style-name="P1">ich denn dem Jesus thun, den man Christus-</text:p>
      <text:p text:style-name="P1">nennt? Sie sprechen Alle zu ihm: Er werde</text:p>
      <text:p text:style-name="P1">gekreuåi)get !</text:p>
      <text:p text:style-name="P1">23. a sagte der Landpsleger: Was hat·</text:p>
      <text:p text:style-name="P1">er denn Uebels gethan? Sie aber schrieen</text:p>
      <text:p text:style-name="P1">noch piel.mehr und sprachen: Er werde ge-</text:p>
      <text:p text:style-name="P1">kreuzizåit.</text:p>
      <text:p text:style-name="P1">24. ls nun Pilatus sah, daß er nichts</text:p>
      <text:p text:style-name="P1">ausrichte, sondern daß vielmehr ein Auf-</text:p>
      <text:p text:style-name="P1">ruhr ward, nahm er Wasser und wusch die</text:p>
      <text:p text:style-name="P1">Hände vor dem Volke, sprechend: Ich bin</text:p>
      <text:p text:style-name="P1">unschuldig an dem Blute dieses Gerechten;</text:p>
      <text:p text:style-name="P1">sehet ihr zu! 5. M«-s. ei, s sc. Pf. 26, is.</text:p>
      <text:p text:style-name="P1">25. Und alles Volk antwortete und sprach :</text:p>
      <text:p text:style-name="P1">Sein Blut komme auf uns und auf unsere</text:p>
      <text:p text:style-name="P1">Kinder! C. V, 35. Ap. 5, as.</text:p>
      <text:p text:style-name="P1">26. Da gab er ihnen den Barabbas ledig«</text:p>
      <text:p text:style-name="P1">Jesum aber ließ er geißeln und übergab</text:p>
      <text:p text:style-name="P1">ihn, daß er gekreuziget werde.</text:p>
      <text:p text:style-name="P1">V. 27—3o: Muse. is, -t6—49. I«-h. 49, 4——3.</text:p>
      <text:p text:style-name="P1">IV. 27. Da nahmen die Kriegsknechte des«</text:p>
      <text:p text:style-name="P1">Landpflegers Jesum in das Richthaus und</text:p>
      <text:p text:style-name="P1">versanimelten über ihn die ganze Rotte.</text:p>
      <text:p text:style-name="P1">28. Und sie zogen ihn ans und legten ihm</text:p>
      <text:p text:style-name="P1">einen Purpnrniantel uln,</text:p>
      <text:p text:style-name="P1">29. und flochten eine Krone von Dornen,</text:p>
      <text:p text:style-name="P1">f;tzten sie auf sein aupt, gaben ihm ein</text:p>
      <text:p text:style-name="P1">ohr in seine rechte ·and und beugten vor</text:p>
      <text:p text:style-name="P1">Hm die Kniee, oerPaottetei1 ihn und sprachen:</text:p>
      <text:p text:style-name="P1">ei gegrüßt, du König der Juden!</text:p>
      <text:p text:style-name="P1">30. Dann spieen sie ihn an nnd nahmen das</text:p>
      <text:p text:style-name="P1">Rohr und schlugen aussein Haupt. C. ge, 67.</text:p>
      <text:p text:style-name="P1">V. Si —«i-4: Man. -is, 20—s3·2. Luc. 23, 26. 33—39.</text:p>
      <text:p text:style-name="P1"><text:soft-page-break/>Joh. 49, -l6-24.</text:p>
      <text:p text:style-name="P1">V. 31. Und nachdem sie ihn verspottet,</text:p>
      <text:p text:style-name="P1">zogen sie ihm den Mantel aus und legten</text:p>
      <text:p text:style-name="P1">i in seine Kleider an, nnd» dann führten sie</text:p>
      <text:p text:style-name="P1">i n hin, daß sie ihn kreuz1gten.</text:p>
      <text:p text:style-name="P1">32. Indem sie aber hinausgingen , fanden</text:p>
      <text:p text:style-name="P1">sie einen Mann von Erfreue, mit Namen</text:p>
      <text:p text:style-name="P1">Simon; den zwangen sie, daß er fein Kreuz</text:p>
      <text:p text:style-name="P1">trage. Hei-. is, H. is.</text:p>
      <text:p text:style-name="P1">33. Und als sie an den Ort gekommen,</text:p>
      <text:p text:style-name="P1">genannt Golgatha, das heißt Schädelort,</text:p>
      <text:p text:style-name="P1">34. gaben sie ihm Essig mit Galle ver-</text:p>
      <text:p text:style-name="P1">mischt zu trinken; und als er es gekostet hatte,</text:p>
      <text:p text:style-name="P1">wollte er es nicht trinken. Ps.S9, 22. Si-c.34 , S.</text:p>
      <text:p text:style-name="P1"/>
      <text:p text:style-name="P1"/>
      <text:p text:style-name="P1"/>
      <text:p text:style-name="P1">- Cap. 27. St. Matthäi. « Cap. 27. 37:«:</text:p>
      <text:p text:style-name="P1">35. No dem siei n nun getreu i thatten,</text:p>
      <text:p text:style-name="P1">theilten sie seine Kleider und råagrfen das</text:p>
      <text:p text:style-name="P1">Loos, au§szdaß ersüllet würde, was geredet ist</text:p>
      <text:p text:style-name="P1">von dem ropheten: »Sie haben meine Klei-</text:p>
      <text:p text:style-name="P1">der uliter sich getheilt und über mein Gewand</text:p>
      <text:p text:style-name="P1">haben sie das Loos geworfen« Pf. 22, -i9.</text:p>
      <text:p text:style-name="P1">36· Und sie saßen und bewachten ihn da-</text:p>
      <text:p text:style-name="P1">selbst.</text:p>
      <text:p text:style-name="P1">37. Und sie hefteten über seinein Haupte</text:p>
      <text:p text:style-name="P1">seine Beschuldigung an, in dieser Aufschrift :</text:p>
      <text:p text:style-name="P1">Dieser i t Jesus, der König der Juden.</text:p>
      <text:p text:style-name="P1">38. Da wurden mit ihm zwei Mörder</text:p>
      <text:p text:style-name="P1">gekreuzigt, einer zur Rechteu und einer zur</text:p>
      <text:p text:style-name="P1">inken. Las. 23, se. Jes. is:-», i2.</text:p>
      <text:p text:style-name="P1">39. Die aber vorübergin en, läftertenihn,</text:p>
      <text:p text:style-name="P1">schüttelten ihre Köpfe und sprachen: Pf. er, S.</text:p>
      <text:p text:style-name="P1">40. Der du den Tem el zerstörest und in</text:p>
      <text:p text:style-name="P1">drei Tagen aufbauest, hilf dir selber! Bist</text:p>
      <text:p text:style-name="P1">du Gottes Sohn, so steige )åoi;i6Kz-«eug h;erxib!</text:p>
      <text:p text:style-name="P1">41. Gleicherweis e spotteten seiner auch die</text:p>
      <text:p text:style-name="P1">.Hohenpriester sammt den Schriftgelehrten</text:p>
      <text:p text:style-name="P1">-und Aeltesten und sprachen: «</text:p>
      <text:p text:style-name="P1">42. Aiidern hat er geholfen, siih selbst kann</text:p>
      <text:p text:style-name="P1">er nicht helfen. Jst er der König Jsraels,</text:p>
      <text:p text:style-name="P1">so steige er nun vom Kreuz herab, und wir</text:p>
      <text:p text:style-name="P1">«wollen ihm glauben.</text:p>
      <text:p text:style-name="P1">43. Er hat auf Gott vertraut, der erlöse</text:p>
      <text:p text:style-name="P1">ihn setzt, soszer ihn will. Denn er hat ja ge-</text:p>
      <text:p text:style-name="P1">sagt: Jch bin Gottes Sohn. Pf. 22, 9.</text:p>
      <text:p text:style-name="P1">44. Ebenso scl)niäheten ihn auch die Mör-</text:p>
      <text:p text:style-name="P1">der, die mit ihm gekreuzigt waren.</text:p>
      <text:p text:style-name="P1">B. 45——56; Mark. is, es—-«. Luc. 23, 44——49.</text:p>
      <text:p text:style-name="P1">Joh. i9, 28—3o.</text:p>
      <text:p text:style-name="P1">VI. 45. Aber von der sechsten Stunde</text:p>
      <text:p text:style-name="P1"><text:soft-page-break/>an ward eine Finsterniß über das ganze</text:p>
      <text:p text:style-name="P1">Land bis zur neunten Stunde.</text:p>
      <text:p text:style-name="P1">46. Und um die neunte Stunde schrie Jesus</text:p>
      <text:p text:style-name="P1">mit lauterStimnce, sprechend: Eli, Eli, lama</text:p>
      <text:p text:style-name="P1">«sabachthani! das ist: Mein Gott, meinGott,</text:p>
      <text:p text:style-name="P1">warum hast du mich verlassen? Pf. 22, 2.</text:p>
      <text:p text:style-name="P1">47. Etliche nun der Dastehenden, als sie</text:p>
      <text:p text:style-name="P1">es hörten, sprachen: Dieser ruft(?em7E4ls)as.</text:p>
      <text:p text:style-name="P1">48. Und alsobald lief einer aus ihnen,</text:p>
      <text:p text:style-name="P1">nahm einen Schwamm, fi'illte ihn mit Essig,</text:p>
      <text:p text:style-name="P1">steckte ihn auf ein Rohr und tränkte ihn.</text:p>
      <text:p text:style-name="P1">49. Die Uebrigen aber sprachen: Halt!</text:p>
      <text:p text:style-name="P1">lasset nlr»is sehen, ob Elias komme, daß er</text:p>
      <text:p text:style-name="P1">i m e e. .</text:p>
      <text:p text:style-name="P1">h50.hJisus aber schrie abermal mit lauter</text:p>
      <text:p text:style-name="P1">Stimme und gab den Geist auf.</text:p>
      <text:p text:style-name="P1">51. Und siehe, der Vorhang im Tempel</text:p>
      <text:p text:style-name="P1">riß entzwei von oben an bis unten, und die</text:p>
      <text:p text:style-name="P1">Erde erbebete und die Felsen lspalteten sich.</text:p>
      <text:p text:style-name="P1">2. Mos. As, 3i. He .4o, te. 20.</text:p>
      <text:p text:style-name="P1">52. Und die Gräber öffneten sich, und</text:p>
      <text:p text:style-name="P1">i</text:p>
      <text:p text:style-name="P1">viele Leiber der entschlasenen Heiligen stan-</text:p>
      <text:p text:style-name="P1">den auf;</text:p>
      <text:p text:style-name="P1">53. und sie giWen aus den Gräbern her-F</text:p>
      <text:p text:style-name="P1">vor nackt) seiner userstehung und kamen in.:.</text:p>
      <text:p text:style-name="P1">die heilige Stadt und erschienen Vielen.</text:p>
      <text:p text:style-name="P1">54. Der Hauptmann aber iInd die mit</text:p>
      <text:p text:style-name="P1">ihm Jesuin bewachten, als sie das Erdbeben-,</text:p>
      <text:p text:style-name="P1">sahen und was da 2g;scha ), fürchteten sichs</text:p>
      <text:p text:style-name="P1">ehr und sprachen: ahrhastig, dieser war)</text:p>
      <text:p text:style-name="P1">Gottes Sohn!</text:p>
      <text:p text:style-name="P1">55. Es waren aber daselbst viele Weiber,</text:p>
      <text:p text:style-name="P1">die von ferne zusahen, welche Jesu von</text:p>
      <text:p text:style-name="P1">Galiläa gefolgt waren nnd ihm gedienet-</text:p>
      <text:p text:style-name="P1">hatten; Luc. 8, D. Z. ,</text:p>
      <text:p text:style-name="P1">56. unter welchen Maria Magdalene</text:p>
      <text:p text:style-name="P1">war und Maria, die Mutter des Jacobusi</text:p>
      <text:p text:style-name="P1">und Ioses, und die Mutter der Söhne des</text:p>
      <text:p text:style-name="P1">Zebedäus.</text:p>
      <text:p text:style-name="P1">V. Z7—6I : Man. ss, 42—L7. Luc. 23, 50—5l5.</text:p>
      <text:p text:style-name="P1">Joh. i9, 38—42. </text:p>
      <text:p text:style-name="P1">VII. 57. Als es nun Abend war, kam ein.-F</text:p>
      <text:p text:style-name="P1">reicher Mann von Arimathäa, mit Namen-",-»</text:p>
      <text:p text:style-name="P1">Joseph, der auch selbst einJünger Jesu war. «</text:p>
      <text:p text:style-name="P1">58. Dieser ging zu Pilatus und bat um:</text:p>
      <text:p text:style-name="P1">den Leib Jesu. Da befahl Pilatus, daß ihm</text:p>
      <text:p text:style-name="P1">der Leib gegeben werde.</text:p>
      <text:p text:style-name="P1">Joh. is, as. 5. Moi·. ei, 23.</text:p>
      <text:p text:style-name="P1">59. Und J1;seph nahm den Leib, wand</text:p>
      <text:p text:style-name="P1">ihn in reine einwand,</text:p>
      <text:p text:style-name="P1">60. und legte ihn in sein neues Grab,</text:p>
      <text:p text:style-name="P1"><text:soft-page-break/>welches er in einen Felsen gehauen; und er</text:p>
      <text:p text:style-name="P1">wälzte einen großen Stein vor die Thüre des</text:p>
      <text:p text:style-name="P1">Grabes und ging hinwe . Jes. 53. 9.</text:p>
      <text:p text:style-name="P1">61. Es war aber daselbst Maria Magda-</text:p>
      <text:p text:style-name="P1">lene uiid die andere Maria, die saßen dem</text:p>
      <text:p text:style-name="P1">Grabe gegenüber.</text:p>
      <text:p text:style-name="P1">VlII. 62. Des andern Tages nun, welcher ;</text:p>
      <text:p text:style-name="P1">auf den Rüsttag folgt, versammelten sich die;</text:p>
      <text:p text:style-name="P1">Hohenpriester und diePharisäer bei Pilatus</text:p>
      <text:p text:style-name="P1">und sprachen: Joh. 49, 44. » ·</text:p>
      <text:p text:style-name="P1">63. «err, wir erinnern uns, daß dieser.</text:p>
      <text:p text:style-name="P1">VerfiiFrer gesprochen hat, da er noch lebte :J</text:p>
      <text:p text:style-name="P1">Nach drei agen werde ich auferste en.</text:p>
      <text:p text:style-name="P1">C. is, ei. 47» 23.</text:p>
      <text:p text:style-name="P1">—64. So besiehl nun, daß das Grab sicher -</text:p>
      <text:p text:style-name="P1">verwahrt werde bis an den dritten Tag,</text:p>
      <text:p text:style-name="P1">damit nicht etwa seine Jünger des Nachts</text:p>
      <text:p text:style-name="P1">kommen und ihn stehlen und zum Volke</text:p>
      <text:p text:style-name="P1">sagen: Er ist von den Todten auserstan--</text:p>
      <text:p text:style-name="P1">den! nnd der letzte Betrug ärger werde</text:p>
      <text:p text:style-name="P1">als der erste. »-</text:p>
      <text:p text:style-name="P1">65. Pilatus sprach zu ihnen: Nehmet dze</text:p>
      <text:p text:style-name="P1">Wache; gehet hin nnd verwahret es, wie·;;</text:p>
      <text:p text:style-name="P1">ihr können· « -,-</text:p>
      <text:p text:style-name="P1">66. Da gierigen sie hin, versiegbeltei»i den</text:p>
      <text:p text:style-name="P1">Stein und verwahrten das Gra mit der«</text:p>
      <text:p text:style-name="P1">Wqchc. » « Z ji</text:p>
      <text:p text:style-name="P1"/>
      <text:p text:style-name="P1"/>
      <text:p text:style-name="P1"/>
      <text:p text:style-name="P1">Cap. 28. Das Evangelium Cap. 28. -</text:p>
      <text:p text:style-name="P1">Cap. XXVIIl.</text:p>
      <text:p text:style-name="P1">I. Jesu Auferstehung. 4—i0. 1l. Bestechung der</text:p>
      <text:p text:style-name="P1">Wache durch die Priestcr. «—I5. III. Jesu Ab-</text:p>
      <text:p text:style-name="P1">schied von den Jüngern. 46—20.</text:p>
      <text:p text:style-name="P1">B. «—8: Makc.4a, i. 2, 5-8. Luc. 24, «-—9.</text:p>
      <text:p text:style-name="P1">I. 1. Aber nach dem Sabbath, als der</text:p>
      <text:p text:style-name="P1">We Tag der Woche anbrach, kam Maria</text:p>
      <text:p text:style-name="P1">agdalene und die andere Maria, das</text:p>
      <text:p text:style-name="P1">Grab zu besehen. J-h. 20, ·i.</text:p>
      <text:p text:style-name="P1">2. Und siehe, es ges(i)ah ein großes Erd-</text:p>
      <text:p text:style-name="P1">beben, denn des Herrn Engel stieg vom</text:p>
      <text:p text:style-name="P1">gin1niel herab, trat herzu, und wälzte den</text:p>
      <text:p text:style-name="P1">tein von der Thüre, und setzte sich auf</text:p>
      <text:p text:style-name="P1">denselben;</text:p>
      <text:p text:style-name="P1">3. und seine Gestalt war wie der Blitz und</text:p>
      <text:p text:style-name="P1">sein Kleid weiß wie der Schnee. A;-. «, 4o.</text:p>
      <text:p text:style-name="P1">4. Vor seinem furchtbaren Ansehen aber</text:p>
      <text:p text:style-name="P1">erbebten die Wächter und waren wie todt.</text:p>
      <text:p text:style-name="P1">5. Der Engel aber wandte sich zu den</text:p>
      <text:p text:style-name="P1">Weibern ulld sprach: Fürchtet euch nicht!</text:p>
      <text:p text:style-name="P1">d»el?n ich weiß, daß ihr Jesum, den Gekreu-</text:p>
      <text:p text:style-name="P1"><text:soft-page-break/>1 en u e</text:p>
      <text:p text:style-name="P1">- ch « ·</text:p>
      <text:p text:style-name="P1">zå Erist nicht hki)er; Inn er ikst ai;f(;)rstan-</text:p>
      <text:p text:style-name="P1">den, wieerge agt at. ommet er, e etden</text:p>
      <text:p text:style-name="P1">Ort, woderF;i,«errlgelegen·hat. C. i2,40. 1s,2-.</text:p>
      <text:p text:style-name="P1">7. Und gehet ei ends hin und saget seinen</text:p>
      <text:p text:style-name="P1">Jiin ern, daß er von den Todten auferstan-</text:p>
      <text:p text:style-name="P1">.U;::sxkgl:- Iris:-F II:-I) «:k«;;«;.;;:I-E»</text:p>
      <text:p text:style-name="P1">Sieht? iih habe es euch gesagt-. · «</text:p>
      <text:p text:style-name="P1">8. nd sie gingen eilends hmwe von</text:p>
      <text:p text:style-name="P1">dem Grabe mit Furcht und großer Freude</text:p>
      <text:p text:style-name="P1">nndliesen, es seinenJiingernzu verkändigen.</text:p>
      <text:p text:style-name="P1">9. Als sie aber hingingen, es seinen Jün-</text:p>
      <text:p text:style-name="P1">gern «u verkündigen, sie e, da begegnete ih-</text:p>
      <text:p text:style-name="P1">nen Jesus und sprach: eid gegrüßt! Da</text:p>
      <text:p text:style-name="P1">traten sie herzu und ergriffen seine Füße</text:p>
      <text:p text:style-name="P1">und fielen vor ihm nieder» 2. K-In. 4, 27.</text:p>
      <text:p text:style-name="P1">1·0. Da sprach Jesus zu ihnen: Fürchtet</text:p>
      <text:p text:style-name="P1">euch nicht! Ge ethin,verkündi etesmeinen</text:p>
      <text:p text:style-name="P1">Brüdern , daß sie nach Galiläa mngehen und—</text:p>
      <text:p text:style-name="P1">daselbst werden sie mich sehen. J-h. so, »17.</text:p>
      <text:p text:style-name="P1">1I. 11. Als sie aber hingingen, siehe, da.</text:p>
      <text:p text:style-name="P1">kamen Etli e von der Wadle in die Stadt</text:p>
      <text:p text:style-name="P1">ch )</text:p>
      <text:p text:style-name="P1">und verkiindigten den Hohenpr1«estern Alles,.</text:p>
      <text:p text:style-name="P1">was geschehen war.</text:p>
      <text:p text:style-name="P1">12. Diese versainmelten sich sammt den</text:p>
      <text:p text:style-name="P1">Aeltesten, und nachdem sie einen Rat8Jge-</text:p>
      <text:p text:style-name="P1">halten, gaben sie den Kriegsknechten eld</text:p>
      <text:p text:style-name="P1">genuEund sprachen: » ·</text:p>
      <text:p text:style-name="P1">13. aget: Seine Junger sind des Nachtss</text:p>
      <text:p text:style-name="P1">gekommen und haben ihn gestohlen, wäh-</text:p>
      <text:p text:style-name="P1">rend wir schliesen. C· 27, in.</text:p>
      <text:p text:style-name="P1">14. Und wenn dieses vor den Landpfleger"</text:p>
      <text:p text:style-name="P1">kommt, so wollen wir ihn besänftigen, und</text:p>
      <text:p text:style-name="P1">machen, daß ihr außer Sorge seid.</text:p>
      <text:p text:style-name="P1">15. Diese nahmen das Geld und thaten,</text:p>
      <text:p text:style-name="P1">wie sie unterrichtet waren. Und so wurde</text:p>
      <text:p text:style-name="P1">diese Rede verbreitet unter den Juden bis</text:p>
      <text:p text:style-name="P1">au den heutigen Tag.</text:p>
      <text:p text:style-name="P1">IlI. 16. Aber die eils Jünger gingen</text:p>
      <text:p text:style-name="P1">nach Galili;’a auf den Berg, wohin sie</text:p>
      <text:p text:style-name="P1">Jesus beschleden hatte. C,26,32. 28,7«</text:p>
      <text:p text:style-name="P1">17. Und als sie ihn sahen, fielen sie vor</text:p>
      <text:p text:style-name="P1">ihmnieder; Etliche aberzweifelten. L» 24» «»</text:p>
      <text:p text:style-name="P1">18. Und Jesus trat herzu, redete mit ihnen</text:p>
      <text:p text:style-name="P1">und sprach: Mir Ei alle Gewalt gegeben im</text:p>
      <text:p text:style-name="P1">Himmel und auf rden. C.-1,27. Luc.i0,22.-</text:p>
      <text:p text:style-name="P1">J«-h.i3,3. Phi1.2,92c.</text:p>
      <text:p text:style-name="P1">19. Darum gehet hin und machet zu Jün-</text:p>
      <text:p text:style-name="P1">ern alle Völker und taufet sie auf den.</text:p>
      <text:p text:style-name="P1">3?amen des Vaters und des Sohnes und-</text:p>
      <text:p text:style-name="P1"><text:soft-page-break/>des heiligen Geistes. Mark. is,4.-. is. Ap. i , s.</text:p>
      <text:p text:style-name="P1">20. Und lehret sie Alles halten, was ich</text:p>
      <text:p text:style-name="P1">euch befo?en habe. Und siehe, ich bin bei</text:p>
      <text:p text:style-name="P1">euch alle age bis an das Ende der Welt.</text:p>
      <text:p text:style-name="P1">Amen. C. is, Do. Jst» «4, is.</text:p>
      <text:p text:style-name="P1">Das Evangelium St. Marci.</text:p>
      <text:p text:style-name="P1">Cap. I.</text:p>
      <text:p text:style-name="P1">I. Johannes Amt, Person und Predigt. 4—8.</text:p>
      <text:p text:style-name="P1">11. Jesus wird getauft und versucht. 9-—43; 1ll.</text:p>
      <text:p text:style-name="P1">tritt in Galiiäa auf und be:uft die Jünger. 44—20;</text:p>
      <text:p text:style-name="P1">IV- lehrt und heilet. 24—45.</text:p>
      <text:p text:style-name="P1">I. 1. Der Anging des Evangeliums Je-</text:p>
      <text:p text:style-name="P1">su Christi, des ohnes Gottes.</text:p>
      <text:p text:style-name="P1">B.2—8: Manns, i—i2. Luc.3, 4——9, «s——-is.</text:p>
      <text:p text:style-name="P1">2 W· schJ«"«iL «« it«ä««Y" d P h</text:p>
      <text:p text:style-name="P1">« le C Ue ej! c U! St! IV c-</text:p>
      <text:p text:style-name="P1">ten: ,,SiFhe, ich sende meinen Boten pvor</text:p>
      <text:p text:style-name="P1">deinem Angesichte her, der deinen Weg vor</text:p>
      <text:p text:style-name="P1">dir bereiten wird.« Mal. Z, «.</text:p>
      <text:p text:style-name="P1">3. »Eine Stimme eines Rufenden in der-</text:p>
      <text:p text:style-name="P1">Wigte: Bereitet den Weg des Herrn,</text:p>
      <text:p text:style-name="P1">ma et seine Pfade eben!« Jes. 40, 3.</text:p>
      <text:p text:style-name="P1">4. So taufte· Johannes in der Wüste,</text:p>
      <text:p text:style-name="P1">und predigte die Taufe der Buße zur Ver-</text:p>
      <text:p text:style-name="P1">zeihung der Sünden. Joh. «, see. As-.49,4-.</text:p>
      <text:p text:style-name="P1">5. Und es ging zu ihm hinaus das ganze«</text:p>
      <text:p text:style-name="P1">jüdische Land und die von Jerusalem, und</text:p>
      <text:p text:style-name="P1">Alle wurden von ihm in dem Flusse Jor-</text:p>
      <text:p text:style-name="P1"/>
      <text:p text:style-name="P1"/>
      <text:p text:style-name="P1"/>
      <text:p text:style-name="P1">Cap. 1. St. Marci. Cap. 1. 39</text:p>
      <text:p text:style-name="P1">dan getauft, indem sie ihre Sünden be-</text:p>
      <text:p text:style-name="P1">kannten.</text:p>
      <text:p text:style-name="P1">6. Johannes aber war bekleidet mit Ka-</text:p>
      <text:p text:style-name="P1">meelhaaren und mit einem ledernen Gür-</text:p>
      <text:p text:style-name="P1">tel um seine Lenden, und aß Heuschrecken</text:p>
      <text:p text:style-name="P1">und wilden Honig.</text:p>
      <text:p text:style-name="P1">7. Und er predigte und sprach: Es kommt</text:p>
      <text:p text:style-name="P1">Einer nach mir, der stärker i t als ich, dem</text:p>
      <text:p text:style-name="P1">ich nicht genugsam bin, vor i m gebückt den</text:p>
      <text:p text:style-name="P1">Schuhriemen ausznl’oseu. Ap. is, 25.</text:p>
      <text:p text:style-name="P1">8. Ich habe euch mit Wasser getauft; er</text:p>
      <text:p text:style-name="P1">aber wird euch mit heiligen: Gusse taufen.</text:p>
      <text:p text:style-name="P1">P 4,</text:p>
      <text:p text:style-name="P1">V. 9—«: Many. Z, 43—47. Luc. Z, 2-i. 22.</text:p>
      <text:p text:style-name="P1">J:-h. «, 31—34.</text:p>
      <text:p text:style-name="P1">Il. 9. Und es begab sich in denselben Ta-</text:p>
      <text:p text:style-name="P1">gen, daß Jesus von Nazareth in Galiläa</text:p>
      <text:p text:style-name="P1">kam und von Johannes im Jordan ge-</text:p>
      <text:p text:style-name="P1">tauft ward. Lug» J, Si. -</text:p>
      <text:p text:style-name="P1">10. Und alsobald, da er aus dem Wasser</text:p>
      <text:p text:style-name="P1"><text:soft-page-break/>stieg, sah er die Himmel offen, nnd den</text:p>
      <text:p text:style-name="P1">Geist wie eine Taube auf ihn herabsteigen.</text:p>
      <text:p text:style-name="P1">11. Und eine Stimme erscholl ans den</text:p>
      <text:p text:style-name="P1">.Pimmeln: Du bist mein Sohn, der Ge-</text:p>
      <text:p text:style-name="P1">iebte, an welchem ich Wohlgesallån Passe.</text:p>
      <text:p text:style-name="P1">V. i2. is: Many. 4, i—«. Luc. L, 4—43.</text:p>
      <text:p text:style-name="P1">12. Und alsobald treibt ihn der Geist in</text:p>
      <text:p text:style-name="P1">die Wüste hinaus.</text:p>
      <text:p text:style-name="P1">13. Und er war daselbst in der Wüste</text:p>
      <text:p text:style-name="P1">vierzig Tage und wurde vom Satan ver-</text:p>
      <text:p text:style-name="P1">Licht; 11nd er war bei den Thieren, und die</text:p>
      <text:p text:style-name="P1">Engel dieneten ihm.</text:p>
      <text:p text:style-name="P1">B. 44. is- Muth. is, «2—47. Luc. 4. s4. is·</text:p>
      <text:p text:style-name="P1">1l1. 14. Nachdem aber Johannes über-</text:p>
      <text:p text:style-name="P1">liefert war, kam Jesus nach Galiläa und</text:p>
      <text:p text:style-name="P1">predigte das Evangelium des Reiches Got-</text:p>
      <text:p text:style-name="P1">tes, C. O, 47.</text:p>
      <text:p text:style-name="P1">15. und Yrach: Die Zeit ist erfüllet, und</text:p>
      <text:p text:style-name="P1">das Reich ottes ist enahet; thut Buße</text:p>
      <text:p text:style-name="P1">und glaubet an das E?oaligelmm.G.21.4,4.</text:p>
      <text:p text:style-name="P1">V. te--20.· Muth. 4, 48—22. L:-c. Z, «—«.</text:p>
      <text:p text:style-name="P1">16. Und da er am galiläischen Meere</text:p>
      <text:p text:style-name="P1">wandelte, sah er Simon nnd seinen Bru-</text:p>
      <text:p text:style-name="P1">der Andreas; die warfen das Netz aus im</text:p>
      <text:p text:style-name="P1">Meere, denn sie waren Fischer.</text:p>
      <text:p text:style-name="P1">17. Und Jesus sprach zu ihnen: Folget</text:p>
      <text:p text:style-name="P1">mir nach, nnd ich will euch zu Menschen-</text:p>
      <text:p text:style-name="P1">fischern machen.</text:p>
      <text:p text:style-name="P1">18. Da verließen sie alsobald ihre Netze</text:p>
      <text:p text:style-name="P1">und folgten ihm nach.</text:p>
      <text:p text:style-name="P1">19. Und als er von da ein wenig weiter</text:p>
      <text:p text:style-name="P1">ging, sah er Jakobus, den Sohn des Zehe-</text:p>
      <text:p text:style-name="P1">däus, und seinen Bruder Johannes, welche</text:p>
      <text:p text:style-name="P1">auch im Schiffe die Netze ansbesserten.</text:p>
      <text:p text:style-name="P1">20. Und alsobald berief er sie; und sie</text:p>
      <text:p text:style-name="P1">ließen ihren Vater Zebedäus sammt den</text:p>
      <text:p text:style-name="P1">Tacglöhnern im Schiffe, und folgten ihm</text:p>
      <text:p text:style-name="P1">na .</text:p>
      <text:p text:style-name="P1">V. 2i—28: Luc. 4. 34—37. U</text:p>
      <text:p text:style-name="P1">IV. 21. Und sie gingen hinein gen Ca-</text:p>
      <text:p text:style-name="P1">pernanm; und er trat alsobald am Sab-</text:p>
      <text:p text:style-name="P1">bath in die Versammlung 1md lehrte. «</text:p>
      <text:p text:style-name="P1">22. Und «ie erstaunten über seine Lehre;</text:p>
      <text:p text:style-name="P1">denn er lehrte sie als Einer, der Gewalt</text:p>
      <text:p text:style-name="P1">hat, und nicht wie die Scl)ristgelehrten.</text:p>
      <text:p text:style-name="P1">Many. 7, W, 29.</text:p>
      <text:p text:style-name="P1">23. Und es war in ihrer Versam1nlung</text:p>
      <text:p text:style-name="P1">ein -Mensch mit einem unreinen Geiste, der</text:p>
      <text:p text:style-name="P1">ichNE- . . .</text:p>
      <text:p text:style-name="P1">24. und sprach: Ach, was» haben wir mit</text:p>
      <text:p text:style-name="P1">dir zu sehn sen, Jesn von Nazareth? Bist</text:p>
      <text:p text:style-name="P1">du gekommen uns zu verderben? Ich weiß,</text:p>
      <text:p text:style-name="P1"><text:soft-page-break/>wer du bist: der Heilige Gottes. C. 5, 7.</text:p>
      <text:p text:style-name="P1">25. Und Jesus beschalt ihn und sprach:</text:p>
      <text:p text:style-name="P1">Verstulnmeundfahreans von ihm ! C. 9,25:c.</text:p>
      <text:p text:style-name="P1">26. Und der unreine Geist, nachdem er</text:p>
      <text:p text:style-name="P1">ihn hin und her gerissen und mit lauter</text:p>
      <text:p text:style-name="P1">Stimme geschrieen, fuhr von ihm ans.</text:p>
      <text:p text:style-name="P1">27. Und sie erstaunten Alle, so daß sie</text:p>
      <text:p text:style-name="P1">sich unter einander besragten, und sprachen:</text:p>
      <text:p text:style-name="P1">Was ist das? Was für eine neue Lehre ist</text:p>
      <text:p text:style-name="P1">das? Denn er gebietet auch den unreinen</text:p>
      <text:p text:style-name="P1">Geistern mit Macht, nnd sie gehorchen ihm.</text:p>
      <text:p text:style-name="P1">28. Und das Gerücht von ihm breitete</text:p>
      <text:p text:style-name="P1">sich alsbald aus in die ganze umliegende</text:p>
      <text:p text:style-name="P1">3andschaft von Galiläa. sz</text:p>
      <text:p text:style-name="P1">V.29—34: Marthe, ««-«7 Las. -Z, 38—40.</text:p>
      <text:p text:style-name="P1">29. Und sie gingen aus der Versamm-</text:p>
      <text:p text:style-name="P1">lung alsobald in das Haus Simons und</text:p>
      <text:p text:style-name="P1">Andreas, mit Jacobus und Johannes.</text:p>
      <text:p text:style-name="P1">30. Simons Schwieger aber lag krank</text:p>
      <text:p text:style-name="P1">und hatte das Fieber, und sie sagten ihm</text:p>
      <text:p text:style-name="P1">alsobald von ihr.</text:p>
      <text:p text:style-name="P1">31. Und er trat hinzu, ergriff ihre Hand,</text:p>
      <text:p text:style-name="P1">ulid richtete sie auf; und das Fieber verließ</text:p>
      <text:p text:style-name="P1">sie alsobald, und sie dienete ihnen.</text:p>
      <text:p text:style-name="P1">32. Als es aber Abend geworden, und»</text:p>
      <text:p text:style-name="P1">die Sonne 1intergegangen war, brachten sie</text:p>
      <text:p text:style-name="P1">zu ihm Alle, die krank und besessen waren.</text:p>
      <text:p text:style-name="P1">33. Und die ganze Stadt war vor der</text:p>
      <text:p text:style-name="P1">Thüre versammelt.</text:p>
      <text:p text:style-name="P1">34. Und er heilte Viele, die mit mancher-</text:p>
      <text:p text:style-name="P1">lei Krankheiten behaftet waren; und er trieb</text:p>
      <text:p text:style-name="P1">viele Teufel aus, und ließ die Teufel nicht</text:p>
      <text:p text:style-name="P1">reden, denn sie kannten ihn. C. Z, « 42.</text:p>
      <text:p text:style-name="P1">Ap. is, 47. is.</text:p>
      <text:p text:style-name="P1">V. 35—39- Luc. it, 42—44.</text:p>
      <text:p text:style-name="P1">35. Und am Morgen, als es noch sehr</text:p>
      <text:p text:style-name="P1">dunkel war, stand er auf, ging hinaus an</text:p>
      <text:p text:style-name="P1">einen einöden Ort und betete daselbst. ·</text:p>
      <text:p text:style-name="P1">36. Und Simon sammt denen, die bei</text:p>
      <text:p text:style-name="P1">ihm waren, eilten ihm nach.</text:p>
      <text:p text:style-name="P1"/>
      <text:p text:style-name="P1"/>
      <text:p text:style-name="P1"/>
      <text:p text:style-name="P1">40 Cato. 1. 2. Das Evangelium Cap. 2. -</text:p>
      <text:p text:style-name="P1">37. Und als sie ihn gefunden, sprachen</text:p>
      <text:p text:style-name="P1">sie zu ihm: Jedermann suchet dich.</text:p>
      <text:p text:style-name="P1">38. Uiid er spricht zu ihnen: Laßt ims</text:p>
      <text:p text:style-name="P1">in die nächsten Flecken gehen, auf daß ich</text:p>
      <text:p text:style-name="P1">auch daselbst predige; denn dazu bin ich</text:p>
      <text:p text:style-name="P1">ausgegangen. Jcs. Si, i.</text:p>
      <text:p text:style-name="P1">39. U1id er predigte durch ganz Galilcia</text:p>
      <text:p text:style-name="P1">in ihren Versammlungen, und trieb die</text:p>
      <text:p text:style-name="P1"><text:soft-page-break/>Teufel ans.</text:p>
      <text:p text:style-name="P1">V. 40—45; Many. 8, i-—4. Luc. S, «I2—45.</text:p>
      <text:p text:style-name="P1">40. Und ein Aussätziger kam zu ihm, bat</text:p>
      <text:p text:style-name="P1">ihn, fiel vor ihni auf die Kniee und sprach:</text:p>
      <text:p text:style-name="P1">Wenn du willst, so kannst d1i mich reinigen.</text:p>
      <text:p text:style-name="P1">41. Da erbarmte sich Jesus seiner, streckte</text:p>
      <text:p text:style-name="P1">die Hand aus, rührte ihn an und sprach zu</text:p>
      <text:p text:style-name="P1">ihm: Jch !vill es, sei gereinigt!</text:p>
      <text:p text:style-name="P1">42. Und da er redete, wich der Aussatz</text:p>
      <text:p text:style-name="P1">alsobald oon ihm, und er ward rein.</text:p>
      <text:p text:style-name="P1">43. Und er drohte ihm ernstlich und hieß</text:p>
      <text:p text:style-name="P1">ihn alsobald weggehen,</text:p>
      <text:p text:style-name="P1">44. und sagte zu ihm: Siehe zu, das; du</text:p>
      <text:p text:style-name="P1">Niemand etwas sagest; sondern gehe hin,</text:p>
      <text:p text:style-name="P1">eige dich dem Priester uiid opfere für deine</text:p>
      <text:p text:style-name="P1">?Reinignng, was Moses befohlen hat, ihnen</text:p>
      <text:p text:style-name="P1">zum «-3eugniß. 3. Mos. it, D sc.</text:p>
      <text:p text:style-name="P1">45.«Als er aber hiuweggegaligen, fing</text:p>
      <text:p text:style-name="P1">er an es vielfach zu verkündigen, und die</text:p>
      <text:p text:style-name="P1">Sache ruchbar zu machen, also daß Jesus</text:p>
      <text:p text:style-name="P1">von da an nicht mehr öf·entlich in eine</text:p>
      <text:p text:style-name="P1">Stadt hineingehen konnte, sondern er war</text:p>
      <text:p text:style-name="P1">draußen an einöden Orten, und sie kamen</text:p>
      <text:p text:style-name="P1">zu ihm von allen Enden. C. 7, se.</text:p>
      <text:p text:style-name="P1">' C-ap. 1I.</text:p>
      <text:p text:style-name="P1">I. Jesus heilt einen vom Schlage Getroffenen.</text:p>
      <text:p text:style-name="P1">4—-t3; il. bcruft den MatthEius. i4-i7; 11l.</text:p>
      <text:p text:style-name="P1">verthcidigt seine Ji«mger in Ansehung des Fastens.</text:p>
      <text:p text:style-name="P1">48—22; und W. des 7!lehrenessens am Sabbath.</text:p>
      <text:p text:style-name="P1">23 -28.</text:p>
      <text:p text:style-name="P1">V..4—-t2: Mann. 9, 4—8. Luc. E«-, t7—5i6.</text:p>
      <text:p text:style-name="P1">I. 1. Und nach etlichen Tagen ging er</text:p>
      <text:p text:style-name="P1">wieder gen Capernamn; nnd da man hörte,</text:p>
      <text:p text:style-name="P1">daß er im Hause wäre,</text:p>
      <text:p text:style-name="P1">2. versamuielten sich alsobald Viele, so</text:p>
      <text:p text:style-name="P1">daß sie nicht mehr Platz hatten, auch nicht</text:p>
      <text:p text:style-name="P1">draußen bei der Thüre, und er predigte</text:p>
      <text:p text:style-name="P1">ihnen das Wort.</text:p>
      <text:p text:style-name="P1">Z. Und man brachte einen Schlagflüssigen</text:p>
      <text:p text:style-name="P1">zu ihm, der von Vieren getragen wurde.</text:p>
      <text:p text:style-name="P1">4. Und da sie vor dem Volk sieh ihm</text:p>
      <text:p text:style-name="P1">nicht nahen konnten, deckten sie das Dach</text:p>
      <text:p text:style-name="P1">ab, wo er war, ulid nachdem sie durchge-</text:p>
      <text:p text:style-name="P1">brochcn, ließen sie das Bett, worauf der</text:p>
      <text:p text:style-name="P1">Schla flüssige lag, herab.</text:p>
      <text:p text:style-name="P1">5. Ais aber Jesus ihren Glauben sah,</text:p>
      <text:p text:style-name="P1">sprach er zu dein Schlagsli’issigen: Sohn!</text:p>
      <text:p text:style-name="P1">deine Sünden sind dir vergeben.</text:p>
      <text:p text:style-name="P1">l</text:p>
      <text:p text:style-name="P1">i</text:p>
      <text:p text:style-name="P1">i</text:p>
      <text:p text:style-name="P1">i</text:p>
      <text:p text:style-name="P1"><text:soft-page-break/>i</text:p>
      <text:p text:style-name="P1">)</text:p>
      <text:p text:style-name="P1">S. Es waren aber Etliche der Schriftge-</text:p>
      <text:p text:style-name="P1">lehrten, die saßen daselbst, und dachten in</text:p>
      <text:p text:style-name="P1">ihren Herzen:</text:p>
      <text:p text:style-name="P1">7. Was redet dieser solche Lästerungen?</text:p>
      <text:p text:style-name="P1">Wer kann Sünden vergeben als nur allein</text:p>
      <text:p text:style-name="P1">Gott«? Pf, se, S. i30, -i. Jcs. 43, es. 44, ge.</text:p>
      <text:p text:style-name="P1">8. Und alsobald merkte Jesus in seinem</text:p>
      <text:p text:style-name="P1">Geiste, daß sie also bei sich selbst dachten,</text:p>
      <text:p text:style-name="P1">und sprach zu ihnen: Was deutet ihr sol-</text:p>
      <text:p text:style-name="P1">ches in euer-n Herzen? Joh. 2, 25.</text:p>
      <text:p text:style-name="P1">»9. Was ist leichter ? zu dem Schlagflüs-</text:p>
      <text:p text:style-name="P1">sigen sagen: Deine Sünden sind dir ver-</text:p>
      <text:p text:style-name="P1">g;ben. oder sagen: Steh’ auf, hebe dein</text:p>
      <text:p text:style-name="P1">« ett auf und wandle?</text:p>
      <text:p text:style-name="P1">10. Damit ihr aber wisset, das; des Men-</text:p>
      <text:p text:style-name="P1">schen Sohn Macht hat, auf Erden Sünden</text:p>
      <text:p text:style-name="P1">zu vergeben, sprach er zu dem Schlagflüs-</text:p>
      <text:p text:style-name="P1">igen:</text:p>
      <text:p text:style-name="P1">11. Ich sage dir, stehe auf, hebe dein</text:p>
      <text:p text:style-name="P1">Bett aiif 1iud gehe hin in dein Haus.</text:p>
      <text:p text:style-name="P1">12. Und er stand alsobald auf, hob sein</text:p>
      <text:p text:style-name="P1">Bett alif und gigg vor Aller Augen hin-</text:p>
      <text:p text:style-name="P1">aus; also das; sie lle erstaunten und Gott</text:p>
      <text:p text:style-name="P1">priesen, sprechend: Noch nie haben wir sol-</text:p>
      <text:p text:style-name="P1">ches gesehen.</text:p>
      <text:p text:style-name="P1">V. i3—i7- Many. 9, 9—i3. Lin. 5, 27—32.</text:p>
      <text:p text:style-name="P1">13. Und er ging wieder an das Meer</text:p>
      <text:p text:style-name="P1">hinaus, nnd alles Volk kam zu ihm, und</text:p>
      <text:p text:style-name="P1">er lehrte sie.</text:p>
      <text:p text:style-name="P1">il- 14. Und als er Vorüber ging, sah er</text:p>
      <text:p text:style-name="P1">Leut, des Alphäus Sohn, am Zoll sit;-en.</text:p>
      <text:p text:style-name="P1">Und er spricht u ihm: Fol e mir nach.</text:p>
      <text:p text:style-name="P1">Und er stand aus und folgte il?ni nach.</text:p>
      <text:p text:style-name="P1">15. Und es begab sich, als er im Hause</text:p>
      <text:p text:style-name="P1">desselben zu Tische Iß, so set;-ten sich auch</text:p>
      <text:p text:style-name="P1">viele Zöllner und Sünder mit Jesu und</text:p>
      <text:p text:style-name="P1">seinen Jüngern zu Tisihe; denn es waren</text:p>
      <text:p text:style-name="P1">Viele, die ihm nachfolgten.</text:p>
      <text:p text:style-name="P1">1(3. Und als die Schriftgelehrten und</text:p>
      <text:p text:style-name="P1">Pharisäer ihn mit den Zöllnern und Sün-</text:p>
      <text:p text:style-name="P1">dern essen sahen, sagten sie zn semeliIiin-</text:p>
      <text:p text:style-name="P1">gern: Was ist das, daß er mit den Zbllnern</text:p>
      <text:p text:style-name="P1">und Sündern ißt und trintt? ei«-. is, «. 2.</text:p>
      <text:p text:style-name="P1">17. Und als Jesus es hörte, spMch er ZU</text:p>
      <text:p text:style-name="P1">ihnen: Die Starken bedürfen des. Arztes</text:p>
      <text:p text:style-name="P1">nicht, sondern die Kranken. Ich bin nicht</text:p>
      <text:p text:style-name="P1">gekommen, zu berufen Gerechte, sondern</text:p>
      <text:p text:style-name="P1">c«iinder zur Buße. i.Cok. -,26 «. Ez.33,«·</text:p>
      <text:p text:style-name="P1">V. is—-22: Muth. 9,» ii—i7. Lin. S, 33—39.</text:p>
      <text:p text:style-name="P1">11!. 18« Und die L3»ünger» des Johannes</text:p>
      <text:p text:style-name="P1"><text:soft-page-break/>und die Jüngers der Pharisaer fasteten, und</text:p>
      <text:p text:style-name="P1">sie kamen zu ihm« und sagten: Warum</text:p>
      <text:p text:style-name="P1">fasten die Jiinger» des Johannes nnd die</text:p>
      <text:p text:style-name="P1">Ji·inger der Pharisäer, deine Jiingei« aber</text:p>
      <text:p text:style-name="P1">fasten nicht? « »</text:p>
      <text:p text:style-name="P1">19. Und Jesus sprach zu ihnen: Konnen</text:p>
      <text:p text:style-name="P1"/>
      <text:p text:style-name="P1"/>
      <text:p text:style-name="P1"/>
      <text:p text:style-name="P1">Cato. L. Z. St. Marei. Cap. 3.</text:p>
      <text:p text:style-name="P1">die .Hochzeitleute fafteu, so lan e der Bräu-</text:p>
      <text:p text:style-name="P1">tigam bei ihnen ist? So langeZe den Bräu-</text:p>
      <text:p text:style-name="P1">tigam bei sich haben, können sie nicht fasten.</text:p>
      <text:p text:style-name="P1">20. Es werden aber Tage kommen, da</text:p>
      <text:p text:style-name="P1">der Bräutigam wird von ihnen genommen</text:p>
      <text:p text:style-name="P1">sem, mid dann werden sie fasten in den-</text:p>
      <text:p text:style-name="P1">selben Tagen.</text:p>
      <text:p text:style-name="P1">21. Und Niemand setzt em Stück rohen</text:p>
      <text:p text:style-name="P1">Tuchcs auf ein altes Kleid; sonst reißt das</text:p>
      <text:p text:style-name="P1">neue Stück dem alten ab, ui1d der Riß</text:p>
      <text:p text:style-name="P1">wird ärger.</text:p>
      <text:p text:style-name="P1">22. Uiid Niemand fasset neuen Wein in</text:p>
      <text:p text:style-name="P1">alte Schläuche; sonst zerreißt der neue</text:p>
      <text:p text:style-name="P1">Wein die Schlauche, und der Wein wird</text:p>
      <text:p text:style-name="P1">verschüttet, und die Schläuche verderben;</text:p>
      <text:p text:style-name="P1">sondern neuen Wein soll man in neue</text:p>
      <text:p text:style-name="P1">Schli’mche fassen.</text:p>
      <text:p text:style-name="P1">V. :-3—28: Many. is, 4—8. Lin. S, i—5.</text:p>
      <text:p text:style-name="P1">lV. 23. Und es begab sich, daß er am</text:p>
      <text:p text:style-name="P1">Sabbath durch die Saat wandelte. Und</text:p>
      <text:p text:style-name="P1">seine Jünger singen an auf dem Wege die</text:p>
      <text:p text:style-name="P1">Aehren abznsti·eisen.</text:p>
      <text:p text:style-name="P1">24. Und die Pharisäer sprachen zu ihm:</text:p>
      <text:p text:style-name="P1">Siehe, warum thun sie am Sabbath, was</text:p>
      <text:p text:style-name="P1">nicht erlaubt ist?</text:p>
      <text:p text:style-name="P1">25. Und er sprach Si ihnen: Habet ihr</text:p>
      <text:p text:style-name="P1">niemals gelesen, was aoid that, da er es</text:p>
      <text:p text:style-name="P1">vonnöthen hatte, niid ihn nnd die bei ihm</text:p>
      <text:p text:style-name="P1">waren, hungerte? i« S«-», ei, is,</text:p>
      <text:p text:style-name="P1">26. Wie er in das Haus Gottes hinein-</text:p>
      <text:p text:style-name="P1">ging uiiter dem obersten Priester Alsiathar,</text:p>
      <text:p text:style-name="P1">und die Schaubrote aß, die Niemand essen</text:p>
      <text:p text:style-name="P1">darf als nur die Priester, und auch denen</text:p>
      <text:p text:style-name="P1">davon gab, die bei ihm waren? 2.Mos.29,32.</text:p>
      <text:p text:style-name="P1">27. Und er sprach ,u ihnen: Der Sab-</text:p>
      <text:p text:style-name="P1">bath ward um des Pliei1schen willen, nicht</text:p>
      <text:p text:style-name="P1">der Mensch uin des Sabbaths willen.</text:p>
      <text:p text:style-name="P1">. o i en en a</text:p>
      <text:p text:style-name="P1">28 An -st des M ichs« DE-s-"hTT’ «iich</text:p>
      <text:p text:style-name="P1">Herr des Sabbaths.</text:p>
      <text:p text:style-name="P1">Cap. III.</text:p>
      <text:p text:style-name="P1">l. Jesus heilt einen Lahmbändigen am Sabbath.</text:p>
      <text:p text:style-name="P1"><text:soft-page-break/>4———5; il. entweicht ans Meer und heilt daselbst.</text:p>
      <text:p text:style-name="P1">—42 Hi to« It wiil A ( -lZ—2-i IV</text:p>
      <text:p text:style-name="P1">S ; .iraliZ fvoste. ; ·</text:p>
      <text:p text:style-name="P1">verthcidigt sich wider die Lc"istetiing der Pharisäer«</text:p>
      <text:p text:style-name="P1">22—30. V. Die Verwandten Jesu. 3s———35.</text:p>
      <text:p text:style-name="P1">V. i—c;: Wirth. i2, 9—i4. Los. is, 6—«.</text:p>
      <text:p text:style-name="P1">I. 1. Und er ging wiederum in die Ver-</text:p>
      <text:p text:style-name="P1">sammlung. Und es wardaselbst ein Mensch,</text:p>
      <text:p text:style-name="P1">der hatte eine dürre Hand. s</text:p>
      <text:p text:style-name="P1">2. Und sie gaben Acht auf ihn, ob er ihn</text:p>
      <text:p text:style-name="P1">am Sabbath heilen würde, auf daß sie ihn</text:p>
      <text:p text:style-name="P1">verklagten. ·</text:p>
      <text:p text:style-name="P1">Z. Und er spricht zu dem Menschen, der die</text:p>
      <text:p text:style-name="P1">dürre Hand hatte: Steh’ aus in die Mitte!</text:p>
      <text:p text:style-name="P1">4t</text:p>
      <text:p text:style-name="P1">4. Und er spricht zu ihnen: Jst es erlaubt,</text:p>
      <text:p text:style-name="P1">am Sabbath Gutes zu thun, oderBoses zu</text:p>
      <text:p text:style-name="P1">thun, das Leben zu erhalten, oder zu töd-</text:p>
      <text:p text:style-name="P1">ten? Sie aber scl)ivie en.</text:p>
      <text:p text:style-name="P1">5· Und· indem er sie rings umher mit</text:p>
      <text:p text:style-name="P1">Zorn ansah, betrübt wegen der Verg;;ickt-</text:p>
      <text:p text:style-name="P1">heit ihres Herzens, spricht er zu dem en-</text:p>
      <text:p text:style-name="P1">schen: Strecke deme Hand aus! Und er</text:p>
      <text:p text:style-name="P1">it-eckte sie aus, und·selne Hand ward ihm</text:p>
      <text:p text:style-name="P1">wieder gesund wie die andere.</text:p>
      <text:p text:style-name="P1">II. 6. Da gingen die Pharisäer hinaus</text:p>
      <text:p text:style-name="P1">1ind hielten alsobald mit den Herodianern</text:p>
      <text:p text:style-name="P1">Rath wider ihn, daß sie ihn miibrächten.</text:p>
      <text:p text:style-name="P1">» ·2).)i««ii«ii,. «22, so.</text:p>
      <text:p text:style-name="P1">7. Und Jesus entwich mit seinen Jün-</text:p>
      <text:p text:style-name="P1">gern au das Meer ;· iind eine große Menge</text:p>
      <text:p text:style-name="P1">ans Galiläa folgte ihm nach 1ind ans Ju-</text:p>
      <text:p text:style-name="P1">däa, Markt-. is, is.</text:p>
      <text:p text:style-name="P1">8. uiid von Jerusalem, und aus Jdumäa,</text:p>
      <text:p text:style-name="P1">nnd von jenseits des Jordans, und die aus</text:p>
      <text:p text:style-name="P1">der Gegend von Tyi-us nnd Sidon, eine</text:p>
      <text:p text:style-name="P1">große Menge, da sie gehört hatten, wie</text:p>
      <text:p text:style-name="P1">große Dinge er that, kamen sie zu ihm.</text:p>
      <text:p text:style-name="P1">9. Und er befahl seinen Jüngern, ihm</text:p>
      <text:p text:style-name="P1">ein Schifflein bereit zuhalten um des Vol-</text:p>
      <text:p text:style-name="P1">kes willen, damit sie ihn nicht drängten.</text:p>
      <text:p text:style-name="P1">10. Denn er heilte Viele, so daß L lle, die</text:p>
      <text:p text:style-name="P1">eine Plage hatten, auf ihn eindrangen, um</text:p>
      <text:p text:style-name="P1">ihn al1zuri’ihren. Lin. is, is sc. March. -14. so.</text:p>
      <text:p text:style-name="P1">11. Und die uiireinel1 Geister, wenn sie</text:p>
      <text:p text:style-name="P1">ihn erblickten, fielen vor ihm nieder, schrieen</text:p>
      <text:p text:style-name="P1">und sprachen: Du bist der Sohn Gottes.</text:p>
      <text:p text:style-name="P1">C. i, :-4. :-4. March. «:-, is. Luc. i-, «.</text:p>
      <text:p text:style-name="P1">12. Und er drohte ihnen sehr, daß sie ihn</text:p>
      <text:p text:style-name="P1">nicht offenbar machen sollten.</text:p>
      <text:p text:style-name="P1">V. is-—i92 Muth. i0, i—4. Lin. 6, i2—i6.</text:p>
      <text:p text:style-name="P1">III. 13. Und er stieg auf den Berg und</text:p>
      <text:p text:style-name="P1"><text:soft-page-break/>berief zu sich, welche er wollte; uiid sie ka-</text:p>
      <text:p text:style-name="P1">men zii ihm. » · » ·</text:p>
      <text:p text:style-name="P1">14. Und er ordnete · wehe, daß sie bei</text:p>
      <text:p text:style-name="P1">ihm seien, nnd daß er te aussende zu pre-</text:p>
      <text:p text:style-name="P1">digen; winkte. i0. Z.</text:p>
      <text:p text:style-name="P1">15. und daß sie Macht haben, die Krank-</text:p>
      <text:p text:style-name="P1">heiten zu heilen und die Teufel auszutrei-</text:p>
      <text:p text:style-name="P1">ben:</text:p>
      <text:p text:style-name="P1">16. den Simon, dem er den Namen Pe-</text:p>
      <text:p text:style-name="P1">trus beilegte;</text:p>
      <text:p text:style-name="P1">17. und Jaeobiis, den Sohn des Zehe-</text:p>
      <text:p text:style-name="P1">d"cms, nnd Johannes, den Bruder des Ja-</text:p>
      <text:p text:style-name="P1">eobus, denen er den Namen Boanerges,</text:p>
      <text:p text:style-name="P1">das ist, Donnersöhne, beilcgte; Luc.9, in.</text:p>
      <text:p text:style-name="P1">18. und Andreas, Philipp1is, Bartholo-</text:p>
      <text:p text:style-name="P1">miins, Matthäiis, Thomas, Jacobus, des</text:p>
      <text:p text:style-name="P1">Alphäus Sohn, Thaddäus, Simon den</text:p>
      <text:p text:style-name="P1">Caiianiten, » » -</text:p>
      <text:p text:style-name="P1">19. und Judas Jscarioth, der ihn auch</text:p>
      <text:p text:style-name="P1">verrie"th.</text:p>
      <text:p text:style-name="P1"/>
      <text:p text:style-name="P1"/>
      <text:p text:style-name="P1"/>
      <text:p text:style-name="P1">42 Cap. Z. Das Evangelium Cato. 4.</text:p>
      <text:p text:style-name="P1">20. Und sie kamen in das Haus, und das</text:p>
      <text:p text:style-name="P1">Volk kam abermal zusammen, also daß sie</text:p>
      <text:p text:style-name="P1">nicht einmalSpeise zu sich nehme? kiåiit;sen.</text:p>
      <text:p text:style-name="P1">21. Und als die Seinigen es hörten,</text:p>
      <text:p text:style-name="P1">in« en sie ans, daß sie ihn rissen; denn</text:p>
      <text:p text:style-name="P1">sie sagten: Er ist nicht bei sich; selbst.</text:p>
      <text:p text:style-name="P1">V. 22—30: Many. te, 24—32. L--c. «, i4—e3.</text:p>
      <text:p text:style-name="P1">IV. 22. Und die S-ihi«istgelehrten, die</text:p>
      <text:p text:style-name="P1">von Jerusalem herabgekommen waren,</text:p>
      <text:p text:style-name="P1">spra3en: Er hat den Beelzebub, und durch</text:p>
      <text:p text:style-name="P1">den bersten der Teufel treibt er die Teu-</text:p>
      <text:p text:style-name="P1">fel aus. Joh. 8, 48 sc.</text:p>
      <text:p text:style-name="P1">23. Da berief er sie U sich und spra in</text:p>
      <text:p text:style-name="P1">Gleiihnissen zu ihnen:z Wie kann ein za-</text:p>
      <text:p text:style-name="P1">tan den andern austreiben?</text:p>
      <text:p text:style-name="P1">24. Und wenn ein Reich wider sich selbst</text:p>
      <text:p text:style-name="P1">uneinig ist, so kann ein solches Reich nicht</text:p>
      <text:p text:style-name="P1">bestehen.</text:p>
      <text:p text:style-name="P1">25. Und wenn ein Haus wider sieh selbst</text:p>
      <text:p text:style-name="P1">nneinig ist, so kann ein solches Haus nicht</text:p>
      <text:p text:style-name="P1">bestehen.</text:p>
      <text:p text:style-name="P1">26. Und wenn der Satan wider sich selbst</text:p>
      <text:p text:style-name="P1">an steht und entzweit ist, so kann er nicht</text:p>
      <text:p text:style-name="P1">be tehen, sondern er nimmt ein Ende. «</text:p>
      <text:p text:style-name="P1">27. Niemand kann in das Haus des</text:p>
      <text:p text:style-name="P1">Starken hineingehen und seinen Hansrath</text:p>
      <text:p text:style-name="P1">rauben, es sei denn, daß er den Starken</text:p>
      <text:p text:style-name="P1">Zuvor binde; dann erst wird er sein Haus</text:p>
      <text:p text:style-name="P1"><text:soft-page-break/>erauben.</text:p>
      <text:p text:style-name="P1">28. Wahrlich, ich sage euch, es werden</text:p>
      <text:p text:style-name="P1">den Menschenkindern alle Sünden verzie-</text:p>
      <text:p text:style-name="P1">hen werden nnd die Lästerungen, womit sie</text:p>
      <text:p text:style-name="P1">immer lästern; Luk. i2, to.</text:p>
      <text:p text:style-name="P1">29. wer aber wider den heiligen Geist</text:p>
      <text:p text:style-name="P1">lästern wird, der hat in Ewigkeit keine</text:p>
      <text:p text:style-name="P1">F?:;zgihung, sondern er ist ewiger Strafe</text:p>
      <text:p text:style-name="P1">u </text:p>
      <text:p text:style-name="P1">. enn sie sagten: Er hat einen unrei-</text:p>
      <text:p text:style-name="P1">nen Geist. Jst» -so, 2o.</text:p>
      <text:p text:style-name="P1">V. 34-—35- Muth. 42, 46-—50. Lin· 8, 4g—2«.</text:p>
      <text:p text:style-name="P1">Y. 31. Es kamen nun seine Brüder und</text:p>
      <text:p text:style-name="P1">seine Mutter; und da sie draußen standen,</text:p>
      <text:p text:style-name="P1">chickten sie zu ihm, und ließen ihn rufen.</text:p>
      <text:p text:style-name="P1">32. Und»das Volk saß um ihn her. Und</text:p>
      <text:p text:style-name="P1">sie·sag;en ihm: Siehe, deine Mutter und</text:p>
      <text:p text:style-name="P1">deine rüder sind draußen und snchen dich·</text:p>
      <text:p text:style-name="P1">33. Und er antwortete ihnen und sprach:</text:p>
      <text:p text:style-name="P1">Wer ist meine Mutter, oder meine Brüder?</text:p>
      <text:p text:style-name="P1">34. Und indem er ringsherum die um</text:p>
      <text:p text:style-name="P1">ihn Sitzenden ansah, spricht er: Siehe,</text:p>
      <text:p text:style-name="P1">meine Mutter und meine Brüder!</text:p>
      <text:p text:style-name="P1">35. Denn wer den Willen Gottes thut,</text:p>
      <text:p text:style-name="P1">derselbe iFRmein Bruder, und meine Schwe-</text:p>
      <text:p text:style-name="P1">ster und utter.</text:p>
      <text:p text:style-name="P1">Cap. IV.</text:p>
      <text:p text:style-name="P1">Gleichnisse: l. vom S3iemann. «—-25; il. vom</text:p>
      <text:p text:style-name="P1">aufivachsenden Samen- 26—29; lll. vom Sens-</text:p>
      <text:p text:style-name="P1">korn. 30—34. lV. Stillung des Seesturms. 35-—« .</text:p>
      <text:p text:style-name="P1">V. i—25; Many. is, i—23. Lin. 8, 4—i8.</text:p>
      <text:p text:style-name="P1">I. 1. Und er fing abermal an zu lehren</text:p>
      <text:p text:style-name="P1">am Meere. Und es versammelte sich zu</text:p>
      <text:p text:style-name="P1">ihm viel Volk, also daß er in das Schiff</text:p>
      <text:p text:style-name="P1">Leg und auf dem Meere saß« und alles</text:p>
      <text:p text:style-name="P1">o k war auf dem Land am Meere.</text:p>
      <text:p text:style-name="P1">2. Und er lehrte sie in Gleichnissen viele</text:p>
      <text:p text:style-name="P1">Dinge und sagte zu ihnen in seiner Lehre:</text:p>
      <text:p text:style-name="P1"><text:s/>Hbret zu! Siehe, es ging ein Stie-</text:p>
      <text:p text:style-name="P1">mann ans zu s(ien.</text:p>
      <text:p text:style-name="P1">4. Und es begab sich, indem er säete, daß</text:p>
      <text:p text:style-name="P1">Einiges auf den Weg fiel; und die Vögel</text:p>
      <text:p text:style-name="P1">des -åiininels kamen nnd "raßen es auf.</text:p>
      <text:p text:style-name="P1">5. « uderes aber fiel auf das Steinichte,</text:p>
      <text:p text:style-name="P1">wo es nicht viel Erde hatte; und es ging</text:p>
      <text:p text:style-name="P1">glsobald auf, darum weil es nicht tiefe Lrde</text:p>
      <text:p text:style-name="P1">atte.</text:p>
      <text:p text:style-name="P1">6. Als aber die Sonne ausging, ward</text:p>
      <text:p text:style-name="P1">es verbrannt; und weil es nicht Wurzel</text:p>
      <text:p text:style-name="P1">hatte, verdor«rete es.</text:p>
      <text:p text:style-name="P1">7. Und Anderes fiel unter die Dornen;</text:p>
      <text:p text:style-name="P1">und die Dornen wuchsen auf nnd erstickten</text:p>
      <text:p text:style-name="P1"><text:soft-page-break/>es, und es gab keine Frucht.</text:p>
      <text:p text:style-name="P1">S. Und Anderes fiel in den guten Grund</text:p>
      <text:p text:style-name="P1">und gab Frucht, die da auswuchs und zu-</text:p>
      <text:p text:style-name="P1">nahii1; nnd Eines trug dreißigfc’iltig, Eines</text:p>
      <text:p text:style-name="P1">sechzigfältig und Eines hundertsältig.</text:p>
      <text:p text:style-name="P1">9. Und er sprach zu ihnen: Wer Ohren</text:p>
      <text:p text:style-name="P1">hat zu horen, der hore»! ·</text:p>
      <text:p text:style-name="P1">10. Als er nun alleln war, sragten ihn</text:p>
      <text:p text:style-name="P1">die, welche um ihn waren, ani1nt den</text:p>
      <text:p text:style-name="P1">Zwblfen, um dieses Gleichniß.</text:p>
      <text:p text:style-name="P1">11. Und er sprach zu ihnen: Euch ist ge-</text:p>
      <text:p text:style-name="P1">geben, das Geheimnis des Reiches Gottes</text:p>
      <text:p text:style-name="P1">zu erkennen, denen a er, die draußen sind,</text:p>
      <text:p text:style-name="P1">wird Alles in Gleichnissen zu Theil;</text:p>
      <text:p text:style-name="P1">12. auf daß sie mit Augen sehen nnd doch</text:p>
      <text:p text:style-name="P1">nicht erkennen, und mit Ohren hören und</text:p>
      <text:p text:style-name="P1">doch nicht verstehen, damit sie nicht etwa</text:p>
      <text:p text:style-name="P1">umkehren und ihnen die Sünden vergeben</text:p>
      <text:p text:style-name="P1">werden. Ies. e, g. to. ·</text:p>
      <text:p text:style-name="P1">13. Und er spricht u ihnen: Verstebet ist</text:p>
      <text:p text:style-name="P1">dieses Gleichniß nicht, wie werdet ihr a e</text:p>
      <text:p text:style-name="P1">Gleichnisse verstehen? »</text:p>
      <text:p text:style-name="P1">14. Der S«a"eniann ist, der das Wort faet.</text:p>
      <text:p text:style-name="P1">15. Die am Wege sind die, Wo das Wort</text:p>
      <text:p text:style-name="P1">esäet wird, und wann sie es gehört haben,</text:p>
      <text:p text:style-name="P1">Hemmt alsobald der Satan und nimmt das</text:p>
      <text:p text:style-name="P1">Wort weg, das in ihre»Herzei1 gesäet worden.</text:p>
      <text:p text:style-name="P1">16. Gleicherweise, die den Samen auf das</text:p>
      <text:p text:style-name="P1">Steinichte empfangen, sind die, welche das</text:p>
      <text:p text:style-name="P1">Wort hören nnd es alsobald mit Freuden</text:p>
      <text:p text:style-name="P1">aufnehmen;</text:p>
      <text:p text:style-name="P1"/>
      <text:p text:style-name="P1"/>
      <text:p text:style-name="P1"/>
      <text:p text:style-name="P1">Cap 4. St. Makel. Cap. 4. 5.« is»</text:p>
      <text:p text:style-name="P1">17. aber sie haben keine Wurzel in sich,</text:p>
      <text:p text:style-name="P1">Enden! sind wettei«wendisch; hernach wann</text:p>
      <text:p text:style-name="P1">riibsal oder Verfolgun entsteht um des</text:p>
      <text:p text:style-name="P1">Wortes willen, äYern iie sich alsobald.</text:p>
      <text:p text:style-name="P1">18. Und die den ameii unter die Dornen</text:p>
      <text:p text:style-name="P1">empfanlgen, sind die, welche dasWorth’oren;</text:p>
      <text:p text:style-name="P1">19. a ver die Sorgen dieser Welt und der</text:p>
      <text:p text:style-name="P1">Betrug des Reichthums und die Begierden</text:p>
      <text:p text:style-name="P1">nach andern Dingen dringen ein und er-</text:p>
      <text:p text:style-name="P1">sticken das Wort, uiid es wird uiZLsrTisl)tl;ar.</text:p>
      <text:p text:style-name="P1">. i , 2 . ,</text:p>
      <text:p text:style-name="P1">20. Und die den Samen in den guten</text:p>
      <text:p text:style-name="P1">Grund empfangen, sind die, welche das</text:p>
      <text:p text:style-name="P1">Wort hören und es aufnehmen und Frucht</text:p>
      <text:p text:style-name="P1">tragen, Einer dreißigsälti g nnd Einer sechzig-</text:p>
      <text:p text:style-name="P1">sält1g und Einer huiidertfältig.</text:p>
      <text:p text:style-name="P1">21. Und er sprach zu ihnen: Kommt auch</text:p>
      <text:p text:style-name="P1"><text:soft-page-break/>das Licht, daß es unter den Scheffel oder</text:p>
      <text:p text:style-name="P1">unter das Bett gesetzt werde? und nicht</text:p>
      <text:p text:style-name="P1">vielmehr, daß man es aus den Leuchter</text:p>
      <text:p text:style-name="P1">setze? Many. Z, is. Luc. «, 33.</text:p>
      <text:p text:style-name="P1">22. Denn nichts ist verbor en, das nicht</text:p>
      <text:p text:style-name="P1">offenbar werde , und nichts ei;chieht so heim-</text:p>
      <text:p text:style-name="P1">lich, daß es nicht an den Lag komme.</text:p>
      <text:p text:style-name="P1">M«iih. ii), es.</text:p>
      <text:p text:style-name="P1">23. Wer Ohren hat zu ’oren, der höre!</text:p>
      <text:p text:style-name="P1">24. Und er sprach zu i neu: Sehet zu,</text:p>
      <text:p text:style-name="P1">was ihr hi")ret! Mit we chem Maße ihr</text:p>
      <text:p text:style-name="P1">messet, wird euch gemessen wlerden, und</text:p>
      <text:p text:style-name="P1">en diei r öret wird u e e twerden.</text:p>
      <text:p text:style-name="P1">eh« h h «2oiaiih.z7, Hut. is, es.</text:p>
      <text:p text:style-name="P1">25. Denn wer hat, dem wird gegeben</text:p>
      <text:p text:style-name="P1">werden; und wer nicht hat, von dem wird</text:p>
      <text:p text:style-name="P1">auch das, was er hat, genommen werden.</text:p>
      <text:p text:style-name="P1">Many. is, i2.</text:p>
      <text:p text:style-name="P1">II. 26. Und er spr3:?: Das ReichGottes</text:p>
      <text:p text:style-name="P1">ist so, wie wenn ein ensch den Samen in</text:p>
      <text:p text:style-name="P1">die Erde wirft,</text:p>
      <text:p text:style-name="P1">27. nnd er schläft und steht auf, Nacht</text:p>
      <text:p text:style-name="P1">und Tag, und der Same« wächst und gehet</text:p>
      <text:p text:style-name="P1">auf, ohne daß er es weiß. Pf. i27, 2.</text:p>
      <text:p text:style-name="P1">28. Denn die Erde trägt von selbst Frucht;</text:p>
      <text:p text:style-name="P1">zum ersten das Gras, hernach die Aehre,</text:p>
      <text:p text:style-name="P1">dann den vollen Weizen in der Aehre.</text:p>
      <text:p text:style-name="P1">29. Wann nun die «’5r«ucht sich darbietet,</text:p>
      <text:p text:style-name="P1">Ehickt er alsobald die Siehe! hin; denn die</text:p>
      <text:p text:style-name="P1">rnte ist vorhanden.</text:p>
      <text:p text:style-name="P1">V. 3()——34. Many. is, Hi . :-z2, Si. Lin. is, is. i9.</text:p>
      <text:p text:style-name="P1">1Il . 30. Und er sprach: Wem wollen wir</text:p>
      <text:p text:style-name="P1">das Reich Gottes Vergleichen? oder unter</text:p>
      <text:p text:style-name="P1">was für einem Gleichnisse wollen wir es</text:p>
      <text:p text:style-name="P1">darstellen?</text:p>
      <text:p text:style-name="P1">31. Es ist gleich einem Senfkorn, welches,</text:p>
      <text:p text:style-name="P1">wann es in die Erde gesäet wird, das Kleinste</text:p>
      <text:p text:style-name="P1">ist unter allen Samen auf Erden. »</text:p>
      <text:p text:style-name="P1">32. Und wann es gesäet ist, so steigt es</text:p>
      <text:p text:style-name="P1">auf und wird größer als alle Gartenge-</text:p>
      <text:p text:style-name="P1">wächse und gewinnt große Zweige, also</text:p>
      <text:p text:style-name="P1">daß die Vögel des Himmels unter seinem-</text:p>
      <text:p text:style-name="P1">Schatten nisten können.</text:p>
      <text:p text:style-name="P1">33. Und in vielen solchen Gleichnissen</text:p>
      <text:p text:style-name="P1">trug er ihnen seine Lehre vor, so wie sie es</text:p>
      <text:p text:style-name="P1">zu ’oreii vermochten.</text:p>
      <text:p text:style-name="P1">34». Ohne Gleichniß aber redete er nicht</text:p>
      <text:p text:style-name="P1">Hi ihnen: seinen Jüngern aber legte er</text:p>
      <text:p text:style-name="P1">- lles besonders aus.</text:p>
      <text:p text:style-name="P1">V. 35—41; Muth. 8, i8. 23—27. Lin. 8, 22—2t5.</text:p>
      <text:p text:style-name="P1">IV. 35. Und an demselben Tage, als es</text:p>
      <text:p text:style-name="P1">Abend war, sprach er zu ihnen: Lasset uns</text:p>
      <text:p text:style-name="P1"><text:soft-page-break/>hinüber fahren.</text:p>
      <text:p text:style-name="P1">36. Und nachdem sie das Volk entlassen,</text:p>
      <text:p text:style-name="P1">nahmen sie ihn mit, wie er da in dem Schi e</text:p>
      <text:p text:style-name="P1">war; es waren aber auch andere Schi</text:p>
      <text:p text:style-name="P1">bei ihm.</text:p>
      <text:p text:style-name="P1">37. Und es erhob sich ein großer Wind-</text:p>
      <text:p text:style-name="P1">sturm, und die Wellen slc::Pliigen in das Schiff,</text:p>
      <text:p text:style-name="P1">also daß es bereits do wurde. .</text:p>
      <text:p text:style-name="P1">38. Und er war auf dem Hintertheile des</text:p>
      <text:p text:style-name="P1">Schisfes und schlief aus einem Kissen. Und</text:p>
      <text:p text:style-name="P1">sieweckten ihn und sprachen zu ihm: Meister,</text:p>
      <text:p text:style-name="P1">achtest du es nicht, daß wir umkommen?</text:p>
      <text:p text:style-name="P1">39. Und er stand auf, befchalt den Wind</text:p>
      <text:p text:style-name="P1">und sprach zum Meere: Schweig! ver-</text:p>
      <text:p text:style-name="P1">stum1ne! und der Wind legte sich und es</text:p>
      <text:p text:style-name="P1">ward eine große Stille. C. s, 5i,</text:p>
      <text:p text:style-name="P1">40. Und er sprach zu ihnen: Was seid ihr so«</text:p>
      <text:p text:style-name="P1">furchtsam? Wiehabet ihr keinenG aiiben?</text:p>
      <text:p text:style-name="P1">41. Und sie geriethen in große Furcht nnd</text:p>
      <text:p text:style-name="P1">sprachen unter einander: Wer ist doch die-«</text:p>
      <text:p text:style-name="P1">ser, daß auch der Wind und das Meer ihm«</text:p>
      <text:p text:style-name="P1">gehorsani sind ? »</text:p>
      <text:p text:style-name="P1">-</text:p>
      <text:p text:style-name="P1">Cap. V.</text:p>
      <text:p text:style-name="P1">l. Befreiung eines Besessenen. «—2(). il. Heilung«</text:p>
      <text:p text:style-name="P1">des bliitfliissigen Weibes. 24—34. lll. Crivecki-ins«</text:p>
      <text:p text:style-name="P1">der Tochter des Janus. 35——43 I</text:p>
      <text:p text:style-name="P1">V. i——2i); Many. 8, 28—34. Lin. 8, 26-39. «</text:p>
      <text:p text:style-name="P1">I. 1. Und sie kamen jenseits des Meeres</text:p>
      <text:p text:style-name="P1">in die Landschaft der Gadarener. «</text:p>
      <text:p text:style-name="P1">2. Und als er aus dem Schiffe getreten</text:p>
      <text:p text:style-name="P1">war, lief ihm alsobald aus den Gräbern ein</text:p>
      <text:p text:style-name="P1">Mensch mit einem unreinen Geiste entgegen,</text:p>
      <text:p text:style-name="P1">3. der feine Wohnung m den Gräbern</text:p>
      <text:p text:style-name="P1">hatte. Und Niemand oniite ihn binden,</text:p>
      <text:p text:style-name="P1">auch nicht mit Ketten;</text:p>
      <text:p text:style-name="P1">"4. denn schon oft war er mit Fußbandeit</text:p>
      <text:p text:style-name="P1">und Ketten gebunden gewesen, aber die</text:p>
      <text:p text:style-name="P1">Ketten wurden von ihm zerrissen und die</text:p>
      <text:p text:style-name="P1">Fußbande zerbrochen; nnd Niemand mochte«</text:p>
      <text:p text:style-name="P1">ihn bäiidigen.</text:p>
      <text:p text:style-name="P1">5. Und er war allezeit, Tag und Nacht,</text:p>
      <text:p text:style-name="P1">auf den Bergen und in den Gräbern, schrie</text:p>
      <text:p text:style-name="P1">und schlug sich selbst mit Steinen.</text:p>
      <text:p text:style-name="P1"/>
      <text:p text:style-name="P1"/>
      <text:p text:style-name="P1"/>
      <text:p text:style-name="P1">44V Cap. Z. Das Evangelium Cap. 5.</text:p>
      <text:p text:style-name="P1">6. Als er aber Jjesum »von ferne sah, lief</text:p>
      <text:p text:style-name="P1">er zu und fiel vor ihm nieder, »</text:p>
      <text:p text:style-name="P1">7. und schrie mit lauter Stimme und</text:p>
      <text:p text:style-name="P1">sprach: Jesu, du So»hn·Gottes, des Höch-</text:p>
      <text:p text:style-name="P1"><text:soft-page-break/>sten, was habe« ich mit dir zu schaffe·n? Jch</text:p>
      <text:p text:style-name="P1">besct)wöre dich bei Gott, daß du niich nicht</text:p>
      <text:p text:style-name="P1">pemiZest. C. «, 24.</text:p>
      <text:p text:style-name="P1">S. enn er hatte zu ihm gesagt: Du un-</text:p>
      <text:p text:style-name="P1">reiner Geist, fahr’ aus von diesem Menschen.</text:p>
      <text:p text:style-name="P1">I. Und er fragte ihn: Was ist dein Name?</text:p>
      <text:p text:style-name="P1">Uiid er alitwortete und sprach: Mem Name</text:p>
      <text:p text:style-name="P1">ist· Legion, denn uns er sind Viele.</text:p>
      <text:p text:style-name="P1">10. Und er bat ihn sehr, daß er sie nicht</text:p>
      <text:p text:style-name="P1">aus dieser Gegend de«-zwei e.</text:p>
      <text:p text:style-name="P1">11. Es war aber daselb an den Bergen</text:p>
      <text:p text:style-name="P1">eine ros;e Heerde Schweine zur Weide.</text:p>
      <text:p text:style-name="P1">12. sind die Teufel baten ihn und sprac:hen:</text:p>
      <text:p text:style-name="P1">Schicke uns in die Schweme, daß wir in</text:p>
      <text:p text:style-name="P1">dieselben fahreli.</text:p>
      <text:p text:style-name="P1">13. Und alsobald erlaubte es ihnen Jesus.</text:p>
      <text:p text:style-name="P1">Und die unreinen Geister fuhren aus und</text:p>
      <text:p text:style-name="P1">fuhren in die Schweine. Und die Heerde</text:p>
      <text:p text:style-name="P1">stürzte sich von dem Abhange in das Meer</text:p>
      <text:p text:style-name="P1">(ihrer waren bei zweitausend), und sie er-</text:p>
      <text:p text:style-name="P1">tranken im Meere.</text:p>
      <text:p text:style-name="P1">14. Die Hirten aber flohen uiid verkün-</text:p>
      <text:p text:style-name="P1">digten es in der Stadt und auf dem Lande.</text:p>
      <text:p text:style-name="P1">Und sie gingen hinaus zu sehen, was da</text:p>
      <text:p text:style-name="P1">geschehen war.</text:p>
      <text:p text:style-name="P1">15. Und sie kommen zu Jesu und sehen</text:p>
      <text:p text:style-name="P1">denVesesseiien, der die Legion gehabt, sitzend</text:p>
      <text:p text:style-name="P1">nnd bekleidet und vernünftig, und sie fürch-</text:p>
      <text:p text:style-name="P1">teten sich. » ·</text:p>
      <text:p text:style-name="P1">16. Und die es gesehen, erzählten ihnen,</text:p>
      <text:p text:style-name="P1">wie es mit dem Besessenen zugegangen, und</text:p>
      <text:p text:style-name="P1">von den Schweinen. » »</text:p>
      <text:p text:style-name="P1">17. Da fingen sie an ihn zu bitten, daß</text:p>
      <text:p text:style-name="P1">er voii ihren Grenzen hinwegi,iehe.</text:p>
      <text:p text:style-name="P1">18 Und als er in das Schi trat bat</text:p>
      <text:p text:style-name="P1">. » « .si , »</text:p>
      <text:p text:style-name="P1">ihn der besessen Gewesene, daß er bei ihm</text:p>
      <text:p text:style-name="P1">bleiben dürfe.</text:p>
      <text:p text:style-name="P1">19. Aber Jesus ließ es ihm nicht zu, fon-</text:p>
      <text:p text:style-name="P1">dern sprach zu ihm: Gehe in dein Haus zu</text:p>
      <text:p text:style-name="P1">den Deinen nnd verkmidige ihnen, was</text:p>
      <text:p text:style-name="P1">Großes der Herr dir gethan und wie er</text:p>
      <text:p text:style-name="P1">sich deiner erbarmt habe. «</text:p>
      <text:p text:style-name="P1">20. Und er ging hin iind fing an in den</text:p>
      <text:p text:style-name="P1">zehn Städten zu verkmidigen, was Großes</text:p>
      <text:p text:style-name="P1">Jesus ihin gethan habe, und Jedermann</text:p>
      <text:p text:style-name="P1">verwunderte sich. .</text:p>
      <text:p text:style-name="P1">V. 2sI—-J: Many. 9, i. is—-es. Lin. 8, 4o—e«-S.</text:p>
      <text:p text:style-name="P1">II. 21. Und als Jesus im Schiffe wieder</text:p>
      <text:p text:style-name="P1">hmübergefahren war, versammelte fich viel</text:p>
      <text:p text:style-name="P1">Volk zu ihm; uiid er war am Meere.</text:p>
      <text:p text:style-name="P1">22. Und siehe, es kam einer der Obersten</text:p>
      <text:p text:style-name="P1"><text:soft-page-break/>der Versanimlun , mit Namen Janus;</text:p>
      <text:p text:style-name="P1">und als er ihn erbRckte, fiel er ihm zu Füßen,</text:p>
      <text:p text:style-name="P1">23· und bat ihn sehr, sprechend: Mein</text:p>
      <text:p text:style-name="P1">Töchterlein liegt in den letzten ügen; ich</text:p>
      <text:p text:style-name="P1">bitte dich, komin’ und lege ihr die . ände aus,</text:p>
      <text:p text:style-name="P1">das; ihr geholfen werde, und sie wird leben.</text:p>
      <text:p text:style-name="P1">24. Und er ging mit ihm; und es folgte</text:p>
      <text:p text:style-name="P1">ihm viel Volk nach und sie drängten ihn. .</text:p>
      <text:p text:style-name="P1">25. Und es war ein Weib, die hatte zwölf</text:p>
      <text:p text:style-name="P1">Jahre den Blutflul; ,</text:p>
      <text:p text:style-name="P1">26. uiid hatte viel erlitten von vielen</text:p>
      <text:p text:style-name="P1">Aerzteii und all ihr Gut aufgewendet, ohne</text:p>
      <text:p text:style-name="P1">das; es ihr geholfen, sondern es ward viel-</text:p>
      <text:p text:style-name="P1">mehr xgl)linnner mit ihr.</text:p>
      <text:p text:style-name="P1">27. ls sie nun von Jesu gehört, kam sie -</text:p>
      <text:p text:style-name="P1">?1nte?i1kemVolke von hinten herzu und rührte</text:p>
      <text:p text:style-name="P1">ein <text:s/>eid an. «</text:p>
      <text:p text:style-name="P1">28. Denn sie sprach: Wenn ich nur seine</text:p>
      <text:p text:style-name="P1">Kleider anrühre , so wird mir geholfen</text:p>
      <text:p text:style-name="P1">werden. C. is, 56.</text:p>
      <text:p text:style-name="P1">29. Und alsobald vertrocknete der Quell</text:p>
      <text:p text:style-name="P1">ihres Blutes, und sie spürte es am Leibe,</text:p>
      <text:p text:style-name="P1">das; sie von dieser Plage geheilt worden.</text:p>
      <text:p text:style-name="P1">30. Und alsobald spürte Jesus bei sich</text:p>
      <text:p text:style-name="P1">selbst die Kraft, die von ihm ausgegangen</text:p>
      <text:p text:style-name="P1">war, und wandte sich unter dem olke um</text:p>
      <text:p text:style-name="P1">und sprach: Wer hat meine Kleider auge-</text:p>
      <text:p text:style-name="P1">rührt? Lu»c. is, i9.</text:p>
      <text:p text:style-name="P1">31. Und seine Jüngers sprachen zu ihm:</text:p>
      <text:p text:style-name="P1">Du siehst das Volk, das dich drängt, und</text:p>
      <text:p text:style-name="P1">sprichst: Wer hat mich angerührt?</text:p>
      <text:p text:style-name="P1">;32.·Und er blickte umher, die zu sehen,</text:p>
      <text:p text:style-name="P1">die dieses gethan hatte. · ·</text:p>
      <text:p text:style-name="P1">33. Aber das Weib, mit Furcht nnd Zit-</text:p>
      <text:p text:style-name="P1">tern, weil sie wus;te, was an ihr geschehenT</text:p>
      <text:p text:style-name="P1">war, kam nnd fiel vor ihm nieder uiid sagte -</text:p>
      <text:p text:style-name="P1">ihm die ga se Wahrheit.</text:p>
      <text:p text:style-name="P1">34. Er abgr sprach zu ihr: Tochter, dein</text:p>
      <text:p text:style-name="P1">Glaube hat dir geholfen. Gehe hin im</text:p>
      <text:p text:style-name="P1">Frieden und sei von deiner Plage «g0esi;ä1d! «</text:p>
      <text:p text:style-name="P1">llI. 35. Da er noch redete, kamen Etliche -</text:p>
      <text:p text:style-name="P1">von den Leuten des Obersten der Veso«</text:p>
      <text:p text:style-name="P1">sanimlnng, die sprachen: Deine Tochter ist</text:p>
      <text:p text:style-name="P1">gestorben, was beniühest du weiter den«;</text:p>
      <text:p text:style-name="P1">Meister? · </text:p>
      <text:p text:style-name="P1">36. Sobald aber Jesus dieses Wort hdrte,</text:p>
      <text:p text:style-name="P1">sprach er zum Obersten der Versammlung: .</text:p>
      <text:p text:style-name="P1">Fürchte dich nicht, glaube nur! s</text:p>
      <text:p text:style-name="P1">37. Und er ließ Niemand ihm 5olgen als</text:p>
      <text:p text:style-name="P1">den Petrus und Jaeobns und ohannes,</text:p>
      <text:p text:style-name="P1">des Jaeobus Bruder. . -</text:p>
      <text:p text:style-name="P1">38. Und er kommt in das Haus des Ober-</text:p>
      <text:p text:style-name="P1"><text:soft-page-break/>sten der Vergi3mmlung uiid sieht ein Ge- ·</text:p>
      <text:p text:style-name="P1">tünimel nnd emende und laut Heulende.</text:p>
      <text:p text:style-name="P1">39, Und er ging hinein und spricht zu</text:p>
      <text:p text:style-name="P1">ihnen: Was machet ihr ein Getümmel und</text:p>
      <text:p text:style-name="P1">weinet? Das Kind ist nicht gestorben, son-«</text:p>
      <text:p text:style-name="P1">dern es schläft, J-h. «, «» -,</text:p>
      <text:p text:style-name="P1"/>
      <text:p text:style-name="P1"/>
      <text:p text:style-name="P1"/>
      <text:p text:style-name="P1">H Cato. Z. 6. St. Marci. Cap. 6.</text:p>
      <text:p text:style-name="P1">40. Und sie verlachten ihn. Er aber, nach-</text:p>
      <text:p text:style-name="P1">dem er Alle hinausgewiesen, nahm zu sich</text:p>
      <text:p text:style-name="P1">des Kindes Vater und Mutter sammt denen,</text:p>
      <text:p text:style-name="P1">die bei ihm waren, uiid ging hinein, wo das</text:p>
      <text:p text:style-name="P1">Kind lag.</text:p>
      <text:p text:style-name="P1">41. Und er erYifs des Kindes Hand und</text:p>
      <text:p text:style-name="P1">sprach zu ihm: a itha kumi, das ist Ver-</text:p>
      <text:p text:style-name="P1">dol1metschet: Mägdlein, ich sage dir, steh’</text:p>
      <text:p text:style-name="P1">auf! Lue. 7, 14.</text:p>
      <text:p text:style-name="P1">42. Undalsobald stand das Mä dlein auf</text:p>
      <text:p text:style-name="P1">und wandelte: denn es war zwölf Fahre alt.</text:p>
      <text:p text:style-name="P1">Und sie geriethen in großes Erstaunen.</text:p>
      <text:p text:style-name="P1">43. Und er verbot ihnen ernstlich, daß</text:p>
      <text:p text:style-name="P1">Niemand dieses er-fahre; ulid er befahl,· ihr</text:p>
      <text:p text:style-name="P1">zu essen zu geben. C. i, «-. 7, se.</text:p>
      <text:p text:style-name="P1">Cap. VI.</text:p>
      <text:p text:style-name="P1">l. Jesus lehrt zu Nazareth. -t—6. It. sendet die</text:p>
      <text:p text:style-name="P1">Apostel aus. 7—t3. til- Enthanptuiig des Johan-</text:p>
      <text:p text:style-name="P1">nes. «e—29. W. Speisung der Fünftausend. 30--M.</text:p>
      <text:p text:style-name="P1">V- Wandeln auf dem Meer. 45—56.</text:p>
      <text:p text:style-name="P1">V. 4—6: Matth. -is, 54—58. Luc. 4, i6. 22——24.</text:p>
      <text:p text:style-name="P1">l. 1. Und er zog von dannen und kam in</text:p>
      <text:p text:style-name="P1">seine Vaterstadt; nnd seine Jünger folgten —</text:p>
      <text:p text:style-name="P1">ihm nach.</text:p>
      <text:p text:style-name="P1">2. Und als es Sa"bbath war , sing er» an</text:p>
      <text:p text:style-name="P1">in der Verfani:iilung zu lehren, und Viele,</text:p>
      <text:p text:style-name="P1">die zuhörten, erstaunten 1md sprachen:</text:p>
      <text:p text:style-name="P1">a urei e ei ei, ei m e»ge en: ,</text:p>
      <text:p text:style-name="P1"><text:s/>koil:imLtThi3-;emtsolLit)es,? Und ig)as·isst</text:p>
      <text:p text:style-name="P1">uiisiådg)ß al;ch solche ?haten durch izeineHande</text:p>
      <text:p text:style-name="P1">ge )e en.sz , »</text:p>
      <text:p text:style-name="P1">3. Jst dieses nicht der ZimmermLun, der</text:p>
      <text:p text:style-name="P1">Sii:ss;»sMI;s2«D;x.B;:ise»k: </text:p>
      <text:p text:style-name="P1">un oe ui u ion. 1i</text:p>
      <text:p text:style-name="P1">End nicht seine Schwestern hier bei uns?</text:p>
      <text:p text:style-name="P1">nd sie ärgerten sich an ihm. »</text:p>
      <text:p text:style-name="P1">»4. Jesus abersprachzu ihnen: »EmProphet</text:p>
      <text:p text:style-name="P1">ist nirgends verachtet als in seinem Vater-</text:p>
      <text:p text:style-name="P1">lande und bei seinen Verwandten und in</text:p>
      <text:p text:style-name="P1">seinem Hause. » « ·</text:p>
      <text:p text:style-name="P1">5. Und er konnte dziselbst keine Wunder-</text:p>
      <text:p text:style-name="P1">that thun, außer das: er» wenigen Kranken</text:p>
      <text:p text:style-name="P1"><text:soft-page-break/>die Haiide auflegte ulid sie heilte.</text:p>
      <text:p text:style-name="P1">6. Und er verwunderte sich wegen ihres</text:p>
      <text:p text:style-name="P1">Un laul«ens uiid zog in die Flecken rings</text:p>
      <text:p text:style-name="P1">umher und lehrte.</text:p>
      <text:p text:style-name="P1">B.7-is: 5iJiatihj0i04139-7;5. szLuc. 9, i—6.</text:p>
      <text:p text:style-name="P1">1I. 7. Und er berief die Zwölfe zu sich</text:p>
      <text:p text:style-name="P1">und sing an, sie, ’e zwei und zwei, auszu-</text:p>
      <text:p text:style-name="P1">seudeii,(3iuh gab ihnen Macht über die un-</text:p>
      <text:p text:style-name="P1">reinen ei ter.</text:p>
      <text:p text:style-name="P1">8. Und er befahl ihnen, siesollten nichts auf</text:p>
      <text:p text:style-name="P1">den Weg nehmen als nur einen Stab , keine</text:p>
      <text:p text:style-name="P1">Tasche, ein Brot, kein Geld in den Gürtel;</text:p>
      <text:p text:style-name="P1">45</text:p>
      <text:p text:style-name="P1">9. sondern nur Sohxen an den Füßen</text:p>
      <text:p text:style-name="P1">tragen und nicht zwei öcke anziehen.</text:p>
      <text:p text:style-name="P1">10. Und er sprach zu ihnen: Wo ihr in</text:p>
      <text:p text:style-name="P1">ein Haus eintreten werdet, darin bleibet,</text:p>
      <text:p text:style-name="P1">bis ihr von dannen ziehet.</text:p>
      <text:p text:style-name="P1">11. Und wo sie euch nicht aufnehmen, noch</text:p>
      <text:p text:style-name="P1">euch hören werden, da ziehet von dannen</text:p>
      <text:p text:style-name="P1">und schüttelt den Staub von euern Füßen,</text:p>
      <text:p text:style-name="P1">ihnen «nni ZeÆznis3. Wahrlich, ich sage</text:p>
      <text:p text:style-name="P1">euch: cis wird odom und Gomorrha am</text:p>
      <text:p text:style-name="P1">Ta e des Gerichtes erträglieher gehen als</text:p>
      <text:p text:style-name="P1">deri?ell-en Stadt.</text:p>
      <text:p text:style-name="P1">12. Und sie gingen aus uiid predigteu,</text:p>
      <text:p text:style-name="P1">daß man Buße thun solle; Many» :-z, 2.</text:p>
      <text:p text:style-name="P1">13. niid trieben viele Teulfel aus und</text:p>
      <text:p text:style-name="P1">salbten viele Kranke mit Oe iind heilten</text:p>
      <text:p text:style-name="P1">sie. Jst. Ei, it.</text:p>
      <text:p text:style-name="P1">V. -i4—29: Many. it, i—i2. Lue. 9, 7—9.</text:p>
      <text:p text:style-name="P1">lll. 14. Und der König Herodes hörte</text:p>
      <text:p text:style-name="P1">das- (denu sein Name ward bekannt) Und</text:p>
      <text:p text:style-name="P1">Brach: Johannes, der Täufer, ist von den</text:p>
      <text:p text:style-name="P1">-todten auferstanden, darum wirken diese</text:p>
      <text:p text:style-name="P1">Kräfte in ihm.</text:p>
      <text:p text:style-name="P1">15. Andere sprachen: Es ist Elias; Andere</text:p>
      <text:p text:style-name="P1">aber: Es ist ein Prophet oder wie einer der</text:p>
      <text:p text:style-name="P1">Propheten. C. S, 28.</text:p>
      <text:p text:style-name="P1">16. Da es also Herodes gehört, sprach er:</text:p>
      <text:p text:style-name="P1"><text:s/>ist Johannes, den ich enthauptet habe;</text:p>
      <text:p text:style-name="P1">der ist von den Todten auferstanden.</text:p>
      <text:p text:style-name="P1">17. Denn er, Herodes, hatte den Johannes</text:p>
      <text:p text:style-name="P1">greifen lassen und ihn in dem Gefängnisse</text:p>
      <text:p text:style-name="P1">ebundeli, wegen der Herodias, des Weibes</text:p>
      <text:p text:style-name="P1">Eies Bruders Philippus, weil er sie zum</text:p>
      <text:p text:style-name="P1">S eibe genommen hatte.</text:p>
      <text:p text:style-name="P1">18. Denn Johannes hatte zu Herodes ge-</text:p>
      <text:p text:style-name="P1">sagt: Es ist dir 1iicht erlaubt, deines Bru-</text:p>
      <text:p text:style-name="P1">ders Weib zu haben.</text:p>
      <text:p text:style-name="P1">19. Herodias aber stellete ihm nach und</text:p>
      <text:p text:style-name="P1">wollte ihn tödten und vermochte es nicht.</text:p>
      <text:p text:style-name="P1"><text:soft-page-break/>20. Denn Herodes fürchtete denJohannes,</text:p>
      <text:p text:style-name="P1">weil er wußte, daß er ein gereclter und hei-</text:p>
      <text:p text:style-name="P1">liger Mann war, und verwahrte ihn und</text:p>
      <text:p text:style-name="P1">Vieles, was er von ihm hörte, that er und</text:p>
      <text:p text:style-name="P1">hörte ihn mit Lust. .</text:p>
      <text:p text:style-name="P1">21. Und als ein gelegeiier Tag kam, da</text:p>
      <text:p text:style-name="P1">Herodes seinen Großen und Obersten und</text:p>
      <text:p text:style-name="P1">den Vornehnisten des galiläischen Landes</text:p>
      <text:p text:style-name="P1">an seinem Geburtstag ein Gastmal)l gab;</text:p>
      <text:p text:style-name="P1">22. da trat der Herodias Tochter herein</text:p>
      <text:p text:style-name="P1">und tanzte, und es gefiel dein Herodes und</text:p>
      <text:p text:style-name="P1">denen, die mit ihm zu Tische saßen. Da</text:p>
      <text:p text:style-name="P1">sprach der König zu dein S) ädcheii: Bitte</text:p>
      <text:p text:style-name="P1">Vogt mir, was du willst, und ich will es dir</text:p>
      <text:p text:style-name="P1">e en.</text:p>
      <text:p text:style-name="P1">g23. Und er schwur ihr: Was du auch von</text:p>
      <text:p text:style-name="P1">mir bitten wirst, das will ich dir geben</text:p>
      <text:p text:style-name="P1"/>
      <text:p text:style-name="P1"/>
      <text:p text:style-name="P1"/>
      <text:p text:style-name="P1">46 Cap. 6. Das Evangelium Cap. 6. "</text:p>
      <text:p text:style-name="P1">bis auf den halben Theil meines König-</text:p>
      <text:p text:style-name="P1">reiches. Esth. 5, Z. S. ·-</text:p>
      <text:p text:style-name="P1">24. Da in ie inaus nnd pra u</text:p>
      <text:p text:style-name="P1">ihrer Mutxier? Elsas? soll icl bittin?chDzie</text:p>
      <text:p text:style-name="P1">aber sprach: Das Haupt Johannes, des</text:p>
      <text:p text:style-name="P1">Täufers.</text:p>
      <text:p text:style-name="P1">25. Und alsobald ging sie eilends zum</text:p>
      <text:p text:style-name="P1">Königehinein, bat undspra : »Ich will, daß</text:p>
      <text:p text:style-name="P1">du mir setzt zur Stunde an einer Schüssel</text:p>
      <text:p text:style-name="P1">das Haupt Johannes, des äufers, gebest.</text:p>
      <text:p text:style-name="P1">26. Da ward der König sehr betrübt; doch</text:p>
      <text:p text:style-name="P1">um des Eides und um derer willen, die mit</text:p>
      <text:p text:style-name="P1">ihm zu Tische saßen, wollte er ihre Bitte</text:p>
      <text:p text:style-name="P1">nicht ungewährt lassen.</text:p>
      <text:p text:style-name="P1">27. Und der König schickte al obald einen</text:p>
      <text:p text:style-name="P1">Trabanten hin und befahl, dafi sein Haupt</text:p>
      <text:p text:style-name="P1">gebraclt werde.</text:p>
      <text:p text:style-name="P1">28. Dieser ging hin und enthauptete ihn</text:p>
      <text:p text:style-name="P1">in dem Gefmignisse und brachte sein Haupt</text:p>
      <text:p text:style-name="P1">auf einer Schüssel nnd ab es dem Mädchen;</text:p>
      <text:p text:style-name="P1">und das Mädchen gab; es ihrer Mutter.</text:p>
      <text:p text:style-name="P1">29. Und als es seine Jiinger gehört, kamen</text:p>
      <text:p text:style-name="P1">sie und nahmen seinen Leichnam und legten</text:p>
      <text:p text:style-name="P1">ihn in ein Grab.</text:p>
      <text:p text:style-name="P1">IV. 30. Und die Apostel kamen bei Jesu zu-</text:p>
      <text:p text:style-name="P1">sammen ui1d verkijndigten ihm Alles, was sie</text:p>
      <text:p text:style-name="P1">gethan undwas sie gelehrt hatten. Luc. 9, c o.</text:p>
      <text:p text:style-name="P1">31. Und er sprach zu ihnen: Koinmet ihr</text:p>
      <text:p text:style-name="P1">beiseite an einen eillöden Ort und ruhet ein</text:p>
      <text:p text:style-name="P1">wenig! Denn es waren Viele, die ab- und</text:p>
      <text:p text:style-name="P1">zugingen ,» und sie hatten nicht einmal</text:p>
      <text:p text:style-name="P1"><text:soft-page-break/>Zeit zu essen. C. Z, 2o.</text:p>
      <text:p text:style-name="P1">V.32—442 Many.-i4, c3—2c. Luc.9, 4o——47.</text:p>
      <text:p text:style-name="P1">J«-h. es, 4—44.</text:p>
      <text:p text:style-name="P1">32. Und sie fuhren zu Schiffe an einen</text:p>
      <text:p text:style-name="P1">einöden Ort beiseite.</text:p>
      <text:p text:style-name="P1">33. Und das Volk sah sie hinwegfahren,</text:p>
      <text:p text:style-name="P1">nnd es erkannten ihn Viele; nnd sie liefen</text:p>
      <text:p text:style-name="P1">aus allen Städten zu Fuß dahin ihnen zu-</text:p>
      <text:p text:style-name="P1">vor und kamen bei ihm zusammen.</text:p>
      <text:p text:style-name="P1">34. Und als Jesus ausstieg, sah er eine</text:p>
      <text:p text:style-name="P1">große Menge und erbarmte sich über sie,</text:p>
      <text:p text:style-name="P1">denn sie waren wie Schafe, die einen Hir-</text:p>
      <text:p text:style-name="P1">ten haben; und er fing an, sie viele Dinge</text:p>
      <text:p text:style-name="P1">zu lehren. Many. 9. 36.</text:p>
      <text:p text:style-name="P1">35. Und als nun der Tag fast vorüber</text:p>
      <text:p text:style-name="P1">war, traten seine Jünger zu ihm und sag-</text:p>
      <text:p text:style-name="P1">ten: Dieses ist ein einöder Ort und der Tag</text:p>
      <text:p text:style-name="P1">fast vorüber.</text:p>
      <text:p text:style-name="P1">36. Las; sie von dir, daß sie hin ehen in</text:p>
      <text:p text:style-name="P1">die Dörfer nnd Flecken rinlgs umher und</text:p>
      <text:p text:style-name="P1"><text:s/>Brot kaufen; denn sie sahen nichts zu</text:p>
      <text:p text:style-name="P1">e en.</text:p>
      <text:p text:style-name="P1">37 . Er aber antworteteund sprach zuihnen:</text:p>
      <text:p text:style-name="P1">Gebet ihr ihnen zu essen! Und sie sprachen</text:p>
      <text:p text:style-name="P1">zu ihm: Sollen wir hingehen und für zwei-</text:p>
      <text:p text:style-name="P1">hundert Pfennige Brot kaufen und ihnen</text:p>
      <text:p text:style-name="P1">zu essen geben?</text:p>
      <text:p text:style-name="P1">38. Er aber sprach zu ihnen: Wie viel</text:p>
      <text:p text:style-name="P1">Brote habet i)r? Gehet hin und sehet.</text:p>
      <text:p text:style-name="P1">Und als sie es erkundigt, sprachen sie:</text:p>
      <text:p text:style-name="P1">Fünf, und zwei Fische. » »</text:p>
      <text:p text:style-name="P1">39. Und er befahl ihnen, das; s1ch Alle nach</text:p>
      <text:p text:style-name="P1">s5)åsellschaften in das grüne Gras setzen</text:p>
      <text:p text:style-name="P1">o ten.</text:p>
      <text:p text:style-name="P1">40. Und sie setzten sich nach Abtheilungen,</text:p>
      <text:p text:style-name="P1">se· hfundert und hundert und je fünfzig und</text:p>
      <text:p text:style-name="P1">un ca.</text:p>
      <text:p text:style-name="P1">41.z Und er nahm die fünf Brote und die</text:p>
      <text:p text:style-name="P1">wei Fische, blickte zum Fimmel auf und</text:p>
      <text:p text:style-name="P1">fegnete sie, und brach die - rote nnd gab sie</text:p>
      <text:p text:style-name="P1">seinen Jüngern, daß sie ihnen dieselben</text:p>
      <text:p text:style-name="P1">vorlegten; auch die zwei Fische theilte er</text:p>
      <text:p text:style-name="P1">nte Alle</text:p>
      <text:p text:style-name="P1">n r .</text:p>
      <text:p text:style-name="P1">42. Und sie aßen Alle und wurden satt.</text:p>
      <text:p text:style-name="P1">43. Und sie hoben auf von denStücken zwölf</text:p>
      <text:p text:style-name="P1">Körbe voll, und von den Fischen. C»8, s,</text:p>
      <text:p text:style-name="P1">44. Und derer, welche die Brote gegessen</text:p>
      <text:p text:style-name="P1">hatten, waren bei fünftausend Männer.</text:p>
      <text:p text:style-name="P1">V. 45—52: March. it, 22—33. Joh. S, c5—2c.</text:p>
      <text:p text:style-name="P1">V. 45. Und ag)lial"d nöthigte er seine</text:p>
      <text:p text:style-name="P1">Jünger, in das chiff zu steigen und vor</text:p>
      <text:p text:style-name="P1"><text:soft-page-break/>ihm hinüberzufahren nach Bethfaida, bis</text:p>
      <text:p text:style-name="P1">er das Volk entlasse.</text:p>
      <text:p text:style-name="P1">46. Und nachdem er sie verabschiedet hatte,</text:p>
      <text:p text:style-name="P1">ging er auf den Berg zu beten. Lin, S, -si2.</text:p>
      <text:p text:style-name="P1">47. Und da es Abend eworden, war das</text:p>
      <text:p text:style-name="P1">Schiff mitten auf dem Meere und er allein</text:p>
      <text:p text:style-name="P1">auf dem Lande.</text:p>
      <text:p text:style-name="P1">48. Und er sah, daß sie im Rudern Noth</text:p>
      <text:p text:style-name="P1">litten; denn der Wind war ihnen entgegen.</text:p>
      <text:p text:style-name="P1">Und um die vierte Nachtwache kam er rzu</text:p>
      <text:p text:style-name="P1">ihnen, wandelnd auf dem Meere, und wo te</text:p>
      <text:p text:style-name="P1">bei ihnen vorübergeheu.</text:p>
      <text:p text:style-name="P1">49. Als sie ihn aber auf dem Meere</text:p>
      <text:p text:style-name="P1">wandeln sahen, meinten sie, es wäre ein</text:p>
      <text:p text:style-name="P1">Gespenst, und schrieen.</text:p>
      <text:p text:style-name="P1">50. Denn sie sahen ihn Alle und erschraken.</text:p>
      <text:p text:style-name="P1">Und er redete alsobald mit ihnen und sprach</text:p>
      <text:p text:style-name="P1">zu ihnen: Seid getrost! Ich bin es;fürchtet</text:p>
      <text:p text:style-name="P1">euch ni(ht. » ·</text:p>
      <text:p text:style-name="P1">51. Und er stieg zu ihnen in» das Schiff,</text:p>
      <text:p text:style-name="P1">und der Wind legte sich. Und sie erstaunten</text:p>
      <text:p text:style-name="P1">bei sich selbst über die Maßen und ver-</text:p>
      <text:p text:style-name="P1">wunderten sich. C. H, 39».</text:p>
      <text:p text:style-name="P1">52. Denn sie waren nicht verständi ge-</text:p>
      <text:p text:style-name="P1">worden über den Broten; denn ihr Sinn</text:p>
      <text:p text:style-name="P1">war verhärtet. E. 8, 47. M«itch. is, 9.</text:p>
      <text:p text:style-name="P1">V» 53-56- March. c4, 34—36.</text:p>
      <text:p text:style-name="P1">53. Und sie fuhren hinüber und kamen</text:p>
      <text:p text:style-name="P1">in das Land Genesaret und landeten an.</text:p>
      <text:p text:style-name="P1">54. Und als sie aus dem Schiffe traten,</text:p>
      <text:p text:style-name="P1">erkannten die Leute ihn alsobald,</text:p>
      <text:p text:style-name="P1"/>
      <text:p text:style-name="P1"/>
      <text:p text:style-name="P1"/>
      <text:p text:style-name="P1">Cap. 6. 7. St. Marei. Cap. 7.- 47</text:p>
      <text:p text:style-name="P1">55. und durchliefen die ganze umliegende</text:p>
      <text:p text:style-name="P1">Landschaft und singen an, die Kranken auf</text:p>
      <text:p text:style-name="P1">den Betten hernmzutragen , wo sie hörten,</text:p>
      <text:p text:style-name="P1">daß er da sei.</text:p>
      <text:p text:style-name="P1">56. Und wo er einzog in Flecken oder</text:p>
      <text:p text:style-name="P1">Städte oder Dbrfer, da legten sie die</text:p>
      <text:p text:style-name="P1">Kranken aiif die Gassen und baten ihn, daß</text:p>
      <text:p text:style-name="P1">sie nur den Saum seines Kleides anrühren</text:p>
      <text:p text:style-name="P1">dürften. Und so Viele ihn anrührten, denen</text:p>
      <text:p text:style-name="P1">ward geholfen. C. 5, 27. 28.</text:p>
      <text:p text:style-name="P1">Cap. Vli-</text:p>
      <text:p text:style-name="P1">l. Jesus verwirft die Menschensatzi1ngen. «-—23.</text:p>
      <text:p text:style-name="P1">il. heilt die Cananäische Tochter. 24-—30., und</text:p>
      <text:p text:style-name="P1">1ll. einen Taubsiummen. 3t—37.</text:p>
      <text:p text:style-name="P1">V. i—23; Many. i5, i—2o.</text:p>
      <text:p text:style-name="P1">I. 1. Und es versaminelten <text:s/>zu ihm</text:p>
      <text:p text:style-name="P1">die Pharisäer und etliche Schristgelehrte,</text:p>
      <text:p text:style-name="P1"><text:soft-page-break/>die voii Jerusalem gekomnien waren. »</text:p>
      <text:p text:style-name="P1">2. Und da sie etli»che seiner Jmiger niit</text:p>
      <text:p text:style-name="P1">gemeinen, das ist mit ungewaschenen« Hän-</text:p>
      <text:p text:style-name="P1">den Brot essen sahen, beschalten sie die-</text:p>
      <text:p text:style-name="P1">selben. Luc..·«,38. </text:p>
      <text:p text:style-name="P1">Z. Denn die Pharisaer und alle Juden</text:p>
      <text:p text:style-name="P1">essen nicht, sie haben denn die Hände ordent-</text:p>
      <text:p text:style-name="P1">lich glewaschen und halten an der Satzung</text:p>
      <text:p text:style-name="P1">der lten.</text:p>
      <text:p text:style-name="P1">4. Und wenn sie vom Markte kommen,</text:p>
      <text:p text:style-name="P1">essen sie nicht, sie seiel1 »denn» gewaschen.</text:p>
      <text:p text:style-name="P1">Und noch viele andere Dinge sind, »die sie</text:p>
      <text:p text:style-name="P1">zu halten aiZenomnien, ni·un ich die Wa-</text:p>
      <text:p text:style-name="P1">chungeii der« echer und Kruge und ehernen</text:p>
      <text:p text:style-name="P1">Gesäärre und Tische.» Mp«tkh. <text:s/>25. »</text:p>
      <text:p text:style-name="P1">5. « a fragten ihn die Pharisaer und die</text:p>
      <text:p text:style-name="P1">Sihriftgelehrten: Warum wandeln deine</text:p>
      <text:p text:style-name="P1">Junger ni3t)t nach der Satzung der Alten,</text:p>
      <text:p text:style-name="P1">sondern essen das Brot mit nngewaschenen</text:p>
      <text:p text:style-name="P1">Linden?</text:p>
      <text:p text:style-name="P1">H6. Er aber antwortete und sprach zu ihnen :</text:p>
      <text:p text:style-name="P1">Trefflich hat Jesajas «von euch Heuchlern</text:p>
      <text:p text:style-name="P1">gTweissaget, wie geschrieben steht: »Dieses</text:p>
      <text:p text:style-name="P1">S olk ehrt mich mit den Lippen, ihr Herz</text:p>
      <text:p text:style-name="P1">aber List fern von mir. J-s.29, is·</text:p>
      <text:p text:style-name="P1">7. ber vergeblich ehren sie inich, weil sie</text:p>
      <text:p text:style-name="P1">Lehren· vortragen, welche Gebote der Men-</text:p>
      <text:p text:style-name="P1">schen sind.«·</text:p>
      <text:p text:style-name="P1">8. Denn ihr verlasset das Gebot Gottes</text:p>
      <text:p text:style-name="P1">und haltet die Satzung der Menschen, die</text:p>
      <text:p text:style-name="P1">Waschnngen der Kruge und Becher, und</text:p>
      <text:p text:style-name="P1">viel Anderes dergleichen thut ihr. »</text:p>
      <text:p text:style-name="P1">9. Und er sprach zu ihnen: Wohl fein ver-</text:p>
      <text:p text:style-name="P1">werfet ihr das Gebot Gottes, auf daß ihr</text:p>
      <text:p text:style-name="P1">eure Satzung, haltet.</text:p>
      <text:p text:style-name="P1">10. Denn Moses hast gesHeochen: ,,Ehre</text:p>
      <text:p text:style-name="P1">deinen Vater und deine utter«; und:</text:p>
      <text:p text:style-name="P1">»Wer Vater oder Mutter flucht, der soll</text:p>
      <text:p text:style-name="P1">des Todes sterben« 2. mirs. 20, 42. ei, 17.</text:p>
      <text:p text:style-name="P1">11. Jhr aber sagst: Wenn Jemand zum</text:p>
      <text:p text:style-name="P1">Vater oder zur iutter spricht: Es ist</text:p>
      <text:p text:style-name="P1">Korban, das ist, znin Opfer oergabet, was</text:p>
      <text:p text:style-name="P1">von mir Dir zu Gute kommen sollte;</text:p>
      <text:p text:style-name="P1">12. so muß er für seinen Vater oder seine</text:p>
      <text:p text:style-name="P1">Mutter nichts weiter thun. s</text:p>
      <text:p text:style-name="P1">- 13. Also hebet ihr mit eurer Satzung, die</text:p>
      <text:p text:style-name="P1">ihr ausgesetzt habet, das Wort Gottes aus;</text:p>
      <text:p text:style-name="P1">und dergleichen thut ihr viel.</text:p>
      <text:p text:style-name="P1">14. Und»er rie alles Volk u sich und</text:p>
      <text:p text:style-name="P1">sprach zu ihnen: Höret mir Elle zu und</text:p>
      <text:p text:style-name="P1">merket! »</text:p>
      <text:p text:style-name="P1">15. Es ist nichts außer dem Menschen,</text:p>
      <text:p text:style-name="P1"><text:soft-page-break/>das, wenn es in ihn hineingeht, ihn ver-.</text:p>
      <text:p text:style-name="P1">unreinigen kann; sondern die Dinge, die</text:p>
      <text:p text:style-name="P1">von ihm ausgehen, die sind es, die den</text:p>
      <text:p text:style-name="P1">Menschen verunreinigen. An io, -is. 2s.</text:p>
      <text:p text:style-name="P1">16. HatJemandOhrenzuhören,derhöre!</text:p>
      <text:p text:style-name="P1">17. Und als er vom Volke weg in das</text:p>
      <text:p text:style-name="P1">Haus gegangen, fragten ihn seine Ji·inger</text:p>
      <text:p text:style-name="P1">über das Gleichmß.</text:p>
      <text:p text:style-name="P1">18. Und er sprach zu ihnen: Seid an</text:p>
      <text:p text:style-name="P1">ihr so unVerständi"g? Merket ihr nicht, da</text:p>
      <text:p text:style-name="P1">Alles, was Von außen in den Menschen</text:p>
      <text:p text:style-name="P1">hmeingeht, ihn nicht oerunreinigeii kann?</text:p>
      <text:p text:style-name="P1">19. Denn es geht nicht in sein Herz, son-</text:p>
      <text:p text:style-name="P1">dern in den Bauch; und geht fort durch den</text:p>
      <text:p text:style-name="P1">natürlichen Weg, der alle Speisen reinigt.</text:p>
      <text:p text:style-name="P1">20. Er sprach aber: Was aus dem Men-</text:p>
      <text:p text:style-name="P1">scheii herausgeht, das verunreinigt den</text:p>
      <text:p text:style-name="P1">Menschen.</text:p>
      <text:p text:style-name="P1">21. Denn von innen, aus dem Herzen der</text:p>
      <text:p text:style-name="P1">Menschen kommen hervor die bösen Ge-</text:p>
      <text:p text:style-name="P1">danken , Ehebriich, Hiirereien, Todtschläge,</text:p>
      <text:p text:style-name="P1">22. Diebstähle, Geiz, Bosheiten, List, Uep-</text:p>
      <text:p text:style-name="P1">pigkeit, Neid, Lästerung, Hoffart, Eitelkeit.</text:p>
      <text:p text:style-name="P1">23. Alle diese bösen Dinge gehenvon innen</text:p>
      <text:p text:style-name="P1">heraus nnd verunreinigen den Menschen.</text:p>
      <text:p text:style-name="P1">V. 24—3o- Many. is, 2-i—28.</text:p>
      <text:p text:style-name="P1">ll. 24. Und er erhob sich von da und be-</text:p>
      <text:p text:style-name="P1">ab sich an die Grenzen von Tyrus Und</text:p>
      <text:p text:style-name="P1">Eidon. Und als er in ein Haus trat, wollte</text:p>
      <text:p text:style-name="P1">er nicht, daß es Jemand er ahre, und konnte</text:p>
      <text:p text:style-name="P1">doch nicht ver»bo;Zen bleiben.</text:p>
      <text:p text:style-name="P1">25. Denn eint eib hatte voni8Jm ehört,</text:p>
      <text:p text:style-name="P1">derenTöchterlein einen unreinen cis? hatte,</text:p>
      <text:p text:style-name="P1">und sie kam und fiel ihm zu Füßen,</text:p>
      <text:p text:style-name="P1">26. (sie war aber ein heidnisches Weib,</text:p>
      <text:p text:style-name="P1">ans Syrophönicien gebürtig) und sie bat</text:p>
      <text:p text:style-name="P1">ihn, daß er den Teufel von ihrer Tochter</text:p>
      <text:p text:style-name="P1">austreibe.</text:p>
      <text:p text:style-name="P1">27. Aber Jesus sprach zu ihr: Laß znyor</text:p>
      <text:p text:style-name="P1">die Kinder satt werden; deiin·es ist nicht</text:p>
      <text:p text:style-name="P1">gut, daß man das Brot der Kinder nehme</text:p>
      <text:p text:style-name="P1">und es den .Pundlein vorwerfe.</text:p>
      <text:p text:style-name="P1">28. Sie a er antwortete und sprach zu</text:p>
      <text:p text:style-name="P1"/>
      <text:p text:style-name="P1"/>
      <text:p text:style-name="P1"/>
      <text:p text:style-name="P1">48 Cap. 7. 8. Das Evangelium Cap. 8.</text:p>
      <text:p text:style-name="P1">i m: Ja, Herr! doch essen auch die lE)üntx</text:p>
      <text:p text:style-name="P1">lkin unter dem Tische von den Bro amen</text:p>
      <text:p text:style-name="P1">der Kinder. · ·</text:p>
      <text:p text:style-name="P1">29. Und er sprach zu ihr: Um dieses</text:p>
      <text:p text:style-name="P1">Wortes willen gehe hin; der Teufel ist von</text:p>
      <text:p text:style-name="P1"><text:soft-page-break/>deiner Tochter ausgefahren.</text:p>
      <text:p text:style-name="P1">30. Und als sie i1i ihr Haus kam, fand</text:p>
      <text:p text:style-name="P1">sie den Teufel ansgefahren und die Tochter</text:p>
      <text:p text:style-name="P1">auf deni Bette liegend. »</text:p>
      <text:p text:style-name="P1">III. 31. Und nachdem er« wieder ans den</text:p>
      <text:p text:style-name="P1">Grenzen von Thais und Sidon weggezogen,</text:p>
      <text:p text:style-name="P1">kam er an das galiläische Meer, mitten in die</text:p>
      <text:p text:style-name="P1">Landschaft der zehn Städte. Muth. is « 29 re.</text:p>
      <text:p text:style-name="P1">32. Und sie brachten einen Gehörlosen zu</text:p>
      <text:p text:style-name="P1">ihm, der kaum reden konnte, und baten ihn,</text:p>
      <text:p text:style-name="P1">daß er ihm die and auslege.</text:p>
      <text:p text:style-name="P1">33. Und er na in ihn von dem Volk bei-</text:p>
      <text:p text:style-name="P1">seite, legte seine - in er in seine Ohren, spie</text:p>
      <text:p text:style-name="P1">und berührte seine Zunge. C. 8, as.</text:p>
      <text:p text:style-name="P1">34. Dann blickte er genHimmel auf, seufzte</text:p>
      <text:p text:style-name="P1">und sprach zu ihm: Lphatha, das ist, werde</text:p>
      <text:p text:style-name="P1">anEgethan! C. e, «. Jk-h. i7, «.</text:p>
      <text:p text:style-name="P1">3 . Und alsobald wurden seine Ohren</text:p>
      <text:p text:style-name="P1">aufgethan nnd das Band seiner Zunge ge-</text:p>
      <text:p text:style-name="P1">löst, niid er redete recht.</text:p>
      <text:p text:style-name="P1">36. Und er verbot ihnen, daß sie es·Nie-</text:p>
      <text:p text:style-name="P1">n1and sagen sollten; a er je mehr er es ihnen</text:p>
      <text:p text:style-name="P1">verbot, desto mel r machten sie es kund.</text:p>
      <text:p text:style-name="P1">37. Und sie erstaunten über die Maßen</text:p>
      <text:p text:style-name="P1">und sprachen: Er hat doch Alles wohl ge-</text:p>
      <text:p text:style-name="P1">macht! Die Tauben macht er hören und die</text:p>
      <text:p text:style-name="P1">Stummen reden. i. M·-s. 1, 31.</text:p>
      <text:p text:style-name="P1">Cap. VllI.</text:p>
      <text:p text:style-name="P1">.Spcisung der Viertausend. 4——-9. ll. Zeichen</text:p>
      <text:p text:style-name="P1">am Himmel. 40—i3. til. Sauerteig der Phari-</text:p>
      <text:p text:style-name="P1">säer. slt—24. IV. Heilung eines Blinden. 22—26.</text:p>
      <text:p text:style-name="P1">V. Petri Bckenntniß. 27—Z0. Vl. Jesu Ankun-</text:p>
      <text:p text:style-name="P1">digung seines Leidens. 3i—33. Vll. Anweisung</text:p>
      <text:p text:style-name="P1">für seine Nachfolger. 34—38.</text:p>
      <text:p text:style-name="P1">V. «—-O: Many. i5, 32—39.</text:p>
      <text:p text:style-name="P1">I. 1. In denselben Tagen, als sehr viel</text:p>
      <text:p text:style-name="P1">Volk vorhanden war nnd sie nichts zu essen</text:p>
      <text:p text:style-name="P1">hatten, berief Jesus seine Iunger zu sieh</text:p>
      <text:p text:style-name="P1">und Mach zu ihnen:</text:p>
      <text:p text:style-name="P1">2. ich 1amniert des Volkes; denn sie</text:p>
      <text:p text:style-name="P1">verharren nun drei Tage bei mir und haben</text:p>
      <text:p text:style-name="P1">nichts zu essen ;</text:p>
      <text:p text:style-name="P1">3. und wenn ich sie nüchtern nach Hause</text:p>
      <text:p text:style-name="P1">lasse, so werden sie auf dem Wege erliegen;</text:p>
      <text:p text:style-name="P1">denn Einige von ihnen kommen weit her.</text:p>
      <text:p text:style-name="P1">4. Und seine Jünger antworteten ihm:</text:p>
      <text:p text:style-name="P1">Wo er könnte Jemand diese hier in der</text:p>
      <text:p text:style-name="P1">Wü te mit Brot sättigen?</text:p>
      <text:p text:style-name="P1">5. nd er fragte sie: Wie viel Brote habet</text:p>
      <text:p text:style-name="P1">ihr? Sie sprachen: Sieben.</text:p>
      <text:p text:style-name="P1">-</text:p>
      <text:p text:style-name="P1">6. Und er befahl dem Volke, sich auf die</text:p>
      <text:p text:style-name="P1"><text:soft-page-break/>Erde niederzusetzen, nnd nahm die sieben</text:p>
      <text:p text:style-name="P1">Brote, und nachdem er Dank gesagt, brach</text:p>
      <text:p text:style-name="P1">er sie und gab sie seinen Jüngern, um sie</text:p>
      <text:p text:style-name="P1">vort7,ulegen. Und sie legten dieselben dem</text:p>
      <text:p text:style-name="P1">Vo ke vor.</text:p>
      <text:p text:style-name="P1">7. Sie hatten auch ein wenig Fische; nnd</text:p>
      <text:p text:style-name="P1">gls er es gesegnet, hieß er auch diese vor-</text:p>
      <text:p text:style-name="P1">e en.</text:p>
      <text:p text:style-name="P1">g</text:p>
      <text:p text:style-name="P1">8. Und sie as3en nnd wurden satt und</text:p>
      <text:p text:style-name="P1">hs«o·l)ebn von übrig gebliebenen Stücken sieben</text:p>
      <text:p text:style-name="P1">or e aus.</text:p>
      <text:p text:style-name="P1">9. Derer aber, die gegessen hatten, waren</text:p>
      <text:p text:style-name="P1">bei Viertausend; nnd er ließ sie von sich.</text:p>
      <text:p text:style-name="P1">I·I. 1·0. Und»alsobald stieg er»in das Schifs</text:p>
      <text:p text:style-name="P1">3itlsemenäFuiigern ulid kam in die Gegend</text:p>
      <text:p text:style-name="P1">a manu )a.</text:p>
      <text:p text:style-name="P1">V. «—2i: Many. is, c-i2.</text:p>
      <text:p text:style-name="P1">11. Und die Pharisäer gingen hinaus</text:p>
      <text:p text:style-name="P1">nndd fi;i·gen anhsich ih;)n zu besgrecheni</text:p>
      <text:p text:style-name="P1">in em ie voni mein ei en vom imme</text:p>
      <text:p text:style-name="P1">forderten, ihn versuchend· Luc. «, te. 29.</text:p>
      <text:p text:style-name="P1">s12.d1liåg er seufzte in seisneIizj und</text:p>
      <text:p text:style-name="P1">pra"s: aruni fordert die es es ) e )tein</text:p>
      <text:p text:style-name="P1">Zeichen? Wahrlich, ich sage euch, es wird</text:p>
      <text:p text:style-name="P1">diesc;ni Geschlechte kein Zeichen gegeben</text:p>
      <text:p text:style-name="P1">wer en.</text:p>
      <text:p text:style-name="P1">13.»Und er ließ«sie, stieg wieder in das</text:p>
      <text:p text:style-name="P1">Schiff und fuhr hi1mber.</text:p>
      <text:p text:style-name="P1">IIl. 1·4. Und sie hatten vergessen, Brot</text:p>
      <text:p text:style-name="P1">mitzunehmen, und hatten nicht mehr als</text:p>
      <text:p text:style-name="P1">Ein Brot bei sich im Schiffe.</text:p>
      <text:p text:style-name="P1">15. Und er gebot ihnen und sprach: Sehet</text:p>
      <text:p text:style-name="P1"><text:s text:c="2"/></text:p>
      <text:p text:style-name="P1">r in r ein« uer ei e er .</text:p>
      <text:p text:style-name="P1">16. Und sie besprachen s ich unter einander</text:p>
      <text:p text:style-name="P1">und sagten: Weil wir kein Brot haben.</text:p>
      <text:p text:style-name="P1">k17. UT als es Jes1iF11ier3te, sprach ed zu</text:p>
      <text:p text:style-name="P1">i )nen: "’«is machet i« r en darüber e-</text:p>
      <text:p text:style-name="P1">danken, daß ihr kein Brot habet? Verstehet</text:p>
      <text:p text:style-name="P1">ihr noch nicht und begreifet ihr noch nicht?</text:p>
      <text:p text:style-name="P1">.Vabet ihr noch euern verharteteg Jii;n?</text:p>
      <text:p text:style-name="P1">· , D .</text:p>
      <text:p text:style-name="P1">18. Haber Augen nnd sehet·nicht; und</text:p>
      <text:p text:style-name="P1">Ohre? und höret nicht; und seid nicht ein-</text:p>
      <text:p text:style-name="P1">geden ?</text:p>
      <text:p text:style-name="P1">F19.stAls ich die fünf»Ll3råte hrach Hut« hkie</text:p>
      <text:p text:style-name="P1">un ausend, wie vie ör«se«oo Stü e</text:p>
      <text:p text:style-name="P1">h)abetähr laufgehoben? Sie 1prachen zu</text:p>
      <text:p text:style-name="P1">im: wö f. C. 6,44 sc.</text:p>
      <text:p text:style-name="P1">20. Und als ich hie sieben»nnter die Vier-</text:p>
      <text:p text:style-name="P1">tciusend brach,· wie Vieh Korbe voll Stücke</text:p>
      <text:p text:style-name="P1"><text:soft-page-break/><text:s/>1ihrCa;ifgehoben.9 Sie sprachen:</text:p>
      <text:p text:style-name="P1">ei. . , .</text:p>
      <text:p text:style-name="P1">21. Und er sagte zu ihnen: Wie m’öget</text:p>
      <text:p text:style-name="P1">ihr denn nicht verstehen?</text:p>
      <text:p text:style-name="P1"/>
      <text:p text:style-name="P1"/>
      <text:p text:style-name="P1"/>
      <text:p text:style-name="P1">Cap. S. « Si. Makel. «7« City.-8..«9. -is</text:p>
      <text:p text:style-name="P1">IV. 22. Und er kam In Bethsaida; und</text:p>
      <text:p text:style-name="P1">sie brachten ihm einen linden und baten</text:p>
      <text:p text:style-name="P1">ihn, daß er ihn anrühre.</text:p>
      <text:p text:style-name="P1">23. Und er nahm den Blinden bei der Hand</text:p>
      <text:p text:style-name="P1">und führteihn vor den Flecken hinaus. Und</text:p>
      <text:p text:style-name="P1">nachdem er ihm seine Augen bespieen und</text:p>
      <text:p text:style-name="P1">ihm die Hände aufgelegt, fragte er ihn, ob</text:p>
      <text:p text:style-name="P1">er etwas sehe. C. 7, se. Jok,. 9, S.</text:p>
      <text:p text:style-name="P1">24. Und als er ausblickte, sprach er: Jch</text:p>
      <text:p text:style-name="P1">sehe die Leute wande n, als sehe ich Bäume.</text:p>
      <text:p text:style-name="P1">25. Hieraus le te er die Hände noch ein-</text:p>
      <text:p text:style-name="P1">mal aus seine Dingen und hieß ihn auf-</text:p>
      <text:p text:style-name="P1">blicken; und er ward wieder hergestellt und</text:p>
      <text:p text:style-name="P1">sah sie Alle deutlich.</text:p>
      <text:p text:style-name="P1">26. Und er schickte ihn in sein Haus,</text:p>
      <text:p text:style-name="P1">sprechend: Du sollst nicht in den Flecken</text:p>
      <text:p text:style-name="P1">l ineingehen, noch es Jemand in dem Flecken</text:p>
      <text:p text:style-name="P1">sagen. Many. 9, so. » ,</text:p>
      <text:p text:style-name="P1">V. 27—30- Muth. is, «3—2o. Lin. 9, »;-A.</text:p>
      <text:p text:style-name="P1">V. 27. Und Jesus ging sammt seinen</text:p>
      <text:p text:style-name="P1">Jüngern hinaus in die 1s«lecke«n bei Cäsarea</text:p>
      <text:p text:style-name="P1">Philippi; und auf dem Wege fragte er seine</text:p>
      <text:p text:style-name="P1">Jiinger und sprac»h·z)u ihnen: Wer sagen</text:p>
      <text:p text:style-name="P1">die Leute, das; ich sei. .</text:p>
      <text:p text:style-name="P1">28. Sie antworteten: Du seiest Johannes</text:p>
      <text:p text:style-name="P1">der Täufer; und Andere, du seiest Elias;</text:p>
      <text:p text:style-name="P1">Andere aber, du seiest einer der PäosåhFten.</text:p>
      <text:p text:style-name="P1">. , Z.</text:p>
      <text:p text:style-name="P1">29. Und er sprach zu ihnen: Ihr aber,</text:p>
      <text:p text:style-name="P1">wer saget ihr, daß ich sei? Da antwortete</text:p>
      <text:p text:style-name="P1">Petrus und sprach zu ihm: Du bist der</text:p>
      <text:p text:style-name="P1">Christus. J-h. S, 69.</text:p>
      <text:p text:style-name="P1">3(). Und er verbot ihnen ernsklich, daß sie</text:p>
      <text:p text:style-name="P1">Niemandem von ihm sagen so ten.</text:p>
      <text:p text:style-name="P1">V. 34—38- Many. is, 21—27. Las. 9, 22—26.</text:p>
      <text:p text:style-name="P1">VI. 31. Und er sin an sie zu lehren,</text:p>
      <text:p text:style-name="P1">daß des Menschen Sohn müsse viel leiden</text:p>
      <text:p text:style-name="P1">und von den Aeltesten und Hohcnpriestern</text:p>
      <text:p text:style-name="P1">und Schriftgelehrten verworfen und ge-</text:p>
      <text:p text:style-name="P1">tödtet werden und nach drei Tagen wieder</text:p>
      <text:p text:style-name="P1">auserstehen. C. ro, se sc.</text:p>
      <text:p text:style-name="P1">32. Und er redete das Wort frei unver-</text:p>
      <text:p text:style-name="P1">holen. Und Petrus nahm ihn zu sich und</text:p>
      <text:p text:style-name="P1">sing an ihm einzureden. .</text:p>
      <text:p text:style-name="P1"><text:soft-page-break/>33. Aber er wandte sich um und sah seine</text:p>
      <text:p text:style-name="P1">Jünger an und beschalt den Petrus, spre-</text:p>
      <text:p text:style-name="P1">chend: Hebe dich weg von mir, Satan!</text:p>
      <text:p text:style-name="P1">denn du sinnest nicht, was Gottes, sondern</text:p>
      <text:p text:style-name="P1">was der Menschen ist.</text:p>
      <text:p text:style-name="P1">VII. 34. Und er berief das Volk sammt</text:p>
      <text:p text:style-name="P1">Eiter! Jüngern herzu und sprach zu ihnen:</text:p>
      <text:p text:style-name="P1">er mir nachkommen will, der verläugne</text:p>
      <text:p text:style-name="P1">sich selbst und nehme sein Kreuz auf sich und</text:p>
      <text:p text:style-name="P1">o ge mir nach. Many. la, 38 sc.</text:p>
      <text:p text:style-name="P1">«35. Denn wer sein Leben erhalten will,</text:p>
      <text:p text:style-name="P1">der wird es verlieren; wer aber sein-Leben</text:p>
      <text:p text:style-name="P1">verliert um meinetwillen und um des Evan-</text:p>
      <text:p text:style-name="P1">geliums willen, der wird es erhalten. . </text:p>
      <text:p text:style-name="P1">36. Denn was würde es dem Menschen</text:p>
      <text:p text:style-name="P1">nützen, wenn er die ganze Welt gewänne;</text:p>
      <text:p text:style-name="P1">und l1tte Schaden an seiner Seele? :</text:p>
      <text:p text:style-name="P1">37. Oder was könnte ein Mensch zum</text:p>
      <text:p text:style-name="P1">Gegenwerth seiner Seele geben ? ,i</text:p>
      <text:p text:style-name="P1">38. Denn wer sich meiner und meiner</text:p>
      <text:p text:style-name="P1">Worte schämt unter diY"em ehebrecheris en«</text:p>
      <text:p text:style-name="P1">und sündlichen Geschle )te, dessen wird ich</text:p>
      <text:p text:style-name="P1">auch des Menschen Sohn schämen, wann er</text:p>
      <text:p text:style-name="P1">kommen wird in der Herrlichkeit seines Va-</text:p>
      <text:p text:style-name="P1">ters 1nit den heiligen ngeln. Matth.4o,33..,</text:p>
      <text:p text:style-name="P1">»</text:p>
      <text:p text:style-name="P1">-v« ».</text:p>
      <text:p text:style-name="P1">Cap. IX.</text:p>
      <text:p text:style-name="P1">1. Jesus wird verklärt. 4—43; 1l. heilt einen.</text:p>
      <text:p text:style-name="P1">Mondsüchtigen. l4-29; lll Verkündigt sein Leiden,</text:p>
      <text:p text:style-name="P1">30-32; lV. empfiehlt Demuth, 33-37; V. DuldungI</text:p>
      <text:p text:style-name="P1">38-40; V1. Selbsiverläugnung und Frieden, 4l—50.</text:p>
      <text:p text:style-name="P1">l. 1. Und er sprach n ihnen: Wahrlich;</text:p>
      <text:p text:style-name="P1">ich sage euch, es sind Etliche derer, die hier</text:p>
      <text:p text:style-name="P1">stehen, die den Tod nicht schmecken werdens</text:p>
      <text:p text:style-name="P1">bis sie gesehen das Reich Gottes kommen</text:p>
      <text:p text:style-name="P1">mit Kraft. Many. is, es. Las. 9, 27.</text:p>
      <text:p text:style-name="P1">V. 2—432 Many. i7, 4——43. Lin. 9, 28—3e. J</text:p>
      <text:p text:style-name="P1">2«. Und nach sechs Tagen nimmt Jesus</text:p>
      <text:p text:style-name="P1">den Petrus und Jakobus und Johannes</text:p>
      <text:p text:style-name="P1">zu sich nnd führt die allein beiseite auf</text:p>
      <text:p text:style-name="P1">einen hohen Berg. nd er ward vor ihnen</text:p>
      <text:p text:style-name="P1">verklärt, </text:p>
      <text:p text:style-name="P1">Z. und seine Kleider wurden glänzend,"«</text:p>
      <text:p text:style-name="P1">sehr weis; wie Schnee, wie sie kein Bleichel·«</text:p>
      <text:p text:style-name="P1">auf Erden weiß machen kann.</text:p>
      <text:p text:style-name="P1">4. Und es erschien ihnen Elias mit Moses,</text:p>
      <text:p text:style-name="P1">die redeten mit Jesu. , ";’</text:p>
      <text:p text:style-name="P1">5. Und Petrus hob anZund sprach zuf</text:p>
      <text:p text:style-name="P1">Jesu: Rabbi, es ist gut, daß wir hier seien;</text:p>
      <text:p text:style-name="P1">und wir wollen drei Hütten machen, dirs</text:p>
      <text:p text:style-name="P1">eine und Moses eine und Elias eine. «-f</text:p>
      <text:p text:style-name="P1"><text:soft-page-break/>6. Denn er wußte nicht, was er sagte;</text:p>
      <text:p text:style-name="P1">denn sie waren voll Furcht. «« " E!</text:p>
      <text:p text:style-name="P1">7. Und eine Wolke überf(hattcte sie, undH</text:p>
      <text:p text:style-name="P1">eine Stimme kam ans der Wolke, die sprach«:-</text:p>
      <text:p text:style-name="P1">Dieser ist mein Sohn, der Geliebte, den</text:p>
      <text:p text:style-name="P1">öret! « — .</text:p>
      <text:p text:style-name="P1">h8. Und Epelötzlich, als sie umherblickten,</text:p>
      <text:p text:style-name="P1">sckPen sie iemand mehr, sondern Jesum</text:p>
      <text:p text:style-name="P1">a ein bei ihnen. .</text:p>
      <text:p text:style-name="P1">9. Als sie aber vom Berge herabgin en,</text:p>
      <text:p text:style-name="P1">verbot er ihnen, daß sie Niemand erzählen</text:p>
      <text:p text:style-name="P1">sollten, was sie gesehen, bis des Menschen</text:p>
      <text:p text:style-name="P1">Sohn von den L-odten auser tanden wäre«</text:p>
      <text:p text:style-name="P1">. s« h" " s«chi</text:p>
      <text:p text:style-name="P1">selbst nnd besprachen sich unter einander,</text:p>
      <text:p text:style-name="P1">was das Auferstehen von den Todten wäre.</text:p>
      <text:p text:style-name="P1">11. Und sie fragten ihn und sprachen:</text:p>
      <text:p text:style-name="P1">4</text:p>
      <text:p text:style-name="P1">10 Und te be lelten das Hort bei 1 H</text:p>
      <text:p text:style-name="P1"/>
      <text:p text:style-name="P1"/>
      <text:p text:style-name="P1"/>
      <text:p text:style-name="P1">Cato. 9. :-«-"«’ Das Evaiigelmm Cap"« I.</text:p>
      <text:p text:style-name="P1">Warum sagen die S-il)rift;7;elehrten, daß</text:p>
      <text:p text:style-name="P1">Elias zuvor kommen müsse-</text:p>
      <text:p text:style-name="P1">12. -Er aber antwortete nnd sprach zu</text:p>
      <text:p text:style-name="P1">ihnen: Elias kommt zwar äzuvor und stellt</text:p>
      <text:p text:style-name="P1">Alles her; so wie von des keuschen Sohn</text:p>
      <text:p text:style-name="P1">geschrieben steht, daß er viel werde leiden</text:p>
      <text:p text:style-name="P1">und verachtet werden. gis. se, 4 :c. Den. I, 26.</text:p>
      <text:p text:style-name="P1">13. Aber ich sage euch, daß Elias fchon</text:p>
      <text:p text:style-name="P1">gekommen ist, und sie thaten ihm was sie</text:p>
      <text:p text:style-name="P1">nur wollten, wie von ihm geschrieben steht;</text:p>
      <text:p text:style-name="P1">V. i4—29- Many. i7, i4—2i. Lin. 9, 37—43.</text:p>
      <text:p text:style-name="P1">ll. 14. Und als er zu Beinen Jüngern</text:p>
      <text:p text:style-name="P1">gekommen, sah er viel olk um sie her</text:p>
      <text:p text:style-name="P1">find Schristgelehrte, die sich mit ihnen be-</text:p>
      <text:p text:style-name="P1">ra en.</text:p>
      <text:p text:style-name="P1">p15.ch Und alsobald erstaunte alles Volk,«da</text:p>
      <text:p text:style-name="P1">es ihn sah, und sie liefen herzu und grüß-</text:p>
      <text:p text:style-name="P1">teni n. »</text:p>
      <text:p text:style-name="P1">16.hUnd er fra e die Schriftgelehrten:"</text:p>
      <text:p text:style-name="P1">Was besprechet ils? euch mit ihnen?</text:p>
      <text:p text:style-name="P1">17. Und Einer aus dem Volke antwortete</text:p>
      <text:p text:style-name="P1">und sprach: Meister, ich habe meinen Sohn</text:p>
      <text:p text:style-name="P1">zu dir gebracht, der einen tummenGeist hat;</text:p>
      <text:p text:style-name="P1">18. und wo derselbe ihn ergreift, da reißt</text:p>
      <text:p text:style-name="P1">er ihn und er schäumt nnd knirscht mit sei-</text:p>
      <text:p text:style-name="P1">nen Zähnen und er zehret ab; und ich redete</text:p>
      <text:p text:style-name="P1">mit deinen J«ün ern, daß sie ihn austreiben;</text:p>
      <text:p text:style-name="P1">aber sie vermochten es ni t.</text:p>
      <text:p text:style-name="P1">19. Er aber antwortete i nen und sprach:</text:p>
      <text:p text:style-name="P1"><text:soft-page-break/>O du ungläubiges Geschlecht, wie lange</text:p>
      <text:p text:style-name="P1">soll ich bei euch sein? wie lange soll ich euch</text:p>
      <text:p text:style-name="P1">ertragen? Bringet ihn zu mir! »</text:p>
      <text:p text:style-name="P1">20. Und sie brachten ihn zu ihm. Und da</text:p>
      <text:p text:style-name="P1">er ihn sah, riß ihn der Geist alsobald herum</text:p>
      <text:p text:style-name="P1">und er fiel auf die Erde, wälzte sieh und</text:p>
      <text:p text:style-name="P1">s(häumte. «</text:p>
      <text:p text:style-name="P1">21. Und er fragte seinen Vater: Wie lau e</text:p>
      <text:p text:style-name="P1">ist es, das; ihm dieses widerfahren ist? Er</text:p>
      <text:p text:style-name="P1">sprach: Von Kindheit auf; -«</text:p>
      <text:p text:style-name="P1">22. und er hat ihn oft in das Feuer und</text:p>
      <text:p text:style-name="P1">in das Wasser geworfen, daß er ihn um-</text:p>
      <text:p text:style-name="P1">brächte; aber vermagst du etwas, so »er-</text:p>
      <text:p text:style-name="P1">barme dich über ulis und hilf uns!</text:p>
      <text:p text:style-name="P1">23. Jesus aber sprach zu ihm: Wenn du</text:p>
      <text:p text:style-name="P1">glauben kannst; alle Dinge sind möglich</text:p>
      <text:p text:style-name="P1">dem, der da lanbt. l .-</text:p>
      <text:p text:style-name="P1">24. Und alsobald schrie der Vater des</text:p>
      <text:p text:style-name="P1">Knaben n1it Thränen und sprach: Herr, ich</text:p>
      <text:p text:style-name="P1">glaube;hilf meinem Unglanben! Las« », Z. e.</text:p>
      <text:p text:style-name="P1">25. Da nun Jesus das Volk herz1ilaufen"</text:p>
      <text:p text:style-name="P1">fah, beschalt er den unreinen Geist und</text:p>
      <text:p text:style-name="P1">årach zu ihm: Du stummer nnd tauber</text:p>
      <text:p text:style-name="P1">eist! ich gebiete dir, fahre aus von ihm</text:p>
      <text:p text:style-name="P1">und fahre nicht mehr in ihn.</text:p>
      <text:p text:style-name="P1">26. Und nachdem er gefschrieen und ihn</text:p>
      <text:p text:style-name="P1">sehr her1.iingeri sent hatte, Uhr er aus; und</text:p>
      <text:p text:style-name="P1">er ward wie todt, so daß Viele sagten: </text:p>
      <text:p text:style-name="P1">ist gestorben. «- " » IT</text:p>
      <text:p text:style-name="P1">27. Aber Jesus ergriff ihn bei der Fand</text:p>
      <text:p text:style-name="P1">und richtete ihn auf; und er stand an .</text:p>
      <text:p text:style-name="P1">28. Und als er in das Hans kam, fragl?eii</text:p>
      <text:p text:style-name="P1">ihn seine Jünger beiseite: Warum ha en</text:p>
      <text:p text:style-name="P1">wir ihn nicht austreiben können?</text:p>
      <text:p text:style-name="P1">29. Und er sprach zu ihnen: Dieses Ge-</text:p>
      <text:p text:style-name="P1">schlecht kann durch niihts ausfahi·en,als</text:p>
      <text:p text:style-name="P1">durch Gebet und Fasten.</text:p>
      <text:p text:style-name="P1">V. 3o—32; Muth. i7, 22. 23. Lin. 9, 43—45.</text:p>
      <text:p text:style-name="P1">III. 30. Und sie gingen von da weg und</text:p>
      <text:p text:style-name="P1">zogen diirch Galiläa. Und er· wollte nicht,</text:p>
      <text:p text:style-name="P1">daß es Jemand erfahren sollte. ««</text:p>
      <text:p text:style-name="P1">31. Denn er lehrte seine Jün und</text:p>
      <text:p text:style-name="P1">sprach 5;ieihnen: Des Menschen SoW wird</text:p>
      <text:p text:style-name="P1">in der enschen Hände übergeben; und sie</text:p>
      <text:p text:style-name="P1">werden ihn tödten, und nachdem er getödtet</text:p>
      <text:p text:style-name="P1">worden, wird er am dritten Tage wieder</text:p>
      <text:p text:style-name="P1">auferftehen. C. I, 3-i, in, 32 re.</text:p>
      <text:p text:style-name="P1">32. Sie aber verstanden das Wort nicht</text:p>
      <text:p text:style-name="P1">und fürchteten sich ihn zu fragen. Luc.18,3«i.</text:p>
      <text:p text:style-name="P1">V. 33—372 Muth. is, 1—5. Las. 9, 46—48.</text:p>
      <text:p text:style-name="P1">IV. 33. Und er kam gen Capernaum,</text:p>
      <text:p text:style-name="P1">und als er im Hause war, fragte er sie:</text:p>
      <text:p text:style-name="P1"><text:soft-page-break/>Was habet ihr auf der Straße mit einander</text:p>
      <text:p text:style-name="P1">besprochen? «</text:p>
      <text:p text:style-name="P1">34." Sie aber schwiegen still; denn sie hat-</text:p>
      <text:p text:style-name="P1">ten sich auf der Straße mit einander be-</text:p>
      <text:p text:style-name="P1">sprochen, wer der Größte sei. « ««</text:p>
      <text:p text:style-name="P1">35. Und er setzte sich und rief den Zwöl-</text:p>
      <text:p text:style-name="P1">fen und sprach zu ihnen: So Jemand der</text:p>
      <text:p text:style-name="P1">Erste2gein will, der sei unter Allen der Letzte</text:p>
      <text:p text:style-name="P1">und ller Diener. C. io,43. Marthe-0,·2s:c.</text:p>
      <text:p text:style-name="P1">36. Und er nahm ein Kind und stellte</text:p>
      <text:p text:style-name="P1">es mitten unter sie; und nachdem er es in</text:p>
      <text:p text:style-name="P1">die Arme genommen, sprach er Czi; 0ihJi;kn:</text:p>
      <text:p text:style-name="P1">37. Wer eines solcher Kinder in meinem</text:p>
      <text:p text:style-name="P1">Namen aufnimmt, der nimmt mich auf;</text:p>
      <text:p text:style-name="P1">und wer mich auf1iimmt, der nimmt nicht</text:p>
      <text:p text:style-name="P1">mich auf, sondern den, der mich gesendet</text:p>
      <text:p text:style-name="P1">hat. Ich. is, 20.</text:p>
      <text:p text:style-name="P1">V. 38—40: Luc, S, 49. 50.</text:p>
      <text:p text:style-name="P1">V. 38. Jolannes aber antwortete ihm,</text:p>
      <text:p text:style-name="P1">spreihend: Meister, wir sahen Einen, der</text:p>
      <text:p text:style-name="P1">uns nicht nachfolgt, in deinemNamei1 Teufel</text:p>
      <text:p text:style-name="P1">austrei en, und wir wehrten es ihm, darum</text:p>
      <text:p text:style-name="P1">weil er uns nicht nachfolgt.</text:p>
      <text:p text:style-name="P1">39. Jesus aber sprach: WegEet es i</text:p>
      <text:p text:style-name="P1">nicht, denn Niemand, der eine nndert at</text:p>
      <text:p text:style-name="P1">in meinem Namen thut, wird leicht Bö es</text:p>
      <text:p text:style-name="P1">von mir reden können. -«,Cpk, 42, Z.</text:p>
      <text:p text:style-name="P1">40. Denn wer nicht wider uns ist, der ist</text:p>
      <text:p text:style-name="P1">für uns.</text:p>
      <text:p text:style-name="P1">Vl. 4I.-« Denn wer euch einen Becher</text:p>
      <text:p text:style-name="P1"/>
      <text:p text:style-name="P1"/>
      <text:p text:style-name="P1"/>
      <text:p text:style-name="P1">Cae3E9- «kc); <text:s/>-S(-;« "Maicis-·»-«X C«-r. ev.-«« see</text:p>
      <text:p text:style-name="P1">Wassers in meinem Namen zutrinken gibt,</text:p>
      <text:p text:style-name="P1">darum weil ihr Christi seid, wahrlich, ich</text:p>
      <text:p text:style-name="P1">sage euch-, dem wird fein Lohn- nicht auO</text:p>
      <text:p text:style-name="P1">bleiben. Mann. to, 42. « « « - </text:p>
      <text:p text:style-name="P1">V. «t2—48- Many. es, 6—9.</text:p>
      <text:p text:style-name="P1">42. Und wer einen dieser Kleinen, die an</text:p>
      <text:p text:style-name="P1">mi»clzJglauben, ärgert,·dem wäre besser, daß</text:p>
      <text:p text:style-name="P1">ein iihlstein un1seinen Hals gelegt und er</text:p>
      <text:p text:style-name="P1">in das Meer geworfenwürde. Las. 47, «. Z.</text:p>
      <text:p text:style-name="P1">43. Und wenn deine Hand dich ärgert, so</text:p>
      <text:p text:style-name="P1">hanc sie ab! Es ist dir besser, daß du als:</text:p>
      <text:p text:style-name="P1">ein Krüppel in das Leben eingehest, ais dcåß</text:p>
      <text:p text:style-name="P1">du beide Hände habest und in die Hö e</text:p>
      <text:p text:style-name="P1">fahrest, in das nnauslöschliche Feuer, .</text:p>
      <text:p text:style-name="P1">44. wo ihr Wurm nicht stirbt und das</text:p>
      <text:p text:style-name="P1">Feuer nicht erli’)scht.</text:p>
      <text:p text:style-name="P1">45. Und wenn dein Fuß dich ärgert, so</text:p>
      <text:p text:style-name="P1">haue ihn ab! Es ist dir besser, daß du lahm</text:p>
      <text:p text:style-name="P1"><text:soft-page-break/>in das Leben eingehest, als daß du beide</text:p>
      <text:p text:style-name="P1">Füße habest und in die Hölle geworfen</text:p>
      <text:p text:style-name="P1">werdest, in das unaus!ösch!iche Feuer,</text:p>
      <text:p text:style-name="P1">46. wo ihr Wurm nicht stirbt und das</text:p>
      <text:p text:style-name="P1">Feuer nicht erlöscht. Jes. es, et.</text:p>
      <text:p text:style-name="P1">47. Und wenn dein Auge dich ärgert, so</text:p>
      <text:p text:style-name="P1">reis;’ es aus! Es ist dir besser, daß du·ei-n-</text:p>
      <text:p text:style-name="P1">äugig in das Reich Gottes eingehest, als</text:p>
      <text:p text:style-name="P1">daß du zwei Augen habest und in das höl-</text:p>
      <text:p text:style-name="P1">lische Feuer geworfen werdelst,.</text:p>
      <text:p text:style-name="P1">-18. wo.ihr Wurm nicht tirbt und das</text:p>
      <text:p text:style-name="P1">Feuer nicht erlöscht.</text:p>
      <text:p text:style-name="P1">49. Denn ein Jeder wird mit Feuer ge-</text:p>
      <text:p text:style-name="P1">salzen werdeu, und ein jedes Opfer wird</text:p>
      <text:p text:style-name="P1">mit Salz gesalzen werden» 3.Mos.2,13.</text:p>
      <text:p text:style-name="P1">50. Das Sa z ist ein gutes Ding; wenn</text:p>
      <text:p text:style-name="P1">aber das Salz unkrästig wird, womit wollet</text:p>
      <text:p text:style-name="P1">ihr es würzen? Haltet Salz in euch und</text:p>
      <text:p text:style-name="P1">Leid friedlich unter einander. Marthe, -ca.</text:p>
      <text:p text:style-name="P1">ne, 44, Z4. Col. 4, S. R-Im.-I2, is. Hob. 42, 44.</text:p>
      <text:p text:style-name="P1">Cap. X.</text:p>
      <text:p text:style-name="P1">I. Jesus redet über- Eheschcidung und Ellestand,</text:p>
      <text:p text:style-name="P1">-l—42; II. segnet die Kinder, i3—-is. III. Derreiche</text:p>
      <text:p text:style-name="P1">Jüngling. t7—22. IV. Unterredung über den Reich-</text:p>
      <text:p text:style-name="P1">thum. 2IJ—34. V. Anki"cndigung des Leidens und</text:p>
      <text:p text:style-name="P1">Todes. 32—34. VI. Die Söhne des 3ebed«ius.«35—45.</text:p>
      <text:p text:style-name="P1">V1l.«Heilung des Blinden. i-G-—52.</text:p>
      <text:p text:style-name="P1">· V. 4—42 : Martin-, 4—9.</text:p>
      <text:p text:style-name="P1">I. 1. Und er machte sich auf von da und</text:p>
      <text:p text:style-name="P1">kam durch das Land jenseits des Jordans</text:p>
      <text:p text:style-name="P1">in die Grenzen des jüdischeu Landes. Und</text:p>
      <text:p text:style-name="P1">das Volk zog abermal mit einander zu</text:p>
      <text:p text:style-name="P1">ihm nnd er lehrte sie wieder, wie er« ge-</text:p>
      <text:p text:style-name="P1">wohnt war. -"oh. to, 40. s - </text:p>
      <text:p text:style-name="P1">"2. Und die J-is3h5Irisäer traten herzu- nnd</text:p>
      <text:p text:style-name="P1">fragten ihn: Jst es recht, daß sich ein Mann</text:p>
      <text:p text:style-name="P1">von seinem Weibe scheide? und versuchten</text:p>
      <text:p text:style-name="P1">ihn damit.</text:p>
      <text:p text:style-name="P1">B. Er aber— antwortete und. uach u ihn'</text:p>
      <text:p text:style-name="P1">nen—:—sY3as-l)at euch Moses gebhte«n?z ·1t</text:p>
      <text:p text:style-name="P1">«·4; Sie sprachen: Moses hat erlaubtI</text:p>
      <text:p text:style-name="P1">einen Scheidebries zu schreiben und-siehz1tt</text:p>
      <text:p text:style-name="P1">scheiden. S. M-s. 24, 4. —. . «» »n</text:p>
      <text:p text:style-name="P1">» 5. Und Jesus antwortete und -sprach zu</text:p>
      <text:p text:style-name="P1">ihnen: Nach der .tEa«rte eneress Herzens hat</text:p>
      <text:p text:style-name="P1">er euch dieses Ge or geschrieben. «-i</text:p>
      <text:p text:style-name="P1">S; Im Anfang der Sehöpfun aber has</text:p>
      <text:p text:style-name="P1">Gott sie geschaffen Mann und Weib. ;</text:p>
      <text:p text:style-name="P1">7. Damm wird ein Mensch Vater und«</text:p>
      <text:p text:style-name="P1">Mutter verlassen und seinem Weibe ans</text:p>
      <text:p text:style-name="P1">n en; ,</text:p>
      <text:p text:style-name="P1">8. Au-nd die zwei— werden Ein Leib Ein. <text:s/>·</text:p>
      <text:p text:style-name="P1"><text:soft-page-break/>sind sie nicht mehr Zwei, sondern- in Leibs</text:p>
      <text:p text:style-name="P1">9. Was nun Gott zusammengefügt hat-</text:p>
      <text:p text:style-name="P1">das soll der Mensch nicht scheiden;« s</text:p>
      <text:p text:style-name="P1">10. Und seine Jünger fragten ihn im".</text:p>
      <text:p text:style-name="P1">Hause nochmals darüber. « :</text:p>
      <text:p text:style-name="P1">"11. Und er sprach zu ihnen: Wer sichvoit</text:p>
      <text:p text:style-name="P1">seinem Weibe scheidet und eine andere zu:i</text:p>
      <text:p text:style-name="P1">Ehe nimmt, der bricht an ihr die Ehe» » ;</text:p>
      <text:p text:style-name="P1">12. Und wenn ein Weib sich von ihrem«</text:p>
      <text:p text:style-name="P1">Manne sscheidet und einen andern zur Eh7</text:p>
      <text:p text:style-name="P1">nimmt, o bricht sie die Ehe. . «</text:p>
      <text:p text:style-name="P1">V. i3—«32 Many. te, -«3—45. Las. is, «5—t7Z</text:p>
      <text:p text:style-name="P1">II. 13. Und sie brachten Kinder zu ihm;</text:p>
      <text:p text:style-name="P1">daß er sie berühre; die Iünger aber bei(</text:p>
      <text:p text:style-name="P1">schalten die, welche sie brachten.» <text:s text:c="2"/>«:..«</text:p>
      <text:p text:style-name="P1">14. Da das Jesus sah, ward er unwilliJ</text:p>
      <text:p text:style-name="P1">und sgorach zu ihnen: Lasset die Kinder z1c</text:p>
      <text:p text:style-name="P1">mir ommen und wehret-es ihnen.«nicht;»</text:p>
      <text:p text:style-name="P1">denn solcher ist das Reich Gottes. il</text:p>
      <text:p text:style-name="P1">15. Wahrlich, ich fageench: Wer das Reich</text:p>
      <text:p text:style-name="P1">Gottes nicht annimmt wie ein Kind, der wird</text:p>
      <text:p text:style-name="P1">nicht in dasselbe hineinkommen. Many. es, X</text:p>
      <text:p text:style-name="P1">16. Und er nahm sie in die Arme, legt:y</text:p>
      <text:p text:style-name="P1">ihnen die Hände auf und segnete sie.</text:p>
      <text:p text:style-name="P1">V. -I7k22.: Many. 49, 4c3—22. Lin. is, 48—23,</text:p>
      <text:p text:style-name="P1">III. 17."» Und als er auslden Weg hinaus-</text:p>
      <text:p text:style-name="P1">ging, lief Einer herzu, "el vor ihm auf die</text:p>
      <text:p text:style-name="P1">«niee und fragte ihn: Guter Meister, was</text:p>
      <text:p text:style-name="P1">soll ich thun, daß ich das ewige Leben ererbe?</text:p>
      <text:p text:style-name="P1">18. ·J"esus aber sp·rach zu ihm: Was heißes</text:p>
      <text:p text:style-name="P1">du m1ch gut ? - Es ist Niemand gut, als. nur</text:p>
      <text:p text:style-name="P1">-Einer, Gott. «- « <text:s/>— ,</text:p>
      <text:p text:style-name="P1">19. Du weißt die Gebote: Du sollst nicht</text:p>
      <text:p text:style-name="P1">ehebrechen! Du sollst nichttödten! Dusoll»st</text:p>
      <text:p text:style-name="P1">nicht stehlen! Du sollst nicht falsches Zel1</text:p>
      <text:p text:style-name="P1">nis; sagen! Du sollst nicht betrügen! Eh?</text:p>
      <text:p text:style-name="P1">deinen Vater und deine Mutter! Nenn. «3,9.</text:p>
      <text:p text:style-name="P1">20. Er aber antwortete und sprach -zu</text:p>
      <text:p text:style-name="P1">ihm: Meister, dieses Alles habe ich gehalten</text:p>
      <text:p text:style-name="P1">von meiner Jugend an. - - .;»;s</text:p>
      <text:p text:style-name="P1">21. Da blickte ihn Jesus an und gewann</text:p>
      <text:p text:style-name="P1">, ihn lieb nnd sprach zu ihm: Eines maugelt</text:p>
      <text:p text:style-name="P1"/>
      <text:p text:style-name="P1"/>
      <text:p text:style-name="P1"/>
      <text:p text:style-name="P1">dir. Gehe hin, verkaufe Alles, was du hast,</text:p>
      <text:p text:style-name="P1">nnd gib es den Armen, so wirst du einen</text:p>
      <text:p text:style-name="P1">Schatz im Himmel haben; und komm·’,</text:p>
      <text:p text:style-name="P1">nimm das Kreuz auf dich und folge mir</text:p>
      <text:p text:style-name="P1">nach. Many. so, 38. Lue. is, 9.</text:p>
      <text:p text:style-name="P1">22. Er aber ward traurig über diese Rede</text:p>
      <text:p text:style-name="P1">nnd ging betrübt hinweg; denn er hatte</text:p>
      <text:p text:style-name="P1"><text:soft-page-break/>viele Güter.</text:p>
      <text:p text:style-name="P1">B. IS-—3s : Matth. is, 23—30. Lin. is, Si-—-30.</text:p>
      <text:p text:style-name="P1">IV. 23. Da blickte Jesus umher und sprach</text:p>
      <text:p text:style-name="P1">K seinen Jüngern: Wie schwer werden die</text:p>
      <text:p text:style-name="P1">eichen in das Reich Gottes eingehen!</text:p>
      <text:p text:style-name="P1">24. Die Jüu er aber erstaunten über seine</text:p>
      <text:p text:style-name="P1">Worte. Da hzob Jesus wiederum an und</text:p>
      <text:p text:style-name="P1">sprach zu ihnen: Kinder! wie schwer M es,</text:p>
      <text:p text:style-name="P1">daß die, welche ihr Vertrauen auf eich-</text:p>
      <text:p text:style-name="P1">thum setzen, in das Reich Gottes eingehen!</text:p>
      <text:p text:style-name="P1">Spr. «, W.</text:p>
      <text:p text:style-name="P1">25. Es ist leichter, daß ein Kameel durch</text:p>
      <text:p text:style-name="P1">ein Nadelöhr durchgehe, als daß ein Reicher</text:p>
      <text:p text:style-name="P1">in das Reich Gottes eingehe. ·</text:p>
      <text:p text:style-name="P1">26. Sie aber entsetzten sich sehr und</text:p>
      <text:p text:style-name="P1">sprachen unter einander: Wer kann denn</text:p>
      <text:p text:style-name="P1">elig werden? « ;</text:p>
      <text:p text:style-name="P1">27. Jesus aber blickte sie an und sprach:</text:p>
      <text:p text:style-name="P1">Bei den Menschen ist es unmöglich, aber</text:p>
      <text:p text:style-name="P1">nicht bei Gott, denn bei Gott sind alle Dinge</text:p>
      <text:p text:style-name="P1">mögli3 . ·</text:p>
      <text:p text:style-name="P1">28. a fing Petrus an zii ihm zu sagen:</text:p>
      <text:p text:style-name="P1">Siehe, wir hab»,en Alles verlassen und sind</text:p>
      <text:p text:style-name="P1">dir nachgefolgt. -. .</text:p>
      <text:p text:style-name="P1">29. Jesus antwortete und sprach: Wahr-</text:p>
      <text:p text:style-name="P1">lich, ich sage euch: es ist Niemand, der Laus</text:p>
      <text:p text:style-name="P1">oder Brüder oder Schwestern oder ater</text:p>
      <text:p text:style-name="P1">oder Mutter oder Weib oder Kinder oder</text:p>
      <text:p text:style-name="P1">Aecl·ker um meinetwillen und um des Evan-</text:p>
      <text:p text:style-name="P1">geliums willen verlassen hat,</text:p>
      <text:p text:style-name="P1">?-O. der nicht hundertfach empfinge, jetzt</text:p>
      <text:p text:style-name="P1">in dieser Zeit Häuser und Brüder und</text:p>
      <text:p text:style-name="P1">Schwestern und Mütter und Kinder und</text:p>
      <text:p text:style-name="P1">Aecker, unter Verfolgungen, und in der zu-</text:p>
      <text:p text:style-name="P1">künftigen Welt ewiges Leben.</text:p>
      <text:p text:style-name="P1">31. Aber viele der Ersten werden Letzte</text:p>
      <text:p text:style-name="P1">sein und Letzte die Ersten.</text:p>
      <text:p text:style-name="P1">V. 32—342 Milch. S-o, -i7-—i9. Las. is. Z«-:-Z.</text:p>
      <text:p text:style-name="P1">V. 32. Sie waren aber auf dem Wege,</text:p>
      <text:p text:style-name="P1">hinaufziehend gen Jerusalem, und Jesus</text:p>
      <text:p text:style-name="P1">ing vor ihnen her, und sie erstaunten und</text:p>
      <text:p text:style-name="P1">Etrchteten sich, indem sie ihm nachfolgten.</text:p>
      <text:p text:style-name="P1">nd er nahm die Zwölf abermal be;seite</text:p>
      <text:p text:style-name="P1">und fing an ihnen zu sagen, was ihm wider-</text:p>
      <text:p text:style-name="P1">fahren werde: C. 9, 3i.</text:p>
      <text:p text:style-name="P1">33. Siehe, wir ziehen hinauf en Jeru-</text:p>
      <text:p text:style-name="P1">salem, und der Sohn des Menfehen wird</text:p>
      <text:p text:style-name="P1">den Hohenpriestern und den Schxistgelehr-</text:p>
      <text:p text:style-name="P1">ten überautwortet werden; und sie werden «</text:p>
      <text:p text:style-name="P1">52 City. .10. Das Evangelium Ccip, 1()..»</text:p>
      <text:p text:style-name="P1">ihn zum Tode verurtheilen und ihn den</text:p>
      <text:p text:style-name="P1">Heiden überantworten; » » »</text:p>
      <text:p text:style-name="P1"><text:soft-page-break/>34. und sie werden ihn verspotten"und ihn</text:p>
      <text:p text:style-name="P1">geißeln und ihn ans;-eien und ihn tödten,</text:p>
      <text:p text:style-name="P1">und am dritten Tage wird er wieder aufer-</text:p>
      <text:p text:style-name="P1">stehen.</text:p>
      <text:p text:style-name="P1">V. 3s—45: Many. 2o, Do—-«-8.</text:p>
      <text:p text:style-name="P1">V1. 35. Und es gingen zu ihm Jaeobus</text:p>
      <text:p text:style-name="P1">und Johannes, die Söhne des Zebedäus,</text:p>
      <text:p text:style-name="P1">und sagten: Meister, wir wünschen, daß du</text:p>
      <text:p text:style-name="P1">uns thuest, wofür wir dich bitten werden.</text:p>
      <text:p text:style-name="P1">36. Er aber sprach zu ihnen: Was wünschet</text:p>
      <text:p text:style-name="P1">ihr, daßvich euch thue?</text:p>
      <text:p text:style-name="P1">37. Sie sprachen zu ihm: Verleih’ uns,</text:p>
      <text:p text:style-name="P1">daß wir einer zu deiner Rechten und einer</text:p>
      <text:p text:style-name="P1">zu deiner Linken sitzen in deiner Herrlichkeit.</text:p>
      <text:p text:style-name="P1">:-Z8. Jesus aber sprach zu ihnen: Jhr wisset</text:p>
      <text:p text:style-name="P1">nicht, was ihr bittet! Verniöget ihr den</text:p>
      <text:p text:style-name="P1">Ke ch zu trinken, den ich trinke, und euch</text:p>
      <text:p text:style-name="P1">taufen zu lassen mit der Taufe, womit ich</text:p>
      <text:p text:style-name="P1">getauft werde? Lug i2, so. -</text:p>
      <text:p text:style-name="P1">39. Sie sprachen zu ihm: Wir vermögen</text:p>
      <text:p text:style-name="P1">es. Jesus aber sprach zu ihnen: Ihr werdet</text:p>
      <text:p text:style-name="P1">zwar den Kelch trinken, den ich trinke, und</text:p>
      <text:p text:style-name="P1">getauft werden mit der Taufe, womit ich</text:p>
      <text:p text:style-name="P1">getauft werde;</text:p>
      <text:p text:style-name="P1">40. aber das Sitzen zu meiner Rechten</text:p>
      <text:p text:style-name="P1">und zu meiner Linken stehet nicht bei mir,</text:p>
      <text:p text:style-name="P1">Andern zu geben, als denen es bereitet ist.</text:p>
      <text:p text:style-name="P1">41. Und als es die Zehn ehört, fingen</text:p>
      <text:p text:style-name="P1">sie an über Jacobus und Johannes un-</text:p>
      <text:p text:style-name="P1">willig äu werden.</text:p>
      <text:p text:style-name="P1">42. her Jesus rief sie herzu und sprach</text:p>
      <text:p text:style-name="P1">zu ihnen: Ihr wisset, daß diejenigen, die</text:p>
      <text:p text:style-name="P1">als Fürsten der Völker gelten, über sie</text:p>
      <text:p text:style-name="P1">hergchen, und die Großen unter ihnen über</text:p>
      <text:p text:style-name="P1">sie ewalt üben; -</text:p>
      <text:p text:style-name="P1">43. Nicht also aber soll es unter euch sein;</text:p>
      <text:p text:style-name="P1">sondern wer unter euch groß werden will,</text:p>
      <text:p text:style-name="P1">der sei euer Diener! C. 9, 35.</text:p>
      <text:p text:style-name="P1">44. Und wer unter euch der Vornehmste</text:p>
      <text:p text:style-name="P1">sein will, der sei Aller Knecht.</text:p>
      <text:p text:style-name="P1">45. Denn auch des Menschen Sohn ist</text:p>
      <text:p text:style-name="P1">nicht gekommen, daß ihm edlen(-t werde,</text:p>
      <text:p text:style-name="P1">sondern daß er diene und sein Leben gebe</text:p>
      <text:p text:style-name="P1">zum Lösegeld für Viele.</text:p>
      <text:p text:style-name="P1">V. 46—s2: Many. Do, 29—34. Luc. is, 35—43.</text:p>
      <text:p text:style-name="P1">VII· 46. Und sie kommen nach Jericho.</text:p>
      <text:p text:style-name="P1">Und als er von Jericho ausZ)g sammt fei-</text:p>
      <text:p text:style-name="P1">nen Jüngern und vielem olk, Iß des</text:p>
      <text:p text:style-name="P1">Timäus Sohn, Bartimäus, der linde,</text:p>
      <text:p text:style-name="P1">am Weg und bettelte.</text:p>
      <text:p text:style-name="P1">47. Und·als er hörte, daß es Jesus von</text:p>
      <text:p text:style-name="P1">Nazareth sei, fing er an zu schreien und zu</text:p>
      <text:p text:style-name="P1"><text:soft-page-break/>sprechen: Jesus, du Sohn Davids, erbarme</text:p>
      <text:p text:style-name="P1">dich meiner!</text:p>
      <text:p text:style-name="P1"/>
      <text:p text:style-name="P1"/>
      <text:p text:style-name="P1"/>
      <text:p text:style-name="P1">ach. ca; «. «««"St». -Max-ii:"·3 C»-:s11.-I) II</text:p>
      <text:p text:style-name="P1">" 48. »Und es beschaltenihn Viele, daß ·er</text:p>
      <text:p text:style-name="P1">schweigeli sollte; er aber» schrie noch viel</text:p>
      <text:p text:style-name="P1">mehr: »Du Sohn Davids; erbarme dich</text:p>
      <text:p text:style-name="P1">meiner.</text:p>
      <text:p text:style-name="P1">«49. Und Jesus stand stille und befahl,</text:p>
      <text:p text:style-name="P1">ihn zu rufen. Und sie rufen den Blinden</text:p>
      <text:p text:style-name="P1">und sprechen zu ihm: Sei getrost! Steh’</text:p>
      <text:p text:style-name="P1">auf; er ruft dir. ! « « ;</text:p>
      <text:p text:style-name="P1">50. Da warf er seinen Mantel ab, stand</text:p>
      <text:p text:style-name="P1">auf und kam «u Jesu. -T «» «?</text:p>
      <text:p text:style-name="P1">51. Und Jesus hob an und sprach llzu ihm;</text:p>
      <text:p text:style-name="P1">Was willst du, daß ich dir thun so ? Der</text:p>
      <text:p text:style-name="P1">Blinde sprach zu ihm: Rabbum! daß ich</text:p>
      <text:p text:style-name="P1">sehend werde. ·"</text:p>
      <text:p text:style-name="P1">52. Da sprach Jesus zu ihm: Gehe hin!</text:p>
      <text:p text:style-name="P1">Dein Glaube hat dir eholfen! Und also-</text:p>
      <text:p text:style-name="P1">bald Eh er wieder undsolgte Jesu nach auf</text:p>
      <text:p text:style-name="P1">dem ege. C. 5, 34. «; » ,</text:p>
      <text:p text:style-name="P1">«« Cap. XI. .</text:p>
      <text:p text:style-name="P1">I. Jesu Einzug in Jerusalem. -l—«. II. Der</text:p>
      <text:p text:style-name="P1">verdorrende Feigenbaum. -l2—44. lll. Reinigung</text:p>
      <text:p text:style-name="P1">des Tempels. -l5-—49. 1V. Die Macht« des Glau-</text:p>
      <text:p text:style-name="P1">bens. 20-—26. V. Jesu Bollmacht. 27—33. " «</text:p>
      <text:p text:style-name="P1">B. «-to: Month. 2c, 4—«. Lin. c9, 28—Z8.</text:p>
      <text:p text:style-name="P1">- « Joh. », t2—«8. «</text:p>
      <text:p text:style-name="P1">I. 1. Und als sie Jerusalem nahete«n und</text:p>
      <text:p text:style-name="P1">egen Bethpha e und Bethanien an den</text:p>
      <text:p text:style-name="P1">SQelberg kamen,sendet er zwei seiner Jtincger,</text:p>
      <text:p text:style-name="P1">2. und sagt zu ihnen: Gehet in den Fle en,</text:p>
      <text:p text:style-name="P1">der vor euch liegt, und alsobald, wann ihr</text:p>
      <text:p text:style-name="P1">in denselben l)ineinkommt,"werdet ihr ein</text:p>
      <text:p text:style-name="P1">Fällen an ebunden finden, auf welchem</text:p>
      <text:p text:style-name="P1">noch kein 9)3Iiensch gesessen ist; löset es ab</text:p>
      <text:p text:style-name="P1">und führet es her.</text:p>
      <text:p text:style-name="P1">Z. Und so Jemand zu euch spricht: Warum</text:p>
      <text:p text:style-name="P1">thut ihr das?sfo saget: Der Herr bedarf</text:p>
      <text:p text:style-name="P1">säi)når; und, er wird es alsobald hieher</text:p>
      <text:p text:style-name="P1">i en. -« .-.</text:p>
      <text:p text:style-name="P1">4. Da gingen sie hin nnd fanden ein Fül-</text:p>
      <text:p text:style-name="P1">len ange unden an der Thür außen am</text:p>
      <text:p text:style-name="P1">Scheidewe e und löseten es ab.</text:p>
      <text:p text:style-name="P1">5. Und cFtliche der U111stehenden-sprachen</text:p>
      <text:p text:style-name="P1">u ihnen: Was machet ihr, daß ihr das-</text:p>
      <text:p text:style-name="P1">YFüllen ablöfet? .</text:p>
      <text:p text:style-name="P1">6. Sie aber sagten zu ihnen, wie Jesus</text:p>
      <text:p text:style-name="P1">befohlen hatte, und sie ließen es ihnen.</text:p>
      <text:p text:style-name="P1"><text:soft-page-break/>7. Und sie fig3rten das Füllen, zu Jesu</text:p>
      <text:p text:style-name="P1">und le ten ihre leider darauf, und er-setzte</text:p>
      <text:p text:style-name="P1">sich an? das elbe. · « "</text:p>
      <text:p text:style-name="P1">8. Viele,aber breiteten ihre Kleider auf</text:p>
      <text:p text:style-name="P1">den Weg; Andere hieben Zweige von den</text:p>
      <text:p text:style-name="P1">Bäumen und streuten sie auf den We ."</text:p>
      <text:p text:style-name="P1">9. Und die Vorangehenden und Nagfol-</text:p>
      <text:p text:style-name="P1">Enden schrieen und sprachen: Hosanna!</text:p>
      <text:p text:style-name="P1">eprlesen sei, der da kommt in; Namen des</text:p>
      <text:p text:style-name="P1">Herrn, , <text:s/>» .</text:p>
      <text:p text:style-name="P1">"10. Gepriesen sei das Reich, das da kommt</text:p>
      <text:p text:style-name="P1">im Namen des Herrn, das Reich unsers</text:p>
      <text:p text:style-name="P1">Vaters David! Hosanna in den Höhen-!</text:p>
      <text:p text:style-name="P1">L. S«-m. 7. is. se. -</text:p>
      <text:p text:style-name="P1">» — V. cc—«-: Many. A, «-sei« « «</text:p>
      <text:p text:style-name="P1">11. Und Jesus zog in Jerusalem ein und</text:p>
      <text:p text:style-name="P1">gin in den Tempel, und nachdem er Alles</text:p>
      <text:p text:style-name="P1">eså)en, ging er, da es nun A end war, mit»</text:p>
      <text:p text:style-name="P1">den Zwölfen hinaus nach Bethanien.</text:p>
      <text:p text:style-name="P1">II. 12. Und des folgenden Tages, da sie</text:p>
      <text:p text:style-name="P1">von Bethanien weggegangen, hungerte ihn-.»</text:p>
      <text:p text:style-name="P1">13. Und als er von ferne einen Feigen2--</text:p>
      <text:p text:style-name="P1">baum sah, der Laub hatte, ging er hin, ob</text:p>
      <text:p text:style-name="P1">er etwas daran fände. Und als er -u den-L-:</text:p>
      <text:p text:style-name="P1">selben kam, fand er nichts als Laub; denn»-.</text:p>
      <text:p text:style-name="P1">es war nicht die eit der Feigen. J-</text:p>
      <text:p text:style-name="P1">14. Und Jesus ob an undsz)sprach zu ihm:</text:p>
      <text:p text:style-name="P1">Es esse hinfort in Ewigkeit iemand mehr</text:p>
      <text:p text:style-name="P1">Frucht von dir! Und seineJiingerhörten es.</text:p>
      <text:p text:style-name="P1">V. 45—492 Matth.24,12.43.47.Luc.49,45—48.«</text:p>
      <text:p text:style-name="P1">III. 15. Und sie kommen nach Jernsale:n;</text:p>
      <text:p text:style-name="P1">und Jesus ging in den Tempel und fing</text:p>
      <text:p text:style-name="P1">an hinaus zu treiben die, welche im Tempe</text:p>
      <text:p text:style-name="P1">ver auften und kauften; und die Tische der«</text:p>
      <text:p text:style-name="P1">Wechsler stieß er um und die Stiihle derer«</text:p>
      <text:p text:style-name="P1">welche die Tauben verkauften. F</text:p>
      <text:p text:style-name="P1">16. Und er ließ nicht zu, daß Jemand en-</text:p>
      <text:p text:style-name="P1">Gefäß durch den Tempel trage. -»</text:p>
      <text:p text:style-name="P1">17. Und er lehrte nnd Rad) u ihnen?</text:p>
      <text:p text:style-name="P1">Steht nicht geschrieben: ,, ein Haus wirN</text:p>
      <text:p text:style-name="P1">ein Bethaus heißen für alleVölker ; ihr aber</text:p>
      <text:p text:style-name="P1">habet eine Mördergrube daraus gemacht ?««</text:p>
      <text:p text:style-name="P1">18. Und die Schriftgelehrteu und die</text:p>
      <text:p text:style-name="P1">ohenpriester hörten es und suchten, wiss</text:p>
      <text:p text:style-name="P1">te ihn umbräcbtcn« denn sie fürchteten ihn,»</text:p>
      <text:p text:style-name="P1">weil alles Volk erLaunte über seine Lehre:</text:p>
      <text:p text:style-name="P1">19. Und als es bend geworden, ging er</text:p>
      <text:p text:style-name="P1">außer die Stadt hinaus. !</text:p>
      <text:p text:style-name="P1">-- -. V. So-24: M-xtth.s2t, is--—22. :-</text:p>
      <text:p text:style-name="P1">lV. 20. Und da sie des Morgens vorüber»-Z</text:p>
      <text:p text:style-name="P1">gingen, sahen sie, daß der Feigenbaum von«";</text:p>
      <text:p text:style-name="P1">den Wurzeln aus verdorret war. s ,</text:p>
      <text:p text:style-name="P1"><text:soft-page-break/>21. Und Petrus dachte daran und sprach ,</text:p>
      <text:p text:style-name="P1">zu ihm: Rabbi, stehe, der Feigenbaum, den</text:p>
      <text:p text:style-name="P1">du verflucht hast, ist verdorret.</text:p>
      <text:p text:style-name="P1">22. Und esus ho anund sprach zu ihnen:;</text:p>
      <text:p text:style-name="P1">Haber Glauben an Gott! J.,1,. «-«, «. ,</text:p>
      <text:p text:style-name="P1">23. Denn wahrlich, ich sage euch, wenn;</text:p>
      <text:p text:style-name="P1">Jemand zu d1;sem Berge spricht: Hebe dich·</text:p>
      <text:p text:style-name="P1">und wirf dich m’s Meer! und nicht zweifelh-</text:p>
      <text:p text:style-name="P1">in s einem Herzen, sondern glaubt, daß das,</text:p>
      <text:p text:style-name="P1">was er sagt, geschehe, so wird ihm werden«.</text:p>
      <text:p text:style-name="P1">was er spricht.</text:p>
      <text:p text:style-name="P1">24. Darum sage ich euch: Alles, was ihrs«</text:p>
      <text:p text:style-name="P1">immer im Gebete begehretz glaubet, daß i r</text:p>
      <text:p text:style-name="P1">es empsanget, und es wird euch werden«</text:p>
      <text:p text:style-name="P1">Joh. », 7. cis, is. c. J-h. is, «-.</text:p>
      <text:p text:style-name="P1"/>
      <text:p text:style-name="P1"/>
      <text:p text:style-name="P1"/>
      <text:p text:style-name="P1">Cato; -11.;«t2. Das 1HvaiijHium »; zCap3 </text:p>
      <text:p text:style-name="P1">««25. Und wenn ihr flehet und betet, so der-</text:p>
      <text:p text:style-name="P1">»gebet, wenn ihr etwas wider Jeniandhab·et,</text:p>
      <text:p text:style-name="P1">Hauf daß auch euer Vater in den ,HimmeI»n</text:p>
      <text:p text:style-name="P1">euch eure. Fehler vergebe. Many. s, 23:c. is, «-.</text:p>
      <text:p text:style-name="P1">26. Wenn ihr aber nicht vergebet, so wird</text:p>
      <text:p text:style-name="P1">-weh euer Vater in den Himmeln eure Fah-</text:p>
      <text:p text:style-name="P1">-ker nichtvergeben. Many. is, ais. — </text:p>
      <text:p text:style-name="P1">. V. 27—3.-« Many. -Ei, es—-"27. Las. Do; --«—s8.—</text:p>
      <text:p text:style-name="P1">V. 27. Und sie kommen wiederum nach</text:p>
      <text:p text:style-name="P1">Jerusalem. Und als er im Tempel umher-</text:p>
      <text:p text:style-name="P1">i , kommen die Hohenpriester und die</text:p>
      <text:p text:style-name="P1">Yxhgriftgelehrten und die Aeltesten .z"u ihm,</text:p>
      <text:p text:style-name="P1">,28. und sprechen U ihm; Aus welaher</text:p>
      <text:p text:style-name="P1">MaiilåtRthust du diesiss? und wer hat dir</text:p>
      <text:p text:style-name="P1">diese acht gegeben, daß du solches thuest?</text:p>
      <text:p text:style-name="P1">29. Jesus aber antwortete und sprach zu</text:p>
      <text:p text:style-name="P1">ihnen: — eh will auch ei-ne Frage an eitch</text:p>
      <text:p text:style-name="P1">thun; antwortet mir, so will Ah euch sagen,</text:p>
      <text:p text:style-name="P1">aus welcher Macht ich dieses t ue.</text:p>
      <text:p text:style-name="P1">30. War die Taufe des Johannes vom</text:p>
      <text:p text:style-name="P1">Fimmel oder von Menschen? Gebet mir</text:p>
      <text:p text:style-name="P1">nttoort! » <text:s/>» ,-;</text:p>
      <text:p text:style-name="P1">» 31. Und sie hedachten sich bei <text:s/>sekbst</text:p>
      <text:p text:style-name="P1">gn«ds rachen: Wenn wi?g;agen: vom Him-</text:p>
      <text:p text:style-name="P1">viel, so wird er fra eli: « arum habet ihr</text:p>
      <text:p text:style-name="P1">i"hm denn nicht gegizaubt? .</text:p>
      <text:p text:style-name="P1">- 32. Wenn wir a er sagen: von Menschen,</text:p>
      <text:p text:style-name="P1">o müssen wir das Vol s;ürchten; denn sie</text:p>
      <text:p text:style-name="P1">ielten alle dafür, daß ohannes wirklich</text:p>
      <text:p text:style-name="P1">ein Prophet» gewesen. ·</text:p>
      <text:p text:style-name="P1">33. Und sie antworteten Und sprachen zu</text:p>
      <text:p text:style-name="P1">gest» Wir wisse3) es ni;ht. DaSantsworteåe</text:p>
      <text:p text:style-name="P1">eus und ra zui nen:» o a ei</text:p>
      <text:p text:style-name="P1"><text:soft-page-break/>euch auch -niziht, aus welcher ABC-est icki</text:p>
      <text:p text:style-name="P1">dieses thue. « «</text:p>
      <text:p text:style-name="P1">-. , Cap. X-II. -· </text:p>
      <text:p text:style-name="P1">I. Das Glcichniß von-den Wcingä«rtiietii. («——.’IS.</text:p>
      <text:p text:style-name="P1">U. Frage wegen der Kopssieuer, tZ—i«7; litt. wegen</text:p>
      <text:p text:style-name="P1">der Auferstehung, «-8——27; lV. weg-en -des vor-</text:p>
      <text:p text:style-name="P1">·kchmften Gesetzes, Es-It; V. und wessen Sohn</text:p>
      <text:p text:style-name="P1">Christus? 35—37. W- W"aiEmitig«v or den hcuchkcri-</text:p>
      <text:p text:style-name="P1">schen Schkistgeichkken. 38—4o. vix. Die Wittwe</text:p>
      <text:p text:style-name="P1">beim Gottes! en. M -U.</text:p>
      <text:p text:style-name="P1">ask</text:p>
      <text:p text:style-name="P1">V. i-te: Many. ei, as—--ists. Lin. So, 9«««z·</text:p>
      <text:p text:style-name="P1">» It; 1. Und der fin«gEati sei GleichnisMi mit</text:p>
      <text:p text:style-name="P1">i en n te en. s an te ein « en</text:p>
      <text:p text:style-name="P1">einen LåZeing(ir"ten—i1i«kdpzog Einen Zaun UT</text:p>
      <text:p text:style-name="P1">desselben und grub eine Kelter und baute</text:p>
      <text:p text:style-name="P1">einen Thurm und verlieh ihn» an Weine</text:p>
      <text:p text:style-name="P1">gärtner und zog außer Land. <text:s/>«</text:p>
      <text:p text:style-name="P1">-2. Und et sandte zu den Weingärl«ue-ten</text:p>
      <text:p text:style-name="P1">zur t;estc3kLmten··Z;est einen FTle??t, THE;</text:p>
      <text:p text:style-name="P1">WU Ell- 6l!lJa«c I’lc«cll VOll V- M· «</text:p>
      <text:p text:style-name="P1">Weingarten«sEeintifin . , --</text:p>
      <text:p text:style-name="P1">"3. Die aber erkJrifT-U«ihti,isS7lUgefmHU:</text:p>
      <text:p text:style-name="P1">m-i«dschi"ckten ihn eer«fotHt"«.»» «; «! -</text:p>
      <text:p text:style-name="P1">I</text:p>
      <text:p text:style-name="P1">i</text:p>
      <text:p text:style-name="P1">i</text:p>
      <text:p text:style-name="P1">l</text:p>
      <text:p text:style-name="P1">-</text:p>
      <text:p text:style-name="P1">-</text:p>
      <text:p text:style-name="P1">I</text:p>
      <text:p text:style-name="P1">-</text:p>
      <text:p text:style-name="P1">l</text:p>
      <text:p text:style-name="P1">4.— Und wiederum sandte er zu ihm einen</text:p>
      <text:p text:style-name="P1">aiidern Knecht; und den wars·eliFitz tust</text:p>
      <text:p text:style-name="P1">Steinen, l;)er"1vuiideteii ihn:-den Kopf» Mit)</text:p>
      <text:p text:style-name="P1">schicken ihn beschinipst fort. · . «, - ·</text:p>
      <text:p text:style-name="P1">5. Und er sandte wiederum einen andern,</text:p>
      <text:p text:style-name="P1">und den tödteten sie; nnd von Vielen andern</text:p>
      <text:p text:style-name="P1">sschliigem sie die einen, die andern tödteten </text:p>
      <text:p text:style-name="P1">G. Nun hatte er noch einen einzigen Sohn,</text:p>
      <text:p text:style-name="P1">seinen Geliebten; auch den sandte er zuletzt</text:p>
      <text:p text:style-name="P1">zu ihnen, Brei! end: Sie werden-sich vor</text:p>
      <text:p text:style-name="P1">meinem So ne scheuen. »)</text:p>
      <text:p text:style-name="P1">. ·7-. Jene WeingLi·rtner aber sprachen unter</text:p>
      <text:p text:style-name="P1">einander: Dieser ist der Erbe. Konmit, laßt</text:p>
      <text:p text:style-name="P1">suns ihn tödten, so wird das Erbgnt unser</text:p>
      <text:p text:style-name="P1">ein. , » .</text:p>
      <text:p text:style-name="P1">8. Und sie nahmen ihn, tödteten ihn »und</text:p>
      <text:p text:style-name="P1">-war eni n zum eingarten «mau-s.» . ·»</text:p>
      <text:p text:style-name="P1">f "h W " h«</text:p>
      <text:p text:style-name="P1">9· Was wird nun der Herr des Wein-</text:p>
      <text:p text:style-name="P1"><text:soft-page-break/>Vrtens thun? Er wird kommen und die</text:p>
      <text:p text:style-name="P1">eingärtner umbrmgen»·und den Wein-</text:p>
      <text:p text:style-name="P1">garten Andern geben. J» «- <text:s/>, ·</text:p>
      <text:p text:style-name="P1">» !0. Haltet ihr a·iidi m(ht.diese S-ihrist ge-</text:p>
      <text:p text:style-name="P1">lesen: »Der· Stein, den die B»aiilelite«ver;-</text:p>
      <text:p text:style-name="P1">w1oIse?3 habeg,e der is·tsg1i;1·iIsteifi ckgehworden;</text:p>
      <text:p text:style-name="P1">. om . rrn-i ie e He e en «un</text:p>
      <text:p text:style-name="P1">es ist wunderbar in unsern Dingen ?«</text:p>
      <text:p text:style-name="P1">12. Und sie-suchten ihn zu greifen, aber</text:p>
      <text:p text:style-name="P1">sie sürchteten» das Volk;· denn sie merkten,</text:p>
      <text:p text:style-name="P1">daß er aus sie »das Gleiihnis; gesagt hatte.</text:p>
      <text:p text:style-name="P1">Und sie ließen ihn und gingen hinweg. :</text:p>
      <text:p text:style-name="P1">Bitt;-—i7: Many. Je, i5—22. Li-c. So, W-M.</text:p>
      <text:p text:style-name="P1">. 13. Und sie senden zu ihm eini« e de-te</text:p>
      <text:p text:style-name="P1">Pharisäer und .Herodianer, aus-daß sie ihn</text:p>
      <text:p text:style-name="P1">in der Rede fangen· « «- -</text:p>
      <text:p text:style-name="P1">Ji4.stDiese koniFien Zug) sagenhzg1fihFä;?</text:p>
      <text:p text:style-name="P1">ei er, wirwi en, a duwa r at ««</text:p>
      <text:p text:style-name="P1">und dich um Niemand ktiimnei«st; denn du</text:p>
      <text:p text:style-name="P1">LiLhest dik Z3erson d;cB Menschen nich; an,</text:p>
      <text:p text:style-name="P1">ondern e rest den e G ittes ni der</text:p>
      <text:p text:style-name="P1">ahrheit. Jst es erlaubt, dem Kaiser die</text:p>
      <text:p text:style-name="P1">Steuer zu geben, oder naht? Sollen wir</text:p>
      <text:p text:style-name="P1">sie geben, oder nicht geben »· J</text:p>
      <text:p text:style-name="P1">15. E-r aber da er ihre -FTeint)elei sah,</text:p>
      <text:p text:style-name="P1">Fisch zu ih-Mk: -Was -eksu«i?et» ihr mkche</text:p>
      <text:p text:style-name="P1">ringet mir einen Pfennig, daß ith ihn sehe«</text:p>
      <text:p text:style-name="P1">16. Sie brachten ei-ne-n. Und er sagt zu</text:p>
      <text:p text:style-name="P1">ihnen: Wessen ist dieses Bild und»die Ueber-</text:p>
      <text:p text:style-name="P1">schrist? Sie sprachenz«uihm: Des Kaisers.</text:p>
      <text:p text:style-name="P1">177. Und Jesus aiitw·ortete und sprach zu</text:p>
      <text:p text:style-name="P1">i neu: Gebet dem Kaiser, was des Kaisers</text:p>
      <text:p text:style-name="P1">i t, und Gott, was Gottes ist. Um- sie ver-</text:p>
      <text:p text:style-name="P1">wunderten sich <text:s/>ihn. "</text:p>
      <text:p text:style-name="P1">V- 4«8—«2«7: «J)iaiih. re, gis-Its.</text:p>
      <text:p text:style-name="P1">I.t1. 18. -Und es kamen Sai)vucjäer zi:«"iijin,</text:p>
      <text:p text:style-name="P1">die da sa en, es seikei»ne Auferst tin und</text:p>
      <text:p text:style-name="P1">fragten«iZn,st5reit)end: :"««l G Hi;</text:p>
      <text:p text:style-name="P1"/>
      <text:p text:style-name="P1"/>
      <text:p text:style-name="P1"/>
      <text:p text:style-name="P1">Cap. 1r2. S;t..-Mem. : Cap. 12:"13. öd</text:p>
      <text:p text:style-name="P1">«-«129. Meister! Moses hat uns geschrieben:</text:p>
      <text:p text:style-name="P1">Wann Jeniandes Bruder stirbt, und hinter-</text:p>
      <text:p text:style-name="P1">läßt ein Weib und keine Kinder, so soll sein</text:p>
      <text:p text:style-name="P1">Bruder dessen Weib nehmen und seinem</text:p>
      <text:p text:style-name="P1">Bruder Samen erwecken. s·.«.</text:p>
      <text:p text:style-name="P1">2(). Nun sind sieben Brüder gewesen. Und</text:p>
      <text:p text:style-name="P1">der erste nahm ein Weib und starb und</text:p>
      <text:p text:style-name="P1">hinterließ keinen Samen. . J</text:p>
      <text:p text:style-name="P1">21. Und der andere nahm sie und starb,</text:p>
      <text:p text:style-name="P1">und auch er hinterließ keinen Samen; und</text:p>
      <text:p text:style-name="P1"><text:soft-page-break/>der dritte ebenso.</text:p>
      <text:p text:style-name="P1">22. Und es nahmen sie alle Sieben und</text:p>
      <text:p text:style-name="P1">hinterließen keinen Samen. Zuletzt, nach</text:p>
      <text:p text:style-name="P1">llen, starb auch das Weib. -</text:p>
      <text:p text:style-name="P1">23. In der Auferstehung nun, wann si-e</text:p>
      <text:p text:style-name="P1">anserstehen, wessen Weib wird sie sein unter</text:p>
      <text:p text:style-name="P1">ihnen? Denn alle Sieben -haben sie zum</text:p>
      <text:p text:style-name="P1">Weibe gehabt. -</text:p>
      <text:p text:style-name="P1">24. Und Jesus antwortete und s rach zu</text:p>
      <text:p text:style-name="P1">ihnen: Jrretihr nichtdaruni, weil ihr weder</text:p>
      <text:p text:style-name="P1">die Schriften keiiuet noch die Kraft Gottes?</text:p>
      <text:p text:style-name="P1">25. Denn wann sie von den Todten anfer-</text:p>
      <text:p text:style-name="P1">steheu, so nehmen sie nicht zur Ehe, 1ioch</text:p>
      <text:p text:style-name="P1">werden sie zur Ehe gegeb.en, sondern sie sind</text:p>
      <text:p text:style-name="P1">wie die Engel in den Himmeln.</text:p>
      <text:p text:style-name="P1">26. Von den Todten aber, daß sie aufer-</text:p>
      <text:p text:style-name="P1">stehen, habet ihr nicht gelesen im Buche</text:p>
      <text:p text:style-name="P1">Moses, bei dem Busche, wie Gott zu ihm</text:p>
      <text:p text:style-name="P1">redete, sprechend: »Ich bin der Gott Abra-</text:p>
      <text:p text:style-name="P1">hanis und der Gott Jsaaks und der Gott</text:p>
      <text:p text:style-name="P1">Jakobs« ? . . .</text:p>
      <text:p text:style-name="P1">27. Gott ist nicht der Todten, sondern der</text:p>
      <text:p text:style-name="P1">Lebendigen Gott. Darum irr-et ihr sehr.</text:p>
      <text:p text:style-name="P1">V. 28—-Z-i: Muth. 22, 34—40.</text:p>
      <text:p text:style-name="P1">, IV. 28. Und es trat einer der Schrift e-</text:p>
      <text:p text:style-name="P1">lehrten herzu, der geh·i5rt hatte, wie sie sich</text:p>
      <text:p text:style-name="P1">mit einander besprochen, und gesehen, daß</text:p>
      <text:p text:style-name="P1">er ihnen wohl geantwortet hatte, 1ind Zu te</text:p>
      <text:p text:style-name="P1">ihn: Welches ist das vornehmste eliot</text:p>
      <text:p text:style-name="P1">unter allen?</text:p>
      <text:p text:style-name="P1">29. Jesus aber aiitwortete ihm: Das vor-</text:p>
      <text:p text:style-name="P1">nehmste aller Gebote ist: »Hi")re, Israel!</text:p>
      <text:p text:style-name="P1">der Herr, miser Gott, ist ein einiger Herr;</text:p>
      <text:p text:style-name="P1">30. und du sollst den Herrn deinen Gott</text:p>
      <text:p text:style-name="P1">lieben von ganzem deinem Herzen nnd von</text:p>
      <text:p text:style-name="P1">g;inzer deiner Seele und von ganzem deinem</text:p>
      <text:p text:style-name="P1">emüthe und von ganzem deinem Vermö-</text:p>
      <text:p text:style-name="P1">gen« Dieses ist das vornehmste Gebot.</text:p>
      <text:p text:style-name="P1">31. Und das andere, ihm gleich, ist dieses:</text:p>
      <text:p text:style-name="P1">»Du sollst deinen Nächsten lieben wie dich</text:p>
      <text:p text:style-name="P1">selbst« Großer als diese ist kein anderes</text:p>
      <text:p text:style-name="P1">Gebot. » ·</text:p>
      <text:p text:style-name="P1">32. Und der Schriftgelehrte sprach zu ihm:</text:p>
      <text:p text:style-name="P1">Recht, Meister! nach der Wahrheit hast du</text:p>
      <text:p text:style-name="P1">geredet; es ist nur Ein Gott und kein an-</text:p>
      <text:p text:style-name="P1">derer ist auf;er ihm; is. M-,s» 4, as,</text:p>
      <text:p text:style-name="P1">33. ulid ihn ieben von ganzem Herzen</text:p>
      <text:p text:style-name="P1">i</text:p>
      <text:p text:style-name="P1">und von ganzem Verstande nnd vors gan-</text:p>
      <text:p text:style-name="P1">zer Seele und von ganzem VerntEgeu und</text:p>
      <text:p text:style-name="P1">den Nächsten lieben wie» sich selbst,.ist mehr</text:p>
      <text:p text:style-name="P1">als alle Brandopfer -uiid Schlachtopfet.</text:p>
      <text:p text:style-name="P1"><text:soft-page-break/>T- Scim. -is, 22.</text:p>
      <text:p text:style-name="P1">» 34. Und da Jesus sah, das; er verständig</text:p>
      <text:p text:style-name="P1">eantwortet, s ra«(h er zu ihm: Du bist nicht</text:p>
      <text:p text:style-name="P1">iieänåoni Re»s)ckiy,e Gottes. Und es unterstund</text:p>
      <text:p text:style-name="P1">i ieinan me r, i n weiter u "ra e</text:p>
      <text:p text:style-name="P1">s ) iJi1iatthk.)22, is. Luzc. 2i), </text:p>
      <text:p text:style-name="P1">V. so-—37; Muth. 22, 4i—4i5". Las. 2o, «—-if.</text:p>
      <text:p text:style-name="P1">V. 35. Und Je us hob anund sprach, indem</text:p>
      <text:p text:style-name="P1">er im Tempel le rte: Wie sagen dieSchrift-</text:p>
      <text:p text:style-name="P1">gelehrten, das; Christus Davids Sohn sei?«.</text:p>
      <text:p text:style-name="P1">36. Denn David selbst sprach im heiligen»</text:p>
      <text:p text:style-name="P1">Geiste: »Der Herr hat zu meinem Herrn</text:p>
      <text:p text:style-name="P1">gesprochen: Sitze zu meiner Rechten, bis</text:p>
      <text:p text:style-name="P1">ich deine Feinde zum Schemel deiner Füße</text:p>
      <text:p text:style-name="P1">mache.« , » , <text:s/>.</text:p>
      <text:p text:style-name="P1">37. So nennt David selbst ihn Herr»-,;«</text:p>
      <text:p text:style-name="P1">und woher ist er sein Sohn? Und die[</text:p>
      <text:p text:style-name="P1">Menge des. Volkes hörte ihn mit Lust.</text:p>
      <text:p text:style-name="P1">B. 38——40: Lan. 20, 45——47.</text:p>
      <text:p text:style-name="P1">Vl. 38. Und er sprach zu ihnen in seiner</text:p>
      <text:p text:style-name="P1">Lehre: Hütet euch vor den Scl)riftgelehrten,</text:p>
      <text:p text:style-name="P1">die gern in langen Kleidern einhergehen</text:p>
      <text:p text:style-name="P1">und auf den Märkten sich grüßen lassen,</text:p>
      <text:p text:style-name="P1">M.xtth. 23, 5. (-:-.</text:p>
      <text:p text:style-name="P1">39. und in den Versam11ilungen und bei</text:p>
      <text:p text:style-name="P1">den Mahlzeiten obenan jitzen wollen;</text:p>
      <text:p text:style-name="P1">40. die der Witwen Häuser fressen und</text:p>
      <text:p text:style-name="P1">um Schein lange beten; diese werden ein</text:p>
      <text:p text:style-name="P1">schwereres Geri )t empfangen. Matih.23, it.</text:p>
      <text:p text:style-name="P1">V. «-44: Lin. 21, i—i. ·</text:p>
      <text:p text:style-name="P1">VlI. 41. Und Jesus setzte sich dem Got-</text:p>
      <text:p text:style-name="P1">teskasten gegenüber und sah, wie das Volk</text:p>
      <text:p text:style-name="P1">Geld in den Gotteskasten legte. Und viele</text:p>
      <text:p text:style-name="P1">Reiche legten viel ein. » »</text:p>
      <text:p text:style-name="P1">42. Und es kam» eine arme·Wkttwe, die</text:p>
      <text:p text:style-name="P1">legte zwei Schiirflein ein, das ist ein Heller.</text:p>
      <text:p text:style-name="P1">43. Und er rief fzeBine Jjiinger zu sich und</text:p>
      <text:p text:style-name="P1">sprach zu ihnen: ahrlich, ich sage euch,</text:p>
      <text:p text:style-name="P1">diese arme Wittwe hat mehr in den Gottes-</text:p>
      <text:p text:style-name="P1">kasten elegt als Alle , die ein« elegt haben.</text:p>
      <text:p text:style-name="P1">44. Beim Alle haben von ihrem Ueber-</text:p>
      <text:p text:style-name="P1">fluß eingele t; diese aber hat von ihrer</text:p>
      <text:p text:style-name="P1">Armuth Alles, was sie hatte, einge egt,</text:p>
      <text:p text:style-name="P1">ihre ganze Nahrung.</text:p>
      <text:p text:style-name="P1">Cap. XI1l. 1’</text:p>
      <text:p text:style-name="P1">I. Weissagung von der Zerstii:ung JEkUl«iOMS-</text:p>
      <text:p text:style-name="P1">I-W. ll. Vom Ende dir Welt. U-—32. ill--W</text:p>
      <text:p text:style-name="P1">mahnuiig zur Wachsamkcit. Z3—37.</text:p>
      <text:p text:style-name="P1">B. i—e3: March. di, 4——28. sue. -«, 5—ii4-«-</text:p>
      <text:p text:style-name="P1">I. I. Und als er aus dem Tempel ging</text:p>
      <text:p text:style-name="P1">zricht einer seiner Jiiuger zu ihm: Meister!</text:p>
      <text:p text:style-name="P1">iehe, welche Steine und nie che Gebäude!</text:p>
      <text:p text:style-name="P1"><text:soft-page-break/></text:p>
      <text:p text:style-name="P1"/>
      <text:p text:style-name="P1"/>
      <text:p text:style-name="P1">öi3 Casi: ist-N Das Evangelium .Cap." 13.</text:p>
      <text:p text:style-name="P1">2. Und· Jesus antwortete und sprach zu</text:p>
      <text:p text:style-name="P1">äm: Siehest du diese rof;en Gebäude?</text:p>
      <text:p text:style-name="P1">s wird kein Stein aus dem andern ge-</text:p>
      <text:p text:style-name="P1">lassen werden, der nicht zerstört werde. ·</text:p>
      <text:p text:style-name="P1">3. Und als er am Oelberg saF ge enüber</text:p>
      <text:p text:style-name="P1">dem Tempel, sra ten ihn bei eiteiiJ3etrus</text:p>
      <text:p text:style-name="P1">und Jacobus und Johannes und Andreas:</text:p>
      <text:p text:style-name="P1">4. Sage uns, wann wird dieses geschehen,</text:p>
      <text:p text:style-name="P1">und we ches wird das Zeichen sein, wann</text:p>
      <text:p text:style-name="P1">dieses Alles soll vollendet werden?</text:p>
      <text:p text:style-name="P1">« 5. Jesus aber antwortete ihnen und fing</text:p>
      <text:p text:style-name="P1">an zu sagen: Sehet zu, daß elich Niemand</text:p>
      <text:p text:style-name="P1">irre Ihre!</text:p>
      <text:p text:style-name="P1">6. enn Viele werden kommen unter mei-</text:p>
      <text:p text:style-name="P1">nem Namen nnd sagen: Ich bin Christus!</text:p>
      <text:p text:style-name="P1">und werden Viele irre Führen. Jck. », 44.</text:p>
      <text:p text:style-name="P1">7. Wenn ihr aber riege uiid Kriegsge-</text:p>
      <text:p text:style-name="P1">schrei hören werdet, so erschrecket nicht; denn</text:p>
      <text:p text:style-name="P1">Es 1;iuß geschehen, aber es ist noch nicht das</text:p>
      <text:p text:style-name="P1">«n e.</text:p>
      <text:p text:style-name="P1">8. Denn ein Volk wird sieh wider das</text:p>
      <text:p text:style-name="P1">andere erheben und ein Reich wider das</text:p>
      <text:p text:style-name="P1">andere, und es werden Erdbeben hin und</text:p>
      <text:p text:style-name="P1">wieder, und werden Hungersnöthe und Ver-</text:p>
      <text:p text:style-name="P1">wirrnngen sein. « "</text:p>
      <text:p text:style-name="P1">9. Dieses sind der Schrnerzen Anfän e.</text:p>
      <text:p text:style-name="P1">Sehet aber ihr auf encl selbst! Denn sie</text:p>
      <text:p text:style-name="P1">werden euch den Gerichten und den Ver-</text:p>
      <text:p text:style-name="P1">ammlungen iiberliefern; ihr werdet ge-</text:p>
      <text:p text:style-name="P1">chlagen und vor Fürsten und Könige ge-</text:p>
      <text:p text:style-name="P1">åellt w?rden um meinetwillen, ihnen zum</text:p>
      <text:p text:style-name="P1">en ni .</text:p>
      <text:p text:style-name="P1">10i; Und unter allen Völkern muß zuvor</text:p>
      <text:p text:style-name="P1">das Evangelium gepredigt werden. C.-te, is.</text:p>
      <text:p text:style-name="P1">11. Wenn sie euch a er hinführen und</text:p>
      <text:p text:style-name="P1">iiberliefern werden, so sorget nicht zum</text:p>
      <text:p text:style-name="P1">voraus, was ihr reden sollei, und siniiet</text:p>
      <text:p text:style-name="P1">nicht darauf, sondern was euch gegeben wird</text:p>
      <text:p text:style-name="P1">zu derselben Stunde, das redet. enn nicht</text:p>
      <text:p text:style-name="P1">i(gr.seid es, die da reden, sondern der heilige</text:p>
      <text:p text:style-name="P1">erst. Muth. to, is is. Lin. te, -H je.</text:p>
      <text:p text:style-name="P1">12. Es wird aber ein Bruder den andern</text:p>
      <text:p text:style-name="P1">zum Tode überliefern nnd der Vater das</text:p>
      <text:p text:style-name="P1">Kind, und Kinder werden sich wider die</text:p>
      <text:p text:style-name="P1">Eltern erheben und werden sie zum Tode</text:p>
      <text:p text:style-name="P1">bringen; Mjch» 7» H·</text:p>
      <text:p text:style-name="P1">13. und ihr werdet von Allen ehasset sein</text:p>
      <text:p text:style-name="P1">um meines Namens willen. <text:s/>a er be-</text:p>
      <text:p text:style-name="P1"><text:soft-page-break/>harret bis an das Ende, der wird selig</text:p>
      <text:p text:style-name="P1">werden. March. 1o,22. « -:</text:p>
      <text:p text:style-name="P1">14. Wann ihr aber den Gräuel der Ver-</text:p>
      <text:p text:style-name="P1">wüstung, von welchem Daniel, der Prophet,</text:p>
      <text:p text:style-name="P1">ei«edet, werdet stehen sehen, wo er nicht</text:p>
      <text:p text:style-name="P1">sollte; (wer es liese·t, der merke daraus!)</text:p>
      <text:p text:style-name="P1">alsdann sliehe, wer im jiidischen Lande ist,</text:p>
      <text:p text:style-name="P1">»auf die Berge. Dem. 9, 27.</text:p>
      <text:p text:style-name="P1">15. Wer a er auf dem Dache ist, der steige</text:p>
      <text:p text:style-name="P1">-</text:p>
      <text:p text:style-name="P1">i</text:p>
      <text:p text:style-name="P1">nicht hinab in das Haus und« gehe nicht</text:p>
      <text:p text:style-name="P1">hinein, etwas aus seinem Hause zu nehmen.</text:p>
      <text:p text:style-name="P1">16. Und wer auf dem Felde ist, der kehre</text:p>
      <text:p text:style-name="P1">nicht wieder zurück, sein Kleid zu nehmen.</text:p>
      <text:p text:style-name="P1">17. Wehe"ccber den Schwangern und den</text:p>
      <text:p text:style-name="P1">Säugendeii in denselben To« en! ·!</text:p>
      <text:p text:style-name="P1">18. Bittet aber, daß eure Flucht nicht des</text:p>
      <text:p text:style-name="P1">Winters geschehe.</text:p>
      <text:p text:style-name="P1">19. Denn es wird in denselben Tagen</text:p>
      <text:p text:style-name="P1">eine Trübsal sein, dergleichen nicht gewesen</text:p>
      <text:p text:style-name="P1">von Anfang der Welt, da sie Gott erschaffen,</text:p>
      <text:p text:style-name="P1">bis jetzt, und auch nicht mehr sein wird.</text:p>
      <text:p text:style-name="P1">20. Und wenn der Herr die Tage nicht</text:p>
      <text:p text:style-name="P1">verkürzt hätte, so würde kein Mensch errettet</text:p>
      <text:p text:style-name="P1">werden; aber um der Auserwählten willen,</text:p>
      <text:p text:style-name="P1">die er erwählt hat, hat er die Tage verkürzt.</text:p>
      <text:p text:style-name="P1">21. Und alsdann, wenn Jemand Fu euch</text:p>
      <text:p text:style-name="P1">sagen wird: Siehe, hier ist Ehristusi oder:</text:p>
      <text:p text:style-name="P1">Siehe dort! so glaubet es nicht. -</text:p>
      <text:p text:style-name="P1">22. Denn es werden falsche Christus und</text:p>
      <text:p text:style-name="P1">falsche Propheten aufstehen und werden</text:p>
      <text:p text:style-name="P1">Zeichen und Wunder thun, um auch die</text:p>
      <text:p text:style-name="P1">Auserwählten, wo möglich, zu berf·ühren::</text:p>
      <text:p text:style-name="P1">23. Ihr aber, sehet zu! Siehe, ich habe</text:p>
      <text:p text:style-name="P1">euch Alles vorher gesagt. J-h. -l6, 4.</text:p>
      <text:p text:style-name="P1">V.24—32- Many. 24, 29—36. Luc.2i, 25—33.</text:p>
      <text:p text:style-name="P1">Il.,24. Aber in denselben Tagen, nach</text:p>
      <text:p text:style-name="P1">dieser Trübsal, wird die Sonne verfinstert</text:p>
      <text:p text:style-name="P1">werden, und der Mond wird seinen Schein</text:p>
      <text:p text:style-name="P1">nicht geben,</text:p>
      <text:p text:style-name="P1">25. und die Sterne des Himmels werden</text:p>
      <text:p text:style-name="P1">herabfallen, nnd die Kräfte in den Himmeln</text:p>
      <text:p text:style-name="P1">werden erschüttert werden.</text:p>
      <text:p text:style-name="P1">26. Und alsdann werden sie den Sohn</text:p>
      <text:p text:style-name="P1">des Menschen kommen sehen in den Wolken</text:p>
      <text:p text:style-name="P1">mit großer Macht und Heri«lichkeit.</text:p>
      <text:p text:style-name="P1">27. Und alsdann wird er seine Engel aus-</text:p>
      <text:p text:style-name="P1">senden und seine AuserwäYten sammeln</text:p>
      <text:p text:style-name="P1">von den vier Winden, vom nde der Erde</text:p>
      <text:p text:style-name="P1">bis zum Ende des Himmels. «</text:p>
      <text:p text:style-name="P1">28. Von dein Feigenbaume aber lernet</text:p>
      <text:p text:style-name="P1"><text:soft-page-break/>das Gleichnif;: Wann sein Zweig jetzt saftig</text:p>
      <text:p text:style-name="P1">wird und das Laub hervorwächst, so merket</text:p>
      <text:p text:style-name="P1">ihr, daß der Sommer nahe ist.</text:p>
      <text:p text:style-name="P1">29. Also auch ihr, wann« ihr sehet, daß</text:p>
      <text:p text:style-name="P1">dieses geschieht, so merket, daß er nahe ist</text:p>
      <text:p text:style-name="P1">vor der Thüre. »</text:p>
      <text:p text:style-name="P1">30. Wahrlich, ich sage euch, dieses »Ge-</text:p>
      <text:p text:style-name="P1">schlecht wird« nicht vergehen, bis alles dieses</text:p>
      <text:p text:style-name="P1">geschehen sein wird. «- ·</text:p>
      <text:p text:style-name="P1">31. Der Himmel und die Erde werden</text:p>
      <text:p text:style-name="P1">vergehen, aber meine Worte werden nicht</text:p>
      <text:p text:style-name="P1">«verge en. Jcs. 51, S.</text:p>
      <text:p text:style-name="P1">32. Von dem Tag aber und der Stunde</text:p>
      <text:p text:style-name="P1">weiß Niemand, auch nicht die Engel im</text:p>
      <text:p text:style-name="P1">Himmel, noch der Sohn, sondern nur;»der</text:p>
      <text:p text:style-name="P1">Vater. As-g. «, 7.» <text:s/>-« - </text:p>
      <text:p text:style-name="P1"/>
      <text:p text:style-name="P1"/>
      <text:p text:style-name="P1"/>
      <text:p text:style-name="P1">3 Cap. «13. 14. St. Marci. "7« Cci’p.i—1"-IT N-</text:p>
      <text:p text:style-name="P1">lll.i Z?-. Sehet zu, wachet und«betet! Denn</text:p>
      <text:p text:style-name="P1">ihr wisset nicht, wann dieL3eit vorhanden ist.</text:p>
      <text:p text:style-name="P1">Matth. St, 42. ne. 42, 40. 2t, 36.</text:p>
      <text:p text:style-name="P1">34. Wie ein Mensch, der außer Land zog,</text:p>
      <text:p text:style-name="P1">sein Haus verließ uiid seincii Knechten die</text:p>
      <text:p text:style-name="P1">Gewalt gab und einem jeden sein Werk,</text:p>
      <text:p text:style-name="P1">und dem Thüi«hiiter befahl, das; er wachen</text:p>
      <text:p text:style-name="P1">solle. Many. 25, is.</text:p>
      <text:p text:style-name="P1">35. So wachet nun, denn ihr wisset nicht,</text:p>
      <text:p text:style-name="P1">wann der Herr des Hauses kommt, ob am</text:p>
      <text:p text:style-name="P1">Abend oder zu Mitternacht oder um das</text:p>
      <text:p text:style-name="P1">Hahnengeschrei oder am Morgen;</text:p>
      <text:p text:style-name="P1">36. auf daß er nicht, wann er unversehens</text:p>
      <text:p text:style-name="P1">kommt, euch schlafend finde. «-</text:p>
      <text:p text:style-name="P1">37· Was ich aber euch sa e, das a ei</text:p>
      <text:p text:style-name="P1">Allen: Wucher! g s g ch</text:p>
      <text:p text:style-name="P1">.--« « ,</text:p>
      <text:p text:style-name="P1">» Cap. XIV.</text:p>
      <text:p text:style-name="P1">I. Rathschlag der Priester« Jcsuii"1zu tödten. 4, 2.</text:p>
      <text:p text:style-name="P1">ll. Salbung Jesu zu Bethanien. Z—-«. ll1. Ent-</text:p>
      <text:p text:style-name="P1">deckung des Verråthers·. 12-—2«1. 1V. Stiftung des</text:p>
      <text:p text:style-name="P1">Abendmahl«s. 22——31. V. Jesus in Gethsemane,</text:p>
      <text:p text:style-name="P1">Z2—42. VI. Jesu «GcfaiigcImchmung. 43———52.</text:p>
      <text:p text:style-name="P1">Vll. Verurtheilung vor dem jiidischen Rathe. 53-6’:3.</text:p>
      <text:p text:style-name="P1">VIII. Verlcii.ignnng durch Petrus. 66—72.</text:p>
      <text:p text:style-name="P1">V. i—2: Many. De, 2—5. Lin. Da, «. D.</text:p>
      <text:p text:style-name="P1">I. I. Es war aber nach zwei Tagen der</text:p>
      <text:p text:style-name="P1">Ueberschritt und das Fest der ungesäiierten</text:p>
      <text:p text:style-name="P1">Brote.Uiid dieHohenpriestcruiid dieSchrift-</text:p>
      <text:p text:style-name="P1">gelehrten suchten, wie sie ihn mit List griffen</text:p>
      <text:p text:style-name="P1">und tödteten. S. M-;s. i2, is. Z. M-s.23, ei.</text:p>
      <text:p text:style-name="P1">2. Sie sprachen aber: Nicht auf das Fest,</text:p>
      <text:p text:style-name="P1"><text:soft-page-break/>-damit nicht ein Aufruhr unter dem Volke</text:p>
      <text:p text:style-name="P1">werde. - . -</text:p>
      <text:p text:style-name="P1">T V. Z—-ex M-sah. Ia, s—i3. J-)h. te,-«-8.</text:p>
      <text:p text:style-name="P1">Il. B. Und da er zu Bethanien im Hause</text:p>
      <text:p text:style-name="P1">Siinons des Aussätzigen war und zu Tische</text:p>
      <text:p text:style-name="P1">saß, kam ein Weib mit einer alabaBternen</text:p>
      <text:p text:style-name="P1">Flasche voll Salbeflüssiger köstl"icher3 iarde,</text:p>
      <text:p text:style-name="P1">zerbrach die alabasterne Flasche und goß sie</text:p>
      <text:p text:style-name="P1">-auf fein Haupt. » ·</text:p>
      <text:p text:style-name="P1">, 4. Es wurden aber Etliche darüber bei</text:p>
      <text:p text:style-name="P1">sich selbst entrüstet und sprachen: Wo u ist</text:p>
      <text:p text:style-name="P1">diese Verschwendung der Salbe geschehen?</text:p>
      <text:p text:style-name="P1">» 5. Denn man hätte sie um mehr als drei-</text:p>
      <text:p text:style-name="P1">Hundert Pfennige verkaufen und es den</text:p>
      <text:p text:style-name="P1">rmen geben können. Und sie murreten</text:p>
      <text:p text:style-name="P1">wider sie. <text:s/>«« »</text:p>
      <text:p text:style-name="P1">6. Jesus aber sprach: Lassetfsie! Was</text:p>
      <text:p text:style-name="P1">machet ihr dem Weibe Mühe? Sie hat</text:p>
      <text:p text:style-name="P1">ein gutes Werk an mir gethan. F</text:p>
      <text:p text:style-name="P1">7. Denn die Armen habet ihr allezeit bei</text:p>
      <text:p text:style-name="P1">euch, und wann ihr wollet, ki5nnet ihr ihnen</text:p>
      <text:p text:style-name="P1">Gutes thun; mich aber habet i r nicht</text:p>
      <text:p text:style-name="P1">allezeit: « - , «</text:p>
      <text:p text:style-name="P1">8· Was diese konnte, das hat ste gethan;</text:p>
      <text:p text:style-name="P1">sie hat· um Voraus« meinen Leib zum Be-</text:p>
      <text:p text:style-name="P1">s;«»dsii,sss!.i,!bss.i-s «, — X</text:p>
      <text:p text:style-name="P1">. a ri ,i ageeu ,woimmer ie-</text:p>
      <text:p text:style-name="P1">ses EvangelEZnk wird gepredigZ werden in</text:p>
      <text:p text:style-name="P1">er ganzen - et da wird an das, was</text:p>
      <text:p text:style-name="P1">diese gethan hat-,«gesa i werden. U ihrem</text:p>
      <text:p text:style-name="P1">» . S z</text:p>
      <text:p text:style-name="P1">Gedachtnisse. - -</text:p>
      <text:p text:style-name="P1">V. to. «: Many. 26. it—-is. Las. ad; 3——6-</text:p>
      <text:p text:style-name="P1">10.« Und Judas, der Jscarioth, einer der</text:p>
      <text:p text:style-name="P1">Zioblfe, ging hin zu den .g)ol)enpriester11«,</text:p>
      <text:p text:style-name="P1">daß er Jesum ihnen verriet e.</text:p>
      <text:p text:style-name="P1">11. Und da sie es hörten, wurden sie froh</text:p>
      <text:p text:style-name="P1">nnd verhies;en ihm Geld zii geben. Und er</text:p>
      <text:p text:style-name="P1">fi;3chse, wge S; ihn bei Gelegei;heit oerriethe.</text:p>
      <text:p text:style-name="P1">. 2—i : any. is, 47—«9. us. 22, 7—i8.</text:p>
      <text:p text:style-name="P1">l1l. 12. Und am ersten Tage -der ungi-H</text:p>
      <text:p text:style-name="P1">säumen Brote, da man das Lamm des</text:p>
      <text:p text:style-name="P1">Ueberschrittes schlachtete, sprachen sein?</text:p>
      <text:p text:style-name="P1">Jünger zu ihm: Wo willst -du, daß wir</text:p>
      <text:p text:style-name="P1">hingehen nnd bereiten, daß du den Ueber-</text:p>
      <text:p text:style-name="P1">sehritt essest? » . - » » </text:p>
      <text:p text:style-name="P1">13. Und»er sendet zwei seiner Jünger uns</text:p>
      <text:p text:style-name="P1">spricht ·zu ihnen: Gehet in die Stadt, »und</text:p>
      <text:p text:style-name="P1">Zieh with X ?sJdei?fch peg7egnF!, dter einen</text:p>
      <text:p text:style-name="P1">rugmi a er rag, em ge « ««</text:p>
      <text:p text:style-name="P1">14. und wo er hinein eht, da sprcihet zum</text:p>
      <text:p text:style-name="P1">aushei«rn : Der Meister sagt: Wo ist die</text:p>
      <text:p text:style-name="P1"><text:soft-page-break/>erbårge, wo ich gen Ueberschritt mit mei-</text:p>
      <text:p text:style-name="P1">nen üngern esse. «</text:p>
      <text:p text:style-name="P1">15. Und er wird euch einen großen Saal</text:p>
      <text:p text:style-name="P1">zeigen, der belegt und bereitet ist; daselbst</text:p>
      <text:p text:style-name="P1">bereitet für uns. </text:p>
      <text:p text:style-name="P1">16. Und-seine Jüngers gingen aus und</text:p>
      <text:p text:style-name="P1">kamen in die Stadt und fanden es, wie</text:p>
      <text:p text:style-name="P1">F jihiisä)n gesagt hatte, und bereiteten den</text:p>
      <text:p text:style-name="P1">e«er ritt. , -««</text:p>
      <text:p text:style-name="P1">V. i7—-2i : Muth. 26, 20——"25.-Luc. 22, 2i423.</text:p>
      <text:p text:style-name="P1">17. Und als es Abend geworden, kam -er</text:p>
      <text:p text:style-name="P1">mit den Zwölfen. «, . « »»</text:p>
      <text:p text:style-name="P1">18. Und als ie sichF1i Tische gesetzt hat-</text:p>
      <text:p text:style-name="P1">ten niid aßen, prach esus:« Wahrlich, ich</text:p>
      <text:p text:style-name="P1">sage euch: Einer aus euch wird mich ver-</text:p>
      <text:p text:style-name="P1">rathen, der mit mir isset». »-«</text:p>
      <text:p text:style-name="P1">19. Da sin3ei1 sie an trauri zu werden</text:p>
      <text:p text:style-name="P1">und einer na deniandern ui m zu sa en:</text:p>
      <text:p text:style-name="P1">Bin ich es? Und ein anderFr: Ein ich </text:p>
      <text:p text:style-name="P1">20. Er aber antwortete und sprach D</text:p>
      <text:p text:style-name="P1">ihnen :· Es ist einer von den Zw"i·Ilfen,-» di:</text:p>
      <text:p text:style-name="P1">mit mir in die Schüssel trinkt. <text:s/>«</text:p>
      <text:p text:style-name="P1">21. Des Menschen So n geht« war da-«</text:p>
      <text:p text:style-name="P1">hinl, n;ie VII? ihpä) geschri?ebcke’n stgi)cks; aker</text:p>
      <text:p text:style-name="P1">we Je em en en dur we en es</text:p>
      <text:p text:style-name="P1">Menschen Sohn verrEctheu wird! Es wäre</text:p>
      <text:p text:style-name="P1">diesem Menschen- besser, wem-iser nicht· M</text:p>
      <text:p text:style-name="P1">boren wäre. «1l«"« <text:s/>-«</text:p>
      <text:p text:style-name="P1"/>
      <text:p text:style-name="P1"/>
      <text:p text:style-name="P1"/>
      <text:p text:style-name="P1">«»-x,8 Cap. »—14; Das- CW1grhum ; i <text:s/>City-. !-14.</text:p>
      <text:p text:style-name="P1">. .V. 22—2.-« I1;«xtrh. gis, ge—-is. Lin. Je, ist— Ko.</text:p>
      <text:p text:style-name="P1">" II-V· 22. Und indem sie aßen, nahm Jesus</text:p>
      <text:p text:style-name="P1">das Brot, und nachdem er es gesegnet, brach</text:p>
      <text:p text:style-name="P1">er es und gab es ihnen· und sprach: Nehmt,</text:p>
      <text:p text:style-name="P1">esset!, das ist mein Leib. ; ·</text:p>
      <text:p text:style-name="P1">:-» 23. Und er nahm den Kelch, nnd nachdem</text:p>
      <text:p text:style-name="P1">-er Dank gesagt, gab er 1hnen«dense«be»n·;</text:p>
      <text:p text:style-name="P1">nnd sie tranken Alle daraus. E .</text:p>
      <text:p text:style-name="P1">24. U-nd er sprach zu ihnen: Das ist mein</text:p>
      <text:p text:style-name="P1">-Blut, das, Blut des» neuen Testaxmentes,</text:p>
      <text:p text:style-name="P1">welches für·,2Biele Vergossen wird.</text:p>
      <text:p text:style-name="P1">25. Wahrlich, ich sage ench, ich werde hin-</text:p>
      <text:p text:style-name="P1">-fort nicht mehr von delnGetoächs e des Wein-</text:p>
      <text:p text:style-name="P1">tocks trinken bis an den Tag, da· ich es neu</text:p>
      <text:p text:style-name="P1">trinken- werde im ReieheGottes. Las, 2«2, -is.</text:p>
      <text:p text:style-name="P1">» V. ·-is— sc; Many. so, 30—:c5. !</text:p>
      <text:p text:style-name="P1">26. Und nachdem sie den Lobgesang ge-</text:p>
      <text:p text:style-name="P1">.sun en hatten, in,en sie hinaus an den</text:p>
      <text:p text:style-name="P1">Oel3berg S g ! «</text:p>
      <text:p text:style-name="P1">27. Und Jesus s ricZ)t zu ihnen: Jhr Alle</text:p>
      <text:p text:style-name="P1"><text:soft-page-break/>werdet euch in dies:-r Pacht an mir ärgern.</text:p>
      <text:p text:style-name="P1">Denn es steht geschrieben: »Ich werde den</text:p>
      <text:p text:style-name="P1">,Higen schlagen, und die Schafe werden sich</text:p>
      <text:p text:style-name="P1">ers reuen.« - . — . ;</text:p>
      <text:p text:style-name="P1">·z»28. Aber nachdem ich werde auferstan-</text:p>
      <text:p text:style-name="P1">den sein, will ich euch-nach Galiläa voran-</text:p>
      <text:p text:style-name="P1">gehen. C. is, 7.ß</text:p>
      <text:p text:style-name="P1">,29.??3etrus aber sprach zu tszhm: U-nd wenn</text:p>
      <text:p text:style-name="P1">sich -lle ärgern werden, doch ich nicht. ·</text:p>
      <text:p text:style-name="P1">30· Und Jesus spricht uih)m: Wahrlich,</text:p>
      <text:p text:style-name="P1">ich sage dir, heute in dieser Dacht, ehe der</text:p>
      <text:p text:style-name="P1">Hahn zweimal krähet, wirst du michs drei-</text:p>
      <text:p text:style-name="P1">ma verlä1ignen.</text:p>
      <text:p text:style-name="P1">31. Er aber sprach noch stärker: Wenn</text:p>
      <text:p text:style-name="P1">ich mit dir sterben .müßte, so werde ich dich</text:p>
      <text:p text:style-name="P1">siegt 2)iiårläugnen. Gleicherweise spracheu</text:p>
      <text:p text:style-name="P1">an e. ».</text:p>
      <text:p text:style-name="P1">V. da—-42«. Many.-2e,»3e»—·46i » Las. 22, 39—46.</text:p>
      <text:p text:style-name="P1">. Jo .48, 4.</text:p>
      <text:p text:style-name="P1">h</text:p>
      <text:p text:style-name="P1">«V."32. Und sie kommen in ein Gut, dessen</text:p>
      <text:p text:style-name="P1">»Na-me Gethsemane. Un-d er spricht zu seinen</text:p>
      <text:p text:style-name="P1">Jüngern: Sitz-et hier, bis ich gebetet habe.</text:p>
      <text:p text:style-name="P1">-;’)3. Und er nimmt den Petrus nnd Ja-</text:p>
      <text:p text:style-name="P1">cobus und Johannes mit sich n-nd fing an</text:p>
      <text:p text:style-name="P1">zu erschreckens und heftig zu zagen.</text:p>
      <text:p text:style-name="P1">34. Und er spricht zu ihnen: Meine Seele</text:p>
      <text:p text:style-name="P1">ist um-und um bekümmert bis auf den Tod;</text:p>
      <text:p text:style-name="P1">bleibet hier und machet! .</text:p>
      <text:p text:style-name="P1">35. Und er ging ein wenig vorwärts, fiel</text:p>
      <text:p text:style-name="P1">aufdie Erde und betete, daß, wenn es mög-</text:p>
      <text:p text:style-name="P1">lich wäre, die Stunde an ihm voriibergehen</text:p>
      <text:p text:style-name="P1">mbch"te. J-h, H, 27.» - - «. »</text:p>
      <text:p text:style-name="P1">«I36. Und er sprach: Abba, Pater! Es ist</text:p>
      <text:p text:style-name="P1">dir Alles inög·ich-; nimm diesen Kelch von</text:p>
      <text:p text:style-name="P1">mir! Doch ·«11,i,cht was. ich -will, sonde-rat»-ipas</text:p>
      <text:p text:style-name="P1">VU«Wlllst« V .J:r--J: ji-.·i-:</text:p>
      <text:p text:style-name="P1">37. Und er kommt und findet fiesck6lafnd</text:p>
      <text:p text:style-name="P1">nnd sagt zu Petrus: Simon! ch ä tdu?</text:p>
      <text:p text:style-name="P1">Ver1nochstestdctnichteine So-inde3mvachen?</text:p>
      <text:p text:style-name="P1">38. Wache: nnd betet, damit ihr nicht in</text:p>
      <text:p text:style-name="P1">Versuchung fallet! Der Geist ist zwar-ga-</text:p>
      <text:p text:style-name="P1">neigt, das Fleisch aber ist schwach. «</text:p>
      <text:p text:style-name="P1">39. Und er ging wiederum hin und betete</text:p>
      <text:p text:style-name="P1">und sprach eben dieselben Worte.</text:p>
      <text:p text:style-name="P1">40. Und als er zurückkam, fand er sie</text:p>
      <text:p text:style-name="P1">wiederum schlafend; denn ihre Augen waren</text:p>
      <text:p text:style-name="P1">beschwert und sie wußten nicht, was sie ihm</text:p>
      <text:p text:style-name="P1">antworteten. - -» « - «</text:p>
      <text:p text:style-name="P1">41. Und er kommt zum dritten Mal nnd</text:p>
      <text:p text:style-name="P1">s richt zu ihnen: Nun schlafet, was übrig</text:p>
      <text:p text:style-name="P1">ist, und ruhet! —— Es ist geringe! Die Stunde</text:p>
      <text:p text:style-name="P1"><text:soft-page-break/>ist gekommen! Siehe, des N enscheli Sohn</text:p>
      <text:p text:style-name="P1">wird in die Hände der Sünder überliefert.</text:p>
      <text:p text:style-name="P1">42. Stehet auf, lasset uns gehen! Siehe,</text:p>
      <text:p text:style-name="P1">der mich verräth, ist genahet!</text:p>
      <text:p text:style-name="P1">V. i3—5o: Many. Te, 47—56. Luc. 22, 47-53.</text:p>
      <text:p text:style-name="P1">- - J:-h. is, S. 3.1c). «.</text:p>
      <text:p text:style-name="P1">VI. 43. Und alsobald, da er noch redete,</text:p>
      <text:p text:style-name="P1">war Judas, einer der Zivölse, zugegen nnd</text:p>
      <text:p text:style-name="P1">mit ihm eine große Schaar mit Schwertern</text:p>
      <text:p text:style-name="P1">und Stangen, von den Hohenpriestern und</text:p>
      <text:p text:style-name="P1">den Schriftgclehrten und den Aeltesten.</text:p>
      <text:p text:style-name="P1">4-F. Der Verräther hatte ihnen aber ein</text:p>
      <text:p text:style-name="P1">Zeichen gegeben, sprechend: Welchen ich</text:p>
      <text:p text:style-name="P1">küssen werde, der ist es, den greifet und</text:p>
      <text:p text:style-name="P1">führet ihn fort, wohl verwahrt.</text:p>
      <text:p text:style-name="P1">45. Und als er nun kam, trat er alsobald</text:p>
      <text:p text:style-name="P1">Ei ihm und spricht: Rabbi, Rabbi! und</text:p>
      <text:p text:style-name="P1">·"ßte ihn. ·</text:p>
      <text:p text:style-name="P1">46. Sie aber legten ihre Hände an ihn</text:p>
      <text:p text:style-name="P1">und griffen ihn. « »,</text:p>
      <text:p text:style-name="P1">47. Einer aber Von denen, die dabei stan-</text:p>
      <text:p text:style-name="P1">den, zog das Schwert, schlu den Knecht</text:p>
      <text:p text:style-name="P1">Z? obersten Priesters und hieb ihm ein</text:p>
      <text:p text:style-name="P1">r ab. .-</text:p>
      <text:p text:style-name="P1">48. Und Jesus hob an und sprash) zu ih-</text:p>
      <text:p text:style-name="P1">nen: Wie gegen einen Mörder seid L r aus-</text:p>
      <text:p text:style-name="P1">gegangen, mit Schwertern nnd Wangen,</text:p>
      <text:p text:style-name="P1">mich zu greifen. · ·«</text:p>
      <text:p text:style-name="P1">49. Täglich war ich bei euch im Tempel</text:p>
      <text:p text:style-name="P1">und lelrte, und ihr habet mich» nicht gegrif-</text:p>
      <text:p text:style-name="P1">fen. «-J))och, damit ;die Schriften erfüllet</text:p>
      <text:p text:style-name="P1">werden! ·</text:p>
      <text:p text:style-name="P1">»50. Und es verließen ihn Alle und flohen.</text:p>
      <text:p text:style-name="P1">51. Und ein Jüngling folgte ihm, der</text:p>
      <text:p text:style-name="P1">war mit Leinwand auf dem bloßen Leibe be-</text:p>
      <text:p text:style-name="P1">kleidet; nn.d die Jünglinge griffen ihn. z»-</text:p>
      <text:p text:style-name="P1">"52. Er aber ließ die Leinwand fahren und</text:p>
      <text:p text:style-name="P1">entfloh ihnen nackt. J , z» «</text:p>
      <text:p text:style-name="P1">B.53-es; Msitth.2s,57—68. Lin. 22, 54.s3—§tz.</text:p>
      <text:p text:style-name="P1">VII. 5.3. ·Und sie führten Jesn·in zin-</text:p>
      <text:p text:style-name="P1">obersten Priester; und es kamen bex;dies,egI</text:p>
      <text:p text:style-name="P1"/>
      <text:p text:style-name="P1"/>
      <text:p text:style-name="P1"/>
      <text:p text:style-name="P1">,CNp.«· -M. s-St-. M-wiss.-J,-J: CEp-«. !14- -H· -V</text:p>
      <text:p text:style-name="P1">«a»lle«Hohe3ipries,ter -nnd die A;esti;st;-F; »und</text:p>
      <text:p text:style-name="P1">die Schristgele rten zusam"nien.» «.;.-«« </text:p>
      <text:p text:style-name="P1">. 54. UndPetrussolgteihm von—fernesbi-s</text:p>
      <text:p text:style-name="P1">-khineiu in den Hof des obersten Priesters;</text:p>
      <text:p text:style-name="P1">nnd ersas; bei den Dienern und wiirmt.e</text:p>
      <text:p text:style-name="P1">sich bei dem Feuer. -, «</text:p>
      <text:p text:style-name="P1">T —55; Die Hohenpriester aber und der ganze«</text:p>
      <text:p text:style-name="P1"><text:soft-page-break/>·-RathTsuchteii - Zeugniß wider Jesum,» ihn</text:p>
      <text:p text:style-name="P1">zum - od»e» zu bringe-n-; und sie fanden keines.</text:p>
      <text:p text:style-name="P1">56. »Denn·obgleich Viele wider ihn fal-</text:p>
      <text:p text:style-name="P1">sches Zeugniß gaben, so waren die Zeug-</text:p>
      <text:p text:style-name="P1">nisse doih nicht gleich- H. Mos.-i7,i;. -</text:p>
      <text:p text:style-name="P1"><text:s/>Und es standen Etliche auf und legten</text:p>
      <text:p text:style-name="P1">ein falsches Zeugniß wider ihn ab, sprechend:</text:p>
      <text:p text:style-name="P1">- 58. Wir haben ihn sagen gehört: Ich will</text:p>
      <text:p text:style-name="P1">diesen von Händen gemachten Tempel zetk</text:p>
      <text:p text:style-name="P1">stören nnd«in drei Tagen einen andern nickt</text:p>
      <text:p text:style-name="P1">von Händen gemachten erbauen. C. is, de.</text:p>
      <text:p text:style-name="P1">59. Aber auch so war ihr Zeugnis; nicht</text:p>
      <text:p text:style-name="P1">'gleich. -</text:p>
      <text:p text:style-name="P1">60. Und der bberste Priester stand auf, trat</text:p>
      <text:p text:style-name="P1">in die Mitte und fragte esum, sprechend:</text:p>
      <text:p text:style-name="P1">Antwortest du nichts, was diese wider dich</text:p>
      <text:p text:style-name="P1">zeugen? » « » <text:s/>» «»</text:p>
      <text:p text:style-name="P1">"«61. Er abersihWieg und ai1twortetenichl·s.</text:p>
      <text:p text:style-name="P1">Wiederum sra te ihn der oberste Priester</text:p>
      <text:p text:style-name="P1">nnd sa -te zu ihm: Bist du der Chri-stu«s,</text:p>
      <text:p text:style-name="P1">der Sohn des Hochgelobten? Jcs. 5:«1, 7.</text:p>
      <text:p text:style-name="P1">«62. Jesus aber sprach: Ich bin es; und</text:p>
      <text:p text:style-name="P1">Zier werdet des Menschen Sohn sehen zur</text:p>
      <text:p text:style-name="P1">echten der Macht sitzen und kommen mit</text:p>
      <text:p text:style-name="P1">den Wolken des Himmels. C. 13, As»</text:p>
      <text:p text:style-name="P1">63. Der oberste Priester aber zerriß feine</text:p>
      <text:p text:style-name="P1">Kleider und sprach: Was bedürfen wir wei-</text:p>
      <text:p text:style-name="P1">ter Zeugen? , ,</text:p>
      <text:p text:style-name="P1">64. Jhr habet die Lästerung gehört. Was</text:p>
      <text:p text:style-name="P1">dünkt euch ? Sie Alle aber verurtheilten ihn,</text:p>
      <text:p text:style-name="P1">er sei des Todes schuldig.</text:p>
      <text:p text:style-name="P1">’65. Und Einige singen an, ihn cinzuspeien</text:p>
      <text:p text:style-name="P1">nnd sein Am esichtzu verhüllen und il ji mit</text:p>
      <text:p text:style-name="P1">Fäusten zu schlci"gen und zu ihm zu sagen:</text:p>
      <text:p text:style-name="P1">Weissage! Und die Diener schlugen ihn</text:p>
      <text:p text:style-name="P1">mit Backenftreichen. C. in, Si. is, is.</text:p>
      <text:p text:style-name="P1">V. es-72: Many. as, 69—75. Luc.«22, «s5—iI2.</text:p>
      <text:p text:style-name="P1">— , Joh. -is, -«z—48. 25«27.</text:p>
      <text:p text:style-name="P1">V«kll."66. Und indem Pet«rn«s unten im</text:p>
      <text:p text:style-name="P1">Hofe war, kam eine von den Mägden des</text:p>
      <text:p text:style-name="P1">obersten»Priesters." « · ,</text:p>
      <text:p text:style-name="P1">67. Und als sie den« Petrus sah, der sich</text:p>
      <text:p text:style-name="P1">to-·ärnite bliekte sie ihn an und sagte: Ali"ch</text:p>
      <text:p text:style-name="P1">du warst mit Jesu, dem Naz«arener. <text:s/>-</text:p>
      <text:p text:style-name="P1">68. Er aber läugnete, sprechend :· Jch«keni·le</text:p>
      <text:p text:style-name="P1">ihn nichi und verstehe auch nicht, -i"vasdu</text:p>
      <text:p text:style-name="P1">sagst. Und ergmg in den Vorhof hinaus,</text:p>
      <text:p text:style-name="P1">und der Hahn i·ihete. «</text:p>
      <text:p text:style-name="P1">«6»9, Und als -die«Masd ihn wieder sah,</text:p>
      <text:p text:style-name="P1">sing sie an, u den Umstehenden zu sagen:</text:p>
      <text:p text:style-name="P1">Dieser ist Ein-er von ihnen. « , «;</text:p>
      <text:p text:style-name="P1">· 7(). Er aber Iäugnete wiederum. Und ask:</text:p>
      <text:p text:style-name="P1"><text:soft-page-break/>ivenig nachher sprachen abermals die J -</text:p>
      <text:p text:style-name="P1">geh;-.nde»ii«zu Petrus: Wahrhasti· du Hi</text:p>
      <text:p text:style-name="P1">inervonchnen. Denn dnbist ein i«Haliläe-·k,</text:p>
      <text:p text:style-name="P1">und deine Sprache gleichet. ; «</text:p>
      <text:p text:style-name="P1">T?-I. Er aber hob an zu fluchen"un·d·..</text:p>
      <text:p text:style-name="P1">s chwöreii: Ich kenne -diesen« Menschen niK</text:p>
      <text:p text:style-name="P1">von dem ihr redet. «</text:p>
      <text:p text:style-name="P1">72. Da krähete-der Hahn zum andern</text:p>
      <text:p text:style-name="P1">«Ma·l; und Petrus ward ein edenk« des</text:p>
      <text:p text:style-name="P1">Wortes, das Jesus zu ihm gesagt hatte:</text:p>
      <text:p text:style-name="P1">Ehe der Hahn swei1ical k1«äht, wirst du</text:p>
      <text:p text:style-name="P1">niich dreimal ver äugneii. Und er machte</text:p>
      <text:p text:style-name="P1">sich hinaus und weiilete. ««"" »»</text:p>
      <text:p text:style-name="P1">« « Cap. XV· « ««</text:p>
      <text:p text:style-name="P1">I.’Ueberliesirung Jesu an Pilatus und Vei«iirthii-</text:p>
      <text:p text:style-name="P1">listig. «-—45. It. Seine Mißhand!ung. -16—-—:g.</text:p>
      <text:p text:style-name="P1">·lll»:bKrenzLgiing7 20»—36. IV-Tod. Z?-M« V-BE</text:p>
      <text:p text:style-name="P1">graniß, 2— .« »- » :·</text:p>
      <text:p text:style-name="P1">» P. « - Matih.Je2,7,si, 2. Lin. 22,s6a·—7"i. "</text:p>
      <text:p text:style-name="P1">l. I. Und alsobald am Morgen hielten</text:p>
      <text:p text:style-name="P1">Rath die Hohenpriester mit den Aeltestap</text:p>
      <text:p text:style-name="P1">und Schriftgelel)rten und der ganze Rufs</text:p>
      <text:p text:style-name="P1">und führten L·’resum gebunden hin ui1d über-</text:p>
      <text:p text:style-name="P1">antworteten ihn dem Pilatus. » ;</text:p>
      <text:p text:style-name="P1">B.«2—»—i5: Many. 27, «-as. Luc. es, 2-il-. 4-·7-ask«</text:p>
      <text:p text:style-name="P1"><text:s/>i» · Joh.i8,33—74i). </text:p>
      <text:p text:style-name="P1">2. Und Pilatus fragte ihn: Bist du der</text:p>
      <text:p text:style-name="P1">Könåg der Juden? Er antwortete und</text:p>
      <text:p text:style-name="P1">spra )zu ihi·n: Du sagst es. » » »»</text:p>
      <text:p text:style-name="P1"><text:s/>«1;nd die Hohenpriester klagten- viÄ</text:p>
      <text:p text:style-name="P1">an 1 n. » «</text:p>
      <text:p text:style-name="P1">4. Pilatus «aber fragte ihn wiederum,</text:p>
      <text:p text:style-name="P1">sprechel?ds: Antwortest du nichts? Siehe,</text:p>
      <text:p text:style-name="P1">wie vie je wider dich zeugen ."</text:p>
      <text:p text:style-name="P1">5. Jesus aber antwortete nichts mehr,Iso</text:p>
      <text:p text:style-name="P1">daß ;i1ch Pilatus verwunderte. · »F .</text:p>
      <text:p text:style-name="P1">6. ber auf das Fest gab er ihnen einseJn</text:p>
      <text:p text:style-name="P1">Gefangenen ledig welchen sie beVgehrten, </text:p>
      <text:p text:style-name="P1">7. Es war aber Einer, « ena«nnt arabba"s,</text:p>
      <text:p text:style-name="P1">sammt seineii Mitaufrührern esangen, die</text:p>
      <text:p text:style-name="P1">; in dem Aufruhr einen Todtschizag begangen</text:p>
      <text:p text:style-name="P1">hcl-stell. · »F</text:p>
      <text:p text:style-name="P1">Z. Und das Volk schrie und hob an zu</text:p>
      <text:p text:style-name="P1">beg;hre·n,,daß er thäte, wie er allezeit. ihnen</text:p>
      <text:p text:style-name="P1">et an. . , : </text:p>
      <text:p text:style-name="P1">g9. Pilatus aber antwortete ihnen Eins</text:p>
      <text:p text:style-name="P1">sagte: Wollet ihr, daß ich euch den König</text:p>
      <text:p text:style-name="P1">der Juden ledig gebe? ;-</text:p>
      <text:p text:style-name="P1">I0. "Denu er erkannte, das; ihn"dieHo"henk</text:p>
      <text:p text:style-name="P1">priester aus Neid iiberantworte«t"hattei1«</text:p>
      <text:p text:style-name="P1">U. Aber die Hohenpriester wieBlten das</text:p>
      <text:p text:style-name="P1">Volk auf, daß er ihnen lieber den arab’bc13</text:p>
      <text:p text:style-name="P1"><text:soft-page-break/>ledig gebe. « " « " » <text:s/></text:p>
      <text:p text:style-name="P1">X</text:p>
      <text:p text:style-name="P1"/>
      <text:p text:style-name="P1"/>
      <text:p text:style-name="P1"/>
      <text:p text:style-name="P1">wollte ab er ilnen den Barabbas led"</text:p>
      <text:p text:style-name="P1">Hi) -E«-; -15:ss?? Das«Evkj-iigeiiam Eap. is.</text:p>
      <text:p text:style-name="P1">- 12. Pilatus -antwortete und sprach wie-</text:p>
      <text:p text:style-name="P1">derum zu ihnen: Was wollet ihr nun, daß</text:p>
      <text:p text:style-name="P1">ich dem thue, den ihr König der Juden</text:p>
      <text:p text:style-name="P1">ilennet? » <text:s text:c="3"/>« s</text:p>
      <text:p text:style-name="P1">T 13. Sie abe«e".Tschrieen"«wiederui»n: Kreu-</text:p>
      <text:p text:style-name="P1">zige ihöi! T · ·</text:p>
      <text:p text:style-name="P1">14. ilatus sprach zu ihnen: Was hat er</text:p>
      <text:p text:style-name="P1">denn Uebels gethan »Sie aber schrieen noch</text:p>
      <text:p text:style-name="P1">viel mehr: Kreuzige ihn! » » «</text:p>
      <text:p text:style-name="P1">15. Da nun Pilatus das Volk befriedigen</text:p>
      <text:p text:style-name="P1">. - S ) IS-</text:p>
      <text:p text:style-name="P1">und Jesiim, nachdem er ihn gegeißelt, über-</text:p>
      <text:p text:style-name="P1">gab er, daß er gekreuzigt werde. Joh. i9,"i.</text:p>
      <text:p text:style-name="P1">B. iiz—i9: Many. 27, 27—s0. J:-h. i9, 2. :-.</text:p>
      <text:p text:style-name="P1">il. 16. Die Kriegsknechte aber führten</text:p>
      <text:p text:style-name="P1">ihn hinein in den .s;)of, das ist das Richt-</text:p>
      <text:p text:style-name="P1">haus, und rufen die ganze Rotte zusammen,</text:p>
      <text:p text:style-name="P1">17. uiid ziehen ihm einen Purpur an und</text:p>
      <text:p text:style-name="P1">fleehten eine Dornenkrone und setzen sie</text:p>
      <text:p text:style-name="P1">ihm auf. -</text:p>
      <text:p text:style-name="P1">«18. Und sie Finger! an« ihn zu begrüßen:</text:p>
      <text:p text:style-name="P1">Sei gegrüßt, König der Juden!</text:p>
      <text:p text:style-name="P1">19. und schlugen sein Haupt mit einem</text:p>
      <text:p text:style-name="P1">Rohr und s-pieen ihn an nnd bogen »die</text:p>
      <text:p text:style-name="P1">Kniee und fielen vor ihm nieder. C. Hi, es,</text:p>
      <text:p text:style-name="P1">V.2·0-32: Matih.27,3i—ii. Luc.23,26.33—39.</text:p>
      <text:p text:style-name="P1">« Joi). 49, i6—24.s</text:p>
      <text:p text:style-name="P1">III. 20. Und naiä;dein sie ihn verspottet,</text:p>
      <text:p text:style-name="P1">zogen sie ihm den urpur aus ui1d legten</text:p>
      <text:p text:style-name="P1">ihm seine eigenen Kleider an ui1d führten</text:p>
      <text:p text:style-name="P1">ihn hinaus, daß sie ihn kreiZigten.</text:p>
      <text:p text:style-name="P1">21. Und sie zwangen einen orübergehen-</text:p>
      <text:p text:style-name="P1">den, der vom Felde am, Simon von Cyrene,</text:p>
      <text:p text:style-name="P1">den Vater des Alexander und Rufus, daß</text:p>
      <text:p text:style-name="P1">er sein Kreuz trage. Rom. is, is.</text:p>
      <text:p text:style-name="P1">22. Und sie brachten ihn an den Ort Gol-</text:p>
      <text:p text:style-name="P1">gatha, das ist verdo«llinctsFet Schc"idelort.</text:p>
      <text:p text:style-name="P1">23. Und sie gaben ihm -)?hrrhenwein zu</text:p>
      <text:p text:style-name="P1">trinken, aber er nahm ihn nicht.</text:p>
      <text:p text:style-name="P1">24. Und als Ffie«ihn gekreuzigt hatten, Teil-</text:p>
      <text:p text:style-name="P1">ten sie seine leider und warfen das oos</text:p>
      <text:p text:style-name="P1">darüber, was jeder bekommen sollte.</text:p>
      <text:p text:style-name="P1">25. Es war aber die dritte Stunde, da sie</text:p>
      <text:p text:style-name="P1">ihn kreuzigten.</text:p>
      <text:p text:style-name="P1">26. Und es war die Ausschrift seiner</text:p>
      <text:p text:style-name="P1"><text:soft-page-break/>Beschuldigung obeniiber geschrieben: Der</text:p>
      <text:p text:style-name="P1">Kbnig1der Juden. » "</text:p>
      <text:p text:style-name="P1">27. nd mit ihm krenzigten sie zwei Mör-</text:p>
      <text:p text:style-name="P1">der, einen ihm zur Rechten, und einen z.Ur</text:p>
      <text:p text:style-name="P1">Linken.sz <text:s/>" «« «</text:p>
      <text:p text:style-name="P1">28. Da wurde die Schrift ergüllt, die da</text:p>
      <text:p text:style-name="P1">sagt: »Und er ist unter die Ue elthäter ge-</text:p>
      <text:p text:style-name="P1">rechnet worden.« Jes. 53, 42.</text:p>
      <text:p text:style-name="P1">29. Und die Vorübergehenden läste«rten</text:p>
      <text:p text:style-name="P1">ihn, schüttelten Be Köpfe und sprachen:</text:p>
      <text:p text:style-name="P1">Ha! der du den empel zerstörest und in</text:p>
      <text:p text:style-name="P1">drei Tagen aufbauest, C. «, se. «</text:p>
      <text:p text:style-name="P1">30.hil dirselb nnd ei evomKre«u ei-ab.</text:p>
      <text:p text:style-name="P1">31. g)l·eichersiWeiset spotteten arzi?L) die</text:p>
      <text:p text:style-name="P1">gohe·1ipriester unter; einander« sammt den</text:p>
      <text:p text:style-name="P1">chriftgelehrten und sprachen: Andern hat</text:p>
      <text:p text:style-name="P1">er gehe sen, sich selbst kann er mcht«ihelfen.</text:p>
      <text:p text:style-name="P1">32. Der Christus, der König Jsraels,</text:p>
      <text:p text:style-name="P1">steige nun vom Kreuze herab, aus daß wir</text:p>
      <text:p text:style-name="P1">seheuiund glauben! Auch die, so mit ihm</text:p>
      <text:p text:style-name="P1">gekreuzigt waren, schn1äheten ihn. </text:p>
      <text:p text:style-name="P1">V« 3»3i.·44-; i,1)k«gh» 2-;,945;; 5tå.o Lin. Es, Ei-49.</text:p>
      <text:p text:style-name="P1">-For) « «</text:p>
      <text:p text:style-name="P1">83. Als es aber die sechste Stunde war</text:p>
      <text:p text:style-name="P1">wurde eine Finsterniß über das ganze Land</text:p>
      <text:p text:style-name="P1">bis zur neunten Stunde.</text:p>
      <text:p text:style-name="P1">34. Und um die neunte Stunde riefsJesus</text:p>
      <text:p text:style-name="P1">mit lauter Stimme und sprach: Eloi, Eloi,</text:p>
      <text:p text:style-name="P1">Lavinia sabachtl)ani! das ist verdollnietschet:</text:p>
      <text:p text:style-name="P1">Mein Gott, mein Gott, warum hast du mich</text:p>
      <text:p text:style-name="P1">verlaHen? . . »</text:p>
      <text:p text:style-name="P1">35. nd Etliche der Umstehenden, als sie es</text:p>
      <text:p text:style-name="P1">hörten, sprachen: Siehe, er ruft dem Elias;</text:p>
      <text:p text:style-name="P1">36. Einer aber lief und füllte einen</text:p>
      <text:p text:style-name="P1">Schwamm mit Essi , steckte ihn aus ein</text:p>
      <text:p text:style-name="P1">Rohr und tränkte iisn, sprechend: Halt!</text:p>
      <text:p text:style-name="P1">laßt uns sehen,.ob Elias»;konimt, ihn herab-</text:p>
      <text:p text:style-name="P1">zunehmen. Pf. so, W. " .</text:p>
      <text:p text:style-name="P1">IV. 37. Jesus aber schrie mit lauter</text:p>
      <text:p text:style-name="P1">Stimme und gab den Geist auf.</text:p>
      <text:p text:style-name="P1">38. Und der Vorhang im Tempel riß</text:p>
      <text:p text:style-name="P1">entzwei, von oben an bis unten. »;</text:p>
      <text:p text:style-name="P1">«"39. Als aber der Hauptmann, der </text:p>
      <text:p text:style-name="P1">g)egenüber stand, sah, daß er mit solchen;</text:p>
      <text:p text:style-name="P1">iufe den Geist aus ab, sprach er: Wahr-</text:p>
      <text:p text:style-name="P1">haftig, dieser Mens3) war Gottes Sohn!</text:p>
      <text:p text:style-name="P1">40. Es waren aber auch Weiber, die von</text:p>
      <text:p text:style-name="P1">ferne zusahen, unter welchen Maria Mag-</text:p>
      <text:p text:style-name="P1">dalene war und Maria, des jüngern Iaco-</text:p>
      <text:p text:style-name="P1">bus und Joses Mutter, und Salome;</text:p>
      <text:p text:style-name="P1">41. »die ihiu auch, als er in Galiläa war,</text:p>
      <text:p text:style-name="P1">folgten und ihm dienten« und viele anderse,</text:p>
      <text:p text:style-name="P1"><text:soft-page-break/>die mit ihm gen»Jerusalem« hinaufgezogenk</text:p>
      <text:p text:style-name="P1">waren. . «</text:p>
      <text:p text:style-name="P1">V. 42—ik7: Many. 27, s7-ei. Lin. 23, 5o—5s.</text:p>
      <text:p text:style-name="P1">J-h. 49, i4. se-42.</text:p>
      <text:p text:style-name="P1">V. 42. Und als es nun Abend geworden</text:p>
      <text:p text:style-name="P1">(es war nämlich Nüsttag, das ist Vor-</text:p>
      <text:p text:style-name="P1">sabbath), " ·</text:p>
      <text:p text:style-name="P1">43. kam Joseph von Arimathäa, ein an-</text:p>
      <text:p text:style-name="P1">gesehener Rathsherr, der auch selbst aus</text:p>
      <text:p text:style-name="P1">das Reich Gottes wartete, und wagte es,</text:p>
      <text:p text:style-name="P1">ing zu Pilatus hinein und bat um den</text:p>
      <text:p text:style-name="P1">geil) Jesu. U « <text:s/>,</text:p>
      <text:p text:style-name="P1">44. Pilatus aber wunderte sich, daß er</text:p>
      <text:p text:style-name="P1">schon gestor·bensei, und rief den Hauptmann</text:p>
      <text:p text:style-name="P1">und fragte ihn, ob er längst gestorben wäre;</text:p>
      <text:p text:style-name="P1">45. Und als er es von dem Hauptmann</text:p>
      <text:p text:style-name="P1">erfahren, schenkte er den Leib dem Joseph.</text:p>
      <text:p text:style-name="P1"/>
      <text:p text:style-name="P1"/>
      <text:p text:style-name="P1"/>
      <text:p text:style-name="P1">Cap, 1z5."-16. »»Si. Matci«;,jf Cc1p. <text:s/>Hi;</text:p>
      <text:p text:style-name="P1">46. Und dieser kaufte Leinwand, nahm</text:p>
      <text:p text:style-name="P1">ihn herab, wand ihn in die Leinwand-und</text:p>
      <text:p text:style-name="P1">le te ihn in ein Grab, das in einen Felsen</text:p>
      <text:p text:style-name="P1">gehauen war, und wälzte einen Stein vor</text:p>
      <text:p text:style-name="P1">den Ein ang des Grabes.</text:p>
      <text:p text:style-name="P1">47. ål.lFaria Magdalene aber und Maria,</text:p>
      <text:p text:style-name="P1">Jose;3 Mutter, sahen zu, wo er hingelegt</text:p>
      <text:p text:style-name="P1">war e. .</text:p>
      <text:p text:style-name="P1">- , Cato. XVl.</text:p>
      <text:p text:style-name="P1">I. J·esu Ai1ferstehung, i-is; il. Abschied von</text:p>
      <text:p text:style-name="P1">fe3ne;0Jüngem, 14—48; nnd lll. Himmelsglut,</text:p>
      <text:p text:style-name="P1">I. 1. Und als der Sabbath vorüber war,</text:p>
      <text:p text:style-name="P1">kauften Maria Magdalene und Maria, des</text:p>
      <text:p text:style-name="P1">Jacobus Mutter, und Salome Spezereien,</text:p>
      <text:p text:style-name="P1">auf daß sie hingingen und ihn falbeten. ,</text:p>
      <text:p text:style-name="P1">C. is, -to. uc.23, so.</text:p>
      <text:p text:style-name="P1">2. Und sehr frühe am ersten Tag der</text:p>
      <text:p text:style-name="P1">Woche kamen sie zum Grabe, als die Sonne</text:p>
      <text:p text:style-name="P1">ausging. 9Jic:i1h. es, «. Las. 24, i· -»-h. 20, «.</text:p>
      <text:p text:style-name="P1">3. Und sie sagten zu einander: Wer wird</text:p>
      <text:p text:style-name="P1">uns den Stein von dem Eingange des Gra-</text:p>
      <text:p text:style-name="P1">bes wälzen?</text:p>
      <text:p text:style-name="P1">4. Und als sie aufblickten, sahen sie, daß</text:p>
      <text:p text:style-name="P1">der Stein weggewälzt war. Denn er war</text:p>
      <text:p text:style-name="P1">sehr groß. Maith.28,2. Luc.24,2. «</text:p>
      <text:p text:style-name="P1">» V. 5—8; Mater. 28, 5—8. Lin. 24, 3—9.</text:p>
      <text:p text:style-name="P1">«5. Und sie gingen in das Grab hinein</text:p>
      <text:p text:style-name="P1">und sahen einen Jüngling zur Rechten</text:p>
      <text:p text:style-name="P1">sitzen, bekleidet mit einem langen weißen</text:p>
      <text:p text:style-name="P1">Kleide; und sie erfchraken.</text:p>
      <text:p text:style-name="P1">6. Er aber spricht zu ihnen: Erschrecket</text:p>
      <text:p text:style-name="P1"><text:soft-page-break/>nicht! Ihr suchet Jesum von Nazareth,</text:p>
      <text:p text:style-name="P1">den Gekreuzigten; er ist auferstanden, er</text:p>
      <text:p text:style-name="P1">ist nicht hier; sehet den Ort, wo sie ihn</text:p>
      <text:p text:style-name="P1">hingelegt hatten. « U »- - «"-«« «-</text:p>
      <text:p text:style-name="P1">7. Aber ehet hin, saget seinen Jiingern</text:p>
      <text:p text:style-name="P1">und dem isZ8etr-us, er gehe euch voran nach</text:p>
      <text:p text:style-name="P1">Galiläa. Daselbst werdet ihr ihn sehen,</text:p>
      <text:p text:style-name="P1">wie er euch gesagt hat. C. «-, 28.</text:p>
      <text:p text:style-name="P1">8. Und sie gingen eilends hinaus und</text:p>
      <text:p text:style-name="P1">flohen von dem Grabe « denn es hatte sie ein</text:p>
      <text:p text:style-name="P1">Zittern und Entsetzen befallen, und sie ja -</text:p>
      <text:p text:style-name="P1">ten Niemand etwas, denn sie fürchteten fis.</text:p>
      <text:p text:style-name="P1">9. Als er aber frühe am ersten Tag der</text:p>
      <text:p text:style-name="P1">Woche auferstanden er ien-er uer der</text:p>
      <text:p text:style-name="P1">Maria Magdalene ,« voi1chweleh«erzer sähen</text:p>
      <text:p text:style-name="P1">Teufel ausgetrieben hatte. » ,</text:p>
      <text:p text:style-name="P1">Joh. 20, «——18. Luc. Z, S.</text:p>
      <text:p text:style-name="P1">10. Diese gin hin und verkündigte e</text:p>
      <text:p text:style-name="P1">denen, die mit ihm gewesen waren, die </text:p>
      <text:p text:style-name="P1">trauerten und weinten. . «.</text:p>
      <text:p text:style-name="P1">11. Und diese, als sie hörten, daß er lebe</text:p>
      <text:p text:style-name="P1">:1;id1’iå;)tn ihx sei 4gesehen worden, glaubten</text:p>
      <text:p text:style-name="P1">1 . uc.2,1o.«. «</text:p>
      <text:p text:style-name="P1">12. Darnach zeigte er sich Zweien aus ihnen</text:p>
      <text:p text:style-name="P1">auf dem Wege in einer andern Gestalt, da</text:p>
      <text:p text:style-name="P1">sie aus das and gingen. Lug· 24, «--35»</text:p>
      <text:p text:style-name="P1">13. Und diese gingen hin und verkündi ten</text:p>
      <text:p text:style-name="P1">es den Uebrigen; aber auch ihnen glaul?teu</text:p>
      <text:p text:style-name="P1">sie es nicht. Luc. Si, 37. «. » »</text:p>
      <text:p text:style-name="P1">sH,.st14.l ElfachherZeiåte frßsi(«h den </text:p>
      <text:p text:style-name="P1">e ,as ie U i )e aen,und ia</text:p>
      <text:p text:style-name="P1">ihren Unglauhen iind die Härte ihres</text:p>
      <text:p text:style-name="P1">Herzens , das; sie denen, die ihn auferstan-</text:p>
      <text:p text:style-name="P1">den gesetzt: lzc:tt3e(i;1, uiFhf, Y)gl«c1;il;f) l;(;tten.</text:p>
      <text:p text:style-name="P1">u. -, :c.«»;o. , . . :c.</text:p>
      <text:p text:style-name="P1">15. Und. er sprach zu ihnen: Gehet hin in</text:p>
      <text:p text:style-name="P1">alle Welt und prediget das Evangelium alleli.</text:p>
      <text:p text:style-name="P1">Gesch"1"«pfeU. C.i3,i0. Matth.28,-i9:c. C-i.i,23.</text:p>
      <text:p text:style-name="P1">16. Wer glaubt und getauft wird, der wird</text:p>
      <text:p text:style-name="P1">selig werden; wer aber nicht glaubt, der wird</text:p>
      <text:p text:style-name="P1">verdammt werden. J.,h·3, i8.5, 24. Apg.2,s8.</text:p>
      <text:p text:style-name="P1">17. Diese F,eichen aber werden die, so da</text:p>
      <text:p text:style-name="P1">glauben, beg eiten: In meinem Namen wer-</text:p>
      <text:p text:style-name="P1">den sie Teufel austreiben; sie werden mit</text:p>
      <text:p text:style-name="P1">neuenZungeii reden; Ap.i6,48. 8,7.2,4.49,6.</text:p>
      <text:p text:style-name="P1">18. sie"werden Schlangen aufheben, und</text:p>
      <text:p text:style-name="P1">wenn sie etwas Tödtl1ches trinken, wird es</text:p>
      <text:p text:style-name="P1">ihnen nicht schaden; Kranken werden sie die</text:p>
      <text:p text:style-name="P1">Hände auflegeLn, ul3d«f;ie 2werdelL geli;se«n.</text:p>
      <text:p text:style-name="P1">uc.i, . p.28, .8. » 7.</text:p>
      <text:p text:style-name="P1">IlI. 19. Der Herr nun, nachdem er mit</text:p>
      <text:p text:style-name="P1">ihnen geredet hatte, ward aufgeiioinmen</text:p>
      <text:p text:style-name="P1"><text:soft-page-break/>in den Himmel und setzte sich zur Rechten</text:p>
      <text:p text:style-name="P1">Gottes. In-c. 2-3,,5(«)12k. «J2,g. be »« ex. Z;-. i, 9.</text:p>
      <text:p text:style-name="P1">« Es.-0,.e.,..</text:p>
      <text:p text:style-name="P1">20. Sie aber gingen aus und predigten an</text:p>
      <text:p text:style-name="P1">allen Orten; und der Herr wirkte mit ihnen</text:p>
      <text:p text:style-name="P1">und bekräftigte das Wort durch die beglei-</text:p>
      <text:p text:style-name="P1">tendenZeichen. Ap.3,i(;.5,»i5.i4,3.Hei-.9,4.</text:p>
      <text:p text:style-name="P1">« <text:s/>»Das Evangelium St. Lucä.</text:p>
      <text:p text:style-name="P1">. » Cap. l. .</text:p>
      <text:p text:style-name="P1">I. Vorrede. -i—4. l1. Ankündigung der Geburt</text:p>
      <text:p text:style-name="P1">des Johannes, S—-25; til. und der Geburt Jesu.</text:p>
      <text:p text:style-name="P1">26—38. lV. Maria besucht Elisabeth. 39—56.</text:p>
      <text:p text:style-name="P1">V- Geburt des Johannes. 57——66. W. Lobgesang</text:p>
      <text:p text:style-name="P1">des 3acharias. 67-80. " »</text:p>
      <text:p text:style-name="P1">"I. 1. Nachdem Viele es unternommen</text:p>
      <text:p text:style-name="P1">haben, eine Erzählung der Dinge, die unter</text:p>
      <text:p text:style-name="P1">uns ergangen sind, aufzusetzen,</text:p>
      <text:p text:style-name="P1">2. wie sie uns diejenigen überliefert haben,</text:p>
      <text:p text:style-name="P1">die von Anfang an Augenzeugen »und</text:p>
      <text:p text:style-name="P1">Diener des Wortes gewesen sind;</text:p>
      <text:p text:style-name="P1">» J-)h. 4·5, 27. i. J«-is. if, « «·</text:p>
      <text:p text:style-name="P1">Z. so hielt auch ich für gut, nachdem ich</text:p>
      <text:p text:style-name="P1"/>
      <text:p text:style-name="P1"/>
      <text:p text:style-name="P1"/>
      <text:p text:style-name="P1">its W. M Dass se-»-ngaium BE-Eaj-; ie-V</text:p>
      <text:p text:style-name="P1">A-lIes Von Anfang an genau evkundågt habe,</text:p>
      <text:p text:style-name="P1">es dir der-Ordnung nach! zu bes )reiben—,</text:p>
      <text:p text:style-name="P1">vortresslichst,er Theophilus! A-p. i, i.</text:p>
      <text:p text:style-name="P1">4. damit du von den Dingen, in welchen</text:p>
      <text:p text:style-name="P1">du unterrichtet worden b.i.st," die Gewißheit</text:p>
      <text:p text:style-name="P1">erkennest. I « ,</text:p>
      <text:p text:style-name="P1">II. 5. Zu den Tagen Herod»es, des Königs</text:p>
      <text:p text:style-name="P1">des jüd.ischen Landes-, war e-»in Priester»m,it;</text:p>
      <text:p text:style-name="P1">Namen Zacharias, aus der QrdnunglAbia’s,</text:p>
      <text:p text:style-name="P1">und sein Weib von den T·öchte,rn» aro,ns,</text:p>
      <text:p text:style-name="P1">und ihr.Naine war Elisabeth. «</text:p>
      <text:p text:style-name="P1">Many. 2, 4. i. Chitin. 24, si0.</text:p>
      <text:p text:style-name="P1">6«. Sie waren aber beide gerecht vor Gott</text:p>
      <text:p text:style-name="P1">und wandelten in allen Geb oten und Rechten</text:p>
      <text:p text:style-name="P1">des Herrn unsträslich. "5.sMos. i o,i2. Hi«-i-,i,i .8.</text:p>
      <text:p text:style-name="P1">7· Und siehatten kein Kind, weilElifabeth</text:p>
      <text:p text:style-name="P1">knsruchtbar war, und beide waren wohl</text:p>
      <text:p text:style-name="P1">eta t. "</text:p>
      <text:p text:style-name="P1">8. Eis begab sich aber, als er das Prieger-</text:p>
      <text:p text:style-name="P1">amt, zur Zeit seiner Ordnung, vor ott</text:p>
      <text:p text:style-name="P1">verrichtete, - «</text:p>
      <text:p text:style-name="P1">9. traf ihn nach des Priesterth1ims Ge-</text:p>
      <text:p text:style-name="P1">brauche das Loos, das; er räuchern sollte,</text:p>
      <text:p text:style-name="P1">und er ging hinein in den« Tempe des</text:p>
      <text:p text:style-name="P1">Herrn. Z-. M:-s. so, 7 is.</text:p>
      <text:p text:style-name="P1">»10. Und die ganze Menge des Volkes be-</text:p>
      <text:p text:style-name="P1"><text:soft-page-break/>tete di-aus;eii, zur Stunde des Rauchopfers;</text:p>
      <text:p text:style-name="P1">11. Da erschien ihm ein Engel des Herrn,</text:p>
      <text:p text:style-name="P1">stehend zur Rechten des Rauchopferaltars.</text:p>
      <text:p text:style-name="P1">12. Und Zacharias erschrak,» als er ihn</text:p>
      <text:p text:style-name="P1">sah, und Furcht übersiel ihn. » ,</text:p>
      <text:p text:style-name="P1">13. Aber der Engel sprach zu ihm: Fürchte</text:p>
      <text:p text:style-name="P1">dich nicht, Zacharias! Denn dein Gebet ist</text:p>
      <text:p text:style-name="P1">erhbrt worden, und dein Weib Elisabeth"«</text:p>
      <text:p text:style-name="P1">wird dir einen Sohn gebären, und du sollst</text:p>
      <text:p text:style-name="P1">seinen Namen Johannes heif3en.- «Ap·-io, Z-I,</text:p>
      <text:p text:style-name="P1">14. Und er wird dir Freude und Froh-</text:p>
      <text:p text:style-name="P1">locken sein, und Viele werden sich über s eine</text:p>
      <text:p text:style-name="P1">Geburt freuen. « « . , «</text:p>
      <text:p text:style-name="P1">15. Denn er· wird roß sein« vor dem</text:p>
      <text:p text:style-name="P1">Herrn, und Wein und siarkes"Geträiik wird</text:p>
      <text:p text:style-name="P1">er nicht trinken und mit heiligei1i Geiste wird</text:p>
      <text:p text:style-name="P1">er erfüllt werden schon von seiner Mutter</text:p>
      <text:p text:style-name="P1">Leib an. Many. «, 9· «. i. M:-s. H, Z.</text:p>
      <text:p text:style-name="P1">16. Und viele der Kinder Israel wird-» er</text:p>
      <text:p text:style-name="P1">bekehren zu dein Herrn, ihrem Gott.</text:p>
      <text:p text:style-name="P1">17. Und er wird vor ihm ler gehen im</text:p>
      <text:p text:style-name="P1">Geist und in der Kraft des Glias, zu be-</text:p>
      <text:p text:style-name="P1">kehren die Herzen der Väter zu den Kindern</text:p>
      <text:p text:style-name="P1">und die Ungehorsanien zur-Einsicht der Ge-</text:p>
      <text:p text:style-name="P1">rechten, zu bereiten dem Herrn ein geriistetes</text:p>
      <text:p text:style-name="P1">Volk. Maiih·ii,i4.i7,ii.12. Mai:-i,i.4i, se.</text:p>
      <text:p text:style-name="P1">18. Und Zacharias sprach zu dein Engel:</text:p>
      <text:p text:style-name="P1">Woran soll ich dieses erkennen ? Denn ich</text:p>
      <text:p text:style-name="P1">bin alt und mein Weib-ist wohl betagt.</text:p>
      <text:p text:style-name="P1">19. Und«der Engel"antivortete und sprach</text:p>
      <text:p text:style-name="P1">zu ihm: Ich bi-nGab»riel, dersvor Guts seist,</text:p>
      <text:p text:style-name="P1">und bin gesandt, zu dir zu reden und dir diese</text:p>
      <text:p text:style-name="P1">frohe Botschaft3u bringen. Pan. 8, -is-. 9, 2i.</text:p>
      <text:p text:style-name="P1">20. Und siehe, du»wirft«stum1nsein und</text:p>
      <text:p text:style-name="P1">niclt reden können bis auf den Tag, da</text:p>
      <text:p text:style-name="P1">dieses geschehen wird; darum weil du nicht</text:p>
      <text:p text:style-name="P1">geglaubt hat meinen Worten, welche wer-</text:p>
      <text:p text:style-name="P1">den erfüllt werden zu ihrer Zeit. «</text:p>
      <text:p text:style-name="P1">21. Und das Volk wartete auf den Za"cha-«</text:p>
      <text:p text:style-name="P1">r»i·as; und sie verwunderten sich, daß er sich</text:p>
      <text:p text:style-name="P1">saumte im Tempel.</text:p>
      <text:p text:style-name="P1">22. Als er aber herauskam, bomite er nicht</text:p>
      <text:p text:style-name="P1">? ihnen reden, und sie merkten, daß er ini</text:p>
      <text:p text:style-name="P1">empel eine Erscheinun gesehen, Und ei;</text:p>
      <text:p text:style-name="P1">winkte ihnen uiid blieb stumm. , «</text:p>
      <text:p text:style-name="P1">23. Und es geschah, als die Tage seines</text:p>
      <text:p text:style-name="P1">F)·ienges vollendet waren, ging er heim in</text:p>
      <text:p text:style-name="P1">ein aus. »</text:p>
      <text:p text:style-name="P1">24. Aber nach diesen Tagen ward Elisa7</text:p>
      <text:p text:style-name="P1">beth, sein Weib, schwan er; und sie verbarg</text:p>
      <text:p text:style-name="P1">sich fünf Monate.und ss)rach: -</text:p>
      <text:p text:style-name="P1">25. Also hat nur der Herr gethan in den</text:p>
      <text:p text:style-name="P1"><text:soft-page-break/>Tagen, da er mich angesehen, nieine Schmach</text:p>
      <text:p text:style-name="P1">unter.den Menschen hinwegznnehmen.</text:p>
      <text:p text:style-name="P1">- i. Mos. 30, 23.</text:p>
      <text:p text:style-name="P1">III. 26. Jm sechsten Monat aber wars</text:p>
      <text:p text:style-name="P1">der Engel Gabriel von Gott gesandt i</text:p>
      <text:p text:style-name="P1">eine Stadt des galiläischen Landes, mit</text:p>
      <text:p text:style-name="P1">Namen Nazareth,</text:p>
      <text:p text:style-name="P1">27. W einer Junsesrau, die verlobt war</text:p>
      <text:p text:style-name="P1">einein Tanne, mit a·meiiJoseph,vondem</text:p>
      <text:p text:style-name="P1">Hause Davids ; und der Name der Jung-</text:p>
      <text:p text:style-name="P1">frau war Maria. Lac.2,4. M«tih.i,i8:c.</text:p>
      <text:p text:style-name="P1">28. Und der Engel kam Fu ihr herein und</text:p>
      <text:p text:style-name="P1">sprach: Sei· gegrus;t, du egnadigte! Der</text:p>
      <text:p text:style-name="P1">Herr ist unt dir, du Gesegnete unter»d-en</text:p>
      <text:p text:style-name="P1">LZZibYii!«s h " b s "h ks bar-I</text:p>
      <text:p text:style-name="P1">. s iei na er a,er» a» te« er</text:p>
      <text:p text:style-name="P1">seine Rede und dachte, was dsgl)-L dieses« für</text:p>
      <text:p text:style-name="P1">ein Gruß wäre. . , ,</text:p>
      <text:p text:style-name="P1">30. Und der Engel sprach zu ihr: Fürchte</text:p>
      <text:p text:style-name="P1">dich nicht, Maria. denn »du hast Gnade- ei</text:p>
      <text:p text:style-name="P1">Gott gefunden. <text:s/>s s</text:p>
      <text:p text:style-name="P1">31. Und siehe, du wirst schwan er werden</text:p>
      <text:p text:style-name="P1">und einen Sohn gebären; und du sb«llstsemen</text:p>
      <text:p text:style-name="P1">Namen Jesus heißen. J2s.7, ii. Maiik).i,2i.</text:p>
      <text:p text:style-name="P1">P-v2. Derselbe wird groß sein und Sohn des</text:p>
      <text:p text:style-name="P1">sZochstei·i genannt 1·v»er,den; und» Gott»der</text:p>
      <text:p text:style-name="P1">err wird ihm den -Ehren Davids, seines</text:p>
      <text:p text:style-name="P1">Vaters,gebel1; —Jes. 9, i;-it. 2» S«m» 7» is«</text:p>
      <text:p text:style-name="P1">83. und er wird regierensülier das Haus</text:p>
      <text:p text:style-name="P1">Jakobs in Ewigkeit, uiid s eines Reiches wird</text:p>
      <text:p text:style-name="P1">kein Ende sein.« J2:.-as, i4 «. Drin. 7, «.</text:p>
      <text:p text:style-name="P1">34. Maria aber sprach zu dem Engel:</text:p>
      <text:p text:style-name="P1">Wie kann »das sein, da ich von keme,n«i</text:p>
      <text:p text:style-name="P1">Manne weiß? « «</text:p>
      <text:p text:style-name="P1"/>
      <text:p text:style-name="P1"/>
      <text:p text:style-name="P1"/>
      <text:p text:style-name="P1">Ca34T-«-D. » T St. Lncä. «-« -"ICa"p. ."t."«."! sc</text:p>
      <text:p text:style-name="P1">"Z5. Und«der Engel antwortete und -sprach</text:p>
      <text:p text:style-name="P1">n ihr: Der he·ilig?e Geist wird über dich</text:p>
      <text:p text:style-name="P1">kommen nnd die rast des HiZchsten- dich</text:p>
      <text:p text:style-name="P1">überschatteni. Darum wird auch das Hei-</text:p>
      <text:p text:style-name="P1">lige, das aus dir geboren wird, Sohn Got-</text:p>
      <text:p text:style-name="P1">tes genannt werden; Veaith,»s,,20.«Jzh. i, 34.</text:p>
      <text:p text:style-name="P1">om· , .</text:p>
      <text:p text:style-name="P1">36· Und siehe, Elisabeth, deineVerwandte,</text:p>
      <text:p text:style-name="P1">auch sie ist schwanger mit einem Sohn, in</text:p>
      <text:p text:style-name="P1">ihremAlter; und dieses ist der sechsteå)- konnt</text:p>
      <text:p text:style-name="P1">für sie, die vorher unfruchtbar hieß.</text:p>
      <text:p text:style-name="P1">37. Denn bei Gott ist kein Ding u·nmbg-</text:p>
      <text:p text:style-name="P1">lich. (:5.i8,27. i.Mps. is, ii-. ,</text:p>
      <text:p text:style-name="P1">38. Maria aber sprach: Siehe, die Magd</text:p>
      <text:p text:style-name="P1"><text:soft-page-break/>des Herrn! Mir geschehe nach deinem</text:p>
      <text:p text:style-name="P1">Wort! Und der Engel ging hinweg -von</text:p>
      <text:p text:style-name="P1">ihr. Rom. 4, 2i·. . . "</text:p>
      <text:p text:style-name="P1">V. 39. Maria aber machte sicheans in</text:p>
      <text:p text:style-name="P1">denselben Tagen und zog mit Eile in-das</text:p>
      <text:p text:style-name="P1">Ge irge, in eine Stadt .;uda, ’</text:p>
      <text:p text:style-name="P1">40. und kam in das Hans« des Zacharias«</text:p>
      <text:p text:style-name="P1">und begrüßte die Elisa eth.</text:p>
      <text:p text:style-name="P1">41. Und es begab sich, wie Elisabeth den</text:p>
      <text:p text:style-name="P1">Gruß der Maria hörte, hüpfte das Kind</text:p>
      <text:p text:style-name="P1">in ihrem Leibe, und Elisabeth ward mit</text:p>
      <text:p text:style-name="P1">heiligem Geiste erfüllet,</text:p>
      <text:p text:style-name="P1">42. und rief mit lauter Stimme und-sprach :</text:p>
      <text:p text:style-name="P1">Gesegnet bist du unter den Weibern und</text:p>
      <text:p text:style-name="P1">gesegnet die Frucht deines Leibes!</text:p>
      <text:p text:style-name="P1">43. Und woher geschieht mir das, daß- die</text:p>
      <text:p text:style-name="P1">Mutter meines Herrn zu mir kommt?</text:p>
      <text:p text:style-name="P1">44. Denn siehe, so wie die Stimme deines</text:p>
      <text:p text:style-name="P1">GruFes in mein Ohr kam, hüpfte das Kind</text:p>
      <text:p text:style-name="P1">mit rohlocken in meinem Leibe.</text:p>
      <text:p text:style-name="P1">45. Und selig ist, die da geglaubt hat;</text:p>
      <text:p text:style-name="P1">denn es wird erfüllt werden, was ihr»vom«</text:p>
      <text:p text:style-name="P1">Herrn gesagt worden. Joh. Do, 29. «</text:p>
      <text:p text:style-name="P1">46. Und Maria sprach: Meine Seele er-</text:p>
      <text:p text:style-name="P1">hebet den Herrn, i. Sam. 2, i :c.</text:p>
      <text:p text:style-name="P1">47. und mein Geist frohlockt über Gott</text:p>
      <text:p text:style-name="P1">meinen Heiland, Jcs. Si, i0. « «</text:p>
      <text:p text:style-name="P1">48. daß er hingesehen hat aus die Niedrig-</text:p>
      <text:p text:style-name="P1">keit seiner Magd; Denn siehe, von nun an</text:p>
      <text:p text:style-name="P1">werden mich se ig preisen alleF;Jeschlechter.</text:p>
      <text:p text:style-name="P1">- . its, S :c.</text:p>
      <text:p text:style-name="P1">49. Denn große Dinge hat mir 2fgethan</text:p>
      <text:p text:style-name="P1">der Mächtige, und heilig it sein ame,</text:p>
      <text:p text:style-name="P1">Pf. i26, Z. m, 9.</text:p>
      <text:p text:style-name="P1">50. nnd seine Barmherzigkeit währet von</text:p>
      <text:p text:style-name="P1">Geschlecht zu Geschlecht über die, so ihn</text:p>
      <text:p text:style-name="P1">fürchten. 2. Mos. 20, s. .Ps. i03, is. i7.e</text:p>
      <text:p text:style-name="P1">51. Er hat Macht geübt mit seinem Arme.</text:p>
      <text:p text:style-name="P1">Er hat zerstreuet, die hoffärtig sind in ihres</text:p>
      <text:p text:style-name="P1">Herzens Sinn. Jcs.5i,9; 1.Pet.5,5.</text:p>
      <text:p text:style-name="P1">52. Er hat Gewaltige von den Thronen</text:p>
      <text:p text:style-name="P1">gestoßen und NiedrigF erh’i")het. , « :</text:p>
      <text:p text:style-name="P1">i «—i.Skim.2,s. Hi» 5,ii. Ms«:ti,.aa,-is. «</text:p>
      <text:p text:style-name="P1">"·53. Hang-xige hat-er -mit G0ttem"ersii1Iet</text:p>
      <text:p text:style-name="P1">und Reiche leer hinwegges(hickt.- Pf. i(?7, 9;’-H</text:p>
      <text:p text:style-name="P1">54. Er hat Jsraels, seines Knechtes, ,si«H</text:p>
      <text:p text:style-name="P1">angenommen, emgcden zu sein"der Barm,3</text:p>
      <text:p text:style-name="P1">herzigkeit, Jks. 4i,·8:c. Jek.:—1i,3.20. « , T</text:p>
      <text:p text:style-name="P1">55. (wie er geredet hat zu unsern Viite·»1:»11</text:p>
      <text:p text:style-name="P1">Xge·n Abraham und seinen Scimen«,"«"i.z</text:p>
      <text:p text:style-name="P1">wigkeit. "i. Mos. i-7» 7. is. 22, is :c. « "</text:p>
      <text:p text:style-name="P1">56. Und -Maria blieb bei ihr bei drei</text:p>
      <text:p text:style-name="P1"><text:soft-page-break/>Monaten und kehrte dann -wieder in« ihr</text:p>
      <text:p text:style-name="P1">Haus. · » »</text:p>
      <text:p text:style-name="P1">V·. 57. <text:s/>Elisabeth erfüllte sich aber di;</text:p>
      <text:p text:style-name="P1">Zeit, dalie gebären sollte, und. sie gebatz</text:p>
      <text:p text:style-name="P1">einen Sohn. ». « « » « ,</text:p>
      <text:p text:style-name="P1">58. Und es hörtejt «ihre·Nachbarn und</text:p>
      <text:p text:style-name="P1">Verwandten,· daß der Herr seine Banns?</text:p>
      <text:p text:style-name="P1">herzigle»1t an ihr groß gemacht, und freute</text:p>
      <text:p text:style-name="P1">sich mit ihr. . . - · -</text:p>
      <text:p text:style-name="P1">59· Und es beFgab sich am act ten Tage, daß</text:p>
      <text:p text:style-name="P1">sie kamen das ’indlein zu begchneiden; uns;</text:p>
      <text:p text:style-name="P1">sie naniiteu.«es nach dem kamen seines</text:p>
      <text:p text:style-name="P1">Vaters Zacharias. i. Mos.si7, i2. ei . Z. 4.</text:p>
      <text:p text:style-name="P1">60. Seine Mutter aber sprach: Nichtalsvii</text:p>
      <text:p text:style-name="P1">sondern er soll Johannes heißen. . J)</text:p>
      <text:p text:style-name="P1">Cl. Und sie sprachen zu ihr: Es ist doch</text:p>
      <text:p text:style-name="P1">Niemand in deiner Verwandtschaft, der die-</text:p>
      <text:p text:style-name="P1">sen Namen trägt. , -V</text:p>
      <text:p text:style-name="P1">- 62. Sie winkten aber seinem Vater, wie</text:p>
      <text:p text:style-name="P1">er wolle, daß er —heiße:</text:p>
      <text:p text:style-name="P1">63. Und er forderte ein Täfelein nnd</text:p>
      <text:p text:style-name="P1">s;hrieb die Worte: Johannes ist sein Name.</text:p>
      <text:p text:style-name="P1">iid.sie verwunderten sich Alle,</text:p>
      <text:p text:style-name="P1">64. Alsobald aber that» sich sein»-.Mui1i;</text:p>
      <text:p text:style-name="P1">auf nnd seine Zunge, nnd er redete nnd</text:p>
      <text:p text:style-name="P1">lobte Gott. . ;</text:p>
      <text:p text:style-name="P1">65. Und es kam eine Furcht über alle ihre</text:p>
      <text:p text:style-name="P1">Benachbarten, und dur·ch»d«as -ganzelud.isch»y</text:p>
      <text:p text:style-name="P1">Gebirge wurden alle diese Dinge kund. ;</text:p>
      <text:p text:style-name="P1">66. Und Alle, die es hörten, nahmen es</text:p>
      <text:p text:style-name="P1">zu Herrn nnd sprachen: Was wird wohl</text:p>
      <text:p text:style-name="P1">aus diesem Kindlein werden? Und die Hand</text:p>
      <text:p text:style-name="P1">des Herrn war mit ihm. - » « </text:p>
      <text:p text:style-name="P1">Vl. 67. Und fein Vater Zacharias ward</text:p>
      <text:p text:style-name="P1">mit heiligem Geiste erfüllt ,sund weissagt;</text:p>
      <text:p text:style-name="P1">nnd sprach; · ·. »- , ,,H</text:p>
      <text:p text:style-name="P1">68. Gepriesen sei der· Herr, der Gott</text:p>
      <text:p text:style-name="P1">Jsraels! Denn er hat sein Volk besucht nnd</text:p>
      <text:p text:style-name="P1">ihmErlösunggeschafft; Luc.7,m. «-ns.m,9·</text:p>
      <text:p text:style-name="P1">(-39. und hat uns auf erichtet ein Horn</text:p>
      <text:p text:style-name="P1">des Heils in dem Hause Davids, seines</text:p>
      <text:p text:style-name="P1">Knechtes, Pf. is:-, i7. , — «</text:p>
      <text:p text:style-name="P1">70. wie er derhcißen hat-durch«deti Mund</text:p>
      <text:p text:style-name="P1">s einer heiligen -Propheten von der Welt ais:</text:p>
      <text:p text:style-name="P1">Jcs.35, -i. Jenes, is. Ap. Z, 2i.24-;</text:p>
      <text:p text:style-name="P1">71. -Errettung von unsern Feinden und Von</text:p>
      <text:p text:style-name="P1">der Hand Alter, dieuns hassen; M Pf. i06; is.</text:p>
      <text:p text:style-name="P1"/>
      <text:p text:style-name="P1"/>
      <text:p text:style-name="P1"/>
      <text:p text:style-name="P1">72. Barmherzigkeit zu» er eigen -unsern</text:p>
      <text:p text:style-name="P1">Vätern und zu gedenken feines heiligen</text:p>
      <text:p text:style-name="P1"><text:soft-page-break/>Bandes, er. Si, 3Z.</text:p>
      <text:p text:style-name="P1">73. des Eures, den er unserm Vater</text:p>
      <text:p text:style-name="P1">Abraham gefchwyren hat, ·3. wiss. 2i3, is.</text:p>
      <text:p text:style-name="P1">74. uns zu verleihen, daß wir ohne Furcht,</text:p>
      <text:p text:style-name="P1">erlöst aus der Hand unsrer Feinde, ihm</text:p>
      <text:p text:style-name="P1">dienen, Gen. «, 4. Hei-. 2, is. 9, ««"."</text:p>
      <text:p text:style-name="P1">75. in Heiligkeit und Gerechtigkeit vor</text:p>
      <text:p text:style-name="P1">ihm, alle Tage unsers Lebens.</text:p>
      <text:p text:style-name="P1">Eph.4,2i. Tit.2, «-it.</text:p>
      <text:p text:style-name="P1">76. Und du, Kindlein! wirst ein Prophet</text:p>
      <text:p text:style-name="P1">des Höchsten genannt werden, denn du wirst</text:p>
      <text:p text:style-name="P1">vor dem Herrn hergehen, feine Wege zu be-</text:p>
      <text:p text:style-name="P1">reiten; C. «, i7. Many. Z, Z. '</text:p>
      <text:p text:style-name="P1">77. um Erkenntnis; des Heils Si geben</text:p>
      <text:p text:style-name="P1">seinem Volke, in Verzeihung ihrer Linden ;</text:p>
      <text:p text:style-name="P1">- .3, Z. Ja. 3i,34.</text:p>
      <text:p text:style-name="P1">78. wZen der inniglichen Barmherzigkeit</text:p>
      <text:p text:style-name="P1">unsers ottes, durch welche uns besucht</text:p>
      <text:p text:style-name="P1">hat der Aufgang aus der Höhe,</text:p>
      <text:p text:style-name="P1">- « MaI.4,2. .;es.6o,-i.2.</text:p>
      <text:p text:style-name="P1">79. zu erscheinen denen, die in Finsternis;</text:p>
      <text:p text:style-name="P1">und Schatten des Todes sitzen, unsere Füße</text:p>
      <text:p text:style-name="P1">auf den Weg des Friedens zu leiten.</text:p>
      <text:p text:style-name="P1">Jes. E-, 2. 49, is. March. -, is.</text:p>
      <text:p text:style-name="P1">8O. Das Kindlein aber wuchs und ward</text:p>
      <text:p text:style-name="P1">stark am Geist nnd war in der Wüste bis</text:p>
      <text:p text:style-name="P1">auf den Tag eines Auftretens vor Israel.</text:p>
      <text:p text:style-name="P1">C. 2, 4o. Many. J, i.</text:p>
      <text:p text:style-name="P1"><text:s/>Cap. II.</text:p>
      <text:p text:style-name="P1">l. Jesu Geburt, i-TO; il. Beschneidung, 2i—24;</text:p>
      <text:p text:style-name="P1">1l1. Darstellung im Tempel. 25—4(). IV. Der Knabe</text:p>
      <text:p text:style-name="P1">Jesus im Tempel. 44—52..</text:p>
      <text:p text:style-name="P1">I. 1. Es begab fiel) aber in denselben Ta-</text:p>
      <text:p text:style-name="P1">gkn, daß ein Befehl aus ing vom Kaiser</text:p>
      <text:p text:style-name="P1">! Fgustus, daß alle Welt sich sollte schätzen</text:p>
      <text:p text:style-name="P1">a en.</text:p>
      <text:p text:style-name="P1">2. Diese erste Schätzung geschah, als Ch-</text:p>
      <text:p text:style-name="P1">renius Landpfleger in Shrien war. A;-.5, s7.</text:p>
      <text:p text:style-name="P1">Z. Und es zogen Alle, sich schätzen zu las-</text:p>
      <text:p text:style-name="P1">sen, ein jeder in feine Stadt. · -</text:p>
      <text:p text:style-name="P1">4. Es ging aber auch Joseph Von Galiläa,</text:p>
      <text:p text:style-name="P1">aus der Stadt Nazareth, hinaus in das</text:p>
      <text:p text:style-name="P1">dische Land, in die Stadt Davids , we ehe</text:p>
      <text:p text:style-name="P1">Bethlehem heißt, weil er aus dem Hause</text:p>
      <text:p text:style-name="P1">und GesiYechte Davids war; C. i, es. 27.</text:p>
      <text:p text:style-name="P1">-i. am. i7, -se. Mich. 5.2, J-:h.7, 42.</text:p>
      <text:p text:style-name="P1">5. daß er mit Maria, feiner Verlobten,</text:p>
      <text:p text:style-name="P1">,die schwanger« war, sich schätzen lasse.</text:p>
      <text:p text:style-name="P1">C. 4, 3si sc. Matth. 4, is te.</text:p>
      <text:p text:style-name="P1">S. Es begab sich aber, indem sie daselbst</text:p>
      <text:p text:style-name="P1">waren, wurden die Tage erfüllt, daß sie ge-</text:p>
      <text:p text:style-name="P1">bären sollte.</text:p>
      <text:p text:style-name="P1"><text:soft-page-break/>7. Und sie gebar ihren Sohn, den erstge-</text:p>
      <text:p text:style-name="P1">bornen, und wand ihn in Windeln ein uiid</text:p>
      <text:p text:style-name="P1">sit Cap. -te. s -2. Das -« Evangelium Cap, 2.</text:p>
      <text:p text:style-name="P1">legte ihn in die-Krippe, weil. sie nicht Platz</text:p>
      <text:p text:style-name="P1">hatten in der Herberge. Many. «, es.</text:p>
      <text:p text:style-name="P1">8. Und es waren Hirten in derselben Ge-</text:p>
      <text:p text:style-name="P1">gend auf dem Felde, die hielten die Nacht-</text:p>
      <text:p text:style-name="P1">wachen über ihre Heerde.</text:p>
      <text:p text:style-name="P1">9. Und siehe, ein Eli el des Herrn stand</text:p>
      <text:p text:style-name="P1">bei ihnen, und die Klarheit des Herrn um-</text:p>
      <text:p text:style-name="P1">leuchtete sie; uiid sie fürcl teten sich sehr.</text:p>
      <text:p text:style-name="P1">10. Und der Engel fprach zu ihnen:</text:p>
      <text:p text:style-name="P1">Fürchtet euch nicht! Denn siehe, ich ver-</text:p>
      <text:p text:style-name="P1">kündi e euch große Freude, die allem Volke</text:p>
      <text:p text:style-name="P1">widerfahren wird. Jes. 9, I. .-I. e. 49, S.</text:p>
      <text:p text:style-name="P1">11. Denn euch ist heute der-Heiland ge-</text:p>
      <text:p text:style-name="P1">boren, welcher ist Christus, der Herr, in</text:p>
      <text:p text:style-name="P1">der Stadt Davids.</text:p>
      <text:p text:style-name="P1">12. Und das sei euch dasAsZeichen: Ihr</text:p>
      <text:p text:style-name="P1">werdet das Kind finden in indeln einge-</text:p>
      <text:p text:style-name="P1">wunden und in einer Krippe liegend.</text:p>
      <text:p text:style-name="P1">13. Und alsobald war bei dem Engel die</text:p>
      <text:p text:style-name="P1">Menge des himnilischen Heere-S, die lobeten</text:p>
      <text:p text:style-name="P1">Gott unds rathen: i.M·-s.32,1.2. D«-1.7,i0.</text:p>
      <text:p text:style-name="P1">14. Ehre sei Gott in den Höhen und Friede</text:p>
      <text:p text:style-name="P1">auf Erden, an den Menschen ein Wohlge-</text:p>
      <text:p text:style-name="P1">fallen! in-Hm. 5, i. E:-h« 2, «-i. i7.</text:p>
      <text:p text:style-name="P1">15. Und es begab sich, als die Engel von</text:p>
      <text:p text:style-name="P1">ihnen gen Himmel gefahren, da sprachen</text:p>
      <text:p text:style-name="P1">die Hirten zu einander: Laßt uns doch nach</text:p>
      <text:p text:style-name="P1">Bet lehem hingehen und diese Sache sehen,</text:p>
      <text:p text:style-name="P1">die geschehen ist, die der Herr uns.knnd ge-</text:p>
      <text:p text:style-name="P1">than hat. - -</text:p>
      <text:p text:style-name="P1">16. Und sie gin» en eilends und fanden</text:p>
      <text:p text:style-name="P1">Maria und Joseph, und das Kind in der</text:p>
      <text:p text:style-name="P1">Krippe liegend. Many. 2, «.</text:p>
      <text:p text:style-name="P1">17. Und als sie es gesehen, machten sie</text:p>
      <text:p text:style-name="P1">das Wort kund, das ihnen von diesem Kinde</text:p>
      <text:p text:style-name="P1">war glefagt worden. .</text:p>
      <text:p text:style-name="P1">18. nd Alle, die es hörten, verwunderten</text:p>
      <text:p text:style-name="P1">sich über das, was ihnen von den Hirten</text:p>
      <text:p text:style-name="P1">gesagt wurde. · »</text:p>
      <text:p text:style-name="P1">19. Maria aber behielt alle diese Worte</text:p>
      <text:p text:style-name="P1">und erwog sie in ihrem Herzen. ,</text:p>
      <text:p text:style-name="P1">20. Und die Hirten kehrten wieder um</text:p>
      <text:p text:style-name="P1">und priesen und lobten Gott für alles, was</text:p>
      <text:p text:style-name="P1">sie gehört und gesehen hatten, so wie es it)-I</text:p>
      <text:p text:style-name="P1">nen war esagt worden.</text:p>
      <text:p text:style-name="P1">ll. 21. Find da acht Tage ersüllet waren,</text:p>
      <text:p text:style-name="P1">das; sie das Kind beschnitte·n, ward fein-</text:p>
      <text:p text:style-name="P1">Name Jesus genannt, den ihm der Engel</text:p>
      <text:p text:style-name="P1">gegeben hatte, ehe er im Mutterleibe</text:p>
      <text:p text:style-name="P1"><text:soft-page-break/>empfangen war. C. i, 3i.· · . -</text:p>
      <text:p text:style-name="P1">22. Und als die Tage ihrer Reinigung</text:p>
      <text:p text:style-name="P1">nach dem Gesetze Moses erfüllt waren,</text:p>
      <text:p text:style-name="P1">brachten sie ihn nach Jerusalem, um ihr;</text:p>
      <text:p text:style-name="P1">dem Herrn darzustellen, 3·Mps-«12»22;, -H-,</text:p>
      <text:p text:style-name="P1">23. (wie im Gesetze des Herrn geschrieben</text:p>
      <text:p text:style-name="P1">steht: »Alle i1iäIin«liche Erstgeburt soll dem</text:p>
      <text:p text:style-name="P1">Herrn geheiliget heifzen«!«) 2.M»os. i 3,2. i2—i5«</text:p>
      <text:p text:style-name="P1"/>
      <text:p text:style-name="P1"/>
      <text:p text:style-name="P1"/>
      <text:p text:style-name="P1">Cap. r2. St·</text:p>
      <text:p text:style-name="P1">24. und ein Opfer darzubringen, wie im H</text:p>
      <text:p text:style-name="P1">Gesetze des Herrn geboten ist, ein Paar</text:p>
      <text:p text:style-name="P1">Turteltauben oder zwei junge Tauben.</text:p>
      <text:p text:style-name="P1">Z. ios. i·2, 6—s. !</text:p>
      <text:p text:style-name="P1">Ill. 25. Und siehe, es war ein Mann u</text:p>
      <text:p text:style-name="P1">Jerusalem, mit « kamen Simeon; und diesz-er</text:p>
      <text:p text:style-name="P1">Mann war gerecht und ottesfürchtig und</text:p>
      <text:p text:style-name="P1">wartete auf den Trost Zsraels; und der</text:p>
      <text:p text:style-name="P1">heilige Geist war auf ihm.</text:p>
      <text:p text:style-name="P1">26. Und er hatte vom heiligen Geist die</text:p>
      <text:p text:style-name="P1">Zusage empfangen, daß er deii Tod mcht</text:p>
      <text:p text:style-name="P1">sehen werde, bevor er den Gesalbten des</text:p>
      <text:p text:style-name="P1">Herrn gesehen. · ·</text:p>
      <text:p text:style-name="P1">27. Und er kam auf Antrieb des Geistes</text:p>
      <text:p text:style-name="P1">in den Tempel. Und als die Eltern das</text:p>
      <text:p text:style-name="P1">Kindlein Jesus hineinbrachten, daß sie für</text:p>
      <text:p text:style-name="P1">dasselbe thaten nach der Sitte des Gesetzes;</text:p>
      <text:p text:style-name="P1">28. da nahm er es auf seine Arme und</text:p>
      <text:p text:style-name="P1">lobete Gott und sprach:</text:p>
      <text:p text:style-name="P1">29. Niin, Herr, lässest du deinen Diener</text:p>
      <text:p text:style-name="P1">hinfahren, nach deinem Wort, in Frieden!</text:p>
      <text:p text:style-name="P1">i. Mos. is, so.</text:p>
      <text:p text:style-name="P1">30. Denn meine Augen haben dein Heil</text:p>
      <text:p text:style-name="P1">gesehen, C. 3, is. i. 9Ji«-s. 49, to. is.</text:p>
      <text:p text:style-name="P1">31. wes)chjes du im Angesicht aller Völker</text:p>
      <text:p text:style-name="P1">bereitet at; Ps.98,2. 3. Jes.52, i0.</text:p>
      <text:p text:style-name="P1">32. ein Licht zur.Erleuchtung der Heiden und</text:p>
      <text:p text:style-name="P1">zum Ruhme deitiesVolkes Israel. Jes. ist, is« «</text:p>
      <text:p text:style-name="P1">33.«Und Josepg und seine Mutter ver-</text:p>
      <text:p text:style-name="P1">wunderten sich ii er das, was von ihm ge- !</text:p>
      <text:p text:style-name="P1">sagt wurde.</text:p>
      <text:p text:style-name="P1">34. Und Simeon segnete sie und sprach zu</text:p>
      <text:p text:style-name="P1">Maria, seiner Mutter: Siehe, die er ist«ge-</text:p>
      <text:p text:style-name="P1">setzt zum Fall und zum Aufstehen für Viele</text:p>
      <text:p text:style-name="P1">in Israel und zu einem Zeichen, dem wider-</text:p>
      <text:p text:style-name="P1">sprechen wird; J2s.8,i42«-.28,ie. -.m3m.9,33. E</text:p>
      <text:p text:style-name="P1">«. Cor -I, 23:c.</text:p>
      <text:p text:style-name="P1">35, (abek auch durch deineeigne Seele wird</text:p>
      <text:p text:style-name="P1">ein Schwert dringen), auf daß aus vielen</text:p>
      <text:p text:style-name="P1">Herzen die Gedanken offenbar werden.</text:p>
      <text:p text:style-name="P1"><text:soft-page-break/>36. Und es war eine Prophetin Anna,</text:p>
      <text:p text:style-name="P1">eine Tochter Phanuels, aus dem Stamm</text:p>
      <text:p text:style-name="P1">Aser, die war hochbetagt, hatte mit ihrem</text:p>
      <text:p text:style-name="P1">Manne sieben Jahre von ihrer Jungfrau-</text:p>
      <text:p text:style-name="P1">schaft an gelebt, · · » » »</text:p>
      <text:p text:style-name="P1">37. und war eine Witwe bei vier und</text:p>
      <text:p text:style-name="P1">achtzig Jahren, die wich nicht vom Tempel</text:p>
      <text:p text:style-name="P1">und dienete Gott mit Fasten und Beten</text:p>
      <text:p text:style-name="P1">Tag und Nacht. i. Tini. S, 5.</text:p>
      <text:p text:style-name="P1">38. Und diese trat zu derselben Stunde</text:p>
      <text:p text:style-name="P1">hinzu uiid preisete den Herrn und redete von</text:p>
      <text:p text:style-name="P1">ihm zu Allen, vie zu Jerusalem auf die Er-</text:p>
      <text:p text:style-name="P1">lösung warteten. C» 23, 5i· »</text:p>
      <text:p text:style-name="P1">39. Und nachdem sie Alles nach dem Ge-</text:p>
      <text:p text:style-name="P1">setze des Herrn vollbracht hatten, kehrten sie i</text:p>
      <text:p text:style-name="P1">zurück nach Galiläa, in ihre Stadt Nazareth.</text:p>
      <text:p text:style-name="P1">Muth. 2, -i9—23.</text:p>
      <text:p text:style-name="P1">Lucis. Cap. 2. B. 6ä«;</text:p>
      <text:p text:style-name="P1">40. Das K»’mdlein aber Z1ouchssz und ward</text:p>
      <text:p text:style-name="P1">staråani Gäste, erfüllt mit k;Weisheit, nnd,</text:p>
      <text:p text:style-name="P1">die nadc ottes war aufi m» C. i, 8o. -</text:p>
      <text:p text:style-name="P1">IV. 41. Und seine Eltern zogen jährlich;</text:p>
      <text:p text:style-name="P1">gen Jerusalei;i,Nczm s;3est«e5de? UPek ?rsghrittes.</text:p>
      <text:p text:style-name="P1">- o . , . . o . , I .</text:p>
      <text:p text:style-name="P1">kx2. Und als eri zwölf Jahre alt tiocar,l«</text:p>
      <text:p text:style-name="P1">gingen sie nach der Gewohnheit des Festes!</text:p>
      <text:p text:style-name="P1">»i:.««iI-si;I««k-;«ix;s«;E««e »» « « »»</text:p>
      <text:p text:style-name="P1"><text:s/>·ieageoeneae-</text:p>
      <text:p text:style-name="P1">und wieder heimkehrten, blieb der Knabe!</text:p>
      <text:p text:style-name="P1">Jesus zu Ie»rusalem;»und Joseph und seine-</text:p>
      <text:p text:style-name="P1">EJkZitteå wußt? es nichs. is</text:p>
      <text:p text:style-name="P1">. a sie a er mein en er wäre unter</text:p>
      <text:p text:style-name="P1">den Gefährten, zogen sie eine Tagreise weit4</text:p>
      <text:p text:style-name="P1">und suchten ihn unter den Verwandten und;</text:p>
      <text:p text:style-name="P1">B-F5i«1ii«i:«S f h ch f d -i) f «</text:p>
      <text:p text:style-name="P1">. n aiei nni taki en e rten te</text:p>
      <text:p text:style-name="P1">wieder um gen Jerusalem und s«u·chten ihn.i</text:p>
      <text:p text:style-name="P1">46. Und es begab sich , nach drei Tagen</text:p>
      <text:p text:style-name="P1">fanden sie ihn im Tempel sitzend mitten«</text:p>
      <text:p text:style-name="P1">uuter den Lehrern, ihnen zuhörend und sie-</text:p>
      <text:p text:style-name="P1">i. o -</text:p>
      <text:p text:style-name="P1">Es) fiG1s;eeltiäaunten aber Alle die ihii "ri</text:p>
      <text:p text:style-name="P1">ten über seinen Verstand und seine Am-Z</text:p>
      <text:p text:style-name="P1">worteii. -« h. 7, -i5. «</text:p>
      <text:p text:style-name="P1">48. Und«Fi;a Be ihn sahen, e»ntsetg-ten sie?</text:p>
      <text:p text:style-name="P1">sich, und eines) utter sprach zu ihm: Sohn,-s</text:p>
      <text:p text:style-name="P1">warum ast du uns also gethan? Siehe,z</text:p>
      <text:p text:style-name="P1">dein Vater und ich haben dich mit Schmer-</text:p>
      <text:p text:style-name="P1">zen gesucht. - · »:</text:p>
      <text:p text:style-name="P1">49. Und er sprach zu ihnen :» Was ist’s,c</text:p>
      <text:p text:style-name="P1">daß ihr mich gesucht habt? B;3iißtet ihr nicht»</text:p>
      <text:p text:style-name="P1">daß ich in dein, was meines Baters ist, sein</text:p>
      <text:p text:style-name="P1"><text:soft-page-break/>muß? Joh·.»-i, Si-. · it</text:p>
      <text:p text:style-name="P1">50. Und sie veFstanden das Wort nicht,</text:p>
      <text:p text:style-name="P1">das er zui neu agte. -·«</text:p>
      <text:p text:style-name="P1">51. Und er ging mit ihnen hinab und kann</text:p>
      <text:p text:style-name="P1">Fu Nazareth und war ihnen nnterthänig.,</text:p>
      <text:p text:style-name="P1">» ndhseineHMutter behielt alle diese Worte</text:p>
      <text:p text:style-name="P1">in i rein er en. »</text:p>
      <text:p text:style-name="P1">52. Und Jesus nahm zu an Weisheit und;</text:p>
      <text:p text:style-name="P1">Alter und Gnade bei Gott uiid Menschen:</text:p>
      <text:p text:style-name="P1">-i. Sam. L, W.</text:p>
      <text:p text:style-name="P1">- O</text:p>
      <text:p text:style-name="P1">Cap. ll1. «»</text:p>
      <text:p text:style-name="P1">1. Johannes der Täufer; seine Lehren und Schjckii</text:p>
      <text:p text:style-name="P1">alt. 4—20. II. Die Taufe Jcsu. 24. 22. 1lI. Gek-</text:p>
      <text:p text:style-name="P1">schlechtsregister 2Z-38. .</text:p>
      <text:p text:style-name="P1">B. s1-—9: Matth. Z, 4—t0. Mark. «, 4—6. ·</text:p>
      <text:p text:style-name="P1">I. 1. Im fünfzehnten Jahre aber der Re-</text:p>
      <text:p text:style-name="P1">iernng des Kaisers Tiberius, als Pontius</text:p>
      <text:p text:style-name="P1">F3ilatus La·ndpfleger von Judäa war, und</text:p>
      <text:p text:style-name="P1">Herodes Vierfürst von Galiläa, Philippus4</text:p>
      <text:p text:style-name="P1">aber, sein Bruder, Vierfürst von der Land-i</text:p>
      <text:p text:style-name="P1">Fast J-turäa und Trachonitis, und L«hsanias</text:p>
      <text:p text:style-name="P1">iersürst von Abilene, MiFth.27, 2.-i4,ji.Z.«</text:p>
      <text:p text:style-name="P1"/>
      <text:p text:style-name="P1"/>
      <text:p text:style-name="P1"/>
      <text:p text:style-name="P1">Cap.3· « Das Er</text:p>
      <text:p text:style-name="P1">2. unter den obersten Priestern Annas</text:p>
      <text:p text:style-name="P1">und Cajaphas, er« in das Wort Gottes</text:p>
      <text:p text:style-name="P1">an Johannes, den Sohn des Zacharias, in</text:p>
      <text:p text:style-name="P1">der Wüste. C.«,8o. Joh.«,s.1si,49.i8,43·</text:p>
      <text:p text:style-name="P1">B. Under kam in die ganze umliegende Land-</text:p>
      <text:p text:style-name="P1">schaft des Jordans und predigte die Taufe</text:p>
      <text:p text:style-name="P1">der Buße zur Verzeihung der Sünden.</text:p>
      <text:p text:style-name="P1">4. Wie eschrieben steht im Buche der</text:p>
      <text:p text:style-name="P1">Reden JeLiajas des Propheten , der da</text:p>
      <text:p text:style-name="P1">spricht: »Eine Stimme eines Rusenden in</text:p>
      <text:p text:style-name="P1">der Wüste: Bereitet den Weg des Herrn,</text:p>
      <text:p text:style-name="P1">machet seine Pfade eben!</text:p>
      <text:p text:style-name="P1">5. Jedes Thal soll ausgefüllt und jeder</text:p>
      <text:p text:style-name="P1">Berg und Hügel niedrig gemacht werden,</text:p>
      <text:p text:style-name="P1">und das Krumme soll gerade und die rauhen</text:p>
      <text:p text:style-name="P1">Wege eben werden, </text:p>
      <text:p text:style-name="P1">6. und alles Fleischsoll das Heil Gottes</text:p>
      <text:p text:style-name="P1">sehen« Jks. 52, to. ;-</text:p>
      <text:p text:style-name="P1">7. Er sprach nun zu dem Volke, das hin-</text:p>
      <text:p text:style-name="P1">ausging, um sich von ihm taufen zu lassen:</text:p>
      <text:p text:style-name="P1">Ihr Nattergezüchte, wer hat euch unterwie-</text:p>
      <text:p text:style-name="P1">sen, dem zu «iinftigen Zorne zu entrinnen?</text:p>
      <text:p text:style-name="P1">8. So bringet nun Früchte, die der Buße</text:p>
      <text:p text:style-name="P1">eniäß find und fanget nicht an bei euch</text:p>
      <text:p text:style-name="P1">Ell-ist zu sagen: Wir haben Abraham zum</text:p>
      <text:p text:style-name="P1"><text:soft-page-break/>ater. Denn ich sage euch, Gott vermag</text:p>
      <text:p text:style-name="P1">dem Abraham aus diesen Stein-en»Kinder</text:p>
      <text:p text:style-name="P1">zu erwecken. .</text:p>
      <text:p text:style-name="P1">9. Schon ist aber auch die Axt an die</text:p>
      <text:p text:style-name="P1">Wurzel der Bäume gelegt. Ein jederBaum</text:p>
      <text:p text:style-name="P1">nun, der nicht gute Frucht brin t, wird</text:p>
      <text:p text:style-name="P1">umgehauen und in’s Feuer gewori]en.</text:p>
      <text:p text:style-name="P1">10. Und das Volk fragte ihn und sprach:</text:p>
      <text:p text:style-name="P1">angeliUm Cap. Z?</text:p>
      <text:p text:style-name="P1">« aber Einer, der stärker ist als ich, demichnicht</text:p>
      <text:p text:style-name="P1">genugsam bin, den Riemen seiner Schuhe</text:p>
      <text:p text:style-name="P1">aufzulösen; derselbe wird euch mit heiligem</text:p>
      <text:p text:style-name="P1">Geist und mit Feuer taufen. Ez·35, sie ».</text:p>
      <text:p text:style-name="P1">17. Er hat die Wurfschaufel in seiner</text:p>
      <text:p text:style-name="P1">Hand und wird seine Tenne reinigen und</text:p>
      <text:p text:style-name="P1">den Weizen in seine Scheune sammeln; die</text:p>
      <text:p text:style-name="P1">. Spreu aber wird er mit unauslöschlichem</text:p>
      <text:p text:style-name="P1">Feuer verbrennen.</text:p>
      <text:p text:style-name="P1">18. Auch viel Anderes noch ermahnete er</text:p>
      <text:p text:style-name="P1">und predigte dem Volke das Evangelium.</text:p>
      <text:p text:style-name="P1">19. Der Viersürst H-erodes aber, da er</text:p>
      <text:p text:style-name="P1">von ihm bestraft ward wegen der Herodias,</text:p>
      <text:p text:style-name="P1">seines Bruders Philippus Weib, undwegen</text:p>
      <text:p text:style-name="P1">alles des Bösen, was Herodes gethan,</text:p>
      <text:p text:style-name="P1">2(). fügte zu Allem noch das hinzu, daß er</text:p>
      <text:p text:style-name="P1">den Johannes in das GefänzBiiß einschloß.</text:p>
      <text:p text:style-name="P1">« arc.6, -t7ic.</text:p>
      <text:p text:style-name="P1">V« Si. W: Many. Z, 43—«7. Man. «, 9—«.</text:p>
      <text:p text:style-name="P1">Joh. «, 32-se.</text:p>
      <text:p text:style-name="P1">H. - 21. Es begab sich aber, da alles Vol!</text:p>
      <text:p text:style-name="P1">sich taufen ließ, als auch Jesus getan t ward</text:p>
      <text:p text:style-name="P1">und betete, daß sich der Himmel an that,</text:p>
      <text:p text:style-name="P1">» 22. und der heilige Geist in leiblicher Ge-</text:p>
      <text:p text:style-name="P1">; stalt, wie eine Taube, aus ihn herab ie</text:p>
      <text:p text:style-name="P1">! und eine Stimme aus dem Himmel erscholl?</text:p>
      <text:p text:style-name="P1">H die sprach: Du bist mein Sohn , der Ge-</text:p>
      <text:p text:style-name="P1">f liebte, an dir habe ich Wohlge allen.</text:p>
      <text:p text:style-name="P1">- B. 23—38: Muth. i, i-—i6.</text:p>
      <text:p text:style-name="P1">s lll. 23. Und Jesus war ungefähr dreißig«</text:p>
      <text:p text:style-name="P1">; Jahre alt, als er anfing zu lehren; und</text:p>
      <text:p text:style-name="P1">i war, wie man dafürhielt, ein SohnIosephs,</text:p>
      <text:p text:style-name="P1">E welcher war ein Sohn Eli.</text:p>
      <text:p text:style-name="P1">Was sollen wir denn thun? Ap«2« 37· <text:s/>Lue.4,«2-Z. Matth.43,55. 4.Mos.36,8.9.27,·8,</text:p>
      <text:p text:style-name="P1">11. Und er antwortete und sprach zuihnen«: E 24· Dsr·war ein Sohn Matthat; der ein</text:p>
      <text:p text:style-name="P1">Wer zwei Röcke hat, theile dem mit, der i Soff« LEVI; VII TM ,SVk)N MEIch1; Ver TM</text:p>
      <text:p text:style-name="P1">keinen hat; und wer Speise hat, der thue <text:s/>So U J«WIUT7 VII TM SDhU IViEPhs; ·</text:p>
      <text:p text:style-name="P1">ebenso· J«k» z «» «« J»k,«3, »· . ; 25. der ein Sohn Mattath1as; der ein</text:p>
      <text:p text:style-name="P1"><text:soft-page-break/>12. Es kamen aber auch Zöllner, um sich <text:s/>SVRUAmV.s; Ver ein Sohn N«hUm.7 V« ein</text:p>
      <text:p text:style-name="P1">taufen zu lassen,und sprachen zu ihm: Mei- ; So U CAN V« EIN SVhN N"»IU8»I«!;</text:p>
      <text:p text:style-name="P1">ster, was sollen wir thun? Matth.24,3i.32« I W« VCV,eM SVh1? M»Ukh; VII TM Sohn</text:p>
      <text:p text:style-name="P1">13. Er sprach zu ihnen: Fordert nicht mehr, <text:s/>Yes-7kUIkl)!«7«sZ Ver ZU! SVk)U SUUeI7 Ver TM</text:p>
      <text:p text:style-name="P1">als was euch bestimmt ist. Luc. -i9, 8. <text:s/>F«J7hUdZ«ViePk)s Esel; e"åJVHU BUT; ·</text:p>
      <text:p text:style-name="P1">14. ei il aber an "rie leute « « Er W So U V M« ; er TM</text:p>
      <text:p text:style-name="P1">-»» s;ITkkITT?tk1»k? "w.2s s2aE?1KwiA«?,»«9 E Sohn Reis; des ej« Sohn Zorobaber- der</text:p>
      <text:p text:style-name="P1">Und er sprach zu ihnen: Uebet gegen Nie- l TM S«-’k)U ·SC1ls1kh1EIZ V« Im SVkZU 9lke««;</text:p>
      <text:p text:style-name="P1">mand Gewalt und thut Niemandem Un- ( 28.· der ein Sohn Melchi; der ein Sohn</text:p>
      <text:p text:style-name="P1">recht, und beguüget euch mit eurem Seide. ; Add1; der M Sehn K0ssI1I1; der ein So n</text:p>
      <text:p text:style-name="P1">Z. Mos. 49, is. I Elmodam; der ein Sohn Er;</text:p>
      <text:p text:style-name="P1">B·«5—4s: Matth.3,«.42. Makc.i,7.8. 29. der ein Sohn Jose; der ein Sohn</text:p>
      <text:p text:style-name="P1">15. Da aber das Volk in Erwartung Eliezer; der ein Sohn Jori1n; der ein</text:p>
      <text:p text:style-name="P1">Tand und Alle in ihren Herzen von Jo- Sohn Matthat; der ein Sohn Lein;</text:p>
      <text:p text:style-name="P1">annes dachten, ob vielleicht er selbst der « 30. der ein Sohn Simeon;der ein Sohn</text:p>
      <text:p text:style-name="P1">hristus sei, J-h i, 49 ei. Juda;derein Sohn Josephs; derein Sohn</text:p>
      <text:p text:style-name="P1">16. hob Johannes an und sprach zu Allen: Jonan; der ein Sohn Eliakim; »</text:p>
      <text:p text:style-name="P1">Ich zwar taufe euch mit Wasser; es koinnit 31. der ein Sohn Melea; der ein Sohn</text:p>
      <text:p text:style-name="P1"/>
      <text:p text:style-name="P1"/>
      <text:p text:style-name="P1"/>
      <text:p text:style-name="P1">C»-. s. 4. --« St«</text:p>
      <text:p text:style-name="P1">·Mainan; der ein Sohn MattatJI-.; der ein</text:p>
      <text:p text:style-name="P1">Sohn Nathan; der ein Sohn avids;</text:p>
      <text:p text:style-name="P1">2. Sain. Z, «.</text:p>
      <text:p text:style-name="P1">32. der ein Sohn Jesse; der ein Sohn</text:p>
      <text:p text:style-name="P1">Obed; der ein Sohn Boo ; der ein Sohn</text:p>
      <text:p text:style-name="P1">Salmon; der ein Sohn älFaasson;</text:p>
      <text:p text:style-name="P1">33. der ein Sohn Aniinadab ; der ein</text:p>
      <text:p text:style-name="P1">Sohn Arain; der ein Sohn Esrom; der ein</text:p>
      <text:p text:style-name="P1">So ii Phares« der ein Sohn Juda; -</text:p>
      <text:p text:style-name="P1">34. der ein Sohn Jakobs; der ein Sohn</text:p>
      <text:p text:style-name="P1">Isaaks« der ein Sohn Abrahams ; der ein</text:p>
      <text:p text:style-name="P1">Sohn Thara; der ein Sohn Nachor;</text:p>
      <text:p text:style-name="P1">4. Chron. 4, 24——27.</text:p>
      <text:p text:style-name="P1"><text:s/>der ein Sohn Sarui33; der ein Sohn</text:p>
      <text:p text:style-name="P1">-Ragau; der ein Sohn halek; der ein</text:p>
      <text:p text:style-name="P1"><text:soft-page-break/>Sohn Heber; der ein Sohn Sala;</text:p>
      <text:p text:style-name="P1">36. der ein Sohn Kainan; der ein Sohn</text:p>
      <text:p text:style-name="P1">»Arphaxad; derem Sohn Sein ; der ein So n</text:p>
      <text:p text:style-name="P1">Noah; der ein SohnLainech; 4.Mos.5, Z-32.</text:p>
      <text:p text:style-name="P1">37. der ein Sohn Methnsala; der ein</text:p>
      <text:p text:style-name="P1">Sohn Henoch; der ein Sohn Jared; der</text:p>
      <text:p text:style-name="P1">ein Sohn Maleleel; der ein Sohn Kainan;</text:p>
      <text:p text:style-name="P1">38. der ein Sohn Enos; der ein Sohn</text:p>
      <text:p text:style-name="P1">Seth; der ein Sohn Adams; der war</text:p>
      <text:p text:style-name="P1">Gottes. i. Mos. 5. i. D. s</text:p>
      <text:p text:style-name="P1">Cap. IV.</text:p>
      <text:p text:style-name="P1">l. Jesus wird versucht, 4—15; ll. lehrt zu Na-</text:p>
      <text:p text:style-name="P1">zareth, «6—30; lll. lehrt und heilt zu Capeknalim</text:p>
      <text:p text:style-name="P1">und in Gall!-ja. 3l—-U. »</text:p>
      <text:p text:style-name="P1">V. «1-—43: Matth. is-. 4—«. Man. 4, i2. is·</text:p>
      <text:p text:style-name="P1">l. 1. Jesus aber, voll des heiligen Geistes,</text:p>
      <text:p text:style-name="P1">kehrte vom Jordan zurück, und ward vom</text:p>
      <text:p text:style-name="P1">Geist in die Wüste geführt, »</text:p>
      <text:p text:style-name="P1">Und er as; nichts in denselben agen; und</text:p>
      <text:p text:style-name="P1">-L-ucä."«-«-« ? Cap. M t37</text:p>
      <text:p text:style-name="P1">es stehtCgeschrieben: »Du sollst den Herrn,</text:p>
      <text:p text:style-name="P1">deinen ott anbeten und ihm allein dienen.«</text:p>
      <text:p text:style-name="P1">i 9. Und er führte ihn gen Jerusalem nnd</text:p>
      <text:p text:style-name="P1">i stellte ihn·aus die Z?inne des Tempels und</text:p>
      <text:p text:style-name="P1">sprach u ihm: BE t du der Sohn Gottes,</text:p>
      <text:p text:style-name="P1">so wirfZ dich von hier hinab;</text:p>
      <text:p text:style-name="P1">l0. denn es steht geschrieben: »Er wird</text:p>
      <text:p text:style-name="P1">I seinen Engeln deinethalben Befehl geben,</text:p>
      <text:p text:style-name="P1">di n bewa ren« »</text:p>
      <text:p text:style-name="P1">ch I) -</text:p>
      <text:p text:style-name="P1">11.zund sie werden dich auf den Händen</text:p>
      <text:p text:style-name="P1">! tragen, daß du nicht etwa deinen Fuß an</text:p>
      <text:p text:style-name="P1">I einen Stein stoßest.«</text:p>
      <text:p text:style-name="P1">12. Und»Iesus antwortete und sprach zu</text:p>
      <text:p text:style-name="P1">ihm: Es ist gesagt: »Du sollst den Herrn,</text:p>
      <text:p text:style-name="P1">deinen Gott, nicht versuchen«</text:p>
      <text:p text:style-name="P1">13. Und nachdem der Teufel alle Ver-</text:p>
      <text:p text:style-name="P1">suchung vollelidet hatte, stand er eine Zeit-</text:p>
      <text:p text:style-name="P1">lang von ihm ab.</text:p>
      <text:p text:style-name="P1">14. Und Jesus kehrte in der Kraft des</text:p>
      <text:p text:style-name="P1">Geistes zurück nach Galiläa; und das Ge-</text:p>
      <text:p text:style-name="P1">rücht von iZm ging aus durch die ganze</text:p>
      <text:p text:style-name="P1">umliegende andschast.</text:p>
      <text:p text:style-name="P1">15. Und er lehrte in ihren Versammlungen</text:p>
      <text:p text:style-name="P1">und ward von Allen gepriesen. March. 4, II-c.</text:p>
      <text:p text:style-name="P1">II. IS. Und er kam gen Nazareth, wo er er-</text:p>
      <text:p text:style-name="P1">» zogen war,iind ging nach seiner Gewohnheit</text:p>
      <text:p text:style-name="P1">I am Sabbath in die Versammlung uiid stand</text:p>
      <text:p text:style-name="P1">auf, um zu lesen. Muth. is, 54:c. Mc-kc. e, i ».</text:p>
      <text:p text:style-name="P1">i 17. Und es ward ihm das Buch des</text:p>
      <text:p text:style-name="P1">I Propheten Jesajas gegeben, und als er das</text:p>
      <text:p text:style-name="P1">I Buch anfthat, fand er die Stelle, wo ge-</text:p>
      <text:p text:style-name="P1"><text:soft-page-break/>s schrieben stand: Jks. ei, «. D.</text:p>
      <text:p text:style-name="P1">; 18. »Der Geist des Herrn ist auf mir,</text:p>
      <text:p text:style-name="P1">« deßwegen hat er 1«nich gesalbet; er hat mich</text:p>
      <text:p text:style-name="P1">predigen, zu heilen, die zerschla enen Her-</text:p>
      <text:p text:style-name="P1">2« UND ViCkzlE1 TM? Vom TEU?l VekiUchk— <text:s/>gesandt, das Eoange ium den Armen zu</text:p>
      <text:p text:style-name="P1">als sie vollendet waren, hungerte ihn her-</text:p>
      <text:p text:style-name="P1">nach. 2. Mps. ge, es. 1.K5-1.i9,8.</text:p>
      <text:p text:style-name="P1">Z. Und der Teufel sprach zu ihm: Bist du</text:p>
      <text:p text:style-name="P1">ens sind, zu verkm1digen den Gefangenen</text:p>
      <text:p text:style-name="P1">; rlediguiög nnd den Blinden Wicderbrin-</text:p>
      <text:p text:style-name="P1">? qung des esichtes, die Bedrängten in Frei-</text:p>
      <text:p text:style-name="P1">der Sohn Gottes, so sage diesem Stein, F heit zu si«tzeii;</text:p>
      <text:p text:style-name="P1">daß er Brot werde. ! 19. das an ne me a r des "errn u</text:p>
      <text:p text:style-name="P1">4. Und Jesus antwortete ihm und sprach:</text:p>
      <text:p text:style-name="P1">. » . geh II) H z</text:p>
      <text:p text:style-name="P1">« verkui:digen.« 3. M-)s. es, i0.</text:p>
      <text:p text:style-name="P1">Es·steht gefcl)riebelx: »N1cht vom Brot«: 20. Und als er das Buch zugethcm, ab</text:p>
      <text:p text:style-name="P1">C·UCM 7»I)lt«7-» DE? MCUsch EVEN- i0!1Vel"U V«-M , er es dem Diener wieder nnd setzte sich,</text:p>
      <text:p text:style-name="P1">Wen! EVEN Worte G,9·kkEs««· · · und Aller Augen in der Versammlung wa-</text:p>
      <text:p text:style-name="P1">5. Und der Teufel fnhrte ihn auf einen - km aus ihn ge:-ichtet.</text:p>
      <text:p text:style-name="P1">ZVk)EU VEkg·Und zeigte ihni alle Reiche des 21. Er aber fing an ihnen zusagen: Heute</text:p>
      <text:p text:style-name="P1">·« WbWeUs M EU!«’1II AULleUl’s1ck- · , ist diese Schrift erfüllt vor euern Ohren.</text:p>
      <text:p text:style-name="P1">.6· UND VFT" TEUl«3l lPMchz,U1hIIII IchNF!s1 ! 22. Und Alle gaben ihm Zeugnis; nnd ver-</text:p>
      <text:p text:style-name="P1">d1t alle diese M,i1»cht ·ull·P Ihrs perrl1sI)k·s1t I wunderte« sich i«:bex-die holdselige« Reden,</text:p>
      <text:p text:style-name="P1">geben; Dem! iIE1lT1U1kIIbCTt3CbeU- Und IT) i die anssemeni Munde kamen,undsprachen:</text:p>
      <text:p text:style-name="P1">gebe sie,wemichwill. Jph.i4,3o. 2.C-k.4,4» ·« Jst djks» nicht H» Sohn Jgskphs?</text:p>
      <text:p text:style-name="P1">7. Wenn du nun mich anbctest, so solls Pf.-5,3. M«kk.6,2:c. J.-i,.s,4·2.</text:p>
      <text:p text:style-name="P1">Alles dein sein. . 23. Und er sprach zu ihnen: Allerdings</text:p>
      <text:p text:style-name="P1">8. Und Jesus antwortete und sprach zus werdet ihr niir tiefes Er-ricl;ii«:oi«t sagen</text:p>
      <text:p text:style-name="P1">ihm: Hebe dich weg von mir, Satan! Denn Arzt, hcile rich sclls1! Die großen Thaten</text:p>
      <text:p text:style-name="P1"/>
      <text:p text:style-name="P1"/>
      <text:p text:style-name="P1"/>
      <text:p text:style-name="P1">68 Cato« 4.-» Das Evangelium Cap. 4. 5.</text:p>
      <text:p text:style-name="P1">von denen wir hörten, daß sie zu Capet-</text:p>
      <text:p text:style-name="P1">uaum geschehen,.,dle thue auch hier in dei-</text:p>
      <text:p text:style-name="P1">nem Vaterlande.</text:p>
      <text:p text:style-name="P1">24. Er s rach aber: Wahrlich, is) sage</text:p>
      <text:p text:style-name="P1">euch, kein Propbet ist angenehm in einem</text:p>
      <text:p text:style-name="P1"><text:soft-page-break/>Vaterlande. Many. is, 57.</text:p>
      <text:p text:style-name="P1">25. In Wahrheit aber sage ich euch, viele</text:p>
      <text:p text:style-name="P1">Witwen waren in den Tagen des Elias in</text:p>
      <text:p text:style-name="P1">Israel, als der Himmel drei Jahre und</text:p>
      <text:p text:style-name="P1">sechs Monate lang verschlossen war, da</text:p>
      <text:p text:style-name="P1">eine große Hungersnoth entstand imganzen</text:p>
      <text:p text:style-name="P1">Lande; 4.Ki;:x.«7,1.92c. J«k.5, ».</text:p>
      <text:p text:style-name="P1">26. und zu keiner derselben ward Elias</text:p>
      <text:p text:style-name="P1">gesandt, sondern gen Sarepta in Sidonien</text:p>
      <text:p text:style-name="P1">zu einer Witwe.</text:p>
      <text:p text:style-name="P1">27. Und viele Aussätzi ewaren in Israel</text:p>
      <text:p text:style-name="P1">zur Zeit des Propheten gElisa; aber keiner</text:p>
      <text:p text:style-name="P1">derselben wurde gereinigt, sondern Naeman,</text:p>
      <text:p text:style-name="P1">der Syrer. 2. Ki5n. Z, 44.</text:p>
      <text:p text:style-name="P1">28. Da wurden Alle voll Zornes in der</text:p>
      <text:p text:style-name="P1">Versammlung, als sie dieses hörten.</text:p>
      <text:p text:style-name="P1">29. Und sie standen auf nnd stießen ihn</text:p>
      <text:p text:style-name="P1">zur Stadt gnaus und führten ihn auf die</text:p>
      <text:p text:style-name="P1">Spitze des er es, auf dem ihre Stadt ge-</text:p>
      <text:p text:style-name="P1">baut war, daß sie ihn hinabstürzten. «</text:p>
      <text:p text:style-name="P1">30. Er aber ging mitten durch sie hin und</text:p>
      <text:p text:style-name="P1">zog hinweg. Ich. 8, 59.</text:p>
      <text:p text:style-name="P1">lll. 31. Und er kam hinab gen Caper-</text:p>
      <text:p text:style-name="P1">naum, eine Stadt des gatiläischen Landes,</text:p>
      <text:p text:style-name="P1">und lFrte sie am Sabbath. 9J2.2m,»4,»43«,</text:p>
      <text:p text:style-name="P1">32. nd sie erstaunten über seine Lehre,</text:p>
      <text:p text:style-name="P1">denn seine Rede war gelvalt«-R.</text:p>
      <text:p text:style-name="P1">Matth. 7, 81c. are.-s, U is·</text:p>
      <text:p text:style-name="P1">V. 33—37: Man. «, 23—28.</text:p>
      <text:p text:style-name="P1">33. Und in der Versan1mlun war- ein</text:p>
      <text:p text:style-name="P1">Mensch von einem unreinen Geige besessen.</text:p>
      <text:p text:style-name="P1">Und er schrie mit lauter Stimme,</text:p>
      <text:p text:style-name="P1">34. nnd f rach: Ach, was haben wir mit</text:p>
      <text:p text:style-name="P1">dir zu scha sen, Jesus von Nazareth? Bist</text:p>
      <text:p text:style-name="P1">du gekommen, uns zu verderben? Ich weiß,</text:p>
      <text:p text:style-name="P1">wer du bist: der Heilige Gottes.</text:p>
      <text:p text:style-name="P1">35. Und Jesus beschalt ihn und sprach:</text:p>
      <text:p text:style-name="P1">Verstum1ne und fahre aus von ihm! Und</text:p>
      <text:p text:style-name="P1">der »Leufel, nachdem er ihn in ihre Mitte</text:p>
      <text:p text:style-name="P1">geworfen, fuhr aus von i )1n nnd that ihm</text:p>
      <text:p text:style-name="P1">einen S aden.</text:p>
      <text:p text:style-name="P1">36. Unbhes kam ein Erstaunen über Alle</text:p>
      <text:p text:style-name="P1">und sie redeten untereinande»rund sprachen:</text:p>
      <text:p text:style-name="P1">Was ist das für eine Rede? Denn er ge-</text:p>
      <text:p text:style-name="P1">bietet den unreinen Geistern mit Macht</text:p>
      <text:p text:style-name="P1">und Gewalt, und sie fahren aus.</text:p>
      <text:p text:style-name="P1">37. Und der Ruf von ihm ging aus in</text:p>
      <text:p text:style-name="P1">alle Orte der umliegenden Landschast.</text:p>
      <text:p text:style-name="P1">V. 3s—4i: Muth· 8, i4——47. Man· -1,29—34. »</text:p>
      <text:p text:style-name="P1">38. Und er stand aus aus der Versamm- ;</text:p>
      <text:p text:style-name="P1">lung und ging in das Haus Simons. Die »!</text:p>
      <text:p text:style-name="P1">Schwiegermutter Simons aber war mit</text:p>
      <text:p text:style-name="P1"><text:soft-page-break/>einem starken Fieber behaftet, und sie baten</text:p>
      <text:p text:style-name="P1">ihn für sie.</text:p>
      <text:p text:style-name="P1">39. Und er Ltellte sich über ihr und be-</text:p>
      <text:p text:style-name="P1">schalt das Fie er; und es verließ sie. Und</text:p>
      <text:p text:style-name="P1">alsobald stand sie auf und dienete ihnen.</text:p>
      <text:p text:style-name="P1">40. Als aber die Sonne unterging, brach-</text:p>
      <text:p text:style-name="P1">ten AlIle,welcheKranke hatten mit mancherlei</text:p>
      <text:p text:style-name="P1">Gebrechen, dieselben zu ihm, und er legte</text:p>
      <text:p text:style-name="P1">einem jeden ans ihnen die Hände auf nnd</text:p>
      <text:p text:style-name="P1">heilte sie. .</text:p>
      <text:p text:style-name="P1">41. Es fuhren auch Teufel aus vonVie-</text:p>
      <text:p text:style-name="P1">len, die schrleen und sagten: Du bist der</text:p>
      <text:p text:style-name="P1">Christus, der Sohn Gottes. Und er be-</text:p>
      <text:p text:style-name="P1">schalt sie und ließ sie nicht reden, weil sie</text:p>
      <text:p text:style-name="P1">wußten, daß er der Christus sei.</text:p>
      <text:p text:style-name="P1">V.42—44: Mart. i, 3ö—39.</text:p>
      <text:p text:style-name="P1">42. Als es aber Tag geworden, gin er</text:p>
      <text:p text:style-name="P1">hinaus an einen einöden Ort; nnd das -9Zolk</text:p>
      <text:p text:style-name="P1">suchte ihn und kam zu ihm, und sie hielten</text:p>
      <text:p text:style-name="P1">ihn zurück, daß er nicht von ihnen zö e.</text:p>
      <text:p text:style-name="P1">43. Aber er sprach zu ihnen: Auch den</text:p>
      <text:p text:style-name="P1">andern Städten muß ich das Evangelium</text:p>
      <text:p text:style-name="P1">vom Reiche Gottes predigen;«denn dazu</text:p>
      <text:p text:style-name="P1">bin ich gesandt.</text:p>
      <text:p text:style-name="P1">44. Und er predigte in den Versammlun-</text:p>
      <text:p text:style-name="P1">gen des galiläischen Landes.</text:p>
      <text:p text:style-name="P1">Cap. V.</text:p>
      <text:p text:style-name="P1">· I. D» Fischfang des Petrus. «-—«. I1.Heinn-g</text:p>
      <text:p text:style-name="P1">eines AusiäiE-igen, 42—-46; til. nnd eines vom</text:p>
      <text:p text:style-name="P1">Schlage Getroffenen. 47—26. lV. Berufung des</text:p>
      <text:p text:style-name="P1">Lebt. 27—32. V. Jesus vertheidigt seine Jiinger</text:p>
      <text:p text:style-name="P1">in Ansehung des Fastens. 33—39.</text:p>
      <text:p text:style-name="P1">V.4—-il: Matth. 4, -i8—22. Man. -I, i6—20.</text:p>
      <text:p text:style-name="P1">l. 1. Es be· ab sich aber, als ihn das Volk</text:p>
      <text:p text:style-name="P1">drängte, das 3Bort Gottes zu hören, stand</text:p>
      <text:p text:style-name="P1">er am See Genesareth.</text:p>
      <text:p text:style-name="P1">2. Und er sah zwei Schiffe am See stehen;</text:p>
      <text:p text:style-name="P1">die Fischer aber waren aus denselben ans-</text:p>
      <text:p text:style-name="P1">gestie en und wuschen die Netze.</text:p>
      <text:p text:style-name="P1">Z. Ha trat er in eines der Schiffe, das</text:p>
      <text:p text:style-name="P1">Simons war, und bat ihn, ein wenig vom</text:p>
      <text:p text:style-name="P1">Lande zu fahren; 1md er setzte sich und lehrte</text:p>
      <text:p text:style-name="P1">das Volk aus dem Schiffe.</text:p>
      <text:p text:style-name="P1">4. Als er aber zu reden aufgehört hatte,</text:p>
      <text:p text:style-name="P1">g)rach er zu Simon: Fahre hinaus auf die</text:p>
      <text:p text:style-name="P1">iefe, und lasset eure Netze zu einem Fang</text:p>
      <text:p text:style-name="P1">hinunter. J:-h. 24, e.</text:p>
      <text:p text:style-name="P1">5. Und Simon antwortete und sprach:</text:p>
      <text:p text:style-name="P1">Meister, wir haben die ganze Nacht gear-</text:p>
      <text:p text:style-name="P1">beitet und nichts gefangen; aber auf dein</text:p>
      <text:p text:style-name="P1">Wort will i das Ne iuunter la en</text:p>
      <text:p text:style-name="P1">ch . tzh s — A</text:p>
      <text:p text:style-name="P1"><text:soft-page-break/>6. Und als sie Weges gethan, schlossen sie</text:p>
      <text:p text:style-name="P1">eine große Menge -« ische ein und ihr Netz</text:p>
      <text:p text:style-name="P1">zerriß. » «</text:p>
      <text:p text:style-name="P1"/>
      <text:p text:style-name="P1"/>
      <text:p text:style-name="P1"/>
      <text:p text:style-name="P1">Cap-. S. <text:s/>St. Luc?ii.«:s««T Cap. S. --E Oe</text:p>
      <text:p text:style-name="P1">7. Und sie win·kten den Gefährten, die in</text:p>
      <text:p text:style-name="P1">dem andern Schifse waren, daß sie kommen</text:p>
      <text:p text:style-name="P1">und ihnen helfen sollten; und sie kamen und</text:p>
      <text:p text:style-name="P1">füllten beide Schiffe, also das; sie sanken.</text:p>
      <text:p text:style-name="P1">8. Als es aber Simon Petrus sah, fiel er</text:p>
      <text:p text:style-name="P1">«zu den Knieen Jesu und sprach: Herr, gehe</text:p>
      <text:p text:style-name="P1">jähen <text:s/>hinaus; denn ich bin ein süiidiger</text:p>
      <text:p text:style-name="P1">en .</text:p>
      <text:p text:style-name="P1">I. Denn ein Schrecken umfing ihn und</text:p>
      <text:p text:style-name="P1">Alle, die bei ihm waren, wegen des Fisch-</text:p>
      <text:p text:style-name="P1">fanges den sie gethan hatten-</text:p>
      <text:p text:style-name="P1">10. iind gleicherweise auch den Jacobus</text:p>
      <text:p text:style-name="P1">und Johannes, die Söhne des Zebedäus,</text:p>
      <text:p text:style-name="P1">sie ?iiuonSs-Genosx3»i i3grgn(.h LI»3’!;»Jåsus</text:p>
      <text:p text:style-name="P1">pra ) zu mion: iir e i ni . on</text:p>
      <text:p text:style-name="P1">nun an wirst du Menschen fangen.</text:p>
      <text:p text:style-name="P1">"11. Und sie führten die Schiffe an das</text:p>
      <text:p text:style-name="P1">La3d, verließen Alles ui1d folgten ihm</text:p>
      <text:p text:style-name="P1">na ). C. -is, es.</text:p>
      <text:p text:style-name="P1">V. 1«2—-iE: Matthis, 2l;4. Mast. «, 40—45.</text:p>
      <text:p text:style-name="P1">II. 12. nd es sega sich, a s er in einer</text:p>
      <text:p text:style-name="P1">der Städte war, siehe, da war ein Mann</text:p>
      <text:p text:style-name="P1">voll Aussatzes. Und da er «Jesum sah, fiel</text:p>
      <text:p text:style-name="P1">er auf das Aiigesicht, bat ihn und sprach:</text:p>
      <text:p text:style-name="P1">Herr, wenn du willst, so kannst du mich</text:p>
      <text:p text:style-name="P1">reinigen.</text:p>
      <text:p text:style-name="P1">13. Da streckte er die Hand aus, rührte</text:p>
      <text:p text:style-name="P1">ihn an und sprach: Ich will es, sei geremigt!</text:p>
      <text:p text:style-name="P1">Und alsobald wich der Aussgtz·von ihm.</text:p>
      <text:p text:style-name="P1">14. Und er befahl ihm, es )i·ieina»nden zu</text:p>
      <text:p text:style-name="P1">agen, sondern ehe hin, »zeige dich dem</text:p>
      <text:p text:style-name="P1">riester und opls9ere für deine Remigun</text:p>
      <text:p text:style-name="P1">wie Moses <text:s/>en hat, ihnen zum Zeugnis(</text:p>
      <text:p text:style-name="P1">15. Aber die Rede von ihm breitete sich</text:p>
      <text:p text:style-name="P1">gis« <text:s/>.«:«Fs;»ts.:s»»«::;!3:!kk,E»«:s,-: </text:p>
      <text:p text:style-name="P1">en, « ·» r -</text:p>
      <text:p text:style-name="P1">heiten dates? ihn geheilt »zu werden.</text:p>
      <text:p text:style-name="P1">b16. Er a er entwich in die Einöde und</text:p>
      <text:p text:style-name="P1">etete. Mark. i, 35«</text:p>
      <text:p text:style-name="P1">B. -i7-—26: Matth. I, 2—8. Mart. L, iI—t2.</text:p>
      <text:p text:style-name="P1">lIl. 17. Und es begab sich an einem»Tage,</text:p>
      <text:p text:style-name="P1">daß er lehrte; und es saf·;en Pharisäer da,</text:p>
      <text:p text:style-name="P1">samnitFhii(FiesetzgebZri1,Fi3iuscålleiiFlecken</text:p>
      <text:p text:style-name="P1">des ·a i äi )en un sit is en andes und</text:p>
      <text:p text:style-name="P1">von Jerusalem gekommen waren; nnd die</text:p>
      <text:p text:style-name="P1"><text:soft-page-break/>1.Kraft des .Hckhrrii war wirksam, Kranke ge-</text:p>
      <text:p text:style-name="P1">und zu 1iia en.</text:p>
      <text:p text:style-name="P1">18. Und siehe, Männer trugen aus einem</text:p>
      <text:p text:style-name="P1">Bette einen Menschen, welchen der Schlag</text:p>
      <text:p text:style-name="P1">«getrr;ffeii hatte; und sie suchten ihn hinein-</text:p>
      <text:p text:style-name="P1">zubringen und v·or ihn zu legen. </text:p>
      <text:p text:style-name="P1"><text:s/>»F«-:k3«i.sis,««is«:«! esss3«Ikss.-!««chE</text:p>
      <text:p text:style-name="P1">a e , i )i ein ra en, legen</text:p>
      <text:p text:style-name="P1">sie aus das Dach und ließen ihn mit dem</text:p>
      <text:p text:style-name="P1">Bette durch die Ziegel herab in die iNitte</text:p>
      <text:p text:style-name="P1">vor Iesum. - «- <text:s/>» »</text:p>
      <text:p text:style-name="P1">20. Und als er ihren Glauben sah, sprafh</text:p>
      <text:p text:style-name="P1">er zu ihm: Mensch! deine Sünden sind dir</text:p>
      <text:p text:style-name="P1">vergeben. C. 7, is.</text:p>
      <text:p text:style-name="P1">21. Und die Schriftgelehrten und Phari-</text:p>
      <text:p text:style-name="P1">säer singen an sich darüber Gedanken zu»</text:p>
      <text:p text:style-name="P1">macheii, und sprachen: Wer ist dieser, der</text:p>
      <text:p text:style-name="P1">solche Lästerungen redet? Wer kann Sün-</text:p>
      <text:p text:style-name="P1">den vergeben, als nur allein Gott?</text:p>
      <text:p text:style-name="P1">22. Da aber Jesus ihre Gedanken merkte,</text:p>
      <text:p text:style-name="P1">hob ei« an und sprach zu ihnen: Was denket</text:p>
      <text:p text:style-name="P1">ihr in euer-n Herzen? C. is, s,</text:p>
      <text:p text:style-name="P1">23. Was ist leichter, zu sagen: . Deine</text:p>
      <text:p text:style-name="P1">Sünden sind dir vergeben! oder zu sagen:</text:p>
      <text:p text:style-name="P1">Steh’ auf und wand e?«</text:p>
      <text:p text:style-name="P1">24. Damit ihr aber wisset, daß der Sohn.</text:p>
      <text:p text:style-name="P1">des Menschen Macht hat, auf Erden Sün-.</text:p>
      <text:p text:style-name="P1">den zu vergeben (sprach er zu dein Schlag-</text:p>
      <text:p text:style-name="P1">flüssigen : Ich sage dir, steh’ auf, hebe dein</text:p>
      <text:p text:style-name="P1">Bett an und gehe in dem Haus.</text:p>
      <text:p text:style-name="P1">25. Und alsobald stand er auf vor ihren</text:p>
      <text:p text:style-name="P1">Augen, hob das Bett aus, woraus er ge-</text:p>
      <text:p text:style-name="P1">legen war, nnd ging in s ein Haus 1ind prei-</text:p>
      <text:p text:style-name="P1">sete Gott. .</text:p>
      <text:p text:style-name="P1">26. Und Erstaunen ergriff sie Alle, u«</text:p>
      <text:p text:style-name="P1">sie priesen Gott nnd wurden voll FurJt</text:p>
      <text:p text:style-name="P1">und sprachen: Wir haben heute unglau -</text:p>
      <text:p text:style-name="P1">liche Dinge gesehen. «</text:p>
      <text:p text:style-name="P1">V. 27—-32: Mc-tth. 9, 9—si3. M-ne. 2, 43 —i7.</text:p>
      <text:p text:style-name="P1">IV. 27. Und nach diesem gin er aus u-nd</text:p>
      <text:p text:style-name="P1">ah einen öllner, mit Namen Fevi,am Zoll</text:p>
      <text:p text:style-name="P1">itzen und prach zu ihm: Folge inir na !</text:p>
      <text:p text:style-name="P1">28. Und er verließ Alles, stand aus und</text:p>
      <text:p text:style-name="P1">folgte ihm nach. .</text:p>
      <text:p text:style-name="P1">29. Und Leviniachte ihm ein großes Mahl</text:p>
      <text:p text:style-name="P1">in seinem Hause; und es war eine große</text:p>
      <text:p text:style-name="P1">Schaar von Zölliiern und Andern, die mit</text:p>
      <text:p text:style-name="P1">ihnen zu Tische saßen.</text:p>
      <text:p text:style-name="P1">30. Und die Schriftgelehrten und Phari-</text:p>
      <text:p text:style-name="P1">säer inurreten wider seine Jünger und</text:p>
      <text:p text:style-name="P1">prachen: Warum esset und trmket ihr mit</text:p>
      <text:p text:style-name="P1">den Z"ollneru und Sündern?</text:p>
      <text:p text:style-name="P1"><text:soft-page-break/>31. Und Jesus antwortete und sprach zu</text:p>
      <text:p text:style-name="P1">ihnen: Die Gesunden bedürfen des Arztes</text:p>
      <text:p text:style-name="P1">nicht, sondern die Kranken;</text:p>
      <text:p text:style-name="P1">32. Ich bin nicht gekommen zu berufen</text:p>
      <text:p text:style-name="P1">Gerechte, sondern Sünder zur Buße. -</text:p>
      <text:p text:style-name="P1">V. 33-39; Muth. 9, 44—47. Marc.2, 48—22.s«</text:p>
      <text:p text:style-name="P1">V. <text:s/>Sie aber sprachen zu ihm: Warum</text:p>
      <text:p text:style-name="P1">fasten die Jiinger des Johannes so oft und</text:p>
      <text:p text:style-name="P1">verrichten Gebete, gleicher Weise auch die</text:p>
      <text:p text:style-name="P1">der Pharisäer; die demigeu aber essen und</text:p>
      <text:p text:style-name="P1">trinken?</text:p>
      <text:p text:style-name="P1">34. Und er s prach zu ihnen: Kbnnet ihr</text:p>
      <text:p text:style-name="P1">die Hochzeitleute fasten·machen, so lange der</text:p>
      <text:p text:style-name="P1">Bräuti am bei ihnen ist?</text:p>
      <text:p text:style-name="P1">35. E? werden aber Tage kommen, da der</text:p>
      <text:p text:style-name="P1"/>
      <text:p text:style-name="P1"/>
      <text:p text:style-name="P1"/>
      <text:p text:style-name="P1">70 Cap. 5. S. Das Evangelium Cato. 6.</text:p>
      <text:p text:style-name="P1">Bräutigam wird von ihnen genominensein; L. Da sprach nun Jesus zu ihnen: Ich</text:p>
      <text:p text:style-name="P1">dann werden sie Lasten in denseli«eii Tagen. will euch etwas fra en: Jst es· erlaubt, am</text:p>
      <text:p text:style-name="P1">36. Er sagte a er auch ein Gleichni13 zu Sabl)athGutes zut?)uiioderBoseszuthun?</text:p>
      <text:p text:style-name="P1">iFhnen: Niemand lsetzt ein Stück eines neuen I das Leben zu erhalten oder zu verderben?</text:p>
      <text:p text:style-name="P1">leides aus ein a tes Kleid, denn sonst reißt H 10. Und indein er sie Alle rings umher</text:p>
      <text:p text:style-name="P1">auch das neue ab, und das Stück vom neuen ; ansah, sprach er zu den1 Menschen: Strecke</text:p>
      <text:p text:style-name="P1">reimt sich nicht zu dem alten. » » · <text:s/>deine Hand aus! Und er that also »und seine</text:p>
      <text:p text:style-name="P1">37. Und Niemand faßt neuen Wem in - Hand ward wieder gesund, wie die andere.</text:p>
      <text:p text:style-name="P1">alte Scl)läuche; denn sonst wird der neue 11. Sie aber wurden mit Wuth ersiillet</text:p>
      <text:p text:style-name="P1">Wein die Schläuche zerreißen, und er selbst und unterredeten sich mit einander, was sie</text:p>
      <text:p text:style-name="P1">wird verschüttet werden nnd die Schläuche</text:p>
      <text:p text:style-name="P1">verderben; ·</text:p>
      <text:p text:style-name="P1">38. sondern neuen Wein soll man in neue</text:p>
      <text:p text:style-name="P1">Schläuche fassen, so werden beide erhalten.</text:p>
      <text:p text:style-name="P1">39. Und Niemand, der alten getrunken</text:p>
      <text:p text:style-name="P1">It, will alsobald neuen; denn er spricht:</text:p>
      <text:p text:style-name="P1">er alte ist milder.</text:p>
      <text:p text:style-name="P1">---...«..·..—1.—..—?—..-.-—— ---— ---—-</text:p>
      <text:p text:style-name="P1">Cap. VI. »</text:p>
      <text:p text:style-name="P1">I. Der Jünger Aehrcncssen. 4-5. 1l.-Heilung</text:p>
      <text:p text:style-name="P1">-inesL-hmhåndigeki am Seit-baih. 6—«. m. Wahl</text:p>
      <text:p text:style-name="P1">der Apostel. I2—i6. IV. P«-digtJcsu. 47-49.</text:p>
      <text:p text:style-name="P1">B. 4—5: Maith. i2, 4-8. Mart. 2, 23— 28.</text:p>
      <text:p text:style-name="P1"><text:soft-page-break/>I 1 Es begab sich aber, daß er am weit- ’ Z</text:p>
      <text:p text:style-name="P1">doch Jesn thun wollten. Joi;, «, U.</text:p>
      <text:p text:style-name="P1">V. i2—i6; Matih.i0, 4—4. Muse. Z, -i3—19.</text:p>
      <text:p text:style-name="P1">Ill. 12. Es begab sicg3aber in denselben</text:p>
      <text:p text:style-name="P1">Tagen, daß er auf den »erg ging zii beten,</text:p>
      <text:p text:style-name="P1">und er ver3arrte die Nacht hindurch im</text:p>
      <text:p text:style-name="P1">Gebete zu ott. Muth. i-«, 23.</text:p>
      <text:p text:style-name="P1">: 13. Und als es Tag geworden, rief er seine</text:p>
      <text:p text:style-name="P1">I Jün er herzu und erwählte aus i neu.</text:p>
      <text:p text:style-name="P1"><text:s/>zwöiie, die er auch Apostel nannte:</text:p>
      <text:p text:style-name="P1">; 14. Simon, den er auch Petrus nannte,.</text:p>
      <text:p text:style-name="P1">s nnd dessen Bruder Andreas, Jacobus und</text:p>
      <text:p text:style-name="P1">; Johannes, Philippus und Bartholoniäus,,</text:p>
      <text:p text:style-name="P1">i 15. MattYus und Thomas, Jacobus, des</text:p>
      <text:p text:style-name="P1">! Alphäus ohn, und Simon, genannt</text:p>
      <text:p text:style-name="P1">elotes,</text:p>
      <text:p text:style-name="P1">ersten S0bb(1tl) (I3ach dem Feste des Lieber- <text:s/>16. Judas, Jacobus Bruder, und Judas-</text:p>
      <text:p text:style-name="P1">schMkEs) dU·kch DIE Saat gIUg; 1ZUV iEUTe l Jscarioth , der auch zum Verräther ward.</text:p>
      <text:p text:style-name="P1">IsTUgE«k stFE!fkEU AEhVFU Oh- zm"Iebel1 s1Ss IV. 17. Und er stieg mit ihnen herab</text:p>
      <text:p text:style-name="P1">Mk DER —;JTUVeU UND EVEN s1E- · ·» · I und stellte sich auf einen ebenen Platz; und</text:p>
      <text:p text:style-name="P1">2. Da agten etliche der Pharisaer zu ih-</text:p>
      <text:p text:style-name="P1">nen: Warum thut ihr, was nicht erlaubt</text:p>
      <text:p text:style-name="P1">ist am Sabbath zu t)un?</text:p>
      <text:p text:style-name="P1">Z. Und Jesus antwortete und sprach zu</text:p>
      <text:p text:style-name="P1">ihnen: Habet ihr auch das nicht gelesen,</text:p>
      <text:p text:style-name="P1">was David that, als ihn und die ei ihm</text:p>
      <text:p text:style-name="P1">waren, hungerte ? «</text:p>
      <text:p text:style-name="P1">4. Wie er in das Haus Gottes hinein-</text:p>
      <text:p text:style-name="P1">ging und die Sihau rote nahm und aß</text:p>
      <text:p text:style-name="P1">und auch denen davon gab, die bei ihm</text:p>
      <text:p text:style-name="P1">waren; wel e doch Niemand essen darf,</text:p>
      <text:p text:style-name="P1">als nur die riester?</text:p>
      <text:p text:style-name="P1">5. Und er sagte zu ihnen: Des Menschen</text:p>
      <text:p text:style-name="P1">Sohn ist auch Herr des Sabbaths·</text:p>
      <text:p text:style-name="P1">V. e-«: Matth. se, 9—i4. Mark. Z, i—6.</text:p>
      <text:p text:style-name="P1">lI. 6. Es begab sich aber an einem andern</text:p>
      <text:p text:style-name="P1">Sabbath, daß er in die Versammlung ging</text:p>
      <text:p text:style-name="P1">und lehrte; und daselbst war ein TO ensch,</text:p>
      <text:p text:style-name="P1">dessen rechte Hand dürr war.</text:p>
      <text:p text:style-name="P1">7. Aber die Schrift elchrten und Phari-</text:p>
      <text:p text:style-name="P1">säer gaben Acht auf ilFn, ob er am Sabbath</text:p>
      <text:p text:style-name="P1">heilen würde, aus daß sie eineAnklage wider</text:p>
      <text:p text:style-name="P1">ihn Finden. C. i4»,3 sc.</text:p>
      <text:p text:style-name="P1">8. r aber wußte 1hi eGedanken und sprach</text:p>
      <text:p text:style-name="P1">S dem Menschen, der die dürre Band hatte :</text:p>
      <text:p text:style-name="P1">««-teh’ aus und stelle dich in die itte. Und</text:p>
      <text:p text:style-name="P1">er stand auf und stellte siZzdahin.</text:p>
      <text:p text:style-name="P1">C. S, N. sich. D, O. is, is.</text:p>
      <text:p text:style-name="P1"><text:soft-page-break/>(</text:p>
      <text:p text:style-name="P1">»</text:p>
      <text:p text:style-name="P1">i</text:p>
      <text:p text:style-name="P1">s</text:p>
      <text:p text:style-name="P1">eine Schaar seiner Iüiiger und eine große</text:p>
      <text:p text:style-name="P1">Menge Volkes aus dem ganzen jüdischen</text:p>
      <text:p text:style-name="P1">Lande und von Jerusalem und von der</text:p>
      <text:p text:style-name="P1">Meeresküste voii Tyrus und Sidon, die ge-</text:p>
      <text:p text:style-name="P1">kommen waren ihn zu hören und geheilt zu-</text:p>
      <text:p text:style-name="P1">werden vomhren Kran heiteli, M-2iih.4, 23 sc.</text:p>
      <text:p text:style-name="P1">18. und die von unreinen Geistern geplagt</text:p>
      <text:p text:style-name="P1">waren; und sie wurden geheilt.</text:p>
      <text:p text:style-name="P1">s 19. Und alles Volk» suchte ihn anzurühren,</text:p>
      <text:p text:style-name="P1">i denn eine Kraft ging von ihm aus und</text:p>
      <text:p text:style-name="P1">machte Alle gesund. C. 8, 44 re. Mc«-c.3, io."</text:p>
      <text:p text:style-name="P1">V. 20—26: Manns, 2—i2.</text:p>
      <text:p text:style-name="P1">20. Und er hob seine Augen aufüber seine</text:p>
      <text:p text:style-name="P1">Jünger und sprach? Sen seid ihr Armen!</text:p>
      <text:p text:style-name="P1">denn euer ist das eich (Zottes.</text:p>
      <text:p text:style-name="P1">21. Selig ihr, die ihr jetzt hungert! denn</text:p>
      <text:p text:style-name="P1">» ihr werdet gesättigt werden. Se ig ihr, die</text:p>
      <text:p text:style-name="P1">s. ihr jetzt weinet! denn ihr werdet lachen.</text:p>
      <text:p text:style-name="P1">· » Jcs. 55, i». ei, I.</text:p>
      <text:p text:style-name="P1">22. Selig seid ihr, wenn euch die Men-</text:p>
      <text:p text:style-name="P1">schen hassen und wenn sie euch ausschließen</text:p>
      <text:p text:style-name="P1">und schmähen und euern Namen als böse</text:p>
      <text:p text:style-name="P1">verwersen um des Menscheiisohnes willen.</text:p>
      <text:p text:style-name="P1">» i. -Bei. 2, is. Z, «.</text:p>
      <text:p text:style-name="P1">23. Freuet euch an demselben Tage und-</text:p>
      <text:p text:style-name="P1">ohlockets denn iehe, euer Lohn wird groß.</text:p>
      <text:p text:style-name="P1">ein im Himmel. Denn eben so thaten ihre</text:p>
      <text:p text:style-name="P1">äter den Propheten· up. s, «.</text:p>
      <text:p text:style-name="P1"/>
      <text:p text:style-name="P1"/>
      <text:p text:style-name="P1"/>
      <text:p text:style-name="P1">C-ap. S. St. Lucä. Cap. 6. 7. 71</text:p>
      <text:p text:style-name="P1">24. Aber wehe euch, ihr Reichen! denn</text:p>
      <text:p text:style-name="P1">ihr habet euern Trost dahin.</text:p>
      <text:p text:style-name="P1">Jak. 5,4 sc. Mute. to, 24.</text:p>
      <text:p text:style-name="P1">25. Wehe euch, ihr Gesättigten! denn</text:p>
      <text:p text:style-name="P1">euch wird hungern. Wehe euch, die ihr jetzt</text:p>
      <text:p text:style-name="P1">lachet! denn ihr werdet trauern ulizsxvein3el1!</text:p>
      <text:p text:style-name="P1">Je . -ei, .</text:p>
      <text:p text:style-name="P1">26. Wehe euch! wenn alle Menschen gut</text:p>
      <text:p text:style-name="P1">von euchredeul denn eben sothatenihreVäter</text:p>
      <text:p text:style-name="P1">den falschenPropheten. Jak.-i, -is. Mich. I, «</text:p>
      <text:p text:style-name="P1">27. Euch aber, die ihr zuhbret, sage ich:</text:p>
      <text:p text:style-name="P1">Liebet eure Feinde; thut Gutes denen, die</text:p>
      <text:p text:style-name="P1">euch hassen; Many. H, il.</text:p>
      <text:p text:style-name="P1">28. segnet, die euch fluchen, nnd bittet für</text:p>
      <text:p text:style-name="P1">die, so euch beleidigen!</text:p>
      <text:p text:style-name="P1">29. Dem, der dich auf den Backeii schlägt,</text:p>
      <text:p text:style-name="P1"><text:soft-page-break/>biet-: auch den andern dar, und dem, der dir</text:p>
      <text:p text:style-name="P1">den Mantel nimmt, wehre auch den Rock</text:p>
      <text:p text:style-name="P1">nicht. Many. <text:s/>39, to.</text:p>
      <text:p text:style-name="P1">30. Einem Jeden aber, der dich bittet,dem</text:p>
      <text:p text:style-name="P1">ib; nnd von dem, der dir das Deinenimmt,</text:p>
      <text:p text:style-name="P1">Fordere es nicht zurück. Many. Z, -te.</text:p>
      <text:p text:style-name="P1">31. Und wie ihr wollet, daß euch die Leute</text:p>
      <text:p text:style-name="P1">thun, eben so thut auch ihr ihnen.Matth.7,i2.</text:p>
      <text:p text:style-name="P1">32. Und wenn ihr die liebet, die euch lie-</text:p>
      <text:p text:style-name="P1">ben, was für einen Dank habet ihr? Denn</text:p>
      <text:p text:style-name="P1">auch die Sünder lieben die, welche sie lieben.</text:p>
      <text:p text:style-name="P1">Matth. Z, 46 re.</text:p>
      <text:p text:style-name="P1">33. Und wenn ihr denen Gutes thut, die</text:p>
      <text:p text:style-name="P1">euch Gutes thun, was für einen Dankhabet</text:p>
      <text:p text:style-name="P1">ihr? Denn auch die Sünder thun dasselbe.</text:p>
      <text:p text:style-name="P1">34. Und wenn ihr denen leihet, von wel-</text:p>
      <text:p text:style-name="P1">chen ihr hofset, wieder sn en1p angen, was</text:p>
      <text:p text:style-name="P1">für einen Dank habet ihr? Denn auch die</text:p>
      <text:p text:style-name="P1">Sünder leihen den Sündern, auf daß sie</text:p>
      <text:p text:style-name="P1">das Gleiche wieder empfangen.</text:p>
      <text:p text:style-name="P1">35. Vielmehr liebet eure Feinde, undt ut</text:p>
      <text:p text:style-name="P1">Gutes undleiBet, wo ihr nichts dasiirhos et;</text:p>
      <text:p text:style-name="P1">so wird euer ol2u (groß sein, und ihr wer-</text:p>
      <text:p text:style-name="P1">det Kinder des Ob )sten sein; denn er ist</text:p>
      <text:p text:style-name="P1">gütig gegen die Undankbaren nnd Bösen.</text:p>
      <text:p text:style-name="P1">3.Mos. es, 35:c. S. M-ps. is, to. Many. 5, is»</text:p>
      <text:p text:style-name="P1">36. Darum seid barn1herzig, wie auch euer</text:p>
      <text:p text:style-name="P1">Vater barinherzig ist. Many. 5, 7. is.</text:p>
      <text:p text:style-name="P1">37. Und richtet nicht, so werdet ihr nicht</text:p>
      <text:p text:style-name="P1">gerichtet; verdammet nicht, so werdet ihr</text:p>
      <text:p text:style-name="P1">nicht verdammt; lasset nach, so wird euch</text:p>
      <text:p text:style-name="P1">nachgelassen. Many. 7, i.</text:p>
      <text:p text:style-name="P1">38. Gebet, so wird euch gegeben werden;</text:p>
      <text:p text:style-name="P1">ein gutes Maß, ein eingedrücktes und ge-</text:p>
      <text:p text:style-name="P1">riitteltes nnd überfließendes wird man in</text:p>
      <text:p text:style-name="P1">euern Si:hooß geben. Denn mit eben dem</text:p>
      <text:p text:style-name="P1">Maße, mit welchem ihr nlesset, wird euch</text:p>
      <text:p text:style-name="P1">wieder gemessen werden.</text:p>
      <text:p text:style-name="P1">Spc. i9, 47. 2. Eos.-. O, is re« Marc. is, W.</text:p>
      <text:p text:style-name="P1">39. Er sagte ihnen aber ein Gleichniß:</text:p>
      <text:p text:style-name="P1">I</text:p>
      <text:p text:style-name="P1">Kann auch ein Blinder einen·Blinden füh-</text:p>
      <text:p text:style-name="P1">ren? Werden nicht beide in die Grube fal-</text:p>
      <text:p text:style-name="P1">len? Many. is, it. »</text:p>
      <text:p text:style-name="P1">40. Der Jünger ist nicht über seinen Mei-</text:p>
      <text:p text:style-name="P1">ter; ein Jeder aber wird vollendet sein wie</text:p>
      <text:p text:style-name="P1">ein Meister. Many. i0, ei,</text:p>
      <text:p text:style-name="P1">41. Was siehest du den Splitter in deines</text:p>
      <text:p text:style-name="P1">Bruders Auge, aber des Balkens in deinem</text:p>
      <text:p text:style-name="P1">eigenen Auge achtest du nicht? Many. 7, Z-c.</text:p>
      <text:p text:style-name="P1">42. Oder, wie kannst du zu deinem Bru-</text:p>
      <text:p text:style-name="P1">der sagen: Bruder, halt, ich will den Split-</text:p>
      <text:p text:style-name="P1"><text:soft-page-break/>ter, der in deiueni»Auge ist, ausziehen, so du</text:p>
      <text:p text:style-name="P1">doch den Balken m dszeini-in Auge uicht sie-</text:p>
      <text:p text:style-name="P1">hest? Dn Heuchler! ziehe zuerst den Balken</text:p>
      <text:p text:style-name="P1">aus deinem Auge, uiid dann magst du sehen,</text:p>
      <text:p text:style-name="P1">wie du den Splitter ausziehest, der in deines</text:p>
      <text:p text:style-name="P1">Bruders Auge ist.</text:p>
      <text:p text:style-name="P1">43. Denn es ist kein guter Baum, der saule</text:p>
      <text:p text:style-name="P1">Frucl2x bringe, noch ein fauler Baum, der</text:p>
      <text:p text:style-name="P1">gute -z nicht bringe. Many. 7», i7 ». i-2, as.</text:p>
      <text:p text:style-name="P1">44. Denn jeder Bann: wird an seiner</text:p>
      <text:p text:style-name="P1">Frucht erkannt; denn von den Dornen sam-</text:p>
      <text:p text:style-name="P1">melt man keine J-eigen, nnd von dem Dorn-</text:p>
      <text:p text:style-name="P1">busche liesct man keine Trauben.</text:p>
      <text:p text:style-name="P1">45. Der gute Mensch bringt aus dem gu-</text:p>
      <text:p text:style-name="P1">tenSchatze seines Herzens das Gute hervor,</text:p>
      <text:p text:style-name="P1">und der böse Mensch bringt aus dem bösen</text:p>
      <text:p text:style-name="P1">Schatze seines Herzens das Böse hervor.</text:p>
      <text:p text:style-name="P1">Denn aus der Fülle des Herzens redet sein</text:p>
      <text:p text:style-name="P1">Mund. Many. i»2, 34.»3.i. .</text:p>
      <text:p text:style-name="P1">46. Was heis3et ihr· mich aber Herr, Herr!</text:p>
      <text:p text:style-name="P1">und thut nicht, was ich sage? Mai» «, H«</text:p>
      <text:p text:style-name="P1">Tand. "7, 2i.</text:p>
      <text:p text:style-name="P1">V. 47—49: Many. 7, ei-27.</text:p>
      <text:p text:style-name="P1">47. Ein Ieder,terzu mir kommt und meine</text:p>
      <text:p text:style-name="P1">Worte hört nnd sie thut; ich will euch zei-</text:p>
      <text:p text:style-name="P1">gen, wem der gleich ist.</text:p>
      <text:p text:style-name="P1">48. Er ist gleich einem Menschen, der, als</text:p>
      <text:p text:style-name="P1">er ein Hans bauete, tief grub und den</text:p>
      <text:p text:style-name="P1">Grund auf den Felsen le te. Als nun das</text:p>
      <text:p text:style-name="P1">Gewässer anschwoll, da riZ der Strom die-</text:p>
      <text:p text:style-name="P1">semHause zn,und vermochte es nicht zu bewe-</text:p>
      <text:p text:style-name="P1">gen; denn es war auf den Felsen egriindet.</text:p>
      <text:p text:style-name="P1">49. Wer aber höre! und nicht tiiut, der ist</text:p>
      <text:p text:style-name="P1">gleich einem Menschen, der ein Hans auf</text:p>
      <text:p text:style-name="P1">das Erdreich, ohne Grund, bauen-; und der</text:p>
      <text:p text:style-name="P1">Strom riß demselben zu, nnd es fiel also-</text:p>
      <text:p text:style-name="P1">baue, und der Sturz desselben Hauses war</text:p>
      <text:p text:style-name="P1">gro .</text:p>
      <text:p text:style-name="P1">Cap. VII.</text:p>
      <text:p text:style-name="P1">I. Jesus heiltden KnechtdisHauptmanns. i-to.</text:p>
      <text:p text:style-name="P1">ll. Erweckt den Jüngling zu Nain- «—l7. M.</text:p>
      <text:p text:style-name="P1">Johannes sendet an Jcsum.48—23. W. Jcsu Ur-</text:p>
      <text:p text:style-name="P1">theil über Johanncs. 24 —35. 5. Jesus von einer</text:p>
      <text:p text:style-name="P1">Siinderin Zsalbt. 36—50.</text:p>
      <text:p text:style-name="P1">. i-—-l0: Matth. s, 5—43.</text:p>
      <text:p text:style-name="P1">I. 1. Nachdem er nun vor den Ohren des</text:p>
      <text:p text:style-name="P1"/>
      <text:p text:style-name="P1"/>
      <text:p text:style-name="P1"/>
      <text:p text:style-name="P1">72 Cap. 7«. " Das Evangelium Cap. 7.</text:p>
      <text:p text:style-name="P1">Volkes alle seine Reden vollendet hatte,</text:p>
      <text:p text:style-name="P1">ging er hinein gen Capernanm.</text:p>
      <text:p text:style-name="P1"><text:soft-page-break/>2. Eines Hauptmanns Knecht aber war</text:p>
      <text:p text:style-name="P1">krank und wollte sterben, der demselben</text:p>
      <text:p text:style-name="P1">werth war. "</text:p>
      <text:p text:style-name="P1">3. Da er aber von Jesu gehört, sandte er</text:p>
      <text:p text:style-name="P1">Aelteste der Juden zu ihm, und ließ ihn</text:p>
      <text:p text:style-name="P1">girrt-en, daß er komme und seinem Knechte</text:p>
      <text:p text:style-name="P1">e se.</text:p>
      <text:p text:style-name="P1">4. Da kamen diese zu Jesu und baten ihn</text:p>
      <text:p text:style-name="P1">an elegeutli6h und sprachen: Er ist es werth,</text:p>
      <text:p text:style-name="P1">das du ihm dieses er eigest;</text:p>
      <text:p text:style-name="P1">5. Denn er hat unser Volk lieb, und die</text:p>
      <text:p text:style-name="P1">Versammlung hat er uns ebaut.</text:p>
      <text:p text:style-name="P1">6. Da ging Jesus mit ihnen hin. Und</text:p>
      <text:p text:style-name="P1">als er schon nicht fern von dem Hause war,</text:p>
      <text:p text:style-name="P1">schickte der Hauptmann Freunde zu ihm</text:p>
      <text:p text:style-name="P1">und ließ ihm sagen: Herr, bemiihe dich</text:p>
      <text:p text:style-name="P1">nicht; denn ich bin nicht werth, das; du</text:p>
      <text:p text:style-name="P1">unter mein Dach eingeh-est.</text:p>
      <text:p text:style-name="P1">7. Darum hielt ich auch mich selbst nicht</text:p>
      <text:p text:style-name="P1">für würdig, zu dir zu kommen; sondern</text:p>
      <text:p text:style-name="P1">sprich nur ein Wort, so wird mein Knecht</text:p>
      <text:p text:style-name="P1">gesund werden.</text:p>
      <text:p text:style-name="P1">8. Denn ich bin auch ein Mensch, einer</text:p>
      <text:p text:style-name="P1">Gewalt unterworfen, und habe Kriegs-</text:p>
      <text:p text:style-name="P1">knechte unter mir; und sage ich-zu diesem:</text:p>
      <text:p text:style-name="P1">Gehe hin! so geht er; und zu einem An-</text:p>
      <text:p text:style-name="P1">dern: Komm’ her! so kommt er; nnd zu</text:p>
      <text:p text:style-name="P1">meinem Knecht: Thu das! so thut er es.</text:p>
      <text:p text:style-name="P1">«9. Als Jesus dies; hörte, verwunderte er</text:p>
      <text:p text:style-name="P1">sich über ihn, und wandte sich um und</text:p>
      <text:p text:style-name="P1">sprach zu dem Volk, das ihm nachsol te:</text:p>
      <text:p text:style-name="P1">Jch sage euch, selbst in Israel habe ich; ei-</text:p>
      <text:p text:style-name="P1">nen o gros:en Glauben nicht gefunden.</text:p>
      <text:p text:style-name="P1">10. Und als die Abgesandten in das Haus</text:p>
      <text:p text:style-name="P1">zurückkamen, fanden sie den kranken Knecht</text:p>
      <text:p text:style-name="P1">gesund.</text:p>
      <text:p text:style-name="P1">II. 11. Und es begab sich des folgenden</text:p>
      <text:p text:style-name="P1">Tages, das; er in eine Stadt zog, enannt</text:p>
      <text:p text:style-name="P1">Nenn; und es zo en mit ihm Viehe seiner</text:p>
      <text:p text:style-name="P1">J"üuger und viel 2ZFolkes.</text:p>
      <text:p text:style-name="P1">12. Wie er aber dem Stadtthore nahete,</text:p>
      <text:p text:style-name="P1">siehe, da ward ein Todter herausgetragen,</text:p>
      <text:p text:style-name="P1">der einzige Sohn seiner J) utter, und sie</text:p>
      <text:p text:style-name="P1">war elne«Witwe; und viel Volk der Stadt</text:p>
      <text:p text:style-name="P1">war unt ihr.</text:p>
      <text:p text:style-name="P1">13. Und als sie der Herr sah, erbarmte</text:p>
      <text:p text:style-name="P1">er· sich ihrer und sprach zu ihr: Weine</text:p>
      <text:p text:style-name="P1">sucht! C. s, so «.</text:p>
      <text:p text:style-name="P1">14. Und er trat hinzu nnd rührte den</text:p>
      <text:p text:style-name="P1">Sarg an; die Träger aber standen stille.</text:p>
      <text:p text:style-name="P1">Und er sprach: Jüngling, ich sage dir,</text:p>
      <text:p text:style-name="P1">stehe aus!</text:p>
      <text:p text:style-name="P1"><text:soft-page-break/>15. Und der Todte setzte sich auf und</text:p>
      <text:p text:style-name="P1">Man zu reden; 1cnd er gab ihn seiner</text:p>
      <text:p text:style-name="P1">tter. · «. Kein. -I7, 23.</text:p>
      <text:p text:style-name="P1">16. Und Fur ter ri Alle: und «ie prie-</text:p>
      <text:p text:style-name="P1">sen Gott und s)praZelii Es ist eini großer</text:p>
      <text:p text:style-name="P1">Prophet unter uns ausgestanden, und Gott</text:p>
      <text:p text:style-name="P1">hat sein Volk gnädig esucht.</text:p>
      <text:p text:style-name="P1">C. «» es. Joh. 6, U.</text:p>
      <text:p text:style-name="P1">17. Und diese Rede von ihm gin aus in</text:p>
      <text:p text:style-name="P1">das ganze jüdisFhe Land nnd in ali3e umlie-</text:p>
      <text:p text:style-name="P1">geUVC L«1UVick)«1sts Many. 9, ge.</text:p>
      <text:p text:style-name="P1">V. 4s—23- Many. «, 2—5.</text:p>
      <text:p text:style-name="P1">lIl. 18. Und es berichteten dem Johannes</text:p>
      <text:p text:style-name="P1">seine Jünger von diesem Allem. Und Jo-</text:p>
      <text:p text:style-name="P1">hannes berief zwei seiner Iünger zu sich,</text:p>
      <text:p text:style-name="P1">19. und sandte sie zu Jesn und ließ ihm</text:p>
      <text:p text:style-name="P1">sagen: Bist du es, der da kommen soll, oder</text:p>
      <text:p text:style-name="P1">sollen wir eines Andern warten?</text:p>
      <text:p text:style-name="P1">; 2O. Als nun die Männer zu ihm kamen,</text:p>
      <text:p text:style-name="P1">sprachen sie: Johannes, der Täufer, hat</text:p>
      <text:p text:style-name="P1">uns zu dir gesandt nnd läßt dir sagen:</text:p>
      <text:p text:style-name="P1">Bist du es, der dakommen soll, oder sollen</text:p>
      <text:p text:style-name="P1">wir eines Andern warten?</text:p>
      <text:p text:style-name="P1">21. Eben zu derselben Stunde aber heilte</text:p>
      <text:p text:style-name="P1">er Viele von Krankheiten und Plagen und</text:p>
      <text:p text:style-name="P1">bösen Geistern, und schenkte das Gesicht</text:p>
      <text:p text:style-name="P1">vielen Blinden.</text:p>
      <text:p text:style-name="P1">22. Und Jesus antwortete nnd sprach zu</text:p>
      <text:p text:style-name="P1">ihnen: Gehet hin und verküudiget dem Jo-</text:p>
      <text:p text:style-name="P1">hannes wieder, was ihr gesehen uud g;h«ort</text:p>
      <text:p text:style-name="P1">habet: Blinde sehen, Lahme wandeln, « us-</text:p>
      <text:p text:style-name="P1">sätzige werden rein, Taube hören, Todte</text:p>
      <text:p text:style-name="P1">stehen auf, den Armen wird das Evange-</text:p>
      <text:p text:style-name="P1">lium epredigt. »</text:p>
      <text:p text:style-name="P1">23. Find selig ist, wer sich nicht an mir</text:p>
      <text:p text:style-name="P1">ärgert.</text:p>
      <text:p text:style-name="P1">, V. -24—35: March· U, 7-i9.</text:p>
      <text:p text:style-name="P1">W. 24. Und als die Boten des Johannes</text:p>
      <text:p text:style-name="P1">hinweggegangen wareu,sina er an znmVolke</text:p>
      <text:p text:style-name="P1">zu reden von Johannes: Was seid ihr in</text:p>
      <text:p text:style-name="P1">I die Wüste hinausge angen zu schauen?</text:p>
      <text:p text:style-name="P1">s Ein Rohr, das vom Stände bewegt wird?</text:p>
      <text:p text:style-name="P1">25. Oder was seid ihr hinausgegandgen</text:p>
      <text:p text:style-name="P1">zu sehen? Einen Menschen mit wei ,en</text:p>
      <text:p text:style-name="P1">Kleidern angethan? Siehe, die in herrlicher</text:p>
      <text:p text:style-name="P1">Kleidung und Ueppigkeit leben, die sind an</text:p>
      <text:p text:style-name="P1">i den königlichen Höfen. ·</text:p>
      <text:p text:style-name="P1">I 26. Oder was seid ilr hinausgegangen</text:p>
      <text:p text:style-name="P1">zu sehen? Einen Propheten? Ja, ich sage</text:p>
      <text:p text:style-name="P1">euch, einen, der noch vortrefflicher ist a s</text:p>
      <text:p text:style-name="P1">» ein Propbet.</text:p>
      <text:p text:style-name="P1">I 27. Dieser ist’s, von dem geschrieben steht:</text:p>
      <text:p text:style-name="P1"><text:soft-page-break/>»Siehe, ich sende meinen Boten vor deinem</text:p>
      <text:p text:style-name="P1">Angesichte her, der deinen Weg vor dir be-</text:p>
      <text:p text:style-name="P1">reiten solI.«</text:p>
      <text:p text:style-name="P1">28. Denn ich sage euch, unter denen, die</text:p>
      <text:p text:style-name="P1">von Weibern geboren sind, ist kein größe-</text:p>
      <text:p text:style-name="P1">rer Propbet, als Johannes der Täufer.</text:p>
      <text:p text:style-name="P1">Doch der Kleinste im Reiche Gottes ist grö-</text:p>
      <text:p text:style-name="P1">ßer als er. - »</text:p>
      <text:p text:style-name="P1"/>
      <text:p text:style-name="P1"/>
      <text:p text:style-name="P1"/>
      <text:p text:style-name="P1">Cap. 7. St. L</text:p>
      <text:p text:style-name="P1">29. Und alles Volk, das ihn hörte, und</text:p>
      <text:p text:style-name="P1">die Zöllner erkannten Gott als gerecht, nnd</text:p>
      <text:p text:style-name="P1">ließen sich taufen mit der Taufe des Io-</text:p>
      <text:p text:style-name="P1">hannes. Month. ei, se.</text:p>
      <text:p text:style-name="P1">30. Die Phari äer aber nnd die Gesetz-</text:p>
      <text:p text:style-name="P1">ele i·ic-n oerwar en den Rat Gottes, sich</text:p>
      <text:p text:style-name="P1">selbsi zuln Schaden, und ließen sich nicht</text:p>
      <text:p text:style-name="P1">von ihn( taufen. .</text:p>
      <text:p text:style-name="P1">31. Es sprach aber der Herr: Wem soll</text:p>
      <text:p text:style-name="P1">ich nun die Menschen dieses Geschlechts</text:p>
      <text:p text:style-name="P1">vergleichen? und wein sind sie gleich?</text:p>
      <text:p text:style-name="P1">32. Sie sind den Kindern gleich, die am</text:p>
      <text:p text:style-name="P1">Markte sitzeli, und einander zurufen und</text:p>
      <text:p text:style-name="P1">spreclen: Wir haben euch gepsissen, und</text:p>
      <text:p text:style-name="P1">ihr habet nicht getanzt; wir haben euch</text:p>
      <text:p text:style-name="P1">Klaglied.er gesungen, und ihr habet nicht</text:p>
      <text:p text:style-name="P1">geweint. .</text:p>
      <text:p text:style-name="P1">33. Denn es ist Johannes der Täufer</text:p>
      <text:p text:style-name="P1">gekommen, der weder Brod aß, noch»Wein</text:p>
      <text:p text:style-name="P1">trank; da saget ihr: Er hat einen Deufel.</text:p>
      <text:p text:style-name="P1">Man. i, S.</text:p>
      <text:p text:style-name="P1">34. Es ist der Sohn des Menschen ge-</text:p>
      <text:p text:style-name="P1">kommen, der ißt und trinkt; da saget ihr:</text:p>
      <text:p text:style-name="P1">Siehe, wie ist der Mensch ein Fresser und</text:p>
      <text:p text:style-name="P1">Weinsäuser, ein Freund der Zöllner und</text:p>
      <text:p text:style-name="P1">Sünder!</text:p>
      <text:p text:style-name="P1"><text:s/>Und die Weisheit ist von allen ihren</text:p>
      <text:p text:style-name="P1">Kindern gerechtfertigt worden.</text:p>
      <text:p text:style-name="P1">V. 36. Es bat ihn aber einer der Phari-</text:p>
      <text:p text:style-name="P1">säer, daß er mit ihm esse. Und er gin» in</text:p>
      <text:p text:style-name="P1">das Haus des Pharisäers hinein und setzte</text:p>
      <text:p text:style-name="P1">sich zu Tische. · » »</text:p>
      <text:p text:style-name="P1">37. Und siehe, ein Weib in der Stadt, die</text:p>
      <text:p text:style-name="P1">eine Sünderin war, als sie vernommen,</text:p>
      <text:p text:style-name="P1">daß er in dem Hause des Pharisäers zu</text:p>
      <text:p text:style-name="P1">Tische wäre, brachte eine alabasterne Flasche</text:p>
      <text:p text:style-name="P1">voll Salbe, March. 26, 7 sc. »</text:p>
      <text:p text:style-name="P1">38. und trat hinten zu seinen Füßen,</text:p>
      <text:p text:style-name="P1">weinte und fing an seine Füße mit Thrä-</text:p>
      <text:p text:style-name="P1">nen zu benetzen , nnd trocknete sie mit den</text:p>
      <text:p text:style-name="P1"><text:soft-page-break/>aaren ihres Hauptes, nnd üßte seine</text:p>
      <text:p text:style-name="P1">iiße, und salbete sie mit der Salbe.</text:p>
      <text:p text:style-name="P1">Joh. in, Z.</text:p>
      <text:p text:style-name="P1">39. Da es aber der Pharisäer sah, der</text:p>
      <text:p text:style-name="P1">ihn geladen hatte, sprach er bei sich selbst:</text:p>
      <text:p text:style-name="P1">Wenn dieser ein Propbet wäre, so wüßte</text:p>
      <text:p text:style-name="P1">er doch, wer nnd was für ein Weib das ist,</text:p>
      <text:p text:style-name="P1">die ihn anrührt, daß sie eine Sünderin</text:p>
      <text:p text:style-name="P1">ist. C. is, I</text:p>
      <text:p text:style-name="P1">40. Und Jesus hob an und sprach zu ihm:</text:p>
      <text:p text:style-name="P1">Simon, ich habe dir etwas zu sagen. Er</text:p>
      <text:p text:style-name="P1">antwortete: Meister, sprich!</text:p>
      <text:p text:style-name="P1">41. EinSchuldgläubigerl)atte zweiSchuld-</text:p>
      <text:p text:style-name="P1">ner. Der eine war fünfhundert Pfennige</text:p>
      <text:p text:style-name="P1">schuldF der andere fünfzig.</text:p>
      <text:p text:style-name="P1">42. a sie aber nicht bezahlen konnten,</text:p>
      <text:p text:style-name="P1">.iicii. <text:s/>C«-p. 7. 8k« is</text:p>
      <text:p text:style-name="P1">schenkte er es Beiden. Sage, welcher von</text:p>
      <text:p text:style-name="P1">ihnen nun wird ihn am meisten lieben?</text:p>
      <text:p text:style-name="P1">43. Simon antwortete und sprach: Ich</text:p>
      <text:p text:style-name="P1">denke der, dem er das Meiste eschenkt hat.</text:p>
      <text:p text:style-name="P1">Er sprach zu ihm: Du hast reå)t gen:-t;sZilt.</text:p>
      <text:p text:style-name="P1">44. Und indem er sich gegen das eib</text:p>
      <text:p text:style-name="P1">wandte, sprach er zu Simon: Siehest du</text:p>
      <text:p text:style-name="P1">dieses Weib ? Ich bin in dein Haus ge-</text:p>
      <text:p text:style-name="P1">kommen; du hast mir kein Wasser für die</text:p>
      <text:p text:style-name="P1">Füße gegeben; sie aber hat meine Füße mit</text:p>
      <text:p text:style-name="P1">ThrLinen benetzt und mit den Haaren ih-</text:p>
      <text:p text:style-name="P1">res Hauptes getrocknet. «</text:p>
      <text:p text:style-name="P1">45. Du hast mir keinen Kuß egeben;</text:p>
      <text:p text:style-name="P1">sie aber hat, seit sie hereintrat, m3t aufge-</text:p>
      <text:p text:style-name="P1">hhrt, meine Füße zu küssen.</text:p>
      <text:p text:style-name="P1">45. Du hast 1iiein Haupt nicht mit Oel</text:p>
      <text:p text:style-name="P1">gesalbt, sie aber hat meine Füße mit Salbe</text:p>
      <text:p text:style-name="P1">ge albt. Pf. 23, Z.</text:p>
      <text:p text:style-name="P1">47. Darum sage ich dir, ihr sind ihre vie-</text:p>
      <text:p text:style-name="P1">len Sünden vergeben, denn sie hat viel ge-</text:p>
      <text:p text:style-name="P1">liebet; wem aber wenig vergeben wird, der</text:p>
      <text:p text:style-name="P1">liebet wenig.</text:p>
      <text:p text:style-name="P1">48. Und er sprach zu ihr: Dir sind deine</text:p>
      <text:p text:style-name="P1">Sünden vergeben. C 5, ;i(1.·</text:p>
      <text:p text:style-name="P1">·49. Da si1·ig»en die, so mit ihm zu Tische</text:p>
      <text:p text:style-name="P1">saßen, an bei st2selbst zu sagen: Wer ist</text:p>
      <text:p text:style-name="P1">dieser, der auch iinden vergibt? C, 5, sit.</text:p>
      <text:p text:style-name="P1">50. Er aber sprach n.deniWe·ibe: Dein</text:p>
      <text:p text:style-name="P1">Glaube hat dir geholsen! gehe hin im Frie-</text:p>
      <text:p text:style-name="P1">den! C. 8, is. Mike. 5, 34.</text:p>
      <text:p text:style-name="P1">Cap. VIII. « «</text:p>
      <text:p text:style-name="P1">l. Das G(eichniß vom S(iemcii1n. -i——si8. It. Die«</text:p>
      <text:p text:style-name="P1">Verwandten Jesu. -l9—·2i. til. Stillung des See«</text:p>
      <text:p text:style-name="P1">sturms. 22—25. W. Befreiung des des«-sscnen Ges-</text:p>
      <text:p text:style-name="P1">darcners. 26s39. V. Heilung des bIutsIi"issigen</text:p>
      <text:p text:style-name="P1"><text:soft-page-break/>zl38cihc·F·, 4;)—4«s-)8.«igid W. E-riveckung dir Tochtef</text:p>
      <text:p text:style-name="P1">e »;airu. -—:).</text:p>
      <text:p text:style-name="P1">l. 1. Und es begab sich hernach, daß er</text:p>
      <text:p text:style-name="P1">durch Städte und Flecken reisete, predigend</text:p>
      <text:p text:style-name="P1">und das Evangelium vom Reiche·Gottes</text:p>
      <text:p text:style-name="P1">verki’cndigend; und die Zw’ölfe mit ihm,</text:p>
      <text:p text:style-name="P1">C. 4, is. is, 22.</text:p>
      <text:p text:style-name="P1">2. und etliche Weiber, die von bösen Gei-</text:p>
      <text:p text:style-name="P1">stern und Krankheiten waren geheilt wor-</text:p>
      <text:p text:style-name="P1">sden: Maria, genannt åNagdalene, von</text:p>
      <text:p text:style-name="P1">welcher sieben Teufel ausgefaht«en waren,</text:p>
      <text:p text:style-name="P1">« Mart. is, 40. «. is, 9.-</text:p>
      <text:p text:style-name="P1">3. nnd Johanna, das Weib des Chitin,</text:p>
      <text:p text:style-name="P1">eines Verwalters des Herodes, und» Su-</text:p>
      <text:p text:style-name="P1">sanna, nnd viele andere, welche ihm dienten</text:p>
      <text:p text:style-name="P1">» von ihrer Habe. « ,</text:p>
      <text:p text:style-name="P1">» V. 4-—45: Matth. 13,sl—23. Mart. A, 4—20-.T</text:p>
      <text:p text:style-name="P1">« 4. Als nun viel Volk zusammen kam, und</text:p>
      <text:p text:style-name="P1">sie aus den Städten u ihm zogen, spraih</text:p>
      <text:p text:style-name="P1">er in einem Gleichnisse:</text:p>
      <text:p text:style-name="P1"/>
      <text:p text:style-name="P1"/>
      <text:p text:style-name="P1"/>
      <text:p text:style-name="P1">74 Cap. S. Das Evangelium Cap-. 8. .</text:p>
      <text:p text:style-name="P1">Z. Es ing ein Säemann ans, seinen Sa-</text:p>
      <text:p text:style-name="P1">men zu fäen. Und indem er säete, fiel Ei- -</text:p>
      <text:p text:style-name="P1">liches an den Weg und ward zertreten, und</text:p>
      <text:p text:style-name="P1">die Vögel des Himmels fraßen es auf. «</text:p>
      <text:p text:style-name="P1">6. Und Anderes fiel auf den Felsen; und</text:p>
      <text:p text:style-name="P1">als es hervorwuchs, verdorrete es, weil es</text:p>
      <text:p text:style-name="P1">keine Feuchtigkeit hatte.</text:p>
      <text:p text:style-name="P1">'7. Und Anderes fiel mitten unter die Dor-</text:p>
      <text:p text:style-name="P1">nen, und die Dornen, die mit aufw11chfen,</text:p>
      <text:p text:style-name="P1">erftickten es.</text:p>
      <text:p text:style-name="P1">S. Und Anderes siel in den guten Grund</text:p>
      <text:p text:style-name="P1">und wuchs auf und ab hundertfc«iltige</text:p>
      <text:p text:style-name="P1">Frucht. Und da er dieses sagte, rief er:</text:p>
      <text:p text:style-name="P1">Wer Ohren hat zu hören, der höre!</text:p>
      <text:p text:style-name="P1">9. Da fragten,ihn seine Jiinger, was</text:p>
      <text:p text:style-name="P1">dieses Gleichniß bereute.</text:p>
      <text:p text:style-name="P1">10. Er aber sprach: Euch ist gegeben, die</text:p>
      <text:p text:style-name="P1">G«-heimniffe des Reiches Gottes zu wissen,</text:p>
      <text:p text:style-name="P1">den Andern aber in Gleichnisfen , auf daß</text:p>
      <text:p text:style-name="P1">fiehsehend nicht sehen, und hörend nicht ver-</text:p>
      <text:p text:style-name="P1">te en.</text:p>
      <text:p text:style-name="P1">11. Das Gleichnif; aber bedeutet dieses:</text:p>
      <text:p text:style-name="P1">Der Same ist das WortGottes. «.-neu .23:c.</text:p>
      <text:p text:style-name="P1">12. Die am Wege sind die, welche es hö-</text:p>
      <text:p text:style-name="P1">ren; darnach kommt der Teufel und nimmt</text:p>
      <text:p text:style-name="P1">das Wort von ihrem Herzen weg, daß sie</text:p>
      <text:p text:style-name="P1">nicht glauben und selig werden.</text:p>
      <text:p text:style-name="P1">13. Die aber auf dem Felsen sind die,</text:p>
      <text:p text:style-name="P1"><text:soft-page-break/>welche das Wort, wann sie es hören , mit</text:p>
      <text:p text:style-name="P1">Freuden aufnehmen; aber sie haben keine</text:p>
      <text:p text:style-name="P1">Wurzel: die glauben nur eine Zeit lang,</text:p>
      <text:p text:style-name="P1">und zur Zeit der Versuchung falleu sie als.</text:p>
      <text:p text:style-name="P1">14. Was aber unter die Dornen fiel, find</text:p>
      <text:p text:style-name="P1">die, welche es åören; aber sie gehen hin und</text:p>
      <text:p text:style-name="P1">werden von orgeu und Reichthum und</text:p>
      <text:p text:style-name="P1">Wollüsten des Le sens erstickt, und bringen</text:p>
      <text:p text:style-name="P1">die Frucht nicht zur Reise.</text:p>
      <text:p text:style-name="P1">15. Das in dem guten Grunde aber find</text:p>
      <text:p text:style-name="P1">die, welche in einem feinen und guten Her-</text:p>
      <text:p text:style-name="P1">zen das Wort, -das sie gehöret, behalten I</text:p>
      <text:p text:style-name="P1">und Frucht tragen in Beharrlichkeit.</text:p>
      <text:p text:style-name="P1">C. « es. A . «; «</text:p>
      <text:p text:style-name="P1">, v , -</text:p>
      <text:p text:style-name="P1">16. Niemand aber, der ein Licht angezün- «</text:p>
      <text:p text:style-name="P1">det, bedeckt es mit einem Gefäße, oder set;-t</text:p>
      <text:p text:style-name="P1">es unter ein»Bett, sondern er setzt es auf et-</text:p>
      <text:p text:style-name="P1">nen Leuchter, damit die Hereinkommenden</text:p>
      <text:p text:style-name="P1">das Licht sehen. C. «, .-Z. March. Z, is.</text:p>
      <text:p text:style-name="P1">17. Denn Nichts ist verborgen, das nicht</text:p>
      <text:p text:style-name="P1">wird offenbar werden; und Ncchts heimlich,</text:p>
      <text:p text:style-name="P1">das nicht wird kund werden und an den Tag</text:p>
      <text:p text:style-name="P1">kommen. C. H, Z.</text:p>
      <text:p text:style-name="P1">18. So sehet nun zu, wie ihr höre« Denn</text:p>
      <text:p text:style-name="P1">wer da hat, dem wird gegeben, und wer</text:p>
      <text:p text:style-name="P1">nicht hat, von dem wird auch das genom-</text:p>
      <text:p text:style-name="P1">nlen werden, was er meint zu haben.</text:p>
      <text:p text:style-name="P1">C. is, Ia Many. is, es. «</text:p>
      <text:p text:style-name="P1">V. 49-et: Manh.n,—56—50. Maec.:i,2I.34-as.</text:p>
      <text:p text:style-name="P1">il. 19. Es kamen aber seine Mutter und</text:p>
      <text:p text:style-name="P1">seine Brüdcr zu ihm, und sie konnten vor</text:p>
      <text:p text:style-name="P1">dem Volke nicht zu ihm gelangen.</text:p>
      <text:p text:style-name="P1">20. Und es ward ihm berichtet: Deine</text:p>
      <text:p text:style-name="P1">Mutter und deine Brüder stehen draußen</text:p>
      <text:p text:style-name="P1">und bEgel)ren dich zu sehen.</text:p>
      <text:p text:style-name="P1">21. Er aber antwortete und sprach zu ih-</text:p>
      <text:p text:style-name="P1">nen: Meine Mutter und meme Brüder</text:p>
      <text:p text:style-name="P1">fiudldie, welche das Wort Gottes hören und</text:p>
      <text:p text:style-name="P1">est un.</text:p>
      <text:p text:style-name="P1">V. 22)-—25- Many. 8, is. 23—27« Man. «-,35—-«.</text:p>
      <text:p text:style-name="P1">IlI. 22. Und es begab sich an einem der</text:p>
      <text:p text:style-name="P1">Tage,daf; er und seine Jiinger in ein Schiff</text:p>
      <text:p text:style-name="P1">traten; und er sprach zu ihnen: Laßt uns</text:p>
      <text:p text:style-name="P1">über den See fahren! Und sie fuhren hin.</text:p>
      <text:p text:style-name="P1">23. Als sie aber schifften, entfchlcef er.</text:p>
      <text:p text:style-name="P1">Und es sie ein Sturmwind auf den See,</text:p>
      <text:p text:style-name="P1">und das Schiff ward voll Wasser, und sie</text:p>
      <text:p text:style-name="P1">standen in Gefahr.</text:p>
      <text:p text:style-name="P1">24. Und sie traten hin«u, reeckten ihn auf</text:p>
      <text:p text:style-name="P1">und sprachen: Meister, Dir-ister! wir « ehen</text:p>
      <text:p text:style-name="P1">zu Grunde! Er aber stand auf nnd befchalt</text:p>
      <text:p text:style-name="P1"><text:soft-page-break/>den Wind und die Wogen des Wassers;</text:p>
      <text:p text:style-name="P1">nnd sie legten sich und es ward eine Stille.</text:p>
      <text:p text:style-name="P1">25. Da sprach er zu ihnen: Wo ist euer</text:p>
      <text:p text:style-name="P1">Glaube? Sie aber fürchteten und verwun-</text:p>
      <text:p text:style-name="P1">derten sich, und sprachen unter einander:</text:p>
      <text:p text:style-name="P1">Wer ist doch dieser, das; er auch den Win-</text:p>
      <text:p text:style-name="P1">den gebietet und dem Wasser und sie ihm</text:p>
      <text:p text:style-name="P1">gehorsam sind?</text:p>
      <text:p text:style-name="P1">V. s-z6—392 Mann. 8, 28—34. Mark. 5, «—2o.</text:p>
      <text:p text:style-name="P1">IV. 26. Und sie schifften in die Landschaft</text:p>
      <text:p text:style-name="P1">der Gadarener, die Galiläa gegenüber liegt.</text:p>
      <text:p text:style-name="P1">27. Und als er an das Land getreten, kam</text:p>
      <text:p text:style-name="P1">ihm ein Mann aus der Stadt entgegen,</text:p>
      <text:p text:style-name="P1">der seit langer Zeit Teufel hatte und keine</text:p>
      <text:p text:style-name="P1">Kleider anzog, auch in keinem Hause blieb,</text:p>
      <text:p text:style-name="P1">sondern in den Gräbern.</text:p>
      <text:p text:style-name="P1">28. Als er aber Jesum sah, schrie er, fiel</text:p>
      <text:p text:style-name="P1">vor ihm nieder und sprach mit lauter</text:p>
      <text:p text:style-name="P1">Stimme: Was habe ich mit dir zu schaffen,</text:p>
      <text:p text:style-name="P1">J-esu, du Sohn Gottes, des Höcl)sten? Ich</text:p>
      <text:p text:style-name="P1">bitte dich, das; du mich nicht pelmgeft. ·</text:p>
      <text:p text:style-name="P1">29. Denn Jesus hatte dem unreinen</text:p>
      <text:p text:style-name="P1">Gei te geboten, das; er von dem Menschen</text:p>
      <text:p text:style-name="P1">aus ahre; denn er hatte ihn seit langer Zeit</text:p>
      <text:p text:style-name="P1">ergriffen, und er wurde mit Ketten und</text:p>
      <text:p text:style-name="P1">Fufzbauden gebunden und verwahret; aber</text:p>
      <text:p text:style-name="P1">er zerrgdie Bande und ward vom Teufel</text:p>
      <text:p text:style-name="P1">in die üste getrieben« · C» 9, 39» H·</text:p>
      <text:p text:style-name="P1">30. Jesus aber fragte ihn, sprechend : Was</text:p>
      <text:p text:style-name="P1">ist dein Name? Er»sprach: Legcon! Denn</text:p>
      <text:p text:style-name="P1">viele Teufel waren in ihn gefahren.</text:p>
      <text:p text:style-name="P1">:-31. Und er bat ihn, daß er sie nicht heiße</text:p>
      <text:p text:style-name="P1">in den Abgrund fahren. OF, 20, Z.</text:p>
      <text:p text:style-name="P1">32. Es war aber daselbst eine Heerde vie-</text:p>
      <text:p text:style-name="P1"/>
      <text:p text:style-name="P1"/>
      <text:p text:style-name="P1"/>
      <text:p text:style-name="P1">Cap. 8. St. Lucis. Cap. 8. 9. 75</text:p>
      <text:p text:style-name="P1">ler Schweine an dem Berge zur Weide, und</text:p>
      <text:p text:style-name="P1">sie baten ihn, daß er ihnen erlaube, in diese</text:p>
      <text:p text:style-name="P1">zu fahren. Und er erlaubte es ihnen.</text:p>
      <text:p text:style-name="P1">33. Da fuhren die Teufel von dem Men-</text:p>
      <text:p text:style-name="P1">schen aus iind fuhren in die Schweine, und</text:p>
      <text:p text:style-name="P1">dieHeerde stürzte sich vom Abhange in den</text:p>
      <text:p text:style-name="P1">See und ertrank.</text:p>
      <text:p text:style-name="P1">34. Als aber die irren sahen, was ge-</text:p>
      <text:p text:style-name="P1">fchehen war, flohen ie, und verkündigten es</text:p>
      <text:p text:style-name="P1">in der Stadt und auf dem Lande.</text:p>
      <text:p text:style-name="P1">35. Da gingen sie hinaus zu sehen, was</text:p>
      <text:p text:style-name="P1">eschehen war, und kamen zu Jefu und</text:p>
      <text:p text:style-name="P1">fanden den Mens chei1, von we chem die Teu-</text:p>
      <text:p text:style-name="P1">cl ausgefahren waren, bekleidet und ver-</text:p>
      <text:p text:style-name="P1"><text:soft-page-break/>nünftig zu den Füßen Jesu sitzen, und sie</text:p>
      <text:p text:style-name="P1">fürchteten sich.</text:p>
      <text:p text:style-name="P1">36. Aber auch die, so es gesehen hatten,</text:p>
      <text:p text:style-name="P1">erzählten ihnen, wie dem Besessenen gehol-</text:p>
      <text:p text:style-name="P1">fen worden.</text:p>
      <text:p text:style-name="P1">37. U1id die anze Menge aus der um-</text:p>
      <text:p text:style-name="P1">liegenden Landschaft der Gadarener bat</text:p>
      <text:p text:style-name="P1">ihn, daß er von ihnen hinweg ziehe; denn</text:p>
      <text:p text:style-name="P1">es hatte sie eine große Furcht ergriffen.</text:p>
      <text:p text:style-name="P1">Da trat er in das Schiff und kehrte wie-</text:p>
      <text:p text:style-name="P1">der zurück.</text:p>
      <text:p text:style-name="P1">38. Der Mann aber, von welchem die</text:p>
      <text:p text:style-name="P1">Teufel aus efahren, bat ihn, daß er bei ihm</text:p>
      <text:p text:style-name="P1">bleiben dürfe. Aber Jesus einließ ihn und</text:p>
      <text:p text:style-name="P1">sprach: « » ·</text:p>
      <text:p text:style-name="P1">39. Kehre zurück in dein Haus und er-</text:p>
      <text:p text:style-name="P1">zEihle , was Gott dir Großes gethan hat.</text:p>
      <text:p text:style-name="P1">nd er ging uiid ve»rkündigte durch die ganze</text:p>
      <text:p text:style-name="P1">Stadt, was Jesus ihm Großes gethan habe.</text:p>
      <text:p text:style-name="P1">V. 4o—5s: Many. Z, 48«—26. Mark. 5, 2i—43.</text:p>
      <text:p text:style-name="P1">V. 40. Es begab «ic-h aber, als Jesus zu-</text:p>
      <text:p text:style-name="P1">rückkam, enipfin ·ii)n das Volk; denn sie</text:p>
      <text:p text:style-name="P1">warteten Akte ausihn.</text:p>
      <text:p text:style-name="P1">41. Und siehe, es kam ein Mann mit Na-</text:p>
      <text:p text:style-name="P1">men Jairus, der ein Oberster der Ver-</text:p>
      <text:p text:style-name="P1">sammlung war, uiid er fiel Jefu zu Füßen</text:p>
      <text:p text:style-name="P1">und bat ihn, daß er in sein Haus kommen</text:p>
      <text:p text:style-name="P1">mö te.</text:p>
      <text:p text:style-name="P1">ch</text:p>
      <text:p text:style-name="P1">42. Denn er hatte eine einige Tochter</text:p>
      <text:p text:style-name="P1">von etwa zwölf Jahren, unddiese starb. Als</text:p>
      <text:p text:style-name="P1">er aber hiugin , drängte ihn das Volk.</text:p>
      <text:p text:style-name="P1">43. Und eing-Weib, die seit zwölf Jahren</text:p>
      <text:p text:style-name="P1">den Blutflnß hatte, und all ihr Gut an die</text:p>
      <text:p text:style-name="P1">Aerzte gewandt, und von keinem hatte ge-</text:p>
      <text:p text:style-name="P1">heilt werden können,</text:p>
      <text:p text:style-name="P1">44. die trat »von Futen herzu, und rührte</text:p>
      <text:p text:style-name="P1">den Saum seines leides an; und fogleich</text:p>
      <text:p text:style-name="P1">hörte ihr Blutfluß auf. -</text:p>
      <text:p text:style-name="P1">45. Und Jesussprach: Wer hat mich an-</text:p>
      <text:p text:style-name="P1">erührt? Da nun Alle läugneten, sprach</text:p>
      <text:p text:style-name="P1">Petrus und die mit ihm waren: Meister,</text:p>
      <text:p text:style-name="P1">das Volk drückt und· drängt dich, und du</text:p>
      <text:p text:style-name="P1">sprichst: Wer hat mich angerühit?</text:p>
      <text:p text:style-name="P1">l</text:p>
      <text:p text:style-name="P1">46. Jesus aber sprach: Es hat mich </text:p>
      <text:p text:style-name="P1">mand ungerührt, denn ich spürte, daß eine</text:p>
      <text:p text:style-name="P1">Kraft von mir ausging. C» S, is.</text:p>
      <text:p text:style-name="P1">47. Als nun das Weib sah, daß sie nicht</text:p>
      <text:p text:style-name="P1">verborgen blieb, kam sie zitternd, fiel vor</text:p>
      <text:p text:style-name="P1">ihm nieder und erlzäh te ihm vor dem gan-</text:p>
      <text:p text:style-name="P1">zen Volke, aus we eher Ursache sie ihn an-</text:p>
      <text:p text:style-name="P1"><text:soft-page-break/>gerührt habe, und wie sie fogleich gesund</text:p>
      <text:p text:style-name="P1">gengor(dLen· b f ch h S st'</text:p>
      <text:p text:style-name="P1">4 . ra er pra zu i r: ei etro</text:p>
      <text:p text:style-name="P1">Tochter! dein Glaube hat dir geii;olfen.</text:p>
      <text:p text:style-name="P1">Gehe hin im Frieden! C. 7, so.</text:p>
      <text:p text:style-name="P1">V . 49. Da er» noch redete, kam einer vom</text:p>
      <text:p text:style-name="P1">Gesinde des Obersten der Versammlung</text:p>
      <text:p text:style-name="P1">und sagte zu ihm: Deine Tochter ist ge-</text:p>
      <text:p text:style-name="P1">storben; beiniihe den Meister nicht.</text:p>
      <text:p text:style-name="P1">50. Da es aber Jesus hörte, antwortete</text:p>
      <text:p text:style-name="P1">er ihm und sprach: Fürchte dich nicht;</text:p>
      <text:p text:style-name="P1">glaube nur, so wird dir geholfen werden.</text:p>
      <text:p text:style-name="P1">51. Und a s er in das Haus gekommen,</text:p>
      <text:p text:style-name="P1">ließ er Niemand hineingehen a s Petrus</text:p>
      <text:p text:style-name="P1">und Jacobus und Johannes, und den Va-</text:p>
      <text:p text:style-name="P1">ter des Kindes und die Mutter. Matth.i7,i.</text:p>
      <text:p text:style-name="P1">52. Sie weinten aber Alle und.klagtenum</text:p>
      <text:p text:style-name="P1">sie. Er aber sprach: W·einet nicht! sie ist</text:p>
      <text:p text:style-name="P1">nicht gistorben, sondern sie schläft. C. 7, II.</text:p>
      <text:p text:style-name="P1">53. nd sie verlachten ihn, weil sie wuß-</text:p>
      <text:p text:style-name="P1">ten, dF·3 sie gestorben war.</text:p>
      <text:p text:style-name="P1">54. ·r aber wies Alle hinaus, und er-</text:p>
      <text:p text:style-name="P1">griff ihre Hand und rief: Kind, steh’ auf!</text:p>
      <text:p text:style-name="P1">55. Und ihr Geist kehrte wieder, und sie</text:p>
      <text:p text:style-name="P1">stand alsobald auf; und er befahl, ihr zu</text:p>
      <text:p text:style-name="P1">essen zu geben. Joh. «, ««</text:p>
      <text:p text:style-name="P1">56. Und ihre Eltern erstaunten; er aber</text:p>
      <text:p text:style-name="P1">ebot ihnen, Niemand zu sagen, was ge-</text:p>
      <text:p text:style-name="P1">schehen war.</text:p>
      <text:p text:style-name="P1">Cap. lX. ·</text:p>
      <text:p text:style-name="P1">l. Aussendung der Apostel. l«-«. ll. Speisung</text:p>
      <text:p text:style-name="P1">de: Fünftausend. i2—«7. in. Petri Bekenntnis-</text:p>
      <text:p text:style-name="P1">l8—27. lV- VcrklcItung Jesu. 28——36. V. Hei-</text:p>
      <text:p text:style-name="P1">lung eines Mondsüchtigkn. 37—4«2. Vl. Ankün-</text:p>
      <text:p text:style-name="P1">digung des Leidens. 43 --W. VII. Empfehlung</text:p>
      <text:p text:style-name="P1">der Demnth, 46—48. und Vl1l. der Duldung.</text:p>
      <text:p text:style-name="P1">49 -56. lX. Die Nachfolgc Jesu-. 57—-CI.</text:p>
      <text:p text:style-name="P1">V.4—s: Many. to, i.7.9—44. Makc.6,7—c3.</text:p>
      <text:p text:style-name="P1">l. 1. Er rief aber die Zwölfe zusammen</text:p>
      <text:p text:style-name="P1">und gab ihnen Macht und Gewalt über</text:p>
      <text:p text:style-name="P1">alle eufel, und Krankheiten zu9heilen ;</text:p>
      <text:p text:style-name="P1">2. und er sandte sie aus, das eich Got-</text:p>
      <text:p text:style-name="P1">tes zii predigen, und die Kranken gesund</text:p>
      <text:p text:style-name="P1">zu machen. ·</text:p>
      <text:p text:style-name="P1">3. Und er sprach zu ihnen: Nehmet nichts</text:p>
      <text:p text:style-name="P1">mit aiåfden We , weder Stab, noch Tasche,</text:p>
      <text:p text:style-name="P1">noch rot, weis Geld; auch soll einer nicht</text:p>
      <text:p text:style-name="P1">zwei Röcke haben.</text:p>
      <text:p text:style-name="P1"/>
      <text:p text:style-name="P1"/>
      <text:p text:style-name="P1"/>
      <text:p text:style-name="P1">«76· Cap. 9.l«Y Das Evangelium « · Cap. 9. «</text:p>
      <text:p text:style-name="P1"><text:soft-page-break/>it· U-nd wo ihr in ein Haus eintreten wer-</text:p>
      <text:p text:style-name="P1">det, daselbst b eibet, und von da aus ziehet</text:p>
      <text:p text:style-name="P1">Don dannen. C-p. to, S, zu.</text:p>
      <text:p text:style-name="P1">H. Und wo man euch nicht aufnehmen</text:p>
      <text:p text:style-name="P1">wird, da gehet fort aus derselben Stadt,</text:p>
      <text:p text:style-name="P1">nnd schüttelt auch den Staub von euern</text:p>
      <text:p text:style-name="P1">Füßen, zum Zeugnis; wider sie.</text:p>
      <text:p text:style-name="P1">6. Und sie zogen aus und durchzogen die</text:p>
      <text:p text:style-name="P1">Flecken, predigten das Evangelium, und</text:p>
      <text:p text:style-name="P1">heilten an allen Orten. »</text:p>
      <text:p text:style-name="P1">V. 7—9: Many. it, «. 2. Mark. 6, 44—«6·</text:p>
      <text:p text:style-name="P1">7. Es hörte aber der Vierfiirst Herodes</text:p>
      <text:p text:style-name="P1">Alles, was von ihm geschah« und er stand</text:p>
      <text:p text:style-name="P1">bei sich xel·bst an, weil von (Ttlichen gesa t</text:p>
      <text:p text:style-name="P1">ward, ohannes sei von den Todten auss-</text:p>
      <text:p text:style-name="P1">erstanden;</text:p>
      <text:p text:style-name="P1">8. von Etlichen aber, Elias sei erschicnen;</text:p>
      <text:p text:style-name="P1">und von Andern, einer der alten Prophe-</text:p>
      <text:p text:style-name="P1">ten sei auferstanden.</text:p>
      <text:p text:style-name="P1">9. Und Herodes sprach: Den Johannes</text:p>
      <text:p text:style-name="P1">habe ich enthauptet; wer ist aber dieser, von</text:p>
      <text:p text:style-name="P1">dem ich solche Dinge höre? Und er suchte</text:p>
      <text:p text:style-name="P1">ihn zusehen. C. W, 8. ·</text:p>
      <text:p text:style-name="P1">1(). Und die Apostel kehrtenz1m’i(k und</text:p>
      <text:p text:style-name="P1">erzählten il 1nAlles, was sie gethan hatten.</text:p>
      <text:p text:style-name="P1">Und er nahm sie zu sich nnd entwich bei</text:p>
      <text:p text:style-name="P1">Seite an einen einöden Ort bei der Stadt,</text:p>
      <text:p text:style-name="P1">die Bethsaida heißt. Mark. g, so. Many. we.</text:p>
      <text:p text:style-name="P1">V. «-i7: Matth.-I4,43—2t. Marc.6,Z4-—4-L.</text:p>
      <text:p text:style-name="P1">.— Joy. 6· 4—44.</text:p>
      <text:p text:style-name="P1">11. Als aber das Volkes gewahr wurde,</text:p>
      <text:p text:style-name="P1">folgten sie ihm nach; und er nahm sie auf,</text:p>
      <text:p text:style-name="P1">nnd redete zu ihnen von dem Reiche Got-</text:p>
      <text:p text:style-name="P1">tes; nnd die der Heilung bednrften, machte</text:p>
      <text:p text:style-name="P1">er gesund. « -</text:p>
      <text:p text:style-name="P1">II. 12. Aber der Tag sin an sich zu nei-</text:p>
      <text:p text:style-name="P1">gen; und die Zwölfe traten herzu und spra-</text:p>
      <text:p text:style-name="P1">chen zu ihm: Las; das Vol« von dir, das;</text:p>
      <text:p text:style-name="P1">sie hingehenin die Flecken und Dörser rings</text:p>
      <text:p text:style-name="P1">umher und einkehren und Speise finden;</text:p>
      <text:p text:style-name="P1">denn hier sind wir an einem eiuöden Orte.</text:p>
      <text:p text:style-name="P1">13. Er aber sprach zu ihnen: Gebet ihr</text:p>
      <text:p text:style-name="P1">ihnen zu essen. Sie sprachen: Wir haben</text:p>
      <text:p text:style-name="P1">nicht mehr als fünf Brote und zwei Fische;</text:p>
      <text:p text:style-name="P1">es sei denn, das; wir hingehen und für all</text:p>
      <text:p text:style-name="P1">dieses Volk Speise kaufen sollen.</text:p>
      <text:p text:style-name="P1">L. Kön. 4, 42«1c.</text:p>
      <text:p text:style-name="P1">I4. Denn es waren bei fünftansend Män-</text:p>
      <text:p text:style-name="P1">ner.—Da·sprach er zu seinen Jüngern: Ma-</text:p>
      <text:p text:style-name="P1">chet, das; sie sich nach Gesellschaften setzen,</text:p>
      <text:p text:style-name="P1">je sünf»«1g nnd fünfzig.</text:p>
      <text:p text:style-name="P1">15. lind sie thaten also, und ließen Alle</text:p>
      <text:p text:style-name="P1"><text:soft-page-break/>sich setzen.</text:p>
      <text:p text:style-name="P1">16. Und er nahm die fünf Brote»und die</text:p>
      <text:p text:style-name="P1">wei Fi ehe, blickte zum Himmel auf und</text:p>
      <text:p text:style-name="P1">segnete sie, und brach und gab sie den Jün-</text:p>
      <text:p text:style-name="P1">gern, sie dem Volke vorzn egen</text:p>
      <text:p text:style-name="P1">17. Und sie aßen, nnd wurden Alle satt;</text:p>
      <text:p text:style-name="P1">und es wurde aufgehoben, was ihnen übrig</text:p>
      <text:p text:style-name="P1">blieb von den Stücken, zwölf Körbe.</text:p>
      <text:p text:style-name="P1">V. 48——22: Matih. -l6, t3—2t. Mart. 8, 27--St.</text:p>
      <text:p text:style-name="P1">III. 18. Und es begab sich, -als er einsam</text:p>
      <text:p text:style-name="P1">ENGEL- und die Jünger bei ihm waren,</text:p>
      <text:p text:style-name="P1">fragte er sie, sprechend: Wer sagen die Leute,</text:p>
      <text:p text:style-name="P1">daß ich sei?</text:p>
      <text:p text:style-name="P1">19. Sie antworteten nnd sprachen: Jo-</text:p>
      <text:p text:style-name="P1">hannes, der T(iuser; Andere, Elias; An-</text:p>
      <text:p text:style-name="P1">dere aber, eiclerder alten Propheten sei aus-</text:p>
      <text:p text:style-name="P1">erstanden.</text:p>
      <text:p text:style-name="P1">20. Da sprach er zu ihnen: Wer sa et</text:p>
      <text:p text:style-name="P1">aber ihr, das; ich sei? Da antwortete He-</text:p>
      <text:p text:style-name="P1">trns und sprach : Der Gesalbete Gottes.</text:p>
      <text:p text:style-name="P1">21. Er aber gebot ihnen ernstlich, dieses</text:p>
      <text:p text:style-name="P1">Niemand zu sagen, «</text:p>
      <text:p text:style-name="P1">22. indem ersprach: Der Sohn des Men-</text:p>
      <text:p text:style-name="P1">schen muß viel leiden, und verworfen wer-</text:p>
      <text:p text:style-name="P1">den oon den Aeltesren und Hohenpriestern</text:p>
      <text:p text:style-name="P1">und Schriftgelehrten, und getödtet, und am</text:p>
      <text:p text:style-name="P1">dritten Tage auferweckt werden.</text:p>
      <text:p text:style-name="P1">V. 23—2-7- Many. si5,24—28. Makc.8, 34:38.</text:p>
      <text:p text:style-name="P1">23. Er sprach aber zu Allen ; Wenn Je-</text:p>
      <text:p text:style-name="P1">mand mir nachkomnlen will, so verlLiu ne</text:p>
      <text:p text:style-name="P1">er sich selbst, nnd nehme sein Kreuz"ausLs1ch</text:p>
      <text:p text:style-name="P1">täglich, und folge mir nach.</text:p>
      <text:p text:style-name="P1">24. Denn wer sein Leben erhalten will,</text:p>
      <text:p text:style-name="P1">der wird es verlieren; wer aber sein Leben</text:p>
      <text:p text:style-name="P1">verliert um meinetwillen, der wird es er-</text:p>
      <text:p text:style-name="P1">halten.</text:p>
      <text:p text:style-name="P1">25. Denn was nützte es dem Menschen«,</text:p>
      <text:p text:style-name="P1">wenn er die ganze Welt gewänne, aber sich</text:p>
      <text:p text:style-name="P1">selbst )oerlbre, oder an sich selbst Schaden</text:p>
      <text:p text:style-name="P1">litte? »</text:p>
      <text:p text:style-name="P1">26. Denn wer sich meiner und meiner</text:p>
      <text:p text:style-name="P1">Worte sch(1’mt, dessen wird sich auch des</text:p>
      <text:p text:style-name="P1">Menschen Sohn schämen, wann er kommen</text:p>
      <text:p text:style-name="P1">wird in seiner nnd des· Vaters und der hei-</text:p>
      <text:p text:style-name="P1">ligen Engel H:rrlichkeit. Many. to, 33.</text:p>
      <text:p text:style-name="P1">27. sich sage euch aber»in Wahrheit- Es</text:p>
      <text:p text:style-name="P1">sind Etliche derer, die hier stehen, die den</text:p>
      <text:p text:style-name="P1">Tod nicht sch1nccken werden, bis steh das</text:p>
      <text:p text:style-name="P1">Reich Gottes gesehen. Mark. 9, «. -</text:p>
      <text:p text:style-name="P1">V, 28—36; Many. 47, 4·—9. Mark. 9, ev—-9.</text:p>
      <text:p text:style-name="P1">v» 28» Es begab f»i»ch aber nach diesen</text:p>
      <text:p text:style-name="P1">Reden ungefähr acht wage- Daß Cl« DE1lPlTE</text:p>
      <text:p text:style-name="P1"><text:soft-page-break/>trus und Johannes und »J»acobus zu tch</text:p>
      <text:p text:style-name="P1">nahm, und auf den Berg stieg, zu beten. </text:p>
      <text:p text:style-name="P1">29. Und indem er betete, ward die Gyl-</text:p>
      <text:p text:style-name="P1">stalt seines Angesichtes anders und.secn</text:p>
      <text:p text:style-name="P1">Kleid weiß strahlend. - ·</text:p>
      <text:p text:style-name="P1">30. Und siehe, zwei Männer redeten mit</text:p>
      <text:p text:style-name="P1">ihm, welche waren Moses und» Elias; »</text:p>
      <text:p text:style-name="P1">31. die erschienen in «Herrlichkelt und rei-</text:p>
      <text:p text:style-name="P1"/>
      <text:p text:style-name="P1"/>
      <text:p text:style-name="P1"/>
      <text:p text:style-name="P1">Cap. 9. ; St. L</text:p>
      <text:p text:style-name="P1">deten von seineni Ausgange, den er voll-</text:p>
      <text:p text:style-name="P1">bringen sollte äu Jerusalem. C. is, sc.</text:p>
      <text:p text:style-name="P1">32. Petrus a er, nnd die mit ihm, waren</text:p>
      <text:p text:style-name="P1">vom Schlaf beschwert. Als sie aber erwach-</text:p>
      <text:p text:style-name="P1">ten, sahen sie seine Herrlichkeit und die zwei</text:p>
      <text:p text:style-name="P1">Männer, die bei ihni standen. -</text:p>
      <text:p text:style-name="P1">33. Und es be ab sich, als diese von·ihm</text:p>
      <text:p text:style-name="P1">schc·e»den, sprach i?·Zeti«·11s n Jesu: Meister,</text:p>
      <text:p text:style-name="P1">es ist gut, das; wir hier seien ; und wir wol-</text:p>
      <text:p text:style-name="P1">len drei Hütten machen, dir eine, und Mo-</text:p>
      <text:p text:style-name="P1">fes eine, und Elias eine; und er wußte</text:p>
      <text:p text:style-name="P1">nicht, was er sagte.</text:p>
      <text:p text:style-name="P1">34. Und indem er dieses redete, kam eine</text:p>
      <text:p text:style-name="P1">Wolke und iiberschattete sie. Sie fürchteten</text:p>
      <text:p text:style-name="P1">sich aber, als jene in die Wolke hinein- i</text:p>
      <text:p text:style-name="P1">in en.</text:p>
      <text:p text:style-name="P1">g33 Und eine Stimme erscholl aus der</text:p>
      <text:p text:style-name="P1">Wolke, die sprach: Dieser ist mein Sohn,</text:p>
      <text:p text:style-name="P1">der Geliebte, den höret.</text:p>
      <text:p text:style-name="P1">36. Und indem diese Stimme erscholl, be-</text:p>
      <text:p text:style-name="P1">fand sich Jesus allein; niid sie schwiegen !</text:p>
      <text:p text:style-name="P1">und sagten in denselben Ta en Niemand s</text:p>
      <text:p text:style-name="P1">etwas von dem, was sie gesehen hatten. ;</text:p>
      <text:p text:style-name="P1">V. 37—42; Many. i7, i4—2i. Mai-c. 9, i4—29. </text:p>
      <text:p text:style-name="P1">V. :-37. Es begab sich aber des folgenden s</text:p>
      <text:p text:style-name="P1">Tages, als sie von dem Berge herabgm- !</text:p>
      <text:p text:style-name="P1">gen, kam ihnen viel Volk entgegen.</text:p>
      <text:p text:style-name="P1">38. Und siehe, ein Mann aus dem Volke</text:p>
      <text:p text:style-name="P1">rief nnd sprach: Meister, ich bitte dich, siehe »</text:p>
      <text:p text:style-name="P1">doch an meinen Sohn, denn er ist mein -</text:p>
      <text:p text:style-name="P1">Eingebomer.</text:p>
      <text:p text:style-name="P1">39. Und siehe, ein Geist ergreift ihn,1ind</text:p>
      <text:p text:style-name="P1">plötzlich schreit er, und er reis;t»ihn hin und .</text:p>
      <text:p text:style-name="P1">M, daß er»schäunit, und· weicht nur mit</text:p>
      <text:p text:style-name="P1">ühe von ihm, indeni er ihn quälet. !</text:p>
      <text:p text:style-name="P1">40. Und ich habe deine Jiinger gebeten, :</text:p>
      <text:p text:style-name="P1">daß sie ihn austrieben, aber sie vermochten !</text:p>
      <text:p text:style-name="P1">ni t. «</text:p>
      <text:p text:style-name="P1">es</text:p>
      <text:p text:style-name="P1">41.ckDa antwortete Jesus nnd sprach:s</text:p>
      <text:p text:style-name="P1"><text:soft-page-break/>O du nnqläubiges nnd verte«hrtes Ge-</text:p>
      <text:p text:style-name="P1">schlecht! Wie lange soll ich bei elich»seini</text:p>
      <text:p text:style-name="P1">End euch ertragen? Bringe deinen Sohn </text:p>
      <text:p text:style-name="P1">le er. — - -»</text:p>
      <text:p text:style-name="P1">4B. Und noch indem» er hinzu« ing, riß ;</text:p>
      <text:p text:style-name="P1">und zerrte ihn der Teufel. Aber (?Jg1is be- </text:p>
      <text:p text:style-name="P1">schalt den unreinen Geist, ulid·ma te den I</text:p>
      <text:p text:style-name="P1">Knaben gesund, und gab ihn seinem Vater »!</text:p>
      <text:p text:style-name="P1">wieder. s</text:p>
      <text:p text:style-name="P1">Vl. 43. Es erstaunten aber Alle über die s</text:p>
      <text:p text:style-name="P1">große Macht Gottes. Da sich nun Alle</text:p>
      <text:p text:style-name="P1">verwunderten über Alles, was Jesus that,</text:p>
      <text:p text:style-name="P1">sprach er zu seinen Jüngern:</text:p>
      <text:p text:style-name="P1">44. Fasset ihr in eure Ohren diese Worte:</text:p>
      <text:p text:style-name="P1">Des Menschen Sohn wird iiberantworiet</text:p>
      <text:p text:style-name="P1">werden in der Mel1schen Hände.</text:p>
      <text:p text:style-name="P1">Many. 1iz,.2i. ,</text:p>
      <text:p text:style-name="P1">l</text:p>
      <text:p text:style-name="P1">i</text:p>
      <text:p text:style-name="P1">ucc"i. Cap. 9. U 77</text:p>
      <text:p text:style-name="P1">45. Sie aber verstanden diese Rede ni2t·</text:p>
      <text:p text:style-name="P1">und es war vor ihnen verborgen, daß e</text:p>
      <text:p text:style-name="P1">es nicht begriffen; und sie fürchteten sich,</text:p>
      <text:p text:style-name="P1">ihn zu fragen wegen dieser Rede.</text:p>
      <text:p text:style-name="P1">C. is, 34. Mars. 9, s2.</text:p>
      <text:p text:style-name="P1">V. 46—482 Mitte. is, i—5. Many. e, as-—37.</text:p>
      <text:p text:style-name="P1">Vll- 46. Es stieg aber ein Gedanke in-</text:p>
      <text:p text:style-name="P1">ihnen auf, wer wohlderGrößte unter ihnen</text:p>
      <text:p text:style-name="P1">wäre? E. 22, Si. .</text:p>
      <text:p text:style-name="P1">47. Da nun Jesus den Gedanken ihres</text:p>
      <text:p text:style-name="P1">Herzens sah, nahm er ein Kind, nnd stellte</text:p>
      <text:p text:style-name="P1">es neben sich, und sprach zu ihnen:</text:p>
      <text:p text:style-name="P1">48. Wer dieses Kind aufnimmt«in mei-</text:p>
      <text:p text:style-name="P1">nem Nanlen, der nimmt mich auf; 1ind wer</text:p>
      <text:p text:style-name="P1">mich aufnimmt, der nimmt den auf, der</text:p>
      <text:p text:style-name="P1">mich gesendet hat. Denn wer der Kleinste</text:p>
      <text:p text:style-name="P1">ist unter euch Allen, der wird groß sein.</text:p>
      <text:p text:style-name="P1">C. M, 26. Many. To, 26 &amp;c.</text:p>
      <text:p text:style-name="P1">V. 49· so; Man. 9, 38—4o.</text:p>
      <text:p text:style-name="P1">VIII. 49. Johannes aber antwortete und</text:p>
      <text:p text:style-name="P1">sprach: Meister, wir sahen Einen, der in</text:p>
      <text:p text:style-name="P1">deinem Namen die Teufel austrieb, nnd</text:p>
      <text:p text:style-name="P1">wir wehrten es ihm, denn er folgt dir nicht</text:p>
      <text:p text:style-name="P1">nach mit uns.</text:p>
      <text:p text:style-name="P1">50. Und Jesus cs)prach: Wehret es ihm</text:p>
      <text:p text:style-name="P1">nicht, denn wer ni twider uns ist, der ist</text:p>
      <text:p text:style-name="P1">für uns. Phi1. i, is. ·</text:p>
      <text:p text:style-name="P1">51. Es begab sich aber, als sich die Tage</text:p>
      <text:p text:style-name="P1">erfüllten, daß er sollte aufgenommen wer-</text:p>
      <text:p text:style-name="P1">den, richtete er sein Angesicht, gen Jerusa-</text:p>
      <text:p text:style-name="P1">l ,u ieh-n.</text:p>
      <text:p text:style-name="P1">em i</text:p>
      <text:p text:style-name="P1"><text:soft-page-break/>52.5Ulid er sandte Boten vor sich her.</text:p>
      <text:p text:style-name="P1">Und diese gingen hin nnd kamen in einen</text:p>
      <text:p text:style-name="P1">Flecken der Samariter, ihm die Herberge</text:p>
      <text:p text:style-name="P1">zu bereiten. -</text:p>
      <text:p text:style-name="P1">53. Und sie nahmen ihn nicht auf, darum,</text:p>
      <text:p text:style-name="P1">weil sein Angesicht gen Jerusalem gerich-</text:p>
      <text:p text:style-name="P1">tet war. · »</text:p>
      <text:p text:style-name="P1">54. Als aber seine Jiinger Jacobus und</text:p>
      <text:p text:style-name="P1">Johannes es sahen, sprachen sie: Herr,</text:p>
      <text:p text:style-name="P1">willst du, daß wir Feuer heißen vom· Him-</text:p>
      <text:p text:style-name="P1">mel herabfallen und sie verzehren, wie auch</text:p>
      <text:p text:style-name="P1">Elias ethan hat? T. Kii-1. --, -can. »</text:p>
      <text:p text:style-name="P1">55. Gr aber wandte sich nnd beschalt sie,</text:p>
      <text:p text:style-name="P1">und sprach: Ihr wisset nicht, welches Gei-</text:p>
      <text:p text:style-name="P1">stes ihr seid. »</text:p>
      <text:p text:style-name="P1">56. Denn des Menschen Sohn ist nicht</text:p>
      <text:p text:style-name="P1">gekoin1nen, der Menscheii Seelen zu ver-</text:p>
      <text:p text:style-name="P1">derben, sondern 1i erhalten. Und sie zogen</text:p>
      <text:p text:style-name="P1">in einen andern YFlecken. Ji-h. Z, i7. is, 47.</text:p>
      <text:p text:style-name="P1">IX. 57. Es begab sich aber, als sie wei-</text:p>
      <text:p text:style-name="P1">ter zogen, sprach Einer aus dem Wege zu</text:p>
      <text:p text:style-name="P1">ihm: Herr, ich will dir iiachfolgen, wo du</text:p>
      <text:p text:style-name="P1">auch hingehest. M«::h. 8, i9 re. ·</text:p>
      <text:p text:style-name="P1">58. Und Jesus sprach zu ihm: Die Füchse</text:p>
      <text:p text:style-name="P1">haben Gruben, und die Vögel des Hint-</text:p>
      <text:p text:style-name="P1"/>
      <text:p text:style-name="P1"/>
      <text:p text:style-name="P1"/>
      <text:p text:style-name="P1">78 Cap. 9. l0. Das E</text:p>
      <text:p text:style-name="P1">weis haben· Nester; aber des Menschen</text:p>
      <text:p text:style-name="P1">Sohn hat nicht, wo er sein Haupt hinlege.</text:p>
      <text:p text:style-name="P1">59. Er sagte aber zu einem Andern:</text:p>
      <text:p text:style-name="P1">Folge mir nach. Der sprach: Herr, erlaube</text:p>
      <text:p text:style-name="P1">mir, daß ich zuvor hingehe und meinen Va-</text:p>
      <text:p text:style-name="P1">ter begrabe. »</text:p>
      <text:p text:style-name="P1">60, Jesus aber sprach zu ihm: Laß die</text:p>
      <text:p text:style-name="P1">Todten ihre Todten begraben; du aber gehe</text:p>
      <text:p text:style-name="P1">hin und verkmidige das Rei3Gottes.</text:p>
      <text:p text:style-name="P1">atth. S, W.</text:p>
      <text:p text:style-name="P1">61. Es sprach aber auch ein Anderer:</text:p>
      <text:p text:style-name="P1">Herr, ich will dir nachsolgen, zuvor aber</text:p>
      <text:p text:style-name="P1">erlaubt: mir, voii denen, die in meinem</text:p>
      <text:p text:style-name="P1">Hause sind, Abschied zu nehinen.</text:p>
      <text:p text:style-name="P1">62. Jesus aber sprach u ihm: Niemand,</text:p>
      <text:p text:style-name="P1">der seine Hand an deii 8s3fl?;g legt uiid zu-</text:p>
      <text:p text:style-name="P1">riickbiickt, ist geschickt zum Ceic«h7e Zotgs.</text:p>
      <text:p text:style-name="P1">C-ap. X.</text:p>
      <text:p text:style-name="P1">I. Anssendung der siebenzig Jimget. i——i6. il</text:p>
      <text:p text:style-name="P1">Zurückt«unft derselben. 17—·24. til. Dei: barm-</text:p>
      <text:p text:style-name="P1">herzige Saniaritec. 25—37. W. Mar:ha und</text:p>
      <text:p text:style-name="P1">Maria. 38—42. —</text:p>
      <text:p text:style-name="P1">l. I. Darnach aber verordnete der Herr</text:p>
      <text:p text:style-name="P1"><text:soft-page-break/>noch siebenzig Andere, uiid sandte sie je</text:p>
      <text:p text:style-name="P1">zwei und zwei vor sich her ii1 alle Städte</text:p>
      <text:p text:style-name="P1">und Oerter, wohin er selbst kommen wollte.</text:p>
      <text:p text:style-name="P1">2.Mos. —25-, i.</text:p>
      <text:p text:style-name="P1">2. Und er sprach zu ihnen: Die Er-nteist</text:p>
      <text:p text:style-name="P1">zwar groß, aber der Arbeiter sind wenige.</text:p>
      <text:p text:style-name="P1">Darum bittet den H:rrn der Ernte, das;</text:p>
      <text:p text:style-name="P1">er Arbeiter aussende in seine Ernte.</text:p>
      <text:p text:style-name="P1">Many. 9, 37. se.</text:p>
      <text:p text:style-name="P1"><text:s/>Gehet hin! Siehe, ick sende euch wie</text:p>
      <text:p text:style-name="P1">Lämmer mitten uiiter die T?-blse.</text:p>
      <text:p text:style-name="P1">Many. i0, is.</text:p>
      <text:p text:style-name="P1">4. Traget weder Beutel iioih Tasche noch</text:p>
      <text:p text:style-name="P1">Schuhe, und aus dem Wege grüßet Nie-</text:p>
      <text:p text:style-name="P1">MMD- Muth. i0, 9 sc. 2. Kön, 4, W.</text:p>
      <text:p text:style-name="P1">·5. Wo ihr aber in ein Haus hineingehet,</text:p>
      <text:p text:style-name="P1">da sprechet zuerst: Friede diesem Hause!</text:p>
      <text:p text:style-name="P1">, «J)i»1m,. i0, i«2 sc.</text:p>
      <text:p text:style-name="P1">6. Und wenn daselbst ein Sohn des Frie-</text:p>
      <text:p text:style-name="P1">deiis ist, so wird aus ihm euer Friede ruhen,</text:p>
      <text:p text:style-name="P1">wo aber nicht, so wird er zu euch zurück-</text:p>
      <text:p text:style-name="P1">kehren.</text:p>
      <text:p text:style-name="P1">T. In demselben Hause aber bleibet und</text:p>
      <text:p text:style-name="P1">esset und trinlet, was sie euch darreicheii;</text:p>
      <text:p text:style-name="P1">denn der Arbeiter ist seines Lohnes werth.</text:p>
      <text:p text:style-name="P1">Gehet nicht aus einem Haus in das andere.</text:p>
      <text:p text:style-name="P1">i, C-·r. in, 27. M.:tti;. to, i0.</text:p>
      <text:p text:style-name="P1">S. Und wo ihr in eine Stadt kommt, und</text:p>
      <text:p text:style-name="P1">sie euch ausnehmen, da esset, was euch vor-</text:p>
      <text:p text:style-name="P1">gesetzt wird, «</text:p>
      <text:p text:style-name="P1">9. und heilet die Kranken, die daselbst</text:p>
      <text:p text:style-name="P1">sind, uiid saget zu ihnen: Das Reich Got-</text:p>
      <text:p text:style-name="P1">tes ist zu euch genah:t. March. Z, 2.</text:p>
      <text:p text:style-name="P1">V</text:p>
      <text:p text:style-name="P1">!</text:p>
      <text:p text:style-name="P1">I</text:p>
      <text:p text:style-name="P1">i</text:p>
      <text:p text:style-name="P1">»</text:p>
      <text:p text:style-name="P1">angeiium Cap. 10.</text:p>
      <text:p text:style-name="P1">10. Wo ihr aber in eine Stadt komme</text:p>
      <text:p text:style-name="P1">und sie euch nicht aufnehmen, so gehet aus</text:p>
      <text:p text:style-name="P1">ihre Gassen hinaus und sprechet:</text:p>
      <text:p text:style-name="P1">11. Auch den Staub, der sich an uns ge-</text:p>
      <text:p text:style-name="P1">hängt hat von eiierer Stadt, wischen wir</text:p>
      <text:p text:style-name="P1">ab von euch; doch sollet ihr wissen, daß das</text:p>
      <text:p text:style-name="P1">Reich Gottes euch nahe gewesen ist.</text:p>
      <text:p text:style-name="P1">Mann. i(), is it.</text:p>
      <text:p text:style-name="P1">12. Ich sage euch, es wird Sodom an je-</text:p>
      <text:p text:style-name="P1">nem Tage erträglicher gehen als derselben</text:p>
      <text:p text:style-name="P1">Stadt.</text:p>
      <text:p text:style-name="P1">B. i3—i(i; Many. it, -i0—2i. «</text:p>
      <text:p text:style-name="P1">13. Wehe dir, Chorazin! Wehe dir, Beth-</text:p>
      <text:p text:style-name="P1"><text:soft-page-break/>saida! Denn wenn zu Tyrus und Sidon</text:p>
      <text:p text:style-name="P1">die Thaten geschehen wären, die bei eiich</text:p>
      <text:p text:style-name="P1">gåschehen sind, R hätten sie vorl.·mgst im</text:p>
      <text:p text:style-name="P1">ack und in der sehe sitzend BusTe gethan.</text:p>
      <text:p text:style-name="P1">14. Doch es wird Thais nnd Sidon er-</text:p>
      <text:p text:style-name="P1">träglicher gehen im Gerichte als euch. s</text:p>
      <text:p text:style-name="P1">15. Und du, Capernaum! die du bis zum</text:p>
      <text:p text:style-name="P1">Himmel erhoben bist, du wirst bis zur Hölle</text:p>
      <text:p text:style-name="P1">hinabgEworfen werden.</text:p>
      <text:p text:style-name="P1">16. H er euch hört, der höret mich, und</text:p>
      <text:p text:style-name="P1">wer euch verwirst, der v·:rwirst mich; wer</text:p>
      <text:p text:style-name="P1">aber mich verwirft, -der verwirft den, der</text:p>
      <text:p text:style-name="P1">mich ge9sFndet hat.</text:p>
      <text:p text:style-name="P1">sich. to, in. i. Ti)css. -2, is. it, s.</text:p>
      <text:p text:style-name="P1">il. 17. Die Siebenzig aber kehrten mit</text:p>
      <text:p text:style-name="P1">Freuden wieder uiid sprachen: Herr, auch</text:p>
      <text:p text:style-name="P1">die Teufel sind uns unterthan in deinem</text:p>
      <text:p text:style-name="P1">Namen. C. o, i. -so. s</text:p>
      <text:p text:style-name="P1">18. Da·sprach er zu ihnen: Jch sah den</text:p>
      <text:p text:style-name="P1">Satan wie einen B it; vom Himnielfallen.</text:p>
      <text:p text:style-name="P1">» · Joh. i2, Z-i. Off. i2. 9.</text:p>
      <text:p text:style-name="P1">19. Siehe, ich gebe euch die Macht, aus</text:p>
      <text:p text:style-name="P1">SchlalIgen und Skorpionen zu treten, und</text:p>
      <text:p text:style-name="P1">über a e Gewalt des Feindes; und nichts</text:p>
      <text:p text:style-name="P1">wird euch beschädigen.</text:p>
      <text:p text:style-name="P1">Marc. is, is. Pf. -Of, is.</text:p>
      <text:p text:style-name="P1">20.sp Doch darüber sreiiet euch nicht, daß</text:p>
      <text:p text:style-name="P1">die Geister euch uiiterthan sind; fix-net euch</text:p>
      <text:p text:style-name="P1">viclinehr, daß eure Namen in den Hiinincln</text:p>
      <text:p text:style-name="P1">geschriebensind Pmi. --, Z. Off. 20. i2. 2i, 27.</text:p>
      <text:p text:style-name="P1">21. Zu derselben Stunde srohlockte Jesus</text:p>
      <text:p text:style-name="P1">s im Geiste uiid sprach: Ich preis dich, Va-</text:p>
      <text:p text:style-name="P1">ter, Herr des Himmels nnd der Erde, daß</text:p>
      <text:p text:style-name="P1">du diese Dinge vor den vLiZ:iseii uiid Ver-</text:p>
      <text:p text:style-name="P1">ständigen verborgen, und sc-: den Uitmün-</text:p>
      <text:p text:style-name="P1">di en geoffendaret hast. Ja, Vater, denn</text:p>
      <text:p text:style-name="P1">also ist es wohlgesällig gewesen vor dir.</text:p>
      <text:p text:style-name="P1">» »· « i.itih. -«, 25 --27.</text:p>
      <text:p text:style-name="P1">22. Alle Dinge sind mir von meinem</text:p>
      <text:p text:style-name="P1">Vater übergebeii; und Niemand weiß, wer</text:p>
      <text:p text:style-name="P1">der Sohn ist als·nur der Vater; ui1d wer</text:p>
      <text:p text:style-name="P1">! der Vater ist- weis; Niemand als nur der</text:p>
      <text:p text:style-name="P1">Sohii, und wem es der Sohn will offen-</text:p>
      <text:p text:style-name="P1">bar«-U— J:-Ei. «. io. Hei. 2. is.</text:p>
      <text:p text:style-name="P1"/>
      <text:p text:style-name="P1"/>
      <text:p text:style-name="P1"/>
      <text:p text:style-name="P1">Cap. ·1o. St. Lake.-T Cap. to. «. 7i"—)</text:p>
      <text:p text:style-name="P1">23. Und er wandte fich zu seinen Jün· ern « sus zu ihm: So gehe auch du hin und thue</text:p>
      <text:p text:style-name="P1">besonders und sprai«h: Selig sind die Bin- ; eben so. C. S, se. ·</text:p>
      <text:p text:style-name="P1">gen, die sehen, was «» sehst! M«kks,.«3,«s.«7. Z IV. 38». Es <text:soft-page-break/>begab sich aber, ais sie weiter</text:p>
      <text:p text:style-name="P1">24. Denn ich sage euch, viele Propheten s zogen, g·i1igRer in einen Flecken- ein Weib</text:p>
      <text:p text:style-name="P1">und Könige wi«inschten zu sehen, was ihr ; f!bE»1'- Mk Ame« Matt C, N(1i)m1hU Auf</text:p>
      <text:p text:style-name="P1">sehet, nnd haben es nicht gesehen; und zu I in ihr Haus, J«-i, «,i.»i2, i—3.-</text:p>
      <text:p text:style-name="P1">hölreii, was ihr höret, und haben es nicht i 39«s <text:s/>PTSsEdhAtFCchE!NE dSck)3IF»s!EV- </text:p>
      <text:p text:style-name="P1">gk,5;—t» ;meu ari·a, ie i «zu en -ußen e«</text:p>
      <text:p text:style-name="P1">lll. 2E). Und ie e ein Gee ele rter trat ; few Und km« Rede hk’M·, 5- W"l«-33- 3- ·«</text:p>
      <text:p text:style-name="P1">auf nnd versuCi)tehihu und ip?iick):hMeister- T 40« I-«gJ«l72J II« UUchtk1sICh P« ZU sch«f·</text:p>
      <text:p text:style-name="P1">was iuuß ich thun, daß ich das ewige Leben « f«Ud"" Er» e»»«eF«U«:g«» nd sie NR« herzu</text:p>
      <text:p text:style-name="P1">ererbe? Matih.22,35:c. Macc.i2,28ic. E Un» fix i« «?«"--« ist-VII-es VII- Iß</text:p>
      <text:p text:style-name="P1">26. Er aber sprach zu ihm: Was steht im I <text:s/>gn;?;erc «ss)«rchn«:lne«Jaf;eF-eI:1ii3l;lelfs:</text:p>
      <text:p text:style-name="P1">Gesetze geschri«be"? Wie lieiest du? 41 Jesus Zier antivZrtete rund rfprach</text:p>
      <text:p text:style-name="P1">27. Erantwortete und sprach: »Du solIfts U ihr. Y»sz«.«riha M»tha» Du mack»-wir</text:p>
      <text:p text:style-name="P1">den Herrn, deinenGoit, lieben vongai1zen1 <text:s/>ZåZorge.nnd Um.;che um »He Dinge</text:p>
      <text:p text:style-name="P1">deinem Herzen und von ganZr deiner Seele - 42 Eines aber ist Noth Maria Hat den</text:p>
      <text:p text:style-name="P1">Und Von 9«MZFm des""".· « ermögen .U"d guten Theil erwählet, der mchtsoll von ihr</text:p>
      <text:p text:style-name="P1"><text:s text:c="3"/>es«</text:p>
      <text:p text:style-name="P1">.-«-. Mk-s. is, 5. 3. Mai. i9, is,</text:p>
      <text:p text:style-name="P1">28. Er sprach Fu ihm: «D:idhast saht ge- s <text:s/>M·</text:p>
      <text:p text:style-name="P1">antwortet« t u as owir u e en-</text:p>
      <text:p text:style-name="P1">’ h 3Tsi)ios.i8s5. xmim.io,5. CAP« XI-«</text:p>
      <text:p text:style-name="P1">2?., E» «!-F s:,,««t«Jss;I- sie» is-OF i E-:i;it-Z«-E»«"iis«i:.T;;,::i;.::«s»k;«eki:»i:.I:«,i.I.:«:</text:p>
      <text:p text:style-name="P1">ma sen nnd pra u en: nd wer it- <text:s/>«« - <text:s/>S I .</text:p>
      <text:p text:style-name="P1">weis Ndchsssss- Z » I3:«i.:.:i,s.2.«;«s23«:«;.-·;s- II- «:;.Vgk:I«Ikkci:::</text:p>
      <text:p text:style-name="P1">30. Da erwiederte Jesus und sprach: Ein Pz,«;«»-»-z,;· F7-«» ’ «</text:p>
      <text:p text:style-name="P1">Mensch zogvsi1 Je:-i»:s»iIe»i»ii »«gch ·Jsricho V. «--« W-,. «-, -»«-z. «—</text:p>
      <text:p text:style-name="P1">hinab und el unter du Rauber ; die zogen L L Und es begab sich» als » an einem</text:p>
      <text:p text:style-name="P1">ihn MS UUV.,schlU8«’U Eh« U«.d gmSFU hin- » Orte betete, da er aufgehört, sprach einer</text:p>
      <text:p text:style-name="P1">MS-11ID8UI l1EI1)1Ik)sIl»»k’kWT IIegFU «Ef3»eI»1« s seiner Jiinger zu ihm: Herr, lehre uns</text:p>
      <text:p text:style-name="P1">3I« UND Von UU,8Ei«1hV zog M PVU’1kEI <text:s/>beten, wie auch Johannes feine Jüngers</text:p>
      <text:p text:style-name="P1">dieselbe Straße hinab, sah ihn und ging s gklehkkhak» C« z, 33«</text:p>
      <text:p text:style-name="P1"><text:soft-page-break/>Vorüber« H ! 2. Da sprach er zu ihnen:Wann ihrbetet,</text:p>
      <text:p text:style-name="P1">32,· Deß lE1ck)EU «1Uch TM LeV1k- Der »An s so sprechct: Unser Vater, der du bist in den</text:p>
      <text:p text:style-name="P1">deUieIbEU «-N 9Clal1gk3- kam UND sah Ihn j Himmeln. Geheiliget werde dein Name.</text:p>
      <text:p text:style-name="P1">UND Zins WVÜbeV« . E Es komme dein Reich. Dein Wille gefchehe,</text:p>
      <text:p text:style-name="P1">33. Ein reisender Samariter aber kam wie im Himmel, also auch auf Erden.</text:p>
      <text:p text:style-name="P1">dahin, UND Da IV Eh« sOh- erbarmte er sich 3. Gib uns heute unser tä» lirhes Brot.</text:p>
      <text:p text:style-name="P1">feiner. C.17, is. Joh. 4, 9. 8, is. 4. Und vergib uns unsere Sünden, denn</text:p>
      <text:p text:style-name="P1">34. Und er ging hinzu, verband seine « auch wir vergeben allen unsern Sihuldnern.</text:p>
      <text:p text:style-name="P1">Wunden und oß Oel und Wein darauf, <text:s/>Und führ-euns nicht in Versuchung, sondern</text:p>
      <text:p text:style-name="P1">dann hob er Zu auf sein eigenes Thier, <text:s/>erlöse uns von dem Bösen.</text:p>
      <text:p text:style-name="P1">führte ihn in eine Herberge und pflegte ihn. ; It· 5» Und ex spkach zu ihnen; Wk1chek</text:p>
      <text:p text:style-name="P1">35. Und als er des folgenden Tages ab- s unter euch hätte einen Freund und ginge</text:p>
      <text:p text:style-name="P1">reisen, nahm er zwei Pfennige hervor»und <text:s/>zu ihm um Mitternacht und spräche zuihm:</text:p>
      <text:p text:style-name="P1">V sie dem Wirthe und fprach zu ihm: Freund, leihe mir drei Brote;</text:p>
      <text:p text:style-name="P1">erpfl·e?»e ihn; und was du mehr aufwen- 6. Denn mein Freund ist zu mir gekom-</text:p>
      <text:p text:style-name="P1">den wir t, will ich, wann ich zuriickkomme, men von der Straße, und ich habe nichts,</text:p>
      <text:p text:style-name="P1">dir be-Ha )len. » - ihm vorzusehen;</text:p>
      <text:p text:style-name="P1">36. Welcher nun von diesen Dreien, dünkt 7. Und jener würde von innen antworten</text:p>
      <text:p text:style-name="P1">dich, sei der N(ichste gewesen dem, der unter und sprechen: Mache mir keine Mühe! Die</text:p>
      <text:p text:style-name="P1">die Räuber gefallen war? Thüre ist schon verfchlossen, und meine</text:p>
      <text:p text:style-name="P1">37. Er sprach: Der, welcher die Barm- Kinder»J;ind bei mir in der Kammer; ich</text:p>
      <text:p text:style-name="P1">herzigkeit an ihm erwiesen. Da sprach Je- kann us t aufstehen und dir geben! -</text:p>
      <text:p text:style-name="P1"/>
      <text:p text:style-name="P1"/>
      <text:p text:style-name="P1"/>
      <text:p text:style-name="P1">80 Cap. 11. Das E-v</text:p>
      <text:p text:style-name="P1">8. Ich sage euch: Wenn er auch· nicht deß-</text:p>
      <text:p text:style-name="P1">wegen aufstehen und ihm geben wird, weil er</text:p>
      <text:p text:style-name="P1">Ein Freund ist, so· wird er »doch um seiner</text:p>
      <text:p text:style-name="P1">nverschämtheit willen aufstehen und ihm</text:p>
      <text:p text:style-name="P1">geben, so viel er bedarf. C 48, 5.</text:p>
      <text:p text:style-name="P1">V.9—43- Manh.7, 7—«.</text:p>
      <text:p text:style-name="P1">9. Und so sage ich euch: Bittet, so wird</text:p>
      <text:p text:style-name="P1">euch gegeben werden; suchet, so werdet ihr</text:p>
      <text:p text:style-name="P1">finden; klopfet an, so wird eiich aufgethan</text:p>
      <text:p text:style-name="P1">werden.</text:p>
      <text:p text:style-name="P1"><text:soft-page-break/>10. Denn ein Jeder, der bitter, der em-</text:p>
      <text:p text:style-name="P1">pfängt; und wer sucht, der findet; und wer</text:p>
      <text:p text:style-name="P1">anklopst, dein wird ausgethan werden.</text:p>
      <text:p text:style-name="P1">11. Wo ist unter euch ein Vater, der,</text:p>
      <text:p text:style-name="P1">wenn ihn sein Sohn um ein Brot bäte, ihm</text:p>
      <text:p text:style-name="P1">einen Stein gäbe? oder auch iin1 einen Fisch,</text:p>
      <text:p text:style-name="P1">gäbe er ihm stattdes Fisches eine Schlange?</text:p>
      <text:p text:style-name="P1">12. Oder auch, wenn er uni ein Ei bäte,</text:p>
      <text:p text:style-name="P1">würde er ihm einen Skorpion geben?</text:p>
      <text:p text:style-name="P1">13. So nun ihr, die ihr böse seid, könnet</text:p>
      <text:p text:style-name="P1">enern Kindern nie Gaben geben, wie viel-</text:p>
      <text:p text:style-name="P1">mehr roird der himmlische Vater den heili-</text:p>
      <text:p text:style-name="P1">gen Geist geben denen, die ihn bitten. .</text:p>
      <text:p text:style-name="P1">V. i4—23: Many. 9, 32--34. -i2, 22- so.</text:p>
      <text:p text:style-name="P1">Mart. Z, 22—30.</text:p>
      <text:p text:style-name="P1">III. 14. Und er trieb einen Teufel ans,</text:p>
      <text:p text:style-name="P1">und derselbe war stumm. Es begab sich</text:p>
      <text:p text:style-name="P1">aber, nachdem der Teufel ans efahren,</text:p>
      <text:p text:style-name="P1">redete der Stumme. Und das E!Zolk ver-</text:p>
      <text:p text:style-name="P1">wunderte sich. «</text:p>
      <text:p text:style-name="P1">15. Etliche aber ans Zum sprachen: Durch</text:p>
      <text:p text:style-name="P1">den Beelzeb11b, den bersten der Teufel,</text:p>
      <text:p text:style-name="P1">treibt er die Teufel aus.</text:p>
      <text:p text:style-name="P1">16. Andere aber versu ten ihn uiid for-</text:p>
      <text:p text:style-name="P1">derten von ihm ein Zei en vom Himmel.</text:p>
      <text:p text:style-name="P1">Many. 42, 38.</text:p>
      <text:p text:style-name="P1">17. Er aber, da er ihre Gedanken wußte,</text:p>
      <text:p text:style-name="P1">sprach zu ihnen: Ein jedes Reich, das wider</text:p>
      <text:p text:style-name="P1">fiel) «elbst iineinig ist, wird verwüstet, und</text:p>
      <text:p text:style-name="P1">ein Esaus, das wider sich selbst ist, fällt.</text:p>
      <text:p text:style-name="P1">18. Wenn nun auch der Satan wider sich</text:p>
      <text:p text:style-name="P1">selbst uneinig ist, wie kann sein Reich be-</text:p>
      <text:p text:style-name="P1">stehen? Da ihr saget, ich trei·be die Teufel</text:p>
      <text:p text:style-name="P1">durch den Beelzebub aus.</text:p>
      <text:p text:style-name="P1">19. Wenn ich aber durch den Beelzebub</text:p>
      <text:p text:style-name="P1">die Teufel austreibe, durch wen treiben eure</text:p>
      <text:p text:style-name="P1">Söhne sie ans? Darum werden sie selbst</text:p>
      <text:p text:style-name="P1">eure Richter sein.</text:p>
      <text:p text:style-name="P1">20. Wenn ich aber durch den Finger Got- ,</text:p>
      <text:p text:style-name="P1">tes die Teufel aiistreibe, so ist ja das Reich !</text:p>
      <text:p text:style-name="P1">GotteåLgu euch gekommen.</text:p>
      <text:p text:style-name="P1">21. enn ein Starker bewaffnet seinen</text:p>
      <text:p text:style-name="P1">Hof bewacht, so bleibt das Seine im Frieden.</text:p>
      <text:p text:style-name="P1">22. Wenn aber ein Stärkerer als er über</text:p>
      <text:p text:style-name="P1">ihn kommt und ihn überwindet, so nimmt er</text:p>
      <text:p text:style-name="P1">ihmseine Wafsenriistuiig, auf welche er sich</text:p>
      <text:p text:style-name="P1">I</text:p>
      <text:p text:style-name="P1">i</text:p>
      <text:p text:style-name="P1">«</text:p>
      <text:p text:style-name="P1">angelium Cap. 11.</text:p>
      <text:p text:style-name="P1">23. Wer uicht mit mir ist, der ist wider</text:p>
      <text:p text:style-name="P1">mich; und wer nicht mit mir sammelt, der</text:p>
      <text:p text:style-name="P1"><text:soft-page-break/>zerstreuet. .</text:p>
      <text:p text:style-name="P1">i . V.24—2s- March. is, 43—45.</text:p>
      <text:p text:style-name="P1">» 24. Wenn der n1ireine Engl vom Men-</text:p>
      <text:p text:style-name="P1">s schen ausgefahren ist, so dar ziehf er dürre</text:p>
      <text:p text:style-name="P1">Orte und sucht einen E) uheplatz. nd findet</text:p>
      <text:p text:style-name="P1">er ihn nicht, so spricht er: Ich will zurückkeh-</text:p>
      <text:p text:style-name="P1">ren in mein Haus, aus dem ich gegangen bin.</text:p>
      <text:p text:style-name="P1">25. Und wann er kommt, findet er es-ge-</text:p>
      <text:p text:style-name="P1">säubert und geziert.</text:p>
      <text:p text:style-name="P1">26. Alsdann geht er hin und nimmt mit</text:p>
      <text:p text:style-name="P1">sich sieben andere Gei ter, die schlimmer</text:p>
      <text:p text:style-name="P1">ind als er, und sie ziehen ein und wohnen</text:p>
      <text:p text:style-name="P1">daselbst, nnd es wird das Letzte dieses</text:p>
      <text:p text:style-name="P1">Menschen ärger als das Erste.</text:p>
      <text:p text:style-name="P1">Ioh. 5, 14. Hei-. S, -i-—6. 40, 26 2c.</text:p>
      <text:p text:style-name="P1">27. Es begab fiel) aber, indem er solches</text:p>
      <text:p text:style-name="P1">redete, erhob ein Weib aus dem Volk die</text:p>
      <text:p text:style-name="P1">Stimme und sprach zu ihm: Selig ist der</text:p>
      <text:p text:style-name="P1">Leib, der dich · etragen, und die Brüste, die</text:p>
      <text:p text:style-name="P1">du gesogen has! Lin. «, :-s. 48.</text:p>
      <text:p text:style-name="P1">28. Er aber sprach: Ja, selig sind die, so</text:p>
      <text:p text:style-name="P1">das Wort Gottes hören und es bewahren.</text:p>
      <text:p text:style-name="P1">Matth. 7, A.</text:p>
      <text:p text:style-name="P1">V. 29—32; Many. 42, 38—42.</text:p>
      <text:p text:style-name="P1">IV. 29. Als aber das Volk sich haufen-</text:p>
      <text:p text:style-name="P1">weise herzudrän te, Lug er an ,u sagen:</text:p>
      <text:p text:style-name="P1">Das ist ein böses eschlecht. Es Horden:</text:p>
      <text:p text:style-name="P1">ein Zeichen, aber es wird ihm kein ; eichen</text:p>
      <text:p text:style-name="P1">egeben werden als das Zeichen Jonas, des</text:p>
      <text:p text:style-name="P1">Propheten.</text:p>
      <text:p text:style-name="P1">3(). Denn gleichwie Jonas ein Zeichen</text:p>
      <text:p text:style-name="P1">war den Niniviten, so wird es auch des</text:p>
      <text:p text:style-name="P1">Menschen Sohn diesem Geschlechte sein.</text:p>
      <text:p text:style-name="P1">31. Die Königin von Mittag wird am Ge-</text:p>
      <text:p text:style-name="P1">ri te wider die Männer dieses Geschlechtes</text:p>
      <text:p text:style-name="P1">alfitreten und sie verdammen; denn sie ist</text:p>
      <text:p text:style-name="P1">I;komnien von den Enden der Erde, die</text:p>
      <text:p text:style-name="P1">eisheit Salomons zu hören. Und siehe,</text:p>
      <text:p text:style-name="P1">hier ist mehr als Salomou.</text:p>
      <text:p text:style-name="P1">32. Die Männer von Ninioe werden am</text:p>
      <text:p text:style-name="P1">Gerichte wider dieses Geschlechtauftreten</text:p>
      <text:p text:style-name="P1">und es verdammen, denn sie haben Buße</text:p>
      <text:p text:style-name="P1">ethan auf die Predigt des JvU(1s« Und</text:p>
      <text:p text:style-name="P1">siehe, hier ist mehr als I0UfIs« ·</text:p>
      <text:p text:style-name="P1">33. Niemand aber zündet ein·L1cht an und</text:p>
      <text:p text:style-name="P1">setzt es iU’s Verborgelle, aUch U1chtUl1te·l.:deU</text:p>
      <text:p text:style-name="P1">Scheffel, sondern auf den Leuchter, damit die</text:p>
      <text:p text:style-name="P1">Hereinkommeiiden den Sck)EZU sehen. C. 8,«3.</text:p>
      <text:p text:style-name="P1">34» Das Auge ist das Licht des Leibes.</text:p>
      <text:p text:style-name="P1">Wenn nun dein Auge lauter ist, so ist auch</text:p>
      <text:p text:style-name="P1">dein gan,«er Leib heiter; wenn es aber ver-</text:p>
      <text:p text:style-name="P1">dorben ist, so ist auch dein Leib finster.</text:p>
      <text:p text:style-name="P1"><text:soft-page-break/>« Matth. S, T? sc. .</text:p>
      <text:p text:style-name="P1">35. So siehe nun zu, daß das Licht in dir</text:p>
      <text:p text:style-name="P1">verließ, und vertheilt seine Beute. Cp1.2,«5, ;</text:p>
      <text:p text:style-name="P1">nicht Finsterniß" sei.</text:p>
      <text:p text:style-name="P1"/>
      <text:p text:style-name="P1"/>
      <text:p text:style-name="P1"/>
      <text:p text:style-name="P1">Cap U: St. Lucca. "" Cap. I-1. «t-T. 84-T</text:p>
      <text:p text:style-name="P1">36. Wenn nun dein ganzer Leib heiter i</text:p>
      <text:p text:style-name="P1">also das; er keinen sinstern Theil hat, o</text:p>
      <text:p text:style-name="P1">wird er ganz heiter sein, wie wann das Licht</text:p>
      <text:p text:style-name="P1">dich mit seinem Strahl erleuchtet«</text:p>
      <text:p text:style-name="P1">V. 37. Und indem er redete, bat ihn</text:p>
      <text:p text:style-name="P1">ein Ph;irisäer, daß er bei ihm zu Mittag</text:p>
      <text:p text:style-name="P1">äsze. nd er ging hinein und setzte sich zu</text:p>
      <text:p text:style-name="P1">Tische. C. 7, :--is. »</text:p>
      <text:p text:style-name="P1">38. Der Pharisäer aber verwunderte sich,</text:p>
      <text:p text:style-name="P1">als Er sah, das; er sich vor dem Mittags-</text:p>
      <text:p text:style-name="P1">ma e m t « en atte.</text:p>
      <text:p text:style-name="P1">h ch gewllli1äikih.4si),2»:c. Marc.7,22c.</text:p>
      <text:p text:style-name="P1">39. Da sprach der Herr zu ihm: Nun, ihr</text:p>
      <text:p text:style-name="P1">Pharisäer, ihr reiniget das Auswendige des</text:p>
      <text:p text:style-name="P1">Bechers nnd der Schüssel, euer Jnwendi-</text:p>
      <text:p text:style-name="P1">ges aber ist voll Raub und Bosheit.</text:p>
      <text:p text:style-name="P1">Mann 23, 25. Tit. i, is.</text:p>
      <text:p text:style-name="P1">40. Ihr Thoren! hat niiht der, welcher</text:p>
      <text:p text:style-name="P1">das Ausweiidige gemacht hat, auch das</text:p>
      <text:p text:style-name="P1">Jnweudige gemacht?</text:p>
      <text:p text:style-name="P1">41. Vielmehr, was darin ist, gebet zu Al-</text:p>
      <text:p text:style-name="P1">mosen, und siehe, Alles ist euch rein. Jcs. IS, 7.</text:p>
      <text:p text:style-name="P1">42. Aber wehe euch Pharisäern, daß ihr</text:p>
      <text:p text:style-name="P1">die Münze und die Naute und alles Gemüse</text:p>
      <text:p text:style-name="P1">verzehntet und übertretet das Recht und die</text:p>
      <text:p text:style-name="P1">Liede Gottes. Diese sollte man thun und</text:p>
      <text:p text:style-name="P1">jenes nicht lassen. Maiih« 23, es. te, 7.</text:p>
      <text:p text:style-name="P1">4.3. Wehe euch Pharisäern, daß ihr den</text:p>
      <text:p text:style-name="P1">Vorsitz in den Versammlungen und die</text:p>
      <text:p text:style-name="P1">B-egrüf;imgen auf deii Märkten liebet.</text:p>
      <text:p text:style-name="P1">Maiih. W, is. Mart. 42, 38 te.</text:p>
      <text:p text:style-name="P1">44. Wehe euch, ihr Schriftgelehrten und</text:p>
      <text:p text:style-name="P1">Pharisäer, ihr Henchler! das; ihr seid wie</text:p>
      <text:p text:style-name="P1">die verborgenen Gräber, auf denen die Leute</text:p>
      <text:p text:style-name="P1">wandeln und wissen es nicht. Muth. es, 27·</text:p>
      <text:p text:style-name="P1">45. Da antwortete einer der Gesetzgelehr-</text:p>
      <text:p text:style-name="P1">ten uiid sprach zu ihm: Meister, indem du</text:p>
      <text:p text:style-name="P1">dieses sagst, schmähest du auch uns.</text:p>
      <text:p text:style-name="P1">46. Aber er sprach: Und wehe a·riciåyi;ucl)</text:p>
      <text:p text:style-name="P1">Gefetzgelehrten! denn ihr ladet den en-</text:p>
      <text:p text:style-name="P1">schen kaum erträgliche Bürden auf, und ihr</text:p>
      <text:p text:style-name="P1">selbst riihret die Bürden nicht mit einem</text:p>
      <text:p text:style-name="P1">Finger an. March. 23—, 4.</text:p>
      <text:p text:style-name="P1">47. Wehe euch, daß V- die Gräber der</text:p>
      <text:p text:style-name="P1"><text:soft-page-break/>Propheten bauet; eure s Eiter aber haben</text:p>
      <text:p text:style-name="P1">sie getödtet. Many. 2:-i, 29 :c.</text:p>
      <text:p text:style-name="P1">48. So bezeuget und habet ihr ja ein</text:p>
      <text:p text:style-name="P1">Wohl efallen an den Werken eurer Väter;</text:p>
      <text:p text:style-name="P1">denn He haben dieselben getödtet, ihr aber</text:p>
      <text:p text:style-name="P1">bauet ihre Gräber.</text:p>
      <text:p text:style-name="P1">V. 49—5i ; Mann. 23, 34—’3i3.</text:p>
      <text:p text:style-name="P1">49. Darum hat anch die Weisheit Gottes«</text:p>
      <text:p text:style-name="P1">gesprochen: Ich will zu ihnen senden Pro-</text:p>
      <text:p text:style-name="P1">pheten und Apostel, und etliche derselben</text:p>
      <text:p text:style-name="P1">werden sie tödten Und verfolgen; ·</text:p>
      <text:p text:style-name="P1">50. auf daß gefordert werde von diesem Ge-</text:p>
      <text:p text:style-name="P1">schlechte das Blut aller Propheten, welches</text:p>
      <text:p text:style-name="P1">von Er-schassung der Welt an vergossen ist,</text:p>
      <text:p text:style-name="P1">51. vom Blute Abels bis ans das Blut</text:p>
      <text:p text:style-name="P1">des Zacharias, welcher umkam zwischen«</text:p>
      <text:p text:style-name="P1">dem ltar»und dem Tempel. Ja, ich sage»</text:p>
      <text:p text:style-name="P1">euch, es wird gefordert werden von diesem!</text:p>
      <text:p text:style-name="P1">Ge chlechte. "</text:p>
      <text:p text:style-name="P1">52. Wehe euch Gesetzgelehrten! denn ihr</text:p>
      <text:p text:style-name="P1">habet den Schlüssel der Erkenntnis; wegge- .-</text:p>
      <text:p text:style-name="P1">noiumen. Ihr selbst seid nicht hineinge an-</text:p>
      <text:p text:style-name="P1">en, und denen, die hineingehen wollten,</text:p>
      <text:p text:style-name="P1">habet ihr es verwehrt. Many. es, is. .</text:p>
      <text:p text:style-name="P1">53. Da er solches zu ihnen sagte, fingen</text:p>
      <text:p text:style-name="P1">die S(hristgelehrten und Pharisäer an, ihm:</text:p>
      <text:p text:style-name="P1">hart zuzusetzen und ihn ü er viele Dinge</text:p>
      <text:p text:style-name="P1">herauszulocken, »:</text:p>
      <text:p text:style-name="P1">54. indem sie auf ihn lauerten und etwas</text:p>
      <text:p text:style-name="P1">aus seinem sMunde zu erhaschen suchten, daß</text:p>
      <text:p text:style-name="P1">sie ihn oerklagen könnten. C.2i), Do. Jpi,.8,ii.</text:p>
      <text:p text:style-name="P1">Cap. XII. i</text:p>
      <text:p text:style-name="P1">l. Warnung vor Heuchelei und Menschtnfurcht,</text:p>
      <text:p text:style-name="P1">i—(2; il. vor —Habsuchi und heidnischen Sorgen.</text:p>
      <text:p text:style-name="P1">U-34. lll. Ermahnung zur Wachsamkiit und</text:p>
      <text:p text:style-name="P1">Treue. Zö—48. lV. Ankündigui«cg entstehende:</text:p>
      <text:p text:style-name="P1">Zwietracht. 49—53. V. Erinnerung an die Zeichen«</text:p>
      <text:p text:style-name="P1">der Zeit. 54—59.</text:p>
      <text:p text:style-name="P1">I. 1. Als sich i1izwischen das Volk zu</text:p>
      <text:p text:style-name="P1">Tausenden gesammelt, so daß sie einander;</text:p>
      <text:p text:style-name="P1">traten, fing er an zu seinen Jüngern zuz-</text:p>
      <text:p text:style-name="P1">sagen: Ziivi")rderst hiiteteuchvo1·dem Sauer«-H</text:p>
      <text:p text:style-name="P1">teige der Pharisäer, welcher ist die Heuchelei.</text:p>
      <text:p text:style-name="P1">« Matkh.is,iz. «</text:p>
      <text:p text:style-name="P1">V. 2—9: Many. io, 2i;—33.</text:p>
      <text:p text:style-name="P1">2. Nichts aber ist verdeckt, das nicht with</text:p>
      <text:p text:style-name="P1">entdeckt werden, und nichts verborgen, das</text:p>
      <text:p text:style-name="P1">man nicht ers2ahren wird.</text:p>
      <text:p text:style-name="P1">S. Darum «llles, was ihr im Finstern ge-</text:p>
      <text:p text:style-name="P1">sprochen, das wird am Lichte gehört wer-</text:p>
      <text:p text:style-name="P1">den, und was ihr in’s Ohr geredet in den</text:p>
      <text:p text:style-name="P1">Kainmern, das wird man aus den Dächern</text:p>
      <text:p text:style-name="P1"><text:soft-page-break/>predigen.</text:p>
      <text:p text:style-name="P1">4. «;ch sage aber euch, meinen Freunden:</text:p>
      <text:p text:style-name="P1">Fü1r:htet euch nicht vor denen, die den Leib</text:p>
      <text:p text:style-name="P1">F tödten und nach diesem nichts weiteres</text:p>
      <text:p text:style-name="P1">, thun können.</text:p>
      <text:p text:style-name="P1">5. Ich will euch aber zeigen , wen ihr</text:p>
      <text:p text:style-name="P1">fürchten sollet: Fiirchtet den, welcher, nach-</text:p>
      <text:p text:style-name="P1">dem er getödtet hat, auch Macht hat, in die</text:p>
      <text:p text:style-name="P1">Hölle zu werfen! Ia, ich sage euch, diesen</text:p>
      <text:p text:style-name="P1">fürchtet! · · · .</text:p>
      <text:p text:style-name="P1">6. Verkanst man nicht fünf Sperlinge um</text:p>
      <text:p text:style-name="P1">zwei Pfennige, und nicht Einer aus ihnen</text:p>
      <text:p text:style-name="P1">ist vergessen vor Gott.</text:p>
      <text:p text:style-name="P1">7. Ja auch die Haare eueres Hauptes sind</text:p>
      <text:p text:style-name="P1">alleg,ezählet. Dal um fürchteteuch nicht! Ihr</text:p>
      <text:p text:style-name="P1">seid esser als viele Sperliiäge. LS.2i, is.</text:p>
      <text:p text:style-name="P1"/>
      <text:p text:style-name="P1"/>
      <text:p text:style-name="P1"/>
      <text:p text:style-name="P1">82 ; Cap. 12. IT« Das Evangelium Cap. 12.</text:p>
      <text:p text:style-name="P1">8. Jch sage euch aber: Wer immer mich</text:p>
      <text:p text:style-name="P1">bekennen wird vor den Menschen, den wird</text:p>
      <text:p text:style-name="P1">auch der Sohn des Menschen bekennen vor</text:p>
      <text:p text:style-name="P1">den Engeln Gottes.</text:p>
      <text:p text:style-name="P1">9. Wer mich aber verlängnet hat vor den</text:p>
      <text:p text:style-name="P1">Men4chen, der wird verläugnet werden vor</text:p>
      <text:p text:style-name="P1">den ngeln Gottes.</text:p>
      <text:p text:style-name="P1">10. Und wer immer ein Wort reden wird</text:p>
      <text:p text:style-name="P1">wider den Sohn des Menschen, dem wird</text:p>
      <text:p text:style-name="P1">es vergeben werden; wer aber den heiligen</text:p>
      <text:p text:style-name="P1">Geist ästert, dem wird es nicht verge en</text:p>
      <text:p text:style-name="P1">werden— Many. is, as sey</text:p>
      <text:p text:style-name="P1">11. Wenn sie euch aber-vor die Versamm-</text:p>
      <text:p text:style-name="P1">lungen»und vor die Obrigkeiten und vor die</text:p>
      <text:p text:style-name="P1">Gewalten führen, so sorget nicht, wie oder</text:p>
      <text:p text:style-name="P1">womit ihr euch vertheidigen oder was ihr</text:p>
      <text:p text:style-name="P1">sagen so et. -C. 24, «- ». Many. 1o, is is.</text:p>
      <text:p text:style-name="P1">" - Mart. -is, «.</text:p>
      <text:p text:style-name="P1">12. Denn der heili e Geist wird euch in</text:p>
      <text:p text:style-name="P1">derselben Stunde lehren, was ihr sagen</text:p>
      <text:p text:style-name="P1">sollet. »</text:p>
      <text:p text:style-name="P1">II. 13. Es sprach aber Einer aus dem</text:p>
      <text:p text:style-name="P1">Volke zu ihm: Meister, sage meinem Bru-</text:p>
      <text:p text:style-name="P1">der, daß er das Erbgut mit mir theile.</text:p>
      <text:p text:style-name="P1">14. Er aber s rach zu ihm: Mensch, wer</text:p>
      <text:p text:style-name="P1">hat mich zum gs?icl)ter oder zum Theiler</text:p>
      <text:p text:style-name="P1">zwischen euch ges)etzt? ·-</text:p>
      <text:p text:style-name="P1">15. Er sagte a er zu ihnen: Sehet zu und</text:p>
      <text:p text:style-name="P1">hütet euch vor der Habsucht; denn Nieman-</text:p>
      <text:p text:style-name="P1">des Leben besteht in s einenGütern, indem er</text:p>
      <text:p text:style-name="P1">Uebersluß hat. «. Tim.6,7-·ic). Spk.23,4;</text:p>
      <text:p text:style-name="P1">16. Und er sagte ihnen ein Gleichniß und</text:p>
      <text:p text:style-name="P1"><text:soft-page-break/>sprach: Eines reichen Mannes Feld hatte</text:p>
      <text:p text:style-name="P1">viel Frucht getragen.</text:p>
      <text:p text:style-name="P1">17. Und er dachte bei sich selbst und sprach:</text:p>
      <text:p text:style-name="P1">Was soll ich tkFin, da ich keinen Platz habe,</text:p>
      <text:p text:style-name="P1">wo ich meine rüchte sammeln kann?</text:p>
      <text:p text:style-name="P1">18· Und er sprach: Das will ich thun: ich</text:p>
      <text:p text:style-name="P1">will meine Scheunen abbrechen und größere</text:p>
      <text:p text:style-name="P1">bauen und will dahin alle meine Gewächse</text:p>
      <text:p text:style-name="P1">und meine Güter sammeln; »</text:p>
      <text:p text:style-name="P1">19. und will Si meiner Seele Zagen: Seele,</text:p>
      <text:p text:style-name="P1">du hast viele üte·r auf· viele ah·re liegen;</text:p>
      <text:p text:style-name="P1">habe nun Ruhe, iß, trink’ und sei frohlich!</text:p>
      <text:p text:style-name="P1">20. Aber Gott sprach zu ihm: Du Thor!</text:p>
      <text:p text:style-name="P1">diese Nacht fordert nian deine Seele von</text:p>
      <text:p text:style-name="P1">dir; und was du bereitet hast, wem wird es</text:p>
      <text:p text:style-name="P1">werden? Pf. as, 7. Hist- 27, 8.</text:p>
      <text:p text:style-name="P1">21. Also geht es dem, der sich selbstSchätze</text:p>
      <text:p text:style-name="P1">sammelt und nicht reich ist in Gott.</text:p>
      <text:p text:style-name="P1">«. Tini. S, -s7· Pf. 73,25ie.</text:p>
      <text:p text:style-name="P1">V. 22—3i: Muth. S, 25-se.</text:p>
      <text:p text:style-name="P1">22. Und er Lpra3 zu seinen Jüngern:</text:p>
      <text:p text:style-name="P1">Damm sagei )eu , sorget nicht für euer</text:p>
      <text:p text:style-name="P1">Leben, was ihr essen werdet, noch für den</text:p>
      <text:p text:style-name="P1">Leib, was ihr anziehen werdet.</text:p>
      <text:p text:style-name="P1">23. Das Leben ist mehr als die Speise,</text:p>
      <text:p text:style-name="P1">und der Leib mehr als die Kleidung. «</text:p>
      <text:p text:style-name="P1">24. Betrachtet die Raben! sie säen«nicht</text:p>
      <text:p text:style-name="P1">und ernten nicht, sie haben weder Speicher</text:p>
      <text:p text:style-name="P1">noch S eunen und Gott nä ret ie do</text:p>
      <text:p text:style-name="P1">Wie viel i-essex«seid ihr ais diehVisJei! «-h·.</text:p>
      <text:p text:style-name="P1">25. Wer aber aus euch kann mit Sorgen</text:p>
      <text:p text:style-name="P1">zusseineg Lebenslänge eine einzige Elle hin-</text:p>
      <text:p text:style-name="P1">zu etzen. " , -</text:p>
      <text:p text:style-name="P1">26. Wenn ihr nun auch nicht das Ge-</text:p>
      <text:p text:style-name="P1">rinEste verniöget, was sorget ihr wegen des</text:p>
      <text:p text:style-name="P1">Ue ri3gn?</text:p>
      <text:p text:style-name="P1">27. etrachtet die Lilien, wie sie wachsen!</text:p>
      <text:p text:style-name="P1">Sie arbeiten nicht und nähen nicht; i sage</text:p>
      <text:p text:style-name="P1">euch aber, daß auch Salomon in aller einer</text:p>
      <text:p text:style-name="P1">HerrliIhkeit nicht bekleidet gewesen, wie eine»</text:p>
      <text:p text:style-name="P1">von di en.</text:p>
      <text:p text:style-name="P1">28. Wenn aber Gott das Gras auf dem</text:p>
      <text:p text:style-name="P1">Felde, das heute steht und morgen in denT</text:p>
      <text:p text:style-name="P1">Ofen geworfen wird, also kleidet; wie viel</text:p>
      <text:p text:style-name="P1">mehr wird er das euch thun, ihr Klein-</text:p>
      <text:p text:style-name="P1">gläubFen! · » »(</text:p>
      <text:p text:style-name="P1">29. hr also sraget nicht, was ihr essen</text:p>
      <text:p text:style-name="P1">nicht in ängstlichen Sorgen.</text:p>
      <text:p text:style-name="P1">30. Denn nach allen diesen-Dingen trach-</text:p>
      <text:p text:style-name="P1">ten die .lZeiden der Welt; euer Vater aber</text:p>
      <text:p text:style-name="P1">weiß, da ihr dieser Dinge bedür et. »</text:p>
      <text:p text:style-name="P1">31. Vielmehr suchet das Rei Gottes,</text:p>
      <text:p text:style-name="P1"><text:soft-page-break/>so werden euch diese Dinge alle hinzuge-</text:p>
      <text:p text:style-name="P1">t an werden</text:p>
      <text:p text:style-name="P1">l?—32. Fürchte dich nicht, du kleine Heerde!</text:p>
      <text:p text:style-name="P1">denn es hat eurem Vater gefallen, euch das</text:p>
      <text:p text:style-name="P1">Reich zu geben. C.22,29. J2s.4i,40. it.</text:p>
      <text:p text:style-name="P1">33. Verkaufet euere Güter und gebet sie</text:p>
      <text:p text:style-name="P1">zu Almosen. Machet euch Beutel, die nicht</text:p>
      <text:p text:style-name="P1">veralten, einen Schatz, der nicht abnimmt,</text:p>
      <text:p text:style-name="P1">im Himmel, wo kein Dieb sich nahet und</text:p>
      <text:p text:style-name="P1">keine Motte verderbet. .</text:p>
      <text:p text:style-name="P1">C. is. 9« is, 22. Many. S, «) :c. Hei-. to, 34·.h</text:p>
      <text:p text:style-name="P1">34. Denn wo euer Schatz ist, daselbst wird</text:p>
      <text:p text:style-name="P1">auch euer Herz sein. -I· Tini. S, i9.</text:p>
      <text:p text:style-name="P1">III. 35. Eure Lenden seien umgürtet und</text:p>
      <text:p text:style-name="P1">eure Lichter brennend;</text:p>
      <text:p text:style-name="P1">Ei-h. s, -i. 4.Pct. 4,»13. Mc-tt»h. S, i6».</text:p>
      <text:p text:style-name="P1">36. und seid gleich MenscheU, die auf ih-</text:p>
      <text:p text:style-name="P1">ren Herrn warten, waim» er von der Hoch-</text:p>
      <text:p text:style-name="P1">zeit aufbkechen wird, dainiL, h;enn It kommt</text:p>
      <text:p text:style-name="P1">' · m ei o a an un.</text:p>
      <text:p text:style-name="P1">Und Mk opst’ sie ch s Muth. -«-ek,ll—i3.</text:p>
      <text:p text:style-name="P1">37. Selig sind dieselben Knechte, welche</text:p>
      <text:p text:style-name="P1">der Herr, wann er ommt, wird wszachend</text:p>
      <text:p text:style-name="P1">finden. Wahrlich, ich sa eeuc«h, e·r wird sich</text:p>
      <text:p text:style-name="P1">ums(hürzen, und wird sie zu Tische setzen</text:p>
      <text:p text:style-name="P1">und hinzutreten und ihnen dienen.</text:p>
      <text:p text:style-name="P1">Matth. 24, 45 re.</text:p>
      <text:p text:style-name="P1">38. Und wenn er in der zweiten Nacht-</text:p>
      <text:p text:style-name="P1">oder was ihr trinken werdet, und schwebet?</text:p>
      <text:p text:style-name="P1"/>
      <text:p text:style-name="P1"/>
      <text:p text:style-name="P1"/>
      <text:p text:style-name="P1">Cap.12. "«sSt:seuka." « C«p.12.13. se</text:p>
      <text:p text:style-name="P1">wache kommt und in der dritten kommt und</text:p>
      <text:p text:style-name="P1">sindet sie also, selig sind dieselben Knechte.</text:p>
      <text:p text:style-name="P1">Mart. is, Z5.</text:p>
      <text:p text:style-name="P1">- V. 39——46: Many. 24, 43—5«.</text:p>
      <text:p text:style-name="P1">39. Das aber merket: Wenn der Haus-</text:p>
      <text:p text:style-name="P1">vater wüßte, zu welcher Stunde der Dieb</text:p>
      <text:p text:style-name="P1">käme, so würde er wohl wachen und nicht in</text:p>
      <text:p text:style-name="P1">sem Haus einbrechen lassen. 4.Thess. S, S re.</text:p>
      <text:p text:style-name="P1">40. Darum seid auch ihr bereit! denn der</text:p>
      <text:p text:style-name="P1">Sohn des Menschen kommt zu der Stunde,</text:p>
      <text:p text:style-name="P1">da ihr es nicht meinet. C.·24, se-Ia.</text:p>
      <text:p text:style-name="P1">41. Da sprach Petrus zu ihm: Herr, sagst</text:p>
      <text:p text:style-name="P1">du zu uns dieses Gleichniß oder auch zu</text:p>
      <text:p text:style-name="P1">Allen?</text:p>
      <text:p text:style-name="P1">42. Der Herr aber sprach:- Wer ist der</text:p>
      <text:p text:style-name="P1">treue und k u e Hanshalter, den der Herr</text:p>
      <text:p text:style-name="P1">über sein Gesinde setzen wird, daß eri neu</text:p>
      <text:p text:style-name="P1">zu rechter Zeit die verordnete Speise gebe?</text:p>
      <text:p text:style-name="P1">43. Selig ist derselbe Knecht, welchen sein</text:p>
      <text:p text:style-name="P1"><text:soft-page-break/>Herr, wann er kommt, finden wird, daß er</text:p>
      <text:p text:style-name="P1">also thut« » ) ·</text:p>
      <text:p text:style-name="P1">44. Wahrlich, ich sa e euch, er wird ihn</text:p>
      <text:p text:style-name="P1">über alle seine Güter sgetzen. - <text:s/>«</text:p>
      <text:p text:style-name="P1">45. Wenn aber derselbe Knecht in seinem</text:p>
      <text:p text:style-name="P1">Herzen spricht: Mein Herr säumt zu kom-</text:p>
      <text:p text:style-name="P1">men! uiid anfängt die Knechte und die</text:p>
      <text:p text:style-name="P1">Mägde zu schlagen und u essen und zu</text:p>
      <text:p text:style-name="P1">trinken und sich zu berausci;en; </text:p>
      <text:p text:style-name="P1">46. so wird der Herr dieses Knechtes an</text:p>
      <text:p text:style-name="P1">einem Tage kommen, da er es nicht erwartet,</text:p>
      <text:p text:style-name="P1">und zu einer Stunde, wo er es nicht meint;</text:p>
      <text:p text:style-name="P1">und wird ihn entzwei hauen und ihm sein</text:p>
      <text:p text:style-name="P1">Theil mit den Untreuen geben. »</text:p>
      <text:p text:style-name="P1">47. Derjenige Knecs)t, der seines Herrn</text:p>
      <text:p text:style-name="P1">Willen kannte, und ich mcht bereit hielt</text:p>
      <text:p text:style-name="P1">und nicht nach seinem Willen that, wird</text:p>
      <text:p text:style-name="P1">viele Streu-le empfangen. J.-k. 4, ».</text:p>
      <text:p text:style-name="P1">48. Der ihn aber nicht kannte und that,</text:p>
      <text:p text:style-name="P1">was Streiche verdient, wird wenige empfan-</text:p>
      <text:p text:style-name="P1">gen. Bei einem Jeden aber, dem viel gegeben</text:p>
      <text:p text:style-name="P1">ist, wird viel gesucht werden; und wem man</text:p>
      <text:p text:style-name="P1">viel anvertraut hat, von dem wird man desto</text:p>
      <text:p text:style-name="P1">mehr fordern.</text:p>
      <text:p text:style-name="P1">IV. 49. Jch bin gekommen, Feuer auf die</text:p>
      <text:p text:style-name="P1">Erde zu bringen, und was wollte ich lieber,</text:p>
      <text:p text:style-name="P1">als da;;les schon angezündet wäre! Jes;4, «-.</text:p>
      <text:p text:style-name="P1">5(). ber ich habe eine Taufe, womit ich</text:p>
      <text:p text:style-name="P1">getauft werden muß, und wie drängt es</text:p>
      <text:p text:style-name="P1">mich, bis sie vollbracht ist! <text:s/>"</text:p>
      <text:p text:style-name="P1">51. Meinet ihr, daß ich gekommen s ei, Frie-</text:p>
      <text:p text:style-name="P1">den zu geben auf der Erde? Nein, sage ich</text:p>
      <text:p text:style-name="P1">eu"ch, sondern Zwietracht. III«-kth. 40, 34 ».</text:p>
      <text:p text:style-name="P1">52. Denn von nun an werden fünf in</text:p>
      <text:p text:style-name="P1">Einem Hause entzweit sein, drei wider zwei</text:p>
      <text:p text:style-name="P1">und zwei wider drei.</text:p>
      <text:p text:style-name="P1">53. Der Vater wird entzweit sein wider</text:p>
      <text:p text:style-name="P1">den Sohn und der Sohn wider den Vater;</text:p>
      <text:p text:style-name="P1">die Mutter wider die Tochter und die Toch-</text:p>
      <text:p text:style-name="P1">ter wider die Mutter; die Schwieger wider</text:p>
      <text:p text:style-name="P1">i re Sohnsfrau und die Sohnssrau wider</text:p>
      <text:p text:style-name="P1">igxr,e Schwie er. s »</text:p>
      <text:p text:style-name="P1">. 54. Ersprach aber auch zu dem Volke:</text:p>
      <text:p text:style-name="P1">Wann ihr eine Wolke aufsteigen sehet von</text:p>
      <text:p text:style-name="P1">Abend her, so sprechet ihr alsoba d: Es</text:p>
      <text:p text:style-name="P1">kommt Regen; und es geschieht also.</text:p>
      <text:p text:style-name="P1">s - Many. is, I ic-</text:p>
      <text:p text:style-name="P1">55. Und wann der Mittagswind wehet,</text:p>
      <text:p text:style-name="P1">so saget ihr: Es wird eine Hitze werden-;</text:p>
      <text:p text:style-name="P1">und es esckiehet. H</text:p>
      <text:p text:style-name="P1">56. JFr Heuchler! die Gestalt der Erde</text:p>
      <text:p text:style-name="P1">und des Himmels kbnnet ihr prüfen; wie,</text:p>
      <text:p text:style-name="P1"><text:soft-page-break/>daß ihr nicht auch diese eit krüset? ·</text:p>
      <text:p text:style-name="P1">57. Warum urtheileti r a er nicht auch</text:p>
      <text:p text:style-name="P1">von selbst, was recht ist?</text:p>
      <text:p text:style-name="P1">58. Denn wenn du mit deinem Wider-</text:p>
      <text:p text:style-name="P1">sacher ur Obrigkeit gehst, so wende Fleiß</text:p>
      <text:p text:style-name="P1">an aus dem Wege, daß du von ii?kic los</text:p>
      <text:p text:style-name="P1">werdest, damit er·dich nicht vor den Etext</text:p>
      <text:p text:style-name="P1">ziehe und der Richter dich dem·Geri» ts-</text:p>
      <text:p text:style-name="P1">diener uberantworte und der Gerichtsdiener</text:p>
      <text:p text:style-name="P1">dich "in’s Gefängniß werse. · Many. H, 25 sc. «</text:p>
      <text:p text:style-name="P1">59. Ich sage dir, du wirst mcht von dannen</text:p>
      <text:p text:style-name="P1">herauskommen, bis du auch den letzten Hel-</text:p>
      <text:p text:style-name="P1">er bezahlt hast.</text:p>
      <text:p text:style-name="P1">Cap. XIll. </text:p>
      <text:p text:style-name="P1">l Die ermordeten Galiläer. J-Z. II. Das Gleich-</text:p>
      <text:p text:style-name="P1">niß vom 33eigbcnbaumS 6b;9t.h <text:s/>.T:;iluillg ex?</text:p>
      <text:p text:style-name="P1">krummen ei es am a a - —- . - a</text:p>
      <text:p text:style-name="P1">Gi·ch« S se dS t«.18—2-I.</text:p>
      <text:p text:style-name="P1">v. E;--.«T;’«?,.I’1I’;’Z;, »F;pTTET«k?gk2ik«;«.T«Ti;F-». J--».</text:p>
      <text:p text:style-name="P1">Vi. Wchkiage über Jerusalem. 34—-—35. - »</text:p>
      <text:p text:style-name="P1">I. 1. Es waren aber zu derselben ZeitT</text:p>
      <text:p text:style-name="P1">Etliche zugegen, die ihm berichteten you den-</text:p>
      <text:p text:style-name="P1">Gali äern, deIån Es ut Pilatus mit ihren·</text:p>
      <text:p text:style-name="P1">Opfern vernii it atte. .</text:p>
      <text:p text:style-name="P1">2. Und Jesus·antwortet·e und sprach zu»</text:p>
      <text:p text:style-name="P1">ihnen: Meinet ihr, daß diese Ga ilaer por"</text:p>
      <text:p text:style-name="P1">allem Gglilleili,ern ak1s Såinder gewesen seien,</text:p>
      <text:p text:style-name="P1">wei ie o es er itten. "</text:p>
      <text:p text:style-name="P1">H. Titeln, sage ich euch; sondern wenn ihr·</text:p>
      <text:p text:style-name="P1">;i;chit Bus3keothe;:L1so w;rdi;t i4h2r Alle gleicher-:</text:p>
      <text:p text:style-name="P1">eieum m . .4, :c. «-,</text:p>
      <text:p text:style-name="P1">4. Oder jene Achtzehn aus welche der</text:p>
      <text:p text:style-name="P1">Thurm in Siloa fiel und sie tödtete, meiner?</text:p>
      <text:p text:style-name="P1">ihr, daß sie schuldiger gewesen seien als!</text:p>
      <text:p text:style-name="P1">alle Menschen, die zu Jerusalem wohnen?</text:p>
      <text:p text:style-name="P1">Nehmt. Z, is; :</text:p>
      <text:p text:style-name="P1">5. Nein, sage ich euch; foUdet11 MAX! Eh?</text:p>
      <text:p text:style-name="P1">nicht Busen thut, so werdet ihr Alle gleicher-</text:p>
      <text:p text:style-name="P1">wei e um ommen.</text:p>
      <text:p text:style-name="P1">II. is. Er sagte aber die:isFs Gleichnis;:</text:p>
      <text:p text:style-name="P1">Es hatte Jemand einen eigenbaum in</text:p>
      <text:p text:style-name="P1"/>
      <text:p text:style-name="P1"/>
      <text:p text:style-name="P1"/>
      <text:p text:style-name="P1">sc. Cap. is. Das Eva</text:p>
      <text:p text:style-name="P1">seinem Weingarten gepflanzt; und er kam</text:p>
      <text:p text:style-name="P1">und suchte Frucht an demselben und fand</text:p>
      <text:p text:style-name="P1">keine. Je . 5, 2. Ja. 8, is. Maria, 2i·,· is.</text:p>
      <text:p text:style-name="P1">7. Da sprach er zu dem Weingcirtner:</text:p>
      <text:p text:style-name="P1">Siehe, ich komme nun drei Jahre und suche</text:p>
      <text:p text:style-name="P1">Frucht an diesem FeigZibaume und finde</text:p>
      <text:p text:style-name="P1">keine. Haue ihn um! S as soll er noch das</text:p>
      <text:p text:style-name="P1"><text:soft-page-break/>Erdreich unnütz machen?</text:p>
      <text:p text:style-name="P1">8. Dieser·aber antworteteund sprach uihm:</text:p>
      <text:p text:style-name="P1">err, laßihn noch dieses Jahr, bis dasich um</text:p>
      <text:p text:style-name="P1">i nher gegrabenund Dünger ge«legthabe;</text:p>
      <text:p text:style-name="P1">9. ob er vielleicht Frucht bringe; wo nicht,</text:p>
      <text:p text:style-name="P1">so magst du ihn künftig umhauen.</text:p>
      <text:p text:style-name="P1">III. 10. Er lehrte aber in einer der Ver-</text:p>
      <text:p text:style-name="P1">sammlungen am Sabbath.</text:p>
      <text:p text:style-name="P1">11. Und siehe, da war ein Weib, die acht-</text:p>
      <text:p text:style-name="P1">zehn Jahre einen Geist der Krankheit hatte,</text:p>
      <text:p text:style-name="P1">und sie war krumm nnd konnte sich gar</text:p>
      <text:p text:style-name="P1">nicht aufrichte.n.</text:p>
      <text:p text:style-name="P1">12. Als nun Jesus sie2s;ih, rief er sse her-</text:p>
      <text:p text:style-name="P1">zu und sprach zu ihr: eib, du bit von</text:p>
      <text:p text:style-name="P1">deiner Krankheit erledigt!</text:p>
      <text:p text:style-name="P1">13. Und er legte ihr die Hände aus, und</text:p>
      <text:p text:style-name="P1">alsobald wurde sie gerade und pries Gott.</text:p>
      <text:p text:style-name="P1">14. Da ward der Oberste der Versamm-</text:p>
      <text:p text:style-name="P1">lung entrüstet, daß Jesus ani Sabbath</text:p>
      <text:p text:style-name="P1">heilte, und sprach zum Volke: Sechs Tage</text:p>
      <text:p text:style-name="P1">ind, an welchen man arbeiten soll; audie-</text:p>
      <text:p text:style-name="P1">en nun kon"imet nnd lasset euch heilen und</text:p>
      <text:p text:style-name="P1">nicht am Sabbathtage. Z. Mk»s. 20, 9.</text:p>
      <text:p text:style-name="P1">15. Der err nun antwortete ihm und</text:p>
      <text:p text:style-name="P1">sprach: Du enchler! li5set nicht Jeder von</text:p>
      <text:p text:style-name="P1">euch am Sa bath seinen Qchsen oder Esel</text:p>
      <text:p text:style-name="P1">von der KripPe und führt ihn znET1r4ä:Lke?</text:p>
      <text:p text:style-name="P1">16. Diese aber, eine Tochter Abrahams,</text:p>
      <text:p text:style-name="P1">die der Satan, siehe, schon achtzehn Jahre</text:p>
      <text:p text:style-name="P1">gebunden hat, sollte nicht von diesem Bande</text:p>
      <text:p text:style-name="P1">gelöst werden am Sabbathtage .</text:p>
      <text:p text:style-name="P1">17. Und als er dieses sagte, wurden alle</text:p>
      <text:p text:style-name="P1">Eine Widersacher beschämt; und alles Volk</text:p>
      <text:p text:style-name="P1">eute sich» über alle die herrlichen Thaten,</text:p>
      <text:p text:style-name="P1">die durch ihn geschahen.</text:p>
      <text:p text:style-name="P1">V. i8—2i - Many. is, 3i—33. Mars. 4, 3o—32.</text:p>
      <text:p text:style-name="P1">IV. 18. Da sprach er: Wem ist das Neich</text:p>
      <text:p text:style-name="P1">Gottes gleich, und wem soll ich es ver-</text:p>
      <text:p text:style-name="P1">gleichen . »</text:p>
      <text:p text:style-name="P1">19. Es ist gleich einem Senfkorn, welches</text:p>
      <text:p text:style-name="P1">ein Meusch nahm und in seinen Garten</text:p>
      <text:p text:style-name="P1">I</text:p>
      <text:p text:style-name="P1">I</text:p>
      <text:p text:style-name="P1">i</text:p>
      <text:p text:style-name="P1">!</text:p>
      <text:p text:style-name="P1">ngelium Cap. is.</text:p>
      <text:p text:style-name="P1">V. 22. Und er zog durch Städte» und</text:p>
      <text:p text:style-name="P1">Flecken und lehrte, indem er gen Jerusalem</text:p>
      <text:p text:style-name="P1">reisete.E Many. 9· as.</text:p>
      <text:p text:style-name="P1">23. iner aber sprach u i : err, sind</text:p>
      <text:p text:style-name="P1">Wenige, die selig werdeå? hEnr aPer sprach</text:p>
      <text:p text:style-name="P1">zu ihnen: Maik1,.7, i4. so, is.</text:p>
      <text:p text:style-name="P1"><text:soft-page-break/>24. Nin et darnach, daßi rein e et dur</text:p>
      <text:p text:style-name="P1">die enge Horte. Denn Viliele, scPgcP ich end?</text:p>
      <text:p text:style-name="P1">werden suchen einzugehen, und werden jes</text:p>
      <text:p text:style-name="P1">nicht vermögen. Many. 7, 1.-i.</text:p>
      <text:p text:style-name="P1">25. Wann einmal der Hans«oater an ge-</text:p>
      <text:p text:style-name="P1">standen ist und die Thüre verschlossen hat,</text:p>
      <text:p text:style-name="P1">und ihr dann draußen stehen und anfan en</text:p>
      <text:p text:style-name="P1">werdet an die Thüre zu klopfen und zugsa-</text:p>
      <text:p text:style-name="P1">gen: Herr, Herr! ihn uns auf! so wird er</text:p>
      <text:p text:style-name="P1">antworten und zu euch sagen: Ich kenne euch</text:p>
      <text:p text:style-name="P1">nicht, woher ihr seid. Many. es, i0—i2. -</text:p>
      <text:p text:style-name="P1">26. Alsdann werdet ihr anheben zu sagen:</text:p>
      <text:p text:style-name="P1">Wir haben vor dir egeLen und getrunken,</text:p>
      <text:p text:style-name="P1">nnd ans unsern Gassen ast du gelehret. «</text:p>
      <text:p text:style-name="P1">U Måiti). 22 ers- E</text:p>
      <text:p text:style-name="P1">27. nd er wird re en: a e en ,</text:p>
      <text:p text:style-name="P1">ich kenne euch nicl)t,stk)oh;)r ihr seid. Weist</text:p>
      <text:p text:style-name="P1">von mir Alle, die ihr die ngerechtigkeit über</text:p>
      <text:p text:style-name="P1">March. 25, «.</text:p>
      <text:p text:style-name="P1">28. Daselbst wird sein Heulen nnd Zähne-</text:p>
      <text:p text:style-name="P1">klappern, wann ihr Abraham und Jsaak</text:p>
      <text:p text:style-name="P1">und Jakob und alle Propheten sehen werdet</text:p>
      <text:p text:style-name="P1">im Reiche Gottes,euch aber hmausgeworsen.</text:p>
      <text:p text:style-name="P1">Many. s, « re. -</text:p>
      <text:p text:style-name="P1">29. Und es werden kommen von Aufgang</text:p>
      <text:p text:style-name="P1">und Niedergang und von Mitternacht und</text:p>
      <text:p text:style-name="P1">Mittag nnd werden zu Tische sitzen in dem</text:p>
      <text:p text:style-name="P1">Reiche Gottes.</text:p>
      <text:p text:style-name="P1">30. Und siehe, es sind Letzte, die werden</text:p>
      <text:p text:style-name="P1">die Ersten sein; und es sind Erste, die wer-</text:p>
      <text:p text:style-name="P1">den die Letzteli sein. Many. is· 30.</text:p>
      <text:p text:style-name="P1">VI. 31. An eben demselben Tage traten»</text:p>
      <text:p text:style-name="P1">etliche Pharisäer hinzu und sagten zu ihm;</text:p>
      <text:p text:style-name="P1">Gehe fort und ziehe von hinnen, denn He-</text:p>
      <text:p text:style-name="P1">rodes will dich tödten. </text:p>
      <text:p text:style-name="P1">32. Und er sprach zu ihnen: Gebet hin;</text:p>
      <text:p text:style-name="P1">und saget diesem Fuchse: Siehe, ich treibe»</text:p>
      <text:p text:style-name="P1">Teufel aus und vollbringe Heilungen heut»</text:p>
      <text:p text:style-name="P1">nnd morgen, und am dritten Tage werde</text:p>
      <text:p text:style-name="P1">ich vollendet.</text:p>
      <text:p text:style-name="P1">33« Doch so muß ich heut und 1nor»gen»</text:p>
      <text:p text:style-name="P1">und übermor en reisen ; denn es geschieht</text:p>
      <text:p text:style-name="P1">warf. Und es wuchs und ward zu einem</text:p>
      <text:p text:style-name="P1">großen Baume, und die Vögel des Himmels</text:p>
      <text:p text:style-name="P1">nisteten auf seinen Zweigen.</text:p>
      <text:p text:style-name="P1">20. Und wiederum sprach er: Wem soll</text:p>
      <text:p text:style-name="P1">ich das Reich Gottes vergleichen?</text:p>
      <text:p text:style-name="P1">21. Es ist gleich einem Sauerteig, den ein</text:p>
      <text:p text:style-name="P1">Weib nahm und unter drei Viertel Mehl</text:p>
      <text:p text:style-name="P1">mengte, bis daß es ganz durchsäUert ward.</text:p>
      <text:p text:style-name="P1">.</text:p>
      <text:p text:style-name="P1">i</text:p>
      <text:p text:style-name="P1"><text:soft-page-break/>«</text:p>
      <text:p text:style-name="P1">i</text:p>
      <text:p text:style-name="P1">i</text:p>
      <text:p text:style-name="P1">i</text:p>
      <text:p text:style-name="P1">-</text:p>
      <text:p text:style-name="P1">i</text:p>
      <text:p text:style-name="P1">-</text:p>
      <text:p text:style-name="P1">»</text:p>
      <text:p text:style-name="P1">i</text:p>
      <text:p text:style-name="P1">i</text:p>
      <text:p text:style-name="P1">nicht, daß en? Prophet außer Jerusalem«</text:p>
      <text:p text:style-name="P1">umkomme. .</text:p>
      <text:p text:style-name="P1">34. Jerusalem«! Jerusalem; »die du die;</text:p>
      <text:p text:style-name="P1">Propheten tödten, und die steinigest, die»zu«</text:p>
      <text:p text:style-name="P1">dir gesandt sind! Wie oft habe ich deines</text:p>
      <text:p text:style-name="P1">Kinder sammeln ·wollen, gleich wie eines</text:p>
      <text:p text:style-name="P1">kenne ihre Küchlein unter ihre Flügel, und "</text:p>
      <text:p text:style-name="P1">i r wolltet nicht. Matth.23,:·i7ic. «</text:p>
      <text:p text:style-name="P1"/>
      <text:p text:style-name="P1"/>
      <text:p text:style-name="P1"/>
      <text:p text:style-name="P1">Cato. 13. 14. « St.</text:p>
      <text:p text:style-name="P1">35· Siehe, euer Hauswird«euckz öde gelassen.</text:p>
      <text:p text:style-name="P1">Ich sage euch aber, ihr werdet mich nicht mehr</text:p>
      <text:p text:style-name="P1">sehen, bis die seit kommt, da ihr sz)keg3ey</text:p>
      <text:p text:style-name="P1">werdet: Geprie en sei, der da kommt im a-</text:p>
      <text:p text:style-name="P1">men des Herrn! C.i.o,37.38. mi«kty.2i,9;</text:p>
      <text:p text:style-name="P1">Cap. XIV. ·</text:p>
      <text:p text:style-name="P1">I. Heilung eines Wassersüchtigen. -l—6. il. War-</text:p>
      <text:p text:style-name="P1">nung vor Rangfucht und Eigennutz. 7—I4. M. Das</text:p>
      <text:p text:style-name="P1">Gleichniß von den Gästen. is-—24. W. Jesii For-</text:p>
      <text:p text:style-name="P1">derung an seine Nachfolger. «25—35.</text:p>
      <text:p text:style-name="P1">I. 1. Und es be ab sich, als er in das</text:p>
      <text:p text:style-name="P1">gaus eines Obersten der Pharisäer am</text:p>
      <text:p text:style-name="P1">-abbath ging, um zu speisen, da beobach-</text:p>
      <text:p text:style-name="P1">tetenlsie ihn. C··ii, 37. 54. ·</text:p>
      <text:p text:style-name="P1">2. nd siehe, ein wassersüchtiger Mensch</text:p>
      <text:p text:style-name="P1">war vors ihm.</text:p>
      <text:p text:style-name="P1">3. Und Jesus hob an und sprach zu den</text:p>
      <text:p text:style-name="P1">Gesetzgelehrten und Pharisäern: ft es</text:p>
      <text:p text:style-name="P1">erlaubt am Sabbath zu hei en ? Sie aber</text:p>
      <text:p text:style-name="P1">schwiegen. (s:.i3,9. Matth.i2,io:c. ·</text:p>
      <text:p text:style-name="P1">4. Da faßte er ihn an und machte ihn</text:p>
      <text:p text:style-name="P1">gesund, und entließ ihn. · «</text:p>
      <text:p text:style-name="P1">5. Und er hob an und sprach Ei ihneii:</text:p>
      <text:p text:style-name="P1">Wer ist unter euch, dem sein sel oder</text:p>
      <text:p text:style-name="P1">Ochs in einen Brunnen fällt, und der</text:p>
      <text:p text:style-name="P1">ihn nicht alsobald herausziehen wird am</text:p>
      <text:p text:style-name="P1">Sabbathtage? C. is, it-. »</text:p>
      <text:p text:style-name="P1">G. Und sie vermochten ihm nichts dagegen</text:p>
      <text:p text:style-name="P1">zu antworten. C.43,-i7.</text:p>
      <text:p text:style-name="P1">Il. 7. Er sagte aber zu den Geladenen</text:p>
      <text:p text:style-name="P1"><text:soft-page-break/>ein Gleichniß, da er beachtete, wie sie die</text:p>
      <text:p text:style-name="P1">ersten P ätze auswählten, und sprach zu</text:p>
      <text:p text:style-name="P1">ihnen: Muth. es, is.</text:p>
      <text:p text:style-name="P1">8. Wenn du von Jemand zur Hochzeit</text:p>
      <text:p text:style-name="P1">geladen bist, so setze dich nicht obenan, da-</text:p>
      <text:p text:style-name="P1">mit mcht etwa ein Vornehmerer als du von</text:p>
      <text:p text:style-name="P1">ihm eingeladen sei, Spk»23,s«7»</text:p>
      <text:p text:style-name="P1">9. und nun der, der dich und ihn geladen</text:p>
      <text:p text:style-name="P1">at, komme und zu dir sa« e: Mache diesem</text:p>
      <text:p text:style-name="P1">kahl und du dann müssest mit Schande</text:p>
      <text:p text:style-name="P1">den egen Platz einnehmen.</text:p>
      <text:p text:style-name="P1">10. ondern wenn du geladen wirätZ, so</text:p>
      <text:p text:style-name="P1">gehe hin und setze dich an den letzten latz,</text:p>
      <text:p text:style-name="P1">damit, wenn der, we eher dich geladen hat,</text:p>
      <text:p text:style-name="P1">kommt, er u dir spreche: Freund, riicke</text:p>
      <text:p text:style-name="P1">weiter hinaus! Dann wird es dir eine Ehre</text:p>
      <text:p text:style-name="P1">sein vor denen, die mit dir zu Tische sitzen.</text:p>
      <text:p text:style-name="P1">C.i8,i4. Maith.23,i2.</text:p>
      <text:p text:style-name="P1">11. Denn Jeder, der sich selbst erh’ohet,</text:p>
      <text:p text:style-name="P1">wird erniedrigt werden; und wer sich se bst</text:p>
      <text:p text:style-name="P1">erniedrigt, der wird erh’ohet werden.</text:p>
      <text:p text:style-name="P1">12. Er sagte aber auch zu dem, der ihn</text:p>
      <text:p text:style-name="P1">Sklaven hatte: Wenn du ein Mittag- oder</text:p>
      <text:p text:style-name="P1">«bendmahl machst, so berufe nicht deine</text:p>
      <text:p text:style-name="P1">Freunde, noch deine Brüder, nocht deine</text:p>
      <text:p text:style-name="P1">i</text:p>
      <text:p text:style-name="P1">Lucis. <text:s/>Eap-. 14«; " «« S</text:p>
      <text:p text:style-name="P1">Verwandten, noch reiche Nachbarn, damit</text:p>
      <text:p text:style-name="P1">nicht etwa auch sie dich wieder laden, und</text:p>
      <text:p text:style-name="P1">dir Vergeltung werde. Muth. Z, tax.</text:p>
      <text:p text:style-name="P1">13. Sondern wenn du ein Mag machst,</text:p>
      <text:p text:style-name="P1">so lade Arme, Krüppel, Lahme, linde;</text:p>
      <text:p text:style-name="P1">Spk.3,27. Jes.58,7.</text:p>
      <text:p text:style-name="P1">14. uiid du wirst selig sein, weil sie di!</text:p>
      <text:p text:style-name="P1">nicht vergelten können; denn es wird dir</text:p>
      <text:p text:style-name="P1">vergolteii werden in der Auferstehung der</text:p>
      <text:p text:style-name="P1">Gerechten. Matth. ei, 4. 25, as 2k,</text:p>
      <text:p text:style-name="P1">III. ;5. Als nun Einer, der mit zu Tische</text:p>
      <text:p text:style-name="P1">saß, dieses hörte, Eshr»ach er zu ihm: Selig</text:p>
      <text:p text:style-name="P1">ist, wer spei et im eiche Gottes.</text:p>
      <text:p text:style-name="P1">C. is, 29. Oft. in, 9.</text:p>
      <text:p text:style-name="P1">16. Er aber sprach zu ihm: Ein Mann</text:p>
      <text:p text:style-name="P1">hatte ein großes Mah zubereitet und Viele</text:p>
      <text:p text:style-name="P1">geladen. Many. 22, 2 :c.</text:p>
      <text:p text:style-name="P1">17. Und er sandte seinen Knecht zur Stunde</text:p>
      <text:p text:style-name="P1">des Mahles, den Geladenen zu sagen:</text:p>
      <text:p text:style-name="P1">Komniet, denn schon ist Alles bereit!</text:p>
      <text:p text:style-name="P1">18. Und si·e singen Alle einstimmig an sich</text:p>
      <text:p text:style-name="P1">zu entschuld·igen. Der Erste sprach zu ihm</text:p>
      <text:p text:style-name="P1">Jch habe einen Acker gekauft und bin ge.</text:p>
      <text:p text:style-name="P1">nöthigt, hinauszugehen und ihn zu besehen;</text:p>
      <text:p text:style-name="P1">ich itte dich, halte mich für entschuldigt.</text:p>
      <text:p text:style-name="P1"><text:soft-page-break/>19. Und ein Anderer sprach: Jch habt</text:p>
      <text:p text:style-name="P1">fi·inf Joch Ochsen gekauft, und ich gehe hin,</text:p>
      <text:p text:style-name="P1">dieselben zu bewähren; ich bitte dich, halte</text:p>
      <text:p text:style-name="P1">mich für entschuldigt. «</text:p>
      <text:p text:style-name="P1">20. Und ein Dritter sprach: Ich habe ein</text:p>
      <text:p text:style-name="P1">Weib genoiumen, und deßhalb kann ich</text:p>
      <text:p text:style-name="P1">nicht kommen. 5. Mos. 24, is. i. C«-:.7, 29—3ii.</text:p>
      <text:p text:style-name="P1">21. Und "ener Knecht kam wieder und be</text:p>
      <text:p text:style-name="P1">richtete dieses seinem Herrn. Da ward der</text:p>
      <text:p text:style-name="P1">Zausherr zornig und sprach zu seinem</text:p>
      <text:p text:style-name="P1">nechte: Geh’ eilends hinaus auf die Gas-</text:p>
      <text:p text:style-name="P1">sen und Plätze der Stadt, und führe die</text:p>
      <text:p text:style-name="P1">Armen und Krüppel und Lahmen und</text:p>
      <text:p text:style-name="P1">Blinden hier herein.</text:p>
      <text:p text:style-name="P1">22. Und der Knecht sprach: Herr, esi-Z</text:p>
      <text:p text:style-name="P1">gescheheii, wie du befohlen hast, und est</text:p>
      <text:p text:style-name="P1">ch Raum</text:p>
      <text:p text:style-name="P1">no .</text:p>
      <text:p text:style-name="P1">23. Und der Herr sprach zum Knechte:</text:p>
      <text:p text:style-name="P1">Geh’ hinaus an die Landstraßen und Zäune</text:p>
      <text:p text:style-name="P1">und nöthige sie hereinziikommen, auf daß</text:p>
      <text:p text:style-name="P1">mein Haus voll werde. »</text:p>
      <text:p text:style-name="P1">24. Denn ich sage euch, daß keiner Euer</text:p>
      <text:p text:style-name="P1">Männer, die ge aden sind, mein ahl</text:p>
      <text:p text:style-name="P1">kosten wird. » ·</text:p>
      <text:p text:style-name="P1">IV. 25. Es ging aber viel Volk·mit ihm,</text:p>
      <text:p text:style-name="P1">und er wandte sich und sprach zu ihnen:</text:p>
      <text:p text:style-name="P1">26. Wenn Jemand zu mir ommt, und</text:p>
      <text:p text:style-name="P1">nicht Beinen Vater und Mutter und Weib</text:p>
      <text:p text:style-name="P1">und inder und Brüder und Schwestern,</text:p>
      <text:p text:style-name="P1">ja auch s ein Leben hass et, der kann nicht mein</text:p>
      <text:p text:style-name="P1">sauget sein. a. is, 29 sc· Many. io, 37 is.</text:p>
      <text:p text:style-name="P1">-</text:p>
      <text:p text:style-name="P1"/>
      <text:p text:style-name="P1"/>
      <text:p text:style-name="P1"/>
      <text:p text:style-name="P1">R Cap. 14. 1-Z. Das Evangelium . Cap. 15.</text:p>
      <text:p text:style-name="P1">27. Und wer nicht sein Kreuz i·-raZt» und</text:p>
      <text:p text:style-name="P1">mir nachkommt, der kann nicht mein iinger</text:p>
      <text:p text:style-name="P1">ein. E.9, es. , ,</text:p>
      <text:p text:style-name="P1">s28. Denn wer aus euch, der einen Thurm</text:p>
      <text:p text:style-name="P1">bauen will, wird sich nicht zuvor hin etzen</text:p>
      <text:p text:style-name="P1">und die Ko ten berechnen, ob er genug habe</text:p>
      <text:p text:style-name="P1">zur Ausführung?</text:p>
      <text:p text:style-name="P1">29. damit nicht etwa, wenn er den Grund</text:p>
      <text:p text:style-name="P1">elegt hat und es nicht zu vollenden vermag,</text:p>
      <text:p text:style-name="P1">3llle,die es sehen, anfangen seiner u spotten,</text:p>
      <text:p text:style-name="P1">30. und sagen: Dieser Mensch sinlg an zu</text:p>
      <text:p text:style-name="P1">bauen und vermochte es nicht zu vo enden.</text:p>
      <text:p text:style-name="P1">31. Oder welcher ·König, der auszieht,</text:p>
      <text:p text:style-name="P1">einem andern König eine Schlacht zu liefern,</text:p>
      <text:p text:style-name="P1">setzt sich nicht zuvor hin nnd berathschlagt,</text:p>
      <text:p text:style-name="P1"><text:soft-page-break/>ob er im Stande sei, mit Zehntausenden</text:p>
      <text:p text:style-name="P1">dem zu begegnen, der mit Zwanzigtausen-</text:p>
      <text:p text:style-name="P1">den ge en ihn ziehet?</text:p>
      <text:p text:style-name="P1">32. Ko aber nicht, so sendet er, da jener</text:p>
      <text:p text:style-name="P1">nozhdfern ist, eine Botschaft, und bittet um</text:p>
      <text:p text:style-name="P1">te en.</text:p>
      <text:p text:style-name="P1">F;-t3. Also nun ein Jeder aus euch, der ni</text:p>
      <text:p text:style-name="P1">Allem entsagt, was er hat, der kann ni</text:p>
      <text:p text:style-name="P1">mein Jünger fein. Many. is, il.</text:p>
      <text:p text:style-name="P1">34. Ein utes Ding ist das Salz; wenn</text:p>
      <text:p text:style-name="P1">aber das Salz seine Kraft verloren hat,</text:p>
      <text:p text:style-name="P1">womit wird man es wiirzen?</text:p>
      <text:p text:style-name="P1">Mart. 9« 50. Matth. Z, is.</text:p>
      <text:p text:style-name="P1">35. Es ist weder für das Erdreich, noch für</text:p>
      <text:p text:style-name="P1">den Diinger tauglich; man wirft es hinaus.</text:p>
      <text:p text:style-name="P1">Wer Ohren hat zu hören, der höre</text:p>
      <text:p text:style-name="P1">B-kS-(</text:p>
      <text:p text:style-name="P1">Pf-Pf</text:p>
      <text:p text:style-name="P1">Cap. XV.</text:p>
      <text:p text:style-name="P1">Gleichniß: l. vom verlernen Schafe und Pfen-</text:p>
      <text:p text:style-name="P1">nig, 4—40; It. vom verloriien Sohn, «—32.</text:p>
      <text:p text:style-name="P1">I. 1. Es naheten ihm aber alle ,Zöllner</text:p>
      <text:p text:style-name="P1">und Sünder, um ihn zu hören. C.5, 292c.</text:p>
      <text:p text:style-name="P1">2. Und die Pharisäer und Schriftgelehrten</text:p>
      <text:p text:style-name="P1">murreten und sprachen·: ·Dieser nimnit die</text:p>
      <text:p text:style-name="P1">Sünder auf und isset mit ihnen. C. 7, 34. 39,</text:p>
      <text:p text:style-name="P1">3. Er sagte aber zu ihnen dieses Gleich-</text:p>
      <text:p text:style-name="P1">niß und spra3;</text:p>
      <text:p text:style-name="P1">4. Welcher ensch aus euch, der hundert</text:p>
      <text:p text:style-name="P1">Schafe hat, und Eines ans ihnen verliert,</text:p>
      <text:p text:style-name="P1">läßt nicht die neun und neunzikg in der Wüste,</text:p>
      <text:p text:style-name="P1">und gehtdemverlornen nach, iseressindet?</text:p>
      <text:p text:style-name="P1">Many. is, i2. is. Ps.ii9,176.</text:p>
      <text:p text:style-name="P1">5. Und wenn er es gefundenhat,nimmter es</text:p>
      <text:p text:style-name="P1">aufseine Schultern niitFreuden ; Jes.40, ii.</text:p>
      <text:p text:style-name="P1">6. und wenn er nach Rufe gekommen,</text:p>
      <text:p text:style-name="P1">ruft er die Freunde.und achbarn zufam-</text:p>
      <text:p text:style-name="P1">men und spricht zu ihnen: Freuet euch mit</text:p>
      <text:p text:style-name="P1">mir; denn ich habe mein Schaf, das ver-</text:p>
      <text:p text:style-name="P1">lorne, gefunden.</text:p>
      <text:p text:style-name="P1">7. Ich sage euch, also wird eine Freude sein</text:p>
      <text:p text:style-name="P1">im Himmel über Einen Sünder, der Buße</text:p>
      <text:p text:style-name="P1">thut, mehr als über neun und neunzig Ge-</text:p>
      <text:p text:style-name="P1">rechte, die der Buße nicht bedürfen. Eis, ei.</text:p>
      <text:p text:style-name="P1">8. Oder welches Weib, die zehn Groschen</text:p>
      <text:p text:style-name="P1">hat, wenn sie Einen Groschen verliert,zündet</text:p>
      <text:p text:style-name="P1">ni2t ein Licht· an, und kehrt das Haus, nnd</text:p>
      <text:p text:style-name="P1">su t mit F eiß, bis sie ihn findet?</text:p>
      <text:p text:style-name="P1">·9. Und wenn sie ihn gesunden hat, ruft sie</text:p>
      <text:p text:style-name="P1">die Freundinnen und die Nachbarinnen zu-</text:p>
      <text:p text:style-name="P1">sammen und spricht: Freuet euch mit mir;</text:p>
      <text:p text:style-name="P1">denn ich habe den Groschen gesunden, den</text:p>
      <text:p text:style-name="P1"><text:soft-page-break/>i verloren atte</text:p>
      <text:p text:style-name="P1">ch h «</text:p>
      <text:p text:style-name="P1">10. Also, sage ich euch, ist eine Freude vor-</text:p>
      <text:p text:style-name="P1">den En« eln Gottes über Einen Sünder, der</text:p>
      <text:p text:style-name="P1">Buße thut. - -</text:p>
      <text:p text:style-name="P1">lI. 11. Und er sprach: Ein Mensch hatte</text:p>
      <text:p text:style-name="P1">zwei Söhne.</text:p>
      <text:p text:style-name="P1">12. Und der jüngere aus ihnen sprach zum</text:p>
      <text:p text:style-name="P1">Vater: Vater, gib mir den Theil des Gutes,</text:p>
      <text:p text:style-name="P1">der mir zukommt. Und er vertheilte ihnen</text:p>
      <text:p text:style-name="P1">das Gut.</text:p>
      <text:p text:style-name="P1">13. Und nach nicht vielen Tagen nahm</text:p>
      <text:p text:style-name="P1">der jüngere Sohn Alles zusammen und zo</text:p>
      <text:p text:style-name="P1">hinweg in ein fernes Land, und daselbsH</text:p>
      <text:p text:style-name="P1">vergeudete er sein Gut mit Sähwelge;1«.</text:p>
      <text:p text:style-name="P1">pr. ? , .</text:p>
      <text:p text:style-name="P1">14. Nachdem er aber Alles verzehrt hatte,</text:p>
      <text:p text:style-name="P1">entstand ein gewalti er Hunger durch das-</text:p>
      <text:p text:style-name="P1">selhe Land, und er Selbst fing an Mangel</text:p>
      <text:p text:style-name="P1">u eiden</text:p>
      <text:p text:style-name="P1">z .</text:p>
      <text:p text:style-name="P1">15. Und er ging hin und hängte sich an</text:p>
      <text:p text:style-name="P1">einen Bürger desse ben Landes; der schickte</text:p>
      <text:p text:style-name="P1">ihn auf seine Aecker, die Schweine zu hüten.</text:p>
      <text:p text:style-name="P1">16. Und er wiinschte seinen Bauch mit dem</text:p>
      <text:p text:style-name="P1">Futter zu füllen , welches die Schweine</text:p>
      <text:p text:style-name="P1">fraßen; aber Niemand ab es ihm. »</text:p>
      <text:p text:style-name="P1">17. Da Zug er in si selbst und sprach:</text:p>
      <text:p text:style-name="P1">Wie viele aglöhner meines Vaters haben</text:p>
      <text:p text:style-name="P1">überflüssig Brot; ich aber verderbe hier im</text:p>
      <text:p text:style-name="P1">H1TngFch <text:s/>iis:nacl en und zu mei «</text:p>
      <text:p text:style-name="P1">. a -</text:p>
      <text:p text:style-name="P1">nem Vater ziehen und zu ihm sagen: Vater,</text:p>
      <text:p text:style-name="P1">gchrhgl.;e ges;indigk; g;gen den Himmel und</text:p>
      <text:p text:style-name="P1">i sk.9, . ..-i, S. »</text:p>
      <text:p text:style-name="P1">19. und ich bin nicht mehr v)erth- dein</text:p>
      <text:p text:style-name="P1">Sohn u heißen; halte miih wie einen deiner</text:p>
      <text:p text:style-name="P1">Taglölsner. »</text:p>
      <text:p text:style-name="P1">20. nd er machte sich auf und kam zu</text:p>
      <text:p text:style-name="P1">sei»nem»Vate·r. Und da er noch fern war, er-</text:p>
      <text:p text:style-name="P1">blickte ihn sein Vater und erbarmte sich und—</text:p>
      <text:p text:style-name="P1">lief, fiel ihm um den Hals und küß3te«i-hu.</text:p>
      <text:p text:style-name="P1">Jer. , .</text:p>
      <text:p text:style-name="P1">21. Der Sohn» aber sprach zu ihm: Vater,</text:p>
      <text:p text:style-name="P1">ich habe gesündi»gt gegen den Himmel und</text:p>
      <text:p text:style-name="P1">vor dir, und bin nicht mehr werth, dein</text:p>
      <text:p text:style-name="P1">?ghrälb1:rhkdx1??;aterspr eh u einenKnech</text:p>
      <text:p text:style-name="P1">. a «-</text:p>
      <text:p text:style-name="P1">ten: Bringet das vornehms?e Fgleid her us-if;</text:p>
      <text:p text:style-name="P1"/>
      <text:p text:style-name="P1"/>
      <text:p text:style-name="P1"/>
      <text:p text:style-name="P1"><text:soft-page-break/>Cato. 15». 16. St. Luca. . Cap. 16. 87</text:p>
      <text:p text:style-name="P1">ziehet es ihm an, und gebet ihm einen Ring</text:p>
      <text:p text:style-name="P1">an seine Hand und Schuhe an die Füße;</text:p>
      <text:p text:style-name="P1">· Jcs. St, 10. Ofs.3, is.</text:p>
      <text:p text:style-name="P1">28. und bringet das gemästete Kalb her</text:p>
      <text:p text:style-name="P1">und schlachtet es; und lasset uns essen und</text:p>
      <text:p text:style-name="P1">srbh ich sein.</text:p>
      <text:p text:style-name="P1">«24. Denn dieser mein Sohn war todt,</text:p>
      <text:p text:style-name="P1">und ist wieder lebendig geworden: er war</text:p>
      <text:p text:style-name="P1">verloren, nnd ist wieder gesunden worden.</text:p>
      <text:p text:style-name="P1">Undsiefingen anfröhlichzu ein. Eph.2,4-es.</text:p>
      <text:p text:style-name="P1">25. Aber sein älterer Sohn war auf dem</text:p>
      <text:p text:style-name="P1">Felde; und als er kam und dem Hause</text:p>
      <text:p text:style-name="P1">nahete, hörte er Gesang nnd Tanz.</text:p>
      <text:p text:style-name="P1">26. Und er rief einen der Knechte herbei</text:p>
      <text:p text:style-name="P1">und erkundigte sich, was das wäre.</text:p>
      <text:p text:style-name="P1">27. Der sprach zu ihm: Dein Bruder ist</text:p>
      <text:p text:style-name="P1">gkekomnien—, nnd dein Vater hat das gemästete</text:p>
      <text:p text:style-name="P1">alb geschlachtet, weil er ihn gesund wieder</text:p>
      <text:p text:style-name="P1">erhalten hat.</text:p>
      <text:p text:style-name="P1">28. Da ward er zornig und wollte nicht</text:p>
      <text:p text:style-name="P1">hiueingehen. Nun ging sein Vater heraus</text:p>
      <text:p text:style-name="P1">und bat ihn.</text:p>
      <text:p text:style-name="P1">29. Er aber antwortete und sprach zum</text:p>
      <text:p text:style-name="P1">Vater: Siehe, so viele Jahre diene ich dir,</text:p>
      <text:p text:style-name="P1">ui1d habe me dein Gebot iiberti·eten; und</text:p>
      <text:p text:style-name="P1">niemals hast du mir einen Bock ge eben, daß</text:p>
      <text:p text:style-name="P1">ich mit meinen Freunden froh us wäre.</text:p>
      <text:p text:style-name="P1">30. Da aber dieser dein Sohn, der dein</text:p>
      <text:p text:style-name="P1">Gut mit Euren durchgebracht hat, gekom-</text:p>
      <text:p text:style-name="P1">men ist, ast du ihm das gemästete Kalb</text:p>
      <text:p text:style-name="P1">geschlachtet. Spx, 29, Z,</text:p>
      <text:p text:style-name="P1">31. Er aber sprach zu ihm: Mein Sohn,</text:p>
      <text:p text:style-name="P1">du bist allezeit ei inir,und Alles, was mein</text:p>
      <text:p text:style-name="P1">ist, ist dein.</text:p>
      <text:p text:style-name="P1">82. Du solltest aber fröhlich sein und dich</text:p>
      <text:p text:style-name="P1">freuen; denn dieser dein Bruder war todt,</text:p>
      <text:p text:style-name="P1">und ist wieder lebendig geworden; er war</text:p>
      <text:p text:style-name="P1">verloren, und ist wieder gefunden worden.</text:p>
      <text:p text:style-name="P1">Cap. XVI.</text:p>
      <text:p text:style-name="P1">l. Das Gleichniß vom ungerechten .Haiishalter,</text:p>
      <text:p text:style-name="P1">«-—-t8; II. vom reichen Mann und armen Lazarus,</text:p>
      <text:p text:style-name="P1">i9—s4.</text:p>
      <text:p text:style-name="P1">l. 1. Er sagte aber auch Zu seinen Jün-</text:p>
      <text:p text:style-name="P1">gern: Es war ein reicher Ell ann, der hatte</text:p>
      <text:p text:style-name="P1">einen Haushalter; und dieser ward bei ihm</text:p>
      <text:p text:style-name="P1">eingeklagt, daß er ihm seine Gitter ver-</text:p>
      <text:p text:style-name="P1">seh eudere. »</text:p>
      <text:p text:style-name="P1">2. Und er berief ihn und spra3 zu ihm:</text:p>
      <text:p text:style-name="P1">Warum höre ich das von dir? ib Rech-</text:p>
      <text:p text:style-name="P1">nung von deinerVerwaltung ; denn du kannst</text:p>
      <text:p text:style-name="P1">hinfort nicht mehr Haushalter sein.</text:p>
      <text:p text:style-name="P1"><text:soft-page-break/>3. Da sprach der Haushalter bei sich· selbst:</text:p>
      <text:p text:style-name="P1">Was soll ich thun, weilmein Herr die Ver-</text:p>
      <text:p text:style-name="P1">waltung von mir nimmt? Graben kann ich</text:p>
      <text:p text:style-name="P1">nicht; zu betteln schäme ich mich.</text:p>
      <text:p text:style-name="P1">4. »Ich weiß, was ich thun will, auf dass,</text:p>
      <text:p text:style-name="P1">wann ich der Verwaltung entsetzt bin, e</text:p>
      <text:p text:style-name="P1">mich in ihre Häuser aufnehmen.</text:p>
      <text:p text:style-name="P1">H. Und er rief einen jeden der Schuldner</text:p>
      <text:p text:style-name="P1">seines Herrn zu sich und sprach zu dem</text:p>
      <text:p text:style-name="P1">ersten; "Wie viel bist du meinem Herrn</text:p>
      <text:p text:style-name="P1">schuldig? -</text:p>
      <text:p text:style-name="P1">6. Der sprach: Hundert Tonnen Oel. Und</text:p>
      <text:p text:style-name="P1">er sprach zu ihm: Nimm deine Handschrift,</text:p>
      <text:p text:style-name="P1">und setz-e dich und schreibe eilends fünfzig.</text:p>
      <text:p text:style-name="P1">7. Darnach sprach er zu einem andern:</text:p>
      <text:p text:style-name="P1">Du aber, wie viel bist du schuldig? Der</text:p>
      <text:p text:style-name="P1">sagte: Hundert Malter Weizen. Und er</text:p>
      <text:p text:style-name="P1">spricht zu ihm: Nimm deine Handschrift</text:p>
      <text:p text:style-name="P1">und chreibe achtzig.</text:p>
      <text:p text:style-name="P1">8. Und der Herr lobte den ungerechten</text:p>
      <text:p text:style-name="P1">Haushalter, das; er klüglich gethan. Denn</text:p>
      <text:p text:style-name="P1">die Kinder dieser Welt sind klüger als die</text:p>
      <text:p text:style-name="P1">Kinder des Lichtes gegen ihr Gäckzleäl)tä</text:p>
      <text:p text:style-name="P1">p . ", .</text:p>
      <text:p text:style-name="P1">9. Und auch ich sage euch: Machet euch</text:p>
      <text:p text:style-name="P1">Freunde von dem ungerechten Mammon,</text:p>
      <text:p text:style-name="P1">aufdaß, wenn ihr scheidet, sie euch aufnehmen</text:p>
      <text:p text:style-name="P1">indie ewigen Hütten. C. s12, 33· March.-z5, se-2c.</text:p>
      <text:p text:style-name="P1">10. Wer treu ist im Kleinsten, der ist auch</text:p>
      <text:p text:style-name="P1">in Vielem treu; und wer im Kleinsten un-</text:p>
      <text:p text:style-name="P1">gerecht ist, der ist auch in Bielem å1n4g)er«Ycht.</text:p>
      <text:p text:style-name="P1">11. Wenn ihr nun in dem uugerechten</text:p>
      <text:p text:style-name="P1">Mammon nicht treu waret, wer wird euch</text:p>
      <text:p text:style-name="P1">das Wahre anvertrauen?</text:p>
      <text:p text:style-name="P1">12. Und wenn ihr im Fremden nicht treu</text:p>
      <text:p text:style-name="P1">waret, wer wird euch das Eure geben?</text:p>
      <text:p text:style-name="P1">13. Kein Knecht kann zweiHerren dienen;</text:p>
      <text:p text:style-name="P1">denn entweder wird er den einen hassen</text:p>
      <text:p text:style-name="P1">und den andern lieben, oder dem einen</text:p>
      <text:p text:style-name="P1">anhangen und den andern verachten. Ihr</text:p>
      <text:p text:style-name="P1">k"önnet nicht Gott dienen und dem Mammon.</text:p>
      <text:p text:style-name="P1">Matth. S, 24.</text:p>
      <text:p text:style-name="P1">14. Es hörten aber dieses Alles auch die</text:p>
      <text:p text:style-name="P1">Pharisäer, die da geldgierig waren, und</text:p>
      <text:p text:style-name="P1">verspotteten ihn. Many. es, it.</text:p>
      <text:p text:style-name="P1">15." Und er sprach zu ihnen: Ihr seid es,</text:p>
      <text:p text:style-name="P1">die sich selbst gerecht machen vor den Men-</text:p>
      <text:p text:style-name="P1">schen, aber Gott kennt eure Herzen; denn</text:p>
      <text:p text:style-name="P1">was bei den Menschen hoch ist, das ist ein</text:p>
      <text:p text:style-name="P1">Gräuel vor Gott. C. is, 9 :c.</text:p>
      <text:p text:style-name="P1">16. Das Gesetz und die Propheten gehen</text:p>
      <text:p text:style-name="P1">bis auf Johannes« von da an wird das</text:p>
      <text:p text:style-name="P1"><text:soft-page-break/>Reich Gottes durh das Evangelium ver-</text:p>
      <text:p text:style-name="P1">kiindigt, und ein Jeder dringt mit Gewalt</text:p>
      <text:p text:style-name="P1">hinein. Matth.«,i2.i3.</text:p>
      <text:p text:style-name="P1">17. Es ist aber leichter, daß Himmel und</text:p>
      <text:p text:style-name="P1">Erde ver ehe, als daß Ein Piinktlein .des</text:p>
      <text:p text:style-name="P1">Gesetzes Falle. C.2-i,33. Marthe-,c8.</text:p>
      <text:p text:style-name="P1">18. Jeder, der sich von seinem Weibe</text:p>
      <text:p text:style-name="P1"/>
      <text:p text:style-name="P1"/>
      <text:p text:style-name="P1"/>
      <text:p text:style-name="P1">C-ap. U. Das Evangelium Cap. 17.</text:p>
      <text:p text:style-name="P1">scheidet, und eine Andere zur Ehe nimmt,</text:p>
      <text:p text:style-name="P1">bricht die Ehe, und Jeder, der eine von ih-</text:p>
      <text:p text:style-name="P1">rem Manne Abgeschiedene zur Ehe nimmt,</text:p>
      <text:p text:style-name="P1">bricht die Ehe. Many. c-, se. is-, 8. 9.</text:p>
      <text:p text:style-name="P1">Il. 19. Es war aber ein reicher Mann,</text:p>
      <text:p text:style-name="P1">der kleidete sich in Purpur und Seide und</text:p>
      <text:p text:style-name="P1">lebte alle Tage herrlich und in Freuden.</text:p>
      <text:p text:style-name="P1">Jak·5,5. -I.Joh.2,-IS.</text:p>
      <text:p text:style-name="P1">20. Es war aber ein Armer, mit Namen</text:p>
      <text:p text:style-name="P1">Lazarus, der lag vor dessen Thür voller</text:p>
      <text:p text:style-name="P1">Gefchwijre,</text:p>
      <text:p text:style-name="P1">21. und begehrte sich zu sättigen von den</text:p>
      <text:p text:style-name="P1">Brosalnen, die von des Reichen Tische sie-</text:p>
      <text:p text:style-name="P1">len; aber auch die Hunde kamen und leckten</text:p>
      <text:p text:style-name="P1">seine Geschwiire.</text:p>
      <text:p text:style-name="P1">22. Es begab sich aber, daß der Arme</text:p>
      <text:p text:style-name="P1">starb, und Von den Engeln in Abrahams</text:p>
      <text:p text:style-name="P1">Schooß gTtragen wurde. Es starb aber</text:p>
      <text:p text:style-name="P1">auch der S eiche und wurde begraben.</text:p>
      <text:p text:style-name="P1">Hei-.i,i4. M.1tth.8,1i. Hiov2i,23:c. Ps.73.</text:p>
      <text:p text:style-name="P1">23. Und als er in der Hölle seine Augen</text:p>
      <text:p text:style-name="P1">aufhob, da er in der Pein war, sieht er</text:p>
      <text:p text:style-name="P1">Abraham von ferne nnd T’azarus in seinem</text:p>
      <text:p text:style-name="P1">Schooße.</text:p>
      <text:p text:style-name="P1">24. Und er rief und sprach: Vater Abra-</text:p>
      <text:p text:style-name="P1">Zum, erbarme dich meiner, und selide den</text:p>
      <text:p text:style-name="P1">azarus, daß er die Spitze seines Fin« ers</text:p>
      <text:p text:style-name="P1">in Wasser tauche und meine Zun e km)le;</text:p>
      <text:p text:style-name="P1">denn ich leide Qual in dieser Flamme.</text:p>
      <text:p text:style-name="P1">Mart. 9, 43 te.</text:p>
      <text:p text:style-name="P1">25. Abraham aber sprach: Sohn; gedenke,</text:p>
      <text:p text:style-name="P1">daß du dein Gutes empfangen hast in dei-</text:p>
      <text:p text:style-name="P1">nem Leben, und Lazarus leichermaßen das</text:p>
      <text:p text:style-name="P1">Böse; nun wird er getrösiet, du aber leidest</text:p>
      <text:p text:style-name="P1">Qual. Pf.-i7, «-. is.</text:p>
      <text:p text:style-name="P1">26. Und über dieses Alles ist zwischen uns</text:p>
      <text:p text:style-name="P1">und ench eine große Kluft befestigt, daß die,</text:p>
      <text:p text:style-name="P1">welche von hier zu euch hinübersteigen wol-</text:p>
      <text:p text:style-name="P1">len, es nicht können, noch die, so dort sind,</text:p>
      <text:p text:style-name="P1">zu uns herüberkom1nen.</text:p>
      <text:p text:style-name="P1">27. Da sprach er: So bitte ich dich, Vater,</text:p>
      <text:p text:style-name="P1"><text:soft-page-break/>daß du ihn in das Haus meines Vaters</text:p>
      <text:p text:style-name="P1">sendest;</text:p>
      <text:p text:style-name="P1">28. denn ich habe fünf Brüder; daß er</text:p>
      <text:p text:style-name="P1">sie warne, damit nicht auch sie an diesen</text:p>
      <text:p text:style-name="P1">Ort der Pein kommen.</text:p>
      <text:p text:style-name="P1">29. Da spricht zu ihm Abraham: Sie</text:p>
      <text:p text:style-name="P1">haben Moses und die Propheten; hören</text:p>
      <text:p text:style-name="P1">sie dieselben! Jcs.8,20. J-,h.5,39.</text:p>
      <text:p text:style-name="P1">30. Er aber spra'ch: Nein, VaterAbraham!</text:p>
      <text:p text:style-name="P1">sondern wenn Einer von den Todten zu</text:p>
      <text:p text:style-name="P1">ihnen kommt, werden sie Buße thun.</text:p>
      <text:p text:style-name="P1">31. Er aber sprach zu ihm: Wenn sie Moses</text:p>
      <text:p text:style-name="P1">und die Propheten nicht hören, so werden</text:p>
      <text:p text:style-name="P1">E auch nicht lauben, wenn Einer von den</text:p>
      <text:p text:style-name="P1">odten an eri3tLi1ide. Joh.«,44.E-3.i2,9.4o.</text:p>
      <text:p text:style-name="P1">r: Cap. XVll.</text:p>
      <text:p text:style-name="P1">l·. Warnung vor Aergermß. «, A. II. Ermahnung</text:p>
      <text:p text:style-name="P1">zur Vcrsöhnlichkeit. Z, 4. M. Glaubensstäcke und</text:p>
      <text:p text:style-name="P1">Demuth. 5—·40. lV. Heilung der zehn Aussc"itzi-</text:p>
      <text:p text:style-name="P1">gen. 14—4Z. V» Wann und wie das Reich Gott-ei</text:p>
      <text:p text:style-name="P1">komme. 20—Z7.</text:p>
      <text:p text:style-name="P1">, l. 1. Er sprach aber zu den Jüngern:</text:p>
      <text:p text:style-name="P1">Es ist unmöglich, daß nicht die Aergernisse</text:p>
      <text:p text:style-name="P1">kommen; wehe aber dem, durch welchen sie</text:p>
      <text:p text:style-name="P1">kommen! M«tth.i8.6.7.</text:p>
      <text:p text:style-name="P1">2. Es wäre ihm besser, daß ein Mühlstein</text:p>
      <text:p text:style-name="P1">um seinen Hals gelelgt, und er in das å))?eer</text:p>
      <text:p text:style-name="P1">Zeworfen würde, a s daß er einen dieser</text:p>
      <text:p text:style-name="P1">leinen ärgere.</text:p>
      <text:p text:style-name="P1">II. Z. Habet Acht auf euch selbst! Wenn</text:p>
      <text:p text:style-name="P1">aber dein Bruder wider dich sünd1gt, so be-</text:p>
      <text:p text:style-name="P1">strase ihn; nnd wenn es ihn reuet, so ver-</text:p>
      <text:p text:style-name="P1">gib ihm. Muth. is, is ke-</text:p>
      <text:p text:style-name="P1">4. Und wenn er siebenmal des Tages</text:p>
      <text:p text:style-name="P1">wider dich slindigt , und siebenmal des</text:p>
      <text:p text:style-name="P1">Tages sich u dir wendet und spricht: Es</text:p>
      <text:p text:style-name="P1">reuet mich! so sollst du ihm vergeben.</text:p>
      <text:p text:style-name="P1">Many. is, ei. 22.</text:p>
      <text:p text:style-name="P1">lll. 5. Und es sprachen die Apostel zum</text:p>
      <text:p text:style-name="P1">Herrn: Mehreiinsden Glauben! M«c.9,24.</text:p>
      <text:p text:style-name="P1">6. Da sprach der Herr: Wenn ihr Glau-</text:p>
      <text:p text:style-name="P1">ben hättet nur eines Senfkorns groß, so</text:p>
      <text:p text:style-name="P1">sprachet ihr zu diesem Maulbeerbaume:</text:p>
      <text:p text:style-name="P1">Hebe dich aus mit der Wurzel und pflanze</text:p>
      <text:p text:style-name="P1">dich in das Meer! und er würde euch ge-</text:p>
      <text:p text:style-name="P1">horchen. M«2nh. n, no.</text:p>
      <text:p text:style-name="P1">7. Wer aus euch wird seinem Knechte, der</text:p>
      <text:p text:style-name="P1">pflügt oder weidet, wenn derselbe vom Felde</text:p>
      <text:p text:style-name="P1">ei1nkommt, alsobald sagen: Komm« her und</text:p>
      <text:p text:style-name="P1">etze dich zu Tische? .</text:p>
      <text:p text:style-name="P1">8. Wird er nicht vielmehr zu ihm sagen:</text:p>
      <text:p text:style-name="P1">Bereite, was ich speisen möge, umschurze</text:p>
      <text:p text:style-name="P1"><text:soft-page-break/>dich und diene mir, bis ich gegessen nnd ge-</text:p>
      <text:p text:style-name="P1">trunken habe, und hernach Iß und tr1nk’ du?</text:p>
      <text:p text:style-name="P1">C. i2, 35. 37.</text:p>
      <text:p text:style-name="P1">9. Weiß er demselben Knechte Dank, daß</text:p>
      <text:p text:style-name="P1">er gethan,»was ihm befohlen war? IF)</text:p>
      <text:p text:style-name="P1">meine es nicht.</text:p>
      <text:p text:style-name="P1">10· Also auch ihr, wann ihr Alles g»EthCIU</text:p>
      <text:p text:style-name="P1">Wbet, was euch befohlen war, so saget:</text:p>
      <text:p text:style-name="P1">ir sind nnnütze Knelclszte; denn wirthaben</text:p>
      <text:p text:style-name="P1">« i i waren U un.</text:p>
      <text:p text:style-name="P1">gethan« was W« sch1 Tier -22, <text:s/>4ki, I.</text:p>
      <text:p text:style-name="P1">lV. 11. Und es be ab sich, indem er gen</text:p>
      <text:p text:style-name="P1">Jerusalem r-eifet«e,» daß er mitten durch Sa-</text:p>
      <text:p text:style-name="P1">maria und Galilaa zog.</text:p>
      <text:p text:style-name="P1">»» 12. Und als er in einen Flecken kam, be-</text:p>
      <text:p text:style-name="P1">egneten ihm zehn aussätzige Männer, die</text:p>
      <text:p text:style-name="P1">standen von ferne. 3. Mos. is, is. is.</text:p>
      <text:p text:style-name="P1">13. Und sie erhoben ihre Stimme und</text:p>
      <text:p text:style-name="P1">s sprachen: Jesu, Meister, erbarme dich uns er!</text:p>
      <text:p text:style-name="P1"/>
      <text:p text:style-name="P1"/>
      <text:p text:style-name="P1"/>
      <text:p text:style-name="P1">-E«:«p. ». St. Luni-.--·—"E Cap. 17. 18. 89</text:p>
      <text:p text:style-name="P1">14. Und als er sie sah, sprach er u ihnen:</text:p>
      <text:p text:style-name="P1">Gehet hin nnd zeiget euch den Priestern!</text:p>
      <text:p text:style-name="P1">Und es begab sich, indem sie hingingen,</text:p>
      <text:p text:style-name="P1">wurden sie rein. C.5,13.i4. S. Mos. i4, 2 re.</text:p>
      <text:p text:style-name="P1">15. Einer aber aus ihnen, als er sah, daß</text:p>
      <text:p text:style-name="P1">er geheilt worden, kehrte wieder um, mit</text:p>
      <text:p text:style-name="P1">lauter Stimme GottF)reisend,</text:p>
      <text:p text:style-name="P1">16. und fiel auf Hi« Angesicht zu seinen</text:p>
      <text:p text:style-name="P1">güßen nnd dankte ihm; und dieser war ein</text:p>
      <text:p text:style-name="P1">amariier. C. in, :-is.</text:p>
      <text:p text:style-name="P1">17. Da antwortete Jesus und sprach:</text:p>
      <text:p text:style-name="P1">Sind nicht zehn rein geworden? Wo sind</text:p>
      <text:p text:style-name="P1">aber die Neun?</text:p>
      <text:p text:style-name="P1">18. Sind keine gesunden worden, die wie-</text:p>
      <text:p text:style-name="P1">der unilehrten, Gott die Ehre zu geben, als</text:p>
      <text:p text:style-name="P1">nur dieser Fremdlin ?</text:p>
      <text:p text:style-name="P1">19. Und er sprach zu ihn» Steh’ ausund gehe</text:p>
      <text:p text:style-name="P1">hin; dein Glaubehat dir gehol en. E.8, 48.</text:p>
      <text:p text:style-name="P1">V. 20. Als er aber von den Pharisäern ge-</text:p>
      <text:p text:style-name="P1">fragt wurde, wann das Reich Gottes komme,</text:p>
      <text:p text:style-name="P1">antwortete er ihnen und sprach: Das Reich</text:p>
      <text:p text:style-name="P1">Gottes kommt nicht so, daß man es merken</text:p>
      <text:p text:style-name="P1">möge. C«-, « -. Apg.i,i3. J«-h.i8,35. i.Cok.4,2o.</text:p>
      <text:p text:style-name="P1">21. Man kann nicht sa en: Siehe hier;</text:p>
      <text:p text:style-name="P1">oder siehe dort! Denn siehe, das Reich</text:p>
      <text:p text:style-name="P1">Gottes ist innert euch. Beim. «» 47.</text:p>
      <text:p text:style-name="P1">22. Er sprach aber zu den Jüngern: Es</text:p>
      <text:p text:style-name="P1">werden Tage kommen, da ihr beg23hiren</text:p>
      <text:p text:style-name="P1">werdet, nur Einen der Tage des en-</text:p>
      <text:p text:style-name="P1"><text:soft-page-break/>schensohnes zu sehen, und ihr werdet ihn</text:p>
      <text:p text:style-name="P1">nicht sehen. » .</text:p>
      <text:p text:style-name="P1">23. Und sie werdet: zu euch sa en: Siehe</text:p>
      <text:p text:style-name="P1">ier; oder siehe dort! Gehet nicht hin, und</text:p>
      <text:p text:style-name="P1">olgetnichtnach. C. ei, 8. Muth. 24, 23—27.</text:p>
      <text:p text:style-name="P1">24. Denn wie der Blitz, der von einer</text:p>
      <text:p text:style-name="P1">Himnielsgegend strahlet, zu der andern hin</text:p>
      <text:p text:style-name="P1">leuchtet, a so wird au?der Sohn des Men-</text:p>
      <text:p text:style-name="P1">schen sein an seinem «« age. ·</text:p>
      <text:p text:style-name="P1">25. Zuvor aber muß e»r viel leiden und</text:p>
      <text:p text:style-name="P1">verworfen werden von diesem Geschlechte.</text:p>
      <text:p text:style-name="P1">I Mam).i6,2i.</text:p>
      <text:p text:style-name="P1">26. Und so wie es ergan en in den Tagen</text:p>
      <text:p text:style-name="P1">Noahs, also wird es auch siin in den Tagen</text:p>
      <text:p text:style-name="P1">des Menschensohnes. Muth. -Hi, 37 ».</text:p>
      <text:p text:style-name="P1">27. Sie as3en, sie tranken, sie nahmen zur</text:p>
      <text:p text:style-name="P1">Ehe und wurden zjir Ehe genommen, bis</text:p>
      <text:p text:style-name="P1">zu dem Tage, da ioah in die Arche </text:p>
      <text:p text:style-name="P1">und die Si·indfluth kam und ver-tilgte e.</text:p>
      <text:p text:style-name="P1">28. Gleicherweise wie es auch ergangen ist</text:p>
      <text:p text:style-name="P1">in den Tagen Lots: Sie asien,«sie tranken,</text:p>
      <text:p text:style-name="P1">sie kauften und verkansten, sie pslanzten und</text:p>
      <text:p text:style-name="P1">baueten. i. ones. is, 20. i9, ei re.</text:p>
      <text:p text:style-name="P1">29. An dem Tage aber, da Lot aus Sodom</text:p>
      <text:p text:style-name="P1">herausging, regnete es Feuer und Schwefel</text:p>
      <text:p text:style-name="P1">vom Himmel, und dertilgte Alle.</text:p>
      <text:p text:style-name="P1">?-O. us diese Weise wird es sein an dem</text:p>
      <text:p text:style-name="P1">: Tage, da des Menschen Sohn geofsenbaret</text:p>
      <text:p text:style-name="P1">wird· «</text:p>
      <text:p text:style-name="P1">»31. An demselben Tage, wer aus dem Dach</text:p>
      <text:p text:style-name="P1">ist, und sein Geräth im Hause, der steige</text:p>
      <text:p text:style-name="P1">nicht hinab, dasselbe zu nehmen; und wer</text:p>
      <text:p text:style-name="P1">auf dem Felde ist, der kehre gleicherweise</text:p>
      <text:p text:style-name="P1">nicht wieder zurück. with. 24, », is.</text:p>
      <text:p text:style-name="P1">32. Gedenket an das Weib Lots. i.Mos.i9,25.</text:p>
      <text:p text:style-name="P1">33. Wer sucht sein Leben zu erhalten, der</text:p>
      <text:p text:style-name="P1">wird es verlieren, nnd wer es verliert, der</text:p>
      <text:p text:style-name="P1">wird es erhalten. C. 9, 24.</text:p>
      <text:p text:style-name="P1">34. Ich sage euch, in derselben Nacht wer-</text:p>
      <text:p text:style-name="P1">den Zwei auf Einem Bette sein, der Eine</text:p>
      <text:p text:style-name="P1">wird angeno111meli i1nd der Andere verlas-</text:p>
      <text:p text:style-name="P1">sen werden. M«tih. 24, -it) :c.</text:p>
      <text:p text:style-name="P1">35. Zwei werden zusammen mahlen; die</text:p>
      <text:p text:style-name="P1">Eine wird angenommen und die Andere</text:p>
      <text:p text:style-name="P1">verlassen werden.</text:p>
      <text:p text:style-name="P1">36. Zwei werden auf dem Felde sein; der</text:p>
      <text:p text:style-name="P1">Eine wird angenommen und der Andere</text:p>
      <text:p text:style-name="P1">verlaskn werden.</text:p>
      <text:p text:style-name="P1">37. nd sie antworteten und sagten zu</text:p>
      <text:p text:style-name="P1">ihm: Wo, Herr? Und er sprach zu ihnen:</text:p>
      <text:p text:style-name="P1">Wo das Aas ist, daselbst versammeln sich</text:p>
      <text:p text:style-name="P1">die Adler. M.:iih.24, es.</text:p>
      <text:p text:style-name="P1"><text:soft-page-break/>Cap. XVIII.</text:p>
      <text:p text:style-name="P1">I. Das Gleichniß vom ungerecbten Richter, i-Z;</text:p>
      <text:p text:style-name="P1">und il.vomPharisäerundZöllnir. 9-«14. Hi. Jesus</text:p>
      <text:p text:style-name="P1">segnet die Kinder. is-—47. 1V. Der reiche Jüngling.</text:p>
      <text:p text:style-name="P1">-is—-30. V-Ankijmdignng seines Leidens. 3«l—34.</text:p>
      <text:p text:style-name="P1">Vl. Heilung des Blinden. 35—43.</text:p>
      <text:p text:style-name="P1">l. 1. Er sagte ihnen aber auch einGleich-</text:p>
      <text:p text:style-name="P1">nis; dafür,daß man allezeit betenund nicht laß</text:p>
      <text:p text:style-name="P1">werden müsse, Rom. i2,i2. Eph. 6,i8. Col. 4,s.</text:p>
      <text:p text:style-name="P1">«. Thkss. 5, ».</text:p>
      <text:p text:style-name="P1">2. und sprach: Es war ein·Richter in einer</text:p>
      <text:p text:style-name="P1">Stadt, der sürchtete Gott nicht, und scheute</text:p>
      <text:p text:style-name="P1">sich nicht vor den Menschen.</text:p>
      <text:p text:style-name="P1">Z. Es war aber eine Witwe in derselben</text:p>
      <text:p text:style-name="P1">Stadt, und sie kam zu ih·m und sprach:</text:p>
      <text:p text:style-name="P1">Rette mich von meinem Widersacher.</text:p>
      <text:p text:style-name="P1">2. Mos. 2-Z, M :c. Jes. i, 47.</text:p>
      <text:p text:style-name="P1">4. Und er wollte eine Zeitlang nicht; her-</text:p>
      <text:p text:style-name="P1">nach aber sprach er bei sich selbst: Ob ich</text:p>
      <text:p text:style-name="P1">Zion Gott nicht fürchte und mich vor den</text:p>
      <text:p text:style-name="P1">enschen nicht scheue;</text:p>
      <text:p text:style-name="P1">5. dennoch, weil nur diese Witwe ·Mühe</text:p>
      <text:p text:style-name="P1">macht, will ich sie retten, damit sie nicht be-</text:p>
      <text:p text:style-name="P1">ständig komme und mich betäube.</text:p>
      <text:p text:style-name="P1">6. Und der Herr sprach: H’oret, was de«-.-</text:p>
      <text:p text:style-name="P1">1cngerechte Richter sagt. » ·</text:p>
      <text:p text:style-name="P1">7· Sollte denn Gott seinen Auserwählten</text:p>
      <text:p text:style-name="P1">nicht Rettung schafsen, die· Tag und acht</text:p>
      <text:p text:style-name="P1">zu ihm rufen, wenn er gleich gegen sie ver-</text:p>
      <text:p text:style-name="P1">zieht? Pf. es, «. is.</text:p>
      <text:p text:style-name="P1"/>
      <text:p text:style-name="P1"/>
      <text:p text:style-name="P1"/>
      <text:p text:style-name="P1">Cap. 18.-T Das Evangelium Cap. 18.</text:p>
      <text:p text:style-name="P1">8, Jch scBe euch, er wird ihnen Rettung</text:p>
      <text:p text:style-name="P1">Fa sen in tilde. Doch wenn des Menschen</text:p>
      <text:p text:style-name="P1">ohn kommt, wird er auch den Glauben</text:p>
      <text:p text:style-name="P1">finden auf Erden? Pf. «-5,i8. -is. 2i1öm.is,2o.</text:p>
      <text:p text:style-name="P1">. 2. Tim. Z, « it.</text:p>
      <text:p text:style-name="P1">II. 9. Er sagte aber auch zu Etlichen, die</text:p>
      <text:p text:style-name="P1">ans sich selbst vertrauten, dcäß sie gerecht</text:p>
      <text:p text:style-name="P1">seien, und die Uebrigen vera )teten, dieses</text:p>
      <text:p text:style-name="P1">Glei niß: C. is, is.</text:p>
      <text:p text:style-name="P1">10. wei Menschen gingen hinauf in den</text:p>
      <text:p text:style-name="P1">Tempel zu beten; der eine war ein Phari-</text:p>
      <text:p text:style-name="P1">säer und der andere ein E,öllner.</text:p>
      <text:p text:style-name="P1">11. Der Pharisäer Este te sich und betete</text:p>
      <text:p text:style-name="P1">bei sich selbst also: Gott, ich danke dir,</text:p>
      <text:p text:style-name="P1">daß ich nicht bin wie die übrigen Menschen,</text:p>
      <text:p text:style-name="P1">Räuber, Ungerechte, Ehebrecher, oder.auch</text:p>
      <text:p text:style-name="P1">wie dieser Zbllner. I2s.58, 2:c.</text:p>
      <text:p text:style-name="P1">12. Ich faste zweimal in der Woche, und</text:p>
      <text:p text:style-name="P1"><text:soft-page-break/>gebe den Zehnten von Allem, was ich ein-</text:p>
      <text:p text:style-name="P1">nehme. C. «, 42. Many. 9, ie-</text:p>
      <text:p text:style-name="P1">13. Und der Zöllner stand von ferne und</text:p>
      <text:p text:style-name="P1">wollte aueh nicht einmal seine Augen um</text:p>
      <text:p text:style-name="P1">Zimmel aufheben, sondern schlug an sZeine</text:p>
      <text:p text:style-name="P1">rus·t und sprach: O Gott, sei mir Sünder</text:p>
      <text:p text:style-name="P1">gnädig! Eis. 9, is. · »</text:p>
      <text:p text:style-name="P1">14. Jch sage euch, dieser ging mehr ge-</text:p>
      <text:p text:style-name="P1">rechtfertigt in sein Haus hinab als jener;</text:p>
      <text:p text:style-name="P1">denn ein Jeder, der sich set st erhöhet, wird</text:p>
      <text:p text:style-name="P1">erniedrigt werden; und wer sich selbst er-</text:p>
      <text:p text:style-name="P1">niedrigt, wird erhöhet werden. C. it, «.</text:p>
      <text:p text:style-name="P1">V.15—i72 Mc:ith.i9, 43—i5. Man. ic), i.-—ii6«</text:p>
      <text:p text:style-name="P1">lIl. 15. Sie brachten aber auch die Kind-</text:p>
      <text:p text:style-name="P1">lein u ihm, daß er ie berühre. Da es aber</text:p>
      <text:p text:style-name="P1">die Hunger sahen, beschalten sie dieselben.</text:p>
      <text:p text:style-name="P1">16. Aber Je us rief sie zu sich nnd sprach:</text:p>
      <text:p text:style-name="P1">Lasset die Kinder zu mir kommen und wehret</text:p>
      <text:p text:style-name="P1">es ihnen nicht; denn solcher ist das Reich</text:p>
      <text:p text:style-name="P1">Gottes.</text:p>
      <text:p text:style-name="P1">17. Wahrlich, ich sage euch: Wer das Reich</text:p>
      <text:p text:style-name="P1">Gottes nicht annimmt wie ein Kind, der</text:p>
      <text:p text:style-name="P1">wird nicht in dasselbe hineinkommen.</text:p>
      <text:p text:style-name="P1">V. i8—23; Maith. i9, i6——22. Mc-sc. to, i7—9i2.</text:p>
      <text:p text:style-name="P1">lV. 18. Und es sra te ihn ein Oberster und</text:p>
      <text:p text:style-name="P1">sprach: Guter Meisier, was muß ich thun,</text:p>
      <text:p text:style-name="P1">daß ich das ewige Leben ererbe?</text:p>
      <text:p text:style-name="P1">1»9. Da sprach Jesus zu iPsem: Warum</text:p>
      <text:p text:style-name="P1">heißest du mich gut? Es ist iemand gut,</text:p>
      <text:p text:style-name="P1">als nur Einer, Gott. «</text:p>
      <text:p text:style-name="P1">20. Du weißt die Gebote: »Du sollstmcht</text:p>
      <text:p text:style-name="P1">ehebrechen! Du sollst nicht tödten! Du</text:p>
      <text:p text:style-name="P1">sollst nicht stehlen! Du sollst nicht falsches</text:p>
      <text:p text:style-name="P1">Zeugnis; sagen! Ehre deinen Vater und</text:p>
      <text:p text:style-name="P1">deine Muiter!«</text:p>
      <text:p text:style-name="P1">21. Er aber sprach: Dieses Alles habe ich</text:p>
      <text:p text:style-name="P1">gehalten von meiner Jugend an.</text:p>
      <text:p text:style-name="P1">22. Da Jesus das hörte, sprach er zu ihm:</text:p>
      <text:p text:style-name="P1">Noch Eines mangelt dir: verkaufe Alles,</text:p>
      <text:p text:style-name="P1">i</text:p>
      <text:p text:style-name="P1">was du hast, nnd oertheile es unter die Ar-</text:p>
      <text:p text:style-name="P1">men, so wirst du einen Schatz im Himmel</text:p>
      <text:p text:style-name="P1">haben, und komm’, folge mir nach.</text:p>
      <text:p text:style-name="P1">23. Als er aber dieses hörte, ward er sehr</text:p>
      <text:p text:style-name="P1">betrübt, denn er war sehr reich.</text:p>
      <text:p text:style-name="P1">V. 24—30. Many. -is, 23—29». Mart. to, 23—3o.</text:p>
      <text:p text:style-name="P1">24. Als nun Jesus sah, daß er sehr betrübt</text:p>
      <text:p text:style-name="P1">wurde, sprach er: <text:s/>schwer werden die</text:p>
      <text:p text:style-name="P1">Reichen in das Reich Gottes eingehen!</text:p>
      <text:p text:style-name="P1">25. Denn es ist leichter, daß ein Kameel</text:p>
      <text:p text:style-name="P1">durch ein Nadeli5hr eingehe, als daß ein</text:p>
      <text:p text:style-name="P1">Reicher in das Reich Gottes eingehe.</text:p>
      <text:p text:style-name="P1"><text:soft-page-break/>d26. Dla spraclg:n, ;)ie es hörten: Wer kann</text:p>
      <text:p text:style-name="P1">enn e i wer n «.</text:p>
      <text:p text:style-name="P1">27. Er Zber sprach: Was unmöglich ist bei.</text:p>
      <text:p text:style-name="P1">den Menschen, das ist m"b lich bei Gott.</text:p>
      <text:p text:style-name="P1">28. Da sprach Petrus: Siehe, wir haben</text:p>
      <text:p text:style-name="P1">Alles verlassen und sind dir nachgefolgt.»</text:p>
      <text:p text:style-name="P1">29. Er aber sprach-zu ihnen: Wahrlich,ich</text:p>
      <text:p text:style-name="P1">sage euch: Es <text:s/>Niemand, der Haus,»oder</text:p>
      <text:p text:style-name="P1">Eltern,oderBruder, oder Weib, oder Kinder</text:p>
      <text:p text:style-name="P1">verlassen hat um des Reiches Gottes willen,</text:p>
      <text:p text:style-name="P1">30. der es nicht vielfältig wieder eciipfange</text:p>
      <text:p text:style-name="P1">in dieser Zeit, und in der zukünftigen Welt</text:p>
      <text:p text:style-name="P1">das ewige Leben.</text:p>
      <text:p text:style-name="P1">V. 3i—34- Month. To, 47—i9. Mark. to, 32—3«4-.</text:p>
      <text:p text:style-name="P1">V. 31. Er nahm aber die Zwölfe zu sich</text:p>
      <text:p text:style-name="P1">und sprach zu ihnen: Siehe, wir ziehen hin-</text:p>
      <text:p text:style-name="P1">auf gen Jerusalem, undAlles wird vollendet</text:p>
      <text:p text:style-name="P1">werden, was durch die Propheten geschrieben</text:p>
      <text:p text:style-name="P1">ist von des Menschen Sohn. · ·</text:p>
      <text:p text:style-name="P1">32. Denn er wird den Heiden uberant-</text:p>
      <text:p text:style-name="P1">wortet werden, und wird verspottet und miß-</text:p>
      <text:p text:style-name="P1">handelt und angespieen werden;</text:p>
      <text:p text:style-name="P1">33. und sie werden ihn geißeln und tödten,</text:p>
      <text:p text:style-name="P1">Zug) am dritten Tage wird er wieder aufer-</text:p>
      <text:p text:style-name="P1">e en.</text:p>
      <text:p text:style-name="P1">34. Und sie verstanden nichts davon, und</text:p>
      <text:p text:style-name="P1">diese Rede war vor ihnen verborgen, und</text:p>
      <text:p text:style-name="P1">sie merkten nicht, was da gesagt war.</text:p>
      <text:p text:style-name="P1">C. 9, !id. J?arc.9,32.</text:p>
      <text:p text:style-name="P1">V. 35——4Z- Many. 2(), 29—34. Man. in, 46—52.</text:p>
      <text:p text:style-name="P1">IV. 35. Es begab sich aber, als er Egger!</text:p>
      <text:p text:style-name="P1">Iericho nahete, saß ein Blinder am ege</text:p>
      <text:p text:style-name="P1">und bettelte. <text:s/>·</text:p>
      <text:p text:style-name="P1">Z(-Z. Und da ex das Volk voruberziehen</text:p>
      <text:p text:style-name="P1">hörte, erkundigte er sich, WF(s das wäre.</text:p>
      <text:p text:style-name="P1">37. Da verl"ündigten sie ihm, Jesus von</text:p>
      <text:p text:style-name="P1">Nazareth gehe vorüber.</text:p>
      <text:p text:style-name="P1">38. Und er rief und spra(h:» Jesu, du</text:p>
      <text:p text:style-name="P1">Sohn Davids, erbarme dich meiner. ·</text:p>
      <text:p text:style-name="P1">39. Und die vorangingen, beschatten ihn,</text:p>
      <text:p text:style-name="P1">daß er schweigen sollte; er aber schrie no</text:p>
      <text:p text:style-name="P1">viel mehr: Du Sohn Davids, er arme di</text:p>
      <text:p text:style-name="P1">meiner. -</text:p>
      <text:p text:style-name="P1">40. Da blieb Jesus stehen und hieß ihn</text:p>
      <text:p text:style-name="P1"/>
      <text:p text:style-name="P1"/>
      <text:p text:style-name="P1"/>
      <text:p text:style-name="P1">Cap. 18. 19. St. Lucäs »-. Cap. 19. : SU-</text:p>
      <text:p text:style-name="P1">u sich führen. Und als er näher gekommen,</text:p>
      <text:p text:style-name="P1">fragte er ihn, " »</text:p>
      <text:p text:style-name="P1">41. und sprach: Was willg du, daß i3</text:p>
      <text:p text:style-name="P1">dir thun soll? Er sagte: err, daß i</text:p>
      <text:p text:style-name="P1"><text:soft-page-break/>sehend werde. ·</text:p>
      <text:p text:style-name="P1">42. Und Jesus sprach zu ihm: Sei sehend!</text:p>
      <text:p text:style-name="P1">Dein Glaube hat dir eholfen. C.17, is.</text:p>
      <text:p text:style-name="P1">43. Und alsobald sah er und folgte ihm</text:p>
      <text:p text:style-name="P1">nach und pries Gott; und alles Volk, das</text:p>
      <text:p text:style-name="P1">es gesehen, lobete Gott.</text:p>
      <text:p text:style-name="P1">. . Cap. XlX.</text:p>
      <text:p text:style-name="P1">1. Zachs«us. i—io. H. Das Gieichniß von im U</text:p>
      <text:p text:style-name="P1">«nvixik-ais» Pf«-wen. «—28. In. Jefu Einiug</text:p>
      <text:p text:style-name="P1">in Jerusalem. 29-M-. 1V. Reinigung des Tem-</text:p>
      <text:p text:style-name="P1">pels. 4ö-—48.</text:p>
      <text:p text:style-name="P1">J. 1. Und er kam gen Jericho und zog</text:p>
      <text:p text:style-name="P1">hindurch. »C.i8,35. » ·</text:p>
      <text:p text:style-name="P1">2. Und siehe, da war ein Mann, mit</text:p>
      <text:p text:style-name="P1">Namen Zachäus, ein Oberzöllner, und die-</text:p>
      <text:p text:style-name="P1">er war rei</text:p>
      <text:p text:style-name="P1">s3. Und erchsuchte Jesum zu sehen, wer er</text:p>
      <text:p text:style-name="P1">wäre, und vermochte es niht vor dem Volke;</text:p>
      <text:p text:style-name="P1">denn er war klein Von Ge talt. Ich. 42;2i.</text:p>
      <text:p text:style-name="P1">4. Da lief er voraus und stieg auf einen</text:p>
      <text:p text:style-name="P1">wilden Fei enbaum, damiter ihn sehe; denn</text:p>
      <text:p text:style-name="P1">er sollte daEfelbst durchkommen.</text:p>
      <text:p text:style-name="P1">E-. Und als Jesus an den Ort kam, blickte</text:p>
      <text:p text:style-name="P1">er auf und sah ihn und sprach zu ihm:</text:p>
      <text:p text:style-name="P1">Zcichäus, steig’ eilends herab; denn heute</text:p>
      <text:p text:style-name="P1">muß ich in deinem Hause bleiben.</text:p>
      <text:p text:style-name="P1">6. Und er stieg eilends herab und nahm</text:p>
      <text:p text:style-name="P1">ihn auf mit Freuden. Joh. «, -i2.</text:p>
      <text:p text:style-name="P1">7. Und als sie es sahen, murreten sie Alle</text:p>
      <text:p text:style-name="P1">und sprachen: Er ist bei einem sündigen</text:p>
      <text:p text:style-name="P1">Manne eingekehrt, Herberge M nehmen.</text:p>
      <text:p text:style-name="P1">C. 45,2. «-tth.9, «.</text:p>
      <text:p text:style-name="P1">8. Zachäus aber trat hin und s rach zum</text:p>
      <text:p text:style-name="P1">8errn: Siehe, Herr , die Hälfte meiner</text:p>
      <text:p text:style-name="P1">üter gebe ich den Armen, und wenn ich</text:p>
      <text:p text:style-name="P1">Jemand betrogen habe, so gebe ich es"vier-</text:p>
      <text:p text:style-name="P1">fältig wieder· Ei. M«-s. See, «. 9- Cz. 33, «-is. 45.</text:p>
      <text:p text:style-name="P1">9. lud Jesus»spr·ach zu ihm :« Heut ist</text:p>
      <text:p text:style-name="P1">diesem Laufe Zeilwidersa·hren, dieweil auch</text:p>
      <text:p text:style-name="P1">er ein «ohu S bra9h)Hms ist. Gar. I, 7.</text:p>
      <text:p text:style-name="P1">10. Denn des enschen Sohn ist ge-</text:p>
      <text:p text:style-name="P1">kommen, das Verlorne zu suchen und se ig</text:p>
      <text:p text:style-name="P1">zu machen. C.i5,4. M«:i«:h.«8,«.</text:p>
      <text:p text:style-name="P1">V. «—28: Many. 25, 44—30.</text:p>
      <text:p text:style-name="P1">II. 11. Indem sie aber dieses hörten, fuhr</text:p>
      <text:p text:style-name="P1">er fort undsJagte ein Gleichniß, darum, weil</text:p>
      <text:p text:style-name="P1">er nahe bei erusalem war, und sie meinten,</text:p>
      <text:p text:style-name="P1">das Reich Gottes würde alsoba d offenbar</text:p>
      <text:p text:style-name="P1">werden. C.47, so.</text:p>
      <text:p text:style-name="P1">12. Er sprach: Ein edler Mann zo in ein</text:p>
      <text:p text:style-name="P1">fernes Land, iim ein Reich zu empfangen</text:p>
      <text:p text:style-name="P1">nnd dann wieder zu kommen.</text:p>
      <text:p text:style-name="P1"><text:soft-page-break/>13. Da rief er zehn seiner Knechte und gab</text:p>
      <text:p text:style-name="P1">iZnen gehn Pfunde und sagte zu ihnen:</text:p>
      <text:p text:style-name="P1">ande t, bis ich wieder komme.</text:p>
      <text:p text:style-name="P1">14. Seine Mitbürger aber hasseten ihn,</text:p>
      <text:p text:style-name="P1">und schickten·ihm eine Gesandtschaft nach,</text:p>
      <text:p text:style-name="P1">zu s a en: Wir wollen nicht, daß dieser sziiber</text:p>
      <text:p text:style-name="P1">uns her:-sehe. J-h»4, «·</text:p>
      <text:p text:style-name="P1">15. Und es begab sich, als er wiederkam,</text:p>
      <text:p text:style-name="P1">nachdem er das Reich empsan en, da ließ</text:p>
      <text:p text:style-name="P1">er die Knechte, denen er das Feld gegeben</text:p>
      <text:p text:style-name="P1">hatte, vor sich rufen, damit er erfahre, was</text:p>
      <text:p text:style-name="P1">ein Jeder erhandelt hätte.</text:p>
      <text:p text:style-name="P1">16. Da kam der Er te und s rach: err,</text:p>
      <text:p text:style-name="P1">dein Pfund hat zehn iBfunde xfoewonn«E1·</text:p>
      <text:p text:style-name="P1">17. Und er lsprach zu ihm: Wohl, du guter</text:p>
      <text:p text:style-name="P1">Knecht! Wei du im Gerin sten treu gewe-</text:p>
      <text:p text:style-name="P1">s(eSn b;st, so sollst du Macht haben über zehn</text:p>
      <text:p text:style-name="P1">tä te. "</text:p>
      <text:p text:style-name="P1">18. Und der weite kam nnds ra : «err«,</text:p>
      <text:p text:style-name="P1">dein Fund hist fünf Psunde ekw1:?be«Z.</text:p>
      <text:p text:style-name="P1">19. r sprach auch zu diesem: Und du sei</text:p>
      <text:p text:style-name="P1">über fünf Städte.</text:p>
      <text:p text:style-name="P1">20. Und ein Anderer kam und sprach:</text:p>
      <text:p text:style-name="P1">Herr, siehe, hier ist dein Pfund, welches ich</text:p>
      <text:p text:style-name="P1">in einem Schweißtuche aufbewahrt hatte.</text:p>
      <text:p text:style-name="P1">21. Denn ich fürchtete dich, weil du ein</text:p>
      <text:p text:style-name="P1">harter Mann bist: du nimmst, was du</text:p>
      <text:p text:style-name="P1">1iifl»)»ttl)k)ngtelegt, und erntest, was du nicht</text:p>
      <text:p text:style-name="P1">e Ue C .</text:p>
      <text:p text:style-name="P1">g22. Da sprach er zu ihm: Aus deinem</text:p>
      <text:p text:style-name="P1">Munde will ich dich richten, du böser Knecht!</text:p>
      <text:p text:style-name="P1">Wußtest du, daß ich ein harte; Mann bin,</text:p>
      <text:p text:style-name="P1">daß ich nehme, was ich nicht hingelegt, und</text:p>
      <text:p text:style-name="P1">ernte, was ich nicht gesäet habe; Many. in, 37.</text:p>
      <text:p text:style-name="P1">23. warum gabest du denn nicht mein</text:p>
      <text:p text:style-name="P1">Geld auf den Wechslertisch, daß ich es,</text:p>
      <text:p text:style-name="P1">wenn ich) geko«;nmen wäre, mit Zinsen ein-</text:p>
      <text:p text:style-name="P1">e«o en ätte. .</text:p>
      <text:p text:style-name="P1">g;4.g Und zu den Umste enden sprach er:</text:p>
      <text:p text:style-name="P1">Nehmet von ihm das P und und gebet es</text:p>
      <text:p text:style-name="P1">dem, der die zehn Pfunde hat.</text:p>
      <text:p text:style-name="P1">25. (Und te sagten zu ihm: Herr, er hat</text:p>
      <text:p text:style-name="P1">schon zehn «Jgfunde.) ·</text:p>
      <text:p text:style-name="P1">26. Denn ich sage euch: Einem Jeden,</text:p>
      <text:p text:style-name="P1">der da hat, wird gegeben werden; von dem</text:p>
      <text:p text:style-name="P1">aber, der nicht hat, wird auch das, was er</text:p>
      <text:p text:style-name="P1">hat, genommen werden. C, s· -is·</text:p>
      <text:p text:style-name="P1">27. Doch jene meine Feinde, die nicht</text:p>
      <text:p text:style-name="P1">wollten, daß ich über sie herrsche, führet</text:p>
      <text:p text:style-name="P1">hieher und erwürget sie vor mir.</text:p>
      <text:p text:style-name="P1">28. Und nachdem er dieses gesagt, zog er</text:p>
      <text:p text:style-name="P1">weiter und reisete hinauf gen Jerusa em.</text:p>
      <text:p text:style-name="P1"><text:soft-page-break/>V.29——4o: Matih.2i, i—ii. Makc.«,4—-to.</text:p>
      <text:p text:style-name="P1">J«-i-. is, i. i2—49.</text:p>
      <text:p text:style-name="P1">lII. 29. Und es begab sich, als er gen</text:p>
      <text:p text:style-name="P1">Bethphage und Bethanien nahete, an den</text:p>
      <text:p text:style-name="P1"/>
      <text:p text:style-name="P1"/>
      <text:p text:style-name="P1"/>
      <text:p text:style-name="P1">92 Cap. 19. Das Evangelium Cap. 19. W.</text:p>
      <text:p text:style-name="P1">Berg, welcher der Oelberg heißt, sandte er</text:p>
      <text:p text:style-name="P1">zwei seiner Jünger,</text:p>
      <text:p text:style-name="P1">30. und fprach: Gebet hmm den Flecken,</text:p>
      <text:p text:style-name="P1">der vor euch liegt; und wenn ihr hinein-</text:p>
      <text:p text:style-name="P1">konimet, werdet ihr ein Fällen angebunden</text:p>
      <text:p text:style-name="P1">iiden, worauf noch nie ein Mensch geses-</text:p>
      <text:p text:style-name="P1">en; l’öset es ab und führet es her.</text:p>
      <text:p text:style-name="P1">31. 1Ind wenn eucl Jemand fragt: Warum</text:p>
      <text:p text:style-name="P1">löset ihr es ab? so fprechet also zu ihm: Der</text:p>
      <text:p text:style-name="P1">Herr edarf seiner. C.22, « ».</text:p>
      <text:p text:style-name="P1">32. Da gingen die Abgesandten hin und</text:p>
      <text:p text:style-name="P1">fanden es, wie er ihnen gesagt hatte.</text:p>
      <text:p text:style-name="P1">.-«33. Als sie aber das Füllen ablöseten,</text:p>
      <text:p text:style-name="P1">Radien die Herren desselben Zu ihnen:</text:p>
      <text:p text:style-name="P1">arum löset ihr das Fällen ab.</text:p>
      <text:p text:style-name="P1">34. Sie aber sprachen: Der Herr bedarf</text:p>
      <text:p text:style-name="P1">seiner. «»</text:p>
      <text:p text:style-name="P1">35. Uiid sie brachten es zu Jesii, und sie</text:p>
      <text:p text:style-name="P1">warfen ihre Kleider auf das Fällen und</text:p>
      <text:p text:style-name="P1">ssx;s«25k;s«s«:«s«sssk -, .---,</text:p>
      <text:p text:style-name="P1">. ». era er for og reieen iei re</text:p>
      <text:p text:style-name="P1">Kleider aus auf den </text:p>
      <text:p text:style-name="P1">37. Und als er jetzt nahete an dem Ab-</text:p>
      <text:p text:style-name="P1">kang;»des Oeflberges, finz)d:: ganlzebMeng:</text:p>
      <text:p text:style-name="P1">er ungei« reu ig an o zu o en in;</text:p>
      <text:p text:style-name="P1">lauter Stimme wegen aller der Thaten, die</text:p>
      <text:p text:style-name="P1">sie gesehen hatten, ·</text:p>
      <text:p text:style-name="P1">38. iind sprachen: Gepriesen sei der König,</text:p>
      <text:p text:style-name="P1">der da kommt im Namen des Herrn! Friede</text:p>
      <text:p text:style-name="P1">in;åHi1i1nn!;eEi:ili·tThEl;Ire m;;eii .»H»i5heii! C. as i is.</text:p>
      <text:p text:style-name="P1">. n i e er ari aer unter em</text:p>
      <text:p text:style-name="P1">Tinte ss)rack)en: Meister, beschilt deine</text:p>
      <text:p text:style-name="P1">- unger.</text:p>
      <text:p text:style-name="P1">40. Und er antwortete und sprach zu ih-</text:p>
      <text:p text:style-name="P1">neu: Ich sage euch , wenn diese schwiegen,</text:p>
      <text:p text:style-name="P1">so würden die Steine schreien. Hei-. 2, «.</text:p>
      <text:p text:style-name="P1">41. Und als er näher kam und die Stadt</text:p>
      <text:p text:style-name="P1">sag, weis? er åi)bei;xFe, « , :-3.d</text:p>
      <text:p text:style-name="P1">.un pra: enn o an nat!</text:p>
      <text:p text:style-name="P1">diesem deinem Tag erkenntest, was zu dei-</text:p>
      <text:p text:style-name="P1">nem Frieden dient! Nun aber ist es vor</text:p>
      <text:p text:style-name="P1">deinen Augen verborgen.</text:p>
      <text:p text:style-name="P1">43. Denn es werden Tage über dich kom-</text:p>
      <text:p text:style-name="P1">men wo deine Feinde dich mit einem Wall</text:p>
      <text:p text:style-name="P1"><text:soft-page-break/>umgeben und dich ringsum einschließen</text:p>
      <text:p text:style-name="P1">und von allen Seiten ängstigen werden;</text:p>
      <text:p text:style-name="P1">C. 23. 28 :c. S. Prof. es, se ic. Jes.29, 2. Z,</text:p>
      <text:p text:style-name="P1">» Je:.6, S. Zach.i4, D.</text:p>
      <text:p text:style-name="P1">44.· und sie werden·dich aus den Boden</text:p>
      <text:p text:style-name="P1">schle»ifen, und deine Kinder in dir, uiid wer-</text:p>
      <text:p text:style-name="P1">den in dir keinen Stein auf dem andern las-</text:p>
      <text:p text:style-name="P1">sen, darum das; du die Zeit deiner Heim-</text:p>
      <text:p text:style-name="P1">uchung nicht. erkann(; B-is? Many V S</text:p>
      <text:p text:style-name="P1">V. is. is- Many. ei, i2. i3«. Mike. ii,"«isLi8.</text:p>
      <text:p text:style-name="P1">IV. 45. Und als er in den Tempel hinein-</text:p>
      <text:p text:style-name="P1">gegangen, fing er an hinauszitti:ei«beii, die</text:p>
      <text:p text:style-name="P1">darin verkauften und kauften; «</text:p>
      <text:p text:style-name="P1">46. und sh«5gch zu ihnen: Es Aste t ge-</text:p>
      <text:p text:style-name="P1">schrieben: ,, ein Haus ist ein et aus!</text:p>
      <text:p text:style-name="P1">Ihr aber habet daraus eine Mördergriibe</text:p>
      <text:p text:style-name="P1">gemacht!«</text:p>
      <text:p text:style-name="P1">47. Und er lehrete täglich im Tempel; die</text:p>
      <text:p text:style-name="P1">Hohenpriester aber und die Schriftgelehrten</text:p>
      <text:p text:style-name="P1">suchten ihn umzubringen, und die Vornehm-</text:p>
      <text:p text:style-name="P1">sten des Volkes. Muth. 2i , is. is.</text:p>
      <text:p text:style-name="P1">48. Und sie fanden nicht, was sie t un</text:p>
      <text:p text:style-name="P1">sollten; denn das ganze Volk hing an i m,</text:p>
      <text:p text:style-name="P1">da es. ihn hörte.</text:p>
      <text:p text:style-name="P1">Cap. XX.</text:p>
      <text:p text:style-name="P1">l. Iesu Vollmacht. «l—8. il. Das Gleichniß von</text:p>
      <text:p text:style-name="P1">den Weingärtnern. 9—t9. liI. Frage wegen bej-</text:p>
      <text:p text:style-name="P1">Kopssteuer, 20—·26; IV. wegen dir Auserstel)uiig«</text:p>
      <text:p text:style-name="P1">27—40; V. und wessen Sohn Christus? «-—«1-H.</text:p>
      <text:p text:style-name="P1">VI. Warnung vor den Schriftgelehrten. LZ——4·7.</text:p>
      <text:p text:style-name="P1">V. i—82 Maith.2i, 23—27. Mc-re. «, 27—33.</text:p>
      <text:p text:style-name="P1">l. 1. Es begab sich aber an einem dieser</text:p>
      <text:p text:style-name="P1">Tage, als er das Volk im Tempel lehrte</text:p>
      <text:p text:style-name="P1">und das Evangelium predigte, traten die</text:p>
      <text:p text:style-name="P1">Hohenpriester und die Schristgelehrten</text:p>
      <text:p text:style-name="P1">sammt den Aeltesten herzu,</text:p>
      <text:p text:style-name="P1">2. und sagten zu ihm, sprechend: Sage</text:p>
      <text:p text:style-name="P1">uns, aus welcher Macht thust du dieses?</text:p>
      <text:p text:style-name="P1">oder wer ist es, der dir diese Macht ge-</text:p>
      <text:p text:style-name="P1">geben hat?</text:p>
      <text:p text:style-name="P1">Z. Er aber antwortete und sprach zu ih-</text:p>
      <text:p text:style-name="P1">nen: Ich will auch eine Frage an euch thun,</text:p>
      <text:p text:style-name="P1">und saget es mir.</text:p>
      <text:p text:style-name="P1">4. War die Taufe des Johannes vom</text:p>
      <text:p text:style-name="P1">Himmel oder von den Menscken?</text:p>
      <text:p text:style-name="P1">5. Sie aber bedachten sich ei sich selbst</text:p>
      <text:p text:style-name="P1">und sprachen: Wenn wir så1;gen: Vom Him-</text:p>
      <text:p text:style-name="P1">mel, so wird er sprechen: arum habet ihr</text:p>
      <text:p text:style-name="P1">ihin denn nicht geglaubt?</text:p>
      <text:p text:style-name="P1">6. Wenn wir aber sagen: Von den Men-</text:p>
      <text:p text:style-name="P1">schen, so wird das ganze Volk uns steinigeU-</text:p>
      <text:p text:style-name="P1">denn es ist überzeugt, Johannes set Eis!</text:p>
      <text:p text:style-name="P1"><text:soft-page-break/>ro et. «</text:p>
      <text:p text:style-name="P1">P Pl) . - .</text:p>
      <text:p text:style-name="P1">»7. Und sie antworteten, sie wüßten Ulchk-</text:p>
      <text:p text:style-name="P1">woher. »</text:p>
      <text:p text:style-name="P1">8. Und Jesus sprach zu- neu: So sage</text:p>
      <text:p text:style-name="P1">auch ich euch nicht, aus wclcher Macht ich</text:p>
      <text:p text:style-name="P1">dieses thue.</text:p>
      <text:p text:style-name="P1">V, 9—i9: March. 2i, 33—4e. Man. i2. i—e2.</text:p>
      <text:p text:style-name="P1">II, 9, E-kFug aber an.zu dem Volke die-</text:p>
      <text:p text:style-name="P1">ses Gleichni zusagen: Ein Mensch pflanzte</text:p>
      <text:p text:style-name="P1">einen Weingarten und verlieh denselben</text:p>
      <text:p text:style-name="P1">an Weingärtner und zog eine lange Zeit</text:p>
      <text:p text:style-name="P1">außer Land. »</text:p>
      <text:p text:style-name="P1">10. Und zur bestimmten» Zeit sandte er</text:p>
      <text:p text:style-name="P1">einen Knecht zu den Wemgcirtnern, daß sit</text:p>
      <text:p text:style-name="P1"/>
      <text:p text:style-name="P1"/>
      <text:p text:style-name="P1"/>
      <text:p text:style-name="P1">C«p. 20. " Si. L</text:p>
      <text:p text:style-name="P1">ihm von der Bucht des Weingartens geben</text:p>
      <text:p text:style-name="P1">sollten. Die eingärtner.aber schlugen ihn</text:p>
      <text:p text:style-name="P1">und scssickten ihn leer fort.</text:p>
      <text:p text:style-name="P1">11. "nd er fuhr fort und sandte einen</text:p>
      <text:p text:style-name="P1">andern Kne3t. Sie schlugen aber auch die-</text:p>
      <text:p text:style-name="P1">sen und bes impsten ihn und sc1)ickten ihn</text:p>
      <text:p text:style-name="P1">eer fort.</text:p>
      <text:p text:style-name="P1">12. Und er fuhr fort und sandte einen</text:p>
      <text:p text:style-name="P1">dritten; aber auch den b«erwundeten ste und</text:p>
      <text:p text:style-name="P1">stießen ihn hinaus.</text:p>
      <text:p text:style-name="P1">13. Da sprach der Herr des Weingartens:</text:p>
      <text:p text:style-name="P1">Was soll ich thun? Jch will meinen Sohn</text:p>
      <text:p text:style-name="P1">senden, den geliebten« vielleicht, wenn sie</text:p>
      <text:p text:style-name="P1">diesen sehen, werden sie sich scheueu. «</text:p>
      <text:p text:style-name="P1">14. Als aber die Weingär1ner denselben</text:p>
      <text:p text:style-name="P1">sahen, Krachen sie unter einander: Dieser</text:p>
      <text:p text:style-name="P1">ist der rbe. Kommt, laßt uns ihn tödten,</text:p>
      <text:p text:style-name="P1">damit das Erbgut unser werde.</text:p>
      <text:p text:style-name="P1">« 15. Und sie« stießen ihn zum Weingarten</text:p>
      <text:p text:style-name="P1">hinaus und tödteten ihn. Was wird ihnen</text:p>
      <text:p text:style-name="P1">nun der Herr des Weingartens thun?</text:p>
      <text:p text:style-name="P1">16. Er wird kommen und diese Weingärt«-</text:p>
      <text:p text:style-name="P1">ner umbrin en und denWeingarten Andern</text:p>
      <text:p text:style-name="P1">eben. AlsLsiedashörten,sprachensie: Das</text:p>
      <text:p text:style-name="P1">Hei ferne!</text:p>
      <text:p text:style-name="P1">17. Er aber blickte sie an und sprachs: Was</text:p>
      <text:p text:style-name="P1">heißt denn das, was geschrieben steht: »Der</text:p>
      <text:p text:style-name="P1">Stein, den die Bauleute verworfen haben,</text:p>
      <text:p text:style-name="P1">der ist zum Ecksteiu geworden«?</text:p>
      <text:p text:style-name="P1">18. Em Jeder, der auf diesen Stein fällt,</text:p>
      <text:p text:style-name="P1">der wird zerschellet werden; auf welchen er</text:p>
      <text:p text:style-name="P1">aber fällt, den wird er zermalmen.</text:p>
      <text:p text:style-name="P1">19. Und es suchten die .Holenpriester und</text:p>
      <text:p text:style-name="P1"><text:soft-page-break/>SchriLtgelehrten Hand an ihn zu legen zu</text:p>
      <text:p text:style-name="P1">dersel en Stunde; aber sie fürchteten das</text:p>
      <text:p text:style-name="P1">Volk, denn sie merkten, daß er aus sie dieses</text:p>
      <text:p text:style-name="P1">Gleichniß gesagt hatte. C. i9, 47.</text:p>
      <text:p text:style-name="P1">V. 2e—26- Muth. De, is-—22. Mark. is, i«3—47.</text:p>
      <text:p text:style-name="P1">lll. 20. Und sie gaben Acht auf i n und</text:p>
      <text:p text:style-name="P1">sandten Auslaurer ab, die sich stellen?ollten,</text:p>
      <text:p text:style-name="P1">als wären te redlich, aus daß sie ihn bei</text:p>
      <text:p text:style-name="P1">einer Rede fasseten, um ihn der Obrigkeit</text:p>
      <text:p text:style-name="P1">und der Gewalt des Land-pflegers zu über-</text:p>
      <text:p text:style-name="P1">antworten. «</text:p>
      <text:p text:style-name="P1">21. Undfie sragten»ihn, sprechend: Meister,</text:p>
      <text:p text:style-name="P1">wir wissen, daß du recht redest und lehrest,</text:p>
      <text:p text:style-name="P1">und nicht die Person ansie st, sondern den</text:p>
      <text:p text:style-name="P1">Weg Gottes nach der Wa rheit lehrst.</text:p>
      <text:p text:style-name="P1">22. Jst es uns erlaubt, dem Kaiser die</text:p>
      <text:p text:style-name="P1">Steuer zu geben, oder uicht?</text:p>
      <text:p text:style-name="P1">23. Da er aber ihre Ar list merkte, sprach</text:p>
      <text:p text:style-name="P1">er zu ihnen: Was versuihet ihr mich?</text:p>
      <text:p text:style-name="P1">24. Feigetmir einen Ps;nnig. WessenBild</text:p>
      <text:p text:style-name="P1">und eberschrist hat er Sie antworteten</text:p>
      <text:p text:style-name="P1">und sprachen: Des Kaisers. »</text:p>
      <text:p text:style-name="P1">25. Er aber sprach zu ihnen: So gebet</text:p>
      <text:p text:style-name="P1">-</text:p>
      <text:p text:style-name="P1">I</text:p>
      <text:p text:style-name="P1"><text:s text:c="2"/>Cato. 20. 93</text:p>
      <text:p text:style-name="P1">denn dem Kaiser, was des Kaisers ist, und</text:p>
      <text:p text:style-name="P1">Gott, was Gottes ist.</text:p>
      <text:p text:style-name="P1">26. Und sie vermochten nickgihn bei einem</text:p>
      <text:p text:style-name="P1">Worte zu fassen vor dem olke; und sie</text:p>
      <text:p text:style-name="P1">verwunderten sich über seine Antwort und</text:p>
      <text:p text:style-name="P1">schwiegen.</text:p>
      <text:p text:style-name="P1">B.«27— to: March. 22, 23—33. Mark. i2, is—"27.</text:p>
      <text:p text:style-name="P1">IV. 27. Es traten aber etliche der Sab-</text:p>
      <text:p text:style-name="P1">ducäer her«u, welche läugnen, daß eine Aus-</text:p>
      <text:p text:style-name="P1">erstel)iåheg»sei, srå1Jg»tel1 ihn und fprachen :»</text:p>
      <text:p text:style-name="P1">28. eister. ioses hat uns geschrieben:</text:p>
      <text:p text:style-name="P1">Wenn Jemandes Bruder ein Weib hätt und</text:p>
      <text:p text:style-name="P1">stirbt ohne Kinder, so soll dessen ruder</text:p>
      <text:p text:style-name="P1">das Weib nehmen und seinem Bruder Sci-</text:p>
      <text:p text:style-name="P1">men erwecken.</text:p>
      <text:p text:style-name="P1">29. Nun waren sieben Brüder. Und der</text:p>
      <text:p text:style-name="P1">erste nahm ein Weib und starb ohneKinder.</text:p>
      <text:p text:style-name="P1">30. Und der weite nahm das Weib, und</text:p>
      <text:p text:style-name="P1">auih er starb ohne Kinder.</text:p>
      <text:p text:style-name="P1">31. Und der dritte nahm sie, und gleicher-</text:p>
      <text:p text:style-name="P1">weise die Sieben alle und hinterließen keine</text:p>
      <text:p text:style-name="P1">Kinder und starben. · «</text:p>
      <text:p text:style-name="P1">32. Zuletzt nach Allen starb auch das Weib.</text:p>
      <text:p text:style-name="P1">33. «) n der Auferstehung nun, wessen Weib</text:p>
      <text:p text:style-name="P1">wird sie sein?» Denn alle Sieben haben sie</text:p>
      <text:p text:style-name="P1">zum Weil-e gehabt.</text:p>
      <text:p text:style-name="P1"><text:soft-page-break/>34. Und Jesus antwortete und sprach zu</text:p>
      <text:p text:style-name="P1">ihnen: Die Kinder diexer Welt nehmen zur</text:p>
      <text:p text:style-name="P1">Ehe und werden zur he gegeben.</text:p>
      <text:p text:style-name="P1">35. Die aber gewürdigt werden, jene Welt</text:p>
      <text:p text:style-name="P1">Ei erlangen und die Auferstehung von den</text:p>
      <text:p text:style-name="P1">odten, die nehmen nicht zur Ehe und wer-</text:p>
      <text:p text:style-name="P1">den nicht zur Ehe gegeben. ·-</text:p>
      <text:p text:style-name="P1">36. Denn sie können nicht mehr sterben,</text:p>
      <text:p text:style-name="P1">denn sie sind ten Engeln gleich und sind</text:p>
      <text:p text:style-name="P1">Kinder Gottes, da sie Kinder der Aufer-</text:p>
      <text:p text:style-name="P1">stehunF)sind. «. Joh. Z, «. Si.</text:p>
      <text:p text:style-name="P1">37. aß aber die Todten auferstel en, hat</text:p>
      <text:p text:style-name="P1">auch Moses angedeutet, bei dem Bnsche, wo</text:p>
      <text:p text:style-name="P1">er den Herrn nennt den Gott Abrahams</text:p>
      <text:p text:style-name="P1">und den Gott Jsaaks und den Gott Jakobs.</text:p>
      <text:p text:style-name="P1">38. Gott ist aber uiiht der Todten, sou-</text:p>
      <text:p text:style-name="P1">dern der Lebendigen Gott; denn sie leben</text:p>
      <text:p text:style-name="P1">ihm Alle.</text:p>
      <text:p text:style-name="P1">39. Da antworteten etliche»der Schrift-</text:p>
      <text:p text:style-name="P1">gelehrten und sprachen: Meister, du hast</text:p>
      <text:p text:style-name="P1">wohl eredet. ,</text:p>
      <text:p text:style-name="P1">40. Sie unterstanden sich aber nicht mehr,</text:p>
      <text:p text:style-name="P1">ihn etwas zu fragen. Many. 22, te.</text:p>
      <text:p text:style-name="P1">V.44—-44: Matth. 22,44—46, Marc.42, 35—37.</text:p>
      <text:p text:style-name="P1">V. 41. Er äprach aber zu« ihnen: Wie»s.1-</text:p>
      <text:p text:style-name="P1">gen sie, daß hristus Davids Sohn sei .</text:p>
      <text:p text:style-name="P1">42. Und doch sagt David selbst im Buche.</text:p>
      <text:p text:style-name="P1">der Psalmen: »Der Herr hat zu meinem</text:p>
      <text:p text:style-name="P1">Herrn gesprochen: Sitze zu meiner Nechten,</text:p>
      <text:p text:style-name="P1">43. bis ich deine Feinde zum Schemel</text:p>
      <text:p text:style-name="P1">deiner Füße mache« »</text:p>
      <text:p text:style-name="P1"/>
      <text:p text:style-name="P1"/>
      <text:p text:style-name="P1"/>
      <text:p text:style-name="P1">M Cap. 20. "21. Das Evangelium Cap; Hi.</text:p>
      <text:p text:style-name="P1">44. David nennet ihn also Herr; wie ist</text:p>
      <text:p text:style-name="P1">er denn sein Sohn?</text:p>
      <text:p text:style-name="P1">V. 4-3-47- Many. es, i. s. i4. Man. i2, 38——4o.</text:p>
      <text:p text:style-name="P1">VI. 45. Indem aber alles Volk zuhörte,</text:p>
      <text:p text:style-name="P1">sprach er zu seinen Jüngern:</text:p>
      <text:p text:style-name="P1">46. Hütet euch vor den Schrijtgelehrten,</text:p>
      <text:p text:style-name="P1">die gern in langen Kleidern elnhergehen,</text:p>
      <text:p text:style-name="P1">und liebel1 die GriFe auf deii Märkten und</text:p>
      <text:p text:style-name="P1">den Vorsitz in den ers ai1inilungen und die</text:p>
      <text:p text:style-name="P1">ersten Plätze beiden Mahlzeiten; C.ii , is.</text:p>
      <text:p text:style-name="P1">47. die der Witwen« Häuser fressen und</text:p>
      <text:p text:style-name="P1">um Schein lau e beten; diese werden ein</text:p>
      <text:p text:style-name="P1">ichwereres Geriåt empfangen. .</text:p>
      <text:p text:style-name="P1"><text:s/>Cap. XXI. «</text:p>
      <text:p text:style-name="P1">l. DieWmvebeim Gotteskasten.4——4. il. Weis-</text:p>
      <text:p text:style-name="P1">fagung von der Zerstörung Jerusalems. Z-24.</text:p>
      <text:p text:style-name="P1">1ll. Vom Ende der Welt. 25—-33. lV. Ermahnung</text:p>
      <text:p text:style-name="P1"><text:soft-page-break/>zur Nüchtemheit und Wachsamkeit. 34—Z8.</text:p>
      <text:p text:style-name="P1">B. 1—4: Mart. is, M-—44.</text:p>
      <text:p text:style-name="P1">I. I. Als er aber aufblickte, sah er die</text:p>
      <text:p text:style-name="P1">äiFicheki, die ihre Gaben in den Gottes-</text:p>
      <text:p text:style-name="P1">ten e ten.</text:p>
      <text:p text:style-name="P1">2. Er sah aber auch eine arme Witwe, die</text:p>
      <text:p text:style-name="P1">zwei Schärslein einlQe3gte. · ·</text:p>
      <text:p text:style-name="P1">H. Und er åpBraih: ahrlich, ich sag? euch,</text:p>
      <text:p text:style-name="P1">dikse arme itwe hat mehr als A e ein-</text:p>
      <text:p text:style-name="P1">e e t. -</text:p>
      <text:p text:style-name="P1">g4. gDenn alle diese haben von ihrem Ueber-</text:p>
      <text:p text:style-name="P1">flusse eingelegt zu den Gottesgaben« sie aber</text:p>
      <text:p text:style-name="P1">hat von ihrer Armuth die ganze Nahrung,</text:p>
      <text:p text:style-name="P1">die sie hatte, eingelegt. s «</text:p>
      <text:p text:style-name="P1">V. 5—2i2 Many. 24, i—22. Mark. is, «-ed;</text:p>
      <text:p text:style-name="P1">lI. 5. Und als Etliche von dem Tempel</text:p>
      <text:p text:style-name="P1">sLaLgten, das; er mit schönen Steinen und</text:p>
      <text:p text:style-name="P1">eiÆschenken gezieret sei, sprach er:</text:p>
      <text:p text:style-name="P1">6. as ihr da sehet, es werden Tage</text:p>
      <text:p text:style-name="P1">kommen, wo kein Stein auf dem andern</text:p>
      <text:p text:style-name="P1">bleiben wird, der nicht zerstör-; w373de4.3</text:p>
      <text:p text:style-name="P1">U</text:p>
      <text:p text:style-name="P1">c. , it.</text:p>
      <text:p text:style-name="P1">7. Sie fragten ihn aber und sprachen:</text:p>
      <text:p text:style-name="P1">Meister, wann wird denn dieses geschehen,</text:p>
      <text:p text:style-name="P1">n-nd welches wird das Zeichen sein, wann</text:p>
      <text:p text:style-name="P1">dieses gescheheli soll. » . «</text:p>
      <text:p text:style-name="P1">8. Er sprach: Sehet zu, das; ihr nicht irre</text:p>
      <text:p text:style-name="P1">geführt werdet! Denn Viele werden kom-</text:p>
      <text:p text:style-name="P1">men unter meinem Namen und sagen: Jch</text:p>
      <text:p text:style-name="P1">bin es, und die Zeit ist genahet! Darum</text:p>
      <text:p text:style-name="P1">ziehet ihnen·nicht nach! C. i7, 23.</text:p>
      <text:p text:style-name="P1">9. Wenn ihr aber von Krie en und Zer-</text:p>
      <text:p text:style-name="P1">riittungen given werdet, so eriJchrecket nicht;</text:p>
      <text:p text:style-name="P1">denn diese inge müssen zuvor geschehen.</text:p>
      <text:p text:style-name="P1">Aber nicht al o ald ist das Ende.</text:p>
      <text:p text:style-name="P1">10. Dann prach er zu ihnen: Ein Volk</text:p>
      <text:p text:style-name="P1">wird sich wider das andere erheben, und ein</text:p>
      <text:p text:style-name="P1">Reich wider das andere;</text:p>
      <text:p text:style-name="P1">11. und große Erdbeben werden sein hin</text:p>
      <text:p text:style-name="P1">Und wieder und Hun er und Pest, und</text:p>
      <text:p text:style-name="P1">Schrecknis;e und große Zeichen vom Himmel</text:p>
      <text:p text:style-name="P1">werden ge chehen. .</text:p>
      <text:p text:style-name="P1">12. Vor diesem Allem aber werden sieHand</text:p>
      <text:p text:style-name="P1">an euch legen und euch verfolgen und in Ber-</text:p>
      <text:p text:style-name="P1">salnm uiigFen und Gefängnisse überliefern</text:p>
      <text:p text:style-name="P1">und vor önige und Fürsten führen um</text:p>
      <text:p text:style-name="P1">meines Namens willen. J-i;.i5,20. A;-.i2,i.</text:p>
      <text:p text:style-name="P1">Z13. <text:s/>wird euch aber widerfahren zum</text:p>
      <text:p text:style-name="P1">en in e.</text:p>
      <text:p text:style-name="P1">14i3 Darum nehmet es zu Her en, daßi r</text:p>
      <text:p text:style-name="P1">nicht zum Voraus darauf denkzet, wie ihr</text:p>
      <text:p text:style-name="P1"><text:soft-page-break/>euch verantworten wolIet.</text:p>
      <text:p text:style-name="P1">I5. Denn ich werde euch Mund und Weis-</text:p>
      <text:p text:style-name="P1">heit geben, welcher alle eure«Wider acher</text:p>
      <text:p text:style-name="P1">nicht werden widersprechen noch wider tehen</text:p>
      <text:p text:style-name="P1">können. Jek.i, 9. A .6, to. «</text:p>
      <text:p text:style-name="P1">IS. Ihr werdet aber überliefert werden</text:p>
      <text:p text:style-name="P1">auch von Eltern und Brüdern und Ver-</text:p>
      <text:p text:style-name="P1">wandten und Freunden, und sie werden</text:p>
      <text:p text:style-name="P1">Etliche aus euch zum Tode bringen,</text:p>
      <text:p text:style-name="P1">17. und ihr werdet von Allen gehasset sein</text:p>
      <text:p text:style-name="P1">um meines Namens willen.</text:p>
      <text:p text:style-name="P1">18. Und nicht ein Haar von euerm Haupte</text:p>
      <text:p text:style-name="P1">wird verloren gehen. C. is, 7. M-ich. so, .-so.</text:p>
      <text:p text:style-name="P1">Dem. Z, 27.</text:p>
      <text:p text:style-name="P1">19. Durch eure Geduld gewinnet eure</text:p>
      <text:p text:style-name="P1">Seelen. S. Chwn. i5, 7. Many. 24, is. ·</text:p>
      <text:p text:style-name="P1">20. Wann ihr aber werdet Jerusalem von</text:p>
      <text:p text:style-name="P1">Kriegsheei«en umlagert sehen, alsdann er-.</text:p>
      <text:p text:style-name="P1">kennet, daß ihre Verwüstung genahet ist.</text:p>
      <text:p text:style-name="P1">21. Alsdann fliehe, wer im südischen Lande</text:p>
      <text:p text:style-name="P1">ist, auf die Berge; und wer in der Stadt ist,</text:p>
      <text:p text:style-name="P1">der entweiche daraus; und wer auf dem</text:p>
      <text:p text:style-name="P1">Lande ist, gehe nicht hinein. C. -i7, Z-i. ,</text:p>
      <text:p text:style-name="P1">22. Denn dieses sind Tage der Rache, da-</text:p>
      <text:p text:style-name="P1"><text:s/>Alles erfüllet werde, was geschrieben</text:p>
      <text:p text:style-name="P1">te t.</text:p>
      <text:p text:style-name="P1">23. Wehe aber den Schwangeru und den</text:p>
      <text:p text:style-name="P1">Säugenden in denselben Tagen; denn es</text:p>
      <text:p text:style-name="P1">wird große Noth in dein Lande sein, und</text:p>
      <text:p text:style-name="P1">Zorn über diesem Volke.</text:p>
      <text:p text:style-name="P1">24. Und sie werden fallen durch die Schärfe</text:p>
      <text:p text:style-name="P1">des Schwertes und gefangen geführt wer-</text:p>
      <text:p text:style-name="P1">den unter alle Völker; und Jei«u alem wird</text:p>
      <text:p text:style-name="P1">.zertreten werden von den Heiden, bis die</text:p>
      <text:p text:style-name="P1">Zeiten der Heiden erfüllet sind. .</text:p>
      <text:p text:style-name="P1">S. Mo .28, se. Röm.«,25· Oss.«,2.</text:p>
      <text:p text:style-name="P1">V. 25—3i32 Many. ei, 29-se. M-M, -is, 24—3:-z.</text:p>
      <text:p text:style-name="P1">IlI. 25. Und es werden åeichen geschehen</text:p>
      <text:p text:style-name="P1">an So1ineund Mond und ternen,und auf</text:p>
      <text:p text:style-name="P1">Erden Angst der Völker, daß sie sich nicht</text:p>
      <text:p text:style-name="P1">zu rathen wissen, bei dem Tosen des Meeres</text:p>
      <text:p text:style-name="P1">und der W0ge«U; Ez.38,c9.2c). H-s.io,8.</text:p>
      <text:p text:style-name="P1">26. indem die Menschen in Ohnmacht</text:p>
      <text:p text:style-name="P1">sinken werden Vor Furcht und Erwarten</text:p>
      <text:p text:style-name="P1"/>
      <text:p text:style-name="P1"/>
      <text:p text:style-name="P1"/>
      <text:p text:style-name="P1">Cap. 21. 22. St. Luni. «» Cap. 22. <text:s/>95</text:p>
      <text:p text:style-name="P1">der Dinge, die über den Erdkreis kommen</text:p>
      <text:p text:style-name="P1">werden; denn die Kräfte der Himmel wer-</text:p>
      <text:p text:style-name="P1">den erschüttert werden.</text:p>
      <text:p text:style-name="P1">27. Und alsdann werden sie den Sohn</text:p>
      <text:p text:style-name="P1"><text:soft-page-break/>des Menschen kommen sehen in einer Wolke</text:p>
      <text:p text:style-name="P1">mit großer Macht und Herrlichkeit.</text:p>
      <text:p text:style-name="P1">Many. ge, se.</text:p>
      <text:p text:style-name="P1">28· Wann aber dieses anfängt zu ge-</text:p>
      <text:p text:style-name="P1">schehen, so richtet euch auf uiid erhebet euere</text:p>
      <text:p text:style-name="P1">Häupter; denn es nahet eure Erli)sung.</text:p>
      <text:p text:style-name="P1">S. Thess. 4, 7 re. Jak.·5, </text:p>
      <text:p text:style-name="P1">29. Und er sagte ihnen ein Gleichniß:</text:p>
      <text:p text:style-name="P1">Sehet den Feigenbauin ulid alle Bäume.</text:p>
      <text:p text:style-name="P1">30. Wenn sie jetzt ausschlagen, und ihr</text:p>
      <text:p text:style-name="P1">es sehet, so merket ihr von se bst, daß der</text:p>
      <text:p text:style-name="P1">Sommer jetzt nahe ist.</text:p>
      <text:p text:style-name="P1">3I. Also auch ihr, wann ihr sehet, daß</text:p>
      <text:p text:style-name="P1">dieses ges ieht, so merket, daß das Reich</text:p>
      <text:p text:style-name="P1">Gottes na e ist.</text:p>
      <text:p text:style-name="P1">32. Wahrlich, ich sage ench, dieses Ge-</text:p>
      <text:p text:style-name="P1">chlecht wird nicht vergehen, bis Alles ge-</text:p>
      <text:p text:style-name="P1">chehen sein wird.</text:p>
      <text:p text:style-name="P1">33. Der Himmel und die Erde werden</text:p>
      <text:p text:style-name="P1">vergeh-sen, aber meine Worte werden nicht</text:p>
      <text:p text:style-name="P1">verge en. C. is, ».</text:p>
      <text:p text:style-name="P1">IV. 34. Habet aber Acht auf euch selbst,</text:p>
      <text:p text:style-name="P1">daß eure Herzen nicht etwa beschwert wer-</text:p>
      <text:p text:style-name="P1">den mit Schwelgerei und Trunkenheit und</text:p>
      <text:p text:style-name="P1">Sorgender Nahrung,und unversehens über</text:p>
      <text:p text:style-name="P1">en? komme jener Tag. Rom. is, is.</text:p>
      <text:p text:style-name="P1">B . Denn wie ein Fallstrick wird er kom-</text:p>
      <text:p text:style-name="P1">men iiber Alle, die auf dem ganzen Erd-</text:p>
      <text:p text:style-name="P1">boden wohnen. · »</text:p>
      <text:p text:style-name="P1">36. Darum wachet zu ·jeglicher Zeit und</text:p>
      <text:p text:style-name="P1">bittet, daß ihr 2gewürdigt werdet zu ent-</text:p>
      <text:p text:style-name="P1">fliehen diesem llem, was eschehen soll,</text:p>
      <text:p text:style-name="P1">undYzu stehen vor des Menså)en Sohn.</text:p>
      <text:p text:style-name="P1">iaith.24,42. 1.Joh.2,28. 2. Pers, « :c.</text:p>
      <text:p text:style-name="P1">i37. Er war aber des Tages im Tempel</text:p>
      <text:p text:style-name="P1">und lehrete, und des Nachts ging er hinaus</text:p>
      <text:p text:style-name="P1">und überna tete an dem Berge, welcher der</text:p>
      <text:p text:style-name="P1">Oelberg hei t. Matth.2i,«7. Joh·8,;.</text:p>
      <text:p text:style-name="P1">38. Und alles Volk kam frühe zu ihm in</text:p>
      <text:p text:style-name="P1">den Tempel, ihn zu hören.</text:p>
      <text:p text:style-name="P1">. » Cap. XXll. .</text:p>
      <text:p text:style-name="P1">I. Nathschlagider Priester, Jesum zustödten. «-S.</text:p>
      <text:p text:style-name="P1">II. Stiftung des Abendmah1s. 7—23. lll. Rangstrcit</text:p>
      <text:p text:style-name="P1">der Jungen 24-so. IV. Warnung an Petkns.Z1-s8.</text:p>
      <text:p text:style-name="P1">V. Jesus in Gethsemane. 39——46. Vl. Jesu Gefan-</text:p>
      <text:p text:style-name="P1">gennehmnng. 47— 53. Vll. Berläugnung durch</text:p>
      <text:p text:style-name="P1">Petrus· 54—62. Vlll. Berurtheilung vor dem jüdi-</text:p>
      <text:p text:style-name="P1">schen Rathe. 63—7l.</text:p>
      <text:p text:style-name="P1">-V. O. I: MTtth« 26, 4—5. Man. -U-, «. 2.—</text:p>
      <text:p text:style-name="P1">I. 1. Es nah-:te aber das Fest der unge-</text:p>
      <text:p text:style-name="P1">säuerten Brote, das man den Ueberschritt</text:p>
      <text:p text:style-name="P1">nennt.</text:p>
      <text:p text:style-name="P1"><text:soft-page-break/>2. Und die Ho enpriester und SchriftgeJ</text:p>
      <text:p text:style-name="P1">lehrten osuchten, wkieFe ihn umbrächten; dem(</text:p>
      <text:p text:style-name="P1">sie für teten das olk. Many. A, is. H«</text:p>
      <text:p text:style-name="P1">V. Z-is- Ms«tth.26, i4—46. Mark. «» so. «»</text:p>
      <text:p text:style-name="P1">Z. Es fuhr aber der Satan in den Judas,</text:p>
      <text:p text:style-name="P1">zugenannt Jscarioth, der von der Zahl der;</text:p>
      <text:p text:style-name="P1">Zwölfe war. J» .i3,27. ««</text:p>
      <text:p text:style-name="P1">4. Und er ging hin und unterredete "sickj</text:p>
      <text:p text:style-name="P1">mit den Hohenpriestern und den Hauptleu-</text:p>
      <text:p text:style-name="P1">ten, wie er ihnen denselben verrathen wollte!</text:p>
      <text:p text:style-name="P1">5. Und Be wurden froh und kamen über-</text:p>
      <text:p text:style-name="P1">ein, ihm eld zu geben.</text:p>
      <text:p text:style-name="P1">6. I nd er that das Versprechen und suchte</text:p>
      <text:p text:style-name="P1">eine Gelegenheit, um ihn ohne Auflauf ih-</text:p>
      <text:p text:style-name="P1">nen zu verrathen. -X</text:p>
      <text:p text:style-name="P1">V. 7—i3; Motiv. es, i7-To. Mars. «-, i2—io?</text:p>
      <text:p text:style-name="P1">1l. 7. Es kam aber der Tag der ungesäuer-</text:p>
      <text:p text:style-name="P1">ten Brote, an welchem man das Lamm des</text:p>
      <text:p text:style-name="P1">Ueberschrittcs schlachten mußte.</text:p>
      <text:p text:style-name="P1">8. Und er sandte den Petrus und Johan-</text:p>
      <text:p text:style-name="P1">nes und sprach: Gehet hin, bereitet uns den</text:p>
      <text:p text:style-name="P1">Ueberschritt, daß wir ihn essen.</text:p>
      <text:p text:style-name="P1">9. Sie aber sprachen zu ihm: Wo willst</text:p>
      <text:p text:style-name="P1">du, das wir ihn bereiten?</text:p>
      <text:p text:style-name="P1">10. ·r aber sprach zu ihnen: Siehe,wenn</text:p>
      <text:p text:style-name="P1">ihr in die Stadt hineinkommet, so wird euch</text:p>
      <text:p text:style-name="P1">ein Mensch begegnen, der einen Krug mit</text:p>
      <text:p text:style-name="P1">Wasser trä t; dein folget in das Haus, w«o</text:p>
      <text:p text:style-name="P1">er hineingegt, ««</text:p>
      <text:p text:style-name="P1">11. und sprechet3iL1; dem Hausherrn: Der</text:p>
      <text:p text:style-name="P1">Meister sagt dir: S o ist die Herberge, wo</text:p>
      <text:p text:style-name="P1">ich den Uebers chritt mit meinen üngern ege?</text:p>
      <text:p text:style-name="P1">12. Und derselbe wird euch einen gro en</text:p>
      <text:p text:style-name="P1">belegten Saal zeigen; daselbst bereitet. </text:p>
      <text:p text:style-name="P1">13. Sie gingen nun hin und fanden es,</text:p>
      <text:p text:style-name="P1">wie er ihnen gesagt hatte, und bereiteten den</text:p>
      <text:p text:style-name="P1">Ueberschritt. · </text:p>
      <text:p text:style-name="P1">V.i4—i8: Matt!-. 2o, 26—29. Man. «, 22-—-is.</text:p>
      <text:p text:style-name="P1">14. Und als die Stunde da war, setzte er</text:p>
      <text:p text:style-name="P1">sich zu Tische, und die zwölf Apostel mit ihm.</text:p>
      <text:p text:style-name="P1">15. Und er sprach zu ihnen: Mut) hat</text:p>
      <text:p text:style-name="P1">sehnlich verlangt, diesen U»eberschritt mit</text:p>
      <text:p text:style-name="P1">euch zu essen,·ehe denn ich leide. ·</text:p>
      <text:p text:style-name="P1">16. Denn ich sage ench, ich werde nicht</text:p>
      <text:p text:style-name="P1">mehr davon essen, bis es erfüllt sein wird</text:p>
      <text:p text:style-name="P1">im Reiche Gottes.</text:p>
      <text:p text:style-name="P1">17. Und er nahm den Kelch, dankte und</text:p>
      <text:p text:style-name="P1">spi3ch: Nehmet diesen und theilet ihn unter</text:p>
      <text:p text:style-name="P1">en .</text:p>
      <text:p text:style-name="P1">18. Denn ich sage euch, ich werde nicht</text:p>
      <text:p text:style-name="P1">mehr trinken von dein Gewächs e des Wein-</text:p>
      <text:p text:style-name="P1">stocks, bis das Reich Gottes 33eakt-Zl1)1'i;i;ei;9ist.</text:p>
      <text:p text:style-name="P1"><text:soft-page-break/>V. «l9. So: Matth. M, 27«29. Mart. H, 22—2s.</text:p>
      <text:p text:style-name="P1">«. Cor. «, W ic.</text:p>
      <text:p text:style-name="P1">19. Und er nahm das Brot, und nachdem</text:p>
      <text:p text:style-name="P1">er Dank gesagt, brach er» esiund gab es</text:p>
      <text:p text:style-name="P1"/>
      <text:p text:style-name="P1"/>
      <text:p text:style-name="P1"/>
      <text:p text:style-name="P1">96 « Cap. 22.-.-I Das Evangelium Cap· 22. -</text:p>
      <text:p text:style-name="P1">ihnen, sprechend: Das ist mein Leib, der ! 36. ·Nun sprach er zu ihnen: A·ber.je-Hi,</text:p>
      <text:p text:style-name="P1">für euch hingegeben wird; dieß thut zu</text:p>
      <text:p text:style-name="P1">meinem Gedächtnisse! Joh. S, 5i.</text:p>
      <text:p text:style-name="P1">20. Gleicherweise auch denKelch, nach dem</text:p>
      <text:p text:style-name="P1">Mahle, sprechend: Diegr Kelch ist das neue</text:p>
      <text:p text:style-name="P1">Testament in meinem lnte, das für euch</text:p>
      <text:p text:style-name="P1">Vergossen wird.</text:p>
      <text:p text:style-name="P1">V. Si-23: Many. As, 2i—-25. Man. «, is—2si.</text:p>
      <text:p text:style-name="P1">21. Doch siehe, die Hand dessen, der mich</text:p>
      <text:p text:style-name="P1">verräth, ist mit mir am Tische.</text:p>
      <text:p text:style-name="P1">22. Und des Menschen Sohn geht zwar</text:p>
      <text:p text:style-name="P1">dahin, wie es bestimmt ist; aber wehe dem</text:p>
      <text:p text:style-name="P1">Meuschen, durch welchen er verrathen wird!</text:p>
      <text:p text:style-name="P1">23. Und sie singen an sich unter einander</text:p>
      <text:p text:style-name="P1">zu fragen, welcher es wohl wäre»aus ihnen,</text:p>
      <text:p text:style-name="P1">der dieses thun würde. «</text:p>
      <text:p text:style-name="P1">III. 24. Es entstand aber auch ein Streit</text:p>
      <text:p text:style-name="P1">unter ihnen, wer von ihnen für den Größ-</text:p>
      <text:p text:style-name="P1">ten zu halten sei. C. 9, -is.</text:p>
      <text:p text:style-name="P1">25. Er aber sagte zu ihnen: Die Könige</text:p>
      <text:p text:style-name="P1">derVölker herrschen über sie, und die über</text:p>
      <text:p text:style-name="P1">sie Gewalt üben, heißt man Gnädige.</text:p>
      <text:p text:style-name="P1">Matth. 20, W re,</text:p>
      <text:p text:style-name="P1">26. Ihr aber nicht als o ; sondern der Größt e</text:p>
      <text:p text:style-name="P1">unter euch werde wie der Jüngste, und der</text:p>
      <text:p text:style-name="P1">OberstewiederDiener. N5m.42,io. Phii.2,3.</text:p>
      <text:p text:style-name="P1">27. Denn wer ist größer? der, welc3er zu</text:p>
      <text:p text:style-name="P1">Tische sitzt, oder der, welcher dienet? « st es</text:p>
      <text:p text:style-name="P1">nicht der, welcher zu Tische sitzt? Ich aber</text:p>
      <text:p text:style-name="P1">bin mitten unter euch wie der, welcher dienet.</text:p>
      <text:p text:style-name="P1">J:-h. is, 4—i4. March. E-o, 28.</text:p>
      <text:p text:style-name="P1">28. Ihr aber seid es, die bei mir ausge-</text:p>
      <text:p text:style-name="P1">harret haben in meinen Versuchuiigen.</text:p>
      <text:p text:style-name="P1">29. Und ich verordne euch, wie mir mein</text:p>
      <text:p text:style-name="P1">Vater das Reich verordnct hat, «</text:p>
      <text:p text:style-name="P1">E« se. O .3 2i</text:p>
      <text:p text:style-name="P1">! ff l «</text:p>
      <text:p text:style-name="P1">30. daß ihr esset und trinket an meinem</text:p>
      <text:p text:style-name="P1">Tische in meinem Reich, und sitzet auf</text:p>
      <text:p text:style-name="P1">Thronen, und richtet die zwölf Stamme</text:p>
      <text:p text:style-name="P1">Jsraels. March. is, es.</text:p>
      <text:p text:style-name="P1">IV. 31. Es sprach aber der Herr: Simon</text:p>
      <text:p text:style-name="P1">Simon, siehe, der Satan hat euer begehrt:</text:p>
      <text:p text:style-name="P1"><text:soft-page-break/>cis zu sichtgn wlie ;eliWeige3 ; il.)E1Flki. E«-,;.sz</text:p>
      <text:p text:style-name="P1">.1aer)aesürigeeen,a</text:p>
      <text:p text:style-name="P1">dein·Gdlaube nicht abnehme; und wenn du</text:p>
      <text:p text:style-name="P1">dereinst dich beke )rst, so stärke de-ins Brüder.</text:p>
      <text:p text:style-name="P1">«’o . , 45.</text:p>
      <text:p text:style-name="P1">33, Er »aber spkaFz zu ihm: Hm, ich bin</text:p>
      <text:p text:style-name="P1">bereit, mit dir in esängniß und in Tod</text:p>
      <text:p text:style-name="P1">zu gehen· Matth.2s,332c. Ich. i3,372c.</text:p>
      <text:p text:style-name="P1">34. Eraber sprach: Ich sa e dir, Petrus,</text:p>
      <text:p text:style-name="P1">der Hahn wird heute nicht lgräheu, ehe du</text:p>
      <text:p text:style-name="P1">dreimalgelä net hast, daß du mich kennest.</text:p>
      <text:p text:style-name="P1">35. Und eiysprach zu ihnen: Als ich euch</text:p>
      <text:p text:style-name="P1">aussandte ohne Beutel und Tasche und</text:p>
      <text:p text:style-name="P1">Schuhe, hat»euch etwas gemangelt? Sie</text:p>
      <text:p text:style-name="P1">sprachen: Nichts. E. 9, Z. »</text:p>
      <text:p text:style-name="P1">wer einen Beute Tit, der nehme ihn, glei</text:p>
      <text:p text:style-name="P1">cherweise auch die asche, und wer es nicht</text:p>
      <text:p text:style-name="P1">It, der verkaufe sein Kleid und kaufe ein</text:p>
      <text:p text:style-name="P1">chwert.</text:p>
      <text:p text:style-name="P1">37. Denn ich Lage euch, auch das muß</text:p>
      <text:p text:style-name="P1">noch an mir ersü twerden, was geschrieben</text:p>
      <text:p text:style-name="P1">steht: »Und er ist unter die Uebelthäter ge-</text:p>
      <text:p text:style-name="P1">rechnet worden.« Denn was von mir ge-</text:p>
      <text:p text:style-name="P1">schrieben steht, das ist vollendet.</text:p>
      <text:p text:style-name="P1">38 S» s ch Z. -is, 3Z.hJeshp3, iF. d</text:p>
      <text:p text:style-name="P1">«. te pra en: err, sie e ier in</text:p>
      <text:p text:style-name="P1">zwei Schwerter. Er sprach zu ihnen: Es</text:p>
      <text:p text:style-name="P1">ist genug.</text:p>
      <text:p text:style-name="P1">V. .-is-4e2 Many. es, so. se-is. Man. il« se-is.</text:p>
      <text:p text:style-name="P1">V. 39. Und er ging hinaus nach seiner</text:p>
      <text:p text:style-name="P1">Gewohnheit und kam an den Oelberg. Es</text:p>
      <text:p text:style-name="P1">folgten ihm aber auch seine Jünger.</text:p>
      <text:p text:style-name="P1">40. Und als er an den Ort gekommen war,</text:p>
      <text:p text:style-name="P1">sprach er zu ihnen: Betet, daß ihr nicht in</text:p>
      <text:p text:style-name="P1">Versuchung fallet.</text:p>
      <text:p text:style-name="P1">41. Und er riß sich von ihnen los, unge-</text:p>
      <text:p text:style-name="P1">fähr einen Steinwurf weit, und kniete nie-</text:p>
      <text:p text:style-name="P1">der und betete, » «</text:p>
      <text:p text:style-name="P1">42. und sprach: Vater, wenn du diesen</text:p>
      <text:p text:style-name="P1">Kelch von mir nehmen willst! Do? nicht</text:p>
      <text:p text:style-name="P1">mein Wille, sondern der dei1ie»ggs6)egT!</text:p>
      <text:p text:style-name="P1">J·l.’ . , .</text:p>
      <text:p text:style-name="P1">43. Da erschien ihm ein Engel vom Hirn-</text:p>
      <text:p text:style-name="P1">mel, der ihn stärl-te. Dan.i0, i8.19. Hei-.2,7.</text:p>
      <text:p text:style-name="P1">44. Und er war im Kampfe und betete</text:p>
      <text:p text:style-name="P1">noch eifriger; und sein Schweiß war wie</text:p>
      <text:p text:style-name="P1">Blutstropsen., die auf die Erde sFegel;.</text:p>
      <text:p text:style-name="P1">He . , .</text:p>
      <text:p text:style-name="P1">45. Und als er vom Gebet ausgestanden</text:p>
      <text:p text:style-name="P1">war und zu seinen Jüngern kam, fand er</text:p>
      <text:p text:style-name="P1">sie schlafend vor Traurigkeit.</text:p>
      <text:p text:style-name="P1">46. Und er sprach zu ihnen: Was schlaset</text:p>
      <text:p text:style-name="P1"><text:soft-page-break/>Ehr? Stehet aus und betet, daß ihr nicht in</text:p>
      <text:p text:style-name="P1">ersuchung fallet, »</text:p>
      <text:p text:style-name="P1">V. 47—53: Many. 26, 47—5i3. Man. i4, 43—50.</text:p>
      <text:p text:style-name="P1">— Joh.1i8,2.3.i0.i1.</text:p>
      <text:p text:style-name="P1">VI. 47. Indem er aber noch redete, siehe,</text:p>
      <text:p text:style-name="P1">eine Schaar, und der Judas hieß, Einer der</text:p>
      <text:p text:style-name="P1">Hwölfe, ging vor ihnen her, und nahete sich</text:p>
      <text:p text:style-name="P1">Je-sit, ihn zu küssen. ·</text:p>
      <text:p text:style-name="P1">48. Jesus aber sprach zu ihm: Judas,</text:p>
      <text:p text:style-name="P1">iäit Kasse verräthst du des Menschen</text:p>
      <text:p text:style-name="P1">o n. «</text:p>
      <text:p text:style-name="P1">49. Als nun die, so unt ihn waren, sahen,</text:p>
      <text:p text:style-name="P1">was da werden wollte, sprachen sie zu ihm:</text:p>
      <text:p text:style-name="P1">Herr, sollen wir mit dem Schwerte drein</text:p>
      <text:p text:style-name="P1">schlagen? · »</text:p>
      <text:p text:style-name="P1">50. Und es schlug Einer aus ihnen den</text:p>
      <text:p text:style-name="P1">Knecht des obersten Priesters undhieb«sLh11i</text:p>
      <text:p text:style-name="P1">sein rechtes Ohr ab.</text:p>
      <text:p text:style-name="P1">51. Da antwortete Jesus und prach:</text:p>
      <text:p text:style-name="P1"/>
      <text:p text:style-name="P1"/>
      <text:p text:style-name="P1"/>
      <text:p text:style-name="P1">Lasset es bis hieher! Und er rührte sein</text:p>
      <text:p text:style-name="P1">Ohr an und heilete ihn.</text:p>
      <text:p text:style-name="P1">52. Es sprach aber Jesus zu den Hohen-</text:p>
      <text:p text:style-name="P1">priestern und Hauptleuten des Tempels</text:p>
      <text:p text:style-name="P1">und Aeltesten, die gessen ihn gekommen</text:p>
      <text:p text:style-name="P1">waren:Wiexägeueinen örderseidihraus-</text:p>
      <text:p text:style-name="P1">gezogen mit chwertern und mit Stangen.</text:p>
      <text:p text:style-name="P1">3. Da ich täglich bei euch im Tempel</text:p>
      <text:p text:style-name="P1">war, habet ihr die Hände nicht wider mich</text:p>
      <text:p text:style-name="P1">ausgåtreckt. Aber dies; ist eure Stunde und</text:p>
      <text:p text:style-name="P1">die acht der Finstermß.</text:p>
      <text:p text:style-name="P1">B. 54—s2: Matth.26,57. 69-75. Marc.14,s4. 6s—72.</text:p>
      <text:p text:style-name="P1">Joh. is, ia—i8. 25—27.</text:p>
      <text:p text:style-name="P1">Vll. 54. Nachdem sie ihn nun gegriffen</text:p>
      <text:p text:style-name="P1">hatten, führten sie ihn fort und brachten ihn</text:p>
      <text:p text:style-name="P1">in das Haus des obersten Priesters. Petrus</text:p>
      <text:p text:style-name="P1">aber folgte von ferne.</text:p>
      <text:p text:style-name="P1">55. Und da sie mitten im Hofe ein Feuer</text:p>
      <text:p text:style-name="P1">ange üiidet und sich zusammen gesetzt hat-</text:p>
      <text:p text:style-name="P1">ten, saß Petrus mitten uiiter ihnen.</text:p>
      <text:p text:style-name="P1">56. Als ihn· aber eine Magd beim Feuer</text:p>
      <text:p text:style-name="P1">sitzen sah uiid·ihn anblickte, sprach sie: Auch</text:p>
      <text:p text:style-name="P1">dieser war mit ihm.</text:p>
      <text:p text:style-name="P1">57. Er aber verläugnete ihn und sagte:</text:p>
      <text:p text:style-name="P1">Weib, ich kenne ihn nicht.</text:p>
      <text:p text:style-name="P1">58. Und bald darnach saEihii ein Anderer</text:p>
      <text:p text:style-name="P1">und sprach: Auch du bist iner aus ihnen.</text:p>
      <text:p text:style-name="P1">Petrus aber sprach: Mensch, ich bin’s nicht.</text:p>
      <text:p text:style-name="P1">59. Und nach Verlag ungefähr einer</text:p>
      <text:p text:style-name="P1">Stunde bekräftigte es ein nderer, fprechend:</text:p>
      <text:p text:style-name="P1"><text:soft-page-break/>In Wahrheit, auch dieser war mit ihm, denn</text:p>
      <text:p text:style-name="P1">er ist ein Galiläer.</text:p>
      <text:p text:style-name="P1">6(). Petrus aber spräch: Mensch, ich weiß</text:p>
      <text:p text:style-name="P1">nicht, was du sagst. Und alsobald, indem</text:p>
      <text:p text:style-name="P1">er noch redete, krähete der Hahn.</text:p>
      <text:p text:style-name="P1">61. Und der Herr wandte sich iind sah</text:p>
      <text:p text:style-name="P1">Petrus an. Da ward Petrus eingedenk des</text:p>
      <text:p text:style-name="P1">Wortesdes Herrn, wie er u ihm gesprochen:</text:p>
      <text:p text:style-name="P1">Ehe der Hahn kräht, wirst du mich dreimal</text:p>
      <text:p text:style-name="P1">verläugnen. C. 22, 34.</text:p>
      <text:p text:style-name="P1">62. Und Petrus ging hinaus und wemete</text:p>
      <text:p text:style-name="P1">bitterlich.</text:p>
      <text:p text:style-name="P1">V. ii3—65- Many. As, s7. es. Muse. «, es</text:p>
      <text:p text:style-name="P1">VIIl. 63. Und die·MLi’nner, die Jefum</text:p>
      <text:p text:style-name="P1">hielten, verspotteten ihn iind schlugen ihn;</text:p>
      <text:p text:style-name="P1">64. und i)erhüllten ihn, schlii en ihn ins</text:p>
      <text:p text:style-name="P1">Angesicht und fragten·ihn, sprechend: Weis-</text:p>
      <text:p text:style-name="P1">sage, wer ist es, der dickbgeschlagen hat?</text:p>
      <text:p text:style-name="P1">65. Und viele andere ästerungen sagten</text:p>
      <text:p text:style-name="P1">sie wider ihn.</text:p>
      <text:p text:style-name="P1">66. Und als es Tag geworden, versam-</text:p>
      <text:p text:style-name="P1">melten sich die Aeltexen des Volkes, die</text:p>
      <text:p text:style-name="P1">Hohenpriester und chriftgelehrten und</text:p>
      <text:p text:style-name="P1">führten ihn vor ihren Rath,</text:p>
      <text:p text:style-name="P1">Matth.27, i. Makc.i5,i. Joh.18,28·</text:p>
      <text:p text:style-name="P1">67. und sprachen: Bist du der Christus,</text:p>
      <text:p text:style-name="P1">so sage.es uns! Er aber sprach zu ihnen:</text:p>
      <text:p text:style-name="P1">Cap. 22. St. Lucä. Cap. 22. 23. 97</text:p>
      <text:p text:style-name="P1">Wenn ich es euch sagte, so würdet ihr es</text:p>
      <text:p text:style-name="P1">nicht lauben. Many. 26,63—i3s. Max. i4,eo—s4.</text:p>
      <text:p text:style-name="P1">68. gWenn ich aber auch fragte, so würdet</text:p>
      <text:p text:style-name="P1">Pia» mir nicht antworten, noch mich ledig</text:p>
      <text:p text:style-name="P1">a en.</text:p>
      <text:p text:style-name="P1">69. Von jetzt an aber wird des Menschen</text:p>
      <text:p text:style-name="P1">Sohn sitzen zur Rechten der Macht Gottes.</text:p>
      <text:p text:style-name="P1">70. Da sprachen sie Alle: So bist du also</text:p>
      <text:p text:style-name="P1">der Sohn Gottes ? Er aber sprach zu ihnen:</text:p>
      <text:p text:style-name="P1">Ihr sgZet es, denn ich bin es.</text:p>
      <text:p text:style-name="P1">71. a sprachen sie: Was bedürfen wir</text:p>
      <text:p text:style-name="P1">weiter Zeugmß? Denn wir selbst haben es</text:p>
      <text:p text:style-name="P1">gehört aus seinem Munde.</text:p>
      <text:p text:style-name="P1">Cap. XXI1l. «</text:p>
      <text:p text:style-name="P1">l. Jesus vor Pilatus, 4—6. und ll. vor Herd!-es.</text:p>
      <text:p text:style-name="P1">7«—42. 1ll. Seine Verurtheilung, 43—25; IV. Hin-</text:p>
      <text:p text:style-name="P1">fuhrung, 26—32; V. Kreuzigung, 33—«53; VI. sein</text:p>
      <text:p text:style-name="P1">Tod, 44——49; und VII, Begräbmß. 50—ö6.</text:p>
      <text:p text:style-name="P1">V. « —-i: Many. 27, 2. «—i4. Man. in, i—5.</text:p>
      <text:p text:style-name="P1">Joh. is, 29—38.</text:p>
      <text:p text:style-name="P1">l. 1. Und es stand die ganze Menge der-</text:p>
      <text:p text:style-name="P1">selben auf, und sie führten ihn vor Pilatus.</text:p>
      <text:p text:style-name="P1">2· Sie fingen aber an ihn zu verklagen</text:p>
      <text:p text:style-name="P1">und sprachen. Wir haben diesen erfunden,</text:p>
      <text:p text:style-name="P1"><text:soft-page-break/>daß er das Volk abwendet und wehret, dein</text:p>
      <text:p text:style-name="P1">Kaiser Steuerii»zu geben, indem ersagt, er sei</text:p>
      <text:p text:style-name="P1">ChV«1gUs- der .KoniZ· C.20,22:c. Mam;.i7,27.</text:p>
      <text:p text:style-name="P1">3. afragteihn8 ilatus, sprechend: Bist</text:p>
      <text:p text:style-name="P1">dl;i der 8;?hxigckherIgFuhenFt Er antwortete</text:p>
      <text:p text:style-name="P1">imun ra: u ag es.</text:p>
      <text:p text:style-name="P1">4. Da spraiZlä;Pilatus zu den Hohenprie-</text:p>
      <text:p text:style-name="P1">steri;·u3id DR ekle: Ich finde keine Schuld</text:p>
      <text:p text:style-name="P1">an iesem eii )en.</text:p>
      <text:p text:style-name="P1">5. Sie aber bestanden darauf und sprachen:</text:p>
      <text:p text:style-name="P1">Er wiegelt das Yolk aufs, indem er lehret</text:p>
      <text:p text:style-name="P1">durch das ganze 1i’idische and, von Galiläa</text:p>
      <text:p text:style-name="P1">an bis hieher. s·2ip. to, 36ie. <text:s/>»</text:p>
      <text:p text:style-name="P1">S. Als aber Pilatus von Gali·laa horte,</text:p>
      <text:p text:style-name="P1">fragte er, ob der Mensch ein Galilaer sei.</text:p>
      <text:p text:style-name="P1">II. 7. Und da er vernahm, daß er aus</text:p>
      <text:p text:style-name="P1">dem Gebiete des Herodes sei, sandte er ihn</text:p>
      <text:p text:style-name="P1">Fu zu Herodes, der auch selbst in diesen</text:p>
      <text:p text:style-name="P1">agen zu Jerusalem war. »C· Z, ««</text:p>
      <text:p text:style-name="P1">S. Herodes aber freute sich sehr, als er</text:p>
      <text:p text:style-name="P1">Jesum sah; denn seit lasznlgem wiinschte er</text:p>
      <text:p text:style-name="P1">ihn zu sehZn, weil er hie von ihm gehört</text:p>
      <text:p text:style-name="P1">)atte, un er hoffte, ein Zeichen von ihm</text:p>
      <text:p text:style-name="P1">zu sehen. C. g» 9. March. ·i4, i.</text:p>
      <text:p text:style-name="P1">9. Er fragte ihn nun ·init vielen Worten,</text:p>
      <text:p text:style-name="P1">aber Jesus antwortete ihm nichts. »</text:p>
      <text:p text:style-name="P1">10. Die Hghei;priester aber und Schriftge-</text:p>
      <text:p text:style-name="P1">lehrten stan en a und verklagten ihn heftig.</text:p>
      <text:p text:style-name="P1">11. Und Herodes» sammt einen Kriegs-</text:p>
      <text:p text:style-name="P1">schaaren i.3erachtete iFhn» und spottete seiner,</text:p>
      <text:p text:style-name="P1">zog ihm ein weißes leid an und schickte ihn-</text:p>
      <text:p text:style-name="P1">wieder zu Pilatus. 7 .</text:p>
      <text:p text:style-name="P1"/>
      <text:p text:style-name="P1"/>
      <text:p text:style-name="P1"/>
      <text:p text:style-name="P1">98 Cap. 23. Das Ev</text:p>
      <text:p text:style-name="P1">12. Es wurden aber Pilatus und Herodes</text:p>
      <text:p text:style-name="P1">Freunde mit einander an demselben Tage.</text:p>
      <text:p text:style-name="P1">Denn zuvor waren sie mit einander in</text:p>
      <text:p text:style-name="P1">Feindschaft. A;-. 4. 27. «</text:p>
      <text:p text:style-name="P1">Hi· 13. Pilatus aber rief dieHohenpriester</text:p>
      <text:p text:style-name="P1">und die Obersten und das Volk zusammen</text:p>
      <text:p text:style-name="P1">nnd sprach zu ihnen:</text:p>
      <text:p text:style-name="P1">14. Ihr habet diesen Menschen zu mir</text:p>
      <text:p text:style-name="P1">gebracht als einen, der das Volk abwende;</text:p>
      <text:p text:style-name="P1">und siehe, als ich ihn vor euch verhört, habe</text:p>
      <text:p text:style-name="P1">ich an diesem Menschen keine Schuld ge-</text:p>
      <text:p text:style-name="P1">fanden, deren ihr ihn anklaget. ,</text:p>
      <text:p text:style-name="P1">15. Aber auch Herodes nicht, denn ich habe</text:p>
      <text:p text:style-name="P1">euch zu ihm hingeschickt, und siehe, es ist</text:p>
      <text:p text:style-name="P1">nichts von ihm verübt worden, was des «</text:p>
      <text:p text:style-name="P1">Todes würdig wäre.</text:p>
      <text:p text:style-name="P1"><text:soft-page-break/>16. Darum will ich ihn züchtigen und dann «</text:p>
      <text:p text:style-name="P1">ledig lassen. J«-h. c9, «.</text:p>
      <text:p text:style-name="P1">V. c7—25: Many. 27, c5—26. Mark. cis, 6—c5.</text:p>
      <text:p text:style-name="P1">17. Er mußte ihnen aber auf das Fest</text:p>
      <text:p text:style-name="P1">Einen ledi geben.</text:p>
      <text:p text:style-name="P1">18. Es schrie aber die ganze Menge,</text:p>
      <text:p text:style-name="P1">spreInd: Hinweg mit diesem und gib uns</text:p>
      <text:p text:style-name="P1">den S arabbas ledig!</text:p>
      <text:p text:style-name="P1">19. Derselbe war wegen eines inder Stadt</text:p>
      <text:p text:style-name="P1">entstandenen Aufruhrs und Todtschlages</text:p>
      <text:p text:style-name="P1">ins Gefängniß geworfen worden.</text:p>
      <text:p text:style-name="P1">20. Da rief ihnen Pilatus wiederum zu,</text:p>
      <text:p text:style-name="P1">weil er Jesum ledig zu lassen wünschte.</text:p>
      <text:p text:style-name="P1">21· Sie aberriefenda egenund sprachen:</text:p>
      <text:p text:style-name="P1">Kreuzige ihn, kreuzige ihn!</text:p>
      <text:p text:style-name="P1">22. Und zum drittenmal sprach er zu ih-</text:p>
      <text:p text:style-name="P1">neu: Was hat denn dieser Böses gethan?</text:p>
      <text:p text:style-name="P1">Jch habe keine Schuld des Todes an ihm</text:p>
      <text:p text:style-name="P1">gefunden. Darum will ich ihn ziichtigen</text:p>
      <text:p text:style-name="P1">und dann ledig lassen.</text:p>
      <text:p text:style-name="P1">23. Sie aber hielten an mit lautem Ge-</text:p>
      <text:p text:style-name="P1">schreiund forderten, daß er gekreuzigt werde ;</text:p>
      <text:p text:style-name="P1">und ihr und der Hohenpriester Geschrei</text:p>
      <text:p text:style-name="P1">nahm überhand.</text:p>
      <text:p text:style-name="P1">24. Da bes loß Pilatus, daß ihr Begeh-</text:p>
      <text:p text:style-name="P1">ren e el en olle.</text:p>
      <text:p text:style-name="P1">ich</text:p>
      <text:p text:style-name="P1">25.g Und,er gab ihnen den ledig, welcher</text:p>
      <text:p text:style-name="P1">eines Ausruhrs und Todtschlags wegen war</text:p>
      <text:p text:style-name="P1">ins Gefängniß geworfen worden, den sie</text:p>
      <text:p text:style-name="P1">begehrten, Jesnm aber übergab er ihrem</text:p>
      <text:p text:style-name="P1">Willen.</text:p>
      <text:p text:style-name="P1">IV. 26. Und als sie ihn hinführten, er-,</text:p>
      <text:p text:style-name="P1">griffen sie einen Sinion von Chrene, der</text:p>
      <text:p text:style-name="P1">vom Felde kam, und legten ihm das Kreuz</text:p>
      <text:p text:style-name="P1">auf, es Jefu nachzutragen.</text:p>
      <text:p text:style-name="P1">Mattl).«27, i.32. Marc.45,20.2i. Joh.49,46:c.</text:p>
      <text:p text:style-name="P1">i</text:p>
      <text:p text:style-name="P1">i</text:p>
      <text:p text:style-name="P1">!</text:p>
      <text:p text:style-name="P1">Z</text:p>
      <text:p text:style-name="P1">i</text:p>
      <text:p text:style-name="P1">i</text:p>
      <text:p text:style-name="P1">c</text:p>
      <text:p text:style-name="P1">i</text:p>
      <text:p text:style-name="P1">«</text:p>
      <text:p text:style-name="P1">-</text:p>
      <text:p text:style-name="P1">I</text:p>
      <text:p text:style-name="P1">i</text:p>
      <text:p text:style-name="P1">27. Es folgte ihm aber eine große Menge </text:p>
      <text:p text:style-name="P1">des Volkes und Weiber, die ihn beklagten i</text:p>
      <text:p text:style-name="P1">und betranerten. «</text:p>
      <text:p text:style-name="P1"><text:soft-page-break/>28. Da wandte sich Jesus zu ihnen und i</text:p>
      <text:p text:style-name="P1">angelium Cap; 23.</text:p>
      <text:p text:style-name="P1">sprach: Ihr Töchter Jerusalems, weinet-</text:p>
      <text:p text:style-name="P1">uicht über mich; weinet vielmehr über euch</text:p>
      <text:p text:style-name="P1">selbst und eure Kinder.</text:p>
      <text:p text:style-name="P1">29. Denn siehe, es kommen Tage, da man</text:p>
      <text:p text:style-name="P1">sagen wird: Selig sind die Unfruchtbaren</text:p>
      <text:p text:style-name="P1">und die Leiber, die nicht geboren, und die</text:p>
      <text:p text:style-name="P1">Brüste,die«nichtgesäugethaben! Mcitth.2i,c9.</text:p>
      <text:p text:style-name="P1">30. Dann wird man anfangen zu den Ber-</text:p>
      <text:p text:style-name="P1">en zu sagen: Fallet über uns! und zu den</text:p>
      <text:p text:style-name="P1">zügeln: Decket uns! J2s·2, c9. H-s·4o,8.</text:p>
      <text:p text:style-name="P1">31. Denn wenn man an dem grünen Holze</text:p>
      <text:p text:style-name="P1">solches thut, was wird an dem dürren ge-</text:p>
      <text:p text:style-name="P1">schehen? 1.Pec.4, c7. -is.</text:p>
      <text:p text:style-name="P1">32. Es wurden aber auch wei andere</text:p>
      <text:p text:style-name="P1">Uebelthäter hingeführt, daß sie mit ihm</text:p>
      <text:p text:style-name="P1">hingerichtet würden. C, 22, 37«</text:p>
      <text:p text:style-name="P1">V. as—-is: Many. 27, 33—4!-. Mark. is. 22—32.</text:p>
      <text:p text:style-name="P1">J:-Ei. c9, 47—24.</text:p>
      <text:p text:style-name="P1">V. 33. Und da sie an den Ort kamen,</text:p>
      <text:p text:style-name="P1">den man Schädel nennet, krenzigten sie da-</text:p>
      <text:p text:style-name="P1">selbst ihn und die Uebelthäter, den einen</text:p>
      <text:p text:style-name="P1">zur Rechten, den andern zur Linken.</text:p>
      <text:p text:style-name="P1">34. Jesus aber sprach: Vater, Vergib ih-</text:p>
      <text:p text:style-name="P1">nen, denn fie wissen nicht, was sie thun.</text:p>
      <text:p text:style-name="P1">Sie theilten aber seine Kleider und warfen</text:p>
      <text:p text:style-name="P1">das Loos. Maith.5,4-«. H«-.7,25. Apg.3,«7.</text:p>
      <text:p text:style-name="P1">Pf. 22, c9.</text:p>
      <text:p text:style-name="P1">35. Und das Volk stand und sah zu. Es</text:p>
      <text:p text:style-name="P1">spotteten aber auch die Obersten mit ihnen</text:p>
      <text:p text:style-name="P1">und sprachen: Andern hat er geholfen; er</text:p>
      <text:p text:style-name="P1">helfe nun sich selbst, wenn er der Christus</text:p>
      <text:p text:style-name="P1">ist, der Auserwählte Gottes.</text:p>
      <text:p text:style-name="P1">36. Es spottetei1 seiner aberauchdieKrieqs-</text:p>
      <text:p text:style-name="P1">knechte, indem sie herziitraten, ihm Essig</text:p>
      <text:p text:style-name="P1">brachten und sprachen:</text:p>
      <text:p text:style-name="P1">37. Bist du der König der Juden, so hilf</text:p>
      <text:p text:style-name="P1">dir selbst.</text:p>
      <text:p text:style-name="P1">38. Es stand aber auch eine Aufschrift</text:p>
      <text:p text:style-name="P1">über ihm in griechischer, lateinischer und</text:p>
      <text:p text:style-name="P1">hebräischer Schrift: Dieser ist der König</text:p>
      <text:p text:style-name="P1">der Juden.</text:p>
      <text:p text:style-name="P1">39. Einer aber der Uebelthäter, die da</text:p>
      <text:p text:style-name="P1">Fugen, lästerte ihn und sprach: Bist du der</text:p>
      <text:p text:style-name="P1">hristus, so hilf dir selbst und uns.</text:p>
      <text:p text:style-name="P1">s set antEere å)beF alrcktwFtetä);iniEJbI</text:p>
      <text:p text:style-name="P1">atinund ra : iir)e an u o</text:p>
      <text:p text:style-name="P1">nicht, da du do;ih in gleichem Gerichte bist?</text:p>
      <text:p text:style-name="P1">41. Und wir zwar gerechter Weise, denn</text:p>
      <text:p text:style-name="P1">wir empfan· en, was dessen, so wir gethan</text:p>
      <text:p text:style-name="P1">haben, wert? ist, dieser aber at nichts Un-</text:p>
      <text:p text:style-name="P1"><text:soft-page-break/>recl)tes gethan. »</text:p>
      <text:p text:style-name="P1">42. Und er sprach zu Jesu : serr,fei meiner</text:p>
      <text:p text:style-name="P1">eingedenk, waiin du in dein eich ommst!</text:p>
      <text:p text:style-name="P1">43 Und Je us ra ul m Wa rli</text:p>
      <text:p text:style-name="P1">ich Eage· dir, heim isirsihdii <text:s text:c="2"/>im«li3ardc«i:</text:p>
      <text:p text:style-name="P1">die e TM- Ist)-5,2i. 2.C«-k.c2,4. OF.u,«3</text:p>
      <text:p text:style-name="P1"/>
      <text:p text:style-name="P1"/>
      <text:p text:style-name="P1"/>
      <text:p text:style-name="P1">Cap. 23. 24. St. Linn. ; Cah. U« As</text:p>
      <text:p text:style-name="P1">V. «—49- Many. 27, «-3—5a. Mark. is, sZ——ac. !</text:p>
      <text:p text:style-name="P1">Ich. 19,28—3o.</text:p>
      <text:p text:style-name="P1">VI. 44. Es war aber um die sechste</text:p>
      <text:p text:style-name="P1">Stunde, und es ward eine Finsterniß über</text:p>
      <text:p text:style-name="P1">das ganze Land bis zur neunten Stunde.</text:p>
      <text:p text:style-name="P1">45. Und die Sonne ward verfinstert, nnd</text:p>
      <text:p text:style-name="P1">der Vorhan3im Teni el riß mitten entzwei.</text:p>
      <text:p text:style-name="P1">46. Und esus riei, mit lauter Stimme</text:p>
      <text:p text:style-name="P1">und sprach: Vater, in deine Hände befehle</text:p>
      <text:p text:style-name="P1">ich meinen Geist! Und als er dieses gesagt,</text:p>
      <text:p text:style-name="P1">gab er den Geist auf. Ps.3i, 6.</text:p>
      <text:p text:style-name="P1">47. Als »aber der Hauptmann sah,Lwas</text:p>
      <text:p text:style-name="P1">geschah, »pries er Gott und sprach: ahe-</text:p>
      <text:p text:style-name="P1">aftig, dieser Mensch war » crecht.</text:p>
      <text:p text:style-name="P1">48. Und alles Voll, das Ierbeigekonimen</text:p>
      <text:p text:style-name="P1">war zu diesem Schauspiel, als sie schauten,</text:p>
      <text:p text:style-name="P1">was geschah, schlugen sie an ihre Brust und</text:p>
      <text:p text:style-name="P1">kehrten zurück. C, is, is,</text:p>
      <text:p text:style-name="P1">49. Es standen aber alle seine Bekannten</text:p>
      <text:p text:style-name="P1">von ferne, und die Weiber, die ihm nachge-</text:p>
      <text:p text:style-name="P1">folgt waren von Galiläa, und sahen dieses.</text:p>
      <text:p text:style-name="P1">V. so-se- Month· 27, 57—(3i. Mark. is, 42—47.</text:p>
      <text:p text:style-name="P1">J:-h. i9, as—-is.</text:p>
      <text:p text:style-name="P1">Vll. 50. Und siåhe, einMann, mit Namen</text:p>
      <text:p text:style-name="P1">Joseph, der ein athsherr war, ein guter</text:p>
      <text:p text:style-name="P1">und gerechter Mann,</text:p>
      <text:p text:style-name="P1">51. (der hatte ihrem Rath und Thun mcht</text:p>
      <text:p text:style-name="P1">beigJtimnit) von Ari1nathäa, einer Stadt</text:p>
      <text:p text:style-name="P1">der nden, der auch selbst auf das Reich</text:p>
      <text:p text:style-name="P1">Gottes wartete; (5.2,23 58.</text:p>
      <text:p text:style-name="P1">52. dieser ging zu Pilatus nnd bat um</text:p>
      <text:p text:style-name="P1">den Leib Jesu.</text:p>
      <text:p text:style-name="P1">5·3. Und er nahm ihn herab, wand ihn in</text:p>
      <text:p text:style-name="P1">Leinwand, und legte ihn in ein gehanenes</text:p>
      <text:p text:style-name="P1">Grab, worin noch Niemand gelegen war,</text:p>
      <text:p text:style-name="P1">b54d.hUnd es war Rüsttag und der Sabbath</text:p>
      <text:p text:style-name="P1">ra an. -</text:p>
      <text:p text:style-name="P1">55· Es folgten aber auch die Weiber, die</text:p>
      <text:p text:style-name="P1">mit ihm aus Galiläa gekommen waren, und</text:p>
      <text:p text:style-name="P1">beschaueten das Grab, und wie sein Leib</text:p>
      <text:p text:style-name="P1">hingelegt ward.</text:p>
      <text:p text:style-name="P1">56. Und nachdem sie zurückgekehrt, berei-</text:p>
      <text:p text:style-name="P1"><text:soft-page-break/>teten sie Spezereien nnd Salben; aber über</text:p>
      <text:p text:style-name="P1">den Sabbath ruhten sie nach dem Gesetze.</text:p>
      <text:p text:style-name="P1">Mart. its, -l. 2.Mos. 20, to.</text:p>
      <text:p text:style-name="P1">Cap. xxIv. »</text:p>
      <text:p text:style-name="P1">l. J(-su Auferstehung. «I—l2. il. Jesus zeigt sich</text:p>
      <text:p text:style-name="P1">zwei Jüngern aufdem Wege nach Emmaus, -t3-35;</text:p>
      <text:p text:style-name="P1">1ll. und den Eilsen. 36—-49. lV. Jesu Himmel-</text:p>
      <text:p text:style-name="P1">fah1«i. 50—53.</text:p>
      <text:p text:style-name="P1">V. s —«; Maiih. 28, «1-S. Mart. -is, I-H.</text:p>
      <text:p text:style-name="P1">Sah. 2o, 4—i8. ,</text:p>
      <text:p text:style-name="P1">I. 1. Am ersten Tage aber der Woche bei</text:p>
      <text:p text:style-name="P1">sriihem Moim kamen sie zum Grabe und</text:p>
      <text:p text:style-name="P1">brachten die pezereien, die sie bereitet hat-</text:p>
      <text:p text:style-name="P1">2. Sie fanden aber den Stein weggewiilzt</text:p>
      <text:p text:style-name="P1">vi;n Hin Grabe.h d He</text:p>
      <text:p text:style-name="P1">. . nd da ie inein e an en an en i</text:p>
      <text:p text:style-name="P1">den Leib des ii:)errn Ji;siiz ni3)t.« f</text:p>
      <text:p text:style-name="P1">»4. Und es begab sich, als sie deßhalb be-</text:p>
      <text:p text:style-name="P1">ang.stigt waren, siehe, da standen bei ihnen</text:p>
      <text:p text:style-name="P1">zwei Männer in strahlenden KFide:«nio</text:p>
      <text:p text:style-name="P1">pg« s «</text:p>
      <text:p text:style-name="P1">5. Als sie nun erschrocken waren und das</text:p>
      <text:p text:style-name="P1">Angesicht zur Erde neigten, sprachen diese</text:p>
      <text:p text:style-name="P1">zu ihnen: Was suchet ihr den Lebenden bei</text:p>
      <text:p text:style-name="P1">den Todten?</text:p>
      <text:p text:style-name="P1">6. Er ist nicht hier, sondern er ist auser- «</text:p>
      <text:p text:style-name="P1">standen. Seid eingedenk, wie er zu euch</text:p>
      <text:p text:style-name="P1">redete, da er noch in Galiläa war,</text:p>
      <text:p text:style-name="P1">7. und sprach: Des Menschen Sohn muß</text:p>
      <text:p text:style-name="P1">überantwortet werden in die Hände sündi-</text:p>
      <text:p text:style-name="P1">ger Menschen und gekreuzigt werden nnd</text:p>
      <text:p text:style-name="P1">am dritten Tage wieder auferstehen.</text:p>
      <text:p text:style-name="P1">C.-is site. Matt .t7 22ie</text:p>
      <text:p text:style-name="P1">! h ! «</text:p>
      <text:p text:style-name="P1">8. Und sie wurden seiner Worte einged;nk.</text:p>
      <text:p text:style-name="P1">«« 2</text:p>
      <text:p text:style-name="P1">«soh. , .</text:p>
      <text:p text:style-name="P1">9. Und sie kehrten vom Grabe urückund</text:p>
      <text:p text:style-name="P1">verkündigten dieses alles den Gilfen nnd</text:p>
      <text:p text:style-name="P1">allen übrigen. —</text:p>
      <text:p text:style-name="P1">10. Es war aber Maria Magdalene und</text:p>
      <text:p text:style-name="P1">Johanna und Maria, des JaeobusMutter,"</text:p>
      <text:p text:style-name="P1">und die übrigen mit ihnen, welche den Apo-</text:p>
      <text:p text:style-name="P1">steln dieses sagten. C· 8, 2. Z.</text:p>
      <text:p text:style-name="P1">11. Und ihre Worte kamen ihnen vor wie</text:p>
      <text:p text:style-name="P1">ein Miihrcheu, und sie glaubten ihnen nicht,</text:p>
      <text:p text:style-name="P1">12. Petrus aber stand auf uiid lief um</text:p>
      <text:p text:style-name="P1">Grabe; und als er sieh hineinbückte, sieht er</text:p>
      <text:p text:style-name="P1">die leinenen Tücher allein liegen und ging</text:p>
      <text:p text:style-name="P1">heim, sich verwundernd über das Geschehene.</text:p>
      <text:p text:style-name="P1">J-h.20, Z. s.</text:p>
      <text:p text:style-name="P1">II. 13. Und siehe, Zwei aus ihnen gin en</text:p>
      <text:p text:style-name="P1"><text:soft-page-break/>an eben demselben Tage nach einem Flecken,</text:p>
      <text:p text:style-name="P1">der von Jerusalem sechszig Stadien entfernt</text:p>
      <text:p text:style-name="P1">war, mit Namen Emmans. Mark. is, te. is.</text:p>
      <text:p text:style-name="P1">14. Und sie redeten mit einander von allen</text:p>
      <text:p text:style-name="P1">diesen Begeguissen. ·</text:p>
      <text:p text:style-name="P1">I5. Und es begab sich, indem sie mit ein-</text:p>
      <text:p text:style-name="P1">ander redetei?bnnd sich besprachen, nahete</text:p>
      <text:p text:style-name="P1">i e us ’e tnnd in mit i neu.</text:p>
      <text:p text:style-name="P1">schJs I s g g Maiih.i8,2o.</text:p>
      <text:p text:style-name="P1">IS. Ihre Augen aber wurden gehalten,</text:p>
      <text:p text:style-name="P1">daß sie ihn nicht erkannten.</text:p>
      <text:p text:style-name="P1">17. Er sprach aber zu ihnen: Was sind</text:p>
      <text:p text:style-name="P1">das für Reden, die ihr mit einander wechselt</text:p>
      <text:p text:style-name="P1">unterwegs, und seid so traurig? I-)i,s.ii3, so.</text:p>
      <text:p text:style-name="P1">18. Da antwortete der Eine, mit Namen</text:p>
      <text:p text:style-name="P1">Cleopas, und sprach zu ihm: Bist du der</text:p>
      <text:p text:style-name="P1">einzige Fremdling zu Jerusalem, »der nicht</text:p>
      <text:p text:style-name="P1">ersahä:n, was daselbst geschehen ist in die-</text:p>
      <text:p text:style-name="P1">s n en·-)</text:p>
      <text:p text:style-name="P1">ten, und noch Etliche mit ihnen.</text:p>
      <text:p text:style-name="P1">c .</text:p>
      <text:p text:style-name="P1">, 19. lind er sprach zu ihnen: Was? Sie</text:p>
      <text:p text:style-name="P1"/>
      <text:p text:style-name="P1"/>
      <text:p text:style-name="P1"/>
      <text:p text:style-name="P1">100 Cap. ?-L. « Das Evangelium Cap. 24.</text:p>
      <text:p text:style-name="P1">sprachen zu ihm: Von Jesu,vo«n Nazareth,</text:p>
      <text:p text:style-name="P1">der ein Prizhet war, mäch2g in That und</text:p>
      <text:p text:style-name="P1">Wort vor ott und allem olke;</text:p>
      <text:p text:style-name="P1">Luc. 7, is. 22. Aug. 2, 22.</text:p>
      <text:p text:style-name="P1">20. und wie Ei unsere Hohenpriester und</text:p>
      <text:p text:style-name="P1">Obersten zum odesurtheil überantwortet</text:p>
      <text:p text:style-name="P1">und i n gekreuzi thaben.</text:p>
      <text:p text:style-name="P1">21. Wir aber l)o ften, er wäre der, der</text:p>
      <text:p text:style-name="P1">Israel erlösen sollte. Aber bei dem allem</text:p>
      <text:p text:style-name="P1">ist heute der dritte Tag, seit dieses geschehen</text:p>
      <text:p text:style-name="P1">i t. Ap .«, S.</text:p>
      <text:p text:style-name="P1">22. zudem haben uns auch etliche Weiber</text:p>
      <text:p text:style-name="P1">von uns in Erstaunen gesetzt, die am Mor-</text:p>
      <text:p text:style-name="P1">gen frühe beim Grabe waren;</text:p>
      <text:p text:style-name="P1">23. die fanden seinen Leib nicht und kamen</text:p>
      <text:p text:style-name="P1">und sagten, sie hätten auch eine Erscheinung</text:p>
      <text:p text:style-name="P1">von Engeln gesehen, die sagten, er ebe.</text:p>
      <text:p text:style-name="P1">24. Und etliche der Unsr1gen gingen hin</text:p>
      <text:p text:style-name="P1">zum Grabe und fanden es a so, wie es auch</text:p>
      <text:p text:style-name="P1">die Weiber gesagt, ihn selbst aber haben sie</text:p>
      <text:p text:style-name="P1">nicht gäsehen.</text:p>
      <text:p text:style-name="P1">25. nd er sprach zu ihnen: O ihr Thoren,</text:p>
      <text:p text:style-name="P1">und langsamen Her ens zu« glauben an</text:p>
      <text:p text:style-name="P1">Alles, was die Progheteli geredet haben!</text:p>
      <text:p text:style-name="P1">26. Mußte nicht hristus solches leiden</text:p>
      <text:p text:style-name="P1">und in seine Herrlichkeit eingehen?</text:p>
      <text:p text:style-name="P1"><text:soft-page-break/>4.Pet.«,«. Heb.2,9ic. Jes.50,5.6.s3,3:c.</text:p>
      <text:p text:style-name="P1">27. Und er hob an von Moses und von</text:p>
      <text:p text:style-name="P1">allen Propheten, und legte ihnen aus in</text:p>
      <text:p text:style-name="P1">allen Schriften, was von ihm geschrieben</text:p>
      <text:p text:style-name="P1">steht. c.Mos.s,15.22,i8.49, so. 5. M-is. is, is.</text:p>
      <text:p text:style-name="P1">Ps.2-2. Jes.9,6. D«m.9,2 .</text:p>
      <text:p text:style-name="P1">28. Und sie naheten dem Flecken, wohin</text:p>
      <text:p text:style-name="P1">sie reiseten, und er stellte sich, als wolle er</text:p>
      <text:p text:style-name="P1">weiter gehen.</text:p>
      <text:p text:style-name="P1">29. Und sie nöthigten ihn und sprachen:</text:p>
      <text:p text:style-name="P1">Bleibe bei uns, denn es will Abend werden,</text:p>
      <text:p text:style-name="P1">und der Tag hat sich geneiget! Und er ging</text:p>
      <text:p text:style-name="P1">hinein, bei ihnen zu bleiben.</text:p>
      <text:p text:style-name="P1">30. Und es begab sich, als er mit ihnen zu</text:p>
      <text:p text:style-name="P1">Tische saß, nahm er das Brot, segnete es,</text:p>
      <text:p text:style-name="P1">brach und gab es ihnen. C.22, 49.</text:p>
      <text:p text:style-name="P1">31. Da wurden ihre Augen aufgethan,</text:p>
      <text:p text:style-name="P1">und sie erkannten ihn; und er kam unsicht-</text:p>
      <text:p text:style-name="P1">bar von ihnen hinweg.</text:p>
      <text:p text:style-name="P1">32. Und sie sprachen zu einander: Brannte</text:p>
      <text:p text:style-name="P1">nicht unser Her in uns, wie er mit uns</text:p>
      <text:p text:style-name="P1">redete auf dem Wege, und wie er uns die</text:p>
      <text:p text:style-name="P1">Schriften eröffnete?</text:p>
      <text:p text:style-name="P1">33. Undsie standen auf inderselben Stunde</text:p>
      <text:p text:style-name="P1">und kehrten zurück nach Jerusalem und san-</text:p>
      <text:p text:style-name="P1">den die Eilfe und die mit ihnen waren, ver-</text:p>
      <text:p text:style-name="P1">sammelt,</text:p>
      <text:p text:style-name="P1">34. die sprachen: Der Herr ist wahrhaftig</text:p>
      <text:p text:style-name="P1">auferstanden und dem Simon«egchier;en.</text:p>
      <text:p text:style-name="P1">. or.4 ,5.</text:p>
      <text:p text:style-name="P1">35. Und sie selbst erzählten, was auf dem</text:p>
      <text:p text:style-name="P1">i</text:p>
      <text:p text:style-name="P1">I</text:p>
      <text:p text:style-name="P1">We e e e en, und wie er von i neu er-.</text:p>
      <text:p text:style-name="P1">g g ichh · ·h</text:p>
      <text:p text:style-name="P1">tannt worden beim Brotbrechen.</text:p>
      <text:p text:style-name="P1">Ill. 36. Indem sie aber davon redeten,</text:p>
      <text:p text:style-name="P1">trat Jesus selbst mitten unter sie und</text:p>
      <text:p text:style-name="P1">spricht zu ihnen: Friede sei mit euch!</text:p>
      <text:p text:style-name="P1">Mart. -l6, 44. Jo . TO, 49.</text:p>
      <text:p text:style-name="P1">37. Aber bestürzt und voll Furcht meinten</text:p>
      <text:p text:style-name="P1">sie einen Geist zu ehen. Matiy.«4,26.</text:p>
      <text:p text:style-name="P1">38. Underspra zu ihnen: Was seid ihr«</text:p>
      <text:p text:style-name="P1">erschrocken, und warum steigen solche Ge-</text:p>
      <text:p text:style-name="P1">danken auf in euer» Herzen.</text:p>
      <text:p text:style-name="P1">39. Sehet meine Hände und meine Füße,</text:p>
      <text:p text:style-name="P1">ich bin es selb t! Rühret mich an und ghet!</text:p>
      <text:p text:style-name="P1">denn ein Gei that nicht Fleisch und ein,</text:p>
      <text:p text:style-name="P1">wie ihr sehet, daß ich habe. «. J·-H. i, i.</text:p>
      <text:p text:style-name="P1">40. Und indem er dieses sagte, zeigte er</text:p>
      <text:p text:style-name="P1">ihnen die Hände und die Füße.</text:p>
      <text:p text:style-name="P1">It-h. 2o, "20. es. 27. Pf. Je, 47.</text:p>
      <text:p text:style-name="P1"><text:soft-page-break/>41. Da sie aber noch nicht glaubten vor</text:p>
      <text:p text:style-name="P1">Freuden und sich verwunderten, fprach er zu</text:p>
      <text:p text:style-name="P1">ihnen: Habet ihr etwas zu essen hier?</text:p>
      <text:p text:style-name="P1">42. Da reichten sie ihm ein Stück gebra-</text:p>
      <text:p text:style-name="P1">tenen Fisch und von einem Honigwaben.</text:p>
      <text:p text:style-name="P1">43. Und er nahm es und aß vor ihnen.</text:p>
      <text:p text:style-name="P1">44. Er sprach aber zu ihnen: Das sind die</text:p>
      <text:p text:style-name="P1">Reden, die ich zu euch gesagt habe, als ich</text:p>
      <text:p text:style-name="P1">noch bei euch war, daß Alles müsse erfüllt</text:p>
      <text:p text:style-name="P1">werden, was im Gesetze Moses und den</text:p>
      <text:p text:style-name="P1">Pro heten und Psalmen von mir geschrie-</text:p>
      <text:p text:style-name="P1">ben sieht. Many. i6,2si. A;-g. 2, 25:c. »</text:p>
      <text:p text:style-name="P1">45. Da öffnete er ihnen den Verstand, die</text:p>
      <text:p text:style-name="P1">Schriften zu verstehen und spragh zu </text:p>
      <text:p text:style-name="P1">« pg« - -</text:p>
      <text:p text:style-name="P1">46. Also steht geschrieben, und also mußte</text:p>
      <text:p text:style-name="P1">Christus leiden und von den Todten aufer-</text:p>
      <text:p text:style-name="P1">ftehen am dritten Tage, «</text:p>
      <text:p text:style-name="P1">47. und in seinem Namen Buße und Ver-</text:p>
      <text:p text:style-name="P1">zeihun der Sünden gepredigt werden Unter</text:p>
      <text:p text:style-name="P1">allen Hölkern, anfangend von Jerusalem.</text:p>
      <text:p text:style-name="P1">March. 24, ». Apg.2,38.13,38.</text:p>
      <text:p text:style-name="P1">48. Ihr aber seid engen dessen.</text:p>
      <text:p text:style-name="P1">49. Und siehe, ich ende die Verheißung</text:p>
      <text:p text:style-name="P1">meines Vaters aus euch; ihr aber bleibet</text:p>
      <text:p text:style-name="P1">in der Stadt Jerusalem, bis ihr angethan</text:p>
      <text:p text:style-name="P1">sein werdet mit Kraft aus der Höhe.</text:p>
      <text:p text:style-name="P1">J:-h. it, 26. is, 7. Apg. 4,’4. S.</text:p>
      <text:p text:style-name="P1">IV. 50. Da führte er sie hinaus bis gen</text:p>
      <text:p text:style-name="P1">Bethanien und hob seine Hände auf und</text:p>
      <text:p text:style-name="P1">segnete sie. · , »</text:p>
      <text:p text:style-name="P1">51. Und es begab sich, indem erste segnete,</text:p>
      <text:p text:style-name="P1">schied er von ihnen und fuhr hinauf in den</text:p>
      <text:p text:style-name="P1">Himmel. Makc.ie,«9. s2ipg.i,92c.»Joh.2»(),47.</text:p>
      <text:p text:style-name="P1">52. Und sie fielen anbetend vor ihm nieder</text:p>
      <text:p text:style-name="P1">und kehrten zurück nach Jerusalem mit</text:p>
      <text:p text:style-name="P1">großer Freude. J-»h. 5, 23. is, 22.</text:p>
      <text:p text:style-name="P1">53. Und sie waren allezeit im Tempel und</text:p>
      <text:p text:style-name="P1">lobten und priesen Gott. Amen.</text:p>
      <text:p text:style-name="P1">HH </text:p>
      <text:p text:style-name="P1"/>
      <text:p text:style-name="P1"/>
      <text:p text:style-name="P1"/>
      <text:p text:style-name="P1">Cap. —1. St. Johaimis. » Cap. 1. 101</text:p>
      <text:p text:style-name="P1">i Das Evangelium St. Johannis.</text:p>
      <text:p text:style-name="P1">Cap. l. e</text:p>
      <text:p text:style-name="P1">l. Christi hohe Person und Menschiverdung. s-is.</text:p>
      <text:p text:style-name="P1">sll. Johcinnnes des TäufersZeugmß von fich, -t9—28;</text:p>
      <text:p text:style-name="P1">»und Ill. von Jesu. W-34. lV. Andreas und Petrus</text:p>
      <text:p text:style-name="P1">die ersten Jünger Jesu. 35-As. V. Philippus und</text:p>
      <text:p text:style-name="P1">Nathanacl. 44—62.</text:p>
      <text:p text:style-name="P1">I. 1. Jm Aig«,ang war das Wort und das</text:p>
      <text:p text:style-name="P1"><text:soft-page-break/>Wortwarbei ott,unddasWoitwarGott.</text:p>
      <text:p text:style-name="P1">C. -i7, 5.8,58. 4.Joh.4,« re. 5,20. Off.49,43.</text:p>
      <text:p text:style-name="P1">2. Dieses war im Anfang bei Gott.</text:p>
      <text:p text:style-name="P1">St-r. 9, W te.</text:p>
      <text:p text:style-name="P1">3. Alle Dinge sind durch dasselbe gewor-</text:p>
      <text:p text:style-name="P1">den, und ohne dasselbe ist auch nicht Eines</text:p>
      <text:p text:style-name="P1">geworden, das geworden ist. «. Cok. s, S.</text:p>
      <text:p text:style-name="P1">C-i.4,i6. Heb.i,2.«,3. Pf.33,6.</text:p>
      <text:p text:style-name="P1">4. Jn iZm war das Leben, und das Leben</text:p>
      <text:p text:style-name="P1">war das icht der Menschen.</text:p>
      <text:p text:style-name="P1">C.5,26.«i,6.8,i2. 4.Jph.5,«.i2.</text:p>
      <text:p text:style-name="P1">Ei. Und das Licht scheint in der Finsterniß,</text:p>
      <text:p text:style-name="P1">und die Finsternis; hat es nicht angenommen.</text:p>
      <text:p text:style-name="P1">2.Cok.4,e. Luc.4,782c. Joh.3,-i9.9,5.</text:p>
      <text:p text:style-name="P1">6. Es war ein Mensch, von Gott gesandt,</text:p>
      <text:p text:style-name="P1">mit Namen Johannes. Luc.3,2:c.</text:p>
      <text:p text:style-name="P1">7. Dieser kam zum Zeugniß, daß er zeu-</text:p>
      <text:p text:style-name="P1">gete von dem Licht, damit Alle durch ihn</text:p>
      <text:p text:style-name="P1">glaubten. E. 5, 33 re.</text:p>
      <text:p text:style-name="P1">8. Er war nicht das Licht, sondern daß er</text:p>
      <text:p text:style-name="P1">»von dem Lichte zeugete. C. 3,328.</text:p>
      <text:p text:style-name="P1">9. Das wahre Licht, das jeden Menschen</text:p>
      <text:p text:style-name="P1">erleuchtet, kam in die Welt. C. in, as«</text:p>
      <text:p text:style-name="P1">10. Er war in der Welt, und die Welt</text:p>
      <text:p text:style-name="P1">ist durch ihn eworden, und die Welt er-</text:p>
      <text:p text:style-name="P1">kannte ihn niåt. C. i, 3—5.</text:p>
      <text:p text:style-name="P1">11. Er kam in das Seinige, und die Seini-</text:p>
      <text:p text:style-name="P1">gen nahmen ihn nicht auf.</text:p>
      <text:p text:style-name="P1">C.49,-i5. Matth.i3,57. Ps.69,9.</text:p>
      <text:p text:style-name="P1">12. Wie Viele Zu aber aufnahmen, denen</text:p>
      <text:p text:style-name="P1">gab er Macht, inder Gottes zu werden,</text:p>
      <text:p text:style-name="P1">denen, die an seinen Namen glauben;</text:p>
      <text:p text:style-name="P1">Hos.4,i0. i.Joh.3,i. Gai.3,26.</text:p>
      <text:p text:style-name="P1">13. welche nicht aus dem Blut noch aus</text:p>
      <text:p text:style-name="P1">dem Willen des Fleisches noch al1s dem</text:p>
      <text:p text:style-name="P1">Willen des Mannes, sondern aus Gott ge-</text:p>
      <text:p text:style-name="P1">borensind. J·-h.3,3:k. Jak.i,i8. 4.Pe:.i,23.</text:p>
      <text:p text:style-name="P1">4.Joh.5,4.4. -</text:p>
      <text:p text:style-name="P1">14. Und das Wort ward Fleiß? und woh-</text:p>
      <text:p text:style-name="P1">nete unter uns (und wir sahen eine Herr-</text:p>
      <text:p text:style-name="P1">lichkeit, eine Herrlichkeit als des Ein ebor-</text:p>
      <text:p text:style-name="P1">neu vom Vater) voll Gnade und Wahrheit.</text:p>
      <text:p text:style-name="P1">C.i,i.«,-so« i.Joh.-,-i.9. Matth.i7,2.</text:p>
      <text:p text:style-name="P1">i- Tim.3, t6. 2.Pet. «, 46:c.</text:p>
      <text:p text:style-name="P1">15. Johannes zeugte von ihm und rief,</text:p>
      <text:p text:style-name="P1">pre end: Dieser war es, von dem ich ge-</text:p>
      <text:p text:style-name="P1">ag·t aber Der nach mir kommt, ist vor mir</text:p>
      <text:p text:style-name="P1">gewe en, denner wareheralsich. Mc-ith.:;,«.</text:p>
      <text:p text:style-name="P1">16. Und aus seiner Fülle haben wir Alle</text:p>
      <text:p text:style-name="P1">Gnade um Gnade empfangen. Col. i , se. S, 9.</text:p>
      <text:p text:style-name="P1">17. Denn das Gesetz ist durch Moses ge-</text:p>
      <text:p text:style-name="P1">i3kI?Tk’,’3J3si;T«EHå«i«,TFskå«k’21" II? Z3Th"’«" ««</text:p>
      <text:p text:style-name="P1"><text:soft-page-break/>or e .</text:p>
      <text:p text:style-name="P1">» Apg. 7,Y8, Pf. sit, Z. is.</text:p>
      <text:p text:style-name="P1">18. Niemand sit Gott jemals gesehen;</text:p>
      <text:p text:style-name="P1">der angeborne ohn, der in des Vaters</text:p>
      <text:p text:style-name="P1">Sch«sszs:«ikdg3kg:F;3 ;iss«k;;g:E::,s3; »</text:p>
      <text:p text:style-name="P1">ll. 19. Und dies; ist das Zeugniß des</text:p>
      <text:p text:style-name="P1">Johannes, als die Juden von Jerusalem</text:p>
      <text:p text:style-name="P1">33riestbe·?·tiiFdä?eviten sandten, ihn zu fragen:</text:p>
      <text:p text:style-name="P1">er i u. C.5,33. .</text:p>
      <text:p text:style-name="P1">20. Und er bekannte und läugnete nicht;</text:p>
      <text:p text:style-name="P1">nämlich er bekannte: Jch bin nicht der</text:p>
      <text:p text:style-name="P1">Zkirism1si5 fCfTdZfT"u M· åZJFi-euu«- Bist</text:p>
      <text:p text:style-name="P1">. - te : ·.</text:p>
      <text:p text:style-name="P1">du Elias? Und er sagt; Jch bin’s nicht.</text:p>
      <text:p text:style-name="P1">Fu t;eer«t:kr«o«plse4t? Lu:1dlee7antwortete:</text:p>
      <text:p text:style-name="P1">. T . , - . , .</text:p>
      <text:p text:style-name="P1">22. Nun sprachen <text:s/>zu ihm: Wer bist</text:p>
      <text:p text:style-name="P1">du denn? damit wir ntwort eben denen,</text:p>
      <text:p text:style-name="P1">i;ie eikgsgesaiidt haben. Was sagst du von</text:p>
      <text:p text:style-name="P1">ir e i.</text:p>
      <text:p text:style-name="P1">23. Er sprach: Jgbin eine Stimme eines</text:p>
      <text:p text:style-name="P1">Rusenden in der üste: Ebnet den Weg</text:p>
      <text:p text:style-name="P1">des Herrn! wie Jesajas, der Propbet, ge-</text:p>
      <text:p text:style-name="P1">sprochen»hat. Jes. 4o, 3.</text:p>
      <text:p text:style-name="P1">24. Die Gesandten aber waren aus den</text:p>
      <text:p text:style-name="P1">P2hFrii1äZ)nsie fragten ihn und sprachen zu</text:p>
      <text:p text:style-name="P1">ihm«: Warum tauLest du denn, wenn du</text:p>
      <text:p text:style-name="P1">iszBcht get «5Thristus ist, uoch Elias, noch der</text:p>
      <text:p text:style-name="P1">rop et.</text:p>
      <text:p text:style-name="P1">26. Johannes antwortete ihnen und sprach:</text:p>
      <text:p text:style-name="P1">Ich taufe mit Wasser; aber mitten unter euch</text:p>
      <text:p text:style-name="P1">steht er, den ihr nicht kennet. Many. S, «.</text:p>
      <text:p text:style-name="P1">27. Er ist es, der nach mir kommt, welcher</text:p>
      <text:p text:style-name="P1">vor mir gewesen ist, dem ·ich mchtwerth bin</text:p>
      <text:p text:style-name="P1">den Schuhriemen aufz1ålo«se;1ä M ! 4 «</text:p>
      <text:p text:style-name="P1">. - · T · , -</text:p>
      <text:p text:style-name="P1">28. Dieses geschah in Bethabara, jenseits</text:p>
      <text:p text:style-name="P1">des Jordans, wo Johannes taufte- C. to, 4o.</text:p>
      <text:p text:style-name="P1">"lIl. 29. Des folgenden Tages sieht »Jo-</text:p>
      <text:p text:style-name="P1">läinnes Jes?um zuGick)t komme? ;itl;d spricht</text:p>
      <text:p text:style-name="P1">ie e as amm o es, we e innimm</text:p>
      <text:p text:style-name="P1">die Sünde der Welt. Jes.n3,5.7 is.</text:p>
      <text:p text:style-name="P1">30. Dieser ist es, von dem ich gesagt habe:</text:p>
      <text:p text:style-name="P1">Nach mir kommt ein Mann,wesch»er vor mir</text:p>
      <text:p text:style-name="P1">9E"i«spk1’2LE«ides?-åT:T"?kJ2kiZ2T?k,?«s-THE; damit</text:p>
      <text:p text:style-name="P1">er·Jsrael oslsenbar werde, darum kam ich,</text:p>
      <text:p text:style-name="P1">mit Wasser zu taufen. "</text:p>
      <text:p text:style-name="P1"/>
      <text:p text:style-name="P1"/>
      <text:p text:style-name="P1"/>
      <text:p text:style-name="P1">1"02 Cap. L. Dn«s Evangelium Cato. L. 2.</text:p>
      <text:p text:style-name="P1">32. Und Johannes zeugete und sprach:</text:p>
      <text:p text:style-name="P1"><text:soft-page-break/>Jch sah den Geist vom Himmel herabstei-</text:p>
      <text:p text:style-name="P1">gen wie eine Taube, und er blieb ans ihm.</text:p>
      <text:p text:style-name="P1">Malth.3, is sc.</text:p>
      <text:p text:style-name="P1">33. Und ich kannte ihn nicht; aber der</text:p>
      <text:p text:style-name="P1">mich sandte zu taufen mit Wasser, der sprach</text:p>
      <text:p text:style-name="P1">u mir: »Auf wen du sehen wirst den Geist</text:p>
      <text:p text:style-name="P1">i)erabsteigen und auf ihm bleiben, der ist’s,</text:p>
      <text:p text:style-name="P1">der mit dem heiligen Geiste taust. Aug. i, is.</text:p>
      <text:p text:style-name="P1">34. Und ich habe es gesehen und habe be-</text:p>
      <text:p text:style-name="P1">zeugt, daß dieser der Sohn Gottes ist.</text:p>
      <text:p text:style-name="P1">C. Z, 34—«-is.</text:p>
      <text:p text:style-name="P1">1V. 35. ·Des folgenden Tages stand Jo-</text:p>
      <text:p text:style-name="P1">3annes wiederum da, und zwei von seinen</text:p>
      <text:p text:style-name="P1">ungern. «</text:p>
      <text:p text:style-name="P1">36. Und indem er auf Jesum blickte, der</text:p>
      <text:p text:style-name="P1">voriiberwandelte, spricht er: Siehe das</text:p>
      <text:p text:style-name="P1">Lamm Gottes! i. Ver. i, is sc.</text:p>
      <text:p text:style-name="P1">37. Und die beiden Jün er hörten ihn</text:p>
      <text:p text:style-name="P1">dieses Zgen und folgten Jesu nach.</text:p>
      <text:p text:style-name="P1">38. a aber Jesus»sich umwandte und</text:p>
      <text:p text:style-name="P1">sie naålgolgen sah, spricht er zu ihnen :·</text:p>
      <text:p text:style-name="P1">39. assuchetihr? Sie sprachenZiihm:</text:p>
      <text:p text:style-name="P1">Rabbi, (das heißt verdollmetschet ehrer)</text:p>
      <text:p text:style-name="P1">wo bleibest du? " -</text:p>
      <text:p text:style-name="P1">40. Er spricht u ihnen: Kommet nndsehet.</text:p>
      <text:p text:style-name="P1">Sie kamen und«T»ahen, wo er bleibe, und blie-</text:p>
      <text:p text:style-name="P1">ben denselben ag bei ihm. Es war aber</text:p>
      <text:p text:style-name="P1">um die zehnte Stunde. Many. 4, i8.</text:p>
      <text:p text:style-name="P1">41. Andreas, der Bruder des Simon</text:p>
      <text:p text:style-name="P1">Petrus, war einer von den Zweien, die es</text:p>
      <text:p text:style-name="P1">von. Johannes gehört hatten und ihin naih-</text:p>
      <text:p text:style-name="P1">gefolgt waren.</text:p>
      <text:p text:style-name="P1">42. Dieser findet zuerst seinen Bruder</text:p>
      <text:p text:style-name="P1">Simon und fpricht zu ihm: Wir haben den</text:p>
      <text:p text:style-name="P1">MeYasf gefunden, das ist verdollmetfihet</text:p>
      <text:p text:style-name="P1">der esalbte. Dem. 9, es. Pf. 2, I.</text:p>
      <text:p text:style-name="P1">43. Und er führte ihn Si Jesu. Jesus aber</text:p>
      <text:p text:style-name="P1">sah ihn an und spraih; u bist Simon, der</text:p>
      <text:p text:style-name="P1">Sohn Jonas, du wirft Kephas genannt</text:p>
      <text:p text:style-name="P1">werden, das wird verdollnietschet Fels.</text:p>
      <text:p text:style-name="P1">Mund. is, -is. Mai-c. S, -tö-</text:p>
      <text:p text:style-name="P1">V. 44. Des folgenden Tages wollte Jesus</text:p>
      <text:p text:style-name="P1">nach Galiläa reisen, und er findet den Phi-</text:p>
      <text:p text:style-name="P1">lippus und sagt zu ihm: Folge mir nach.</text:p>
      <text:p text:style-name="P1">45. Philippus aber war von Bethsaida,</text:p>
      <text:p text:style-name="P1">aus der Stadt des Andreas und Petrus.</text:p>
      <text:p text:style-name="P1">46. Phil·ils:pusgndet den Nathanael und</text:p>
      <text:p text:style-name="P1">spricht zul m: ’eu, von wclchem Moses</text:p>
      <text:p text:style-name="P1">im Gesetze nnd die Propheten geschrieben,</text:p>
      <text:p text:style-name="P1">haben wir gesunden,Jesum, den Sohn Jo-</text:p>
      <text:p text:style-name="P1">sephs,oon8 2azareth. C. :-i,2. Luk.24, 27. s,23.</text:p>
      <text:p text:style-name="P1">Jcs.7, «t4. Jer. 2s, b:c.</text:p>
      <text:p text:style-name="P1"><text:soft-page-break/>47. Und Nathanael sprach zu ihm: Kann</text:p>
      <text:p text:style-name="P1">aus Nazareth etwas Gutes kommen? Phi-</text:p>
      <text:p text:style-name="P1">1ippus spricht zu ihm: Komm äu? sichs!</text:p>
      <text:p text:style-name="P1">. , i.o .</text:p>
      <text:p text:style-name="P1">48. Jesus fah den Nathanael zu sich kom-</text:p>
      <text:p text:style-name="P1">men und spricht von ihm: Siehe, wahrhasti</text:p>
      <text:p text:style-name="P1">ein Jsrcielit, in welcheni kein Betrug List. g</text:p>
      <text:p text:style-name="P1">49. Nathanael spricht zu ihm: oher</text:p>
      <text:p text:style-name="P1">kennst du mich? Jesus antwortete und</text:p>
      <text:p text:style-name="P1">ipwch ZU ihm- Ehe dich Pk)EIippUs tief- da</text:p>
      <text:p text:style-name="P1">duchunter dem Feigenbaume warest, sah ich</text:p>
      <text:p text:style-name="P1">di . Ps.i39, i «.</text:p>
      <text:p text:style-name="P1">50. Nathanael«antwortete und spraih zu</text:p>
      <text:p text:style-name="P1">ihm: Rabbi, du bist der Sohn Gottes, du</text:p>
      <text:p text:style-name="P1">b1stderKönig Jsraels! C,-t2,43» Many« is,-is«</text:p>
      <text:p text:style-name="P1">51. Jesus antwortete und sprach zu ihm:</text:p>
      <text:p text:style-name="P1">Weil iih dir sagte: Jch sah dich unter dem</text:p>
      <text:p text:style-name="P1">Feigelnbau;ne,fgs)aubst du? DuwirstGröße-</text:p>
      <text:p text:style-name="P1">res a s die es e en.</text:p>
      <text:p text:style-name="P1">52. Und er spricht zu ihm: Wahrlich,</text:p>
      <text:p text:style-name="P1">wahrlich, ich sage euch, von nun an werdet</text:p>
      <text:p text:style-name="P1">i(gr den Himmel geöffnet sehen, ui;d die c;3isgel</text:p>
      <text:p text:style-name="P1">ottes an - und niedersteigen au des en-</text:p>
      <text:p text:style-name="P1">schen Sohn. C. Z, is. «. Mos.28,92.</text:p>
      <text:p text:style-name="P1">Cap. II.</text:p>
      <text:p text:style-name="P1">l. Jesu erstes Wunder zu Carus. t—4I. ll. Rei-</text:p>
      <text:p text:style-name="P1">nigung des Tempels, 42—22. ll1. Jesu Vor-sicht.</text:p>
      <text:p text:style-name="P1">23—25. .</text:p>
      <text:p text:style-name="P1">I. 1. Und am dritten Tage war eine Hoch-</text:p>
      <text:p text:style-name="P1">zeit zu Cana in Galiläa, und die Mutter</text:p>
      <text:p text:style-name="P1">Jesu war daselbst. C» «, 44. ·</text:p>
      <text:p text:style-name="P1">2. Es wurden aber auch Jesus und seine</text:p>
      <text:p text:style-name="P1">Jiinger zu der Hochzeit geladeli· »</text:p>
      <text:p text:style-name="P1">3. Und als es an Wem mangelte, sprüht die</text:p>
      <text:p text:style-name="P1">EJJiutter Jesu zu ihm : Sie haben keinen Wein.</text:p>
      <text:p text:style-name="P1">4. Jesus spricht u ihr: Weib, was habe</text:p>
      <text:p text:style-name="P1">ich mit dir zu schasfen. Meine StundeTst</text:p>
      <text:p text:style-name="P1">noch nicht Kommen. » «</text:p>
      <text:p text:style-name="P1">Z. Seine utter spricht zu den Dienern:</text:p>
      <text:p text:style-name="P1">Was er euch sagen wird, das thut.</text:p>
      <text:p text:style-name="P1">6. Es waren aber daxlbst sechs steinerne</text:p>
      <text:p text:style-name="P1">Wasserkrüge, nach der itte der Reinigung</text:p>
      <text:p text:style-name="P1">der Juden, wovon jeder zwei oder drei</text:p>
      <text:p text:style-name="P1">Maß faßte. ·Marc."Z, Z it. » ·</text:p>
      <text:p text:style-name="P1">7·. Jesus spricht zu ihnen: Fiille»t die Kruge</text:p>
      <text:p text:style-name="P1">mit Wasser. Und sie süllten sie bis» oben an.</text:p>
      <text:p text:style-name="P1">8. Und er spricht zu ihnen: SchopsEt nun</text:p>
      <text:p text:style-name="P1">und bringet es dem Speiseineister. nd sie</text:p>
      <text:p text:style-name="P1">brachten es. » ·</text:p>
      <text:p text:style-name="P1">9. Als aber der Speisemeister das Wcisset-</text:p>
      <text:p text:style-name="P1">das zu Wein geworden war, gekostet hatte</text:p>
      <text:p text:style-name="P1">Bad er wußte nicht, woher es war; die</text:p>
      <text:p text:style-name="P1"><text:soft-page-break/>iener aber wußten es, die das W·asser ge-</text:p>
      <text:p text:style-name="P1">schöpft hatten), ruft der Speisemeister den</text:p>
      <text:p text:style-name="P1">Bräutigam, ·C. 4, is.</text:p>
      <text:p text:style-name="P1">10. niid spricht zu ihm: Jedermann setzt</text:p>
      <text:p text:style-name="P1">zuerst den guten Wein vor, und wann sie</text:p>
      <text:p text:style-name="P1">trunken geworden, alsdann den geringem;</text:p>
      <text:p text:style-name="P1">du hast den guten Wein behalten bis seht.</text:p>
      <text:p text:style-name="P1"/>
      <text:p text:style-name="P1"/>
      <text:p text:style-name="P1"/>
      <text:p text:style-name="P1">Cap. 2. Z. St· Iol)anms. » Cato, Z. 10Z</text:p>
      <text:p text:style-name="P1">11. Die en Anfali der Zeichen machte</text:p>
      <text:p text:style-name="P1">Jesus zu Luna in Ggalil·äa und offenbarte</text:p>
      <text:p text:style-name="P1">seine He;rlichkeit, und seine Jünger glaub-</text:p>
      <text:p text:style-name="P1">ten ani n. C.i,44.</text:p>
      <text:p text:style-name="P1">il. 12. Darnac·h B? er hinab gen Caper-</text:p>
      <text:p text:style-name="P1">Zaum, eh» uiidFine - utter uns ses)neBråi)-</text:p>
      <text:p text:style-name="P1">er und eine ünger und sie lie en ni t</text:p>
      <text:p text:style-name="P1">viele Tage daselbst. ,Maiih.4, is. is» sc-.</text:p>
      <text:p text:style-name="P1">135i;1i?deswarderJiideikUeh)erschhittnahe,</text:p>
      <text:p text:style-name="P1">un -e uszoggenIerusa en: inau . C. 6, it.</text:p>
      <text:p text:style-name="P1">14. Und er fand im Tempel die Leute, die</text:p>
      <text:p text:style-name="P1">Ochsen åg1hhSslcl)ase unt; Fanden verkausten,</text:p>
      <text:p text:style-name="P1">unddie ’e s er,dieda a«en. -in h.2i,i22 .</text:p>
      <text:p text:style-name="P1">15. Und er machte eine Geißel aiis Strickeii</text:p>
      <text:p text:style-name="P1">und trieb Alle aus dem Tempel hinaus,</text:p>
      <text:p text:style-name="P1">sk3mint den Schafen und Ochsen , nnd den</text:p>
      <text:p text:style-name="P1">·echslern verschüttete er das Geld und</text:p>
      <text:p text:style-name="P1">stie(-P d1ileiiFisE)i:)T1iin· welche die «? a be feil</text:p>
      <text:p text:style-name="P1">. e , » u n</text:p>
      <text:p text:style-name="P1">hatten, spriich er:nTraget dieses hinweg!</text:p>
      <text:p text:style-name="P1">.liachet nicht das Haus meines Vaters zu</text:p>
      <text:p text:style-name="P1">einem Kaufhaus e!</text:p>
      <text:p text:style-name="P1">17. Es gedachten aber s eine Jünger daran,</text:p>
      <text:p text:style-name="P1">daß geschrieben steht: ,,Der Eifer für dein</text:p>
      <text:p text:style-name="P1"><text:s/>mickiZiideLZs«a(ii,«mid sprachen</text:p>
      <text:p text:style-name="P1">. ie</text:p>
      <text:p text:style-name="P1">zu ihm: · as für ein Zeichen zeigst du uns,</text:p>
      <text:p text:style-name="P1">tagt; d3 hieges :hustt?t C. ;s,»;o. Cl ·h</text:p>
      <text:p text:style-name="P1">. en an woreeun i ra )zul neu:</text:p>
      <text:p text:style-name="P1">B·rechet diesen Tempel, und in drei Tagen</text:p>
      <text:p text:style-name="P1">will ich ihn ausrichten. Matt!-. es, ei.</text:p>
      <text:p text:style-name="P1">20. Da sprachen die Juden: In sechsund-</text:p>
      <text:p text:style-name="P1">ioierzig Jahren ist dieser Tempel erbaut</text:p>
      <text:p text:style-name="P1">wofrdå;i, u9nd du willst ihn in drei Tagen</text:p>
      <text:p text:style-name="P1">an ri ten·.</text:p>
      <text:p text:style-name="P1">2»1. Er aber redete von dem Tempel s eines</text:p>
      <text:p text:style-name="P1">L;iFesÄl 2. Eos. Z, i. V T M f</text:p>
      <text:p text:style-name="P1">«. s er nun von en o en aner-</text:p>
      <text:p text:style-name="P1">standen war, dachten seine J"iinger daran,</text:p>
      <text:p text:style-name="P1">daß er solches ges33gt, und glaubten der</text:p>
      <text:p text:style-name="P1">Schrift und dem orte, das Jesus ge-</text:p>
      <text:p text:style-name="P1"><text:soft-page-break/>fi;ii;-chEn hcäRes L--ist, 8.,4::.»45·s l</text:p>
      <text:p text:style-name="P1">. Z. ei« a er zu x)eru a em war</text:p>
      <text:p text:style-name="P1">am Feste des Uebers chritte·s, glaubten VielE</text:p>
      <text:p text:style-name="P1">an seinen Namen, da sie seine Zeichen sahen,</text:p>
      <text:p text:style-name="P1">die er that« C. 4, is.</text:p>
      <text:p text:style-name="P1">24. Jesus selbst aber vertraute sich ihnen</text:p>
      <text:p text:style-name="P1">Jst, weiter ?llle kacki;nkt)e, J«-set. i;·g4. J«-c. U;</text:p>
      <text:p text:style-name="P1">. und wei er m t ednr e, daß « eman</text:p>
      <text:p text:style-name="P1">Zeu niß gebe von dem Menschen; denn er</text:p>
      <text:p text:style-name="P1">selbsH wußte, was in deni Menschen war.</text:p>
      <text:p text:style-name="P1">- Cap. Ill.</text:p>
      <text:p text:style-name="P1">l. Jcsu Gespräch mit Nicodemus. i-A. il. Aber-</text:p>
      <text:p text:style-name="P1">maligcs Zeugnis des Täufers von Jesu. 22-36.</text:p>
      <text:p text:style-name="P1">l. 1. Es war aber ein Mann aus den</text:p>
      <text:p text:style-name="P1">gharisäern, mit Namen Nieodemns, ein</text:p>
      <text:p text:style-name="P1">Mike! V« Juden. C. 7, so. i9, se. .</text:p>
      <text:p text:style-name="P1">2. Dieser kam zu Jesu des Nachts und</text:p>
      <text:p text:style-name="P1">sprach zu ihm: Rabbi! wir wissen, daß du</text:p>
      <text:p text:style-name="P1">ein Lehrer bist von Gott gekommen; denn</text:p>
      <text:p text:style-name="P1">Niemand sann diese Zeichen thun, die du</text:p>
      <text:p text:style-name="P1">thust, es sei denn Gott mit ihm.</text:p>
      <text:p text:style-name="P1">Jst)-9,2-i.33. Arg-40·38. Lin. 2o,2i.</text:p>
      <text:p text:style-name="P1">Z. Jesus antwortete und sprach zu ihm:</text:p>
      <text:p text:style-name="P1">Wahrlich, Wahrlich, ich sage dir, wenn Je-</text:p>
      <text:p text:style-name="P1">mand nicht von o en herab geboren wird,</text:p>
      <text:p text:style-name="P1">so kann er das Reich Gottes nicht sehen.</text:p>
      <text:p text:style-name="P1">C. i, is. i.Jk-h.3,9.</text:p>
      <text:p text:style-name="P1">4. Nieodemus spricht zu ihm: Wie kann</text:p>
      <text:p text:style-name="P1">ein Mensch geboren werden, wenn er alt</text:p>
      <text:p text:style-name="P1">ist?" Kann er zum zweiten Mal in seiner</text:p>
      <text:p text:style-name="P1">Mutter Leib eingehen und geboren werden?</text:p>
      <text:p text:style-name="P1">D. Cor. 5, 47.</text:p>
      <text:p text:style-name="P1">5. Jesus antwortete: Wahrlich, wahrlich,</text:p>
      <text:p text:style-name="P1">ich sage dir, wenn Jemand nicht geboren</text:p>
      <text:p text:style-name="P1">wird aus Wasser und Geist, so ann er</text:p>
      <text:p text:style-name="P1">nicht in das Reich Gottes eingehen.</text:p>
      <text:p text:style-name="P1">Cz. 36,25 et. Tit.Z,5.</text:p>
      <text:p text:style-name="P1">6. Was aus dem Fleische geboren ist, das ist</text:p>
      <text:p text:style-name="P1">Fleisch, Find was aus demGeiste geboren-ist,</text:p>
      <text:p text:style-name="P1">das ist Geist. i.Mos.5,3. 6,s. s1is.5i,7. —</text:p>
      <text:p text:style-name="P1">7. Laß dich’s nicht wundern, daß ich dir</text:p>
      <text:p text:style-name="P1">sagte, ihr müsset von oben herab geboren</text:p>
      <text:p text:style-name="P1">werden.</text:p>
      <text:p text:style-name="P1">8. Der Wind wehet, wo er will; und du</text:p>
      <text:p text:style-name="P1">hörst sein Tosen, aber du weißt nicht, woher</text:p>
      <text:p text:style-name="P1">er kommt, noch wohin er fährt. Also ist ein</text:p>
      <text:p text:style-name="P1">Jeder, der aus dem Geiste geboren ist.</text:p>
      <text:p text:style-name="P1">Preis. H,5.</text:p>
      <text:p text:style-name="P1">9.Nicodenius antworteteundsprachzuihtn</text:p>
      <text:p text:style-name="P1">Wie kann dieses geschehen? L» i,34·35.</text:p>
      <text:p text:style-name="P1">10. Jesus antwortete und sprach zu ihm:</text:p>
      <text:p text:style-name="P1">Du bist ein Lehrer in Israel und weißt das</text:p>
      <text:p text:style-name="P1"><text:soft-page-break/>nicht? 5.Mos.3o,6. Ps.5i,i2. Cz.i-i,io.</text:p>
      <text:p text:style-name="P1">11. Wahrlich, wahrlich, ich sage dir, was</text:p>
      <text:p text:style-name="P1">wir wissen, reden wir, und was wir gesehen</text:p>
      <text:p text:style-name="P1">haben, bezeugen wir; uiid doch nehmet ihr</text:p>
      <text:p text:style-name="P1">unser Zeugnis; nicht an.</text:p>
      <text:p text:style-name="P1">12. lau«bet ihr nicht, wenn ich euch von</text:p>
      <text:p text:style-name="P1">den irdischen Dingen sage; wie werdet ihr</text:p>
      <text:p text:style-name="P1">« laliben, wenn ich euch von den himmlischen</text:p>
      <text:p text:style-name="P1">Dingen sagen werde?</text:p>
      <text:p text:style-name="P1">13. Und Niemand ist hinaufgestiegen in</text:p>
      <text:p text:style-name="P1">den Himmel, als nur der aus dem Himmel</text:p>
      <text:p text:style-name="P1">herabgestiegen ist, des Menschen Sohn, der</text:p>
      <text:p text:style-name="P1">im Hiinme war. J»h.c3,38.c;2 Epi;.4,9:c.</text:p>
      <text:p text:style-name="P1">1-L. Und wie Moses die Schlange erh’ohete</text:p>
      <text:p text:style-name="P1">in der Wüste, also muß des Menschen Sohn</text:p>
      <text:p text:style-name="P1">erhöhct werden, 4.Mos.2i,8.9 Jpi).i2,32.3:i.</text:p>
      <text:p text:style-name="P1">15. auf daß ein Jeder, der an ihn glaubt,</text:p>
      <text:p text:style-name="P1">nicht verloren gehe, sondern das ewige Leben</text:p>
      <text:p text:style-name="P1">habe. Mark. is, is. Rom. Z, -25.</text:p>
      <text:p text:style-name="P1"/>
      <text:p text:style-name="P1"/>
      <text:p text:style-name="P1"/>
      <text:p text:style-name="P1">104 Cap. Z. Das Evangelium« Cap. Z. 4.</text:p>
      <text:p text:style-name="P1">16. Denn also hat Gott die Welt geliebet,</text:p>
      <text:p text:style-name="P1">daß er seinen eingebornen Sohn dahin e-</text:p>
      <text:p text:style-name="P1">geben hat, aus daß ein Jeder, der an ihn</text:p>
      <text:p text:style-name="P1">glaubt, nicht verloren gehe, sondern das</text:p>
      <text:p text:style-name="P1">ewige Leben habe. «.J-H, g. Arm. s, se.</text:p>
      <text:p text:style-name="P1">17. Denn Gott hat seinen S;Zn nicht in</text:p>
      <text:p text:style-name="P1">die Welt gesandt, daß er die elt richte,</text:p>
      <text:p text:style-name="P1">sondern daß die Welt durch ihn selig werde.</text:p>
      <text:p text:style-name="P1">C. se, 47. Lin. 9, se. Many. is, «.</text:p>
      <text:p text:style-name="P1">18. Wer an ihn glaubt, wird nicht ge-</text:p>
      <text:p text:style-name="P1">richtet; wer aber nicht glaubt, ist schon ge-</text:p>
      <text:p text:style-name="P1">richtet, weil er nicht geglaubt hat an den</text:p>
      <text:p text:style-name="P1">Namen des eingebornen Sohnes Gottes.</text:p>
      <text:p text:style-name="P1">C. 5, 24. D. Ti;css.2, i2.</text:p>
      <text:p text:style-name="P1">19. Das aber ist das Gericht, daß das Licht</text:p>
      <text:p text:style-name="P1">in die Welt gekommen, und die Menschen</text:p>
      <text:p text:style-name="P1">liebten die Finster1iiß mehr als das seicht;</text:p>
      <text:p text:style-name="P1">denn ihre Werke waren böse. C.1,4 re.</text:p>
      <text:p text:style-name="P1">20. Denn ein Jeder, der Arges thut,</text:p>
      <text:p text:style-name="P1">hasset das Licht, und kommt nicht zu dem</text:p>
      <text:p text:style-name="P1">Lichte, damit seine Werke nicht gestraft</text:p>
      <text:p text:style-name="P1">werden. Eph.5,13. Hi-I-.24,i3—i6.</text:p>
      <text:p text:style-name="P1">21. Wer aber die Wahrheit thut der</text:p>
      <text:p text:style-name="P1">kommt zu dem Lichte, damit seine Werke</text:p>
      <text:p text:style-name="P1">offenbar werden, daß sie in Gott gethan</text:p>
      <text:p text:style-name="P1">sind. M-am. es, is.</text:p>
      <text:p text:style-name="P1">II. 22. Nach diesem kam« Jesus und seine</text:p>
      <text:p text:style-name="P1">Ji·inger in das jüdische Land, ulid daselbst</text:p>
      <text:p text:style-name="P1">hieltersichmitihnenaufund taufte. C« 4, H.</text:p>
      <text:p text:style-name="P1"><text:soft-page-break/>23. Aber auch Johannes taufte in Enon,</text:p>
      <text:p text:style-name="P1">nahe bei Salim, weil viel Wasser daselbst</text:p>
      <text:p text:style-name="P1">war. Und sie kamen dahin und ließen sich</text:p>
      <text:p text:style-name="P1">taufen.</text:p>
      <text:p text:style-name="P1">24. Denn Johannes war noch nicht ins</text:p>
      <text:p text:style-name="P1">Gefängniß geworfen. Many. 44, Z.</text:p>
      <text:p text:style-name="P1">25. Es erhob sich nun eine Streitfrage</text:p>
      <text:p text:style-name="P1">zwischen den Jüngern des Johannes und</text:p>
      <text:p text:style-name="P1">den Juden wegen der Reinigung.</text:p>
      <text:p text:style-name="P1">26. Und sie kamen zu Johannes nnd spra-</text:p>
      <text:p text:style-name="P1">chen zu ihm: Nabbi! Der, welcher bei dir</text:p>
      <text:p text:style-name="P1">war senseits des Jordans, dem du Zeugnis;</text:p>
      <text:p text:style-name="P1">gabest, siehe, der tauft, und Jedermann</text:p>
      <text:p text:style-name="P1">omnitzuihm. Joi;.i, 25-34. M«ith.3, «.43xc.</text:p>
      <text:p text:style-name="P1">27. Johannes antwortete und sprach: Es</text:p>
      <text:p text:style-name="P1">kann ein Menscks nichts nehmen, es sei ihm</text:p>
      <text:p text:style-name="P1">denn gegeben vom Himmel. i. C:-:. I-,7.</text:p>
      <text:p text:style-name="P1">28. Ihr selbst seid mir Zeugen, daß ich</text:p>
      <text:p text:style-name="P1">gesagt habe: ·Jch bin nicht der Christus,</text:p>
      <text:p text:style-name="P1">sondern ich bin vor demselben her gesandt. -T</text:p>
      <text:p text:style-name="P1">C. «, To. 30. s</text:p>
      <text:p text:style-name="P1">29. Wer die Braut hat, der ist der Bräu-</text:p>
      <text:p text:style-name="P1">tigam; der Freund des Bräutigams aber,</text:p>
      <text:p text:style-name="P1">der da steht und ihn hört, freut sich sehr</text:p>
      <text:p text:style-name="P1">über die Stimme des Bräutigams. Diese</text:p>
      <text:p text:style-name="P1">meine Freude ist nun erfüllt. Many. I, is.</text:p>
      <text:p text:style-name="P1">30. Jener muß wachsen, ich aberabnehmen.</text:p>
      <text:p text:style-name="P1">31. Wer von obenEher kommt, der ist über</text:p>
      <text:p text:style-name="P1">Alle; wer von der rde ist, der ist von der</text:p>
      <text:p text:style-name="P1">Erde und redet von der Erde; wer aus</text:p>
      <text:p text:style-name="P1">dem Himmel kommt, der ist über Alle.</text:p>
      <text:p text:style-name="P1">C. s, 23. i.Co:.-is, U.</text:p>
      <text:p text:style-name="P1">32. Und was er gesehen und gehört hat,</text:p>
      <text:p text:style-name="P1">das bezeuget er; und sein Zeugniß nimmt</text:p>
      <text:p text:style-name="P1">Niemand an, Joh. s, 4·i. «, «.</text:p>
      <text:p text:style-name="P1">33. Wer fein Ze?iHgniß angenommen, der</text:p>
      <text:p text:style-name="P1">hat besiegelt, daß on wahrhaft ist.</text:p>
      <text:p text:style-name="P1">i. Joh. I, 40.</text:p>
      <text:p text:style-name="P1">34·. Denn, wen Gott gesandt hat, der</text:p>
      <text:p text:style-name="P1">redet die Worte Gottes; denn nicht nach</text:p>
      <text:p text:style-name="P1">einem Maße gibt Gott den Geist.</text:p>
      <text:p text:style-name="P1">Pf. 4s, 8. C-I. «, is·</text:p>
      <text:p text:style-name="P1">35. Der Vater hat den Sohn lieb, und</text:p>
      <text:p text:style-name="P1">hat Alles in seine Hand 3gegeben.</text:p>
      <text:p text:style-name="P1">E. 5, 22. is, . Muth. «, 27.</text:p>
      <text:p text:style-name="P1">36. Wer an den Sohn glaubt, der hat</text:p>
      <text:p text:style-name="P1">das ewige Leben; wer aber dem Sohne</text:p>
      <text:p text:style-name="P1">nicht glaubt, der wird das Leben nicht sehen,</text:p>
      <text:p text:style-name="P1">sondern der Zorn Gottes bleibethal;f </text:p>
      <text:p text:style-name="P1">«t.Jo . , .</text:p>
      <text:p text:style-name="P1">Cap. IV.</text:p>
      <text:p text:style-name="P1">I. Gespräch Jesu mit der Samariterin. 4—38.</text:p>
      <text:p text:style-name="P1"><text:soft-page-break/>il. Die Samariter, 39—42; und lll. die Galiläet</text:p>
      <text:p text:style-name="P1">glauben an Jesum. 43--45. W. Heilung eines</text:p>
      <text:p text:style-name="P1">kranken Sohnes zu CapcrnaUm. 46— 54.</text:p>
      <text:p text:style-name="P1">I. 1. Als nun der Herr erfuhr, daß die</text:p>
      <text:p text:style-name="P1">Pharisäer gehört hatten , daß Jesus mehr</text:p>
      <text:p text:style-name="P1">Jünger mache und taufe als Johannes,</text:p>
      <text:p text:style-name="P1">C. Z, 22. ge.</text:p>
      <text:p text:style-name="P1">2. (wiewohlJesus nicht selbst taufte, son-</text:p>
      <text:p text:style-name="P1">dern seine Jünger)</text:p>
      <text:p text:style-name="P1">»3. verließ er das jiidische Land und zog</text:p>
      <text:p text:style-name="P1">wieder nach Galiläa.</text:p>
      <text:p text:style-name="P1">4. Er mußte aber durch Samaria reisen.</text:p>
      <text:p text:style-name="P1">5. Da kommt er nun in eine Stadt Sa-</text:p>
      <text:p text:style-name="P1">maria’s, lgenannt Sichar, nahe bei dem</text:p>
      <text:p text:style-name="P1">Felde, we ches Jakob seinem Sohne Joseph</text:p>
      <text:p text:style-name="P1">gegeben. «. M-1s.33, i9. is, :-S.</text:p>
      <text:p text:style-name="P1">G. Es war aber daselbst der Brunnen</text:p>
      <text:p text:style-name="P1">Jakobs. Da nun Jesus müde war von der</text:p>
      <text:p text:style-name="P1">Reise, setzte ersieh also an den Brunnen;</text:p>
      <text:p text:style-name="P1">es war um die sechste Stunde. ·</text:p>
      <text:p text:style-name="P1">7. Da kommt ein Weib aus Sainaria,</text:p>
      <text:p text:style-name="P1">um Wasser zu fchhpfen. Jesus spricht zu</text:p>
      <text:p text:style-name="P1">ihr: Gi mir zu trinken!</text:p>
      <text:p text:style-name="P1">8. Denn seine Jiinqer waren in die Stadt</text:p>
      <text:p text:style-name="P1">gegangen , um Speis e F; kaufen.</text:p>
      <text:p text:style-name="P1">9. Das samar·itische eib spricht nun» u</text:p>
      <text:p text:style-name="P1">ihm: Wie begehrst du, der du ein Jude bist,</text:p>
      <text:p text:style-name="P1">von mir zu trinken, die ich ein samaritisches</text:p>
      <text:p text:style-name="P1">Weib bin? (D·enn die Juden haben keine</text:p>
      <text:p text:style-name="P1">Gemeinschaft mit den Samaritern.Z »</text:p>
      <text:p text:style-name="P1">Lin. S, 53. Esr. « ( re.</text:p>
      <text:p text:style-name="P1"/>
      <text:p text:style-name="P1"/>
      <text:p text:style-name="P1"/>
      <text:p text:style-name="P1">Cap. 4. St. Johannis. Cap. 4. " 105</text:p>
      <text:p text:style-name="P1">10. Jesus antwortete und sprach u ihr:</text:p>
      <text:p text:style-name="P1">Wenn du die Gabe Gottes kenntesi, und</text:p>
      <text:p text:style-name="P1">wer der it, der zu dir spricht: Gib mir zu</text:p>
      <text:p text:style-name="P1">trinken! o hättest du ihn gebeten, und er</text:p>
      <text:p text:style-name="P1">hätte dir lebendiges Æasser gegg)Fnä1 S</text:p>
      <text:p text:style-name="P1">.3s, to. . , .</text:p>
      <text:p text:style-name="P1">11. Das Weib spricht zu ihm: Herr, du</text:p>
      <text:p text:style-name="P1">hast ja kein Sch"i5pfgeschirr und der runnen</text:p>
      <text:p text:style-name="P1">ss»sztise;f; »;voher hast du denn das lebendige</text:p>
      <text:p text:style-name="P1">a er .</text:p>
      <text:p text:style-name="P1">12. Bist du Böszer als unser Vater Jakob,</text:p>
      <text:p text:style-name="P1">der uns den runnen gegeben und selbst</text:p>
      <text:p text:style-name="P1">daraus getrunken, sammt seinen Söhnen</text:p>
      <text:p text:style-name="P1">und seinem Vieh? ·</text:p>
      <text:p text:style-name="P1">13. Jesus antwortete und sprach zu ihr:</text:p>
      <text:p text:style-name="P1">Jeden, der von diesem Wasser trinkt, wird</text:p>
      <text:p text:style-name="P1">wieder dürften; .</text:p>
      <text:p text:style-name="P1"><text:soft-page-break/>14. Wer aber von dem Wasser trinkt, das</text:p>
      <text:p text:style-name="P1">ich ihm geben werde, den wird in Ewigkeit</text:p>
      <text:p text:style-name="P1">nicht dürften, sondern das Wasser, das ich</text:p>
      <text:p text:style-name="P1">gm eben werde, wird in ihm zu einer</text:p>
      <text:p text:style-name="P1">ueåe Wassers werden, das aufquillt in</text:p>
      <text:p text:style-name="P1">das ewige Leben. C.7, 38.:-g.</text:p>
      <text:p text:style-name="P1">1·5. »Das Weib spriil)t3u i«"hm:.Herr! gib</text:p>
      <text:p text:style-name="P1">mir dieses Wasser, das; i nicht durfte, noch</text:p>
      <text:p text:style-name="P1">hieher kommen müsse zu schopfen. Jes. se-, i.</text:p>
      <text:p text:style-name="P1">1·6. Jesus spricht zu ihr: Gehe hin, rufe</text:p>
      <text:p text:style-name="P1">deinen Mann und onim’ hieher.</text:p>
      <text:p text:style-name="P1">17. Das Weib antwortete und sprach:</text:p>
      <text:p text:style-name="P1">Jch habe keinen Mann. Jesus sZrich»t zu</text:p>
      <text:p text:style-name="P1">M: Du haft recht gesagt: Ich ha e keinen</text:p>
      <text:p text:style-name="P1">ann.</text:p>
      <text:p text:style-name="P1">18. Denn süns Männer hast du gJe?habt,</text:p>
      <text:p text:style-name="P1">und den du nun ast,deristnichtdein8 ann.</text:p>
      <text:p text:style-name="P1">Das hast du wahr geredet.</text:p>
      <text:p text:style-name="P1">19. Das Weib sagt zu ihm: Herr, ich sehe,</text:p>
      <text:p text:style-name="P1">das; du ein Prophet bist. E. «, is. so. 2, 25.</text:p>
      <text:p text:style-name="P1">20. Unsere Väter haben auf diesem Ver e</text:p>
      <text:p text:style-name="P1">angebetet; und ihr aget, zu Jerusalem sei</text:p>
      <text:p text:style-name="P1">der Ort, wo man anbeten soll.</text:p>
      <text:p text:style-name="P1">-Z. Mark. S, 2. .-. Mos. is, 5 re.</text:p>
      <text:p text:style-name="P1">21. Jesus spricht äu ihr: Weib, glaube</text:p>
      <text:p text:style-name="P1">mir, es kommt die tunde, wo ihr weder</text:p>
      <text:p text:style-name="P1">auf diesem Berge, noch zu Jerusalem den</text:p>
      <text:p text:style-name="P1">Vater anbeten werdet. Mai. i, «.</text:p>
      <text:p text:style-name="P1">22. Jhr betet an, was ihr nicht wisset;</text:p>
      <text:p text:style-name="P1">wir beten an, was wir wissen; denn das</text:p>
      <text:p text:style-name="P1">Heil ist aus den Juden.</text:p>
      <text:p text:style-name="P1">2.Kön.-I7,272c. Jes.2,.·—). Luc.4,69.</text:p>
      <text:p text:style-name="P1">23 Aber es kommt die Stunde und i</text:p>
      <text:p text:style-name="P1">. - · t</text:p>
      <text:p text:style-name="P1">schon da, wo die wahren Anbeter den VatJr ’</text:p>
      <text:p text:style-name="P1">anbeten werden im Gei ·te und in der Wahr-</text:p>
      <text:p text:style-name="P1">heit; denn der Vater sucht solche Anbeter.</text:p>
      <text:p text:style-name="P1">Ri3m.12, i.2.</text:p>
      <text:p text:style-name="P1">24. Gott ist ein Geist, und die ihn anbe-</text:p>
      <text:p text:style-name="P1">ten, sollen ihn im Geist und in der Wahr-</text:p>
      <text:p text:style-name="P1">heit anbeten. L. Cok. Z, 47.</text:p>
      <text:p text:style-name="P1">25. Das Weib richt u ihm: Jch weiß</text:p>
      <text:p text:style-name="P1">daß der Messias ksmmtE der Christus ge;</text:p>
      <text:p text:style-name="P1">nann2tlsloird; n;anu derselbe kommt, wird er</text:p>
      <text:p text:style-name="P1">uns es ver iindigen.</text:p>
      <text:p text:style-name="P1">?k3.d·Jesi;stspricht zu ihr: Ich bin es, der</text:p>
      <text:p text:style-name="P1">m1 ir re e . (r.9, 37,</text:p>
      <text:p text:style-name="P1">27. Und über diesem kamen seine Jiinger</text:p>
      <text:p text:style-name="P1">Wd»bverw;1ndertZi sich, dass? er mitLd;em</text:p>
      <text:p text:style-name="P1">e t . t · : s</text:p>
      <text:p text:style-name="P1">sui«hlest <text:s/>iider: ii)cctissi1Fdiist deiinmit ihr;</text:p>
      <text:p text:style-name="P1">28. Nun ließ das Weib ihren Wasserkrug</text:p>
      <text:p text:style-name="P1"><text:soft-page-break/>stehen und ging in die Stadt, und spricht</text:p>
      <text:p text:style-name="P1">zu den Yeuten: ·</text:p>
      <text:p text:style-name="P1">29. Kommet, sehet eknen Menschen, der</text:p>
      <text:p text:style-name="P1">mir Alles gesagt, was ich gethan habe! Jst</text:p>
      <text:p text:style-name="P1">nicht dieser -der Christus?</text:p>
      <text:p text:style-name="P1">30. Da gingen sie aus der Stadt heraus</text:p>
      <text:p text:style-name="P1">und kamen zu ihm. · -</text:p>
      <text:p text:style-name="P1">3T.sJn(zhwisch2e)3ei Wer bs;iten ihn die Jüngers</text:p>
      <text:p text:style-name="P1">un pra en: a i, i .</text:p>
      <text:p text:style-name="P1">32.· Er aber sagte zu ihnen: Jch habe eine</text:p>
      <text:p text:style-name="P1">(-J?3xåeiseDzu sesseix) diedihrJnicht wisset. d</text:p>
      <text:p text:style-name="P1">. a pra en ie uiiger zu einan er:</text:p>
      <text:p text:style-name="P1">Hat ihm denn Jemand zu essen ·gebrach·t?</text:p>
      <text:p text:style-name="P1">· 34. Jesus spricht zu ihnen: Meine Speise</text:p>
      <text:p text:style-name="P1">ist, daß ich thue den Willen dessen,»der mich</text:p>
      <text:p text:style-name="P1">gesandt hat, und sein WLexk 3s;ollbZsngF.9</text:p>
      <text:p text:style-name="P1">35. Saget ihr nicht: EsEsind noch ·oier</text:p>
      <text:p text:style-name="P1">Monate, dann kommt die rnte? Siehe,</text:p>
      <text:p text:style-name="P1">ich sage euch, hebet eure Augen auf und be-</text:p>
      <text:p text:style-name="P1">sgsauet die Felder, sie sind schon weiß zur</text:p>
      <text:p text:style-name="P1">rnte. March. 9. 37.</text:p>
      <text:p text:style-name="P1">36. Und wer erntet, der empfängt Lohn</text:p>
      <text:p text:style-name="P1">und sammelt Frucht zum ewigen Leben,</text:p>
      <text:p text:style-name="P1">auf daß sich zugleich, der da säet, freue, und</text:p>
      <text:p text:style-name="P1">der da erntet. 1. Eos. 3, S :c. E</text:p>
      <text:p text:style-name="P1">37. Denn hier ist der Spruch wahr: in</text:p>
      <text:p text:style-name="P1">Anderer ist, der da säet, und ein Anderer,</text:p>
      <text:p text:style-name="P1">der da Jeä)ns)etß ch s U t</text:p>
      <text:p text:style-name="P1">38. a e eu ausge an zu ern en</text:p>
      <text:p text:style-name="P1">was ihr nicht gearbeitet habet· ; Anders</text:p>
      <text:p text:style-name="P1">haben gearbeitet, und ihr seid in ihre Arbeit</text:p>
      <text:p text:style-name="P1">eingetreten. A;-g. S, Z sc.</text:p>
      <text:p text:style-name="P1">II. 39. Aus derselben Stadt aber glaubten</text:p>
      <text:p text:style-name="P1">Viele der Sa;nariter an ihn um der Rede</text:p>
      <text:p text:style-name="P1">des Weibes willen, welches bezeugte: Er hat</text:p>
      <text:p text:style-name="P1">mir Alles gesagt, was ich gethan habe.</text:p>
      <text:p text:style-name="P1">40. Als.nun die ’Samariter zu ihni kamen,</text:p>
      <text:p text:style-name="P1">baten sie ihn, bei ihnen zu bleiben; und er</text:p>
      <text:p text:style-name="P1">blieb daselbst zwei TFJ·cse.</text:p>
      <text:p text:style-name="P1">41. Und noch viel ehrere glaubten um</text:p>
      <text:p text:style-name="P1">seines Wortes willen» «</text:p>
      <text:p text:style-name="P1">42.bUnd zu dgn W;ibe spZa«chen </text:p>
      <text:p text:style-name="P1">lau en wirui tme rum einer e ewi-</text:p>
      <text:p text:style-name="P1">im; denn wir haben selbst gehörtund wissen,</text:p>
      <text:p text:style-name="P1"/>
      <text:p text:style-name="P1"/>
      <text:p text:style-name="P1"/>
      <text:p text:style-name="P1">-106 Cap. 4. 5. Das Evangelium Cap. S.</text:p>
      <text:p text:style-name="P1">das; dieser wahrhaftig der Welt Heiland, der</text:p>
      <text:p text:style-name="P1">Christus, ist. C. «, 8.</text:p>
      <text:p text:style-name="P1">lII. 43. Nach den zwei Tagen aber zog er</text:p>
      <text:p text:style-name="P1">von dannen und ging nach Oaliläa.</text:p>
      <text:p text:style-name="P1"><text:soft-page-break/>44. Denn Jesus selbst bezeugte, daß ein</text:p>
      <text:p text:style-name="P1">Propbet in seinem Vaterlande nicht geachtet</text:p>
      <text:p text:style-name="P1">werde. Many, is, 57.« «</text:p>
      <text:p text:style-name="P1">45. Als er nun nach Gatiläa gekommen,</text:p>
      <text:p text:style-name="P1">nahmen ihn die Galiliier auf, weil sie Alles</text:p>
      <text:p text:style-name="P1">gesehen, was er zu Jerusalem am Feste ge-</text:p>
      <text:p text:style-name="P1">than hatte, denn auch sie waren aiif das</text:p>
      <text:p text:style-name="P1">Fest gekommen. C· 2, 23.</text:p>
      <text:p text:style-name="P1">IV. 46. Nuic t·amJesuswieder nach Cana</text:p>
      <text:p text:style-name="P1">in Galiläa, wo er das Wasser zu Wein ge-</text:p>
      <text:p text:style-name="P1">macht hatte. Uiid es war ein königlicher</text:p>
      <text:p text:style-name="P1">Diener, dessen Sohn trank war, zu Latier-</text:p>
      <text:p text:style-name="P1">naum. C. 2, i. g.</text:p>
      <text:p text:style-name="P1">47. Als dieser gehört hatte, das; Jesus</text:p>
      <text:p text:style-name="P1">aus Judäa nach Galiläa gekommen sei,</text:p>
      <text:p text:style-name="P1">ging er zu ihm und bat ihn, daß er hinab-</text:p>
      <text:p text:style-name="P1">komme und seinen Sohn gesund mache;</text:p>
      <text:p text:style-name="P1">denn er wollte sterben.</text:p>
      <text:p text:style-name="P1">48. Da sprach Jesus zu ihm: Wenn ihr</text:p>
      <text:p text:style-name="P1">nicht Zeichen und Wunder sehet, so glaubet</text:p>
      <text:p text:style-name="P1">ihr niF. C.2, -i8.2o,29.</text:p>
      <text:p text:style-name="P1">49. er kbnigliche Diener sagt zu ihm:</text:p>
      <text:p text:style-name="P1">Herr, komm’ hinab, ehe mein Kind stirbt.</text:p>
      <text:p text:style-name="P1">5U. Jesus spricht zu ihm: Gehe hin, dein</text:p>
      <text:p text:style-name="P1">Sohn lebt. Und der Mann glaubte dem</text:p>
      <text:p text:style-name="P1">Worte, das Jesus zu ihm gesprochen hatte,</text:p>
      <text:p text:style-name="P1">und ging hin.</text:p>
      <text:p text:style-name="P1">51. Indem er aber jetzt hinabging, kamen</text:p>
      <text:p text:style-name="P1">ihm seine Knechte entgegen, und verkündig-</text:p>
      <text:p text:style-name="P1">ten ihm: Dein Knabe ebt.</text:p>
      <text:p text:style-name="P1">52. Nun erkundigte er sich bei ihnen nach</text:p>
      <text:p text:style-name="P1">der Stunde, in welcher es mit ihm besser</text:p>
      <text:p text:style-name="P1">geworden. Und sie sprachen zu ihm :-Gestern</text:p>
      <text:p text:style-name="P1">um die siebente Stunde verließ ihn das</text:p>
      <text:p text:style-name="P1">Fieber.</text:p>
      <text:p text:style-name="P1">53. Da erkannte der Vater, daß es eben</text:p>
      <text:p text:style-name="P1">in der Stunde geschehen, in welcher Jesus zu</text:p>
      <text:p text:style-name="P1">ihm gesagt hatte: Dein Sohn lebt. Und</text:p>
      <text:p text:style-name="P1">er glaubte und sein ganzes Haus.</text:p>
      <text:p text:style-name="P1">Abg. is, l5. Z( 2c.</text:p>
      <text:p text:style-name="P1">54. Dieses zweite Zeichen that Jesus wie-</text:p>
      <text:p text:style-name="P1">derum, als er ans dem jüdisihen Lande nach</text:p>
      <text:p text:style-name="P1">Galiläa gekommen war. C. 2, «.</text:p>
      <text:p text:style-name="P1">· Cap. V.</text:p>
      <text:p text:style-name="P1">I. Jesus heilt einen Kranken zu Bett)esda, I-is;</text:p>
      <text:p text:style-name="P1">und il. vertlieidigt seine Sendung von Gott. i7—47,</text:p>
      <text:p text:style-name="P1">l . l. Nach diesem war ein Fest der Juden,</text:p>
      <text:p text:style-name="P1">und Jesus zog hinaus gen Jerusalem.</text:p>
      <text:p text:style-name="P1">2. Es ist aber zu I-erusalem, an dem Schaf-</text:p>
      <text:p text:style-name="P1">thore, ein Teich, der aus hebräisih Bethesda</text:p>
      <text:p text:style-name="P1">genannt wird, und sün bedeckte Gänge hat.</text:p>
      <text:p text:style-name="P1">Nehem. Z, 4.</text:p>
      <text:p text:style-name="P1"><text:soft-page-break/>i</text:p>
      <text:p text:style-name="P1">I</text:p>
      <text:p text:style-name="P1">3. Ja diesen lag eine große Menge Kraut-er,</text:p>
      <text:p text:style-name="P1">Blmder, Lahmer, Schlaafliissiger, welche</text:p>
      <text:p text:style-name="P1">»aus die Bewegung des Wassers3räartet;n.</text:p>
      <text:p text:style-name="P1">. is« .</text:p>
      <text:p text:style-name="P1">4. Denn ein Engel stie u ewissen Zeiten</text:p>
      <text:p text:style-name="P1">in den Teich hinab 1indlii1ilek?te das Wasser.</text:p>
      <text:p text:style-name="P1">Wer nun zuer t hinemftieg nach der Bewe-</text:p>
      <text:p text:style-name="P1">gun des Wa ers, der ward gesund, mit</text:p>
      <text:p text:style-name="P1">welcher Krankheit er immer behaftet war.</text:p>
      <text:p text:style-name="P1">b. Es war aber ein Mensch daselbst, der</text:p>
      <text:p text:style-name="P1">acht und dreißig Jahre zugebracht in seiner</text:p>
      <text:p text:style-name="P1">Krankheit.</text:p>
      <text:p text:style-name="P1">C. Da Jesus diesen da liegen sah und er:</text:p>
      <text:p text:style-name="P1">suh·r, daß e·r schon lange Zeit zugebracht,</text:p>
      <text:p text:style-name="P1">spricht er zu ihm: Willst du gesund werden?</text:p>
      <text:p text:style-name="P1">7. Der Kranke antwortetei in: Herr, ich</text:p>
      <text:p text:style-name="P1">habe keinen 9Jienschen, der mich, wenn das</text:p>
      <text:p text:style-name="P1">Wasser bewegt wird, in den Teich bringe;</text:p>
      <text:p text:style-name="P1">indem ich aber komme, so steigt ein Anderer</text:p>
      <text:p text:style-name="P1">vor mir hinab.</text:p>
      <text:p text:style-name="P1">8. Jesus spricht zu ihm: Steh’ aus, hebe</text:p>
      <text:p text:style-name="P1">dein Bett aus und wandle!</text:p>
      <text:p text:style-name="P1">Matth. O, S- Abg. 9, 3j.</text:p>
      <text:p text:style-name="P1">9. Und alsobald ward der Mensch gesund</text:p>
      <text:p text:style-name="P1">nnd hob sein Bett aus und wandelte. Es</text:p>
      <text:p text:style-name="P1">war aber Sabbath ali demselben Tage.</text:p>
      <text:p text:style-name="P1">10. Nun sprachen die Juden zu dem Ge-</text:p>
      <text:p text:style-name="P1">heilten: Es ist Sabbath; es ist dir nicht er-</text:p>
      <text:p text:style-name="P1">aubt, das Bett hii1wegzutragen. Jik·17, ei.</text:p>
      <text:p text:style-name="P1">11. Er antwortete ihnen: Der mich gesund</text:p>
      <text:p text:style-name="P1">I1nacht hat, der sprach zu mir: Hebe dein</text:p>
      <text:p text:style-name="P1">ett auf und wandle.</text:p>
      <text:p text:style-name="P1">12. Da fragten sie ihn: Wer ist der</text:p>
      <text:p text:style-name="P1">Mensch, der zu dir gesprochen: Hebe dein</text:p>
      <text:p text:style-name="P1">Bett auf und wandle?</text:p>
      <text:p text:style-name="P1">13. Aber der Geheilte wußte nicht, wer</text:p>
      <text:p text:style-name="P1">es war, denn Jesus hatte sich hinwegbe-</text:p>
      <text:p text:style-name="P1">geben, da viel Volk an dem Orte war.</text:p>
      <text:p text:style-name="P1">14. Nach diesem findet ihn Jesus im</text:p>
      <text:p text:style-name="P1">Tempel nnd sprach zu ihm: Siehe, du bist</text:p>
      <text:p text:style-name="P1">gesund geworden; siindige nicht mehr, da-</text:p>
      <text:p text:style-name="P1">mit dir nicht etwas Aergeres widerfahre.</text:p>
      <text:p text:style-name="P1">C. 8, i. Maith. is-2, is.</text:p>
      <text:p text:style-name="P1">15. Da ging der Mensih hin und ver-</text:p>
      <text:p text:style-name="P1">kündete den Juden, dciß Jesus es sei, der</text:p>
      <text:p text:style-name="P1">ihn gesund gemacht habe. »</text:p>
      <text:p text:style-name="P1">16. Und deßwegen verfolgten die Juden</text:p>
      <text:p text:style-name="P1">Je um und suchten ihn zu tödten, weil er</text:p>
      <text:p text:style-name="P1">die es am Sabbath gethan. C.7,22 :i.9,ic3.</text:p>
      <text:p text:style-name="P1">II. 17. Jesus aber antwortete ihnen :</text:p>
      <text:p text:style-name="P1"><text:soft-page-break/>Mein Vater wirket bis jetzt, und ich wirke</text:p>
      <text:p text:style-name="P1">auch. C. 9, 4. s »</text:p>
      <text:p text:style-name="P1">18. Darum suchten die Juden noch mehr</text:p>
      <text:p text:style-name="P1">ihn zu tödten, wer er nicht nur den Sabbath</text:p>
      <text:p text:style-name="P1">gebrochen, sondern auch Gott seinen Vater</text:p>
      <text:p text:style-name="P1">enannt und sich selbst Gott g eich gemacht</text:p>
      <text:p text:style-name="P1">habe. C. to, 3o—3:z·</text:p>
      <text:p text:style-name="P1"/>
      <text:p text:style-name="P1"/>
      <text:p text:style-name="P1"/>
      <text:p text:style-name="P1">Eap. Z. St. Johamiis. « Cap. 5. 6. M?</text:p>
      <text:p text:style-name="P1">19. Da antwortete Jesus und spraih zu</text:p>
      <text:p text:style-name="P1">ihnen: Wahrlich, wahrlich, ich sa e euch,</text:p>
      <text:p text:style-name="P1">der Sohn kann nichts von sich selbsi thun,</text:p>
      <text:p text:style-name="P1">er sehe es denn den Vater thun; denn was</text:p>
      <text:p text:style-name="P1">die er thut, das thut gleicherweise auch der</text:p>
      <text:p text:style-name="P1">Sohn. C. I, so.</text:p>
      <text:p text:style-name="P1">20. Dennder Vater liebet den Sohn und</text:p>
      <text:p text:style-name="P1">zeiget ihm Alles, was er selbst thut; nnd er</text:p>
      <text:p text:style-name="P1">wirdihm iioch größere Werke zeigen als diese,</text:p>
      <text:p text:style-name="P1">so daß ihr euch verwundernwerdet. C. 4 , 5i.</text:p>
      <text:p text:style-name="P1">21. Denn wie der Vater die Todten erweckt</text:p>
      <text:p text:style-name="P1">und lebendig macht, also niacht auch der</text:p>
      <text:p text:style-name="P1">Sohn lebendig, welche er will. 5. M.;s. 32, 39.</text:p>
      <text:p text:style-name="P1">22. Denn der Vater richtet auch Niemand,</text:p>
      <text:p text:style-name="P1">sondern alles Gericht hat er dem Sohn</text:p>
      <text:p text:style-name="P1">e·ibergeben; C.3,3:i. Pf. 7«2, i. eipg. », Si.</text:p>
      <text:p text:style-name="P1">Many. II, 32. »</text:p>
      <text:p text:style-name="P1">23. auf daß Alle den Sohn ehren, wie sie</text:p>
      <text:p text:style-name="P1">den Vater ehren. Wer den Sohn nicht eh:-et,</text:p>
      <text:p text:style-name="P1">der ehret den Vater nicht, der ihn gesandt</text:p>
      <text:p text:style-name="P1">hat. C. ist, is. Phii. I, io. «. i. Jst, D, es.</text:p>
      <text:p text:style-name="P1">24. Wahrlich, wahrlich, ich sage euch, wer</text:p>
      <text:p text:style-name="P1">mein Wort hört und glaubt dem, der inich</text:p>
      <text:p text:style-name="P1">gesandt hat, der hat das ewige Leben, und</text:p>
      <text:p text:style-name="P1">« on1nit nicht in’s Gericht, sondern er ist</text:p>
      <text:p text:style-name="P1">aus dem Tode in’s Leben hinübergegangen.</text:p>
      <text:p text:style-name="P1">· C.·3, is. 35. 8, 5i.</text:p>
      <text:p text:style-name="P1">25. Wahrlich, wahrlich, ich sage euch, es</text:p>
      <text:p text:style-name="P1">Kommt die Stunde nnd ist schon da, wo die</text:p>
      <text:p text:style-name="P1">Todten die Stimme des Sohnes Gottes</text:p>
      <text:p text:style-name="P1">-hören werden , und die sie gehört, werden</text:p>
      <text:p text:style-name="P1">eben. C. «, «i3. 2)Je.::th. 4i,5. E;-h. S, it.</text:p>
      <text:p text:style-name="P1">26. Denn wie der Vater in sicläselbst das</text:p>
      <text:p text:style-name="P1">1Lebeii hat, also hat er auch» dem ohne ver,-,</text:p>
      <text:p text:style-name="P1">-liehen, in sich selbst das Leben zu haben.</text:p>
      <text:p text:style-name="P1">C.i,4.ii,e5. i.J-h.-3,20.</text:p>
      <text:p text:style-name="P1">27. Und er hat ihm auch Macht gegeben,</text:p>
      <text:p text:style-name="P1">Gericht zuhalten, weil er des Menschen</text:p>
      <text:p text:style-name="P1">Sohn ist. Dcm.«7, is. 44. Many. es, 3i.</text:p>
      <text:p text:style-name="P1">28. Verwundert cuch nicht darüber! Denn</text:p>
      <text:p text:style-name="P1">-es kommt die Stunde, in welcher Alle, die</text:p>
      <text:p text:style-name="P1"><text:soft-page-break/>in den Gräbern sind, seine Stimme hören</text:p>
      <text:p text:style-name="P1">werden; 1.Thkss.4, is. .</text:p>
      <text:p text:style-name="P1">29 und es werden erbot e en die das</text:p>
      <text:p text:style-name="P1">« h h - «</text:p>
      <text:p text:style-name="P1">Gute gethan haben, zur Aiiserstehiing des «</text:p>
      <text:p text:style-name="P1">Lebens; die aber das Böse gethan haben,</text:p>
      <text:p text:style-name="P1">zur Auferstehung des Gerichtes.</text:p>
      <text:p text:style-name="P1">C. S, 40. Dan.-12,2.</text:p>
      <text:p text:style-name="P1">30. Jch kann nichts von mir selbst thun.</text:p>
      <text:p text:style-name="P1">Wie ich höre, so richte ich, und mein Ge-</text:p>
      <text:p text:style-name="P1">richt ist gereiht; denn ich suche nicht meinen</text:p>
      <text:p text:style-name="P1">sWillen, sondern den Willen dessen, der mich</text:p>
      <text:p text:style-name="P1">gesandt hat. ·C. S, is. e, 38.</text:p>
      <text:p text:style-name="P1">31. Wenn ich von mir selbst zeuge, so ist</text:p>
      <text:p text:style-name="P1">mein ZeugL1kiß nicht wahr. C.s, is. it, Hi-·</text:p>
      <text:p text:style-name="P1">32. Ein nderer ist, der von mir zeuget;</text:p>
      <text:p text:style-name="P1">und ich weiß, daß das Zeugnis; wahr ist,</text:p>
      <text:p text:style-name="P1">welches er von mir zeuget. M-;nh. Z, i7.</text:p>
      <text:p text:style-name="P1">33. Ihr Pl-et zu Johannes gesandt, und</text:p>
      <text:p text:style-name="P1">er hat der ahrheit Zeugnis; gågi:be«t;.</text:p>
      <text:p text:style-name="P1">. , 1c.·</text:p>
      <text:p text:style-name="P1">3«L·Jch aber nehme das Zeugnis; nicht</text:p>
      <text:p text:style-name="P1">von einem Menschen, sondern ich sage dieses,</text:p>
      <text:p text:style-name="P1">damit ihr selig werdet. »</text:p>
      <text:p text:style-name="P1"><text:s/>Jener war ein brennendes und schei-</text:p>
      <text:p text:style-name="P1">iieiides Licht, ihr aber wolltet euch nur eine</text:p>
      <text:p text:style-name="P1">Stunde ergbtzen an seinem Scheine.</text:p>
      <text:p text:style-name="P1">36· Jch aber habe ein gr’oßeresBZZeugniß</text:p>
      <text:p text:style-name="P1">als das des Johannes; denn die erke, die</text:p>
      <text:p text:style-name="P1">mir der Vater gegeben, daß ich sie vollbringe,</text:p>
      <text:p text:style-name="P1">dieselben Werke, die ich thue, zeugen von</text:p>
      <text:p text:style-name="P1">mir, daß mich der Vater gesandt hat. s</text:p>
      <text:p text:style-name="P1">C. i0, es. 44, to. «.</text:p>
      <text:p text:style-name="P1">37. Und er, der mich gesandt hat, der Vater</text:p>
      <text:p text:style-name="P1">selbst hat voii mir gezeuget. Weder seine</text:p>
      <text:p text:style-name="P1">Stimme habet ihr jemals gehört, noch seine</text:p>
      <text:p text:style-name="P1">Gestalt gesehen, C. s, 48. i, -is.</text:p>
      <text:p text:style-name="P1">38. nnd sein Wort habet ihr nicht in euch</text:p>
      <text:p text:style-name="P1">wohnend; denn ihr g aubet dem nicht, den</text:p>
      <text:p text:style-name="P1">er gesandt hat. C. i0,2i3. J. Eos. Z, 45.</text:p>
      <text:p text:style-name="P1">39. Forschet in den Schriften, weil ihr</text:p>
      <text:p text:style-name="P1">meinet darin das ewige Leben zu haben;</text:p>
      <text:p text:style-name="P1">und diese sind es, die von mir zeugen.</text:p>
      <text:p text:style-name="P1">Jcs Z!-, is. Pf. 40, S. Luc.24, 27.</text:p>
      <text:p text:style-name="P1">40. Und doch wollet ihr nicht zu mir kom-</text:p>
      <text:p text:style-name="P1">men, alis daß ihr das Leben habet.</text:p>
      <text:p text:style-name="P1">41. Jch nehme nicht Ehre von Menschen;</text:p>
      <text:p text:style-name="P1">42. aber ich kenne euch, daß ihr die Liebe</text:p>
      <text:p text:style-name="P1">Gottes nicht in euch habet.</text:p>
      <text:p text:style-name="P1">43. Jih bin im Namen meines Vaters ge-</text:p>
      <text:p text:style-name="P1">koi1imen,und ihr tiehinetmich nicht an. Wenn</text:p>
      <text:p text:style-name="P1">ein Anderer in seinem eigenenNaiucu kommt,</text:p>
      <text:p text:style-name="P1"><text:soft-page-break/>den werdet ihr annehmen. C. 7, 28.</text:p>
      <text:p text:style-name="P1">44. Wie ki5nnet ihr glauben, die ihr Ehre</text:p>
      <text:p text:style-name="P1">von einander nehmet, und die Ehre, die von</text:p>
      <text:p text:style-name="P1">Gott allein kommt, nicht suchet? C. i2, zi2.43.</text:p>
      <text:p text:style-name="P1">45. Meiner nicht, daß ich eng bei dem</text:p>
      <text:p text:style-name="P1">Vater cinklageli werde. Es ist «iner, der</text:p>
      <text:p text:style-name="P1">euch anklagt, Moses, auf welchen ihr hosfet.</text:p>
      <text:p text:style-name="P1">Z. IV of. Si, 26·ic.</text:p>
      <text:p text:style-name="P1">46. Denn wenn ihr dem Moses glaubtet,</text:p>
      <text:p text:style-name="P1">so würdet ihr auch mir glauben; denn von</text:p>
      <text:p text:style-name="P1">mir hat derselbe geschrieben.</text:p>
      <text:p text:style-name="P1">-i.Mos. Z, i5. 49, -i0. 5. M-s is, it·-ze-</text:p>
      <text:p text:style-name="P1">-47. Wenn ihr aber seinen Schriften nicht</text:p>
      <text:p text:style-name="P1">glaubet, wie werdet ihr meinen Worten</text:p>
      <text:p text:style-name="P1">glauben ?</text:p>
      <text:p text:style-name="P1">« Cap. Vl.</text:p>
      <text:p text:style-name="P1">1.Speisung derFiinftausend. 4-45. il. Jesu Wan-</text:p>
      <text:p text:style-name="P1">deln ausdem Sie. 46-M. 1ll. Seine Redez1i Capek,e</text:p>
      <text:p text:style-name="P1">Raum. 22—65. lV·. Das Bckeiintniß Petri. 66—74.</text:p>
      <text:p text:style-name="P1">V. 4—-t4: Month. M, 43—2-I. Mart. 6, 3l——4L.</text:p>
      <text:p text:style-name="P1">Lin. I, «—i7.</text:p>
      <text:p text:style-name="P1">I. 1. Nach diesem fuhr Jesus über das</text:p>
      <text:p text:style-name="P1">»galiläische Meer bei Ti er1as</text:p>
      <text:p text:style-name="P1"/>
      <text:p text:style-name="P1"/>
      <text:p text:style-name="P1"/>
      <text:p text:style-name="P1">io8 A</text:p>
      <text:p text:style-name="P1">2. Und es fol te ihm viel Volk nach, weil</text:p>
      <text:p text:style-name="P1">sie die Zeichen sahen, die er an den Kran-</text:p>
      <text:p text:style-name="P1">ken Tat.</text:p>
      <text:p text:style-name="P1">3. esus aber in aus den Berg hinauf</text:p>
      <text:p text:style-name="P1">und såetzte sich dafelbst1nitseinen Jüngern.</text:p>
      <text:p text:style-name="P1">4. s war aber nahe der Ueberschritt, das</text:p>
      <text:p text:style-name="P1">Fest der Juden. Z. M-s. es, Z sc.</text:p>
      <text:p text:style-name="P1">5. Da nun Jesus seine Augen aufhob und</text:p>
      <text:p text:style-name="P1">sah, daß viel Volk zu ihm kam, spricht er zu</text:p>
      <text:p text:style-name="P1">Philippus: Woher werden wir Brote kau-</text:p>
      <text:p text:style-name="P1">fen, daß diese essen? (L.i,44.</text:p>
      <text:p text:style-name="P1">6. Das sagte er aber, ihn zu versuchen; denn</text:p>
      <text:p text:style-name="P1">er selbst wußte wohl, was er thun wollte.</text:p>
      <text:p text:style-name="P1">7. Philippus antwortete ihm: Für zwei-</text:p>
      <text:p text:style-name="P1">hundert Pfennige Brote reichen nicht hin</text:p>
      <text:p text:style-name="P1">für sie, daß Jeder von ihnen nur ein wenig</text:p>
      <text:p text:style-name="P1">emp(Einge.</text:p>
      <text:p text:style-name="P1">8. iner aus sei1ien Jüngern, Andreas, der</text:p>
      <text:p text:style-name="P1">Bruder des Simon Petrus, spricht zu ihm:</text:p>
      <text:p text:style-name="P1">9. Es ist ein Knabe hier, der hat fünf</text:p>
      <text:p text:style-name="P1">Gerstenbrote und zwei Fische; aber was ist</text:p>
      <text:p text:style-name="P1">das unter so Viele?</text:p>
      <text:p text:style-name="P1">10. Da sprach Jesus: Machet, daß sich</text:p>
      <text:p text:style-name="P1">die Leute setzen. Es war aber viel Gras</text:p>
      <text:p text:style-name="P1">an dem Orte. Da setzten sich die Männer,</text:p>
      <text:p text:style-name="P1"><text:soft-page-break/>bei fünftauselid an der Zahl. »</text:p>
      <text:p text:style-name="P1">11. Da nahm Jesus die Brote, und als</text:p>
      <text:p text:style-name="P1">er Dank esagt, theilte er sie den Jüngern</text:p>
      <text:p text:style-name="P1">aus, die Hunger aber denen, die sich Jetzt</text:p>
      <text:p text:style-name="P1">atten, desgleichen auch von den Fis en,</text:p>
      <text:p text:style-name="P1">o viel sie wollten. Pf. i45, is.</text:p>
      <text:p text:style-name="P1">12. Als sie aber gesättigt waren, spraih</text:p>
      <text:p text:style-name="P1">er zu seinen Jüngern: Sammelt die übrig</text:p>
      <text:p text:style-name="P1">gebliebenen Stücke, damit nichts verderbe.</text:p>
      <text:p text:style-name="P1">13. Da sami1ielten sie uiid füllten zwölf</text:p>
      <text:p text:style-name="P1">Kbrbe mit Stücken von den Fünf Gersten-</text:p>
      <text:p text:style-name="P1">broten, die denen übrig geblie en waren, die</text:p>
      <text:p text:style-name="P1">gegessen hgtten.</text:p>
      <text:p text:style-name="P1">14. Die eute nun, da sie das Zeichen sahen,</text:p>
      <text:p text:style-name="P1">welches Jesus gethan, sprachen: Dieser ist</text:p>
      <text:p text:style-name="P1">wahrhaftig der Propbet, der in die Wet</text:p>
      <text:p text:style-name="P1">kommen soll. C. 7, 4o. 5. Mk-s. is, is is.</text:p>
      <text:p text:style-name="P1">V.i5-2i: Maith.i4, 22—3ii. Man. S, is -se.</text:p>
      <text:p text:style-name="P1">15. Da nun Jesus merkte, daß sie kommen</text:p>
      <text:p text:style-name="P1">und ihn ergreifen würden, um ihn zum</text:p>
      <text:p text:style-name="P1">Könige zu machen, entwich er wiederum auf</text:p>
      <text:p text:style-name="P1">den erg, er allein. C. is, se.</text:p>
      <text:p text:style-name="P1">II. 16. »Als es aber Abend geworden,</text:p>
      <text:p text:style-name="P1">gingen seine Jünger hinab an das Meer,</text:p>
      <text:p text:style-name="P1">17. stiegen in das Schiff und fuhren über</text:p>
      <text:p text:style-name="P1">das Meer gen Capernaum. Und es war</text:p>
      <text:p text:style-name="P1">schon finster geworden, und Jesus war noch</text:p>
      <text:p text:style-name="P1">nicht F ihnen Gekommen.</text:p>
      <text:p text:style-name="P1">18. nd das eer erhob sich, da ein star-</text:p>
      <text:p text:style-name="P1">ker Wind wehete.</text:p>
      <text:p text:style-name="P1">19. Als sie nun ungefähr sünfundzwanzig</text:p>
      <text:p text:style-name="P1">Cato. 6. « Das Evangelium Cap. S.</text:p>
      <text:p text:style-name="P1">oder dreißi Stadien e a ren, a en e</text:p>
      <text:p text:style-name="P1">Jesum aujgdem Meer? ivci;ndeln suiid </text:p>
      <text:p text:style-name="P1">dem Schiffe nahen; und sie fürchteten ich.</text:p>
      <text:p text:style-name="P1">20. Er aber sprach zu ihnen: Ich bin’s,</text:p>
      <text:p text:style-name="P1">fürchtet euch nicht!</text:p>
      <text:p text:style-name="P1">21. Da wollten sie ihn in das Schiff neh-</text:p>
      <text:p text:style-name="P1">men, und alsobald war das Schiff an dein</text:p>
      <text:p text:style-name="P1">Lande, nach welchem sie fuhren. -</text:p>
      <text:p text:style-name="P1">llI. 22. Des folgenden Tages, da das</text:p>
      <text:p text:style-name="P1">Volk, das jenseits des Meeres stand sah,</text:p>
      <text:p text:style-name="P1">daß kein anderes Schiff daselbst war als</text:p>
      <text:p text:style-name="P1">nur das Eine, in welches seine Jünger ge-</text:p>
      <text:p text:style-name="P1">Ziegen waren, unddaf;Jesus nichtmit seinen</text:p>
      <text:p text:style-name="P1">ün ern in das Schiff gegangen, sondern</text:p>
      <text:p text:style-name="P1">daß Eine Jünger allein abgefahren waren;</text:p>
      <text:p text:style-name="P1">23. (es waren aber andere Schiffe von</text:p>
      <text:p text:style-name="P1">Tiberias nahe an den Ort gekomnien, wo</text:p>
      <text:p text:style-name="P1">sie das Brot gegessen hatten, nach der Dank-</text:p>
      <text:p text:style-name="P1">sagung des Herrn)</text:p>
      <text:p text:style-name="P1">24. da also das Volk sah, daß Jesus</text:p>
      <text:p text:style-name="P1"><text:soft-page-break/>nicl)t daselbst war, noch seine Jünger , stie-</text:p>
      <text:p text:style-name="P1">a5en auch sie in die Schiffe, und kamen gen</text:p>
      <text:p text:style-name="P1">i.apernaum und suchten Jesum.</text:p>
      <text:p text:style-name="P1">25. Und als sie ihn jenseits des Meeres</text:p>
      <text:p text:style-name="P1">fanden, sprachen sie zu ihm: Nabbi, wann</text:p>
      <text:p text:style-name="P1">bist du hieher gekommen ?</text:p>
      <text:p text:style-name="P1">26. Jesus antwortete ihnen und spra(h:</text:p>
      <text:p text:style-name="P1">Wahrl·1ih, wahrlich, ich·sage euch, ihr uchet</text:p>
      <text:p text:style-name="P1">mich nicht darum, weil ihr Zeichen ge ehen,</text:p>
      <text:p text:style-name="P1">sondern weil ihr von den roten gegessen</text:p>
      <text:p text:style-name="P1">habet und gesättigt worden seid.</text:p>
      <text:p text:style-name="P1">27. Wirket nicht die Speise, die verdirbt,</text:p>
      <text:p text:style-name="P1">sondern die Speise, die ins ewige Leben</text:p>
      <text:p text:style-name="P1">bleibt, welche der Sohn des Menschen euch</text:p>
      <text:p text:style-name="P1">geben wird; denn diesen hatGott, der Vater,</text:p>
      <text:p text:style-name="P1">besiegelt« E. 4, is-. i0, Za-</text:p>
      <text:p text:style-name="P1">28. Da sprachen sie u ihm: Was sollen</text:p>
      <text:p text:style-name="P1">wir thun, daß wir dieW5erke Gottes wirken?</text:p>
      <text:p text:style-name="P1">29. Jesus antwortete und sprach zu ihnen:</text:p>
      <text:p text:style-name="P1">Das ist das Werk Gottes, daß ihr an den:</text:p>
      <text:p text:style-name="P1">glaubet, den er gesandt »hat. i. J·-h;3, 23.</text:p>
      <text:p text:style-name="P1">3(). Da sagten sie zu ihm: Was thust du</text:p>
      <text:p text:style-name="P1">denn für ein Zeichen, das; wir sehen und</text:p>
      <text:p text:style-name="P1">dir glauben? Was wirkest du?</text:p>
      <text:p text:style-name="P1">C. 4, is. Many. te, as.</text:p>
      <text:p text:style-name="P1">31. Unsere Väter haben das Manna e-</text:p>
      <text:p text:style-name="P1">gessen in der Wüste , wie geschrieben steht:</text:p>
      <text:p text:style-name="P1">»Er gab ihnen Brot vom Himmel zu essen.«</text:p>
      <text:p text:style-name="P1">2. M«-s. is· 4; i5. Pf. 78, 24.</text:p>
      <text:p text:style-name="P1">32. Da sprach Jesus zu ihnen: Wahrlich,</text:p>
      <text:p text:style-name="P1">wahrlich, ich sage euch, nicht Moses hat euch</text:p>
      <text:p text:style-name="P1">das Brot vom Himmel gegeben, ondern</text:p>
      <text:p text:style-name="P1">mein Vater gibt euch das wahre Brot vom</text:p>
      <text:p text:style-name="P1">Himmel. C. is, 4·9 sc. S. M«-s, 8. 3.</text:p>
      <text:p text:style-name="P1">33. Denn das ist das Brot Gottes, welches</text:p>
      <text:p text:style-name="P1">vom Himmel herabkommt und der Welt</text:p>
      <text:p text:style-name="P1">das Leben gibt.</text:p>
      <text:p text:style-name="P1"/>
      <text:p text:style-name="P1"/>
      <text:p text:style-name="P1"/>
      <text:p text:style-name="P1">Cap. 6. « St. Johaunis. Cap. 6. 109</text:p>
      <text:p text:style-name="P1">34. Da sprachen sie zu ihm: Herr, gib</text:p>
      <text:p text:style-name="P1">uns alle eit dieses rot. »</text:p>
      <text:p text:style-name="P1">35. Jezsus aber sprach zu ihnen: Jch bin</text:p>
      <text:p text:style-name="P1">das Brot des Lebens; wer zu mir kommt,</text:p>
      <text:p text:style-name="P1">den wird nicht hungern; und wer an mich</text:p>
      <text:p text:style-name="P1">glaubt, den-wird nimmermehr dürften.</text:p>
      <text:p text:style-name="P1">36. Aber Mk, habe es euch gesa t, daß ihr</text:p>
      <text:p text:style-name="P1">mich gåsehen abet und doch ni3t glaubet.</text:p>
      <text:p text:style-name="P1">37.» lles, was mir der Vater gibt, wird</text:p>
      <text:p text:style-name="P1">zu nur kommen; und wer zu mir kommt,</text:p>
      <text:p text:style-name="P1">den werde ich nicht hinausstoßen.</text:p>
      <text:p text:style-name="P1"><text:soft-page-break/>C. i7, s. 9. «. Many. «, 28.</text:p>
      <text:p text:style-name="P1">38. Denn ich bin vom Himmelnl)erabge-</text:p>
      <text:p text:style-name="P1">kommen, nii?gdaß ich meinen Wi en thue,</text:p>
      <text:p text:style-name="P1">sondern den illen dessen» der mich gesandt</text:p>
      <text:p text:style-name="P1">hat. C· i, 34. Las. 22, te.</text:p>
      <text:p text:style-name="P1">39. Das ist aber der Wille des Vaters, der</text:p>
      <text:p text:style-name="P1">mich gesandt hat, daß ich von Allem, was er</text:p>
      <text:p text:style-name="P1">mir gegeben hat, nichts verliere, sondern es</text:p>
      <text:p text:style-name="P1">auserwecke am letzten Tage. C. to, 28. 29.</text:p>
      <text:p text:style-name="P1">4O. Denn das ist der Wille dessen, der</text:p>
      <text:p text:style-name="P1">mich gesandt hat, daß Jeder, der den Sohn</text:p>
      <text:p text:style-name="P1">siehet und an ihn glaubt, ewiges Leben habe;</text:p>
      <text:p text:style-name="P1">und ich werde ihn auferwecken am letzten</text:p>
      <text:p text:style-name="P1">Tage. E. 3, it :c.</text:p>
      <text:p text:style-name="P1">41. Da murreten die Juden über ihn, daß</text:p>
      <text:p text:style-name="P1">er gesagt hatte: Jch bin das Brot, das vom</text:p>
      <text:p text:style-name="P1">Himmel herabgekommen ist;</text:p>
      <text:p text:style-name="P1">42. und sprachen: Jst dieser nichtJesus,der</text:p>
      <text:p text:style-name="P1">Sohn Josephs , dessen Vater und Mutter</text:p>
      <text:p text:style-name="P1">wir kennen? Wie sagt er denn: Ich bin vom</text:p>
      <text:p text:style-name="P1">Himmel herabgekommen? Many. is, as «.</text:p>
      <text:p text:style-name="P1">43. Da antwortete Jesus und sprach zu</text:p>
      <text:p text:style-name="P1">ihnen: Murret nicht unter einander!</text:p>
      <text:p text:style-name="P1">44. Niemand kann zu mir kommen, es sei</text:p>
      <text:p text:style-name="P1">denn, daß der Vater, der mich gesandt hat,</text:p>
      <text:p text:style-name="P1">ihn ziehe; und ich werde ihn auferwecken am</text:p>
      <text:p text:style-name="P1">letzten Tage. C. S, 37. 39. es. Many. is, i7.</text:p>
      <text:p text:style-name="P1">45. Es steht geschrieben in den Propheten:</text:p>
      <text:p text:style-name="P1">»Undsie werdenAllevonGottgelehretsein.«</text:p>
      <text:p text:style-name="P1">Jeder nun, der es vom Vater gehört und</text:p>
      <text:p text:style-name="P1">gelernt hat, kommt zu mir. «</text:p>
      <text:p text:style-name="P1">Jes.i)4,43. Jek.31,33.34.</text:p>
      <text:p text:style-name="P1">46. Nicht daß Jemand den Vater gesehen</text:p>
      <text:p text:style-name="P1">Ehe, außer der, der von Gott ist, der hat den</text:p>
      <text:p text:style-name="P1">ater gesehen. C.1,is. «. Tini. ei, is. »</text:p>
      <text:p text:style-name="P1">47. Wahrlic2, wahrlich, ich sage euch, wer</text:p>
      <text:p text:style-name="P1">an mich glau t, der hat das ewi(ge»»Le3l;en.</text:p>
      <text:p text:style-name="P1">48. Jch bin das Brot des Lebens.</text:p>
      <text:p text:style-name="P1">49. Eure Väter haben das Manna ge-</text:p>
      <text:p text:style-name="P1">gessen in der Wüste und sind gestorben:</text:p>
      <text:p text:style-name="P1">«. C-)k. 4(), Z. 5.</text:p>
      <text:p text:style-name="P1">50. Das ist das Brot, das vom Himmel</text:p>
      <text:p text:style-name="P1">1herg)bkommt, daß, wer davon isset, nicht</text:p>
      <text:p text:style-name="P1">ter e.</text:p>
      <text:p text:style-name="P1">·51. Jch bin das lebendige Brot, das vom</text:p>
      <text:p text:style-name="P1">Himmel herabgekommen ist. So Jemand</text:p>
      <text:p text:style-name="P1">von dieLkm Brot Esset, der wird in Ewigkeit</text:p>
      <text:p text:style-name="P1">leben» ber· das rot, das ich geben werde,</text:p>
      <text:p text:style-name="P1">ist mein Fleisch, welches ich geben werde für</text:p>
      <text:p text:style-name="P1">das Leben der Welt. Luc. ge, i9.</text:p>
      <text:p text:style-name="P1">52. Da stritten die Juden unter einander</text:p>
      <text:p text:style-name="P1">und sagten: Wie kann dieser uns sein Fleisch</text:p>
      <text:p text:style-name="P1"><text:soft-page-break/>zu essen geben ?</text:p>
      <text:p text:style-name="P1">»53. Darum sprach Jesus uihnen: Wahr-</text:p>
      <text:p text:style-name="P1">lich, wahrlich, ich age euch, wenn ihr nicht</text:p>
      <text:p text:style-name="P1">das Fleisch des Sohnes des Menschen esset</text:p>
      <text:p text:style-name="P1">und sein Blut trinket, so habet ihr ein Leben</text:p>
      <text:p text:style-name="P1">in euch. Many. 2i3, ge; 2c. i. C-sc. «, 27.</text:p>
      <text:p text:style-name="P1">5»)4. Wer mein Fleisch iss et und mein Blut</text:p>
      <text:p text:style-name="P1">trinkt, der hat das ewige Leben, und ich werde</text:p>
      <text:p text:style-name="P1">ihn auserweckeii am letzten Tage.</text:p>
      <text:p text:style-name="P1">55.» Denn mein Fleis(h ist wahrhaft eine</text:p>
      <text:p text:style-name="P1">Specke, und mein Blut ist wahrhaft ein</text:p>
      <text:p text:style-name="P1">ran .</text:p>
      <text:p text:style-name="P1">56. Wer mein Fleisch isset und mein Blut</text:p>
      <text:p text:style-name="P1">trinkt, der bleibt in mir und ich in ihm. C. i5,4.</text:p>
      <text:p text:style-name="P1">57. Wie mich der lebendige Vater esandt</text:p>
      <text:p text:style-name="P1">hat, und auch ich durch den Vater lebe ,gso wird</text:p>
      <text:p text:style-name="P1">auch,wermich isset, durch mich leben. C. 5, 26.</text:p>
      <text:p text:style-name="P1">58. Das ist das Brot, das vom Himmel</text:p>
      <text:p text:style-name="P1">Herabgekommen ist; nicht wie eure Väter das</text:p>
      <text:p text:style-name="P1">Manna egessen haben und sind· gestorben:</text:p>
      <text:p text:style-name="P1">Irr diesZs Brot isset, der wird in Ewigkeit</text:p>
      <text:p text:style-name="P1">e en.</text:p>
      <text:p text:style-name="P1">59. Solches sprach er, als er in der Ver-</text:p>
      <text:p text:style-name="P1">sammlung zu Capernaum lehrte.</text:p>
      <text:p text:style-name="P1">60.· Viele nun aus seinen Jüngern, als</text:p>
      <text:p text:style-name="P1">als sie dieses hörten, sprachen: Das ist eine</text:p>
      <text:p text:style-name="P1">harte Rede, wer mag sie hören?</text:p>
      <text:p text:style-name="P1">61. Da aber Jesus bei sich selbst wußte,</text:p>
      <text:p text:style-name="P1">daß seine Jii1;ger darüber niurreten, sprach</text:p>
      <text:p text:style-name="P1">er zu ihnen: ergert euch das? »</text:p>
      <text:p text:style-name="P1">62. Wie dann, wann ihr werdet des Men-</text:p>
      <text:p text:style-name="P1">schen Sohn dahin aussahren sehen, wo er</text:p>
      <text:p text:style-name="P1">zuvor war? C.3,i3.2o,i7. Makc.i6,i9.</text:p>
      <text:p text:style-name="P1">63. Der Geist ist es , der da lebendig</text:p>
      <text:p text:style-name="P1">macht; das Fleisch ist gar nichts nütze. Die</text:p>
      <text:p text:style-name="P1">D Worte, die ich zu euch rede, sind Geist und</text:p>
      <text:p text:style-name="P1">Leben. 2. C-k. Z, S.</text:p>
      <text:p text:style-name="P1">64. Aber es sind c»dEtliche aus euch, die nicht</text:p>
      <text:p text:style-name="P1">glauben. Denn Jesus wußte von Anfang,</text:p>
      <text:p text:style-name="P1">wer die seien, die nicht glauben, und wer ihn</text:p>
      <text:p text:style-name="P1">verrathen werde. C. se, 25,</text:p>
      <text:p text:style-name="P1">65. Und er sprach: Darum habe ich euch</text:p>
      <text:p text:style-name="P1">gesagt: Niemand kann zu mir kommen, es sei</text:p>
      <text:p text:style-name="P1">ihm denn gegeben von meinem Vater. C· s,44.</text:p>
      <text:p text:style-name="P1">IV. 66. Von da an traten Viele seiner</text:p>
      <text:p text:style-name="P1">Jmi·g)er zurück und wandelten nicht mehr</text:p>
      <text:p text:style-name="P1">initi m. »</text:p>
      <text:p text:style-name="P1">- 67. Da sprach Jesus zu den Zwolfen:</text:p>
      <text:p text:style-name="P1">i Wollet auch ihr hmweggehen?</text:p>
      <text:p text:style-name="P1"/>
      <text:p text:style-name="P1"/>
      <text:p text:style-name="P1"/>
      <text:p text:style-name="P1"><text:soft-page-break/>110 " Cap. S· 7. Das Ev</text:p>
      <text:p text:style-name="P1">68. Da antwortete ihm Simon Petrus:</text:p>
      <text:p text:style-name="P1">Irr, zu wem· sollen wir gehen? Du haft</text:p>
      <text:p text:style-name="P1">orte des ewi en Lebens.</text:p>
      <text:p text:style-name="P1">69. Und wir»gaben geglaubt und erkannt,</text:p>
      <text:p text:style-name="P1">daß du bist der Christus, derSohndes leben-</text:p>
      <text:p text:style-name="P1">digen Gottes. C. «, so. «, 27.</text:p>
      <text:p text:style-name="P1">70. Je us antwortete ihnen: Habe ich</text:p>
      <text:p text:style-name="P1">nickE en zwölf erwiihlet? Und aus euch</text:p>
      <text:p text:style-name="P1">ist iner ein Teufel. Luc. S, is.</text:p>
      <text:p text:style-name="P1">71. Er meinte aber den Judas, Simons</text:p>
      <text:p text:style-name="P1">Sohn, den Jscariot; denn dieser war es,</text:p>
      <text:p text:style-name="P1">der ihn nachher verrieth, Einer aus den</text:p>
      <text:p text:style-name="P1">Zwblfen. C. is, D. is, Z.</text:p>
      <text:p text:style-name="P1">Cap. Vl1.</text:p>
      <text:p text:style-name="P1">l. Jefu Reise nach Jerusalem auf's L«aubhütten-</text:p>
      <text:p text:style-name="P1">fest· i—i3. II. Jcsu Rede im Tempel. 14—39.</text:p>
      <text:p text:style-name="P1">lll. Uiigleiches UrRcilh ülki ihn unter dem Volk</text:p>
      <text:p text:style-name="P1">und im jüdi"scheii « at e. 0——53.</text:p>
      <text:p text:style-name="P1">Cz. l;l.»1ind Jesus zog iliach diesem uZ·nher in</text:p>
      <text:p text:style-name="P1"><text:s/></text:p>
      <text:p text:style-name="P1">tödten suchten. Cis, is. is.</text:p>
      <text:p text:style-name="P1">2. Es war aber das Laubhüttensest der</text:p>
      <text:p text:style-name="P1">Juden nahe. J.2i)i-is-e3,34:.«. ·»</text:p>
      <text:p text:style-name="P1">Z. Da sagten seine Brüder» zu ihn1F»Z»iehe</text:p>
      <text:p text:style-name="P1">?on dalgiHnßui1Z)gehe hin in das 1uTZsche</text:p>
      <text:p text:style-name="P1">and an a an deine "ü1iger deine er·'e</text:p>
      <text:p text:style-name="P1">sehen: die du thust. -1)i«tkh.i2,-is. »</text:p>
      <text:p text:style-name="P1">»4. Denn Niemand thut etwas im Ber-</text:p>
      <text:p text:style-name="P1">borgenenT3nd sucht doXcå) i")sseutlichhbeFanisit</text:p>
      <text:p text:style-name="P1">zu sein. enn du so se Dinget ut o</text:p>
      <text:p text:style-name="P1">offenbare dich selbst der Welt. «·</text:p>
      <text:p text:style-name="P1">Z. »äOenn anch seine Brüder glaubten nicht</text:p>
      <text:p text:style-name="P1">M! U. Pf. 69, 9. M .3, 2i.</text:p>
      <text:p text:style-name="P1">» G. Da spricht Jesus <text:s/>ihnen: Meine Zeit</text:p>
      <text:p text:style-name="P1">Ist noch nicht da; aber euere Zeit ist immer</text:p>
      <text:p text:style-name="P1">ereit. C.2, is.</text:p>
      <text:p text:style-name="P1">'7. Die Welt kann euch nicht hassen, mich</text:p>
      <text:p text:style-name="P1">?i;)ersöissEt <text:s/>die-»niB ich zeuge von ihr, daß</text:p>
      <text:p text:style-name="P1">re er e oe in .</text:p>
      <text:p text:style-name="P1">? Gehhet ihr higauf zu jdieseiåi Feste; ich</text:p>
      <text:p text:style-name="P1">ge)·e ni t hinan zu die em ete denn</text:p>
      <text:p text:style-name="P1">meine Zeit ist noch nicht»erfiillet. « « »</text:p>
      <text:p text:style-name="P1">63.nS3oldies sagte ei« zu ihnen und blieb in</text:p>
      <text:p text:style-name="P1">a i an.</text:p>
      <text:p text:style-name="P1">10. Nachdeni aber seine Brüder hinaiifge-</text:p>
      <text:p text:style-name="P1">g)alige;1wa«åi;.n, fgingleE agih zu dem Feste</text:p>
      <text:p text:style-name="P1">inau , ni t b eiiti F, ondern wie ins-</text:p>
      <text:p text:style-name="P1">geheim. » ·</text:p>
      <text:p text:style-name="P1">11. Da suchten ihn die Juden an dem Feste</text:p>
      <text:p text:style-name="P1">und sprachen: Wo ist derselbe? C. «, 56.</text:p>
      <text:p text:style-name="P1">12. Und es war ein großes Gerede über</text:p>
      <text:p text:style-name="P1"><text:soft-page-break/>ihn unter dem Volke. Etliche sagten: Er ist</text:p>
      <text:p text:style-name="P1">ut. Andere sagten: Nein, sondern er ver-</text:p>
      <text:p text:style-name="P1">Führ« das Volk. C.9, is.</text:p>
      <text:p text:style-name="P1">angelium » Cap-. T.</text:p>
      <text:p text:style-name="P1">13. Doch redete Niemand frei offen von</text:p>
      <text:p text:style-name="P1">ihm, aus Furcht vor den Juden C» 9, 22·</text:p>
      <text:p text:style-name="P1">II. 14. Erst um die Mitte des Festes aber</text:p>
      <text:p text:style-name="P1">ging Jesus in den Tempel hinauf und lehrete.</text:p>
      <text:p text:style-name="P1">15. Und die Juden verwunderten sich und</text:p>
      <text:p text:style-name="P1">sprachen: Wie kennt dieser die Schriften, da</text:p>
      <text:p text:style-name="P1">er sie doch nicht gelernet hat? Mark. ei, 2.</text:p>
      <text:p text:style-name="P1">16. Da antwortete ihnen Jesus undsprach:</text:p>
      <text:p text:style-name="P1">Meine Lehre ist nicht mein, sondern dessen,</text:p>
      <text:p text:style-name="P1">der mich gesan1«that. C. 8, As. 28. i4, ge.</text:p>
      <text:p text:style-name="P1">17. So Jemand will dessen Willen thun,</text:p>
      <text:p text:style-name="P1">der wird dieser Lehre halben erkennen, ob</text:p>
      <text:p text:style-name="P1">sie aus Gott sei, oder ob ich aus mir selbst</text:p>
      <text:p text:style-name="P1">rede. C. Z, 33.</text:p>
      <text:p text:style-name="P1">18. Wer aus sich selbst redet, der sucht seine</text:p>
      <text:p text:style-name="P1">eigene Ehre; wer aber die Ehre dessen fucht,</text:p>
      <text:p text:style-name="P1">der ihn gesandt hat, der ist wahrhaft, und</text:p>
      <text:p text:style-name="P1">keine Falschheit it in ihm. C. 5, 41» 44,</text:p>
      <text:p text:style-name="P1">19. Hat nicht Moses euch das Gesetz ge-</text:p>
      <text:p text:style-name="P1">geben? Und doch thut Niemand aus euch</text:p>
      <text:p text:style-name="P1">das Gesetz-. Warum suchetihrmichgu tödten .</text:p>
      <text:p text:style-name="P1">Apg. 7, 52. 53. Man .i2, «-.</text:p>
      <text:p text:style-name="P1">20. Das Volk antwortete undosprach: Du</text:p>
      <text:p text:style-name="P1">hast einen Teufel! Wersncht di Zu tödten?</text:p>
      <text:p text:style-name="P1">C. 8, .i0, 2o.</text:p>
      <text:p text:style-name="P1">21. Jesus antwortete undsprach zu ihnen:</text:p>
      <text:p text:style-name="P1">Jch habe Ein Werk gethan, und ihr Alle</text:p>
      <text:p text:style-name="P1">verwundert euch darüber. C. Z, is.</text:p>
      <text:p text:style-name="P1">2:2. Moses hat euch die B;s;l)iJeidung ge-</text:p>
      <text:p text:style-name="P1">eben, (nicht daß sie von o es kommt,</text:p>
      <text:p text:style-name="P1">sondern von den Vätern) und am Sabbath</text:p>
      <text:p text:style-name="P1">besihneidet ihr den Menfchen.</text:p>
      <text:p text:style-name="P1">W Z. Ei)·?os.Ai)F, 3sch1. M-sSi7b,l;ioi</text:p>
      <text:p text:style-name="P1">« 23. - enn ein en am a a ie</text:p>
      <text:p text:style-name="P1">Beschneidung empfängt, damit das Gesetz</text:p>
      <text:p text:style-name="P1">Moses nicht übertreten werde, was zürnet</text:p>
      <text:p text:style-name="P1">ihr mir denn, daß ich einen ganzen Menfchen</text:p>
      <text:p text:style-name="P1">gesund gemacht habe am Sabbat·h? C. Z, S.</text:p>
      <text:p text:style-name="P1">» 24. Richtet nicht nach dem Scheine, sondern</text:p>
      <text:p text:style-name="P1">richtet gerechtes Gerichts. M-s.i,«.6. i7. -is,i9.</text:p>
      <text:p text:style-name="P1">25. Da sprachen Etliche von Jerusalem:</text:p>
      <text:p text:style-name="P1">Jst das nicht der, den sie suchen zu todten?</text:p>
      <text:p text:style-name="P1">26. Und siehe, er redet frei offen, ulid sie</text:p>
      <text:p text:style-name="P1">sagen ihm nichts. Haben etwa die Obersten</text:p>
      <text:p text:style-name="P1">wirklich erha3»mt, das; dieser wahrhaft der</text:p>
      <text:p text:style-name="P1">F ri"tus it.</text:p>
      <text:p text:style-name="P1">XI lDoch von diesem wissen wir, woher er</text:p>
      <text:p text:style-name="P1">ist ; wann aber der Christus kommt, so wird</text:p>
      <text:p text:style-name="P1"><text:soft-page-break/>Niemand wissen, woher er ist. C. is, 42.</text:p>
      <text:p text:style-name="P1">28. Da rief Jesus lehrend im Tempel und</text:p>
      <text:p text:style-name="P1">sprach: Ja, ihr ennet mich und wisset, wo-</text:p>
      <text:p text:style-name="P1">, her ich bin. Und von mir selbst bin ich»nicht</text:p>
      <text:p text:style-name="P1">gekommen, sondern der Wahrhaftige ist es,</text:p>
      <text:p text:style-name="P1">der mich gesandt hat, wekchen Er nicht Eeiinet.</text:p>
      <text:p text:style-name="P1"><text:s/>«.8, -to, 2:c.</text:p>
      <text:p text:style-name="P1">« 29. Ich aber kenne ihn, denn ich bin von</text:p>
      <text:p text:style-name="P1">ihm, und er hat mich gesandt. Matt!-. «, 27.</text:p>
      <text:p text:style-name="P1"/>
      <text:p text:style-name="P1"/>
      <text:p text:style-name="P1"/>
      <text:p text:style-name="P1">Cap. 7. St. Joh</text:p>
      <text:p text:style-name="P1">30. Da suchten sie ihn zu greifen; aber.</text:p>
      <text:p text:style-name="P1">Niemand legte Hand an ihn, denn seine</text:p>
      <text:p text:style-name="P1">Stunde war noch nicht gekommen.</text:p>
      <text:p text:style-name="P1">C. 8, 2o. is, «.</text:p>
      <text:p text:style-name="P1">31. Viele aber aus dem Volke laubten</text:p>
      <text:p text:style-name="P1">an ihn und sprachen: Wann der 3hristus</text:p>
      <text:p text:style-name="P1">kommt, wird er mehr Zeichen thun, als die-</text:p>
      <text:p text:style-name="P1">ser gethan hat? C· s, so·</text:p>
      <text:p text:style-name="P1">32. Die Pharisäer hörten, daß das Volk «</text:p>
      <text:p text:style-name="P1">solches von ihm mnrmelte; und es sandten</text:p>
      <text:p text:style-name="P1">die Pharisäer und Hohenpriester Diener ab,</text:p>
      <text:p text:style-name="P1">daß sie ihn griffen. «</text:p>
      <text:p text:style-name="P1">33. Da sagte Jesus zu ihnen: Jch bin</text:p>
      <text:p text:style-name="P1">noch eine kleine Zeit bei eucl , und dann</text:p>
      <text:p text:style-name="P1">gehe ich hin zu dem, der mich gesandt hat. .</text:p>
      <text:p text:style-name="P1">. C. i2, as. is, :-Z« «, i-z. is, 28.</text:p>
      <text:p text:style-name="P1">34. Ihr werdet mich suchen und nicht fin-</text:p>
      <text:p text:style-name="P1">den; und wo ich bin, dahin lönnet ihr nicht</text:p>
      <text:p text:style-name="P1">kommen. C. 8, 2i. te, es. Am. s, 42. s</text:p>
      <text:p text:style-name="P1">35. Da sprachen die Juden unter einan-</text:p>
      <text:p text:style-name="P1">der: Wo will dieser hingeben, das; wir ihn</text:p>
      <text:p text:style-name="P1">nicht finden werden? Will er zu den zer-</text:p>
      <text:p text:style-name="P1">streueten Griechen gehen und die Griechen</text:p>
      <text:p text:style-name="P1">lehren? i. Pet. i, -i. ,</text:p>
      <text:p text:style-name="P1">36. Was ist das für eine Rede, die er ge-</text:p>
      <text:p text:style-name="P1">sprochen: Ihr werdet mich suchen und nicht</text:p>
      <text:p text:style-name="P1">finden, und wo i(h bin, dahin kbnnet ihr</text:p>
      <text:p text:style-name="P1">nicht kommen?</text:p>
      <text:p text:style-name="P1">37. Aber am letzten Tage des Festes, der</text:p>
      <text:p text:style-name="P1">roß war, stand Jesus, rief und sprach :» So</text:p>
      <text:p text:style-name="P1">Z·emanddiirstet,der komme zu mir und trinke!</text:p>
      <text:p text:style-name="P1">3.Mos.23,3(;. Joh.4,1o.14, Off.922,17».</text:p>
      <text:p text:style-name="P1">38. Wer an mich glaubt, aus dessen Leibe</text:p>
      <text:p text:style-name="P1">werden, wie die Schrift gesprochen, Ströme</text:p>
      <text:p text:style-name="P1">lebendigen Wassers fließen. Ez.47,i. Jcs.4·i.,T</text:p>
      <text:p text:style-name="P1">39. Das sagte er aber von dem Geiste, «</text:p>
      <text:p text:style-name="P1">welche die empfangen sollten, die an ihn</text:p>
      <text:p text:style-name="P1">glauben; denn der heilige Geist war noch</text:p>
      <text:p text:style-name="P1">nicht, weil Jesus noch nicht ver-herrlicht</text:p>
      <text:p text:style-name="P1"><text:soft-page-break/>war. Cis, 7. 2o, 22.</text:p>
      <text:p text:style-name="P1">III. 40. Viele nun aus dem Volke, die</text:p>
      <text:p text:style-name="P1">diese Rede hörten, sagten : Dieser ist wahr-</text:p>
      <text:p text:style-name="P1">haftig der Propbet! C. S» it.</text:p>
      <text:p text:style-name="P1">41. Andere sagten: Er ist der Christus.</text:p>
      <text:p text:style-name="P1">Andere aber.sagten: Kommt denn der</text:p>
      <text:p text:style-name="P1">Christus aus Galiläa ? ·Jph. «, 47.</text:p>
      <text:p text:style-name="P1">42. Hat nicht die Schrift gesprochen, daß</text:p>
      <text:p text:style-name="P1">aus dem Samen Davids und von dem</text:p>
      <text:p text:style-name="P1">Flecken Bethlehem, wo David war," der</text:p>
      <text:p text:style-name="P1">Christus kommen werde?</text:p>
      <text:p text:style-name="P1">Pf. i32, «. Mich. 5, 2. Many. 2, Z. is.</text:p>
      <text:p text:style-name="P1">43. Also ward seinethalben eine Spaltung</text:p>
      <text:p text:style-name="P1">unter dem Volke. C» 40» is·</text:p>
      <text:p text:style-name="P1">44. Etliihe aber aus ihnen tvollten ihn</text:p>
      <text:p text:style-name="P1">greifen, doch Niemand legte Hand an ihn.</text:p>
      <text:p text:style-name="P1">45 Da kamen nun die Diener n den</text:p>
      <text:p text:style-name="P1">I</text:p>
      <text:p text:style-name="P1">annis. «" Cap. 7. 8". t-It</text:p>
      <text:p text:style-name="P1">diese sprachen zu ihnen: Warum habet ihr-</text:p>
      <text:p text:style-name="P1">ihn nicht gebracht?</text:p>
      <text:p text:style-name="P1">»46. Die Diener antworteten: Nie hat</text:p>
      <text:p text:style-name="P1">ein Mensch so geredet, wie dieser Mensch.</text:p>
      <text:p text:style-name="P1">Muth. 7, es. 29· -</text:p>
      <text:p text:style-name="P1">47. Da antworteten ihnen die Pharisäer:</text:p>
      <text:p text:style-name="P1">Seid auch ihr versi’ihrt worden?</text:p>
      <text:p text:style-name="P1">48. Hat auch Ieniand von den Obersten</text:p>
      <text:p text:style-name="P1">oder von den Pharisäern an ihn geglaubt?</text:p>
      <text:p text:style-name="P1">F. II, 42. i. C-or. l, 26. 27.</text:p>
      <text:p text:style-name="P1">49. »fonderi1 dieses Volk, welches das Ge-</text:p>
      <text:p text:style-name="P1">setz nicht kennt, verflucht ist es.</text:p>
      <text:p text:style-name="P1">50. Da spricht zu ihnen Nicodenius , der</text:p>
      <text:p text:style-name="P1">des Nachts zu ihm gekommen, und Einer</text:p>
      <text:p text:style-name="P1">aus ihnen war: C. Z, 1.2.</text:p>
      <text:p text:style-name="P1">· 51. Richtet auch unser Gesetz einen Men-</text:p>
      <text:p text:style-name="P1">schen, man habe denn zuvor von ihm selbst</text:p>
      <text:p text:style-name="P1">gehört und erkannt, was er thut?</text:p>
      <text:p text:style-name="P1">ei-)i .2 i. A .25 is.</text:p>
      <text:p text:style-name="P1">Of S, da ,</text:p>
      <text:p text:style-name="P1">52. Sie antworteten und sxrachen zu ihm:</text:p>
      <text:p text:style-name="P1">Bist auch du aus Galiläa. Forsihe und</text:p>
      <text:p text:style-name="P1">siehe: kein Propbet ist aus Galiläa aufge-</text:p>
      <text:p text:style-name="P1">standen. Mark. i4, 70. J-s. 9, «. 2.</text:p>
      <text:p text:style-name="P1">Cap. V1ll.</text:p>
      <text:p text:style-name="P1">l. Die El)ebrechcrinn. « sit. il. Jesii Reden</text:p>
      <text:p text:style-name="P1">an die Juden. 42——59,</text:p>
      <text:p text:style-name="P1">l. 1. Jesus aber ging an den Qelberg.</text:p>
      <text:p text:style-name="P1">List. 2t , 37. Z ·.</text:p>
      <text:p text:style-name="P1"><text:s/>Am Morgen früh aber kam er wieder</text:p>
      <text:p text:style-name="P1">in den Tempel, und alles Volk kam zu ihm,</text:p>
      <text:p text:style-name="P1">und er setzte ich und lehrete sie.</text:p>
      <text:p text:style-name="P1">3. Da bra ten die Schriftgelehrten und«</text:p>
      <text:p text:style-name="P1"><text:soft-page-break/>Pharisäer zu ihm ein Weib, im Ehebruch.</text:p>
      <text:p text:style-name="P1">ergriffen, und stellten dasselbe in die Mitte,</text:p>
      <text:p text:style-name="P1">4. uiid sprachen zu ihm: Meister, dieses</text:p>
      <text:p text:style-name="P1">Weib ist auf der That als Ehebrecherinn</text:p>
      <text:p text:style-name="P1">: ergriffen worden.</text:p>
      <text:p text:style-name="P1">« Z. Jus Gesetz aber hat«uns Moses ge-</text:p>
      <text:p text:style-name="P1">boten, eine olche zu steinigen. Was sagst</text:p>
      <text:p text:style-name="P1">nun du? Z. Mo(. 20, to. ·</text:p>
      <text:p text:style-name="P1">6. Das sagten sie aber, um ihn zu versuchen,</text:p>
      <text:p text:style-name="P1">auf daß sie ihn anklagen kbnnten. Jesus aber</text:p>
      <text:p text:style-name="P1">bückte sich nieder nnd schrieb mit dem Finger</text:p>
      <text:p text:style-name="P1">aus die Erde. Lin. «, ·«-Z. 54. 1o, 2s sc.</text:p>
      <text:p text:style-name="P1">7. Als sie nun enthielten ihn zu frassen</text:p>
      <text:p text:style-name="P1">richtete er sich auf nnd sprach zu ihnen: er</text:p>
      <text:p text:style-name="P1">unter euch ohne Sünde ist, der weise den</text:p>
      <text:p text:style-name="P1">ersten Stein auf sie. 5. Mr-s. 47, 7. Röm. 2, «.</text:p>
      <text:p text:style-name="P1">8. Und er bückte sich wiederum nieder und</text:p>
      <text:p text:style-name="P1">schrieb auf die Erde. ·</text:p>
      <text:p text:style-name="P1">9. Als sie aber das hörten und von ihrem</text:p>
      <text:p text:style-name="P1">Gewissen gestraft wurden, gin Einer nach</text:p>
      <text:p text:style-name="P1">dem Andern inaus von den S elte ten an</text:p>
      <text:p text:style-name="P1">- z</text:p>
      <text:p text:style-name="P1">Hohenprieftern nnd Pharisäern znriick, nnd</text:p>
      <text:p text:style-name="P1">» h« , II s ·</text:p>
      <text:p text:style-name="P1">bis aus die Leg-ten, und Jesus 1vurd allem</text:p>
      <text:p text:style-name="P1">53. Und ein Jeder ging hin in sein Haus. -</text:p>
      <text:p text:style-name="P1"/>
      <text:p text:style-name="P1"/>
      <text:p text:style-name="P1"/>
      <text:p text:style-name="P1">1t2 Cap. 8. . Das Evangelium Cap. 8.</text:p>
      <text:p text:style-name="P1">elassen, und das Weib , das in der Mitte «</text:p>
      <text:p text:style-name="P1">stand. Röm»,2, is. ei. · ·</text:p>
      <text:p text:style-name="P1">10. Als sich nun Jesus ausrichts-te und</text:p>
      <text:p text:style-name="P1">Niemand» sah als das Weib, sprach er zu</text:p>
      <text:p text:style-name="P1">gis;2sn»g«i.J:::;t;«i2A«E!is«« H«</text:p>
      <text:p text:style-name="P1">11. Sie sprach: Niemand, Herr! Jesus</text:p>
      <text:p text:style-name="P1">sprach zu ihr:· So verurtheile auch ich dich</text:p>
      <text:p text:style-name="P1">nicht. Gehe hin und sündigEngcht7ti;el;«r«.</text:p>
      <text:p text:style-name="P1">. ,i . , .</text:p>
      <text:p text:style-name="P1">II. 12. ?I3ieg:ri3ncihFun re?ete Jesiås8 zu</text:p>
      <text:p text:style-name="P1">i nenund pra : in das ichtder et.</text:p>
      <text:p text:style-name="P1">Wer mir nachsolgt, der wird nicht» in der</text:p>
      <text:p text:style-name="P1">?5i;1steri;)ißbwandeln, sondern das Licht des</text:p>
      <text:p text:style-name="P1">e ens a en. C.i,4.9. Jes 49,6.</text:p>
      <text:p text:style-name="P1">13. Da sprachen die Pharisäer zu ihm:</text:p>
      <text:p text:style-name="P1">Då1tzev:1cg;st von dir selbst; dem Zeugnis; ist</text:p>
      <text:p text:style-name="P1">tu ) r.</text:p>
      <text:p text:style-name="P1">14. Jesus antwortete und sprach zu ihnen:</text:p>
      <text:p text:style-name="P1">Wenn ich auFh von mir selbst zeuge, so ist</text:p>
      <text:p text:style-name="P1">mein Zeugnis; doch wahr, denn· ich weiß,</text:p>
      <text:p text:style-name="P1">woher ich gekommen bin und wohin ich gehe;</text:p>
      <text:p text:style-name="P1">ihr aber wisset nicht, woher ich komme und</text:p>
      <text:p text:style-name="P1"><text:soft-page-break/>wohin 1ch gehe. C.7, es. as. · ·</text:p>
      <text:p text:style-name="P1"><text:s/>å’c?h;rmr:I))tet na7ch 4deni Fleische; ich</text:p>
      <text:p text:style-name="P1">ri e a . C .2 8.ii.</text:p>
      <text:p text:style-name="P1">16. Wenn ich aber·auchrichte, so ist mein</text:p>
      <text:p text:style-name="P1">Gericht wahr; denn ich bin nicht allein, son-</text:p>
      <text:p text:style-name="P1">dern ich und der Vater, der mich gesandt hat.</text:p>
      <text:p text:style-name="P1">C 8, ad. 5, 30:c.</text:p>
      <text:p text:style-name="P1"><text:s/>Ebs stehtßaber aå1ch in ßeurem C-Zxetze</text:p>
      <text:p text:style-name="P1">e rie en da das eugni zweier en-</text:p>
      <text:p text:style-name="P1">fzchen wahr« sei. 5. M-is. i7, is. i9, is.</text:p>
      <text:p text:style-name="P1">18. Ich bin es, der von mir zeuget, und</text:p>
      <text:p text:style-name="P1">es zeu Thon 3d7er Vater, der mich— ge-</text:p>
      <text:p text:style-name="P1">s ndtT ,</text:p>
      <text:p text:style-name="P1">19. a sprachen sie zu iiåm: Wo ist dein</text:p>
      <text:p text:style-name="P1">Vater? Jesus antwortete: hrkennet weder</text:p>
      <text:p text:style-name="P1">mich, noch meinen Vater; wenn ihr mich</text:p>
      <text:p text:style-name="P1">kenntet, so würdet ihr auch meinen Vater</text:p>
      <text:p text:style-name="P1">kennen« C. is, Z. i4, 7.</text:p>
      <text:p text:style-name="P1">20. Diese Worte redete Jesus bei dem</text:p>
      <text:p text:style-name="P1">Gotteskasten, als er im Tempel lehrte; und</text:p>
      <text:p text:style-name="P1">Niemand griff ihn, denn seine Stunde war</text:p>
      <text:p text:style-name="P1">noch nicht gekommen.</text:p>
      <text:p text:style-name="P1">Mart. i2, M. Joh. 7, 30. Lin. 22, 53.</text:p>
      <text:p text:style-name="P1">21. Nun sprach Jesus wiederum zu ihnen:</text:p>
      <text:p text:style-name="P1">Ich gehe hinweg, und ihr werdet mich suchen</text:p>
      <text:p text:style-name="P1">und m eurer Sünde sterben. Wohin ich gehe,</text:p>
      <text:p text:style-name="P1">dahin könnetihrnicht kommen? C· 7, 33. s4.</text:p>
      <text:p text:style-name="P1">22. Da sagten die Juden: Will er sich</text:p>
      <text:p text:style-name="P1">etwa selbst todten, daß er spricht: Wohin ich</text:p>
      <text:p text:style-name="P1">gehe, dahin k’t’muet ihr nicht kommen. C. 7,35.</text:p>
      <text:p text:style-name="P1">23. Und er sprach zu ihnen: Ihr seid von</text:p>
      <text:p text:style-name="P1">unten her, ich bin von oben her; ihr seid</text:p>
      <text:p text:style-name="P1">von dieser Welt, ich bin nicht von dieser</text:p>
      <text:p text:style-name="P1">Welt. C. Z, ei. i7, is.</text:p>
      <text:p text:style-name="P1">·24. Darum habe ich euch gesagt, daß ihr</text:p>
      <text:p text:style-name="P1">in euern Sünden sterben werdet; denn wenn</text:p>
      <text:p text:style-name="P1">ihr nicht glaubet, daß ich es bin, so werdet</text:p>
      <text:p text:style-name="P1">ihr in euern Sünden sterben. C. H, es.</text:p>
      <text:p text:style-name="P1">25. Da sagten sie zu ihm: Wer bist du?</text:p>
      <text:p text:style-name="P1">Und Jesus prach zu ihnen: Eben das, was</text:p>
      <text:p text:style-name="P1">ich von An ang euch gesagt habe.</text:p>
      <text:p text:style-name="P1">z. i2, es. Jes. 52, S.</text:p>
      <text:p text:style-name="P1">26. Ich habe Vieles über euch zu reden</text:p>
      <text:p text:style-name="P1">und zu richten, aber der mich gesandt hat«,</text:p>
      <text:p text:style-name="P1">ist wahrhaft; und was ich von ihm gehört</text:p>
      <text:p text:style-name="P1">habe; das rede ich zu der Welt. C· Z, 33.</text:p>
      <text:p text:style-name="P1">27. Sie verstanden aber nicht, daß er zu</text:p>
      <text:p text:style-name="P1">ihnen von dein Vater redete.</text:p>
      <text:p text:style-name="P1">28. Darum sprach Jesus zu ihnen: Wann</text:p>
      <text:p text:style-name="P1">ihr den Sohn des Menschen werdet erh i")het</text:p>
      <text:p text:style-name="P1">haben, dann werdet ihr erkennen, daß ich es</text:p>
      <text:p text:style-name="P1">in, und daß ich nichts von mir selbst thue,</text:p>
      <text:p text:style-name="P1"><text:soft-page-break/>sondern wie mich mein Vater gelehret hat,</text:p>
      <text:p text:style-name="P1">das rede ich. C. is, 32. 5, is. 7, is.</text:p>
      <text:p text:style-name="P1">29. Und der mich gesandt hat, ist mit mir.</text:p>
      <text:p text:style-name="P1">Der Vater läßt mich nicht allein, denn ich</text:p>
      <text:p text:style-name="P1">thueallezeit,wasihmwohlgefällt. J-h.ii;, Zu.</text:p>
      <text:p text:style-name="P1">30. Als er solches redete, glaubten Viele</text:p>
      <text:p text:style-name="P1">an ihn.</text:p>
      <text:p text:style-name="P1">31. Da sprach Jesus zu den Juden, die</text:p>
      <text:p text:style-name="P1">an ihn glaubten: Wenn ihr in meinem</text:p>
      <text:p text:style-name="P1">Worte b eibet, so seid ihr wahrhaft meine</text:p>
      <text:p text:style-name="P1">Jünger; C. 7, i7.</text:p>
      <text:p text:style-name="P1">32. und ihr werdet die Wahrheit erkennen,</text:p>
      <text:p text:style-name="P1">und die Wahrheit wird euch frei machen.</text:p>
      <text:p text:style-name="P1">Gal. 5, I. Ja! i, 25.</text:p>
      <text:p text:style-name="P1">33. Sie antworteten ihm: Wir sind Abra-</text:p>
      <text:p text:style-name="P1">hams Same und sind nie Jemandes Knechte</text:p>
      <text:p text:style-name="P1">gewesen; wie sagst du denn: Ihr werdet frei</text:p>
      <text:p text:style-name="P1">werden? March. Z, e. Neben. g, se.</text:p>
      <text:p text:style-name="P1">34. Jesus antwortete i3nen: Wahrlich,</text:p>
      <text:p text:style-name="P1">wahrlich, ich sage eng, ein eder, der Sünde</text:p>
      <text:p text:style-name="P1">thut, ist der Sünde necht. Röm. ei, ie.20.</text:p>
      <text:p text:style-name="P1">35. Der Knecht aber bleibt nicht aus im-</text:p>
      <text:p text:style-name="P1">mer im Kaufe ; der Sohn bleibt aus immer.</text:p>
      <text:p text:style-name="P1">i. -is. 2i, i0. 2. Mos. ei, 2. Pf. es, e.</text:p>
      <text:p text:style-name="P1">36. Wenn nun derSohn euch frei macht, so</text:p>
      <text:p text:style-name="P1">werdet ihr wahrhaft frei sein. N;-sm.s, is. Z, S.</text:p>
      <text:p text:style-name="P1">37. Ich iveiß,daßihr Abrahams Sameseid;</text:p>
      <text:p text:style-name="P1">aber ihr suchet mich zu tii dteU- Dem! Mein</text:p>
      <text:p text:style-name="P1">Wort findet keine Statt bei euch. C. Ei, is.</text:p>
      <text:p text:style-name="P1">38. Ich rede, was ich bei meinemVater ge-</text:p>
      <text:p text:style-name="P1">sehen habe; nnd ihr nun thut, was ihr bei</text:p>
      <text:p text:style-name="P1">eurem Vater gesehen habet.</text:p>
      <text:p text:style-name="P1">39. Sie antworteten und sprachen zu ihm:</text:p>
      <text:p text:style-name="P1">Unser Vater ist Abraham. Jesus spricht zu</text:p>
      <text:p text:style-name="P1">ihnen: Wenn ihr Abrahalns Kinder wäret,</text:p>
      <text:p text:style-name="P1">so thLitet ihr die Werke Abvahaliis. Gai.3, 7.</text:p>
      <text:p text:style-name="P1">40. Nun aber suchet ihr mich zu tödten,</text:p>
      <text:p text:style-name="P1">einen Menschen, der euch die Wahrheit ge-</text:p>
      <text:p text:style-name="P1"/>
      <text:p text:style-name="P1"/>
      <text:p text:style-name="P1"/>
      <text:p text:style-name="P1">Cap. 8. St. Johannis. Cap. 8.. 9. 113</text:p>
      <text:p text:style-name="P1">s’cågt,At«lhehhe ich tät; gC-5eth)t:ngeh"ort habe, das</text:p>
      <text:p text:style-name="P1">r am n .</text:p>
      <text:p text:style-name="P1">41. Ihr thut die«Werke eures Vaters.</text:p>
      <text:p text:style-name="P1">Da sprachen sie zu ihm: Wir gib nicht un-</text:p>
      <text:p text:style-name="P1">ä8eltitch—geboren, wir haben ·nen Vater,</text:p>
      <text:p text:style-name="P1">o . . -</text:p>
      <text:p text:style-name="P1">42. Da prach Je us u i neu: Wenn</text:p>
      <text:p text:style-name="P1">Gott euer Eater wäie, sc? wii)rdet ihr mich</text:p>
      <text:p text:style-name="P1">lieben. Denn ich bin von Gott ausgegan-</text:p>
      <text:p text:style-name="P1">en und gekommen; denn nicht von mir</text:p>
      <text:p text:style-name="P1"><text:soft-page-break/>selbst bin ich gekommen, sondern er hat mich</text:p>
      <text:p text:style-name="P1">gesandt. C. Z, -is. is, 27.</text:p>
      <text:p text:style-name="P1">43. Warum erkennet ihr meine Rede nicht,</text:p>
      <text:p text:style-name="P1">daß ihr mein Wort nicht h(i)5ren k(s:3n1i;t?4</text:p>
      <text:p text:style-name="P1">C.6, .4. or. ,i .</text:p>
      <text:p text:style-name="P1">44. Ihr seid von dem Vater dem Teufel,</text:p>
      <text:p text:style-name="P1">nnd die Gelüste euers Vaters wollet ihr</text:p>
      <text:p text:style-name="P1">thun; der war ein Menschenmörder Von</text:p>
      <text:p text:style-name="P1">Anfang und bestehet nicht in der Wahrheit,</text:p>
      <text:p text:style-name="P1">denn die Wahrheit ist nicht in ihm. Wenn</text:p>
      <text:p text:style-name="P1">er die Lüge redet, so redet er aus seinem</text:p>
      <text:p text:style-name="P1">Eigenen, denn er ist ein Lügner und der</text:p>
      <text:p text:style-name="P1">Vater derselben. i.Joh. <text:s/>F3—«n;. 4i.Mps3.</text:p>
      <text:p text:style-name="P1">. et. , .</text:p>
      <text:p text:style-name="P1">kl5.bTtI3«elil ab·ertdie Wahrheit sage, so</text:p>
      <text:p text:style-name="P1">an e iir mir .</text:p>
      <text:p text:style-name="P1">g46. Wer unter euch kann mich einer Sünde</text:p>
      <text:p text:style-name="P1">strafen? So ich aber die Wahrheit rede,</text:p>
      <text:p text:style-name="P1">warum glaubet1il)«-; mi;r ;i2icht;.9 C Z A</text:p>
      <text:p text:style-name="P1">.et.,-. .or., .</text:p>
      <text:p text:style-name="P1">47. Wer aus Gott ist, der hört die Worte</text:p>
      <text:p text:style-name="P1">Gottes; darum höret ihr nicht, weil ihr nicht</text:p>
      <text:p text:style-name="P1">aus Gott seid. C. i8,37. i.J-h.-i, s.</text:p>
      <text:p text:style-name="P1">48· Da cIå1twortetelidiåJudei;å1i-Sospraghen</text:p>
      <text:p text:style-name="P1">ni ni: a en wir ni )t mit e t, da du</text:p>
      <text:p text:style-name="P1">Ein hSaniariiJer «bist und einen Teu(Eel7h;i0st?</text:p>
      <text:p text:style-name="P1">49. Jesus antwortete: Ich habe keinen</text:p>
      <text:p text:style-name="P1">Teufel, sondern ich ehre meinen Vater, und</text:p>
      <text:p text:style-name="P1">ihr eure ret mich.</text:p>
      <text:p text:style-name="P1">E50. Ich ahersu?e nicht n3ine Ehre; es ist</text:p>
      <text:p text:style-name="P1">iner, der ie sn )t und ri )tet. C.5, «.</text:p>
      <text:p text:style-name="P1"><text:s text:c="2"/></text:p>
      <text:p text:style-name="P1">enn Je ian ,</text:p>
      <text:p text:style-name="P1">wird er den Tod nicht setze? i;i4Cppigkeit.</text:p>
      <text:p text:style-name="P1">. , . , o it.</text:p>
      <text:p text:style-name="P1">52. Da sprachen die Juden zu ihm: Jetzt</text:p>
      <text:p text:style-name="P1">aben wir erkannt, daß du einen Teufel</text:p>
      <text:p text:style-name="P1">hast. Abraham ist gestorben und die Prophe-</text:p>
      <text:p text:style-name="P1">ten, und du sagst: So Jemand mein Wort</text:p>
      <text:p text:style-name="P1">gilt, so wird er den Tod nicht schmecken in</text:p>
      <text:p text:style-name="P1">wigkeit. Zach. i, S.</text:p>
      <text:p text:style-name="P1">53. Bist du größer als unser Vater Abra-</text:p>
      <text:p text:style-name="P1">ham, welcher estorben ist? Und die Pro-</text:p>
      <text:p text:style-name="P1">pheten sind gestorben. Was machst du aus</text:p>
      <text:p text:style-name="P1">dir selbst? ·</text:p>
      <text:p text:style-name="P1">54. Jesus antwortete :« Wenn ich mich</text:p>
      <text:p text:style-name="P1">selhst ehre, so ist meine Ehre nichts« es·ist</text:p>
      <text:p text:style-name="P1">piein Vats:r, der mi(eg ehret, von welchem ihr</text:p>
      <text:p text:style-name="P1">a et, da er euer ott sei. Es, :-1i,32.</text:p>
      <text:p text:style-name="P1">· Xb. Und doch» habet ihr ihn nicht erkannt;</text:p>
      <text:p text:style-name="P1">; aber kenne ihn. Und wenn ich spräche,</text:p>
      <text:p text:style-name="P1">i »kenne than nicht, so wäre ich ein Lü ner,</text:p>
      <text:p text:style-name="P1"><text:soft-page-break/>eichwiei r. A« er ich kenne ihn undihalte"</text:p>
      <text:p text:style-name="P1">fein Wort. C· 7, es,</text:p>
      <text:p text:style-name="P1">56. 2lbra?am, euer Vater, frohlockete, daß</text:p>
      <text:p text:style-name="P1">er meinen fes sehen sollte. Und ersah ihn</text:p>
      <text:p text:style-name="P1">und freute i . H i-. «, is.</text:p>
      <text:p text:style-name="P1">H7. Da sprachened«ie Juden zu ihm: Du</text:p>
      <text:p text:style-name="P1">Ist nk;)ch 1iiehthfün»fzig Jahre alt und hast</text:p>
      <text:p text:style-name="P1">ra am ee en. L .3,23. -</text:p>
      <text:p text:style-name="P1">58. J-ssusspk«ch uihn;«å: W«hkiich,w«hr-</text:p>
      <text:p text:style-name="P1">lich, ich sage euch, ehe Abraham war, in</text:p>
      <text:p text:style-name="P1">ich. C. i, i. Si. Jes. -is, is. 2. M-is. s, i4.</text:p>
      <text:p text:style-name="P1">59. Da hoben sie Steine auf, um aus ihn</text:p>
      <text:p text:style-name="P1">zu werfen. Jesus aber verbarg sich und</text:p>
      <text:p text:style-name="P1">ing zum Tempel hinaus mitten durch sie</text:p>
      <text:p text:style-name="P1">hindurch und entwich also. «</text:p>
      <text:p text:style-name="P1">C.40,34. Z. Mos.24-,46. Luc. 4,30.</text:p>
      <text:p text:style-name="P1">Cap. IX. «</text:p>
      <text:p text:style-name="P1">l. Heilung eines Blindgeboi-neu. «-—7. il. Bet-</text:p>
      <text:p text:style-name="P1">hör des Blindgcbornen vor den Pharisäern. 8——-38.</text:p>
      <text:p text:style-name="P1">1l1. Jesu Rede gegen die Pharisäer· Z9-M.</text:p>
      <text:p text:style-name="P1">I. 1. Und da er vorbeiging, sah er einen</text:p>
      <text:p text:style-name="P1">Menschen, der von Geburt an blind war.</text:p>
      <text:p text:style-name="P1">2. Und seine Jünger fragtenihn, sprechend:</text:p>
      <text:p text:style-name="P1">Nabbi, wer hat gesiindigt, dieser oder seine</text:p>
      <text:p text:style-name="P1">Eltern, daß er blind geboren ist? Las. is .2.</text:p>
      <text:p text:style-name="P1">Z. Jesus antwortete: Weder dieser hat</text:p>
      <text:p text:style-name="P1">gesündigt, noch seine Eltern; sondern auf</text:p>
      <text:p text:style-name="P1">daß die Werke Gottes an ihm offenbar</text:p>
      <text:p text:style-name="P1">würden. C. «, 4. « "</text:p>
      <text:p text:style-name="P1">4. Ich muß wirken die Werke dessen, der</text:p>
      <text:p text:style-name="P1">mich gesandt hat, so lal1ge es Tag ist; es</text:p>
      <text:p text:style-name="P1">kommt die Nacht, da Niemand (r5oi;ke«1; kann.</text:p>
      <text:p text:style-name="P1">. , .i9.</text:p>
      <text:p text:style-name="P1">5. So lange ich in der Welt bin, bin ich</text:p>
      <text:p text:style-name="P1">das Licht der Welt. E. 8, i2.»</text:p>
      <text:p text:style-name="P1">6. Als er solches gesagt, Bote er aus die</text:p>
      <text:p text:style-name="P1">Erde und machte einen « eig aus dem</text:p>
      <text:p text:style-name="P1">Speichel und strich ihn aus die Augen des</text:p>
      <text:p text:style-name="P1">B inden, March, 23.</text:p>
      <text:p text:style-name="P1">7. und spraih zu ihm: Gehe hin,wasche dich</text:p>
      <text:p text:style-name="P1">im Teiche Siloa ·(das wird verdollmetschet:</text:p>
      <text:p text:style-name="P1">gesandt). Da ging er hin und wusch sich</text:p>
      <text:p text:style-name="P1">und kam sehend zuriick.</text:p>
      <text:p text:style-name="P1">Il. 8. Die Nachbarn nun und die ihn</text:p>
      <text:p text:style-name="P1">uvor gesehen hatten, daß er blind war,</text:p>
      <text:p text:style-name="P1">sprachen: Jst das nicht der, der da saß und</text:p>
      <text:p text:style-name="P1">bettelte? Apg. Z, so.</text:p>
      <text:p text:style-name="P1">9. Etliche sagten: Er ist es. Andere aber:</text:p>
      <text:p text:style-name="P1">Eristihmähnl1ch. Erselbstsagte: Ich bines.</text:p>
      <text:p text:style-name="P1"/>
      <text:p text:style-name="P1"/>
      <text:p text:style-name="P1"/>
      <text:p text:style-name="P1"><text:soft-page-break/>I 14 Cap. 9...» Das Evangelium .Cap. I.</text:p>
      <text:p text:style-name="P1">. 10. Da sprachen sie zu ihm: Wie sind dir</text:p>
      <text:p text:style-name="P1">deine Augen aufgethan worden? «</text:p>
      <text:p text:style-name="P1">11. Er antworteteund sprach: Ein Mensch,</text:p>
      <text:p text:style-name="P1">der Jesus heißt, machte einen Teig und be-</text:p>
      <text:p text:style-name="P1">strich meine AuEn iind sprach zu mir: Gehe</text:p>
      <text:p text:style-name="P1">hin zum Teiche iloa und wasche dich! A·ls</text:p>
      <text:p text:style-name="P1"><text:s/>ab;er hinging und inich wusch, ward ich</text:p>
      <text:p text:style-name="P1">e en .</text:p>
      <text:p text:style-name="P1">12. Da sprachen sie zu ihm: Wo ist der-</text:p>
      <text:p text:style-name="P1">selbe? Er sagt: Jch weiß es nicht·</text:p>
      <text:p text:style-name="P1">13. Da füiBden sie ihn, den Blindgewese-</text:p>
      <text:p text:style-name="P1">neu, zu den«» harisäern. C.7, 32, «, is.</text:p>
      <text:p text:style-name="P1">14. Es war aber Sabbatä, als Jesus</text:p>
      <text:p text:style-name="P1">den Teig machte und ihm die ug(;n5öfgnete.</text:p>
      <text:p text:style-name="P1">. , it.</text:p>
      <text:p text:style-name="P1">15. Nun fragten ihn wiederum auch die</text:p>
      <text:p text:style-name="P1">Pharisäer, wie er sehend geworden sei. Er</text:p>
      <text:p text:style-name="P1">sprach zlu ihnen: Er hat einen Teig.auf</text:p>
      <text:p text:style-name="P1">meines u en gelegt, und ich wusch mich,</text:p>
      <text:p text:style-name="P1">und nun sehe ich.</text:p>
      <text:p text:style-name="P1">16. Da sprachen Etliche aus den Pgari-</text:p>
      <text:p text:style-name="P1">säern: Dieser Mensch ist nicht von ott,</text:p>
      <text:p text:style-name="P1">weil er den Sabbath nicht hält. Andere</text:p>
      <text:p text:style-name="P1">sprachen: Wie kann ein sündiger Mensc)</text:p>
      <text:p text:style-name="P1">solche Zeichen thun? Und es war eine</text:p>
      <text:p text:style-name="P1">Spaltung unter ihnen. C. 7, is.</text:p>
      <text:p text:style-name="P1">17. Da sprachen sie wiederum zu dem</text:p>
      <text:p text:style-name="P1">Blinden: Was sagst du von ihm, daß er</text:p>
      <text:p text:style-name="P1">deine Augen aufgethan hat? Er sprach: Er</text:p>
      <text:p text:style-name="P1">ist ein Propbet. C.-i, is. Lac.2-i, i9.</text:p>
      <text:p text:style-name="P1">18. Nun glaubten die Juden nicht von</text:p>
      <text:p text:style-name="P1">ihm, daß er blind gewesen und sezend ge-</text:p>
      <text:p text:style-name="P1">worden sei, bis sie die Eltern des ehend-</text:p>
      <text:p text:style-name="P1">gewordei·k;n berufen hatten.</text:p>
      <text:p text:style-name="P1">19. Uns! sie fragten dieselben, sprechend:</text:p>
      <text:p text:style-name="P1">Jst das euer Sohn, von welchem ihr saget,</text:p>
      <text:p text:style-name="P1">daß er blind geboren sei? Wie ist er denn</text:p>
      <text:p text:style-name="P1">jetzt sehend?</text:p>
      <text:p text:style-name="P1">20. Seine Eltern antworteten ihnen und</text:p>
      <text:p text:style-name="P1">sprachen: Wir wiss en,daßdiesesunser Sohn</text:p>
      <text:p text:style-name="P1">ist, und daß er blind geboren ist;</text:p>
      <text:p text:style-name="P1">21. wie er aber jetzt sieht, das wissen wir</text:p>
      <text:p text:style-name="P1">nicPt, oder wer seine Augen aufgethan hat,</text:p>
      <text:p text:style-name="P1">wi sen wir nicht. Er hat selbst das Alter,</text:p>
      <text:p text:style-name="P1">fraget ihn, er mag selbst für sich reden.</text:p>
      <text:p text:style-name="P1">22. Das sagten seine Eltern darum, weil</text:p>
      <text:p text:style-name="P1">sie die Juden gürchteteii; denn die Juden</text:p>
      <text:p text:style-name="P1">waren schon Ü ereingekonimen, daß, wer</text:p>
      <text:p text:style-name="P1">ihn als den Christus anerkennen würde,</text:p>
      <text:p text:style-name="P1">Von der Versammlung aiisgestoßen werden</text:p>
      <text:p text:style-name="P1">sollte. C.7, is. i2, 42.</text:p>
      <text:p text:style-name="P1"><text:soft-page-break/>23. Darum sprachcn seine Eltern: Er hat</text:p>
      <text:p text:style-name="P1">das Alter; fraget ihn selbst.</text:p>
      <text:p text:style-name="P1">24. Da beriefen sie zum zweiten Mal den</text:p>
      <text:p text:style-name="P1">Meigchen, der blind gewesen war, Und</text:p>
      <text:p text:style-name="P1">spra en zu ihm: Gi Gott die Ehre!</text:p>
      <text:p text:style-name="P1">Wir wissen, daß dieser Mensch ein Sün-</text:p>
      <text:p text:style-name="P1">der ist. C. s, is.</text:p>
      <text:p text:style-name="P1">25. Da antwortete derselbe und sprach:</text:p>
      <text:p text:style-name="P1">Ob er ein Sünder ist, weiß ich nicht; Eines</text:p>
      <text:p text:style-name="P1">weiß ich, daß ich blind war und jetzt sehe.</text:p>
      <text:p text:style-name="P1">26. Sie sprachen aber wiederum zu ihm:</text:p>
      <text:p text:style-name="P1">Was hat er mit dir gemacht? Wie that er</text:p>
      <text:p text:style-name="P1">deine Augen auf?</text:p>
      <text:p text:style-name="P1">27. Er antwortete ihnen: Ich habe es euch</text:p>
      <text:p text:style-name="P1">schon gesagt, und ihr habet nicht darauf ge-</text:p>
      <text:p text:style-name="P1">3i);rt; was wolIet ihr es noch einmal horen?</text:p>
      <text:p text:style-name="P1">ollet auch ihr seine Jünger werden?</text:p>
      <text:p text:style-name="P1">28. ·Sie schmäheten ihn und sprachen:</text:p>
      <text:p text:style-name="P1">Du bist sein Jünger; wir aber sind Moses</text:p>
      <text:p text:style-name="P1">Jungen</text:p>
      <text:p text:style-name="P1">29. Wir wissen, daß Gott mit Moses e-</text:p>
      <text:p text:style-name="P1">redet hat, von diesem aber wissen wir nig)t,</text:p>
      <text:p text:style-name="P1">woher er ist. C.7, 27. s, i4.</text:p>
      <text:p text:style-name="P1">30. Da antwortete der Mensch und sprach</text:p>
      <text:p text:style-name="P1">zu ihnen: Das i t doch wunderbar, daß ihr</text:p>
      <text:p text:style-name="P1">nicht wisset, wo er er ist, und er hat doch</text:p>
      <text:p text:style-name="P1">meine Augen an gethan.</text:p>
      <text:p text:style-name="P1">31. Wir wi sen a er, daß Gott die Sünder</text:p>
      <text:p text:style-name="P1">nicht hiiret; ondern wenn Jemand gottes-</text:p>
      <text:p text:style-name="P1">fürchtig ist und seinen Willen thut, den</text:p>
      <text:p text:style-name="P1">höret er. Hiob.35,i3. Ps.i45, i9. Si-k.i5,8.</text:p>
      <text:p text:style-name="P1">32. Von der Welt an ist es nicht erhiirt</text:p>
      <text:p text:style-name="P1">worden , daß Jemand die Augen eines</text:p>
      <text:p text:style-name="P1">Blindåz5bornen aufgethan hat.</text:p>
      <text:p text:style-name="P1">33. eiin dieser nicht von Gott wäre, so</text:p>
      <text:p text:style-name="P1">könnte er nichts thun.</text:p>
      <text:p text:style-name="P1">34. Sie antworteten und sprachen zu ihm:</text:p>
      <text:p text:style-name="P1">Du bist ganfz in Sünden geboren, und du</text:p>
      <text:p text:style-name="P1">willst uns ehren? Und sie stießen ihn</text:p>
      <text:p text:style-name="P1">hinaus. C. 9, 2. Z· »</text:p>
      <text:p text:style-name="P1">35. Jesus hörte, daß sie ihn ausgestoßen</text:p>
      <text:p text:style-name="P1">hatten, und als er ihn fand sprach er zu</text:p>
      <text:p text:style-name="P1">ihm: Glaubst du an den Sohn Gottes?</text:p>
      <text:p text:style-name="P1">36. Er antwortete und sprach: Wer ist es,</text:p>
      <text:p text:style-name="P1">Herr, auf daß ich an ihn glaube? «</text:p>
      <text:p text:style-name="P1">37. Und Jesus sprach zu ihm: Du hast</text:p>
      <text:p text:style-name="P1">ihn gesehen, nnd der mit dir redet, der</text:p>
      <text:p text:style-name="P1">ist es. C. 4, 26. «</text:p>
      <text:p text:style-name="P1">- 38. Er aber sprach: Jih glaube, Herr!</text:p>
      <text:p text:style-name="P1">und fiel vor ihm nieder.</text:p>
      <text:p text:style-name="P1">llI. 39. Und Jesus sprach: Jch bin zum</text:p>
      <text:p text:style-name="P1">Gericht in diese Welt gekommen, aus daß,</text:p>
      <text:p text:style-name="P1"><text:soft-page-break/>die da nicht sehen, sehend werden, und die</text:p>
      <text:p text:style-name="P1">da sehen, blind werden. M«kk1,,i3, «, is.</text:p>
      <text:p text:style-name="P1">40. Und es h’;5rten dieses Etliche der Pha-</text:p>
      <text:p text:style-name="P1">risäer, die bei ihm waren, und ss;rachen zu</text:p>
      <text:p text:style-name="P1">ihm: Sind denn auch wir blind.</text:p>
      <text:p text:style-name="P1">41. Jesus sprach zu ihnen: Wenn ihr blind</text:p>
      <text:p text:style-name="P1">wäret, so hättet ihr keine Sünde; nun aber</text:p>
      <text:p text:style-name="P1">saget ihr: Wir sehen; darum bleibet eure</text:p>
      <text:p text:style-name="P1">Sünde. C. i5, 22.« Ei. is, to. is.</text:p>
      <text:p text:style-name="P1"/>
      <text:p text:style-name="P1"/>
      <text:p text:style-name="P1"/>
      <text:p text:style-name="P1">.Cap. 10. St. Johamiis.: Ca«p. 10. «—"«- » .-115</text:p>
      <text:p text:style-name="P1">Cc(-P« X. :</text:p>
      <text:p text:style-name="P1">l· Jesu fernere Rede gegen die Pharisäer. 4——40.</text:p>
      <text:p text:style-name="P1">It. Jesus, der gute Hirt. «-—Z0. lll. Die Juden</text:p>
      <text:p text:style-name="P1">wolleii ihn abermals steinigen. 34—42.</text:p>
      <text:p text:style-name="P1">I. 1. Wahrlich wahrlich ich sage euch,</text:p>
      <text:p text:style-name="P1">re I;-M Wiss» <text:s/>Feig-</text:p>
      <text:p text:style-name="P1">a inein e on ern an er -</text:p>
      <text:p text:style-name="P1">steigt, der ist ein Dieb und ein Räuber.</text:p>
      <text:p text:style-name="P1">In. 23sz2 re. · Ps. 23.»</text:p>
      <text:p text:style-name="P1">d2. <text:s/>a3e·rtd;irchS17åe share hineingeht,</text:p>
      <text:p text:style-name="P1">eri er ir er ;a e. .</text:p>
      <text:p text:style-name="P1">3. Diesem thut der Thürhüter auf, und</text:p>
      <text:p text:style-name="P1">die Schafe hören seine Stinime , und er</text:p>
      <text:p text:style-name="P1">li;uft s eine Schafe mit Namen und führt sie</text:p>
      <text:p text:style-name="P1">eraus. «« s. is, -i. «</text:p>
      <text:p text:style-name="P1"><text:s/>Uik;d 3ii?nn ? seine Schafe heraiisge;</text:p>
      <text:p text:style-name="P1">a en at, oge ter vori neu er· un</text:p>
      <text:p text:style-name="P1">die Schafe folgen ihm nach, denn sie kEnnen</text:p>
      <text:p text:style-name="P1">seine Stimme.</text:p>
      <text:p text:style-name="P1">5. Einem Fremden aber werden sie nicht</text:p>
      <text:p text:style-name="P1">nachfolgen, sondern vor ihm fliehen; denn</text:p>
      <text:p text:style-name="P1">sie kennen die Stimme der Fremden nicht.</text:p>
      <text:p text:style-name="P1">(-Es«FsLTiTT«II-I;S?2"åichI«?äå;i,’;’å«;.-Mk</text:p>
      <text:p text:style-name="P1">er ihnen sagte. « «» , ·</text:p>
      <text:p text:style-name="P1">7. Da prach "J»esus·wiederum u ihnen:</text:p>
      <text:p text:style-name="P1">Wahrlich, wahrlich, ich sage euch, ich bin</text:p>
      <text:p text:style-name="P1">die Thüre der Schafe. -</text:p>
      <text:p text:style-name="P1">8. Alle, die vor mir gekommen, sind Diebe</text:p>
      <text:p text:style-name="P1">und Räuber; aber die Schafe haben nicht</text:p>
      <text:p text:style-name="P1">auf sie gehoret. Matth.7, is. 23, is.</text:p>
      <text:p text:style-name="P1">IF. J»ch bin die Thüre. So Jemand durch</text:p>
      <text:p text:style-name="P1">mich eingeht, der wird Fig sein und wird</text:p>
      <text:p text:style-name="P1">ein- und ausgehen und eide finden.</text:p>
      <text:p text:style-name="P1">Ich. -i4, is. 4. M-s. 27, «i7. ei</text:p>
      <text:p text:style-name="P1">. 1g.wDer Dies) koii;ms)nuicå er s?ehle</text:p>
      <text:p text:style-name="P1">un ur eun er er e. » in·eom-</text:p>
      <text:p text:style-name="P1">men , das; sie Leben und Ueberfluf3 haben.</text:p>
      <text:p text:style-name="P1">Pf. 23, «. 4.Pei. 2, 25.</text:p>
      <text:p text:style-name="P1">II. 11. Jch bin der gute»Hirt; der gute</text:p>
      <text:p text:style-name="P1"><text:soft-page-break/>Hirt läf?teie-«ii)i liebst; <text:s/>?ckZJie«3 is</text:p>
      <text:p text:style-name="P1">12. Der Miethling aber,·und der nicht</text:p>
      <text:p text:style-name="P1">irr ist, dem die Schafe nicht eigen sind,</text:p>
      <text:p text:style-name="P1">iehet den Wolf kommen und verlaßt die</text:p>
      <text:p text:style-name="P1">Schafe und flieht; nnd der Wolf ergreift</text:p>
      <text:p text:style-name="P1">us? zZstr3)i;t Schg)fe.fliZl;«ck?. ii,·k6 :c.·</text:p>
      <text:p text:style-name="P1">. er re in a er e e we: er ein</text:p>
      <text:p text:style-name="P1">lå?Jåijethling ist, und mch nicht um«die Schafe</text:p>
      <text:p text:style-name="P1">e mmer.</text:p>
      <text:p text:style-name="P1">14. Jch bin der gute Hirt und kenne die</text:p>
      <text:p text:style-name="P1">?)Jieiitien igid werde von den Meinen ge-</text:p>
      <text:p text:style-name="P1">aUU 2. "m. D, 49. -</text:p>
      <text:p text:style-name="P1">d15.T;gieich?i:ie dek1ss3ateeck;nscksskenut, us:-bich</text:p>
      <text:p text:style-name="P1">en ater enne. nd i a e mein e en</text:p>
      <text:p text:style-name="P1">für die Schafe. Matth.-«,27. M-::c.io,-is.</text:p>
      <text:p text:style-name="P1">16. Und ich habe noch andere Schafe, die</text:p>
      <text:p text:style-name="P1">nicht aus diesem Stalle sind; auch diese muß</text:p>
      <text:p text:style-name="P1">ich führen, und sie werden meine Stimme</text:p>
      <text:p text:style-name="P1">Inn, und es wird Eine Heerde und Ein</text:p>
      <text:p text:style-name="P1">irre werden. E. «,52. Many. s, «. Jks. to, S.</text:p>
      <text:p text:style-name="P1">Zach.44,9. Eph.2,ttie.·</text:p>
      <text:p text:style-name="P1">17. Darum liebet mich der Vater, weil</text:p>
      <text:p text:style-name="P1">ich mein Leben lasse, das; ich es wieder</text:p>
      <text:p text:style-name="P1">nehme. C. 2, i9. Jks. 53, so.</text:p>
      <text:p text:style-name="P1">18. Niemand nimmt es von mir, sondern</text:p>
      <text:p text:style-name="P1">ich lasse es von mir selbst. Jch habe Macht</text:p>
      <text:p text:style-name="P1">es zu lassen, und habe Macht es wieder zu</text:p>
      <text:p text:style-name="P1">nehmen. Dieses Gebot habe ich von meinem</text:p>
      <text:p text:style-name="P1">Vater empfangen. C.18, S. «-, Si.</text:p>
      <text:p text:style-name="P1">19. Da ward wiederum eine Spaltung</text:p>
      <text:p text:style-name="P1">unter den Juden, um dieser Woräe »s·vilseii-.</text:p>
      <text:p text:style-name="P1">, s . ,4 .</text:p>
      <text:p text:style-name="P1">20. Viele aus ihnen sagten: Er hat einen</text:p>
      <text:p text:style-name="P1">Teufel und ist unsinnig, was «höret ihr</text:p>
      <text:p text:style-name="P1">i n? C. 7 2o.</text:p>
      <text:p text:style-name="P1">h .</text:p>
      <text:p text:style-name="P1">21. Andere sagten: Das sind nicht Reden</text:p>
      <text:p text:style-name="P1">eines Besessenen. Kann auch ein Teufel</text:p>
      <text:p text:style-name="P1">der Blinden Augen austhun ?</text:p>
      <text:p text:style-name="P1">E. 9, 3i):c. 2. Mos. 4, «.</text:p>
      <text:p text:style-name="P1">22. Es war aber die Tempelweihe zu</text:p>
      <text:p text:style-name="P1">Jerusalem, und es war Winter.</text:p>
      <text:p text:style-name="P1">«. Mach. -i, 52 sc. S. Mach. ro, is sc.</text:p>
      <text:p text:style-name="P1">23. Und Je·us wandelte im Tempel, in</text:p>
      <text:p text:style-name="P1">der Halle Saiomons. Apg.3,«.5,i2. " «</text:p>
      <text:p text:style-name="P1">24. Da umrin ten ihn die Juden und</text:p>
      <text:p text:style-name="P1">sårachen zu ihm: Eine lange hältst du unsere</text:p>
      <text:p text:style-name="P1">eele im Zweifel? Bist du der Christus,</text:p>
      <text:p text:style-name="P1">so sag’ es uns frei heraus. C. S, 25.</text:p>
      <text:p text:style-name="P1">2g. csesus antwo;tetelihnben: Jch·(h)c?bede«s</text:p>
      <text:p text:style-name="P1">en ea t, undi r au etes ni ;ie</text:p>
      <text:p text:style-name="P1">Werg, die ich thue imgNamen meines Va-</text:p>
      <text:p text:style-name="P1"><text:soft-page-break/>ters, dielse zeugen von mir. C. 5, se»</text:p>
      <text:p text:style-name="P1">26. A er ihr glaubet nicht, denn ihr seid</text:p>
      <text:p text:style-name="P1">nicht von meinen Schafen; wie ich euch ge-</text:p>
      <text:p text:style-name="P1">sagt habe. C. s, 4»-,, 47.</text:p>
      <text:p text:style-name="P1">27. Meine Schafe hören meine Stimme,</text:p>
      <text:p text:style-name="P1">und ich kenne sie, und sie folgen mir nach.</text:p>
      <text:p text:style-name="P1">28. Und ichEgebe ihnen ewiges Leben, und</text:p>
      <text:p text:style-name="P1">sie werden in wigkeit nicht umkommen, und</text:p>
      <text:p text:style-name="P1">"««’E’i,«3 M L? ?i«F»"F«FFk2HfJ3I3Z«ßF««</text:p>
      <text:p text:style-name="P1">»;o.,.,. «, ...,.</text:p>
      <text:p text:style-name="P1">29. Mein Vater, der sie mir gegeben hat,</text:p>
      <text:p text:style-name="P1">ist größer als Alle, und Niemand kann sie</text:p>
      <text:p text:style-name="P1">aus meines Vaters Hand reißen. C.i4,28.</text:p>
      <text:p text:style-name="P1">30· Jch 1(inii0di-»HTzE1ter2i;ind7Ei)n3·i A</text:p>
      <text:p text:style-name="P1">- .i,i..».</text:p>
      <text:p text:style-name="P1">III. 31. Da oben die Juden wiederum</text:p>
      <text:p text:style-name="P1">Steine auf, un? ihn zu steinigen. »E. s, 59.</text:p>
      <text:p text:style-name="P1">32. Jesus antwortete ihnen: Viele ·gute</text:p>
      <text:p text:style-name="P1">Werke habeich euch sehen lassen von meinem</text:p>
      <text:p text:style-name="P1">Vater; um welches dieser Werke willen</text:p>
      <text:p text:style-name="P1">steiniget ihr mich? Messe. 7, 37».</text:p>
      <text:p text:style-name="P1">33. Die Juden antworteten ihm: Wegen</text:p>
      <text:p text:style-name="P1"/>
      <text:p text:style-name="P1"/>
      <text:p text:style-name="P1"/>
      <text:p text:style-name="P1">eines guten Werkes steinigen wir dich nicht,</text:p>
      <text:p text:style-name="P1">sondern wegen einer Lästerung·, und weil</text:p>
      <text:p text:style-name="P1">du, der du ein Mensch bist, dich selbst zu</text:p>
      <text:p text:style-name="P1">Gott machest, E. is, is. Muth. is, es.</text:p>
      <text:p text:style-name="P1">34. Jesus antwortete ihnen: Steht nicht</text:p>
      <text:p text:style-name="P1">" eschrieben in eurem Gesetze: »Jch habe ge-</text:p>
      <text:p text:style-name="P1">sagt, ihr seid G"otter«? Pf. 82, s.</text:p>
      <text:p text:style-name="P1">35. So es diejeni en Götter nennt, an</text:p>
      <text:p text:style-name="P1">welche das Wort Gottes erging, und die</text:p>
      <text:p text:style-name="P1">Schrift nicht kann aufgelöst werden;</text:p>
      <text:p text:style-name="P1">Matth. Z, is te.</text:p>
      <text:p text:style-name="P1">36. wie saget ihr denn W dem, den der</text:p>
      <text:p text:style-name="P1">Vater eheiligt und in die eltbgesandt hat:</text:p>
      <text:p text:style-name="P1">Du läiierst« weil ich gesagt ha e: Ich bin</text:p>
      <text:p text:style-name="P1">Gottes Sohn? C. 5, i7—93.</text:p>
      <text:p text:style-name="P1">37. Thue ich nicht die Werke meines Va-</text:p>
      <text:p text:style-name="P1">ters, so laubetni1r nicht.</text:p>
      <text:p text:style-name="P1">38. Tiiue ich sie aber, so glaubet, wenn</text:p>
      <text:p text:style-name="P1">ihr auch mir nicht glaubet« doch den Wer-</text:p>
      <text:p text:style-name="P1">ken, auf daß ihr er ennet und glaubet, daß</text:p>
      <text:p text:style-name="P1">der Vater in mir ist und ich in ihm.</text:p>
      <text:p text:style-name="P1">C. is, 2-L. it. 9—ii.</text:p>
      <text:p text:style-name="P1">39. Da fuchten sie wiederum ihn zu grei-</text:p>
      <text:p text:style-name="P1">fen; aber er entging ihren Händen.</text:p>
      <text:p text:style-name="P1">40. Und er zog wieder gut jenseits des</text:p>
      <text:p text:style-name="P1">Jordans, an den Ort, wo ohannes zuerst</text:p>
      <text:p text:style-name="P1">getauft hatte, und blieb daselbst. »C. i, es.</text:p>
      <text:p text:style-name="P1"><text:soft-page-break/>41. Und Viele kamen zu ihm und sprachen:</text:p>
      <text:p text:style-name="P1">Johannes hat zwar kein Zeichen ethan;</text:p>
      <text:p text:style-name="P1">Alles aber, was Johannes von diesem ge-</text:p>
      <text:p text:style-name="P1">sagt hat, ist wahr- C. -i, ge te. Z, 27 :c.</text:p>
      <text:p text:style-name="P1">42. Und es glaubten Viele daselbst an ihn.</text:p>
      <text:p text:style-name="P1">Cap. Xl.</text:p>
      <text:p text:style-name="P1">I. Auferweckung des Lazarus. (-46. il. Rath-</text:p>
      <text:p text:style-name="P1">schlag der Priester, Jesum zu tödten. 47—57.</text:p>
      <text:p text:style-name="P1">I. 1. Es war aber Einer krank, mit Na-</text:p>
      <text:p text:style-name="P1">men Lazarus, von Bethanien, dem Flecken</text:p>
      <text:p text:style-name="P1">der Maria und Martha, ihrer Schwester.</text:p>
      <text:p text:style-name="P1">» Lu»c. i0, 38.39.</text:p>
      <text:p text:style-name="P1">2. Es war aber Maria» die den Herrn</text:p>
      <text:p text:style-name="P1">gesalbt und seine Füße mit ihren Haaren</text:p>
      <text:p text:style-name="P1">getrocknet hatte, deren Bruder Lazarus krank</text:p>
      <text:p text:style-name="P1">war. C. i2, Z. Matth. 26, 7 sc.</text:p>
      <text:p text:style-name="P1">Z. Dasandten nun die Schwestern zu ihm,</text:p>
      <text:p text:style-name="P1">sagend: Herr! siehe, der, den du lieb hast,</text:p>
      <text:p text:style-name="P1">ist krank.</text:p>
      <text:p text:style-name="P1">4. Als aber Jesus es hörte, sprach er:</text:p>
      <text:p text:style-name="P1">DieE Krankheit ist nicht um Tode, sondern</text:p>
      <text:p text:style-name="P1">zur hre Gottes, aufdasi der Sohn Gottes</text:p>
      <text:p text:style-name="P1">durch sie verherrlicht werde. C. 9, Z.</text:p>
      <text:p text:style-name="P1">5. Es liebte aber Jesus die Martha und</text:p>
      <text:p text:style-name="P1">ihre Schwester und den Lazarus. »</text:p>
      <text:p text:style-name="P1">S. Als er nun hörte, daß er krank sei, da</text:p>
      <text:p text:style-name="P1">blieb er noch zwei Tage an dem Orte, wo</text:p>
      <text:p text:style-name="P1">er war. .</text:p>
      <text:p text:style-name="P1">"1"1i3 Cap. 10. 11. Das Evangelium Cato. 11.</text:p>
      <text:p text:style-name="P1">7. Hernach dann spricht er zu den Jün-</text:p>
      <text:p text:style-name="P1">gern: Laßt uns wieder nach Judäa Bächen.</text:p>
      <text:p text:style-name="P1">8. Die Jünger sprechen zu ihm: abbi«,</text:p>
      <text:p text:style-name="P1">eben jetzt suchten die Juden dich zu steinigen,</text:p>
      <text:p text:style-name="P1">und du ziehest wieder dahin? C. to, sc.</text:p>
      <text:p text:style-name="P1">9. Jesus antwortete: Sind nicht zwölf</text:p>
      <text:p text:style-name="P1">Stunden des Tages? Wenn Jemand bei</text:p>
      <text:p text:style-name="P1">Tage wandelt, so stößt er nicht an, denn er</text:p>
      <text:p text:style-name="P1">siehet das Licht dieser Welt. C. 9, i. is.</text:p>
      <text:p text:style-name="P1">10. Wenn aber Jemand bei Nacht wandelt,</text:p>
      <text:p text:style-name="P1">so stößt er an, -denn das Licht ist nicht in</text:p>
      <text:p text:style-name="P1">ihm. E.i2,35.</text:p>
      <text:p text:style-name="P1">11. Solches sprach er- und nach diesem</text:p>
      <text:p text:style-name="P1">sagt er zu ihnen: Unser Freund Lazarus ist</text:p>
      <text:p text:style-name="P1">entschlafen; M-«m;. e, 24. «. C«--. is, 2o.</text:p>
      <text:p text:style-name="P1">12. aber ich ehe hin, daß ich ihn aufwecke.</text:p>
      <text:p text:style-name="P1">Da spra en s?ine Jünger: Herr, ist er ent-</text:p>
      <text:p text:style-name="P1">schlafen, o wird er genesen.</text:p>
      <text:p text:style-name="P1">13. Je us aber hatte von feinem Tode ge-</text:p>
      <text:p text:style-name="P1">redet; sie meinten aber, er rede von dem</text:p>
      <text:p text:style-name="P1">natiirlichen Schlafe. »</text:p>
      <text:p text:style-name="P1">14. Da nun fa te es ihnen Jesus frei</text:p>
      <text:p text:style-name="P1">heraus: Lazarus i3st gestorben;</text:p>
      <text:p text:style-name="P1"><text:soft-page-break/>15. und ich bin fro ) um euertwillen (da-</text:p>
      <text:p text:style-name="P1">mit ihr glaubet), daß ich nicht dort gewesen</text:p>
      <text:p text:style-name="P1">bin. Aber lasset uns zu ihm gehen:</text:p>
      <text:p text:style-name="P1">16. Da sprach Thomas, der ZwillinLg e-</text:p>
      <text:p text:style-name="P1">nannt wird, zu den Mitjüngern: aiiet</text:p>
      <text:p text:style-name="P1">auch) uns hingehen , daß wir mit ihm</text:p>
      <text:p text:style-name="P1">ster en! Joh. Do, 2i- :c.</text:p>
      <text:p text:style-name="P1">17. Als nun Jesus hinkam, fand er ihn</text:p>
      <text:p text:style-name="P1">schon vier Tage im Grabe liegend.</text:p>
      <text:p text:style-name="P1">18. Bethanien war aber nahe bei Jeru-</text:p>
      <text:p text:style-name="P1">salem, ungefähr fünfzehn Stadien weit.</text:p>
      <text:p text:style-name="P1">19. Und Viele von den Juden waren zu</text:p>
      <text:p text:style-name="P1">Martha und Maria 2gekommen, um sie zu</text:p>
      <text:p text:style-name="P1">trösten wegen ihres ruders. .</text:p>
      <text:p text:style-name="P1">20. Martha nun, als sie hörte, daß Jesus</text:p>
      <text:p text:style-name="P1">komme, lief ihm entgegen, Maria aber</text:p>
      <text:p text:style-name="P1">saß im Hause.</text:p>
      <text:p text:style-name="P1">21. Da sprach Martha zu Jesi1: Irr!</text:p>
      <text:p text:style-name="P1">wärest du hier gewesen, so wäre mein ru-</text:p>
      <text:p text:style-name="P1">der ni;ht gestorben. » »</text:p>
      <text:p text:style-name="P1">22. ber auch jetzt weiß ich, was immer</text:p>
      <text:p text:style-name="P1">du von Gott begehren wirst, das wird Gott</text:p>
      <text:p text:style-name="P1">dir geben. C. 9, 3i. se.</text:p>
      <text:p text:style-name="P1">23. Jesus spricht zu ihr: Dein Bruder</text:p>
      <text:p text:style-name="P1">wird auferftehen.</text:p>
      <text:p text:style-name="P1">24. Martha sagt zu ihm: Jch weiß, daß</text:p>
      <text:p text:style-name="P1">er auferstehen wird in der Auferstehung am</text:p>
      <text:p text:style-name="P1">letzteu Tage. Laut, i4. Joh.5,25. «upg.24,iiz.</text:p>
      <text:p text:style-name="P1">25. Jesus sprach zu ihr: Jch bin die</text:p>
      <text:p text:style-name="P1">Auferstehung und das Leben. Wer an mich</text:p>
      <text:p text:style-name="P1">glaubt, ob er schon stirbt, wird doch leben;</text:p>
      <text:p text:style-name="P1">E. Z, se. Z, 26. S, 40. Si-,</text:p>
      <text:p text:style-name="P1">26. und ein Jeder, der lebt und an 1mch</text:p>
      <text:p text:style-name="P1"/>
      <text:p text:style-name="P1"/>
      <text:p text:style-name="P1"/>
      <text:p text:style-name="P1">End. it-·« St— Joh-mais. « Cap. it. ti-</text:p>
      <text:p text:style-name="P1">8aubt, wird in Ewigkeit nicht sterben</text:p>
      <text:p text:style-name="P1">laubest du das? C. S, Si.</text:p>
      <text:p text:style-name="P1">27. Sie pricht zu i in: Ja, err, ich</text:p>
      <text:p text:style-name="P1">Sande, das» du· der Christus bist, Er Sohn</text:p>
      <text:p text:style-name="P1">ottes,derindieWeltkommen oll. C.s,69.</text:p>
      <text:p text:style-name="P1">28. Und als sie dieses e prochen, ging</text:p>
      <text:p text:style-name="P1">He· hinweg und rief ihre wester Maria</text:p>
      <text:p text:style-name="P1">eigilicht <text:s/>sprach: »Der eister ist da</text:p>
      <text:p text:style-name="P1">un ru i . - :</text:p>
      <text:p text:style-name="P1">29. Als diese es hörte, stand sie eilends</text:p>
      <text:p text:style-name="P1">auf und kam zu ihm. .</text:p>
      <text:p text:style-name="P1">30. Jesus war aber noch nicht m den</text:p>
      <text:p text:style-name="P1">Flecken gekommen, sondern war noch an</text:p>
      <text:p text:style-name="P1">dem Orte, wo ihm Martha entgegenge-</text:p>
      <text:p text:style-name="P1">ommen.</text:p>
      <text:p text:style-name="P1"><text:soft-page-break/>I</text:p>
      <text:p text:style-name="P1">31. Die Juden nun, die bei ihr im Hause</text:p>
      <text:p text:style-name="P1">waren und sie trösteten, als sie sahen, das;</text:p>
      <text:p text:style-name="P1">Maria so eilend ausstand und hinausging,</text:p>
      <text:p text:style-name="P1">folgten ihr nach und sagten: Sie geht zum</text:p>
      <text:p text:style-name="P1">Grabe, daß sie daselbst weine.</text:p>
      <text:p text:style-name="P1">32. Als nun Maria dahin kam, wo Jesus</text:p>
      <text:p text:style-name="P1">war, und ihn sah , fiel sie zu seinen Fü en</text:p>
      <text:p text:style-name="P1">und sprach zu ihm: Herr! wärest du hier</text:p>
      <text:p text:style-name="P1">ewesen, so wäre mein Bruder nicht ge-</text:p>
      <text:p text:style-name="P1">sterben.</text:p>
      <text:p text:style-name="P1">33. Als nun Jesus sah- wie sie weinte,</text:p>
      <text:p text:style-name="P1">und wie die Juden, die mit ihr gekommen</text:p>
      <text:p text:style-name="P1">waren, weinten , ward er in seinem Geiste</text:p>
      <text:p text:style-name="P1">heftig bewegt und betrübte sich, Max. Z, is»</text:p>
      <text:p text:style-name="P1">34. und sprach: Wo habet ihr ihn hinge-</text:p>
      <text:p text:style-name="P1">legt? Sie sprachen zu ihm: Herr, komui’</text:p>
      <text:p text:style-name="P1">und siehe! »</text:p>
      <text:p text:style-name="P1">35. Jesus weinete. Lue.19,«·</text:p>
      <text:p text:style-name="P1">36. Da sagten die Juden: Siehe, wie hat</text:p>
      <text:p text:style-name="P1">er ihn geliebet!</text:p>
      <text:p text:style-name="P1">37. Et icheaberausihnen sprachen: Konnte</text:p>
      <text:p text:style-name="P1">nicht dieser, der die Augen des Blinden auf-</text:p>
      <text:p text:style-name="P1">gethan, machen,das; auch dieser iäiiIzt Lüge?</text:p>
      <text:p text:style-name="P1">38. Jesus nun, nachdem er abermal in</text:p>
      <text:p text:style-name="P1">sich selbst heftig bewegt· worden, kam zum</text:p>
      <text:p text:style-name="P1">Grabe. Es war aber eine Höhle, und ein</text:p>
      <text:p text:style-name="P1">Stein lag davor. Many. 27, so.</text:p>
      <text:p text:style-name="P1">39. Jesus spricht: ·Hebet den Stein weg!</text:p>
      <text:p text:style-name="P1">Martha, die Sgwester des Verstorbenen,</text:p>
      <text:p text:style-name="P1">spricht zu ?m: err, er riecht schon, denn</text:p>
      <text:p text:style-name="P1">er ist vier a e hier. . »</text:p>
      <text:p text:style-name="P1">40. Jesus s«hricht zu ihr: Habe ich dir</text:p>
      <text:p text:style-name="P1">nicht gesagt, wenn du glaubest, so werdest</text:p>
      <text:p text:style-name="P1">du die HerrlichkeitGottes sehen? C. « , 4. 23.</text:p>
      <text:p text:style-name="P1">41. Da hoben sie den Stein weg, wo des:</text:p>
      <text:p text:style-name="P1">Verstorbene la . Jesus aber hob die Augen</text:p>
      <text:p text:style-name="P1">auäwärts und sprach: Vater, ich danke dir,</text:p>
      <text:p text:style-name="P1">da du mich erhörethast. C.47,4»</text:p>
      <text:p text:style-name="P1">42. Doch ich wußte, daß du mich allezeit</text:p>
      <text:p text:style-name="P1">erhörest; aber um des umstehenden Volkes</text:p>
      <text:p text:style-name="P1">willen habe ich es g·esag damit sie glauben,</text:p>
      <text:p text:style-name="P1">da? du mich gesandt hci«sl. C, is» so,</text:p>
      <text:p text:style-name="P1">4 . Und als er dieses gesprochen, rief er.</text:p>
      <text:p text:style-name="P1">mit lauter Stimme: Lazarus ,komm’ heraus!</text:p>
      <text:p text:style-name="P1">44. Und der Verstorbene kam heraus, ge</text:p>
      <text:p text:style-name="P1">bunden an Händen und Füßen mitGrab-</text:p>
      <text:p text:style-name="P1">tü3ern, und sein Angesicht war mit einem</text:p>
      <text:p text:style-name="P1">S weiBt»uch umwunden. Jesus spricht zii</text:p>
      <text:p text:style-name="P1">ihnen: biet ihn und lasset ihn hingehen.fL</text:p>
      <text:p text:style-name="P1">Aue. S, 49 re. 7, « re.</text:p>
      <text:p text:style-name="P1">4«5. Viele nun aus den Juden, die uMaric;</text:p>
      <text:p text:style-name="P1"><text:soft-page-break/>gekommen waren und sahen , was Jesus g-</text:p>
      <text:p text:style-name="P1">than hatte, glaubten an ihn. C. 7, Si.</text:p>
      <text:p text:style-name="P1">46. Etliche aber aus ihnen gingen hin zu</text:p>
      <text:p text:style-name="P1">den Pharisäernund sagten ihnen, was Jesus»</text:p>
      <text:p text:style-name="P1">gethan.</text:p>
      <text:p text:style-name="P1">II. 47. Da versamnielten dieHohenprie ter</text:p>
      <text:p text:style-name="P1">und Pharisäer den Rath und sprachen: BE«</text:p>
      <text:p text:style-name="P1">thun wir? Denn dieser Mensch thut viele</text:p>
      <text:p text:style-name="P1">Zeichen. Many. 2·s, s ». Las. i·6, Si.</text:p>
      <text:p text:style-name="P1">48. Lassen wir ihn also fortfahren, so wer-</text:p>
      <text:p text:style-name="P1">den Alle anihn g auben; und dann werden</text:p>
      <text:p text:style-name="P1">die Römer kommen und uns Land und Leute</text:p>
      <text:p text:style-name="P1">wegnehmen. C· «2, i9.</text:p>
      <text:p text:style-name="P1">49. Einer aber aus ihnen, Cajaphas, der</text:p>
      <text:p text:style-name="P1">in demselben Jahre obe»rster Priester war,</text:p>
      <text:p text:style-name="P1">sprach zu ihnen: Jhr wisset nichts, -»</text:p>
      <text:p text:style-name="P1">50. und bedenket nicht, daß es für unsbesse·x</text:p>
      <text:p text:style-name="P1">ist, daß ein Mensch sterbe für das Volk und</text:p>
      <text:p text:style-name="P1">nicht das ganze Vol umlomme. C. is, it; .</text:p>
      <text:p text:style-name="P1">5 . So ches aber redete er nicht von si«ch</text:p>
      <text:p text:style-name="P1">selbst, sondern weil er in demselben Jahre</text:p>
      <text:p text:style-name="P1">oberster Priester war, weissagte er, daß</text:p>
      <text:p text:style-name="P1">Jesus für das Volk sterben werde,</text:p>
      <text:p text:style-name="P1">, Spi:. is, i. s0. L Sam. 1, 47.</text:p>
      <text:p text:style-name="P1">52. und nicht für das Volk allein, sondern</text:p>
      <text:p text:style-name="P1">damit er auch die zerstreuten Kinder Gottes</text:p>
      <text:p text:style-name="P1">in Eins zi:sammenbrächte. C. i0, is.</text:p>
      <text:p text:style-name="P1">53. Von ·enem Tage an rathschlagten sie</text:p>
      <text:p text:style-name="P1">nun, daß sie ihn tödteten. Many. 2i, se.</text:p>
      <text:p text:style-name="P1">54. Darum wandelte Jesus nicht mehr frei</text:p>
      <text:p text:style-name="P1">öffentlich unter den Juden, sondern Fig von</text:p>
      <text:p text:style-name="P1">da hinwe ,in die Gegend nahe bei der üste,</text:p>
      <text:p text:style-name="P1">in eine S9tadt, genannt Ephraim, und hielt</text:p>
      <text:p text:style-name="P1">sich daselbst auf mit seinen Jünigern.</text:p>
      <text:p text:style-name="P1">55. Es war aber na e der Ue erschritt der</text:p>
      <text:p text:style-name="P1">Juden. Und aus der eben Gegend Ringen</text:p>
      <text:p text:style-name="P1">Viele hinauf gen Jeru alem, vor dem eber’-</text:p>
      <text:p text:style-name="P1">ritte um i u reini en.</text:p>
      <text:p text:style-name="P1">sch « ch zC. 6, 4. g2. Ehren. 3(), 17.</text:p>
      <text:p text:style-name="P1">56. Da suchten sie Jesum und sprachen zu</text:p>
      <text:p text:style-name="P1">einander, im Tempel stehend: Was dünkt</text:p>
      <text:p text:style-name="P1">euch, daß er nicht kommt auf das Fest? E. 7,i i.</text:p>
      <text:p text:style-name="P1">57. Es hatten aber auch die Q;)ohenpriester</text:p>
      <text:p text:style-name="P1">und die Pharisäer einen Be ehl ge eben,</text:p>
      <text:p text:style-name="P1">wenn Jemand wüste, wo er wäre, das? er es,</text:p>
      <text:p text:style-name="P1">anzeigte,dsmitsiei ngreifenkönnten.C.9,22.</text:p>
      <text:p text:style-name="P1"/>
      <text:p text:style-name="P1"/>
      <text:p text:style-name="P1"/>
      <text:p text:style-name="P1">. Cap. XII.</text:p>
      <text:p text:style-name="P1">l. Salbung Jesu zu Bethanien. l—8. II. Rath-</text:p>
      <text:p text:style-name="P1">schlag der Priester wider Lazarus. 9—-«. lll. Jesu</text:p>
      <text:p text:style-name="P1"><text:soft-page-break/>Anzug in Jerusalem. l2—l9. IV. Jesu Antwort,</text:p>
      <text:p text:style-name="P1">als Griechenihn zusehen wünschten. W« IS« V. Der</text:p>
      <text:p text:style-name="P1">Juden Unglauhe. 37——50. <text:s text:c="3"/>«</text:p>
      <text:p text:style-name="P1">V. 4—«8: Month. M, O—-is. Mars. se, 3——9.</text:p>
      <text:p text:style-name="P1">I. 1. Jesus nun kam sechs Tage vor dem</text:p>
      <text:p text:style-name="P1">Ueberschritte nach Bethamen, wo Lazarus</text:p>
      <text:p text:style-name="P1">war, der tortgewesen, und den er von den</text:p>
      <text:p text:style-name="P1">Todten auferweckt hatte. C. », 4. es «.</text:p>
      <text:p text:style-name="P1">2. Da machten sie ihm dort ein Gastmahl,</text:p>
      <text:p text:style-name="P1">und Martha dienete, Lazarus aber war</text:p>
      <text:p text:style-name="P1">einer von denen, die mit ihm zu Tische</text:p>
      <text:p text:style-name="P1">saßen. L-k. to, 39. 4o.</text:p>
      <text:p text:style-name="P1">3. Da nahm Maria ein Pfund Salbe,</text:p>
      <text:p text:style-name="P1">fliissiger köstliYer Narden, salbte die Füße</text:p>
      <text:p text:style-name="P1">Je u und tro nete seine Füße mit ihren</text:p>
      <text:p text:style-name="P1">Samen; das Haus aber ward erfüllt vom</text:p>
      <text:p text:style-name="P1">eruch der Salbe. -’</text:p>
      <text:p text:style-name="P1">4. Da åprach einer aus seinen Jüngern,</text:p>
      <text:p text:style-name="P1">Judas, imons Sohn, der Jscariot, der</text:p>
      <text:p text:style-name="P1">ihn hernach verrieth: C. is, 2s;c. is, Z·</text:p>
      <text:p text:style-name="P1">H. Warum ward diese Salbe nicht ver-</text:p>
      <text:p text:style-name="P1">kauft für dreihundert Pfennige und den Ar-</text:p>
      <text:p text:style-name="P1">menåegeben? ; » « «</text:p>
      <text:p text:style-name="P1">6. r 2sagte aber dieses, nicht weil er sich</text:p>
      <text:p text:style-name="P1">um die rmen bekiimmerte, sondern weil er</text:p>
      <text:p text:style-name="P1">ein Dieb war und den Beutel hatte und das</text:p>
      <text:p text:style-name="P1">Eingelegte wegnahm. Luc.8,3.» Jok,-«s,29.</text:p>
      <text:p text:style-name="P1">7. Da sprach Jesus: Laß sie! Auf den</text:p>
      <text:p text:style-name="P1">Tag meines Begräbnisses hat sie«das.auf-</text:p>
      <text:p text:style-name="P1">b W k)Vt· . .</text:p>
      <text:p text:style-name="P1">e a</text:p>
      <text:p text:style-name="P1">8. Denn die Armen habet ihr allezeit«bei»</text:p>
      <text:p text:style-name="P1">euch; mich aber habet ihr nicht allezeit.</text:p>
      <text:p text:style-name="P1">II. 9. Es erfuhr nun viel Volk aus den</text:p>
      <text:p text:style-name="P1">Juden, daß er daselbstlsei; und sie kamen,</text:p>
      <text:p text:style-name="P1">nicht um Jesu willen a ein , sondern auch</text:p>
      <text:p text:style-name="P1">um den La arusckzu sehen, den er von den</text:p>
      <text:p text:style-name="P1">Todten auferwe t hatte.</text:p>
      <text:p text:style-name="P1">10. Aber die Hohenpriester hielten Rath,</text:p>
      <text:p text:style-name="P1">daß sie auch den Lazarus tödteten. .</text:p>
      <text:p text:style-name="P1">11. Denn seinetwegen gingen viele von den</text:p>
      <text:p text:style-name="P1">Juden hin und glau ten an Jesum. C» «, J»</text:p>
      <text:p text:style-name="P1">V. 42—«82 Many. It, (——«. Man. to, es-—52.</text:p>
      <text:p text:style-name="P1">Luk. is, 35—43.</text:p>
      <text:p text:style-name="P1">lll. 12. Des folgenden Tages, da viel</text:p>
      <text:p text:style-name="P1">Volk, das zum Feste ekommen war, hörte,</text:p>
      <text:p text:style-name="P1">daß Jesus nach Jerulalem komme,</text:p>
      <text:p text:style-name="P1">13. nahmen sie Palmenzweige und gingen</text:p>
      <text:p text:style-name="P1">hinaus ihm entgegen und riefen : Hosianna!</text:p>
      <text:p text:style-name="P1">Gepriesen sei, der da kommt im amen des</text:p>
      <text:p text:style-name="P1">Herrn, derKönigJsraels! Z. Mos. V, Ho» -</text:p>
      <text:p text:style-name="P1">14. Jesus aber fand einen jungen Esel</text:p>
      <text:p text:style-name="P1"><text:soft-page-break/>und setzte fi2 darauf, wie geLZ)riebenZeht:</text:p>
      <text:p text:style-name="P1">15. »Für te dich nicht, ochter ion!</text:p>
      <text:p text:style-name="P1">1Z18 Cap. 12J Das Evangeliums . C-ap. 1.2) J</text:p>
      <text:p text:style-name="P1">SiI)e, dein König. kommt, sitzend auf dem</text:p>
      <text:p text:style-name="P1">Fu en einer Eselcn.« D</text:p>
      <text:p text:style-name="P1">16. Sol«3es aber verstanden seine Jüngere</text:p>
      <text:p text:style-name="P1">nicht von nfang, sondern als Jesus ver-</text:p>
      <text:p text:style-name="P1">olches von ihm geschrieben war, und da</text:p>
      <text:p text:style-name="P1">ie ihm sol(Z;s gethan hatten. » «;</text:p>
      <text:p text:style-name="P1">17. Das ol nun, das bei ihm war, be-</text:p>
      <text:p text:style-name="P1">zeugte, daß er den Lazarus aus dem Grabe</text:p>
      <text:p text:style-name="P1">erufen und ihn von den Todten auferweckt</text:p>
      <text:p text:style-name="P1">habe. L:-c· 49,-37. - .</text:p>
      <text:p text:style-name="P1">.18. Darum ging ihm auch das Volk ent-</text:p>
      <text:p text:style-name="P1"><text:s/>tl1))c:1blesie gehört, daß er dieses Zeichen:</text:p>
      <text:p text:style-name="P1">g19. Da sprachen die Pharisäer zu einander:</text:p>
      <text:p text:style-name="P1">Setzt ihr, daß ihr nichts ausrichtet ? Siehe,</text:p>
      <text:p text:style-name="P1">die elt läuft ihm nach. C. Z, es. «, es. »</text:p>
      <text:p text:style-name="P1">IV. 20. Es waren aber etliche Griechelr</text:p>
      <text:p text:style-name="P1">aus denen, die hinaufkamen, um anzubeten</text:p>
      <text:p text:style-name="P1">am Feste. C. 7, as.</text:p>
      <text:p text:style-name="P1">21. Diese nun gingen zu Philippus , der</text:p>
      <text:p text:style-name="P1">von Bethsaida in Galiläa war, und baten</text:p>
      <text:p text:style-name="P1">ihn und sprachen: Herr, wir möchten gern</text:p>
      <text:p text:style-name="P1">Jesum se en. Luc. 49,3. - . ; .</text:p>
      <text:p text:style-name="P1">22. Philippus kommt und sa t es den;</text:p>
      <text:p text:style-name="P1">Andreas, und«·«Andreas und HJ3hilippus</text:p>
      <text:p text:style-name="P1">wiederum sagen es-Jesu. -</text:p>
      <text:p text:style-name="P1">23. Jesus aberantwortete ihnen und sprach :</text:p>
      <text:p text:style-name="P1">Die Stunde istgelommen, daß des Menschen</text:p>
      <text:p text:style-name="P1">Sohn verherrltchet werde. C. 47, 4. is, 32.</text:p>
      <text:p text:style-name="P1">24. Wahrlich, wahrlich, ich sage euch, wenn</text:p>
      <text:p text:style-name="P1">das Wei enkorn nicht in die Erde fällt und-</text:p>
      <text:p text:style-name="P1">erstirbt, fo bleibt es allein; wenn es aber er-</text:p>
      <text:p text:style-name="P1">stirbt, so trägt es viel Frucht. 4.Cor. es, se sc,</text:p>
      <text:p text:style-name="P1">25. Wer sein Leben liebt, der wird es ver-</text:p>
      <text:p text:style-name="P1">lieren; wer aber sein Leben in dieser Welt</text:p>
      <text:p text:style-name="P1">has et, der wird es zum ewigen Leben be-</text:p>
      <text:p text:style-name="P1">we! ten. Luc. 47,33. ·</text:p>
      <text:p text:style-name="P1">2 . So Jemand mir dienen will, der folge</text:p>
      <text:p text:style-name="P1">mir nach; und wo ich bin, da wird auch»</text:p>
      <text:p text:style-name="P1">mein Diener sein. Und so Jemand mir</text:p>
      <text:p text:style-name="P1">ferrlichet war, da wurden sie eingedenk, das.</text:p>
      <text:p text:style-name="P1">dienet, den wird mein Vater ehren. ·</text:p>
      <text:p text:style-name="P1">Lang, 23. J-h. «« Z.</text:p>
      <text:p text:style-name="P1">27· Jetzt ist meine Seele betrübt. Und</text:p>
      <text:p text:style-name="P1">was soll ich sagen? Vater, hilf mir aus</text:p>
      <text:p text:style-name="P1">dieser Stunde? Doch darum bin ich in diese</text:p>
      <text:p text:style-name="P1">Stunde gekommen· Many. 26, 38. 39</text:p>
      <text:p text:style-name="P1">28. Vater, verherrliche deinen Namen!</text:p>
      <text:p text:style-name="P1">Da kam eine Stimme vom Himmel: Ich</text:p>
      <text:p text:style-name="P1">habe ihn verherrlicht und will ihn wiederum</text:p>
      <text:p text:style-name="P1"><text:soft-page-break/>verherrlichen. March. J, ».</text:p>
      <text:p text:style-name="P1">29. Das Volk nun, das dabei stand und</text:p>
      <text:p text:style-name="P1">dieses hörte, sagte, es habe gedonnert. An-</text:p>
      <text:p text:style-name="P1">dere sagten: Es hat ein Engel mit ihm ge-</text:p>
      <text:p text:style-name="P1">redet. A .23 S</text:p>
      <text:p text:style-name="P1">vg , . ·</text:p>
      <text:p text:style-name="P1">30. Jesus antwortete und sprach: N1chT</text:p>
      <text:p text:style-name="P1"/>
      <text:p text:style-name="P1"/>
      <text:p text:style-name="P1"/>
      <text:p text:style-name="P1">. Cap; 12. « St. Johannis..·i’ City. 12. 13. «1.19</text:p>
      <text:p text:style-name="P1">um meinetwillen ist diese Stimme geschehen,</text:p>
      <text:p text:style-name="P1">il?-ii1derL1JleTiqsmi«r;t«c3E:i1ci)tisi.-isiiFselt jetzt</text:p>
      <text:p text:style-name="P1">. i ·</text:p>
      <text:p text:style-name="P1">wir? der Fürst dieser Welt hinausgewdrsen</text:p>
      <text:p text:style-name="P1">wer en. C. is, «. i4, so.</text:p>
      <text:p text:style-name="P1">32. Und ich, wann ich von der Erde er-</text:p>
      <text:p text:style-name="P1">höhet bin, werde Alle u mir ziehen.</text:p>
      <text:p text:style-name="P1">» z C.3,44.8,28.</text:p>
      <text:p text:style-name="P1">33. Dieses aber sagte er, andeutend,</text:p>
      <text:p text:style-name="P1">welihZ TZ)es er.sterben würdeW b .</text:p>
      <text:p text:style-name="P1">34« as olk antwortete ihm: ir ha en</text:p>
      <text:p text:style-name="P1">aus dem Gesetze gehört, daß der Christus</text:p>
      <text:p text:style-name="P1">3isiEisocsgkeitgleibe; wsise sagst Zu dennB de;</text:p>
      <text:p text:style-name="P1">en )en o ii mit e er L) et wer en-</text:p>
      <text:p text:style-name="P1">Wer ist dieser Lohn des Menschen? -</text:p>
      <text:p text:style-name="P1">Pf-45-7-72,7-s;äs4Y,s3 J2.9,s7.»Ez.37,2i5.</text:p>
      <text:p text:style-name="P1">3·5. Da·s;;rach J?:s·us zu ihnen: Noch eine</text:p>
      <text:p text:style-name="P1">kleine Zeit ist das icht bei euch. Wandelt,</text:p>
      <text:p text:style-name="P1">so lange ihr »das Licht habet, damit euch</text:p>
      <text:p text:style-name="P1">nicht Fin·sterniß ribersalle. Und wer in der</text:p>
      <text:p text:style-name="P1">Finsterniß wandelt, der weiß nicht, wohin</text:p>
      <text:p text:style-name="P1">. o·angeir a i ae gaue</text:p>
      <text:p text:style-name="P1">«:)23ehg" I« 3ikz««i59s«Fchth di I bt</text:p>
      <text:p text:style-name="P1">an das auf daß ils; Finder dEs Licgtes</text:p>
      <text:p text:style-name="P1">werdet. o es redete e us und ging in-</text:p>
      <text:p text:style-name="P1">weg und verbarg sich vor ihnen. -</text:p>
      <text:p text:style-name="P1">V. 37. Wiewohl er aber so viele eichen</text:p>
      <text:p text:style-name="P1">vor ihnen gethan hatte, so glaubten sie doch</text:p>
      <text:p text:style-name="P1">. a or e -</text:p>
      <text:p text:style-name="P1">UT? 3li1shdtii·ß dAsgVZ« 2id s Propheten Je</text:p>
      <text:p text:style-name="P1">sajas erfüllet würde, welches J gesprochen:</text:p>
      <text:p text:style-name="P1">Herr, wer glaubt unserer redigt? und</text:p>
      <text:p text:style-name="P1">idem ward der Arm des Herrn offsen5l;ak?«</text:p>
      <text:p text:style-name="P1">Je . , .</text:p>
      <text:p text:style-name="P1">39. Darum konnten sie nicht glauben;</text:p>
      <text:p text:style-name="P1">denn wiederuYissizrcs)ch«Iescås1astZ R «</text:p>
      <text:p text:style-name="P1">,»)c . , . . Ü « , U,</text:p>
      <text:p text:style-name="P1">40. »Er hat ihre Augen verblendet und</text:p>
      <text:p text:style-name="P1">ih:h verhci3tet,»tdgß fis mit den 2sugen</text:p>
      <text:p text:style-name="P1">ni e en, no im em er en ver te en</text:p>
      <text:p text:style-name="P1">und sich bekehren, und ich sie gesund mache.««</text:p>
      <text:p text:style-name="P1"><text:soft-page-break/>41. Solches sprach Jesajas, als er seine</text:p>
      <text:p text:style-name="P1">Hk;rl3I)kåst ssih il:sid voncs)hm re;)ete.OJå«s» <text:s/>4«</text:p>
      <text:p text:style-name="P1">. o gau enau von en er en</text:p>
      <text:p text:style-name="P1">;oiele an is)n; aber cs)vegedn der S-s3har«isäer be-</text:p>
      <text:p text:style-name="P1">annten ie es ni t, ainit ie nicht von</text:p>
      <text:p text:style-name="P1">der Versammlung ausgestoßåu7n:ürden.</text:p>
      <text:p text:style-name="P1">. , 8. g, 22.</text:p>
      <text:p text:style-name="P1">43. Denn sie liebten die Ehre bei den Men-</text:p>
      <text:p text:style-name="P1">schen mehr als die Ehre bei Gott. C. H, «»</text:p>
      <text:p text:style-name="P1">44. Jesus aber riels und sprach: Wer a«n</text:p>
      <text:p text:style-name="P1">mich glaubt,derglau tnichtan mich,sondern</text:p>
      <text:p text:style-name="P1">an den, der mich gesendet hat. C. 7, is.</text:p>
      <text:p text:style-name="P1">45. Und wer mich siehet, der siehet den,</text:p>
      <text:p text:style-name="P1">der mich gesendet hat C» co,:io.14,9.</text:p>
      <text:p text:style-name="P1">46. Jch bin ein Licht in die Welt gekom-</text:p>
      <text:p text:style-name="P1">men, aus daß ein Jeder, der an mich glaubt,</text:p>
      <text:p text:style-name="P1">nicht in der Finsternis; bleibe. C« 8, «2» :</text:p>
      <text:p text:style-name="P1">47. Und wenn Jemand meine Worte hört</text:p>
      <text:p text:style-name="P1">und nicht glauht, so richte ich ihn nicht.</text:p>
      <text:p text:style-name="P1">Denn ich bin nicht gekommen, daß i die</text:p>
      <text:p text:style-name="P1">Welt richte, sondern daß ich die Weltdselig</text:p>
      <text:p text:style-name="P1">mache. C. 3,·i7. , -</text:p>
      <text:p text:style-name="P1">48. Wer mich verwirft und meine Worte</text:p>
      <text:p text:style-name="P1">nicht annimmt, der hat schon seinen Richter:</text:p>
      <text:p text:style-name="P1">das Wort, das ich geredet habe, das wird ihn</text:p>
      <text:p text:style-name="P1">richtenamletzten Tage. C .3, is. Mc-sc. -is, is.</text:p>
      <text:p text:style-name="P1">49. Denn ich habe nicht aus mir selbst ge-</text:p>
      <text:p text:style-name="P1">redet, sondern der Vater, der mich gesendet</text:p>
      <text:p text:style-name="P1">hat, er hat mir ein Gebot gegeben, was ich</text:p>
      <text:p text:style-name="P1">reden und was ich sagen so .- C. 5, i92k·</text:p>
      <text:p text:style-name="P1">50. Und ich weiß, daß sein Gebot ewiges</text:p>
      <text:p text:style-name="P1">Leben ist. Darum, was ich rede, das rede</text:p>
      <text:p text:style-name="P1">ich also, wie mir der Vater gesagt hat.</text:p>
      <text:p text:style-name="P1">- Cap. XIlI.</text:p>
      <text:p text:style-name="P1">l· Das Fußwaschen. -l——20. ll. Ciitdeckung des</text:p>
      <text:p text:style-name="P1">Verkiithers. 2l—30. M. Das Gebot der Liebe.</text:p>
      <text:p text:style-name="P1">Z« -35. IV. Anfündigung der Verläugnung</text:p>
      <text:p text:style-name="P1">Petri. as— es. -</text:p>
      <text:p text:style-name="P1">I. 1. Vor dem Feste des Ueberschrittes</text:p>
      <text:p text:style-name="P1">aber, da Jesus wußte, daß seine Stunde</text:p>
      <text:p text:style-name="P1">gekommen sei, daß er aus dieser Welt zum</text:p>
      <text:p text:style-name="P1">Vater gehe; wie er die Seinigen in der</text:p>
      <text:p text:style-name="P1">Welt geliebt hatte, also liebte er sie bis</text:p>
      <text:p text:style-name="P1">ans Ende. March. 26, 2. J-h. cis, 28.</text:p>
      <text:p text:style-name="P1">2. Und als das Mahl gehalten war, da</text:p>
      <text:p text:style-name="P1">der Teufel dem Judas, Simons Sohn, dem</text:p>
      <text:p text:style-name="P1">Jscarioth, schon ins Herz gegeben hatte,</text:p>
      <text:p text:style-name="P1">daß er ihn verriethe; aus» s22, Z«</text:p>
      <text:p text:style-name="P1">Z. obgleich Jesus wußte, daß ihm der</text:p>
      <text:p text:style-name="P1">Vater lles in die Hände gegeben, und daß</text:p>
      <text:p text:style-name="P1">er von Gott ausgegangen sei und zu Gott</text:p>
      <text:p text:style-name="P1">hingehe; C.3, 35.</text:p>
      <text:p text:style-name="P1"><text:soft-page-break/>4. steht er vom Mahle aus und legt seine</text:p>
      <text:p text:style-name="P1">Kleider ab und nahm einen Schurz und</text:p>
      <text:p text:style-name="P1">uingürtete sieh; :</text:p>
      <text:p text:style-name="P1">5. daraus goß er Wasser in das Becken</text:p>
      <text:p text:style-name="P1">und sing an den Jüngern die Füße zu wa-</text:p>
      <text:p text:style-name="P1">schen und sie mit dem Schurze zu trocknen,</text:p>
      <text:p text:style-name="P1">mit dem er umgürtet war.</text:p>
      <text:p text:style-name="P1">6« Da kommt er zu Simon Petrus, und</text:p>
      <text:p text:style-name="P1">dieser spricht zu ihm: Herr, du solltest mir</text:p>
      <text:p text:style-name="P1">die Füße waschen?</text:p>
      <text:p text:style-name="P1">7» Jesus antwortete und sprach zu ihm:</text:p>
      <text:p text:style-name="P1">Was ich thue, weißt du jetzt nicht, du wirst</text:p>
      <text:p text:style-name="P1">es aber hernach verstehen. ·</text:p>
      <text:p text:style-name="P1">8. Petrus Wicht ·zu ihm: Du sollst mir</text:p>
      <text:p text:style-name="P1">die Füße in « wigkelt nicht waschen, Jesus</text:p>
      <text:p text:style-name="P1">antwortete ihm:k Wege ich« däch michs wa-</text:p>
      <text:p text:style-name="P1">o a du eine emein a Im mir.</text:p>
      <text:p text:style-name="P1">schm«s h st i.(-I«-se, fOff.i,s.</text:p>
      <text:p text:style-name="P1"/>
      <text:p text:style-name="P1"/>
      <text:p text:style-name="P1"/>
      <text:p text:style-name="P1">120 Cap. 1Z:--«-! Das Evangelium Cap. 13. 14.</text:p>
      <text:p text:style-name="P1">9. Simon Petrus spricht zu ihm: Herr!</text:p>
      <text:p text:style-name="P1">nicht meine Füße nur, sondern auch die</text:p>
      <text:p text:style-name="P1">Hände und das·ck.?aupt! «</text:p>
      <text:p text:style-name="P1">10. Jesus pri tzu ihm: Wer gewaschen</text:p>
      <text:p text:style-name="P1">ist, derbeda nichts als dieFüße zu waschen,</text:p>
      <text:p text:style-name="P1">sondern er i t ganz rein. Auch ihr seid rein,</text:p>
      <text:p text:style-name="P1">aber nicht Alle. C. is, Z. Tit. Z, S.</text:p>
      <text:p text:style-name="P1">11. Denn er kannte seinen Verräther,</text:p>
      <text:p text:style-name="P1">darum sagte er: Ihr seid nicht Alle rein.</text:p>
      <text:p text:style-name="P1">C. is, Si. 7c).</text:p>
      <text:p text:style-name="P1">12. Nachdem er nun ihre Füße gewaschen</text:p>
      <text:p text:style-name="P1">und seine Kleider angezogen hatte, set;-te er</text:p>
      <text:p text:style-name="P1">Höh wieder zu Tische und sprach zu ihnen:</text:p>
      <text:p text:style-name="P1">isset ihr, was ich euch ethan habe? »</text:p>
      <text:p text:style-name="P1">13. Ihr heißet mich Meister und Herr, und</text:p>
      <text:p text:style-name="P1">ihr sagetrecht, dennich bin es. M«tti;.23,8JIo.</text:p>
      <text:p text:style-name="P1">I4. Wenn nun ich, der Herr und Meister,</text:p>
      <text:p text:style-name="P1">eure Füße gewaschen habe, so sollt auch ihr</text:p>
      <text:p text:style-name="P1">einander die Füße waschen. Luc. 22, es. 27.</text:p>
      <text:p text:style-name="P1">15. Denn ein Vorbild habe ich euch ge-</text:p>
      <text:p text:style-name="P1">geben, daß, wie ich euch gethan habe, auch</text:p>
      <text:p text:style-name="P1">ihr thuet. «. P« 2, 2i.</text:p>
      <text:p text:style-name="P1">16. Wahrlich, wahrlich, ich sage euch, der</text:p>
      <text:p text:style-name="P1">Knecht ist nicht größer als sein Herr, noch</text:p>
      <text:p text:style-name="P1">der Gesaiidte größer als der, der ihn ge-</text:p>
      <text:p text:style-name="P1">sendet hat. E. es. So. Mem. i0,9i. .</text:p>
      <text:p text:style-name="P1">17. Wenn ihr solches wisset, selig seid ihr,</text:p>
      <text:p text:style-name="P1">wenn ihr es thut. Matth.7,2i.24. J-ik.i,25.</text:p>
      <text:p text:style-name="P1">18. IF rede nicht von euch Allen; ichweiß,</text:p>
      <text:p text:style-name="P1">welche i erwählet habe. Doch, auf daß die</text:p>
      <text:p text:style-name="P1"><text:soft-page-break/>Schrift «erfüllet werde: »Der mit mir das</text:p>
      <text:p text:style-name="P1">Brot ißt, der hat seine Ferse wider mich er-</text:p>
      <text:p text:style-name="P1">hoben.« Pf. «» io. Many. As, 23.</text:p>
      <text:p text:style-name="P1">19.· Jetzt sage ich es euch, ehe es geschieht,</text:p>
      <text:p text:style-name="P1">damit, wann es geschehen ist, ihr glaubet,</text:p>
      <text:p text:style-name="P1">daß ic3;s bin. C i4,29. is, 4.</text:p>
      <text:p text:style-name="P1">20. ahrlich, wahrlich, ich sage euch, wer</text:p>
      <text:p text:style-name="P1">aufnimmt, wen ich senden werde, der nimmt</text:p>
      <text:p text:style-name="P1">mich aus; wer aber mich ausninimt, der</text:p>
      <text:p text:style-name="P1">nimmt den aus, der mich gesendet hat.</text:p>
      <text:p text:style-name="P1">Maith. 40, 40 ic.</text:p>
      <text:p text:style-name="P1">ll. 21. Da Jesus dieses gesprochen hatte,</text:p>
      <text:p text:style-name="P1">ward er im Geiste betrübt, und bezeugte</text:p>
      <text:p text:style-name="P1">und sprach: Wahrlich, wahrlich, ich sage</text:p>
      <text:p text:style-name="P1">euch , Einer aus euch wird mich verrathen.</text:p>
      <text:p text:style-name="P1">V Matth. 26, 2t :c.</text:p>
      <text:p text:style-name="P1">22. Da sahen die Jün er einander an</text:p>
      <text:p text:style-name="P1">und wußten nicht, von welchem er rede.</text:p>
      <text:p text:style-name="P1">23. Es lag aber einer seiner Jünger am</text:p>
      <text:p text:style-name="P1">Tische an der Seite Jesu, den I?us liebte.</text:p>
      <text:p text:style-name="P1">.i9, 2s.</text:p>
      <text:p text:style-name="P1">24. Diesem winkt nun Simon Petrus,</text:p>
      <text:p text:style-name="P1">daß er sorsiheii solle, wer es sein m’oihte,</text:p>
      <text:p text:style-name="P1">voii dem er redete.</text:p>
      <text:p text:style-name="P1">25. Da legte sich derselbe an die Brust</text:p>
      <text:p text:style-name="P1">Jesu und spricht zu ihm: Herr, wer ist es?</text:p>
      <text:p text:style-name="P1">26. Jesus antwortet: Der ist es, dem ich</text:p>
      <text:p text:style-name="P1">den eingetunkten Bissen geben werde. Und</text:p>
      <text:p text:style-name="P1">er tunkt den Bissen ein und »ibt ihn dem</text:p>
      <text:p text:style-name="P1">Judas, Simons Sohn, dem 3scarioth.</text:p>
      <text:p text:style-name="P1">27. Und nach dem Bissen, da fuhr der</text:p>
      <text:p text:style-name="P1">Satan in ihn. Da spricht Jesus zu ihm:</text:p>
      <text:p text:style-name="P1">Was du thust, das t ne bald. C. is, S.</text:p>
      <text:p text:style-name="P1">28. Das a er verstand Keiner von denen,</text:p>
      <text:p text:style-name="P1">die zu Tische saßen, wozu er es ihm sagte.</text:p>
      <text:p text:style-name="P1">29. Denn Etliche meinten, weil Judas</text:p>
      <text:p text:style-name="P1">den Beutel hatte, so sa e Jesus zu ihm:</text:p>
      <text:p text:style-name="P1">Kaufe, was wir zum Feste bedürfen; oder</text:p>
      <text:p text:style-name="P1">daß er den Armen etwas geben solle. C is, S.</text:p>
      <text:p text:style-name="P1">30. Da nun Jener den Bissen genommen</text:p>
      <text:p text:style-name="P1">hatte, ging er alsobald hinaus. Es war aber</text:p>
      <text:p text:style-name="P1">Nacht. C. is« Z.</text:p>
      <text:p text:style-name="P1">lII. 31. Als er nun hinausgegangen war,</text:p>
      <text:p text:style-name="P1">sprach Jesus: Nun ist des enschenSohn</text:p>
      <text:p text:style-name="P1">verherrli et, und Gott ist verherrlichet in</text:p>
      <text:p text:style-name="P1">ihm. C. 42, es.</text:p>
      <text:p text:style-name="P1">32. Jst Gott verherrliihet in ihm, o wird</text:p>
      <text:p text:style-name="P1">auch Gott ihn verherrlichen in si selbst</text:p>
      <text:p text:style-name="P1">und wird ihn alsbald verherrli en.</text:p>
      <text:p text:style-name="P1">33. Kindlein, noch eine kleine eit bin ich</text:p>
      <text:p text:style-name="P1">bei euch. Jhr werdet mich suchen, und, wie</text:p>
      <text:p text:style-name="P1">ich zu den Juden sagte: Wohin ich geh</text:p>
      <text:p text:style-name="P1"><text:soft-page-break/>dahin könne: ihr nicht kommen; so sage ich</text:p>
      <text:p text:style-name="P1">auch zu euch jetzt. C. 7, :-i4,</text:p>
      <text:p text:style-name="P1">34. Ein neues Gebot gebe ich euch, daß</text:p>
      <text:p text:style-name="P1">ihr einander liebet; wie ich euch geliebet</text:p>
      <text:p text:style-name="P1">habe, daß auch ihr einander liebet.</text:p>
      <text:p text:style-name="P1">(I.45,i2.i3. Ei-h.5,2, 4.Jph.3,».«i.23.</text:p>
      <text:p text:style-name="P1">35. Daran wird Jedermann erkennen,</text:p>
      <text:p text:style-name="P1">daß ihr meine Jünger seid, so ihr Liebe</text:p>
      <text:p text:style-name="P1">habet unter einander. «. J-h. I, ei.</text:p>
      <text:p text:style-name="P1">IV. 36. Simon Petrus spricht zu ihm:</text:p>
      <text:p text:style-name="P1">Fett, wo gehest du hin? Jesus antwortete</text:p>
      <text:p text:style-name="P1">i m: Wo ich hin ehe, dahin kannst du mir</text:p>
      <text:p text:style-name="P1">·etzt nicht folgen, hernach aber wirst du mir</text:p>
      <text:p text:style-name="P1">iolgen. E. 2i, is, i9.</text:p>
      <text:p text:style-name="P1">37. Petrus spricht uihm: gen, warum</text:p>
      <text:p text:style-name="P1">kanni dir jetztnichtFolgen? eh willmein</text:p>
      <text:p text:style-name="P1">LebenTür dich lassen. Las. 22, 33 », «</text:p>
      <text:p text:style-name="P1">38. esus antwortete ihm: Dein Leben</text:p>
      <text:p text:style-name="P1">willst du für mich lassen? Wahrlich, wahr-</text:p>
      <text:p text:style-name="P1">lich, ich sage dir, der Hahn wird nicht trägen,</text:p>
      <text:p text:style-name="P1">bis du mich dreimal wirst verläugnet ha en.</text:p>
      <text:p text:style-name="P1">Cap. xIv.</text:p>
      <text:p text:style-name="P1">Jesu AbfchiedIrcdeii an seine Jünger. l. E»</text:p>
      <text:p text:style-name="P1">mahnuiig zum Glauben an Gott und ihn. i—-l-.</text:p>
      <text:p text:style-name="P1">ll Seine innige Verbindung mildem Vater. 5--M-.</text:p>
      <text:p text:style-name="P1">111. Vkkhcißung des heiligen Geistes. M-—2s.</text:p>
      <text:p text:style-name="P1">W. Segnungen und Tröstungcn. 2«7—sst.</text:p>
      <text:p text:style-name="P1">I. 1. Euer Herz werde nicht betrübt»</text:p>
      <text:p text:style-name="P1">Glaubet an Gott uiid glaubet an mich.</text:p>
      <text:p text:style-name="P1">Mart. «, III. Joh. 42, 44.</text:p>
      <text:p text:style-name="P1"/>
      <text:p text:style-name="P1"/>
      <text:p text:style-name="P1"/>
      <text:p text:style-name="P1">Cap. 14. St. Johanms. . Cap. 14.</text:p>
      <text:p text:style-name="P1">2. In meines Vaters Hause sind viele</text:p>
      <text:p text:style-name="P1">Wohnungen, wo nicht, so dhät»te ich es euch</text:p>
      <text:p text:style-name="P1">gesagt. eh gehe hin, en eine Stätte zu</text:p>
      <text:p text:style-name="P1">ereiten. 2. Eos. s. i.</text:p>
      <text:p text:style-name="P1">3. Und wann ich hinge angen bin und</text:p>
      <text:p text:style-name="P1">euch eine Stätte bereitet sahe, so will ich</text:p>
      <text:p text:style-name="P1">wieder kommen und euch zu mir nehmen,</text:p>
      <text:p text:style-name="P1">auf d1c;ß, wo ich bin, auch ihr seid. E. i7, Si.</text:p>
      <text:p text:style-name="P1">4. nd wo ich hin ehe, wisset ihr, und</text:p>
      <text:p text:style-name="P1">den Weg wisset ihr. S</text:p>
      <text:p text:style-name="P1">1I. Z. Thomas spricht zu ihm: Herr, wir</text:p>
      <text:p text:style-name="P1">wissen nicht, wo du hingehest; und wie</text:p>
      <text:p text:style-name="P1">können wir den Weg wissen?</text:p>
      <text:p text:style-name="P1">6. Stegs spricht zu ihm: Ich bin der Weg</text:p>
      <text:p text:style-name="P1">und die ahrheit und das Leben. Niemand</text:p>
      <text:p text:style-name="P1">kommt zum Vater, als nur durch mich.</text:p>
      <text:p text:style-name="P1">He . to, 49;</text:p>
      <text:p text:style-name="P1">7. Wenn ihr miZ erkannt hättet, so hättet</text:p>
      <text:p text:style-name="P1"><text:soft-page-break/>ihr auch meinen ater erkannt; und von</text:p>
      <text:p text:style-name="P1">nun an kennet ihr ihn und habet ihn ge-</text:p>
      <text:p text:style-name="P1">gesehen. C. Z, i9.</text:p>
      <text:p text:style-name="P1">8. Philippus spricht zu ihm: Herr, zeige uns</text:p>
      <text:p text:style-name="P1">den Vater, so genügt es uns. 2.Mos. Ia, i8:c.</text:p>
      <text:p text:style-name="P1">9. Je us priiht u ihm: So lau e eit</text:p>
      <text:p text:style-name="P1">bin ich bei Euch, utHd du hast mich n?chtZ er-</text:p>
      <text:p text:style-name="P1">kannt, Philigs:us? Wer mich«geseh,en hat,</text:p>
      <text:p text:style-name="P1">der hat den ater gesehen; wie sprlchst du</text:p>
      <text:p text:style-name="P1">denn: Zeige uns den Vater?</text:p>
      <text:p text:style-name="P1">E.i2,i»ki. C:-i.i, is. Her. i,3. Z. Cok.i,4.i5.</text:p>
      <text:p text:style-name="P1">10. Glaubest du nicht, daß ich im Vater</text:p>
      <text:p text:style-name="P1">und der Vater in mir ist? Die Worte, die</text:p>
      <text:p text:style-name="P1">ich zu euch rede, rede ich nicht von mir selbst;</text:p>
      <text:p text:style-name="P1">der Vater aber, der in mir bleibet, er thut</text:p>
      <text:p text:style-name="P1">die Werke.</text:p>
      <text:p text:style-name="P1">11. Glaubet mir, daß ich im Vater bin</text:p>
      <text:p text:style-name="P1">und der Vater in mir ist; wo nicht, so glaubet</text:p>
      <text:p text:style-name="P1">mir um der Werke selber willen. C,io,38.</text:p>
      <text:p text:style-name="P1">12. Wahrlich, wahrlich, ich sage euch, wer</text:p>
      <text:p text:style-name="P1">an mich glaubt, der wird die Werke, die ich</text:p>
      <text:p text:style-name="P1">thue, auch thun, und größere als di;se wird</text:p>
      <text:p text:style-name="P1">er thun; denn ich gehe zu meinem ater;</text:p>
      <text:p text:style-name="P1">Many. -i7, 20. As-g.2, 4»i. 5, is.</text:p>
      <text:p text:style-name="P1">13. und was ihr bitten werdet in meinem</text:p>
      <text:p text:style-name="P1">Namen, das will ich thun, auf das; der Vater</text:p>
      <text:p text:style-name="P1">verherrlichet werde in dem Sohne.</text:p>
      <text:p text:style-name="P1">« C. is, 7. is, es.</text:p>
      <text:p text:style-name="P1">14. Wenn ihretwas bitten werdet in meinem</text:p>
      <text:p text:style-name="P1">Namen, so will ich es thun. i.Jph. -H, it. is.</text:p>
      <text:p text:style-name="P1">Ill. 15. Liebet ihr «niich, so haltet meine</text:p>
      <text:p text:style-name="P1">Gebote. C. is, io. i. J«-h, Z, :-.</text:p>
      <text:p text:style-name="P1">16. Und ich will den Vater bitten, und er</text:p>
      <text:p text:style-name="P1">wird euch einen andern Tröster geben, das;</text:p>
      <text:p text:style-name="P1">er bei euch in Ewigkeit bleibe; C. it, es.</text:p>
      <text:p text:style-name="P1">17. den Geist der Wahrheit, welchen die</text:p>
      <text:p text:style-name="P1">Welt nicht mag empfangen, denn sie sieht</text:p>
      <text:p text:style-name="P1">hu nicht und eignet ihn nicht. Ihr aber</text:p>
      <text:p text:style-name="P1">tennet ihn, denn er bleibt bei euch und wird</text:p>
      <text:p text:style-name="P1">in euch sein. i.Joli.5,s.</text:p>
      <text:p text:style-name="P1">»18. Ich will euch nicht verwaiset lassen;</text:p>
      <text:p text:style-name="P1">Ich komme zu· euch. Many. es. so.</text:p>
      <text:p text:style-name="P1">19. Poch ein Kleines, und die Welt siehet</text:p>
      <text:p text:style-name="P1">mich nicht mehr; ihr aber werdet mich sehen,</text:p>
      <text:p text:style-name="P1">denn ich lebe, und auch ihr werdet leben.</text:p>
      <text:p text:style-name="P1">C. is, is. Hof. ei, 2.</text:p>
      <text:p text:style-name="P1">20. An denåselben Tage werdet ihr er-</text:p>
      <text:p text:style-name="P1">kennen, daß i in meinem Vater bin, und</text:p>
      <text:p text:style-name="P1">ihr m nur, und ich in euch. C, «7, 23 »· V</text:p>
      <text:p text:style-name="P1">21. Wer meine Gebote hat und sie hält,</text:p>
      <text:p text:style-name="P1">der ist es, der mich liebet. Wer a er mich</text:p>
      <text:p text:style-name="P1">liebet, der wird von meinem Vater geliebet,</text:p>
      <text:p text:style-name="P1"><text:soft-page-break/>werden; und ich werde ihn lieben und mich</text:p>
      <text:p text:style-name="P1">ihm osgenbaren. ·</text:p>
      <text:p text:style-name="P1">22. a spricht zu ihm Judas, nicht der</text:p>
      <text:p text:style-name="P1">Jscarioth: Fern wie geschieht es, daß du</text:p>
      <text:p text:style-name="P1">dich uns wi st ossenbaren, und nicht der</text:p>
      <text:p text:style-name="P1">Welt?</text:p>
      <text:p text:style-name="P1">23. Jesus antwortete und sprach zu ihm:</text:p>
      <text:p text:style-name="P1">Wer mich liebet, der wird mein Wort hal-</text:p>
      <text:p text:style-name="P1">ten; und mein Vater wird ihn lieben, und</text:p>
      <text:p text:style-name="P1">wir werden u ihm kommen und Wohnung</text:p>
      <text:p text:style-name="P1">bei ihm machen. im. Z, i72c. ·</text:p>
      <text:p text:style-name="P1">—24. Wer mich nicht liebet, der hält meine</text:p>
      <text:p text:style-name="P1">Worte nicht. Und das Wort, das ihr höret</text:p>
      <text:p text:style-name="P1">ist nicht mein, sondern des Vaters, der mich</text:p>
      <text:p text:style-name="P1">gesendet· hat. C.J7, is te. - » «</text:p>
      <text:p text:style-name="P1">25. Dieses habe ich zu euch geredet, da ich</text:p>
      <text:p text:style-name="P1">noch bei euch bin.</text:p>
      <text:p text:style-name="P1">26. Der Tröster aber, der heilige Geist,</text:p>
      <text:p text:style-name="P1">welchen der Vater senden wird in meinem</text:p>
      <text:p text:style-name="P1">Namen, der wird euch Alles legten ui1d euch</text:p>
      <text:p text:style-name="P1">an Alles erinnern, was ich eu gesagt habe.</text:p>
      <text:p text:style-name="P1">C, is, es. is, it. i. Jpi,. 2,20.2-7.</text:p>
      <text:p text:style-name="P1">IV. 27. Den Frieden lasse ich euch, mei-</text:p>
      <text:p text:style-name="P1">nen Frieden z;ebe ich euch; ni t wie die</text:p>
      <text:p text:style-name="P1">Welt gibt, ge e ich euch. Euer erz werde»</text:p>
      <text:p text:style-name="P1">nicht betrübt und ve;s,age nicht. V «»</text:p>
      <text:p text:style-name="P1">C. is, Z.-. -Im. es, i. Phil. i, 7. X</text:p>
      <text:p text:style-name="P1">28. Ihr habet ehört, daß ich zu euch ge-</text:p>
      <text:p text:style-name="P1">Wochen: Ich gehe hin und komme zu euch;</text:p>
      <text:p text:style-name="P1">enn ihr mich lieb hättet, so würdet i v</text:p>
      <text:p text:style-name="P1">euch freuen, daß ich gesprochen: Ich ge e</text:p>
      <text:p text:style-name="P1">zum Vater, denn mein Vater ist größer a so</text:p>
      <text:p text:style-name="P1">ich. C. io, 29. Pi)i1. 2, e sc«</text:p>
      <text:p text:style-name="P1">29 Und nun abei es en ea t e C</text:p>
      <text:p text:style-name="P1">« h ch ch s - h ,</text:p>
      <text:p text:style-name="P1">es geschieht, damit ihr glaubet, w?innges ge-</text:p>
      <text:p text:style-name="P1">schehen ist. C. is, is</text:p>
      <text:p text:style-name="P1">30. Ich werde nicht mehr Vieles mit euch</text:p>
      <text:p text:style-name="P1">reden, denn es kommt der Fürst dieser Welt,</text:p>
      <text:p text:style-name="P1">und er hat mir nichts an. C.i2,31. Luc.22,53.</text:p>
      <text:p text:style-name="P1">31. Aber damit die Welt erkenne, daß ich</text:p>
      <text:p text:style-name="P1">den Vater liebe und also thue, wie mir der</text:p>
      <text:p text:style-name="P1">Vater befohlen hat. —— Stehet auf, lasset</text:p>
      <text:p text:style-name="P1">uns von hinnen gehen! C. io, is. -</text:p>
      <text:p text:style-name="P1"/>
      <text:p text:style-name="P1"/>
      <text:p text:style-name="P1"/>
      <text:p text:style-name="P1">122 Cap. 15.I« Das Evangelium« Cap. 15. is. »</text:p>
      <text:p text:style-name="P1">, C-ap. XV.: . sz</text:p>
      <text:p text:style-name="P1">l. Das Gleichniß vom Weinstock. 4-—«. il. Er-</text:p>
      <text:p text:style-name="P1">mahnung zur Liebe. is-—17. til. Beruhigung»über</text:p>
      <text:p text:style-name="P1">den Haß der Welt. i8—27.</text:p>
      <text:p text:style-name="P1"><text:soft-page-break/>l. I. Ich bin der wahre Weinstock, und</text:p>
      <text:p text:style-name="P1">mein Vater ist der Weingärtner.</text:p>
      <text:p text:style-name="P1">2. Jedes Schoß an mir, das nicht Frucht</text:p>
      <text:p text:style-name="P1">trägt, nimn1t er weg, und jedes, das Frucht</text:p>
      <text:p text:style-name="P1">trägt, reiniget er, auf daß es noch mehr</text:p>
      <text:p text:style-name="P1">Frucht trage. Maiih·i5, is« Phii.»i,9-«.</text:p>
      <text:p text:style-name="P1">Z. Ihr seid schon rein durch das Wort,</text:p>
      <text:p text:style-name="P1">das ich zu euch geredet habe.</text:p>
      <text:p text:style-name="P1">C. is, to. Eph. is, ge.</text:p>
      <text:p text:style-name="P1">4. Bleibet in mir und ich in euch. Gleich-</text:p>
      <text:p text:style-name="P1">wie das Schoß nicht kann Frucht tragen</text:p>
      <text:p text:style-name="P1">von sich elbst, es bleibe denn am Weinstock;</text:p>
      <text:p text:style-name="P1">also au ihr nicht, wenn ihr nicht in mir</text:p>
      <text:p text:style-name="P1">bleibet. «</text:p>
      <text:p text:style-name="P1">Z. Ich bin der Weinstock, ihr die Sihoß"e.</text:p>
      <text:p text:style-name="P1">Wer in mir bleibet und ich in ihm, der</text:p>
      <text:p text:style-name="P1">trägt viel Frucht; denn ohne mich könnet</text:p>
      <text:p text:style-name="P1">ihr nichts thun. 2. Eise. Z, 5.</text:p>
      <text:p text:style-name="P1">6. So Jemand nicht in mir bleibet, wird</text:p>
      <text:p text:style-name="P1">er weggeworfen wie das Rebschoß und ver-</text:p>
      <text:p text:style-name="P1">dorret; und man sammelt sie und wirft sie</text:p>
      <text:p text:style-name="P1">indas Feuer, und sie verbrennen. Many. 3,«o.</text:p>
      <text:p text:style-name="P1">7. So ihr in mir bleibet und meine Worte</text:p>
      <text:p text:style-name="P1">in euch bleiben, so mbget ihr, was ihr</text:p>
      <text:p text:style-name="P1">wollet, bitten, und es wird euch geschehen.</text:p>
      <text:p text:style-name="P1">C. ist, is. Mart. «, 24.</text:p>
      <text:p text:style-name="P1">S. Darin ist mein Vater verherrlichet,</text:p>
      <text:p text:style-name="P1">daß ihr viel Frucht traget und werdet meine</text:p>
      <text:p text:style-name="P1">«Jüng;r.</text:p>
      <text:p text:style-name="P1">9. leichwie mich der Vater geliebet hat,</text:p>
      <text:p text:style-name="P1">so habe auch ich euch geliebet. Bleibet in</text:p>
      <text:p text:style-name="P1">meiner Liebe. «</text:p>
      <text:p text:style-name="P1">«10. Wenn ihr meine Gebote haltet, so</text:p>
      <text:p text:style-name="P1">werdet ihr in meiner Liebe bleiben; wie ich</text:p>
      <text:p text:style-name="P1">die Gebote meines Vaters gehalten habe</text:p>
      <text:p text:style-name="P1">und bleibe in seiner Liebe. C. «, is. "</text:p>
      <text:p text:style-name="P1">11. Solches habe ich zu euch geredet, auf</text:p>
      <text:p text:style-name="P1">daß meine Freude in euch bleibe und euere</text:p>
      <text:p text:style-name="P1">Freude vollkommen werde. C. is, Si.</text:p>
      <text:p text:style-name="P1">II. 12. Das ist mein Gebot, daß ihr ein-</text:p>
      <text:p text:style-name="P1">ander liebet,wie ich euch geliebethabe. C i3,34.</text:p>
      <text:p text:style-name="P1">13. Größere Liebe hat Niemand als die,</text:p>
      <text:p text:style-name="P1">daß Einer sein Leben lasse für seine Freunde.</text:p>
      <text:p text:style-name="P1">R-im. Z, 6 it.</text:p>
      <text:p text:style-name="P1">14. Ihr seid meine Freunde, wenn ihr</text:p>
      <text:p text:style-name="P1">Alles thut, was ich euch gebiete. -sue. s, 24»</text:p>
      <text:p text:style-name="P1">15. Ich neune euch nicht mehr Knechte,</text:p>
      <text:p text:style-name="P1">denn der Knecht weiß nicht, was sein Herr</text:p>
      <text:p text:style-name="P1">thut; sondern ich habe euch Freunde ge-</text:p>
      <text:p text:style-name="P1">nannt, denn Alles, was ich von meinem</text:p>
      <text:p text:style-name="P1">Vater gehört habe, das habe ich euch kund</text:p>
      <text:p text:style-name="P1">gethan. Jst. D, 23.</text:p>
      <text:p text:style-name="P1"><text:soft-page-break/>16. Nichti r habet mich erwählet, sondern</text:p>
      <text:p text:style-name="P1">ich habe en erwählet und euch dazu be-</text:p>
      <text:p text:style-name="P1">stimmt, daß ihr hingehet und Frucht traget,.</text:p>
      <text:p text:style-name="P1">und daß eure Frucht bleibe; damit, was ihr«</text:p>
      <text:p text:style-name="P1">immer den Vater in meinem Namen bittet,</text:p>
      <text:p text:style-name="P1">er es euch gebe. C. is, gis. —</text:p>
      <text:p text:style-name="P1">17· Das gebiete ich euch, daß ihr einander</text:p>
      <text:p text:style-name="P1">liebet. . - »</text:p>
      <text:p text:style-name="P1">I·1I. 18. Wenn»die Welt euch hasset, so—</text:p>
      <text:p text:style-name="P1">wisset, daß sie mich vor euch gehasset hat.</text:p>
      <text:p text:style-name="P1">. . i. .z-h. Z, is»</text:p>
      <text:p text:style-name="P1">19. Wenn ihr von der Welt wi:iret,»lso-</text:p>
      <text:p text:style-name="P1">hätte die Welt das Jhrige lieb; weil i r</text:p>
      <text:p text:style-name="P1">aber 1iicht von der Welt eid, sondern ich</text:p>
      <text:p text:style-name="P1">euch aus der Welt etwa lt habe, darum</text:p>
      <text:p text:style-name="P1">hasset euch die Welt. C. 17, it. «</text:p>
      <text:p text:style-name="P1">20. Gedenket an das Wort, das ich euch</text:p>
      <text:p text:style-name="P1">esagt habe: Der Knecht ist nicht größer als</text:p>
      <text:p text:style-name="P1">sein Herr. Haben sie mich verfolgt, so wer-</text:p>
      <text:p text:style-name="P1">den sie auch euch verfolgen; haben sie mein</text:p>
      <text:p text:style-name="P1">Wort gehalten, so werden sie auch das</text:p>
      <text:p text:style-name="P1">eurige halten. C. is, is. Ma:ih.2-i, 9. «</text:p>
      <text:p text:style-name="P1">21. Aber das Alles werden sie euch thun</text:p>
      <text:p text:style-name="P1">um meines Namens willen; denn sie ennen,</text:p>
      <text:p text:style-name="P1">den milt, der mich esendct hat. C. is, Z. - -</text:p>
      <text:p text:style-name="P1">22. Wenn ich nicht gekommen wäre und</text:p>
      <text:p text:style-name="P1">zu ihnen geredet hätte, so hätten« sie keine</text:p>
      <text:p text:style-name="P1">Sünde; nun aber haben sie keinen Vorwand</text:p>
      <text:p text:style-name="P1">für ihre Sünde. C 9, «.</text:p>
      <text:p text:style-name="P1">23. Wer mich hasset, der hasset auch mei-</text:p>
      <text:p text:style-name="P1">nen Vater. C, H, 23.</text:p>
      <text:p text:style-name="P1">24. Hätte ich nicht die Werke unter ihnen</text:p>
      <text:p text:style-name="P1">gethan, die kein Ai1derer gethan hat, so hät-</text:p>
      <text:p text:style-name="P1">ten sie keine Sünde; nun aber haben sie es</text:p>
      <text:p text:style-name="P1">Isehen, und haben doch mich und meinen</text:p>
      <text:p text:style-name="P1">ater ehasset. C. to, 37. 38. .</text:p>
      <text:p text:style-name="P1">25. 5Zoch damit das Wort erfüiIet werde,</text:p>
      <text:p text:style-name="P1">das geschrieben ist in ihrem Gesetze: »Sie</text:p>
      <text:p text:style-name="P1">haben mich ohne Ursache gehasset.«</text:p>
      <text:p text:style-name="P1">P .35, 19. so, es.</text:p>
      <text:p text:style-name="P1">26. Wann aber der Tröster kommt, welchen</text:p>
      <text:p text:style-name="P1">ich euch vom Vater senden werde, der Geist</text:p>
      <text:p text:style-name="P1">der Wahrheit, der vom Vater aiisgehet, der-</text:p>
      <text:p text:style-name="P1">selbe wird von mir zeugen. C. it, is. Fee,</text:p>
      <text:p text:style-name="P1">27. Und auch ihr werdet zeugen, weil ihr</text:p>
      <text:p text:style-name="P1">von Anfang ei mir gewesen seid.</text:p>
      <text:p text:style-name="P1">Apg. i, S. A er. it«-, sc.</text:p>
      <text:p text:style-name="P1">Cap. XVl.</text:p>
      <text:p text:style-name="P1">I. Jesus kündigt seinen Jüngern Verfolgung an,</text:p>
      <text:p text:style-name="P1">i—«t-; 1l. zeigt ihnen den Nutzen seines Hingangs</text:p>
      <text:p text:style-name="P1">zum Vater, 5——-«5; 1Il. tröstet sie mit dem Wieder-</text:p>
      <text:p text:style-name="P1">sehen, is-22; 1V. verheißt ihnen Erhörung des</text:p>
      <text:p text:style-name="P1"><text:soft-page-break/>Gebet« in seinem Namen, 2Z—28; V. verkündet</text:p>
      <text:p text:style-name="P1">ihre Schwäche und Zerstreuung. 29-33.</text:p>
      <text:p text:style-name="P1">l·. 1. Solches abe ich zu euch geredet, da-</text:p>
      <text:p text:style-name="P1">mit ihr euch m t argert.· M«tih.1:i,2i.</text:p>
      <text:p text:style-name="P1"/>
      <text:p text:style-name="P1"/>
      <text:p text:style-name="P1"/>
      <text:p text:style-name="P1">2. Sie werden euch von den Veåsamm-</text:p>
      <text:p text:style-name="P1">lungen ausstoßen; ja, es kommtdie tunde,</text:p>
      <text:p text:style-name="P1">daß Jeder, der euch tödtet, meinen wird,</text:p>
      <text:p text:style-name="P1">Gott einen Dienst zu thun.</text:p>
      <text:p text:style-name="P1">March. ei, 9. ;-g. 8, «. S, c te. es, 42.</text:p>
      <text:p text:style-name="P1">Z. Und dieses werden sie euch thun, weil</text:p>
      <text:p text:style-name="P1">sie weder den Vater noch mich erkannt</text:p>
      <text:p text:style-name="P1">-haben. C.15,21. «. C«-k. 2, 8. -</text:p>
      <text:p text:style-name="P1">4. Aber ich habe euch solches gesagt, da-</text:p>
      <text:p text:style-name="P1">mit, wann die Stunde kommt, ihr daran e-</text:p>
      <text:p text:style-name="P1">denket, daß ich es euch gesagt2habe. Dieses</text:p>
      <text:p text:style-name="P1">aber sagte ich euch nicht von nfang«, weil</text:p>
      <text:p text:style-name="P1">ich bei euch war. C. is, 49. »</text:p>
      <text:p text:style-name="P1">Il. 5. Nun aber gehe ich hin zu dem, der</text:p>
      <text:p text:style-name="P1">mi3) gesendet hat, 1ind Keiner aus euch srä"gt</text:p>
      <text:p text:style-name="P1">mi ): Wo gehest du hin? C. 7, as. is, se.</text:p>
      <text:p text:style-name="P1">6. Sondern weilich euch dieses esagt habe,</text:p>
      <text:p text:style-name="P1">hat die Traurigkeit euer Herz erPüllet.</text:p>
      <text:p text:style-name="P1">7. Aber ich sage euch dieWahrheit: Esist</text:p>
      <text:p text:style-name="P1">euch besser, daß ich hingebe; denn wenn ich</text:p>
      <text:p text:style-name="P1">nicht hingehe, so wird der Tröster nicht zu</text:p>
      <text:p text:style-name="P1">euch kommen; wenn ich aber hingegangen</text:p>
      <text:p text:style-name="P1">bin, will ich ihn zu euch senden.</text:p>
      <text:p text:style-name="P1">8. Und wenn derselbe kommt, so wird er</text:p>
      <text:p text:style-name="P1">die Welt übersühren der Sünde halben und</text:p>
      <text:p text:style-name="P1">Be7ibGerechtigktit halben und des Gerichtes</text:p>
      <text:p text:style-name="P1">a en. .</text:p>
      <text:p text:style-name="P1">9. Der Sünde halbens, weil sie nicht an</text:p>
      <text:p text:style-name="P1">mich glauben; C.3, is.</text:p>
      <text:p text:style-name="P1">10. der Gerechtigkeit halben, weil ich u</text:p>
      <text:p text:style-name="P1">meinem Vater gehe und ihr mich nicht mehr</text:p>
      <text:p text:style-name="P1">sehet; ais-». i· 25.8, Z-«.</text:p>
      <text:p text:style-name="P1">11. und des Gerichtes halben, weil der</text:p>
      <text:p text:style-name="P1">Fürst dieser Welt gerichtet ist. C. ca, sc.</text:p>
      <text:p text:style-name="P1">12. Noch Vieles habe ich euch zu sagen,</text:p>
      <text:p text:style-name="P1">aber ihr könnet es jetzt nicht tragen.</text:p>
      <text:p text:style-name="P1">13. Wann aber jener kommt, der Geist</text:p>
      <text:p text:style-name="P1">der Wahrheit, so wird er euch in alle Wahr-</text:p>
      <text:p text:style-name="P1">heit leiten; denn er wird nicht aus sich selbst</text:p>
      <text:p text:style-name="P1">reden, sondern, was er höret, das wird er</text:p>
      <text:p text:style-name="P1">reden, und das Zukünftige wird er euch ver-</text:p>
      <text:p text:style-name="P1">Hindigen. C. «-, i7. c. J-h. 2, S-7.</text:p>
      <text:p text:style-name="P1">14. Derselbe wird mich oerherrlichen, denn</text:p>
      <text:p text:style-name="P1">von dem Meinigen wird er es nehmen und</text:p>
      <text:p text:style-name="P1">euch verkündigeii. C. it, se.</text:p>
      <text:p text:style-name="P1"><text:soft-page-break/>15. Alles, was der Vater hat, ist mein;</text:p>
      <text:p text:style-name="P1">darum habe ich gesagt: Er wird es von dem</text:p>
      <text:p text:style-name="P1">Meinigen nehmen und euch ver(kEün;)ig3n.</text:p>
      <text:p text:style-name="P1">.i ,i .</text:p>
      <text:p text:style-name="P1">lll. 16. Ueber ein Kleines, so sehet ihr</text:p>
      <text:p text:style-name="P1">mich nicht; und wiederum über ein Kleines,</text:p>
      <text:p text:style-name="P1">so werdet ihr mich sehen; denn ich gehe hin</text:p>
      <text:p text:style-name="P1">zum Vater. C.14,i9.28,</text:p>
      <text:p text:style-name="P1">17. Da sprachen Etliche aus seinen Jün-</text:p>
      <text:p text:style-name="P1">rn ueinander Wasitdas da er u</text:p>
      <text:p text:style-name="P1">ge z · - «s -</text:p>
      <text:p text:style-name="P1">uns sagt: Ueber .ein Kleines, so sehet ihr«</text:p>
      <text:p text:style-name="P1">Cap. 16«. St. Johannis. <text:s/>"Cap.«18. 123</text:p>
      <text:p text:style-name="P1">mich nicht, und wiederum über ein Kleines,</text:p>
      <text:p text:style-name="P1">so werdet ihr mich sehen; und: Ich gehe</text:p>
      <text:p text:style-name="P1">zuni Vater?</text:p>
      <text:p text:style-name="P1">18. Da sagten sie: Was ist das, was er</text:p>
      <text:p text:style-name="P1">sagt: Ueber ein Kleines? Wir wiss en nicht,</text:p>
      <text:p text:style-name="P1">was er redet. C. 7, 33—36. .</text:p>
      <text:p text:style-name="P1">19. Da merkte Jesus, daß sie ihn fragen</text:p>
      <text:p text:style-name="P1">wollten, und sprach zu ihnen: Darü er</text:p>
      <text:p text:style-name="P1">fraget ihr unter einander, daß ich gesagt</text:p>
      <text:p text:style-name="P1">habe: Ueber ein Kleines, so sehet ihr mich</text:p>
      <text:p text:style-name="P1">nicht, und wiederum über ein Kleines, sit</text:p>
      <text:p text:style-name="P1">werdet ihr mich sehen ? «</text:p>
      <text:p text:style-name="P1">20. Wahrlich, wahrlich, ich sage euch, ihr</text:p>
      <text:p text:style-name="P1">werdet weinen uiid wehklagen, aber die Welt</text:p>
      <text:p text:style-name="P1">wird sich freuen, ihr aber werdet traurig</text:p>
      <text:p text:style-name="P1">sein; doch eure Traurigkeit wird zur Freude</text:p>
      <text:p text:style-name="P1">werden. ·</text:p>
      <text:p text:style-name="P1">21. Das Weib, wann sie gebiert, hat</text:p>
      <text:p text:style-name="P1">Traurigkeit, denn ihre Stunde ist gekom-</text:p>
      <text:p text:style-name="P1">men; wann sie aber das Kind geboren hat,</text:p>
      <text:p text:style-name="P1">so gedenkt sie nicht mehr an die Angst, um</text:p>
      <text:p text:style-name="P1">der Freude willen, daß ein Mensch zur Welt</text:p>
      <text:p text:style-name="P1">geboren ist. Jes. 26, 47 te.</text:p>
      <text:p text:style-name="P1">22. So habet auch ihr jetzt Traurigkeit;</text:p>
      <text:p text:style-name="P1">ich werde euch aber wieder sehen, und euer</text:p>
      <text:p text:style-name="P1">Herz wird sich freuen, und eure Freude</text:p>
      <text:p text:style-name="P1">wird Niemand von euch nehmen.</text:p>
      <text:p text:style-name="P1">Luc.24,«.52. J«f.46,«)—«4.35,4o.</text:p>
      <text:p text:style-name="P1">IV. 23. Und an demselben Tage werdet</text:p>
      <text:p text:style-name="P1">ihr mich gar nichts fragen. Wahrlich, wahr-</text:p>
      <text:p text:style-name="P1">liih, ich sage euch: Alles, was ihr den Vater</text:p>
      <text:p text:style-name="P1">bitten werdet in meinem Namen, das wird</text:p>
      <text:p text:style-name="P1">er euch geben. C. is, 7. is.</text:p>
      <text:p text:style-name="P1">24. Bis "etzt habet ihr nichts gebeten in</text:p>
      <text:p text:style-name="P1">meinem 2liamen. Bittet , so werdet ihr</text:p>
      <text:p text:style-name="P1">empfangen, aus daß eure Freude vollkom-</text:p>
      <text:p text:style-name="P1">men sei. C. c.-«-, «. » ,</text:p>
      <text:p text:style-name="P1">25. Dieses habe ich in, Gleichnissen zu eng</text:p>
      <text:p text:style-name="P1">geredet· Aber es kommt die Stunde, da i</text:p>
      <text:p text:style-name="P1"><text:soft-page-break/>nicht mehr in Gleichnissen zu euch rede</text:p>
      <text:p text:style-name="P1">sondern frei offenbar von dem Vater eu3</text:p>
      <text:p text:style-name="P1">verkiindigen werde. - —</text:p>
      <text:p text:style-name="P1">26. An demselben TagE werdet ihr in</text:p>
      <text:p text:style-name="P1">meinem Namen bitten. nd ich sage euch</text:p>
      <text:p text:style-name="P1">nicht, daß ich den Vater für euch bitten</text:p>
      <text:p text:style-name="P1">werde; C. se, te. H«b.7,25. "</text:p>
      <text:p text:style-name="P1">27. denn er selbst, der Vater, liebet euch,</text:p>
      <text:p text:style-name="P1">weil ihr mich geliebet und geglaubt habet,</text:p>
      <text:p text:style-name="P1">daß ich von Gott ausgegangen bin.</text:p>
      <text:p text:style-name="P1">C.i ,21,«7,8.25.</text:p>
      <text:p text:style-name="P1">28. Ich bin ausgegangen vom Vater und</text:p>
      <text:p text:style-name="P1">bin in die Welt gekommen; wiederum ver-.</text:p>
      <text:p text:style-name="P1">lasseichvieWeltund gehezumVater- C. 43,a.</text:p>
      <text:p text:style-name="P1">V. 29. Seine Jiinger s rechen zu ihm:</text:p>
      <text:p text:style-name="P1">Siehe, nun redest du frei o ienbar und s agest</text:p>
      <text:p text:style-name="P1">kein Gleiihniß. «-«</text:p>
      <text:p text:style-name="P1"/>
      <text:p text:style-name="P1"/>
      <text:p text:style-name="P1"/>
      <text:p text:style-name="P1">124 Cato. 1.6. -t7. Das Evangelium Cap. 17.</text:p>
      <text:p text:style-name="P1">30. Nun·w·issen wir, daß du alle »Dinge</text:p>
      <text:p text:style-name="P1">weißt und nicht nöthig hast, daß dich Je-</text:p>
      <text:p text:style-name="P1">mand frage. Darum glauben wir, daß du</text:p>
      <text:p text:style-name="P1">von Gott ausgegangen bist. C, Si, i7«</text:p>
      <text:p text:style-name="P1">»h319. Jesus antwortete ihnen: Jetzt glaubet</text:p>
      <text:p text:style-name="P1">i r.</text:p>
      <text:p text:style-name="P1">32. Siehe, es kommt die Stunde und ist</text:p>
      <text:p text:style-name="P1">schon gekommen, daß ihr euch zerstreuen</text:p>
      <text:p text:style-name="P1">werdet, ein Jeder in das Seinige, und niich</text:p>
      <text:p text:style-name="P1">allein lassen: aber ich bin nicht allein, denn</text:p>
      <text:p text:style-name="P1">der Vater ist bei mir. Many. 2s,5e. J-i;.8,29.</text:p>
      <text:p text:style-name="P1">33. Dieses habe ich zu euch credet, auf</text:p>
      <text:p text:style-name="P1">daß ihr in mir Frieden habet. Zu der Welt</text:p>
      <text:p text:style-name="P1">werdet ihr Angst haben; aber seid getrost,</text:p>
      <text:p text:style-name="P1">ich habe die Welt überwunden. —</text:p>
      <text:p text:style-name="P1">C. it, 27. i. Jan Z, H»</text:p>
      <text:p text:style-name="P1">Cap. XVli. </text:p>
      <text:p text:style-name="P1">- JcsIi AbschiedSgebet, worin et l. für sich, 1—5;</text:p>
      <text:p text:style-name="P1">il. für seine Apostel, 6—49; and til. für alle</text:p>
      <text:p text:style-name="P1">Glciubigen bittet. W-IS.</text:p>
      <text:p text:style-name="P1">I. I. Solches redete Jesus und erhob seine</text:p>
      <text:p text:style-name="P1">Augen zum Himmel und sprach: Vater, die</text:p>
      <text:p text:style-name="P1">Stunde ist gekommen, verherrliche deinen</text:p>
      <text:p text:style-name="P1">Sohn, auf daß auch dein Sohn dich ver-</text:p>
      <text:p text:style-name="P1">hettliche; C. 42, es. ge.</text:p>
      <text:p text:style-name="P1">2. gleichwie du ihm Macht über alles</text:p>
      <text:p text:style-name="P1">Fleisch gegeben hast, aus daß er Allen, die</text:p>
      <text:p text:style-name="P1">du i« m gegeben hast, ewiges Leben gebe.</text:p>
      <text:p text:style-name="P1">Matt .28, is. Jph.3, sei. ,37.</text:p>
      <text:p text:style-name="P1">Z. Das ist aber das ewige Leben, daß sie</text:p>
      <text:p text:style-name="P1">erkennen dich, den einigen wahren Gott,</text:p>
      <text:p text:style-name="P1"><text:soft-page-break/>und den du gesandt hast, Jesum Fhri«sti;m.</text:p>
      <text:p text:style-name="P1">«. or- , .</text:p>
      <text:p text:style-name="P1">4. Ich habe dich Verherrlichet aus Erden;</text:p>
      <text:p text:style-name="P1">das Werk habe ich vollendet, das du mir ge-</text:p>
      <text:p text:style-name="P1">geben hast, daß ich es thue. C»4,, at·</text:p>
      <text:p text:style-name="P1">5. Und nun verherrliche mich du, Vater,</text:p>
      <text:p text:style-name="P1">bei dir selbst mit der Herrlichkeit, die ich bei</text:p>
      <text:p text:style-name="P1">dir hatte, ehe die We t war.</text:p>
      <text:p text:style-name="P1">C.4, i &amp;c. Phil. I« B.</text:p>
      <text:p text:style-name="P1">II. S. JF»habe deinen Namen geofsen-</text:p>
      <text:p text:style-name="P1">baret den ensc«hen, die du mir aus der</text:p>
      <text:p text:style-name="P1">Welt e eben hat. Sie waren dein, und</text:p>
      <text:p text:style-name="P1">du ha t te mir gegeben, und sie haben dein</text:p>
      <text:p text:style-name="P1">Wort bewahret.</text:p>
      <text:p text:style-name="P1">7. Nun haben sie erkannt, daß Alles, was</text:p>
      <text:p text:style-name="P1">du mir gegeben hast, von dir ist.</text:p>
      <text:p text:style-name="P1">8. Denn dieWorte, die du mir gegebenhast,</text:p>
      <text:p text:style-name="P1">die habe ich ihnen gegeben; und sie haben</text:p>
      <text:p text:style-name="P1">sie angenommen und wahrhaftig erkannt,</text:p>
      <text:p text:style-name="P1">daß ich von dir ausgegangen, und haben ge-</text:p>
      <text:p text:style-name="P1">glaubt, daß du mich gesandt hast. C· is, 27, so,</text:p>
      <text:p text:style-name="P1">9. Ich bitte für sie, nicht für die Welt bitte</text:p>
      <text:p text:style-name="P1">ich, sondern für sie, die du mir gegeben hast,</text:p>
      <text:p text:style-name="P1">denn sie sind dein. Hei-. 7, 25. -</text:p>
      <text:p text:style-name="P1">10. Und Alles, was mein ist, das ist dein,</text:p>
      <text:p text:style-name="P1">und was dein ist, mein. Und ich bin ver-.</text:p>
      <text:p text:style-name="P1">härklccBetdii·ick;hkn·en. »Als, is. » »» W It</text:p>
      <text:p text:style-name="P1">. n i inn1merin er e</text:p>
      <text:p text:style-name="P1">und diese sind in der Welt, und ich komm;</text:p>
      <text:p text:style-name="P1">zu dir. Heiliger Vater! bewahre sie in dei-</text:p>
      <text:p text:style-name="P1">nem Namen, die du mir gege en hast, daß</text:p>
      <text:p text:style-name="P1">si;2EiiF se»icel;i,bglei·i;l)) wie tot? CÄ430,lk0.</text:p>
      <text:p text:style-name="P1">. ai eiinenin er e war,</text:p>
      <text:p text:style-name="P1">bewahrte ich sie in deinem Namen; die du</text:p>
      <text:p text:style-name="P1">mir gegeben, habe ich behütet, und Keiner</text:p>
      <text:p text:style-name="P1">aus ihnen ging verloren, als nur der Solhn</text:p>
      <text:p text:style-name="P1">des Verderbnis, damit die Schrift erfii ei</text:p>
      <text:p text:style-name="P1">würde. C. is, is« ei» 70. -13s.i09,8.</text:p>
      <text:p text:style-name="P1">13. Nun aber komme ich u dir und rede</text:p>
      <text:p text:style-name="P1">solches in der Welt, aus daß sie meine Freude</text:p>
      <text:p text:style-name="P1">m1sich:::oä)llsoi;imel;ihab1:n, Egid; «. b</text:p>
      <text:p text:style-name="P1">. · ) )a e i neu ein or· gege en</text:p>
      <text:p text:style-name="P1">und die Welt hat sie gehasset, weil sie nicht</text:p>
      <text:p text:style-name="P1">von der Welt sind , gleichwie ich nicht von</text:p>
      <text:p text:style-name="P1">der Welt bin. C. is, is. i9,</text:p>
      <text:p text:style-name="P1">15· Ich bitte nicht, daß du sie aus der</text:p>
      <text:p text:style-name="P1">Welt nehmest, sondern daß du sie vor dem</text:p>
      <text:p text:style-name="P1">Bösen bewahrest. «. I«-i,.s, is. Ti,css.a,3.</text:p>
      <text:p text:style-name="P1">16. Sie sind nicht von der elt, gleich-</text:p>
      <text:p text:style-name="P1">wie ich ni t von der Welt bin.</text:p>
      <text:p text:style-name="P1">By. .Hseil?geLs"F !inhdeiner Wahrheit; dein</text:p>
      <text:p text:style-name="P1">ori i t die a )r eit. "</text:p>
      <text:p text:style-name="P1"><text:soft-page-break/>2.Sam.7,28. Ps.ii9,cso.</text:p>
      <text:p text:style-name="P1">18. Gleichwie du mich»in die Welt ge-</text:p>
      <text:p text:style-name="P1">sendet hast, so habe auch ich sie in die Welt</text:p>
      <text:p text:style-name="P1">. n ei i e u e u</text:p>
      <text:p text:style-name="P1">gifs«di1t"i-«ich2i,« 7i««· U ·ch s list f": sie auf</text:p>
      <text:p text:style-name="P1">daß auch sie geheilii;t seien in der Wahiheit.</text:p>
      <text:p text:style-name="P1">Hcb.7,27.i0,9.ic). zrit.2,i4.</text:p>
      <text:p text:style-name="P1">lll. 20. Nichtfür diese aber bitteich allein,</text:p>
      <text:p text:style-name="P1">L«?1"TTiå’, «Z;iå«1«iTTT ?TT«2iJ·;«2Iche N Ei-r TM</text:p>
      <text:p text:style-name="P1">; öm. , .</text:p>
      <text:p text:style-name="P1">21. aufdaß Alle Eins eien wie du Vater,</text:p>
      <text:p text:style-name="P1">in mir und ich in dir, baß auch sie«in uns</text:p>
      <text:p text:style-name="P1">Eins s5ien aus Saß die Welt glaube, daß</text:p>
      <text:p text:style-name="P1">du n1i ge endet a t. A .4, se.</text:p>
      <text:p text:style-name="P1">22. Und ich habe die .5irrlichkeit, die du</text:p>
      <text:p text:style-name="P1">mir egEben hast, auch ihnen geggben, da-</text:p>
      <text:p text:style-name="P1">ni1t si;e ins seien, gleich 1zZi»eii;iri5- inZ9find;</text:p>
      <text:p text:style-name="P1">Um , « sc— 2c.</text:p>
      <text:p text:style-name="P1">23. ich in ihnen, und »du in mir, auf daß</text:p>
      <text:p text:style-name="P1">sie Voll ommen Eins seien,»und auf daß die</text:p>
      <text:p text:style-name="P1">Welt erkenne, daß du »mich gesendet und</text:p>
      <text:p text:style-name="P1">sie geliebet hätt; <text:s/>Fu s1ikhrgål1«es)et.</text:p>
      <text:p text:style-name="P1">24. Vater, ich will, daß, wo ich bin, auch</text:p>
      <text:p text:style-name="P1">die bei mir seien, die du mir e eben hast,</text:p>
      <text:p text:style-name="P1">auf daß sie meine Herrlichkeit schien, die du</text:p>
      <text:p text:style-name="P1">mir gegeben, weil du mich geliebet hast vor</text:p>
      <text:p text:style-name="P1">Grundlegung der Welt. —</text:p>
      <text:p text:style-name="P1">C.i2,2 .. i.Joh.3,2. Maith.25,34.</text:p>
      <text:p text:style-name="P1"/>
      <text:p text:style-name="P1"/>
      <text:p text:style-name="P1"/>
      <text:p text:style-name="P1">Cato. 17. 18. St. Joh</text:p>
      <text:p text:style-name="P1">25. Gerechter Vater! die Welt hat dich 1</text:p>
      <text:p text:style-name="P1">nicht erkannt, ich aber habe dich erkannt, s</text:p>
      <text:p text:style-name="P1">und diese haben erkannt, daß du mich ge-</text:p>
      <text:p text:style-name="P1">sendet hast· E. S, is. g)i«tii;. «, es.</text:p>
      <text:p text:style-name="P1">26. Und ich habe ihnen deinen Namen kund</text:p>
      <text:p text:style-name="P1">gethan, uiid werde ihn kund thun, aus daß die</text:p>
      <text:p text:style-name="P1">ie e, mit der du mich geliebet hast, in ihnen</text:p>
      <text:p text:style-name="P1">sei, und ich in ihnen. -us. se, Da. J-h. is, o.</text:p>
      <text:p text:style-name="P1">Cap. XVl1l.</text:p>
      <text:p text:style-name="P1">l. Gesangennehmmtg Iesu. 4——44. ll. Erste</text:p>
      <text:p text:style-name="P1">Perläugnung von Petrus. is—4s. ll1. Veehör</text:p>
      <text:p text:style-name="P1">vor Annae. is—-24. IV. Zweite Vcrläugniing von</text:p>
      <text:p text:style-name="P1">Petrus. 25—27. V. Verbot vor Pilatus. 28—40.</text:p>
      <text:p text:style-name="P1">l. 1. Als Jesus dieses gesprochen, ging</text:p>
      <text:p text:style-name="P1">er mit seinen Jüngern hinaus über den</text:p>
      <text:p text:style-name="P1">Bach«Kedron, wo ein Garten war; in die-</text:p>
      <text:p text:style-name="P1">sen g1ng er und seine Jiinger. «</text:p>
      <text:p text:style-name="P1">Matth, 26, 36 2c. k«2. Sein. 45, W.</text:p>
      <text:p text:style-name="P1">2. Es wußte aber auch Judas, der ihn</text:p>
      <text:p text:style-name="P1">verrieth, den Ort; denn Jesus versammelte</text:p>
      <text:p text:style-name="P1"><text:soft-page-break/>sich oft daselbst mit seinen Jüngern.</text:p>
      <text:p text:style-name="P1">Matth. 26, 47 te.</text:p>
      <text:p text:style-name="P1">Z. Nachdem nun Judas die Rotte und</text:p>
      <text:p text:style-name="P1">von den Hohenpriester1i und Pharisäern</text:p>
      <text:p text:style-name="P1">Diener genommen, kam er dahin mit La-</text:p>
      <text:p text:style-name="P1">ternen und Fackeln und Waffen.</text:p>
      <text:p text:style-name="P1">4. Jesus nun, der Alles wußte, was über</text:p>
      <text:p text:style-name="P1">ihn kommen werde, gin hsnaus1ind sprach</text:p>
      <text:p text:style-name="P1">zu ihnen: Wen suchet ist. C. is, «.</text:p>
      <text:p text:style-name="P1">5. Sie antworteten ihm: Jesum von Na-</text:p>
      <text:p text:style-name="P1">zareth. Jesus spritzt zu ihnen; Jch bin’s.</text:p>
      <text:p text:style-name="P1">Es stand aber auch» udas, der ihn verrieth,</text:p>
      <text:p text:style-name="P1">bei i?Zen.</text:p>
      <text:p text:style-name="P1">6. ie er nun zu ihnen sprach: Jch bin"s!</text:p>
      <text:p text:style-name="P1">wichen sie zurück und sielen zu Boden.</text:p>
      <text:p text:style-name="P1">7. Da fragte er sie wiederum: Wen suchet</text:p>
      <text:p text:style-name="P1">ihr? Sie aber sprachen: Jesum von Na-</text:p>
      <text:p text:style-name="P1">zaretg.</text:p>
      <text:p text:style-name="P1">8. esus antwortete: Jch habe es euch</text:p>
      <text:p text:style-name="P1">i</text:p>
      <text:p text:style-name="P1">l</text:p>
      <text:p text:style-name="P1">esagt, daß ich es bin. Suchet ihr nun mich,</text:p>
      <text:p text:style-name="P1">o lasset diese hingeben. C.i0, is.</text:p>
      <text:p text:style-name="P1">9. Damit erfüllet würde das Wort, das</text:p>
      <text:p text:style-name="P1">er gesprochen: Die du mir gegeben hast, von</text:p>
      <text:p text:style-name="P1">denen habe ich Keinen verloren. C. i7, -is.</text:p>
      <text:p text:style-name="P1">10. Simon Petrus nun, der ein Schwert</text:p>
      <text:p text:style-name="P1">hatte, zo es und schlug den Knecht des</text:p>
      <text:p text:style-name="P1">obersten HBriesters und hieb ihm das rechte</text:p>
      <text:p text:style-name="P1">Ohr ab. Der Name aber des Knechtes</text:p>
      <text:p text:style-name="P1">war Mc1lchus. Ms«t1h.2e. Si sc.</text:p>
      <text:p text:style-name="P1">11. Da sprach Jesus zu Petrus: Stecke</text:p>
      <text:p text:style-name="P1">dein Schwert in die Scheide. Soll ich den</text:p>
      <text:p text:style-name="P1">Kelch, den mir der Vater gegeben hat, nicht</text:p>
      <text:p text:style-name="P1">trinken? March. De, 39.</text:p>
      <text:p text:style-name="P1">12. Die Rotte nun und der Oberste und</text:p>
      <text:p text:style-name="P1">die Diener der Juden gri en Je um und</text:p>
      <text:p text:style-name="P1">anfiis. Cap. 18. 12I</text:p>
      <text:p text:style-name="P1">13. Und sie führten ihn zuerst zu Annas,</text:p>
      <text:p text:style-name="P1">denn er war der Schwiegervater des Cau-</text:p>
      <text:p text:style-name="P1">has, der in demselben Jahre obersier</text:p>
      <text:p text:style-name="P1">Priester war. Lin. Z, S. .</text:p>
      <text:p text:style-name="P1">14. Cajaphas aber war derjenige, welcher</text:p>
      <text:p text:style-name="P1">den Juden gerathen hatte, es wäre gut, daß</text:p>
      <text:p text:style-name="P1">Ein Mensch umkäme für das Volk. E.1i,5o.</text:p>
      <text:p text:style-name="P1">ll. 15. Es fol ete aber Simon Petrus</text:p>
      <text:p text:style-name="P1">und der andere Hunger Jesu nach. Dieser</text:p>
      <text:p text:style-name="P1">Jünger aber war dem oder ten Priester ex</text:p>
      <text:p text:style-name="P1">kannt und gin mit Jesu hinein in den Hof</text:p>
      <text:p text:style-name="P1">des obersten Priesters. C. 2o,2.</text:p>
      <text:p text:style-name="P1">16. Petrus aber stand draußen an der</text:p>
      <text:p text:style-name="P1">Thüre. Da ing der andere Iünger, der</text:p>
      <text:p text:style-name="P1"><text:soft-page-break/>dem obersten Priester bekannt war, heraus,</text:p>
      <text:p text:style-name="P1">und redete mit der Thiirhüterinn und führte</text:p>
      <text:p text:style-name="P1">den Petrus hinein.</text:p>
      <text:p text:style-name="P1">17. Da spricht die Magd, dieThiirhiiterinn,</text:p>
      <text:p text:style-name="P1">zu Petrus: Bist nicht auch du »von den Jün-</text:p>
      <text:p text:style-name="P1">gern dieses Menschen? Er spricht: Jch biu’s</text:p>
      <text:p text:style-name="P1">nicht. M«:th.2s, iig2c.</text:p>
      <text:p text:style-name="P1">18. Es standen aber die Knechte und</text:p>
      <text:p text:style-name="P1">Diener um ein Kohlenfeuer, das sie ge-</text:p>
      <text:p text:style-name="P1">macht hatten, denn es war kalt,—und wärm-</text:p>
      <text:p text:style-name="P1">ten sich. Petrus aber stand bei ihnen und</text:p>
      <text:p text:style-name="P1">wärnite sich.</text:p>
      <text:p text:style-name="P1">lIl. 19. Der oberste Priester nun fragte</text:p>
      <text:p text:style-name="P1">Jesum über seine Jüngers und über seine</text:p>
      <text:p text:style-name="P1">Lehre. .</text:p>
      <text:p text:style-name="P1">20. Jesus antwortete ihm: Jch habe frei</text:p>
      <text:p text:style-name="P1">offenbar zu der Welt geredet; ich habe allezeit</text:p>
      <text:p text:style-name="P1">in der Versammlung gelehrt und im Tempel,</text:p>
      <text:p text:style-name="P1">wohin die Juden von allen Orten zusam-</text:p>
      <text:p text:style-name="P1">menkommen, und im Verborgenen habe ich</text:p>
      <text:p text:style-name="P1">nichts geredet; C. 7, «. Muth. as, as.</text:p>
      <text:p text:style-name="P1">21. was fragest du mich? Frage die, so</text:p>
      <text:p text:style-name="P1">es geh’öret, was ich zu ihnen geredet habe!</text:p>
      <text:p text:style-name="P1">Siehe, diese wissen, was ich esagt habe.</text:p>
      <text:p text:style-name="P1">22. Als er aber dieses ges;prochen, gab</text:p>
      <text:p text:style-name="P1">einer der Diener, der dabei stand, Jesu</text:p>
      <text:p text:style-name="P1">einenBackenstreich und sprach: Antwortest</text:p>
      <text:p text:style-name="P1">du also dem obersten Priester? ·</text:p>
      <text:p text:style-name="P1">23. Jesus antwortete ihin: Habe ich un-</text:p>
      <text:p text:style-name="P1">recht geredet, so beweise, daß es unrecht sei;</text:p>
      <text:p text:style-name="P1">habe ich aber recht geredet, was schlägst du</text:p>
      <text:p text:style-name="P1">mich? Muth. 5, se.</text:p>
      <text:p text:style-name="P1">24. Da sandte« ihn Annas gebunden zu</text:p>
      <text:p text:style-name="P1">Cajaphas, dem obersten Priester.</text:p>
      <text:p text:style-name="P1">lV. 25. Simon Petrus aber stand und</text:p>
      <text:p text:style-name="P1">wärmte sich« Da sprachen sie zu ihm: Bist</text:p>
      <text:p text:style-name="P1">nicht auch du von seinen Jüngern? Er</text:p>
      <text:p text:style-name="P1">läugnete und sprach: Jch bin’s mcht. -</text:p>
      <text:p text:style-name="P1">26. Da spricht einer von den Knechten des</text:p>
      <text:p text:style-name="P1">obersten Priesters, ein Verwandter dessen,</text:p>
      <text:p text:style-name="P1">dein Petrus das Ohr ab ehauen Habe ich</text:p>
      <text:p text:style-name="P1">. ff f</text:p>
      <text:p text:style-name="P1">banden ihn. Many. As, 57 «.</text:p>
      <text:p text:style-name="P1">dich nicht im Garten bei ihm gesehen?</text:p>
      <text:p text:style-name="P1">I</text:p>
      <text:p text:style-name="P1">« v</text:p>
      <text:p text:style-name="P1"/>
      <text:p text:style-name="P1"/>
      <text:p text:style-name="P1"/>
      <text:p text:style-name="P1">120 - Cap. 18. Das Evangelium Cato. is. 19.</text:p>
      <text:p text:style-name="P1">27. Da läugnete Petrus wiederum, und</text:p>
      <text:p text:style-name="P1">alsobald krähete der Hahn. C« is, :z8·</text:p>
      <text:p text:style-name="P1"><text:soft-page-break/>V. 28. Da führtensieJesumvon Cajaphas</text:p>
      <text:p text:style-name="P1">weg in das Richthaus; es war aber Mor-</text:p>
      <text:p text:style-name="P1">gens frühe. Und sie selbst gingen nicht in</text:p>
      <text:p text:style-name="P1">das Richthaus hinein, damit sie nicht un-</text:p>
      <text:p text:style-name="P1">rein würden, sondern den Uebers chritt essen</text:p>
      <text:p text:style-name="P1">MöchkM- Matth.27,i re, Marc.i5,i te. Luc.2Z,i ic-</text:p>
      <text:p text:style-name="P1">29. DaL3ing Pilatus zu ihnen heraus und</text:p>
      <text:p text:style-name="P1">sprach: as für eine Klage bringet ihr wi-</text:p>
      <text:p text:style-name="P1">der diesen Menschen?</text:p>
      <text:p text:style-name="P1">30. Sie antworteten und sprachen zu ihm:</text:p>
      <text:p text:style-name="P1">Wenn dieser nicht ein Uebelthäter wäre, so</text:p>
      <text:p text:style-name="P1">hätten wir ihn dir nicht überantwortet.</text:p>
      <text:p text:style-name="P1">31. Da sprach Pilatus zu ihnen: So</text:p>
      <text:p text:style-name="P1">nehmet ihr ihn und richtet ihn nach euerm</text:p>
      <text:p text:style-name="P1">Gesetze. Da sprachen die Juden zu ihm:</text:p>
      <text:p text:style-name="P1">Es ist uns nicht erlaubt, Jemand zu tödten.</text:p>
      <text:p text:style-name="P1">C. i9, is. 7.</text:p>
      <text:p text:style-name="P1">s 32. Damit das Wort Jesu ersüllt würde,</text:p>
      <text:p text:style-name="P1">das er gesprochen, andeutend, welches Todes</text:p>
      <text:p text:style-name="P1">ersterben würde. C.i«2,32.33. M«iih.2o,i9.</text:p>
      <text:p text:style-name="P1">33. Da ing Pilatus wieder hinein in</text:p>
      <text:p text:style-name="P1">das RichtFaus und rief Jefum und sprach</text:p>
      <text:p text:style-name="P1">zu ihm: Bist du der König der Juden?</text:p>
      <text:p text:style-name="P1">Mart. 15, 2. Luc. Es, 2.</text:p>
      <text:p text:style-name="P1">34 Je us antwortetei m Rede tdu das</text:p>
      <text:p text:style-name="P1">— h : s</text:p>
      <text:p text:style-name="P1">»von dir selbst, oder haben es dir Andere</text:p>
      <text:p text:style-name="P1">von mir gesagt?</text:p>
      <text:p text:style-name="P1">35. Pilatus antwortete: Bin ich denn ein</text:p>
      <text:p text:style-name="P1">Jude? Dein Volk und die Hohenpiester</text:p>
      <text:p text:style-name="P1">halben Ych mir überantwortet; was hast du</text:p>
      <text:p text:style-name="P1">get an.</text:p>
      <text:p text:style-name="P1">36. Jesus antwortete: Mein Reis ist</text:p>
      <text:p text:style-name="P1">nicht von dieser Welt. Wäre mein eich</text:p>
      <text:p text:style-name="P1">von dieser Welt, so würden meine Diener</text:p>
      <text:p text:style-name="P1">dafür streiten, daß ich den Juden nicht über-</text:p>
      <text:p text:style-name="P1">antwortet würde; nun aber ist mein Neid)</text:p>
      <text:p text:style-name="P1">nicht von hier. Cis, is. Mcaii,.2i3, s2. se.</text:p>
      <text:p text:style-name="P1">37. Da sprach Pilatus zu ihm: Also bist</text:p>
      <text:p text:style-name="P1">du ein König? Jesus antwortete: Dusag t</text:p>
      <text:p text:style-name="P1">es, ich bin ein Köm . Jch bin dazu eboren</text:p>
      <text:p text:style-name="P1">und dazu in die West gekommen, das ich der</text:p>
      <text:p text:style-name="P1">WaZ3heit Zeugnis; gebe. EinJeder, der aus</text:p>
      <text:p text:style-name="P1">der ahrheit ist, höret meine Stimme.</text:p>
      <text:p text:style-name="P1">Luc.23,Z. i.Tini.6,i3. Joh.8,47.</text:p>
      <text:p text:style-name="P1">38. Pilatus sprichtzu ihm: Was ist Wahr-</text:p>
      <text:p text:style-name="P1">heit? Und nachdem er dieses esprochen,</text:p>
      <text:p text:style-name="P1">ing er wieder heraus zu den Faden und</text:p>
      <text:p text:style-name="P1">? richt zu ihnen: Ich finde keine Schuld an</text:p>
      <text:p text:style-name="P1">Im. C. it-, S. Luc. 23, 4.</text:p>
      <text:p text:style-name="P1">39. Ihr habet aber eine Gewohnheit, daß</text:p>
      <text:p text:style-name="P1">ich euch Einen ledig gebe auf den lieber-</text:p>
      <text:p text:style-name="P1"><text:soft-page-break/>ichritt; wolJlet ihr nun, das ich euch den</text:p>
      <text:p text:style-name="P1">König der Juden ledig gebe. M« i5,(z»9·</text:p>
      <text:p text:style-name="P1">sprachen: Nicht diesen, sondern den Bamb-</text:p>
      <text:p text:style-name="P1">bas. Barabbas aber war ein Mörder.</text:p>
      <text:p text:style-name="P1">M-:tth.27, 2i. Apg.3, is.</text:p>
      <text:p text:style-name="P1">» -</text:p>
      <text:p text:style-name="P1">- Cap. XIX. «</text:p>
      <text:p text:style-name="P1">l. Geißelung und Berspottung Jesu. i—-s.</text:p>
      <text:p text:style-name="P1">ll. Seine Vcru:thci1ung, 6—i5; u-d Hi. Knu-</text:p>
      <text:p text:style-name="P1">zigung. i6—24. lV. Maria und Johannes beim</text:p>
      <text:p text:style-name="P1">Kreuze. 25——27. V. Jcsu Tod, 28—-37; und</text:p>
      <text:p text:style-name="P1">VI. Begräbnis. 38—42.</text:p>
      <text:p text:style-name="P1">B. i —3- Many. 27, 27—3o. Man. is, ic5—i9·</text:p>
      <text:p text:style-name="P1"><text:s/>Da nahm Pilatus Jesum undgeißelte</text:p>
      <text:p text:style-name="P1">i n.</text:p>
      <text:p text:style-name="P1">,2. Und die Kriegskncchte flochten eine Krone</text:p>
      <text:p text:style-name="P1">von Dornen, setzten sie auf sein Haupt und</text:p>
      <text:p text:style-name="P1">le5gten ihm einen Purpurmantel unt,</text:p>
      <text:p text:style-name="P1">-. und sprachen: Sei gegrüßet, du König</text:p>
      <text:p text:style-name="P1">der Juden! und»lgaben ihm Backenstreiche.</text:p>
      <text:p text:style-name="P1">4.» Da ging P! atus wieder heraus und</text:p>
      <text:p text:style-name="P1">spricht zu ihne·n:·Siehe, ich führe ihn zu euch</text:p>
      <text:p text:style-name="P1">xraus, damit ihr erkeniiet, daß ich keine</text:p>
      <text:p text:style-name="P1">chuld an ihm finde. C. is, 29.»38.</text:p>
      <text:p text:style-name="P1">5. Also kam Jesus heraus, die Dornen-</text:p>
      <text:p text:style-name="P1">krone»tragend und den Purpurm·antel. Und</text:p>
      <text:p text:style-name="P1">er sprichtzu ihnen: Siehe, welch ein Mensch!</text:p>
      <text:p text:style-name="P1">P1.22,7. Jks. Eis, 3.</text:p>
      <text:p text:style-name="P1">·II. H. Als ihn nun die Hohenpriester und</text:p>
      <text:p text:style-name="P1">die Diener sahen, schrieen sie und sprachen:</text:p>
      <text:p text:style-name="P1">Kreuzige, kreuzige ihn! Pilatus priiht zu</text:p>
      <text:p text:style-name="P1">ihnen: Nehniet ihr ihn und kreuziget ihn,</text:p>
      <text:p text:style-name="P1">denn ich finde keine Schuld an ihm.</text:p>
      <text:p text:style-name="P1">· Luc- 23, 2J. Joh. is, Si.</text:p>
      <text:p text:style-name="P1">7. Die Juden antworteten ihm: Wir haben</text:p>
      <text:p text:style-name="P1">ein Gesetz-, und nach unserm Gesetze muß er</text:p>
      <text:p text:style-name="P1">såerben; den? er hat sich selbst zu Gottes</text:p>
      <text:p text:style-name="P1">o n ema t.</text:p>
      <text:p text:style-name="P1">8eatHh.-2e;,6)3—-se. 5.M«-s.i8,2i). J«-h. i0,33.</text:p>
      <text:p text:style-name="P1">S. Da nun Pilatus dieses Wort hörte,</text:p>
      <text:p text:style-name="P1">fiirchtete er sich noch mehr,</text:p>
      <text:p text:style-name="P1">9. und ging wieder hinein in das Richthaus</text:p>
      <text:p text:style-name="P1">und spraih zu Jesu: Woher bist du? Jesus</text:p>
      <text:p text:style-name="P1">aber gab ihm keine Antwort. Matii.27, i2 :c.</text:p>
      <text:p text:style-name="P1">10. Da spricht Pilatus zu ihm: Redest du</text:p>
      <text:p text:style-name="P1">nicht mit mirs? Weißt du nicht, das; ich</text:p>
      <text:p text:style-name="P1">Macht habe, dich zu kreu;zigen, und Macht</text:p>
      <text:p text:style-name="P1">habe, dich ledig zu lassen.</text:p>
      <text:p text:style-name="P1">11. Jesus aiitwortete: Du hättest keine</text:p>
      <text:p text:style-name="P1">Machtü er mich, wenn es dir nicht von oben</text:p>
      <text:p text:style-name="P1">herab gegeben wäre. Darum hat der, der</text:p>
      <text:p text:style-name="P1">mich dir überantwortet, grö1zei5«s··Sii«i?;de.</text:p>
      <text:p text:style-name="P1"><text:soft-page-break/>oin. , i .</text:p>
      <text:p text:style-name="P1">12. Von da an suchte Pilatus ihn ledig</text:p>
      <text:p text:style-name="P1">U lassen. Die Juden aber schrieen und</text:p>
      <text:p text:style-name="P1">sprachen: Wenn du diesen ledig lässest, so</text:p>
      <text:p text:style-name="P1">bist du nicht des Kaisers Freund; ein Je-</text:p>
      <text:p text:style-name="P1">d3, derFLich zum König macht, widersetzt</text:p>
      <text:p text:style-name="P1">40. Da schrieen sie wiederum Alle und s si dem aiser. Luc.23, ei.</text:p>
      <text:p text:style-name="P1"/>
      <text:p text:style-name="P1"/>
      <text:p text:style-name="P1"/>
      <text:p text:style-name="P1">Cap. 19. St. Johannis. Cap. 19. - i27</text:p>
      <text:p text:style-name="P1">13. Da Pilatus dieses Wort hörte, führte</text:p>
      <text:p text:style-name="P1">er Jesum heraus und setzte sich auf den</text:p>
      <text:p text:style-name="P1">Ri ter tu an den Ort wel erStein-</text:p>
      <text:p text:style-name="P1">ipfiIitex,s «iZf«Hebraisch G«i-has»-»ih«ii,Ii;«ei;·z«ts.»</text:p>
      <text:p text:style-name="P1">qui, 7, .</text:p>
      <text:p text:style-name="P1">14. Es war aber der Rüsttag des Ueber-</text:p>
      <text:p text:style-name="P1">schrittes und um die sechste Stunde. Und</text:p>
      <text:p text:style-name="P1">er spricht zu den Juden: Sieh?» euer Höz;ig!</text:p>
      <text:p text:style-name="P1">are. i , .</text:p>
      <text:p text:style-name="P1">15. Sie aber schrieen: Hinweg, hinweg</text:p>
      <text:p text:style-name="P1">mit ihm! treu ige ihn! ilatus spricht zu</text:p>
      <text:p text:style-name="P1">i nen: Euern i?dnig soll ich krei3i»,gen? Die</text:p>
      <text:p text:style-name="P1">ohenpriester antworteten : ir haben</text:p>
      <text:p text:style-name="P1">einen König, als den Kaiser.</text:p>
      <text:p text:style-name="P1">» « Lin. es, is. A;-g.3, is.</text:p>
      <text:p text:style-name="P1">V. is—24: Many. 27, 3i -—i4. Man. is, 2o—32.</text:p>
      <text:p text:style-name="P1">Luc. 23, 26. s3—39.</text:p>
      <text:p text:style-name="P1">III. 16. Da nun übergab er ihnen den-</text:p>
      <text:p text:style-name="P1">selben, daß er gekreu igt werde. Sie nahmen</text:p>
      <text:p text:style-name="P1">aber Jesum und führten ihn hin.</text:p>
      <text:p text:style-name="P1">17. Und sein Kreuz tragend ging er hinaus</text:p>
      <text:p text:style-name="P1">-an den sogenannten Schadelort, welcher auf</text:p>
      <text:p text:style-name="P1">Hebräisch Golgatha heißt. i. M-of. 22, S.</text:p>
      <text:p text:style-name="P1">18. Daselbst kreuzigteu sie ihn und mit</text:p>
      <text:p text:style-name="P1">ihm zwei Andere zu beiden Seiten, Jesum</text:p>
      <text:p text:style-name="P1">aber in der Mitte.</text:p>
      <text:p text:style-name="P1">19. Es schrieb aber Pilatus auch eine</text:p>
      <text:p text:style-name="P1">Ausschristund setzte sie aus das Kreuz; es</text:p>
      <text:p text:style-name="P1">war aber geschrleben: Jesus von Nazareth,</text:p>
      <text:p text:style-name="P1">der König der Juden.</text:p>
      <text:p text:style-name="P1">20. Diese Aufs chrift nun lasen Viele von</text:p>
      <text:p text:style-name="P1">den Juden; denn der Ort, wo Jesus ge-</text:p>
      <text:p text:style-name="P1">kreuzigt wurde, war nahe bei·der Stadt;</text:p>
      <text:p text:style-name="P1">und es war Hebräisch, Griechisch und La-</text:p>
      <text:p text:style-name="P1">teinisch geschrieben.</text:p>
      <text:p text:style-name="P1">21. Da s rachen die 3ohenpriester der</text:p>
      <text:p text:style-name="P1">Juden zu Pilatus: S reibe nicht: Der</text:p>
      <text:p text:style-name="P1">Kbni der Juden; sondern, daß dieser ge-</text:p>
      <text:p text:style-name="P1">sagt habe: Jch bin der König der Juden.</text:p>
      <text:p text:style-name="P1">22. Pilatus antwortete: Was ich ge-</text:p>
      <text:p text:style-name="P1">schrieben habe, das habe ich geschrieben.</text:p>
      <text:p text:style-name="P1"><text:soft-page-break/>23. Die Kriegsknechte nun, als sie Jesum</text:p>
      <text:p text:style-name="P1">gekreuzigt hatten, nahmen seine Kleider und</text:p>
      <text:p text:style-name="P1">machtenvierTheiledaraus,fürjedenKrggs-</text:p>
      <text:p text:style-name="P1">knechteinei1Theil,unddenRock. Der ock</text:p>
      <text:p text:style-name="P1">aber war ohne Rath, von oben an gewoben</text:p>
      <text:p text:style-name="P1">durchaus.</text:p>
      <text:p text:style-name="P1">24. Da sprachen sie zu einander: Las;t uns</text:p>
      <text:p text:style-name="P1">ihn nicht zertheilen, sondern darum oosen,</text:p>
      <text:p text:style-name="P1">wessen er sein soll. Damit die Schrift er-</text:p>
      <text:p text:style-name="P1">füllet würde, welche spricht:·»Sie haben</text:p>
      <text:p text:style-name="P1">meine Kleider unter sich getheilt, und über</text:p>
      <text:p text:style-name="P1">Mein Gewand gaben sie das Loos ge-</text:p>
      <text:p text:style-name="P1">worfen.« Die riegsknechte nun thaten</text:p>
      <text:p text:style-name="P1">solches. Ps.22, i9.,</text:p>
      <text:p text:style-name="P1">lV. 25. Es standen aber bei dem Kreuze</text:p>
      <text:p text:style-name="P1">Jesu seine Mutter und seiner Mutter,</text:p>
      <text:p text:style-name="P1">Schwester, Maria, des Cleopas Weib, und</text:p>
      <text:p text:style-name="P1">Maria Magdalene. Max« is, i-». « —</text:p>
      <text:p text:style-name="P1">26. Da nun Jesus die Mutter und den</text:p>
      <text:p text:style-name="P1">Jün er, den er· lieb5Bgtte, da siegen sah,</text:p>
      <text:p text:style-name="P1">spricht er zu seiner utter: Wei , siehe,</text:p>
      <text:p text:style-name="P1">dein Sohn! C. 20,2. 2, i.</text:p>
      <text:p text:style-name="P1">27. Dann spricht er zu dem Jiinger: Siehe,</text:p>
      <text:p text:style-name="P1">deine Mutter! Und von derselben Stunde</text:p>
      <text:p text:style-name="P1">an nahm sie der Jünger zu sich.</text:p>
      <text:p text:style-name="P1">V. 28. Nach diesem, da Jesus wußte, dass</text:p>
      <text:p text:style-name="P1">jetzt Alles vollbracht sei, damit die Schri</text:p>
      <text:p text:style-name="P1">erfüllet würde, spricht er: Mich dürstet!</text:p>
      <text:p text:style-name="P1">C. i7, 4. Pf. se, as.</text:p>
      <text:p text:style-name="P1">29. Nun stand ein Gefäß da voll Essig.</text:p>
      <text:p text:style-name="P1">Da füllten sie einen Schwanim mit Essig,</text:p>
      <text:p text:style-name="P1">teckten ihn aus ein Rohr von Ysop und</text:p>
      <text:p text:style-name="P1">ielten es ihm an den Mund. Matth.27, 48. -</text:p>
      <text:p text:style-name="P1">30. Als nun Jesus den Essig genommen,</text:p>
      <text:p text:style-name="P1">sprach er: Es ist vollbracht! und neigte das</text:p>
      <text:p text:style-name="P1">Haupt und gab den Geist auf. Month. 27, so.</text:p>
      <text:p text:style-name="P1">31. Die Juden nun, damit die Leiclzname</text:p>
      <text:p text:style-name="P1">nicht am Kreuze blieben über den Sa bath,</text:p>
      <text:p text:style-name="P1">weil es Nüsttag war (dei1n der Tag des-</text:p>
      <text:p text:style-name="P1">selben Sabbaths war groß), baten den Pi-</text:p>
      <text:p text:style-name="P1">latus, daß ihnen dieBeine gebrochen und sie</text:p>
      <text:p text:style-name="P1">herabgenommen würden. :-. Mos. 2i, es.</text:p>
      <text:p text:style-name="P1">32. Da kamen die Kriegsknechte und</text:p>
      <text:p text:style-name="P1">brachen dem Ersten die Beine und dem</text:p>
      <text:p text:style-name="P1">Andern, der mit ihm gekreuzigt war.</text:p>
      <text:p text:style-name="P1">33. Als sie aber zu Jesu kamen und sahen,</text:p>
      <text:p text:style-name="P1">daß er schon gestorben war, brachen sie ihm</text:p>
      <text:p text:style-name="P1">die Beine nicht;</text:p>
      <text:p text:style-name="P1">34. sondern einer der Kriegslnechte stach</text:p>
      <text:p text:style-name="P1">mit einem Speer in seine Seite und also-</text:p>
      <text:p text:style-name="P1">bald kam Blut und Wasser heraus.</text:p>
      <text:p text:style-name="P1">i.Joh.5,s. Heb.9,ii.i2.i82c.</text:p>
      <text:p text:style-name="P1"><text:soft-page-break/>35. Und der es esehen, hat es bezeuget,</text:p>
      <text:p text:style-name="P1">und sein en ni i·t wa r a t; und er</text:p>
      <text:p text:style-name="P1">weiß, daß Z BZahTheit sagt? ii)ali1it auch ihr</text:p>
      <text:p text:style-name="P1">laubet.</text:p>
      <text:p text:style-name="P1">S</text:p>
      <text:p text:style-name="P1">36. Denn dieses ist geschehen, damit die</text:p>
      <text:p text:style-name="P1">Schrift erfiillet würde: »Es soll ihm kein</text:p>
      <text:p text:style-name="P1">Bein zerbrochen werden.«</text:p>
      <text:p text:style-name="P1">2· M«-s. i2, is. Pf. Z-is, 2i. —</text:p>
      <text:p text:style-name="P1">37. Und wieder eine andere Schrift sagt:</text:p>
      <text:p text:style-name="P1">»Sie werden sehen, in welchen sie gestochen</text:p>
      <text:p text:style-name="P1">haben« sah. 12, i0. Oss. i, 7.</text:p>
      <text:p text:style-name="P1">V. 38—42: Many. 27, 57—si. Mc-sc. is, 42—47.</text:p>
      <text:p text:style-name="P1">Qui. 23, 50—55. «</text:p>
      <text:p text:style-name="P1">Vl. 38. Nach diesem aber bat Joseph von</text:p>
      <text:p text:style-name="P1">Arimathäa, der ein Jünger Jesu war, aber</text:p>
      <text:p text:style-name="P1">ein heimlicher, wegen der Furcht v·or den</text:p>
      <text:p text:style-name="P1">Juden, den Pilatus, daß er den Leichnam</text:p>
      <text:p text:style-name="P1">Jesu abnehmen dürfe; und Pilatus erlaubte</text:p>
      <text:p text:style-name="P1">es. Da kam er und nahm den Leichnam</text:p>
      <text:p text:style-name="P1">Jesu ab. I</text:p>
      <text:p text:style-name="P1"/>
      <text:p text:style-name="P1"/>
      <text:p text:style-name="P1"/>
      <text:p text:style-name="P1">(</text:p>
      <text:p text:style-name="P1">128 Cap. 19. W. Das Evangelium Cap. 2().</text:p>
      <text:p text:style-name="P1">39. Es kam aber auch Nicodemus, der zu- ;</text:p>
      <text:p text:style-name="P1">erst des Nachts zu Iefu gekommen war, und</text:p>
      <text:p text:style-name="P1">brachte eine Mischung von Mhrrhen und</text:p>
      <text:p text:style-name="P1">Aloe, bei hundert Pfunden. C. 3,i «. 7, so.</text:p>
      <text:p text:style-name="P1">40. Da nahmen sie den Leichnam Jesu</text:p>
      <text:p text:style-name="P1">und wanden ihn in leinene Tücher mit den</text:p>
      <text:p text:style-name="P1">Spezereien, wie der Juden Sitte ist zu</text:p>
      <text:p text:style-name="P1">begraben.</text:p>
      <text:p text:style-name="P1">41. Es war aber an dem Orte, da er ge-</text:p>
      <text:p text:style-name="P1">kreuzigt worden, ein Garten, und in dem</text:p>
      <text:p text:style-name="P1">Garten ein neues Grab, in welches noch</text:p>
      <text:p text:style-name="P1">Niemand war gelegt worden.</text:p>
      <text:p text:style-name="P1">42. Dahin nun, wegen des Rüsttages der</text:p>
      <text:p text:style-name="P1">Juden, weil das Grab nahe war, legten</text:p>
      <text:p text:style-name="P1">sie Iesum. .</text:p>
      <text:p text:style-name="P1">Cap. XX.</text:p>
      <text:p text:style-name="P1">I. Auferstehung Jesu. O—-t0. il. Er zeigt sich</text:p>
      <text:p text:style-name="P1">der Maria Magdalene, «—I8; lll. den Jüngern,</text:p>
      <text:p text:style-name="P1">49——23; 1V. dem Thomas. 24——29. V. Zweck dieses</text:p>
      <text:p text:style-name="P1">Buches. so,3i. ,</text:p>
      <text:p text:style-name="P1">I. 1. Am ersten Tage aber der Woche</text:p>
      <text:p text:style-name="P1">kommt Maria Magda ene srüh, da es noch</text:p>
      <text:p text:style-name="P1">nster war, zum Grabe und sieht den Stein</text:p>
      <text:p text:style-name="P1">inweggenomnien von dem Grabe.</text:p>
      <text:p text:style-name="P1">Muth· 28, «.</text:p>
      <text:p text:style-name="P1">2. Da läuft sie und kommt zu Simon</text:p>
      <text:p text:style-name="P1"><text:soft-page-break/>Petrus und zu dem andern Jünger, den</text:p>
      <text:p text:style-name="P1">Jesus lieb hatte, und sagt (zjii ihnen: Sie</text:p>
      <text:p text:style-name="P1">ha en den Herrn aus dem ra e hinweg-</text:p>
      <text:p text:style-name="P1">enommen, und wir wissen nicht, wo sie ihn</text:p>
      <text:p text:style-name="P1">hingelegt haben. C» is, 23«</text:p>
      <text:p text:style-name="P1">Z. Da ging Petrus hinaus und der andere</text:p>
      <text:p text:style-name="P1">Jün3er, nnd kamen zum Grabe. Luc. er, is.</text:p>
      <text:p text:style-name="P1">4. - ie beiden liefen mit einander, und der</text:p>
      <text:p text:style-name="P1">andere Jüngers lief voraus, schneller als</text:p>
      <text:p text:style-name="P1">Petrus, und kam zuerst zum Grabe.</text:p>
      <text:p text:style-name="P1">5. Und als er sich hineingebückt, sieht er</text:p>
      <text:p text:style-name="P1">die leinenen Tücher liegen; doch ging er</text:p>
      <text:p text:style-name="P1">nicht hinein.</text:p>
      <text:p text:style-name="P1">6. Da kommt Simon Petrus, der ihm</text:p>
      <text:p text:style-name="P1">folgte, und geht in das Grab hinein und</text:p>
      <text:p text:style-name="P1">sieht die Tücher liegen,</text:p>
      <text:p text:style-name="P1">7. und das Schweißtuch, das um sein</text:p>
      <text:p text:style-name="P1">Haupt war, nicht bei den Tii(hern liegend,</text:p>
      <text:p text:style-name="P1">sondern beiseite zusammengewickelt an</text:p>
      <text:p text:style-name="P1">einen besondern Ort. C,-«,44.</text:p>
      <text:p text:style-name="P1">8. Da nun gin auch der andere Jiinger</text:p>
      <text:p text:style-name="P1">hinein, der zuerst zum Grabe gekommen</text:p>
      <text:p text:style-name="P1">war, und sah und laubte.</text:p>
      <text:p text:style-name="P1">9. Denn sie verstanden noch nicht die</text:p>
      <text:p text:style-name="P1">Schrift, daß er müsse Von den Todten auf-</text:p>
      <text:p text:style-name="P1">erstehen. i·Cok.i5,s-. Ps.ic3,-to. Apg.2,25-c.</text:p>
      <text:p text:style-name="P1">10. Da gingen die Jünger wieder heim.</text:p>
      <text:p text:style-name="P1">II. U. Maria aber stand draußen vor</text:p>
      <text:p text:style-name="P1">dem Grabe und weinete. Wie sie nun</text:p>
      <text:p text:style-name="P1">weinete, bückte sie sich in das Grab,</text:p>
      <text:p text:style-name="P1">12. und sieht zwei Engel in weißen Klei-</text:p>
      <text:p text:style-name="P1">dern sitzen, den einen zum Haupte und den</text:p>
      <text:p text:style-name="P1">andern zu den Füßen, wo der Leib Jesn</text:p>
      <text:p text:style-name="P1">gelegen war. Matth.28,5:c. Mark.-«3,i5.</text:p>
      <text:p text:style-name="P1">13. Und diese sprechen zu ihr: Weib, was</text:p>
      <text:p text:style-name="P1">weinest du? Sie· spricht zu ihnen: Daß sie</text:p>
      <text:p text:style-name="P1">meinen Herrn mweg enommen, und ich</text:p>
      <text:p text:style-name="P1">weiß nicht, wo te ihn hin elegt haben.</text:p>
      <text:p text:style-name="P1">14. Und als ie dieses esiprochen, wandte</text:p>
      <text:p text:style-name="P1">sie sich um und sie et ?Jesum stehen und</text:p>
      <text:p text:style-name="P1">wußte nicht, daß es Jesus war. Man. te, D,</text:p>
      <text:p text:style-name="P1">15. Jesus spricht zu ihr: Weib, was</text:p>
      <text:p text:style-name="P1">weinest du? wen snchest du? Sie, weinend,</text:p>
      <text:p text:style-name="P1">es wäre der Gärtner, spricht zu ihm: Herr,</text:p>
      <text:p text:style-name="P1">hast du ihn hinweggetra en, so sage mir,</text:p>
      <text:p text:style-name="P1">wo du ihn hingelegt hasi, so will ich ihn</text:p>
      <text:p text:style-name="P1">holen. C. sie, U, ·</text:p>
      <text:p text:style-name="P1">16. Jesus fpricht zu Ihr: Maria! Da</text:p>
      <text:p text:style-name="P1">wendet sie s1ch um und spricht zu ihm:</text:p>
      <text:p text:style-name="P1">Rabbuni! das heißt, Meister!</text:p>
      <text:p text:style-name="P1">17. Jesus spricht zu ihr; Riihre mich nicht</text:p>
      <text:p text:style-name="P1">an; denn ich bin noch nicht aufgefahren zu</text:p>
      <text:p text:style-name="P1"><text:soft-page-break/>meinem Vater. Gehe aber zu meinen Brü-</text:p>
      <text:p text:style-name="P1">dern uud sage ihnen ,« ich fahre auf zu Inei-</text:p>
      <text:p text:style-name="P1">nem Vater und eurem Vater, und meinem</text:p>
      <text:p text:style-name="P1">Gott und eurem Gott. Many. De, g. so.</text:p>
      <text:p text:style-name="P1">J»i,.e-,iz2. Hei-.2, «.-is. i.Cpk.«,3.</text:p>
      <text:p text:style-name="P1">18. Da kommt Maria Magdalene und</text:p>
      <text:p text:style-name="P1">Verkündigt den Jüngern, daß sie den Herrn</text:p>
      <text:p text:style-name="P1">es ehen und daß er solches zu ihr gesprochen</text:p>
      <text:p text:style-name="P1">habe. Makc,is,i0.</text:p>
      <text:p text:style-name="P1">Ill. 19. Als es nun Abend war an dem-</text:p>
      <text:p text:style-name="P1">selben Tage, dein ersten der Woche, und die</text:p>
      <text:p text:style-name="P1">Thüren verschlossen waren , wo sich die</text:p>
      <text:p text:style-name="P1">Jüngerversammelthatten,wegen der Furcht</text:p>
      <text:p text:style-name="P1">vor den Juden, kam Jesus und trat mitten</text:p>
      <text:p text:style-name="P1">unter sie und spricht zu ihnen: Friede sei</text:p>
      <text:p text:style-name="P1">mit euch! Lin. 24, sen.</text:p>
      <text:p text:style-name="P1">20. Und als er dieses gesprochen, zeigte er</text:p>
      <text:p text:style-name="P1">ihnen seine Hände und seine Seite. Da</text:p>
      <text:p text:style-name="P1">wurden die Jünger froh, als sie den Herrn</text:p>
      <text:p text:style-name="P1">sahen. C.49,3i. i6,22. ·</text:p>
      <text:p text:style-name="P1">21. Da sprach Jesus wiederum W ihnen:</text:p>
      <text:p text:style-name="P1">Friede sei mit euch! Wie mich der ater ge-</text:p>
      <text:p text:style-name="P1">sendet hat, so seude ich euch. C. -it, 27. 47, -is.</text:p>
      <text:p text:style-name="P1">22· Und nachdem er solches gesprochen,</text:p>
      <text:p text:style-name="P1">lauchte er sie an und sprach zu ihnen:</text:p>
      <text:p text:style-name="P1">8Fmpfanget den heiligen Geist! Lin. Si, 49.</text:p>
      <text:p text:style-name="P1">23. Welchen ihr die Sünden vergebet,denen</text:p>
      <text:p text:style-name="P1">sind sie vergeben; welchen ihr sie behaltet,</text:p>
      <text:p text:style-name="P1">denen sind sie behalten. M«kkh,4s, i9, is, is.</text:p>
      <text:p text:style-name="P1">IV. 24. Thomas aber, einer aus den</text:p>
      <text:p text:style-name="P1">Zwölfen, der Zwilling genannt wird, war</text:p>
      <text:p text:style-name="P1">nicht bei ihnen, als Jesus kam. Joh.-«, is.</text:p>
      <text:p text:style-name="P1">25. Da sagten ihm die andern Jünger:</text:p>
      <text:p text:style-name="P1">Wir haben den Herrn gesehen. Er aber</text:p>
      <text:p text:style-name="P1"/>
      <text:p text:style-name="P1"/>
      <text:p text:style-name="P1"/>
      <text:p text:style-name="P1">Cap. 20. «2i. St. J»</text:p>
      <text:p text:style-name="P1">sprach zu ihnen: Wenn ich nicht an seinen</text:p>
      <text:p text:style-name="P1">Händen das Mal der Nägel sehe und lege</text:p>
      <text:p text:style-name="P1">meinen Fin er in das Ma der Nägel und</text:p>
      <text:p text:style-name="P1">lege meine Hand in seine Seite, so werde</text:p>
      <text:p text:style-name="P1">ich es g[ar nicht glauben. Ps«22, «7·</text:p>
      <text:p text:style-name="P1">26. I nd nach acht Tagen waren seine</text:p>
      <text:p text:style-name="P1">Jünger wiederum im Hause und Thomas</text:p>
      <text:p text:style-name="P1">bei ihnen. Da kommt Jesus, als die Thüren</text:p>
      <text:p text:style-name="P1">verschlossen waren, und trat mitten unter</text:p>
      <text:p text:style-name="P1">sie und sprach: Friede sei mit euch!</text:p>
      <text:p text:style-name="P1">27. Dann spricht er z1i Thomas: Reiche</text:p>
      <text:p text:style-name="P1">deinen Finger her und siehe meine Hände,</text:p>
      <text:p text:style-name="P1">und reiche deine Hand her und lege sie in</text:p>
      <text:p text:style-name="P1">meine Seite, und sei nicht ungläubig, son-</text:p>
      <text:p text:style-name="P1"><text:soft-page-break/>dern gl’a"ubig!</text:p>
      <text:p text:style-name="P1">28. Thomas antwortete und sprach zu ihm:</text:p>
      <text:p text:style-name="P1">Mein Herr und meinGott! C.i,i·» Niim.9,»5.</text:p>
      <text:p text:style-name="P1">29. Jesus spricht zu ihm: Weil du mich</text:p>
      <text:p text:style-name="P1">gesehen haft, Thomas, hast du geglaubt.</text:p>
      <text:p text:style-name="P1">Selig sind, die nicht sehen und doch glauben.</text:p>
      <text:p text:style-name="P1">C.4,i-S. i.Pet.i,8. Hel-.«,1.27.</text:p>
      <text:p text:style-name="P1">V. 30. Noch viele andere Zeichen nun</text:p>
      <text:p text:style-name="P1">that Jesus vor seinen Inn ern, die nicht</text:p>
      <text:p text:style-name="P1">in diesem Buche geschrieben sind.</text:p>
      <text:p text:style-name="P1">» » C. 2i, 2»5. As-g. i, Z.</text:p>
      <text:p text:style-name="P1">31. Diese aber» sind geschrieben, auf daß</text:p>
      <text:p text:style-name="P1">ihr laubet, daß Jesus sei der Christus,</text:p>
      <text:p text:style-name="P1">der Sohn Gottes, und daß ihr durch den</text:p>
      <text:p text:style-name="P1">Glauben das Leben gab« in seineni Namen.</text:p>
      <text:p text:style-name="P1">.e-, is. i.Joh. I, is.</text:p>
      <text:p text:style-name="P1">Cap. XXI. «</text:p>
      <text:p text:style-name="P1">I. Jesus zeigt sich den Jüngern am See Tibe-</text:p>
      <text:p text:style-name="P1">i«ias. 4—4-L il. Jesu Unterrcdung mit Petrus und</text:p>
      <text:p text:style-name="P1">Andeutung seines Schicksals. 1k«)—24. Hi. Schluß</text:p>
      <text:p text:style-name="P1">des Buches. W. .</text:p>
      <text:p text:style-name="P1">l. I. Nach diesem offenbarte sich Ieg1»s</text:p>
      <text:p text:style-name="P1">wiederum den Jüngern am See von i-</text:p>
      <text:p text:style-name="P1">berias. Er offenbarte sich aber also:</text:p>
      <text:p text:style-name="P1">2. Es waren beisammen Simon Petrus</text:p>
      <text:p text:style-name="P1">und Thomas, der Zwilling genannt wird,</text:p>
      <text:p text:style-name="P1">und Nathanael»von Cana in Gal·iläa und</text:p>
      <text:p text:style-name="P1">die Söhne des Zebedäus und zwei Andere</text:p>
      <text:p text:style-name="P1">Von seinen Jüngern. (;.i,46. ·</text:p>
      <text:p text:style-name="P1">3. Simon Petrus sprich·t zu 1hnen:» Ich</text:p>
      <text:p text:style-name="P1">Ehe hin zu fischen. Sie sprechen zu ihm:</text:p>
      <text:p text:style-name="P1">— o gehen auch wir mit dir. Da gut »en sie</text:p>
      <text:p text:style-name="P1">hinaus und stiegen sogleich in das Schiff, und</text:p>
      <text:p text:style-name="P1">in derselben Nacht singen sie nichts. Lin. 5, 5.</text:p>
      <text:p text:style-name="P1">4. Als es aber schon Morgen war, stand</text:p>
      <text:p text:style-name="P1">Jesus am Gestade; doch wußten dieJünger</text:p>
      <text:p text:style-name="P1">uicht, daß es» Jesus sei. C, so, i4. ·</text:p>
      <text:p text:style-name="P1">5. Da spricht Jesus zu ihnen: Kinder,</text:p>
      <text:p text:style-name="P1">habet ihr nichts zu essen? Sie antworteten</text:p>
      <text:p text:style-name="P1">ihm: Nein.</text:p>
      <text:p text:style-name="P1">hannis; Cap. 21. 129</text:p>
      <text:p text:style-name="P1">werdet ihr finden. Da warfen sie es, und</text:p>
      <text:p text:style-name="P1">vermochten es nicht mehr zu ziehen vor der</text:p>
      <text:p text:style-name="P1">Menge der Fische. Luc.5, S.</text:p>
      <text:p text:style-name="P1">7. Da sagt der Inn er, welchen IeBs</text:p>
      <text:p text:style-name="P1">lieb hatte, zuKetrus: Es ist der Herr. a</text:p>
      <text:p text:style-name="P1">nun Simon etrus hörte, daß es der Herr</text:p>
      <text:p text:style-name="P1">sei, gürtete er das Oberlleid um sich, denn</text:p>
      <text:p text:style-name="P1">er war nackt, und warf sich ins Meer.</text:p>
      <text:p text:style-name="P1">March. i4, 28 te.</text:p>
      <text:p text:style-name="P1">8. Die andern Ringes: aber kamen im</text:p>
      <text:p text:style-name="P1">Schiffe (deun sie waren nicht fern vom</text:p>
      <text:p text:style-name="P1"><text:soft-page-break/>Lande , sondern etwa zweihundert Ellen</text:p>
      <text:p text:style-name="P1">weg) und zogen das Netz mit den Fischen</text:p>
      <text:p text:style-name="P1">na s.</text:p>
      <text:p text:style-name="P1">9. Als sie nun an das Land gestiegen,</text:p>
      <text:p text:style-name="P1">sehen ge ein Kohlenfeiier am Boden, und</text:p>
      <text:p text:style-name="P1">einen isch darauf liegen, und Brot. "</text:p>
      <text:p text:style-name="P1">10. Jesus spricht zu ihnen: Bringet Von</text:p>
      <text:p text:style-name="P1">den Fischen, die ihr jetzt gefangen habet.</text:p>
      <text:p text:style-name="P1">11. Da stieg Simon Petrus hinein und</text:p>
      <text:p text:style-name="P1">zog das Netz auf·das Land.voll großer</text:p>
      <text:p text:style-name="P1">Fische, hundert drei und fünfzig, und wie-</text:p>
      <text:p text:style-name="P1">wohl deren so viele waren, zerriß doch das</text:p>
      <text:p text:style-name="P1">Netz nicht. Many. i3,47.i8.</text:p>
      <text:p text:style-name="P1">12. Je us spricht In ihnen: Kommet,haltet</text:p>
      <text:p text:style-name="P1">das Mo l! Aber keiner der Jiinger durfte</text:p>
      <text:p text:style-name="P1">ihn fragen: Wer bist du? Denn sie wußten,</text:p>
      <text:p text:style-name="P1">daß es der Herr sei.</text:p>
      <text:p text:style-name="P1">13. Da kommt Jesus und nimmt das</text:p>
      <text:p text:style-name="P1">Brot und gibt es ihnen und ebenso den</text:p>
      <text:p text:style-name="P1">Fisch. As-g. i0, 4i. .</text:p>
      <text:p text:style-name="P1">14. Das war nun das dritte Mal, daß</text:p>
      <text:p text:style-name="P1">sich Ies us s einen Jüngern offenbarte, nacIF</text:p>
      <text:p text:style-name="P1">dem er von den Todten auferweckt war.</text:p>
      <text:p text:style-name="P1">C. To, i9. As.</text:p>
      <text:p text:style-name="P1">Il. 15. Als sie nun das Mahl ehalten</text:p>
      <text:p text:style-name="P1">hatten, spricht »Jesus zu.Simou Petrus:</text:p>
      <text:p text:style-name="P1">Simon Jona, liebest du mich mehr als diese?</text:p>
      <text:p text:style-name="P1">Er sz)richt znilhin: Ja, Herr, du weißt, daß</text:p>
      <text:p text:style-name="P1">ich dich lieb ha e. Erspricht zu ihm: Weide</text:p>
      <text:p text:style-name="P1">meine Lämmer! C. is, 37.</text:p>
      <text:p text:style-name="P1">16. Er spricht uihm wieder zum zweiten</text:p>
      <text:p text:style-name="P1">Male: Simon 3ona, liebeft du mich? Er</text:p>
      <text:p text:style-name="P1">sagt zu ihm: Ja, Herr, du weißt, daß ich</text:p>
      <text:p text:style-name="P1">dich lieb habe. Er spricht zu ihm: Weide</text:p>
      <text:p text:style-name="P1">meine Schafe! Luc.22, Je,</text:p>
      <text:p text:style-name="P1">17. Er spricht zu ihm zum dritten Mal:</text:p>
      <text:p text:style-name="P1">Simon Jona, hast du mich lieb? Da ward</text:p>
      <text:p text:style-name="P1">Petrus traurig, daß er zum dritten Mal</text:p>
      <text:p text:style-name="P1">zu ihm sagte: Hast du mich lieb? undfprach</text:p>
      <text:p text:style-name="P1">zu ihm: Herr, du weißt alle Dinge,»du</text:p>
      <text:p text:style-name="P1">weißt, daß ich dich lieb habe. Jesus spricht</text:p>
      <text:p text:style-name="P1">zu ihm: Weide meine Schafe!</text:p>
      <text:p text:style-name="P1">E. -is, so. 2, 25. A;-g. So, W.</text:p>
      <text:p text:style-name="P1">I8. Wahrlich, wahrlich, ich sage dir, da du</text:p>
      <text:p text:style-name="P1">6. Er aber sprach (Yi·ihnen: Y3erfet das</text:p>
      <text:p text:style-name="P1">Netz auf die rechte eite des Ochifses, so</text:p>
      <text:p text:style-name="P1">» jünger warest, gürteteft di; dich selbst, und</text:p>
      <text:p text:style-name="P1"/>
      <text:p text:style-name="P1"/>
      <text:p text:style-name="P1"/>
      <text:p text:style-name="P1">130 Cap. I: Die Geschichteii . Cap.«. ten«--«</text:p>
      <text:p text:style-name="P1">wandeltest, wohin du·wolltest; ·wann du</text:p>
      <text:p text:style-name="P1"><text:soft-page-break/>aber alt geworden, wirst du deine Hände</text:p>
      <text:p text:style-name="P1">ausstrecken, und ein Aiiderer wird dich gür-</text:p>
      <text:p text:style-name="P1">ten und führen, wohin du nicht willst.</text:p>
      <text:p text:style-name="P1">i.Pet.i5,i. Apg.2i,«. 2·Pct.i,i4.</text:p>
      <text:p text:style-name="P1">19· Dieses aber sagte er andei1tend, durch</text:p>
      <text:p text:style-name="P1">welchen Tod er Gott verherrlichen würde.</text:p>
      <text:p text:style-name="P1">Und nachdem er dieses gesagt, spricht er zu</text:p>
      <text:p text:style-name="P1">ihm: Folge mir nach! C.i3,36. 4.Pet.4,is.</text:p>
      <text:p text:style-name="P1">20. Als aber Petrus sich um ewandt, sieht</text:p>
      <text:p text:style-name="P1">er den Jünger folgen, den JeT;1s liebte, der</text:p>
      <text:p text:style-name="P1">auch bei dem Mahle an seiner ruft gelegen</text:p>
      <text:p text:style-name="P1">und gesprochen hatte: Herr, wer ist es, der</text:p>
      <text:p text:style-name="P1">dich verräth? C. i3, 2i5.</text:p>
      <text:p text:style-name="P1">21. Als Petrus diesen sah, spricht er zu</text:p>
      <text:p text:style-name="P1">Jesus: Herr, was soll»aber dieser?» »</text:p>
      <text:p text:style-name="P1">22. Jesus spricht zu ihm: Wenn ich will,</text:p>
      <text:p text:style-name="P1">daß er bleibe, bis ich komme, was gehet es</text:p>
      <text:p text:style-name="P1">dich an? Folge du mir nach! Dff.4, 7.9 re.</text:p>
      <text:p text:style-name="P1">23. Da ging diese Rede unter die Brüder</text:p>
      <text:p text:style-name="P1">aus, daß derselbe Jünger nicht sterbe. Aber</text:p>
      <text:p text:style-name="P1">Jesus sprach nicht zu ihm, daß er nicht sterbe,</text:p>
      <text:p text:style-name="P1">sondern: Wenn ich will, daß er bleibe, bis</text:p>
      <text:p text:style-name="P1">ich komme, was gehet es dich an?</text:p>
      <text:p text:style-name="P1">24. Das ist der Jün er, der von diesen</text:p>
      <text:p text:style-name="P1">Dingen zeu et und dieses geschrieben hat;</text:p>
      <text:p text:style-name="P1">und wir wissen, daß sein Zeugniß wahr ist.</text:p>
      <text:p text:style-name="P1">C. i9.3o. Ofs. i,si.</text:p>
      <text:p text:style-name="P1">III. 25. Es sind aber noch viele andere</text:p>
      <text:p text:style-name="P1">Dinge, die Jesus gethan hat; und wenn</text:p>
      <text:p text:style-name="P1">sie, emes nach dem andern, beschrieben wür-</text:p>
      <text:p text:style-name="P1">den, so glaube ich, selbst die Welt würde die</text:p>
      <text:p text:style-name="P1">Bücher nicht fassen, die zu schreiben wären.</text:p>
      <text:p text:style-name="P1">Amen. C. Do, so.</text:p>
      <text:p text:style-name="P1">Die Geschichten der heiligen Apostel.</text:p>
      <text:p text:style-name="P1">Cap. I.</text:p>
      <text:p text:style-name="P1">l. Vorrede. i—3. 1l«HimmelfahrtJesu. 4——44.</text:p>
      <text:p text:style-name="P1">1ll. Wahl des As-ostels Matthias. it'-—26.</text:p>
      <text:p text:style-name="P1">l. 1. Das erste Buch, o Thtophilus, habe</text:p>
      <text:p text:style-name="P1">ich verfaßt von allem dem, was Jesus von</text:p>
      <text:p text:style-name="P1">Anfang gethan und gelehret hat, Luc i.i—3.</text:p>
      <text:p text:style-name="P1">2. bis zu dem Tage, da er aufgenommen</text:p>
      <text:p text:style-name="P1">ward, nachdem er durch den heiligen Geist</text:p>
      <text:p text:style-name="P1">den Aposteln, die er erwählt hatte, Befehl</text:p>
      <text:p text:style-name="P1">gegeben; Matt-. 2s, i9. im. 24, i-4 «.</text:p>
      <text:p text:style-name="P1">Z. welchen er sich auch, nach seinem Leiden,</text:p>
      <text:p text:style-name="P1">durch viele Beweise als lebendig erzeigte,</text:p>
      <text:p text:style-name="P1">indem er während vierzig Tagen ihnen er-</text:p>
      <text:p text:style-name="P1">schien und vom Reiche Gottes redete.</text:p>
      <text:p text:style-name="P1">Mark. is, it. J«-h. no, i9—so.</text:p>
      <text:p text:style-name="P1">ll. 4. Und indem er sie versammelte, gebot</text:p>
      <text:p text:style-name="P1">er ihnen, von Jerusalem nicht zu weichen,</text:p>
      <text:p text:style-name="P1">Ländern zu warten auf die Verheis;ung des</text:p>
      <text:p text:style-name="P1"><text:soft-page-break/>aters, welche ihr (sprach er) von mir ge-</text:p>
      <text:p text:style-name="P1">hört habet. Luk.24,49. Joh.i4,is. »</text:p>
      <text:p text:style-name="P1">5. Denn Johannes tauste mit Wasser,</text:p>
      <text:p text:style-name="P1">ihr aber werdet mit dem heiligen Geiste ge-</text:p>
      <text:p text:style-name="P1">tauft werden nicht lange nach diesen Tagen.</text:p>
      <text:p text:style-name="P1">Matth.3, «. Apg. 2, 4-. «, t5:c.</text:p>
      <text:p text:style-name="P1">6. Als sie nun zusanimengekominen waren,</text:p>
      <text:p text:style-name="P1">fragten sie ihn, sprechend: Herr! wirst du</text:p>
      <text:p text:style-name="P1">in dieser Zeit dein Volk Israel das Reich</text:p>
      <text:p text:style-name="P1">wieder herstellen? Las. te, « 2c.. U, A.</text:p>
      <text:p text:style-name="P1">7. Er sprach aber zu ihnen: Euch gebührt</text:p>
      <text:p text:style-name="P1">nicht zu wissen Zeit oder Stunde, welche</text:p>
      <text:p text:style-name="P1">der Vater festgesetzt hat nach seiner eigenen</text:p>
      <text:p text:style-name="P1">Macht. M-:iih. ei, se.</text:p>
      <text:p text:style-name="P1">8. Aber ihr werdet die Kraft des heiligen</text:p>
      <text:p text:style-name="P1">Geistes empfangen, der über euch kommt,</text:p>
      <text:p text:style-name="P1">und werdet mir Zeugen sein in Jerusalem</text:p>
      <text:p text:style-name="P1">und im ganzen jüdischeii Lande und in Sa-</text:p>
      <text:p text:style-name="P1">inaria und is an das Ende der Erde.</text:p>
      <text:p text:style-name="P1">Joh.i5,-.-7 Apg.5,32. Luc.24,47.</text:p>
      <text:p text:style-name="P1">9. Und als er solches gesprochen, ward er</text:p>
      <text:p text:style-name="P1">emporgehoben, indem sie es sahen, und eine</text:p>
      <text:p text:style-name="P1">Wolke nahm ihn hinweg aus ihren Augen.</text:p>
      <text:p text:style-name="P1">Mart. is, 49.</text:p>
      <text:p text:style-name="P1">10. Und als sie gen Himmel aufblickten,</text:p>
      <text:p text:style-name="P1">indem er hinsuhr, siehe, da standen zwei</text:p>
      <text:p text:style-name="P1">Männer bei ihnen in weißen Kleidern,</text:p>
      <text:p text:style-name="P1">· ch s ch eh J"hi·i9«iZ"</text:p>
      <text:p text:style-name="P1">11. die an ra en: r ga i ai en</text:p>
      <text:p text:style-name="P1">Männer! was siehet ihr und blicket gen</text:p>
      <text:p text:style-name="P1">Himmel? Dieser Jesus, der von euch aus-</text:p>
      <text:p text:style-name="P1">genommen worden in den Himmel, wird</text:p>
      <text:p text:style-name="P1">also wieder kommen, wie ihr ihn sahet in</text:p>
      <text:p text:style-name="P1">den Himmel fahren. Luc.2i,27. Off. i;7.</text:p>
      <text:p text:style-name="P1">12. Da kehrten sie um gen Jerusalem, von</text:p>
      <text:p text:style-name="P1">dem Ver e, welcher Oelberg heißt, der nahe</text:p>
      <text:p text:style-name="P1">bei Jerusiilem ist, eine Sabbathsreise weit.</text:p>
      <text:p text:style-name="P1">13. Und als sie hineingekommen, gingen</text:p>
      <text:p text:style-name="P1">sie hinaus in den Saal, wo sie sich aufhiel-</text:p>
      <text:p text:style-name="P1">ten, isåetrus und Jakobus und Johannes</text:p>
      <text:p text:style-name="P1">nnd ndreas, Ph lippus und Thomas,</text:p>
      <text:p text:style-name="P1">Bartholoniäus und MatthL1’us, Jacobus,</text:p>
      <text:p text:style-name="P1">des Alphäus Sohn, nnd Simon der Zelote</text:p>
      <text:p text:style-name="P1">undJiidas,JacobusBruder. Many. to, 2 «.</text:p>
      <text:p text:style-name="P1">14. Diese alle verharreten eininiithig im</text:p>
      <text:p text:style-name="P1">Gebet und Flehen, mit den Weibern nnd</text:p>
      <text:p text:style-name="P1">Maria, der Mutter Je-su, und mit seinen</text:p>
      <text:p text:style-name="P1">Brüdern. Luc. A, Eis. J«-h. 7, 5.</text:p>
      <text:p text:style-name="P1"/>
      <text:p text:style-name="P1"/>
      <text:p text:style-name="P1"/>
      <text:p text:style-name="P1">"das Loos dieses Dienstes empfangen.</text:p>
      <text:p text:style-name="P1"><text:soft-page-break/>Cato. «t..2. — sdet heil. Apostel. "Cap. T. is!</text:p>
      <text:p text:style-name="P1">s III. 15. Und in diesen Tagen stand Pe-</text:p>
      <text:p text:style-name="P1">trus mitten unter den Jüngern aus nnd</text:p>
      <text:p text:style-name="P1">sprach (es waren aber etwa hundert« und</text:p>
      <text:p text:style-name="P1">zwanzig Personen beisamineii): «</text:p>
      <text:p text:style-name="P1">16. IF Brüder, es« mußte erfüllt werden</text:p>
      <text:p text:style-name="P1">dieses ort der Schrift, das der heilige</text:p>
      <text:p text:style-name="P1">Geist durch den Mund Davids voraus e-</text:p>
      <text:p text:style-name="P1">sagt über Judas, welcher zum Wegweiier</text:p>
      <text:p text:style-name="P1">ward—denen, die Jesum gefangen nahmen.</text:p>
      <text:p text:style-name="P1">Pf. it, i0. Maiih.26« 47.</text:p>
      <text:p text:style-name="P1">» 17. Denn er war uns beigezählt und hatte</text:p>
      <text:p text:style-name="P1">L .6, is.</text:p>
      <text:p text:style-name="P1">«18. Dieser nun gewann einen Accker aus</text:p>
      <text:p text:style-name="P1">dem Lohn der Un erechtigkeit,« und,»da er</text:p>
      <text:p text:style-name="P1">hinabgestür-zt, barsi er mitten entzwei, und</text:p>
      <text:p text:style-name="P1">alle seine 3ingei;;ige iz)(i)ird;nz7i;isgeLJüttet.</text:p>
      <text:p text:style-name="P1">at. ,—. .,ron. ,i2.</text:p>
      <text:p text:style-name="P1">19. Und es ward kund Allen, die zu Je-</text:p>
      <text:p text:style-name="P1">rusalem wohnen,s o daß jener Acker genannt</text:p>
      <text:p text:style-name="P1"><text:s/>ihrer Sprache Akeldama, das ist,</text:p>
      <text:p text:style-name="P1">P?0i Denn (e·Zs ist Yseä)riePen i;iil?5u;he der</text:p>
      <text:p text:style-name="P1">» a men: eine e an ung o i’) einer-</text:p>
      <text:p text:style-name="P1">den, und Eli«ie,mand sei, der darin wohne.«</text:p>
      <text:p text:style-name="P1">Und: ,,Sein Amt empfa3ge6e)i1i23liE3r;r.««</text:p>
      <text:p text:style-name="P1">« 21.. So muß nun von den Männer1i, die</text:p>
      <text:p text:style-name="P1">mit«uiis zusammengekoinmen die ganze Zeit</text:p>
      <text:p text:style-name="P1">hing)urch,»da der Herr Jesus Unter uns aus-</text:p>
      <text:p text:style-name="P1">uii eingmg, -« H. is, 27.</text:p>
      <text:p text:style-name="P1">22· vo1i der Haufe des Johannes an bis</text:p>
      <text:p text:style-name="P1">zu dem Tage, da er von uiis hinaufgenom-</text:p>
      <text:p text:style-name="P1">man wurde, Einer von diesen niuß Zeuge</text:p>
      <text:p text:style-name="P1">seiner Auferstehung mit uns werden.</text:p>
      <text:p text:style-name="P1">C. 2», se. i0, 37—4i.</text:p>
      <text:p text:style-name="P1">23. Und sie stellten Zwei dar, Joseph ge-</text:p>
      <text:p text:style-name="P1">nai;nF)?gkf)abxs, mit dem Zunamen In tus,</text:p>
      <text:p text:style-name="P1">un a ca .</text:p>
      <text:p text:style-name="P1">24. Und sie beteten und s·prachen: Herr,</text:p>
      <text:p text:style-name="P1">du Herzenskenner Aller, zeige, welchen du</text:p>
      <text:p text:style-name="P1">erwählt hast vondieseläbeide;i, h S «</text:p>
      <text:p text:style-name="P1">.i5, .«"o . i, .</text:p>
      <text:p text:style-name="P1">st25. zu åmpfaikgent das Loos lisz7cki’esesJDij:n-</text:p>
      <text:p text:style-name="P1">es und poste ani es vonwe em u as</text:p>
      <text:p text:style-name="P1">abgetreten, um hmzugsl)en an seinen Ort.</text:p>
      <text:p text:style-name="P1">26. Und sie ggben« ihre Loose, und das i</text:p>
      <text:p text:style-name="P1">Loos fiel auf Matthias, und er ward hin-</text:p>
      <text:p text:style-name="P1">zugewahlt zu den ei f Apofteln. Spr. is, 33·</text:p>
      <text:p text:style-name="P1">Cap. II. »</text:p>
      <text:p text:style-name="P1">I. Die Ausgießung des heiligen Geistes am</text:p>
      <text:p text:style-name="P1">Psingskseste. i —43. ll. Erste Predigt des Petrus</text:p>
      <text:p text:style-name="P1">und ihre Wirkung. M-— M. Hi. Sinn und Wandel</text:p>
      <text:p text:style-name="P1">der ersten Christi-ngemcinde. M- 47.</text:p>
      <text:p text:style-name="P1"><text:soft-page-break/>I. 1. Und als der Tag der Pfingsten sich</text:p>
      <text:p text:style-name="P1">erfüllete, waren sie cilleeinniüthig beisam-</text:p>
      <text:p text:style-name="P1">McU. Z. Mos. W, -is.</text:p>
      <text:p text:style-name="P1">T. Und es entstand plötzlich ein Brausen,</text:p>
      <text:p text:style-name="P1">wie eines daher sahrenden gewaltigen Win-</text:p>
      <text:p text:style-name="P1">des, und ersüllte das ganze Haus, worin sie</text:p>
      <text:p text:style-name="P1">saßen. Ich. Z, 8. -Arg. Z, i. ii. Z, is. - «</text:p>
      <text:p text:style-name="P1">Z. Und es erschienen ihnen zertheilte Zan-</text:p>
      <text:p text:style-name="P1">gen, wie feuri , und es setzte sieh auf einen</text:p>
      <text:p text:style-name="P1">eden unter ihnen· Many. Si, ii.</text:p>
      <text:p text:style-name="P1">4. Und sie wurden Alle mit dein heiligen</text:p>
      <text:p text:style-name="P1">Geiste erfüllt und singen an in andern</text:p>
      <text:p text:style-name="P1">Zungen zu reden, wie der Geist ihnen gah</text:p>
      <text:p text:style-name="P1">e</text:p>
      <text:p text:style-name="P1">auszusprech n.</text:p>
      <text:p text:style-name="P1">C. 4, ei. «, is. io, es. Mark. is, i7.</text:p>
      <text:p text:style-name="P1">5. Es wohnten aber zu Jerusalem Juden,</text:p>
      <text:p text:style-name="P1">gottesfürchtige Männer, aus allen Völkern</text:p>
      <text:p text:style-name="P1">unter dem Himmel.</text:p>
      <text:p text:style-name="P1">6. Da aber dieses Getöse geschehen, kam</text:p>
      <text:p text:style-name="P1">die Men e zusammen und wurde Verwirrt;</text:p>
      <text:p text:style-name="P1">de;in es i;örte sie Jeder in seiner Sprache</text:p>
      <text:p text:style-name="P1">re en.</text:p>
      <text:p text:style-name="P1">7. Es erstaunten aber Alle, verwunderten</text:p>
      <text:p text:style-name="P1">sich und sprachen zu einander: Siehe, sind</text:p>
      <text:p text:style-name="P1">nicht alle diese, die da reden, Galiklä»;rZsz</text:p>
      <text:p text:style-name="P1">« Je) . , .</text:p>
      <text:p text:style-name="P1">8. Und wie hören wir sie, Jeder in unse-</text:p>
      <text:p text:style-name="P1">rer Sprache, in der wir geboren sind:</text:p>
      <text:p text:style-name="P1">9. Pa-et er und Meder und Elamiter, und</text:p>
      <text:p text:style-name="P1">die inMe o otamien, in Judäa und Cappa-</text:p>
      <text:p text:style-name="P1">docien, in Ei;ontus und Asien wo«-lziiten;«</text:p>
      <text:p text:style-name="P1">. c . , .</text:p>
      <text:p text:style-name="P1">10. in Phrygien und PamphZlien, in Ae-</text:p>
      <text:p text:style-name="P1">3hpteii, und in den Gegenden ibhens um</text:p>
      <text:p text:style-name="P1">yrene, und die Fremdlinge von Rom, Ju-</text:p>
      <text:p text:style-name="P1">den und Judengenossen,</text:p>
      <text:p text:style-name="P1">11. Creter und Araber, hören wir <text:s/>in</text:p>
      <text:p text:style-name="P1">unsern Zungen reden von den großen ha-</text:p>
      <text:p text:style-name="P1">ten Gottes ?</text:p>
      <text:p text:style-name="P1">12. Sie e«fstaunten aber Alle und standen</text:p>
      <text:p text:style-name="P1">bei sich felb an und sprachen Einer zum</text:p>
      <text:p text:style-name="P1">Andern: Was soll doch das bedeuten.</text:p>
      <text:p text:style-name="P1">13. Andere aber Egotteten und sprachen:</text:p>
      <text:p text:style-name="P1">Siesindvoll süßen- eines. i. Eos. it, ei te.</text:p>
      <text:p text:style-name="P1">II. 14. Da trat Petrus aus mit den Eil-</text:p>
      <text:p text:style-name="P1">sen und erhob»seine Stimme und sprachlzu</text:p>
      <text:p text:style-name="P1">ihnen: Jhr«züdifchen Manner und ihr·A e,</text:p>
      <text:p text:style-name="P1">die ihr zu Jerusalem wohnet, das sei euch</text:p>
      <text:p text:style-name="P1">kund und horchet auf meine Worte! ·</text:p>
      <text:p text:style-name="P1">15. Denn mcht, wie ihr wähnet, sind diese</text:p>
      <text:p text:style-name="P1">trunken; denn es ist die dritte Stunde des</text:p>
      <text:p text:style-name="P1"><text:soft-page-break/>Tages. «</text:p>
      <text:p text:style-name="P1">16. Sondern das ist, was durch den Pro-</text:p>
      <text:p text:style-name="P1">pheten Joel gesprochen ist: J-ei2,28—32.</text:p>
      <text:p text:style-name="P1">17. »Und es wird geschehen in den letzten</text:p>
      <text:p text:style-name="P1">Tagen, spricht Gott, ich werde ansgießen</text:p>
      <text:p text:style-name="P1">von meinem Geiste über alles Fleisch; und</text:p>
      <text:p text:style-name="P1">es werden weisfagen eure »Sohne und eure</text:p>
      <text:p text:style-name="P1">Töchter, und eure Jünglinge werden N</text:p>
      <text:p text:style-name="P1"/>
      <text:p text:style-name="P1"/>
      <text:p text:style-name="P1"/>
      <text:p text:style-name="P1">132 Cato. 2. W Die Getx·chichten F Cap. 2.«s</text:p>
      <text:p text:style-name="P1">sichte sehen, nnd eure Aeltesten Träume I</text:p>
      <text:p text:style-name="P1">träumen.</text:p>
      <text:p text:style-name="P1">18. Ja anch über meine Kncchte nnd über</text:p>
      <text:p text:style-name="P1">meine Mägde werde ich in denselben Tagen</text:p>
      <text:p text:style-name="P1">von meinem Geiste ausgieße:i, und sie wer-</text:p>
      <text:p text:style-name="P1">den weissagen. «</text:p>
      <text:p text:style-name="P1">19. Und ich will Wunder thun am Him-</text:p>
      <text:p text:style-name="P1">mel oben und Zeichen auf der Erde unten,</text:p>
      <text:p text:style-name="P1">Blut und Feuer und Dampf dZs Efg;iuges.</text:p>
      <text:p text:style-name="P1">ne- , .</text:p>
      <text:p text:style-name="P1">20. Die Sonne wird verwandelt werden</text:p>
      <text:p text:style-name="P1">in Finsterniß, und der Mond in Blut, ehe der</text:p>
      <text:p text:style-name="P1">SNELL T’år2TiTk2Fs3;ikZ’F2? «E’i??"’«s««’2FTL"’:ILT</text:p>
      <text:p text:style-name="P1">den;Jiamen des Herrn anriift, wird selig</text:p>
      <text:p text:style-name="P1">wer en.« Rein. io. is«</text:p>
      <text:p text:style-name="P1">22. Ihr israelitischen Männer, hi5ret</text:p>
      <text:p text:style-name="P1">diese Worte: Jesum, den Nazarener, einen</text:p>
      <text:p text:style-name="P1">Mann, von Gott bei euch erwiesen durch</text:p>
      <text:p text:style-name="P1">Fräcf)te Sind <text:s/>und s3eiche3, die »G»iift</text:p>
      <text:p text:style-name="P1">irr i nt a mi enuner en wiei r</text:p>
      <text:p text:style-name="P1">selbst wisset; C. io, as. Sigm. i, 4.«</text:p>
      <text:p text:style-name="P1">23. diesen nach Gottes bcstimmtem Rath-</text:p>
      <text:p text:style-name="P1">schlnsse undVorsehung dahingegeben, habet</text:p>
      <text:p text:style-name="P1">ihr· genommen und durch der "lng’erechten</text:p>
      <text:p text:style-name="P1">Hemde ans Kreuz geheftetCn:1dAge;o:):t;eztc.»</text:p>
      <text:p text:style-name="P1">24. Ihn hat Gott auferweIiIt«, indem er die</text:p>
      <text:p text:style-name="P1">Bande des Todes gelöset, wie es denn un-</text:p>
      <text:p text:style-name="P1">möglich war, das; er von demselben gehalten</text:p>
      <text:p text:style-name="P1">Würde. Luc. «, 22.</text:p>
      <text:p text:style-name="P1">25. Denn David spricht von ihm: »J·</text:p>
      <text:p text:style-name="P1">sah den Herrn allezeit vor mir, denn eri</text:p>
      <text:p text:style-name="P1">zu meiner Rechten, daß ich nicht entwegt</text:p>
      <text:p text:style-name="P1">werde. Pf. is, S sc.</text:p>
      <text:p text:style-name="P1">26. Darum freute sich mein Herz, und</text:p>
      <text:p text:style-name="P1">meine Zunge frfolzlocste; ja and) mein leisch</text:p>
      <text:p text:style-name="P1">wird tu sen an o iiung-</text:p>
      <text:p text:style-name="P1">27. denn d1i»wirst mein; Seele nicht im</text:p>
      <text:p text:style-name="P1">Todtenrleiche Lassån, uns) nichst zugeben, daß</text:p>
      <text:p text:style-name="P1">dem Hei iger ie erwe ung e e. C.i3,35:c.</text:p>
      <text:p text:style-name="P1">28. Du thatest mir kund die Wege des Le-</text:p>
      <text:p text:style-name="P1"><text:soft-page-break/>bens; dtå wirst Fich erfüllen mit Freude bei</text:p>
      <text:p text:style-name="P1">deinem « n esi te.«</text:p>
      <text:p text:style-name="P1">29. Ihr Z)?änner und Brüder! ich darf</text:p>
      <text:p text:style-name="P1">wohl freimüthig zu euch reden von dem</text:p>
      <text:p text:style-name="P1">Stammvater David: Er ist gestorben und</text:p>
      <text:p text:style-name="P1">begraben worden, und sein Grab ist unter</text:p>
      <text:p text:style-name="P1">uns bis aus diesen Tag. i. Ki5n. 2, i0.</text:p>
      <text:p text:style-name="P1">30. Da er nun ein Prophet war und</text:p>
      <text:p text:style-name="P1">wußte, da ihm Gott mit einem Eide ver-</text:p>
      <text:p text:style-name="P1">heißen, da er aus der Frucht einer Lenden</text:p>
      <text:p text:style-name="P1">nagsadi;1si »FleisElser;T11fe3ls1riwt;irse erwecken</text:p>
      <text:p text:style-name="P1">un einen «</text:p>
      <text:p text:style-name="P1">uPs. i32, « il. Las. i, gis. R«ik«n.1,3.</text:p>
      <text:p text:style-name="P1">31.- hat er voraussehend geredet von der</text:p>
      <text:p text:style-name="P1">Auferstehung· Christi, daß seine Seele nicht</text:p>
      <text:p text:style-name="P1">im Todtenreii·he elafsen ward, noch sein</text:p>
      <text:p text:style-name="P1">Fleisch die Verwesung sah. -</text:p>
      <text:p text:style-name="P1">32. Diesen Jesus hat Gott auserweckt,</text:p>
      <text:p text:style-name="P1">dessen wir alle Zeugen find. C,i, 8. Z, is.</text:p>
      <text:p text:style-name="P1">33. Nachdem er nun durch die Rechte Got-</text:p>
      <text:p text:style-name="P1">tes erhöhet worden und die Verheißung des</text:p>
      <text:p text:style-name="P1">heiligen Geistes vom Vater empfan en,hat</text:p>
      <text:p text:style-name="P1">er» das ausgegossen, was ihr jetzt selset und</text:p>
      <text:p text:style-name="P1">horet. C. Z, Si. Joh. is, se. i4, es. Pf. es, is.</text:p>
      <text:p text:style-name="P1">34. Denn nicht David ist in die immel</text:p>
      <text:p text:style-name="P1">hinauf efahren, sondern er sagt selb t: »Der</text:p>
      <text:p text:style-name="P1">Herr Hing zu meinem errn: Sitze zu</text:p>
      <text:p text:style-name="P1">meiner Re ten, Pf. ii0, i.</text:p>
      <text:p text:style-name="P1">35. bis ich deine Feinde zum Schemel dei-</text:p>
      <text:p text:style-name="P1">ner Füße mache.«</text:p>
      <text:p text:style-name="P1">36. So erkenne nun das ganze Haus Js-</text:p>
      <text:p text:style-name="P1">rael mit Gewißheit, daß Gott ihn zum</text:p>
      <text:p text:style-name="P1">Herrn und Christus gemacht hat, diesen Je-</text:p>
      <text:p text:style-name="P1">sus, welchen ihr gekreuziget habet.Phii.2,ii.</text:p>
      <text:p text:style-name="P1">37. Als sie aber das hörten, ing ihnen</text:p>
      <text:p text:style-name="P1">ein Stich durch das Herz, und sie sprachen</text:p>
      <text:p text:style-name="P1">u Petrus und den übrigen Aposteln: Was</text:p>
      <text:p text:style-name="P1">sollen wir thun, ihr Männer und Brüder ?</text:p>
      <text:p text:style-name="P1">Hei-. i, is. Apg. is, so.</text:p>
      <text:p text:style-name="P1">38. Petrus aber sprach zu ihnen: That</text:p>
      <text:p text:style-name="P1">Buße, und lasse sich ein Jeder von euch tau-</text:p>
      <text:p text:style-name="P1">fen auf den Namen Jesu Christi zur Ver-</text:p>
      <text:p text:style-name="P1">zeihun» der Sünden; so werdet ihr die Gabe</text:p>
      <text:p text:style-name="P1">des heiligen Geistesempfangen. C.3,i9.io,is.</text:p>
      <text:p text:style-name="P1">39. Denn euch gilt die Verheif;ung und-</text:p>
      <text:p text:style-name="P1">euern Kindern und Allen, die ferne sind,</text:p>
      <text:p text:style-name="P1">so viele der Herr unser Gott herzurufen</text:p>
      <text:p text:style-name="P1">wird. J«:ei 2, 28. J«-h. io, is.</text:p>
      <text:p text:style-name="P1">40. Und noch mit andern mehreren Wor-</text:p>
      <text:p text:style-name="P1">ten bezeu te und ermahnte er, sprechend: .</text:p>
      <text:p text:style-name="P1">Lasset end? retten von diesem verkehrten Ge-</text:p>
      <text:p text:style-name="P1">schlechte! PhiI. :-, is.</text:p>
      <text:p text:style-name="P1"><text:soft-page-break/>41. Die nun sein Wort mit Freuden an-</text:p>
      <text:p text:style-name="P1">nahmen, ließen sich taufen, und es wurden</text:p>
      <text:p text:style-name="P1">an jenem Tage bei dreitausend Seelen hin-</text:p>
      <text:p text:style-name="P1">zugethan. Jes, 53, «. i2.</text:p>
      <text:p text:style-name="P1">lll. 42. Sie verharreten aber in der Lehre</text:p>
      <text:p text:style-name="P1">der Apostel, und in der Gemeins3aft, und</text:p>
      <text:p text:style-name="P1">im Brechen des Brotes, und im C Its.</text:p>
      <text:p text:style-name="P1">43. Es kam-aber über alle Seelen Furcht,</text:p>
      <text:p text:style-name="P1">und viele Wunder und Zeichen geschahen</text:p>
      <text:p text:style-name="P1">durch die Apostel. C. 5, «. i2.</text:p>
      <text:p text:style-name="P1">44. Die Glänbigen alle aber waren bei-«</text:p>
      <text:p text:style-name="P1">sammen nnd hatten Alles gemein; C,4,322c,</text:p>
      <text:p text:style-name="P1">45. und die Güter und die Habe verkauf-</text:p>
      <text:p text:style-name="P1">ten sieund vertheilten sie unter Alle, je nach-</text:p>
      <text:p text:style-name="P1">dem Einer bedurfte.</text:p>
      <text:p text:style-name="P1">46. Und täglich verharreten sie einmüthig</text:p>
      <text:p text:style-name="P1">im Tempel und brachen in den Hänsern;</text:p>
      <text:p text:style-name="P1"/>
      <text:p text:style-name="P1"/>
      <text:p text:style-name="P1"/>
      <text:p text:style-name="P1">Cap. 2. Z. der heil. Apostel. Cap. II-» 133</text:p>
      <text:p text:style-name="P1">das Brot und nahmen die Speise mit Froh-</text:p>
      <text:p text:style-name="P1">locken und in Einfalt des Herzens, C. S, es·</text:p>
      <text:p text:style-name="P1">47. lobten Gott und hatten Gunst bei</text:p>
      <text:p text:style-name="P1">dem ganzen V·olke.» Der Herr aber that</text:p>
      <text:p text:style-name="P1">täglich s olche, die -selig wurden, hinzu zu der</text:p>
      <text:p text:style-name="P1">Gemeinde. C. i, 4.</text:p>
      <text:p text:style-name="P1">Cap. I1l. i</text:p>
      <text:p text:style-name="P1">1. Petrus heilt einen Lahmgeboknen, 1—« und</text:p>
      <text:p text:style-name="P1">1l. hält eine Rede an das Volk. is - 26.</text:p>
      <text:p text:style-name="P1">l». 1·. Petrus aber und Johannes gingen</text:p>
      <text:p text:style-name="P1">mit einander hinauf in den Tempel zur</text:p>
      <text:p text:style-name="P1">-Stunde des Gebetes, der neunten.</text:p>
      <text:p text:style-name="P1">C.i0, Z. Las. «, io.</text:p>
      <text:p text:style-name="P1">2. Und ein Mann, der lahm war von</text:p>
      <text:p text:style-name="P1">Mutterleibe, ward herbeigeti«agen, den sie</text:p>
      <text:p text:style-name="P1">täglich hinsetzten an die Thüre des Tempe s,</text:p>
      <text:p text:style-name="P1">die man die schöne nennt, um ein Almosen</text:p>
      <text:p text:style-name="P1">zu bitten von denen, die in den Tempel hin-</text:p>
      <text:p text:style-name="P1">-eingiåilgen. C. it, Z sc.</text:p>
      <text:p text:style-name="P1">3. s derselbe den Petrus und Johan-</text:p>
      <text:p text:style-name="P1">nes sah, die in den Temgkl hineingehen</text:p>
      <text:p text:style-name="P1">wollten, bat er sie um ein lmosen. «</text:p>
      <text:p text:style-name="P1">4. Aber Petrus blickte ihn an sanimt Jo-</text:p>
      <text:p text:style-name="P1">hannes und sprach: Siehe uns an!</text:p>
      <text:p text:style-name="P1">5. Er aber achtete auf sie, in der Erwar-</text:p>
      <text:p text:style-name="P1">tung, etwas von ihnen zu empfangen.</text:p>
      <text:p text:style-name="P1">S. Da sprach Petrus: Silber und Gold</text:p>
      <text:p text:style-name="P1">habe ich nicht· was ich aber habe, das gäbe</text:p>
      <text:p text:style-name="P1">ich dir: Im Namen Jefu Christi, des a-</text:p>
      <text:p text:style-name="P1">zareners, steh’ auf und wandle!</text:p>
      <text:p text:style-name="P1">Ma!th. to, 9. Mart. 46, -l7ic.</text:p>
      <text:p text:style-name="P1"><text:soft-page-break/>«7. Und er ergriff ihn bei der rechten Hand</text:p>
      <text:p text:style-name="P1">Und richtete ihn auf. Und alsoba d wurden</text:p>
      <text:p text:style-name="P1">seine Füße und seine Knöchel fest,</text:p>
      <text:p text:style-name="P1">8. und er sprang auf und stand und wan-</text:p>
      <text:p text:style-name="P1">delte; uiid er ging mit ihnen in den Tempel,</text:p>
      <text:p text:style-name="P1">indem er umher wandelte und sprang und</text:p>
      <text:p text:style-name="P1">Gott lol)ete J2s. 35, S. L:-c. 5, es. i7, is.</text:p>
      <text:p text:style-name="P1">9. Und es sah ihn alles Volk umherwan-</text:p>
      <text:p text:style-name="P1">deln nnd Gott loben.</text:p>
      <text:p text:style-name="P1">10. Und sie erkannten ihn, daß er der war,</text:p>
      <text:p text:style-name="P1">der um das Almosen an der schönen Pforte</text:p>
      <text:p text:style-name="P1">des Tempels gesessen« 1md sie wurden mit</text:p>
      <text:p text:style-name="P1">Verwunderung und Erstaunen erfüllt über</text:p>
      <text:p text:style-name="P1">das, was ihm widerfahren war. Las. is,26.</text:p>
      <text:p text:style-name="P1">11. Da er sich aber zu Petrus und Jo-</text:p>
      <text:p text:style-name="P1">annes hielt, lief alles Volk zu ihnen zu-</text:p>
      <text:p text:style-name="P1">ammen in der sogenannten Halle Salo-</text:p>
      <text:p text:style-name="P1">mons, voll Erstaunen. Joh. to, 23.</text:p>
      <text:p text:style-name="P1">lI. 12. Als Jenas das sah, hob er an</text:p>
      <text:p text:style-name="P1">zu dem Volke: hr israelitischen Männer,</text:p>
      <text:p text:style-name="P1">was verwundert ihr euch darüber, oder was</text:p>
      <text:p text:style-name="P1">blicke: ihr auf uns, als hätten wir durch ei-</text:p>
      <text:p text:style-name="P1">gene Kraft oder Frömmigkeit gemaiht, daß</text:p>
      <text:p text:style-name="P1">dieser wandelt?</text:p>
      <text:p text:style-name="P1">13. Der Gott Abrahams und J aaks und-</text:p>
      <text:p text:style-name="P1">Jakobs, der Gott un erer Väter, at seinen</text:p>
      <text:p text:style-name="P1">Sohn Jesum verherrliiht, den ihr überlie-</text:p>
      <text:p text:style-name="P1">fert und verläugnet habet vor dem An e-</text:p>
      <text:p text:style-name="P1">sichte des Pilatus, da derselbe urtheilte, ihn«</text:p>
      <text:p text:style-name="P1">edig zu lassen. Lin. 2e, 22. ge.</text:p>
      <text:p text:style-name="P1">14. Ihr aber habet den Heiligen und Ge-</text:p>
      <text:p text:style-name="P1">rechten verläu net und begehrt, daß euch</text:p>
      <text:p text:style-name="P1">ein Mörder geschenktwerde. Ma:ii7.27,20.2i.</text:p>
      <text:p text:style-name="P1">15. Den Fürsten des Lebens aber habet</text:p>
      <text:p text:style-name="P1">ihr getödtet, welchen Gott von den Todten</text:p>
      <text:p text:style-name="P1">auferweckt hat, dessen wir Zeugen sind.</text:p>
      <text:p text:style-name="P1">C. E«-, It. G, 33. Lin. 24, 48.</text:p>
      <text:p text:style-name="P1">16. Und wegen des Glaubens an seinen</text:p>
      <text:p text:style-name="P1">Namen hat diesen hier, den ihr sehet und</text:p>
      <text:p text:style-name="P1">kemiet, sein Name gestärkt, und der Glaube</text:p>
      <text:p text:style-name="P1">durch ihn hat ihm diese volle Gesundheit</text:p>
      <text:p text:style-name="P1">gege en vor euch Allen. C. «i, i0— is.</text:p>
      <text:p text:style-name="P1">17. Und nun, ihr Brüder, weiß ich, daß</text:p>
      <text:p text:style-name="P1">ihr in Unwgenheit gehandelt habet, so wie</text:p>
      <text:p text:style-name="P1">auch euere bersten. .</text:p>
      <text:p text:style-name="P1">C·43, 27. Luc.23, Z4. l. Cor. 2, 8.</text:p>
      <text:p text:style-name="P1">18. Gott aber hat, was er durch den Mund</text:p>
      <text:p text:style-name="P1">aller seiner Propheten vorher verkündigte,</text:p>
      <text:p text:style-name="P1">dar? nämlich Christus leiden müsse, also er-</text:p>
      <text:p text:style-name="P1">fü et. ins. 53, Z. Las. In, es sc.</text:p>
      <text:p text:style-name="P1">19. So thut nun Buße und bekehret euch,</text:p>
      <text:p text:style-name="P1">daß euere Sünden getilgt werden , damit</text:p>
      <text:p text:style-name="P1"><text:soft-page-break/>Zeiten der Erquickung vom Angesichte des</text:p>
      <text:p text:style-name="P1">errn komme C as</text:p>
      <text:p text:style-name="P1">n .2, .</text:p>
      <text:p text:style-name="P1">H20. und er« den euch vorherbestimmten Je-</text:p>
      <text:p text:style-name="P1">sum Christum sende; J2s. 57, is. is.</text:p>
      <text:p text:style-name="P1">21. welehen der Himmel aufnehmen muß</text:p>
      <text:p text:style-name="P1">bis auf die Zeiten der Wiederherstellun</text:p>
      <text:p text:style-name="P1">aller Dinge, wovon Gott geredet hat durch</text:p>
      <text:p text:style-name="P1">den Mund aller seiner hei igen Propheten,</text:p>
      <text:p text:style-name="P1">von der Welt an. C.i,«. i. Cok.i5,25.28.</text:p>
      <text:p text:style-name="P1">22. Denn Moses hat zu den Vätern ge-</text:p>
      <text:p text:style-name="P1">sprochen: ,,Einen Propheten wird euch der</text:p>
      <text:p text:style-name="P1">Herr euer Gott erwecken aus euern Brü-</text:p>
      <text:p text:style-name="P1">dern, gleich mir; auf den sollet ihr hören in</text:p>
      <text:p text:style-name="P1">Allem, was er zu euch reden wird.</text:p>
      <text:p text:style-name="P1">5-. Mos. is, 45:c. Heb, 3, Sie.</text:p>
      <text:p text:style-name="P1">23. Und es wird geschehen, jede Seele,</text:p>
      <text:p text:style-name="P1">welche nicht hören wird auf diesen Prophe-</text:p>
      <text:p text:style-name="P1">ten, die wird vertilgt werden aus dem Volke«</text:p>
      <text:p text:style-name="P1">24. Ja auch alle Propheten, von Samuel</text:p>
      <text:p text:style-name="P1">an und den olgenden, so viel ihrer geredet</text:p>
      <text:p text:style-name="P1">haben, »die haben auch diese Tage vorher</text:p>
      <text:p text:style-name="P1">Verkündigt. Las. i. 70 sc. , , i</text:p>
      <text:p text:style-name="P1">25. Ihr seid die Söhne der Propheten</text:p>
      <text:p text:style-name="P1">und des Bundes, den Gott au;richtete mit</text:p>
      <text:p text:style-name="P1">unsern Vätern, da er zu Abra am sprach:</text:p>
      <text:p text:style-name="P1">»Und in deinem Samen werden gesegnet</text:p>
      <text:p text:style-name="P1">werden alle Geschlechter der Erde«</text:p>
      <text:p text:style-name="P1">i. Mos· 22, is. Röm. S, txt.</text:p>
      <text:p text:style-name="P1">26· Euch zum ersten hat Gott, da er seinen</text:p>
      <text:p text:style-name="P1"/>
      <text:p text:style-name="P1"/>
      <text:p text:style-name="P1"/>
      <text:p text:style-name="P1">13Q C-ap..3. 4. . Die Geschichten .Cap. 4.</text:p>
      <text:p text:style-name="P1">Sohn Iesumauferwec?ite,denselben gesandt,</text:p>
      <text:p text:style-name="P1">euchgii segnen, indem sich ein Jeder von sei-</text:p>
      <text:p text:style-name="P1">ner osheit bekehre. E. «:-», is. Many. to, S.</text:p>
      <text:p text:style-name="P1"><text:s/>Cap. IV.</text:p>
      <text:p text:style-name="P1">l. Petrus und Johannes vordem ji"idischen Rathe.</text:p>
      <text:p text:style-name="P1">4—22. il. Gebet!-er ersten Christen. 23-—34. 1ll.</text:p>
      <text:p text:style-name="P1">Ihre brüder1iche Gemeinschaft. 32-—37-</text:p>
      <text:p text:style-name="P1">l. I. Indem sie aber zum Volke redeten,</text:p>
      <text:p text:style-name="P1">traten zu ihnen die Priester und der Haupt-</text:p>
      <text:p text:style-name="P1">mang des Tempegs uiEdfdie SagIi1lckcikrH</text:p>
      <text:p text:style-name="P1">2. ie es verdro , da ie das o ' e r-</text:p>
      <text:p text:style-name="P1">ten und in Jesu die Auferstehung von den</text:p>
      <text:p text:style-name="P1">Todten verkiindigten. C. 23, Z.</text:p>
      <text:p text:style-name="P1">3. Und sie legten Hand an sie und setzten</text:p>
      <text:p text:style-name="P1">E ins Gefängniß bis auf den morgenden</text:p>
      <text:p text:style-name="P1">es-23:7:«;g«»«; »Es« As;-Ins W» i</text:p>
      <text:p text:style-name="P1">. er on enen, i r</text:p>
      <text:p text:style-name="P1">gehört hatten, wurden gläubig. Und es</text:p>
      <text:p text:style-name="P1"><text:soft-page-break/>ward die Zahl der Männer bei fiinftaus end.</text:p>
      <text:p text:style-name="P1">E- Esg schh b sdC·s"s«i"iiX«g</text:p>
      <text:p text:style-name="P1">. e aaerau enogene a</text:p>
      <text:p text:style-name="P1">daßihkeOk;eksie« unvAk1keskemmd SchkiftL</text:p>
      <text:p text:style-name="P1">gelehrten sich zu Jerusalem versammelten;</text:p>
      <text:p text:style-name="P1">6. und Annas, der oberste Priåster, und</text:p>
      <text:p text:style-name="P1">Cajaxlhas und Johannes und lexander</text:p>
      <text:p text:style-name="P1">und lle, die aus hohenpriesterlichem Ge-</text:p>
      <text:p text:style-name="P1">schlechte waren. Jpi,··48, is. » · »</text:p>
      <text:p text:style-name="P1">7S lf:nd sie stellt3i diesellE81 in Ihrs Mitte</text:p>
      <text:p text:style-name="P1">un agten je: us we er a t oder</text:p>
      <text:p text:style-name="P1">in welchem Namen habet ihr Bisses gethan?</text:p>
      <text:p text:style-name="P1">aith.2i, 23.</text:p>
      <text:p text:style-name="P1">8.· Da sprach Petrus, erfüllt mit heiligem</text:p>
      <text:p text:style-name="P1">Geiste, zu ihnen: Ihr Obersten des Volkes</text:p>
      <text:p text:style-name="P1">und Er Ae testen Israels! Las. i2, «. i2.</text:p>
      <text:p text:style-name="P1">9. enn wir heute verhört werden wegen</text:p>
      <text:p text:style-name="P1">der Wohlthat an einem kranken Menschen,</text:p>
      <text:p text:style-name="P1">durch wen ihm sei eholfen worden,</text:p>
      <text:p text:style-name="P1">10. so sei kund eng; Allen und dem ganzen</text:p>
      <text:p text:style-name="P1">Volke szJsrael, daß in dem Namen Jesu</text:p>
      <text:p text:style-name="P1">Chri(gi, des Nazareners, den ihr gekreuzigt,</text:p>
      <text:p text:style-name="P1">den ott auferweckt hat von den Todten,</text:p>
      <text:p text:style-name="P1">in demselben dieser gesund vor euch stehet.</text:p>
      <text:p text:style-name="P1">C. s, is. is. is, so.</text:p>
      <text:p text:style-name="P1">11. Dieser ist der Stein, der von euch, den</text:p>
      <text:p text:style-name="P1">Bauleuten, verschmähet worden, der zum</text:p>
      <text:p text:style-name="P1">Eckstem geworden ist. M«ikh.2i.42.Ps.«8,2»2.</text:p>
      <text:p text:style-name="P1">12. Und es ist in keinem Andern das Heil;</text:p>
      <text:p text:style-name="P1">denn es ist auch kein anderer Name unter</text:p>
      <text:p text:style-name="P1">dem Himmel den Menschen gegeben, in wel-</text:p>
      <text:p text:style-name="P1">chk3’ Eis7i’i«"JFI’3iT"?’;«’Ti’2;2-·2Fi;kTiTi;ks</text:p>
      <text:p text:style-name="P1">. e a r u</text:p>
      <text:p text:style-name="P1">Petrus und Johannes sahen und erfuhren,</text:p>
      <text:p text:style-name="P1">daß sie ungelehrte und gemeine Leute wa-</text:p>
      <text:p text:style-name="P1">ren, verwunderten sie sich und erkannten</text:p>
      <text:p text:style-name="P1">dieselben, daß sie mit Jesu gewesen waren.</text:p>
      <text:p text:style-name="P1">14. Da sie aber den Menschen bei ihnen</text:p>
      <text:p text:style-name="P1">sFehen Tc;hg2i, der geheilt worden, konnten</text:p>
      <text:p text:style-name="P1">P .</text:p>
      <text:p text:style-name="P1">li5:i«?Oa hiegßi;ti1sieagieeIselben aus dem Ra-</text:p>
      <text:p text:style-name="P1">the abtreten und berathschlagteu sich mit;</text:p>
      <text:p text:style-name="P1">einander »</text:p>
      <text:p text:style-name="P1">16. und sprachen: Was wollen wir diesen</text:p>
      <text:p text:style-name="P1">Menschen thun? Denn daß ein kundbares</text:p>
      <text:p text:style-name="P1">Zeichen durch sie gesche en ist, das ist Allen,</text:p>
      <text:p text:style-name="P1">die zu Jerusalem wo neu, offenbar, und</text:p>
      <text:p text:style-name="P1">«-Es <text:s/>«s -Weis»-Erz. <text:s text:c="4"/></text:p>
      <text:p text:style-name="P1">175 Aber damit Hslkii’cht werEter verbEeitet</text:p>
      <text:p text:style-name="P1">wer e unter das o owo en wiri nen</text:p>
      <text:p text:style-name="P1">ernstlich drohen, daß sie hinfort von diesem«</text:p>
      <text:p text:style-name="P1">Namen mit keinem Menschen reden.</text:p>
      <text:p text:style-name="P1"><text:soft-page-break/>18. Und sie ließen diese·ben rufen und</text:p>
      <text:p text:style-name="P1">geboten ihnen durchaus nicht mehr zu re-</text:p>
      <text:p text:style-name="P1">den noch zu lehren auf den 9Zä1i;le;18LT3sn.·</text:p>
      <text:p text:style-name="P1">19. Petrus aber und JohSnne«s«amwor-</text:p>
      <text:p text:style-name="P1">teten ihnen und s rachen: b es recht sei</text:p>
      <text:p text:style-name="P1">vor Gott, euch mehr zu gehorchen als Gott, -</text:p>
      <text:p text:style-name="P1">urtheilet selbst. C. 5, 29.</text:p>
      <text:p text:style-name="P1">2O. Denn es ist uiis unmöglich, was wir</text:p>
      <text:p text:style-name="P1">gesehen und gehört haben, ni«ch? </text:p>
      <text:p text:style-name="P1">21. Sie aber droheten ihnen »noch weiter</text:p>
      <text:p text:style-name="P1">und ließen sie »dann ledig,«weil sie nicht fan-</text:p>
      <text:p text:style-name="P1">den, wie sie dieselben strafen konnten, we-</text:p>
      <text:p text:style-name="P1">ise D;s3::;e:;,3si« ei: s«xsss- G«-«</text:p>
      <text:p text:style-name="P1">er a e en « .5. 2-Z.</text:p>
      <text:p text:style-name="P1">22. denn der Mensch war,übe·r vierzig</text:p>
      <text:p text:style-name="P1">Jahr alt, an welchem dieses Zeichen der</text:p>
      <text:p text:style-name="P1">Heilung geschehen war. l ss</text:p>
      <text:p text:style-name="P1">Il. 23. Als sie aber ledig ge a en waren</text:p>
      <text:p text:style-name="P1">kamen sie zu den Ihrigen und verkündigteii</text:p>
      <text:p text:style-name="P1">Alles, was die Hohenpriester und die Aelte-«</text:p>
      <text:p text:style-name="P1">st;i zighnex gcsc;gt F)atteni) t h b</text:p>
      <text:p text:style-name="P1">. iea er, a iees isten er o en</text:p>
      <text:p text:style-name="P1">einmüthig ihre Stimme zu Gott und spra-</text:p>
      <text:p text:style-name="P1">chc;1: Herr, zu bist der GåtRt, der des:</text:p>
      <text:p text:style-name="P1">me und die rdelind das eer un e"</text:p>
      <text:p text:style-name="P1">»was darin is? gemachet hat; «</text:p>
      <text:p text:style-name="P1">.i4,i5. i.Mos.4,4. Neh.9,6.</text:p>
      <text:p text:style-name="P1">25. der du d1irch den Mund Davids, dei-</text:p>
      <text:p text:style-name="P1">nes Knechtes, gesprochen: »Warum tobeten</text:p>
      <text:p text:style-name="P1">die Heiden, und die Völker sannen auf ver-</text:p>
      <text:p text:style-name="P1">geb iche Dgige? Pf. 2,(;.;. s</text:p>
      <text:p text:style-name="P1">26. Die önige der r e traten u am-</text:p>
      <text:p text:style-name="P1">men, und die Fürsten versammelten sich mit</text:p>
      <text:p text:style-name="P1">einander wider den Herrn und wider seinen «</text:p>
      <text:p text:style-name="P1">Gesalbten.« · « H</text:p>
      <text:p text:style-name="P1">27. Denn es versanimelten sich in Wahr-</text:p>
      <text:p text:style-name="P1">heit wider deinen elligen Sohn JeZ1msz,</text:p>
      <text:p text:style-name="P1">welchen du gesalbet ast, Herodes und dick»</text:p>
      <text:p text:style-name="P1"/>
      <text:p text:style-name="P1"/>
      <text:p text:style-name="P1"/>
      <text:p text:style-name="P1">Cap." 4. .-: des -heil. Appstäi. C-p. 5".’ ists«</text:p>
      <text:p text:style-name="P1">tius Pilatus mit den Heiden und demVolke</text:p>
      <text:p text:style-name="P1">FAUST- Las. es, is.</text:p>
      <text:p text:style-name="P1">28. zu thun, was deine Hand nnd dein</text:p>
      <text:p text:style-name="P1">Rath zuvor beschlossen hatte, daß es gesche-</text:p>
      <text:p text:style-name="P1">hen sollte. (r.2, es.</text:p>
      <text:p text:style-name="P1">29. Und nun, .tPerr, siehe an ihre Dro-</text:p>
      <text:p text:style-name="P1">hungen, und der eihe deinen Knechteii, mit</text:p>
      <text:p text:style-name="P1">aller Freiniüthigkeit dein Wort zu reden;</text:p>
      <text:p text:style-name="P1">30. indem du deine Hand ausstreckst zur</text:p>
      <text:p text:style-name="P1">Heilung, und Zeichen und Wunder gesche-</text:p>
      <text:p text:style-name="P1"><text:soft-page-break/>hen durch den amen deines heiligen Soh-</text:p>
      <text:p text:style-name="P1">nes Jesn.</text:p>
      <text:p text:style-name="P1">-31. Und als sie gebetet hatten, wurde der</text:p>
      <text:p text:style-name="P1">Ort erschüttert, an dem sie versammelt wa-</text:p>
      <text:p text:style-name="P1">ten, nnd Alle wurden mit deni heiligen</text:p>
      <text:p text:style-name="P1">Geiste erfüllt und redeten das Wort Got-</text:p>
      <text:p text:style-name="P1">tes mit F:-einn"ithigkeit. C. 2, -Z. is, 52.</text:p>
      <text:p text:style-name="P1">lll. 32. Die Men« e der Gläubigen aber</text:p>
      <text:p text:style-name="P1">war Ein Herz und Eine Seele;«und anch</text:p>
      <text:p text:style-name="P1">nicht Einer sagte, daß etwas von seinen Gü-</text:p>
      <text:p text:style-name="P1">tern ihm eigen wäre , sondern es war ihnen</text:p>
      <text:p text:style-name="P1">Alles gemeinsam. C.2,442c, J-k«i.i7,2i.22.</text:p>
      <text:p text:style-name="P1">33. Und mit großer Kraft gaben die Apostel</text:p>
      <text:p text:style-name="P1">das Zeugnis; von der Auferstehung des</text:p>
      <text:p text:style-name="P1">Herrn Jesu; nnd große Gnade war auf</text:p>
      <text:p text:style-name="P1">ihnen Allen. (;,2,24.</text:p>
      <text:p text:style-name="P1">34. Denn auch kein Dtirftiger war unter</text:p>
      <text:p text:style-name="P1">ihnen ; denn die, welche Besitzer von Aeckern</text:p>
      <text:p text:style-name="P1">oder Häiisern waren, verkauften sie und</text:p>
      <text:p text:style-name="P1">brachten den Erlös des Verkau3ftenä Z</text:p>
      <text:p text:style-name="P1">· - Ue. 4 , .</text:p>
      <text:p text:style-name="P1">35. und legten ihn zu den Füßen der</text:p>
      <text:p text:style-name="P1">Apostel; und mant eilte einem Jedenaus,</text:p>
      <text:p text:style-name="P1">je nachdem Einer bedurfte. 2. C» 8, «.</text:p>
      <text:p text:style-name="P1">36. Und Joses , von den Aposteln zuge-</text:p>
      <text:p text:style-name="P1">nannt Barnabas, das ist verdollmetscht,</text:p>
      <text:p text:style-name="P1">Sohn des Trostes, ein Levit aus Cypern</text:p>
      <text:p text:style-name="P1">gebürtig, a»«,22.»</text:p>
      <text:p text:style-name="P1">37. da er einen Acker hatte, verkaufte er</text:p>
      <text:p text:style-name="P1">ihn und brachte das Geld und legte es zu</text:p>
      <text:p text:style-name="P1">den Füßen der Apostel.</text:p>
      <text:p text:style-name="P1">Ca"p. V.</text:p>
      <text:p text:style-name="P1">I. Ananias und Sapphira. 4—H.ll.Wi1iider der</text:p>
      <text:p text:style-name="P1">Apostel. H — «6. lll. Abermalige Gefangennih-</text:p>
      <text:p text:style-name="P1">inuiig und Befreiung derselben. i7 -3s. IV. Ga-</text:p>
      <text:p text:style-name="P1">nialiels Rath. 3.ik—42.</text:p>
      <text:p text:style-name="P1">l. 1. Ein Mann aber, mit Namen Ana-</text:p>
      <text:p text:style-name="P1">nias, sammt Sapphira, seinem Weibe, ver-</text:p>
      <text:p text:style-name="P1">kaufte ein Gut,</text:p>
      <text:p text:style-name="P1">2. und entwendete von dem Erlbse, mit</text:p>
      <text:p text:style-name="P1">Wissen anch seines Weibes, uiid brachte</text:p>
      <text:p text:style-name="P1">einen Theil und legte ihn zu den Füßen</text:p>
      <text:p text:style-name="P1">der Apostel. C. Ei, IS.</text:p>
      <text:p text:style-name="P1">Z. Petrus aber sprach: Ananias, warum</text:p>
      <text:p text:style-name="P1">hat der Satan dem Herz erfüllet, den hei-</text:p>
      <text:p text:style-name="P1">J</text:p>
      <text:p text:style-name="P1">ligen Geist zu belügen und von dem Erlös</text:p>
      <text:p text:style-name="P1">des Gutes zu entwenden? »</text:p>
      <text:p text:style-name="P1">Luc.22, Z. Joh. Z, M-. «</text:p>
      <text:p text:style-name="P1">4. Konntest du es nicht als dein Eigen-</text:p>
      <text:p text:style-name="P1">thum behalten? Und da du es verkauft, war</text:p>
      <text:p text:style-name="P1">es nicht in deiner Gewalt? Warum be-</text:p>
      <text:p text:style-name="P1"><text:soft-page-break/>schlossen du denn in deinem Herzen diese</text:p>
      <text:p text:style-name="P1">That? Du hast naht Menschen gelogen,</text:p>
      <text:p text:style-name="P1">sondern Gott. i. Tk,2ss. 4, s»</text:p>
      <text:p text:style-name="P1">5. Als aber Ananias diese Worte hörte,</text:p>
      <text:p text:style-name="P1">siel er nieder 1ind verschied. Und es kam</text:p>
      <text:p text:style-name="P1">große Furcht über Alle, die dieses hörten.</text:p>
      <text:p text:style-name="P1">S. Es standen aber die Jünger auf, rüste-</text:p>
      <text:p text:style-name="P1">ten ihn zum BegriibniLse iind trugen ihn</text:p>
      <text:p text:style-name="P1">hinaus nnd begrubeni n. Z. M:-s.40,5.</text:p>
      <text:p text:style-name="P1">7. Und es begab sieh, nach einer Weile</text:p>
      <text:p text:style-name="P1">von ungefähr drei Stunden, da kam sein</text:p>
      <text:p text:style-name="P1">Weib herein, nicht wissend, was geschehen</text:p>
      <text:p text:style-name="P1">War. ·</text:p>
      <text:p text:style-name="P1">8. Da hob Petrus zu ihr an: Sage mir,</text:p>
      <text:p text:style-name="P1">habet ihr das Gut so theuer verkauft? Sie</text:p>
      <text:p text:style-name="P1">sprach: Ja, so theuer. J-s. 7, is. i</text:p>
      <text:p text:style-name="P1">9. Petrus aber sprach zu ihr: Warum</text:p>
      <text:p text:style-name="P1">seid ihr Eins ewordeu, den Geist des Herrn</text:p>
      <text:p text:style-name="P1">zu versuchen? Siehe, die Füße derer, die</text:p>
      <text:p text:style-name="P1">deinen Mann begruben, sind vor der Thüre</text:p>
      <text:p text:style-name="P1">und werden dich hinaustrageii.</text:p>
      <text:p text:style-name="P1">10. Und sie fiel alsbald «u seinen Füßen</text:p>
      <text:p text:style-name="P1">nieder und verschied; und als die Jünglinge</text:p>
      <text:p text:style-name="P1">hereinkamen, fanden sie dieselbe todt und</text:p>
      <text:p text:style-name="P1">trugen sie hinaus und egrubcu sie zu ihrem</text:p>
      <text:p text:style-name="P1">Manne.</text:p>
      <text:p text:style-name="P1">11. Und es kam große Furcht über die</text:p>
      <text:p text:style-name="P1">ganze Gemeinde und über Alle, die solches</text:p>
      <text:p text:style-name="P1">hörten.</text:p>
      <text:p text:style-name="P1">ll. 12. Durch die HändederApostel aber</text:p>
      <text:p text:style-name="P1">geschahen viele Zeichen nnd Wunder unter</text:p>
      <text:p text:style-name="P1">dem Volke, und sie waren Alle emmüthig</text:p>
      <text:p text:style-name="P1">beisammen in der Halle Salomons.</text:p>
      <text:p text:style-name="P1">C.2, es. 4,30. :i,i4.</text:p>
      <text:p text:style-name="P1">13. Von den Uebrigen aber wagte Keiner</text:p>
      <text:p text:style-name="P1">sich zu ihnen zu gesellen; aber das Volk</text:p>
      <text:p text:style-name="P1">hielt sie hoch, ·</text:p>
      <text:p text:style-name="P1">14. und immer Mehrere wurden hinzu-</text:p>
      <text:p text:style-name="P1">ethan, die an den Herrn glaubten, eine</text:p>
      <text:p text:style-name="P1">3jlienge Männer und Weiber, C» 4, H·</text:p>
      <text:p text:style-name="P1">15. so daß man die Kranken auf die Gas-</text:p>
      <text:p text:style-name="P1">gn hinaustrug, und sie auf Betten nnd</text:p>
      <text:p text:style-name="P1">- ahren legte, damit, wenn Petrus käme,</text:p>
      <text:p text:style-name="P1">auch n1ir sein Schatten einen derselben über-</text:p>
      <text:p text:style-name="P1">schattete. C. i9,«. se. Joh. i4,i2.</text:p>
      <text:p text:style-name="P1">16. Es kam aber auch die Menge der um-</text:p>
      <text:p text:style-name="P1">liegenden Städte gen Jerusalem zusammen-,</text:p>
      <text:p text:style-name="P1">1ind brachten Kranke und von unreinen Gei-</text:p>
      <text:p text:style-name="P1">stern Geplagte, welche Hi?-iFen.</text:p>
      <text:p text:style-name="P1"/>
      <text:p text:style-name="P1"/>
      <text:p text:style-name="P1"/>
      <text:p text:style-name="P1"><text:soft-page-break/>lll. 17. Es erhob sich aber der oberste</text:p>
      <text:p text:style-name="P1">Priester und Alle, die mit ihm waren, näm-</text:p>
      <text:p text:style-name="P1">lich die Seite der Sadducaer und wurden</text:p>
      <text:p text:style-name="P1">voll Eifers, C. 4, i.3. 6.</text:p>
      <text:p text:style-name="P1">I8. und le ten ihre Hände an die Apostel</text:p>
      <text:p text:style-name="P1">und setzten sie in öffentlichen Gewahrsam.</text:p>
      <text:p text:style-name="P1">19. Aber der Engel des Herrn bffnete in</text:p>
      <text:p text:style-name="P1">der Nacht die Thüren des Gesängnisses,</text:p>
      <text:p text:style-name="P1">führte sie heraus und sprach: C· i2,72k,</text:p>
      <text:p text:style-name="P1">2(). Gehet hin und stellet eng und redet</text:p>
      <text:p text:style-name="P1">im Tempel zum Volk alle orte dieses</text:p>
      <text:p text:style-name="P1">Lebens. J-k).s, es. i7, Z.</text:p>
      <text:p text:style-name="P1">21. Als sie dieses hörten, gingen sie frühe</text:p>
      <text:p text:style-name="P1">in den Tem el und lehretcn. s kam aber</text:p>
      <text:p text:style-name="P1">der oberste iJTrieSstier, und die mit ihm waren,</text:p>
      <text:p text:style-name="P1">und riefen den ath und alle Aeltesten der</text:p>
      <text:p text:style-name="P1">Kinder Israel zusammen und sandten in</text:p>
      <text:p text:style-name="P1">das Gefängniß, daß man sie brächte.</text:p>
      <text:p text:style-name="P1">22. Als aber die Diener hinkamen, san-</text:p>
      <text:p text:style-name="P1">den sie dieselben nicht im Gefängnisse; da</text:p>
      <text:p text:style-name="P1">kehrten sie zurück nnd verkündeten es und</text:p>
      <text:p text:style-name="P1">sprachen: »</text:p>
      <text:p text:style-name="P1">23. Das Gefängniß zwar«fanden wir ver-</text:p>
      <text:p text:style-name="P1">schlossen mit aller Sicherheit, und die Wäch-</text:p>
      <text:p text:style-name="P1">ter vor den Thüren gehen; als wir aber</text:p>
      <text:p text:style-name="P1">öffneten, fanden wir ?iemanden darin.</text:p>
      <text:p text:style-name="P1">24. Als aber der oberste Priester und der</text:p>
      <text:p text:style-name="P1">Hauptmann des Tempels und die Hohen-</text:p>
      <text:p text:style-name="P1">priester diese Worte hörten, standen sie ihret-</text:p>
      <text:p text:style-name="P1">halben an, was doch das werden wollte.</text:p>
      <text:p text:style-name="P1">25. Da kam Einer und oerkündigtei neu:</text:p>
      <text:p text:style-name="P1">Siehe, die Männer, welche ihr ins Ge äng-</text:p>
      <text:p text:style-name="P1">nis3 gesetzt, die stehen im,Tempel und lehren</text:p>
      <text:p text:style-name="P1">das Volk. »</text:p>
      <text:p text:style-name="P1">26. Da ging der Hauptmann hin mit den</text:p>
      <text:p text:style-name="P1">Dienern und führte sie herbei, nicht mit</text:p>
      <text:p text:style-name="P1">Gewalt, denn sie fürchteten das Volk, daß</text:p>
      <text:p text:style-name="P1">sie nicht gesteinigetwiirden. E. 4, 2i.</text:p>
      <text:p text:style-name="P1">27. Und sie brachten dieselben und stellten</text:p>
      <text:p text:style-name="P1">te vor den Rath, und der oberste Priester</text:p>
      <text:p text:style-name="P1">ragte sie, —</text:p>
      <text:p text:style-name="P1">28. und sprach: Haben wir euch nicht mit</text:p>
      <text:p text:style-name="P1">Ernst geboten, nicht zu lehren auf diesen</text:p>
      <text:p text:style-name="P1">Namen? und siehe, ihr habet Jerusalem</text:p>
      <text:p text:style-name="P1">erfüllt mit eurer Lehre und wollet das</text:p>
      <text:p text:style-name="P1">Blut dieses Menschen auf uns bringen.</text:p>
      <text:p text:style-name="P1">C. 4, is. M-tih.2-, es.</text:p>
      <text:p text:style-name="P1">29. Es antwortete aber Petrus und die</text:p>
      <text:p text:style-name="P1">Apostel und sprachen: Man muß Gott mehr</text:p>
      <text:p text:style-name="P1">gehorchen als den Menschen. C· 4,i9</text:p>
      <text:p text:style-name="P1">30. Der Gott unsrer Väter hat Jefum</text:p>
      <text:p text:style-name="P1">auferweckt, den ihr an das Holz gehängt</text:p>
      <text:p text:style-name="P1"><text:soft-page-break/>und umgebracht habet. C» S, is sc. i0, se.</text:p>
      <text:p text:style-name="P1">31. Diesen hat Gott als einen Anführer</text:p>
      <text:p text:style-name="P1">und Heiland durch s eine Rechte erh öhct, um</text:p>
      <text:p text:style-name="P1">Israel Buße und Vergebung der Sünden</text:p>
      <text:p text:style-name="P1">zu verleihen. C.2,33.36.</text:p>
      <text:p text:style-name="P1">13i3 Cap. 5. Die Geschichiexk « Cap. 5». is.</text:p>
      <text:p text:style-name="P1">3·2. Und wir sind feine Zeugen von diesen</text:p>
      <text:p text:style-name="P1">Dingen; und auch der heilige Geist, den</text:p>
      <text:p text:style-name="P1">Gott denen, die ihm gehorchen, gegeben</text:p>
      <text:p text:style-name="P1">hat.</text:p>
      <text:p text:style-name="P1">33. Sie aber, als sie solches h’orten, er-</text:p>
      <text:p text:style-name="P1">grimmten und rathfchlagten, sie zu Todten.</text:p>
      <text:p text:style-name="P1">C. ,54.</text:p>
      <text:p text:style-name="P1">IV. 34. Es stand aber imNathe ein Phari-</text:p>
      <text:p text:style-name="P1">säer auf, mit Namen Gamalie , ein Gesetz-</text:p>
      <text:p text:style-name="P1">lehrer, angesehen beim ganzen Volke, und</text:p>
      <text:p text:style-name="P1">befahl, die Apostel ein wenig abtreten zu</text:p>
      <text:p text:style-name="P1">lassen; C. 22, Z.</text:p>
      <text:p text:style-name="P1">35. und sprach dann zu ihnen: Ihr israe-'</text:p>
      <text:p text:style-name="P1">litischen Männer, sehet euch vor mit diesen</text:p>
      <text:p text:style-name="P1">Meufchen, was ihr t?1n wollet.</text:p>
      <text:p text:style-name="P1">36. Denn vor diesen agen stand Theudas</text:p>
      <text:p text:style-name="P1">auf, der fich für etwas Großes ausgab,</text:p>
      <text:p text:style-name="P1">und dem eine Anzahl Männer, bei vier-</text:p>
      <text:p text:style-name="P1">hunderten, an ing; der ward erschlagen,</text:p>
      <text:p text:style-name="P1">und Alle, diei m folgten, zerstreuten sich</text:p>
      <text:p text:style-name="P1">und wurden zu niihte. C. 2i, Eis.</text:p>
      <text:p text:style-name="P1">37. Nach diesem stand Judas, der Gali-</text:p>
      <text:p text:style-name="P1">läer, auf, in den Tagkn der Schatzung nnd</text:p>
      <text:p text:style-name="P1">zog viel Volk zum bfall nach sich; und</text:p>
      <text:p text:style-name="P1">auch der kam um, und Alle, die ihm folgten,</text:p>
      <text:p text:style-name="P1">wurden zerstreuet. Lin. 2, 2.</text:p>
      <text:p text:style-name="P1">38. Und jetzt sage ich euch: Stehet ab von</text:p>
      <text:p text:style-name="P1">diesen Menschen und lasset sie! Denn ist</text:p>
      <text:p text:style-name="P1">dieser Rath oder dieses Werk von Menschen,</text:p>
      <text:p text:style-name="P1">so wird es zerstört werden; M.:ith.i5, is.</text:p>
      <text:p text:style-name="P1">39. ist es aber von Gott,so verm·oget ihr</text:p>
      <text:p text:style-name="P1">es nicht zu zerstören. Daß ihr nicht etwa</text:p>
      <text:p text:style-name="P1">gar als solche erfunden werdet, die wider</text:p>
      <text:p text:style-name="P1">Gottstreiten! Sp:.2i,3o. Jes.s,io. A;-g.23,9.</text:p>
      <text:p text:style-name="P1">40. Und sie folgten ihm; und sie riefen</text:p>
      <text:p text:style-name="P1">die Apostel herbei und gaben 1hnenStreiche</text:p>
      <text:p text:style-name="P1">und verboten ihnen, von dem Namen Jesu</text:p>
      <text:p text:style-name="P1">zu reden, und ließen sie ledig. C. 4, i7. is.</text:p>
      <text:p text:style-name="P1">41. Diese aber gingen voll Freuden von</text:p>
      <text:p text:style-name="P1">demRathe hinweg, darum das; sie gewürdigt</text:p>
      <text:p text:style-name="P1">worden, für feinen Namen Schmach zu lei-</text:p>
      <text:p text:style-name="P1">den. Maiih.5,1o—i2. euk.2i,i7. -i.Pkt.4, is;</text:p>
      <text:p text:style-name="P1">42. Und alle Tage, im Tempel und in</text:p>
      <text:p text:style-name="P1">den Häusern, hörten sie nicht aus zu lehren</text:p>
      <text:p text:style-name="P1">und das Evangelium von Jesu Christo zu</text:p>
      <text:p text:style-name="P1">predigen. Man. is, is.</text:p>
      <text:p text:style-name="P1"><text:soft-page-break/>Cap. VI. »-</text:p>
      <text:p text:style-name="P1">1. Etwählung von sieben Almofenpfiegern. 4—7.</text:p>
      <text:p text:style-name="P1">il. Anklage der Juden wider Stevhanus. 8—i5.</text:p>
      <text:p text:style-name="P1">l. 1. Aber in denselben Tagen, als die</text:p>
      <text:p text:style-name="P1">Jün er sich mehrten, entstand ein Murren</text:p>
      <text:p text:style-name="P1">der Griechischen gegen die Hebräer, daß</text:p>
      <text:p text:style-name="P1">ihre Witwen bei der täglichen Hülfslecstung</text:p>
      <text:p text:style-name="P1">übersehen würden. C. -i, 35.</text:p>
      <text:p text:style-name="P1"/>
      <text:p text:style-name="P1"/>
      <text:p text:style-name="P1"/>
      <text:p text:style-name="P1">« Cato. «6; der heil.</text:p>
      <text:p text:style-name="P1">2. Da beriefen die Zwölse die Menge der</text:p>
      <text:p text:style-name="P1">Jünger zusammen und spraiZ?n: s ist</text:p>
      <text:p text:style-name="P1">nicht eziemend, daß wir das ortGottes</text:p>
      <text:p text:style-name="P1">Verlassen uiid Tischen dienen. C. A, IS.</text:p>
      <text:p text:style-name="P1">3. Darum, <text:s/>Brüder, sehet euch um</text:p>
      <text:p text:style-name="P1">nach sieben Mannern aiis euch, von utem</text:p>
      <text:p text:style-name="P1">«Zeugnisse, voll heiligen Geistes und 3Leis-</text:p>
      <text:p text:style-name="P1">heit; die wollen wir zu diesem Bedürfnis;</text:p>
      <text:p text:style-name="P1">bestellen, i.Tim. Z, 82c. «</text:p>
      <text:p text:style-name="P1">4. wir aber wollen im Gebete und im</text:p>
      <text:p text:style-name="P1">Dienste des Wortes verharren.</text:p>
      <text:p text:style-name="P1">C.i,i4. -i.Tim.5,i7.</text:p>
      <text:p text:style-name="P1">5. Und«die Rede gefiel der ganzen Menge,</text:p>
      <text:p text:style-name="P1">und sie erwählten Stephanus, einen Mann</text:p>
      <text:p text:style-name="P1">voll Glaubens und heiligen Geistes, und</text:p>
      <text:p text:style-name="P1">Philippns und Prochorus und Nicanor</text:p>
      <text:p text:style-name="P1">und Tinion und Parmenas und Nicolaus,</text:p>
      <text:p text:style-name="P1">einen Judengenossen aus Antiochien.</text:p>
      <text:p text:style-name="P1">C. 8, is. ei, S.</text:p>
      <text:p text:style-name="P1">6. Diese stellten sie vor die Apostel, und</text:p>
      <text:p text:style-name="P1">sie beteten und legten ihnen die Hände</text:p>
      <text:p text:style-name="P1">Auf. C.i,23.8,i5.i7. i.Tim.4,i4.5,22.</text:p>
      <text:p text:style-name="P1">7. Und das Wort Gottes breitete sich</text:p>
      <text:p text:style-name="P1">aus , und die Zahl der Jünger mehrte sich</text:p>
      <text:p text:style-name="P1">zu Jerusalem sehr, und eine große Menge</text:p>
      <text:p text:style-name="P1">der Priester wurde dem Glauben gehorsam.</text:p>
      <text:p text:style-name="P1">C. «l2, M. Rom. t, 5.</text:p>
      <text:p text:style-name="P1">ll. 8. Stephanus aber, voll Glaubens</text:p>
      <text:p text:style-name="P1">uiid Kraft, ähaltkWunder und große Zeichen</text:p>
      <text:p text:style-name="P1">unter dem o e.</text:p>
      <text:p text:style-name="P1">9. Es standen aber Etliche aus der fixie-</text:p>
      <text:p text:style-name="P1">nannten Si)nagoge der Libertiner und ts-</text:p>
      <text:p text:style-name="P1">renäer und Alexandriner und derer Von</text:p>
      <text:p text:style-name="P1">Cilicien und Asien auf und stritten mit</text:p>
      <text:p text:style-name="P1">Stephanus. C. «, 20. is, ei.</text:p>
      <text:p text:style-name="P1">10. Und sie verinochten nicht zu wider-</text:p>
      <text:p text:style-name="P1">stehen der Weisheit und dem Geiste, womit</text:p>
      <text:p text:style-name="P1">er redete. Luc.2i,-is.</text:p>
      <text:p text:style-name="P1">11. Da stisteten sie Männer auf, die sag-</text:p>
      <text:p text:style-name="P1">ten: Wir haben ihn Lästerworte reden ge-</text:p>
      <text:p text:style-name="P1"><text:soft-page-break/>hört wider Moses und Gott.</text:p>
      <text:p text:style-name="P1">12. Und sie bewegten das Volk und die</text:p>
      <text:p text:style-name="P1">Aeltesteii und die Schristgelehrten und tra-</text:p>
      <text:p text:style-name="P1">ten hinziå,e rissen ihn fort und fiihrten ihn</text:p>
      <text:p text:style-name="P1">vor den at .</text:p>
      <text:p text:style-name="P1">13. Und sie stellten falsche Zeugen, die</text:p>
      <text:p text:style-name="P1">gigten: Dieser Mensch h’i3ret nicht auf,</text:p>
      <text:p text:style-name="P1">ästerworte zu reden wider diese heilige</text:p>
      <text:p text:style-name="P1">Stätte und das Gesetz.</text:p>
      <text:p text:style-name="P1">Matth.26,59. Apg.24,28.7,48ic. Jei:.26,«.</text:p>
      <text:p text:style-name="P1">14. Denn wir haben ihn sagen gehört:</text:p>
      <text:p text:style-name="P1">Dieser Jesus von Nazareth wird diese Stätte</text:p>
      <text:p text:style-name="P1">3e3restöreii und dieGe ränche ändern, die uns</text:p>
      <text:p text:style-name="P1">oses tiberlieferthat. Muth -24,2 5, i7.</text:p>
      <text:p text:style-name="P1">15. Und da Alle, die im Rathe saßen, auf</text:p>
      <text:p text:style-name="P1">ihn blickten, sahen sie sein Angesicht wie das</text:p>
      <text:p text:style-name="P1">Angesicht eines Engels.</text:p>
      <text:p text:style-name="P1">Apostel. Cap. 7. 137i</text:p>
      <text:p text:style-name="P1">Cap. vii. » »</text:p>
      <text:p text:style-name="P1">l. Rede des Stephanm. 4«——l5s. il. Sein Tod",;</text:p>
      <text:p text:style-name="P1">Hi — so. </text:p>
      <text:p text:style-name="P1">I. 1. Das rach der oberste Priester: Vers»</text:p>
      <text:p text:style-name="P1">hält geh <text:s/>alslh?Jh M »</text:p>
      <text:p text:style-name="P1">2. r a er ra : r änner Brüder:</text:p>
      <text:p text:style-name="P1">und Väter, hi:ret! Der Gott der Herrlich-</text:p>
      <text:p text:style-name="P1">keit erschien unserm Vater Abrahani, da er</text:p>
      <text:p text:style-name="P1">in Mesopotamien war, bevor er in Charran</text:p>
      <text:p text:style-name="P1">w??hnted sh;r·aZch« Fu ihm Gehe aus deinem</text:p>
      <text:p text:style-name="P1">. un : -</text:p>
      <text:p text:style-name="P1">Lande und aus deiner Pe«rwandtschaft und</text:p>
      <text:p text:style-name="P1">ziehe in das Land, das« ickll)nhsr«zleigIn«;vie4rdce.«·»</text:p>
      <text:p text:style-name="P1">4. Da ging er aus dem Lande der Ch«aldäet-«</text:p>
      <text:p text:style-name="P1">und wohnete»in Charran. Und von da, nach«</text:p>
      <text:p text:style-name="P1">dem Tode seines Vaters, siihrte er ihn her-</text:p>
      <text:p text:style-name="P1">über in dieses Land, welches ihr setzt be-,</text:p>
      <text:p text:style-name="P1">. n s</text:p>
      <text:p text:style-name="P1">wFh«iit·i- å«;";Zi; ibid kein Einheit darin-</text:p>
      <text:p text:style-name="P1">auch nkcht eineEFuß Breit, nnd k;)erhiesz </text:p>
      <text:p text:style-name="P1">dassel e zum« i ent uin «u ge en und ei-i</text:p>
      <text:p text:style-name="P1">nem Samen mais ihm, obt«i)ohl er kein Kind</text:p>
      <text:p text:style-name="P1">hatte. i. M-s. in, 7. »</text:p>
      <text:p text:style-name="P1">S. Es redete· aber Gott also· : Sein Same</text:p>
      <text:p text:style-name="P1">wird Fremdling sein« in einem fremden</text:p>
      <text:p text:style-name="P1">Lande, und man wird ihn dienstbar machen</text:p>
      <text:p text:style-name="P1">«« M-kIigkIi-;k:k--Fig-.ki7iI;?:ik </text:p>
      <text:p text:style-name="P1">7. »Und das Volk, dem sie dienen werden,</text:p>
      <text:p text:style-name="P1">will ich richten , sprach Gott; «und darnach</text:p>
      <text:p text:style-name="P1">werden sie ausziehen und mir dienen an</text:p>
      <text:p text:style-name="P1">dieseJ Orte« b2.·Zios.g, i2.B d d B</text:p>
      <text:p text:style-name="P1">8. nder a im en un er e-</text:p>
      <text:p text:style-name="P1">schneidung. lind also eugte er den Jsaak</text:p>
      <text:p text:style-name="P1">und h»es;h1l;itt ihi; Jiikicåt;n Tageifug) Jsaat.</text:p>
      <text:p text:style-name="P1"><text:soft-page-break/>den Ja o un a o te zioö » kamm-</text:p>
      <text:p text:style-name="P1">väter. 4.9iios. i7, i0 :c. 2i, 2 :c. as, es. 3s,22 ».</text:p>
      <text:p text:style-name="P1">9: Und die Stainmväter.waren neidisch</text:p>
      <text:p text:style-name="P1">:««sI«si;pIr;::D.:::k«;;!ii21i;k-«i«;i?n;»»-</text:p>
      <text:p text:style-name="P1">en« . o . .</text:p>
      <text:p text:style-name="P1">1d. und errettete i n aus allen seinen</text:p>
      <text:p text:style-name="P1">Trül)salen und gab i in Gnade und Weis-</text:p>
      <text:p text:style-name="P1">heit vor Pharao, dein ducke von Aeg2hpten;.</text:p>
      <text:p text:style-name="P1">uiid er setzte ihn· zum Fur ten aber eghp-</text:p>
      <text:p text:style-name="P1">ten und übsr <text:s/>g9ai;z4es37HausPs M A</text:p>
      <text:p text:style-name="P1">. o . . , re. . , .</text:p>
      <text:p text:style-name="P1">11. Es kam aber ein Hang? über das</text:p>
      <text:p text:style-name="P1">gaii e Land Aegypten und anaan und</text:p>
      <text:p text:style-name="P1">gr»os?eFrijbsal, und unsere Väter fanden</text:p>
      <text:p text:style-name="P1">eine peise. i.M s.4i, 54 . ·</text:p>
      <text:p text:style-name="P1">12. Als aber Jak«i)b hinter: daß Korn in</text:p>
      <text:p text:style-name="P1">Aegypten sei, sandte er unsere Väter aus</text:p>
      <text:p text:style-name="P1">das erste Mal. .M s.42,i . «</text:p>
      <text:p text:style-name="P1">13. Und im zweiten Male gäb sich Joseph</text:p>
      <text:p text:style-name="P1">seinen Brüdern zu erkennen, und es wurde</text:p>
      <text:p text:style-name="P1">dem Pharao das Geschljc’YILFo4s;phiT ks1;id.</text:p>
      <text:p text:style-name="P1">. o . , . . .</text:p>
      <text:p text:style-name="P1"/>
      <text:p text:style-name="P1"/>
      <text:p text:style-name="P1"/>
      <text:p text:style-name="P1">14. Da sandte Joseph hin und berief sei-</text:p>
      <text:p text:style-name="P1">nen Vater Iakob zu sieh und seine ganze</text:p>
      <text:p text:style-name="P1">Verwandtschaft von fünf und siebenzig</text:p>
      <text:p text:style-name="P1">Seelen. «. M-s. is, I sc. is, S-J.</text:p>
      <text:p text:style-name="P1">15. Da zog Jakob hinab nach Aegypten</text:p>
      <text:p text:style-name="P1">und starb, er und unsre Väter.</text:p>
      <text:p text:style-name="P1">«. M«-s. is, «. to, se.</text:p>
      <text:p text:style-name="P1">16. Und sie wurden heriibergebracht nach</text:p>
      <text:p text:style-name="P1">Sichem und in das Grab gelegt, das Abra-</text:p>
      <text:p text:style-name="P1">ham um Geld von den Söhnen Hemors,</text:p>
      <text:p text:style-name="P1">Sichems Vaters, gekauft hatte.</text:p>
      <text:p text:style-name="P1">i. Mos.5o, i3.23,1s.i7.</text:p>
      <text:p text:style-name="P1">17. Als aber die Zeit der Verheißung</text:p>
      <text:p text:style-name="P1">nahete, die Gott dem« brahan( gE,ichworen</text:p>
      <text:p text:style-name="P1">hatte, wuchs das Volk und mehrere sich in</text:p>
      <text:p text:style-name="P1">Aegypten, 2. M-s. «, 72c. .</text:p>
      <text:p text:style-name="P1">18. bis daß ein anderer König aufstand-</text:p>
      <text:p text:style-name="P1">der Joseph nicht kannte.</text:p>
      <text:p text:style-name="P1">19. Dieser handelte arglistig gegen unser</text:p>
      <text:p text:style-name="P1">Geschlecht und behandelte unsere Väter</text:p>
      <text:p text:style-name="P1">übel, so daß sie ihre Kinder aussetzen muß-</text:p>
      <text:p text:style-name="P1">ten, damit sie nicht beim Leben blieben.</text:p>
      <text:p text:style-name="P1">I. M-s. i, i0. 22. S. Mos. es, S·</text:p>
      <text:p text:style-name="P1">20. In dieser Zeit ward Moses geboren,</text:p>
      <text:p text:style-name="P1">und er war schön vor Gott und ward drei</text:p>
      <text:p text:style-name="P1">Monate in seines Vaters Hause ernährt.</text:p>
      <text:p text:style-name="P1">D. Mos. L, 2. Held. «, W.</text:p>
      <text:p text:style-name="P1"><text:soft-page-break/>21. Als er aber ausgesetzt worden, hob</text:p>
      <text:p text:style-name="P1">ihn die Tochter Pharaos auf und erzog ihn</text:p>
      <text:p text:style-name="P1">sich selbst zum Sohne. 2.Mos. D, 5—i0.</text:p>
      <text:p text:style-name="P1">22. Und Moses ward in aller Weisheit</text:p>
      <text:p text:style-name="P1">der Aegypter unterrichtet und war mächtig</text:p>
      <text:p text:style-name="P1">in Worten Und Thaten.</text:p>
      <text:p text:style-name="P1">23. Als er aber vierzig Ja re alt ward,</text:p>
      <text:p text:style-name="P1">ftie der Gedanke in ihm auf, eine Brüder,</text:p>
      <text:p text:style-name="P1">die ZinderJsraels, zubesuchen. 2.Mos. 2,« :c.</text:p>
      <text:p text:style-name="P1">24. Und da er Einen Unre9(ht leiden sah,</text:p>
      <text:p text:style-name="P1">stand er ihm bei und schaffte echt dem Un-</text:p>
      <text:p text:style-name="P1">terdriickteu, indem er den Aegypter erschlug.</text:p>
      <text:p text:style-name="P1">25. Er meinte aber, seine Brüder würden</text:p>
      <text:p text:style-name="P1">es verstehen, daß Gott durch seine Hand</text:p>
      <text:p text:style-name="P1">ihnen Heil gebe; sie aber verstanden es nicht.</text:p>
      <text:p text:style-name="P1">26. Und am folgenden Tage kam er dazu,</text:p>
      <text:p text:style-name="P1">da sie mit einander haderten, und ermahnete</text:p>
      <text:p text:style-name="P1">fe zum Frieden, sprechend: Ihr Männer</text:p>
      <text:p text:style-name="P1">eid Brüder; warum thut ihr einander Un-</text:p>
      <text:p text:style-name="P1">recht? 2.Mof. D, is «.</text:p>
      <text:p text:style-name="P1">27. Der aber, welcher seinem Nächsten</text:p>
      <text:p text:style-name="P1">Unrecht that, stieß ihn weg und sprach:</text:p>
      <text:p text:style-name="P1">Wer hat dich zum Obern und Richter über</text:p>
      <text:p text:style-name="P1">uns Wehr?</text:p>
      <text:p text:style-name="P1">28. illst du mich tödten, so wie du gestern</text:p>
      <text:p text:style-name="P1">den Aeghpter getödtet hast? «</text:p>
      <text:p text:style-name="P1">29. Da eutf oh Moses auf diese Rede</text:p>
      <text:p text:style-name="P1">und ward ein Fremdling im Lande Ma-</text:p>
      <text:p text:style-name="P1">dian, wo er zwei Söhne zeugete.</text:p>
      <text:p text:style-name="P1">, 2. eures. S, is-«. -is, Z. 4.</text:p>
      <text:p text:style-name="P1">t38 Cap. 7-. Die Geschich"ten-if Cap. I-7-)</text:p>
      <text:p text:style-name="P1">2å2s·-2HiF;I?«"i«3s ?ik««’k,TåVi"«’</text:p>
      <text:p text:style-name="P1">, er u e r e n</text:p>
      <text:p text:style-name="P1">der i."Eel des Herrn in der FeuHrflamme</text:p>
      <text:p text:style-name="P1">eines usches. 2. M«-s.3, Sie. -</text:p>
      <text:p text:style-name="P1">31. Da es Moses sah, verwunderte er</text:p>
      <text:p text:style-name="P1">er sich über ldas Besteht. Als er aber hinzu</text:p>
      <text:p text:style-name="P1">trat es «u etra ten erging die Stimme</text:p>
      <text:p text:style-name="P1">des«Herr9n an ihn: « '</text:p>
      <text:p text:style-name="P1">32. Ich bin der Gott deiner Väter, der</text:p>
      <text:p text:style-name="P1">Gott Abrahams und der Gott J·saaks und</text:p>
      <text:p text:style-name="P1">der E5)ot»tckLIakobsfckåVioses aber zitterte und</text:p>
      <text:p text:style-name="P1">wag eni ) an«u )aueu. Many.-2,7,32.</text:p>
      <text:p text:style-name="P1">33. Da sprakb der Herr zu ihm: Löse die</text:p>
      <text:p text:style-name="P1">Schuhe von deinen· Füßen; denn der Orts</text:p>
      <text:p text:style-name="P1">auf dem du stehst, ;stLlJ)ee·isl(ge? La»n»iF.5 » «</text:p>
      <text:p text:style-name="P1">. . , - »F . , .</text:p>
      <text:p text:style-name="P1">Z-;-. J? hlc;be n;Iohl gefYen die Drangsal</text:p>
      <text:p text:style-name="P1">meines To es, as in e i)pten ist und</text:p>
      <text:p text:style-name="P1">habe ihr Seufzen gehört uFd bin heHabge-</text:p>
      <text:p text:style-name="P1">sti»elgei·1, sie zu erretten. Und nun komm’, ich</text:p>
      <text:p text:style-name="P1">wi di?-nach?;ågyptensenden. 2.Mk,s.3,72k,</text:p>
      <text:p text:style-name="P1"><text:soft-page-break/>35. iesen oses, den ie derläu neten</text:p>
      <text:p text:style-name="P1">und sprachen: Wer hat dichszum Obergn und</text:p>
      <text:p text:style-name="P1">Richter gesetzt? diesen sandte Gott als</text:p>
      <text:p text:style-name="P1">Obern und Erlös« durch die Hand des</text:p>
      <text:p text:style-name="P1">Engels, der ihm erschien im Busche.</text:p>
      <text:p text:style-name="P1">2. M-is. Z, i9. 2o. Jes. as, 9—m.</text:p>
      <text:p text:style-name="P1">36. Dieser führte sie heraus, indem er</text:p>
      <text:p text:style-name="P1">Wunder und Zeichen that im Lande Aeghp-</text:p>
      <text:p text:style-name="P1">Leu u»iidånk’ rothen Meer und in der Wüste,</text:p>
      <text:p text:style-name="P1">ier i a re.</text:p>
      <text:p text:style-name="P1">B z Zins. 7, 40:c.44Ä?Zl es. Ps.i06, A ec-</text:p>
      <text:p text:style-name="P1">7. ie es ist der o es der zu den</text:p>
      <text:p text:style-name="P1">Kindern Israel sprach: Einst: Propheten</text:p>
      <text:p text:style-name="P1">wird euch der kenn, euer Gott, aus euern</text:p>
      <text:p text:style-name="P1">Brüdern erwe en, gleich mir; den sollet ihr</text:p>
      <text:p text:style-name="P1">vkeU. 5. Mos. 48, -is Je.</text:p>
      <text:p text:style-name="P1">38. Dieser ist es, der in der Gemeinde in</text:p>
      <text:p text:style-name="P1">der Wüste war mit dem Engel, der zu ihm</text:p>
      <text:p text:style-name="P1">redete auf dem Berge Sina und mit unsern</text:p>
      <text:p text:style-name="P1">jg3ateråi, derblebendige Ausfpruche empsi1:g,,</text:p>
      <text:p text:style-name="P1">ieun zuge en- 2.Mos.i9,3.2(). 5,Mps.32, .</text:p>
      <text:p text:style-name="P1">f39. dem unsre, Väter nich? wosllt?n gehors-</text:p>
      <text:p text:style-name="P1">am sein, sondern ihn von ich tie en,un «</text:p>
      <text:p text:style-name="P1">sichmitihrenHerzennad)Aegi;pt;;elt;oc;1;d;en,</text:p>
      <text:p text:style-name="P1">. o . , .</text:p>
      <text:p text:style-name="P1">40. indem sie zu Aaron spraFhen: Mache</text:p>
      <text:p text:style-name="P1">Zins Cg·oFter,IBles vsorduns hEråz:Ehån st;Ix3e:;</text:p>
      <text:p text:style-name="P1">enn ieer oe , erun ; eg ·e -</text:p>
      <text:p text:style-name="P1">land geführt hat, wir wissen nicht, was ihm</text:p>
      <text:p text:style-name="P1">widerfahren ist. 2. M-f. Z, l4b:c. s W</text:p>
      <text:p text:style-name="P1">41. Und sie machten ein a in den e en</text:p>
      <text:p text:style-name="P1">Tagen und brachten dem Götzen ein Opfer</text:p>
      <text:p text:style-name="P1">und freuten sieh an den Werken igre;(H»5inde.</text:p>
      <text:p text:style-name="P1">z. , re.</text:p>
      <text:p text:style-name="P1">42. Da wandte Gott sich ab und gab sie</text:p>
      <text:p text:style-name="P1">dahin, daß sie dieneten dem Heere des</text:p>
      <text:p text:style-name="P1"/>
      <text:p text:style-name="P1"/>
      <text:p text:style-name="P1"/>
      <text:p text:style-name="P1">Cap. 7. - «« i der heil.</text:p>
      <text:p text:style-name="P1">Himmels« wie geschrieben steht im Buche</text:p>
      <text:p text:style-name="P1">der Pro h«eten: ,,Habet ihr mir Brandopfer</text:p>
      <text:p text:style-name="P1">und Skh,lachtoger dargebracht die vierzig</text:p>
      <text:p text:style-name="P1">Jahre in der üste, Haus Israel?</text:p>
      <text:p text:style-name="P1">Röm. 4,24:c. 5ÅMog. g,2:e. Jer.7,22:c.</text:p>
      <text:p text:style-name="P1">m .</text:p>
      <text:p text:style-name="P1">. sc.</text:p>
      <text:p text:style-name="P1">43. Und ihr habet die Hütte des Mo"loch</text:p>
      <text:p text:style-name="P1">und das Gestirn en«-.rs Gottes Remphan</text:p>
      <text:p text:style-name="P1">umhergetragen, die Bilder, die ihr gemachet,</text:p>
      <text:p text:style-name="P1">sie anzubeten. Und ich werde euch hinweg-</text:p>
      <text:p text:style-name="P1">führen über Babylon hinaus«</text:p>
      <text:p text:style-name="P1"><text:soft-page-break/>i. Kön. «, 7. 2. K-in. 47, S ic-</text:p>
      <text:p text:style-name="P1">44. Die Hütte des Fu nisses war mit</text:p>
      <text:p text:style-name="P1">unsern Vätern in der - iiHe, wie der, der</text:p>
      <text:p text:style-name="P1">zu Moses redete, befahl sie zu macheu nach</text:p>
      <text:p text:style-name="P1">dem Vorbilde, das er g;sehen hatte.</text:p>
      <text:p text:style-name="P1">« S. of. 25,9. to.-Je, so.</text:p>
      <text:p text:style-name="P1">45. Diese brachten auch unsre Väter, wie</text:p>
      <text:p text:style-name="P1">sie dieselbe empfan en, in das Land, mit</text:p>
      <text:p text:style-name="P1">Josua, bei der Besitznahme der Heiden,</text:p>
      <text:p text:style-name="P1">welche Gott vertrieb vor dem Angesicht un-</text:p>
      <text:p text:style-name="P1">serer Väter, bis auf die Tage Davids; «-</text:p>
      <text:p text:style-name="P1">Jos.3,«-ic. 2.Mos.23,29:c.34,M.</text:p>
      <text:p text:style-name="P1">46. welcher Gnade fand vor Gott und</text:p>
      <text:p text:style-name="P1">bat, eine Wohnung zu finden für den Gott</text:p>
      <text:p text:style-name="P1">Jakobs. C.i3,22. i.S«m.4s,i2. Ps.432,5. U</text:p>
      <text:p text:style-name="P1">47. Salomon aber erbauete ihm ein</text:p>
      <text:p text:style-name="P1">Haus. « Köu. S. - -</text:p>
      <text:p text:style-name="P1">48. Allein der Höchste wohnet nicht in</text:p>
      <text:p text:style-name="P1">Tempeln von Händen gemacht, wie der</text:p>
      <text:p text:style-name="P1">Prophet sagt: 4. ask. s, 27:c.</text:p>
      <text:p text:style-name="P1">49. »Der Himmel ist mein Thron und die</text:p>
      <text:p text:style-name="P1">Erde der Schemel meiner Füße. Was für</text:p>
      <text:p text:style-name="P1">ein Haus wollet ihr mir bauen? spricht der</text:p>
      <text:p text:style-name="P1">Kett, oder welches ist die Stätte meiner</text:p>
      <text:p text:style-name="P1">uhe? J2s.i;s,4.2. Jcr.23,24. M«tth.5,34.</text:p>
      <text:p text:style-name="P1">50. «at nicht meine Hand dieses Alles</text:p>
      <text:p text:style-name="P1">gema )et?« ·</text:p>
      <text:p text:style-name="P1">51. Ihr Hat-mäckigen· und 1·1nbeschnittenen</text:p>
      <text:p text:style-name="P1">an Herz und Ohren! ihr widerstrebet alle-</text:p>
      <text:p text:style-name="P1">zeit dem heiligen Geiste; wie eure Väter, so</text:p>
      <text:p text:style-name="P1">auch USE; s.Mos.9,24.io,4s. Jer.e,«0.9, es.</text:p>
      <text:p text:style-name="P1">52. elchen der Propheten haben eure</text:p>
      <text:p text:style-name="P1">Väter nicht versolget?»Und sie tödteten die,</text:p>
      <text:p text:style-name="P1">welche vorher ver iindigten von dem Kom-</text:p>
      <text:p text:style-name="P1">men des Gerechten, dessen Verräther und</text:p>
      <text:p text:style-name="P1">Todtschläger ihr nun geworden seid;</text:p>
      <text:p text:style-name="P1">2.Ci;roki.:ie,i(5. Maiih.23,s-i.37.</text:p>
      <text:p text:style-name="P1">53. ihr, die ihr das Gesetz durch der Engel</text:p>
      <text:p text:style-name="P1">Dienst empfangen und es nicht beobachtet</text:p>
      <text:p text:style-name="P1">habet. 2.Mos.20. J«-ip.7,i9. Hei-.2,2. G«-«I.3,i9.</text:p>
      <text:p text:style-name="P1">II. 54. Als·sie aber dieses hörten, er-</text:p>
      <text:p text:style-name="P1">gr·immten <text:s/>in ihren Herzen und knirschten</text:p>
      <text:p text:style-name="P1">mit den Zahnen iiber»ihn. 5,33. »</text:p>
      <text:p text:style-name="P1">55. Er aber, voll des heiligen Geistes,</text:p>
      <text:p text:style-name="P1">blickte gen Himmel und sah die Herrlichkeit</text:p>
      <text:p text:style-name="P1">Gottes, und Jesum stehend zur Rechten</text:p>
      <text:p text:style-name="P1">Gottes, C.o, is. Many. 2s, se.</text:p>
      <text:p text:style-name="P1">Apostel:« Cato. 7»s S. 139;«-</text:p>
      <text:p text:style-name="P1">56. und sprach: Siehe, ich ehe den immel</text:p>
      <text:p text:style-name="P1">offen, und des Menschen Ssohn znr«Ziechten</text:p>
      <text:p text:style-name="P1">Gottes stehen. «. Spec. 3,22.</text:p>
      <text:p text:style-name="P1">57. Sie aber schrieen mit lauter Stimme,</text:p>
      <text:p text:style-name="P1"><text:soft-page-break/>hielten ihre Ohren zu und stürmten ein«-</text:p>
      <text:p text:style-name="P1">müthig auf ihn los, H;</text:p>
      <text:p text:style-name="P1">58. und stießen ihn zur Stadt hinaus</text:p>
      <text:p text:style-name="P1">und steinigten ihn. Und die Zeit en legten»</text:p>
      <text:p text:style-name="P1">ihre Kleider nieder zu den Füssen eines</text:p>
      <text:p text:style-name="P1">Jünglings, mit Namen Saulus, »</text:p>
      <text:p text:style-name="P1">S. M:-s. -i7, 7. Apg. 8, «. 22, so.</text:p>
      <text:p text:style-name="P1">59. und steinigten den Stephanus, welcher</text:p>
      <text:p text:style-name="P1">anrief und sprach: Herr Iesu, nimm meinest»</text:p>
      <text:p text:style-name="P1">Geist auf! Ps.3i,e. Luc·.23,46. .</text:p>
      <text:p text:style-name="P1">» 60. Und nachdem er medergekniet, rief er</text:p>
      <text:p text:style-name="P1">mit lauter Stimme: Herr, rechne ihnen</text:p>
      <text:p text:style-name="P1">diese Sünde nicht zu!l Und nachdem er</text:p>
      <text:p text:style-name="P1">ie es e ro en ent ie er.</text:p>
      <text:p text:style-name="P1">d g spma«iih.ä,44.sFi-c.;3,s4. J-i,.8,5si.i</text:p>
      <text:p text:style-name="P1">Cap. VIII.</text:p>
      <text:p text:style-name="P1">l. Verfolgung der Christcngemeinde durch Sait-</text:p>
      <text:p text:style-name="P1">luS. 4—3. ll. Philipvus zu Samaria. L-—8.</text:p>
      <text:p text:style-name="P1">1ll. Simon, der Zauberin 9—25. IV. Der Käm-</text:p>
      <text:p text:style-name="P1">men: aus Mohrenland. IS--40. -</text:p>
      <text:p text:style-name="P1">» I. 1. Saulus aber hatte Wohlgesallen an.</text:p>
      <text:p text:style-name="P1">seinem·Tode. Und es kam an demselben</text:p>
      <text:p text:style-name="P1">«iifdT’;1T Z?;’Es«Fåkf"I«i1«?-"31ki«’;TsFiLTrZTT</text:p>
      <text:p text:style-name="P1">me ,</text:p>
      <text:p text:style-name="P1">sich in die Gegenden von Judäa und Sas-</text:p>
      <text:p text:style-name="P1">maria, ausgenommen die Apostel.</text:p>
      <text:p text:style-name="P1">C.7,57.43,9. Maith.i0,23.</text:p>
      <text:p text:style-name="P1">2. Es begraben aber den Stephanus got-</text:p>
      <text:p text:style-name="P1">tesfürchtige Männer und stellten eine große»</text:p>
      <text:p text:style-name="P1">Trauer an um ihn. i.Mos.50,i0. · -,</text:p>
      <text:p text:style-name="P1">3. Saulus aber wüthete gegen die Ge-</text:p>
      <text:p text:style-name="P1">meinde, drang in die Häuser ein, schleppte</text:p>
      <text:p text:style-name="P1">Mi·inner und Weiber fort und überlieferte</text:p>
      <text:p text:style-name="P1">sie ins Gesangniß. C.9,1.43,2i. i.Cor.i5,9.-</text:p>
      <text:p text:style-name="P1">II. -L. Die nun, so sich zerstreut hatten,</text:p>
      <text:p text:style-name="P1">ogen umher und predigten das Wort des</text:p>
      <text:p text:style-name="P1">iEvange·liums. C. «, 49.» » » I</text:p>
      <text:p text:style-name="P1">5. Philippus aber tam·hmab in eine Stadt»</text:p>
      <text:p text:style-name="P1">Samaria’ s und verkundigte ihnen Cgrksti;m.;</text:p>
      <text:p text:style-name="P1">6. Und das·Polk achtete einmiithig aus«</text:p>
      <text:p text:style-name="P1">das, was Philippus sagte, da sie h"vrten»;.</text:p>
      <text:p text:style-name="P1">uYd·Bhen diesZeilchen, welcheszer thåt.·st</text:p>
      <text:p text:style-name="P1">. enn an vie en vouunreinen ei ern</text:p>
      <text:p text:style-name="P1">Besessenen fuhren diese aus mit·großem Ges-</text:p>
      <text:p text:style-name="P1">fchrei; es wurden aber auch viele »Schlag-z</text:p>
      <text:p text:style-name="P1">lüssiåe und Lahme geheilt. C. H, is. » «</text:p>
      <text:p text:style-name="P1">8. nd es ward eine große Freude M</text:p>
      <text:p text:style-name="P1">jener Stadt. ·»</text:p>
      <text:p text:style-name="P1">llI. 9. Ein Mann aber mit Namen </text:p>
      <text:p text:style-name="P1">i mon trieb vorher in der Stadt Zauberei«</text:p>
      <text:p text:style-name="P1"/>
      <text:p text:style-name="P1"/>
      <text:p text:style-name="P1"><text:soft-page-break/></text:p>
      <text:p text:style-name="P1">140 Cap. 8. «« Die Geschichten Cap. «8.</text:p>
      <text:p text:style-name="P1">und setzte das Volk von Samaria in Er-</text:p>
      <text:p text:style-name="P1">staunen, indem er sich für etwas Großes</text:p>
      <text:p text:style-name="P1">ausgab. C. is, ei. «. .</text:p>
      <text:p text:style-name="P1">10. Auf ihn achteten Alle, vom Kleinen</text:p>
      <text:p text:style-name="P1">bis zum Großen, und ss)rachen: Dieser ist</text:p>
      <text:p text:style-name="P1">die große Kraft Gottes.</text:p>
      <text:p text:style-name="P1">11. Sie achteten aber aus ihn, weil ergie</text:p>
      <text:p text:style-name="P1">o lange Zeit durch feine Zaubereien in r-</text:p>
      <text:p text:style-name="P1">aunen gesetzt hatte.</text:p>
      <text:p text:style-name="P1">12. Als sie aber dem Philippus glaubten,</text:p>
      <text:p text:style-name="P1">der das Evangelium predigte vom Reiche</text:p>
      <text:p text:style-name="P1">Gottes und vom Namen Iesu Christi, ließen</text:p>
      <text:p text:style-name="P1">Männer und Weiber sich taufen.</text:p>
      <text:p text:style-name="P1">13. Aber Simon glaubte auch selbst und</text:p>
      <text:p text:style-name="P1">ließ sich taufen und hielt sich stets u</text:p>
      <text:p text:style-name="P1">?hilippus« und da er Zeichen und gros3e</text:p>
      <text:p text:style-name="P1">aten geschehen sah, erstaunte er.</text:p>
      <text:p text:style-name="P1">Joi,. Z, is. 24.</text:p>
      <text:p text:style-name="P1">14. Als aber die Apostel Z; Jergalem</text:p>
      <text:p text:style-name="P1">hörten, daß Samaria das J ort ottes</text:p>
      <text:p text:style-name="P1">angenommen habe, sandten sie zu ihnen den</text:p>
      <text:p text:style-name="P1">Petrus und Johannes. »</text:p>
      <text:p text:style-name="P1">15. Diese kamen hinab und beteten sur</text:p>
      <text:p text:style-name="P1">sie, daß sie den heiligen Geist empfingen.</text:p>
      <text:p text:style-name="P1">· 16. Denn er war noch auf Keinen von</text:p>
      <text:p text:style-name="P1">ihnen gekommen, sondern sie waren nur ge-</text:p>
      <text:p text:style-name="P1">tauft auf den Namen des Herrn Iesu.</text:p>
      <text:p text:style-name="P1">17. Da legten sie ihnen die Hände aus,</text:p>
      <text:p text:style-name="P1">sing si(åHiipfig1geä den heisig;n Geist. Ecke, J.</text:p>
      <text:p text:style-name="P1">1 . sa er imon a , daß dar )die</text:p>
      <text:p text:style-name="P1">Auflögung der Hände der Apostel der hei-</text:p>
      <text:p text:style-name="P1">lige eist egeben ward, brachte er ihnen</text:p>
      <text:p text:style-name="P1">Geld und sagte:</text:p>
      <text:p text:style-name="P1">19. ·Gebet auch mir diese Macht, daß,</text:p>
      <text:p text:style-name="P1">wein ich die Hände auflege, der den heiligen</text:p>
      <text:p text:style-name="P1">Geist empfange.</text:p>
      <text:p text:style-name="P1">20. Petrus aber sprach zu ihm·: Dein</text:p>
      <text:p text:style-name="P1">Geld sei sammt dir verdammt, weil du ge-</text:p>
      <text:p text:style-name="P1">meint hast, die Gabe Gottes durch Geld</text:p>
      <text:p text:style-name="P1">z?ZårkcEZfiinhasimici)tili-«emZh "l noch Gemein</text:p>
      <text:p text:style-name="P1">. r ei -</text:p>
      <text:p text:style-name="P1">schast an diesem Worte, denn dein Herz ist</text:p>
      <text:p text:style-name="P1">ni2dgt c?i)frichtigthvorZHigtt. N«-h.d3,s20.d ·</text:p>
      <text:p text:style-name="P1">. arum Ue u e von ie er einer</text:p>
      <text:p text:style-name="P1">Bosheit, und bitte Gott, ob dir die Tücke</text:p>
      <text:p text:style-name="P1">deines Herzens möge vergeben werden.</text:p>
      <text:p text:style-name="P1">23. enn ich sehe, daß du voll bitterer</text:p>
      <text:p text:style-name="P1">Galle und in Ungerechtigkeit verstrickt bist.</text:p>
      <text:p text:style-name="P1">S. M-s. 29, is.</text:p>
      <text:p text:style-name="P1">F-X. Ja gntwoät)ete Sg3ion undßsprccihch:</text:p>
      <text:p text:style-name="P1"><text:soft-page-break/>etet i r ür mi zum errn da ni ts</text:p>
      <text:p text:style-name="P1">über mich komme von dem, wa«s ihr gesagt</text:p>
      <text:p text:style-name="P1">habet. 2». M-s. i0, i7. i. S-m. i2, is.</text:p>
      <text:p text:style-name="P1">25. Sie nun, nachdem sie das Wort des</text:p>
      <text:p text:style-name="P1">Herrn bezeuget und»gelehrt hatten, kehrten</text:p>
      <text:p text:style-name="P1">nach Jerusalem zuriick und predigten vielen</text:p>
      <text:p text:style-name="P1">Flecken der Samariter das Evangelium.</text:p>
      <text:p text:style-name="P1">IV. 26. Der Engel des Herrn aber re-</text:p>
      <text:p text:style-name="P1">dete zu Philippus und sprach: Steh’ aus</text:p>
      <text:p text:style-name="P1">und gehe gegen «Mittag auf die Straße,die</text:p>
      <text:p text:style-name="P1">hina führt von Jerusalem nach Gaza, die</text:p>
      <text:p text:style-name="P1">da wüste ist.</text:p>
      <text:p text:style-name="P1">27· Und er stand auf und zog hin; und</text:p>
      <text:p text:style-name="P1">siehe, ein Aethiopier, ein Kcimmerer und</text:p>
      <text:p text:style-name="P1">Gewaltiger Candace’s, der Königin der</text:p>
      <text:p text:style-name="P1">Aethiopier, welcher über ihren ganzen Schatz«</text:p>
      <text:p text:style-name="P1">gesetzt war, der war gekommen, um zu Je-:</text:p>
      <text:p text:style-name="P1">rusalem aiizubeten, i. Köu«.»8, 4s.2 Z3ph.3,1o.</text:p>
      <text:p text:style-name="P1">-Hob i «</text:p>
      <text:p text:style-name="P1">28. nnd kehrte nun zurück, und saß auf</text:p>
      <text:p text:style-name="P1">seinem Wagen und las den Propheten Ie-</text:p>
      <text:p text:style-name="P1">alas.</text:p>
      <text:p text:style-name="P1">29. Da sprach der Geist zu Philippus:</text:p>
      <text:p text:style-name="P1">Gehe hinzu und halte dich zu diesem</text:p>
      <text:p text:style-name="P1">Wagen.</text:p>
      <text:p text:style-name="P1">30. Da lief Philippus hinzu und hörte</text:p>
      <text:p text:style-name="P1">ihn deiiFropheten Jesajas lesen, uiid er</text:p>
      <text:p text:style-name="P1">sprach: erstehest du auch, was du liesest?</text:p>
      <text:p text:style-name="P1">31. Er aber sprach: Wie sollte ich das</text:p>
      <text:p text:style-name="P1">können, wenn Niemand mich anleitet? Und</text:p>
      <text:p text:style-name="P1">er bat den Philipi,ius, daß er aufsteigen</text:p>
      <text:p text:style-name="P1">und sich zu ihm sehen möchte.</text:p>
      <text:p text:style-name="P1">32. Die Stelle der Schrift aber, die er</text:p>
      <text:p text:style-name="P1">las, war diese: »Wie ein Schaf ward er</text:p>
      <text:p text:style-name="P1">zur Schlachtung geführt,und wie ein Lamm</text:p>
      <text:p text:style-name="P1">vor seinem Scherer stumm ist, so thut er</text:p>
      <text:p text:style-name="P1">seinen Mund nicht auf. Ics. 53,7. S. .</text:p>
      <text:p text:style-name="P1">33. Ja seiner Erniedrigung ist sein Ge-</text:p>
      <text:p text:style-name="P1">richt hinweg enommeii worden. Wer wird</text:p>
      <text:p text:style-name="P1">aber sein Geischlecht erzåihlen? Denn hin-</text:p>
      <text:p text:style-name="P1">n)eggenommen wird sein Leben von der</text:p>
      <text:p text:style-name="P1">Erde.«</text:p>
      <text:p text:style-name="P1">34. Der Kämmerer aber hob zu Philip-</text:p>
      <text:p text:style-name="P1">pus an nnd sprach: Ich bitte dich, von wem</text:p>
      <text:p text:style-name="P1">sagt der Prophet solches? von sich selbst</text:p>
      <text:p text:style-name="P1">oder von einem Andern?</text:p>
      <text:p text:style-name="P1">35. Da that Philippus seinen Mund auf</text:p>
      <text:p text:style-name="P1">und hob an von dieser Schriftstelle und</text:p>
      <text:p text:style-name="P1">oerl"ündigte ihm das Evangelium von Jesu.</text:p>
      <text:p text:style-name="P1">« it. Cor. -l5, Z ic-</text:p>
      <text:p text:style-name="P1">36. Als sie aber die Straße fortzogen,</text:p>
      <text:p text:style-name="P1">kamen sie zu einem Wasser, UND »der Käm-</text:p>
      <text:p text:style-name="P1"><text:soft-page-break/>merer spricht: Siehe, hier ist Wasser! Was</text:p>
      <text:p text:style-name="P1">hindert, daß ich getauft werde? C. i0, 47.</text:p>
      <text:p text:style-name="P1">37. Da sprach Philippus: Wenn du glau-</text:p>
      <text:p text:style-name="P1">best von ganzem Herzen, so maZes gesche-</text:p>
      <text:p text:style-name="P1">hen. Er antwortete und sprach: ch glaube,</text:p>
      <text:p text:style-name="P1">daß Jesus ChriMus der Sohn Gottes ist.</text:p>
      <text:p text:style-name="P1">are.-is, is. Mann. is, is.</text:p>
      <text:p text:style-name="P1">38. Und er hieß den Wagen stillhalten,</text:p>
      <text:p text:style-name="P1">und sie stiegen beide in das Wasser hinab,</text:p>
      <text:p text:style-name="P1">Philippus und der Kämmerer, und er taufte</text:p>
      <text:p text:style-name="P1">ihn.</text:p>
      <text:p text:style-name="P1"/>
      <text:p text:style-name="P1"/>
      <text:p text:style-name="P1"/>
      <text:p text:style-name="P1">Cap·. 8. 9s. der heil. Apostel. Cap. Z. 141</text:p>
      <text:p text:style-name="P1">39. Als sie aber aus dem Wasser herauf-</text:p>
      <text:p text:style-name="P1">estiegen waren, entrückte der Geist des</text:p>
      <text:p text:style-name="P1">Herrn den Philippus, und der Kämmerer</text:p>
      <text:p text:style-name="P1">sah ihn nicht mehr, denn er zog seine Straße</text:p>
      <text:p text:style-name="P1">reudi . i.Kii». is, «. « -</text:p>
      <text:p text:style-name="P1">40. g5hilippus aber ward zu Azot gefun-</text:p>
      <text:p text:style-name="P1">den, und er zog umher und predigte das</text:p>
      <text:p text:style-name="P1">Evaägelium in allen Städten, bis er kam</text:p>
      <text:p text:style-name="P1">gen äsarea. C. 2i· S. 9.</text:p>
      <text:p text:style-name="P1">« Eap. IX.</text:p>
      <text:p text:style-name="P1">l. Bekehrung des Saulus. 4—31. ll. Petrus heilt</text:p>
      <text:p text:style-name="P1">den Aeneai3, Z2 ——35, und lll. erweckt Tabiiha von</text:p>
      <text:p text:style-name="P1">den Todten. Z6-H-Z.</text:p>
      <text:p text:style-name="P1">I. 1. Saulus aber schnaubte noch Dro-</text:p>
      <text:p text:style-name="P1">hung und Ti;dtschlag wider die Sänger des</text:p>
      <text:p text:style-name="P1">Herrn,und ging zum obersten Priester, C.8,s.</text:p>
      <text:p text:style-name="P1">B.2— : Apg. W, L-—40. M, 9—48.</text:p>
      <text:p text:style-name="P1">2. und begehrte von ihm Briefe nach Da-</text:p>
      <text:p text:style-name="P1">mascus aii die Versammlungen, damit er,</text:p>
      <text:p text:style-name="P1">wen er von der Lehre fände, Männer und</text:p>
      <text:p text:style-name="P1">Weiber, gebunden gen Jerusalem führte.</text:p>
      <text:p text:style-name="P1">Z. Indem er aberreisete, begab es sich, daß</text:p>
      <text:p text:style-name="P1">er der Stadt Damascus nahete, und plötz-</text:p>
      <text:p text:style-name="P1">lich umstrahlte ihn ein Licht vom Himmel.</text:p>
      <text:p text:style-name="P1">4. Und da er zur Erde fiel, hörte er eine</text:p>
      <text:p text:style-name="P1">Stimme, die u ihm sprach: Saul, Saul,</text:p>
      <text:p text:style-name="P1">was verfolgeZ du mich»? Mc-ith.25, 4o. -is.</text:p>
      <text:p text:style-name="P1">5. Er sprach: Wer bist du, Herr? Der</text:p>
      <text:p text:style-name="P1">Herr fprach: Ich bin Jesus« den ·du ver-</text:p>
      <text:p text:style-name="P1">folgest. Es wird dir schwer fein, wider den</text:p>
      <text:p text:style-name="P1">Sucher auszuschlagen. «. C-r. i5, 8.</text:p>
      <text:p text:style-name="P1">6. Da sprach er mit Zittern un-d Schre-</text:p>
      <text:p text:style-name="P1">cken: Herr, was willst du ,· daß ich thue?</text:p>
      <text:p text:style-name="P1">Und der Herr antwortete ihm: Steh’ auf</text:p>
      <text:p text:style-name="P1">und gehe hinein in die Stadt, und es wird</text:p>
      <text:p text:style-name="P1">dir gesagt werden,was duthunsollst. C ·2, 37.</text:p>
      <text:p text:style-name="P1">7. Die Männer aber, die mit ihm reiseten,</text:p>
      <text:p text:style-name="P1"><text:soft-page-break/>standen bestürzt, indem siezwar die Stimme</text:p>
      <text:p text:style-name="P1">hörten, aber Niemand sahen.</text:p>
      <text:p text:style-name="P1">8. Da stand Saulus von der Erde auf,</text:p>
      <text:p text:style-name="P1">aber ob leich seine Augen geöffnet waren,</text:p>
      <text:p text:style-name="P1">sah er 8liiemand; da leiteten sie ihnnun an</text:p>
      <text:p text:style-name="P1">der Hand, und führten ihn hinein gen Da-</text:p>
      <text:p text:style-name="P1">maseus.</text:p>
      <text:p text:style-name="P1">9. Und er konnte drei Tage lang nicht</text:p>
      <text:p text:style-name="P1">sehen und aß nicht und trank nicht.</text:p>
      <text:p text:style-name="P1">V. i0-is: A;-g. 22, i2—ii3.</text:p>
      <text:p text:style-name="P1">10. Es war aber ein Jiinger zu Damas-</text:p>
      <text:p text:style-name="P1">eus, mit Namen Ananias, zu dieseni sprach</text:p>
      <text:p text:style-name="P1">der Hei-r»in einem Gesichte: Ananias! Er</text:p>
      <text:p text:style-name="P1">sprach: Hier bin ich, Herr!. ,</text:p>
      <text:p text:style-name="P1">11. Der Herr Brach zu ihm: Steh auf</text:p>
      <text:p text:style-name="P1">und gehe in die asse, die man die gerade</text:p>
      <text:p text:style-name="P1">nennt, und frage im Hause des Judas nach</text:p>
      <text:p text:style-name="P1">Einem Namens Saulusvon Tarsus. Denn</text:p>
      <text:p text:style-name="P1">siehe, er betet, C.i2i, as.</text:p>
      <text:p text:style-name="P1">12. und hatin einem Gesichte einen Mann</text:p>
      <text:p text:style-name="P1">gesehen, Namens Ananias, der herein»kam</text:p>
      <text:p text:style-name="P1">;»11k,d ihm die Hand auflegte, daß er wieder</text:p>
      <text:p text:style-name="P1">e e. «</text:p>
      <text:p text:style-name="P1">13. Da antwortete Ananias: Herr, i(h</text:p>
      <text:p text:style-name="P1">habe von Vielen gehört von diesem Manne,</text:p>
      <text:p text:style-name="P1">wie viel Böses er deinen Heiligen in Jeru-</text:p>
      <text:p text:style-name="P1">salem zugefügt.</text:p>
      <text:p text:style-name="P1">14. Und hier hat er Macht"von den Ho-</text:p>
      <text:p text:style-name="P1">henpriestern, Alle, die deinen Namen an-</text:p>
      <text:p text:style-name="P1">rufen, zu binden.</text:p>
      <text:p text:style-name="P1">15. Aber der Herr sprach zu ihm: Gehe</text:p>
      <text:p text:style-name="P1">hin, denn dieser ist mir ein auserwähltes</text:p>
      <text:p text:style-name="P1">Werkzeug, meinen Namen zu tragen vor</text:p>
      <text:p text:style-name="P1">Heiden und Könige und vor die Kinder Js-</text:p>
      <text:p text:style-name="P1">raels. C.43, 2. 22, 2i. es, :-. 27, 24. R-Im. i, is.</text:p>
      <text:p text:style-name="P1">i . Tini. 2, 7.</text:p>
      <text:p text:style-name="P1">16. Denn ich werde ihm zei en, wie viel</text:p>
      <text:p text:style-name="P1">er für meinen Namen leiden oll. .</text:p>
      <text:p text:style-name="P1">C«2o,23. 2. C-c. «, 23:c. 2.Tim.3, «.</text:p>
      <text:p text:style-name="P1">17. Da ging Ananias hin und kam in</text:p>
      <text:p text:style-name="P1">das Haus, und er legte ihm die Hände auf</text:p>
      <text:p text:style-name="P1">und sprach: Bruder Saul, der Herr hat</text:p>
      <text:p text:style-name="P1">mich gesandt, Jesus, der dir erschienen aus</text:p>
      <text:p text:style-name="P1">der Straße, die du her kamst, damit du wie-</text:p>
      <text:p text:style-name="P1">der sehest und erfüllt werdest mit heiligen:</text:p>
      <text:p text:style-name="P1">Geiste. C. 8, ». l</text:p>
      <text:p text:style-name="P1">18. Und sogleich fielen von seinen Augen</text:p>
      <text:p text:style-name="P1">wie Schuppen, und er sah alsobald wieder</text:p>
      <text:p text:style-name="P1">nnd stand auf und lie sich taufen,</text:p>
      <text:p text:style-name="P1">19. und nahm SFei e und stärkte sich. Er</text:p>
      <text:p text:style-name="P1">war aber bei den üngern zu Damaseus</text:p>
      <text:p text:style-name="P1">etliche Tage.</text:p>
      <text:p text:style-name="P1"><text:soft-page-break/>20. Und alsobald predigte er in den Ver-</text:p>
      <text:p text:style-name="P1">sammlungen Jesum, daß dieser der Sohn</text:p>
      <text:p text:style-name="P1">Gottes ei .</text:p>
      <text:p text:style-name="P1">s .</text:p>
      <text:p text:style-name="P1">21. Es erstaunten aber Alle, die ihn hör-</text:p>
      <text:p text:style-name="P1">ten, und sprachen: Jst es nicht dieser, der</text:p>
      <text:p text:style-name="P1">zu Jerusalem die vertilgte, die diesen Na-</text:p>
      <text:p text:style-name="P1">men anrufen, und der dazu hieher gekom-</text:p>
      <text:p text:style-name="P1">men war, daß er dieselben gebunden zu den</text:p>
      <text:p text:style-name="P1">Hohenpriestern führte? Gar. i, -is.</text:p>
      <text:p text:style-name="P1">22. Saulus aber ward noch mehr gekräf-</text:p>
      <text:p text:style-name="P1">tigt, und verwirrte die Juden, die zu Da-</text:p>
      <text:p text:style-name="P1">mascus wohnten, indem er bewies, daß</text:p>
      <text:p text:style-name="P1">dieser der Christus sei. C. i8.28. J;-i,.-i,4.-z.</text:p>
      <text:p text:style-name="P1">23. Als aber viele Tage vergingen, rath-</text:p>
      <text:p text:style-name="P1">schlagten die Juden mit einander, ihn zu</text:p>
      <text:p text:style-name="P1">tödten. C.23, is.</text:p>
      <text:p text:style-name="P1">24. Es ward aber dem Saulus·ihr An-</text:p>
      <text:p text:style-name="P1">sJ)lag kund. Und sie bewachten die Thore</text:p>
      <text:p text:style-name="P1">»-Lag und Nacht, damit sie ihn tödteten.</text:p>
      <text:p text:style-name="P1">L. (-Tor.-I4,32:c.</text:p>
      <text:p text:style-name="P1">25. Da na menihn die Iünger »bei Nacht</text:p>
      <text:p text:style-name="P1">und ließen i n über die Mauer hinab in ei-</text:p>
      <text:p text:style-name="P1">nem Korbe. , c</text:p>
      <text:p text:style-name="P1"/>
      <text:p text:style-name="P1"/>
      <text:p text:style-name="P1"/>
      <text:p text:style-name="P1">142 « Cap. 9. Die Geschichten Cap. 9. 10.</text:p>
      <text:p text:style-name="P1">26. Als aber Saulus nach Jerusalem ge-</text:p>
      <text:p text:style-name="P1">kommen war, versuchte er es sich zu den Jün-</text:p>
      <text:p text:style-name="P1">gern u gesellen; aber Alle fürchteten ihn,</text:p>
      <text:p text:style-name="P1">weil sie nicht glaubten, daß er ein Jiinger</text:p>
      <text:p text:style-name="P1">sei. Gal. i, 48:c.</text:p>
      <text:p text:style-name="P1">27. Barnabas aber nahm ihn und führte</text:p>
      <text:p text:style-name="P1">ihn zu den Aposteln nnd erzählte ihnen,</text:p>
      <text:p text:style-name="P1">wie er auf dem Wege den Herrn gesehen,</text:p>
      <text:p text:style-name="P1">und daß derselbe u Ihm geredet, und wie</text:p>
      <text:p text:style-name="P1">er u Damascus sreimüth1g in dem Namen</text:p>
      <text:p text:style-name="P1">Jesu gelehrt habe. C. 4, 36.</text:p>
      <text:p text:style-name="P1">28. Und er ging mit ihnen aus und ein</text:p>
      <text:p text:style-name="P1">zu Jerusalem, C. -22, i7 sc.</text:p>
      <text:p text:style-name="P1">29. und lehrte freimüthig in dem Namen</text:p>
      <text:p text:style-name="P1">des Herrn Jesu. Er redete auch und stritt</text:p>
      <text:p text:style-name="P1">mit den Griechischen; sie aber suchten ihn</text:p>
      <text:p text:style-name="P1">zu tödten.</text:p>
      <text:p text:style-name="P1">30. Da das die Brüder erfuhren, führten</text:p>
      <text:p text:style-name="P1">si·e ihn hinab gen Cäsarea und sandten ihn</text:p>
      <text:p text:style-name="P1">hinweg gen Darsus. C.«,25.</text:p>
      <text:p text:style-name="P1">31. Also hatten nun die Gemeinden durch</text:p>
      <text:p text:style-name="P1">anz Judäa und Galiläa und Samaria</text:p>
      <text:p text:style-name="P1">Frieden und wurden erbauet und wan-</text:p>
      <text:p text:style-name="P1">delten in der Furcht des Herrn und wur-</text:p>
      <text:p text:style-name="P1"><text:soft-page-break/>den mit dem Troste des heiligen Geistes er-</text:p>
      <text:p text:style-name="P1">füllt. Jud. Do. Ich. i4, is.</text:p>
      <text:p text:style-name="P1">lI. 32. Es begab sich aber, daß Petrus,</text:p>
      <text:p text:style-name="P1">als er überall umher zog, auch hinabkam</text:p>
      <text:p text:style-name="P1">zu den Heiligen, die zu Lhdda wolänh3el:.4</text:p>
      <text:p text:style-name="P1">33. Er fand aber daselbst einen E)Jiann,</text:p>
      <text:p text:style-name="P1">mit Namen Aeneas, der seit acht Jahren zu</text:p>
      <text:p text:style-name="P1">Bette lag, weil er vom Schlage getroffen</text:p>
      <text:p text:style-name="P1">war.</text:p>
      <text:p text:style-name="P1">34. Und Petrus sprach zu ihm: Aeneas!</text:p>
      <text:p text:style-name="P1">Jesus Christus macht dich gesund; fteh’</text:p>
      <text:p text:style-name="P1">auf und mache dir selbst dein Bett! Und</text:p>
      <text:p text:style-name="P1">alsobald stand er auf. C.3,6. Matih.9, S.</text:p>
      <text:p text:style-name="P1">35. Und es sahen ihn Alle, die zu Lydda</text:p>
      <text:p text:style-name="P1">und Saron wohnten, und bekehrten sich</text:p>
      <text:p text:style-name="P1">zum Herrn. Jcs. 35, 2.</text:p>
      <text:p text:style-name="P1">11l. 36. Zu Joppe aber war eine Jünge-</text:p>
      <text:p text:style-name="P1">rin, mit Namen Tabitha , welches auf</text:p>
      <text:p text:style-name="P1">Griechisch Dorcas heißt; diese war voll gu-</text:p>
      <text:p text:style-name="P1">terWerke und Almosen, die sie übte. C.io,2.</text:p>
      <text:p text:style-name="P1">37. Und es begab sich in denselben Tagen,</text:p>
      <text:p text:style-name="P1">daß sie krank ward und starb; und sie wu-</text:p>
      <text:p text:style-name="P1">schen sie und legten sie in ein Obergemach.</text:p>
      <text:p text:style-name="P1">38. Weil aber Ltdda nahe bei Joppe ist,</text:p>
      <text:p text:style-name="P1">und die Jüngers gehört hatten, daß Petrus</text:p>
      <text:p text:style-name="P1">daselbst sei, so sandten sie zwei Männer zu</text:p>
      <text:p text:style-name="P1">ihm und baten ihn, daß er nicht säumen</text:p>
      <text:p text:style-name="P1">möchte, zu ihnen 1i kommen.</text:p>
      <text:p text:style-name="P1">"39. Da stand is3etrus auf und gin mit</text:p>
      <text:p text:style-name="P1">ihnen. Und als er angekommen war, siihr-</text:p>
      <text:p text:style-name="P1">ten sie ihn in das Obergemach, und es tra-</text:p>
      <text:p text:style-name="P1">ten zu ihm alle Witwen, weinten und zeig-</text:p>
      <text:p text:style-name="P1">ten ihm d(i; Röcke und Kleide? welche Dor-</text:p>
      <text:p text:style-name="P1">cas ema t atte, da te no eii neu war.</text:p>
      <text:p text:style-name="P1">«!-OF; Da hikieß Petri1s Dicke hi1i)ausgehen</text:p>
      <text:p text:style-name="P1">und kniete nieder und betete; dann wandte</text:p>
      <text:p text:style-name="P1">er sich zu der· Leiche »und sprach: Tabitha,</text:p>
      <text:p text:style-name="P1">steh’ aus! Sie aber ofsnete ihre Augen und</text:p>
      <text:p text:style-name="P1">ab den PetrE1lk1Ircmgd4i)etZe f4·7 is 2c «</text:p>
      <text:p text:style-name="P1">41. Und er rei tei r die and und ri -</text:p>
      <text:p text:style-name="P1">tete sie aus. Und Ei riels die H?iligen und sie</text:p>
      <text:p text:style-name="P1">Witwen und stellte ge ihnen lebend dar.</text:p>
      <text:p text:style-name="P1">42. Und es ward nd durch ganz Joppe,</text:p>
      <text:p text:style-name="P1">und Viele glaubten an den He»rrn.«o «</text:p>
      <text:p text:style-name="P1">»43. Es geschah aber, daß erspmele«Tage</text:p>
      <text:p text:style-name="P1">in Ioppe lieb ei Simon, einem Gerber.</text:p>
      <text:p text:style-name="P1">» Cap. X.</text:p>
      <text:p text:style-name="P1">l. Die Bekehrung des Hauptnianns Cornelia«</text:p>
      <text:p text:style-name="P1">s — is</text:p>
      <text:p text:style-name="P1">l. 1. Es war aber ein Mann zu Cäsarea,</text:p>
      <text:p text:style-name="P1">mit Namen Cornelius, ein Hauptmann der</text:p>
      <text:p text:style-name="P1">Rotte, die man die Jtalische nennt;</text:p>
      <text:p text:style-name="P1"><text:soft-page-break/>Many. 8, 5.</text:p>
      <text:p text:style-name="P1">2. fromm und gottesfürchtig sammt sei-</text:p>
      <text:p text:style-name="P1">nem Hause, der viele Almosen an dem</text:p>
      <text:p text:style-name="P1">Volke that und ohne Unterlaß zu Gott be-</text:p>
      <text:p text:style-name="P1">tete. Pf. «2, S- Luc. 7, 5.</text:p>
      <text:p text:style-name="P1">Z. Der sah in einem Gesichte deutlich</text:p>
      <text:p text:style-name="P1">um die neunte Stunde des Tages einen</text:p>
      <text:p text:style-name="P1">·Engel Gottes zu sich hereinkommen, der zu</text:p>
      <text:p text:style-name="P1">ihm Ebrach: Cornelius! Lin. 4, De.</text:p>
      <text:p text:style-name="P1">4. - raber ah ihn an, erschrak und ssZach:</text:p>
      <text:p text:style-name="P1">Was ist es, err? Er sprach zuihm: eine</text:p>
      <text:p text:style-name="P1">Gebete und dein Almosen find zumGedächt-</text:p>
      <text:p text:style-name="P1">nis; vor Gott aufgestiegen.</text:p>
      <text:p text:style-name="P1">Luc.-i,-12. M. Ps.44i,2.</text:p>
      <text:p text:style-name="P1">5. Und nun sende Männer gen Joppe</text:p>
      <text:p text:style-name="P1">und laß den Simon, der genannt wird Pe-</text:p>
      <text:p text:style-name="P1">trus, holen! Derselbe ist zur Herberge bei</text:p>
      <text:p text:style-name="P1">Simon, einem Gerber, dessen Haus am</text:p>
      <text:p text:style-name="P1">Meere liegt; der wird dir sagen, was du</text:p>
      <text:p text:style-name="P1">thun sollft. C. 9, 43. «,44. » ,</text:p>
      <text:p text:style-name="P1">7. Als nun der Engel, der mit Cornelius</text:p>
      <text:p text:style-name="P1">geredet, hinwe gegangen war, rief er zwei sei-</text:p>
      <text:p text:style-name="P1">ner Hausknekiste und einen gottesfürchtigen</text:p>
      <text:p text:style-name="P1">K«riegsknecht von denen, die stets um ihn</text:p>
      <text:p text:style-name="P1">waren,</text:p>
      <text:p text:style-name="P1">8. und erzählte ihnen Alles und sandte</text:p>
      <text:p text:style-name="P1">sie gen Joppe. , ·</text:p>
      <text:p text:style-name="P1">9. Des Ig)lgenden Tages aber, als jene</text:p>
      <text:p text:style-name="P1">aus dem ege waren und der Stadt nahe-</text:p>
      <text:p text:style-name="P1">ten, stieg Petrus» auf das Dach, zu beten,</text:p>
      <text:p text:style-name="P1">um die sechste Stunde. D«-« e.4o</text:p>
      <text:p text:style-name="P1">10. Da ward er hungrig und verlangte</text:p>
      <text:p text:style-name="P1"/>
      <text:p text:style-name="P1"/>
      <text:p text:style-name="P1"/>
      <text:p text:style-name="P1">Cap.. "t0. der heil.</text:p>
      <text:p text:style-name="P1">zu essen. Indem man aber etwas zuberei-</text:p>
      <text:p text:style-name="P1">tete, kam über ihn eine Entzückung-</text:p>
      <text:p text:style-name="P1">C.«, siege, -I7.</text:p>
      <text:p text:style-name="P1">11. Und er sieht den Himmel geöffnet,</text:p>
      <text:p text:style-name="P1">und zu sich herabkommen ein Gefäß wie</text:p>
      <text:p text:style-name="P1">ein großes Tuch, an vier Enden gebunden</text:p>
      <text:p text:style-name="P1">und auf die Erde niedergelassen.</text:p>
      <text:p text:style-name="P1">12. Darin waren allerlei vierfüf;igeT-Biere</text:p>
      <text:p text:style-name="P1">der Erde und wilde und kricchende T iere</text:p>
      <text:p text:style-name="P1">und Vögel des Himmels. .</text:p>
      <text:p text:style-name="P1">13. Und es geschah eine Stimme u ihm:</text:p>
      <text:p text:style-name="P1">Steh’ aus, Petrus! schlaclte und is!</text:p>
      <text:p text:style-name="P1">14. Petrus aber sprach : Möcht doch, Herr!</text:p>
      <text:p text:style-name="P1">denn nie habe ich irgend etwas Gemeines</text:p>
      <text:p text:style-name="P1">oder Unreines gegessen. Z. M-)s. «,-«c.</text:p>
      <text:p text:style-name="P1">15. Und eine Stimme svrach wiederum</text:p>
      <text:p text:style-name="P1"><text:soft-page-break/>zum andern Mal zu ihm: Was Gott ge-</text:p>
      <text:p text:style-name="P1">reiniget hat, das halte du nicht für gemein.</text:p>
      <text:p text:style-name="P1">March. ««-, «. Röm.44,44 20· 4.Tim.4« H.</text:p>
      <text:p text:style-name="P1">16. Dieses geschah zum dritten Mal, und</text:p>
      <text:p text:style-name="P1">das Tuch ward wieder in den Himmel hin-</text:p>
      <text:p text:style-name="P1">aufgenommen. .</text:p>
      <text:p text:style-name="P1">17. Als aber Petrus bei sich selbst im</text:p>
      <text:p text:style-name="P1">Zweifel stand, was wohl das Gesicht be-</text:p>
      <text:p text:style-name="P1">deute, das er gesehen; siehe, da standen die</text:p>
      <text:p text:style-name="P1">Männer, die von Cornelius abgesandt wa-</text:p>
      <text:p text:style-name="P1">ren und das Haus Simons erfragt hatten,</text:p>
      <text:p text:style-name="P1">im Vorhofe,</text:p>
      <text:p text:style-name="P1">18. und riefen und erkundigten sich, ob</text:p>
      <text:p text:style-name="P1">Simon, mit dem Zunamen Petrus, hier</text:p>
      <text:p text:style-name="P1">zur Herberge sei·</text:p>
      <text:p text:style-name="P1">19. Indem nun Petrus über das Gesi?ht</text:p>
      <text:p text:style-name="P1">nachdachte, sprach zu ihm der Geist: Siehe,</text:p>
      <text:p text:style-name="P1">drei Männer suchen dich. C.8, 29.</text:p>
      <text:p text:style-name="P1">20. Darum steh’ auf, steige hinab, und</text:p>
      <text:p text:style-name="P1">ziehe mit i neu ohne Bedenken, denn ich</text:p>
      <text:p text:style-name="P1">habe sie ge andt. C.45,7.</text:p>
      <text:p text:style-name="P1">21. Da stieg Petrus hinab zu den Män-</text:p>
      <text:p text:style-name="P1">nern, die von Cornelius zu ihm gesandt</text:p>
      <text:p text:style-name="P1">waren, und fprach: Siehe, ich bin der, den</text:p>
      <text:p text:style-name="P1">ihr suc·he;. Was ist die Ursache, warum ihr</text:p>
      <text:p text:style-name="P1">hier seid. »</text:p>
      <text:p text:style-name="P1">22. Cornelius, der auptmann, ein recht-</text:p>
      <text:p text:style-name="P1">schafsener und gottes "rchtiger Mann, der</text:p>
      <text:p text:style-name="P1">ein utes Feugniß at von dem ganzen</text:p>
      <text:p text:style-name="P1">Voll; der uden, hat von einem heili en</text:p>
      <text:p text:style-name="P1">Engel den Befehl empfangen, dich in siin</text:p>
      <text:p text:style-name="P1">Haus holen zu assen und deine Reden zu</text:p>
      <text:p text:style-name="P1">oren.</text:p>
      <text:p text:style-name="P1">h23. Da rief er sie herein und beherbergte</text:p>
      <text:p text:style-name="P1">sie. Des folgenden Tages aber zog er mit</text:p>
      <text:p text:style-name="P1">ihnen, und etliche Brüder von Joppe gin-</text:p>
      <text:p text:style-name="P1">gen mit ihm. C. «, is.</text:p>
      <text:p text:style-name="P1">24. Und des andern Tages kamen ste nach</text:p>
      <text:p text:style-name="P1">Cäsarea. Cornelins aber wartete auf sie</text:p>
      <text:p text:style-name="P1">und hatte seine Verwandten und seine ver-</text:p>
      <text:p text:style-name="P1">trauten» Freunde zusammen berufen.</text:p>
      <text:p text:style-name="P1">Apostel. . Cap. 10E.«s t43</text:p>
      <text:p text:style-name="P1">25. Als es. nun geschah, daß Petrus hin-</text:p>
      <text:p text:style-name="P1">einkam, gin ihm Cornelius entgegen und</text:p>
      <text:p text:style-name="P1">fiel ihm zu Füßen und betete an. f</text:p>
      <text:p text:style-name="P1">26.Petrusaber richtetei naufund rach:</text:p>
      <text:p text:style-name="P1">Siehe auf! Auch ich bin Ein Mensch?</text:p>
      <text:p text:style-name="P1">C. », is. Off.49, to. 22, 8.9;</text:p>
      <text:p text:style-name="P1">27. Und indem er sich mit ihm unterw-</text:p>
      <text:p text:style-name="P1">dete, ging er hinein und fand Viele ver-</text:p>
      <text:p text:style-name="P1">sammelt.</text:p>
      <text:p text:style-name="P1">28. Und sprach zu ihnen: Ihr wisset, wie</text:p>
      <text:p text:style-name="P1"><text:soft-page-break/>es einem jüdischen Manne nicht erlaubt ist,</text:p>
      <text:p text:style-name="P1">mit einem Ausländer umzugehen, oder sich</text:p>
      <text:p text:style-name="P1">ihm zu nahen« aber mir hat Gott gezeigt,</text:p>
      <text:p text:style-name="P1">daß ich keinen Menschen gemein oder unrem</text:p>
      <text:p text:style-name="P1">nennen soll. C.-«,3. J-h.48, as.</text:p>
      <text:p text:style-name="P1">29. Darum bin ich auch ohne Widerrede</text:p>
      <text:p text:style-name="P1">gekommen, da ich hergerufen ward. Und</text:p>
      <text:p text:style-name="P1">nun frage ich, aus welcher Ursache ihr mich</text:p>
      <text:p text:style-name="P1">hieher gerufen habet.</text:p>
      <text:p text:style-name="P1">30. Und Cornelius sprach: Es sind jetzt</text:p>
      <text:p text:style-name="P1">vier Tage bis zu dieser Stunde, das ich</text:p>
      <text:p text:style-name="P1">fastete und um die neunte Stunde etete</text:p>
      <text:p text:style-name="P1">in meinem Hause. Und siehe, da stand ein</text:p>
      <text:p text:style-name="P1">Mann vor mir in glänzendem KlEiiZe,«</text:p>
      <text:p text:style-name="P1">31. und sprach: Cornelius! dein Gebet</text:p>
      <text:p text:style-name="P1">ist erhört, und deiner Almosen ist vor Gott</text:p>
      <text:p text:style-name="P1">gedacht worden.</text:p>
      <text:p text:style-name="P1">32. Darum sende nach Joppe und laß</text:p>
      <text:p text:style-name="P1">Simon, der genannt wird Petrus, holen;</text:p>
      <text:p text:style-name="P1">derselbe ist zur Herberge in Simons, eines</text:p>
      <text:p text:style-name="P1">Gerbers, Haus am Meere, der wird,wann</text:p>
      <text:p text:style-name="P1">er kommt, zu dir reden.</text:p>
      <text:p text:style-name="P1">33. Da sc2ickte ich zur Stunde zu dir, und</text:p>
      <text:p text:style-name="P1">du hast wo l gethan, daß du gekommen bist.</text:p>
      <text:p text:style-name="P1">Und nun sind wir Alle vor Gott zeige en,</text:p>
      <text:p text:style-name="P1">zu hören Alles, was dir von Gott aufge-</text:p>
      <text:p text:style-name="P1">tragen ist.</text:p>
      <text:p text:style-name="P1">34. Da that Petrus seinen Mund auf</text:p>
      <text:p text:style-name="P1">1;nd s(;årach: In Wahrheit erfahretich nun,</text:p>
      <text:p text:style-name="P1">otdie e onni tanie</text:p>
      <text:p text:style-name="P1">aß t · El;-.meos. «o«cki7. 4.sSkni. 46,7.</text:p>
      <text:p text:style-name="P1">35. sondern in allem Volk, wer ihn fiirch-</text:p>
      <text:p text:style-name="P1">tet und Gerechtigkeit übet, der ist ihm an-</text:p>
      <text:p text:style-name="P1">genehm. C.2, 39. 45,9. Jks.5s, S.7.</text:p>
      <text:p text:style-name="P1">36. Das ist das Wort, welches er den</text:p>
      <text:p text:style-name="P1">Kindern Jsraels gesendet hat, da er Frie-</text:p>
      <text:p text:style-name="P1">den verkiindigen ließ durch Iesum Christum,</text:p>
      <text:p text:style-name="P1">dieser ist Alter Herr. E. 43,2e.4e. Jks. 52, 7.</text:p>
      <text:p text:style-name="P1">Eph. L, 4·4:c. Phil.2, its,</text:p>
      <text:p text:style-name="P1">37. Jhr wisset die Sache, die geschehen 1st</text:p>
      <text:p text:style-name="P1">durch das ganze jiidische Land und»ans1ng</text:p>
      <text:p text:style-name="P1">in Galiläa, nach der Taufe, welche Johan-</text:p>
      <text:p text:style-name="P1">nes predigte; Manne, -t2:c. Markt, ne.</text:p>
      <text:p text:style-name="P1">38. von Jesus von Nazareth, wie ihn Gott</text:p>
      <text:p text:style-name="P1">gesalbet mit heiligen: Geiste nnd Kraft, der</text:p>
      <text:p text:style-name="P1"/>
      <text:p text:style-name="P1"/>
      <text:p text:style-name="P1"/>
      <text:p text:style-name="P1">144 («-:-«p. 10. «. Die Geschichieu Ein-. it.</text:p>
      <text:p text:style-name="P1">umherzlog, indem er Gutes that und hei-</text:p>
      <text:p text:style-name="P1">lete A e, die vom Teufel »nberwaltigt wa-</text:p>
      <text:p text:style-name="P1">ren; denn Gott war mit ihm.</text:p>
      <text:p text:style-name="P1"><text:soft-page-break/>C.2,22. Luni-,44.48. Manne, as. J«-i;.3,2.</text:p>
      <text:p text:style-name="P1">39. Und »wir sind Zeugen alles dessen,</text:p>
      <text:p text:style-name="P1">was er im xüdischen Lande und zu Jerusa-</text:p>
      <text:p text:style-name="P1">lem»gethan; und sie haben ihn an’s Holz</text:p>
      <text:p text:style-name="P1">gehangt und getodtet.</text:p>
      <text:p text:style-name="P1">C.i,8.·3,23. 3,i5. Luc.23,33. i.Pet.2,24.</text:p>
      <text:p text:style-name="P1">40. Diesen hat Gott auferweckt am dritten</text:p>
      <text:p text:style-name="P1">Tage und ihn lassen offenbar A;kvetFe;;, S</text:p>
      <text:p text:style-name="P1">T . , -</text:p>
      <text:p text:style-name="P1">41. nicht allem Volke, sondern den von</text:p>
      <text:p text:style-name="P1">Gott vorher verordneten Zeugen, uns, die</text:p>
      <text:p text:style-name="P1">wir mit i m gegefsen und getrunken haben</text:p>
      <text:p text:style-name="P1">nach seiner Aufer tehung von den Todten.</text:p>
      <text:p text:style-name="P1">C. i3,3i. J-)h.45, 27. uc.24,43. Matth.2s.29.</text:p>
      <text:p text:style-name="P1">42. Und er hat uns geboten, dem Volke</text:p>
      <text:p text:style-name="P1">zu verkündigen und zu bZzeugen, daß er sei</text:p>
      <text:p text:style-name="P1">der von Gott bestimmte ichter der Leben-</text:p>
      <text:p text:style-name="P1">digen und der Todten. C, i7, Si. J·-k).5, 22.</text:p>
      <text:p text:style-name="P1">43. Diesem geben alle Propheten Zeug-</text:p>
      <text:p text:style-name="P1">nis; , daß durch seinen Namen Vergebung</text:p>
      <text:p text:style-name="P1">der Sündenlemlfofangen werde ein Jeder,</text:p>
      <text:p text:style-name="P1">der ani n an t.</text:p>
      <text:p text:style-name="P1">Ies,53,-IF. JHr.3t, Z4. Dan.9,«2-L. Röm. 3,2i te.</text:p>
      <text:p text:style-name="P1">44. Als Petrus diese Worte noch redete,</text:p>
      <text:p text:style-name="P1">fiel der heilige Geist auf Alle, die das Wort</text:p>
      <text:p text:style-name="P1">horten. C.«,i5. · » »</text:p>
      <text:p text:style-name="P1">45. Und es erstaunten die Glaubt en aus</text:p>
      <text:p text:style-name="P1">der Besöhneidung, so viel ihrer mitqJ,3etrus</text:p>
      <text:p text:style-name="P1">gekommen waren, daß die Gabe des heili-</text:p>
      <text:p text:style-name="P1">gen Geistes auch über die Heiden ausge-</text:p>
      <text:p text:style-name="P1">gossen worden. (;··2, -i7. F:-i, ·</text:p>
      <text:p text:style-name="P1">46. Denn sie horten dieselben in Zungen</text:p>
      <text:p text:style-name="P1">reden und Gott hoch prei en. C. :-, 4 19« S.</text:p>
      <text:p text:style-name="P1">47. Da Xb Petrus an: Ma auch Je-</text:p>
      <text:p text:style-name="P1">mand das ass er verwehren, da? diese nicht</text:p>
      <text:p text:style-name="P1">getauft werden, die den heiligen Geist em-</text:p>
      <text:p text:style-name="P1">pfangen haben(:«5 YilieiiIi ni1ie3iiVm)«i? in) 28 -i9</text:p>
      <text:p text:style-name="P1">. , . , . a . , .</text:p>
      <text:p text:style-name="P1">48. Und er befahl, daß sie getauft würden</text:p>
      <text:p text:style-name="P1">im Namen des Herrn. Da baten sie ihn,</text:p>
      <text:p text:style-name="P1">etliche Tage zu bleiben. ,</text:p>
      <text:p text:style-name="P1">Cap. XI.</text:p>
      <text:p text:style-name="P1">I. Berthcidigungsrede des Petrus wegen Aufnahme</text:p>
      <text:p text:style-name="P1">der Heiden. «t—-is. il. Die ersten Christen zu An-</text:p>
      <text:p text:style-name="P1">tiochia. 19—26. In. Agc-i-us. 27—3o.</text:p>
      <text:p text:style-name="P1">I. 1. Es hörten aber die Apostel und die</text:p>
      <text:p text:style-name="P1">Brüder, die im jüdischen Lande waren, daß</text:p>
      <text:p text:style-name="P1">anch die Heiden das Wort Gottes ange-</text:p>
      <text:p text:style-name="P1">nommen hätten. C.i0,44:c. Ei-h.3,4 re.</text:p>
      <text:p text:style-name="P1">2. Und als Petrus gen Jerusalem hinauf-</text:p>
      <text:p text:style-name="P1">kam, machten die von der Beschneidung ihm</text:p>
      <text:p text:style-name="P1">Vorwürfe und sprachen: »</text:p>
      <text:p text:style-name="P1"><text:soft-page-break/>Z. Du bist zu Unbeschnittenen hineinge-</text:p>
      <text:p text:style-name="P1">gangen nnd hast mit ihnen geges«sCei;.0 W</text:p>
      <text:p text:style-name="P1">4. Da hob Petrus an nnd erzählte ihnen</text:p>
      <text:p text:style-name="P1">Alles der Reihe nach nnd sprach:</text:p>
      <text:p text:style-name="P1">5. Ich war in der Stadt Joppe und be-</text:p>
      <text:p text:style-name="P1">tete; da sah ich in der Entzückung ein Ge-</text:p>
      <text:p text:style-name="P1">s;cht, ein Gefäß herabkommen wie ein großes</text:p>
      <text:p text:style-name="P1">«uch, an vier Enden hcrniedergelassen vom</text:p>
      <text:p text:style-name="P1">Himmel, und es kam bis zu mir. C.i0, 92e.</text:p>
      <text:p text:style-name="P1">6. Als ich nun in dasselbe blickte und es</text:p>
      <text:p text:style-name="P1">betrachtete, sah ich vierfüßi e Thiere der</text:p>
      <text:p text:style-name="P1">Erde und wilde T iere nnd ?riechende und</text:p>
      <text:p text:style-name="P1">Vögel des Himmels.</text:p>
      <text:p text:style-name="P1">7. Und ich hörte eine Stimme, die zu mir</text:p>
      <text:p text:style-name="P1">sprach; Steh’ auf, Petrus, schlachte und iß!</text:p>
      <text:p text:style-name="P1">8. ch sprach aber: Nicht doch, Herr, denn</text:p>
      <text:p text:style-name="P1">etwas Gemeines oder Unreines ist nie in</text:p>
      <text:p text:style-name="P1">meinen Mund gekommen.</text:p>
      <text:p text:style-name="P1">9. Aber eine Stimme antwortete mir zum</text:p>
      <text:p text:style-name="P1">zweiten Mal vom Himmel: Was Gott ge-</text:p>
      <text:p text:style-name="P1">reiniget hat, das halte du nicht für gemein!</text:p>
      <text:p text:style-name="P1">10. Dieses geschah zum dritten Mal; und</text:p>
      <text:p text:style-name="P1">Alles ward wieder hinausgezogen in den</text:p>
      <text:p text:style-name="P1">Himmel.</text:p>
      <text:p text:style-name="P1">11. Und siehe, zur Stunde standen drei</text:p>
      <text:p text:style-name="P1">Männer vor dem Hause,"worin ich war,</text:p>
      <text:p text:style-name="P1">die von Cäsarea zu mir gesendet waren. ·</text:p>
      <text:p text:style-name="P1">12. Und der Geist hieß mich mit ihnen</text:p>
      <text:p text:style-name="P1">ziehen ohne Bedenken. Es kamen aber auch</text:p>
      <text:p text:style-name="P1">diese sechs Brüder mit mir, und wir gingen</text:p>
      <text:p text:style-name="P1">hinein in das Haus des Mannes. C. 4o,23.</text:p>
      <text:p text:style-name="P1">13. Und er berichtete uns, wie er den En-</text:p>
      <text:p text:style-name="P1">gel gesehen in seinem Hause stehen, der zu</text:p>
      <text:p text:style-name="P1">ihm sagte: Sende Männer gen Joppe und</text:p>
      <text:p text:style-name="P1">laßSimon, der genannt wird Petrus, holen«</text:p>
      <text:p text:style-name="P1">14· der wird Worte zu dir reden, durch</text:p>
      <text:p text:style-name="P1">welche du wirst selig werden, du und dein</text:p>
      <text:p text:style-name="P1">ganzes Haus. C. 40, S. is, so. 3i. «</text:p>
      <text:p text:style-name="P1">15. Indem ich aber anfing zu reden, fiel</text:p>
      <text:p text:style-name="P1">der Heilige Geist auf sie, wie anch auf uns</text:p>
      <text:p text:style-name="P1">im nfange. C. so, 44.</text:p>
      <text:p text:style-name="P1">16. Da gedachte ich an,das Wort des</text:p>
      <text:p text:style-name="P1">Freiern, wie er sagte: Johannes taufte mit</text:p>
      <text:p text:style-name="P1">ass er, ihr aber werdet mit heiligen! Geiste</text:p>
      <text:p text:style-name="P1">getauft werden. C. -i, 5.</text:p>
      <text:p text:style-name="P1">17. So nun Gott ihnen die gleiche Gabe</text:p>
      <text:p text:style-name="P1">verlieh, wie auch uns, die an den Herrn</text:p>
      <text:p text:style-name="P1">Iesum Christum gläubig geworden sind,</text:p>
      <text:p text:style-name="P1">wer war ich denn, daß ich hätte Gott weh-</text:p>
      <text:p text:style-name="P1">ren können? C. io, 47.</text:p>
      <text:p text:style-name="P1">18. Als sie dieses hörten, beruhiåten sie</text:p>
      <text:p text:style-name="P1">sich und priesen Gott, sprechend: o hat</text:p>
      <text:p text:style-name="P1"><text:soft-page-break/>denn Gott auch den Heiden die Buße gege-</text:p>
      <text:p text:style-name="P1">ben zum Leben. C. 5,3i.</text:p>
      <text:p text:style-name="P1">II. 19. Diejenigen nun, die sich zerstreut</text:p>
      <text:p text:style-name="P1"/>
      <text:p text:style-name="P1"/>
      <text:p text:style-name="P1"/>
      <text:p text:style-name="P1">Cap·11;12. der heil. Apostel» C-p. 12.- 145</text:p>
      <text:p text:style-name="P1">hatten vor der Verfolgung, welche des Ste-</text:p>
      <text:p text:style-name="P1">phanus wegen entstanden war, 2zogen bis</text:p>
      <text:p text:style-name="P1">nach Phönieien und Cypern und ntiochia,</text:p>
      <text:p text:style-name="P1">indem sie zu Niemandem das Wort redeten,</text:p>
      <text:p text:style-name="P1">als allein zu den Juden. C,8,1·4.</text:p>
      <text:p text:style-name="P1">20. Es waren aber Etliche aus ihnen, Cy-</text:p>
      <text:p text:style-name="P1">prier und Cyrenäer, die, als sie gen An-</text:p>
      <text:p text:style-name="P1">tiochia kamen, zu den Griechen redeten und</text:p>
      <text:p text:style-name="P1">ihnen das Evangelium von dem Herrn Jesu</text:p>
      <text:p text:style-name="P1">predigten. C. 8,35.</text:p>
      <text:p text:style-name="P1">21. Und es war die Hand des Herrn mit</text:p>
      <text:p text:style-name="P1">ihnen, und eine roße Zahl glaubte und</text:p>
      <text:p text:style-name="P1">bekehrte sich zum Herrn. C« 2, U. «</text:p>
      <text:p text:style-name="P1">22. Es kam aber das Gerücht von ihnen</text:p>
      <text:p text:style-name="P1">zu den Ohren der Gemeinde in Jerusalem,</text:p>
      <text:p text:style-name="P1">und sie sandten den Barnabas ab, daß er</text:p>
      <text:p text:style-name="P1">gen Antiochia hingehe. C. S, N.</text:p>
      <text:p text:style-name="P1">23. Und als er ankam und die Gnade</text:p>
      <text:p text:style-name="P1">Gottes sah, ward er erfreut und ermahnte</text:p>
      <text:p text:style-name="P1">Alle, mit festem Vorsatze des Herzens bei</text:p>
      <text:p text:style-name="P1">dem Herrn zu verharren. C.13,43.</text:p>
      <text:p text:style-name="P1">24. Denn er war ein trefflicher Mann</text:p>
      <text:p text:style-name="P1">und voll heiligen Geistes und Glaubens;</text:p>
      <text:p text:style-name="P1">und es ward viel Volk dem Herrn hinzu-</text:p>
      <text:p text:style-name="P1">gethan. C.s, s.</text:p>
      <text:p text:style-name="P1">25. Es zog aber Barnabas nach Tarsus,</text:p>
      <text:p text:style-name="P1">den Saulus aufzusuchen, und als er ihn</text:p>
      <text:p text:style-name="P1">gesunden, brachte er ihn gen Antiochia.</text:p>
      <text:p text:style-name="P1">26 Und es be ab sich daß <text:s/>gbbTes</text:p>
      <text:p text:style-name="P1">· -</text:p>
      <text:p text:style-name="P1">Jahr zusammeniamen in der Gemeinde</text:p>
      <text:p text:style-name="P1">und viel Volk lehrten, und daß zuerst in</text:p>
      <text:p text:style-name="P1">Antiochia die Iünger Christen genannt</text:p>
      <text:p text:style-name="P1">wurden. C. 26, 28.« «. Pet. L. 16.</text:p>
      <text:p text:style-name="P1">III. 27. Jn denselben Tagen aber kamen</text:p>
      <text:p text:style-name="P1">Propheten von Jerusalem hinab gen An-</text:p>
      <text:p text:style-name="P1">tiochca. C.43,4. Eph.4,«.</text:p>
      <text:p text:style-name="P1">28. Und es trat Einer aus ihnen auf, mit</text:p>
      <text:p text:style-name="P1">Namen A abus, und zeigte durch den Geist</text:p>
      <text:p text:style-name="P1">einen groß9en Hunger an, der über den gan-</text:p>
      <text:p text:style-name="P1">zen Erdkreis kommen«werde; welcher auch</text:p>
      <text:p text:style-name="P1">entstand unter dem Kaiser Claudius. CI« ,« o.</text:p>
      <text:p text:style-name="P1">29. Da beschlossen die Jünger, je nachdem</text:p>
      <text:p text:style-name="P1">ein Jeder Vermögen hatte, zur Hülfslei-</text:p>
      <text:p text:style-name="P1">stung u senden den Brüdern, die im jüdi-</text:p>
      <text:p text:style-name="P1"><text:soft-page-break/>schen Bande wohnten. Nr«-"m. -is, 25. its.</text:p>
      <text:p text:style-name="P1">30. Das thaten sie auch, und sandten es</text:p>
      <text:p text:style-name="P1">an die Aelte ten durch die Hand des Bar-</text:p>
      <text:p text:style-name="P1">nabas und Saulus. (;,42,25.</text:p>
      <text:p text:style-name="P1">Cap. XII.</text:p>
      <text:p text:style-name="P1">I. Hinrichtung des Jakobus. i, 2. II. Gefangen-</text:p>
      <text:p text:style-name="P1">nehmung des Petrus und seine Errettung. 3—t9.</text:p>
      <text:p text:style-name="P1">Il1. -s)erodes Tod. 2()-25.</text:p>
      <text:p text:style-name="P1">I. I. Um dieselbe Zeit legte der König</text:p>
      <text:p text:style-name="P1">Herodes Hand an, um Etliche aus der Ge-</text:p>
      <text:p text:style-name="P1">memde zu verfolgen. C.4, Z. a»,24,42.</text:p>
      <text:p text:style-name="P1">2. Und er tödtete den Jakobus, den Bru-</text:p>
      <text:p text:style-name="P1">der des Johannes, mit dem Schwerte.</text:p>
      <text:p text:style-name="P1">Matth. O, St.</text:p>
      <text:p text:style-name="P1">II. B. Und als er sah, daß es den Juden</text:p>
      <text:p text:style-name="P1">g;fiel, fuhr er fort und nahm auch den</text:p>
      <text:p text:style-name="P1">etrus gefangen. Es waren aber die Tage</text:p>
      <text:p text:style-name="P1">der ungesäuerten rote.) Mark. it, «.</text:p>
      <text:p text:style-name="P1">·4. Und als er ihn ergriffen, legte er ihn-</text:p>
      <text:p text:style-name="P1">m das GIEngnis3 und übergab ihn vier-</text:p>
      <text:p text:style-name="P1">mal vier iegskneehten klar Bewachung,</text:p>
      <text:p text:style-name="P1">Willens, ihn nach dem eberschritte vor</text:p>
      <text:p text:style-name="P1">das Volk zu führen.</text:p>
      <text:p text:style-name="P1">5. So ward Petrus nun in dem Gefäng-</text:p>
      <text:p text:style-name="P1">nisse verwahrt; es geschah aber inbrünstiges</text:p>
      <text:p text:style-name="P1">Gebet von der Gemeinde für ihn zu Gott</text:p>
      <text:p text:style-name="P1">Eph.s« l8ec.</text:p>
      <text:p text:style-name="P1">S. Als aber Herodes ihn vorführen wollte,</text:p>
      <text:p text:style-name="P1">schlief Petrus in derselben Nu? zwischen</text:p>
      <text:p text:style-name="P1">zwei Kriegsknechten, mit zwei etten ge-</text:p>
      <text:p text:style-name="P1">bunden; und Wächter vor der Thüre ver-</text:p>
      <text:p text:style-name="P1">wahrten das Gefängniß.</text:p>
      <text:p text:style-name="P1">7. Und siehe, der Engel des Herrn stand</text:p>
      <text:p text:style-name="P1">da, und ein Ticht glän te in dem Gemache.</text:p>
      <text:p text:style-name="P1">Er schlu aber den ?sizetrus an die Seite</text:p>
      <text:p text:style-name="P1">und weckZie ihn und prach: Steh’ eilends</text:p>
      <text:p text:style-name="P1">auf! Und die Ketten fielen ihm ab von den</text:p>
      <text:p text:style-name="P1">Händen. C.5, 49. 27, 2s.</text:p>
      <text:p text:style-name="P1">8.- Und der Engel sprach zu ihm: Gürte</text:p>
      <text:p text:style-name="P1">dich und ziehe deine Schuhe an! Da that</text:p>
      <text:p text:style-name="P1">er also. Und er spricht zu ihm: Wirf deinen</text:p>
      <text:p text:style-name="P1">Mantel um und so ge mir! «</text:p>
      <text:p text:style-name="P1">9. Und er ging hinaus und olgte ihm,</text:p>
      <text:p text:style-name="P1">und wußte nicht, daß es Wa rheit war,</text:p>
      <text:p text:style-name="P1">was durch den Engel geschah, sondern er</text:p>
      <text:p text:style-name="P1">meinte ein Gesicht zu sehen. -</text:p>
      <text:p text:style-name="P1">10. Als sie aber durch die ersteund zweite</text:p>
      <text:p text:style-name="P1">Wache hindurehgeEangen waren, kamen sie</text:p>
      <text:p text:style-name="P1">E dem eisernen hore, welches nach der</text:p>
      <text:p text:style-name="P1">tadt führt, und dieses that sich ihnen von</text:p>
      <text:p text:style-name="P1">selbst aus. Und sie traten heraus und in-</text:p>
      <text:p text:style-name="P1">gen eine Gasse vorwärts, und alsobald schied</text:p>
      <text:p text:style-name="P1"><text:soft-page-break/>der Engel von ihm.</text:p>
      <text:p text:style-name="P1">11. Und Petrus kam zu sieh selbst und</text:p>
      <text:p text:style-name="P1">sprach: Nun weiß ich wahrhaftig, das; der</text:p>
      <text:p text:style-name="P1">Herr seinen Engel gesandt und mich erret-</text:p>
      <text:p text:style-name="P1">tet hat aus der Hand des .t?erodes, und</text:p>
      <text:p text:style-name="P1">von aller Erwartung des Vol es der Juden.</text:p>
      <text:p text:style-name="P1">Pf. se, 8. 9t, -M. Dom. s.2«2. Her. i, it.</text:p>
      <text:p text:style-name="P1">12. Und als er sich besonnen, ging er um</text:p>
      <text:p text:style-name="P1">Haufe der Maria, der Mutter des J-·Kan-</text:p>
      <text:p text:style-name="P1">nes, mit dem ,Zunamen Manns, wo iele</text:p>
      <text:p text:style-name="P1">versammelt waren und beteten.</text:p>
      <text:p text:style-name="P1">C.«5,37. 2.Tim.4, «.</text:p>
      <text:p text:style-name="P1">IS. Als aber et:-us an die Thüre des»</text:p>
      <text:p text:style-name="P1">Vorhofes anklop te, kam eine Magd herbei,</text:p>
      <text:p text:style-name="P1">Bescheid zu geben, mit Ngmen Rhode. ·</text:p>
      <text:p text:style-name="P1">O</text:p>
      <text:p text:style-name="P1"/>
      <text:p text:style-name="P1"/>
      <text:p text:style-name="P1"/>
      <text:p text:style-name="P1">I-W Cap. t12.i 13. ·. Die-"«Geschichten « Cap. 13.« »</text:p>
      <text:p text:style-name="P1">14. Und da sie die Stimme des Petrus «</text:p>
      <text:p text:style-name="P1">erkannte, that sie vor Freuden den Vorhof</text:p>
      <text:p text:style-name="P1">nicht auf, sondern lief hinein und verkündete,</text:p>
      <text:p text:style-name="P1">Petrus stehe vor dem Borhofe. ·</text:p>
      <text:p text:style-name="P1">15. Sie aber sprachen-zu ihr: Du bit</text:p>
      <text:p text:style-name="P1">nicht bei Sinnen. Aber sie bestand daran ,</text:p>
      <text:p text:style-name="P1">es wäre also. Da sprachen sie: Es ist sein</text:p>
      <text:p text:style-name="P1">Engel. euer-z, 37.- »</text:p>
      <text:p text:style-name="P1">16. Petrus aber fuhr fort u klopfen;</text:p>
      <text:p text:style-name="P1">und als sie aufthaten, sahen sie ihn und</text:p>
      <text:p text:style-name="P1">erstaunten» · ·</text:p>
      <text:p text:style-name="P1">17. Er winkte ihnen aber ·mit der Hand,</text:p>
      <text:p text:style-name="P1">zu schu·)eigen, und erzählte ihnen, wie der</text:p>
      <text:p text:style-name="P1">Herr Ei aus dem Gefänkgnisf·e geführt</text:p>
      <text:p text:style-name="P1">habe. r sprach aber: Ver «ündiget dieses</text:p>
      <text:p text:style-name="P1">dem Jakobus nnd den Brüdern. Und er</text:p>
      <text:p text:style-name="P1">ging hinweg und zog an einen andern Ort.</text:p>
      <text:p text:style-name="P1">C. i5, is. Gut. -i, i9.</text:p>
      <text:p text:style-name="P1">18. Als es nun Tag geworden, war eine</text:p>
      <text:p text:style-name="P1">nicht geringe Beftürzun unter den Krie s-</text:p>
      <text:p text:style-name="P1">knechten, was doch niit«]getrus eschehen sei.</text:p>
      <text:p text:style-name="P1">19. Herodes aber, als er ihnLiorderte und</text:p>
      <text:p text:style-name="P1">nicht fand, verhbrte die Hüter und hieß sie</text:p>
      <text:p text:style-name="P1">Zinfi"ihr-In. Und er ging aus dem jiidischen</text:p>
      <text:p text:style-name="P1">ande nach Cäsarea hinab und hielt sieh</text:p>
      <text:p text:style-name="P1">daselbst an .</text:p>
      <text:p text:style-name="P1">III. 20. Er war aber erbittert gegen die</text:p>
      <text:p text:style-name="P1">von Thrus nnd Sidon. Da kamen sie ein-</text:p>
      <text:p text:style-name="P1">miitIg zu ihm und Fwannen den Blaftus,</text:p>
      <text:p text:style-name="P1">den ammerer des önigs, und baten um</text:p>
      <text:p text:style-name="P1">Frieden, weil ihr Land von dem des Königs</text:p>
      <text:p text:style-name="P1">sich eruährte. Ez.27, i7. i. Kein. is 9. «.</text:p>
      <text:p text:style-name="P1"><text:soft-page-break/>21. Aber an einem bestiinmten Tage zog</text:p>
      <text:p text:style-name="P1">Herodes ein königliches Kleid an nnd setz-te</text:p>
      <text:p text:style-name="P1">sich auf den Thron und hielt eineRede an sie.</text:p>
      <text:p text:style-name="P1">22. Das Volk aber rief ihm zu: Das ist</text:p>
      <text:p text:style-name="P1">eines Gottes Stimme nnd nicht eines</text:p>
      <text:p text:style-name="P1">Menschen.</text:p>
      <text:p text:style-name="P1">23. Alsobald aber fchlug ihn der Engel</text:p>
      <text:p text:style-name="P1">des Herrn, weil er Gott nicht die Ehre e-</text:p>
      <text:p text:style-name="P1">gebenhatte; und von Würmern gefressen</text:p>
      <text:p text:style-name="P1">gab er den Geist auf. 2.Köu.i9,35. Ez.2s, L.</text:p>
      <text:p text:style-name="P1">D«m.5,20. 2.Mc-kk.9, 9.</text:p>
      <text:p text:style-name="P1">24. Das Wort Gottes aber wuchs und</text:p>
      <text:p text:style-name="P1">mehrete sich. C. i9 2o. Jcs.55, i-i.</text:p>
      <text:p text:style-name="P1">25. Barnabas aber und Saulus kehrten</text:p>
      <text:p text:style-name="P1">zurück von Jerusalem, nachdem sie die</text:p>
      <text:p text:style-name="P1">Hülfsleistung vollbracht hatten, und nah-</text:p>
      <text:p text:style-name="P1">men auch den Johannes, mit dem Zunamen</text:p>
      <text:p text:style-name="P1">MAtCUs- M« sich- C. «, 29. so. -is, is.</text:p>
      <text:p text:style-name="P1">" Cap. xI1i. "</text:p>
      <text:p text:style-name="P1">I. Erste Reise des Paulus unter die Heiden. -l-S.</text:p>
      <text:p text:style-name="P1">I1. Der Zauber« Elymas. S—-l2, 1ll. Rede des</text:p>
      <text:p text:style-name="P1">Paulus zu Antiochia in Pifidien. 43—«-is, 1V. Auf-</text:p>
      <text:p text:style-name="P1">stand der Juden wider ihn und Barnabas. M-——52.</text:p>
      <text:p text:style-name="P1">I. 1. Es waren aber zu«Antio(hia in der</text:p>
      <text:p text:style-name="P1">J·</text:p>
      <text:p text:style-name="P1">Gemeinde-daselbst etliche Propheten nnd</text:p>
      <text:p text:style-name="P1">Lehrer, nämlich Barnabas nnd Simeon,</text:p>
      <text:p text:style-name="P1">genannt Niger, und Lucius von Chrene</text:p>
      <text:p text:style-name="P1">und Manahen, der mit dem Bierfürsten</text:p>
      <text:p text:style-name="P1">Herodes auferzogen war, und Salilus.</text:p>
      <text:p text:style-name="P1">« C. H, DE; it.</text:p>
      <text:p text:style-name="P1">2. Als sie nun dem Herrn dienten und</text:p>
      <text:p text:style-name="P1">fasteten, sprach der heilige Geist: Sondert</text:p>
      <text:p text:style-name="P1">mir Barnabas und Saulus aus zu dem</text:p>
      <text:p text:style-name="P1">Werke, zu welcheni ich sie berufen habe.</text:p>
      <text:p text:style-name="P1">C. i4, 2s. Rom. i, i.</text:p>
      <text:p text:style-name="P1">3· Da fasteien und beteten sie und legten</text:p>
      <text:p text:style-name="P1">ihnen die Hände auf und entlies;en sie. C.6,(z·</text:p>
      <text:p text:style-name="P1">4. Diese nun, ausgesandt vom heiligen</text:p>
      <text:p text:style-name="P1">Geiste, zogen hinab gen Seleucia und schiff-</text:p>
      <text:p text:style-name="P1">ten von dannen nach Cypern.</text:p>
      <text:p text:style-name="P1">5. Und als sie nach Salamis gekoninien</text:p>
      <text:p text:style-name="P1">waren, verkiindigten sie das Wort Gottes</text:p>
      <text:p text:style-name="P1">in den Versammlungen der -Juden. Sie</text:p>
      <text:p text:style-name="P1">hatten aber auch den Johannes znån4JEi;1;er.</text:p>
      <text:p text:style-name="P1">II. 6. Und als sie die ganze Insel bis</text:p>
      <text:p text:style-name="P1">nach Paphos durchzogen, fanden sie einen</text:p>
      <text:p text:style-name="P1">1iidifchen Zauberei: und falschen Propheten,</text:p>
      <text:p text:style-name="P1">Namens Bar-Jesus, C, 8, 9.</text:p>
      <text:p text:style-name="P1">7. welcher bei dem Statthalter Sergius</text:p>
      <text:p text:style-name="P1">Paulus war, einem verständigen Manne.</text:p>
      <text:p text:style-name="P1">Dieser berief den Barnab.is und Saulus</text:p>
      <text:p text:style-name="P1"><text:soft-page-break/>und begehrte das Wort Gottes zu hören.</text:p>
      <text:p text:style-name="P1">8. Aber es widersetzte sich ihnen Elhmas,</text:p>
      <text:p text:style-name="P1">der Zauberer (denii so wird fein Name ver-</text:p>
      <text:p text:style-name="P1">dollmetschtg, und s achte den Statthalter von</text:p>
      <text:p text:style-name="P1">dem G an en abzuwenden.</text:p>
      <text:p text:style-name="P1">9. Saulus aber, der auch Panlus«heißt,</text:p>
      <text:p text:style-name="P1">erfüllt mit heiligem Geiste, blickte ihn an</text:p>
      <text:p text:style-name="P1">und sprach: C« 9, -i7«</text:p>
      <text:p text:style-name="P1">10. O du, aller List und aller SFlkheit</text:p>
      <text:p text:style-name="P1">voll, Kind des Teufels, Feind aller erech-</text:p>
      <text:p text:style-name="P1">tTigkeit, wirst du nicht aufhören, die geraden</text:p>
      <text:p text:style-name="P1">ege des Herrnzu verkehren? H. Mos. is, is.</text:p>
      <text:p text:style-name="P1">11. Und nun siehe, die Hand des Herrn</text:p>
      <text:p text:style-name="P1">kommt über dich, und du wirst blind sein</text:p>
      <text:p text:style-name="P1">und die Sonne nicht sehen eine Zeit lang.</text:p>
      <text:p text:style-name="P1">Alsobald aber fiel Dunkel und Finsternis;</text:p>
      <text:p text:style-name="P1">auf ihn, und er ging umher und suchte</text:p>
      <text:p text:style-name="P1">Handleiter. Pf. 32, i.</text:p>
      <text:p text:style-name="P1">12. Da nun der Statthalter sah, was ge-</text:p>
      <text:p text:style-name="P1">schehen war, ward er gläubig und erstaunte</text:p>
      <text:p text:style-name="P1">über die Lehre des Herrn.</text:p>
      <text:p text:style-name="P1">III. 13. Paulus aber Und seine Gefähr-</text:p>
      <text:p text:style-name="P1">ten fuhren von Paphos ab nnd kamen nach</text:p>
      <text:p text:style-name="P1">Perge in Painphylien ; Johannes aber</text:p>
      <text:p text:style-name="P1">trennte sich von ihnen und kehrte gen Je-</text:p>
      <text:p text:style-name="P1">rusalem zurück. C. is, 37 te.</text:p>
      <text:p text:style-name="P1">14. Sie aber »zo en weiter you Perge und</text:p>
      <text:p text:style-name="P1">kamen genAntiocgia in Pifidien nnd g1UgM</text:p>
      <text:p text:style-name="P1"/>
      <text:p text:style-name="P1"/>
      <text:p text:style-name="P1"/>
      <text:p text:style-name="P1">Eins. 13.« der heil.</text:p>
      <text:p text:style-name="P1">in die Versammlung am Sabbathtag und</text:p>
      <text:p text:style-name="P1">setzten sich; .</text:p>
      <text:p text:style-name="P1">I5. Und nach BorlesunkBIes Gesetzes nnd«</text:p>
      <text:p text:style-name="P1">der Propheten ließen die - bersten der Ver-«</text:p>
      <text:p text:style-name="P1">samn1lung ihnen sagen: Ihr Brüder, habet</text:p>
      <text:p text:style-name="P1">ihr ein Wort der Ermahnung an das Volk,</text:p>
      <text:p text:style-name="P1">so redet! C. is, ei.</text:p>
      <text:p text:style-name="P1">16. Da stand Paulus auf und winkte mit</text:p>
      <text:p text:style-name="P1">der Hand und sprach: Ihr israelitischen</text:p>
      <text:p text:style-name="P1">Männer, und die ihr Gott fürchtet, höret</text:p>
      <text:p text:style-name="P1">mir zu!</text:p>
      <text:p text:style-name="P1">17. Der Gott dieses Volkes Jsrael er-</text:p>
      <text:p text:style-name="P1">wählte unsere Väter und erhöhete dasVolk,</text:p>
      <text:p text:style-name="P1">da sie Fremdling? waren in Aeghptenland,</text:p>
      <text:p text:style-name="P1">und mit hohem rme führte er sie hinaus</text:p>
      <text:p text:style-name="P1">aus demselben. C. 7., 2. S. Mos. es, is. is.</text:p>
      <text:p text:style-name="P1">2.Mos.i2,37:c. Jss.63,i2. Ez.2o,s:"c.</text:p>
      <text:p text:style-name="P1">«18. Und er trug sie bei vierzig Jahren in</text:p>
      <text:p text:style-name="P1">der Wüste; i.Mps.i4,34 5.Mos.i,3i.8,i5.ie.</text:p>
      <text:p text:style-name="P1">Ps.7s. Ha-.3,9. -</text:p>
      <text:p text:style-name="P1"><text:soft-page-break/>19. und vertilgte sieben Völker im Lande</text:p>
      <text:p text:style-name="P1">Canaan und gab ihnen das Land derselben</text:p>
      <text:p text:style-name="P1">zum Erbtheil. 5. Mos. 7, is. J-is. 2i, ii . it, 2.</text:p>
      <text:p text:style-name="P1">20. Und nach diesem gab er ihnen bei vier-</text:p>
      <text:p text:style-name="P1">hundert und fünf» ig Jahren Richter, bis</text:p>
      <text:p text:style-name="P1">auf Samuel, den å3ropheten.</text:p>
      <text:p text:style-name="P1">T - « Nicht. 2, is er. «l. Sinn. Z, 20.</text:p>
      <text:p text:style-name="P1">21 Und von da an begehrten sie einen</text:p>
      <text:p text:style-name="P1">König, und Gott gab ihnen Saul, den Sohn</text:p>
      <text:p text:style-name="P1">Kis, einen Mann aus dem StammeBenja-</text:p>
      <text:p text:style-name="P1">min,»vierzig Jahrelang. i.Sam.8,5.9,i .2.i6.</text:p>
      <text:p text:style-name="P1">22. Und nachdem er denselben entsetzt,</text:p>
      <text:p text:style-name="P1">erweckte er ihnen den David zum Könige,</text:p>
      <text:p text:style-name="P1">dem er auch Zeugnis; gab, sprechend: »Ich</text:p>
      <text:p text:style-name="P1">habe David gefunden, den Sohn Jesse,</text:p>
      <text:p text:style-name="P1">einen Mann nach meinem Herzen, der allen</text:p>
      <text:p text:style-name="P1">meinen Willen thun wird.« . ,</text:p>
      <text:p text:style-name="P1">1. S«-n. is, i. is. i3, it. Pf. 89,2i.</text:p>
      <text:p text:style-name="P1">23. Aus dessen Samenhat nun Gott nach</text:p>
      <text:p text:style-name="P1">derVerheißung Israel zum Heiland Jesum</text:p>
      <text:p text:style-name="P1">erweckt; Rom. i. Z. Jis;-ii, i. Lin. i, 27. ,</text:p>
      <text:p text:style-name="P1">24. nachdem Johannes vor dessen Auf-</text:p>
      <text:p text:style-name="P1">tritt die Taufe der Buße allem Volke Jsrael·</text:p>
      <text:p text:style-name="P1">gepredigt hatte. C. i9, 4. . , » « :</text:p>
      <text:p text:style-name="P1">25. Als aber Johannes den Laus vollendete,</text:p>
      <text:p text:style-name="P1">sprach er: Wer meinet ihr, daß ich sei? Ich</text:p>
      <text:p text:style-name="P1">bin es nicht, sondern siehe, es kommt Einer</text:p>
      <text:p text:style-name="P1">nach mir, dem ich nicht Werth bin, den</text:p>
      <text:p text:style-name="P1">Schuh seiner Füße zu lösen.</text:p>
      <text:p text:style-name="P1">· Luc. Z, i5 re. Ioh. i, 20&amp;c.</text:p>
      <text:p text:style-name="P1">26. Ihr Männer und Brüder, Söhne des</text:p>
      <text:p text:style-name="P1">Geschlechtes Abrahams, und die unter euch</text:p>
      <text:p text:style-name="P1">Gott fürchten, an euch ist das Wort dieses</text:p>
      <text:p text:style-name="P1">Heils gesendet. « C. 3,25· io, se.</text:p>
      <text:p text:style-name="P1">27. Denn die zu Jerusalem wohnen und</text:p>
      <text:p text:style-name="P1">ihre Obersten haben diesen nicht erkannt,</text:p>
      <text:p text:style-name="P1">nnd anch die Stimmen der Propheten, die</text:p>
      <text:p text:style-name="P1">J</text:p>
      <text:p text:style-name="P1">Apostel. «3»Cap) 13. t«4’7«</text:p>
      <text:p text:style-name="P1">an jedem Sabbath gelesen werden, durch ihr</text:p>
      <text:p text:style-name="P1">Urtheil erfüllet. C.3, i7. Ich. is, Z. Jes.29« «-I</text:p>
      <text:p text:style-name="P1">28. Und obgleich sie keine Schuld des Todes</text:p>
      <text:p text:style-name="P1">fanden , begehrten sie doch von Pilatus, daß</text:p>
      <text:p text:style-name="P1">er getödtet werde. Matth.27, 20.22.23. «</text:p>
      <text:p text:style-name="P1">29.«Und nachdem sie Alles vollendet, was</text:p>
      <text:p text:style-name="P1">von ihm lgeschrieben steht, nahmen sie ihn</text:p>
      <text:p text:style-name="P1">vom Ho ze herab und legten ihn inein-</text:p>
      <text:p text:style-name="P1">Grab. Luc. is, 3i. March. 27, 59:c. « «</text:p>
      <text:p text:style-name="P1">30. Gott aber hat ihn auferweckt von den«</text:p>
      <text:p text:style-name="P1">Todten. C. S, is.</text:p>
      <text:p text:style-name="P1">31. Derselbe erschien mehrere Ta e hin-</text:p>
      <text:p text:style-name="P1">durch denen, die mit ihm aus Galiläa en-«</text:p>
      <text:p text:style-name="P1"><text:soft-page-break/>Jerusalem hinauf« ezogen waren , weahe</text:p>
      <text:p text:style-name="P1">nun seine Zeugen sind an das Volk.</text:p>
      <text:p text:style-name="P1">C-i,3. io, 4o.4i.</text:p>
      <text:p text:style-name="P1">32. Und wir verkündigen euch das Evan-</text:p>
      <text:p text:style-name="P1">gelium der an die Väter geschehenen Ver-</text:p>
      <text:p text:style-name="P1">heis;ung, daß Gott dieselbe uns, ihren Kin-</text:p>
      <text:p text:style-name="P1">dern, erfüllet hat, indem er Jesum aufer-</text:p>
      <text:p text:style-name="P1">w;gteW,Luc.2«Z,P. Pf l sch .</text:p>
      <text:p text:style-name="P1">. ie an im weiten a m e rie-</text:p>
      <text:p text:style-name="P1">ben steht: ,,Du bistzmein Sohn, he3te habe</text:p>
      <text:p text:style-name="P1">ich dich gezeu"get.« Ps»2, 7, - -</text:p>
      <text:p text:style-name="P1">34. Daß er ihn aber von den Todten aus-</text:p>
      <text:p text:style-name="P1">erweckte, so daß er nicht mehr zurückkehren</text:p>
      <text:p text:style-name="P1">sollte zur Verwesung, hat er also aus e-</text:p>
      <text:p text:style-name="P1">sprochen: ,,«Jch will euch die dem David siclier</text:p>
      <text:p text:style-name="P1">verheis;ene Gnadegeben.« E.2,27. Je"s.55,3.</text:p>
      <text:p text:style-name="P1">35. Darum spricht er auch an einem andern</text:p>
      <text:p text:style-name="P1">Orte: »Du wirst nicht ugeben, daß dein</text:p>
      <text:p text:style-name="P1">Heiliger die Verwesung sehe« Pf. is, io.</text:p>
      <text:p text:style-name="P1">36. Denn David, nachdem er zu seiner</text:p>
      <text:p text:style-name="P1">Zeit dem Rathschlusse Gottes edienet, ist</text:p>
      <text:p text:style-name="P1">entschlafen und zu seinen Zittern ver-»</text:p>
      <text:p text:style-name="P1">sammelt worden»und hat die Verwesung</text:p>
      <text:p text:style-name="P1">gesehen. C. 2, A) re. « « -</text:p>
      <text:p text:style-name="P1">37. Der aber, den Gott auferweckte, hat</text:p>
      <text:p text:style-name="P1">die Verwesung nicht gesehen. »</text:p>
      <text:p text:style-name="P1">38. So sei euch nun kund, ihr Männer</text:p>
      <text:p text:style-name="P1">und Brüder, daß euch durch diesen Ver-</text:p>
      <text:p text:style-name="P1">gebung der Sünden verkündigt wird;</text:p>
      <text:p text:style-name="P1">C. 40, 43. Luc. U-, 47.</text:p>
      <text:p text:style-name="P1">39. und von Allem, wovon ihr nicht konntet</text:p>
      <text:p text:style-name="P1">in dem Gesetze Moses gerecht gesprochen</text:p>
      <text:p text:style-name="P1">werden,wird1n diesem ein Jeder, derglaubt,»</text:p>
      <text:p text:style-name="P1">gerecht gesprochen. N-Im. Z, 28,</text:p>
      <text:p text:style-name="P1">40. So sehst nun zu, daß ni t iiberseuchi</text:p>
      <text:p text:style-name="P1">komme, was gesagt ist in den Propheten:</text:p>
      <text:p text:style-name="P1">Jcs. W, -l-i-. Hab. i, 5.</text:p>
      <text:p text:style-name="P1">41. ,,Sehet, ihr V erächter, und verwundert</text:p>
      <text:p text:style-name="P1">euch und werdet u nichte; denn ich thue ein</text:p>
      <text:p text:style-name="P1">Werk in eUCrnkageli, ein Werk, welches</text:p>
      <text:p text:style-name="P1">ihr nicht glauben werdet, wenn es euch Je-</text:p>
      <text:p text:style-name="P1">mand er ’ let</text:p>
      <text:p text:style-name="P1">zah ·« »;</text:p>
      <text:p text:style-name="P1">42. Als sie aber aus der Versammlung</text:p>
      <text:p text:style-name="P1">gingen, baten sie, das; auf den na"chsteu</text:p>
      <text:p text:style-name="P1"/>
      <text:p text:style-name="P1"/>
      <text:p text:style-name="P1"/>
      <text:p text:style-name="P1">predig’Zt werden.</text:p>
      <text:p text:style-name="P1">43. achdem aber die Versammlung aus-</text:p>
      <text:p text:style-name="P1">einander gegangen war, folgten viele der</text:p>
      <text:p text:style-name="P1">Juden und andachtigen Judengenossen dem</text:p>
      <text:p text:style-name="P1"><text:soft-page-break/>Paulus und Barnabas nach,welche zu ihnen</text:p>
      <text:p text:style-name="P1">redeten nnd sie ermahnten, in der Gnade</text:p>
      <text:p text:style-name="P1">Gottes zu verharren. C.«, as.</text:p>
      <text:p text:style-name="P1">IV. 44. Und am folgenden Sabbath ver-</text:p>
      <text:p text:style-name="P1">LiSmmelte sich fast die ganze Stadt, das</text:p>
      <text:p text:style-name="P1">ort Gottes zu hören.</text:p>
      <text:p text:style-name="P1">45. Als aber die Juden die Menge sahen,</text:p>
      <text:p text:style-name="P1">wurden sie mit Eifersucht erfüllt nnd wider-</text:p>
      <text:p text:style-name="P1">sprachen dem von Paulus Gesagten, wider-</text:p>
      <text:p text:style-name="P1">sprachen und lästerten. i. Thcss. 2, 14—46.</text:p>
      <text:p text:style-name="P1">46. Da sprachen Paulus und Barnabas</text:p>
      <text:p text:style-name="P1">freimiithig: Euch mußte das Wort Gottes</text:p>
      <text:p text:style-name="P1">zuerst geprediget werden; da ihr es aber</text:p>
      <text:p text:style-name="P1">von euch stoßet und euch selbst nicht würdig</text:p>
      <text:p text:style-name="P1">achtet des ewigen Lebens, siehe, so wenden</text:p>
      <text:p text:style-name="P1">wir uns zu den Heiden.</text:p>
      <text:p text:style-name="P1">C.3,2s.28,28. Matth.io,o.24, 4»·i·22,s—8.</text:p>
      <text:p text:style-name="P1">47. Denn· also hat uns der gen geboten:</text:p>
      <text:p text:style-name="P1">»Ich habe dich zum Lichte der eiden gesetzt,</text:p>
      <text:p text:style-name="P1">daß du zum Heil seiest bis an das Ende der</text:p>
      <text:p text:style-name="P1">Erde.« C. i, s. J-s. -so, s.</text:p>
      <text:p text:style-name="P1">48. Als die Heiden dieses hörten, wurden</text:p>
      <text:p text:style-name="P1">sie froh, und priesen das Wort des Herrn;</text:p>
      <text:p text:style-name="P1">und es glaubten, so viel ihrer verordnet</text:p>
      <text:p text:style-name="P1">waren Czum ewigen Leben. 9iöm. 8, :-9. so.</text:p>
      <text:p text:style-name="P1">49. s verbreitete sich aber das Wort des</text:p>
      <text:p text:style-name="P1">Herrn durch das ganze Land.</text:p>
      <text:p text:style-name="P1">50. Die Juden aber reizten die andächti-</text:p>
      <text:p text:style-name="P1">In und angesehenen Weiber auf und die</text:p>
      <text:p text:style-name="P1">ornehmsten der Stadt, und erregten eine</text:p>
      <text:p text:style-name="P1">Verfolgung wider Paulus und Barnabas,</text:p>
      <text:p text:style-name="P1">und vertrieben sie aus ihren Grenzen.</text:p>
      <text:p text:style-name="P1">C i4,2. «7,5.</text:p>
      <text:p text:style-name="P1">51. Sie aber schüttelten den Staub von</text:p>
      <text:p text:style-name="P1">ihren Füßen über sie und kamen gen Jed-</text:p>
      <text:p text:style-name="P1">nium. C. is, o. Lo«catih. io, i4. »</text:p>
      <text:p text:style-name="P1">52." Die Jünåer aber wurden mit Freude</text:p>
      <text:p text:style-name="P1">und heiligem eiste erfüllet.</text:p>
      <text:p text:style-name="P1">Cap. XIV.</text:p>
      <text:p text:style-name="P1">l. Verrichtungen und Schicksale des Paulus und</text:p>
      <text:p text:style-name="P1">Batnabas zu Jconium, 4«-7; ll. zu Lystra, 8-20;</text:p>
      <text:p text:style-name="P1">I1l. ihre Rückkehr nach Antiochia. 21—28.</text:p>
      <text:p text:style-name="P1">l. 1. Es geschah aber zu Jconium, daß sie</text:p>
      <text:p text:style-name="P1">mit einander in die Versammlung der Ju-</text:p>
      <text:p text:style-name="P1">den gingen und also redeten, daß eine große</text:p>
      <text:p text:style-name="P1">Menge von Juden und Griechen glcmbig</text:p>
      <text:p text:style-name="P1">wurden. C. «, So. 2i.</text:p>
      <text:p text:style-name="P1">2. Die ungläubigen Juden aber erregten</text:p>
      <text:p text:style-name="P1">und erbitterten die Gemiither der Heiden</text:p>
      <text:p text:style-name="P1">wider die Brüder. C.43,4s.so.</text:p>
      <text:p text:style-name="P1">3. Doch hatten sie lange Zeitihren Aufent-</text:p>
      <text:p text:style-name="P1">O</text:p>
      <text:p text:style-name="P1"><text:soft-page-break/>148 « Cc«p.-is. 14. Die Geschichtm - Es»-. i4.</text:p>
      <text:p text:style-name="P1">Sabbath ihnen diese Worte möchten ge-</text:p>
      <text:p text:style-name="P1">lt daselbst, und lehrten sreimijthi im</text:p>
      <text:p text:style-name="P1">errn, der Zeu niß ab dem Worte Einer</text:p>
      <text:p text:style-name="P1">nade und liess Zei3en und Wunder ge-</text:p>
      <text:p text:style-name="P1">schehen durch ihre Feinde.</text:p>
      <text:p text:style-name="P1">· are. M, ZU. Heb. I, L.</text:p>
      <text:p text:style-name="P1">4. Aber die Menge der Stadt theilte sich,</text:p>
      <text:p text:style-name="P1">und die Einen waren mit den Juden, die·</text:p>
      <text:p text:style-name="P1">Andern aber mit den· Aposteln.</text:p>
      <text:p text:style-name="P1">5. Als sich aber ein Sturm erhob von</text:p>
      <text:p text:style-name="P1">den·Heiden und Juden, sammt ihren Ober-</text:p>
      <text:p text:style-name="P1">sten, sie zu mißhandeln und zu steinigen,</text:p>
      <text:p text:style-name="P1">2.Tiin.3, t().4 .</text:p>
      <text:p text:style-name="P1">G» und sie dessen inne wurden, entflohen</text:p>
      <text:p text:style-name="P1">sie in die St;idte Lycaoniens, Lhstra und</text:p>
      <text:p text:style-name="P1">Derbe, und in die umliegende Landsck;ast;</text:p>
      <text:p text:style-name="P1">Matih.io. Z.</text:p>
      <text:p text:style-name="P1">7.« und daselbst predigten sie das Evan-</text:p>
      <text:p text:style-name="P1">gel1um.</text:p>
      <text:p text:style-name="P1">lI. 8. Und zu Lhftra saß einMann, unver-</text:p>
      <text:p text:style-name="P1">mögend an den Füßen, lahm von Mutterleib</text:p>
      <text:p text:style-name="P1">an, der niemals gewandelt hatte. C. 3,2 re.</text:p>
      <text:p text:style-name="P1">9. Dieser hörte Paulus reden, und als«</text:p>
      <text:p text:style-name="P1">derselbe ihn anblickte nnd sah , daß er</text:p>
      <text:p text:style-name="P1">Glauben hatte , es könne ihm geholfen</text:p>
      <text:p text:style-name="P1">werden, March 9, 28.</text:p>
      <text:p text:style-name="P1">10. sprach er mit lauter Stimme: Stehe«</text:p>
      <text:p text:style-name="P1">auf deine Füße aufrecht! Und er sprang ans</text:p>
      <text:p text:style-name="P1">und wandelte. C, Z, 8,</text:p>
      <text:p text:style-name="P1">11. Als aber das Volk sah, was Paulus</text:p>
      <text:p text:style-name="P1">gethan,erhobensieihreStimmeundsprachen</text:p>
      <text:p text:style-name="P1">auf Lycaonisch: Die Götter sind in Men-</text:p>
      <text:p text:style-name="P1">schengeftalt zu uns herabgekommen. C· es, ci-</text:p>
      <text:p text:style-name="P1">12. Und THE nannten den Barnabas Ju-</text:p>
      <text:p text:style-name="P1">piter, den aulus aber Mereur, darum weil.</text:p>
      <text:p text:style-name="P1">er das Wort führte. .</text:p>
      <text:p text:style-name="P1">13. Der Priester des Jupiter aber, dessen</text:p>
      <text:p text:style-name="P1">Tempel vor ihrer Stadt war, brachte Och-</text:p>
      <text:p text:style-name="P1">sen und Kränze an die Thore und wollte</text:p>
      <text:p text:style-name="P1">sammt dem Volke opfern.</text:p>
      <text:p text:style-name="P1">14. Als aber die Apostel, Barnabas und</text:p>
      <text:p text:style-name="P1">Paulus, das hörten, zerrissen sie ihre Klei-</text:p>
      <text:p text:style-name="P1">der, sprangen heraus unter das Volk und</text:p>
      <text:p text:style-name="P1">schrieen und sprachen:</text:p>
      <text:p text:style-name="P1">15. Ihr Männer, warum thut ihr dieses?</text:p>
      <text:p text:style-name="P1">Auch wir sind Menschen , gleichen Anfech-</text:p>
      <text:p text:style-name="P1">tungen wie ihr unterworgen, und predigen</text:p>
      <text:p text:style-name="P1">euch das Evangelium, da ihr euch von die-</text:p>
      <text:p text:style-name="P1">sen eiteln Dingen bekehret Fu dem lebendi-</text:p>
      <text:p text:style-name="P1">gen Gott, der den Himme und die Erde</text:p>
      <text:p text:style-name="P1">gemacht hat, und das Meer, und Alles, was</text:p>
      <text:p text:style-name="P1"><text:soft-page-break/>darin ist; C. io,2i;. i7,23.24. ei. Thess.i,9.</text:p>
      <text:p text:style-name="P1">16. der in den vergangenen Zlzeiten alle</text:p>
      <text:p text:style-name="P1">Heiden hat ihre Wege wandeln assen; "</text:p>
      <text:p text:style-name="P1">C. i7, so. oiöm. «, se.</text:p>
      <text:p text:style-name="P1">17. wiewohl er sieh selbst nicht unbezeuget</text:p>
      <text:p text:style-name="P1">ließ, sondern Gutes that, indem er vom</text:p>
      <text:p text:style-name="P1">Himmel herab uns Regen gab und frucht-</text:p>
      <text:p text:style-name="P1"/>
      <text:p text:style-name="P1"/>
      <text:p text:style-name="P1"/>
      <text:p text:style-name="P1">Es;-. 14. 15. de: heil. Appstel;" Cap.s1"5. 149</text:p>
      <text:p text:style-name="P1">share Zeiten, und mit Speise und Freude</text:p>
      <text:p text:style-name="P1">«.unsere Kerzen erfüllte. «</text:p>
      <text:p text:style-name="P1">Im. il, Nie. Jst. Z,-U. Matth. I, 4s.</text:p>
      <text:p text:style-name="P1">«"18. Und durch diese Reden konnten sie</text:p>
      <text:p text:style-name="P1">«daTVolk la um bernh1gen, daßsieihnennicht</text:p>
      <text:p text:style-name="P1">op erten. "</text:p>
      <text:p text:style-name="P1">19. Es kamen aber aus Antiochia und</text:p>
      <text:p text:style-name="P1">Jconium Juden an, die überredeten das</text:p>
      <text:p text:style-name="P1">«-Vol»lund steinigten den Paulus und schlepp-</text:p>
      <text:p text:style-name="P1">ten ihn hinaus vor die Stadt, da sie meinten,</text:p>
      <text:p text:style-name="P1">-er wäre gestorben. C.4:z, 44.s0. 2.C«-r.-«,25.</text:p>
      <text:p text:style-name="P1">20. Als ihn aber die Jünger umringten,</text:p>
      <text:p text:style-name="P1">Hand er auf und ging hinein in die Stadt.</text:p>
      <text:p text:style-name="P1">« nd des folgenden Tages zog er mit Bar-</text:p>
      <text:p text:style-name="P1">nabas fort nach Derbe.</text:p>
      <text:p text:style-name="P1">lll· 21. Und nachdem sie dieser Stadt das</text:p>
      <text:p text:style-name="P1">-Evangelium gepredigt· und Viele c?uJiingern</text:p>
      <text:p text:style-name="P1">gema t, kehrten sie wlederzuru gen Lhstra</text:p>
      <text:p text:style-name="P1">und Jcomum und Ant1ochia,</text:p>
      <text:p text:style-name="P1">22. stärkten die Seelen der Jünger und</text:p>
      <text:p text:style-name="P1">ermahnten sie, im Glauben zu verharren,</text:p>
      <text:p text:style-name="P1">nnd daß wir durch viele Triibsale eingehen</text:p>
      <text:p text:style-name="P1">nu"issen in das Reich Gottes.</text:p>
      <text:p text:style-name="P1">C.-13,4:-1. 2.Tim.3,«2. Röm.8, 47; Ps.s4,20,</text:p>
      <text:p text:style-name="P1">23. Nachdem sie ihnen aber Aelteste er-</text:p>
      <text:p text:style-name="P1">wählt hatten in jeder Gemeinde, empsahlen</text:p>
      <text:p text:style-name="P1">-sie dieselben unter Gebet und Fasten dem</text:p>
      <text:p text:style-name="P1">Herrn, an welchen sie gläubig geworden.</text:p>
      <text:p text:style-name="P1">C. 20. 28. es, Z.</text:p>
      <text:p text:style-name="P1">24. Und sie durchzogen Pisidien und ka-</text:p>
      <text:p text:style-name="P1">«men nach Pamphh ten. «</text:p>
      <text:p text:style-name="P1">25. Und nachdem sie u Perge das Wort</text:p>
      <text:p text:style-name="P1">gepredigthatten, ogenslehinab genAttalia.</text:p>
      <text:p text:style-name="P1">26. Und von da zschifften sie nach Antiochia,</text:p>
      <text:p text:style-name="P1">-von wo aus sie der Gnade Gottes waren</text:p>
      <text:p text:style-name="P1">—empLohlen worden zu dem Werke, das sie</text:p>
      <text:p text:style-name="P1">voll racht hatten. C. es, 4—3. es, 40.</text:p>
      <text:p text:style-name="P1">27. Als sie aber dort angekommen waren</text:p>
      <text:p text:style-name="P1">und die Gemeinde versammelt hatten, er-</text:p>
      <text:p text:style-name="P1">zählten sie, wie große Din e Gott mit ihnen</text:p>
      <text:p text:style-name="P1">gethan, und daß er den Beiden die Thüre</text:p>
      <text:p text:style-name="P1"><text:soft-page-break/>des Glaubens geöffnet habe. C. I-I, le.</text:p>
      <text:p text:style-name="P1">·28. Sie hatten aber naht geringe Zeit</text:p>
      <text:p text:style-name="P1">ihren Aufenthalt daselbst bei den Jüngern.</text:p>
      <text:p text:style-name="P1">Cap. XV. «</text:p>
      <text:p text:style-name="P1">l- As-ostolische Versammlung zu Jerusalem</text:p>
      <text:p text:style-name="P1">wegen Beschneidung der Heiden·Christen. 4—24.</text:p>
      <text:p text:style-name="P1">ll. Schreiben derselben an die Christen zu An-</text:p>
      <text:p text:style-name="P1">tiochia. 22—34. lll. Paulus und Barnabas</text:p>
      <text:p text:style-name="P1">trennen sich. 35-«. «</text:p>
      <text:p text:style-name="P1">l. 1. Und Etliche kamen herab aus dem</text:p>
      <text:p text:style-name="P1">jüdischen Lande und lehrten die Brüder:</text:p>
      <text:p text:style-name="P1">Wenn ihr euch nicht nach dem Gebrau e</text:p>
      <text:p text:style-name="P1">Moses beschneiden lasset, okönnet ihr ni t</text:p>
      <text:p text:style-name="P1">selig werden. Gal.s,«c.</text:p>
      <text:p text:style-name="P1">2. Da sich nun Fu-jefpalt erhob, und Pack-</text:p>
      <text:p text:style-name="P1">lus und Barna as nicht geringen Streit</text:p>
      <text:p text:style-name="P1">mit ihnen hatten, verordneten sie, daß Pau-</text:p>
      <text:p text:style-name="P1">lus und Barnabas und etliche Andere aus</text:p>
      <text:p text:style-name="P1">ihnen zu»den Aposteln undAeltesten enJe-</text:p>
      <text:p text:style-name="P1">rusalem hinausziehen sollten, dieserEtreit-</text:p>
      <text:p text:style-name="P1">frage wegen. C, «, 30, «</text:p>
      <text:p text:style-name="P1">3. Diese nun, von der Gemeinde geleitet,</text:p>
      <text:p text:style-name="P1">durch?ogen Phbnicien und Samaria und</text:p>
      <text:p text:style-name="P1">erzäh ten die Bekehrung der ÅHeiden und</text:p>
      <text:p text:style-name="P1">machten große Freude allen r(EideZi;7</text:p>
      <text:p text:style-name="P1">.4 , .</text:p>
      <text:p text:style-name="P1">«4. Als sie aber gen Jerusalem gekommen,</text:p>
      <text:p text:style-name="P1">wurden sie von der Gemeinde und den</text:p>
      <text:p text:style-name="P1">Aposteln und den Aeltesten empfangen und</text:p>
      <text:p text:style-name="P1">oerkündigten, wie große Dinge Gott mit</text:p>
      <text:p text:style-name="P1">ihnen gethan habe.</text:p>
      <text:p text:style-name="P1">b. Es standen aber Etliche auf von der</text:p>
      <text:p text:style-name="P1">Sekte der Pharisäer, welche läubig gewor-</text:p>
      <text:p text:style-name="P1">den waren, und sprachen: gMan me; sie</text:p>
      <text:p text:style-name="P1">beschneiden und ihnen gebieten, das esetz</text:p>
      <text:p text:style-name="P1">Moses zu halten. C. 26, Z.</text:p>
      <text:p text:style-name="P1">6. Da kamen die Apostel und die Aeltesten</text:p>
      <text:p text:style-name="P1">zusammen, über diese Sache zu erkennen.</text:p>
      <text:p text:style-name="P1">7. Als sich nun viel Streit erhob, stand</text:p>
      <text:p text:style-name="P1">Petrus aus und sprach zu ihnen: Ihr</text:p>
      <text:p text:style-name="P1">Männer und Brüder, ihr wisset, daß Gott</text:p>
      <text:p text:style-name="P1">lan e vor diesen Tagen unter uns mich er-</text:p>
      <text:p text:style-name="P1">wälzt hat, daß durch meinen Mund die</text:p>
      <text:p text:style-name="P1">Heiden das Wort des Evangeliums hören</text:p>
      <text:p text:style-name="P1">und glauben sollen. C. 40, 20. Z4 :c.</text:p>
      <text:p text:style-name="P1">8. Und Gott, der Herzenskenner, ab ih-</text:p>
      <text:p text:style-name="P1">nen Zeugniß, indem er ihnen den hqeiligen</text:p>
      <text:p text:style-name="P1">Geist ga , gleichwie auch uns. «</text:p>
      <text:p text:style-name="P1">9. Und er machte keinen Unterschied zwi-</text:p>
      <text:p text:style-name="P1">schen uns und ihnen, indem er durch"den</text:p>
      <text:p text:style-name="P1">Glauben ihre Herzen reinigte.</text:p>
      <text:p text:style-name="P1">C. 40, 45. 47. Rom. -o, 42.</text:p>
      <text:p text:style-name="P1"><text:soft-page-break/>10. Warum versuchet ihr nun Gott, ein</text:p>
      <text:p text:style-name="P1">Joch ans den Nacken der Jünger zu legen,</text:p>
      <text:p text:style-name="P1">welches weder unsere Väter, noch wir tra-</text:p>
      <text:p text:style-name="P1">gen mochten? G«:1.3, 40.24. Muth. 23, 4.</text:p>
      <text:p text:style-name="P1">11. Sondern durch die Gnade des Herrn</text:p>
      <text:p text:style-name="P1">JeFu Christi glauben wir selig zu werden,</text:p>
      <text:p text:style-name="P1">an die Weise, wie auch jene.</text:p>
      <text:p text:style-name="P1">Röm. Z, 20 re. Eph. 2, il-—t0.«</text:p>
      <text:p text:style-name="P1">12. Es schwieg aber die anze Menge und</text:p>
      <text:p text:style-name="P1">hörte dem Barnabas und Paulus zu, welche</text:p>
      <text:p text:style-name="P1">erzählten, wie viele Zeichen und Wunder</text:p>
      <text:p text:style-name="P1">Gott unter den Heiden durch sie gethan.</text:p>
      <text:p text:style-name="P1">13. Nachdem sie aber eschwiegen, hob</text:p>
      <text:p text:style-name="P1">Iaeobus an und sprach: Ihr Männer Und</text:p>
      <text:p text:style-name="P1">Brüder, h’oret mich! E. as, is.</text:p>
      <text:p text:style-name="P1">14. Simon hat erzählt, wie es »Gott Zuerst</text:p>
      <text:p text:style-name="P1">gefallen habe, aus den Heiden ein Vo kan-</text:p>
      <text:p text:style-name="P1">zunehmen für seinen Namen.</text:p>
      <text:p text:style-name="P1"/>
      <text:p text:style-name="P1"/>
      <text:p text:style-name="P1"/>
      <text:p text:style-name="P1">150 C:-p. «15. Die Geischichteu Cap. 15. 16.««</text:p>
      <text:p text:style-name="P1">15. Und damit stimmen iiberein die Worte</text:p>
      <text:p text:style-name="P1">der Propheten, wie geschrieben steht:</text:p>
      <text:p text:style-name="P1">Am.9.«.. te.</text:p>
      <text:p text:style-name="P1">16. »Darnach will ich mich wieder urück-</text:p>
      <text:p text:style-name="P1">wenden und wieder aufbauen die zerzfallene</text:p>
      <text:p text:style-name="P1">Hütte Davids, und das Zerstörte an ihr</text:p>
      <text:p text:style-name="P1">wgl ich wieder bauen und sie wieder auf-</text:p>
      <text:p text:style-name="P1">r1 ten, ·</text:p>
      <text:p text:style-name="P1">17. auf daß die übrk1gen der Menschen den</text:p>
      <text:p text:style-name="P1">Herrn suchen, und a e Völker, über welche</text:p>
      <text:p text:style-name="P1">mein Name angkrufen worden, spricht der</text:p>
      <text:p text:style-name="P1">Herr, der dies; lles thut.« -</text:p>
      <text:p text:style-name="P1">18. Gott sind von Ewigkeit her alle seine</text:p>
      <text:p text:style-name="P1">Werke bekannt.</text:p>
      <text:p text:style-name="P1">19. Darum urtheile ich, man soll denen</text:p>
      <text:p text:style-name="P1">aus den Heiden, die sich zu Gott bekehren,</text:p>
      <text:p text:style-name="P1">keå1Be Bes;hwer·1;e ma(?c;n ;-b » f« f»ch</text:p>
      <text:p text:style-name="P1">. on ern : neu re: en, das; te I</text:p>
      <text:p text:style-name="P1">enthalten von den Befleckun en der Götzen</text:p>
      <text:p text:style-name="P1">und der Unzucht und dem Ersiickten und dem</text:p>
      <text:p text:style-name="P1">Blute. C.24,ge-. -s.Cok.«o,7.8. 1.Ty2ss.!-,·s:c.</text:p>
      <text:p text:style-name="P1">3.Mos.47,«o—4(z. 4.M2-,.9,4.</text:p>
      <text:p text:style-name="P1">21. Denn Moses hat von alter Zeit her</text:p>
      <text:p text:style-name="P1">in jeder Stadt solche, die ihn verkündigen,</text:p>
      <text:p text:style-name="P1">da er in den Versammlungen an jedem</text:p>
      <text:p text:style-name="P1">Sabbath oorgelesel1 wird. C. is, is.</text:p>
      <text:p text:style-name="P1">II. 22. Da gefiel es den Aposteln und</text:p>
      <text:p text:style-name="P1">deli Aeltesten, sammt der gan en Gemeinde,</text:p>
      <text:p text:style-name="P1">Männer aus sich zu erwählen und mit</text:p>
      <text:p text:style-name="P1">Paulus und Barnabas gen Antiochia zu</text:p>
      <text:p text:style-name="P1"><text:soft-page-break/>schicken, nämlich den Judas, mit dem Zu-</text:p>
      <text:p text:style-name="P1">namen Barsabas, und den Silas, ange-</text:p>
      <text:p text:style-name="P1">sehene Männer unter den Brüdern.</text:p>
      <text:p text:style-name="P1">23. Und sie sandten dur3 ihre Hand fol-</text:p>
      <text:p text:style-name="P1">gfndes Schreiben: Die postel und die</text:p>
      <text:p text:style-name="P1">eltesten und die Brüder wünschen Heil</text:p>
      <text:p text:style-name="P1">den Brüdern zu Antioehia und in Shrien</text:p>
      <text:p text:style-name="P1">und in Cilicien, die ans den Heiden sind.</text:p>
      <text:p text:style-name="P1">24. Da wir gehört haben, das; Etliche,</text:p>
      <text:p text:style-name="P1">die von uns ausge angen, durch Reden euch</text:p>
      <text:p text:style-name="P1">verwirrtund eure Seelen beunruhi thaben,</text:p>
      <text:p text:style-name="P1">indem sie sagten, man müsse sich beszchneiden</text:p>
      <text:p text:style-name="P1">lassen und das Gesetz halten , denen wir es</text:p>
      <text:p text:style-name="P1">nicht befohlen hatten; C. is, 4. G-I. -i, 7. 2, l·</text:p>
      <text:p text:style-name="P1">25. so hat uns, die wir einmüthig ver-</text:p>
      <text:p text:style-name="P1">sammelt waren, gefallen, Männer auszu-</text:p>
      <text:p text:style-name="P1">wählen und zu euch zu senden mit unsern</text:p>
      <text:p text:style-name="P1">Geliebten Barnabas und Paulus, .</text:p>
      <text:p text:style-name="P1">26. Männern, die ihr Leben hingegeben</text:p>
      <text:p text:style-name="P1">haben für den Namen unsers Herrn Jesu</text:p>
      <text:p text:style-name="P1">Christi. C. 44, 49.</text:p>
      <text:p text:style-name="P1">27. Wir haben also den Judas und Silas</text:p>
      <text:p text:style-name="P1">gesandt, welche auch selbst euch mündlich</text:p>
      <text:p text:style-name="P1">eben dasselbe verkünd1gen sollen.</text:p>
      <text:p text:style-name="P1">28. Es hat nämlich dem heiligen Geiste</text:p>
      <text:p text:style-name="P1">und uns gefallen, euch keine weitere Ve-</text:p>
      <text:p text:style-name="P1">schwerde auszulegen, außer diesen noth-</text:p>
      <text:p text:style-name="P1">wendi en Stücken:</text:p>
      <text:p text:style-name="P1">29. Daß ihr euch enthaltet der G’otzen-</text:p>
      <text:p text:style-name="P1">opfer und des Blutes und des Ersticktelt</text:p>
      <text:p text:style-name="P1">und der Unzåccht; wenn ihr vor diesen Din-</text:p>
      <text:p text:style-name="P1">gen euch in cht nehmet, so werdet ihr wohl</text:p>
      <text:p text:style-name="P1">thun. Lebet wohl! « E-«.8. 2«M»s.34,-ists.</text:p>
      <text:p text:style-name="P1">. . Oss.2, 44.2o.</text:p>
      <text:p text:style-name="P1">30. Nachdem nun diese entlassen worden,</text:p>
      <text:p text:style-name="P1">kamen sie gen Antiochia und versammelten</text:p>
      <text:p text:style-name="P1">die Menge und übergaben das Schreiben.</text:p>
      <text:p text:style-name="P1">31. Und da sie dasselbe gelesen, freuten</text:p>
      <text:p text:style-name="P1">sie sich des Trostes. . «</text:p>
      <text:p text:style-name="P1">32. Judas aber und Silas, die auch selbst</text:p>
      <text:p text:style-name="P1">Prophetenwaren,ermahntendieBrüdermit</text:p>
      <text:p text:style-name="P1">vieler Rede und stärktcn sie. C. «-,22. I</text:p>
      <text:p text:style-name="P1">33. Und nachdem sie eini e Zeit daselbst</text:p>
      <text:p text:style-name="P1">zugebracht hatten, wurden Este mit Frieden</text:p>
      <text:p text:style-name="P1">von den Brüdern zu den Aposteln entlassen.</text:p>
      <text:p text:style-name="P1">34. Es gesiel aber dem Silas, daselbst</text:p>
      <text:p text:style-name="P1">zu bleiben. .</text:p>
      <text:p text:style-name="P1">III. 35. Paulus aber und Barnabas</text:p>
      <text:p text:style-name="P1">hielten sich zu Antiochia auf nnd lehrten</text:p>
      <text:p text:style-name="P1">und predigten mit noch vielen Andern das</text:p>
      <text:p text:style-name="P1">Wort des Herrn.</text:p>
      <text:p text:style-name="P1">36. Nach etlichen Ta en aber sprach Pau-</text:p>
      <text:p text:style-name="P1"><text:soft-page-break/>lus zu Barnabas: Las uns wieder umkeh-</text:p>
      <text:p text:style-name="P1">ren und unsere-Brüder in allen den Städten,</text:p>
      <text:p text:style-name="P1">in welchen wir das Wort des Herrn ver-</text:p>
      <text:p text:style-name="P1">kündigt haben, besuchen, wie es um sie stehe.</text:p>
      <text:p text:style-name="P1">37. Da rieth Barnabas, den Johannes,</text:p>
      <text:p text:style-name="P1">der genannt wird Mareus, mi«Funehrnen.</text:p>
      <text:p text:style-name="P1">C. «, es. -I. 4, -so.</text:p>
      <text:p text:style-name="P1">» 38. Paulaus aber hielt«siir billig, den, der</text:p>
      <text:p text:style-name="P1">von ihnen gewichen aus Pampä)glien und</text:p>
      <text:p text:style-name="P1">nicht mit ihnen gezogen zu dem erke, die-</text:p>
      <text:p text:style-name="P1">sen nicht mitzunehmen. C. is, is.</text:p>
      <text:p text:style-name="P1">39. Da entstand ein starker Eifer, so daß</text:p>
      <text:p text:style-name="P1">sie sich von einander trennten, und Barna-</text:p>
      <text:p text:style-name="P1">bas den Marcus zu sich nahm nnd nach</text:p>
      <text:p text:style-name="P1">Cypern schiffte. 2.Tim.4,«. "</text:p>
      <text:p text:style-name="P1">40. Paulus aber wählte den Silas und</text:p>
      <text:p text:style-name="P1">zog aus, von den Brüdern der Gnade Got-</text:p>
      <text:p text:style-name="P1">tes empfohlen. C. «-, es. us, 22.</text:p>
      <text:p text:style-name="P1">41. Er durchzog aber Shrien und Cilicien</text:p>
      <text:p text:style-name="P1">und stärkre die Gemeinden» C. it, ge.</text:p>
      <text:p text:style-name="P1">. Cap.i XVI. E</text:p>
      <text:p text:style-name="P1">I. Paulus nimmt den Timotheus mit sich. 4—8.</text:p>
      <text:p text:style-name="P1">It. Pauli Reise nach Macedonien. 9—4-Z« l1l. Be-.</text:p>
      <text:p text:style-name="P1">kehrung» der Lydia, -M, Hi; und W. des Kerker-</text:p>
      <text:p text:style-name="P1">meisiexs zu Philippi. 46—40.</text:p>
      <text:p text:style-name="P1">I. 1. Er »kam aber nach Derbe und L·yH;a,</text:p>
      <text:p text:style-name="P1">und siehe, ein Jünger war daselbst, mit a-</text:p>
      <text:p text:style-name="P1">s men Timotheus, der Sohn eines jüdischen</text:p>
      <text:p text:style-name="P1"/>
      <text:p text:style-name="P1"/>
      <text:p text:style-name="P1"/>
      <text:p text:style-name="P1">Cap. 16. der heil.</text:p>
      <text:p text:style-name="P1">Weibes, die gläubig war, aber eines griechi-</text:p>
      <text:p text:style-name="P1">schen Vaters. C.49,-22. Röm.46,2sI. 4.Tim. I,·2.</text:p>
      <text:p text:style-name="P1">2.Tim.«,5.3,45.</text:p>
      <text:p text:style-name="P1">2. Der hatte ein gutes Zeugnis; von den</text:p>
      <text:p text:style-name="P1">Brüdern zu Lt)straund Ieonium. «« ·Tk,,ss.3,2.</text:p>
      <text:p text:style-name="P1">B. Diesen wollte Paulus mit sich ziehen</text:p>
      <text:p text:style-name="P1">lassen. Und er nahm ihn und ließ ihn be-</text:p>
      <text:p text:style-name="P1">schnciden, der Juden wegen, die an jenen</text:p>
      <text:p text:style-name="P1">Orten waren, denn sie wußten Alle von</text:p>
      <text:p text:style-name="P1">seinem Vater, das; er ein Grieche wars</text:p>
      <text:p text:style-name="P1">l. Cor. 9, 49 :c. Gal, 2, Z.</text:p>
      <text:p text:style-name="P1">L. Indem sie aber die Städte durchzogen,</text:p>
      <text:p text:style-name="P1">übergaben sie ihnen zur Befolgung die</text:p>
      <text:p text:style-name="P1">Verordnungen, welche von den Aposteln</text:p>
      <text:p text:style-name="P1">und von den Aeltesten zu Jerusalem waren</text:p>
      <text:p text:style-name="P1">beschlossen worden. C. es, 23—30.. -</text:p>
      <text:p text:style-name="P1">5. Die Gemeinden nun wurden im Glau-</text:p>
      <text:p text:style-name="P1">ben gestärkt und mehrten sich an der Zahl</text:p>
      <text:p text:style-name="P1">täglich. C. «, De. 4, it.</text:p>
      <text:p text:style-name="P1">S. Als sie aber Phrygien und die Land-</text:p>
      <text:p text:style-name="P1"><text:soft-page-break/>schaft Galatien» durchzogen, ward ihnen</text:p>
      <text:p text:style-name="P1">vom heiligen Geiste gewehrt, das Wort in</text:p>
      <text:p text:style-name="P1">Asien zu predigen. E. is, es.</text:p>
      <text:p text:style-name="P1">7. Und fis: kamen gen Mysien und ver-</text:p>
      <text:p text:style-name="P1">suchten nach Bithhnien zu reisen; und der</text:p>
      <text:p text:style-name="P1">Geist ließ es ihnen nicht zu.</text:p>
      <text:p text:style-name="P1">8. Da reiscten sie bei Mysien vorbei und</text:p>
      <text:p text:style-name="P1">kamen hinab gen Troas. ,</text:p>
      <text:p text:style-name="P1">H. 9. Und es erschien den1 Paulus in der</text:p>
      <text:p text:style-name="P1">Nacht ein Gesicht : Ein maced onischer Mann</text:p>
      <text:p text:style-name="P1">stand vorihm und bat ihn, sprechend: Komm«</text:p>
      <text:p text:style-name="P1">herüber nach Macedonien und hilf uns.</text:p>
      <text:p text:style-name="P1">C.18,9.9,-12. 4.Tim. 2, 4.</text:p>
      <text:p text:style-name="P1">-1(). Als er dieses Gesicht efehen hatte,</text:p>
      <text:p text:style-name="P1">suchten wir alsobald nach 9)’Faeedonien zu</text:p>
      <text:p text:style-name="P1">ziehen, da wir daraus schlossen, daß uns der</text:p>
      <text:p text:style-name="P1">Herr berufen habe, ihnen das Evangelium</text:p>
      <text:p text:style-name="P1">zu predigen. - -</text:p>
      <text:p text:style-name="P1">11. Wir fuhren nun von Troas ab und</text:p>
      <text:p text:style-name="P1">kamen geraden Laufes gen Samothrace und</text:p>
      <text:p text:style-name="P1">des folgenden Tages gen Neapolis;</text:p>
      <text:p text:style-name="P1">12. und von da en Philippi, welches die</text:p>
      <text:p text:style-name="P1">erste Stadt des Zheiles von Macedonien</text:p>
      <text:p text:style-name="P1">ist, eine Pflanz-stadt. Wir hielten uns aber</text:p>
      <text:p text:style-name="P1">in dieser Stadt etliche Tage auf. «</text:p>
      <text:p text:style-name="P1">13. Und am Sabbathtage gin en wir</text:p>
      <text:p text:style-name="P1">hinaus vor die Stadt, an den FPuß, wo</text:p>
      <text:p text:style-name="P1">man das Gebet zu halten pflegte, und setzten</text:p>
      <text:p text:style-name="P1">uns und redeten zu den Weibern, die da zu-</text:p>
      <text:p text:style-name="P1">sammengekomnien waren. C. 47, 4. te.</text:p>
      <text:p text:style-name="P1">1lI. 14. Und ein Weib, mit Namen Lydia,</text:p>
      <text:p text:style-name="P1">eine Purpurhändlerin aus der Stadt Thha-</text:p>
      <text:p text:style-name="P1">tira, die Gott verehrte, hörte u: und der</text:p>
      <text:p text:style-name="P1">Herr that ihr Herz auf, daß sie Acht hatte</text:p>
      <text:p text:style-name="P1">auf das, was von Paulus geredet ward.</text:p>
      <text:p text:style-name="P1">C.·t3,46 t.Thess.2,I3. Luc.8,45.-</text:p>
      <text:p text:style-name="P1">Apostels «Cap. 16. tät»</text:p>
      <text:p text:style-name="P1">! 15. Als sie aber getauft worden war sammt</text:p>
      <text:p text:style-name="P1">ihrem Hause, bat sie und sprach: Soi V»</text:p>
      <text:p text:style-name="P1">urtheilet, daß ich gläubig sei dem Herrn, o</text:p>
      <text:p text:style-name="P1">kommet in mein Haus und bleibet daselb .</text:p>
      <text:p text:style-name="P1">Und sie nöthigte uns. C. te, as. ad.</text:p>
      <text:p text:style-name="P1">lV. 16. Es begab sich aber, als wir zum</text:p>
      <text:p text:style-name="P1">Gebete gingen, daß uns eine Magd begeg-</text:p>
      <text:p text:style-name="P1">nete, die einen Wahrsa85ergeist hatte, und</text:p>
      <text:p text:style-name="P1">ihren Herren großen ewinn verschasfte</text:p>
      <text:p text:style-name="P1">durch ahrsagen. -1. Sam. W, 7.</text:p>
      <text:p text:style-name="P1">E 17. Diese folgte dem Paulus und uns</text:p>
      <text:p text:style-name="P1">nach und schrie: Diese Männer sind Diener</text:p>
      <text:p text:style-name="P1">des höchsten Gottes, die uns den Weg des</text:p>
      <text:p text:style-name="P1">Heils verkündigen. -</text:p>
      <text:p text:style-name="P1">18. Und solches that sie viele Tage. Pau-</text:p>
      <text:p text:style-name="P1"><text:soft-page-break/>lus aber, den dieses verdroß, wandte fiel) um</text:p>
      <text:p text:style-name="P1">und sprach zu dem Geiste: Ich gebcete dir</text:p>
      <text:p text:style-name="P1">in dem Namen Jesu Christi, von ihr aus-</text:p>
      <text:p text:style-name="P1">zufahren! Und er fuhr aus zu derselben</text:p>
      <text:p text:style-name="P1">Stunde. Mc:kc.s1, 34. -s,47. . »</text:p>
      <text:p text:style-name="P1">19. Als aber ihre Herren sahen, daß die</text:p>
      <text:p text:style-name="P1">Hoffnung ihres Gewinnes ausgegangen</text:p>
      <text:p text:style-name="P1">war, ergriffen sie den Paulus und den</text:p>
      <text:p text:style-name="P1">Silas und schleppten sie auf den Tl.)?arkt</text:p>
      <text:p text:style-name="P1">vor die Obersten, C. is, 4o.</text:p>
      <text:p text:style-name="P1">20. und führten sie den Hauptleuten zu</text:p>
      <text:p text:style-name="P1">und fprachen: Diese Männer, die Juden</text:p>
      <text:p text:style-name="P1">sind, verwirren unsere Stadt,</text:p>
      <text:p text:style-name="P1">C. -l7, 6 re. Am. 7, 40.</text:p>
      <text:p text:style-name="P1">21. und verkündigen Gebräuche, welche</text:p>
      <text:p text:style-name="P1">uns nicht erlaubt ist anzunehmen, noch</text:p>
      <text:p text:style-name="P1">auszuüben, da wir Römer sind.</text:p>
      <text:p text:style-name="P1">22. Und das Volk stand zumal wider sie</text:p>
      <text:p text:style-name="P1">auf; und die Hauptleute rissen ihnen die</text:p>
      <text:p text:style-name="P1">Kleider ab und befahlen sie mit Ruthen</text:p>
      <text:p text:style-name="P1">»; z11 schlagen. 2. C-k.«,F5. 4.3;hess.2,2. ·</text:p>
      <text:p text:style-name="P1">23. Und nachdem sie ihnen viele Streiche</text:p>
      <text:p text:style-name="P1">gegeben, warfen sie diese ben ins Gefängniß</text:p>
      <text:p text:style-name="P1">und besahlen dem Kerkermeister, sie sicher</text:p>
      <text:p text:style-name="P1">zu verwahren.</text:p>
      <text:p text:style-name="P1">24. Dieser, als er solchen Befehl erhalten,</text:p>
      <text:p text:style-name="P1">warf sie in das innereGefängniß und schloß</text:p>
      <text:p text:style-name="P1">ihre Füße in den Stock. C.t2, 4.</text:p>
      <text:p text:style-name="P1">25. Um Mitternacht aber beteten Paulus</text:p>
      <text:p text:style-name="P1">und Silas und lobten Gott mit Gesang,</text:p>
      <text:p text:style-name="P1">und es hörten sie die Gefangenen. C. 5,-H.</text:p>
      <text:p text:style-name="P1">26. Plötz"lich aber entstand ein Moses</text:p>
      <text:p text:style-name="P1">Erdbeben, so daß die Grundfesten des e-</text:p>
      <text:p text:style-name="P1">- fängniffes erschüttert wurden, und· alsobald</text:p>
      <text:p text:style-name="P1">öffneten sich alle Thüren, und die Bande</text:p>
      <text:p text:style-name="P1">Aller wurden los. C» s, ro. 42, 7. -so.</text:p>
      <text:p text:style-name="P1">27. Da erwachte der Kerkermeister aus</text:p>
      <text:p text:style-name="P1">dem Schlafe,und als er die Thiirendes Ge-</text:p>
      <text:p text:style-name="P1">fängnifses geöffnet sah, zog er das ·Schwert</text:p>
      <text:p text:style-name="P1">und wollte sich tödten, weil er meinte, die</text:p>
      <text:p text:style-name="P1">. Gefangenen wären entflohen. Cz«-2, i9.</text:p>
      <text:p text:style-name="P1"/>
      <text:p text:style-name="P1"/>
      <text:p text:style-name="P1"/>
      <text:p text:style-name="P1">152 Cap. 16. 17. Die Geschichten Cap.- 17.</text:p>
      <text:p text:style-name="P1">28. Aber Paulus rief mit lauter Stimme</text:p>
      <text:p text:style-name="P1">und szi;rach: Thue dir kein Leid, denn wir</text:p>
      <text:p text:style-name="P1">sind lle hier! » ·</text:p>
      <text:p text:style-name="P1">29. Da forderte er ein Licht, sprang hin-</text:p>
      <text:p text:style-name="P1">ein und fiel zitternd vor Paulus und Si-</text:p>
      <text:p text:style-name="P1">las nieder.</text:p>
      <text:p text:style-name="P1">30. Und er führte sie heraus und sprach:</text:p>
      <text:p text:style-name="P1"><text:soft-page-break/>Ihr Herren, was muß ich thun, daß ich</text:p>
      <text:p text:style-name="P1">selig werde? C. 2, s7. 9, S.</text:p>
      <text:p text:style-name="P1">31. Sie aber sprachen: Glaube an den</text:p>
      <text:p text:style-name="P1">Herrn Jesuni Christum, so wirst du und</text:p>
      <text:p text:style-name="P1">dein Haus selig werden.</text:p>
      <text:p text:style-name="P1">Mart. is, is. Joh. Z, IS.</text:p>
      <text:p text:style-name="P1">32. Und sie redeten zu ihm das Wort des</text:p>
      <text:p text:style-name="P1">Herrn, und zu Allen, die in seinem Hause</text:p>
      <text:p text:style-name="P1">waren.</text:p>
      <text:p text:style-name="P1">33. Und er nahm sie in derselben Stunde</text:p>
      <text:p text:style-name="P1">der Nacht zu sich und wusch sie von den</text:p>
      <text:p text:style-name="P1">Streichen, und wurde alsobald getauft, er</text:p>
      <text:p text:style-name="P1">und die Seinigen.</text:p>
      <text:p text:style-name="P1">34. Und er führte sie in sein Haus, setzte</text:p>
      <text:p text:style-name="P1">ihnen ein Mahl vor und srohlockte, daß er</text:p>
      <text:p text:style-name="P1">mit seinem ganzen Hause an Gott gläubig</text:p>
      <text:p text:style-name="P1">geworden. C.i8, 8. J«-h. 4, 53.</text:p>
      <text:p text:style-name="P1">35. Als esaberTa gewordenwar, sandten</text:p>
      <text:p text:style-name="P1">die .Hanptleute die zerichtsdiener und sag-</text:p>
      <text:p text:style-name="P1">ten: Laß jene Männer ledig!</text:p>
      <text:p text:style-name="P1">36. Da verkiindigte der Kerkermeister dem</text:p>
      <text:p text:style-name="P1">Paulus diese Worte: Die Hauptleute zi-</text:p>
      <text:p text:style-name="P1">en gesandt, daß man euch ledig lasse. o</text:p>
      <text:p text:style-name="P1">gehet nun heraus und ziehet in Frieden!</text:p>
      <text:p text:style-name="P1">37. Paulus aber sprach zu ihnen: Sie</text:p>
      <text:p text:style-name="P1">haben uns, die wir Römer sind, ösfentlich</text:p>
      <text:p text:style-name="P1">uiiverhört geschlagen und ins Gefängniß</text:p>
      <text:p text:style-name="P1">eworfen, und jetzt schicken sie uns heimlich</text:p>
      <text:p text:style-name="P1">Fort? Nicht also! sondern sie mögen selbst</text:p>
      <text:p text:style-name="P1">kommen, und uns her-ausführen.</text:p>
      <text:p text:style-name="P1">C. 22,25. es.</text:p>
      <text:p text:style-name="P1">38. Da verkiindigten die Gerichtsdiener</text:p>
      <text:p text:style-name="P1">diese Worte den Hauptleuten ; und sie fürch-</text:p>
      <text:p text:style-name="P1">seten sich, als sie hörten, daß sie Römer</text:p>
      <text:p text:style-name="P1">eien;</text:p>
      <text:p text:style-name="P1">39. und sie kamen und redeten ihnen zu</text:p>
      <text:p text:style-name="P1">und führten sie heraus und baten sie, aus</text:p>
      <text:p text:style-name="P1">der Stadt zu ziehen. Many· 8, Si.</text:p>
      <text:p text:style-name="P1">40. Als sie aber aus dem Gefängi1isse</text:p>
      <text:p text:style-name="P1">Zerausgegangen waren, gingen sie zu der</text:p>
      <text:p text:style-name="P1">ydia; und als sie die Brüder sahen, er-</text:p>
      <text:p text:style-name="P1">mahnten sie diese ben und zogen hinweg.</text:p>
      <text:p text:style-name="P1">Cap. XVll.</text:p>
      <text:p text:style-name="P1">l, Paul szu Thessalonich, i—9; II. zu Beroe,</text:p>
      <text:p text:style-name="P1">40·—45; <text:s/>zu Athen, 16—34.</text:p>
      <text:p text:style-name="P1">I. 1. Nachdem sie nun durch Amphipolis</text:p>
      <text:p text:style-name="P1">und ApolIonia gereiset, kamen sie gen Thes-</text:p>
      <text:p text:style-name="P1">salonich, wo eine Versammlung der Juden</text:p>
      <text:p text:style-name="P1">war. i.Thess.i,i. 2,i. 2.</text:p>
      <text:p text:style-name="P1">2. Paulus aber ging nach seiner Gewohn-</text:p>
      <text:p text:style-name="P1">heit Ei ihnen hinein und unterredete sich</text:p>
      <text:p text:style-name="P1">drei abbathe mitihnen aus den SCchris:en,</text:p>
      <text:p text:style-name="P1"><text:soft-page-break/>.i8, .</text:p>
      <text:p text:style-name="P1">3. indem er sie eröffnete und darthat, das;</text:p>
      <text:p text:style-name="P1">Christus leiden und von den Todten aus-</text:p>
      <text:p text:style-name="P1">erstehen mußte, und daß dieser sei der Chri-</text:p>
      <text:p text:style-name="P1">stus, Jesus, welchen 1ch euch verkündige.</text:p>
      <text:p text:style-name="P1">Luc.24,27.45. Joh.4, 2.</text:p>
      <text:p text:style-name="P1">4. Und Etliche aus ihnen ließen sich über-</text:p>
      <text:p text:style-name="P1">zeugen und hielten sich zu Paulus und Si-</text:p>
      <text:p text:style-name="P1">las, auch von den andächtigen Griechen</text:p>
      <text:p text:style-name="P1">eine große Menge, und der vornehmsten</text:p>
      <text:p text:style-name="P1">Weiber nicht wenige. C. is, ie·5o,</text:p>
      <text:p text:style-name="P1">«5. Aber die ungläubigen Juden wurden</text:p>
      <text:p text:style-name="P1">voll Neides und nahmen etliche boshafte</text:p>
      <text:p text:style-name="P1">Männer aus dem Pöbel zu sich, rotteten</text:p>
      <text:p text:style-name="P1">sich zusammen und inachten einen Aufruhr</text:p>
      <text:p text:style-name="P1">in der Stadt, und sie drangen aufdas Haus</text:p>
      <text:p text:style-name="P1">Jasoiis ein und suchten dieselben, um sie</text:p>
      <text:p text:style-name="P1">vor das Volk zu führen. C, it, 2.</text:p>
      <text:p text:style-name="P1">6. Als sie aber dieselben nicht Enden,</text:p>
      <text:p text:style-name="P1">schleppten sie den Jason und etliche rüder</text:p>
      <text:p text:style-name="P1">vor die Obersten der Stadt und schrieen:</text:p>
      <text:p text:style-name="P1">Diese, die den Erdkreis aufriihrei«isch ge-</text:p>
      <text:p text:style-name="P1">macht haben, sind auch hieher gekommen.</text:p>
      <text:p text:style-name="P1">C. 46,20 de. Ri5ni. 46,2s.</text:p>
      <text:p text:style-name="P1">7. Die hat Jason aus enommen, und sie</text:p>
      <text:p text:style-name="P1">Alle handeln wider die Z3erordnuiigen des</text:p>
      <text:p text:style-name="P1">Kaisers, indem sie sagen, ein Anderer sei</text:p>
      <text:p text:style-name="P1">König, nämlich Jesus. L«c.23, 2.</text:p>
      <text:p text:style-name="P1">8. Sie setzten aber das Volk und die·Ober-</text:p>
      <text:p text:style-name="P1">stets der Stadt, die solches hörten, in Un-</text:p>
      <text:p text:style-name="P1">ru e.</text:p>
      <text:p text:style-name="P1">9. Und nachdem ihnen Jason und die</text:p>
      <text:p text:style-name="P1">Uebrigen Bürgschaft geleistet, ließen sie die-</text:p>
      <text:p text:style-name="P1">selben ledig.</text:p>
      <text:p text:style-name="P1">1i. 1o. Die B:-are? aber schicken also-.</text:p>
      <text:p text:style-name="P1">bald in der Nacht den Paulus und den</text:p>
      <text:p text:style-name="P1">Silas gen Beroe, ivelche, als sie dort an-</text:p>
      <text:p text:style-name="P1">gekommen, in die Versammlung der Juden</text:p>
      <text:p text:style-name="P1">gingen.</text:p>
      <text:p text:style-name="P1">11. Diese aber waren edler, als »die zu</text:p>
      <text:p text:style-name="P1">Thessalonich, indem sie das Wort mit aller</text:p>
      <text:p text:style-name="P1">Bereitwilligkeit aufnahmen und täglich die</text:p>
      <text:p text:style-name="P1">Schriften erforschten, ob dieses sich also ver-</text:p>
      <text:p text:style-name="P1">halte. Joh.5.39. Jes. se, is.</text:p>
      <text:p text:style-name="P1">12. Viele nun aus ihnen laubten, auch</text:p>
      <text:p text:style-name="P1">von den angesehenen griechischen Weibern</text:p>
      <text:p text:style-name="P1">und Männern nicht wenige.</text:p>
      <text:p text:style-name="P1">13. Als aber die Juden von Thessalomch</text:p>
      <text:p text:style-name="P1">erfuhren, daß auch zu Beroe das Wort</text:p>
      <text:p text:style-name="P1">Gottes von Paulus verkündigt ward,kamen</text:p>
      <text:p text:style-name="P1">sie auch dahin und bewegten das Volk.</text:p>
      <text:p text:style-name="P1">I.Thcss.2.45. -its.</text:p>
      <text:p text:style-name="P1"><text:soft-page-break/>14. Alsobald aber sandten da die Brüder</text:p>
      <text:p text:style-name="P1"/>
      <text:p text:style-name="P1"/>
      <text:p text:style-name="P1"/>
      <text:p text:style-name="P1">Cap. 17. der heil. Apostel. Cap. 17. 18. 153</text:p>
      <text:p text:style-name="P1">den Paulus fort, daß er ?gen das Meer</text:p>
      <text:p text:style-name="P1">km zie?eä) Silas aber nnd imotheus blie-</text:p>
      <text:p text:style-name="P1">en da e st. C.4s,40. is,i.</text:p>
      <text:p text:style-name="P1">15. Die nun, welche den Paulus geleite-</text:p>
      <text:p text:style-name="P1">ten, führten Nu bis gen Athen, und nach-</text:p>
      <text:p text:style-name="P1">dem sie den uftrag an Silas und Timo-</text:p>
      <text:p text:style-name="P1">theus empfan en, daß sie aufs bäldeste zu</text:p>
      <text:p text:style-name="P1">ihm kommen Pollten, zogen sie Er; h</text:p>
      <text:p text:style-name="P1">IIl. 16. Da aber Paulus zu t eni rer</text:p>
      <text:p text:style-name="P1">wartete, ergrimmte fein Geist in ihm, da</text:p>
      <text:p text:style-name="P1">er die Stadt so voll Götzenbild-er sah.</text:p>
      <text:p text:style-name="P1">17. Darum hielt er Gcspräche m der Ver-</text:p>
      <text:p text:style-name="P1">sammlung mit den Juden und den Andach-</text:p>
      <text:p text:style-name="P1"><text:s/>uZåHTiåena;fadem å)Jiarkte mit</text:p>
      <text:p text:style-name="P1">e , e ren.</text:p>
      <text:p text:style-name="P1">18. Aber etliche der cpicuräischen uiid stei-</text:p>
      <text:p text:style-name="P1">L«;;"c?kk?;iTlf,k?k32EIEßå;3 ’·;«i»«i"kE?,Tk’»k’;’»-«s"7</text:p>
      <text:p text:style-name="P1">» : a ie er</text:p>
      <text:p text:style-name="P1">—Schwätzer «sa-gen ?» Andere aber: Er scheint</text:p>
      <text:p text:style-name="P1">ein Verkündiger fremder Götter zu sein;</text:p>
      <text:p text:style-name="P1">weil er ihnen das Evangelium von Jesu und</text:p>
      <text:p text:style-name="P1">der A1HerstFhungl verlmgdigte. 4·C«,k» 4, V·</text:p>
      <text:p text:style-name="P1">19. nd ie na)mcni n und führten ihn</text:p>
      <text:p text:style-name="P1">auf deif1 Freopagulschund ss;rachen:LK«önnFn</text:p>
      <text:p text:style-name="P1">wir er i ren, we es die e neue e re i t,</text:p>
      <text:p text:style-name="P1">d;e0vo2ng dir vorgetrageF Fvird? D h</text:p>
      <text:p text:style-name="P1">. enn du brin t renide inge vor</text:p>
      <text:p text:style-name="P1">unsere· Ohren; so wollen wir nun erfahren,</text:p>
      <text:p text:style-name="P1">to;k dZses2sleil;i mag.b ll A</text:p>
      <text:p text:style-name="P1">. ie t euer a er a eund die us-</text:p>
      <text:p text:style-name="P1">länder, die sich dort aufhielten, beflissen sich</text:p>
      <text:p text:style-name="P1">seines an;)ernhDinges, als etwas Neues zu</text:p>
      <text:p text:style-name="P1">agen un u ·oren.</text:p>
      <text:p text:style-name="P1">22. Da i«tand Paulus mitten auf dem</text:p>
      <text:p text:style-name="P1">Areopagus und sprach: Jhr Männer von</text:p>
      <text:p text:style-name="P1">sfeheck;it1;tAllem, daß ihr überaus</text:p>
      <text:p text:style-name="P1">at .</text:p>
      <text:p text:style-name="P1">23-« Denn als ich» umherging und eure</text:p>
      <text:p text:style-name="P1">Fieiligth·ümer besteht: te, fand ich auch einen</text:p>
      <text:p text:style-name="P1">Altar, an welcheni B·«icl)»rieben stand: Dem</text:p>
      <text:p text:style-name="P1">unbekannten Gott» «enihr nun, ohne ihn zu</text:p>
      <text:p text:style-name="P1">kennend, verehret, dick? i)erkündLgå ich euch.</text:p>
      <text:p text:style-name="P1">24. ott der die e t und ,es, was</text:p>
      <text:p text:style-name="P1">darin ist, geinacht hat, dies-er, da er Herr</text:p>
      <text:p text:style-name="P1">des Himmels und der Erde ist, wohnet nicht</text:p>
      <text:p text:style-name="P1">in Tempeln von Häiiden(Fe«i,nc:i;I)t ;</text:p>
      <text:p text:style-name="P1">. , . , 8ic.</text:p>
      <text:p text:style-name="P1"><text:soft-page-break/>2f;. noch wird ihm von Menschenhänden</text:p>
      <text:p text:style-name="P1">gedienet, als ob er Jemandes bedürfe, da</text:p>
      <text:p text:style-name="P1">er selbst Allen Leben und Athem und Alles</text:p>
      <text:p text:style-name="P1"><text:s/>1jmd5oeT «·atJ«k«s« em Blute das</text:p>
      <text:p text:style-name="P1">. i an in</text:p>
      <text:p text:style-name="P1">ganze GeschleiP)t der Menschen gemacht,</text:p>
      <text:p text:style-name="P1">auf dem Erdboden zu wohnen, und hatvor-</text:p>
      <text:p text:style-name="P1">her geordnete Zeiten und die Grenzen ihrer</text:p>
      <text:p text:style-name="P1">Wo nun9K bestimmt:</text:p>
      <text:p text:style-name="P1">i. es. i, 27.— 5. M-s.32, 8. Ps.74, i7.</text:p>
      <text:p text:style-name="P1">E</text:p>
      <text:p text:style-name="P1">i</text:p>
      <text:p text:style-name="P1">27. Den Herrn zu suchen, ob sie ihn wo l</text:p>
      <text:p text:style-name="P1">spüren und mden möchten, da er doch ni t</text:p>
      <text:p text:style-name="P1">fern ist von unser einem Jeden;</text:p>
      <text:p text:style-name="P1">5. Mos.4, 29; Jer.23, M te. Rom. s, 19 it·</text:p>
      <text:p text:style-name="P1">28. denn in ihm leben, weben und sind</text:p>
      <text:p text:style-name="P1">wir. Wie auch etliche eurer Dichter esagt</text:p>
      <text:p text:style-name="P1">haben: Denn wir sind auch fein GescIle’cht.</text:p>
      <text:p text:style-name="P1">iob-l2,4 . «</text:p>
      <text:p text:style-name="P1">29. So wir nun Gottes GeFchlecht sind,</text:p>
      <text:p text:style-name="P1">so·dürfen wir nicht meinen, daß die Gott-</text:p>
      <text:p text:style-name="P1">heit leich sei Gold oder Silber oder Stein,</text:p>
      <text:p text:style-name="P1">durch« Menschentnnst und Erfindung ge-</text:p>
      <text:p text:style-name="P1">bildet. J«k. 3,9. Jes. -o, is ». ei, 9 sc.</text:p>
      <text:p text:style-name="P1">30. Nuii hat Gott die Zeiten der Unwis-</text:p>
      <text:p text:style-name="P1">senheit übersehen und Verkündigt jetzt allen</text:p>
      <text:p text:style-name="P1">Menschen allenthalben Buße zu thun; «</text:p>
      <text:p text:style-name="P1">C. ««, is. So, ei. :</text:p>
      <text:p text:style-name="P1">31. darum, daß er einen Tag gesetzt hat;</text:p>
      <text:p text:style-name="P1">an welchem er den Erdkreis richten wird</text:p>
      <text:p text:style-name="P1">mit Gerechtigkeit, durch einen Mann, den:</text:p>
      <text:p text:style-name="P1">er dazu bestimmt und Jedermann glaub-</text:p>
      <text:p text:style-name="P1">würdig dargethan hat, indem er ihn aus«-:</text:p>
      <text:p text:style-name="P1">erweckte von den Todten. . »</text:p>
      <text:p text:style-name="P1">C.io,-te. Vf.9, 9. Joh.5 27. 2.(;o:. Z, so.</text:p>
      <text:p text:style-name="P1">32. Da sie aber von Auferstehung der</text:p>
      <text:p text:style-name="P1">Todten hörten, spotteten die Einen, die</text:p>
      <text:p text:style-name="P1">Andern aber sprachen: Wir wollen dich»</text:p>
      <text:p text:style-name="P1">darüber nochmals hören. C.24,25.</text:p>
      <text:p text:style-name="P1">33. Und so ging Paulus hinweg aus ihrer</text:p>
      <text:p text:style-name="P1">Mitte. —</text:p>
      <text:p text:style-name="P1">34. Etliche Männer aber hingen ihm an.</text:p>
      <text:p text:style-name="P1">und wurden gläubig, unter denen auch</text:p>
      <text:p text:style-name="P1">Dionysius, der Areopagite, war, und eins</text:p>
      <text:p text:style-name="P1">Weib, mit Namen Damaris, und-Andere</text:p>
      <text:p text:style-name="P1">mit ihnen. - -,-H</text:p>
      <text:p text:style-name="P1">Cap. XVlll. «</text:p>
      <text:p text:style-name="P1">l. Paulus zu Corinth. 4——47. il. Seine Reise«</text:p>
      <text:p text:style-name="P1">nach Ephesus und -2lntiochien. i8—23. lil. ApolloiJ</text:p>
      <text:p text:style-name="P1">zu Ephesus, 24—28. L»</text:p>
      <text:p text:style-name="P1">l. I. Nach diesem aber schied Paulusvon-</text:p>
      <text:p text:style-name="P1"><text:soft-page-break/>Athen und kam gen Corinth. i.Cok.1, 2.</text:p>
      <text:p text:style-name="P1">2. Und da er daselbst einen Juden fand,</text:p>
      <text:p text:style-name="P1">mit Namen Aqui as, aus Pontus gebür-.</text:p>
      <text:p text:style-name="P1">tig, der iieulich aus Italien gekommen war;</text:p>
      <text:p text:style-name="P1">sammt Priscilla, semem Weibe, weil Clau-</text:p>
      <text:p text:style-name="P1">dius befohlen hatte, daß alle Juden MS</text:p>
      <text:p text:style-name="P1">Rom weichen sollten, ging er zu denselben,</text:p>
      <text:p text:style-name="P1">Röni.16, . 4.Cor.«6, i9.</text:p>
      <text:p text:style-name="P1">3. und weil er von gleichem Pc»indwerie</text:p>
      <text:p text:style-name="P1">war, blieb er bei ihnen und ar eitete; sie</text:p>
      <text:p text:style-name="P1">waren nämlich Zeltmacher ihres Hand-</text:p>
      <text:p text:style-name="P1">werks. C.2o, s-. i. Thess.2, g.</text:p>
      <text:p text:style-name="P1">4. Er hielt aber in der Versammlung</text:p>
      <text:p text:style-name="P1">jeden Sabbath Geiz-räche und überzeugte</text:p>
      <text:p text:style-name="P1">Juden und Griechen. C.i7,2.3. .</text:p>
      <text:p text:style-name="P1"/>
      <text:p text:style-name="P1"/>
      <text:p text:style-name="P1"/>
      <text:p text:style-name="P1">is«-I Cap. 1’8.«-«"-"’ Die Geschichten Cap. 18. 19.</text:p>
      <text:p text:style-name="P1">5. Als aber Silas und Tin1otheus aus</text:p>
      <text:p text:style-name="P1">Maeedonien gekommen waren, ward Pau-</text:p>
      <text:p text:style-name="P1">lusbim Geistedeifri:g gedr;ingån, <text:s/>Juden</text:p>
      <text:p text:style-name="P1">e us er r us ei«</text:p>
      <text:p text:style-name="P1">zu Magen« aß i C.i7, ii.li5. 9,i)2.</text:p>
      <text:p text:style-name="P1">S. Als sie aber widerstrebten und läster-</text:p>
      <text:p text:style-name="P1">ten, schüttelte er seine Kleider aus undspraeh</text:p>
      <text:p text:style-name="P1">uihnen: EuerBlutkommeiibereuer.Haupt!</text:p>
      <text:p text:style-name="P1">Ich bin rein; von nun an werde ich zu den</text:p>
      <text:p text:style-name="P1">Heiden ziehen. C. is, es. es. in. «</text:p>
      <text:p text:style-name="P1">7. Und er ging von dannen und kam in</text:p>
      <text:p text:style-name="P1">das Haus eines Mannes, mit Namen Ju-</text:p>
      <text:p text:style-name="P1">stus, der Gott verehrte, dessen Haus zu-</text:p>
      <text:p text:style-name="P1">nächst der Versammlung war.</text:p>
      <text:p text:style-name="P1">8. Crispus aber, der Oberste der Ver-</text:p>
      <text:p text:style-name="P1">sammlung, glaubte an den Herrn mit fei-</text:p>
      <text:p text:style-name="P1">nem ganzen Hause. Und viele der Corin-</text:p>
      <text:p text:style-name="P1">ther, die zuhörten, glaubten und ließen sich</text:p>
      <text:p text:style-name="P1">taufen. «. Eos. i, M.</text:p>
      <text:p text:style-name="P1">9. Aber der Herr ss)rach durch ein Gesicht</text:p>
      <text:p text:style-name="P1">in der Nacht zu Pan us: Fürchte dich nicht,</text:p>
      <text:p text:style-name="P1">sondern rede nnd schweige nicht.</text:p>
      <text:p text:style-name="P1">C.23,«. i.Cok.2,3:c. Jes.-«, to.</text:p>
      <text:p text:style-name="P1">10. Denn ich bin mit dir, und Niemand</text:p>
      <text:p text:style-name="P1">wird dich angreifen, dir Uebles u thun;</text:p>
      <text:p text:style-name="P1">denn ich habe viel Volk in dieser F-tadt.</text:p>
      <text:p text:style-name="P1">Irr. I, 47 ic.</text:p>
      <text:p text:style-name="P1">11. Und er verweilte ein Jahr und sechs</text:p>
      <text:p text:style-name="P1">Monate daselbst und lehrete unter ihnen</text:p>
      <text:p text:style-name="P1">das Wort Gottes. C.43,5,</text:p>
      <text:p text:style-name="P1">12. Als aber Gallion Statthalter von</text:p>
      <text:p text:style-name="P1">Achaja war, standen die Juden einmiithig</text:p>
      <text:p text:style-name="P1">wider Paulus ans und führten ihn vor den</text:p>
      <text:p text:style-name="P1"><text:soft-page-break/>Richterstuhl und sprachen: 2.Cok.4, i.</text:p>
      <text:p text:style-name="P1">13. Dem Gesetze zuwider überredet dieser</text:p>
      <text:p text:style-name="P1">die Leute Gott zu verehren. C, S, is.</text:p>
      <text:p text:style-name="P1">14. Als aber Paulus den Mund bsfnen</text:p>
      <text:p text:style-name="P1">wollte, sprach Gallion zu den Juden: Wenn</text:p>
      <text:p text:style-name="P1">es eine Ungerechtigkeit, oder ein arger Fre-</text:p>
      <text:p text:style-name="P1">vel wäre, ihr Juden, so würde ich euch bil-</text:p>
      <text:p text:style-name="P1">lig anhören. C.25, ».</text:p>
      <text:p text:style-name="P1">15. Wenn es aber eine Streitfrage ist</text:p>
      <text:p text:style-name="P1">über eine Lehre und über Namen und über</text:p>
      <text:p text:style-name="P1">euer Gesetz, so sehet ihr selbst zu, dennüber</text:p>
      <text:p text:style-name="P1">solche Dinge will ich nicht Richter sein.</text:p>
      <text:p text:style-name="P1">C-.23,29. Joh.48,3t· .</text:p>
      <text:p text:style-name="P1">16. Und er trieb sie hinweg von dem Rich-</text:p>
      <text:p text:style-name="P1">terstuhle. «.</text:p>
      <text:p text:style-name="P1">17. Da ergriffen alle Griechen den Sost-</text:p>
      <text:p text:style-name="P1">henes, den Obersten der Versammlung,</text:p>
      <text:p text:style-name="P1">und schlugen ihn vor dem Richterstuhle;</text:p>
      <text:p text:style-name="P1">und Gallion nahm 1ich dessen Iiig)ts </text:p>
      <text:p text:style-name="P1">. or. , .</text:p>
      <text:p text:style-name="P1">II. 18. Paulus aber, nachdem er noch</text:p>
      <text:p text:style-name="P1">viele Tage daselbst verblieben, nahm von</text:p>
      <text:p text:style-name="P1">den Brüdern Abschied und schiffte hinweg</text:p>
      <text:p text:style-name="P1">nach Syrien und mit ihm Priseilla und</text:p>
      <text:p text:style-name="P1">Aquilas , nachdem er sein Haupt zu Ken-</text:p>
      <text:p text:style-name="P1">chreä geschoren hatte, denn er hatte ein Ge-</text:p>
      <text:p text:style-name="P1">liibde. C. 2i, 24. »</text:p>
      <text:p text:style-name="P1">19. Und er gelangte gen Ephesus und</text:p>
      <text:p text:style-name="P1">ließ jene daselbst; er aber ing in die Ver-</text:p>
      <text:p text:style-name="P1">sammlung und hielt Gesprache mit den</text:p>
      <text:p text:style-name="P1">Juden. .</text:p>
      <text:p text:style-name="P1">20. Da sie ihn aber baten, längere Zeit</text:p>
      <text:p text:style-name="P1">bei ihnen zu bleiben, willigte er nicht ein;</text:p>
      <text:p text:style-name="P1">21. sondern nahm Abschied von ihnen,</text:p>
      <text:p text:style-name="P1">indem er sprach: Ich muß durchaus das</text:p>
      <text:p text:style-name="P1">kommende Fest zu Jerusalem begehen, ich</text:p>
      <text:p text:style-name="P1">werde aber wieder zu euch zurück ehren, fo-</text:p>
      <text:p text:style-name="P1">Gott will. Und er fuhr von Ephesus ab. -</text:p>
      <text:p text:style-name="P1">» C.,i9,2s1. Jahr, -is.</text:p>
      <text:p text:style-name="P1">22. Und als er gen Cäsarea g;koinmen,</text:p>
      <text:p text:style-name="P1">ging er hinauf un grüßte die «emciude,</text:p>
      <text:p text:style-name="P1">und zog dann hinauf gen Antiochia.</text:p>
      <text:p text:style-name="P1">23. Und nachdem er einige Zeit daselbst zu-</text:p>
      <text:p text:style-name="P1">gebracht hatte, zog er aus und durchreisete·</text:p>
      <text:p text:style-name="P1">iiach einander die Landschaft Galatien und</text:p>
      <text:p text:style-name="P1">Phrygien und stärkre alle Iünger. C. 44,22.</text:p>
      <text:p text:style-name="P1">III. 24· Ein Jude aber, mit Namen Apol-</text:p>
      <text:p text:style-name="P1">los, von Alexandrien gebürtig, ein beredter</text:p>
      <text:p text:style-name="P1">Mann, kam gen Ephesus, der mächtig war</text:p>
      <text:p text:style-name="P1">in den Schriften. 4.Cv:. Z, I.</text:p>
      <text:p text:style-name="P1">25. Dieser war unterrichtet ini Wege des</text:p>
      <text:p text:style-name="P1">Herrn, und, feurig im Geiste, redete und</text:p>
      <text:p text:style-name="P1"><text:soft-page-break/>lelhrte er Eenau von dem Herrn, kannte aber</text:p>
      <text:p text:style-name="P1">a eindie anfe des Johannes. C. i9, « sc.</text:p>
      <text:p text:style-name="P1">26. Dieser sing auch an frei offen zu leh-</text:p>
      <text:p text:style-name="P1">ren in der Versammlung. Da ihn aber</text:p>
      <text:p text:style-name="P1">Aquilas und Priseilla h·orten, nahmen sie</text:p>
      <text:p text:style-name="P1">ihn zu sich und legten ihm den Weg Got-</text:p>
      <text:p text:style-name="P1">tes noch genauer aus.</text:p>
      <text:p text:style-name="P1">27. Als er aber nach Achasa hini-ibergehen,</text:p>
      <text:p text:style-name="P1">wollte, ermahnten die Brüder die Jünger</text:p>
      <text:p text:style-name="P1">und schrieben ihnen, daß sie ihn aufnehmen</text:p>
      <text:p text:style-name="P1">mö ten. Und als er dort ankam ward ers</text:p>
      <text:p text:style-name="P1">ch .</text:p>
      <text:p text:style-name="P1">denen, die läubi geworden, durch die</text:p>
      <text:p text:style-name="P1">Gnade sehr behülsiich. «. Eos. Z, S. i</text:p>
      <text:p text:style-name="P1">28. Denn mit Nachdruck widerlegte er die</text:p>
      <text:p text:style-name="P1">Juden ·ossentlich und erwies durch die</text:p>
      <text:p text:style-name="P1">Schriften, daß Jesus der ChristusCse«i9 Z</text:p>
      <text:p text:style-name="P1">Cap. XIX.</text:p>
      <text:p text:style-name="P1">I. Paulus zu Edhesus. -i——st0. II. Seine Wunder</text:p>
      <text:p text:style-name="P1">daselbsi. «——22. M. Demetiius erregt einen Auf-</text:p>
      <text:p text:style-name="P1">stand wider ihn. 23—40.</text:p>
      <text:p text:style-name="P1">I. Es begab sich aber, während Apollos</text:p>
      <text:p text:style-name="P1">zu Corinth war, daß Paulus , nachdem er</text:p>
      <text:p text:style-name="P1">die obern Länder durchzogen, gen Ephesus</text:p>
      <text:p text:style-name="P1">kam. Und als er etliche Jünger fand,</text:p>
      <text:p text:style-name="P1">sprach er zu ihnen: Cis, St.</text:p>
      <text:p text:style-name="P1"/>
      <text:p text:style-name="P1"/>
      <text:p text:style-name="P1"/>
      <text:p text:style-name="P1">Cap. 19. Its der heil. ·Apostel. « Cap. 19; 155</text:p>
      <text:p text:style-name="P1">2. Habe« r, nachdem ihr gläubig ewor-</text:p>
      <text:p text:style-name="P1">den, den heiligen Geist em fangenF S·ie</text:p>
      <text:p text:style-name="P1">aber sprachen Zu ihm: Wir haben nicht em-</text:p>
      <text:p text:style-name="P1">mal gehört, o ein heiliger Geist sei.</text:p>
      <text:p text:style-name="P1">C.8,46. Joh.7,s9.·</text:p>
      <text:p text:style-name="P1">Z. Und er sprach zu ihnen: Worauf seid</text:p>
      <text:p text:style-name="P1">ihr denn getauEaworden? Sie aber spra-</text:p>
      <text:p text:style-name="P1">chen: Auf die use des Johannes.</text:p>
      <text:p text:style-name="P1">C.48,25. M«:tth.3,«.·</text:p>
      <text:p text:style-name="P1">4. Da sprach Paulus: Johannes hat mit</text:p>
      <text:p text:style-name="P1">der Tau e der Buße getauft, indem er dem</text:p>
      <text:p text:style-name="P1">Volke sagte, daß sie an den glauben sollen,</text:p>
      <text:p text:style-name="P1">der nach ihm komme, das ist, an Christum</text:p>
      <text:p text:style-name="P1">Iesum. C.1,5. is, at. 2s.</text:p>
      <text:p text:style-name="P1">5. Als sie dieses hörten, ließen sie sieh</text:p>
      <text:p text:style-name="P1">taufen auf den Namen des HerrnCJes;1ä</text:p>
      <text:p text:style-name="P1">.2, .</text:p>
      <text:p text:style-name="P1">G. Und als Paulus ihnen die Hände auf-</text:p>
      <text:p text:style-name="P1">elegt, kam der heilige Geist auf sie, und</text:p>
      <text:p text:style-name="P1">sie redeten in Zungen und weissagten. «</text:p>
      <text:p text:style-name="P1">« C.8, «. ro, 46.</text:p>
      <text:p text:style-name="P1">7. Es waren aber ihrer in Allem etwa</text:p>
      <text:p text:style-name="P1"><text:soft-page-break/>zwi·)lslMänner.</text:p>
      <text:p text:style-name="P1">8. nd er ging in die Versammlung und</text:p>
      <text:p text:style-name="P1">lehrte frei öffentlich, indem er bei drei Mo-</text:p>
      <text:p text:style-name="P1">naten Gespräche hielt und sie, das Reich</text:p>
      <text:p text:style-name="P1">Gottes betreffend, überzeugte.</text:p>
      <text:p text:style-name="P1">9. Da aber Etliche sich Verstockten und</text:p>
      <text:p text:style-name="P1">nicht glaubten, sondern die Lehre Vorder</text:p>
      <text:p text:style-name="P1">Menge lästerten, trennte ersieh von ihnen</text:p>
      <text:p text:style-name="P1">und sonderte die Jünger ab und hielt täg-</text:p>
      <text:p text:style-name="P1">lichGesprächein der Schule eines Mannes,</text:p>
      <text:p text:style-name="P1">der Tt)rannus hieß. C. es, 45.</text:p>
      <text:p text:style-name="P1">10. Die es geschah zwei Jahre lau ,so daß</text:p>
      <text:p text:style-name="P1">Alle, die in Asien wohnten, das Hort des</text:p>
      <text:p text:style-name="P1">Herrn Jesu hi·)rten, Juden-undCGrieghen.</text:p>
      <text:p text:style-name="P1">- »So, «.</text:p>
      <text:p text:style-name="P1">« ll. 11. Und Gott wirkte nicht geringe</text:p>
      <text:p text:style-name="P1">Thaten durch die Hände des Pau(Lus Z.</text:p>
      <text:p text:style-name="P1">12. so daß auch aus die Kranken Schweiß-</text:p>
      <text:p text:style-name="P1">tü(her oder Gürtel von seinem Leibe gelegt</text:p>
      <text:p text:style-name="P1">wurden, und die Kran3eiten von : neu</text:p>
      <text:p text:style-name="P1">wichen, und die bösen eister ooni nen</text:p>
      <text:p text:style-name="P1">aussuhren. C. S, is. Las. 8, 44:c.</text:p>
      <text:p text:style-name="P1">18. Es untersingen sich aber Etliche von</text:p>
      <text:p text:style-name="P1">den herumziehenden jiidischen Beschwörern,</text:p>
      <text:p text:style-name="P1">über die, welche bösJe Geister hatten, den</text:p>
      <text:p text:style-name="P1">Namen des Inn esu zu nennen, indem</text:p>
      <text:p text:style-name="P1">sie sagten: ir beschwören euch bei dem</text:p>
      <text:p text:style-name="P1">Jesus, welchen Paulus predigt. Mc«tth.42,27·</text:p>
      <text:p text:style-name="P1">14 Es waren aber So ne eines j1idischen</text:p>
      <text:p text:style-name="P1">.Hohenpriesters, Seevash, ihrer sieben, die</text:p>
      <text:p text:style-name="P1">folches thaten. »</text:p>
      <text:p text:style-name="P1">15. Aber der böse Geist antwortete und</text:p>
      <text:p text:style-name="P1">sprach: Jesum kenne ich wohl,nnd von Pau-</text:p>
      <text:p text:style-name="P1">16. Und der Mensch, in welchem der böse</text:p>
      <text:p text:style-name="P1">Geist war, sprang auf sie hin, ward ihrer</text:p>
      <text:p text:style-name="P1">mächtig und übte Gewalt an ihnen aus,</text:p>
      <text:p text:style-name="P1">also daß sie nackt und verwundet aus jenem</text:p>
      <text:p text:style-name="P1">Hause entflohen.</text:p>
      <text:p text:style-name="P1">17. Dieses aber ward kund Allen, Juden</text:p>
      <text:p text:style-name="P1">und Griechen , die zu Es)hesus wohnten.</text:p>
      <text:p text:style-name="P1">Und es fiel Furcht auf fee Alle, und der</text:p>
      <text:p text:style-name="P1">Name des Herrn Jesu ward hoc? Yp;iksen.</text:p>
      <text:p text:style-name="P1">18. Und Viele von denen, die gläubig e-</text:p>
      <text:p text:style-name="P1">worden, kamen und bekannten und erzähl-</text:p>
      <text:p text:style-name="P1">ten ihre Thaten. Many. 3, H,</text:p>
      <text:p text:style-name="P1">19. Viele aber von denen, die vorwitzige</text:p>
      <text:p text:style-name="P1">Künste getrieben hatten, trugen die Bücher</text:p>
      <text:p text:style-name="P1">zusammen und verbrannten sie vor Allen,</text:p>
      <text:p text:style-name="P1">und sie berechneten ihren Werth und fan-</text:p>
      <text:p text:style-name="P1">den ihn an Geld fünfzig tausend DrOgelzt1;el1.</text:p>
      <text:p text:style-name="P1">20. Also mit Macht mehrte sich das Wort</text:p>
      <text:p text:style-name="P1">des Herrn und nahm zu an Kraft. C.42,24.</text:p>
      <text:p text:style-name="P1"><text:soft-page-break/>21. Nachdem aber solches vollbracht war,</text:p>
      <text:p text:style-name="P1">nahm sich Paulus im Geiste vor, durch</text:p>
      <text:p text:style-name="P1">Macedouien und Achaja zu ziehen und genJ</text:p>
      <text:p text:style-name="P1">Jerusalem zu reifen, indem er sprach: Wenn</text:p>
      <text:p text:style-name="P1">ich daselbst gewesen bin, muß ich auch Rom</text:p>
      <text:p text:style-name="P1">sehen. C.48,21.23,«. Röm.«,15.45,25.2s.</text:p>
      <text:p text:style-name="P1">22. Er sandte aber -wei seiner Gehülfen,</text:p>
      <text:p text:style-name="P1">den Timotheus und årastus, nach Mare-</text:p>
      <text:p text:style-name="P1">donien und hielt sich noch eine Zeit lang</text:p>
      <text:p text:style-name="P1">in Asien auf. C.«3,4. Röm.46,21.23.</text:p>
      <text:p text:style-name="P1">lIl. 23. Es entstand aber um diese Zeit«·</text:p>
      <text:p text:style-name="P1">eine nicht geringe Bewegung« der Lehre!</text:p>
      <text:p text:style-name="P1">wegen. 2. C-or. -«, S. . !</text:p>
      <text:p text:style-name="P1">24. Denn ein gewisser Demetrius mit:</text:p>
      <text:p text:style-name="P1">Namen, ein Silberarbeiter, verferti te sil-«</text:p>
      <text:p text:style-name="P1">berne Tempel der Diana und verschafste«</text:p>
      <text:p text:style-name="P1">den Künstlern nicht kleinen Gewinn. </text:p>
      <text:p text:style-name="P1">25. Diese versammelte er, sammt denen,««</text:p>
      <text:p text:style-name="P1">die mit dergleichen Arbeiten zu thun hat-«»</text:p>
      <text:p text:style-name="P1">ten, und sprach: Jhr Männer, ihr wisset,J</text:p>
      <text:p text:style-name="P1">daß von dieser Arbeit unser Wohlstand—</text:p>
      <text:p text:style-name="P1">kommt. H -</text:p>
      <text:p text:style-name="P1">26. Und ihr sehet und h’öret, daß dieser«</text:p>
      <text:p text:style-name="P1">Paulus nicht allein zu Ephesus, sondern</text:p>
      <text:p text:style-name="P1">fast durch ganz Asien viel Volk beredet und</text:p>
      <text:p text:style-name="P1">abwendig gemacht hat, indem er sagt, das</text:p>
      <text:p text:style-name="P1">seien keine Götter, die mit Händen gemacht</text:p>
      <text:p text:style-name="P1">werden- C. «, 29. Pf. »Es, 4.</text:p>
      <text:p text:style-name="P1">27. Aber es ist nicht nur Gefahr, daß</text:p>
      <text:p text:style-name="P1">dieses unser Geschäst in Verfall komme,</text:p>
      <text:p text:style-name="P1">sondern auch , daß der Tempel der großen</text:p>
      <text:p text:style-name="P1">Göttin Diana für nichts geachtet und zu-</text:p>
      <text:p text:style-name="P1">letzt auch ihre Maiestät vernnhtet werde,</text:p>
      <text:p text:style-name="P1">welche doch ganz Asien und der Erdkrels</text:p>
      <text:p text:style-name="P1">las weiß ich, wer seid aber ihr?</text:p>
      <text:p text:style-name="P1">verehrt. . ,</text:p>
      <text:p text:style-name="P1"/>
      <text:p text:style-name="P1"/>
      <text:p text:style-name="P1"/>
      <text:p text:style-name="P1">28. Als sie das hörten nnd voll Zornes</text:p>
      <text:p text:style-name="P1">wurden, schrieen sie: Groß ist die Diana</text:p>
      <text:p text:style-name="P1">der Epheser! -</text:p>
      <text:p text:style-name="P1">29. Und die an e Stadt ward voll Ber-</text:p>
      <text:p text:style-name="P1">wirrun , und sie itür1nten einmiithig nach</text:p>
      <text:p text:style-name="P1">dem S3auplatz hin und rissen mit sich den</text:p>
      <text:p text:style-name="P1">Gans und Ar;starchus, die Macedonier,</text:p>
      <text:p text:style-name="P1">Geiährten des aulus. «. Cok. is, 32.</text:p>
      <text:p text:style-name="P1">30. Da aber Paulus unter das Volk</text:p>
      <text:p text:style-name="P1">gehen wollte, ließen es ihm die Jiinger</text:p>
      <text:p text:style-name="P1">nicht zu.</text:p>
      <text:p text:style-name="P1">31. Auch etliche der Obersten Asiens, die</text:p>
      <text:p text:style-name="P1">seine Freunde waren, schickten zu ihm und</text:p>
      <text:p text:style-name="P1"><text:soft-page-break/>baten ihn, sich nicht aus den Schauplatz zu</text:p>
      <text:p text:style-name="P1">begeben.</text:p>
      <text:p text:style-name="P1">32. Die Einen nun schrieen dieß , die</text:p>
      <text:p text:style-name="P1">Andern das; denn die Versammlung war</text:p>
      <text:p text:style-name="P1">in Verwirrung, und die Mehrzahl wußte</text:p>
      <text:p text:style-name="P1">nicht, weßwegen sie zusammengekominen</text:p>
      <text:p text:style-name="P1">waren. C. 24,34.</text:p>
      <text:p text:style-name="P1">33. Da zogen sie den Alexander ans dem</text:p>
      <text:p text:style-name="P1">Volke hervor, da ihn die Juden hervor-</text:p>
      <text:p text:style-name="P1">stießen. Und Alexander winkte niit der</text:p>
      <text:p text:style-name="P1">Hand und wollte stch gegen das Volk ver-</text:p>
      <text:p text:style-name="P1">antworten. 2.Tim. it, «.</text:p>
      <text:p text:style-name="P1">34. Als sie aber vernahmen, daß er ein</text:p>
      <text:p text:style-name="P1">Inde sei, erhob sieh Eine Stimme von Al-</text:p>
      <text:p text:style-name="P1">len, und sie schrieen bei zwei Stunden:</text:p>
      <text:p text:style-name="P1">Groß ist die Diana der Epheser!</text:p>
      <text:p text:style-name="P1">35. Da stillete der Schreiber das Volk</text:p>
      <text:p text:style-name="P1">und sprach: Ihr Männer von Ephesus,</text:p>
      <text:p text:style-name="P1">welcher Mensch ist denn, der nicht wüßte,</text:p>
      <text:p text:style-name="P1">daß die Stadt Ephesus die Tempelpflegerin</text:p>
      <text:p text:style-name="P1">ist der großen Göttin Diana und des vom</text:p>
      <text:p text:style-name="P1">Himmel gesallenen Bildes?</text:p>
      <text:p text:style-name="P1">36. Da nun dieses nnwidersprechlich ist,</text:p>
      <text:p text:style-name="P1">so solle-t ihr ruhig sein und nichts Ueber-</text:p>
      <text:p text:style-name="P1">eilte-s thun.</text:p>
      <text:p text:style-name="P1">37. Denn ihr habet diese Männer herge-</text:p>
      <text:p text:style-name="P1">führt, die weder Tempelräuber sind, noch</text:p>
      <text:p text:style-name="P1">eure Göttin gelästert haben.</text:p>
      <text:p text:style-name="P1">38. Hat aber Demetrius und die Künstler,</text:p>
      <text:p text:style-name="P1">die mit ihm sind, an Jemand einen An-</text:p>
      <text:p text:style-name="P1">spruch, so werden Gerichtstage gehalten,</text:p>
      <text:p text:style-name="P1">und es sind Statthalter da; sie mögen ein-</text:p>
      <text:p text:style-name="P1">ander verklagen.</text:p>
      <text:p text:style-name="P1">39. Wenn ihr aber anderer Dinge wegen</text:p>
      <text:p text:style-name="P1">ein Ansuchen habet, so wird es in der ge-</text:p>
      <text:p text:style-name="P1">setzlichen Versammlung erledigt werden.</text:p>
      <text:p text:style-name="P1">40. Denn wir stehen in Gefahr, daß wir</text:p>
      <text:p text:style-name="P1">wegen heute des Aufmhrs angeklagt wer-</text:p>
      <text:p text:style-name="P1">den, weil keine Ursache da ist, womit wir</text:p>
      <text:p text:style-name="P1">diese Zusammenrottung entschuldigen könn-</text:p>
      <text:p text:style-name="P1">ten. Und als er solches gesagt, entließ er</text:p>
      <text:p text:style-name="P1">die Versammlung.</text:p>
      <text:p text:style-name="P1">158 Cap. t9. Die Geschichten «- Cap. 20. «·</text:p>
      <text:p text:style-name="P1">Cap. XX.</text:p>
      <text:p text:style-name="P1">l. Paulus Reise diirch Macedonien nach Philippi.</text:p>
      <text:p text:style-name="P1">-l—6. il. Begebenheit zu Tkoa8. 7-is. til. Ah.</text:p>
      <text:p text:style-name="P1">L?ie;sEede an die Aeltesteii von Es-hefus zu Milet.</text:p>
      <text:p text:style-name="P1">I. 1. Nachdem aber der Aufruhr gesti1let</text:p>
      <text:p text:style-name="P1">war, berief Paulus die Jünger zu sich, und</text:p>
      <text:p text:style-name="P1">als er von ihnen Abschied genommen, zog er</text:p>
      <text:p text:style-name="P1">aus, nach Macedonien zu reisen. i.Tim.«,3,</text:p>
      <text:p text:style-name="P1">2. Und nachdem er jene Länder durch ogen</text:p>
      <text:p text:style-name="P1"><text:soft-page-break/>und sie mit vielen Worten ermahnt hatte,</text:p>
      <text:p text:style-name="P1">kam er nach Griechenland. C. 49, 2i.</text:p>
      <text:p text:style-name="P1">3. Und er brachte daselbst drei Monate zu;</text:p>
      <text:p text:style-name="P1">und da ihm, als er nach Syrien abfahren</text:p>
      <text:p text:style-name="P1">wollte, die Juden nachstellten, entschloß</text:p>
      <text:p text:style-name="P1">er sich, wieder durch «Macedonien zurück-</text:p>
      <text:p text:style-name="P1">zukehren.</text:p>
      <text:p text:style-name="P1">4· Es begleiteten ihn aber bis nach Asien</text:p>
      <text:p text:style-name="P1">Sopater, des PPrrhus Sohn von Beroe,</text:p>
      <text:p text:style-name="P1">von den Thessa onichern Aristarchus und</text:p>
      <text:p text:style-name="P1">Secundus, und Gajus von Derbe und Ti-</text:p>
      <text:p text:style-name="P1">motheus, aus Asien aber Tychicus und</text:p>
      <text:p text:style-name="P1">TWpk)inms. C. is-, 22.29. 2.Tim.i, i2.2o.</text:p>
      <text:p text:style-name="P1">5. Diese’zogen voraus und warteten unser</text:p>
      <text:p text:style-name="P1">zu Troas.</text:p>
      <text:p text:style-name="P1">S. Wir aber fuhren nach den Tagen der</text:p>
      <text:p text:style-name="P1">ungesäiierten Brote von Philippi ab und</text:p>
      <text:p text:style-name="P1">kamen innerhalb fünf Tagen zu ihnen gen</text:p>
      <text:p text:style-name="P1">Troas, wo wir uns sieben Tage aufhielten.</text:p>
      <text:p text:style-name="P1">ll. 7· Am ersten Tage aber der Woche,</text:p>
      <text:p text:style-name="P1">als die Junge-c versammelt waren, das Brot</text:p>
      <text:p text:style-name="P1">zu brechen, hielt Paulus GesZräche mit</text:p>
      <text:p text:style-name="P1">ihiien, Willens, des folgenden ages hin-</text:p>
      <text:p text:style-name="P1">wegzuziehen, und erstre te die Rede bis um</text:p>
      <text:p text:style-name="P1">Mitternacht. C.2,42. i.Cok.is,2.io,-is.</text:p>
      <text:p text:style-name="P1">8. Es waren aber viele Leuchter in dem</text:p>
      <text:p text:style-name="P1">Saale, wo sie versammelt waren.</text:p>
      <text:p text:style-name="P1">9. Und es saß ein Jünglin , mit Namen</text:p>
      <text:p text:style-name="P1">Euttchus, am Fenster, derLsank in tiefen</text:p>
      <text:p text:style-name="P1">Schlaf, da Paulus so lange Gespräche hielt;</text:p>
      <text:p text:style-name="P1">und vom Schlaf überwogen siel er vom</text:p>
      <text:p text:style-name="P1">dritten Stock hinab und ward todt auf-</text:p>
      <text:p text:style-name="P1">gehoben. »</text:p>
      <text:p text:style-name="P1">TO. Da ging Paulus hinab und warf</text:p>
      <text:p text:style-name="P1">sich über ihn, Umfaßte ihn und sprach:</text:p>
      <text:p text:style-name="P1">Machet kein Getümmel, denn seine Seele</text:p>
      <text:p text:style-name="P1">ist in ihm. «.K-«-».i7, 2i :c.</text:p>
      <text:p text:style-name="P1">11. Und er ging wieder hinaus und Mag</text:p>
      <text:p text:style-name="P1">das Brot und aß und unterredete sich no</text:p>
      <text:p text:style-name="P1">lange mit ihnen, bis der Tag anbrach nnd</text:p>
      <text:p text:style-name="P1">zog also hinweg. ·</text:p>
      <text:p text:style-name="P1">I . Sie brachten aberden Knaben lebendig</text:p>
      <text:p text:style-name="P1">und waren nicht wenig ge-tröstet.</text:p>
      <text:p text:style-name="P1">13. Wir aber gin» en voraus zu Schiffe</text:p>
      <text:p text:style-name="P1">und fuhren nach Asisus, um von dort den</text:p>
      <text:p text:style-name="P1">Paulus zu uns zu nehmen; denn er hatte</text:p>
      <text:p text:style-name="P1"/>
      <text:p text:style-name="P1"/>
      <text:p text:style-name="P1"/>
      <text:p text:style-name="P1">-</text:p>
      <text:p text:style-name="P1">Cap. 20. der heil. Apostel. Cap. 20. 21. 157</text:p>
      <text:p text:style-name="P1">es also verordnet, weil er zu Lande reisen</text:p>
      <text:p text:style-name="P1"><text:soft-page-break/>wollte.</text:p>
      <text:p text:style-name="P1">14. Als er aber zu Assus zu uns stieß,·nah-</text:p>
      <text:p text:style-name="P1">men wir ihn auf und kamen gen Mytilene.</text:p>
      <text:p text:style-name="P1">15. Und von da schifften wir ab und kamen</text:p>
      <text:p text:style-name="P1">am folgenden Tage Chios gegenüber; des</text:p>
      <text:p text:style-name="P1">andern Tages aber fuhren wir nach Samos,</text:p>
      <text:p text:style-name="P1">und nachdem wir zu Tro ylIiuln geblieben,</text:p>
      <text:p text:style-name="P1">kamen wir den nächsten Lag nc;ch ålliil2et.</text:p>
      <text:p text:style-name="P1">. T. im. , O.</text:p>
      <text:p text:style-name="P1">16. Denn Paulus hatte beschlosfen, an</text:p>
      <text:p text:style-name="P1">Ephesus vorbeizuschiffen, daniit er keine</text:p>
      <text:p text:style-name="P1">Zeit in Asien ubringen müsse, denn er</text:p>
      <text:p text:style-name="P1">eilte, wenn es ihm mö lich wäre, auf den</text:p>
      <text:p text:style-name="P1">Tag der Pfingsten zu ?)erusalen:Ezi«18se;n.</text:p>
      <text:p text:style-name="P1">III. 17. Von Milet aber schickte er gen</text:p>
      <text:p text:style-name="P1">Ephesus und ließ die Aeltesten der Gemeinde</text:p>
      <text:p text:style-name="P1">heriiberrufeli. im» «, .-; «.</text:p>
      <text:p text:style-name="P1">18. Und als sie zu ihm gekommen, sprach</text:p>
      <text:p text:style-name="P1">er zu ihnen: Ihr wisset vom ersten Tag an,</text:p>
      <text:p text:style-name="P1">da ich Asien betreten, wie ich unter euch die</text:p>
      <text:p text:style-name="P1">ganze Zeit gewesen bin, C» is, i« -so.</text:p>
      <text:p text:style-name="P1">19. dem Herrn dienend mit aller Demuth,</text:p>
      <text:p text:style-name="P1">unter vielen T ränen und Bersuchun en,</text:p>
      <text:p text:style-name="P1">die mir widerfu ren durch die NachstellEi1n-</text:p>
      <text:p text:style-name="P1">gen der Juden; C.i3,45. i</text:p>
      <text:p text:style-name="P1">20. wie ich nichts znrückgehalten habe, was</text:p>
      <text:p text:style-name="P1">heilsam war, daß ich euch nicht verkiindigt</text:p>
      <text:p text:style-name="P1">und elehrt hätte, öffentlich und in den</text:p>
      <text:p text:style-name="P1">Häus3ern, 2. Tini. E.-, is. 4, 2.</text:p>
      <text:p text:style-name="P1">21. indem ich Juden und Griechen die</text:p>
      <text:p text:style-name="P1">Belehrung zu Gott und den Glauben an</text:p>
      <text:p text:style-name="P1">un ern errn Jesum C riftum be en te.</text:p>
      <text:p text:style-name="P1">s C.ZH7,3o.3si.2s,2o. Jiic«kc.i,i5. sei-.gs,4.</text:p>
      <text:p text:style-name="P1">22. Und nun siehe, gebunden im Geiste</text:p>
      <text:p text:style-name="P1">Siehe ich gen Jerusalem; »was mir dasel st</text:p>
      <text:p text:style-name="P1">egegnen wird, weiß ich nicht, C. is, 2i,</text:p>
      <text:p text:style-name="P1">23. außer daß der heilige Geist von</text:p>
      <text:p text:style-name="P1">Stadt zu Stadt mir bezeuget und sagt,</text:p>
      <text:p text:style-name="P1">daß Bande und Trübsal meiner warten.</text:p>
      <text:p text:style-name="P1">C. 9, i6.2i,4. «.</text:p>
      <text:p text:style-name="P1">24. Aber ioh achte alles dessen nicht und</text:p>
      <text:p text:style-name="P1">alte auch mein Leben nicht theuer für mich</text:p>
      <text:p text:style-name="P1">elbst, so daß ich nlei·nen Lan mit Freuden</text:p>
      <text:p text:style-name="P1">vollende und den Dienst, den ich von dem</text:p>
      <text:p text:style-name="P1">Herrn Jesu empfangen habe, »zu bezeugen</text:p>
      <text:p text:style-name="P1">das Evangelium der Gnade Gottes»</text:p>
      <text:p text:style-name="P1">C. Si, is· <text:s text:c="2"/>IT san</text:p>
      <text:p text:style-name="P1">25. Und nun te e,i wei , a i rni</text:p>
      <text:p text:style-name="P1">·1nehr werdet meinlAng?sicht sehen, ihr Alle,</text:p>
      <text:p text:style-name="P1">bei welchen ich durchzog und das Reich Got-</text:p>
      <text:p text:style-name="P1">tes predigte.</text:p>
      <text:p text:style-name="P1">26. Darum bezeuge ich euch am heutigen</text:p>
      <text:p text:style-name="P1"><text:soft-page-break/>Tage, daß ich rein bin von dem BluteA er.</text:p>
      <text:p text:style-name="P1">Ez.3, is :c.</text:p>
      <text:p text:style-name="P1">27. Denn ich habe nicht zurückgehalten,</text:p>
      <text:p text:style-name="P1">-</text:p>
      <text:p text:style-name="P1">daß ich euch» nicht den ganzen Rathfchluß</text:p>
      <text:p text:style-name="P1">Gottes verliindiget hätte. Epi,.1,4:c. s</text:p>
      <text:p text:style-name="P1">28. So habet nun Acht auf euch selbst</text:p>
      <text:p text:style-name="P1">und auf» dieCga»nze Heerde, in welcher euch</text:p>
      <text:p text:style-name="P1">der heilige W zu Aufsehern gesetzt hat,</text:p>
      <text:p text:style-name="P1">zu weiden die emeinde des Herrn, die er</text:p>
      <text:p text:style-name="P1">erworben hat durch sein eigen Blut.</text:p>
      <text:p text:style-name="P1">.i.Tim.4,i6. i.Pet.5,2. Off.s,9.</text:p>
      <text:p text:style-name="P1">29. Denn ich weiß das, daß nach meinem</text:p>
      <text:p text:style-name="P1">Weggange räuberische Wo se unter euch</text:p>
      <text:p text:style-name="P1">kommen werden, die der Heerde nicht schonen.</text:p>
      <text:p text:style-name="P1">Matih.7,i5. 2.Pei.2,«. Z«;ch.«,i-.5.</text:p>
      <text:p text:style-name="P1">30. Und aus euch selbst werden Männer</text:p>
      <text:p text:style-name="P1">aufstFhen, die verkehrte Dinge reden, um</text:p>
      <text:p text:style-name="P1">die ün er na i u ie en.</text:p>
      <text:p text:style-name="P1">g ch f Pilz 4,z4 OF Mart. is, 22.</text:p>
      <text:p text:style-name="P1">31. Darum wachet und seid eingedenk,</text:p>
      <text:p text:style-name="P1">daß ich drei Jahre lang Tag und Nacht</text:p>
      <text:p text:style-name="P1">nicht aufgehört abe, mit Thränen einen</text:p>
      <text:p text:style-name="P1">Jeglichen zu ermahnen.</text:p>
      <text:p text:style-name="P1">Matih.24,42. Hei-,i3, 7. 4.Pet.5,8."</text:p>
      <text:p text:style-name="P1">32. Und nun empfehle ich euch, ihr Brü-</text:p>
      <text:p text:style-name="P1">der, Gott und dem Worte lseiner Gnade,</text:p>
      <text:p text:style-name="P1">ihm, der da mächtig ist zu er auen und euch</text:p>
      <text:p text:style-name="P1">das Erbe zu geben unter allen Gehes3ligten-.</text:p>
      <text:p text:style-name="P1">C.2 ,48..</text:p>
      <text:p text:style-name="P1">33. Silber oder Gold oder Kleider habe</text:p>
      <text:p text:style-name="P1">ich von Niemand begehrt;</text:p>
      <text:p text:style-name="P1">4.Sani.-12,3. 2.Cok.-H,8.42,«l4.</text:p>
      <text:p text:style-name="P1">34. ihr wisset selbst, daß für meine Not -</text:p>
      <text:p text:style-name="P1">durft und für die, so mit mir waren, die e</text:p>
      <text:p text:style-name="P1">Hände edienethaben. (.;.»i8,3.-i.Cpk.9,i3.«5.</text:p>
      <text:p text:style-name="P1">35. li3eberall habe ich M? ezeigt, daß</text:p>
      <text:p text:style-name="P1">man also arbeiten nnd der c«Fwachen sich</text:p>
      <text:p text:style-name="P1">annehmen müsse und eingedenk sein der</text:p>
      <text:p text:style-name="P1">Worte des Herrn Jesu, daß er selbst sprach:</text:p>
      <text:p text:style-name="P1">Es ist seliger geben, als empfangen.</text:p>
      <text:p text:style-name="P1">i. Cur. 9, 22. Rom- «-, -I.</text:p>
      <text:p text:style-name="P1">36. Und da er solches ges prochen, kniete er</text:p>
      <text:p text:style-name="P1">nieder und betete mit ihnen Allen. C. 2i , is.</text:p>
      <text:p text:style-name="P1">37. Es ward aber viel Weinens von Allen,</text:p>
      <text:p text:style-name="P1">und sie fielen» dem Paulus um den Hals</text:p>
      <text:p text:style-name="P1">und küßten ihn,</text:p>
      <text:p text:style-name="P1">38.VLchmerzlich betrübt, am meisten über</text:p>
      <text:p text:style-name="P1">das ort, das er gesa thatte, daß sie sein</text:p>
      <text:p text:style-name="P1">Angesicht nicht mehr sgehen würden. Und</text:p>
      <text:p text:style-name="P1">sie begleiteten ihn an das Schiff.</text:p>
      <text:p text:style-name="P1">Cap. xxI.</text:p>
      <text:p text:style-name="P1"><text:soft-page-break/>l. Paulus Reise von Milet nach Jerusalem. O--9.</text:p>
      <text:p text:style-name="P1">ll. Weiffagung des Agabus. l0—14. Hi. Ankunft</text:p>
      <text:p text:style-name="P1">des Paulus zu Jerusalem. s15——26. IV. Ausstand</text:p>
      <text:p text:style-name="P1">der Juden wider ihn und seine Gefangennehmuug</text:p>
      <text:p text:style-name="P1">durch die Römer. 27—«t-0.</text:p>
      <text:p text:style-name="P1">I. 1·. Als es aber geschehen, daß wir uns</text:p>
      <text:p text:style-name="P1">von ihnen losgerissen hatten und abgefah-</text:p>
      <text:p text:style-name="P1">ren waren, kamen wir geraden Laufes nach</text:p>
      <text:p text:style-name="P1">-</text:p>
      <text:p text:style-name="P1"/>
      <text:p text:style-name="P1"/>
      <text:p text:style-name="P1"/>
      <text:p text:style-name="P1">158 Eap. 2l..- - Die—Geschichten T City. 21«".3</text:p>
      <text:p text:style-name="P1">Eos und des folgenden Tages nach Rhodus</text:p>
      <text:p text:style-name="P1">und von da nach Patara.</text:p>
      <text:p text:style-name="P1">2. Und da wir ein Schifffanden, das</text:p>
      <text:p text:style-name="P1">nach Ph’onicien fuhr, stiegen wir ein und</text:p>
      <text:p text:style-name="P1">fuhren ab. -</text:p>
      <text:p text:style-name="P1">Z. Als wir aber Cypern ansichtig wurden,</text:p>
      <text:p text:style-name="P1">ließen wir dasselbe links lie en, schifften</text:p>
      <text:p text:style-name="P1">nach Shrien und fuhren gen Etwas, denn</text:p>
      <text:p text:style-name="P1">daselbst hatte das Schiff dieLast auszuladen.</text:p>
      <text:p text:style-name="P1">4. Und da wir die Iünger aufgefunden,</text:p>
      <text:p text:style-name="P1">blieben wir daselbst sieben Tage. Diese</text:p>
      <text:p text:style-name="P1">a ten dem Paulus durch den Geist, er</text:p>
      <text:p text:style-name="P1">oFlte nicht hinaufziehen gen Jerusalem.</text:p>
      <text:p text:style-name="P1">5. Als es aber geschehen, daß wir diese</text:p>
      <text:p text:style-name="P1">Tage vollendet hatten, gingen wir heraus</text:p>
      <text:p text:style-name="P1">und zogen fort, indem sie uns Alle mit</text:p>
      <text:p text:style-name="P1">Weibern und Kindern begleiteten , bis« vor</text:p>
      <text:p text:style-name="P1">die Stadt hinaus; und wir knieten nieder</text:p>
      <text:p text:style-name="P1">am Gestade und beteten. C. 2(), as.</text:p>
      <text:p text:style-name="P1">S. Und nachdem wir von einander Ab-</text:p>
      <text:p text:style-name="P1">schied genommen hatten, stiegen wir in das</text:p>
      <text:p text:style-name="P1">Schiff, sie aber kehrten wieder in das Jbrige.</text:p>
      <text:p text:style-name="P1">7. Wir aber beendigten die Fahrt und</text:p>
      <text:p text:style-name="P1">kamen von Tyrus gen Ptolemais und be-</text:p>
      <text:p text:style-name="P1">grüßten die Brüder und blieben einen Tag</text:p>
      <text:p text:style-name="P1">bei ihnen. . -</text:p>
      <text:p text:style-name="P1">8. Des folgenden Tages aber zogen wir,</text:p>
      <text:p text:style-name="P1">Paulus und die bei ihm waren, nnd kamen</text:p>
      <text:p text:style-name="P1">gen Cäsarea, nnd wir gingen in das Hans</text:p>
      <text:p text:style-name="P1">des Pl)ilippus, des Evan elisten, der einer</text:p>
      <text:p text:style-name="P1">von den sieben war, und blieben bei ihm.</text:p>
      <text:p text:style-name="P1">. C.8,5. C;-h.4,-«. 2.Tim.4,5.</text:p>
      <text:p text:style-name="P1">9. Derselbe hatte vier Töchter, Jung-</text:p>
      <text:p text:style-name="P1">frauen, welche wei-ssagten. C.2, 47.</text:p>
      <text:p text:style-name="P1">II. «10. Als wir aber mehrere Tage dort</text:p>
      <text:p text:style-name="P1">blieben, kam aus dem jüdischen Lande herab</text:p>
      <text:p text:style-name="P1">ein Propbet mit Namen Agabus. C. «, 28.</text:p>
      <text:p text:style-name="P1">11. Und er kam zu uns und nahm den</text:p>
      <text:p text:style-name="P1">Gürtel des Paulus nnd band sich die Hände</text:p>
      <text:p text:style-name="P1"><text:soft-page-break/>nnd die Füße und fgrach: Das sagt der</text:p>
      <text:p text:style-name="P1">heilige Geist: Den Jiann, dessen dieser</text:p>
      <text:p text:style-name="P1">Gürtel ist, werden also zu Jerusalem die</text:p>
      <text:p text:style-name="P1">Juden binden und in die Hände der Heiden</text:p>
      <text:p text:style-name="P1">iiberan"tworten. te:-o,23. "</text:p>
      <text:p text:style-name="P1">12. Da wir solches hörten, baten wir und</text:p>
      <text:p text:style-name="P1">die aus dein Orte, das; er nicht hinaufziehe</text:p>
      <text:p text:style-name="P1">gen Jerusalem. Einst-h. is, 22 ».</text:p>
      <text:p text:style-name="P1">IS. Aber Paulus antwortete: Was machet</text:p>
      <text:p text:style-name="P1">ihr, daß ihr roeinet und mir das Herz</text:p>
      <text:p text:style-name="P1">brechet? Denn ich bin nicht nur mich bin-</text:p>
      <text:p text:style-name="P1">den zu lassen, sondern auch zu sterben in</text:p>
      <text:p text:style-name="P1">Jerusalem bereit für den Namen des Herrn</text:p>
      <text:p text:style-name="P1">Jesu. C. so, ei.</text:p>
      <text:p text:style-name="P1">14. Und da er sieh nicht bereden ließ, be-</text:p>
      <text:p text:style-name="P1">rUhigten wir uns und sprachen: Der Wille</text:p>
      <text:p text:style-name="P1">des Herrn geschehe! Matth.6,40. 4.Sam.3,48.</text:p>
      <text:p text:style-name="P1">III. ·15. Nach denselben Tagen aber"mach-</text:p>
      <text:p text:style-name="P1">tå:elrtIil)gl:i1;iIs reisefertig und zogen hinaus gen</text:p>
      <text:p text:style-name="P1">16. Es gingen aber auch etliche Jün er</text:p>
      <text:p text:style-name="P1">von Cäsarea mit uns, die brachten mit sieh</text:p>
      <text:p text:style-name="P1">d·en, bei ge? wi2iZ?He;bergesnål):T,len sollten,</text:p>
      <text:p text:style-name="P1">einen ge i en na o an ern einen</text:p>
      <text:p text:style-name="P1">alten Jiinger. y «</text:p>
      <text:p text:style-name="P1">17. Und als wir zu Jerusalem angekom-</text:p>
      <text:p text:style-name="P1">Fen waren, nahmen uns die Brüder mit</text:p>
      <text:p text:style-name="P1">reu en an . «</text:p>
      <text:p text:style-name="P1">18, Am foigenden Tage aber ging Paulus</text:p>
      <text:p text:style-name="P1">mit uns zu Jcicobus, und alle Aeltesten</text:p>
      <text:p text:style-name="P1">waren zugegen. C. is, 47. Gai.2, g· »</text:p>
      <text:p text:style-name="P1"><text:s/>UndA1k1ai;)dgn; erssiå·geglrüßt,wer;</text:p>
      <text:p text:style-name="P1">za e er e tm mene, a</text:p>
      <text:p text:style-name="P1">Gott utzter den Heiden durch seinen Dienst</text:p>
      <text:p text:style-name="P1">gethan atte. C- is, e. is. ;</text:p>
      <text:p text:style-name="P1">20. Sie aber, als sie solches hörten, prie-</text:p>
      <text:p text:style-name="P1">sen den Herrn und sprachen zu ihm: Du</text:p>
      <text:p text:style-name="P1">si·Iiehest, FZr1;der,lipiiE«vlele Tax;fende des </text:p>
      <text:p text:style-name="P1">en in se g an ig gewor en un ·</text:p>
      <text:p text:style-name="P1">sind Eife«rer für das Gesetz. C. it, is. is, «.</text:p>
      <text:p text:style-name="P1">21. Sie sind aber über dich berichtet wor-</text:p>
      <text:p text:style-name="P1">den, du lehrest alle Juden, die unter den</text:p>
      <text:p text:style-name="P1">Heiden sind, den Abfall von Moses und</text:p>
      <text:p text:style-name="P1">sagest, sie sollen ihre Kinder nicht beschnei-</text:p>
      <text:p text:style-name="P1">den und nicht nach den Gebränchenåvc:1;d;ln,</text:p>
      <text:p text:style-name="P1">:22. Wie ist es nun? Gewiß wird «eine</text:p>
      <text:p text:style-name="P1">Menge zusammenkommen, denn sie werden</text:p>
      <text:p text:style-name="P1">hören, daß du hergeko1nnicn bist. —</text:p>
      <text:p text:style-name="P1">23. So thue nun dieses, was wir dir</text:p>
      <text:p text:style-name="P1">sagen: Wir haben vier Männer, die ein</text:p>
      <text:p text:style-name="P1">Gelübde auf sich haben;</text:p>
      <text:p text:style-name="P1">24. diese nimm zu dir und laß dich reini-</text:p>
      <text:p text:style-name="P1">gen 1Pit ihnen und tragie die Kosten für THE,</text:p>
      <text:p text:style-name="P1"><text:soft-page-break/>daß ie das Haupt scheren, so werden e</text:p>
      <text:p text:style-name="P1">erkennen, daß an dem , was über dich be-</text:p>
      <text:p text:style-name="P1">richck;etstk)loFtdTvn, 1giclh»:s W EndernddaßDt-se;</text:p>
      <text:p text:style-name="P1">an ei ane a since, er a</text:p>
      <text:p text:style-name="P1">Gesetz hält. Cis, is. e. M-s. S.</text:p>
      <text:p text:style-name="P1"><text:s/>Was aber die Heiden betrifft, welche</text:p>
      <text:p text:style-name="P1">glaubig geworden, so haben wir in einem«</text:p>
      <text:p text:style-name="P1">Oendschrei·ben verordnet, daß sie von diesen</text:p>
      <text:p text:style-name="P1">Dingen keines zu beobachten haben, als nur</text:p>
      <text:p text:style-name="P1">daß sie sich hüten lsollen vor dem Gö·tzen-·</text:p>
      <text:p text:style-name="P1">op«ser un? des; B nie und dem Erstickten</text:p>
      <text:p text:style-name="P1">und der n«u t. C.45,2o.29. </text:p>
      <text:p text:style-name="P1">26. Da ni1hm Paulus die Männer zu</text:p>
      <text:p text:style-name="P1">siaäulid ging;?i1;fktlgel1Pe3iT«1lge mit i»hnden,</text:p>
      <text:p text:style-name="P1">Wiss« THE; ’kiikTdi«gkF«??iF«"EksiiskkIi»«F DE?</text:p>
      <text:p text:style-name="P1">Tage der» Rei1iigungaI1, bis für einen Je-H</text:p>
      <text:p text:style-name="P1">den aus ihnen das .-pfer dargebracht war.</text:p>
      <text:p text:style-name="P1">lV. 27. Als aber« die sieben Tage zu Ende</text:p>
      <text:p text:style-name="P1"/>
      <text:p text:style-name="P1"/>
      <text:p text:style-name="P1"/>
      <text:p text:style-name="P1">D - Cap. 21. des hat.</text:p>
      <text:p text:style-name="P1">Yngen, sahen die Juden aus Asien ihn im</text:p>
      <text:p text:style-name="P1">emsoel; da verwirrtelt)1 sie das ganze Volk</text:p>
      <text:p text:style-name="P1">und egten Hand ani n C»24, is,</text:p>
      <text:p text:style-name="P1">28. und schrieen: Ihr isr«aelitische Männer,</text:p>
      <text:p text:style-name="P1">kommet zu Fiilfe! Das ist der Mann, der</text:p>
      <text:p text:style-name="P1">wider das S olk und das Gesetz und diese</text:p>
      <text:p text:style-name="P1">Stätte Alle allenthalben lehret. Dazu hakt</text:p>
      <text:p text:style-name="P1">er auch noch Griechen in den Tempel ge-</text:p>
      <text:p text:style-name="P1">führt und diese heiligå Jt;i;tf4el1tå:ei4lået;</text:p>
      <text:p text:style-name="P1">29. Sie hatten nämlich borhcr«den Trhphi-</text:p>
      <text:p text:style-name="P1">muss von Ephesus in der S»tadt»1nit ihm</text:p>
      <text:p text:style-name="P1">gesel?ån uns) :1zei1ite:k),;«aß1hn Paulus in</text:p>
      <text:p text:style-name="P1">den cn1pe ge iihrt a e. C.2o,4.</text:p>
      <text:p text:style-name="P1">30. Und es kam die ganze Stadt in Be-</text:p>
      <text:p text:style-name="P1">wegung, und" entstand ein Zusam1nenlauf</text:p>
      <text:p text:style-name="P1">des Volkes; und sie ergriffen den Paulus</text:p>
      <text:p text:style-name="P1">und schleFpten ihn zum Tempel hinaus,</text:p>
      <text:p text:style-name="P1"><text:s/>ssalso ald wurden die Thüren ver-</text:p>
      <text:p text:style-name="P1">o en. C.26,24. »</text:p>
      <text:p text:style-name="P1">31. Indem sie ihn aber zu tödten suchten,</text:p>
      <text:p text:style-name="P1">kam Anzeige zu dem Obersten der Rotte</text:p>
      <text:p text:style-name="P1">hinauf» das; ganz Jerusalem in Verwir-</text:p>
      <text:p text:style-name="P1">run ei. .23 is.</text:p>
      <text:p text:style-name="P1">g s C ,</text:p>
      <text:p text:style-name="P1">32. Der nahm sogleich Kriegsknechte und</text:p>
      <text:p text:style-name="P1">Hauptlente zu sich und lief gegen sie hinab.</text:p>
      <text:p text:style-name="P1">Als sie aber den Obersten und die Kriegs-</text:p>
      <text:p text:style-name="P1">knechte sahen, hörten sie auf, den Pan us</text:p>
      <text:p text:style-name="P1">zu schlagen. i C, W, en.</text:p>
      <text:p text:style-name="P1">3T-J. Da nahete der Oberste hinzu und</text:p>
      <text:p text:style-name="P1"><text:soft-page-break/>griff ihn nnd ließ ihn mit zwei Ketten bin-</text:p>
      <text:p text:style-name="P1">den und erkundigte sich, wer er wäre und</text:p>
      <text:p text:style-name="P1">was er gethan. « « » ·</text:p>
      <text:p text:style-name="P1">34. Die Einen aber riefen dieses, die</text:p>
      <text:p text:style-name="P1">Andern ·enes unter dem Volke; und da er</text:p>
      <text:p text:style-name="P1">vordelnd35etiimmel nichts Genusses erfahren</text:p>
      <text:p text:style-name="P1">konnte, befahl er, ihn in das Standlager zu</text:p>
      <text:p text:style-name="P1">führen. C. 49, 32.</text:p>
      <text:p text:style-name="P1">35. Als er aber an die Stufen kam, be-</text:p>
      <text:p text:style-name="P1">gab es sich, daß er von den Kriegsknechten</text:p>
      <text:p text:style-name="P1">g;trlggen wurde, wegen der Gewalt des</text:p>
      <text:p text:style-name="P1">o es.</text:p>
      <text:p text:style-name="P1">36. Denn die Menge des Volkes folgte und</text:p>
      <text:p text:style-name="P1">schrie: Hinweg mit ihm! C.22,22. J-h.49,-is.</text:p>
      <text:p text:style-name="P1">37. Und da Paulus sollte in das Lager</text:p>
      <text:p text:style-name="P1">gneingesührt werden, spricht·er zu dem</text:p>
      <text:p text:style-name="P1">bersten: Darf ich etwas zu dir sprechen?</text:p>
      <text:p text:style-name="P1">Er aber sprach: Verstehest du Griechisch?</text:p>
      <text:p text:style-name="P1">38. Bist du also ni(ht der Aegyptier, der</text:p>
      <text:p text:style-name="P1">vor diesen Tagen einen Aufruhr machte,</text:p>
      <text:p text:style-name="P1">und die viertausend Mann Meucheln1örder</text:p>
      <text:p text:style-name="P1">in die Wüste hinausführte? C. es, se. 37,</text:p>
      <text:p text:style-name="P1">39. Aber» Paulus sprach: Ich bin ein</text:p>
      <text:p text:style-name="P1">jiidischer Mann, von Tarsus, einer nicht</text:p>
      <text:p text:style-name="P1">unberiihmten Stadt in Cilieien, Bürger.</text:p>
      <text:p text:style-name="P1">Jch bitte dich aber, erlaube mir zu dem</text:p>
      <text:p text:style-name="P1">Volke zu reden. C. 9, «.</text:p>
      <text:p text:style-name="P1">Apostel; Cap. 21. 22. 159</text:p>
      <text:p text:style-name="P1">40. Und als er es erlaubt hatte, siellte</text:p>
      <text:p text:style-name="P1">sich Paulus auf die Stufen und winkte mit</text:p>
      <text:p text:style-name="P1">der Fand dem Volke. Und da eine große</text:p>
      <text:p text:style-name="P1">Sti e geworden, redete er sie an in hebräi-</text:p>
      <text:p text:style-name="P1">scher Sprache und sagte: »</text:p>
      <text:p text:style-name="P1">- Cap. XXtl.</text:p>
      <text:p text:style-name="P1">l. Rede des Paulus an das Volk. st—2-I. il. Neue:</text:p>
      <text:p text:style-name="P1">Aufruhr der Juden wider ihn. 22—24. Hi. Sein</text:p>
      <text:p text:style-name="P1">römi;cz)e6 Bürgerrecht sch«iiht ihn vor Geißeluag-</text:p>
      <text:p text:style-name="P1">25—— . .</text:p>
      <text:p text:style-name="P1">I. 1. Jhr Männer , Brüder und Väter,</text:p>
      <text:p text:style-name="P1">höreåg«etzt meine Verantwortung vor euch.</text:p>
      <text:p text:style-name="P1">2. ls sie aber hörten, daß er in hebräi-</text:p>
      <text:p text:style-name="P1">scher Sprache zu ihnen redete, hielten sie</text:p>
      <text:p text:style-name="P1">sich noch stiller, und· er sprach:</text:p>
      <text:p text:style-name="P1">Z. Ich bin ein jüd(scher Mann, geboren</text:p>
      <text:p text:style-name="P1">zu Tarsusin C1licien, aber erzogen in dieser</text:p>
      <text:p text:style-name="P1">Stadt, zu den Füßen Gamalels unter-</text:p>
      <text:p text:style-name="P1">richtet mit allem Fleiße in dem väterlichen</text:p>
      <text:p text:style-name="P1">Gesetze, und war ein Eiferer für Gott, wie</text:p>
      <text:p text:style-name="P1">ihr Alle es heute seid.</text:p>
      <text:p text:style-name="P1">C.2i, 39.5,34.2s,5. Gal.1,«e2c.</text:p>
      <text:p text:style-name="P1">V. 4—i0: A;-g.9. 2—9. 26, 9—-is.</text:p>
      <text:p text:style-name="P1">4., Ich o3solgte diese Lehre auf den Tod,</text:p>
      <text:p text:style-name="P1"><text:soft-page-break/>indem ich änner und Weiber band und</text:p>
      <text:p text:style-name="P1">ins Gefängniß iiberlieferte. »</text:p>
      <text:p text:style-name="P1">5. Wie auch der oberste Priester und der</text:p>
      <text:p text:style-name="P1">ganze Rath der Acltesten nur Zeugnis; gibt,</text:p>
      <text:p text:style-name="P1">von welchen ich auch Briefe an die Brüder</text:p>
      <text:p text:style-name="P1">empfing und gen Damaseus zog, um auch</text:p>
      <text:p text:style-name="P1">die, welche daselbst waren, gebunden gen</text:p>
      <text:p text:style-name="P1">Jerusalem zu führen, aus daß sie gestraft</text:p>
      <text:p text:style-name="P1">würden.</text:p>
      <text:p text:style-name="P1">6. Es geschah mir aber, als ich reisete und</text:p>
      <text:p text:style-name="P1">gegen Dcimascus nahete, daß um Mittag</text:p>
      <text:p text:style-name="P1">ploi;-lich aus dem Himmel mich ein großes</text:p>
      <text:p text:style-name="P1">Licht nmstrahlte. « «</text:p>
      <text:p text:style-name="P1">7. Und ich fiel zu Boden und hörte eine</text:p>
      <text:p text:style-name="P1">Stimme, die zu mir sprach: Saul!, Saul!</text:p>
      <text:p text:style-name="P1">was verfolgest du mich?</text:p>
      <text:p text:style-name="P1">S. Jcl) aber antwortete: Wer bist du,</text:p>
      <text:p text:style-name="P1">Herr «? Und er sprach zu mir: Ich bin Jesus</text:p>
      <text:p text:style-name="P1">von Nazareth, den du verfolgest.</text:p>
      <text:p text:style-name="P1">9. Die aber bei mir waren , sahen zwar</text:p>
      <text:p text:style-name="P1">das Licht und wurden voll Furcht, aber die</text:p>
      <text:p text:style-name="P1">Stim3le dessen, der mit mir redete, hörten</text:p>
      <text:p text:style-name="P1">sie ni t. » .</text:p>
      <text:p text:style-name="P1">10. Und ich sprach: Herr, was soll ich</text:p>
      <text:p text:style-name="P1">thun? Der Herr sprach zu mir: Steh’ aufs</text:p>
      <text:p text:style-name="P1">und ziehe nach Damascus, und daselbt</text:p>
      <text:p text:style-name="P1">wird dir von Allem gesagt werden, was dir</text:p>
      <text:p text:style-name="P1">verordnet ist zu thun-</text:p>
      <text:p text:style-name="P1">11. Da ich aber vor dem Glanze jenes</text:p>
      <text:p text:style-name="P1">Lichtes nicht sehen konnte, ward ich von</text:p>
      <text:p text:style-name="P1">meinen Begleitern an der Hand geführt</text:p>
      <text:p text:style-name="P1">nnd kam gen Damascus. ·</text:p>
      <text:p text:style-name="P1"/>
      <text:p text:style-name="P1"/>
      <text:p text:style-name="P1"/>
      <text:p text:style-name="P1">·» "V. «2—«6. Arg. Ei, 4o——«9.</text:p>
      <text:p text:style-name="P1">12. Aber ein ewisser Ananias, ein from-</text:p>
      <text:p text:style-name="P1">mer Mann ums dem Gesetze, der von allen</text:p>
      <text:p text:style-name="P1">Juden, die daselbst wohnten, ein gutes Zeug-</text:p>
      <text:p text:style-name="P1">nis; hatte,</text:p>
      <text:p text:style-name="P1">13. kam zu mir, trat herzu und sprach zu</text:p>
      <text:p text:style-name="P1">mir: Bruder Saul, sei wieder sehend! Und</text:p>
      <text:p text:style-name="P1">zu derselben Stunde konnte ich ihn ansehen.</text:p>
      <text:p text:style-name="P1">14. Er aber sprach; Der Gott unsrer</text:p>
      <text:p text:style-name="P1">Väter hat dich vor er bestimmt, seinen</text:p>
      <text:p text:style-name="P1">Willen zu erkennen und den Gerechten Zu</text:p>
      <text:p text:style-name="P1">sehen und die Stimme aus feinem Mun e</text:p>
      <text:p text:style-name="P1">zu hören. » »</text:p>
      <text:p text:style-name="P1">15. Denn du sollst ihm bei allen Men-</text:p>
      <text:p text:style-name="P1">schen ein Zeuge sein von dem, was du ge-</text:p>
      <text:p text:style-name="P1">ehen und gehört hast.</text:p>
      <text:p text:style-name="P1">IS. Und nun, was säumest du? Steh’</text:p>
      <text:p text:style-name="P1"><text:soft-page-break/>auf und laß dich taufen und deine Sünden</text:p>
      <text:p text:style-name="P1">abwaschen, indem du den Namen des Herrn</text:p>
      <text:p text:style-name="P1">anrufst. C. 2, ei. «. Cok. 6, «.</text:p>
      <text:p text:style-name="P1">17. Es geschah mir aber, als ich nach</text:p>
      <text:p text:style-name="P1">Jerusalem zurückgekehrtwar und im Tempel</text:p>
      <text:p text:style-name="P1">betete, daß ich in eine Entz1’ickun(g gerieth,</text:p>
      <text:p text:style-name="P1">C. S, re. -so, to. 2. ok. i2, 2.</text:p>
      <text:p text:style-name="P1">18. und ihn sah, der zu mir sprach: Eile</text:p>
      <text:p text:style-name="P1">und gehe schnell von Jerusalem weg, denn</text:p>
      <text:p text:style-name="P1">sie werden dein Zeugnis; von mir nicht an-</text:p>
      <text:p text:style-name="P1">nehmen.</text:p>
      <text:p text:style-name="P1">19. Undichsprach: Herr, sie wissen selbst,</text:p>
      <text:p text:style-name="P1">daß ich die, welche an dich glaubten, ins</text:p>
      <text:p text:style-name="P1">Gefängniß legte und schlug in den Ver-</text:p>
      <text:p text:style-name="P1">sammlungen, C. 8, Z.</text:p>
      <text:p text:style-name="P1">20. und daß auch ich dabei stand, als das</text:p>
      <text:p text:style-name="P1">Blut Stephanus, deines Zeugen, vergossen</text:p>
      <text:p text:style-name="P1">ward , und daß ich ein Wohlgcfalleu hatte</text:p>
      <text:p text:style-name="P1">an einem Tode und die Kleider derer ver-</text:p>
      <text:p text:style-name="P1">wa rte, die ihn tödteten. C.7, Zu.</text:p>
      <text:p text:style-name="P1">21. Und er sprach zu mir: Ziehe hin,-denn</text:p>
      <text:p text:style-name="P1">ich will dich unter die Heiden in die Ferne</text:p>
      <text:p text:style-name="P1">aussenden. C.g,45.26,47.«8. Gai.2,7.</text:p>
      <text:p text:style-name="P1">ll. 22. Sie hörten ihn aber bis auf die-</text:p>
      <text:p text:style-name="P1">ses Wort, da erhoben sie ihre Stimme,</text:p>
      <text:p text:style-name="P1">pregend: Hinweg mit einem Solchen von</text:p>
      <text:p text:style-name="P1">der rde, denn es gebührt sich nicht, daß er</text:p>
      <text:p text:style-name="P1">lebe. Las. H, 2s—28.-is, is. Arg. es, 24.</text:p>
      <text:p text:style-name="P1">23. Da sie aber schrieen und die Kleider</text:p>
      <text:p text:style-name="P1">zerrissen und Staub in die Luft warfen,</text:p>
      <text:p text:style-name="P1">24. ließ der Oberste ihn in das Standlager</text:p>
      <text:p text:style-name="P1">fuhren und befahl, ihn mit Geißelung zu</text:p>
      <text:p text:style-name="P1">verh’oren, damit er erfahre, aus welcher Ur-</text:p>
      <text:p text:style-name="P1">sache sie also über ihn schrieen. C. 24, sc.</text:p>
      <text:p text:style-name="P1">til. 25. Als sie ihn aber mit den Riemen</text:p>
      <text:p text:style-name="P1">hingestreckt hatten, sprach Paulus zu dem</text:p>
      <text:p text:style-name="P1">Hauptmann, der dabei stand: Jst es euch</text:p>
      <text:p text:style-name="P1">erlaubt einen Römer, und noch dazu un-</text:p>
      <text:p text:style-name="P1">verurtheilt, zu geißeln? C. is, 37. es, 27.</text:p>
      <text:p text:style-name="P1">160 City. 22. Die Geschichten-- « Cap. 22. 23.</text:p>
      <text:p text:style-name="P1">26. Als der Hauptmann das hörte, ging</text:p>
      <text:p text:style-name="P1">er zu dem Obersten und berichtete es ihm</text:p>
      <text:p text:style-name="P1">und sprach: Siehe zu, was du thun willst,</text:p>
      <text:p text:style-name="P1">denn dieser Mensch ist ein Römer.</text:p>
      <text:p text:style-name="P1">27. Da kam der Oberste herzu und sprach</text:p>
      <text:p text:style-name="P1">zu ihm: Sage mir, bist du ein Römer? Er</text:p>
      <text:p text:style-name="P1">aber skrach: Ja.</text:p>
      <text:p text:style-name="P1">28. nd der Oberste antwortete: Ich habe</text:p>
      <text:p text:style-name="P1">für eine roße Summe dieses Bürgerrecht</text:p>
      <text:p text:style-name="P1">erkauft. Paulus aber sprach: Ich aber bin</text:p>
      <text:p text:style-name="P1">sogar darin geboren.</text:p>
      <text:p text:style-name="P1">29. Da standen alsobald die, welche ihn</text:p>
      <text:p text:style-name="P1"><text:soft-page-break/>peinlich oerhören wollten, von ihm ab, und</text:p>
      <text:p text:style-name="P1">auch der Oberste fürchtete sich, da er ver-</text:p>
      <text:p text:style-name="P1">nommen, daß er ein Römer sei, und weil er</text:p>
      <text:p text:style-name="P1">ihn hatte binden lassen. C. is, 38. 2-i,33.</text:p>
      <text:p text:style-name="P1">30. Des folgenden Tchges aber, da er mit</text:p>
      <text:p text:style-name="P1">Gewißheit erfahren wo te, wessen er von</text:p>
      <text:p text:style-name="P1">den Juden angeklagt werde, entledigte er</text:p>
      <text:p text:style-name="P1">ihn der Bande und ließ die Hohenpriester</text:p>
      <text:p text:style-name="P1">sammt ihrem ganzen Rathe zusammenkom-</text:p>
      <text:p text:style-name="P1">men und führte den Paulus hinab und</text:p>
      <text:p text:style-name="P1">stellte ihn unter sie. C. 23, 28.</text:p>
      <text:p text:style-name="P1">Cap. XXIII.</text:p>
      <text:p text:style-name="P1">l. Paulus vor dem Rathe zu Jerusalem. -t—«,.</text:p>
      <text:p text:style-name="P1">1l· Mordanschlag der Juden wider ihn- i2—2l.</text:p>
      <text:p text:style-name="P1">1ll. Seine Wegführung nach Cäsarn zum Land-</text:p>
      <text:p text:style-name="P1">hslegcr Felix. 22—35.</text:p>
      <text:p text:style-name="P1">I. 1. Da blickte Paulus auf den Rath</text:p>
      <text:p text:style-name="P1">und sprach: Ihr Männer und Brüder!</text:p>
      <text:p text:style-name="P1">Ich habe mit allem guten Gewissen im</text:p>
      <text:p text:style-name="P1">Dienste Gottes gelebt bis auf diesen Tag.</text:p>
      <text:p text:style-name="P1">C.24,46. 2.Tim.i,3. -i.Tim.4,t3.</text:p>
      <text:p text:style-name="P1">2. Aber der oberste Priester Ananias be-</text:p>
      <text:p text:style-name="P1">sahl den Umstehenden, ihn auf den Mund</text:p>
      <text:p text:style-name="P1">zu schlagen. J«-H. is, se. See. 2o, «. 2.</text:p>
      <text:p text:style-name="P1">3. Da sprach Paulus zu ihm: Dich wird</text:p>
      <text:p text:style-name="P1">Gott schlagen, du geweißete Wand! Du</text:p>
      <text:p text:style-name="P1">sitzest, mich zu richten uach dem Gesetze, und</text:p>
      <text:p text:style-name="P1">heißest wider das Gesetz mich schlagen?</text:p>
      <text:p text:style-name="P1">Mat1h.23,27. J-h. 7, Hi.</text:p>
      <text:p text:style-name="P1">4. Die U1nstehenden aber sprachen: Den</text:p>
      <text:p text:style-name="P1">obersten Priester Gottes schmLihest du?</text:p>
      <text:p text:style-name="P1">5. Und Paulus sprach: Ich wußte nicht,</text:p>
      <text:p text:style-name="P1">ihr Brüder, daß er oberster Priester ist.</text:p>
      <text:p text:style-name="P1">Denn es steht geschrieben: »Dem Obersten</text:p>
      <text:p text:style-name="P1">deines Volkes sollst du nicht übel reden.«</text:p>
      <text:p text:style-name="P1">2. Mps. Te, 28.</text:p>
      <text:p text:style-name="P1">6. Da aber Paulus wußte, daß der eine</text:p>
      <text:p text:style-name="P1">Theil aus Sadducäern, der andere aus</text:p>
      <text:p text:style-name="P1">P arisäern bestand, rief er im Rathe: Ihr</text:p>
      <text:p text:style-name="P1">Männer und Brüder, ich bin ein Pharisäer</text:p>
      <text:p text:style-name="P1">und Sohn eines Pharisäers; wegen der</text:p>
      <text:p text:style-name="P1">Hoffnung und der Auferstehung der Todten</text:p>
      <text:p text:style-name="P1">werde ich gerichtet. C. es, is. ei, -is. 24.</text:p>
      <text:p text:style-name="P1"/>
      <text:p text:style-name="P1"/>
      <text:p text:style-name="P1"/>
      <text:p text:style-name="P1">i</text:p>
      <text:p text:style-name="P1">C"ap.« 23. i der heil. Apostel. " «Cap. 23." ist</text:p>
      <text:p text:style-name="P1">«. 7. Als er aber dieses gesagt; entstand ein</text:p>
      <text:p text:style-name="P1">Zwiespalt unter den Pharisäern und den</text:p>
      <text:p text:style-name="P1">s·ckgdducc’ieru, und die Versammlung theilte</text:p>
      <text:p text:style-name="P1">I » .</text:p>
      <text:p text:style-name="P1"><text:soft-page-break/>8. Denn die Saddueäer»sagen, es sei keine</text:p>
      <text:p text:style-name="P1">Auferstehung, auch weder Engel noch Geist;</text:p>
      <text:p text:style-name="P1">die Pharisäer aber bekennen beides.</text:p>
      <text:p text:style-name="P1">. C.4, 2. Manh.22,x3.</text:p>
      <text:p text:style-name="P1">9. Es entstand aber ein großes Geschrei,</text:p>
      <text:p text:style-name="P1">und die Schriftgelehrten von der Partei</text:p>
      <text:p text:style-name="P1">der Pharisäer standen au und stritten und</text:p>
      <text:p text:style-name="P1">sprachen: Wir sinden ni ts Böses an die-</text:p>
      <text:p text:style-name="P1">em Menschen; hat aber ein Geist zu ihm</text:p>
      <text:p text:style-name="P1">geredet oder ein Engel, so wollen wir nicht</text:p>
      <text:p text:style-name="P1">wider Gott streiten. C. 25,25. —</text:p>
      <text:p text:style-name="P1">1(). Da aber ein großer Zwiespalt ward,</text:p>
      <text:p text:style-name="P1">besorgte der Oberste, Paulus mbchte von</text:p>
      <text:p text:style-name="P1">ihnen zerrissen werden, und lie die Rotte</text:p>
      <text:p text:style-name="P1">hinabkonimen und ihn aus ihrer Mitte</text:p>
      <text:p text:style-name="P1">reißen und in das Standlager führen.</text:p>
      <text:p text:style-name="P1">C. 22, 24.</text:p>
      <text:p text:style-name="P1">11. Aber in der folgenden Nacht trat der</text:p>
      <text:p text:style-name="P1">Herr zu ihm und sprach: Sei getrost, Pau-</text:p>
      <text:p text:style-name="P1">lus! Denn wie du zu Jerusalem von mir</text:p>
      <text:p text:style-name="P1">gezeugt hast, also sollst du auch zu Rom</text:p>
      <text:p text:style-name="P1">zeugen. C.i8, S. 27, 24.</text:p>
      <text:p text:style-name="P1">ll. 12. Als es aber Tag geworden, rot-</text:p>
      <text:p text:style-name="P1">teten sich etliche der Juden zusammen</text:p>
      <text:p text:style-name="P1">und verfluchten sich, weder zu essen noch zu</text:p>
      <text:p text:style-name="P1">trinken, bis sie den Paulus umgebracht</text:p>
      <text:p text:style-name="P1">hätten. J:-h. is, 2.</text:p>
      <text:p text:style-name="P1">13. Es waren aber ihrer mehr als vierzig,</text:p>
      <text:p text:style-name="P1">die diese Verschwörung gemacht hatten.</text:p>
      <text:p text:style-name="P1">14. Diese gin en zu den Hohenpriestern</text:p>
      <text:p text:style-name="P1">ulid sprachen: Dir haben uns aufs höchste</text:p>
      <text:p text:style-name="P1">verflucht, nichts zu genießen, bis wir den</text:p>
      <text:p text:style-name="P1">Paulus umgebracht haben.</text:p>
      <text:p text:style-name="P1">15. So zeiget nun ihr sammt dem Rathe</text:p>
      <text:p text:style-name="P1">dem Obersten an, daß er ihn morgen zu</text:p>
      <text:p text:style-name="P1">euch hinahfiihren solle, als wolltet ihr seine</text:p>
      <text:p text:style-name="P1">Sache genauer untersuchen; wir aber sind</text:p>
      <text:p text:style-name="P1">bereit, ehe er hinzunahet, ihn zu tödten.</text:p>
      <text:p text:style-name="P1">IS. Als aber der Schwestersohn des Pau-</text:p>
      <text:p text:style-name="P1">lus von diesem Anschlage hörte, kam er,</text:p>
      <text:p text:style-name="P1">ging hinein in das Lager und meldete es</text:p>
      <text:p text:style-name="P1">dem Paulus.</text:p>
      <text:p text:style-name="P1">17. Da rief Paulus einen der Hauptleute</text:p>
      <text:p text:style-name="P1">herzu nnd sprach:Führe diesen Jüngling</text:p>
      <text:p text:style-name="P1">zu dem Obersten, denn er hat ihm etwas zu</text:p>
      <text:p text:style-name="P1">melden.</text:p>
      <text:p text:style-name="P1">18. Der nun nahm ihn und führte ihn zu</text:p>
      <text:p text:style-name="P1">dem Obersten und sprach: Der gefangene</text:p>
      <text:p text:style-name="P1">Paulus berief mich zu sich und bat mich,</text:p>
      <text:p text:style-name="P1">diesen Jüngling zu dir zu führen, der dir</text:p>
      <text:p text:style-name="P1">etwas zusagen habe.</text:p>
      <text:p text:style-name="P1">19. Da nahm ihn der Oberste bei der</text:p>
      <text:p text:style-name="P1"><text:soft-page-break/>Hand, ging mit ihm beiseite und fragte</text:p>
      <text:p text:style-name="P1">ihn: Was hast du mir zu melden? «</text:p>
      <text:p text:style-name="P1">20. Und er sprach: Die Juden sind üben-</text:p>
      <text:p text:style-name="P1">eingekommeu, dich zu bitten, daß du mor en</text:p>
      <text:p text:style-name="P1">den Paulus in den Rath hinabführen Fas-</text:p>
      <text:p text:style-name="P1">sest, als wollten sie seine Sache noch gee-</text:p>
      <text:p text:style-name="P1">nauer untersuchen. -»</text:p>
      <text:p text:style-name="P1">21. Laß dich aber nicht von ihnen bereden,</text:p>
      <text:p text:style-name="P1">denn es stellen ihm mehr als vierzig Män-</text:p>
      <text:p text:style-name="P1">ner aus ihnen nach, die s ich verflucht haben,</text:p>
      <text:p text:style-name="P1">weder zu essen noch zu trinken, bis sie ihn</text:p>
      <text:p text:style-name="P1">umgebracht; und «etzt sind sie bereit und</text:p>
      <text:p text:style-name="P1">warten auf deine susage.-- .</text:p>
      <text:p text:style-name="P1">III. 22. Der Oberste nun entließ den</text:p>
      <text:p text:style-name="P1">Jüngling und gebot ihm, Niemand zu fa-</text:p>
      <text:p text:style-name="P1">gen, daß er ihm die es kund gemacht habe.</text:p>
      <text:p text:style-name="P1">23. Und er herie zwei Hanptleute und</text:p>
      <text:p text:style-name="P1">sprach: Machet zweihundert »Kriegsknechl-H</text:p>
      <text:p text:style-name="P1">bereit, daß sie nach Cäsarea ziehen, und sie-</text:p>
      <text:p text:style-name="P1">ben3ig Reiter und zweihundert Lanzen-</text:p>
      <text:p text:style-name="P1">knechte, von derdritten Stunde der Nacht an;</text:p>
      <text:p text:style-name="P1">24. auch sollen sie Thiere her ubringen,</text:p>
      <text:p text:style-name="P1">damit sie den Paulus darauf setzen und</text:p>
      <text:p text:style-name="P1">ihn sicher zu dem Landpsieger Felix bringen.</text:p>
      <text:p text:style-name="P1">25. Und er schrieb einen Brief, der diesen</text:p>
      <text:p text:style-name="P1">Inhalt hatte:</text:p>
      <text:p text:style-name="P1">26. Elandius Lhsias wünscht dein vor-</text:p>
      <text:p text:style-name="P1">tre«fslichsten Lands) eger Felix Heil! </text:p>
      <text:p text:style-name="P1">C. 24, 3. J:-k.c, c. --)</text:p>
      <text:p text:style-name="P1">,27. Diesen Mann,der von den Juden er-</text:p>
      <text:p text:style-name="P1">grisfenworden ist und vonihnen umgebrack?t</text:p>
      <text:p text:style-name="P1">werden sollte, habe ich, indem ich mit</text:p>
      <text:p text:style-name="P1">der Kriegsschaar herbeikam, gerettet, da ich</text:p>
      <text:p text:style-name="P1">vernahm, daß er ein Römer sei.</text:p>
      <text:p text:style-name="P1">C. 2i, san. 22, 25.</text:p>
      <text:p text:style-name="P1">28. Da ich aber die Ursache erfahren</text:p>
      <text:p text:style-name="P1">wollte, wegen deren sie ihn anklagten, führte</text:p>
      <text:p text:style-name="P1">ich ihn in ihren Rath hinab. (J,.22, so.</text:p>
      <text:p text:style-name="P1">29. Da fand ich, daß er wegen Streit-</text:p>
      <text:p text:style-name="P1">fragen ihres Gesetzes angellagt werde, aber</text:p>
      <text:p text:style-name="P1">keine Anklage auf sich habe, die des Todes</text:p>
      <text:p text:style-name="P1">oder der Bande werth wäre. C. i8·sc5.25,i«82c«.</text:p>
      <text:p text:style-name="P1">30· Da mir aber angezeigt worden, daß</text:p>
      <text:p text:style-name="P1">von den Juden ein Anschlag wider diesen</text:p>
      <text:p text:style-name="P1">Mann geschehen sollte, ha e ich ihn zur</text:p>
      <text:p text:style-name="P1">Stunde zu dir geschickt und auch den Klä-</text:p>
      <text:p text:style-name="P1">gern ent oten, das; sie die Sache gegen ihn</text:p>
      <text:p text:style-name="P1">vor dir anbri;igen sollen. Lebe wohl!</text:p>
      <text:p text:style-name="P1">31. Die Kriegsknechte nun nahmen, wie</text:p>
      <text:p text:style-name="P1">ihnen befohlen war, den Paulus und führ-</text:p>
      <text:p text:style-name="P1">ten ihn durch dce Ida? gen Antipatris. »</text:p>
      <text:p text:style-name="P1">32. Des folgenden ages aber ließen sie</text:p>
      <text:p text:style-name="P1"><text:soft-page-break/>die Reiter mit ihm ziehen und kehrten wie-</text:p>
      <text:p text:style-name="P1">der in das Standlager zsurück.</text:p>
      <text:p text:style-name="P1">33. Und als diese gen ’a’sarea gekommen,</text:p>
      <text:p text:style-name="P1">über aben sie dem Landpgeger den Brief</text:p>
      <text:p text:style-name="P1">und stellten ihm auch dennaulus dar.</text:p>
      <text:p text:style-name="P1"/>
      <text:p text:style-name="P1"/>
      <text:p text:style-name="P1"/>
      <text:p text:style-name="P1">162 Cap. 23. 24. Die Geschichten Cap.: E?-L.</text:p>
      <text:p text:style-name="P1">34. Nachdem aber der Landpsleger den</text:p>
      <text:p text:style-name="P1">Brief gele en und auf die Frage, aus wel-</text:p>
      <text:p text:style-name="P1">Yes· Pro:sinz er wäre, erfahren, daß er aus</text:p>
      <text:p text:style-name="P1">i ieien ei</text:p>
      <text:p text:style-name="P1">35. sprach er: Jch will dich vcrhi5ren,</text:p>
      <text:p text:style-name="P1">wann auch deine Ankläger angekommcn»s ein</text:p>
      <text:p text:style-name="P1">werden. Und er befah , ihn In dem Nicht-</text:p>
      <text:p text:style-name="P1">hause des Herodes zu verwahren. C.25, is.</text:p>
      <text:p text:style-name="P1">Cap. XXIV. ,</text:p>
      <text:p text:style-name="P1">l. Klage der Juden wider Paulus vor Felix. (-O.</text:p>
      <text:p text:style-name="P1">il. Dessen Verantwortung. «l0—2l. l1I. Fvrtwih·</text:p>
      <text:p text:style-name="P1">tende Gefangenschaft des Paulus. 22—27.</text:p>
      <text:p text:style-name="P1">l. 1· Nach fünf Tagen aber kam der oberste</text:p>
      <text:p text:style-name="P1">Priester Ananias n1it den Aeltesten und</text:p>
      <text:p text:style-name="P1">einem Redner Tertullus hinab; diese er-</text:p>
      <text:p text:style-name="P1">schienen vor dem Landpsleger ws;der391;aul4us.</text:p>
      <text:p text:style-name="P1">.2 , .4 .</text:p>
      <text:p text:style-name="P1">2. Und als"er vorberufen worden, hob</text:p>
      <text:p text:style-name="P1">Tertullus die Anklage an und sprach:</text:p>
      <text:p text:style-name="P1">3. Daß wir vielen Frieden durch dich ge-</text:p>
      <text:p text:style-name="P1">nießen, und heil«ame Dinge diesem Volke</text:p>
      <text:p text:style-name="P1">durch deine Fürsorge geschehen, das aner-</text:p>
      <text:p text:style-name="P1">kennen wir allezeit und alleuthalben, vor-</text:p>
      <text:p text:style-name="P1">tresflichster Felix, mit aller Dankbarkeit.</text:p>
      <text:p text:style-name="P1">4. Damit ich dich aber nicht länger auf-</text:p>
      <text:p text:style-name="P1">Falte, bitte ich dich, uns in Kürze nach deiner</text:p>
      <text:p text:style-name="P1">reundlichkeit anzuhören.</text:p>
      <text:p text:style-name="P1">5. Wir fanden nämlich, daß dieser Mann</text:p>
      <text:p text:style-name="P1">eine Pest ist und Zwietracht stiftet unter</text:p>
      <text:p text:style-name="P1">allen Juden aus dem Erdkreis als ein An-</text:p>
      <text:p text:style-name="P1">führer der Sekte der Nazarener;</text:p>
      <text:p text:style-name="P1">4.(«5or. 4, is. Apg. I7,6.</text:p>
      <text:p text:style-name="P1">S. der auch versuchte,den Tempel zu«ent-</text:p>
      <text:p text:style-name="P1">heiligen, den wir auch ergriffen nnd wollten</text:p>
      <text:p text:style-name="P1">ihn nach unserm Gesetze richten. C. 2t, 28 «.</text:p>
      <text:p text:style-name="P1">7. Aber Lysias, der Oberste, kam dazu</text:p>
      <text:p text:style-name="P1">und führte ihn mit großer Gewalt aus</text:p>
      <text:p text:style-name="P1">unsern Händen hinweg, C, I.-, 27.</text:p>
      <text:p text:style-name="P1">8. und hieß seine Ankläger zu dir kommen.</text:p>
      <text:p text:style-name="P1">Von ihm kannst du selbst, so du ihn ver-</text:p>
      <text:p text:style-name="P1">hörest, alles das erfahren, dessen wir ihn</text:p>
      <text:p text:style-name="P1">ankla en.</text:p>
      <text:p text:style-name="P1">9. Cis stimmten aber auch die Juden bei</text:p>
      <text:p text:style-name="P1"><text:soft-page-break/>und sagten,daß sich diese Sache also verhalte.</text:p>
      <text:p text:style-name="P1">II. 10. Aber Paulus hob, da der Land-</text:p>
      <text:p text:style-name="P1">pfleger ihm winkte zu reden, also an: Da</text:p>
      <text:p text:style-name="P1">ich weiß daß du seit vielen Jahren »unter</text:p>
      <text:p text:style-name="P1">diesem Volke R1chter bist, so vertheid1ge 1ch</text:p>
      <text:p text:style-name="P1">meine Sache mit desto fr’c’)hlicherem Muthe,</text:p>
      <text:p text:style-name="P1">11. indem du erfahren kannst, daß »es</text:p>
      <text:p text:style-name="P1">nicht mehr als zwölf Tage sind, seit ich hin-</text:p>
      <text:p text:style-name="P1">aufzog, in Jerusalem anzubeten.</text:p>
      <text:p text:style-name="P1">12. Und sie fanden mich weder in1 Tem-</text:p>
      <text:p text:style-name="P1">pel, daß ich mit Jemand Gespräch gehalten,</text:p>
      <text:p text:style-name="P1">oder einen Auflaus im Volke erregt hätte,</text:p>
      <text:p text:style-name="P1">noch in -den Versammlungen noch in der</text:p>
      <text:p text:style-name="P1">Stadt. C.2.-, s,</text:p>
      <text:p text:style-name="P1">13. Sie können auch die Dinge nicht dar-</text:p>
      <text:p text:style-name="P1">thun, deren sie mich jetzt ankla en.</text:p>
      <text:p text:style-name="P1">14. Ich bekenne dir aber dieses , daß ich</text:p>
      <text:p text:style-name="P1">nach der Lehre, die sie eine Sekte heißen,</text:p>
      <text:p text:style-name="P1">dem Gottder Väter also diene, daß ich allem</text:p>
      <text:p text:style-name="P1">dem laube, was in dem Gesetze ulld in</text:p>
      <text:p text:style-name="P1">den «JHropheten geschrieben steht, C. ge, 22 «·</text:p>
      <text:p text:style-name="P1">15. nnd(habe die .Hosfnung zu Gott, auf</text:p>
      <text:p text:style-name="P1">welche an ) diese selbt warten, daß eine</text:p>
      <text:p text:style-name="P1">Auf«-hist«-hullg der Todten sein werde, der</text:p>
      <text:p text:style-name="P1">Gere )ten und der Ungerechten.</text:p>
      <text:p text:style-name="P1">C.26 (;—8. Dame 2.</text:p>
      <text:p text:style-name="P1">16. Darum übe ich mich auch selbst alle-</text:p>
      <text:p text:style-name="P1">zeit ein unverletztes Gewissen zu haben vor</text:p>
      <text:p text:style-name="P1">Gott und den Menschen. C.23, «. -». Eos. 4,«2.</text:p>
      <text:p text:style-name="P1">17. Ich bin aber nach mehreren Jahren ge-</text:p>
      <text:p text:style-name="P1">kommen, Almosen darzubringen meinem</text:p>
      <text:p text:style-name="P1">Volke und Opfer. C.24,24. Röm.15,25:c.</text:p>
      <text:p text:style-name="P1">18. Dabei fanden mich, als ich gereinigt</text:p>
      <text:p text:style-name="P1">war, im Tempel, nicht mit V-:lksauflaus</text:p>
      <text:p text:style-name="P1">noch mit Getümmel, etliche Juden aus</text:p>
      <text:p text:style-name="P1">Asien; C, 2i, 27. -</text:p>
      <text:p text:style-name="P1">19. die follten vor dir ge enwärtig sein</text:p>
      <text:p text:style-name="P1">und mich anklagen, wenn sie etwas wider</text:p>
      <text:p text:style-name="P1">mich hätten. :</text:p>
      <text:p text:style-name="P1">20. Oder diese selbst mögen sagen, ob sie</text:p>
      <text:p text:style-name="P1">an mir ein Unrecht gefunden haben, als ich</text:p>
      <text:p text:style-name="P1">vor dem Rathe stand; «</text:p>
      <text:p text:style-name="P1">21. es wäre denn wegen dieses einzigen</text:p>
      <text:p text:style-name="P1">Wortes, das ich ausrief, als ich unter ihnen</text:p>
      <text:p text:style-name="P1">stand: Wegen der Auferstehung der Todten</text:p>
      <text:p text:style-name="P1">werde ich heute von euch gerichtet. C. 23, S,</text:p>
      <text:p text:style-name="P1">IlI. 22. Als Felix dieses gehört hatte,</text:p>
      <text:p text:style-name="P1">verwies er sie auf spätere Zeit, da er ge-</text:p>
      <text:p text:style-name="P1">nauer um diese Lehre wußte, und sprach:</text:p>
      <text:p text:style-name="P1">Wann Lysias, der Oberste, herabkommt,</text:p>
      <text:p text:style-name="P1">will ich eure Sache untersuchen. C. 23, 26.</text:p>
      <text:p text:style-name="P1">23. Und er befahl dem Hauptmann, den</text:p>
      <text:p text:style-name="P1"><text:soft-page-break/>Paulus zu verwahren und milde zu halten,</text:p>
      <text:p text:style-name="P1">auch Niemanden! der Seinigen zu wehren,</text:p>
      <text:p text:style-name="P1">ihm Dienste zu leisten oder zu ihm zu kom-</text:p>
      <text:p text:style-name="P1">men. E. 27,3. 28, is.</text:p>
      <text:p text:style-name="P1">24. Nach etlichen Ta en aber kam Felix</text:p>
      <text:p text:style-name="P1">mit Drusilla, f einem TFeibe, die eine JüdiU</text:p>
      <text:p text:style-name="P1">war, und ließ den Paulus holen und hörte</text:p>
      <text:p text:style-name="P1">ihn von dem Glauben an Christum.</text:p>
      <text:p text:style-name="P1">25. Als er aber von der Gerechtigkeit und</text:p>
      <text:p text:style-name="P1">Enthaltsamkcit und dem künfti en Gerichte</text:p>
      <text:p text:style-name="P1">redete, ward Felix voll Furcht nnd ant-</text:p>
      <text:p text:style-name="P1">wortete: Für dießmal gehe hin; wann is</text:p>
      <text:p text:style-name="P1">aber gelegene Zeit bekomme, will ich di</text:p>
      <text:p text:style-name="P1">rufen lassen. C«40, ed. «</text:p>
      <text:p text:style-name="P1">26. Zugleich hoffte er aber auch, daß ihm</text:p>
      <text:p text:style-name="P1">von Pan us Geld gegeben würde, damit</text:p>
      <text:p text:style-name="P1"/>
      <text:p text:style-name="P1"/>
      <text:p text:style-name="P1"/>
      <text:p text:style-name="P1">Cap«» 24. 25. der heil. Apostel. I Cap.i25. 1-63</text:p>
      <text:p text:style-name="P1">er ihn ledig lasse.?-Darum ließ er ihn auch</text:p>
      <text:p text:style-name="P1">7öfter kommen und besprach sich mit ihm.</text:p>
      <text:p text:style-name="P1">27. Als aber zwei Jahre verflossen waren,</text:p>
      <text:p text:style-name="P1">bekam Felix zum Nachfolger den Porcius</text:p>
      <text:p text:style-name="P1">Festus, und da er sieh bei den Juden Dank</text:p>
      <text:p text:style-name="P1">erwerben wollte, hinterließ Felix den Pau-</text:p>
      <text:p text:style-name="P1">lus gebunden. C. 25, 9. «. , «</text:p>
      <text:p text:style-name="P1">Cap. XxV.</text:p>
      <text:p text:style-name="P1">l. Paulus vor Festus. i-—i2. ll. Festus stelltihn</text:p>
      <text:p text:style-name="P1">dem Agrivs-as vor. 13 —27.</text:p>
      <text:p text:style-name="P1">I. J. Als nun Festus in der Provinz ange-</text:p>
      <text:p text:style-name="P1">kommen war, og er nach drei Tagen von</text:p>
      <text:p text:style-name="P1">Cäsarea hinaus gen Jerusalem.</text:p>
      <text:p text:style-name="P1">, C.24, 27. 23, 23.</text:p>
      <text:p text:style-name="P1">2. Da erschienen vor ihn! die Hohenpriester</text:p>
      <text:p text:style-name="P1">und die Vornehmsten der Juden wider Pau-</text:p>
      <text:p text:style-name="P1">lus und baten ihn, C. ei, «»</text:p>
      <text:p text:style-name="P1">Z. es als Gunst» wider denselben begeh-</text:p>
      <text:p text:style-name="P1">rend, daß er ihn gen Jerusalem holen lasse,</text:p>
      <text:p text:style-name="P1">indem sie einen Anschlag machten, ihn unter-</text:p>
      <text:p text:style-name="P1">wegs umzubringen. C. 23, is·</text:p>
      <text:p text:style-name="P1">4. AlleinFestus antwortete, Paulus werde</text:p>
      <text:p text:style-name="P1">u Cäsarea in Verwahrung gehalten, er</text:p>
      <text:p text:style-name="P1">selbst aber werde in Bälde wieder abreisen.</text:p>
      <text:p text:style-name="P1">5. So mögen denn die Mächtigen unter</text:p>
      <text:p text:style-name="P1">euch, sprach er, mit hinab·iehen, und wenn</text:p>
      <text:p text:style-name="P1">keline Schuld an diesem Manne ist, ihn an-</text:p>
      <text:p text:style-name="P1">agen.</text:p>
      <text:p text:style-name="P1">6. Nachdem er aber nichtinehr als«acht</text:p>
      <text:p text:style-name="P1">oder ehn Tage bei ihnen gewesen, zogEer</text:p>
      <text:p text:style-name="P1">gen (Eäsarca hinab,und des folgenden - a-</text:p>
      <text:p text:style-name="P1">es setzte er sich auf den Richterstuhl und</text:p>
      <text:p text:style-name="P1"><text:soft-page-break/>hieß den Paulus vorführen.</text:p>
      <text:p text:style-name="P1">7. Und als derselbe erschien, umstanden</text:p>
      <text:p text:style-name="P1">ihn die Juden, die von Jerusalem hinab-</text:p>
      <text:p text:style-name="P1">ekommen waren, und brachten viele und</text:p>
      <text:p text:style-name="P1">sihwere Klagen wider Paulus vor, die sie</text:p>
      <text:p text:style-name="P1">nicht beweisen konnten. C. 24, is.</text:p>
      <text:p text:style-name="P1">S. Denn er verantwortete sich: Weder</text:p>
      <text:p text:style-name="P1">?gen das Gesetz der Juden, noch gegen den</text:p>
      <text:p text:style-name="P1">empel, noch gegen den Kaiser habe ich</text:p>
      <text:p text:style-name="P1">etwas verbrochen. C. 24. i-z. 28· i7. </text:p>
      <text:p text:style-name="P1">9. Festus aber, da er stch bei den Juden</text:p>
      <text:p text:style-name="P1">Gunst erwerben wollte, antwortete und</text:p>
      <text:p text:style-name="P1">sprach zu Paulus: Willst du en Jerusalem</text:p>
      <text:p text:style-name="P1">hinaufziehen und daselbst dieser Dinge hal-</text:p>
      <text:p text:style-name="P1">ben vor mir gerichtet werden?</text:p>
      <text:p text:style-name="P1">10. Aber Paulus sprach: Jch stehe vor</text:p>
      <text:p text:style-name="P1">dem Richterstuhle des Kaisers, da muß ich</text:p>
      <text:p text:style-name="P1">glerichtet werden. Den Juden habe ich kein</text:p>
      <text:p text:style-name="P1">nreeht gethan, wie auch du gar wohl er-</text:p>
      <text:p text:style-name="P1">kennest. C. er, 28. <text:s/>«</text:p>
      <text:p text:style-name="P1">11. Denn habe ich Unrecht gethan und</text:p>
      <text:p text:style-name="P1">etwas begangen, das des Todes werth ist,</text:p>
      <text:p text:style-name="P1">so weigerte ich mich nicht zu sterben. Jst aber</text:p>
      <text:p text:style-name="P1">nichts an dem, dessen diese mich anklagen</text:p>
      <text:p text:style-name="P1">so arm mich ihnen Niemand schenken. Jcks"</text:p>
      <text:p text:style-name="P1">berufe mich auf den Kaiser. E. es, se. «</text:p>
      <text:p text:style-name="P1">12. Da besprach sich F-estus mit seinem</text:p>
      <text:p text:style-name="P1">Rath und antwortete: Du hast dich auf den-</text:p>
      <text:p text:style-name="P1">Kaiser berufen; du sollst zum Kaiser ziehen.</text:p>
      <text:p text:style-name="P1">C.27, M. «</text:p>
      <text:p text:style-name="P1">- II. 13. Als aber etliche Ta e ver an n:</text:p>
      <text:p text:style-name="P1">waren kam der Köni A ri g s ung BFr"--</text:p>
      <text:p text:style-name="P1">. - » S S pp« D</text:p>
      <text:p text:style-name="P1">n1ce gen Casarea, um den Fcstus zu be-</text:p>
      <text:p text:style-name="P1">grüßen. </text:p>
      <text:p text:style-name="P1">14. Und da sie mehrere Tage daselh sich</text:p>
      <text:p text:style-name="P1">aufhielten legte Festus dem Köni« die ache</text:p>
      <text:p text:style-name="P1">des Paulus vor und sprach: Es ist ein</text:p>
      <text:p text:style-name="P1">Mann von Felix gefangen hinterlassen</text:p>
      <text:p text:style-name="P1">worden, -</text:p>
      <text:p text:style-name="P1">15. wegen dessen, als ich zu Jerusalem</text:p>
      <text:p text:style-name="P1">war, die ohenpriester und Aeltesten der</text:p>
      <text:p text:style-name="P1">Juden ers ienen und ein Urtheil wider ihn</text:p>
      <text:p text:style-name="P1">verlan ten. s</text:p>
      <text:p text:style-name="P1">IS. Leuen antwortete ich, es sei nicht der</text:p>
      <text:p text:style-name="P1">Rdmer Gewohnheit einen Menschen hin-</text:p>
      <text:p text:style-name="P1">zugeben zum Verderben, ehe der Angeklagte</text:p>
      <text:p text:style-name="P1">die Kläger vor Augen habe und Gelegen-</text:p>
      <text:p text:style-name="P1">heit erhalte, sich der Klage halben zuver-</text:p>
      <text:p text:style-name="P1">ntworten. «</text:p>
      <text:p text:style-name="P1">a</text:p>
      <text:p text:style-name="P1">17. Als sie nun hieher zusammen ekom-</text:p>
      <text:p text:style-name="P1"><text:soft-page-break/>men waren, machte ich gar keinen Au«Tchub,</text:p>
      <text:p text:style-name="P1">sondern setzte mich des folgenden » ages</text:p>
      <text:p text:style-name="P1">auf den Richterstuhl und hieß den Mann</text:p>
      <text:p text:style-name="P1">vorfügken. ·</text:p>
      <text:p text:style-name="P1">18. ls nun die Kläger auftraten, brach-</text:p>
      <text:p text:style-name="P1">ten sie keine Klage über ihn vor, deren ich</text:p>
      <text:p text:style-name="P1">mich versah; . - »</text:p>
      <text:p text:style-name="P1">19. sondern sie hatten gewisse Streitfra-</text:p>
      <text:p text:style-name="P1">gen wider ihn betreffend ihre Gottesver-</text:p>
      <text:p text:style-name="P1">ehrlung und esnen verstorbenenlEgefus, von</text:p>
      <text:p text:style-name="P1">we em au us a te da· er e e.</text:p>
      <text:p text:style-name="P1">ch P s g «C.X3, ev. ge, 8. 2:·1.</text:p>
      <text:p text:style-name="P1">20. Da ich aber bei der Streitfrage über</text:p>
      <text:p text:style-name="P1">diese Dinge nnschlüssig war, sagte ich, ob</text:p>
      <text:p text:style-name="P1">er wolle gen Jerusalem ziehen und da elbft</text:p>
      <text:p text:style-name="P1">dieser Din e halben erichtet werden.</text:p>
      <text:p text:style-name="P1">21. Da sich aber Paulus darauf berief,</text:p>
      <text:p text:style-name="P1">daß er auf des Kaisers Entscheidung in</text:p>
      <text:p text:style-name="P1">Verwahrung gehalten werde, so ließ ich ihn</text:p>
      <text:p text:style-name="P1">verwahren, bis ich ihn zum Kaise»r«sende.</text:p>
      <text:p text:style-name="P1">22. Agripvas aberssprach zu Festus: Ich</text:p>
      <text:p text:style-name="P1">mi)chte gern aucssJselbst diesen Menschen hö-</text:p>
      <text:p text:style-name="P1">ren. Er sprach: - orgelisollstdrr»Lihn2lsii;eii.</text:p>
      <text:p text:style-name="P1">Uc. , -</text:p>
      <text:p text:style-name="P1">23. Des folgenden Tages nun kam Agriv-</text:p>
      <text:p text:style-name="P1">pas und Bernice mit Jgroßem Gedränge</text:p>
      <text:p text:style-name="P1">und ingen in das 9iichthaus mit den</text:p>
      <text:p text:style-name="P1">Obersten und den angesehenstel1 Männern</text:p>
      <text:p text:style-name="P1">der Stadt, und auf Festus Befehl ward</text:p>
      <text:p text:style-name="P1">Paulus gebracht.</text:p>
      <text:p text:style-name="P1"/>
      <text:p text:style-name="P1"/>
      <text:p text:style-name="P1"/>
      <text:p text:style-name="P1">1-64i Cap,.25. 26. »Die Geschichtm Cap. 26.-ins!</text:p>
      <text:p text:style-name="P1">24. Und Festus sprach; König Agrippas</text:p>
      <text:p text:style-name="P1">und ihr Männer alle, die ihr mit uns zu-</text:p>
      <text:p text:style-name="P1">egen» seid! Da sehet ihr diesen, wegen des-</text:p>
      <text:p text:style-name="P1">P en mich die ganze Menge der Juden anging</text:p>
      <text:p text:style-name="P1">zu Jerusalem und hier, indem sie schrieen,</text:p>
      <text:p text:style-name="P1">er dürF3nicht länger leben. »C. ge, es.</text:p>
      <text:p text:style-name="P1">25. ei! ich aber ersand,»daß er nichts</text:p>
      <text:p text:style-name="P1">gethan, das des Todes werth wäre, und</text:p>
      <text:p text:style-name="P1">auch er selbst sich auf den Kaiser berufen</text:p>
      <text:p text:style-name="P1">hat, so habe ich beschlossen, ihn abz;1s2e;1t;en.</text:p>
      <text:p text:style-name="P1">26. Jch weiß jedoch über ihn nichts Ge-</text:p>
      <text:p text:style-name="P1">wisses dem Herrn u schreiten. Darum</text:p>
      <text:p text:style-name="P1">habe ich ihn vor euh gå ührt und vornäm-</text:p>
      <text:p text:style-name="P1">ich vor dich, König r1ppas, damit ich</text:p>
      <text:p text:style-name="P1">nach gesehehener Untersuchung etwas zu</text:p>
      <text:p text:style-name="P1">schreiben wisse. C.26, Z. 27. . «</text:p>
      <text:p text:style-name="P1">27. Denn es dünkt mich ungereimt, einen</text:p>
      <text:p text:style-name="P1">Gefangenen ab usenden und nicht auch die</text:p>
      <text:p text:style-name="P1"><text:soft-page-break/>Klagen wider ihn anzuzeigen. «</text:p>
      <text:p text:style-name="P1">- Cap. xXV1. -</text:p>
      <text:p text:style-name="P1">T; Rede des Paulus nor Agrips-as,-«"4 —-M; und</text:p>
      <text:p text:style-name="P1">II-. dessen Ausspruch. 3()—32. s</text:p>
      <text:p text:style-name="P1">I. L Agrippas nun sprach zu Paulus:</text:p>
      <text:p text:style-name="P1">Es ist dir gestattet für dich zu sprechen. Da</text:p>
      <text:p text:style-name="P1">streckte Paulus die Hand aus und verant-</text:p>
      <text:p text:style-name="P1">wortetesich also: M«nh.·«0, se. · «</text:p>
      <text:p text:style-name="P1">L. Jck)·schät;-e miFlglücklich, König Agrip-</text:p>
      <text:p text:style-name="P1">pas! daß ich über es, dessen ich von den</text:p>
      <text:p text:style-name="P1">Juden augeklagt werde, vor dir mich heute</text:p>
      <text:p text:style-name="P1">verantworten soll; "</text:p>
      <text:p text:style-name="P1">3. zumal da du aller Gebräuche und</text:p>
      <text:p text:style-name="P1">Streitfragen unter den Juden kundig bist;</text:p>
      <text:p text:style-name="P1">darulnbitteich dich,michgeduldig anzuhören.</text:p>
      <text:p text:style-name="P1">4. MeinenLeben swandel nun vonJugend</text:p>
      <text:p text:style-name="P1">auf, den ich von Anfang unter meinem</text:p>
      <text:p text:style-name="P1">Volke zu Jerusalem führte, wissen alle Jn-</text:p>
      <text:p text:style-name="P1">den; C.22, Z sc. G-1.«,«32k. .</text:p>
      <text:p text:style-name="P1">5. da sie mich von früher her kennen</text:p>
      <text:p text:style-name="P1">(wenn sie es bezeugen wolle31?,daß ich nach</text:p>
      <text:p text:style-name="P1">der strengsten Seite uns erer8 eligion gelebt</text:p>
      <text:p text:style-name="P1">habe, als ein Pharisäer. C. ·23,6.</text:p>
      <text:p text:style-name="P1">6. Und jetzt stehe ich vor Gericht wegen</text:p>
      <text:p text:style-name="P1">der Hoffnung an die von Gott an unsere</text:p>
      <text:p text:style-name="P1">Vätergescheh:neTZerheißung, C. 43,32. 28,-ro.</text:p>
      <text:p text:style-name="P1">22». zu iox;'hcher unsere zwölf Stämme, eifrig</text:p>
      <text:p text:style-name="P1">Ta nni)·S iacht Gott dienend; zu gelangen</text:p>
      <text:p text:style-name="P1">Xssen. Wegen dieser Hoffnung werde 1ch,</text:p>
      <text:p text:style-name="P1">önig Agrippas! eingeklagt von den Juden.</text:p>
      <text:p text:style-name="P1">C.24, »Hei.</text:p>
      <text:p text:style-name="P1">8. Wie? Wird es beieuch fürunglaublich</text:p>
      <text:p text:style-name="P1">geachtet,daß Gott Todte auferwecke? C.-E, 2.</text:p>
      <text:p text:style-name="P1">V.9—48: Apg.9,2—9·. ge, 4—40. ,</text:p>
      <text:p text:style-name="P1">9. Ich meinte zwar bei mir selbst, Ich</text:p>
      <text:p text:style-name="P1">müßte ge en den amen Jesu von .liaza-</text:p>
      <text:p text:style-name="P1">reth viel Feindseliges ausüben.</text:p>
      <text:p text:style-name="P1">10. Was ich denn auch u Jerusalem t3;:t,:</text:p>
      <text:p text:style-name="P1">und Viele der Heiligen schloß ich ins e-</text:p>
      <text:p text:style-name="P1">fc;"nZ;1tß, wozu Ich von den Hohenpriester1-es</text:p>
      <text:p text:style-name="P1">die D ollmacht empfangen hatte; nnd wenn</text:p>
      <text:p text:style-name="P1">sie getödtet wurden, gab ich die Stimme;</text:p>
      <text:p text:style-name="P1">dazu. C. 22,2o«. —</text:p>
      <text:p text:style-name="P1">» 11. Und in allen Versammlungen straft-</text:p>
      <text:p text:style-name="P1">ic2 sie oft und zwang sie zu lästern, und</text:p>
      <text:p text:style-name="P1">er die Maßen wüthend wider sie, ver-</text:p>
      <text:p text:style-name="P1">folgte ich sie auch bis in die auswärtigen</text:p>
      <text:p text:style-name="P1">Städte; - .’ -.</text:p>
      <text:p text:style-name="P1">12. Als ich nun in solchem Thun gen Da«-«</text:p>
      <text:p text:style-name="P1">maseus reisete mit Vollmacht und Erlaubk-</text:p>
      <text:p text:style-name="P1">niß von den Hohenpriestern,</text:p>
      <text:p text:style-name="P1">13. sah ich mitten am Tag auf dem We e,</text:p>
      <text:p text:style-name="P1"><text:soft-page-break/>o König, vom Himmel her ein Licht, heller«</text:p>
      <text:p text:style-name="P1">als der Glanz der Sonne, welches mich,</text:p>
      <text:p text:style-name="P1">und die mit mir zogen, umglänzte.</text:p>
      <text:p text:style-name="P1">14. Und da wir Alle zur Erde gefallen</text:p>
      <text:p text:style-name="P1">waren, hörte ich eine Stimme zu mir reden</text:p>
      <text:p text:style-name="P1">und in ebräischer Sprache sagen: Saul»</text:p>
      <text:p text:style-name="P1">Saul! was ver olgest du mich«. Es wird:</text:p>
      <text:p text:style-name="P1">dir schwer werden, wider den Sticher aus-</text:p>
      <text:p text:style-name="P1">zuschlagen.</text:p>
      <text:p text:style-name="P1">15. Jch aber sZrach: Wer bist du, Herr?</text:p>
      <text:p text:style-name="P1">Und er sprach: eh bin Jesus, den du ver-</text:p>
      <text:p text:style-name="P1">folgest«</text:p>
      <text:p text:style-name="P1">16. Aber steh’ auf und stehe auds deine</text:p>
      <text:p text:style-name="P1">Füße! Denn dazu bin ich dir ers )ienen,</text:p>
      <text:p text:style-name="P1">dich zu verordnen zum Diener und Zeugen</text:p>
      <text:p text:style-name="P1">dessen, was du gesehen hast und was ich</text:p>
      <text:p text:style-name="P1">dir offenbaren werde. C.22, is. Gal.4,42.</text:p>
      <text:p text:style-name="P1">17. Und werde dich erretten von deniVolke»</text:p>
      <text:p text:style-name="P1">und von den Heiden, unter welche ich dich-</text:p>
      <text:p text:style-name="P1">jetzt fende,AC.22, 24. Jek.«, 8.i8.49.</text:p>
      <text:p text:style-name="P1">18. i re u en u öffnen, daß ie sich be-</text:p>
      <text:p text:style-name="P1">kehrenhvon de? Finsterniß zum 5!;ichte und»</text:p>
      <text:p text:style-name="P1">von der Gewalt des Satans zu Gott, daß«</text:p>
      <text:p text:style-name="P1">sie empfangen Vergebung der Sünden und</text:p>
      <text:p text:style-name="P1">das Erbe unter den Geheiligten durch den</text:p>
      <text:p text:style-name="P1">Glauben an mich.</text:p>
      <text:p text:style-name="P1">Jes. 42, 7. Col. 4, 12——44. Apg- As, ZU-</text:p>
      <text:p text:style-name="P1">19. Daher, König Agrippas! war 1ch der</text:p>
      <text:p text:style-name="P1">himmlischen Erscheinung nicht ul3;c;h:)rscäm,</text:p>
      <text:p text:style-name="P1">a . , .</text:p>
      <text:p text:style-name="P1">20. sondern habe denen zu Damascus</text:p>
      <text:p text:style-name="P1">zuerst und zu Jerusalem »und im ganzen</text:p>
      <text:p text:style-name="P1">1üdischen Lande und den Heiden verkiindigt,</text:p>
      <text:p text:style-name="P1">Buße u tl un und sich zu Gott zu bekehren,</text:p>
      <text:p text:style-name="P1">indem sie I?s3erke thun, die der Buße gemäß</text:p>
      <text:p text:style-name="P1">seien. C. 9, 20. 28. 29. 2o, 24. Many. 3, 8.</text:p>
      <text:p text:style-name="P1">21. Um dieser Dinge willen griffen· mich</text:p>
      <text:p text:style-name="P1">die Juden im Tempe und suchten muh zu</text:p>
      <text:p text:style-name="P1">tödten. C.24« 3o.3I.</text:p>
      <text:p text:style-name="P1">22. Aber,da mir Hülfe von Gott wider-</text:p>
      <text:p text:style-name="P1">fahren, stehe ich bis auf diesen Tag und</text:p>
      <text:p text:style-name="P1"/>
      <text:p text:style-name="P1"/>
      <text:p text:style-name="P1"/>
      <text:p text:style-name="P1">C-a"p. 26. 27. Ader he-il. Apostel. Cap. L-7. 165</text:p>
      <text:p text:style-name="P1">Zeuge vor Kleinen und Großen und lehre s ren wir· ab, und mit uns war Aristarchus,</text:p>
      <text:p text:style-name="P1">nichts Anderes, als wovon die Propheten</text:p>
      <text:p text:style-name="P1">Ha thabeii, daß es geschehen werde, und</text:p>
      <text:p text:style-name="P1">Les; Lue. A-, U re.</text:p>
      <text:p text:style-name="P1">23. nämlich, daß Christus leiden müsse,</text:p>
      <text:p text:style-name="P1">und daß er, der Erste aus der Auferstehung</text:p>
      <text:p text:style-name="P1"><text:soft-page-break/>der Todten, Li(ht verkündigen werde dem</text:p>
      <text:p text:style-name="P1">Volke und den Heiden.</text:p>
      <text:p text:style-name="P1">Lin» ei, Wie.-, 32. i.(i:oc. i5, Ho. Apg.43-47-</text:p>
      <text:p text:style-name="P1">24. Als er aber solches zu seiner Verant-</text:p>
      <text:p text:style-name="P1">wortung redete, sprach Festus mit lauter</text:p>
      <text:p text:style-name="P1">Stimme: Paulus, du bist uiismnF! Die</text:p>
      <text:p text:style-name="P1">vielen Schriften verwirrendichzum nsinn.</text:p>
      <text:p text:style-name="P1">25. Er aber sprach: Ich bin nicht un-</text:p>
      <text:p text:style-name="P1">-sinuiH,vortrefslichster Festus!sondernwahre</text:p>
      <text:p text:style-name="P1">»und esouiiene Worte rede ich. . .</text:p>
      <text:p text:style-name="P1">26. Denn es weiß von die en Dingen der</text:p>
      <text:p text:style-name="P1">König, zu welchem ich auch reiintithig rede;</text:p>
      <text:p text:style-name="P1">denn ich kann mich nicht bereden, daß i m</text:p>
      <text:p text:style-name="P1">etwas von diesen Din en unbekannt ei;</text:p>
      <text:p text:style-name="P1">denn nicht in einem Bindi ist dieses ge-</text:p>
      <text:p text:style-name="P1">schehen. J-h.48, so.</text:p>
      <text:p text:style-name="P1">27. Glaubst du, König Agrippas, den</text:p>
      <text:p text:style-name="P1">Propheten? Ich weiß, daß du laubeft.</text:p>
      <text:p text:style-name="P1">28. Agrippas aber sprach zu 9JFaulus: Du</text:p>
      <text:p text:style-name="P1">beredetest mich bald, daß iih ein Christ</text:p>
      <text:p text:style-name="P1">würde.</text:p>
      <text:p text:style-name="P1">29. Aber Paulus sprach: Jch wünschte</text:p>
      <text:p text:style-name="P1">zu Gott, daß über kurz oder lau nicht allein</text:p>
      <text:p text:style-name="P1">»du, ondern auch Alle, die mich heute hören,</text:p>
      <text:p text:style-name="P1">sol e würden, wie ich bin, ausgenommen</text:p>
      <text:p text:style-name="P1">diese Bande. C es, 2o. -</text:p>
      <text:p text:style-name="P1">II. <text:s/>Und als er dieses gesprochen,stand</text:p>
      <text:p text:style-name="P1">der König und der Landpfleger auf und Ber-</text:p>
      <text:p text:style-name="P1">nice und die bei ihnen saßen. C.25, 23.</text:p>
      <text:p text:style-name="P1">31. Und da sie hinweggegan en, redeten</text:p>
      <text:p text:style-name="P1"><text:s/>mit einander und fpraZeii: Dieser</text:p>
      <text:p text:style-name="P1">ensch thut nichts, was des Todes oder</text:p>
      <text:p text:style-name="P1">der Bande werth wäre. E. es, «.</text:p>
      <text:p text:style-name="P1">I-32. Agrippas aber sagte zu Festus: Dieser</text:p>
      <text:p text:style-name="P1">Mensch hatte können ledig gelassen werden,</text:p>
      <text:p text:style-name="P1">Zoenn er sich nicht auf den Kaiser berufen</text:p>
      <text:p text:style-name="P1">« ätte.</text:p>
      <text:p text:style-name="P1">. Cap. XXVll. - .-</text:p>
      <text:p text:style-name="P1">1. Paulus Schiffahrt von CEsarca« nach MeIiie.</text:p>
      <text:p text:style-name="P1">-t·——ts. 1l. Sturm und Schiffbruch. -14—4-L-. ·</text:p>
      <text:p text:style-name="P1">I. 1. Als es aber beschlossen war, daß wir</text:p>
      <text:p text:style-name="P1">nach Italien hinschiffen sollten, übergaben</text:p>
      <text:p text:style-name="P1">sie den Paulus und etliche andereGefaugene</text:p>
      <text:p text:style-name="P1">einem Hauptmann, mit Namen Julius, von</text:p>
      <text:p text:style-name="P1">der kaiserlichen Rotte. C. 25, i2, Si; "</text:p>
      <text:p text:style-name="P1">2. Nachdem wir aber ein adramyttenisches</text:p>
      <text:p text:style-name="P1">Schiff bestiegeu hatten, mit dem wir nach</text:p>
      <text:p text:style-name="P1">den Ortschaften Afiens schiffen sollten, fuh-</text:p>
      <text:p text:style-name="P1">ein Maeedonier von Thessalonich. C.i9,29.</text:p>
      <text:p text:style-name="P1">3. Und des« andern Tages liefen wir zu</text:p>
      <text:p text:style-name="P1">Sidon ein; und Julius erzeigte sich men-</text:p>
      <text:p text:style-name="P1">schenfreundlich gegen Paulus und erlaubte</text:p>
      <text:p text:style-name="P1"><text:soft-page-break/>ihm, zu seinen Freunden zu gehen uk1dih«ke»x</text:p>
      <text:p text:style-name="P1">Psiegsi; zu genießen. C. Hi, 23«</text:p>
      <text:p text:style-name="P1">4. S on da fuhren wir ab und schifften</text:p>
      <text:p text:style-name="P1">unter Cypern hin, weil die Winde uns ent-</text:p>
      <text:p text:style-name="P1">gegen waren. , · · . » «</text:p>
      <text:p text:style-name="P1">5. Und nachdem wir das Meer bei Cilicien</text:p>
      <text:p text:style-name="P1">und Pamphylien durchschifst hatten, kamen</text:p>
      <text:p text:style-name="P1">wir In Myra in Linien. "</text:p>
      <text:p text:style-name="P1">6. nd daselbst fand der Hauptmann ein</text:p>
      <text:p text:style-name="P1">Schiff von Alexandria, das nach Italien</text:p>
      <text:p text:style-name="P1">fuhr, und brachte uns auf dasselbe. .</text:p>
      <text:p text:style-name="P1">7. Da wir aber während vieler Tage eine</text:p>
      <text:p text:style-name="P1">langsame Fahrt hatten und mit Mühe gegen</text:p>
      <text:p text:style-name="P1">Cnidus kamen, weil der Wind uns nicht</text:p>
      <text:p text:style-name="P1">hinzuließ, so schifften wir unter Creta hin,</text:p>
      <text:p text:style-name="P1">gegen Saln1one.</text:p>
      <text:p text:style-name="P1">8. Und indem wir mit Mühe an der Küste</text:p>
      <text:p text:style-name="P1">hinsuhgn,· kamen wir an einen Ort, der</text:p>
      <text:p text:style-name="P1">schöne Sihifsshafengenannt, in dessen Nähe</text:p>
      <text:p text:style-name="P1">die Stadt asäa war. --</text:p>
      <text:p text:style-name="P1">9. Als aber viele Zeit verflossen, und die</text:p>
      <text:p text:style-name="P1">Schiffahrt schon gefährlich) war, weil auch</text:p>
      <text:p text:style-name="P1">die Fasteiizeit schon vorü er war, warnte</text:p>
      <text:p text:style-name="P1">Paulus und sprach zu ihnen:</text:p>
      <text:p text:style-name="P1">2. Coc. «, M. 3, Mos. 23, 27 us.</text:p>
      <text:p text:style-name="P1">·10. Ihr Männer, ich sehe, daß mit Schä-</text:p>
      <text:p text:style-name="P1">digung und großem Verlust nicht nur für</text:p>
      <text:p text:style-name="P1">die Ladun und das Schiff, sondern auch</text:p>
      <text:p text:style-name="P1">für unser Zehen die Fahrt geschehen wird.</text:p>
      <text:p text:style-name="P1">11. Aber der Haiiptniai1u glaubte dem</text:p>
      <text:p text:style-name="P1">Steuermann und dem Schiffsherri1 mehr,</text:p>
      <text:p text:style-name="P1">als dem, was von Paulus gesprochen ward.</text:p>
      <text:p text:style-name="P1">12. Und da der Hafen nicht wol lgelegen</text:p>
      <text:p text:style-name="P1">war zum Ueberwintern, gab die Mehrl;,ahl</text:p>
      <text:p text:style-name="P1">den Rath, auch von da abzufahren, o sie</text:p>
      <text:p text:style-name="P1">etwa könnten nach Phönix gelangen, einem</text:p>
      <text:p text:style-name="P1">Hasen von Creta, der ge en üd- und</text:p>
      <text:p text:style-name="P1">Bord-West liegt, und daselbst überwintern.</text:p>
      <text:p text:style-name="P1">13. Da nun ein saufter Sitdwind wehete,</text:p>
      <text:p text:style-name="P1">meinten sie, sie hätten ihr Vorhaben erreicht,</text:p>
      <text:p text:style-name="P1">ogen die Anker auf und uhren neben</text:p>
      <text:p text:style-name="P1">Ema hin. ;</text:p>
      <text:p text:style-name="P1">II. 14. Aber nicht lange darnach Hieß</text:p>
      <text:p text:style-name="P1">g’Zgen die Insel ein Wirbelwind , st-</text:p>
      <text:p text:style-name="P1">ord genannt. » . - -</text:p>
      <text:p text:style-name="P1">15. Und da das S»chisf ergriffen ward und</text:p>
      <text:p text:style-name="P1">dem Winde nicht widerstehen konnte, über-</text:p>
      <text:p text:style-name="P1">ließen wir es und schwe ten. Pf. io7, es :c.</text:p>
      <text:p text:style-name="P1">16. Als wir aber an einer kleinen Insel,</text:p>
      <text:p text:style-name="P1">Claude genannt, hinliefen, vermochten wir</text:p>
      <text:p text:style-name="P1">kaum des Bootes mächtig zu werden. i "-J?</text:p>
      <text:p text:style-name="P1"/>
      <text:p text:style-name="P1"><text:soft-page-break/></text:p>
      <text:p text:style-name="P1"/>
      <text:p text:style-name="P1">166 Cap. 27. Die Geschichten Cap. 27.7s</text:p>
      <text:p text:style-name="P1">17. Dieses zogen sie heraus, gebrauchten</text:p>
      <text:p text:style-name="P1">der Hälse und umbunden das chifs, und</text:p>
      <text:p text:style-name="P1">weil sie ürchteten, auf die Syrte geworfen</text:p>
      <text:p text:style-name="P1">zu werden, ließen sie die Segel herunter</text:p>
      <text:p text:style-name="P1">und s chwebten also.</text:p>
      <text:p text:style-name="P1">18. Da wir aber heftig vom Sturm um-</text:p>
      <text:p text:style-name="P1">hergetrieben wurden, warfen sie des folgen-</text:p>
      <text:p text:style-name="P1">den Tages von der Ladung aus.</text:p>
      <text:p text:style-name="P1">19. Und am dritten Tage warfen wir mit</text:p>
      <text:p text:style-name="P1">eigener Hand das Gerathe des Schiffes</text:p>
      <text:p text:style-name="P1">Alls. Jan. «, S. «</text:p>
      <text:p text:style-name="P1">- 20. Da aber bei vielen Tagen weder Sonne</text:p>
      <text:p text:style-name="P1">noch· Sternes chienen,und einhestiger Sturm</text:p>
      <text:p text:style-name="P1">anhielt, verschwand endlich alle Hoffnung,</text:p>
      <text:p text:style-name="P1">-daß wir gerettet würden.</text:p>
      <text:p text:style-name="P1">21. Und da man lange nichts gegessen</text:p>
      <text:p text:style-name="P1">hatte, stellte siihDJåetzt Paulus mitten unter</text:p>
      <text:p text:style-name="P1">sie und sprach: an hätte zwar, ihr Män-</text:p>
      <text:p text:style-name="P1">ner, mir gehorchen und nicht von Creta ab-</text:p>
      <text:p text:style-name="P1">Ehren und sich diese Schädigung und den</text:p>
      <text:p text:style-name="P1">erlust ersparen sollen. .</text:p>
      <text:p text:style-name="P1">22. Doch so ermahne ich euckz?auch jetzt,</text:p>
      <text:p text:style-name="P1">guten Muthes zu sein, denn iemandes</text:p>
      <text:p text:style-name="P1">eben aus euch wird verloren gehen, nur</text:p>
      <text:p text:style-name="P1">das Schiff.</text:p>
      <text:p text:style-name="P1">23. Denn es trat zu mir in dieser Nacht</text:p>
      <text:p text:style-name="P1">ein Engel des Gottes, dessen ich bin, und</text:p>
      <text:p text:style-name="P1">dem ich auch diene, C.5,49.</text:p>
      <text:p text:style-name="P1">24. und sprach: Fürchte dich nicht, Paulus,</text:p>
      <text:p text:style-name="P1">du mußt vor den Kaiser treten; und siehe,</text:p>
      <text:p text:style-name="P1">Gott hat dir Alle geschenkt, die mit dir</text:p>
      <text:p text:style-name="P1">sch!ffE1I. C. Da, «. I, is.</text:p>
      <text:p text:style-name="P1">25. Darum seid guten Muthes, i r Män-</text:p>
      <text:p text:style-name="P1">ner! Denn ich vertraue Gott, da es also</text:p>
      <text:p text:style-name="P1">geschehen werde, in der Weise, wie zu mir</text:p>
      <text:p text:style-name="P1">ist geredet worden.</text:p>
      <text:p text:style-name="P1">26. Aber auf eine Insel müssen wir ge-</text:p>
      <text:p text:style-name="P1">worfen werden. C. 28, «.</text:p>
      <text:p text:style-name="P1">27. Als es aber die vierzehnte Nacht war,</text:p>
      <text:p text:style-name="P1">seitdem wir auf dem Adriatischen Meere</text:p>
      <text:p text:style-name="P1">hårumgetrieben wurden, vermutheten um</text:p>
      <text:p text:style-name="P1">itternacht die Schisfsleute, daß sich ihnen</text:p>
      <text:p text:style-name="P1">Land nähere. » « «</text:p>
      <text:p text:style-name="P1">28. Und sie ließen das Senkblei hinunter</text:p>
      <text:p text:style-name="P1">und fanden zwanzig Klafter. Und als sie ein</text:p>
      <text:p text:style-name="P1">wenig weiter gefahren waren und es wieder</text:p>
      <text:p text:style-name="P1">hinuuterließen, fanden sie fünfzehn Klaster.</text:p>
      <text:p text:style-name="P1">29. Und da sie fürchteten, auf rauhe Orte</text:p>
      <text:p text:style-name="P1">geworfen zu werden, warfetäe"ce vom Hinter-</text:p>
      <text:p text:style-name="P1"><text:soft-page-break/>thelle des Sclisfes vier nker aus und</text:p>
      <text:p text:style-name="P1">wünschten, daß es Tag würde.</text:p>
      <text:p text:style-name="P1">30. Als aber die Schifssleute aus dem</text:p>
      <text:p text:style-name="P1">SehJfe zu entfliehen suchten und das Boot</text:p>
      <text:p text:style-name="P1">ins?) eerhinabließen,unterdemVorwande,</text:p>
      <text:p text:style-name="P1">als wollten sie vomVordertheile Anker aus-</text:p>
      <text:p text:style-name="P1">werfen;</text:p>
      <text:p text:style-name="P1">31. sprach Paulus u dem Hauptmann</text:p>
      <text:p text:style-name="P1">und zu den KrieBgsknechten: Wenn diese nicht</text:p>
      <text:p text:style-name="P1">im Schiffe blei en, so könnet ihr nicht ge-</text:p>
      <text:p text:style-name="P1">rettet werden. , - . s</text:p>
      <text:p text:style-name="P1">32. Da hieben die Kriegsknechte die Seile</text:p>
      <text:p text:style-name="P1">-des Bootes ab und ließen es hinausfallen.</text:p>
      <text:p text:style-name="P1">33. Bis es aber mochte Tag werden, er-</text:p>
      <text:p text:style-name="P1">mahnte Paulus Alle, Speise zu nehmen,</text:p>
      <text:p text:style-name="P1">und sprach: Es ist heute der vierzehnte Tag,</text:p>
      <text:p text:style-name="P1">daß ihr wartet und ohne Nahrung geblieben</text:p>
      <text:p text:style-name="P1">seid, indem ihr nichts zu euch genommen</text:p>
      <text:p text:style-name="P1">habet. Pf. me, S. i</text:p>
      <text:p text:style-name="P1">34. Darum ermahne ich euch, Speise zu</text:p>
      <text:p text:style-name="P1">euch zu nehmen, denn dieses dienet zu eurer</text:p>
      <text:p text:style-name="P1">Errettung; denn Keinem von euch wird ein</text:p>
      <text:p text:style-name="P1">Haar vom Haupte verloren gehen.- Las. 21,4å.</text:p>
      <text:p text:style-name="P1">35. Und nachdem er dieses qesprochen,</text:p>
      <text:p text:style-name="P1">nahm er Brot, dankte Gott vor··Allen und</text:p>
      <text:p text:style-name="P1">brach es und sing an zu essen. M;-tth. «, 49;</text:p>
      <text:p text:style-name="P1">36. Da wurden Alle guten Muthes und</text:p>
      <text:p text:style-name="P1">nahmen auch selbst Speise zu sich. i</text:p>
      <text:p text:style-name="P1">37. Wir waren aber in dem»Schifse Alle</text:p>
      <text:p text:style-name="P1">zusammen zweihundert sechs und siebenzig</text:p>
      <text:p text:style-name="P1">Seelen. ,</text:p>
      <text:p text:style-name="P1">38. Und nachdem sie sich mit Speise ge-</text:p>
      <text:p text:style-name="P1">sättigt hatten, erleichterten sie das Schiff</text:p>
      <text:p text:style-name="P1">und warfen das Getreide in’s Meer.</text:p>
      <text:p text:style-name="P1">39. Als es aber Ta geworden, erkannten.</text:p>
      <text:p text:style-name="P1">Evas Land nicht; sgie wurden aber einen</text:p>
      <text:p text:style-name="P1">eerbusen ewahr, der ein Gestade hatte,</text:p>
      <text:p text:style-name="P1">an welches si;e das Schiff wo möglich an-</text:p>
      <text:p text:style-name="P1">zutreiben bes(hlossen. .</text:p>
      <text:p text:style-name="P1">40. Und· so schnitten sie die Anker ab und</text:p>
      <text:p text:style-name="P1">ließen sie m’s Meer und löseten zugleich die</text:p>
      <text:p text:style-name="P1">Bande der Steuerruder; dann zogen sie das</text:p>
      <text:p text:style-name="P1">kleine Seåel auf nach dem Winde und hiel-</text:p>
      <text:p text:style-name="P1">ten dem estade zu.</text:p>
      <text:p text:style-name="P1">41. Da sie aber auf einen Ort geriethen,</text:p>
      <text:p text:style-name="P1">der zu beiden Seiten Meer hatte, stieß das</text:p>
      <text:p text:style-name="P1">Schiff auf, und das Vordertheil blieb nn-</text:p>
      <text:p text:style-name="P1">beweglich fest, das Hintertheil aber sing</text:p>
      <text:p text:style-name="P1">aus einander von der Gewalt der We en.</text:p>
      <text:p text:style-name="P1">2. Cor. «, Es.</text:p>
      <text:p text:style-name="P1">42. Es ward aber von den Kriegsknechten</text:p>
      <text:p text:style-name="P1">ein Rathschllag gefaßt, daß sie dleGefangenen</text:p>
      <text:p text:style-name="P1"><text:soft-page-break/>tödten wo ten, damit nicht Jemand durch</text:p>
      <text:p text:style-name="P1">Schwimmen entfliehe. C. is, 27.</text:p>
      <text:p text:style-name="P1">43. Der Hauptmann aber, der den Paulus</text:p>
      <text:p text:style-name="P1">erhalten wollte, verhinderte ihr Vorhaben</text:p>
      <text:p text:style-name="P1">und befahl, wer schwimmen könne, Eule sich</text:p>
      <text:p text:style-name="P1">zuerst ins Meer werfen, um ans and zu</text:p>
      <text:p text:style-name="P1">ommen; · »</text:p>
      <text:p text:style-name="P1">44. und die Uebrigen theils auf Brettern,</text:p>
      <text:p text:style-name="P1">theils auf Stücken vom Schiffe. Und so ge-</text:p>
      <text:p text:style-name="P1">schah es, daß Alle an das Land gerettet</text:p>
      <text:p text:style-name="P1">wurden. « '</text:p>
      <text:p text:style-name="P1"/>
      <text:p text:style-name="P1"/>
      <text:p text:style-name="P1"/>
      <text:p text:style-name="P1">Cap. 28. Its« der heil</text:p>
      <text:p text:style-name="P1">- - «Cap. . XXVIII. "</text:p>
      <text:p text:style-name="P1">l. Ti)aten des Paulus aufMelite. «-i0. lJ. Seine</text:p>
      <text:p text:style-name="P1">Ankunft in Rom. «—46. lI1. Seine Gefangenschaft</text:p>
      <text:p text:style-name="P1">und Verkündigung des Er angelinmcdaselbst. 47—34.</text:p>
      <text:p text:style-name="P1">I. 1. Und als sie gerettet waren, erfuhren</text:p>
      <text:p text:style-name="P1">sie, daß die Insel Melite heiße. C.27,26.39.</text:p>
      <text:p text:style-name="P1">2. Die Einwohner aber erzeigten uns</text:p>
      <text:p text:style-name="P1">nicht geringe Menschensreundl1ch eit, denn</text:p>
      <text:p text:style-name="P1">ge zündeten ein Feuer an und nahmen uns</text:p>
      <text:p text:style-name="P1">lle zu sich wegen des anhaltenden Regens</text:p>
      <text:p text:style-name="P1">und wegen der Kälte. 2. C-or. «, 27.</text:p>
      <text:p text:style-name="P1">Z. Als aber Paulus einen Haufen Reiser</text:p>
      <text:p text:style-name="P1">gufamnlenraffte und auf das Feuer legte,</text:p>
      <text:p text:style-name="P1">am eine Natter aus der Hitze hervor und</text:p>
      <text:p text:style-name="P1">fuhr ihm an die Hand. -</text:p>
      <text:p text:style-name="P1">4. Wie aber die Einwohner das Thier an</text:p>
      <text:p text:style-name="P1">seiner Hand hängen sahen, sprachen sie zu</text:p>
      <text:p text:style-name="P1">einander: Gewiß ist dieser MensZ? ein</text:p>
      <text:p text:style-name="P1">Mörder, den, ob er gleich aus dem eere</text:p>
      <text:p text:style-name="P1">gerettet wurde, die Rache dennoch nicht leben</text:p>
      <text:p text:style-name="P1">ies3. Las. 43,2. Z. Mos.32,2!-. Am. g, so. «</text:p>
      <text:p text:style-name="P1">5. Er jedoch schleuderte das Thier in das</text:p>
      <text:p text:style-name="P1">Feuer und ihm geschah nichts N2t3öses6 «</text:p>
      <text:p text:style-name="P1">arc , .</text:p>
      <text:p text:style-name="P1">6. Sie aber erwarteten, er werde auf-«</text:p>
      <text:p text:style-name="P1">Lihwellen oder plötzlich todt niedersalIen.«"</text:p>
      <text:p text:style-name="P1">ls je aber lange warteten und sahen,</text:p>
      <text:p text:style-name="P1">daßi m kein Leid widerfuhr, änderten sie</text:p>
      <text:p text:style-name="P1">ihre ceinung und sagten, er ses;ei«1ZC:)«ott.</text:p>
      <text:p text:style-name="P1">7. Aber in der Gegend dieses Ortes hatte</text:p>
      <text:p text:style-name="P1">der Vornehmste der Insel, Namens Pu-</text:p>
      <text:p text:style-name="P1">blius, Güter; dieser nahm uns auf und be-</text:p>
      <text:p text:style-name="P1">herbergte uns drei Tage sreundlich.</text:p>
      <text:p text:style-name="P1">8. Es be ab sich aber, daß des Publius</text:p>
      <text:p text:style-name="P1">Vater am Fieber und an der Ruhr krank</text:p>
      <text:p text:style-name="P1">darnieder lag. Zu dem ging Paulus hinein,</text:p>
      <text:p text:style-name="P1">betete und egte ihm die Hände auf und</text:p>
      <text:p text:style-name="P1"><text:soft-page-break/>machte ihn gesund. Many. S, 44. Jst. 5,14:c·</text:p>
      <text:p text:style-name="P1">9. Als nun dieses geschehen, kamen auch</text:p>
      <text:p text:style-name="P1">die Uebrigen auf der nsel, die Krankheiten</text:p>
      <text:p text:style-name="P1">hatten, herbei und wurden geheilt.</text:p>
      <text:p text:style-name="P1">» « » March. 4, 24.</text:p>
      <text:p text:style-name="P1">10. Diese erwiesen uns auch viel Ehre,</text:p>
      <text:p text:style-name="P1">und als wir abfuhren, gaben sie uns das</text:p>
      <text:p text:style-name="P1">Nöthige mit.</text:p>
      <text:p text:style-name="P1">II. 11. Nach drei Monaten aber fuhren</text:p>
      <text:p text:style-name="P1">wir ab» auf einem Schiffe, das auf der Insel</text:p>
      <text:p text:style-name="P1">überw1ntert hatte, von Alexandria, mit dem</text:p>
      <text:p text:style-name="P1">Zeichen der Zwillinge.</text:p>
      <text:p text:style-name="P1">12. Und wir liefen ein zu Shrakus und</text:p>
      <text:p text:style-name="P1">-blieben daselbst drei Tage.</text:p>
      <text:p text:style-name="P1">13. Und von da schifften wir herum und</text:p>
      <text:p text:style-name="P1">kamen gen Rheginm; und da nach einem</text:p>
      <text:p text:style-name="P1">Tage sich der Südwind erhob, kamen wir</text:p>
      <text:p text:style-name="P1">den zweiten Tag nach Puteoli.</text:p>
      <text:p text:style-name="P1">Apostel..Z« Cap. «28. 16'7</text:p>
      <text:p text:style-name="P1">14. Daselbst fanden wir Brüder und wur-</text:p>
      <text:p text:style-name="P1">den gebeten, sieben Ta e bei ihnen zubleiben;</text:p>
      <text:p text:style-name="P1">und so kamen wir nach Rom. C· U, H·</text:p>
      <text:p text:style-name="P1">15. Und von da kamen die Brüder, als sie</text:p>
      <text:p text:style-name="P1">von uns gehört hatten, hinaus und entge-</text:p>
      <text:p text:style-name="P1">«gien bis gen Appiiforum und Trestabernä.</text:p>
      <text:p text:style-name="P1">is Paulus dieselben sah, dankte er Gott</text:p>
      <text:p text:style-name="P1">ulldf«ssEts Muth· Rom. «, to :c.</text:p>
      <text:p text:style-name="P1">16. Dawir aber gen Romgekommen waren,</text:p>
      <text:p text:style-name="P1">übergab der Hauptmann die Gefangenen</text:p>
      <text:p text:style-name="P1">dem Obersten der Leibwache; dem Paulus</text:p>
      <text:p text:style-name="P1">aber wurde gestattet, für sich zu bleiben</text:p>
      <text:p text:style-name="P1">mit dem Kriegsknechte, der ihn bewachte.</text:p>
      <text:p text:style-name="P1">C.23,«.27,3. -</text:p>
      <text:p text:style-name="P1">IIl«. 17. Es begab sich aber nach drei</text:p>
      <text:p text:style-name="P1">Tagen, daß Paulus die Vorn-:hmsten der</text:p>
      <text:p text:style-name="P1">Juden zusammenberies. Und als sie zu-</text:p>
      <text:p text:style-name="P1">sammengekommen, sprach er zu ihnen: Ihr</text:p>
      <text:p text:style-name="P1">Männer, Brüder! wiewohl ich nichts wider</text:p>
      <text:p text:style-name="P1">das Volk oder die väterlichen Gebräuche</text:p>
      <text:p text:style-name="P1">ethan habe, bin ich gefangen von Jeru-</text:p>
      <text:p text:style-name="P1">salem in die Hände der Römer überliefert</text:p>
      <text:p text:style-name="P1">worden. C. as, 8.</text:p>
      <text:p text:style-name="P1">18. Diese wollten, nachdem sie mich Ver-</text:p>
      <text:p text:style-name="P1">hört hatten, mich ledig lassen, weil keine</text:p>
      <text:p text:style-name="P1">Schuld des Todes an mir war. C IS, sit,</text:p>
      <text:p text:style-name="P1">19. Da aber die Juden widersprochen,</text:p>
      <text:p text:style-name="P1">ward ich genöthi[gt, mich auf den Kaiser zu</text:p>
      <text:p text:style-name="P1">berufen, nicht a s ob ich gegen mein Volk</text:p>
      <text:p text:style-name="P1">etwas zu klagen hätte. C« A-, «. 42.</text:p>
      <text:p text:style-name="P1">20. We en dieser Ursache nun habe ich</text:p>
      <text:p text:style-name="P1">euch beruHsen, um euch zu sehen und mit</text:p>
      <text:p text:style-name="P1">euch zu sprechen; denn um der FZoffnung</text:p>
      <text:p text:style-name="P1"><text:soft-page-break/>Jsraels willen bin ich mit dieser ette um-</text:p>
      <text:p text:style-name="P1">geben. C.2ci,6:c. 2.Tim.4,i6.</text:p>
      <text:p text:style-name="P1">21. Sie aber sprachen zu ihm: Wirhaben</text:p>
      <text:p text:style-name="P1">weder Briefe deinethalben aus Judäa em-</text:p>
      <text:p text:style-name="P1">pfangen, noch ist Jemand von den Brüdern</text:p>
      <text:p text:style-name="P1">ekommen, der von dir etwas Böses ver-</text:p>
      <text:p text:style-name="P1">kündigt oder gesagt hätte.</text:p>
      <text:p text:style-name="P1">22. Wir begehren aber von dir zu hören,</text:p>
      <text:p text:style-name="P1">was du für eine Meinung habest; denn</text:p>
      <text:p text:style-name="P1">von dieser Seite ist uns bekannt, daß ihr</text:p>
      <text:p text:style-name="P1">aller Orten widersprochen wird.</text:p>
      <text:p text:style-name="P1">( C. 2I1-, 5. 44. Luc. L, 34.</text:p>
      <text:p text:style-name="P1">23. Nachdem sie ihm nun einen Tag be-</text:p>
      <text:p text:style-name="P1">stimmt hatten, kamen ihrer Mehrere zu ihm</text:p>
      <text:p text:style-name="P1">In die Herberge. Diesen legte er das Reich</text:p>
      <text:p text:style-name="P1">Gottes aus und bezeugte es und suchte ihnen</text:p>
      <text:p text:style-name="P1">die Lehre Jesn aus dem Gesetze Moses und</text:p>
      <text:p text:style-name="P1">den Propheten zu beweisen, vom Morgen an</text:p>
      <text:p text:style-name="P1">bis zum Abend. C· 48,5:x. i9, 8. Luc.24,27.</text:p>
      <text:p text:style-name="P1">24. Und Etli e wurden von dem über-</text:p>
      <text:p text:style-name="P1">zeugt, was er cksagte, Etliche aber blieben</text:p>
      <text:p text:style-name="P1">ungläubig. C. », 4. «, H.</text:p>
      <text:p text:style-name="P1">25. Und da sie unter einander uneins</text:p>
      <text:p text:style-name="P1"/>
      <text:p text:style-name="P1"/>
      <text:p text:style-name="P1"/>
      <text:p text:style-name="P1">168 Ccip. 1. Die Epist</text:p>
      <text:p text:style-name="P1">waren, schieden sie hinweg, naiFf;d·em Paulus</text:p>
      <text:p text:style-name="P1">Ein Wort gesprochen: Tre lich hat der</text:p>
      <text:p text:style-name="P1">heilige Geist durch den Propheten Jesajas</text:p>
      <text:p text:style-name="P1">zu unsern Vätern geredet, da er sagte:</text:p>
      <text:p text:style-name="P1">, Z. Pet. 1, 2«.</text:p>
      <text:p text:style-name="P1">26. ,,Gehe hin zu diesem Volke undsprich:</text:p>
      <text:p text:style-name="P1">Mit den Ohren werdet ihr hören nnd nicht</text:p>
      <text:p text:style-name="P1">verstehen, und mit den Augen werdet ihr</text:p>
      <text:p text:style-name="P1">sehen und nicht erkennen.</text:p>
      <text:p text:style-name="P1">Jes. 6, 9:c. Matth. «s, ««i-te.</text:p>
      <text:p text:style-name="P1">27. Denn das Herz dieses Volkes ist ver-</text:p>
      <text:p text:style-name="P1">siockt, und mit den Ohren hören sie schwer,</text:p>
      <text:p text:style-name="P1">und ihre Aiigen·haben sie zugesch offen, das;</text:p>
      <text:p text:style-name="P1">sie nicht etwa mit den Augen sehen und mit</text:p>
      <text:p text:style-name="P1">den Ohren hören und mit dem Herzen ver-</text:p>
      <text:p text:style-name="P1">el St. Pauli Cap. 1.</text:p>
      <text:p text:style-name="P1">steh3n und sich bekehren und ich sie gesund</text:p>
      <text:p text:style-name="P1">ma e.« -</text:p>
      <text:p text:style-name="P1">28. So sei euch nun kund, daß den Heiden</text:p>
      <text:p text:style-name="P1">das Heil Gottes gesandt worden ist; diese</text:p>
      <text:p text:style-name="P1">werden auch hören. C. is, is «,</text:p>
      <text:p text:style-name="P1">29. Und als er dieses gesagt, gingen die</text:p>
      <text:p text:style-name="P1">Juden hinweg und hatten viel Streitens</text:p>
      <text:p text:style-name="P1">unter einander.</text:p>
      <text:p text:style-name="P1">30. Es blieb aber Paulus zwei gan e</text:p>
      <text:p text:style-name="P1"><text:soft-page-break/>Jahre in einem eigenen geinietheten Hause</text:p>
      <text:p text:style-name="P1">und nahm Alle auf, die bei ihm eintraten,</text:p>
      <text:p text:style-name="P1">31. indem er das Reich Gottes predigte</text:p>
      <text:p text:style-name="P1">« und von dem Herrn Jesu Christo lehrte</text:p>
      <text:p text:style-name="P1">« mit aller Freimlithigkeit ungehindert.</text:p>
      <text:p text:style-name="P1">Erd. is, «8—2o.</text:p>
      <text:p text:style-name="P1">Die EpisteI St. P</text:p>
      <text:p text:style-name="P1">Cap. I. !</text:p>
      <text:p text:style-name="P1">«l. Gruß des Paulus an die Gemeinde. «——7.</text:p>
      <text:p text:style-name="P1">1l. Seine Sehnsucht zu ihr zu kommen. 8—45.</text:p>
      <text:p text:style-name="P1">llI. Die Kraft des Evangeliums, «6, «7. W. Die</text:p>
      <text:p text:style-name="P1">Sünden der Heiden. «8—32.</text:p>
      <text:p text:style-name="P1">I. I. Paulus, ein Knecht JesuChristi, be-</text:p>
      <text:p text:style-name="P1">rufener Apostel, ausgesoiidert zum Evange-</text:p>
      <text:p text:style-name="P1">lium Gottes, G«2i.«,«o.«52c. eipg.9,«5.</text:p>
      <text:p text:style-name="P1">2. welches er vorher verheifzen hat durch</text:p>
      <text:p text:style-name="P1">seine Propheten in den heiligen Schriften,</text:p>
      <text:p text:style-name="P1">Tit. «, 2. 3. Luc. ei, 44.</text:p>
      <text:p text:style-name="P1">"3. von semem Sohne, der geboren ist aus</text:p>
      <text:p text:style-name="P1">dem Samen Davids nach dem Fleische,</text:p>
      <text:p text:style-name="P1">Apg. 2, So. «3, 23.</text:p>
      <text:p text:style-name="P1">4. und erwiesen als Sohn Gottes in Kraft</text:p>
      <text:p text:style-name="P1">nach dem Geiste der Heiligung, durch die</text:p>
      <text:p text:style-name="P1">Auferstehung von den Todten, von Jesu</text:p>
      <text:p text:style-name="P1">Christo, unserm Herrn;</text:p>
      <text:p text:style-name="P1">Apg.«3,33.3«-. Joi).«o,36. «.Pet.Z,«8.</text:p>
      <text:p text:style-name="P1">5. durch welchen wir die Gnade und das</text:p>
      <text:p text:style-name="P1">Apostelaint empfangen haben, un1 Gehor-</text:p>
      <text:p text:style-name="P1">sam gegen den Glauben zu bewirken unter</text:p>
      <text:p text:style-name="P1">allen Heiden um seines Namens willen,</text:p>
      <text:p text:style-name="P1">« C,«5,15—«9. Ei-h. Z, 8:c.</text:p>
      <text:p text:style-name="P1">S. unter welchen auch ihr seid, berufen</text:p>
      <text:p text:style-name="P1">von Jesii Christo: C« 9, 24»</text:p>
      <text:p text:style-name="P1">7. Allen Geliebten Gottes imd berufenen</text:p>
      <text:p text:style-name="P1">Heiligen, die zu Rom sind. Gnade sei mit</text:p>
      <text:p text:style-name="P1">euch und Friede von Gott, unserm Vater,</text:p>
      <text:p text:style-name="P1">und dem Herrn Jesu Christo! «.C-sc. « ,«2. Z.</text:p>
      <text:p text:style-name="P1">II. 8. « uvörderst danke ich meinem Gott</text:p>
      <text:p text:style-name="P1">durch Je um Christum, euer Aller halben,</text:p>
      <text:p text:style-name="P1">daß euer Glaube in der ganzen Welt ver-</text:p>
      <text:p text:style-name="P1">kündigt wird. C. «6, «9· «. C« «, 4 se.</text:p>
      <text:p text:style-name="P1">«. Theff.’-l, S. s.</text:p>
      <text:p text:style-name="P1">U</text:p>
      <text:p text:style-name="P1">uli" an die Römer.</text:p>
      <text:p text:style-name="P1">9. Denn mein Zeuge ist Gott, dem ich in</text:p>
      <text:p text:style-name="P1">meinem Geiste diene ini Evangelium seines</text:p>
      <text:p text:style-name="P1">Sohnes, wie ich unablässig euer gedenke,</text:p>
      <text:p text:style-name="P1">« Phii. «, s.</text:p>
      <text:p text:style-name="P1">10. und allezeit in meinem Gebete flehe,</text:p>
      <text:p text:style-name="P1">ob ich endlich einmal, nach dem Willen Got-</text:p>
      <text:p text:style-name="P1">tes, glückliche Gelegenheit haben möchte, zu</text:p>
      <text:p text:style-name="P1">euchzukommen. (:5.«5,23.32. Apg.«9,2«.</text:p>
      <text:p text:style-name="P1"><text:soft-page-break/>11. Denn mich verlanget, euch zu sehen,</text:p>
      <text:p text:style-name="P1">auf daß ich euch eine geistliehe Gabe mit-</text:p>
      <text:p text:style-name="P1">theile, um euch zu stärken; «.Thess.3, «0.</text:p>
      <text:p text:style-name="P1">12. das heißt, daß ich mit getröstet werde</text:p>
      <text:p text:style-name="P1">bei end; durch den gememschaftlicheu Glau-</text:p>
      <text:p text:style-name="P1">ben, eiiern und meinen. Si:-r. ««, 25.</text:p>
      <text:p text:style-name="P1">13. Ich will such aber, ihr Brüder! nicht</text:p>
      <text:p text:style-name="P1">verschweigen , daß ich mir oft vorgesetzt habe,</text:p>
      <text:p text:style-name="P1">zu euch zu kommen (ich ward aber bis jetzt</text:p>
      <text:p text:style-name="P1">verhindert), auf daß ich auch unter euch</text:p>
      <text:p text:style-name="P1">einige Frucht habe, wie unter den übrigen</text:p>
      <text:p text:style-name="P1">Heiden. C. es, 22. " - ·</text:p>
      <text:p text:style-name="P1">14. Gegen Griechen mid Nicht-Gri·echen,</text:p>
      <text:p text:style-name="P1">xgen Weise und Unversiändige bin ich ein</text:p>
      <text:p text:style-name="P1">chuldner; «. (-For. « , 22-24.</text:p>
      <text:p text:style-name="P1">15. und so bin ich, so viel an mir ist, ge-</text:p>
      <text:p text:style-name="P1">neigt, auch euch, die ihr zu Rom seid, das</text:p>
      <text:p text:style-name="P1">Evangelmni z1i predigen. Apg. 28« Si.</text:p>
      <text:p text:style-name="P1">III. 16. Denn ich schäine mich des Evan-</text:p>
      <text:p text:style-name="P1">geliums Christi niiht; denn es ist eine Kraft</text:p>
      <text:p text:style-name="P1">Gottes zum Heil einem Jeden, der daran</text:p>
      <text:p text:style-name="P1">gsBaubt, dein Juden ziierst"und auch dem</text:p>
      <text:p text:style-name="P1">riechen. 2.Tim.«,8—«2.Ps.« i9.is.«.Cpk.«,«8.</text:p>
      <text:p text:style-name="P1">" ; Apg.«3,46. ·</text:p>
      <text:p text:style-name="P1">17. Denn die Gerechtigkeit Gottes wird</text:p>
      <text:p text:style-name="P1">in demselben geofsenbaret aus-dem Glauben</text:p>
      <text:p text:style-name="P1"/>
      <text:p text:style-name="P1"/>
      <text:p text:style-name="P1"/>
      <text:p text:style-name="P1">Cap. 1. « -an die Römer: <text:s/>Cap. 1. 2. -169</text:p>
      <text:p text:style-name="P1">zu dem Glauben, wie geschrieben steht:</text:p>
      <text:p text:style-name="P1">»Der Gerechte aber wird aus dem Glauben</text:p>
      <text:p text:style-name="P1">leben« Es, A ». Hab. 2, 4. s</text:p>
      <text:p text:style-name="P1">IV. 18. Denn geosfenbaret wird der Zorn</text:p>
      <text:p text:style-name="P1">Gottes vom Himmel über alle Gottlofigleit</text:p>
      <text:p text:style-name="P1">und Ungerechtigkeit der ERenschen, welche</text:p>
      <text:p text:style-name="P1">die Wahrheit in Ungerechtigkeit aufhalten.</text:p>
      <text:p text:style-name="P1">C. 2, 5—8. Hei-· to, Wie.</text:p>
      <text:p text:style-name="P1">19. Darum, daß dasjenige, was man von</text:p>
      <text:p text:style-name="P1">Gott erkennen kann, unter ihnen offenbar</text:p>
      <text:p text:style-name="P1">ist; denn Gott hat es ihnen geoffenbaret.</text:p>
      <text:p text:style-name="P1">Aug. it, 47. t7, 25 &amp;c«</text:p>
      <text:p text:style-name="P1">20. Denn sein unsichtbares Wesen wird</text:p>
      <text:p text:style-name="P1">seit Erschaffung der Welt deutlich ersehen,</text:p>
      <text:p text:style-name="P1">so man es in den Werken betrachtet, näm-</text:p>
      <text:p text:style-name="P1">lich seine ewige Kraft und Gottheit, damit</text:p>
      <text:p text:style-name="P1">sie keine EntschJuldigung haben.</text:p>
      <text:p text:style-name="P1">s.8,2:c. (9,22e. Jes.40,26.</text:p>
      <text:p text:style-name="P1">21. Darum, das; sie Gott erkannten und</text:p>
      <text:p text:style-name="P1">doch ihn nicht ver errlichten als Gott, noch</text:p>
      <text:p text:style-name="P1">ihm dankten, sondern verfielen in ihren Ge-</text:p>
      <text:p text:style-name="P1">danken in eiteln Wahn und ihr unverstän-</text:p>
      <text:p text:style-name="P1"><text:soft-page-break/>diges Herz ward verfinstert. End. «, 47 :c.</text:p>
      <text:p text:style-name="P1">22. Da sie vorgaben, sie wären Weise,</text:p>
      <text:p text:style-name="P1">wurden sie zu Thoren, J-:.«),«. « .Cox.«,-Mc.</text:p>
      <text:p text:style-name="P1">23. und vertauschten die Herrlichkeit des</text:p>
      <text:p text:style-name="P1">ullverZHillglichen Gottes Inst der Gestalt</text:p>
      <text:p text:style-name="P1">eines ildes des vergänglichen Menschen</text:p>
      <text:p text:style-name="P1">und der Vö93el und der vierfüßigen und der</text:p>
      <text:p text:style-name="P1">kriechenden hiere. s</text:p>
      <text:p text:style-name="P1">5. M-)s. 4, is ». Ps.c06, 20. Weish. ca.</text:p>
      <text:p text:style-name="P1">24. Darum gab sie auch Gott dahin, in</text:p>
      <text:p text:style-name="P1">den Gelüsten ihrer Herzen, in die Unrei-</text:p>
      <text:p text:style-name="P1">nigkeit, ihre Leiber unter einander zu schän-</text:p>
      <text:p text:style-name="P1">den: Apg.44,c6. Ps.8ic,c3. 4.Thkss.4,4.5.</text:p>
      <text:p text:style-name="P1">25. sie, welche die Wahrheit Gottes mit</text:p>
      <text:p text:style-name="P1">der Lüge vertaufchten und den Geschöpfen</text:p>
      <text:p text:style-name="P1">Ehre und Dienst erwiesen mehr als dem</text:p>
      <text:p text:style-name="P1">Schöåfcr, welcher gepriesen sei in die Ewig-</text:p>
      <text:p text:style-name="P1">keit! men.</text:p>
      <text:p text:style-name="P1">26. Darum gab sie Gott dahin in schänd-</text:p>
      <text:p text:style-name="P1">licheGelüste; denn ihre Weiber verwandel-</text:p>
      <text:p text:style-name="P1">ten den natürlichen Gebrauch in den un-</text:p>
      <text:p text:style-name="P1">natlirlichcn. 3.Mos.48,22:c.</text:p>
      <text:p text:style-name="P1">27. Glcicher Weise auch die Y.)iänner ver-</text:p>
      <text:p text:style-name="P1">ließen den natürlichen Gebrauch des Wei-</text:p>
      <text:p text:style-name="P1">bes und entbrannten in ihrer Bes)ierde</text:p>
      <text:p text:style-name="P1">gegen einander, also das; Männer mit tän-</text:p>
      <text:p text:style-name="P1">nern Schande trieben und den verdienten</text:p>
      <text:p text:style-name="P1">Lohn ihrer Verirrung ansich selbst empfin-</text:p>
      <text:p text:style-name="P1">gPl«l. it. Cor. 6, 9.</text:p>
      <text:p text:style-name="P1">28. Undsowiesie es verworfenhaben, Gott</text:p>
      <text:p text:style-name="P1">recht zu erkennen, so gab auch Gott sie da-</text:p>
      <text:p text:style-name="P1">hin einem verworfenen Sinne, zu thun, was</text:p>
      <text:p text:style-name="P1">sich nicht gezielnet, .</text:p>
      <text:p text:style-name="P1">«. 29. erfüllt mit jeglicher Ungerechtigkeit,</text:p>
      <text:p text:style-name="P1">Unzucht, Schalkheit, Geiz, Bosheit,.VolI</text:p>
      <text:p text:style-name="P1">Neid, Mord, Hader, Betrug, Tiicke, ";’</text:p>
      <text:p text:style-name="P1">» Eplz. Es, Fee. Gal. 5, iste-</text:p>
      <text:p text:style-name="P1"><text:s/>Ohrenblaser, Berlaumder, Gottes-</text:p>
      <text:p text:style-name="P1">ver5lechtkc;r,s Frg»ler, hoffarls-g,fPrahler, Gir-</text:p>
      <text:p text:style-name="P1">n r oer mge unge or am e en te</text:p>
      <text:p text:style-name="P1">T1cIte2«U, 2. Tim.3,,22c. g g</text:p>
      <text:p text:style-name="P1">31. unvernünftig, treulos, wortbrüchig,</text:p>
      <text:p text:style-name="P1">lieblos,· unoerföhntich,»unbarmherzig; </text:p>
      <text:p text:style-name="P1">ennen, a , te o e veru en, e o e</text:p>
      <text:p text:style-name="P1">k32. di? Enf)geaschltåf sie da»sbRecjhts(?o:teg</text:p>
      <text:p text:style-name="P1">würdig sind, nicht nur selbst dieses thun,</text:p>
      <text:p text:style-name="P1">sondern auch ihr Wohlgefallen daran ha-</text:p>
      <text:p text:style-name="P1">ben, wenn Andere es veruben. .</text:p>
      <text:p text:style-name="P1">Cap. ll. - «</text:p>
      <text:p text:style-name="P1">l. Gottes unparteiische Gerechtigkeit- 4—46.</text:p>
      <text:p text:style-name="P1">1l. Auch die Juden sind Sünder. 47-—-W. «</text:p>
      <text:p text:style-name="P1">. I. I. Darum kannst du dich nicht ent-</text:p>
      <text:p text:style-name="P1"><text:soft-page-break/>schuldigen, o Mensch, wer du auch s ein magst,</text:p>
      <text:p text:style-name="P1">der du Andere richtest; denn indem du den</text:p>
      <text:p text:style-name="P1">Andern richtest, verdammft du dich selbst;</text:p>
      <text:p text:style-name="P1">denn du, der du richteft, thust eben dasscl e,</text:p>
      <text:p text:style-name="P1">C.3,9—c9. »He. 2.Sam.42, Z Joh. s,7.</text:p>
      <text:p text:style-name="P1">2. Wir wissen aber, daß das Gericht G»yt-</text:p>
      <text:p text:style-name="P1">tes nach der Wahrheit über die ergeht, die</text:p>
      <text:p text:style-name="P1">solches verüben. J</text:p>
      <text:p text:style-name="P1">Z. Meinest du aber, o Mensch, der du die</text:p>
      <text:p text:style-name="P1">richtest, die solches veriiben, und dasselbe</text:p>
      <text:p text:style-name="P1">thust, daß du dem Gerichte Gottes entrin-</text:p>
      <text:p text:style-name="P1">nen werdest? Ps.50, 46—22. ·</text:p>
      <text:p text:style-name="P1">4. Oder verachtest du den Relcgthum sei-</text:p>
      <text:p text:style-name="P1">ner Gütigkeit und Geduld und an mnth»</text:p>
      <text:p text:style-name="P1">und erkennst nicht, daß die Güte Gottes</text:p>
      <text:p text:style-name="P1">dich zur Buße leitet? .</text:p>
      <text:p text:style-name="P1">Luc. is, 2 te. 2. Pet. Z, 9. is. Jud. it»</text:p>
      <text:p text:style-name="P1">5. Aber nach deiner Verstockthelt und dei-</text:p>
      <text:p text:style-name="P1">nem unbußfertigen Herzen hänfft du dir</text:p>
      <text:p text:style-name="P1">selbst den Zorn auf den Tag des Zornes</text:p>
      <text:p text:style-name="P1">und der Offenbarung des gerechten Ge-</text:p>
      <text:p text:style-name="P1">ricl)tes Gottes; Hieb se, 43. »-</text:p>
      <text:p text:style-name="P1">6. welcher einem Jeden vergelten wird</text:p>
      <text:p text:style-name="P1">nach seinen Werten; - ·</text:p>
      <text:p text:style-name="P1">Matth.46, 27. D. Cor.5, 40. Ier.17,40. :</text:p>
      <text:p text:style-name="P1">7. denen, die durch Standhaftigkeit in gu-</text:p>
      <text:p text:style-name="P1">tem Werke nach Preis und Ehre und l n-</text:p>
      <text:p text:style-name="P1">vergänglichkeit trachten, das ewige Leben;</text:p>
      <text:p text:style-name="P1">8. denen aber, die widerspenstig nnd der</text:p>
      <text:p text:style-name="P1">Wahrheit ungehorsam find, der Sünde aber</text:p>
      <text:p text:style-name="P1">gehorchel1,Ungnadeund Zorn. 2.·Thess.c,8ic.</text:p>
      <text:p text:style-name="P1">9. Trübsal und Angst über jede Seele</text:p>
      <text:p text:style-name="P1">eines Menschen, der Böses wirket, über den</text:p>
      <text:p text:style-name="P1">Juden zuerst und auch über den Griechen;</text:p>
      <text:p text:style-name="P1">- - L«-c.49,47. 48. Muth. «,»22.</text:p>
      <text:p text:style-name="P1">10. Preis aber und Ehre und Frieden</text:p>
      <text:p text:style-name="P1">einem Jeden, der Gutes·wirket, dem Juden</text:p>
      <text:p text:style-name="P1">zuerst und auch dem Griechen. C. c,4c3.</text:p>
      <text:p text:style-name="P1"/>
      <text:p text:style-name="P1"/>
      <text:p text:style-name="P1"/>
      <text:p text:style-name="P1">Mc) Cato. 2. ! Die Epistel</text:p>
      <text:p text:style-name="P1">- 11. Denn bei Gott ist kein Ansehen der</text:p>
      <text:p text:style-name="P1">Person. 5. M-s. so, ». A;-g. to, sit.</text:p>
      <text:p text:style-name="P1">12. Denn Alle, die ohne das Gesetz« sün-</text:p>
      <text:p text:style-name="P1">digten, werden aus ohne das Gesetz ver-</text:p>
      <text:p text:style-name="P1">loren gehen. Und Ue, die unter dem Ge-</text:p>
      <text:p text:style-name="P1">setze sündigten, die werden durch das Gesetz</text:p>
      <text:p text:style-name="P1">gerichtet werden; C.i, 32. J-h.5, is.</text:p>
      <text:p text:style-name="P1">13· denn ni(Ft die Hörer des Gesetzes sind</text:p>
      <text:p text:style-name="P1">g5recht vor ott, sondern die Thäter des</text:p>
      <text:p text:style-name="P1">esetzes werden gerecht gesprochen werden.</text:p>
      <text:p text:style-name="P1"><text:soft-page-break/>Ins.-I, 22.925. Lnc.t0,25ic. t.Jol).3,7.</text:p>
      <text:p text:style-name="P1">14. Denn wenn die Heiden, die das Ge-</text:p>
      <text:p text:style-name="P1">setz mcht haben, von Natur thun, was das</text:p>
      <text:p text:style-name="P1">Gesetz enthält, so sind diese, die das Gesetz</text:p>
      <text:p text:style-name="P1">nicht haben, sich selbst ein Gesetz, Pf. i47, 2o,</text:p>
      <text:p text:style-name="P1">15. als die zu erkennen »eben, daß das</text:p>
      <text:p text:style-name="P1">Werk des Gesetzes in ihren Bergen ges chrie-</text:p>
      <text:p text:style-name="P1">ben sei, indem«auih ihr Gewissen solches</text:p>
      <text:p text:style-name="P1">bezeugt, iind ihre Gedanken sich unter ein-</text:p>
      <text:p text:style-name="P1">ander anklagen oder auch ents(huldigen;</text:p>
      <text:p text:style-name="P1">- - C.i, is. H-i-. 8, to:</text:p>
      <text:p text:style-name="P1">16. an dem Tage, wann Gott das Ver-</text:p>
      <text:p text:style-name="P1">borgene derMeiisck)en richten wird,naih mei-</text:p>
      <text:p text:style-name="P1">neu! Evangelium, durch Jesnm Christum.</text:p>
      <text:p text:style-name="P1"><text:s/>·» Matth.25,3i. t.Cor.å-,5. Ps.90, 8.»</text:p>
      <text:p text:style-name="P1">«-II.«;I7. Siehe, du wirst ein Jude genannt</text:p>
      <text:p text:style-name="P1">und stiitzest dich aus das Gesetz und rüh-</text:p>
      <text:p text:style-name="P1">mest dich in Gott, J-s·58, 2« Mich.s, «,</text:p>
      <text:p text:style-name="P1">18. und erkennst seinen Willen und prü-</text:p>
      <text:p text:style-name="P1">sest, was recht und unrecht sei, aus dem Ge-</text:p>
      <text:p text:style-name="P1">etze unterrichtet; PI,i1» 4, to,</text:p>
      <text:p text:style-name="P1">19. und verncissest dich, ein Führer der</text:p>
      <text:p text:style-name="P1">Blinden» zu sein, ein Licht derer, die in der</text:p>
      <text:p text:style-name="P1">Finsternis; sind, Many· is, «.</text:p>
      <text:p text:style-name="P1">20. ein Erzieher der Unverständigen, ein</text:p>
      <text:p text:style-name="P1">Lehrer der Uninündigen, der eine Re eldes</text:p>
      <text:p text:style-name="P1">ZBli’ssens und der Wahrheit in dem Gesetze</text:p>
      <text:p text:style-name="P1">a e.</text:p>
      <text:p text:style-name="P1">21. Du nun, der einen Andern lehret,</text:p>
      <text:p text:style-name="P1">lehrst di(h selbst nicht! Du, der predigt, man</text:p>
      <text:p text:style-name="P1">solle nicht stehlen, stiehlst!</text:p>
      <text:p text:style-name="P1">’ March. 23, Z. 4, Pf.5c),16:c.</text:p>
      <text:p text:style-name="P1">22. Du, der spricht, man solle nicht ehe-</text:p>
      <text:p text:style-name="P1">brechen, brichst die Ehe! Du, der die Götzen</text:p>
      <text:p text:style-name="P1">verabscheut, beranbst die Tempel! Ich. 8,9.</text:p>
      <text:p text:style-name="P1">23. Du, der sich des Gesetz-es rühmt, ent-</text:p>
      <text:p text:style-name="P1">ehrest Gott durch die Uebertretung des</text:p>
      <text:p text:style-name="P1">Gesetzes!</text:p>
      <text:p text:style-name="P1">«24. ,,Denn der Name Gottes wird um</text:p>
      <text:p text:style-name="P1">euertwillen unter den Heiden gelästert«,</text:p>
      <text:p text:style-name="P1">wie geschrieben steht. «</text:p>
      <text:p text:style-name="P1">» Jks. so, is. Cz« so, 2o -W.</text:p>
      <text:p text:style-name="P1">25. Denn die Beschneidung ist wohl nütz-</text:p>
      <text:p text:style-name="P1">lich, wenn du das Gesetz übest; wenn du</text:p>
      <text:p text:style-name="P1">aber ein Uebertreter des Gesetzes bist, so</text:p>
      <text:p text:style-name="P1">ist deine Beschneidung Vorhaut geworden.</text:p>
      <text:p text:style-name="P1">Jei:.4,4. 4.Coi:.7,49. I. Mo . N, ts-</text:p>
      <text:p text:style-name="P1">»</text:p>
      <text:p text:style-name="P1">i</text:p>
      <text:p text:style-name="P1">i</text:p>
      <text:p text:style-name="P1">l</text:p>
      <text:p text:style-name="P1">I</text:p>
      <text:p text:style-name="P1"><text:soft-page-break/>I</text:p>
      <text:p text:style-name="P1">i</text:p>
      <text:p text:style-name="P1">St. Pauli Cap. 2».«« Z.</text:p>
      <text:p text:style-name="P1">26. Wenn minder Unbeschnittene die</text:p>
      <text:p text:style-name="P1">Rechte des Gesetzes hält, wird ihm nicht</text:p>
      <text:p text:style-name="P1">seine Vorhaut für Beschneidung gerechnet</text:p>
      <text:p text:style-name="P1">werden? C-1.2,«. Gar. 5, is.</text:p>
      <text:p text:style-name="P1">27. Und wird nicht der von Natur Un-</text:p>
      <text:p text:style-name="P1">beschnittene, wenn er das Gesetz, hält, dich</text:p>
      <text:p text:style-name="P1">richten, der du, unter dem Bnchstaben und</text:p>
      <text:p text:style-name="P1">der Beschneidung, ein Uebertreter des Ge-</text:p>
      <text:p text:style-name="P1">setzes bist? . » ·</text:p>
      <text:p text:style-name="P1">28. Denn nicht der ist ein Jude, der es</text:p>
      <text:p text:style-name="P1">äußerlich ist; auch ist das nicht Beschnei-</text:p>
      <text:p text:style-name="P1">dung, die änßerlich am Fleische geschieht;</text:p>
      <text:p text:style-name="P1">C.9, 6ic. Joh. Z, 39.</text:p>
      <text:p text:style-name="P1">29. sondern der, der im Innern ein Jude</text:p>
      <text:p text:style-name="P1">i(g, und die Beschneidung des Herzens im</text:p>
      <text:p text:style-name="P1">eiste, nicht nach dem Buchstaben, Ein</text:p>
      <text:p text:style-name="P1">solcher hat sein Lob nicht von den Menschen,</text:p>
      <text:p text:style-name="P1">sondern von Gott. i«-.Mos.3o,s. Pi,ii. 3, 3.</text:p>
      <text:p text:style-name="P1">« " J Cap. III.</text:p>
      <text:p text:style-name="P1">I. Widerlegung einiger Einwürfe. s—8. ll. Juden</text:p>
      <text:p text:style-name="P1">und Heiden sind gleich strafwi"irdjg. 9—20« til. Sie</text:p>
      <text:p text:style-name="P1">werden einzig durch den Glauben gottgefällig. 2I-Si.</text:p>
      <text:p text:style-name="P1">l. 1. Was für einen Vorzug hat denn</text:p>
      <text:p text:style-name="P1">der Jude? Oder was für einen Nutzen hat</text:p>
      <text:p text:style-name="P1">die Beschneidung? C. 2, es.</text:p>
      <text:p text:style-name="P1">2. Viel in jeder Weise! Denn sür’s erste</text:p>
      <text:p text:style-name="P1">sind ihnen die Verheißungen Gottes an-</text:p>
      <text:p text:style-name="P1">vertraut worden. . , s </text:p>
      <text:p text:style-name="P1">C.9,4 te. Apg.7, 38. 5.Mos.4,7:»c.Ps.i47,19.</text:p>
      <text:p text:style-name="P1">3. Denn wie? Wenn Etliche nicht geglaubt</text:p>
      <text:p text:style-name="P1">haben, sollte ihr Unglaube die Treue Got-</text:p>
      <text:p text:style-name="P1">tesaufheben? (;.ii,4.2.29.2.Tim,2,4s.</text:p>
      <text:p text:style-name="P1">4. Das sei ferne! Vielmehr miiL Gott</text:p>
      <text:p text:style-name="P1">wahrhaft sein, alle Menschen aber Jigner!</text:p>
      <text:p text:style-name="P1">Wie geschrieben steht: »Das; d11in deinen</text:p>
      <text:p text:style-name="P1">Worten als gerecht erkannt werdest und</text:p>
      <text:p text:style-name="P1">siegest, wann du gerichtet wirft«</text:p>
      <text:p text:style-name="P1">Ps.«c5, ». Si, is. -i. M·,s. 23, i9.</text:p>
      <text:p text:style-name="P1">5. Wenn aber unsere Ungerechtigkeit Got-</text:p>
      <text:p text:style-name="P1">tes Gerechtigkeit dcn«thut, was wollen wir</text:p>
      <text:p text:style-name="P1">dazu sagen? Soll Gottungerecht sein, wenn</text:p>
      <text:p text:style-name="P1">er Zorn auflegt? (Jch rede 1xach menschli-</text:p>
      <text:p text:style-name="P1">eher Art.) C.9,i4.</text:p>
      <text:p text:style-name="P1">6. Das sei ferne! Denn wie könnte sonst</text:p>
      <text:p text:style-name="P1">Gott die Welt richten? 4.Nx-·s. i8,25.</text:p>
      <text:p text:style-name="P1">7. Denn wenn die Wahrhaftigkeit Gottes</text:p>
      <text:p text:style-name="P1">durch meine Läge iioch mehr erhöhet ward</text:p>
      <text:p text:style-name="P1">zu seinem Ruhm, warum werde ich denn</text:p>
      <text:p text:style-name="P1">noch als ein Sünder gerichtet?</text:p>
      <text:p text:style-name="P1"><text:soft-page-break/>8. Und es sei ferne, daß wir thun, wie</text:p>
      <text:p text:style-name="P1">Etliche uns verleuinden und sagen, daß wir</text:p>
      <text:p text:style-name="P1">lehreii: Laßt uns das Böse thun, damit das</text:p>
      <text:p text:style-name="P1">Gute komme! Solcher Verdammniß ist ge-</text:p>
      <text:p text:style-name="P1">recht. C. e, i. 2.</text:p>
      <text:p text:style-name="P1">II. 9. Wie denn ? Haben wir einen Vorzug?</text:p>
      <text:p text:style-name="P1"/>
      <text:p text:style-name="P1"/>
      <text:p text:style-name="P1"/>
      <text:p text:style-name="P1">Cap. Z. an dje"Römei:"l7 <text:s/>Cap.? P-«» -I. 17t</text:p>
      <text:p text:style-name="P1">Ganz und gar nicht! Denn wir haben vor-</text:p>
      <text:p text:style-name="P1">her Alle, Juden und Griechen, beschuldigt,</text:p>
      <text:p text:style-name="P1">daß sie unter der Herrschaft der Sünde seien.</text:p>
      <text:p text:style-name="P1">C.4 u.2. Gai.3,22.</text:p>
      <text:p text:style-name="P1">10. Wie« eschrieben steht: »Es ist Keiner</text:p>
      <text:p text:style-name="P1">gerecht, aus nicht Einer; Pf. «, «——s.</text:p>
      <text:p text:style-name="P1">11. Es ist Keiner, der»oerftändi sei; es</text:p>
      <text:p text:style-name="P1">ist Keiner, der Gott mit Ernst suche.</text:p>
      <text:p text:style-name="P1">«12. Alle sind abgewichen, sie sind zusam-</text:p>
      <text:p text:style-name="P1">men unnütz geworden; es ist Keiner, der</text:p>
      <text:p text:style-name="P1">Gutes thue, es ist auch nicht Einer.</text:p>
      <text:p text:style-name="P1">’ 13. Ein offenes Grab ist ihr Rachen ;"mit</text:p>
      <text:p text:style-name="P1">ihren Zungen reden sie Trug, Schlangen-</text:p>
      <text:p text:style-name="P1">gift ist unter ihren Lippen. Pf. 5, to. no, 4.</text:p>
      <text:p text:style-name="P1">» 14. Ihr Mund ist voll Fluchens und Bit-</text:p>
      <text:p text:style-name="P1">terkeit. Ps. i0,7.</text:p>
      <text:p text:style-name="P1">»15. Ihre Füße sind schnell zum Blutver-</text:p>
      <text:p text:style-name="P1">gießen; Its. 59, 7. 8. . » «</text:p>
      <text:p text:style-name="P1">is 16. Verwüstung und Jammer ist aus ihren</text:p>
      <text:p text:style-name="P1">Wegen, ,</text:p>
      <text:p text:style-name="P1">T 17. und den Weg des Friedens kennen</text:p>
      <text:p text:style-name="P1">sie nicht.</text:p>
      <text:p text:style-name="P1">«18. Keine Furcht Gottes ist "vor ihren</text:p>
      <text:p text:style-name="P1">Augen« Ps.3e, 2, « «</text:p>
      <text:p text:style-name="P1">19. Wir wissen aber, daß das Gesetz Alles,</text:p>
      <text:p text:style-name="P1">was es spricht, denen sagt, die unter dem</text:p>
      <text:p text:style-name="P1">Gesetze sind; auf das; jeder Mund vers chlos-</text:p>
      <text:p text:style-name="P1">sen werde, und alle Welt vor Gott stra -</text:p>
      <text:p text:style-name="P1">würdig sei; </text:p>
      <text:p text:style-name="P1">20. Darum, daß aus den Werken des Ge-</text:p>
      <text:p text:style-name="P1">setzes kein Mensch vor ihm wird gerecht e-</text:p>
      <text:p text:style-name="P1">prochen werden; denn durch das Oesetz</text:p>
      <text:p text:style-name="P1">kommt Erkenntnis; der Sünde;</text:p>
      <text:p text:style-name="P1">Gal.2, is. Pf.-t43,2. Röm.7,7:c.</text:p>
      <text:p text:style-name="P1">Ill. 21. Jetzt aber ist ohne das Gesetz die</text:p>
      <text:p text:style-name="P1">Gerecltiqkeit Gottes geoffenbaret, die von</text:p>
      <text:p text:style-name="P1">dem Gesetz und den Propheten Zeugniß</text:p>
      <text:p text:style-name="P1">erhielt; (;.i, «. T. -npg.«0, 43. i</text:p>
      <text:p text:style-name="P1">22. nämlich die Gerechtigkeit Gottes, die</text:p>
      <text:p text:style-name="P1">durch den Glauben an Iesum Christum</text:p>
      <text:p text:style-name="P1">kommt für Alle und über Alle, die da glau-</text:p>
      <text:p text:style-name="P1">ben; denn es ist kein Unterschied.</text:p>
      <text:p text:style-name="P1"><text:soft-page-break/>Phil.3,9. D. Cor.5, M. Röin.40, is,</text:p>
      <text:p text:style-name="P1">23. Denn Alle haben gesündigt und man-</text:p>
      <text:p text:style-name="P1">geln der Ehre vor Gott, aus«. s, -he.</text:p>
      <text:p text:style-name="P1">24. und werden geregt gesprochen ohne</text:p>
      <text:p text:style-name="P1">Verdienst durch seine nahe mittelst der</text:p>
      <text:p text:style-name="P1">Erlösung, die da ist in ChristoJesu. </text:p>
      <text:p text:style-name="P1">Apg-is, 38 :c. Eph. 2, see.</text:p>
      <text:p text:style-name="P1">25. Ihn hat Gott ver-ordnet zu einem</text:p>
      <text:p text:style-name="P1">Sühnopfer durch den Glauben in seinem</text:p>
      <text:p text:style-name="P1">Blut, zur Bewegung seiner Gerechtigkeit,</text:p>
      <text:p text:style-name="P1">wegen der Berge ung der vorher geschehe-</text:p>
      <text:p text:style-name="P1">nen« Sünden unter der Langmuth Gottes;</text:p>
      <text:p text:style-name="P1">2.Mos.25,47. Heini-,i . Apg.47,30.</text:p>
      <text:p text:style-name="P1">26. zur Beweisung seiner Gerechtigkeit in</text:p>
      <text:p text:style-name="P1">der jetzigen Zeit, so daß er selbst gerecht sei</text:p>
      <text:p text:style-name="P1">und den gerecht mache, der da ist aus dein</text:p>
      <text:p text:style-name="P1">Glauben an Jesum. C.8,3.4. <text:s/></text:p>
      <text:p text:style-name="P1">27. Wo bleibt nun der Ruhm? Er ist</text:p>
      <text:p text:style-name="P1">ausgeschlossen! Durch welches Gesetzt?</text:p>
      <text:p text:style-name="P1">Durch das der Werke? Nein! sondern</text:p>
      <text:p text:style-name="P1">durch das Gesetz- des Glaubens.</text:p>
      <text:p text:style-name="P1">»C. !-,2.8,e, J-h. a, 29.</text:p>
      <text:p text:style-name="P1">28. So halten wir nun dafür, daß der</text:p>
      <text:p text:style-name="P1">Mensch durch den Glauben geregt espro-</text:p>
      <text:p text:style-name="P1">chen werde,»ohue die Werke des esetzes.</text:p>
      <text:p text:style-name="P1">Gar:-, is. up .«3, 38.39.</text:p>
      <text:p text:style-name="P1">29. Oder ist Gott nur der Futen Gott?</text:p>
      <text:p text:style-name="P1">Nicht auch der Heiden? Ia! auch der Heit-</text:p>
      <text:p text:style-name="P1">den; C. 9,24:c. to, me.</text:p>
      <text:p text:style-name="P1">30. weil ja Gott Einer -ist, der die Be-</text:p>
      <text:p text:style-name="P1">schnitteiien aus dem Glauben und die Un-</text:p>
      <text:p text:style-name="P1">befchnittenen durch den Glauben gerecht</text:p>
      <text:p text:style-name="P1">machen wird. C.·4, «.42. Ap.z. is, «. Gai.3;8·</text:p>
      <text:p text:style-name="P1">31. Machen wir also das Gesetz kraftlos</text:p>
      <text:p text:style-name="P1">durch den Glauben? Das ssei ferne! soft-</text:p>
      <text:p text:style-name="P1">dern wir bestätigen das Ge etz. ,</text:p>
      <text:p text:style-name="P1">C. G, -i5. Matth. I, -l7. Jak. S, the.</text:p>
      <text:p text:style-name="P1">Cap. IV.</text:p>
      <text:p text:style-name="P1">DieGerechtmachung dutch den Glauben, nicht</text:p>
      <text:p text:style-name="P1">durch Werke, an «Ubrahams Beispiel gezeigt. I— 25.</text:p>
      <text:p text:style-name="P1">1. Was k"i")imen wir nun sagen von nn-</text:p>
      <text:p text:style-name="P1">serm Vater Abraha«n, daß er dem Fleische</text:p>
      <text:p text:style-name="P1">nach erlangt habe? J«s.5«,2.</text:p>
      <text:p text:style-name="P1">«2. Denn ivenn Abraham aus den Werken</text:p>
      <text:p text:style-name="P1">gerecht gesprochen wurde, so hat er Ruhm,</text:p>
      <text:p text:style-name="P1">aber nicht vor Gott. Jgk.2,2i. 4.(»I»k.4,29.34.</text:p>
      <text:p text:style-name="P1">Z. Denn was sagt die Schrift? ,,Abra-</text:p>
      <text:p text:style-name="P1">ham aber hat Gott geglaubt, und es ward</text:p>
      <text:p text:style-name="P1">ihm zur Gerechtigkeit gerechnet«</text:p>
      <text:p text:style-name="P1">4.M-s. «.-, S. Gal.3, is. Jak. 2, es.</text:p>
      <text:p text:style-name="P1">4. Dem aber, der Werke verrichtet, wird</text:p>
      <text:p text:style-name="P1">der Lohn nicht als eine Gnade, sondern als</text:p>
      <text:p text:style-name="P1"><text:soft-page-break/>eine Schuldigkeit angerecl)net. C. «, S. .</text:p>
      <text:p text:style-name="P1">5. Und dem, der keine Werke ver-</text:p>
      <text:p text:style-name="P1">richtet, sondern an den glaubt, der»den Gott-</text:p>
      <text:p text:style-name="P1">losen gerecht spricht, dem wird sein Glaube</text:p>
      <text:p text:style-name="P1">zur Gerechtigkeit angerechnet. E.·s, es. 28.</text:p>
      <text:p text:style-name="P1">6. Sowie auch David die Selig(greisnng</text:p>
      <text:p text:style-name="P1">des Menschen ausspriclt, dem ott die</text:p>
      <text:p text:style-name="P1">G t’ k«t t W k:</text:p>
      <text:p text:style-name="P1">erechigei zurechne ohne ;Fs«;2«««2·</text:p>
      <text:p text:style-name="P1">7. ,,Selig sind die, deren Missethaten</text:p>
      <text:p text:style-name="P1">vergeben und deren Sünden bedecket findt</text:p>
      <text:p text:style-name="P1">8. Selig ist der Mann, dem der Herr die</text:p>
      <text:p text:style-name="P1">Sünde nicht anrechnet.« · » ·»</text:p>
      <text:p text:style-name="P1">9. Diese Seligpreisung nun, gilt sie allein</text:p>
      <text:p text:style-name="P1">deii Beschnittenen, oder auch den Unbe-</text:p>
      <text:p text:style-name="P1">ZcE)nittenen? Wir sagen nämlich, daß· dem</text:p>
      <text:p text:style-name="P1">braham sein Glau e zur Gerechtigkeit au-</text:p>
      <text:p text:style-name="P1">gerechnet wurde. .</text:p>
      <text:p text:style-name="P1"/>
      <text:p text:style-name="P1"/>
      <text:p text:style-name="P1"/>
      <text:p text:style-name="P1">17,2 Gab:-« 44 :...sz-) Die Epistel</text:p>
      <text:p text:style-name="P1">10· Wie ward er ihtn"nun angerechnet?</text:p>
      <text:p text:style-name="P1">Da er beschnitten, oder da er noch unbe-</text:p>
      <text:p text:style-name="P1">schnitten war? Nicht da er beschnitten, fon-</text:p>
      <text:p text:style-name="P1">dern da er noch unbeschnitten war. .</text:p>
      <text:p text:style-name="P1">«11. Und er empfing das Zeichen-der Be-</text:p>
      <text:p text:style-name="P1">schneidung als Siegel der Gerechtigkeit des</text:p>
      <text:p text:style-name="P1">Glaubens, den er hatte, als er noch unbe-</text:p>
      <text:p text:style-name="P1">schnitten war; auf das; er ein Vater würde</text:p>
      <text:p text:style-name="P1">aller unbeschnittenen Gläubigen, auf daß</text:p>
      <text:p text:style-name="P1">auch ihnen die Gerechtigkeit zugerechnet</text:p>
      <text:p text:style-name="P1">werde, (t.2,98:k. «.Mos.«7,«o.««. G-i.3,7:c.</text:p>
      <text:p text:style-name="P1">12. und ein Vater der Beschnittenen, derer</text:p>
      <text:p text:style-name="P1">nämlich, die nicht nur beschnitten sind, son-</text:p>
      <text:p text:style-name="P1">dern auch in den Fußstapfen des Glaubens</text:p>
      <text:p text:style-name="P1">wandeln, den AbrahaIn, unser Vater, hatte,</text:p>
      <text:p text:style-name="P1">als er noch unbeschnitten war.</text:p>
      <text:p text:style-name="P1">J·h. 8, 39. Many. Z, 9.</text:p>
      <text:p text:style-name="P1">13. Denn nicht durch das Gesetz ward</text:p>
      <text:p text:style-name="P1">die Verheißul«g dem Abraham oder seinen</text:p>
      <text:p text:style-name="P1">Nachkommen zu Theil,.daß er Erbe der Welt</text:p>
      <text:p text:style-name="P1">sein solle, sondern durch die Gerechtigkeit des</text:p>
      <text:p text:style-name="P1">Glaubens. G««.3, «o—«8. «. M-s.22, sc «.</text:p>
      <text:p text:style-name="P1">14. Denn wenn die vom Gesetze Erben</text:p>
      <text:p text:style-name="P1">sind, so ist der Glaube zu nichte gemacht</text:p>
      <text:p text:style-name="P1">und die Verheißung kraftlos geworden.</text:p>
      <text:p text:style-name="P1">15. Denn das Gesetz wirket den Zorn;</text:p>
      <text:p text:style-name="P1">denn wo kein Gesetz ist, da ist auch keine</text:p>
      <text:p text:style-name="P1">Uebertretung. C.3,2o. 7, 8. «o. : .</text:p>
      <text:p text:style-name="P1">16. Darum heißt es ,,aus dem Glauben«,</text:p>
      <text:p text:style-name="P1">damit es eine Gnade sei, auf daß die Ver-</text:p>
      <text:p text:style-name="P1"><text:soft-page-break/>heißung gewiß sei für alle seine Nachkom-</text:p>
      <text:p text:style-name="P1">men, nicht allein für die oomGesetze, sondern·</text:p>
      <text:p text:style-name="P1">auch für die von dem Glauben Abrahams,</text:p>
      <text:p text:style-name="P1">der unser aller Vater ist, G«1»3,7. 9««4»</text:p>
      <text:p text:style-name="P1">17. wie geschrieben steht: »Zum Vater</text:p>
      <text:p text:style-name="P1">vieler Völker habe ich dich gemacht«; vor</text:p>
      <text:p text:style-name="P1">dem Gott, dem er glaubte, der die Todten</text:p>
      <text:p text:style-name="P1">lebendig macht und dem, was nicht ist, ruft,</text:p>
      <text:p text:style-name="P1">als ob es wäre; «.Mos.«7,5. H-!-.««,19.</text:p>
      <text:p text:style-name="P1">18. der e en of nun auf Hoffnung</text:p>
      <text:p text:style-name="P1">glaubte, aFf Taf; Z ein Vciier vieler Völker</text:p>
      <text:p text:style-name="P1">würde, nach dem Ausspruche: ,,Also soll</text:p>
      <text:p text:style-name="P1">dein Same sein!« Hei-.«1, «. «. Mos.«5,5..</text:p>
      <text:p text:style-name="P1">19. Und er war nicht schwach im Glauben,</text:p>
      <text:p text:style-name="P1">noch zog er in Betrachtung seinen scho1I er-</text:p>
      <text:p text:style-name="P1">storbenen Leib, da er fast hundertiährig</text:p>
      <text:p text:style-name="P1">war, noch den erstorbenen Leib der Sara;</text:p>
      <text:p text:style-name="P1">Hei-·11,««.«2. 4.Mos.«7,«.«7»«8,s«.</text:p>
      <text:p text:style-name="P1">20. an der Verheis;ung Gottes zweifelte er</text:p>
      <text:p text:style-name="P1">nicht in Unglau en, sondern ward gestärkt</text:p>
      <text:p text:style-name="P1">im Glauben, Gott die Ehre gebend, J:-k. «, e.</text:p>
      <text:p text:style-name="P1">2ä. und völlig versichert, was er verheißen</text:p>
      <text:p text:style-name="P1">a e »d ei er an vermö end u t un.</text:p>
      <text:p text:style-name="P1">h « as - chPs. ««5,g3. Lin. «? 37«."-</text:p>
      <text:p text:style-name="P1">22. Darum ward es ihm auch zur Ge-</text:p>
      <text:p text:style-name="P1">rechtigkeit gerechnet. « . ». -. </text:p>
      <text:p text:style-name="P1">,</text:p>
      <text:p text:style-name="P1">St. Pauli Cap. 4. Z. «</text:p>
      <text:p text:style-name="P1">23. Es ist aber nicht allein seinetwegen</text:p>
      <text:p text:style-name="P1">geschrieben, daß es ihm angerechnet worden;</text:p>
      <text:p text:style-name="P1">24. sondern auch unsertwegen, denen es</text:p>
      <text:p text:style-name="P1">soll angerechnet werden, die wir an den</text:p>
      <text:p text:style-name="P1">glauben, der J—esum, unsern Herrn, aufer-</text:p>
      <text:p text:style-name="P1">weckt hat von den Todten; .</text:p>
      <text:p text:style-name="P1">« E. «5, «. «o, 9. «. Ver. «, 2«.</text:p>
      <text:p text:style-name="P1">25. welcher dahin Fegeben ward um unsrer</text:p>
      <text:p text:style-name="P1">Uebertretungen wi en und auferweckt um</text:p>
      <text:p text:style-name="P1">unsrer Gerechtsprechung willen. «</text:p>
      <text:p text:style-name="P1">C. Z, 25. 8, T. 34. «. Inst. «, :-.</text:p>
      <text:p text:style-name="P1">Cap. "V.</text:p>
      <text:p text:style-name="P1">« I. Friede mit Gott. die Frucht des Glaubens-.</text:p>
      <text:p text:style-name="P1">«—«. ll. Wie von Adam her der Tod, so durch</text:p>
      <text:p text:style-name="P1">Christus das Leben. II-——24. «</text:p>
      <text:p text:style-name="P1">l. L Da wir nun erecht e ro en wor-</text:p>
      <text:p text:style-name="P1">den aus dem Glaubzen, o 3asb)en ?)ir Frie-</text:p>
      <text:p text:style-name="P1">den »n1it Gott durch un ern Herrn Jesum</text:p>
      <text:p text:style-name="P1">Christum; Jks.32, «7· is. Eph.2, «42k. .</text:p>
      <text:p text:style-name="P1">2. durch welchen wir auch den Zutritt</text:p>
      <text:p text:style-name="P1">erlangt haben durch den Glauben zu dieser</text:p>
      <text:p text:style-name="P1">Gnade, in der wir stehen, und rühmen uns</text:p>
      <text:p text:style-name="P1">der Hoffnung auf die Herrlichkeit Gottes.</text:p>
      <text:p text:style-name="P1">» Eph. ,-t2. Her. «0, «9.</text:p>
      <text:p text:style-name="P1"><text:soft-page-break/>Z. Nicht allein aber das, sondern wir</text:p>
      <text:p text:style-name="P1">rühmen uns auch in den Trübsalen, da</text:p>
      <text:p text:style-name="P1">wir wissen, daß die Trübsal Geduld wirket,</text:p>
      <text:p text:style-name="P1">t.Pet. L, 43. Jak. «, 2 2c.</text:p>
      <text:p text:style-name="P1">4. die Geduld aber Bewährung, die Be-</text:p>
      <text:p text:style-name="P1">währung aber Hoffnung; «. syst. «, e-9.</text:p>
      <text:p text:style-name="P1">5. die Hoffnung aber laßt nichtzu Schan-</text:p>
      <text:p text:style-name="P1">den werden, weil die Liebe Gottes ausge-</text:p>
      <text:p text:style-name="P1">gossen ist in unsre Herzen durch den heili-</text:p>
      <text:p text:style-name="P1">gen Geist, welcher uns gegeben worden.</text:p>
      <text:p text:style-name="P1">Ps..·i4,6. Phi1.«,20. «.Joh.4,«2.«3.«s·</text:p>
      <text:p text:style-name="P1">S. Denn Christus ist, da wir noch schwach</text:p>
      <text:p text:style-name="P1">waren, ur bestimmten Zeit für die Gott-</text:p>
      <text:p text:style-name="P1">losen gestorben. Hkb.4,«5. 1.Pet.3,«8. .</text:p>
      <text:p text:style-name="P1">7. Nun wird kaum Jemand für einen Ge-</text:p>
      <text:p text:style-name="P1">rechten sterben; für den Wohlthäter wagt</text:p>
      <text:p text:style-name="P1">vielleicht noch Jemand zu sterben. Joh.«5,«;Iz</text:p>
      <text:p text:style-name="P1">8. Es beweis et aber Gott seine Liebe egen</text:p>
      <text:p text:style-name="P1">uns, daß Christus für uns gestorben ist, da</text:p>
      <text:p text:style-name="P1">wir noch Sünder waren. C. 8, 3«2. Job.3, «6.</text:p>
      <text:p text:style-name="P1">9. Um so viel mehr nun werden wir, da</text:p>
      <text:p text:style-name="P1">wir jetzt durch sein Blut gerecht gesprochen</text:p>
      <text:p text:style-name="P1">worden sind, durch ihn vor dem Zorne.g»</text:p>
      <text:p text:style-name="P1">rettet werden. Eph. «, 7. Col. «, «4.</text:p>
      <text:p text:style-name="P1">10. Denn so wir, da wir Feinde waren,</text:p>
      <text:p text:style-name="P1">mit Gott versöhnt worden sind durch den</text:p>
      <text:p text:style-name="P1">Tod seines Sohnes, so werden wir um so</text:p>
      <text:p text:style-name="P1">viel mehr, da wir nun versöhnt sind, ge-</text:p>
      <text:p text:style-name="P1">rettet werden durch sein Leben. « -«</text:p>
      <text:p text:style-name="P1">C. 4, 25. 2.Cor. 5, 49. Col: 1, N ec-</text:p>
      <text:p text:style-name="P1">11. Nicht allein aber das, sondern wir</text:p>
      <text:p text:style-name="P1">rühmen uns auch in Gott durch unsern</text:p>
      <text:p text:style-name="P1"/>
      <text:p text:style-name="P1"/>
      <text:p text:style-name="P1"/>
      <text:p text:style-name="P1">Herrn Jesnm Christum, durch welchen</text:p>
      <text:p text:style-name="P1">wir jetzt die Versöhnung erlangt haben;</text:p>
      <text:p text:style-name="P1">s . . 4.c5or.s,30.st·-«</text:p>
      <text:p text:style-name="P1">II. 12. Darum gleichwie durch Einen</text:p>
      <text:p text:style-name="P1">Menschen die Sünde in die Welt gekom-</text:p>
      <text:p text:style-name="P1">men und durch die Sünde der Tod, und</text:p>
      <text:p text:style-name="P1">also auch d:r T;)d auf arllle Menschen ülher-</text:p>
      <text:p text:style-name="P1">e an eni ,in ein ieci eieündit a en:</text:p>
      <text:p text:style-name="P1">g S Zu-3,x3· i.Mi-ff. 3,i;.9z,i7s. i.5Fmki2,i5. «—</text:p>
      <text:p text:style-name="P1">13. Denn bis aus das Gesetz war die</text:p>
      <text:p text:style-name="P1">Sünde schon in der Welt; die Sünde wird</text:p>
      <text:p text:style-name="P1">aber niiht zugerechnet, wenn kein Gesetz</text:p>
      <text:p text:style-name="P1">da ist. C.e,15. »</text:p>
      <text:p text:style-name="P1">»14. Dennoäc;!',?herrschte derTod von Adam</text:p>
      <text:p text:style-name="P1">an bis auf oses, auch über diejenigen,</text:p>
      <text:p text:style-name="P1">die nicht mit gleicher Uebertretun gesündigt</text:p>
      <text:p text:style-name="P1">hatten wie Adani, welcher ein 5Lgorbild des</text:p>
      <text:p text:style-name="P1"><text:soft-page-break/>Zukünftigen ist. 4.Cox.i5,-Z» ,</text:p>
      <text:p text:style-name="P1">15. Aber nicht also, wie das Vergehen, ist</text:p>
      <text:p text:style-name="P1">auch die Gnadengabe. Denn wenn durch</text:p>
      <text:p text:style-name="P1">des Einen Bergehung die Vielen gestorben</text:p>
      <text:p text:style-name="P1">sind, so ist noch viel mehr Gottes Gnade</text:p>
      <text:p text:style-name="P1">und Gabe durch die Gnade des Einen Men-</text:p>
      <text:p text:style-name="P1">schen Jesu Christi den Vielen reichlich wider-</text:p>
      <text:p text:style-name="P1">ahren. i.Cok.45,2i.22. sJoh.i,ie.i7. .</text:p>
      <text:p text:style-name="P1">«16. Auch nicht, wie es durch den Einen,</text:p>
      <text:p text:style-name="P1">der sündigte, geschah, ist die Gabe. Denn</text:p>
      <text:p text:style-name="P1">das Urtheil kam von dem Einen zur Ver-</text:p>
      <text:p text:style-name="P1">dammnis3, die Gnadengabe aber von vielen</text:p>
      <text:p text:style-name="P1">Vergehungen zur Gerechtn1aihung. « ·</text:p>
      <text:p text:style-name="P1">17. Denn wenn vermöge der Vergehung</text:p>
      <text:p text:style-name="P1">des Einen der Tod herrschte durch den Einen,</text:p>
      <text:p text:style-name="P1">B werden noch viel mehr die welche den</text:p>
      <text:p text:style-name="P1">eberfluß der Gnade und der Gabe der Ge-</text:p>
      <text:p text:style-name="P1">rechtigkeit empfan en, im Leben herrschen·</text:p>
      <text:p text:style-name="P1">durch den Einen, ges um Christum.</text:p>
      <text:p text:style-name="P1">18. Demnach also, wie es durch eines</text:p>
      <text:p text:style-name="P1">Einzigen Vergehen für alle Menschen zur</text:p>
      <text:p text:style-name="P1">Verdai«n1nnis; kam, so kam es auch durch</text:p>
      <text:p text:style-name="P1">eines Einzigen Gerechtmachung für alle</text:p>
      <text:p text:style-name="P1">Menschen zur Gerechtsprechnng des Lebens.</text:p>
      <text:p text:style-name="P1">19. Denn wie durch den Ungehorsam des</text:p>
      <text:p text:style-name="P1">Einen Menschen die Vielen zu Sündern</text:p>
      <text:p text:style-name="P1">emacht wurden, o werden auch durch den »</text:p>
      <text:p text:style-name="P1">Gehorsam des Guten die Vielen gerecht</text:p>
      <text:p text:style-name="P1">gemacht werden. Jes.53,ii. R·3m.3,g42k.</text:p>
      <text:p text:style-name="P1">Hei-.5,8.9.</text:p>
      <text:p text:style-name="P1">20. Das Gesetz aber ist daneben einge-</text:p>
      <text:p text:style-name="P1">treten, damit das VerYhen noch größer</text:p>
      <text:p text:style-name="P1">würde. Wo aber die ünde größer ge-</text:p>
      <text:p text:style-name="P1">worden, da erzeigte sich die Gnade noch</text:p>
      <text:p text:style-name="P1">überschwenglicher; C. 7, i3. Gal.3, is.</text:p>
      <text:p text:style-name="P1">21. damit, wie die Sünde herrschte in dem</text:p>
      <text:p text:style-name="P1">Tode, also auch die Gnade herrsche durch</text:p>
      <text:p text:style-name="P1">die Gerechtigkeit zum ewigen Leben, durch</text:p>
      <text:p text:style-name="P1">Jesum Christum, unsern Herrn. C.i3, Eis.</text:p>
      <text:p text:style-name="P1">C»-.«5. -"1«:e"« die R-zwei. <text:s/>Cis-. s.- im</text:p>
      <text:p text:style-name="P1">» "»"7«"E Cap. Vl. " — «</text:p>
      <text:p text:style-name="P1">l. Der Christ soll durch die Taufe der Sünde ask</text:p>
      <text:p text:style-name="P1">gestorben sein, 4—«; und1l, aus H« K»kchkschk4sk</text:p>
      <text:p text:style-name="P1">der Sünde in den Dienst Gottes treten. 42—2.8.</text:p>
      <text:p text:style-name="P1">I. 1. Was wollen wir nun sagen? Wollen</text:p>
      <text:p text:style-name="P1">wir in der Sünde verharren, damit dtit</text:p>
      <text:p text:style-name="P1">Gnade noch größer werde? C. is, so. Z, I.-U:</text:p>
      <text:p text:style-name="P1">2. Das sei ferne! Die wir der Sünde ab-</text:p>
      <text:p text:style-name="P1">gestorben sind, wie sollten wir ferner.in ihr</text:p>
      <text:p text:style-name="P1">leben? Gen. 2. c7. i. P-E. 2, 24.i -«</text:p>
      <text:p text:style-name="P1">Z. Oder wisset ihr niiht, daß wir Alle, die</text:p>
      <text:p text:style-name="P1">wirauEChriftum Jesumgetauftworden,auf</text:p>
      <text:p text:style-name="P1"><text:soft-page-break/>seinen od getauft worden sind? G«1.3, 27.</text:p>
      <text:p text:style-name="P1">4. Wir sind also mit ihm be raben wor-</text:p>
      <text:p text:style-name="P1">den durch die Taufe auf den Tod, damit,</text:p>
      <text:p text:style-name="P1">wie Christus durch die Herrlichkeit des Va-</text:p>
      <text:p text:style-name="P1">ters von den Todten auferweckt worden ist,</text:p>
      <text:p text:style-name="P1">auch wir also in einem neuen Leben wandeln.</text:p>
      <text:p text:style-name="P1">C. 8, t(). 7, ·i. Col.S, «2:c. 2. Cor. 5, 45.47.</text:p>
      <text:p text:style-name="P1">5. Denn, so wir mit ihm verbunden wor-</text:p>
      <text:p text:style-name="P1">den sind durch die Aehnlichkeit s eines Todes,</text:p>
      <text:p text:style-name="P1">so·werden wir es ja auch in der Auferstehung</text:p>
      <text:p text:style-name="P1">sein: 2.Tim.2,ii. Phii.3,4o. «.</text:p>
      <text:p text:style-name="P1">6. indem wir das erkennen, daß unser alter</text:p>
      <text:p text:style-name="P1">Mensch ist mitgekreuzigt worden, damit der</text:p>
      <text:p text:style-name="P1">Leib der Sünde kraft os gemachet werde,</text:p>
      <text:p text:style-name="P1">das; wir nicht mehr der Sünde dienen.</text:p>
      <text:p text:style-name="P1">Gal.5, 2»"i-.6,4-i. Eph.4,22:e.</text:p>
      <text:p text:style-name="P1">7. Denn, wer gestorben ist, der ist von der</text:p>
      <text:p text:style-name="P1">Sünde gerecht gesprochen. Gar D, i9.</text:p>
      <text:p text:style-name="P1">8. Sind wir aber mit Christo gestorben,</text:p>
      <text:p text:style-name="P1">so glauben wir, daß wir auch mit Ihm leben</text:p>
      <text:p text:style-name="P1">werden; Gai.2,20. C·-i.3,3.4.</text:p>
      <text:p text:style-name="P1">9. da wir wissen, daß Christus, von den</text:p>
      <text:p text:style-name="P1">Todten auferweckt, nicht mehr stirbt« der</text:p>
      <text:p text:style-name="P1">Tod hat keine Herrschaft mehr über ihn.</text:p>
      <text:p text:style-name="P1">Jes·53,8.i0. Hei-.7,24. Off.i,i8. ·</text:p>
      <text:p text:style-name="P1">10. Denn was er gestorben ist, das ist er</text:p>
      <text:p text:style-name="P1">der Sünde Einmal gestorben; was er aber</text:p>
      <text:p text:style-name="P1">lebt, das lebt er Gott. H-H. 9, 26—28.</text:p>
      <text:p text:style-name="P1">11. Also sollet auch ihr euch für solche hal-</text:p>
      <text:p text:style-name="P1">ten, die der Sünde todt sind, aber Gott leben</text:p>
      <text:p text:style-name="P1">in Christo Jesn, unserm Herrn. C. 6,4. 8.</text:p>
      <text:p text:style-name="P1">II. 12. So lasset nun· die Sünde» nicht</text:p>
      <text:p text:style-name="P1">herrschen in ener1n sterblichen Leibe, ihr zu</text:p>
      <text:p text:style-name="P1">gehorchen in seinen Begierden. i. Mos. !-, 7.</text:p>
      <text:p text:style-name="P1">13. Auch stellet nicht eure Glieder der</text:p>
      <text:p text:style-name="P1">Sünde dar zu Werkzeugen der Ungerech-</text:p>
      <text:p text:style-name="P1">ti kelt; sondern stellet euch selbst Gott dar</text:p>
      <text:p text:style-name="P1">algs aus Todten Lebendiggewordene, und</text:p>
      <text:p text:style-name="P1">euer; C?lieder Gott zu Werkzeugen der Ge-</text:p>
      <text:p text:style-name="P1">re tig eit. Co, -is. i2, i. (.iph. 2, 4. S. "</text:p>
      <text:p text:style-name="P1">14. Denn die Sünde wird keine Herrschaft</text:p>
      <text:p text:style-name="P1">über euch haben; denn ihr stehet nicht unter</text:p>
      <text:p text:style-name="P1">dem Gesetze, sondern unter der Gnade. «</text:p>
      <text:p text:style-name="P1">E.7,4:c.8,2. t·Tim.i,9. Gal.5,-is.-is.</text:p>
      <text:p text:style-name="P1"/>
      <text:p text:style-name="P1"/>
      <text:p text:style-name="P1"/>
      <text:p text:style-name="P1">U-L Cap. 6. ; 7i Die Episiel</text:p>
      <text:p text:style-name="P1">15. Wie nun? Sollen wir süiidigen, weilt</text:p>
      <text:p text:style-name="P1">wir nicht unter dem Gesetze stehen, sondern</text:p>
      <text:p text:style-name="P1">unter der Gnade? Das sek ferne! »C. S, i ».</text:p>
      <text:p text:style-name="P1">16. Wissct ihr nicht, daß, wem ihr euch</text:p>
      <text:p text:style-name="P1"><text:soft-page-break/>darstellet als Knechte zum Gehorsam, ihr</text:p>
      <text:p text:style-name="P1">dessen Knechte seid, dem ihr gehorchet, ent-</text:p>
      <text:p text:style-name="P1">weder der Sünde zum Tode, oder des Ge-</text:p>
      <text:p text:style-name="P1">horsams zur Gerechtigkeit?</text:p>
      <text:p text:style-name="P1">« Job,. S, 34. 2. Bei. I, is.</text:p>
      <text:p text:style-name="P1">17. Gott aber sei Dank, daß ihr Knechte</text:p>
      <text:p text:style-name="P1">der Sünde gewe en,·aber von Herzen ge-</text:p>
      <text:p text:style-name="P1">Zorsam geworden seid dem Vorbild der</text:p>
      <text:p text:style-name="P1">ehre, welchem ihr eid übergeben worden.</text:p>
      <text:p text:style-name="P1">Joh. S, s2.-36.</text:p>
      <text:p text:style-name="P1">18. Befreit aber.von der Sünde, seid ihr</text:p>
      <text:p text:style-name="P1">der Gerechtigkeit dienstbar geworden. «</text:p>
      <text:p text:style-name="P1">« «-Bei. 2, 46.</text:p>
      <text:p text:style-name="P1">19. Ich rede nach menschlicher Art, wegen</text:p>
      <text:p text:style-name="P1">der Schwachheit euei·s Fleisches. Wie ihr</text:p>
      <text:p text:style-name="P1">nämlich eure Glieder dargestellt habet zum</text:p>
      <text:p text:style-name="P1">Dienste der Unreinigkeit und der Uiklgerech-</text:p>
      <text:p text:style-name="P1">tigkeit, zur Ungerechtigkeit; also ste et jetzt</text:p>
      <text:p text:style-name="P1">eure Glieder dar zum Dienste der Gerech-</text:p>
      <text:p text:style-name="P1">tigkeit, zur Heiligung» C. « · -it. -)9. H« is.</text:p>
      <text:p text:style-name="P1">20. Denn als ihr Knechte der Sünde waret,</text:p>
      <text:p text:style-name="P1">da waret ihr frei für die Gerechtigkeit.</text:p>
      <text:p text:style-name="P1">21. Welche Frucht hattet ihr nun dainals?</text:p>
      <text:p text:style-name="P1">Solche, deren ihr euch jetzt schämet; denn</text:p>
      <text:p text:style-name="P1">das Ende derselben ist der Tod.</text:p>
      <text:p text:style-name="P1">C. 7, S. 8, is. Phil. Z, i9.</text:p>
      <text:p text:style-name="P1">22. Jetzt aber, da ihr von der Sünde be-</text:p>
      <text:p text:style-name="P1">eit, aber Gott dienstbar geworden seid, so</text:p>
      <text:p text:style-name="P1">abet ihr eure Frucht Zur Heiligung, das</text:p>
      <text:p text:style-name="P1">nde aber das ewige eben.</text:p>
      <text:p text:style-name="P1">Gai.6,8. 4.P«t.4 S.</text:p>
      <text:p text:style-name="P1">23. Denn der Sünde Sold ist der Tod;</text:p>
      <text:p text:style-name="P1">die Gnaden abe Gottes aber ist das ewige</text:p>
      <text:p text:style-name="P1">Leben in Christo Jesu, unserm Herrn.</text:p>
      <text:p text:style-name="P1">C.5, 42. Jak.1,l5. l. Joh. S,-«.</text:p>
      <text:p text:style-name="P1">(H?«7·«.3?’</text:p>
      <text:p text:style-name="P1">Cap. ViI.</text:p>
      <text:p text:style-name="P1">H» DieC(Fh1Zsten, n«icht6ineh1r i51Diiter6g«eFi1tzGese’tz;;</text:p>
      <text:p text:style-name="P1">Blicks! k1l)cM- —. « AS cc,Akl1</text:p>
      <text:p text:style-name="P1">gut, ward Anlaß zur Sünde. 7—t2. til. Die</text:p>
      <text:p text:style-name="P1">herrschaft der Sünde durch das Fleisch. -i3—25.</text:p>
      <text:p text:style-name="P1">I. 1. Oder wisset ihr nicht, ihr Brüder!</text:p>
      <text:p text:style-name="P1">(denn ich rede mit solchen, die das Gesetz</text:p>
      <text:p text:style-name="P1">k::«:r;«8.:3E»DIss3:ss«s-MIris-Ms««schs"</text:p>
      <text:p text:style-name="P1">« « )e«r e,a ere .C.2,47:c.</text:p>
      <text:p text:style-name="P1">2. Denn das Weib, das unter dem Manne</text:p>
      <text:p text:style-name="P1">Zieht, ist dhirch das Gesetz an den Mann ge-</text:p>
      <text:p text:style-name="P1">nnden o lange er lebt« wenn aber der</text:p>
      <text:p text:style-name="P1">Mann stirbt, so ist sie dont Gesetze des</text:p>
      <text:p text:style-name="P1">NZannes erledigt. i. Cor. 7, 39.</text:p>
      <text:p text:style-name="P1">St. Panli Cap. El.</text:p>
      <text:p text:style-name="P1">ibt; wenn aber der Mann stirbt, so if:</text:p>
      <text:p text:style-name="P1"><text:soft-page-break/>Te frei von dem Gesetze, so daß sie keine</text:p>
      <text:p text:style-name="P1">hebrecherin ist, indem sie eines andern</text:p>
      <text:p text:style-name="P1">Mannes Weib wird. March. 5, 32.</text:p>
      <text:p text:style-name="P1">4. Also seid auch ihr, meine Brüder! dem</text:p>
      <text:p text:style-name="P1">Gesetze getödtet worden, durch den Leib,</text:p>
      <text:p text:style-name="P1">Christi, auf daß ihr einem Andern auge-</text:p>
      <text:p text:style-name="P1">hiiret, nämlich dem, der von den Todten ist</text:p>
      <text:p text:style-name="P1">auferweckt worden, damit wir Gott F-rucht</text:p>
      <text:p text:style-name="P1">b1«in en- C.is,i.7. 2.Csk.ii,2. G«i.2,49.</text:p>
      <text:p text:style-name="P1">5. ?Oenn als wir im Fleische waren, da</text:p>
      <text:p text:style-name="P1">waren die Leidenschaften der Sünden, welche</text:p>
      <text:p text:style-name="P1">durch das Gesetz kamen, wirksam in unsern</text:p>
      <text:p text:style-name="P1">Gliedern, um dem Tode Frucht ziE:b::3i1;gen.</text:p>
      <text:p text:style-name="P1">6.«Jetzt aber sind wir von dem Gesetze</text:p>
      <text:p text:style-name="P1">erledigt, da wir dem gestorben sind, in dem</text:p>
      <text:p text:style-name="P1">wir festgehalten wurden, so daß wir dienen</text:p>
      <text:p text:style-name="P1">sollen im neuen Wesen des Geistes und nicht</text:p>
      <text:p text:style-name="P1">im alten des Buchstabens. C. is, l.</text:p>
      <text:p text:style-name="P1">ll. 7. Was wollen wir nun sagen? Ist</text:p>
      <text:p text:style-name="P1">das Gesetz«Sünde? Dassei ferne! Sondern</text:p>
      <text:p text:style-name="P1">die Sünde hätte ich nicht erkannt, außer durch</text:p>
      <text:p text:style-name="P1">das Gesetz ; denn auch von der Be ierde hätte</text:p>
      <text:p text:style-name="P1">ich nichts gewußt, wenn das GesZtz niehtge-</text:p>
      <text:p text:style-name="P1">sagt hätte: »Du follst nicht begehren!«</text:p>
      <text:p text:style-name="P1">« C. :-J. 20. J. Mof. ro» 17.</text:p>
      <text:p text:style-name="P1">8. Es na35m aber die» Sünde einen Anlaß</text:p>
      <text:p text:style-name="P1">durch das ebot und wirkte in mir je liche</text:p>
      <text:p text:style-name="P1">Begierde; denn ohne das Gefetz is? die</text:p>
      <text:p text:style-name="P1">Sünde todt. C. Z, is. J«-h. is, 22.</text:p>
      <text:p text:style-name="P1">9. Ich aber lebte einst ohne Gesetz. Als</text:p>
      <text:p text:style-name="P1">aber das Gebot kam, lebte die Sünde auf;</text:p>
      <text:p text:style-name="P1">10. ich aber starb. Und das Gebot, das</text:p>
      <text:p text:style-name="P1">mir zum Leben gegeben war, dasselbe ward</text:p>
      <text:p text:style-name="P1">mir als zum Tode dienend erfunden.</text:p>
      <text:p text:style-name="P1">5. Mos. 5, 32. as. Gut. S, i2. )</text:p>
      <text:p text:style-name="P1">11. Denn als die Sünde einen Anlaß ge-</text:p>
      <text:p text:style-name="P1">nommen durch das Gebot, hat sie mich ver-</text:p>
      <text:p text:style-name="P1">führt und durch dasselbe getödtet. «·</text:p>
      <text:p text:style-name="P1">12. Also ist das Gesetz heilig und das Gebot</text:p>
      <text:p text:style-name="P1">heilig und gerecht und gut. «· Tik«, 4,8,</text:p>
      <text:p text:style-name="P1">lll. 13. So ist denn das Gute mir zum</text:p>
      <text:p text:style-name="P1">Tode geworden? Das sei ferne! sondern</text:p>
      <text:p text:style-name="P1">die Sünde, damit sie als Sünde erscheine,</text:p>
      <text:p text:style-name="P1">indem sie durch das Gute mir den Tod wirkt,</text:p>
      <text:p text:style-name="P1">damit die Sünde über die Maßen sündhaft</text:p>
      <text:p text:style-name="P1">werde durch das Gebot. C. 6,23. i.Cok ic-,5s.</text:p>
      <text:p text:style-name="P1">14. Denn wir wisseii,»daf; das Gesetz geist-</text:p>
      <text:p text:style-name="P1">lich ist; ich aber bin fleifchlich , unter die</text:p>
      <text:p text:style-name="P1">Sünde verkauft. C. 8, Z. March. H, 22. 28.</text:p>
      <text:p text:style-name="P1">t" -15. Denn was ich wirke, erkenne ich nicht;</text:p>
      <text:p text:style-name="P1">T denn nicht was ich»will, das verrichte ich,</text:p>
      <text:p text:style-name="P1">sondern was ich hasse, das thue ich. Gar E-, -i7.</text:p>
      <text:p text:style-name="P1"><text:soft-page-break/>Z. Demnach also, während ihr Mann</text:p>
      <text:p text:style-name="P1">lebt, wird sie eine Ehe-brecherin heißen,</text:p>
      <text:p text:style-name="P1">wenn sie sich an einen andern Mann er-</text:p>
      <text:p text:style-name="P1">; 16. Wenn ich aber das thue, was ich nicht</text:p>
      <text:p text:style-name="P1">J will, so stimme ich dem Gesetze bei, daß es</text:p>
      <text:p text:style-name="P1">: gut sei.</text:p>
      <text:p text:style-name="P1"/>
      <text:p text:style-name="P1"/>
      <text:p text:style-name="P1"/>
      <text:p text:style-name="P1">«(-: .Cap.·-7. 8. an die</text:p>
      <text:p text:style-name="P1">17. Nun aber wirke nicht mehr ich dasselbe,</text:p>
      <text:p text:style-name="P1">sondern die Sünde, die in inir wohnt.</text:p>
      <text:p text:style-name="P1">18. Denn ich weiß, daß in 1nir, das ist,</text:p>
      <text:p text:style-name="P1">in meinem Fleische, nichts Gutes wohnet.</text:p>
      <text:p text:style-name="P1">Denn das Wollen liegt mir wohl bei, aber</text:p>
      <text:p text:style-name="P1">das Wirken des Guten finde ich nicht.</text:p>
      <text:p text:style-name="P1">1. M«-s. 8, est. Phii. I, is;</text:p>
      <text:p text:style-name="P1">II. Denn nicht das Gute, das ich will,</text:p>
      <text:p text:style-name="P1">thue ich, sondern das Böse, das ich nicht</text:p>
      <text:p text:style-name="P1">will, das begehe ich. ·</text:p>
      <text:p text:style-name="P1">20. Wenn ich aber das thue, was ich nicht</text:p>
      <text:p text:style-name="P1">will, so wirke nicht mehr ich dasselbe, son-</text:p>
      <text:p text:style-name="P1">dern die Siinde, die in mir wohnet.</text:p>
      <text:p text:style-name="P1">21. Jch finde also in mir, der ich das</text:p>
      <text:p text:style-name="P1">Gute thun will, das Gesetz, daß inir das</text:p>
      <text:p text:style-name="P1">Böse aiihängt. Hei-. i2, «.</text:p>
      <text:p text:style-name="P1">22. Denn ich habe Lust an dem Gesetze</text:p>
      <text:p text:style-name="P1">Gottes, nach dem inwendigei(iL ?Jd«e:isc4h5en,</text:p>
      <text:p text:style-name="P1">23. aber ich sehe ein anderes Gesetz in</text:p>
      <text:p text:style-name="P1">meinen Gliedern, das dem Gesetze meines</text:p>
      <text:p text:style-name="P1">Geciiüthes widerstreitet und mich dem Ge-</text:p>
      <text:p text:style-name="P1">setze der Sünde, das in meinen Gliedern</text:p>
      <text:p text:style-name="P1">ist, gefangen nimmt. C.7, 45.</text:p>
      <text:p text:style-name="P1">24. Ich elender Meiisch! wer wird mich er-</text:p>
      <text:p text:style-name="P1">lösen von dem Leibe dieses Todes? C. 8,t0 :c.</text:p>
      <text:p text:style-name="P1">25. Ich danke Gott, durch Jes um Christum,</text:p>
      <text:p text:style-name="P1">unsern Herrn. Demnach nun diene ich selbst</text:p>
      <text:p text:style-name="P1">nach dem Gemüth dem Gesetze Gottes , aber</text:p>
      <text:p text:style-name="P1">nach dem Fleisch dem Gesetze der Sünde.</text:p>
      <text:p text:style-name="P1">C. 8, 2. 37. -l;C0r. is, 57.</text:p>
      <text:p text:style-name="P1">Cap. VIII.</text:p>
      <text:p text:style-name="P1">I. Der Wandel der Christen im Geiste, (——s1;</text:p>
      <text:p text:style-name="P1">il. ihre Kmdschaft, t2—-t8; III. ihre .L)offiinug und</text:p>
      <text:p text:style-name="P1">selige Zuversicht. l9—39.</text:p>
      <text:p text:style-name="P1">l. 1. So ist also keine Verdcimmniß mehr</text:p>
      <text:p text:style-name="P1">für die , welche in Christo Jesu sind, die nicht</text:p>
      <text:p text:style-name="P1">nach dem Fleische wandeln, sondern nach</text:p>
      <text:p text:style-name="P1">dem Geiste. C.40,4. Jst) 5,24. G»:i.5,ts. 25.</text:p>
      <text:p text:style-name="P1">2. Denn das Gesetz des Geistes des Lebens</text:p>
      <text:p text:style-name="P1">in EZisto Jesu hat mich frei gemacht von</text:p>
      <text:p text:style-name="P1">dem esetz der Sünde und des Todes.</text:p>
      <text:p text:style-name="P1">Joh. 8, 36. 2. Cor. Z, 47.</text:p>
      <text:p text:style-name="P1"><text:soft-page-break/>Z. Denn.was dem Gesetze—1ini1iöglich war,</text:p>
      <text:p text:style-name="P1">indem es durch das Fleisch geschwacl)t war,</text:p>
      <text:p text:style-name="P1">das«that Gott und sandte seinen Sohn in</text:p>
      <text:p text:style-name="P1">Aehnlichkeit des sündlichen Fleisches und</text:p>
      <text:p text:style-name="P1">um der Sünde willen und verdammte die</text:p>
      <text:p text:style-name="P1">Sünde im Fleische,</text:p>
      <text:p text:style-name="P1">.heb·7,t8.i9. .«i. Gai.:-1,2i.4,4. Phil.2,7.</text:p>
      <text:p text:style-name="P1">2. Cor. Z, 2l.</text:p>
      <text:p text:style-name="P1">4. damit das Recht des Gesetzes erfüllt</text:p>
      <text:p text:style-name="P1">werde in uns, die wir nicht nach deni Fleische</text:p>
      <text:p text:style-name="P1">Romer.T"ss- Cap. S-. ««"- t»75</text:p>
      <text:p text:style-name="P1">nach dem Geiste, trachten nach dem, was des</text:p>
      <text:p text:style-name="P1">Geistes ist. (. Eok.2, «-. s::</text:p>
      <text:p text:style-name="P1">6. Denn der Sinn des Fleisches is? der«</text:p>
      <text:p text:style-name="P1">Tod; der Sinn des Geistes aber ist eben</text:p>
      <text:p text:style-name="P1">und Friede. E. s,-«. 22. G««;,««</text:p>
      <text:p text:style-name="P1">7. Darum, daß der Sinn des Fleisches</text:p>
      <text:p text:style-name="P1">eine Feindschaft wider Gott ist; denn est</text:p>
      <text:p text:style-name="P1">unterwirft sich nicht dem Gesetze Gottes;</text:p>
      <text:p text:style-name="P1">denn es vermag es auch nicht. Jak.4, I. «</text:p>
      <text:p text:style-name="P1">8. Die aber ini Fleische sind, können Gott</text:p>
      <text:p text:style-name="P1">nicht gefallen» ;</text:p>
      <text:p text:style-name="P1">9. Ihr aber seid nicht im Fleische, sondern</text:p>
      <text:p text:style-name="P1">im Geiste, wenn anders Gottes Geit in</text:p>
      <text:p text:style-name="P1">euch wohiiet. Wenn aber Jemand C risti</text:p>
      <text:p text:style-name="P1">Geist nicht hat, der ist nicht sein»</text:p>
      <text:p text:style-name="P1">4.Cok.3,ic5. t;ph.3,47. Joh,1«44,23.</text:p>
      <text:p text:style-name="P1">10. Jst aber Christus in euch, sösist der</text:p>
      <text:p text:style-name="P1">Leib zwar todt wegen der Sünde; der Geist</text:p>
      <text:p text:style-name="P1">aber ist das Leben der Gcrechtigkeit wegen.</text:p>
      <text:p text:style-name="P1">C. 5, sit. 7, 2»5. C«-1.2, i2. is.</text:p>
      <text:p text:style-name="P1">II. Wenn aber der Geist dessen, der Je-</text:p>
      <text:p text:style-name="P1">siim von den Todten auferweckt hat, in euch</text:p>
      <text:p text:style-name="P1">wohnet, so wird er, der Christum von den</text:p>
      <text:p text:style-name="P1">Todten auferweckt hat, auch eure sterblichen</text:p>
      <text:p text:style-name="P1">Leiber lebendig machen dadurch, daß sein</text:p>
      <text:p text:style-name="P1">Geist in euch wohnet. C. S,-i. 2.Cok.4,i4.</text:p>
      <text:p text:style-name="P1">ll. 12. Demnach nun, ihr Brüder! sind</text:p>
      <text:p text:style-name="P1">wir Schuldner nicht dem F eische, nach dem</text:p>
      <text:p text:style-name="P1">Fleische zu leben. C. e, is.</text:p>
      <text:p text:style-name="P1">13. Denn wenn ihr nach dem Fleische</text:p>
      <text:p text:style-name="P1">. lebet, so müsset ihr sterben; wenn ihr aber</text:p>
      <text:p text:style-name="P1">mit dem Geiste die Werke des Leibes tödtet,</text:p>
      <text:p text:style-name="P1">so werdet ihr leben. C.8, ei.</text:p>
      <text:p text:style-name="P1">14. Denn Alle, die vom Geiste Gottes</text:p>
      <text:p text:style-name="P1">getrieben werden , die sind Kinder Gottes.</text:p>
      <text:p text:style-name="P1">Gar. s, is. «</text:p>
      <text:p text:style-name="P1">15. Denn ihr habet nicht den Geist der</text:p>
      <text:p text:style-name="P1">Knechtschaft empfangen, wiederum zur</text:p>
      <text:p text:style-name="P1">Furcht; sondern ihr habet den Geist der</text:p>
      <text:p text:style-name="P1">KindR)aft empfangen, in welchem wir ru-</text:p>
      <text:p text:style-name="P1">fen: bba, Vater! Gai.4,t —(s. 2.Tim.i,7.f</text:p>
      <text:p text:style-name="P1"><text:soft-page-break/>16. Eben dieser Geist gibt Zeugnis? unserm</text:p>
      <text:p text:style-name="P1">Geiste, daß wir Kinder Gottes sind.</text:p>
      <text:p text:style-name="P1">17. Sind wir aber Kinder, so sind wir</text:p>
      <text:p text:style-name="P1">auch Erben, nämlich Erben Gottes und»</text:p>
      <text:p text:style-name="P1">Miterben Christi; wenn wir anders mit</text:p>
      <text:p text:style-name="P1">ihm leiden, damit wir auch mit ihm ver-</text:p>
      <text:p text:style-name="P1">herrlicht werden. .</text:p>
      <text:p text:style-name="P1">Gai.4,7. Off.2t,7. 2.Tim.2,«.i2. Joh.47,22".</text:p>
      <text:p text:style-name="P1">» 18. Denn ich halte dafür, daß die Leiden</text:p>
      <text:p text:style-name="P1">der ·etzigen Zeit nicht werth seien der Herr-«</text:p>
      <text:p text:style-name="P1">f lichkleit, die an uns soll geoffeiihaEetihker-1Z,»el1.</text:p>
      <text:p text:style-name="P1">"·. or. « .</text:p>
      <text:p text:style-name="P1">wandeln, sondern nach dem Geiste. C 8, «.</text:p>
      <text:p text:style-name="P1">5. Denn die nach dein Fleische sind,·trach-</text:p>
      <text:p text:style-name="P1">ten nach dem, was des Fleisches ist; die aber</text:p>
      <text:p text:style-name="P1">lll. 19. Denn das sehnliche Harren des</text:p>
      <text:p text:style-name="P1">- Gesch’i5pses wartet auf die Offenbarung der</text:p>
      <text:p text:style-name="P1">I Kinder Gottes. C-»i.3, 4. —</text:p>
      <text:p text:style-name="P1">«.</text:p>
      <text:p text:style-name="P1"/>
      <text:p text:style-name="P1"/>
      <text:p text:style-name="P1"/>
      <text:p text:style-name="P1">176 Cap. 8. Die Es-istel St. Pauli Caps;sz8. 9.</text:p>
      <text:p text:style-name="P1">20. Denn der Eitelkeit ward das Geschöpf</text:p>
      <text:p text:style-name="P1">unterworfen, nicht freiwillig, sondern durch</text:p>
      <text:p text:style-name="P1">den,deres unterwarf; Vk2d.i.2--. i.M.,s.s,i7.</text:p>
      <text:p text:style-name="P1">21. aus Hoffnung hin, daß auch das Ge-</text:p>
      <text:p text:style-name="P1">schbpf selbst wird befreit werden Von der</text:p>
      <text:p text:style-name="P1">KnechtfFchaft der VerFgänglichkeit zu der herr-</text:p>
      <text:p text:style-name="P1">lichen reiheit der inder Gottes.</text:p>
      <text:p text:style-name="P1">2. Pers, is.</text:p>
      <text:p text:style-name="P1">"22. Denn wir wissen, daß alles Geschbpf</text:p>
      <text:p text:style-name="P1">mit uns seufzt und sich schmerzlich ängstiget</text:p>
      <text:p text:style-name="P1">bis a3f jetzt. . ·</text:p>
      <text:p text:style-name="P1">23. icht allein aber es, sondern auch wir</text:p>
      <text:p text:style-name="P1">selbst, die wir die Erstlinge des Geistes em-</text:p>
      <text:p text:style-name="P1">pfangen haben, auch wir seufzen in uns</text:p>
      <text:p text:style-name="P1">selbst und warten aus die Kindschaft, auf</text:p>
      <text:p text:style-name="P1">die Erlösung unsers Leibes.</text:p>
      <text:p text:style-name="P1">2. Cur. S, I sc. »Oui« U, 28.</text:p>
      <text:p text:style-name="P1">24. Denn in der Hoffnung sind wir selig</text:p>
      <text:p text:style-name="P1">eworden. Eine Hoffnung aber, die man</text:p>
      <text:p text:style-name="P1">iehet, ist keine Hoffnung: denn was Einer</text:p>
      <text:p text:style-name="P1">ieht, wie hoffet er es noch?</text:p>
      <text:p text:style-name="P1">L. Cur. S, 7. Heb. «, 4.</text:p>
      <text:p text:style-name="P1">25. So wir aber hoffen, was wir nicht</text:p>
      <text:p text:style-name="P1">sehen, so warten wir darauf mit Geduld.</text:p>
      <text:p text:style-name="P1">2.(d:-r. 4,48. Hei-.i0,3s.</text:p>
      <text:p text:style-name="P1">26. Eben also kommt. aber auch der Geist</text:p>
      <text:p text:style-name="P1">unsern Schwachheiten zu Hülfe. Denn was</text:p>
      <text:p text:style-name="P1">wir beten sollen, wie sich’s gebühret, wissen</text:p>
      <text:p text:style-name="P1">wir nicht; aber der Geist selbst vertritt uns</text:p>
      <text:p text:style-name="P1"><text:soft-page-break/>mit unaussg)reihlichen Seufzern.</text:p>
      <text:p text:style-name="P1">27. Er a er, der die Herzen erforschet,</text:p>
      <text:p text:style-name="P1">weiß, was der Sinn des Geistes ist, denn</text:p>
      <text:p text:style-name="P1">er vertritt die Heiligen nach dem, was Gott</text:p>
      <text:p text:style-name="P1">gefällt. i. C-ik.2, to.</text:p>
      <text:p text:style-name="P1">28. Wir wissen aber, daß denen, die Gott</text:p>
      <text:p text:style-name="P1">lieben, alle Dinge zum Guten niitwirken,</text:p>
      <text:p text:style-name="P1">denen, die nach seinem Vorsatze berufen</text:p>
      <text:p text:style-name="P1">sind. Ei-h. t, « - ,</text:p>
      <text:p text:style-name="P1">29. Denn die er zum voraus ersehen, die</text:p>
      <text:p text:style-name="P1">hat er auch vorher bestimmt, gleichgestaltet</text:p>
      <text:p text:style-name="P1">zu sein dem Ebenbilde seines Sohnes , auf</text:p>
      <text:p text:style-name="P1">daß er der Erstgeborne sei unter vielen</text:p>
      <text:p text:style-name="P1">Brüdern. C.ii,2. Phi1.3,2-·. Eos.-i,i5.</text:p>
      <text:p text:style-name="P1">30. Die er aber vorher bestimmt, die hat</text:p>
      <text:p text:style-name="P1">er auch berufen; und die er berufen, die hat</text:p>
      <text:p text:style-name="P1">er auch gerecht gesprochen; die er aber ge-</text:p>
      <text:p text:style-name="P1">recht gesprochen, die hat er auch oerherrlichet.</text:p>
      <text:p text:style-name="P1">2.Tl»)ess.2,i3.sl4. 2.Tim.4,9·</text:p>
      <text:p text:style-name="P1">31. Was wollen wir nun dazu sagen? Jst</text:p>
      <text:p text:style-name="P1">Gott für uns, wer mag wider uns sein?</text:p>
      <text:p text:style-name="P1">« » Pf. its, H.</text:p>
      <text:p text:style-name="P1">32. Er, der seines eigenen Sohnes nicht</text:p>
      <text:p text:style-name="P1">verschoiiet, sondern ihn für uns Alle dahin</text:p>
      <text:p text:style-name="P1">gegeben hat, wie sollte er nicht auch mit ihm</text:p>
      <text:p text:style-name="P1">uns Alles schenken? J«,k,,3» «; i. C« 3,2ss»</text:p>
      <text:p text:style-name="P1">33. Wer will die Auserwählten Gottes</text:p>
      <text:p text:style-name="P1">anklagen? Gott, der gerecht spricht?</text:p>
      <text:p text:style-name="P1">Jkf.5o,8.9. Off.-i2,io.««.</text:p>
      <text:p text:style-name="P1">34. Wer ist, der sie verdamme? Christus</text:p>
      <text:p text:style-name="P1">der gestorben ist, ja noch mehr, der auch</text:p>
      <text:p text:style-name="P1">auferweckt worden, der auch zur Rechten</text:p>
      <text:p text:style-name="P1">Gottes ist, der uns auch vertritt?</text:p>
      <text:p text:style-name="P1">C.4, 25. Hei-.7, 25.</text:p>
      <text:p text:style-name="P1">35· Wer will uns scheiden von der Liebe</text:p>
      <text:p text:style-name="P1">Christi? Trübsal oder An st oder Verfol-</text:p>
      <text:p text:style-name="P1">ung oder Hunger oder Stöße oder Ge-</text:p>
      <text:p text:style-name="P1">Fahr oder Scl wert?</text:p>
      <text:p text:style-name="P1">36. Wie geschrieben steht: »Um deinet»</text:p>
      <text:p text:style-name="P1">willen werden wir getödtet den z anzen Tag,</text:p>
      <text:p text:style-name="P1">wirsmd geachtetivordenwieSchlcå3thts:lsafe.««</text:p>
      <text:p text:style-name="P1">- .i ,23.</text:p>
      <text:p text:style-name="P1">Z7. Aber in diesem Allen überwinden wir</text:p>
      <text:p text:style-name="P1">weit durch den, der uns geliebet hat.</text:p>
      <text:p text:style-name="P1">i.Joh. ,-in. Oss. «s2,t-s.</text:p>
      <text:p text:style-name="P1">38. Denn ich bin dessen gewiß, daß weder</text:p>
      <text:p text:style-name="P1">Tod noch Leben, weder Engel noch Mächte</text:p>
      <text:p text:style-name="P1">noch Gewalten, weder Gegenwärtiges noch</text:p>
      <text:p text:style-name="P1">Zukünftiges, Many. in, 28.</text:p>
      <text:p text:style-name="P1">39. weder Höhe noch Tiefe noch irgend</text:p>
      <text:p text:style-name="P1">ein anderes Geschöpf uns zu scheiden ver-</text:p>
      <text:p text:style-name="P1">mag von der Liebe Gottes, die da ist in</text:p>
      <text:p text:style-name="P1"><text:soft-page-break/>Christo Jesu, unserm Herrn. J«-h. to, 28.</text:p>
      <text:p text:style-name="P1">Cap. lX. .</text:p>
      <text:p text:style-name="P1">l. Paulus Trauer über die Ausschließung der Ju-</text:p>
      <text:p text:style-name="P1">den. t—5. il. Gottes Verbeißuligen stehen gleich-</text:p>
      <text:p text:style-name="P1">wohl fest. 6——i3. Hi. Gottes tltatbschluß aber ist</text:p>
      <text:p text:style-name="P1">frei. 4k—29. lV. Die Juden find selbst an ihrer</text:p>
      <text:p text:style-name="P1">AuSschließung Schuld. 30—33. »</text:p>
      <text:p text:style-name="P1">I. I. Jch sage die Wahrheit in Christo,</text:p>
      <text:p text:style-name="P1">ich läge nicht, dessen gibt mir mein Gewis-</text:p>
      <text:p text:style-name="P1">sen Zeugniß im heiligen Geiste, ,</text:p>
      <text:p text:style-name="P1">«.Tim.2,7. Apg.5, sit»</text:p>
      <text:p text:style-name="P1">2. daß ich große Traurigkeit nnd unab-</text:p>
      <text:p text:style-name="P1">lässigen Schmerz in meinem Herren habe.</text:p>
      <text:p text:style-name="P1">3. Denn ich wünschte, selbst ein Fluch</text:p>
      <text:p text:style-name="P1">von Christo zu sein für meine Brüder,</text:p>
      <text:p text:style-name="P1">meine Verwandten dem Fleische nach;</text:p>
      <text:p text:style-name="P1">L. Mos.32, L. Cor. H, is.</text:p>
      <text:p text:style-name="P1">4. welche Israeliten sind, denen die Kind-</text:p>
      <text:p text:style-name="P1">schast und die Herrlichkeit und die Bünd-</text:p>
      <text:p text:style-name="P1">nisse und die Gesetzgebiing und der Gottes-</text:p>
      <text:p text:style-name="P1">dien»sYt und die Verheißungen angehören,</text:p>
      <text:p text:style-name="P1">D. of L, 22. io,3«i. -3.Mos. «i,i. Z. Massen, 42.</text:p>
      <text:p text:style-name="P1">Ept).2,42. Heb.9,s. Ron1.3,?.</text:p>
      <text:p text:style-name="P1">-S. auch dieVäter und von welchen Christus</text:p>
      <text:p text:style-name="P1">dem Fleische nach herstan1mt; der da Gott</text:p>
      <text:p text:style-name="P1">ist über Alles, gelobt in die Ewigkeit! Amen.</text:p>
      <text:p text:style-name="P1">C. i, 3. Hei-. «, 9. i. Tim.3, -is. -i. J«-H. kz,20,</text:p>
      <text:p text:style-name="P1">II. 6. Es ist aber unmi";E1ich, daß das</text:p>
      <text:p text:style-name="P1">Wort Gottes unerfüllt biet e. Denn nicht</text:p>
      <text:p text:style-name="P1">Alle, die von Israel herstammen, die sind</text:p>
      <text:p text:style-name="P1">Jsraeliten. C,3, Z. i. D, 28.</text:p>
      <text:p text:style-name="P1">7. Auch sind nicht Alle darum, weil sie</text:p>
      <text:p text:style-name="P1">Abrahams Same sind, seine Kinder; son-</text:p>
      <text:p text:style-name="P1"/>
      <text:p text:style-name="P1"/>
      <text:p text:style-name="P1"/>
      <text:p text:style-name="P1">. Cap. 9. I» an die Römer. Ccp. 9. to. 17"7</text:p>
      <text:p text:style-name="P1">dem ,,in Jsaak soll dir der Same genannt</text:p>
      <text:p text:style-name="P1">werden« Joh.8,3x»). 4.Mos.2«, «2. »</text:p>
      <text:p text:style-name="P1">·8. Das heißt, nicht die Kinder des Flei-</text:p>
      <text:p text:style-name="P1">sches, die sind Kinder Gottes, sondern die</text:p>
      <text:p text:style-name="P1">Kinder der Verheißung werden als Samen</text:p>
      <text:p text:style-name="P1">gerechnet. G«1.a, 7. 4,28. » «</text:p>
      <text:p text:style-name="P1">9. Denn das Wort der Verheißungist</text:p>
      <text:p text:style-name="P1">dieses: »Um diese Zeit will ich kommen</text:p>
      <text:p text:style-name="P1">und Sara soll einen Sohn haben.«</text:p>
      <text:p text:style-name="P1">c. Mcs. is, to,</text:p>
      <text:p text:style-name="P1">·10. Aber nicht diese allein, sondern auch</text:p>
      <text:p text:style-name="P1">Rebekka, als sie von einem Einzigen schwan-</text:p>
      <text:p text:style-name="P1">ger war, von unserm Vater Jsaak. «</text:p>
      <text:p text:style-name="P1">4.Mos.25, sc.</text:p>
      <text:p text:style-name="P1">II. Denn als die Kinder noch nicht ge-</text:p>
      <text:p text:style-name="P1"><text:soft-page-break/>boren waren und weder etwas Gutes noch</text:p>
      <text:p text:style-name="P1">Böses gethan hatten, daniit der Vorsatz</text:p>
      <text:p text:style-name="P1">Gottes nach der Wahl fest bliebe nicht aus</text:p>
      <text:p text:style-name="P1">Werken, sondern von dem Berufenden,</text:p>
      <text:p text:style-name="P1">C.8,28. 29.«,5.6.</text:p>
      <text:p text:style-name="P1">12. ward Fu ihr esagt: »Der Größen</text:p>
      <text:p text:style-name="P1">wird des K einern ?i««necht sein.«</text:p>
      <text:p text:style-name="P1">· 4. Mos.25,23.</text:p>
      <text:p text:style-name="P1">IS Wie eschrieben ste t »Den Jakob</text:p>
      <text:p text:style-name="P1">. ’ h :</text:p>
      <text:p text:style-name="P1">habe ich geliebet, den Esau aber gehasset.«</text:p>
      <text:p text:style-name="P1">Mal. 4, 2.3. -</text:p>
      <text:p text:style-name="P1">Ill. 14. Was wollen wir nun sagen? Jst</text:p>
      <text:p text:style-name="P1">Ungerechtigkeit bei Gott? Das sei ferne!</text:p>
      <text:p text:style-name="P1">5. Mos.s2,4. .Hiob 44, Nie.</text:p>
      <text:p text:style-name="P1">15. Dennszu Moses spricht er: »Ich</text:p>
      <text:p text:style-name="P1">werde gnädig sein, wem ich gnädig bin, und</text:p>
      <text:p text:style-name="P1">werde mich erbarmen, wessen ich mich er-</text:p>
      <text:p text:style-name="P1">barme.« 2. M:-s. 33, is· «</text:p>
      <text:p text:style-name="P1">16. So steht es nun nicht an JemcIndes</text:p>
      <text:p text:style-name="P1">Wollen oder Laufen, sondern an Gottes</text:p>
      <text:p text:style-name="P1">Erbarmen. Pkkd.9,c1. Eph.2, 8 2k.</text:p>
      <text:p text:style-name="P1">17. Denn die S«chrift sagt zu Phara·o:</text:p>
      <text:p text:style-name="P1">»Ebeii dazu habe ich dich erweckt, daß ich</text:p>
      <text:p text:style-name="P1">an dir meine Macht zeige, und daß mein«</text:p>
      <text:p text:style-name="P1">Name verkündigt werde auf der ganzen</text:p>
      <text:p text:style-name="P1">Erde« 2. M-s.9, c5.i6.</text:p>
      <text:p text:style-name="P1">18. So ist er nun gnädig, wem er will,</text:p>
      <text:p text:style-name="P1">und verstocket, wen er will.</text:p>
      <text:p text:style-name="P1">C.«,3o—32. -2.Mos.7· 3.8,c5.</text:p>
      <text:p text:style-name="P1">19. Du wirst nun zu mir sagen: Was</text:p>
      <text:p text:style-name="P1">besck)uldF3t er denn noch? Denn wer mag</text:p>
      <text:p text:style-name="P1">seinem - illen widerstehen?</text:p>
      <text:p text:style-name="P1">Hi-)b9, c2. Sie. is, ««:c.</text:p>
      <text:p text:style-name="P1">20. Vielmehr, o Mensch, wer bist du, daß</text:p>
      <text:p text:style-name="P1">du mit Gott haderst? Spricht auch das</text:p>
      <text:p text:style-name="P1">Gebilde zu seinem Bildner: Warum hast</text:p>
      <text:p text:style-name="P1">du mich also gemacht? Jps. is, 9:c.</text:p>
      <text:p text:style-name="P1">21. Oder hat der Töpfer nicht Macht«</text:p>
      <text:p text:style-name="P1">über den ThDU, aus derselben Masse zu</text:p>
      <text:p text:style-name="P1">machen ein Gefäß zu Ehren und ein ande-</text:p>
      <text:p text:style-name="P1">res zu Unehren? J« 48,6. 2. Tim.2,2o.</text:p>
      <text:p text:style-name="P1">22. Wieaber,wennGott,daerwolIte seinen</text:p>
      <text:p text:style-name="P1">Zorn zeigen und seine Macht lundthun, die</text:p>
      <text:p text:style-name="P1">Gefäße des Zorn»es, die zur? Verderben zu-</text:p>
      <text:p text:style-name="P1">eri tet waren in ro er an mut tm</text:p>
      <text:p text:style-name="P1">g ch « -g Cß2,-«:c.Li.sissil.l2,8.g«</text:p>
      <text:p text:style-name="P1">23. und»damit»er den Reichthnm einer</text:p>
      <text:p text:style-name="P1">Zerrlichkei·t kund thue gegen die Gefä e der</text:p>
      <text:p text:style-name="P1">armherzigkeit, die er zur Herrlichkeit vor-</text:p>
      <text:p text:style-name="P1">her bereitet hatte?</text:p>
      <text:p text:style-name="P1">C. 8, 29. so. Ei-h. «. -«-42. Arg. is, -is.</text:p>
      <text:p text:style-name="P1"><text:soft-page-break/>24. Als solche hat er auch uiis berufen,</text:p>
      <text:p text:style-name="P1">nicht allein aus Juden, sondern auch aus</text:p>
      <text:p text:style-name="P1">Heiden. C· Z, es.</text:p>
      <text:p text:style-name="P1">25. Wie er auch durch Hoseas spricht</text:p>
      <text:p text:style-name="P1">,,Jch will, die nicht mein Volk sind, mein</text:p>
      <text:p text:style-name="P1">Volk heißen, und die nicht die Geliebte ist,</text:p>
      <text:p text:style-name="P1">die Geliebte.« H-»s.2,2;i. «. Ver. D, 40. « «</text:p>
      <text:p text:style-name="P1">26. »Und es wird geschehen an dem Orte,</text:p>
      <text:p text:style-name="P1">wo einst zu ihnen gesagt ward: Ihr seid</text:p>
      <text:p text:style-name="P1">nicht mein Volk! da werden sie Söhnedes le-</text:p>
      <text:p text:style-name="P1">bendigen Gottes genanntwerden.« H -,s, 4, ca»</text:p>
      <text:p text:style-name="P1">27. Jesajas aber regt über Israel aus;</text:p>
      <text:p text:style-name="P1">»Wenn die Zahl der inder-Jsraels wäre</text:p>
      <text:p text:style-name="P1">wie der Sand am Meere, so wird doch nur</text:p>
      <text:p text:style-name="P1">der Ueberrestseligwerden. Jes. to, 22. 23.</text:p>
      <text:p text:style-name="P1">28. Denn er do endet Und beschleunigtdas</text:p>
      <text:p text:style-name="P1">Wort mit Gerechtigkeit; denn das beschleu-</text:p>
      <text:p text:style-name="P1">nigte Wort wird der Herr ausführen auf</text:p>
      <text:p text:style-name="P1">Erden.«« « -</text:p>
      <text:p text:style-name="P1">29. U-nd wie Jesajas vorher gesagt» hat:</text:p>
      <text:p text:style-name="P1">»Wenn nicht der Herr Zebaoth uns einen</text:p>
      <text:p text:style-name="P1">Samen übrig gelassen hätte, so wäre es uns</text:p>
      <text:p text:style-name="P1">wie Sodom ergangen, und wir wären Go-</text:p>
      <text:p text:style-name="P1">morrha gleich geworden."« Jes. «, 9.</text:p>
      <text:p text:style-name="P1">IV: 30. Was wollen wir nun sagen? Die</text:p>
      <text:p text:style-name="P1">Heiden, die nicht nach Gerechtigkeit trachte-</text:p>
      <text:p text:style-name="P1">ten, haben Gerechtigkeit erlan t, die Gerech-</text:p>
      <text:p text:style-name="P1">tigkeit nämlich, die aus dem GFauben kommt;</text:p>
      <text:p text:style-name="P1">C. ca, 2o. Z, 22.</text:p>
      <text:p text:style-name="P1">31. Israel aber,welches nach dem Gesetze</text:p>
      <text:p text:style-name="P1">der Gerechtigkeittrachtete, ist nicht zu dem Ge-</text:p>
      <text:p text:style-name="P1">setze der Gerechtigkeit gekommen. C. «, 7ic.</text:p>
      <text:p text:style-name="P1">32. Warum? Weil es nicht ans dem Glau-</text:p>
      <text:p text:style-name="P1">ben, sondern als aus den Werken des Ge-</text:p>
      <text:p text:style-name="P1">setzes darnach trachtete. Denn sie stießen an</text:p>
      <text:p text:style-name="P1">den SteilldesAnstoßes, Jes.58, 2. i. Eos: i, 23.</text:p>
      <text:p text:style-name="P1">33. wie geschrieben steht: ,,Siehe, ich lege</text:p>
      <text:p text:style-name="P1">in Zion einen Stein des Anstoßes und</text:p>
      <text:p text:style-name="P1">einen Felsen des Aergernisses; und ein Jeder,</text:p>
      <text:p text:style-name="P1">der an ihn glaubt, wird nicht zu Schanden</text:p>
      <text:p text:style-name="P1">werden.« « Jss. s, 44. 28, is.</text:p>
      <text:p text:style-name="P1">Cap. X.</text:p>
      <text:p text:style-name="P1">Der blinde Eifer der Juden, die ihre eigene</text:p>
      <text:p text:style-name="P1">Gcrcchtigkeit suchen und die Predigt des Glaubens</text:p>
      <text:p text:style-name="P1">verschmal)en, 4—2t.</text:p>
      <text:p text:style-name="P1">1. Ihr Briider! der Wunsch meines Her-</text:p>
      <text:p text:style-name="P1">zens und mein Gebet zu Gott ist für Is-</text:p>
      <text:p text:style-name="P1">rael, daß sie selig werden. 2(r. g, i «.</text:p>
      <text:p text:style-name="P1">1</text:p>
      <text:p text:style-name="P1"/>
      <text:p text:style-name="P1"/>
      <text:p text:style-name="P1"/>
      <text:p text:style-name="P1"><text:soft-page-break/>1—7ss»» Cap« 10. « Die Ep»istel</text:p>
      <text:p text:style-name="P1">Z. Denn ich gebei nen das Zeugniß, daß,</text:p>
      <text:p text:style-name="P1">ie Eifer für Gott aben, aber nicht mit.</text:p>
      <text:p text:style-name="P1">i5infichls Apg. se, Z. Gar. i, i7.</text:p>
      <text:p text:style-name="P1">Z. Denn weil sie die-Gerechti keit Gottes</text:p>
      <text:p text:style-name="P1">nicht erkennen und ihre ei ene Gerechtigkeit</text:p>
      <text:p text:style-name="P1">aufzurichten suchen, sind Sie der Gerechtig-</text:p>
      <text:p text:style-name="P1">keit Gottes nicht unterthan.</text:p>
      <text:p text:style-name="P1">» C.9,3i.3ii. Joh.i6, 22c.</text:p>
      <text:p text:style-name="P1">4. Denn das Ende des Gesetzes ist Chri-</text:p>
      <text:p text:style-name="P1">stus, zur Gerechtigkeit einem Jeden, der da</text:p>
      <text:p text:style-name="P1">glaubt. Marthe, i7.i8. -2ipg.i3, se. Gar. 3,24-.</text:p>
      <text:p text:style-name="P1">5. Denn Moses beschreibt die Gerechtig«-</text:p>
      <text:p text:style-name="P1">keit, die aus dem Gesetze kommt: ,,Welcher</text:p>
      <text:p text:style-name="P1">Mensch die Dinge thut, der wird dadurch</text:p>
      <text:p text:style-name="P1">leben.« Z. M«-s. is, 5. Las. in; es.</text:p>
      <text:p text:style-name="P1">S. Aber die Gerechtigkeit aus dem Glau-</text:p>
      <text:p text:style-name="P1">ben sa t also: ,,Sprich nicht in deinem Her--</text:p>
      <text:p text:style-name="P1">zen.: SB3er will hinaufsteigen in den Him-</text:p>
      <text:p text:style-name="P1">mel ?« das heißt, Christum herabziiholen;</text:p>
      <text:p text:style-name="P1">ei. M«-s. so, is. is.</text:p>
      <text:p text:style-name="P1">7. ,, oder, wer will hinabsteigen in den—Ab-</text:p>
      <text:p text:style-name="P1">grund ?« das heißt, Christum von den Tod-</text:p>
      <text:p text:style-name="P1">ten heraufzi·iholen;</text:p>
      <text:p text:style-name="P1">S. sondern was sagt sie? »Das Wort</text:p>
      <text:p text:style-name="P1">ist dir nahe, in deinem Munde und in dei-</text:p>
      <text:p text:style-name="P1">nem Herzen;« das heis3t,das Wortdes Glau-</text:p>
      <text:p text:style-name="P1">bens, das wir predigen; Z. M·-s. so, «-.</text:p>
      <text:p text:style-name="P1">9. Nämlich, wenn du mit deinem Munde</text:p>
      <text:p text:style-name="P1">Iesum als den Herrn bekennest und mit</text:p>
      <text:p text:style-name="P1">deinem Herzen glaubest, daß Gott ihn von</text:p>
      <text:p text:style-name="P1">den Todten auferweckt hat, so wirst du selig»</text:p>
      <text:p text:style-name="P1">werden. Matth.i0,32.-2.Cor.4,i3. Röm. 4, 24-25.</text:p>
      <text:p text:style-name="P1">10. Denn mit dem Her en glaubt man</text:p>
      <text:p text:style-name="P1">zur Gerechtigkeit, mit dem ?lliunde aber be-</text:p>
      <text:p text:style-name="P1">kennt man zur Seligkeit.</text:p>
      <text:p text:style-name="P1">11. Denn die Schrift sagt: »Ein Jeder,</text:p>
      <text:p text:style-name="P1">der an ihn glaubt, wird nicht zu Schanden</text:p>
      <text:p text:style-name="P1">cwerdens.« C.9, 33. Jks. es, is. ·</text:p>
      <text:p text:style-name="P1">12. Denn es ist kein Unterschied zwischen</text:p>
      <text:p text:style-name="P1">Jude und Grieche! denn Alle haben den-</text:p>
      <text:p text:style-name="P1">selben Herrn, der reich ist für Alle, die ihn</text:p>
      <text:p text:style-name="P1">anrusen. C. Z, De. A;-g. is, 9.</text:p>
      <text:p text:style-name="P1">13. ,,Denn ein Jeder, der den Namen</text:p>
      <text:p text:style-name="P1">des Herrn anruft, wird selig werden.«</text:p>
      <text:p text:style-name="P1">Joc«l 2, 32.</text:p>
      <text:p text:style-name="P1">14. Wie werden sie nun den anrufen, an</text:p>
      <text:p text:style-name="P1">den sie nicht geglaubt haben? wie werden</text:p>
      <text:p text:style-name="P1">sie aber glauben, von dem sie nicht gehört</text:p>
      <text:p text:style-name="P1">haben? wie werden sie aber hören ohne</text:p>
      <text:p text:style-name="P1">einen Prediger? «</text:p>
      <text:p text:style-name="P1">15. Wie werden sie aber predigen, wenn</text:p>
      <text:p text:style-name="P1"><text:soft-page-break/>sie 11ichtVgesandt worden? wie geschrieben</text:p>
      <text:p text:style-name="P1">teht: » ie lieblich sind die Füße der-er, die</text:p>
      <text:p text:style-name="P1">das Evangelium des Friedens , die das</text:p>
      <text:p text:style-name="P1">Evangelium des Guten verkündigen;;« ·?</text:p>
      <text:p text:style-name="P1">Je. «, .</text:p>
      <text:p text:style-name="P1">16. Aber nicht Alle waren dem Evange-</text:p>
      <text:p text:style-name="P1">liuni gehorsam. Denn Jesajas sagt: »Herr!</text:p>
      <text:p text:style-name="P1">St. Paiili Capi- 10: 11.</text:p>
      <text:p text:style-name="P1">wer hat dem geglaubt; was ev von uns gw-</text:p>
      <text:p text:style-name="P1">höret?« Jes.5ii,i.. J:-i,.i«2,38c. :</text:p>
      <text:p text:style-name="P1">II. So kommt denn-der Glaube aus dem</text:p>
      <text:p text:style-name="P1">8öreii, das Hören aber durch das Wort»</text:p>
      <text:p text:style-name="P1">ones« Joh. i7, 2o. i. Ti,kss. 2, is.</text:p>
      <text:p text:style-name="P1">18. Aber ich sage: Haben sie es nicht gei-</text:p>
      <text:p text:style-name="P1">hört? Freilich: ,,In alle Lande ist ausge-</text:p>
      <text:p text:style-name="P1">ganJBii ihszrsSchall und bis an die Enden:</text:p>
      <text:p text:style-name="P1">der S elt ihre Worts-« Ps.i9, 5.Coi.i,2s.-</text:p>
      <text:p text:style-name="P1">19. Aber ich sage: Hat Israel es nicht</text:p>
      <text:p text:style-name="P1">erkannt? Moses szzuert spricht: ,,Ich will</text:p>
      <text:p text:style-name="P1">euch zum Eifer reizen mit einem Volk, das’</text:p>
      <text:p text:style-name="P1">nicht mein Volk ist, mit einem uiiverständi-«—</text:p>
      <text:p text:style-name="P1">gen Volk will ich euch zum Zorn reisen«</text:p>
      <text:p text:style-name="P1">C.ii,ii. 5.Mos.3«,2i.</text:p>
      <text:p text:style-name="P1">20. Jesajas aber wagt es frei und spricht.</text:p>
      <text:p text:style-name="P1">»Ich habe mich finden lasseii von denen,«.</text:p>
      <text:p text:style-name="P1">die mich nichtsuchteli, und bin denen offen-</text:p>
      <text:p text:style-name="P1">bar geworden, die nicht nach mir fFagten.«»</text:p>
      <text:p text:style-name="P1">Je .65, i.</text:p>
      <text:p text:style-name="P1">21. Zu Israel aber sagt er: »Den ganzen</text:p>
      <text:p text:style-name="P1">Tag habe ich meine Hände ausgestreckt ge--</text:p>
      <text:p text:style-name="P1">g;n ein ungehorsames und widerspenstiges</text:p>
      <text:p text:style-name="P1">oll.« Jes.i55,2»</text:p>
      <text:p text:style-name="P1">Cap. XX.</text:p>
      <text:p text:style-name="P1">l. Die Juden find nicht ganz verstoßen; i-—46.</text:p>
      <text:p text:style-name="P1">il. Die Heidenchriften dürfen sich also nicht über-</text:p>
      <text:p text:style-name="P1">heben, i7—24; denn til. auch die Juden werden</text:p>
      <text:p text:style-name="P1">sich einst noch bekehren. Es-—32. lV. Bewunderung</text:p>
      <text:p text:style-name="P1">der gi5ttlicheii Weisheit· 33—36.</text:p>
      <text:p text:style-name="P1">I. 1. So sage ich nun: Hat Gott sein·</text:p>
      <text:p text:style-name="P1">Volk verstoßen? Das sei ferne! Denn auch</text:p>
      <text:p text:style-name="P1">ich bin ein Israelite,vom Samen Abrahams,</text:p>
      <text:p text:style-name="P1">aus dem Stamme Benjamin.</text:p>
      <text:p text:style-name="P1">Jer. 34, 37. Phil. Z, Z.</text:p>
      <text:p text:style-name="P1">2. Gott hat sein Volk nicht verstoßen,</text:p>
      <text:p text:style-name="P1">welches er zuvor ersah. Oder wisset ihr nicht,</text:p>
      <text:p text:style-name="P1">was die Schrift von Elias sagt ? wie er vor</text:p>
      <text:p text:style-name="P1">Gott auftritt wider Israel und spricht:</text:p>
      <text:p text:style-name="P1">C.8,29:c. s.ixs.94,»i4.</text:p>
      <text:p text:style-name="P1">3.—« »Herr! deine Yropheten haben sie ge-</text:p>
      <text:p text:style-name="P1">tödtet uiid deine lti1"re zerstört; und ich</text:p>
      <text:p text:style-name="P1">bin allein übrig geblieben und sie trachten</text:p>
      <text:p text:style-name="P1">mir nach dem S»eben.« i.K»im. i»9, i»o. i4.</text:p>
      <text:p text:style-name="P1"><text:soft-page-break/>4. Aber was sagt ihm die g’ott·liche Ant-</text:p>
      <text:p text:style-name="P1">wort? ,,Jch habe mir übrig Waffen· sieben-</text:p>
      <text:p text:style-name="P1">tausend Männer, welche ihre niee nicht dem</text:p>
      <text:p text:style-name="P1">Baal ebogen haben« i.Kij».i9, is. » »</text:p>
      <text:p text:style-name="P1">5. Sgo ist nun auch zuZetzigen Zeit ein</text:p>
      <text:p text:style-name="P1">Nest nach der Wahl der - nade geblieben.</text:p>
      <text:p text:style-name="P1">C. ei, 27. ii.</text:p>
      <text:p text:style-name="P1">6. Wenn aber durch Gnade, so ist es nicht</text:p>
      <text:p text:style-name="P1">mehr aus den Werken, sonstwäre die Gnade</text:p>
      <text:p text:style-name="P1">nicht mehr Gnade» Wenn aber aus den</text:p>
      <text:p text:style-name="P1">Werken, so ist es nicht mehr Gnade, sonst</text:p>
      <text:p text:style-name="P1">wäre das Werk nicht mehr ein Werk.</text:p>
      <text:p text:style-name="P1">C-H-, 4- Gal.2, IS-</text:p>
      <text:p text:style-name="P1"/>
      <text:p text:style-name="P1"/>
      <text:p text:style-name="P1"/>
      <text:p text:style-name="P1">s il CaP. H. « an die</text:p>
      <text:p text:style-name="P1">7. Wie-nun? Was7Js"rael su ",das hat</text:p>
      <text:p text:style-name="P1">es« nicht erlangt; die Auserwä lten a er</text:p>
      <text:p text:style-name="P1">haben es- erlangt, die Uebrigen« aber sin·d</text:p>
      <text:p text:style-name="P1">verhärtet worden. ai9,ni.34; zu-ok.3,i4I</text:p>
      <text:p text:style-name="P1">s. V»3icgcschkieben steht; »Gott hat ihnen«</text:p>
      <text:p text:style-name="P1">ge eben einen Geist der Schlassucht, Augen,</text:p>
      <text:p text:style-name="P1">das; sie nicht sehen, und Ohren, daß« sie nicht</text:p>
      <text:p text:style-name="P1">hören«, bis auf den"heutigen Tag.</text:p>
      <text:p text:style-name="P1">Jks. 29, to. (-, 9. o. Aug. 28,26 :c.</text:p>
      <text:p text:style-name="P1">9. Und« David spricht: »Ihr Tisch werde«</text:p>
      <text:p text:style-name="P1">ihnen zum FalIstrick und zum Fang und zum</text:p>
      <text:p text:style-name="P1">Anstoß und zur Vergeltung. Ps.69, 23.24»·</text:p>
      <text:p text:style-name="P1">10. Ihre Augen werden verfinstert, dasz—«</text:p>
      <text:p text:style-name="P1">sie nicht sehen, und ihren« Rücken beuge</text:p>
      <text:p text:style-name="P1">du allezeit!«</text:p>
      <text:p text:style-name="P1">11. So sage ich nun: Sties;en sie darum</text:p>
      <text:p text:style-name="P1">an, damit sie fallen sollten? Das sei ferne!</text:p>
      <text:p text:style-name="P1">Sondern durch ihren Fall ist das Heil den</text:p>
      <text:p text:style-name="P1">Heiden geworden, um sie zum Eifer zu</text:p>
      <text:p text:style-name="P1">reizen. Apg». is, -6. R-im. to, 49.</text:p>
      <text:p text:style-name="P1">12. Wenn aber ihr Fa»ll»der ReichthuM</text:p>
      <text:p text:style-name="P1">der Welt ist und ihr Verlust der ReiEhthum</text:p>
      <text:p text:style-name="P1">der Heiden; wie viel mehr ihrH»Vo zahl?</text:p>
      <text:p text:style-name="P1">.4, i. 2.</text:p>
      <text:p text:style-name="P1">13. Denn euch, den Heiden, f·Zi:«fe ich: It?</text:p>
      <text:p text:style-name="P1">wie fern ich der Heiden Apostel bin, mache</text:p>
      <text:p text:style-name="P1">ich mein Amt herrlich- C. i, is. i</text:p>
      <text:p text:style-name="P1">14. ob ich etwa die, so mein Fleisch ind,</text:p>
      <text:p text:style-name="P1">um Eifer reizen und Etliche aus i neu</text:p>
      <text:p text:style-name="P1">felig machen möge.</text:p>
      <text:p text:style-name="P1">15. Denn wenn ihre Verwerfung die Ver-</text:p>
      <text:p text:style-name="P1">söhnung der Welt ward, was wird die An-</text:p>
      <text:p text:style-name="P1">nahme anders sein, als das Leben aus den</text:p>
      <text:p text:style-name="P1">Todten? Cz. 37. «</text:p>
      <text:p text:style-name="P1">16. Sind aber die Erstlinge heilig, so ist</text:p>
      <text:p text:style-name="P1"><text:soft-page-break/>es auch die ganze Masse; und wenn die</text:p>
      <text:p text:style-name="P1">Wurzelheilig ist, so sind es auch die Zweige»</text:p>
      <text:p text:style-name="P1">II. 17. Wenn aber Etliche der Zweige aus«-</text:p>
      <text:p text:style-name="P1">gebrochen sind, du aber, der ein wilder Oel-</text:p>
      <text:p text:style-name="P1">auni war, statt ihrer eingepfrogt und der</text:p>
      <text:p text:style-name="P1">Wurzel und der Fetti keit des elbaumes</text:p>
      <text:p text:style-name="P1">theilhaft geworden bis(i,</text:p>
      <text:p text:style-name="P1">Jer. «, t6i»c. Eph.2, « it.</text:p>
      <text:p text:style-name="P1">18. so rühme dich nicht’wider· die Zweige;</text:p>
      <text:p text:style-name="P1">rühmst du dich aber, so w3f-»F, nicht du trägst</text:p>
      <text:p text:style-name="P1">die Wurzel, sondern die urzel dich.</text:p>
      <text:p text:style-name="P1">19· Nun wirst du sagen: Die Zweige sind</text:p>
      <text:p text:style-name="P1">ausgebrochen worden, damit ich elngepfropft</text:p>
      <text:p text:style-name="P1">würde.</text:p>
      <text:p text:style-name="P1">20. Recht! Wegen des Unglaubens sind</text:p>
      <text:p text:style-name="P1">sie ausgebrochen worden; du aber stehest</text:p>
      <text:p text:style-name="P1">durch den Glauben; sei nicht stolz, sondern</text:p>
      <text:p text:style-name="P1">fürchte dich! Hei-.3, i9.4,2. «. C«-: 4o,i2.</text:p>
      <text:p text:style-name="P1">21. Denn, wenn Gott der natürlichen</text:p>
      <text:p text:style-name="P1">Zweige nicht verschont hat, so möchte er</text:p>
      <text:p text:style-name="P1">auch deiner nicht verschonen.</text:p>
      <text:p text:style-name="P1">T. Pet. D, 4.5. Kl.Jer. Z, 42.</text:p>
      <text:p text:style-name="P1">Römer.-W E"ctp.-«111.- D W</text:p>
      <text:p text:style-name="P1">22«.iDa-cum flehe) die Gütigkeit und-dies</text:p>
      <text:p text:style-name="P1">Strenge Gottes ; Segen die, so gefallen sind;</text:p>
      <text:p text:style-name="P1">die k2)tren«ge,gege· dich« die ütig»keit" so-«</text:p>
      <text:p text:style-name="P1">fern du verhnrr"est in ver Gütigkeit, sonst</text:p>
      <text:p text:style-name="P1">wirst auch du ausgehauen·werden.«H</text:p>
      <text:p text:style-name="P1">« «"o .4 ,2.6.</text:p>
      <text:p text:style-name="P1">23. Aber auch jene, we:m«siZ nicht im</text:p>
      <text:p text:style-name="P1">Unglauben verharren, werden eingepfropft</text:p>
      <text:p text:style-name="P1">werden; denn Gott ist mächtig, sie wieder</text:p>
      <text:p text:style-name="P1">einzupfrvsdfen. Crit,-». 2.Cpk.3, is. » « »</text:p>
      <text:p text:style-name="P1">24. Denn wenn du aus dem vonNatmt«</text:p>
      <text:p text:style-name="P1">wilden Oelbaum ausgehauen und, egeii</text:p>
      <text:p text:style-name="P1">die Natur, dem edlen »Oelbanin eingepszropft7</text:p>
      <text:p text:style-name="P1">worden bist; wie viel mehr werden diese,--</text:p>
      <text:p text:style-name="P1">die natürlichen Zweige, ihrem eigenen Oel-««</text:p>
      <text:p text:style-name="P1">baum eingepfropft werden!</text:p>
      <text:p text:style-name="P1">1Il. 25. Denn ich will euch, ihr Brüder!</text:p>
      <text:p text:style-name="P1">dieses Geheimnis; nicht verschweigen, damit»</text:p>
      <text:p text:style-name="P1">ihr nicht euch selbst klug dünket: daß Ver-«</text:p>
      <text:p text:style-name="P1">stockung zum Theil über Israel gekommen»</text:p>
      <text:p text:style-name="P1">ist, bis die Vollzahl der Heiden eingegangen«</text:p>
      <text:p text:style-name="P1">sein wird. Lin. 2i,24. Joh.«o,9. is. «»</text:p>
      <text:p text:style-name="P1">26. Und so wird ganz Israel selig wer·</text:p>
      <text:p text:style-name="P1">den, wie g;schrieben steht: »Es wird aus</text:p>
      <text:p text:style-name="P1">Zion der rlöser kommen· und die Gott-«»</text:p>
      <text:p text:style-name="P1">losigleiten abwenden von Jakobs</text:p>
      <text:p text:style-name="P1">Z. M-s. 4,3o. 3i. Jes. so, So: In. I</text:p>
      <text:p text:style-name="P1">27. Und dieses ist mein Bund mit ihne»n,L."</text:p>
      <text:p text:style-name="P1">wann ich ihre Sünden werde hinwegge-«</text:p>
      <text:p text:style-name="P1"><text:soft-page-break/>no1nmen haben.« Jek. 3i, 3i——3«i-.</text:p>
      <text:p text:style-name="P1">28. Nach dem Evangelium zwar find sie)</text:p>
      <text:p text:style-name="P1">Feinde, um euertwillen; nach der Erwiih-T</text:p>
      <text:p text:style-name="P1">lung aber Geliebte, um der Väter willen.</text:p>
      <text:p text:style-name="P1">4.Thcss.2,152c. Rom- t5,8. ,</text:p>
      <text:p text:style-name="P1">29. Denn die Gaben und die Berufung</text:p>
      <text:p text:style-name="P1">Gottes mögen ihn nicht gereuen. "</text:p>
      <text:p text:style-name="P1">4.Mos.23,49. )</text:p>
      <text:p text:style-name="P1">30. Denn gleichwie auch ihr vor Zeiten«-"</text:p>
      <text:p text:style-name="P1">Vgen Gott ungehorsam waret, nun aber«</text:p>
      <text:p text:style-name="P1">armherzigkeit erlangt habet durch ihren »</text:p>
      <text:p text:style-name="P1">Ungehorsam; Ti:.3,32c.</text:p>
      <text:p text:style-name="P1">31. also sind auch jene jetzt ungehorsam"</text:p>
      <text:p text:style-name="P1">gewesen, damit durch die Barmherzigkeit</text:p>
      <text:p text:style-name="P1">gegen ench auch sie Barmherzigkeit erlangen.</text:p>
      <text:p text:style-name="P1">32. Denn Gott hat sie Alle zusammen-</text:p>
      <text:p text:style-name="P1">cischsi» »gei»j, ;</text:p>
      <text:p text:style-name="P1">Barmherzigkeit erweise. G.-«1.3, re. Pf. i45,9.</text:p>
      <text:p text:style-name="P1">IV· 33. O welch eine Tiefe des Reich-</text:p>
      <text:p text:style-name="P1">thnms der Weisheit und der Erkenntniß</text:p>
      <text:p text:style-name="P1">Gottes! Wie unergründlic»h sind seine Ge-</text:p>
      <text:p text:style-name="P1">richte und unerforschlich seine <text:s text:c="2"/>C. 7.</text:p>
      <text:p text:style-name="P1">34. ,,Denn wer hat des errn Sinn er-</text:p>
      <text:p text:style-name="P1">kannt, oder wer ist s ein Rat geber gewesen?</text:p>
      <text:p text:style-name="P1">- Jes.40,43.44 -1.Cor.2,-is;</text:p>
      <text:p text:style-name="P1">» 35. ,,Oder, wer hat ihm etwas zuvor ge-</text:p>
      <text:p text:style-name="P1">e lo «eninUn lor am damiter anAllen ;</text:p>
      <text:p text:style-name="P1"/>
      <text:p text:style-name="P1"/>
      <text:p text:style-name="P1"/>
      <text:p text:style-name="P1">18ii Cap. ;«,1.,»12. Die»Episiei St. Paar Cap.«2.13.</text:p>
      <text:p text:style-name="P1">geben, daß es ihm sollte wieder vergolten</text:p>
      <text:p text:style-name="P1">werden?« Hi-b «, Hi. ·</text:p>
      <text:p text:style-name="P1">36. Denn aus ihm und durch Zu-und</text:p>
      <text:p text:style-name="P1">u ihm find alle Dinge. Jhm sei hre« in</text:p>
      <text:p text:style-name="P1">Ewigkeit! Amen.</text:p>
      <text:p text:style-name="P1">«.C«-c.8,6. N5m.«s,I7. 2.Pei.3,«8.</text:p>
      <text:p text:style-name="P1">- « » Cap. XlI.</text:p>
      <text:p text:style-name="P1">"l. Ermahnung zum Dienste Gottes, 4« L; ll- zur</text:p>
      <text:p text:style-name="P1">Bescheidesil)eit und Pflichtikeue, 3——42; lll". zu tha-</text:p>
      <text:p text:style-name="P1">figer Liebe, auch gegen Feinde. 4Z——2«I«</text:p>
      <text:p text:style-name="P1">I. 1. Darum ermahne ich euch, ihr Brü-</text:p>
      <text:p text:style-name="P1">der! durch das Erbarmen Gottes, daß- ihr</text:p>
      <text:p text:style-name="P1">eure Leiber darstellet als ein lebendiges,</text:p>
      <text:p text:style-name="P1">heili es und Gott wohlgesälliges Opfer,</text:p>
      <text:p text:style-name="P1">welases ist euer vernünftiger Gotåesdienst.</text:p>
      <text:p text:style-name="P1">.6, is.</text:p>
      <text:p text:style-name="P1">"2. Und stelle: euch nicht gleich dieser Welt,</text:p>
      <text:p text:style-name="P1">sondern gestaltet euch um durch die Erneue-</text:p>
      <text:p text:style-name="P1">rung euers Gemüthes, damit ihr zu prüfen</text:p>
      <text:p text:style-name="P1">vermt’)get, was der Wille Gottes sei, der</text:p>
      <text:p text:style-name="P1">gute und w»ohlgefällige und vollkommene.</text:p>
      <text:p text:style-name="P1"><text:soft-page-break/>, Eph.4, «7.222c.ö,«0.47.</text:p>
      <text:p text:style-name="P1">U. 3. Denn ich sa e, vermöge der Gnade,</text:p>
      <text:p text:style-name="P1">die mir verliehen ist, einein, Jeden unter</text:p>
      <text:p text:style-name="P1">euch, daß er nicht höher von sich denke, als</text:p>
      <text:p text:style-name="P1">V denken sieh gebührt, sondern denke auf</text:p>
      <text:p text:style-name="P1">escheidenl)eit, wie Gott einem Jeden das</text:p>
      <text:p text:style-name="P1">Maß des Glaubens 3ugetheilt hat. «</text:p>
      <text:p text:style-name="P1">C.«i,2o. si.6,3.2.Cok.«(),«3.</text:p>
      <text:p text:style-name="P1">4. Denn gleichwie wir an Einem Leib viele</text:p>
      <text:p text:style-name="P1">Glieder haben, aber nicht alle Glieder die-</text:p>
      <text:p text:style-name="P1">selbe VerrichtungLl?aben« «. C-is. «2, «2 ».</text:p>
      <text:p text:style-name="P1">E-. ais» sind wik ists Ein Leib in Christo,</text:p>
      <text:p text:style-name="P1">einzeln aber unter einander Glieder;</text:p>
      <text:p text:style-name="P1">« is Cor. 42, 27..</text:p>
      <text:p text:style-name="P1">6. wir haben aber, nach der uns verliehenen</text:p>
      <text:p text:style-name="P1">Gnade, verschiedene Gaben. Hat Jemand</text:p>
      <text:p text:style-name="P1">die Weiss«agnng, so sei sie mit dem Glauben</text:p>
      <text:p text:style-name="P1">überein t1n1mend; «. C-it. «2, 4. «4, «,</text:p>
      <text:p text:style-name="P1">7. hat Jemand ein Amt, so warte er des</text:p>
      <text:p text:style-name="P1">Amtes; ist Jemand ein Lehrer, so warte, er</text:p>
      <text:p text:style-name="P1">der Lehre; «.Pet. 4, «0. ««.</text:p>
      <text:p text:style-name="P1">S. ermahnt Jemand, so warte er des Er-</text:p>
      <text:p text:style-name="P1">mahnens; gibt Jemand, so gebe er mit red-</text:p>
      <text:p text:style-name="P1">lichem Fetzen; re iert Jemand, so thue er</text:p>
      <text:p text:style-name="P1">es mit ifer; übt?Zemand Barmherzigkeit,</text:p>
      <text:p text:style-name="P1">so thue er es mit Freuden.</text:p>
      <text:p text:style-name="P1">· » Matth. 6, 2 te. 2. Cor. 9, 7.</text:p>
      <text:p text:style-name="P1">9. Die Liebe sei ungeheuchelt! Hasset das</text:p>
      <text:p text:style-name="P1">Böse, hanget dem Guten an.</text:p>
      <text:p text:style-name="P1">«.T1m. «, 5. Pf. Si, «5. Am. Z, «5.</text:p>
      <text:p text:style-name="P1">10. In der brüderlichen Liebe seid gegen</text:p>
      <text:p text:style-name="P1">einander herzlich gesinnet; in der Ehrerbie-</text:p>
      <text:p text:style-name="P1">tung thut es einander zuvor.</text:p>
      <text:p text:style-name="P1">Hei-. «3, «. «. Pki. «, sie. Z, «7.</text:p>
      <text:p text:style-name="P1">11. Jm Fleiße seid nicht träge; seid in-</text:p>
      <text:p text:style-name="P1">brünstig im Geiste; dienet dem Herrn.</text:p>
      <text:p text:style-name="P1">12. Seid sri3hlich in-· der Hossnun , ge-</text:p>
      <text:p text:style-name="P1">duldig gitåer2Triåbs;c:l; verhgårFt i;;n«(;55eI)7ete.</text:p>
      <text:p text:style-name="P1">«, :c., ic.4. e., .-</text:p>
      <text:p text:style-name="P1">·lll. 13. 8Jominet der Nothdurft der Hei-</text:p>
      <text:p text:style-name="P1">ligen zu Hulfe;« täie9G;Lfr;i1«i;1)dsZYaxt.</text:p>
      <text:p text:style-name="P1">14. Segnet, die euch verfolgen; segnet und</text:p>
      <text:p text:style-name="P1">sluchet nicht. Mgith.ii,44. «.Pkt.3,9.</text:p>
      <text:p text:style-name="P1">15. Seid fröhlich mit den Fr’ohlichen«und</text:p>
      <text:p text:style-name="P1">weinet mit den Weinenden. Los. «5, se.</text:p>
      <text:p text:style-name="P1">«16. Seid Eines Sinnes unter einander;</text:p>
      <text:p text:style-name="P1">si·råbet nå;ch; nal:h ho;hen9Dingen, sh,i:jdekrt?</text:p>
      <text:p text:style-name="P1">a et en era u en iedrigen« ·n e</text:p>
      <text:p text:style-name="P1">euch nicht selber klzug. 3»h«·k-,25.2 ;.Cx-ks.x,</text:p>
      <text:p text:style-name="P1">«i« , . . L. , .</text:p>
      <text:p text:style-name="P1">17. Vergeltet Niemanden Böses mit Bö-</text:p>
      <text:p text:style-name="P1">sem; befleißet euch des Guten vor allen</text:p>
      <text:p text:style-name="P1"><text:soft-page-break/>Meiischen. C.«2,·«4. Spk.2o,22. 2.Cpk.8,2«.</text:p>
      <text:p text:style-name="P1">18. Jst es möglich, so vielan euch ist, haltet:</text:p>
      <text:p text:style-name="P1">Frieden mit Jedermann. C. «-i, «9. Hei-».«2, «4.</text:p>
      <text:p text:style-name="P1">19. Rächer euch selbst nicht, ihr Geliebten!</text:p>
      <text:p text:style-name="P1">sondern cgebet Raum dem Zorne; denn es</text:p>
      <text:p text:style-name="P1">säThjggcksn;·rLebenl:t ,,2I;iir·g)ethErt ger?i;ache;</text:p>
      <text:p text:style-name="P1">i e« en, i r e .</text:p>
      <text:p text:style-name="P1">! ZFMos.493«ig;. Mattlk.r5,392cF 5.Mof.,32,35.</text:p>
      <text:p text:style-name="P1">20. Darum wenn dein Feind hungert, so</text:p>
      <text:p text:style-name="P1">Reise ih1t,1; wej;1n Er ftsos trå1i«1nkestihdi:i</text:p>
      <text:p text:style-name="P1">enn enn u see u , o ir</text:p>
      <text:p text:style-name="P1">feurige Kohlen auf sein Haupt sa;nn;;ln.</text:p>
      <text:p text:style-name="P1">S r. 25, . .</text:p>
      <text:p text:style-name="P1">21. Laß dich vom B’os en nichi überwinden,</text:p>
      <text:p text:style-name="P1">sånFern überwinde mit dem Guten das</text:p>
      <text:p text:style-name="P1">o e</text:p>
      <text:p text:style-name="P1">». ».</text:p>
      <text:p text:style-name="P1">-« -Cap. XIll.</text:p>
      <text:p text:style-name="P1">1. Ermahnung zum Gehorsam gegen Obi:igkei-»</text:p>
      <text:p text:style-name="P1">ten, 4——7; il. zur Liebe, 8—10; und Ill. zur«</text:p>
      <text:p text:style-name="P1">Sittenreinheit. «—-i4.</text:p>
      <text:p text:style-name="P1">I. 1. Jedermann sei den obrigkeitlichen,</text:p>
      <text:p text:style-name="P1">Gewalten unterthan ;· denn es ist keine»</text:p>
      <text:p text:style-name="P1">Obrigkeit, ohne von Gott. Die Obrig-</text:p>
      <text:p text:style-name="P1">keiten aber, die vorhanden sind, die sind</text:p>
      <text:p text:style-name="P1">von Gott verorrnet; Tit.3, «. ;:.«Lget«.F, i3.«i.</text:p>
      <text:p text:style-name="P1">Jo . <text:s/>.</text:p>
      <text:p text:style-name="P1">2. also daß, wer sich der Obrigkeit wider-</text:p>
      <text:p text:style-name="P1">setzt, der Ordnung Gottes widerstrebt; die</text:p>
      <text:p text:style-name="P1">aber dieser widerstreben, werden sich selbst</text:p>
      <text:p text:style-name="P1">das Urtheil zu iehen. ·</text:p>
      <text:p text:style-name="P1">3. Denn die 9iegenten sind nicht zur Furcht</text:p>
      <text:p text:style-name="P1">den guten Werken, sondern den böseli. Willst</text:p>
      <text:p text:style-name="P1">du dich aber vor der Obrigkeit nicht fürchten,</text:p>
      <text:p text:style-name="P1">P khue das Gute, und du wirst Lob von ihr</text:p>
      <text:p text:style-name="P1">a en.</text:p>
      <text:p text:style-name="P1">4. Denn sie ist Gottes Dienerin dir zum</text:p>
      <text:p text:style-name="P1">Guten. Thust» du aber das B’os e, so »fürchte</text:p>
      <text:p text:style-name="P1">dich, denn nicht umsonst trägt sie das</text:p>
      <text:p text:style-name="P1">Schioert; denn sie ist Gottes Dienerin,</text:p>
      <text:p text:style-name="P1"/>
      <text:p text:style-name="P1"/>
      <text:p text:style-name="P1"/>
      <text:p text:style-name="P1">Cap.13.-14. an die R-3mesr.«E·0" ·Cap. i14«.-I?-) ist</text:p>
      <text:p text:style-name="P1">eine Rächerin zur Strafe für den, der das</text:p>
      <text:p text:style-name="P1">Bisse thut. 2. Co--kk.49, etc. J</text:p>
      <text:p text:style-name="P1">5. Darum ist es nothwendig, unterthan</text:p>
      <text:p text:style-name="P1">zu sein, nicht allein um der Strafe, sondern</text:p>
      <text:p text:style-name="P1">auch um des Gewissens willen.</text:p>
      <text:p text:style-name="P1">S. Denn darum bezahlet ihr auch Steuern«</text:p>
      <text:p text:style-name="P1">denn sie sind Diener Gottes, die eben daraus</text:p>
      <text:p text:style-name="P1">halten mussen. ,</text:p>
      <text:p text:style-name="P1"><text:soft-page-break/>7. So gebet nun Jedermann, was Ihr</text:p>
      <text:p text:style-name="P1">schuldig seid: die Steuer, dem die Steuer,</text:p>
      <text:p text:style-name="P1">den Zoll, dem der Zoll , die Furcht, dem die</text:p>
      <text:p text:style-name="P1">Furcht, die Ehre, dem die Ehre gebühret.</text:p>
      <text:p text:style-name="P1">March. 22, 24.</text:p>
      <text:p text:style-name="P1">Il. 8. Seid Niemanden etwas schuldig,</text:p>
      <text:p text:style-name="P1">außer daß ihr einander lieber; denn wer den</text:p>
      <text:p text:style-name="P1">Andern lie et, der hat das Gesetz erfüllt.</text:p>
      <text:p text:style-name="P1">« Joh. 43, 34. 4.Tim. «, Z.</text:p>
      <text:p text:style-name="P1">9. Denn das Gebot: »Du sollst nicht ehe-</text:p>
      <text:p text:style-name="P1">brechen! Du sollst nicht tödten! Du sollst</text:p>
      <text:p text:style-name="P1">nicht stehlen! Du sollst nicht falsches Zeug-</text:p>
      <text:p text:style-name="P1">niß geben! Du sollst nicht begehren!« und</text:p>
      <text:p text:style-name="P1">so noch ein anderes Gebot ist, das wird in</text:p>
      <text:p text:style-name="P1">diesem Worte zusammengefaßt: ,,Du sollst</text:p>
      <text:p text:style-name="P1">deinen Nächsten lieben, wie dich selbst«</text:p>
      <text:p text:style-name="P1">Gal.5,44. 2.Mos.20,-i3ec. 3.Mos.49,s8.</text:p>
      <text:p text:style-name="P1">Matth.22, 39. 40·</text:p>
      <text:p text:style-name="P1">10. Die Liebe thut dem Nächsten nichts</text:p>
      <text:p text:style-name="P1">Böses; so ist nun die Liebe des Gesetzes</text:p>
      <text:p text:style-name="P1">Erfüllung. 4.Cor. is, 42c· ««</text:p>
      <text:p text:style-name="P1">M. 11. Darum thut dieses, da ihr die ge-</text:p>
      <text:p text:style-name="P1">legene Zeit wisset, daß die Stunde jetzt da</text:p>
      <text:p text:style-name="P1">ist, von1Schla e zu erwachen; denn jetzt ist</text:p>
      <text:p text:style-name="P1">unser Heil näher, als da wir gläubig</text:p>
      <text:p text:style-name="P1">wurden. Evh.5,14. ca. s</text:p>
      <text:p text:style-name="P1">12. -Die Nacht ist vergangen, und der Tag</text:p>
      <text:p text:style-name="P1">hat sich genahet. So laßt uns nun ablegen</text:p>
      <text:p text:style-name="P1">die Werke der Finsternis; und anziehen die</text:p>
      <text:p text:style-name="P1">Waffen des Lichtes. «</text:p>
      <text:p text:style-name="P1">4.Thess.5,6.8. Eph.5,«.s,«3.</text:p>
      <text:p text:style-name="P1">13. Laßt uns ehrbar wandeln, als am</text:p>
      <text:p text:style-name="P1">Tage; nicht in Schtnanscn und Trinkgela-</text:p>
      <text:p text:style-name="P1">gen, nicht in 1k1nze;chZ? n»1;d Ausschweifungen,</text:p>
      <text:p text:style-name="P1">an un ei ;</text:p>
      <text:p text:style-name="P1">nicht M å:c,21,3J-. 4.Thess 4,.-ne. Jak.3,c4.</text:p>
      <text:p text:style-name="P1">14. sondern ziehet an den Herrn Jesum</text:p>
      <text:p text:style-name="P1">Christum und pfleget des Fleisches nicht</text:p>
      <text:p text:style-name="P1">zur Erfüllung der üste. »</text:p>
      <text:p text:style-name="P1">Gans, 27.5,ck3. 4.(;ok.9,27. 4«.Pet.2,fc»c.</text:p>
      <text:p text:style-name="P1">Cap. XIV.</text:p>
      <text:p text:style-name="P1">I. Ermahnung, einander nicht äußererDingc wegen</text:p>
      <text:p text:style-name="P1">lieblos zu richten oder zu verdammen, 4—42; und</text:p>
      <text:p text:style-name="P1">l1· dem Schwachen keinen Anstoß zu geben. 43—23.</text:p>
      <text:p text:style-name="P1">I. 1. Den Schwachen aber im Glauben</text:p>
      <text:p text:style-name="P1">nehmet auf und verwirret die Gewissensz</text:p>
      <text:p text:style-name="P1">nicht. C.ev",«e. » <text:s/>« <text:s/>D</text:p>
      <text:p text:style-name="P1">2. Der Eine glaubt Alles egjen zu dürfen;</text:p>
      <text:p text:style-name="P1">der Schwache«agFrsisset nur emiise. »</text:p>
      <text:p text:style-name="P1">. o .4,29.9,s. 4.Cor.4(),25.</text:p>
      <text:p text:style-name="P1">Z. Wer isset, der verachte den nicht, der</text:p>
      <text:p text:style-name="P1">ntät 1sset; End wer nicht isset, der richte den</text:p>
      <text:p text:style-name="P1"><text:soft-page-break/>ni t deri et« denn Gott hat ihn auf e-</text:p>
      <text:p text:style-name="P1">nominen. 4YC,ok. s, 8 re. 4o,23:e. C-1.2, sog;</text:p>
      <text:p text:style-name="P1">4. Wer bist du, der du einen fremden</text:p>
      <text:p text:style-name="P1">Knecht rtchtest? Er steht oder fällt seinem</text:p>
      <text:p text:style-name="P1">eigenen Herrn. »Er wird aber stehenbleiben,</text:p>
      <text:p text:style-name="P1">denn Gott ist machtcg, Ihn aufrecht zu halten.</text:p>
      <text:p text:style-name="P1">J« ,4, «. la.</text:p>
      <text:p text:style-name="P1">Z. Der Eine achtet einen Tag vor den;</text:p>
      <text:p text:style-name="P1">andern, der Andere aber achtet alle Tage</text:p>
      <text:p text:style-name="P1">g)lekFl)ch Etin Jeder sei in seinem Sinne völlig</text:p>
      <text:p text:style-name="P1">er t er . .c4, 3. Gal.4,4o.</text:p>
      <text:p text:style-name="P1">S. Wer auf den Tag hält, der hält für den</text:p>
      <text:p text:style-name="P1">Herrn darauf; und wer nicht auf den Ta</text:p>
      <text:p text:style-name="P1">Hin dsesr hält füFsden Herrn nicht darauE</text:p>
      <text:p text:style-name="P1">er i et der i et dem errn, denn er</text:p>
      <text:p text:style-name="P1">danket Gott; und wer nickt isset, der isset</text:p>
      <text:p text:style-name="P1">dem Herrn nicht und danket Gott. ,</text:p>
      <text:p text:style-name="P1">Col.3,47. 4.Tim.4,4. Z. Mos.8,40. »</text:p>
      <text:p text:style-name="P1">7. Denn Keiner aus uns lebt sich selbst,</text:p>
      <text:p text:style-name="P1">und Keiner stirbt sich selbst; · ,</text:p>
      <text:p text:style-name="P1">2.Cok.5,45. Gai.2,2»0. «</text:p>
      <text:p text:style-name="P1">-8. denn leben wir, so leben wir dem Herrn,</text:p>
      <text:p text:style-name="P1">und sterben wir, so sterben wir dem Herrn;</text:p>
      <text:p text:style-name="P1">darum, wir leben oder sterben, so sind wir</text:p>
      <text:p text:style-name="P1">des Herrn. C. e, ca. «. c.Ts7-55. Z, ca. :</text:p>
      <text:p text:style-name="P1">9. Denn dazu ist Christus gestorben und</text:p>
      <text:p text:style-name="P1">auferstanden und wieder lebendi gewor-</text:p>
      <text:p text:style-name="P1">den, daß er über Todte und über Zebendige</text:p>
      <text:p text:style-name="P1">herrsche. A»-g. so, 42.»Ti:. 2, ».</text:p>
      <text:p text:style-name="P1">10. Du aber, was richtest du deinen Brit-I</text:p>
      <text:p text:style-name="P1">der? Oder auch du, was verachtest du dei-«</text:p>
      <text:p text:style-name="P1">neu Bruder? Denn wir Alle werden vor;</text:p>
      <text:p text:style-name="P1">den Richterstuhl Christi gestellt werden. . ,</text:p>
      <text:p text:style-name="P1">C. J, to. Many. 7, c re. 2. C-c. 5, to.</text:p>
      <text:p text:style-name="P1">11. Denn es steht eschrieben: »So wahr«</text:p>
      <text:p text:style-name="P1">ich lebe, Frist der Hgerr, vor mir sollen sich</text:p>
      <text:p text:style-name="P1">beugen a e niee, und alle Zungen sollen</text:p>
      <text:p text:style-name="P1">Gott bekennen« J2s. 45, as» sehst. S, to. »;</text:p>
      <text:p text:style-name="P1">12. So wird nun ein Jedervon uns für sich</text:p>
      <text:p text:style-name="P1">selbst Gott Rechenschaft geben. Matth.12, as»</text:p>
      <text:p text:style-name="P1">lI. 13. So lasset uns nicht mehr einander»’</text:p>
      <text:p text:style-name="P1">richten, sondern daraufachtetviel1nehr, nicht:</text:p>
      <text:p text:style-name="P1">dem Bruder Anstoß oderAergerniß zu gebeut!</text:p>
      <text:p text:style-name="P1">Maith. is, 7. 4. C-r. 8, 9. 40, IT.</text:p>
      <text:p text:style-name="P1">14. Jch weiß und bin dessen überzeugt im«</text:p>
      <text:p text:style-name="P1">errn Jesu, daß nichts an sieh selbst gemein-</text:p>
      <text:p text:style-name="P1">i t; sondern nur wer etwas für gemem hält,-D</text:p>
      <text:p text:style-name="P1">dem ist es gelnein. Matth.c5,». Tit.4,c5.</text:p>
      <text:p text:style-name="P1">15. Wenn aber um einer Speise willen-,</text:p>
      <text:p text:style-name="P1">dein Bruder betrübt wird, gwandelst du«</text:p>
      <text:p text:style-name="P1">nicht mehr nach der Liebe. erderbe nicht«</text:p>
      <text:p text:style-name="P1"/>
      <text:p text:style-name="P1"><text:soft-page-break/></text:p>
      <text:p text:style-name="P1"/>
      <text:p text:style-name="P1">W Cap, «-14. .,1-H. Die«xEpMxl St. Maule Crit» </text:p>
      <text:p text:style-name="P1">t)ukch deine.(«Zspeis e den, für welchen Christus</text:p>
      <text:p text:style-name="P1">gestorben ist. .C.«3, ca. »«.Cok. «·;,««-.«3.</text:p>
      <text:p text:style-name="P1">16. Darum machet nicht, das; euer Gutes</text:p>
      <text:p text:style-name="P1">gelästert werde. . ·</text:p>
      <text:p text:style-name="P1">« 17." Denn das »Reuh Gottes besteht nicht</text:p>
      <text:p text:style-name="P1">in Essen und Trinken, Rudern in Gerech-</text:p>
      <text:p text:style-name="P1">Fk·e»1t und Frieden und , reude im heiligen</text:p>
      <text:p text:style-name="P1">erste. «.Cpk.?4,20.8,8. Ma:ih..(3,3:z, -</text:p>
      <text:p text:style-name="P1">18. Denn wer in diesen Dir! en Christo</text:p>
      <text:p text:style-name="P1">dienet, der ist Gott wohlgefällig und e-</text:p>
      <text:p text:style-name="P1">währt bei den Menschen.</text:p>
      <text:p text:style-name="P1">19. Darum so lasset uns nach dem trach-</text:p>
      <text:p text:style-name="P1">ten, was zum Frieden dkenet und«zur Er-</text:p>
      <text:p text:style-name="P1">bauun unter einander. C. «2, «s. »«5, 2.</text:p>
      <text:p text:style-name="P1">20. åerstöre nicht der Speise wegen das</text:p>
      <text:p text:style-name="P1">Werk ottes. Es ist zwar Alles rein; aber</text:p>
      <text:p text:style-name="P1">fes Eli dem Menschen böse, der es zum An-</text:p>
      <text:p text:style-name="P1">to i et. Apg« «0, «5. «. Eos. 8, 7. "</text:p>
      <text:p text:style-name="P1">21. Es istTZut, wenn du kein Fleisch issest</text:p>
      <text:p text:style-name="P1">und keinen ein· tr1nkst, noch sonst etwas</text:p>
      <text:p text:style-name="P1">thust, woran dem Bruder sich stößt oder</text:p>
      <text:p text:style-name="P1">ärgert oder schwach w1rd." «. C« 8, «3.</text:p>
      <text:p text:style-name="P1">22. Hast du den Glauben, so habe ihn für</text:p>
      <text:p text:style-name="P1">dich sell)st vor Gott. Selig ist, wer sich</text:p>
      <text:p text:style-name="P1">selbst mcht richtet in dem, was .er sur gut</text:p>
      <text:p text:style-name="P1">erkennt. «. Jst, 3, -24.</text:p>
      <text:p text:style-name="P1">23. Wer aber zweifelt, der ist verurtheilt,</text:p>
      <text:p text:style-name="P1">wenn er isfet, weil es nicht aus Glauben</text:p>
      <text:p text:style-name="P1">ges3))ielhk. »sZhlSe»s,dwas nicht aus Glauben</text:p>
      <text:p text:style-name="P1">ge se , ( un e. C»«4, ««</text:p>
      <text:p text:style-name="P1">«</text:p>
      <text:p text:style-name="P1">- is .</text:p>
      <text:p text:style-name="P1">Cap. XV. .</text:p>
      <text:p text:style-name="P1">l. Ermahnung zur Duldsamkait gegen Schwach-</text:p>
      <text:p text:style-name="P1">glåubige und zur Eintracht. 4—43. il. Cntschul-</text:p>
      <text:p text:style-name="P1">digung desfreimüthigen Schreibens. t4—24. til. Zu-</text:p>
      <text:p text:style-name="P1">sa e des Paulus, nach Rom zukommen. 22-W.</text:p>
      <text:p text:style-name="P1">ILL Ermahnung zur Fütbitte für ihn. 30-II.</text:p>
      <text:p text:style-name="P1">l. 1. Wir aber, »die wir stark sind, sollen</text:p>
      <text:p text:style-name="P1">die Schwachheiten der Schwachen tragen</text:p>
      <text:p text:style-name="P1">und nicht uns selbst gefallen wollen.</text:p>
      <text:p text:style-name="P1">C. H, « re. «. Cor. 9, 22.</text:p>
      <text:p text:style-name="P1">«2. Ein Jeder aus uns wolle Einem Näch-</text:p>
      <text:p text:style-name="P1">sten zum Guten gefallen zur - rbauung.</text:p>
      <text:p text:style-name="P1">Z D uch C? ist« J« ««1I««iW«««Tk3t« «s«"ch</text:p>
      <text:p text:style-name="P1">. enna riu wo en! i</text:p>
      <text:p text:style-name="P1">selbst gfallen,fondern wie geschrieben steht:</text:p>
      <text:p text:style-name="P1">,,Dle · chtnähungen derer, diedich schmähen,</text:p>
      <text:p text:style-name="P1">sind aufmich gefallen.« J-h.8, so. Ps.e9, 4o.</text:p>
      <text:p text:style-name="P1"><text:soft-page-break/>4. Denn was vor er geschrieben worden,</text:p>
      <text:p text:style-name="P1">das ist uns zur Le re vorher geschrieben,</text:p>
      <text:p text:style-name="P1">auf daß wir durch die Geduld und den</text:p>
      <text:p text:style-name="P1">Trost der Schriften die Hoffnung haben.</text:p>
      <text:p text:style-name="P1">C. !-, es. 2 . «. »Cok. «0, «.</text:p>
      <text:p text:style-name="P1">H. Aber der Gott der Geduld des</text:p>
      <text:p text:style-name="P1">Trostes verleihe euch, Eines Sinnes unter</text:p>
      <text:p text:style-name="P1">shIand-tz.Ul-is?-»Sei Cx)xiß0-Jpfu2,e-«.2«ie;»;</text:p>
      <text:p text:style-name="P1">6. damit ihr einmiithig mit Einem Munde</text:p>
      <text:p text:style-name="P1">Gott, den Vater unsers Her«rn»Je,su Chxiski,.</text:p>
      <text:p text:style-name="P1">preisen Apg.4,2«.</text:p>
      <text:p text:style-name="P1">7. Darum nehrnet.cinander auf, gleichwie</text:p>
      <text:p text:style-name="P1">auch Christus«euch aufgenommen hat«,zn«r</text:p>
      <text:p text:style-name="P1">Ehre Gottes. <text:s/>«</text:p>
      <text:p text:style-name="P1">8. Jch sage aber, daß Jesus Christus ein</text:p>
      <text:p text:style-name="P1">Diener der Beschneidung geworden ist der«</text:p>
      <text:p text:style-name="P1">Wahrhaftigkeit Gottes wegen, um die Ber-</text:p>
      <text:p text:style-name="P1">heißungen der Väter zu bestätigen;</text:p>
      <text:p text:style-name="P1">Mam,. «5, 24. 20, 28.</text:p>
      <text:p text:style-name="P1">9. und daß die Heiden um der Barmher-</text:p>
      <text:p text:style-name="P1">igkeit willen Gott preisen , wie gefchrieben</text:p>
      <text:p text:style-name="P1">steht: ,,Darum will ich dich bekennen unter</text:p>
      <text:p text:style-name="P1">den Heiden und deinem Namen lobsingen.«</text:p>
      <text:p text:style-name="P1">Pf. «8, 5o.</text:p>
      <text:p text:style-name="P1">10. Und wiederum spricht er: »Freuet euch,</text:p>
      <text:p text:style-name="P1">ihr Heiden,1nitseinem Volke!« I. M-s 32,43.«</text:p>
      <text:p text:style-name="P1">U. Und wiederum: ,,Lobet den Herrn, alle</text:p>
      <text:p text:style-name="P1">Heiden, und preiset ihn, alle Völker!«</text:p>
      <text:p text:style-name="P1">Pf·-«7, i.</text:p>
      <text:p text:style-name="P1">12. Und wiederum fa t Jesajas: ,,Es</text:p>
      <text:p text:style-name="P1">wird sein die Wurzel Jesie’s, und der auf-</text:p>
      <text:p text:style-name="P1">steht, über die Heiden u herrschen; auf ihn</text:p>
      <text:p text:style-name="P1">werden die Heiden hoffen«</text:p>
      <text:p text:style-name="P1">Jcs, ««, «. «o. M-any. «2« 2«.</text:p>
      <text:p text:style-name="P1">- 13. Der Gott der Hoffnung aber erfülle</text:p>
      <text:p text:style-name="P1">euch mit aller Freude und Frieden durch</text:p>
      <text:p text:style-name="P1">den Glauben, damit ihr reich seid in der</text:p>
      <text:p text:style-name="P1">Zoffnung, durch die Kraft des heiligen</text:p>
      <text:p text:style-name="P1">ettes! E.-J, «. 2.</text:p>
      <text:p text:style-name="P1">II. 14. Ich bin aber UT selbst, meine</text:p>
      <text:p text:style-name="P1">Brüder! euerthalben versi ert, daß auch</text:p>
      <text:p text:style-name="P1">ihr voll Güte seid, erfüllt mit aller Er-</text:p>
      <text:p text:style-name="P1">kenntnis; und fähig, auch einander zu .er-</text:p>
      <text:p text:style-name="P1">mahnen. 2. Ver. «, «2.</text:p>
      <text:p text:style-name="P1">15. Doch habe ich euch, ihr Brüder! u</text:p>
      <text:p text:style-name="P1">Theil freimüthiger geschrieben, um iu3</text:p>
      <text:p text:style-name="P1">weiter zu erinnein, kraft der Gnade, die mir</text:p>
      <text:p text:style-name="P1">von Gott verliehen ist,</text:p>
      <text:p text:style-name="P1">16. daß ich sei ein Diener Jesu Christi für</text:p>
      <text:p text:style-name="P1">die Heiden, der den heiligen Dienst des</text:p>
      <text:p text:style-name="P1">Evangeliums Gottes l-erricht»et, damit das</text:p>
      <text:p text:style-name="P1">Opfer der eiden wohl efällcg werde, ge-</text:p>
      <text:p text:style-name="P1"><text:soft-page-break/>h-eil1get im eiliEen Geiste.</text:p>
      <text:p text:style-name="P1">- ·««,«3.«2,«. Jef.66,2o.</text:p>
      <text:p text:style-name="P1">17. Darum d·arg ich mich rühmen in Christo</text:p>
      <text:p text:style-name="P1">Iesu, was Gott etrifft. 2. Cpk.«,«2—«4·</text:p>
      <text:p text:style-name="P1">18. Denn ich werde mich nicht unterstehen,</text:p>
      <text:p text:style-name="P1">von etwas zu reden, das nicht Chritus</text:p>
      <text:p text:style-name="P1">durch mich gewirkt hat, dieselben zum Ge7</text:p>
      <text:p text:style-name="P1">horsam zu bringen, durch ort und That«</text:p>
      <text:p text:style-name="P1">2. Cor. Z, Z. is, S. Rom. J, S.</text:p>
      <text:p text:style-name="P1">19. durch Kraft der Zei en und Wunde»</text:p>
      <text:p text:style-name="P1">durch Kra t des Geistes Gottes, so daß is</text:p>
      <text:p text:style-name="P1">von Jeru alem an und rings umher Jus</text:p>
      <text:p text:style-name="P1"/>
      <text:p text:style-name="P1"/>
      <text:p text:style-name="P1"/>
      <text:p text:style-name="P1">Cnp. -"tY5. -an -die Römer( "««"«»'-V C-ab. 16Ii USE?</text:p>
      <text:p text:style-name="P1">nach Jllgrie:"i das Evangelium Christi er-</text:p>
      <text:p text:style-name="P1">füllet hu e. 2.·Cok..i2,c2. A .44,·:z.</text:p>
      <text:p text:style-name="P1">2(·). Ich besleis;e mich aber, ciFso das Evan-</text:p>
      <text:p text:style-name="P1">gelium zu predigen, nicht da, wo Christi</text:p>
      <text:p text:style-name="P1">?ame schon bekannt war, damit ich nicht</text:p>
      <text:p text:style-name="P1">auf fremden Grund baue, 2. C-r. co, is.-is.</text:p>
      <text:p text:style-name="P1">21. sondern wie geschrieben steht: ,,Denen</text:p>
      <text:p text:style-name="P1">nicht davon verkündigt worden, die sollen</text:p>
      <text:p text:style-name="P1">es sehen, und die es nicht gehört haben,</text:p>
      <text:p text:style-name="P1">sollen es vernehmen« Jcs. 52, is.</text:p>
      <text:p text:style-name="P1">1ll. 22. Darum bin ich auch öfters ver-</text:p>
      <text:p text:style-name="P1">hindert worden, zu euch zu kommen. C. c, is.</text:p>
      <text:p text:style-name="P1">23. »Jetzt aber, da ich keine Stätte mehr</text:p>
      <text:p text:style-name="P1">habe in diesen Ländern, wohl aber ein Ver-</text:p>
      <text:p text:style-name="P1">angen, zu euch zu kommen, seit vielen</text:p>
      <text:p text:style-name="P1">Jahren, C. more.</text:p>
      <text:p text:style-name="P1">24. so will ich zu euch kommen, wenn ich</text:p>
      <text:p text:style-name="P1">nach Spanien reife; denn ich hoffe euch im</text:p>
      <text:p text:style-name="P1">Durchreisen zusehen und von euch dorthin</text:p>
      <text:p text:style-name="P1">das Geleite u empfan« en, wenn ich vorher</text:p>
      <text:p text:style-name="P1">mich an euch zum Theil werde ersättigt</text:p>
      <text:p text:style-name="P1">haben.</text:p>
      <text:p text:style-name="P1">25. Jetzt aber reife ich nach Jerusalem,</text:p>
      <text:p text:style-name="P1">den Heiligen zu dienen. Apg. 49, ei. 2i, i7.</text:p>
      <text:p text:style-name="P1">26. Denn es hat denen in Macedonien</text:p>
      <text:p text:style-name="P1">und Achaja gzeifallen, eine Hülsleistung zu</text:p>
      <text:p text:style-name="P1">thun für die rmen unter den Heiligen zu</text:p>
      <text:p text:style-name="P1">Jerusalem. Apg. «, 29 :c.</text:p>
      <text:p text:style-name="P1">27. Es hat ihnen gefallen, und sie sind es</text:p>
      <text:p text:style-name="P1">ihnen auch schuldig. Denn wenn die Heiden</text:p>
      <text:p text:style-name="P1">an ihren geistlichen Gütern Theil nahmen,</text:p>
      <text:p text:style-name="P1">so sind sie auch schuldig, ihnen in den leib-</text:p>
      <text:p text:style-name="P1">lichen Gütern Dienst zu leisten. i.Cok. 9, «.</text:p>
      <text:p text:style-name="P1">28. Wenn ich nun dieses werde ausge-</text:p>
      <text:p text:style-name="P1">richiet und ihnen diese Frucht sicher einge-</text:p>
      <text:p text:style-name="P1">händkåt haben, so will ich bei euch durch</text:p>
      <text:p text:style-name="P1"><text:soft-page-break/>nach panien reisen. «</text:p>
      <text:p text:style-name="P1">29. Ich weiß aber, das; ich, wann ich</text:p>
      <text:p text:style-name="P1">Ei euch komme, mit voller Segnung des</text:p>
      <text:p text:style-name="P1">vangeliums Christi kommen werde. C c,c1.</text:p>
      <text:p text:style-name="P1">IV. 3O. Ich ermahne euch aber, ihr Brü-</text:p>
      <text:p text:style-name="P1">der! durch unsern Herrn Jesum Christum</text:p>
      <text:p text:style-name="P1">und durch die Liebe des Geistes, mit mir</text:p>
      <text:p text:style-name="P1">zu ringen im Gebete für mich zu Gott,</text:p>
      <text:p text:style-name="P1">2. Cor. «, «. Ei) .6, is. 49.</text:p>
      <text:p text:style-name="P1">31. auf daß ich errettet werde von den Un-</text:p>
      <text:p text:style-name="P1">gläu·bigen in Judäa, und daß mein Dienst,</text:p>
      <text:p text:style-name="P1">den ich nach Jerusalem verrichte, den Hei-</text:p>
      <text:p text:style-name="P1">ligen wohlgefällig sei;</text:p>
      <text:p text:style-name="P1">2. Tbcss. Z, 4. 2. Apg. R, «. 27 &amp;c.</text:p>
      <text:p text:style-name="P1">32. damit ich mit Freuden zu euch komme</text:p>
      <text:p text:style-name="P1">nach dem Willen Gottes und mich mit euch</text:p>
      <text:p text:style-name="P1">erquicke. C.4, c0.</text:p>
      <text:p text:style-name="P1">33. Der Gott des Friedens aber sei mit</text:p>
      <text:p text:style-name="P1">euch Allen! Amen. C. is,2o. c.Tc,ksL·5, es.</text:p>
      <text:p text:style-name="P1">»« -" : L. Thess. Z, 4 .</text:p>
      <text:p text:style-name="P1">«Eap. XVI. </text:p>
      <text:p text:style-name="P1">l. EmpfthIU11g VI! Pl)-3be. «, 2. "ll. Grüße an</text:p>
      <text:p text:style-name="P1">Gläubige.s-l6. til. Ermahiinng.47—20. lV.Grüße</text:p>
      <text:p text:style-name="P1">von Gläubigeii. 21-24. V.Schliißgebet. 25——27.</text:p>
      <text:p text:style-name="P1">I. 1. Ich empfehle eitel) aber unsere Schwe-</text:p>
      <text:p text:style-name="P1">ster Phi5be, welche Dienerin der Gemeinde</text:p>
      <text:p text:style-name="P1">zuKenchreä ist, i.Tim.5,92c. A;-g.c8,i8.</text:p>
      <text:p text:style-name="P1">2. daß ihr sie anf·nehmet im Herrn, wie</text:p>
      <text:p text:style-name="P1">es den 8eiliqen geziemt und ihr beistehet·in</text:p>
      <text:p text:style-name="P1">jedem eschäfte, worin sie eurer bedarf;</text:p>
      <text:p text:style-name="P1">denn auch sie ward Vielen ein Beistand,</text:p>
      <text:p text:style-name="P1">und auch mir selbst. Phi1, 2, 29. ,</text:p>
      <text:p text:style-name="P1">l1. Z. Griis;et die PriscilIa und den Aqui-</text:p>
      <text:p text:style-name="P1">las«, meine Mitarbeiter in Ch);1isto Zeiger,</text:p>
      <text:p text:style-name="P1">PS· , ·</text:p>
      <text:p text:style-name="P1">4. welche für mein Leben ihren eigenen</text:p>
      <text:p text:style-name="P1">Nacken dargeboten haben, denen nicht allein</text:p>
      <text:p text:style-name="P1">ich danke, sondern auch alle Gemeinden unter</text:p>
      <text:p text:style-name="P1">den . eiden,</text:p>
      <text:p text:style-name="P1">5. End die Gemeinde in ihrem Hause.</text:p>
      <text:p text:style-name="P1">Griißet den Epänetus, meinen Geliebten,</text:p>
      <text:p text:style-name="P1">welcher der E-rftling aus Achaja für Chri-</text:p>
      <text:p text:style-name="P1">stumist. i.Cok.c6, is.</text:p>
      <text:p text:style-name="P1">6. Grüßet die Maria, die viel für uns</text:p>
      <text:p text:style-name="P1">gearbeitet hat.</text:p>
      <text:p text:style-name="P1">7. Grüf;et den Andronicus und Junias,«</text:p>
      <text:p text:style-name="P1">meine Verwandten und Mitgesaligenen,</text:p>
      <text:p text:style-name="P1">welche unter den Aposteln rühmlich be-</text:p>
      <text:p text:style-name="P1">kannt sind, welche auch vor mir in Christo</text:p>
      <text:p text:style-name="P1">gewesen sind.</text:p>
      <text:p text:style-name="P1">8. Grüßet den Amplias, meinen Gelieb-</text:p>
      <text:p text:style-name="P1">ten ini Herrn.</text:p>
      <text:p text:style-name="P1"><text:soft-page-break/>9. Grüßet den Urbanus, unsern Mit-</text:p>
      <text:p text:style-name="P1">arbeiter in Christo, und den Stachys, mei-</text:p>
      <text:p text:style-name="P1">nen Geliebten.</text:p>
      <text:p text:style-name="P1">10. Gri"if;et den Apelles, den Bewcihrteu</text:p>
      <text:p text:style-name="P1">in Christo. Grüßet die von dem Hause des</text:p>
      <text:p text:style-name="P1">Aristobiilus.</text:p>
      <text:p text:style-name="P1">11. Grüs;et den Herodion, meinen Ver-</text:p>
      <text:p text:style-name="P1">wandten. Grüßet die vom Hause des Nar-</text:p>
      <text:p text:style-name="P1">cissus, die im Herrn sind.</text:p>
      <text:p text:style-name="P1">12. Grüßet die Tryphäna uiid Tryphosa,</text:p>
      <text:p text:style-name="P1">die im Herrn arbeiten. Grüßet die Persis,</text:p>
      <text:p text:style-name="P1">die Geliebte, die viel gearbeitet hat im Herrn.</text:p>
      <text:p text:style-name="P1">13. Grüßet den Rufus, den Auserwähl-</text:p>
      <text:p text:style-name="P1">ten im Herrn, und s eine und meine Mutter.</text:p>
      <text:p text:style-name="P1">Matt 45, A.</text:p>
      <text:p text:style-name="P1">14. Grüßet den Asyncritus, den Phlegon,</text:p>
      <text:p text:style-name="P1">den Hermas, den Patrobas, den Hermes</text:p>
      <text:p text:style-name="P1">und die Brüder bei ihnen.</text:p>
      <text:p text:style-name="P1">15. G-rüßet den Philolocgus und Julius,</text:p>
      <text:p text:style-name="P1">den Nereus und seine S )wester und den</text:p>
      <text:p text:style-name="P1">Olympas und alle Heiligen bei ihnen.</text:p>
      <text:p text:style-name="P1">16. Grüßet einander mit dem heiligen</text:p>
      <text:p text:style-name="P1">Ku e. Es rüßen euch die Gemeinden</text:p>
      <text:p text:style-name="P1">ss g</text:p>
      <text:p text:style-name="P1">Christi. c. E·-k. sie, -so. «. suec. ei, c-i.</text:p>
      <text:p text:style-name="P1"/>
      <text:p text:style-name="P1"/>
      <text:p text:style-name="P1"/>
      <text:p text:style-name="P1">»i84 Cap.1. I Die 1.·Epistec St.Pauli » Cap.1.</text:p>
      <text:p text:style-name="P1">III. 17. Ich ermahne eu·ch aber, ihr Brü-</text:p>
      <text:p text:style-name="P1">der! Acht zu haben auf diejenigen, welche,</text:p>
      <text:p text:style-name="P1">zuwider der Lehre, die ihr Ase ernt.shabet,</text:p>
      <text:p text:style-name="P1">die Entzweiuugen und die ergerni e an-</text:p>
      <text:p text:style-name="P1">richten, nnd weiehet dieselben aus. .-</text:p>
      <text:p text:style-name="P1">M.:ith.7,i5:c. Phii.s,2. i.Tim.6,3—»-5.</text:p>
      <text:p text:style-name="P1">Tit. Z, io:c.</text:p>
      <text:p text:style-name="P1">18. Denn solche dienen unserm Herrn Jesu</text:p>
      <text:p text:style-name="P1">Christo nicht, sondern ihrem Bauche, und</text:p>
      <text:p text:style-name="P1">durch süße Worte und Schmeichelreden ver-</text:p>
      <text:p text:style-name="P1">führen sie die Gemiither der Unschuldigen.</text:p>
      <text:p text:style-name="P1">Phii.3,i8.i9. 2,Pct 2,i.i42c. Cs1.2,i.</text:p>
      <text:p text:style-name="P1">19. Denn euer Gehorsam ist Jedermann</text:p>
      <text:p text:style-name="P1">bekannt geworden; darum freue ich nii·ch</text:p>
      <text:p text:style-name="P1">euerthalben, ich wünsche aber, daß ihr weise</text:p>
      <text:p text:style-name="P1">seid zum Guten, aber einfältig zum Bösen.</text:p>
      <text:p text:style-name="P1">C.i,8. M«sith.io,is. i.Cok.i4,2o.</text:p>
      <text:p text:style-name="P1">20. Der Gott des Friedens aber wird den</text:p>
      <text:p text:style-name="P1">Satan unter euere Füße zertreten in Bälde.</text:p>
      <text:p text:style-name="P1">Die Gnade unsers Herrn Jesu Christi sei</text:p>
      <text:p text:style-name="P1">mit euchl C. is, s3. i. M-s. Z, is.</text:p>
      <text:p text:style-name="P1">IV. 21. Es grüßen euch Tiinotheus, mein</text:p>
      <text:p text:style-name="P1">Mitarbeiter, und Lucins und Jason und</text:p>
      <text:p text:style-name="P1"><text:soft-page-break/>Sosipater, meine Verwandten.</text:p>
      <text:p text:style-name="P1">A .-is, i :c. is i. i7 5. 20 4.</text:p>
      <text:p text:style-name="P1">22·. Ich, Tertius, der diesen Brief ge·</text:p>
      <text:p text:style-name="P1">schrieben, grüße euch im Herrn. Jek. se, i.</text:p>
      <text:p text:style-name="P1">v23s. Es grüßt euch Gajus, mein und der</text:p>
      <text:p text:style-name="P1">Fnzen Gemeinde Wirth. Es åriißt euch</text:p>
      <text:p text:style-name="P1">rastus, der Verwalter der tadt und</text:p>
      <text:p text:style-name="P1">Quartus, der Bruder. " « " «</text:p>
      <text:p text:style-name="P1">4.Cor. I, «-S. 2. Tim. 4, 20.</text:p>
      <text:p text:style-name="P1">24. Die Gnade unsers Herrn Jesu Christi</text:p>
      <text:p text:style-name="P1">sei mit euch Allen! Amen. i. C-k. io,93.</text:p>
      <text:p text:style-name="P1">V. 25. Dem aber, der euch stärken kann</text:p>
      <text:p text:style-name="P1">nach meinem Evangelium und der Predigt</text:p>
      <text:p text:style-name="P1">Jesu Christi, nach der Offenbarung des</text:p>
      <text:p text:style-name="P1">Geheininisses, we ches in den Zeiten der</text:p>
      <text:p text:style-name="P1">Welt verschwiegen war, "</text:p>
      <text:p text:style-name="P1">T. Thess. ,8. Col. i, As. Hi . Pei. i,20.</text:p>
      <text:p text:style-name="P1">26. nun aber ans Licht gebracht und durch</text:p>
      <text:p text:style-name="P1">die prophetis chen Schriften nach dem Befehl</text:p>
      <text:p text:style-name="P1">des ewigeiiGottes zum Gehorsam imGlau-</text:p>
      <text:p text:style-name="P1">ben allen Heiden kundgethan worden,</text:p>
      <text:p text:style-name="P1">Ei-h. Z, U-.</text:p>
      <text:p text:style-name="P1">27. dem allein weisen Gott durch Jesum</text:p>
      <text:p text:style-name="P1">Christum, ihmsei Ehre in Ewigkeit! Amen.</text:p>
      <text:p text:style-name="P1">C.ii se. i.Tim.i i7.</text:p>
      <text:p text:style-name="P1">PS f s i T !</text:p>
      <text:p text:style-name="P1">Die l.Episiel St.Pauli an die Corinther. «</text:p>
      <text:p text:style-name="P1">« Cap.1. H .</text:p>
      <text:p text:style-name="P1">I. Gruß des Paulus- 1——3. il. Dankfagung für</text:p>
      <text:p text:style-name="P1">die den Corinthem er:-oiesenc Gnade. 4—9. III. W»</text:p>
      <text:p text:style-name="P1">nung vor Parteisucht und salsc-hekWeisheit· 10—31.</text:p>
      <text:p text:style-name="P1">I. 1. Paulus, berufener Apostel Jesu</text:p>
      <text:p text:style-name="P1">Christi durch den Willen Gottes, und Sost-</text:p>
      <text:p text:style-name="P1">helles, der Bruder, CpI,4,4, Apg»-i8»47«</text:p>
      <text:p text:style-name="P1">2. an die Gemeinde Gottes, die zu C orinth</text:p>
      <text:p text:style-name="P1">ist, an die Geheiligten in Christo Iesu, die</text:p>
      <text:p text:style-name="P1">berufenen Heiligen, sammt allen denen, die</text:p>
      <text:p text:style-name="P1">aller Orten den Namen unsers Herrn Jesu</text:p>
      <text:p text:style-name="P1">Christi anrnfen, ja ihres und unsers Herrn.</text:p>
      <text:p text:style-name="P1">. Apg.i8, l te. Joh.i7,19. Rom.i,7·</text:p>
      <text:p text:style-name="P1">Z. Gnade sei mit euch und Friede von</text:p>
      <text:p text:style-name="P1">Gott, unserm Vater und dem Herrn Jesu</text:p>
      <text:p text:style-name="P1">Christo! Epy« H· » » «</text:p>
      <text:p text:style-name="P1">lI.t 4. Ich danke.rneinem Gott allezeit</text:p>
      <text:p text:style-name="P1">cuertwe en für die Gnade Gottes, die euch</text:p>
      <text:p text:style-name="P1">in Christo Jesu gegeben ist; Rz;m. 1,,8,</text:p>
      <text:p text:style-name="P1">5. daß ihr in allen Stücken durch Fu</text:p>
      <text:p text:style-name="P1">reich geworden seid, in aller Lehre und a er</text:p>
      <text:p text:style-name="P1">Erkenntnis. C-)1.i,9. io. -</text:p>
      <text:p text:style-name="P1">6. Wie denn das Zeugniß von Christo</text:p>
      <text:p text:style-name="P1">unter euch befestigt worden ist,</text:p>
      <text:p text:style-name="P1">7. so daß ihr keinen Mangel habet an</text:p>
      <text:p text:style-name="P1"><text:soft-page-break/>irgend einer Gnadengabe und wartet auf</text:p>
      <text:p text:style-name="P1">die Offenbarung unsers Herrn JY(ähr;sti,</text:p>
      <text:p text:style-name="P1">i . , 4 . F</text:p>
      <text:p text:style-name="P1">8. welcher euch auch befestigen wird bis ans</text:p>
      <text:p text:style-name="P1">Ende, das; ihr unsträflich seid an dem Tage</text:p>
      <text:p text:style-name="P1">unsers Herrn Jesu Christi. .-</text:p>
      <text:p text:style-name="P1">Phii.i,6.i0.ii. -i.Thess.5,23.24. ,</text:p>
      <text:p text:style-name="P1">9. Gott ist getreu, d«urch den ihr berufen</text:p>
      <text:p text:style-name="P1">seid zur Gemeinschaft seines Sohnes Jesu</text:p>
      <text:p text:style-name="P1">Christi, unsers Herrn. C. in, i3.2.Tim.i,9. -</text:p>
      <text:p text:style-name="P1">llI. 10. Ich ermahne euch aber, ihr Brü-</text:p>
      <text:p text:style-name="P1">der! durch den Namen nnsers Herrn Jesu</text:p>
      <text:p text:style-name="P1">Christi, daß ihr alle einerlei Rede führet,</text:p>
      <text:p text:style-name="P1">und nicht Spaltungen unter euch seien, s on-</text:p>
      <text:p text:style-name="P1">dern daß ihr zusammen ftimmet in Einem</text:p>
      <text:p text:style-name="P1">Sinne und Einer Meinung. ·</text:p>
      <text:p text:style-name="P1">C. ii, is. Rom. i5,5. Phii.2, i. I,</text:p>
      <text:p text:style-name="P1">11. Denn es ist mir von euch kund ge-</text:p>
      <text:p text:style-name="P1">worden, meine Brüdert durch der Ch oe</text:p>
      <text:p text:style-name="P1">Hausgenossen, daß Streitigkeiten unter euch</text:p>
      <text:p text:style-name="P1">sind. C. J, Z ».</text:p>
      <text:p text:style-name="P1">12. Ich meine aber das, daß Jeder aus</text:p>
      <text:p text:style-name="P1">euch spricht: Ich bin des Paulus, ich aber</text:p>
      <text:p text:style-name="P1">des Apollos, ich aber des Kephas, ich aber</text:p>
      <text:p text:style-name="P1">Christi. «upg. is, ei. J-h.i, 4:;z. «</text:p>
      <text:p text:style-name="P1">13. Jst Christus zer:heilet? Jst"etwa Pau-</text:p>
      <text:p text:style-name="P1">i</text:p>
      <text:p text:style-name="P1"/>
      <text:p text:style-name="P1"/>
      <text:p text:style-name="P1"/>
      <text:p text:style-name="P1">Cap.«I11. an die Corinther. Es« City. t. 2.7! 185</text:p>
      <text:p text:style-name="P1">lus ur en treui et, oder seidi r auf I</text:p>
      <text:p text:style-name="P1">· ch ge 3’g · ·h</text:p>
      <text:p text:style-name="P1">«Pauflus Namen getauft worden ?</text:p>
      <text:p text:style-name="P1">14. Jch danke Gott, daß ich Niemand von</text:p>
      <text:p text:style-name="P1">euch getauft habe, außer Crifpus und Ga-</text:p>
      <text:p text:style-name="P1">jus, As-g. is« 8. Rom. is, es. » «</text:p>
      <text:p text:style-name="P1">1ts). damit nicht Jemand sage, ich habe auf</text:p>
      <text:p text:style-name="P1">meinen Namen getauft.</text:p>
      <text:p text:style-name="P1">is. Doch habe ich «u»ch·des·Stephaligs</text:p>
      <text:p text:style-name="P1">Haus getauft; soiist weiß ich nicht, das; ich</text:p>
      <text:p text:style-name="P1">tioch Jemand getauft habe. C. is, is. ».</text:p>
      <text:p text:style-name="P1">17. Denn Christus hat mich nicht gesandt</text:p>
      <text:p text:style-name="P1">zu taufen, sondern das Evangelium zu pre-</text:p>
      <text:p text:style-name="P1">digen « nicht mit Weisheit der Rede, damit</text:p>
      <text:p text:style-name="P1">das Kreuz Christi nicht entkräfået2 werde.</text:p>
      <text:p text:style-name="P1">. , 2c.</text:p>
      <text:p text:style-name="P1">18. Denn das Wort vom Kreuze ist zwar</text:p>
      <text:p text:style-name="P1">denen, die verloren gehen, eine Thorheit;</text:p>
      <text:p text:style-name="P1">uns aber, die wir selig werden, ist es eine</text:p>
      <text:p text:style-name="P1">Kraft Gottes. E. i, 23. ei. Rom. «, is.</text:p>
      <text:p text:style-name="P1">19. Denn es st;gt eschriebei1: »Ich will</text:p>
      <text:p text:style-name="P1"><text:soft-page-break/>die Weisheit der cis en vernichten und den</text:p>
      <text:p text:style-name="P1">Verstand der Verständigen verwerfen.« «</text:p>
      <text:p text:style-name="P1">Jes.29, M- Hiob S, «.</text:p>
      <text:p text:style-name="P1">«"20. Wo ist der Weise, wo der Schrift e-</text:p>
      <text:p text:style-name="P1">lehrte,·wo der gelehrte Zänker dieser Weit?</text:p>
      <text:p text:style-name="P1">Hat nicht Gott die Weisheit dieser Welt</text:p>
      <text:p text:style-name="P1">zur Thorheit gemacht? C. 3,"i9.· J2s.19, te.</text:p>
      <text:p text:style-name="P1">2·1. Denn weil die Welt durijh ihre Weis-</text:p>
      <text:p text:style-name="P1">heit Gott in seiner Weisheit nicht erkannte,</text:p>
      <text:p text:style-name="P1">ä; gefiel es Gott, durch die Thorheit der</text:p>
      <text:p text:style-name="P1">redigt selig zu machen, die da glauben.</text:p>
      <text:p text:style-name="P1">» · » · - M«:tii),«, es.</text:p>
      <text:p text:style-name="P1">22. H)?ätnl»ich" die« Juden fordern Zeichen,</text:p>
      <text:p text:style-name="P1">und die Griechen fragen nach Weisheit.</text:p>
      <text:p text:style-name="P1">s.i)iani,,. «, 38. okpg. i7, »i8.32.</text:p>
      <text:p text:style-name="P1">23. Wir aber predigen Christum den Ge-</text:p>
      <text:p text:style-name="P1">kreuzigt-en, den Juden ein Aergerniß, den</text:p>
      <text:p text:style-name="P1">Griechen eine Thorheit. «</text:p>
      <text:p text:style-name="P1">« C- D, 2. M-. Rom. 9, BE? sc.</text:p>
      <text:p text:style-name="P1">24. Den Berufenen selbst aber, sowohl</text:p>
      <text:p text:style-name="P1">Juden als Griechen, predigen wir Christum</text:p>
      <text:p text:style-name="P1">als Gottes Kraft nnd Gottes Weisheit.</text:p>
      <text:p text:style-name="P1">C. i.-is. e, 5. C-i.2, 3.</text:p>
      <text:p text:style-name="P1">25. Denn« das Thbrichte von Gott ist</text:p>
      <text:p text:style-name="P1">weiser als die Melischen, und das Schwache</text:p>
      <text:p text:style-name="P1">von Gott ist stärker als die Menschen.</text:p>
      <text:p text:style-name="P1">26. Denn sehet eure Berufiing an, ihr</text:p>
      <text:p text:style-name="P1">Bri»ider! Es sind· nicht viele Weise nach dem</text:p>
      <text:p text:style-name="P1">Fleische, nicht viele Gewaltige, nicht viele</text:p>
      <text:p text:style-name="P1">Edle, Joi,. 7, is. 49".</text:p>
      <text:p text:style-name="P1">27. sondern was th’oricht ist vor »der Welt,</text:p>
      <text:p text:style-name="P1">das hat Gott erwählt, damit er die Weisen</text:p>
      <text:p text:style-name="P1">zu Schanden mache; und was s chwach ist vor</text:p>
      <text:p text:style-name="P1">der Welt, das hat Gott erwählt, damit er die</text:p>
      <text:p text:style-name="P1">Starken zu Schanden mache; Juni, i—-is.</text:p>
      <text:p text:style-name="P1">28. und was unedel ist vor der Welt und</text:p>
      <text:p text:style-name="P1">was derachtet, das hat-Gott erwählt, und</text:p>
      <text:p text:style-name="P1">das,-was nicht ist, auf daß er das, 1vasist,</text:p>
      <text:p text:style-name="P1">zu nichte mache, Gar· s, Z, -</text:p>
      <text:p text:style-name="P1">29. damit kein Fleisch sich rühmen möge</text:p>
      <text:p text:style-name="P1">vor Gott. »Es-i-. 2,9. ·Ikj.40, is.</text:p>
      <text:p text:style-name="P1">30. Aus ihm aber seid ihr in Christo Jesu,</text:p>
      <text:p text:style-name="P1">NR uns» von Gott Cgeniacht worden ist</text:p>
      <text:p text:style-name="P1">zur· · eisheit und zur erechigkeit und zur</text:p>
      <text:p text:style-name="P1">Heiligung und zur Erlösung; «</text:p>
      <text:p text:style-name="P1">C-.4,2 . Jer.23, 6. 2.Cot.5,24. ·heb.2,«.</text:p>
      <text:p text:style-name="P1">in-3m.:«i,2-i. Eis(-.i,7.</text:p>
      <text:p text:style-name="P1">St. auf daß, wie geschrieben steht: »Wer</text:p>
      <text:p text:style-name="P1">sich rühmen will, der rühme siih im Herrn«</text:p>
      <text:p text:style-name="P1">Jer. 9, W. 24. D. Cor. -l0, -t7.</text:p>
      <text:p text:style-name="P1">- C-ad. l"l.</text:p>
      <text:p text:style-name="P1">l. Paulus predigt nicht die Weisheit der Welt</text:p>
      <text:p text:style-name="P1"><text:soft-page-break/>mit Worten nienschlichet Bercdsamkeit, sondern die</text:p>
      <text:p text:style-name="P1">Weisheit Gottes mit Worten des Geistes« O—-16.</text:p>
      <text:p text:style-name="P1">1. Und auch ich, da ich «u euch kam, ihr</text:p>
      <text:p text:style-name="P1">Brüder! kam nicht mit hohen Worten oder</text:p>
      <text:p text:style-name="P1">hoher Weisheit, euch das Zeugnis; Gottes</text:p>
      <text:p text:style-name="P1">zu verkündigen. C. i, H. i. Je-h. S, 9.</text:p>
      <text:p text:style-name="P1">2. Denn ich beschloß nichts Anderes unter</text:p>
      <text:p text:style-name="P1">euch zu wis(En, als nur Jesum Christum und</text:p>
      <text:p text:style-name="P1">zwar den ekreuzigteti. C.i5,3. G«t«.6,-it. -</text:p>
      <text:p text:style-name="P1">Z. Und ich war in Schwachheit und Furcht</text:p>
      <text:p text:style-name="P1">und vieler Zaghaftigteit bei euch.</text:p>
      <text:p text:style-name="P1">Apg.48,9. «2.Cor.io,i0.ii,3o.</text:p>
      <text:p text:style-name="P1">4. Und meine Rede und meine Predigt be-</text:p>
      <text:p text:style-name="P1">stand nicht in äberredenden Worten mensch-</text:p>
      <text:p text:style-name="P1">licher Weisheit, sondern in Erweisung des</text:p>
      <text:p text:style-name="P1">Geistes und der Kraft, i. Thcff. i, Z. ;</text:p>
      <text:p text:style-name="P1">5. damit euer Glaube nicht aus Menschen-</text:p>
      <text:p text:style-name="P1">weisheit, sondern aus Gottes H-"rgft«l;e;i;he,«</text:p>
      <text:p text:style-name="P1">S. Wir reden freilich Weisheit vor den«</text:p>
      <text:p text:style-name="P1">Vollkommenen und nicht Weisheit dieser</text:p>
      <text:p text:style-name="P1">Welt, auch nicht der Obersten dieser Welt,</text:p>
      <text:p text:style-name="P1">welche zu nichte werden; « " - i - «</text:p>
      <text:p text:style-name="P1">7· sondern wir reden Gottes Weisheit ins</text:p>
      <text:p text:style-name="P1">Geheiinnisse, die verborgene, w-elche Gott!</text:p>
      <text:p text:style-name="P1">von Ewi·keit her zu unserer Herrlichkejt</text:p>
      <text:p text:style-name="P1">vorher bestimmt hat, s.1is.3i,8. E-po.3,8.9. Z,</text:p>
      <text:p text:style-name="P1">8. wel e keiner der Obersten dieser Welt,</text:p>
      <text:p text:style-name="P1">erkannt at: (denn hätten sie dieselbe er-,</text:p>
      <text:p text:style-name="P1">—kannt, so hätten sie nicht den Herrn der</text:p>
      <text:p text:style-name="P1">Herrlichkeit gekreuzigt ;) Apg. is, 27. 3, i7. »«</text:p>
      <text:p text:style-name="P1">9. sondern wie geschrieben steht: »Was</text:p>
      <text:p text:style-name="P1">kein Auge gesehen und kein Ohr gehör"eY</text:p>
      <text:p text:style-name="P1">und in keines Menschen Herz aufgestiegeJ</text:p>
      <text:p text:style-name="P1">ist, das hat Gott bereitet denen, die il)</text:p>
      <text:p text:style-name="P1">lieben.« J2s» se, 4» s i </text:p>
      <text:p text:style-name="P1">10. Uns aber hat Gott es geossenbaret</text:p>
      <text:p text:style-name="P1">durch seinen Geist; denn der Geist ersorschet-</text:p>
      <text:p text:style-name="P1">Alles, auch die Tiefen Gottes. « -I</text:p>
      <text:p text:style-name="P1"><text:s/>Joh.46- Es- Dan..-,!a2.Js»i</text:p>
      <text:p text:style-name="P1"/>
      <text:p text:style-name="P1"/>
      <text:p text:style-name="P1"/>
      <text:p text:style-name="P1">C-sc Cap. 2. A. « Die I. eGpiisbe-l St. t1iaUli 1Cap. B.</text:p>
      <text:p text:style-name="P1">il. Denn welcher Mens3weiß, was im</text:p>
      <text:p text:style-name="P1">Menschen ist, als nur-der eist des Men-</text:p>
      <text:p text:style-name="P1">schen, der in ihm ist? Also weiß auch Nie-</text:p>
      <text:p text:style-name="P1">mand, was in Gott ist, als nur der Geist</text:p>
      <text:p text:style-name="P1">-Gottes. </text:p>
      <text:p text:style-name="P1">12. Wir aber haben nicht den"Geist der</text:p>
      <text:p text:style-name="P1">Welt empfangen, sondern den Geist aus</text:p>
      <text:p text:style-name="P1">Gott, damit wir wissen mögen, was uns</text:p>
      <text:p text:style-name="P1">von-Gott geschenkt ist. miim.8,45. 2.«1;ei. «, Z.</text:p>
      <text:p text:style-name="P1"><text:soft-page-break/>13. Und das reden wir auch, nicht mit</text:p>
      <text:p text:style-name="P1">Worten, von menschlicher Weisheit eleh.rt,</text:p>
      <text:p text:style-name="P1">sondern mit Worten, gelehrt vom heiligen</text:p>
      <text:p text:style-name="P1">Geiste, also daß wir geistliche Dinge mit</text:p>
      <text:p text:style-name="P1">geistlichen vergleichen. C.2, -s.4. 2.P-t.4,21.</text:p>
      <text:p text:style-name="P1">14. Der fleischlich gesinnte Mens3 aber</text:p>
      <text:p text:style-name="P1">sasset die Dinge nicht, die des Geistes ottes</text:p>
      <text:p text:style-name="P1">sind, denn sie sind ihm eine Thorheit; und</text:p>
      <text:p text:style-name="P1">er kann sie nicht erkennen, denn sie werden</text:p>
      <text:p text:style-name="P1">geistlich beurtheilt. C. -i, 23. Many. is, ».</text:p>
      <text:p text:style-name="P1">Jud.si9. Joh.i4,47.</text:p>
      <text:p text:style-name="P1">15. Der geistliche aber beurtheilt zwar</text:p>
      <text:p text:style-name="P1">Alles, er selbst aber wird von Keinem be-</text:p>
      <text:p text:style-name="P1">urtheilt. «. Joh.2,2o. «</text:p>
      <text:p text:style-name="P1">16. ,,Denn wer hat den Sinn des Herrn</text:p>
      <text:p text:style-name="P1">erkannt, welcher ihn unterweise ?« Wir aber</text:p>
      <text:p text:style-name="P1">haben den Sinn Christi. Jcs. 4o,i:;. Jer--23,4»8.</text:p>
      <text:p text:style-name="P1">Cap. ll1.</text:p>
      <text:p text:style-name="P1">I. Die Parteiungen der Cokinther. «—-B. il. Die</text:p>
      <text:p text:style-name="P1">christlichen Lehrer sind nur Diener und Gottes Mit-</text:p>
      <text:p text:style-name="P1">arbeiter und fiir ihr Werk verantwortlich. 5—47.</text:p>
      <text:p text:style-name="P1">Ill. Warnung vor eingebildeter Weisheit. 4s——23.</text:p>
      <text:p text:style-name="P1">I. I. Und ich, ihr Brüder! konnte mit</text:p>
      <text:p text:style-name="P1">euch nicht reden als mit Geistlichen, sondern</text:p>
      <text:p text:style-name="P1">als mit Fleischlichen, als mit Unmündigen</text:p>
      <text:p text:style-name="P1">in Christo. C. D, «. Joh. is, -Ia. »</text:p>
      <text:p text:style-name="P1">2. Jch habe euch Milch zutrinken gegeben</text:p>
      <text:p text:style-name="P1">Und nicht Speise; denn ihr oer1no"chtet es</text:p>
      <text:p text:style-name="P1">noch nicht, ja ihr verm’öget es auch jetzt not-h</text:p>
      <text:p text:style-name="P1">nicht, denn ihr seid noch f1cischlich.</text:p>
      <text:p text:style-name="P1">« Hob. S, t2 :c. 4. Pet. Z, 2.</text:p>
      <text:p text:style-name="P1">Z. Denn so lange unter euch Eifer und</text:p>
      <text:p text:style-name="P1">. ank und S-paltungen sind, seid ihr da nicht</text:p>
      <text:p text:style-name="P1">eischlich, und wandelt nach menschlicher</text:p>
      <text:p text:style-name="P1">esse? C.4,40.«. G.21.5,«9.2o. J«k.3, i4-is.</text:p>
      <text:p text:style-name="P1">4. Denn wenn Einer sagt: Ich bin des</text:p>
      <text:p text:style-name="P1">Fanlus, ein Anderer aber: Ich des Apol-</text:p>
      <text:p text:style-name="P1">« s, seid ihr nicht fleischlich? C.4, te.</text:p>
      <text:p text:style-name="P1">II. 5. Wer ist denn Paulus? wer ist</text:p>
      <text:p text:style-name="P1">Apollos? Diener sind sie, durch die ihr</text:p>
      <text:p text:style-name="P1">gläubig geworden seid, C.z,4. «</text:p>
      <text:p text:style-name="P1">B. und zwar so wie der Herr es einem</text:p>
      <text:p text:style-name="P1">Jeden gegeben hat. Ich habe gepflanze«t,</text:p>
      <text:p text:style-name="P1">Apollos hat begossen, Gott aber hat das</text:p>
      <text:p text:style-name="P1">Gedelhen gegeben. C. qui. A;-g. is, 27. 49,«.</text:p>
      <text:p text:style-name="P1">«7. Also ist we»der,- der ida pflanzkt,—-Oriac,</text:p>
      <text:p text:style-name="P1">noch der da begceßet,sson-denn G-ott,.:de:rsdas</text:p>
      <text:p text:style-name="P1">Gedethengi1).t. . « »</text:p>
      <text:p text:style-name="P1">-S. Der aber pftan t und »der begießet,</text:p>
      <text:p text:style-name="P1">sind Eins; Jeder ab; wird seinen Lohn</text:p>
      <text:p text:style-name="P1">empfangen je nach seiner Arbeit,</text:p>
      <text:p text:style-name="P1">C.4, s. -13s.e2, 4·3.</text:p>
      <text:p text:style-name="P1"><text:soft-page-break/>9. Denn Gottes Mitarbeiter sind wir;</text:p>
      <text:p text:style-name="P1">Gottes Ackerfeld, Gottes Gebäude seid</text:p>
      <text:p text:style-name="P1">ihr. Z. C-k.e,4.4»o. -</text:p>
      <text:p text:style-name="P1">10. Nach der mir verliehenen Gnade</text:p>
      <text:p text:style-name="P1">Gottes habe ich als ein weiser Baumeister</text:p>
      <text:p text:style-name="P1">den Grund gelegt; ein Anderer nun baut</text:p>
      <text:p text:style-name="P1">darauf fort. Ein Jeder aber sehe zu, wie</text:p>
      <text:p text:style-name="P1">er darauf baue. C. is, 40. Rom. is, ro.</text:p>
      <text:p text:style-name="P1">11. Denn einen andern Grund mag Nie-</text:p>
      <text:p text:style-name="P1">mand legen außer dem, der gelegt ist, welcher</text:p>
      <text:p text:style-name="P1">ist Jesus Christus· C.»i,22. 4.Pkt.2,4.e.</text:p>
      <text:p text:style-name="P1">Apg.4,-II.«i2. Eph.2,20,</text:p>
      <text:p text:style-name="P1">12. Wenn aber Jemand auf diesen Grund</text:p>
      <text:p text:style-name="P1">bauet Gold, Silber, Edelgestein, Holz,</text:p>
      <text:p text:style-name="P1">Gras, Stoppeln-; »</text:p>
      <text:p text:style-name="P1">13. so wird eines Jeden Werk offenbar</text:p>
      <text:p text:style-name="P1">werden, denn der Tag wird es klar machen,</text:p>
      <text:p text:style-name="P1">weil er durchs Feuer eosfenbaret wird;</text:p>
      <text:p text:style-name="P1">und wie eines Jeden Vgerk beschaffen sei,</text:p>
      <text:p text:style-name="P1">wird das Feuer bewähren. -</text:p>
      <text:p text:style-name="P1">14· Wird Jemandes Werk, das er darauf</text:p>
      <text:p text:style-name="P1">gebaut hat, bleiben, so wird er Lohn</text:p>
      <text:p text:style-name="P1">empsa3gen.</text:p>
      <text:p text:style-name="P1">15. » ird Iemandes Werk Verbrennen,</text:p>
      <text:p text:style-name="P1">so wird er-Schaden leiden; er selbst aber</text:p>
      <text:p text:style-name="P1">wird selig werden, doch so wie durchs</text:p>
      <text:p text:style-name="P1">Feuer. Jud. es. </text:p>
      <text:p text:style-name="P1">16. Wisset ihr nicht, daß ihr Gottes Tempel</text:p>
      <text:p text:style-name="P1">seid und der Geist Gottes in cuch wohnet ?</text:p>
      <text:p text:style-name="P1">C.t3, 49. N-3m.8,.9.</text:p>
      <text:p text:style-name="P1">17. So Jemand den Tempel Gottes ver-</text:p>
      <text:p text:style-name="P1">derbt, den wird Gott auch verderben; denn</text:p>
      <text:p text:style-name="P1">der TempelGottes ist heilig, und der seid ihr.</text:p>
      <text:p text:style-name="P1">III. 18. Niemand betrüge sich selbst. So</text:p>
      <text:p text:style-name="P1">Jemand sich unter euch weise zu sein dünkt</text:p>
      <text:p text:style-name="P1">in dieser Welt, der werde ein Thor, auf</text:p>
      <text:p text:style-name="P1">daß er weise werde. S;-k. s,5.7. o-.iim.4-2,4s.</text:p>
      <text:p text:style-name="P1">t. Cor. 4, 40.</text:p>
      <text:p text:style-name="P1">19. Denn die Weisheit dieser Welt ist</text:p>
      <text:p text:style-name="P1">Thorheit vor Gott. Denn es steht ge-</text:p>
      <text:p text:style-name="P1">g(ihr.ieben: »Er erhaschet die Weisen in ihrer</text:p>
      <text:p text:style-name="P1">rglist·« C.4,20. in-3m.4,22. Hioo.5,43.</text:p>
      <text:p text:style-name="P1">20.«Und wiederum: »Der Herr kennet</text:p>
      <text:p text:style-name="P1">die Gedanken der Weisen, daß sie eitel</text:p>
      <text:p text:style-name="P1">sind.« -us. et, «.</text:p>
      <text:p text:style-name="P1">21. Darum rühme .sich Niemand der</text:p>
      <text:p text:style-name="P1">Menschen; denn Alles ist euer.</text:p>
      <text:p text:style-name="P1">C.4, :-«-»«. Jek.»s7,5.</text:p>
      <text:p text:style-name="P1">22. Es sei Paulus oder Apollos-oder</text:p>
      <text:p text:style-name="P1">Kephas oder die Welt, oder Leben oder</text:p>
      <text:p text:style-name="P1"/>
      <text:p text:style-name="P1"/>
      <text:p text:style-name="P1"><text:soft-page-break/></text:p>
      <text:p text:style-name="P1">-iCav,.;!3. 4. " —-gn1HeiCorinther.i-Es Cato. -L. D« « List</text:p>
      <text:p text:style-name="P1">Zpd, oder Gegenwärtiges» oder Zukünfti-</text:p>
      <text:p text:style-name="P1">gidi8;2ll1i-BE.-euer; C.3,4. R-sm·8,28.38.39.</text:p>
      <text:p text:style-name="P1">23. Ihr er seid Christi, Christus alter</text:p>
      <text:p text:style-name="P1">ist Gottes.</text:p>
      <text:p text:style-name="P1">Cap. IV.</text:p>
      <text:p text:style-name="P1">»l. Ansehen und Amt der Apostel, 4—8; Il- ihre</text:p>
      <text:p text:style-name="P1">äußere Lage und ihr Verhalten dabei. 9-CI.</text:p>
      <text:p text:style-name="P1">M. Ernste und väteiliche Ermahnung. 44—2l.</text:p>
      <text:p text:style-name="P1">l. 1. Dafür halte uns Jedermann, näm-</text:p>
      <text:p text:style-name="P1">kizch für Diener Christi und Haushalter der</text:p>
      <text:p text:style-name="P1">eheimnisse Gottes.</text:p>
      <text:p text:style-name="P1">· C. 3,5. 2. Eos. 4, 5. Col. i, es. 2s.</text:p>
      <text:p text:style-name="P1">»2. Nun fordert man mehr nicht von den</text:p>
      <text:p text:style-name="P1">Zaushaltern, als daß ein Jeder treu er-</text:p>
      <text:p text:style-name="P1">· nden werde. L:-«. i2, is. i.Pei. 4, i0.« .</text:p>
      <text:p text:style-name="P1">3. Mir aber ist es das Geringste, daß ich</text:p>
      <text:p text:style-name="P1">pon euch gerichtet werde, oder von einem</text:p>
      <text:p text:style-name="P1">inenschlichen Tage; ja ich richte auch mich</text:p>
      <text:p text:style-name="P1">selbst nicht.</text:p>
      <text:p text:style-name="P1">4. Denn ich bin mir zwar nichts bewußt,</text:p>
      <text:p text:style-name="P1">aber darum bin ich nicht gerecht gesprochen;</text:p>
      <text:p text:style-name="P1">der Herr aber ist es, der mich richtet. -</text:p>
      <text:p text:style-name="P1">· 2.Cok.i,i2.5,io.ii. Ps.i9,i3.i43,-2.</text:p>
      <text:p text:style-name="P1">5. Darum richtet nichts vor der Zeit, bis</text:p>
      <text:p text:style-name="P1">der Herr kommt, welcher auch die Heimlich-</text:p>
      <text:p text:style-name="P1">keiten der Finsternis; ans Licht bringen und</text:p>
      <text:p text:style-name="P1">die Rathschläge der Herzen offenbaren wird;</text:p>
      <text:p text:style-name="P1">und dannwird einem Jeden das Lob werden</text:p>
      <text:p text:style-name="P1">von Gott. liess:-.-2,ii3. Pkkd.i2,i4. -«-.Cok.·i0,i8.</text:p>
      <text:p text:style-name="P1">6. Dieses aber, ihr Brüder! habe ich aus</text:p>
      <text:p text:style-name="P1">mich und Apollos angewandt euertwi-gen,</text:p>
      <text:p text:style-name="P1">damit ihr an uns lernet, nicht mehr von</text:p>
      <text:p text:style-name="P1">euch zuhalten, als geschrieben ist, damit ihr</text:p>
      <text:p text:style-name="P1">nicht Einer um des Andern willen ausge-</text:p>
      <text:p text:style-name="P1">blasen seid gegen einander! Röm.i2,3.</text:p>
      <text:p text:style-name="P1">7. Denn wer zieht dich vor? Und was</text:p>
      <text:p text:style-name="P1">haft du, das du nicht empfangen hättest?</text:p>
      <text:p text:style-name="P1">Hast du es aber doch empfangen, was rüh-</text:p>
      <text:p text:style-name="P1">inest du dich, als ob du es nicht empfangen</text:p>
      <text:p text:style-name="P1">hättest? Je-k. i, i7. » ·</text:p>
      <text:p text:style-name="P1">8. Ihr seid schon satt, ihr seid schon reich ge-</text:p>
      <text:p text:style-name="P1">worden, ihr herrschet schon ohne uns! Und</text:p>
      <text:p text:style-name="P1">wollte Gott,ihr würdetherrs chen,dan1it auch</text:p>
      <text:p text:style-name="P1">wir mit euch herrschen könnten! Oss. Z, 17.</text:p>
      <text:p text:style-name="P1">-II. 9. Denn ich halte dafür, Gott habe</text:p>
      <text:p text:style-name="P1">uns, die Apostel, als die Geringsten darge-</text:p>
      <text:p text:style-name="P1">tellt, wie sum Tode Verurtheilte; denn wir</text:p>
      <text:p text:style-name="P1">md der Hält, s-owi;hl Engeln als Men-</text:p>
      <text:p text:style-name="P1">en um an te eworden.</text:p>
      <text:p text:style-name="P1">ch «z <text:s/>Ei-E. hie Hei-. i0, -se. es.</text:p>
      <text:p text:style-name="P1"><text:soft-page-break/>10. Wir sind Thoren um Christi willen,</text:p>
      <text:p text:style-name="P1">ihr aber seid klu in Christo; wir sind</text:p>
      <text:p text:style-name="P1">s4hwach, ihr aber s«iark; ihr seid geehrt, wir</text:p>
      <text:p text:style-name="P1">aber verachtet. «u·. i,·is:c. Z, is. · »</text:p>
      <text:p text:style-name="P1">11. Bis aus die letzige Stanke le»idenwi.r</text:p>
      <text:p text:style-name="P1">i</text:p>
      <text:p text:style-name="P1">I</text:p>
      <text:p text:style-name="P1">Hun rund Durst und Blbße und werden</text:p>
      <text:p text:style-name="P1">geschEaegen und haben keine bleibende Stätte,</text:p>
      <text:p text:style-name="P1">» « S. Cor. «. 923—27. ·</text:p>
      <text:p text:style-name="P1">12. und mühen uns und arbeiten mit</text:p>
      <text:p text:style-name="P1">unsern Händen; werden wir ges ehn1ähet, so</text:p>
      <text:p text:style-name="P1">segnen wir; werden wir verfolgt, so duldet!</text:p>
      <text:p text:style-name="P1">wir es; . C. o, is. Apg. is, Z. R-3m.i2, i-I.</text:p>
      <text:p text:style-name="P1">« Many. S, «.</text:p>
      <text:p text:style-name="P1">13. werden wir gelgtert, so bitten wir;</text:p>
      <text:p text:style-name="P1">als der Auswurf der elt sind wir geachtet</text:p>
      <text:p text:style-name="P1">worden, als der Abschaum Aller bis jetzt.</text:p>
      <text:p text:style-name="P1">Apg.22, W. s</text:p>
      <text:p text:style-name="P1">»Ill. 14. Nichtum euch zu des chämen, schreibe</text:p>
      <text:p text:style-name="P1">ich dieses , sondern als meine geliebteii Kin-</text:p>
      <text:p text:style-name="P1">der ermahne ich euch. i. Thess. 2, « :c.</text:p>
      <text:p text:style-name="P1">15. Denn wenn ihr zehntausend Zucht-</text:p>
      <text:p text:style-name="P1">meister in Christo hättet, so habet ihr doch</text:p>
      <text:p text:style-name="P1">nicht viele Väter; denn in Christo Jesu</text:p>
      <text:p text:style-name="P1">durch das Evangelium habe ich euch er-</text:p>
      <text:p text:style-name="P1">zeuget. Gal.i, ·i9. ·PhiIem. i0.</text:p>
      <text:p text:style-name="P1">16. Darum bitte i(h eUch- werdet meine</text:p>
      <text:p text:style-name="P1">Nachfolger. C. ii, i. .</text:p>
      <text:p text:style-name="P1">17. Aus dieser Ursache habe ich den Ti-</text:p>
      <text:p text:style-name="P1">mothens zu euch gesandt, der mein geliebter</text:p>
      <text:p text:style-name="P1">und treuer Sohn im Herrn ist, der wird</text:p>
      <text:p text:style-name="P1">euch an meine Wege in Christo erinnern,</text:p>
      <text:p text:style-name="P1">wie ich allelithalben in jeder Gemeinde lehre.</text:p>
      <text:p text:style-name="P1">C. is, i0. i.Tim. i, a. I</text:p>
      <text:p text:style-name="P1">18. Es sind aber Etliche ausgeblasen, als</text:p>
      <text:p text:style-name="P1">würde ich nicht zu euch kommen. T «</text:p>
      <text:p text:style-name="P1">19. Ich werde aber bald zu euch kommen,</text:p>
      <text:p text:style-name="P1">so der Herr will, und werde nicht die Worte</text:p>
      <text:p text:style-name="P1">der Au geblasenen erkundigen, sondern ihre</text:p>
      <text:p text:style-name="P1">Kraft. C. is, 5—7, J.1k.4, is.</text:p>
      <text:p text:style-name="P1">20. Denn nicht in Worten besteht das Reich</text:p>
      <text:p text:style-name="P1">Gottes, sondernin Kraft. C.2,4. Luc.i7,2i.</text:p>
      <text:p text:style-name="P1">21. Was wolle: ihr? Soll ickhmit der</text:p>
      <text:p text:style-name="P1">Ruthe zu euch kommen, oder mit iebe und</text:p>
      <text:p text:style-name="P1">dem Geisie der Sanftn»1,uth? 2.Cok. i3,io.</text:p>
      <text:p text:style-name="P1">. - . « ,I’«</text:p>
      <text:p text:style-name="P1">Cap. V.</text:p>
      <text:p text:style-name="P1">l. Bestrafung der Nachsieht gegen einen Blut-</text:p>
      <text:p text:style-name="P1">schändek. 4—5. It. Warnung vor Gemeinschaft</text:p>
      <text:p text:style-name="P1">mit Lastethaftcn. 6—l3.</text:p>
      <text:p text:style-name="P1">I. 1. Ueberall hört man, daß Unzu(ht</text:p>
      <text:p text:style-name="P1"><text:soft-page-break/>unter euch sei, und eine solche Unzucht, die</text:p>
      <text:p text:style-name="P1">auch unter den Heiden nicht enannt wird«</text:p>
      <text:p text:style-name="P1">so daß Einer seines Vaters 9?Leib habe. -</text:p>
      <text:p text:style-name="P1">C.6,i5ic. i.Thess.4,3-—5. s.Mos.i8,7.s.</text:p>
      <text:p text:style-name="P1">2. Und ihr seid ausgeblasen und habet eins.</text:p>
      <text:p text:style-name="P1">nicht vielmehr betrübt, aus daß aus eurer</text:p>
      <text:p text:style-name="P1">Mitte hinweggethan wsirde, der diese That</text:p>
      <text:p text:style-name="P1">begangen hat. » C. is, etc. ,</text:p>
      <text:p text:style-name="P1">Z. Denn ich einmal, zwar dem Leibe nach</text:p>
      <text:p text:style-name="P1">abwesend, doch mit-dem Geiste» gegenwärti ,</text:p>
      <text:p text:style-name="P1">s)abeschou,als»wäreich gegenwartig,beschloss</text:p>
      <text:p text:style-name="P1">en,.;;ex:, der dieses also begibt hat, C-I. I, s»</text:p>
      <text:p text:style-name="P1"/>
      <text:p text:style-name="P1"/>
      <text:p text:style-name="P1"/>
      <text:p text:style-name="P1">«1«88 Cap. 5.«6«.s:- Die.-I. Ei-i</text:p>
      <text:p text:style-name="P1">4. nachdszem·in dem Nainen··unsers Herrn</text:p>
      <text:p text:style-name="P1">J-esu Christi ihr und mein Geist versammelt</text:p>
      <text:p text:style-name="P1">Ein werdet, mitder Kraft unsers Herrn Jesu</text:p>
      <text:p text:style-name="P1">hristi, Mermis, -is. is, is. 2o. ·</text:p>
      <text:p text:style-name="P1">5. einen solchen dem Satan zu übergeben,</text:p>
      <text:p text:style-name="P1">zum Verderben des Fleisihes, damit der</text:p>
      <text:p text:style-name="P1">Geist selig wer·iZe Hm <text:s/>de2s 3eri;n åJesu.</text:p>
      <text:p text:style-name="P1">« « .ini.,«. .or., sc.</text:p>
      <text:p text:style-name="P1">II. 6«. EuerS·)iühnien ist nicht fein. Wisset</text:p>
      <text:p text:style-name="P1">ihr nicht, daß ein wenig Sauerteig den gan-</text:p>
      <text:p text:style-name="P1">zen Tesg durchsäuert? Gar. S, 9·. ·</text:p>
      <text:p text:style-name="P1">7. <text:s/>afset den alten Sauerteig hinweg,</text:p>
      <text:p text:style-name="P1">damit ihr ein·neuer Teig seid, gleich wie ihr</text:p>
      <text:p text:style-name="P1">un esäuert seid; denn auch unsszerOsterlamm</text:p>
      <text:p text:style-name="P1">ist sur uns9geschlachtet, nämlich Christus.</text:p>
      <text:p text:style-name="P1">S. of.-i2,is.i9. i.Pce.i,48.i9.</text:p>
      <text:p text:style-name="P1">8. Darum lasset uns das Fest begehen</text:p>
      <text:p text:style-name="P1">nicht mit altem Sauerteig,·auch nicht m·it</text:p>
      <text:p text:style-name="P1">Sauerteig der Schlechtig eit und Bosheit,</text:p>
      <text:p text:style-name="P1">sondern mit ungesäuertem Brote der Lauter-</text:p>
      <text:p text:style-name="P1">keit und Wahrheit. «</text:p>
      <text:p text:style-name="P1">9. Ich habe euch in dem Briefe·geschri«eben,</text:p>
      <text:p text:style-name="P1">ihr sollet keine Gemeinschaft mit Unzuchti-</text:p>
      <text:p text:style-name="P1">gi«Z)h«ii«F· ·ch m· e mit ··bekh upi "t</text:p>
      <text:p text:style-name="P1">. n i ein i u a mi</text:p>
      <text:p text:style-name="P1">den Unziichggeii dieser Vieh oder den Gei-</text:p>
      <text:p text:style-name="P1">zigen oder »äube·rn oder Götzendienern;</text:p>
      <text:p text:style-name="P1">denn sonst niußtet ihr 1a aus der Welt weg-</text:p>
      <text:p text:style-name="P1">gehen. i.Joh.5, 49. · ·</text:p>
      <text:p text:style-name="P1">11. Nun aber habe ich euch geschrieben,</text:p>
      <text:p text:style-name="P1">ihr sollet nicht Geineinschaft haben mit Je-</text:p>
      <text:p text:style-name="P1">mand , der sich laßt einen Bruder nennen,</text:p>
      <text:p text:style-name="P1">und ist ein Uiiziichtiger oder ein Geiziger</text:p>
      <text:p text:style-name="P1">oder ein Götzendiener oder ein Lästerer oder</text:p>
      <text:p text:style-name="P1">ein Säufer oder ein Räuber; mit einem</text:p>
      <text:p text:style-name="P1">solchen sollet ihr nicht einmal essen. · ;</text:p>
      <text:p text:style-name="P1"><text:soft-page-break/>C.6,9.io. 2.Joh.i0,»«. Miinh.·i8,i7.</text:p>
      <text:p text:style-name="P1">12. Denn was sollte ich auch die außer</text:p>
      <text:p text:style-name="P1">der Gemeinde richten? Richtet ihr nicht die,</text:p>
      <text:p text:style-name="P1">so drinnen sind? i;;oi.4,·5. ·</text:p>
      <text:p text:style-name="P1"><text:s/>Gott aber wird die, so draußen sind,</text:p>
      <text:p text:style-name="P1">richten. Thut den Bösen von euch selbst</text:p>
      <text:p text:style-name="P1">hinweg! Z. Thess.;-i, S.</text:p>
      <text:p text:style-name="P1">, Cap. VI.</text:p>
      <text:p text:style-name="P1">I. Bestrafung der Streithändel vor heidnischen</text:p>
      <text:p text:style-name="P1">Richiern. «-«-I. il. Warnung vor Unzucht. 42—20,</text:p>
      <text:p text:style-name="P1">I. 1. Darf Jemand unter euch, der einen</text:p>
      <text:p text:style-name="P1">Rechtshandel mit dem Andern hat, vor den</text:p>
      <text:p text:style-name="P1">Ungerechten sich richten lassen und nicht vor</text:p>
      <text:p text:style-name="P1">den »Eöiligen? M«teh'E"5, to.</text:p>
      <text:p text:style-name="P1">2. isset ihr nicht, daß die Heiligen die</text:p>
      <text:p text:style-name="P1">Welt richten"werden? Und wenn durch euch</text:p>
      <text:p text:style-name="P1">die Welt gerichtet wird, seid ihr denn nicht</text:p>
      <text:p text:style-name="P1">würdig, geringere Sachen zu richten?</text:p>
      <text:p text:style-name="P1">: Don. 7,-—22. March. is, es.</text:p>
      <text:p text:style-name="P1">i</text:p>
      <text:p text:style-name="P1">skei St. P«uii J: (5ap.« is.</text:p>
      <text:p text:style-name="P1">Z. Wisset ihr nicht, daß wir über Engel</text:p>
      <text:p text:style-name="P1">ri"chten werden, geschweige denn-über zeiti-</text:p>
      <text:p text:style-name="P1">liche Nahrung? S» P« 2, 4.- -«-«-« «</text:p>
      <text:p text:style-name="P1">4. Wenn ihr nun Reihtshändel habet</text:p>
      <text:p text:style-name="P1">über Nahrung, so nehmet ihr die, welche</text:p>
      <text:p text:style-name="P1">bei der Gemeinde verachtet sind, und setzet</text:p>
      <text:p text:style-name="P1">sie zu Richtern.</text:p>
      <text:p text:style-name="P1">5. ur Beschäinung sei e ich es en : Al o</text:p>
      <text:p text:style-name="P1">ist kei)ii Weiser unter euch: auch nich?Einele,</text:p>
      <text:p text:style-name="P1">der swischen Bruder und Bruder entschei-</text:p>
      <text:p text:style-name="P1">den ·bniite; » »</text:p>
      <text:p text:style-name="P1">6. sondern ein Bruder rechtet mit dem</text:p>
      <text:p text:style-name="P1">andern und das vor Ungliiubigen?</text:p>
      <text:p text:style-name="P1">7. Schon das ist gänzlich ein Fehler an</text:p>
      <text:p text:style-name="P1">euch, das; ihr unter einander zu rechten habet.</text:p>
      <text:p text:style-name="P1">Warum lasset ihr euch nicht lieber Unrecht</text:p>
      <text:p text:style-name="P1">thun? Warum lasset ihr euch nicht lieber</text:p>
      <text:p text:style-name="P1">Schaden zufügen? Many. 5, se :c. »</text:p>
      <text:p text:style-name="P1">8. Sondern ihr thut Unrecht und fiiget</text:p>
      <text:p text:style-name="P1">Schaden zu, und zwar Brüdern. i .Thess.4,6.</text:p>
      <text:p text:style-name="P1">9. Oder wiss;t ihr nicht, daß die Unge-</text:p>
      <text:p text:style-name="P1">rechten das eich Gottes nicht ererben</text:p>
      <text:p text:style-name="P1">werden? Jrret nicht! Weder Unzüihtige,</text:p>
      <text:p text:style-name="P1">noch Götzendiener, noch Ehebrecher, noch</text:p>
      <text:p text:style-name="P1">Weichlii1ge, noch Kiiabenschänder,</text:p>
      <text:p text:style-name="P1">sGai.5,i9:c. Eph.5,5. Off.2i,8.s22,-i5. ,</text:p>
      <text:p text:style-name="P1">10. noch Diebe, noch Geizige, noch </text:p>
      <text:p text:style-name="P1">Her, noch L"a’sterer, noch Räuber werden das</text:p>
      <text:p text:style-name="P1">eich Gottes ererben.</text:p>
      <text:p text:style-name="P1">11. Und solche sind euer Etliche gewesen.-«</text:p>
      <text:p text:style-name="P1">Aber ihr seid abgewaschen, aber ihr seid</text:p>
      <text:p text:style-name="P1"><text:soft-page-break/>geheiliget, aber ihr seid gerecht gesprochen</text:p>
      <text:p text:style-name="P1">durch den Namen unsers Herrn Jesu und</text:p>
      <text:p text:style-name="P1">durch den Geist unsers Gottes. .-</text:p>
      <text:p text:style-name="P1">Tic.3,3:c. i.Pkt.4,32c. Apg,s2, is. Dss.i,i5.»-</text:p>
      <text:p text:style-name="P1">II. 12. Alles ist mir erlaubt; aber nicht</text:p>
      <text:p text:style-name="P1">Alles niitzt. Alles ist mir erlaubt, aber ich</text:p>
      <text:p text:style-name="P1">will von keinem Dinge mich beherrschen!</text:p>
      <text:p text:style-name="P1">lassen. C.4o,23. s.</text:p>
      <text:p text:style-name="P1">13. Die Speisen sind für den Magew</text:p>
      <text:p text:style-name="P1">und der Magen für die Speisen. Gott aber!</text:p>
      <text:p text:style-name="P1">wird diese nnd jenen abthuii· Der Leib aber</text:p>
      <text:p text:style-name="P1">ist nicht für die Unzucht, sondern für den?</text:p>
      <text:p text:style-name="P1">Herrn und der Herr für den Leib. «:</text:p>
      <text:p text:style-name="P1">, Matih. is, 47. «. Thess, 4, 3—5. ««</text:p>
      <text:p text:style-name="P1">14. Gott aber hat den Herrn auferweckt</text:p>
      <text:p text:style-name="P1">und wird auch uns auferwecken durch seine</text:p>
      <text:p text:style-name="P1">Kraft. C.i5,i5.2ox. -i.Thess.4,i4. R,öm.8,».s</text:p>
      <text:p text:style-name="P1">15 Wi et i r nmt da eure Leiber</text:p>
      <text:p text:style-name="P1">. "ss «h · ) - l? "</text:p>
      <text:p text:style-name="P1">Glieder Christi sind? Sollte ich nun die</text:p>
      <text:p text:style-name="P1">Glieder Christi nehmen und sie zu Huren-</text:p>
      <text:p text:style-name="P1">gliedern machen? Das sei ferne! C.i2, 27.</text:p>
      <text:p text:style-name="P1">16. Oder wisset UT nicht, daß, wer einer</text:p>
      <text:p text:style-name="P1">Hure anhän t, Ein eib mit ihr F? »Denn</text:p>
      <text:p text:style-name="P1">es werden, heißt es, die Zwei in Fleisch</text:p>
      <text:p text:style-name="P1">sein.« i. M-)s. 2,24. -:,s » « - - —</text:p>
      <text:p text:style-name="P1"/>
      <text:p text:style-name="P1"/>
      <text:p text:style-name="P1"/>
      <text:p text:style-name="P1">Cap. 6.s :7. , an die Corinther. s« Cap. s7-. 189</text:p>
      <text:p text:style-name="P1">17.»Wer aber dem Herrn anhängt, der</text:p>
      <text:p text:style-name="P1">ist Ein Geist mit ihm. J-»h. (7, 2i. es.</text:p>
      <text:p text:style-name="P1">18. Fliehet die Unzucht! Eine jede Sünde,</text:p>
      <text:p text:style-name="P1">die ein Mensch begeht, ist außer dem Leibe,</text:p>
      <text:p text:style-name="P1">der Unzüchtige aber sündigt gegen seinen</text:p>
      <text:p text:style-name="P1">eigenen Leib. ·C. 40, 8. 2. C«-k.7, i. »</text:p>
      <text:p text:style-name="P1">19. Oder wisset ihr ni8t, daß euer Leib</text:p>
      <text:p text:style-name="P1">ein Tempel des heiligen eistes in euch ist,</text:p>
      <text:p text:style-name="P1">den ihr von Gott habet, und daß ihr nicht</text:p>
      <text:p text:style-name="P1">euch selbst an ehbret? C. Z, is 2c.</text:p>
      <text:p text:style-name="P1">20. Denn ihr seid theuer erkauft; darum</text:p>
      <text:p text:style-name="P1">so preiset Gott mit euerm Leibe und mit</text:p>
      <text:p text:style-name="P1">euerm Geiste, als welche Gottes sind.</text:p>
      <text:p text:style-name="P1">- E. 7, 23. i.Pei.i, i8.49.</text:p>
      <text:p text:style-name="P1">Cato. VIl.</text:p>
      <text:p text:style-name="P1">Vorsehriften und» Rathe betreffend I- die Vir-</text:p>
      <text:p text:style-name="P1">ehlichten, 4—2L; Il-die Unverehlichtcn, 25—38; Hi.</text:p>
      <text:p text:style-name="P1">die Witwen. 39, SO-</text:p>
      <text:p text:style-name="P1">I. J. Was aber das betrifft, wovon ihr</text:p>
      <text:p text:style-name="P1">mir geschrieben habet, so ist es dem Men-</text:p>
      <text:p text:style-name="P1">schen gut, daß er kein Weib beriihre. —</text:p>
      <text:p text:style-name="P1">C. 7, 25. 2e. Many. i9, ioic.-</text:p>
      <text:p text:style-name="P1"><text:soft-page-break/>2. Aber um der Unzucht willen habe Je-</text:p>
      <text:p text:style-name="P1">der sein eigenes Weib und Jede habe ihren</text:p>
      <text:p text:style-name="P1">eigenen 2lJiann.</text:p>
      <text:p text:style-name="P1">.3. Dem Weibe leiste der Mann die schul-</text:p>
      <text:p text:style-name="P1">dige Pflicht; ebenso auch das Weib dem</text:p>
      <text:p text:style-name="P1">Si) anne.</text:p>
      <text:p text:style-name="P1">4. Das Weib hat über ihren Leib nicht</text:p>
      <text:p text:style-name="P1">Mast, sondern der Mann ; ebenso hat auch</text:p>
      <text:p text:style-name="P1">der kann über seinen Leib nicht Macht,</text:p>
      <text:p text:style-name="P1">sondern das Weib.</text:p>
      <text:p text:style-name="P1">5. Entziehe sich Keines dem Andern, es</text:p>
      <text:p text:style-name="P1">eschehe denn mit Beider Einwilligung eine</text:p>
      <text:p text:style-name="P1">Zeit lang, damit ihr dem Fasten und dem</text:p>
      <text:p text:style-name="P1">ebete oblieget. Und darnach kommet wie-</text:p>
      <text:p text:style-name="P1">der zu ammen, damit euch nicht der Satan</text:p>
      <text:p text:style-name="P1">versn e we en eurer Unenthaltsamkeit.</text:p>
      <text:p text:style-name="P1">6. Dieses sage ich euch aber als Rath und</text:p>
      <text:p text:style-name="P1">nicht als Befehl.</text:p>
      <text:p text:style-name="P1">7. Denn ich wünschte, daß alle Menschen</text:p>
      <text:p text:style-name="P1">wären, wie ich bin; aber Jeder hat eine</text:p>
      <text:p text:style-name="P1">besondere Gabe von Gott, der Eine diese,</text:p>
      <text:p text:style-name="P1">der Andere jene. Muth. i9, «. i2».</text:p>
      <text:p text:style-name="P1">8. Jch sage aber den Uuverehlichten und</text:p>
      <text:p text:style-name="P1">den Wittwen: Es ist ihnen gut, wenn sie</text:p>
      <text:p text:style-name="P1">bleiben, wie ich. C.9, 5.</text:p>
      <text:p text:style-name="P1">9. Wenn sie aber sich nicht enthalten kön-</text:p>
      <text:p text:style-name="P1">nen, so mögen sie sich verehlichen; denn es</text:p>
      <text:p text:style-name="P1">ist besser, sich verehIichen, als von Begier-</text:p>
      <text:p text:style-name="P1">den brennen. i. Tun. Z, «-.</text:p>
      <text:p text:style-name="P1">10. Den Verehlichten aber gebiete» nicht</text:p>
      <text:p text:style-name="P1">ich, sondern der Herr, daß das Weib sich</text:p>
      <text:p text:style-name="P1">von dem Manne nicht trenne;</text:p>
      <text:p text:style-name="P1">Mart. to, 9, R. Mal. D, 14:c.</text:p>
      <text:p text:style-name="P1">11. wenn sie »sich aber auch getrennt hat,</text:p>
      <text:p text:style-name="P1">so» bleibe sie unverehlicht, oder versöhne sich</text:p>
      <text:p text:style-name="P1">wieder mit dem Manne; und daß auch der</text:p>
      <text:p text:style-name="P1">Mann sich von dem Weibe nicht scheide·</text:p>
      <text:p text:style-name="P1">Many. S, as.</text:p>
      <text:p text:style-name="P1">12. Den Uebrigen aber sage ich, nicht der</text:p>
      <text:p text:style-name="P1">Irr: Wenn ein Bruder ein un läubiges</text:p>
      <text:p text:style-name="P1">eib hat und diese läßt es"sich gesi1lleu, bei</text:p>
      <text:p text:style-name="P1">ihm zu wohnen,so cheide er sich nicht von ihr.</text:p>
      <text:p text:style-name="P1">13. Und ein Weib, das einen ullgläubi en</text:p>
      <text:p text:style-name="P1">Mann hat und dieser läßt es sich » esaklien,</text:p>
      <text:p text:style-name="P1">bei ihr zu wohnen, so scheide sie sich nicht</text:p>
      <text:p text:style-name="P1">von dem Manne.</text:p>
      <text:p text:style-name="P1">14. Denn der ungläubige Mann istdurch</text:p>
      <text:p text:style-name="P1">das Weib geheiligt und das ungläubige</text:p>
      <text:p text:style-name="P1">Weib ist durch den Mann geheiligt. Sonst,</text:p>
      <text:p text:style-name="P1">wären ja eure Kinder»unrein; nun aber</text:p>
      <text:p text:style-name="P1">sind sie heilig. A;-g. »;,i. Rom.-»,le.</text:p>
      <text:p text:style-name="P1">15. Will aber der ungläubiZe ZEIT sich</text:p>
      <text:p text:style-name="P1"><text:soft-page-break/>trennen, so trenne er sich. er ruder</text:p>
      <text:p text:style-name="P1">oder die Schwester ist in solchen Fällen nicht</text:p>
      <text:p text:style-name="P1">gebunden. Im Frieden aber hat uns Gott</text:p>
      <text:p text:style-name="P1">erusen. C«-i.3, -is. »</text:p>
      <text:p text:style-name="P1">16. Denn wie weißt du, Weib! ob du</text:p>
      <text:p text:style-name="P1">den Mann werdest selig machen? oder daß</text:p>
      <text:p text:style-name="P1">Mann! wie wei it du, ob du das Wei</text:p>
      <text:p text:style-name="P1">werdest selig machen? «. Pet. Z, i. 2.</text:p>
      <text:p text:style-name="P1">17. Nur, wie Gott einem Jedenzugetheilt,</text:p>
      <text:p text:style-name="P1">wie der Herr einen Jeden berufen hat, also</text:p>
      <text:p text:style-name="P1">wandle er. Und also verordne ich in allen</text:p>
      <text:p text:style-name="P1">Gemeinden. C. 7, 7. 2o. 2-i. Erd. i, «. ,</text:p>
      <text:p text:style-name="P1">18. Jst Jemand als Befchnittener berufen</text:p>
      <text:p text:style-name="P1">worden, der ziehe keine Vorhaut. Jst Je-</text:p>
      <text:p text:style-name="P1">mand i1i der Vorhaut berufen, der lasse sich</text:p>
      <text:p text:style-name="P1">nicht beschneiden. Gar. H, 2.</text:p>
      <text:p text:style-name="P1">19. Die Beschneidnng ist nichts und die</text:p>
      <text:p text:style-name="P1">Vorhaut ist nichts, sondern das Halten der</text:p>
      <text:p text:style-name="P1">Gebote Gottes. Gar Z, s.</text:p>
      <text:p text:style-name="P1">20. Ein Jeder in dem Berufe, in welchem</text:p>
      <text:p text:style-name="P1">er ist berufen worden, in demselben bleibe er.</text:p>
      <text:p text:style-name="P1">21. Bist du als Knecht berufen worden,</text:p>
      <text:p text:style-name="P1">so niache dir deßwegen keine Sorge; doch</text:p>
      <text:p text:style-name="P1">wenn du frei werden kannst, so beiiutze es</text:p>
      <text:p text:style-name="P1">lieber. 4.Tim.e, «. T. C«-i.3,22.</text:p>
      <text:p text:style-name="P1">22. Denn wer im Herrn als Knecht be-</text:p>
      <text:p text:style-name="P1">rufen worden, der ist ein Frcigelasfener des</text:p>
      <text:p text:style-name="P1">Herrn; deßgleichen auch, wer als ein Freier</text:p>
      <text:p text:style-name="P1">berufen ist, der ist ein Knecht Christi.</text:p>
      <text:p text:style-name="P1">Joh.8,36. Epl).6,k«Z.</text:p>
      <text:p text:style-name="P1">23. Ihr seid thener erkauft; werdet nicht</text:p>
      <text:p text:style-name="P1">Knechte der Menschen. C.6, Yo.</text:p>
      <text:p text:style-name="P1">24. Ein Jeder, worin er berufen worden,</text:p>
      <text:p text:style-name="P1">ihr Brüder, darin bleibe er vor Gott.</text:p>
      <text:p text:style-name="P1">II. 25. Die Jungfrauen betreffend habe</text:p>
      <text:p text:style-name="P1">ich kein Gebot des Herrn; doch gebe ich</text:p>
      <text:p text:style-name="P1">meine Meinung, als Einer, der vom Herrn</text:p>
      <text:p text:style-name="P1">begnadigt ward, treu zu sein.</text:p>
      <text:p text:style-name="P1">L. Cor- S, to. 4.Tini·4, 1s,46.</text:p>
      <text:p text:style-name="P1"/>
      <text:p text:style-name="P1"/>
      <text:p text:style-name="P1"/>
      <text:p text:style-name="P1">t9«0 Eap.- '77. Die L Gpistei St- Panli (-Las. 7. 8.</text:p>
      <text:p text:style-name="P1">W. So meine ich nun, solches sei gut um«</text:p>
      <text:p text:style-name="P1">der bevorstehenden Noth wil·ten,dasz es dem»</text:p>
      <text:p text:style-name="P1">Men"sZen gut sei, also Zii3sei1i». - T «- «</text:p>
      <text:p text:style-name="P1">27. ist du an ein - eib gebunden, so</text:p>
      <text:p text:style-name="P1">suche keine Auflösung; bist du frei von« einem</text:p>
      <text:p text:style-name="P1">Weibe, so suche kein Weib. ,</text:p>
      <text:p text:style-name="P1">28. Doch wenn du dich auch ve"rehlichst;</text:p>
      <text:p text:style-name="P1">so sündigst du nicht, und wenn eine Jung-</text:p>
      <text:p text:style-name="P1">frau sich verehlicht, so sündigt sie nicht. Aber</text:p>
      <text:p text:style-name="P1"><text:soft-page-break/>Triibsalfürdas Fleisch werden solche haben.</text:p>
      <text:p text:style-name="P1">Jch aber schone euer. i. Tini.-i. i.:i.</text:p>
      <text:p text:style-name="P1">29. Das aber sage ich, ihr Brüder! daß</text:p>
      <text:p text:style-name="P1">die Zeit im Uebrigen verkürzt ist; damit</text:p>
      <text:p text:style-name="P1">auch die, so Weiber haben, seien, als hätten</text:p>
      <text:p text:style-name="P1">sie eine; Las. il, 26. " i «</text:p>
      <text:p text:style-name="P1">30. und die Weinenden, als weinten ie</text:p>
      <text:p text:style-name="P1">nicht; und die Fröhlichen, als freuten ie</text:p>
      <text:p text:style-name="P1">sich nicht; und die Kaufendei1, als behielten</text:p>
      <text:p text:style-name="P1">sie es nicht;</text:p>
      <text:p text:style-name="P1">31. und die diese Welt brauchen, als ge-</text:p>
      <text:p text:style-name="P1">brauchten sie dieselbe nicht; denn die Gestalt</text:p>
      <text:p text:style-name="P1">dieser Welt vergyehet.</text:p>
      <text:p text:style-name="P1">i.Jo ·2,15—i7. !vi«tth.24,35·</text:p>
      <text:p text:style-name="P1">32. Jch will aber, daß ihr ohne Sorgen</text:p>
      <text:p text:style-name="P1">seid. Der UnVerehlichte sorgt um die Dinge,</text:p>
      <text:p text:style-name="P1">welche den Herrn betreffen, wie er dem Herrn</text:p>
      <text:p text:style-name="P1">gefallen niö e.</text:p>
      <text:p text:style-name="P1">33. Der Z3erehlichte aber sorgt um die</text:p>
      <text:p text:style-name="P1">Dinge, welche die Welt betreffen, wie er</text:p>
      <text:p text:style-name="P1">dem Weibe gefallen möge. Cpi,. 5, W.</text:p>
      <text:p text:style-name="P1">34. Es ist ein Unterschied zwischen dem</text:p>
      <text:p text:style-name="P1">Weibe und der Jungfrau. Die Unvereh-</text:p>
      <text:p text:style-name="P1">lichte sorgt um die Dinge, die den Herrn</text:p>
      <text:p text:style-name="P1">betreffen, daß sie heilig sei an Leib und</text:p>
      <text:p text:style-name="P1">Geist. Die Verehlichte aber sorgt um die</text:p>
      <text:p text:style-name="P1">Dinge, welche die Welt betreffen, wie sie</text:p>
      <text:p text:style-name="P1">dem Manne gefallen möge. -i. Tim.5, S.</text:p>
      <text:p text:style-name="P1">35. Dieses sage ich aber ueuerm eigenen</text:p>
      <text:p text:style-name="P1">Besten, nicht um euch eine Fessel anzulegen,</text:p>
      <text:p text:style-name="P1">sondern damit ihr wohlanständig und an-</text:p>
      <text:p text:style-name="P1">haltend dem Herrn dienen könnet uiige-</text:p>
      <text:p text:style-name="P1">ThEkIt· C. 7, 28.</text:p>
      <text:p text:style-name="P1">36. So aber Jemand meint, es stehe sei-</text:p>
      <text:p text:style-name="P1">ner Jungfrau nicht wohl an, wenn sie ihre</text:p>
      <text:p text:style-name="P1">mannbaren Jahre i’iberschreite,und muß es</text:p>
      <text:p text:style-name="P1">also geschehen, so thue er, was er will, er sün-</text:p>
      <text:p text:style-name="P1">digt nicht; sie mögen sich verehlicheIi. -</text:p>
      <text:p text:style-name="P1">37. Weraber in seinem Herzenfest stehtiind</text:p>
      <text:p text:style-name="P1">nicht genöthigt wird, sondern Freiheit hat</text:p>
      <text:p text:style-name="P1">nach seinem eigenen Willen zu handeln und</text:p>
      <text:p text:style-name="P1">das in seinem Her»en beschlossen hat, seine</text:p>
      <text:p text:style-name="P1">Jungfrau zu behalten, der thut wohl.</text:p>
      <text:p text:style-name="P1">38. Darum thut auch der, welcher seine«</text:p>
      <text:p text:style-name="P1">T·-ochter zur Ehe gibt, wohl; wer sie aber</text:p>
      <text:p text:style-name="P1">nicht zur Ehe gibt, der thut besser.</text:p>
      <text:p text:style-name="P1">Ill. 39. Ein Weib ist diirch das Gesetz</text:p>
      <text:p text:style-name="P1">ebimden«, o lau ei r Mann lebt« ist abkr</text:p>
      <text:p text:style-name="P1">ihr Mann seii«tschFeafle,n,- so ist streitet, sichs!</text:p>
      <text:p text:style-name="P1">mit wem sie will, zu verehlicheti-E,- nur ge-</text:p>
      <text:p text:style-name="P1">schehe es i·m Herrn. ;ii«;m.7, O. ; - « ·»</text:p>
      <text:p text:style-name="P1">40. Sie ist aber seliger, wenn sie so bleibst!</text:p>
      <text:p text:style-name="P1"><text:soft-page-break/>naZ meiner Meinung. (Dbch glaube« is«</text:p>
      <text:p text:style-name="P1">»au «de-ji Geist Gottes zu haben;</text:p>
      <text:p text:style-name="P1">Cap. VIII.</text:p>
      <text:p text:style-name="P1">is V1or«t Essen der G’ößenopset. 4-—8. ll." Dir rechte</text:p>
      <text:p text:style-name="P1">Gebrauch chkistlicher Freiheit; 9’—43. ·</text:p>
      <text:p text:style-name="P1">l. 1. Betresfend aber die«Gö"tzenopfe«t, so</text:p>
      <text:p text:style-name="P1">wissen wir, daß wir Alle die Erkenntniß</text:p>
      <text:p text:style-name="P1">hab"en«;·«—4 die Erkenntniß· blähet auf, die</text:p>
      <text:p text:style-name="P1">Liebe aber crbauet.«</text:p>
      <text:p text:style-name="P1">Arg. t5, 29. Rönz. «, 49. is, l-23.</text:p>
      <text:p text:style-name="P1">2. So aber Jemand sich dünken läßt, er</text:p>
      <text:p text:style-name="P1">wisse etwas, der hat noch1iichts erkannt, so.</text:p>
      <text:p text:style-name="P1">wie man erkennen soll. G» e,3.</text:p>
      <text:p text:style-name="P1">Z. Wenn aber Jemand Gott liebt, der ist</text:p>
      <text:p text:style-name="P1">von gut erkannt. C.i3,i2. G«i.4,9.</text:p>
      <text:p text:style-name="P1">4. etreffend nun das Essen der Götzen-</text:p>
      <text:p text:style-name="P1">opfer, so wissen wir, daß ein Götze nichts</text:p>
      <text:p text:style-name="P1">in der Welt ist und daß kein anderer Gott-</text:p>
      <text:p text:style-name="P1">ist, als nur der Eine. C. to» i9:c. —</text:p>
      <text:p text:style-name="P1">5. Denn obschon sogenannte Götter sind,</text:p>
      <text:p text:style-name="P1">sei es im Himmel oder auf Erden; wie es</text:p>
      <text:p text:style-name="P1">denn viele Götter und viele Herren gibt;</text:p>
      <text:p text:style-name="P1">» Ich. 4«0, 3z.;c. Pf, ists, 2. Z.</text:p>
      <text:p text:style-name="P1">« 6. so haben doch wir inen Gott, den</text:p>
      <text:p text:style-name="P1">Vater, von wel?em alle Dinge sind und</text:p>
      <text:p text:style-name="P1">wir zu ihm; und (.incn Herrn, Jesum Chri-</text:p>
      <text:p text:style-name="P1">stum, durch welchen alle Dinge sind und</text:p>
      <text:p text:style-name="P1">wir durch ihn. Mc«i.2, to. Rom. «,3e.</text:p>
      <text:p text:style-name="P1">7. Aber nicht in Allen ist die Erkenntniß;</text:p>
      <text:p text:style-name="P1">denn Etliche machen sich bis jetzt ein Ge-</text:p>
      <text:p text:style-name="P1">wissen über den Götzen uiid essen es als</text:p>
      <text:p text:style-name="P1">Götzenopfer; und ihr Gewissen, da es schwach</text:p>
      <text:p text:style-name="P1">ist, wird efleckt. C. so. 27. ge. N5m.i4, es«</text:p>
      <text:p text:style-name="P1">8. Die Speise aber macht uns nicht an-««</text:p>
      <text:p text:style-name="P1">genehm vor Gott. Denn essen wir, so sind</text:p>
      <text:p text:style-name="P1">wir darum nicht besser; und essen wir nicht,</text:p>
      <text:p text:style-name="P1">so sind wir darum nicht geringer. .</text:p>
      <text:p text:style-name="P1">N:-m.i4, is.-i7.</text:p>
      <text:p text:style-name="P1">il. L-). Seher aber zu, daß nicht« etwa diese</text:p>
      <text:p text:style-name="P1">eure Freiheit den Schwachen zum Anstoß</text:p>
      <text:p text:style-name="P1">gereiche. C»6,-i2. RIm.i4, is, Gar .-,i3. »</text:p>
      <text:p text:style-name="P1">10. Denn wenn Jemand dich, der du die</text:p>
      <text:p text:style-name="P1">Erkenntnis; hast, sieht im· Götzenlzause zu</text:p>
      <text:p text:style-name="P1">Tische sitzen, wird nicht sein Gewissen , da</text:p>
      <text:p text:style-name="P1">er schioach ist, bewogen werden, die Götzen-</text:p>
      <text:p text:style-name="P1">«« opfer zu essen?</text:p>
      <text:p text:style-name="P1">11. Und so geht über deiner Erkenntniß</text:p>
      <text:p text:style-name="P1">s der schwach»e ruder verloren, um dessen</text:p>
      <text:p text:style-name="P1">willen Christus gestorben ist. Röm. i4, is.</text:p>
      <text:p text:style-name="P1">i 12. Wenn ihr aber also euch an den Brü-</text:p>
      <text:p text:style-name="P1"/>
      <text:p text:style-name="P1"/>
      <text:p text:style-name="P1"><text:soft-page-break/></text:p>
      <text:p text:style-name="P1">END! sit Si il» an die</text:p>
      <text:p text:style-name="P1">dein vers«iindiget und ihr« schwakhes« Gewis-</text:p>
      <text:p text:style-name="P1">sent-erletzet,so versi·mdigtihrenchan Christo.</text:p>
      <text:p text:style-name="P1">13. Darum, wenn die Speise meinen Bru-</text:p>
      <text:p text:style-name="P1">der ärgert, so will ich lieber nimmermehr</text:p>
      <text:p text:style-name="P1">Fleisch essen , damit- ich nicht 1nei1leiis Bru-</text:p>
      <text:p text:style-name="P1">der ärgere. Sigm. »-, A- ,</text:p>
      <text:p text:style-name="P1">Cap. I-X.</text:p>
      <text:p text:style-name="P1">l. Paulus verzichtet freiwillig auf das seinem</text:p>
      <text:p text:style-name="P1">A"postelanite zukommende Recht, Untcrhalt zu for-</text:p>
      <text:p text:style-name="P1">dern, -I— i8; sucht vielmehr it. Allen Allcs" zu</text:p>
      <text:p text:style-name="P1">wetden, -l9—23; aber auch lll·. für sich selbst« die«</text:p>
      <text:p text:style-name="P1">Seligkeit zu erringen. 24 - 27.</text:p>
      <text:p text:style-name="P1">l. 1. Bin iih nicht ein Apostel? Bin ich</text:p>
      <text:p text:style-name="P1">nicht frei»? Habe iih nicht Jex1i·n Christum,</text:p>
      <text:p text:style-name="P1">unsern Herrn, ge ehen? — eid nicht ihr</text:p>
      <text:p text:style-name="P1">mein Werk im Herrn? . «</text:p>
      <text:p text:style-name="P1">C. is, sie. 4, i'51 Apg. 9*, is.</text:p>
      <text:p text:style-name="P1">2. Bin ich Andern nicht ein Apostel, so</text:p>
      <text:p text:style-name="P1">bin säh es doch euch; denn das Siegel mei-</text:p>
      <text:p text:style-name="P1">nes postelamtes seid ihr im Herrn.</text:p>
      <text:p text:style-name="P1">2. Eos. Z, 2.3. i2, i2.</text:p>
      <text:p text:style-name="P1">Z. Meine Vertheidigung gegen die, welche</text:p>
      <text:p text:style-name="P1">mich richten, ist dieses. C. -i, Z.</text:p>
      <text:p text:style-name="P1">4. Haben wir nicht das Naht, zu essen-</text:p>
      <text:p text:style-name="P1">und u trinken? Las. io, 7:c. »</text:p>
      <text:p text:style-name="P1">5. Haben wir nicht das Recht, eine Schwe-</text:p>
      <text:p text:style-name="P1">ster als Weib aus der Reise mitzuführen,</text:p>
      <text:p text:style-name="P1">wie auch die andern Apostel und die Brüder</text:p>
      <text:p text:style-name="P1">des Herrn und Kephas?</text:p>
      <text:p text:style-name="P1">Apg. -i, 14. Matth.8, it.</text:p>
      <text:p text:style-name="P1">6. Oder haben allein ich und Barnabas«</text:p>
      <text:p text:style-name="P1">nicht das Recht, nicht zu arbeiten? « «</text:p>
      <text:p text:style-name="P1">A;-g. is, 2. »2.Thsss. 3,·8. 9.</text:p>
      <text:p text:style-name="P1">7. Wer dienet je im Kriege aus eigenen</text:p>
      <text:p text:style-name="P1">Sold? Wer pflanzt einen Weinberg und</text:p>
      <text:p text:style-name="P1">ißt nicht von dessen Frucht? Oder wer-wen</text:p>
      <text:p text:style-name="P1">det eine Heerde und ißt nicht von der Mcch</text:p>
      <text:p text:style-name="P1">der JZieerde? ·</text:p>
      <text:p text:style-name="P1">S. «- ede ich solches nach menschlicher Art?</text:p>
      <text:p text:style-name="P1">Oder sagt nicht das Gesetz solches? -</text:p>
      <text:p text:style-name="P1">9. Denn im Gesetze Moses steht geschrie-</text:p>
      <text:p text:style-name="P1">ben: ,, Du s ollstdem Ochsen,wenn er driicht,</text:p>
      <text:p text:style-name="P1">nicht das Maul verbinden.« Sorget Gott</text:p>
      <text:p text:style-name="P1">für die Ochsen? 5.Mos.25,4. i.Tim.5·, is.</text:p>
      <text:p text:style-name="P1">10. oder sagt er es nicht· vor1iän1lic·lz um</text:p>
      <text:p text:style-name="P1">unsertwi«tleli? Ja, um unsertwillen ist es</text:p>
      <text:p text:style-name="P1">geschrieben, daß der Pflüger aus sgossnung</text:p>
      <text:p text:style-name="P1">pflügen soll nnd der Drescher aus . ossnung</text:p>
      <text:p text:style-name="P1">dreschen, daß er des Gehofften theilhaft</text:p>
      <text:p text:style-name="P1">werde. Jak. 5,7. · ·</text:p>
      <text:p text:style-name="P1"><text:soft-page-break/>11. Wenn wir euch das Gc·istliche·gesäet</text:p>
      <text:p text:style-name="P1">haben, ist es etwas Großes, wenn wir euer</text:p>
      <text:p text:style-name="P1">LeibIiches ernten? R«im«-II, 27«</text:p>
      <text:p text:style-name="P1">12. Wenn Andere dieses Recht an eng</text:p>
      <text:p text:style-name="P1">genießen, warum nicht vielmehr wir? Do</text:p>
      <text:p text:style-name="P1">CJdri«iither.«-i-C» Cap·. S« «« IN</text:p>
      <text:p text:style-name="P1">T</text:p>
      <text:p text:style-name="P1">wir: haben-uns dieses Rechtes nicht bedient,</text:p>
      <text:p text:style-name="P1">sondern wir ertragen Alles, damit wir DOM-</text:p>
      <text:p text:style-name="P1">Evangeliuni Christi kein Hindernis; veVm2-.</text:p>
      <text:p text:style-name="P1">sachen. 2. C-sc. is, is. Apg. 2o, Ia :c. »</text:p>
      <text:p text:style-name="P1">·. 13. Wisset ihr nicht, daß die, welche die</text:p>
      <text:p text:style-name="P1">«h«eili"geii Diensteverrichten, vom Heiligth1im’</text:p>
      <text:p text:style-name="P1">eben? die, welche des Altars warten, vom«"</text:p>
      <text:p text:style-name="P1">Altar ihren Theil haben? 5· M-s. is, in.</text:p>
      <text:p text:style-name="P1">14. Also hat auch der Herr denen, die das</text:p>
      <text:p text:style-name="P1">Evangelium verkündigen, v«erordnet, vom—</text:p>
      <text:p text:style-name="P1">Evangelium zu leben. C. 9, i, . «</text:p>
      <text:p text:style-name="P1">1-5. Jch aber habe mich keines dieser Dinge</text:p>
      <text:p text:style-name="P1">bedient. Jch schreibe aber dieses nichtdari"im,.</text:p>
      <text:p text:style-name="P1">damit es also mit mir gehalten werde; denn -</text:p>
      <text:p text:style-name="P1">es wäre mir bcsse;Rzu sterben,-- als daß mir</text:p>
      <text:p text:style-name="P1">Jemand meinen uhm zu nichte machen</text:p>
      <text:p text:style-name="P1">sollte. 2. C-k.ii, 7:i.</text:p>
      <text:p text:style-name="P1">16. Denn wenn ich das Evangelium pre-</text:p>
      <text:p text:style-name="P1">dige, so habe ich keinen Ruhm; denn die</text:p>
      <text:p text:style-name="P1">Nothwendigkeit liegt aus mir; denn wehe</text:p>
      <text:p text:style-name="P1">mir, wenn ich das Evangelium nicht pre-«»</text:p>
      <text:p text:style-name="P1">digte! C. i, i7. ;</text:p>
      <text:p text:style-name="P1">17. Denn wenn ich es freiwillig thue, so-z</text:p>
      <text:p text:style-name="P1">habe ich Lohn; thue ich es aber ungern, o</text:p>
      <text:p text:style-name="P1">ist mir das Hanshalteramt doch anvertraut«</text:p>
      <text:p text:style-name="P1">C. 4,i 2c. T</text:p>
      <text:p text:style-name="P1">18. Was ist also mein Lohn? Daß ich bei-T.</text:p>
      <text:p text:style-name="P1">meiner Verki«indEgung das Evangeliums«</text:p>
      <text:p text:style-name="P1">Christi frei von ’osten mache, so daß ich</text:p>
      <text:p text:style-name="P1">mein Recht im Dienste des Evangeliums;</text:p>
      <text:p text:style-name="P1">nicht gebrauche.</text:p>
      <text:p text:style-name="P1">H. 19. Denn, wiewohl ich frei bin von</text:p>
      <text:p text:style-name="P1">Jederinanii her, so habe ich mich doch Je-</text:p>
      <text:p text:style-name="P1">dermann zum Knechte geinacht, damit ich'k</text:p>
      <text:p text:style-name="P1">C. io, 33. Many. 2i), 27. 28.</text:p>
      <text:p text:style-name="P1">20. Und ich bin den Juden wie ein Judex</text:p>
      <text:p text:style-name="P1">geworden, damit ich die Juden gewinne«-"</text:p>
      <text:p text:style-name="P1">U, « s tz f hu,</text:p>
      <text:p text:style-name="P1">ich unter dem Gesetze stünde, damit ich die</text:p>
      <text:p text:style-name="P1">unter dem Gesetze Stehenden gewinne; — - «</text:p>
      <text:p text:style-name="P1">. Apg.i6, 3.2i, Wie.</text:p>
      <text:p text:style-name="P1">21. denen, die ohne Gesetz sind, als ob</text:p>
      <text:p text:style-name="P1">ich ohne Gesetz wäre, da ich doch vor Gott</text:p>
      <text:p text:style-name="P1">nicht ohne Gesetz bin, sondern dem Gesetze</text:p>
      <text:p text:style-name="P1">Christi unterworfen, damit ich die, welche-</text:p>
      <text:p text:style-name="P1"><text:soft-page-break/>ohiie Gesetz sind, gewinne. -</text:p>
      <text:p text:style-name="P1">Gar. I, I. is, 2. J«k.2,««2.</text:p>
      <text:p text:style-name="P1">22. Ich bin den Schwachen wie ein</text:p>
      <text:p text:style-name="P1">Schwach»er geworden, damit ich die</text:p>
      <text:p text:style-name="P1">Schwachen gewiimi:. Jch bin Allen Alles</text:p>
      <text:p text:style-name="P1">geworden, damit ich allerwege Etliche selig</text:p>
      <text:p text:style-name="P1">mache. C.9,19. 2.(;ok.ii,29. Apg.2i),35.</text:p>
      <text:p text:style-name="P1">23. Solches aber thue ich um des Evan-</text:p>
      <text:p text:style-name="P1">geliums willen, damit ich auch daran Theil»</text:p>
      <text:p text:style-name="P1">haben misge.</text:p>
      <text:p text:style-name="P1">desto Mehrere gewinne. </text:p>
      <text:p text:style-name="P1">dene die unter dei1iGe e e te e als ob«;</text:p>
      <text:p text:style-name="P1"/>
      <text:p text:style-name="P1"/>
      <text:p text:style-name="P1"/>
      <text:p text:style-name="P1">192 Cap. 9. ·10. Die I. Cpist</text:p>
      <text:p text:style-name="P1">lll. 24. Wisset ihr nicht, daß, die auf der</text:p>
      <text:p text:style-name="P1">Rennbahn laufen, zwar Alle laufen, aber</text:p>
      <text:p text:style-name="P1">nur Einer den Preis erlangt? Lauset also,</text:p>
      <text:p text:style-name="P1">daß ihr ihn erla:;g3et. PhiI. Z, is sc.</text:p>
      <text:p text:style-name="P1">25. Ein jeder ettkämpfer aber ist ent-</text:p>
      <text:p text:style-name="P1">altsam in allen DiIXen; jene zwar, damit</text:p>
      <text:p text:style-name="P1">te eine vergc"ingliche »rone empfangen, wir</text:p>
      <text:p text:style-name="P1">aber, eine unvergängl1che. » . <text:s/>.</text:p>
      <text:p text:style-name="P1">2.Tim.2,4.4, S. 4.«-1·3ct.c5,4.</text:p>
      <text:p text:style-name="P1">26. Ich nun laufe also, daß es nicht aqf’s</text:p>
      <text:p text:style-name="P1">Ungewisse sei; ich kämplfe also, daß ich nicht</text:p>
      <text:p text:style-name="P1">Streiche in die Luft fü re; C. i5,58.</text:p>
      <text:p text:style-name="P1">27. sondern ich behandle meinen Leib»har·t</text:p>
      <text:p text:style-name="P1">und ringe ihn in Knechtschaft,·dam1t ich</text:p>
      <text:p text:style-name="P1">nicht etwa, da ich Andern predige, selbst</text:p>
      <text:p text:style-name="P1">verwerli er nden werde. -</text:p>
      <text:p text:style-name="P1">· <text:s/>fu Röm.8,4Z»2c.43,0--«</text:p>
      <text:p text:style-name="P1">Cap. X.</text:p>
      <text:p text:style-name="P1">I. Warnung vor sündlichcn Lüften; 4—43. II. vor</text:p>
      <text:p text:style-name="P1">Götzendjenst und vor dem Essen der Götzenopfer.</text:p>
      <text:p text:style-name="P1">44.— 22, lll. Ermahnung, Niemandem anstößig-</text:p>
      <text:p text:style-name="P1">vielmehr Aclen nützlich zu werden. 23— 33.</text:p>
      <text:p text:style-name="P1">I. 1. Ich will euch aber nicht verschwei-</text:p>
      <text:p text:style-name="P1">gen, ihr Brüder! daß unsere Väter alle</text:p>
      <text:p text:style-name="P1">unter der Wolke waren und Alle durch das</text:p>
      <text:p text:style-name="P1">Meer zogen; ·</text:p>
      <text:p text:style-name="P1">2. M-s. -is, Z-I. 44, 29. Pf. 78, is. il.</text:p>
      <text:p text:style-name="P1">2. und Alle auf Moses getauft wurden in</text:p>
      <text:p text:style-name="P1">der Wolke und im Meere,</text:p>
      <text:p text:style-name="P1">s. und Alle dieselbe geistliche Speise aßen,</text:p>
      <text:p text:style-name="P1">T. Mof. 46, <text:s/>Pf. 78, 24ic.</text:p>
      <text:p text:style-name="P1">4. und Alle denselben geistlIchen Trank</text:p>
      <text:p text:style-name="P1">tranken;.denn sie tranken aus dem geist-</text:p>
      <text:p text:style-name="P1">lichen Felsen, der nachfolgte, der Fels aber</text:p>
      <text:p text:style-name="P1">war Christus. 2.Mpf.47,s. 5.Mos.32,4.48.</text:p>
      <text:p text:style-name="P1">5. Allein an ihrer Mehrzahl hatte Gott</text:p>
      <text:p text:style-name="P1"><text:soft-page-break/>kein Wohlgefallen; denn sie wurden hinge-</text:p>
      <text:p text:style-name="P1">streckt in der Wüste.</text:p>
      <text:p text:style-name="P1">- , 4. Mos.i4, 22.23.s0. se. Heb.3,cs:c.</text:p>
      <text:p text:style-name="P1">S. Dieses aber ist uns zum Vorbilde e-</text:p>
      <text:p text:style-name="P1">schehen, auf daß wir uns nicht des Bösen</text:p>
      <text:p text:style-name="P1">gelüsten lassen, wie jene "gelüstet hat.</text:p>
      <text:p text:style-name="P1">4. Mos.«, 4. Pf. 78, is re.</text:p>
      <text:p text:style-name="P1">7. Werdet auch nicht Gi5tzendiener, leich</text:p>
      <text:p text:style-name="P1">wie Etliche von ihnen, wie geschriebenswht:</text:p>
      <text:p text:style-name="P1">»Das Volk setzte sich nieder zu essen und zu</text:p>
      <text:p text:style-name="P1">trinken und sie standen auf, zu tanzen«</text:p>
      <text:p text:style-name="P1">2. Mos. 32, G.</text:p>
      <text:p text:style-name="P1">8. Lalßt uns auch nicht Uuzucht treiben,</text:p>
      <text:p text:style-name="P1">wie Et iche derselben Unzucht trieben und</text:p>
      <text:p text:style-name="P1">fielen an Einem Tage drei und zwanzig</text:p>
      <text:p text:style-name="P1">tausend. C. e, -is :c. -. Mos. -is, H.</text:p>
      <text:p text:style-name="P1">9. Laßt uns auch nicht Christum versuchen, «</text:p>
      <text:p text:style-name="P1">wie auch Etliche der elben versuchten und</text:p>
      <text:p text:style-name="P1">von den lan en un ebra t wurden</text:p>
      <text:p text:style-name="P1">i</text:p>
      <text:p text:style-name="P1">el St. Pauli Eos: 10.«</text:p>
      <text:p text:style-name="P1">, 10. Murret auch nicht, wie auch Etliche</text:p>
      <text:p text:style-name="P1">derselben murreten und von dem Verderber</text:p>
      <text:p text:style-name="P1">umgebracht wurden. -«» M» «, 2, s7,</text:p>
      <text:p text:style-name="P1">11. Dieses Alles aber ist zum Vorbild</text:p>
      <text:p text:style-name="P1">jenen widerfahren und ward aufgeschrieben</text:p>
      <text:p text:style-name="P1">zur Warnung für uns, auf welche das Ende.</text:p>
      <text:p text:style-name="P1">der Welt gekommen ist.</text:p>
      <text:p text:style-name="P1">Riim.15, Z. Hi-b.4, «. 9, IS.</text:p>
      <text:p text:style-name="P1">12. Darum, wer da meint, er stehe, der</text:p>
      <text:p text:style-name="P1">sehe zu, daß er nicht salle. Ins-«. «, -ro.</text:p>
      <text:p text:style-name="P1">- -13. Es hat euch noch keine Versuchung</text:p>
      <text:p text:style-name="P1">ergriffen, als nur menschliche; Gott aber</text:p>
      <text:p text:style-name="P1">ist getreu, der wird euch nicht über euer«</text:p>
      <text:p text:style-name="P1">Vermögen versucht werden lassen; sondern«</text:p>
      <text:p text:style-name="P1">er wird mit der Versuchuug auch den Aus-</text:p>
      <text:p text:style-name="P1">an a en, oda«i r ie ertra en mb et.</text:p>
      <text:p text:style-name="P1">g .gsch ff C.f4,9. Yhkfs.3,3. 2IgPet.2,</text:p>
      <text:p text:style-name="P1">Il. 14. Darum, meine Geliebten! fliehet</text:p>
      <text:p text:style-name="P1">vor dem Götzendienste. «. Joh.5, 2-.</text:p>
      <text:p text:style-name="P1">15. Jch rede als mit Klagen; beurtheilet</text:p>
      <text:p text:style-name="P1">ihr, was ich sage. C. it, 37.</text:p>
      <text:p text:style-name="P1">16. Der Kelch der Danksagnng, welchen</text:p>
      <text:p text:style-name="P1">wir se neu, ist er nicht die Gemeinschaft</text:p>
      <text:p text:style-name="P1">des Bli1tes Christi? Das Brot, das wir</text:p>
      <text:p text:style-name="P1">brechen, ist es nicht die Gemeinschaft des</text:p>
      <text:p text:style-name="P1">Leibes Christi?</text:p>
      <text:p text:style-name="P1">C.4 i, 24 sc. Month. es, 27. As-g. 2, U.</text:p>
      <text:p text:style-name="P1">17. Denn Ein Brot, Ein Leib sind wir</text:p>
      <text:p text:style-name="P1">Viele, dieweil wir Alle des Einen Brotes</text:p>
      <text:p text:style-name="P1">theilhaft sind. C.42; 27. «</text:p>
      <text:p text:style-name="P1">18. Sehet auf den Jsrael nach dem»</text:p>
      <text:p text:style-name="P1"><text:soft-page-break/>Fleische! Stehen nicht die, so die Opfer</text:p>
      <text:p text:style-name="P1">essen, in Gemeinschaft mit dem Altar? .</text:p>
      <text:p text:style-name="P1">3.Mos. 7,s.-i5.46.</text:p>
      <text:p text:style-name="P1">19. Was sage ich nun? Daß der Götze</text:p>
      <text:p text:style-name="P1">etwas sei, oder daß das Götzenopfer etwas</text:p>
      <text:p text:style-name="P1">sei? C.s,4:c.</text:p>
      <text:p text:style-name="P1">20. Vielmehr, was die Heiden opfern, das »«</text:p>
      <text:p text:style-name="P1">opfern sie den Teufeln und nicht Gott. Ich «"</text:p>
      <text:p text:style-name="P1">will aber nicht, daß ihr in Gemeinschaft</text:p>
      <text:p text:style-name="P1">stehet mit den Teufeln.</text:p>
      <text:p text:style-name="P1">3.M .i7 7. O .9,2o</text:p>
      <text:p text:style-name="P1">Of , ff -</text:p>
      <text:p text:style-name="P1">21. Ihr könnet nicht den Kelch des Herrn</text:p>
      <text:p text:style-name="P1">trinken und den Kelch der Teufel. Ihr</text:p>
      <text:p text:style-name="P1">könnet nicht an dem Tische des Herrn Theil»</text:p>
      <text:p text:style-name="P1">.nehmen und an dem Tische der Teufel.</text:p>
      <text:p text:style-name="P1">2. Cok.6,45. Mai. i, 7.</text:p>
      <text:p text:style-name="P1">22. Oder wollen wir den Herrn zum Eifer</text:p>
      <text:p text:style-name="P1">reizen? Sind wir stärker als er? .</text:p>
      <text:p text:style-name="P1">5. M;-s. 32, N.</text:p>
      <text:p text:style-name="P1">III. 23. Es ist mir Alles erlaubt, aber</text:p>
      <text:p text:style-name="P1">es nützt nicht Alles; es ist mir Alles er-</text:p>
      <text:p text:style-name="P1">laubt, aber es erbaut nicht Alles.</text:p>
      <text:p text:style-name="P1">T s</text:p>
      <text:p text:style-name="P1">C. 6,4 . ,4 re.</text:p>
      <text:p text:style-name="P1">24. Niemand suche seinen eigenen Nutzen,</text:p>
      <text:p text:style-name="P1">sondern Jeder den des Andern.</text:p>
      <text:p text:style-name="P1">S .</text:p>
      <text:p text:style-name="P1">ch c.gMos. 2il,g5. S. <text:s/>me, « 2c. ·</text:p>
      <text:p text:style-name="P1">C.c3, Z. Röm.c5, 2.</text:p>
      <text:p text:style-name="P1"/>
      <text:p text:style-name="P1"/>
      <text:p text:style-name="P1"/>
      <text:p text:style-name="P1">25. Alles, was auf der Fleischbank feil</text:p>
      <text:p text:style-name="P1">B, das esset und untersuchet nichts, um des</text:p>
      <text:p text:style-name="P1">ewissens willen; Röm.14,22c. "</text:p>
      <text:p text:style-name="P1">26. »Denn des Herrn ist die Erde und</text:p>
      <text:p text:style-name="P1">was sie erfüllen« Vf.50, «.</text:p>
      <text:p text:style-name="P1">27. Und wenn euch Jemand von den Un-</text:p>
      <text:p text:style-name="P1">läubigen zu Gaste bittet und ihr wollet</text:p>
      <text:p text:style-name="P1">hii1gehen, so esset Alles, was euch vorgelegt</text:p>
      <text:p text:style-name="P1">wird, und untersuchet- nichts, um des Ge-</text:p>
      <text:p text:style-name="P1">wissens willen. C.8,.-7. . - "</text:p>
      <text:p text:style-name="P1">28. Wenn aber Jemand euch sagen würde:</text:p>
      <text:p text:style-name="P1">Dieses ist,Götzenopfer, so esset es nicht, um</text:p>
      <text:p text:style-name="P1">dessen willen, der es angezeigt und um des</text:p>
      <text:p text:style-name="P1">Gewissens willen. (Denn des Herrn ist die</text:p>
      <text:p text:style-name="P1">Erde und was sie erfülIet.) : . .</text:p>
      <text:p text:style-name="P1">29. Ich rede aber nicht von dem eigenen</text:p>
      <text:p text:style-name="P1">Gewissen, sondern von dem des Andern;</text:p>
      <text:p text:style-name="P1">denn warum soll meine Freiheit von eines</text:p>
      <text:p text:style-name="P1">Andern Gewissen gerichtet werde(i«1·.2 S</text:p>
      <text:p text:style-name="P1"><text:soft-page-break/>. , sc.</text:p>
      <text:p text:style-name="P1">30. Wenn ich mit Dank genieße, warum</text:p>
      <text:p text:style-name="P1">soll ich um dessen willen gclästert werden,</text:p>
      <text:p text:style-name="P1">wofür ich danksage?</text:p>
      <text:p text:style-name="P1">Z. Mos. S, 40. i. Tim.4-, 4-.</text:p>
      <text:p text:style-name="P1">31. Ihr esset nun, oder ihr trinket, oder</text:p>
      <text:p text:style-name="P1">was ihr immer thut, das thut Alles zur Ehre</text:p>
      <text:p text:style-name="P1">Gottes. C-i. Z, i7.</text:p>
      <text:p text:style-name="P1">32. Seid unanstößig sowohl den Juden</text:p>
      <text:p text:style-name="P1">als den Griechen und der Gemeinde Got-</text:p>
      <text:p text:style-name="P1">tes; Ri5-Hi, is.</text:p>
      <text:p text:style-name="P1">33. gleichwie auch ich in allen Dingen</text:p>
      <text:p text:style-name="P1">Jedermann gefallen will, indem ich nicht</text:p>
      <text:p text:style-name="P1">suche, was mir nützt, sondern was Vielen,</text:p>
      <text:p text:style-name="P1">auf daß sie selig werden. C.8,13. 9,49zk.</text:p>
      <text:p text:style-name="P1">H Cap.«- .Xl.k E</text:p>
      <text:p text:style-name="P1">I. Vom äußern Anstand beim"Gebete. «-—46.</text:p>
      <text:p text:style-name="P1">H· Bestrafung der unn-ü,rdigen Feier Des heiligen</text:p>
      <text:p text:style-name="P1">Abendmahles. t7—34.</text:p>
      <text:p text:style-name="P1">I. 1. Seid meine Nachfolger, gleich wie</text:p>
      <text:p text:style-name="P1">auch ich Christi. C..4,si6. Phii.3,i7.</text:p>
      <text:p text:style-name="P1">2« Jd;1lobe euch aber, ihr Brüder! daß</text:p>
      <text:p text:style-name="P1">ihr ins llem meiner eingedenk seid, und,</text:p>
      <text:p text:style-name="P1">wie ich sie euch gegeben habe, die Verord-</text:p>
      <text:p text:style-name="P1">nun en festhalten «</text:p>
      <text:p text:style-name="P1">Z. ?)«ch will aber, daß ihr wisset, daß eines</text:p>
      <text:p text:style-name="P1">jeden Mannes Haupt Christus ist, das</text:p>
      <text:p text:style-name="P1">Haupt des Weibes aber der Mann, das</text:p>
      <text:p text:style-name="P1">Haupt Christi aber Gott. C. Z, 23. Cph. 5, Ia.</text:p>
      <text:p text:style-name="P1">4. Ein jeder Mann, der betet oder weis-</text:p>
      <text:p text:style-name="P1">sagt, und hat Etn«)gs auf dem Haupt, cntehrt</text:p>
      <text:p text:style-name="P1">ein an . . ,c.</text:p>
      <text:p text:style-name="P1">5. Ein i,edes Weib aber, das betet oder</text:p>
      <text:p text:style-name="P1">weissagt mit unbedecktem Hau t, entehrt</text:p>
      <text:p text:style-name="P1">ihr Haupt; denn es ist eben so viel, als</text:p>
      <text:p text:style-name="P1">wäre sie geschoren. s</text:p>
      <text:p text:style-name="P1">Cap.««1o. 11.-- an die C-wirst? Ein-. H; · ist«:</text:p>
      <text:p text:style-name="P1">S. Denn wenn sich ein Weib nicht bedeckt,</text:p>
      <text:p text:style-name="P1">xZ3lasse sie sich auch das Haar ab chneiden.</text:p>
      <text:p text:style-name="P1">enn es aber für ein Weib fchim flich ist,</text:p>
      <text:p text:style-name="P1">sich das Haar ab chneiden oder s(h,eren zu</text:p>
      <text:p text:style-name="P1">assen, so bedecke re sich. «</text:p>
      <text:p text:style-name="P1">7. Der Mann nänilich soll sich das Haupt</text:p>
      <text:p text:style-name="P1">nicht bedecken, da er das Bild und die Ehre</text:p>
      <text:p text:style-name="P1">Gottes ist; das Weib aber ist des Mannes</text:p>
      <text:p text:style-name="P1">Ehre. i. wiss. «, 27. D, 22 ».</text:p>
      <text:p text:style-name="P1">«8. Denn der Mann ist nicht von dem</text:p>
      <text:p text:style-name="P1">Weibe, sondern das Weib von dem Manne.</text:p>
      <text:p text:style-name="P1">i. Tim. 2, is. »</text:p>
      <text:p text:style-name="P1">9. Denn es ward auch nickt der Mann</text:p>
      <text:p text:style-name="P1">um des Weibes willen erschaffen, sondern</text:p>
      <text:p text:style-name="P1">das Weib um des Mannes wilz)enf T ; J,</text:p>
      <text:p text:style-name="P1"><text:soft-page-break/>I. to . ,I ««</text:p>
      <text:p text:style-name="P1">"10. Deßwegen soll das Weib eine Macht</text:p>
      <text:p text:style-name="P1">aus! dem Haupte haben, um der Engel</text:p>
      <text:p text:style-name="P1">wi en. «. M-s. 24,65. -</text:p>
      <text:p text:style-name="P1">11. Doch so ist weder der Mann ohne</text:p>
      <text:p text:style-name="P1">das Weib, noch das Weib ohne den Mann,</text:p>
      <text:p text:style-name="P1">im Herrn. ,</text:p>
      <text:p text:style-name="P1">12. Denn wie das Weib von dem Manne</text:p>
      <text:p text:style-name="P1">ist, also ist auch der Mann durch das Weib;</text:p>
      <text:p text:style-name="P1">Alles aber von Gott. Hi«-b it, i. «</text:p>
      <text:p text:style-name="P1">13. Urtheilet bei euch selbst: Geziemt es</text:p>
      <text:p text:style-name="P1">sich, daß ein Weib unbedeckt zu Gott bete?</text:p>
      <text:p text:style-name="P1">14. Oder lehrt euch nicht auch die Natur</text:p>
      <text:p text:style-name="P1">selbst, daß, wenn ein Mann lange Haare</text:p>
      <text:p text:style-name="P1">trägt, es eine Schmach für ist;«. W</text:p>
      <text:p text:style-name="P1">. am. ,’· .</text:p>
      <text:p text:style-name="P1">15. wenn aber ein Weib lange Haai;fe</text:p>
      <text:p text:style-name="P1">trägt, es eine Ehre für sie ist? denn das</text:p>
      <text:p text:style-name="P1">Haar ist ihr statt einer Bedeckung gegeben.</text:p>
      <text:p text:style-name="P1">16. Will aber Jemand hierüber gern</text:p>
      <text:p text:style-name="P1">streiten, so haben wir eine solche Gewohn-</text:p>
      <text:p text:style-name="P1">heit nicht, noch auch die Gemeinden Gottes·</text:p>
      <text:p text:style-name="P1">» i. Tini. s, 3—5.</text:p>
      <text:p text:style-name="P1">II. 17. Indem ich euch aber dieses anbe-</text:p>
      <text:p text:style-name="P1">fehle, kann ich nicht loben, daß ihr nicht zur</text:p>
      <text:p text:style-name="P1">Verbesserung, sondern zur Berfchlimmerung</text:p>
      <text:p text:style-name="P1">zusammenkomt·net. · »</text:p>
      <text:p text:style-name="P1">18. Denn furs Erste, wenn ihr in der</text:p>
      <text:p text:style-name="P1">Gemeinde zusammenkomniet, so höre ich,</text:p>
      <text:p text:style-name="P1">seien Spaltungen unter euch, und zum Theil</text:p>
      <text:p text:style-name="P1">glaube ich es. C· Z, Z :c.</text:p>
      <text:p text:style-name="P1">19. Denn es müssen auch Sekten unter</text:p>
      <text:p text:style-name="P1">euch sein, damit die Bewährten offenbar</text:p>
      <text:p text:style-name="P1">werden unter euch. Many. -is, 7. «. Joh. 2, te.</text:p>
      <text:p text:style-name="P1">20. Wenn ihr nun mit einander zusam-</text:p>
      <text:p text:style-name="P1">meukommet, so heißt das nicht des Herrn</text:p>
      <text:p text:style-name="P1">Abendmahl essen. "</text:p>
      <text:p text:style-name="P1">21. Denn Jeder nimmt fein eigenes Mahl</text:p>
      <text:p text:style-name="P1">vorher bei dem Essen , und der Eine hun-</text:p>
      <text:p text:style-name="P1">gert, der Andere aber schwelge»t. »</text:p>
      <text:p text:style-name="P1">22. Habet ihr denn nicht Hausen um zu</text:p>
      <text:p text:style-name="P1">essen und zumuten? Odelr3verachtet ihr die</text:p>
      <text:p text:style-name="P1"/>
      <text:p text:style-name="P1"/>
      <text:p text:style-name="P1"/>
      <text:p text:style-name="P1">taki C9p.4,i.12. Die .»i.«Epjstel«St. Pauli , Cap.»1-Z.</text:p>
      <text:p text:style-name="P1">Gemeinde Gottes und beschåmet die, welche</text:p>
      <text:p text:style-name="P1">nichts haben? Was soll seh, euch jagen?</text:p>
      <text:p text:style-name="P1">Soll ich euch l»obe»t1? .H»i»ei;iu lobe ich euch</text:p>
      <text:p text:style-name="P1">nicht. J-1k.2, is. S. «. » .</text:p>
      <text:p text:style-name="P1">23. Denn, was iY vom Herrn entmuti-</text:p>
      <text:p text:style-name="P1">en, das habe ich eu auch berichtet, näm-</text:p>
      <text:p text:style-name="P1"><text:soft-page-break/>ki»ch,, daß der Herr Jesus in der Nacht, da</text:p>
      <text:p text:style-name="P1">er verrathen ward, das Brot genoinmen,,</text:p>
      <text:p text:style-name="P1">· "Gal. «, 12· Matth.2·6, 26»2c.</text:p>
      <text:p text:style-name="P1">24. und als er Dank gesagt, hat er es ge-</text:p>
      <text:p text:style-name="P1">brochen-und geredet: Ei ehinet, esset! das ist</text:p>
      <text:p text:style-name="P1">mein« Leib, der für euch gebrocl en wird;</text:p>
      <text:p text:style-name="P1">dieses thut zu meinem Gedächtnisse! .</text:p>
      <text:p text:style-name="P1">25. Deßgleichen auch den Kelch n«ach dem</text:p>
      <text:p text:style-name="P1">Mahle, indem er sprach: »Dieses: Kelch·ist</text:p>
      <text:p text:style-name="P1">das neue Testament in meinem Blute; die-</text:p>
      <text:p text:style-name="P1">ses thut, so oft ihr es trinket, zu meinen:</text:p>
      <text:p text:style-name="P1">Gedächt11issel Liz»c,22,2o·. »</text:p>
      <text:p text:style-name="P1">26. Denn so ost ihr dieses Brot essettind</text:p>
      <text:p text:style-name="P1">diesen Kel,iih trinket, sollet ihr den Tod des</text:p>
      <text:p text:style-name="P1">Herrn berkündigen, bis daß er kommt.</text:p>
      <text:p text:style-name="P1">2.M«-s.i2,2s.27. M.:tth.2s,«z9.</text:p>
      <text:p text:style-name="P1">27. Welcher nun uuwürdig dieses Brot</text:p>
      <text:p text:style-name="P1">ißt oder diesen Kelch des Herrn trinkt, der</text:p>
      <text:p text:style-name="P1">wird schuldig fein des Leibes und Blutes</text:p>
      <text:p text:style-name="P1">des Herrn. C.«o,-zip</text:p>
      <text:p text:style-name="P1">28. Der Mensch bewahre aber sich selbst</text:p>
      <text:p text:style-name="P1">und also esse er von dem Brote und trin e</text:p>
      <text:p text:style-name="P1">von dem Kelche. 2. Eos. i3,5.</text:p>
      <text:p text:style-name="P1">29. Denn- wer unwürdigoißt und trinkt,</text:p>
      <text:p text:style-name="P1">der ißt und« trinkt sich set st das Gericht,</text:p>
      <text:p text:style-name="P1">weil er den Leib des Herrn nicht unter-</text:p>
      <text:p text:style-name="P1">scheidet. C.-to, i6.i7. «</text:p>
      <text:p text:style-name="P1">30. Deßwegen sind unter« euch viele</text:p>
      <text:p text:style-name="P1">S·chwache und 5ik.«.Ulke und ein guter Theil</text:p>
      <text:p text:style-name="P1">la"en. «. « « ,</text:p>
      <text:p text:style-name="P1">ist, Denn wem) wir uns selbst richteten,</text:p>
      <text:p text:style-name="P1">-so würden wir nicht gerichtet. -ps·32»5·</text:p>
      <text:p text:style-name="P1">32. Werden »wir aber gerichtet, so werden</text:p>
      <text:p text:style-name="P1">wir vom Herrn gezü·chtigt, damit wir nicht</text:p>
      <text:p text:style-name="P1">mitderWeltverurthellt werden. Hm. -Ia, S. S.</text:p>
      <text:p text:style-name="P1">33. Darum, meine Brüder, wann ihr zu-</text:p>
      <text:p text:style-name="P1">sammenkommet zu essen, so warte Einer auf</text:p>
      <text:p text:style-name="P1">den Andern. « » " " «</text:p>
      <text:p text:style-name="P1">·34. Hungert"aber Jemand, so esse er« da-</text:p>
      <text:p text:style-name="P1">heim, damit ihr nicht zum Gerichte zusam-</text:p>
      <text:p text:style-name="P1">menkommet. Das Uebrige aber will ich</text:p>
      <text:p text:style-name="P1">anordnen;» wann ich komme» C« is, Z· </text:p>
      <text:p text:style-name="P1">-, « « ·» J« -1';·!,--T»</text:p>
      <text:p text:style-name="P1">, Cap. XlI. " «-«</text:p>
      <text:p text:style-name="P1">I· Verfchiedenhei1 der Geistesgal-en und Aemter</text:p>
      <text:p text:style-name="P1">unter den Christen, «i—«,s U. ihr Werth und ihre</text:p>
      <text:p text:style-name="P1">Anwendung, erläutert durch das Beispiel vom</text:p>
      <text:p text:style-name="P1">menschlichen Leibe. 42—3-I.</text:p>
      <text:p text:style-name="P1">I·. 1. Was aber die geistlichen Gaben be-</text:p>
      <text:p text:style-name="P1">trifft, o will ich euch, ihr Brüder, nicht in</text:p>
      <text:p text:style-name="P1">lInwi senheit lassen. C.-i4,i» , -</text:p>
      <text:p text:style-name="P1">2. Ihr wisset, das; ihr Bei-den waret und</text:p>
      <text:p text:style-name="P1"><text:soft-page-break/>c,Uch zu des! stummen öden hu-rühren</text:p>
      <text:p text:style-name="P1">ließet, wie ihr geführt wurde»t. C. 6--«.</text:p>
      <text:p text:style-name="P1">3. Darum thue ich«e-uch kund, daß Nie-</text:p>
      <text:p text:style-name="P1">mand, der durch den Geist Gottes redet,</text:p>
      <text:p text:style-name="P1">Jesum lästert und Niemand Jesum einen</text:p>
      <text:p text:style-name="P1">Herrn nennen kann, als nur durch den hei-</text:p>
      <text:p text:style-name="P1">ligen Geist. : - s--» <text:s/>- . L.</text:p>
      <text:p text:style-name="P1">Mark. g, so xc. Jph243, l3.1.J«yh.t-,2.3.</text:p>
      <text:p text:style-name="P1">4. Es sind aber mancherlei Gaben, doch</text:p>
      <text:p text:style-name="P1">" :nur Ein Geist; R(im.42, S,</text:p>
      <text:p text:style-name="P1">5. und es sind maiicherlei Aemter und nur</text:p>
      <text:p text:style-name="P1">Ein Herr; C, H»-es. 8, S. - » »</text:p>
      <text:p text:style-name="P1">S. und es sind auch mancherlei Wirkun-</text:p>
      <text:p text:style-name="P1">gen, doch nur Ein Gott, der Alles in Allen</text:p>
      <text:p text:style-name="P1">wirket. Ei-h. H. l</text:p>
      <text:p text:style-name="P1">7. Einem Jeden aber wird die Offenba-</text:p>
      <text:p text:style-name="P1">rung des Geistes gegeben. zum gemeinen</text:p>
      <text:p text:style-name="P1">Nutzen. E. i4, Da. -</text:p>
      <text:p text:style-name="P1">, 8. Dem Einen nämlich wird durch den</text:p>
      <text:p text:style-name="P1">Geist gegeben das Wortder Weisheit; einem</text:p>
      <text:p text:style-name="P1">Andern aber das Wort der Erkenntnis; nach</text:p>
      <text:p text:style-name="P1">demselben Geists; C. is, 2.</text:p>
      <text:p text:style-name="P1">9. einem Andern der Glaube in demselben</text:p>
      <text:p text:style-name="P1">Geiste; einem Andern Gaben der Gesund-</text:p>
      <text:p text:style-name="P1">machung, in demselben Geiste;</text:p>
      <text:p text:style-name="P1">10. einem Andern Wunderwirkun en;</text:p>
      <text:p text:style-name="P1">einem Andern die Weissagung; einem Blu-</text:p>
      <text:p text:style-name="P1">dern die Prüfung der Geister; einem An-</text:p>
      <text:p text:style-name="P1">dern verschiedene Zungen; einem Andern</text:p>
      <text:p text:style-name="P1">die Aitslegungxder Zungen. - «« te,</text:p>
      <text:p text:style-name="P1">(».«2, i. 5.24.2g. 1.Joh. 4, -i...1</text:p>
      <text:p text:style-name="P1">11. Alles dieses aber wirkt eben derselbe</text:p>
      <text:p text:style-name="P1">Eine Geist, der einem Jeden besonders zu-</text:p>
      <text:p text:style-name="P1">theilt, wie er will. Röni, l2,3.</text:p>
      <text:p text:style-name="P1">II. 12. Denn«gleichwie der Leib Einer</text:p>
      <text:p text:style-name="P1">ist und viele Glieder hat, alle Glieder aber</text:p>
      <text:p text:style-name="P1">des Einen Leibes, obgleich ihrer viele, doch</text:p>
      <text:p text:style-name="P1">nur Ein Leib sind; also auch Christus. </text:p>
      <text:p text:style-name="P1">sp «» » , ».Röm.-l2«4:c!</text:p>
      <text:p text:style-name="P1">13. Denn« in Einem Geiste sind wir </text:p>
      <text:p text:style-name="P1">zu Einem Leibe getauft worden, wir seien</text:p>
      <text:p text:style-name="P1">Juden oder Griechei1, Knechte oder Frei</text:p>
      <text:p text:style-name="P1">und sind Alle zu Einem Geiste getrLinles</text:p>
      <text:p text:style-name="P1">worden. E. so, 2 —iik. Gai.3,28.</text:p>
      <text:p text:style-name="P1">14. Denn auch der Leib ist nicht Ein</text:p>
      <text:p text:style-name="P1">Glied, sondern viele. . ;</text:p>
      <text:p text:style-name="P1">15. Wenn der. Fuß spräche: Weil ich</text:p>
      <text:p text:style-name="P1">nicht die Hand bin, so gehöre ich nicht zum</text:p>
      <text:p text:style-name="P1">Lcibe;9sollte er darum nicht zum Leibe »ge-</text:p>
      <text:p text:style-name="P1">hören. , . ,</text:p>
      <text:p text:style-name="P1">16. Und wenn das Ohr spräche: Weilich</text:p>
      <text:p text:style-name="P1">nicht das Auge bin, so gehöre ich mehr zum</text:p>
      <text:p text:style-name="P1"><text:soft-page-break/>sei e;9sollte es darum nicht zum Leibe ge-</text:p>
      <text:p text:style-name="P1">b-gen . » . . »</text:p>
      <text:p text:style-name="P1">17. Wenn der ganze Leib Auge wäre, wo</text:p>
      <text:p text:style-name="P1"/>
      <text:p text:style-name="P1"/>
      <text:p text:style-name="P1"/>
      <text:p text:style-name="P1">·t(i«w-je. is. s!«s-as: vie Eörsknhel.sssC C«-p-.«13. in. 195</text:p>
      <text:p text:style-name="P1">wäre das Gehört«-oerm er« ganz«Gehbr</text:p>
      <text:p text:style-name="P1">in-are,-ivo:wäre de-r Gern-ch·?-"-»</text:p>
      <text:p text:style-name="P1">18. Nun aber hat Gott- die Glieder ge-</text:p>
      <text:p text:style-name="P1">ordnet, ein jedes aus ihnen am- Leibe, wie</text:p>
      <text:p text:style-name="P1">er gewollt hat. C.45,38. « H</text:p>
      <text:p text:style-name="P1">. 19.- Wenn aber Alles Ein Glied wäre,</text:p>
      <text:p text:style-name="P1">wo wäre der.Leib? "</text:p>
      <text:p text:style-name="P1">.20.- Nun aber sind viele Glieder, aber</text:p>
      <text:p text:style-name="P1">nur Ein Leib.</text:p>
      <text:p text:style-name="P1">21. Es kann aber das Auge nicht zu der</text:p>
      <text:p text:style-name="P1">Hand sagen: Ich bedarf deiner nicht; oder</text:p>
      <text:p text:style-name="P1">wiederum«das Haupt zu den Füßen: Jch</text:p>
      <text:p text:style-name="P1">bedarf euer -nicht. is- : . »</text:p>
      <text:p text:style-name="P1">22. Sondern vielmehr die Glieder des</text:p>
      <text:p text:style-name="P1">Leibes, welche die f-chwächern zu sein schei-</text:p>
      <text:p text:style-name="P1">nen, fmd nothwendig;</text:p>
      <text:p text:style-name="P1">23. und die uns die berächtlicheren arti</text:p>
      <text:p text:style-name="P1">Leibe zu fein dünken, die umgeben wir mit</text:p>
      <text:p text:style-name="P1">desto mehr Ehre, und die unanständigen an</text:p>
      <text:p text:style-name="P1">-uns erhaltendefto mehr Wohlanständigkeit«;</text:p>
      <text:p text:style-name="P1">24. die wohlanständig-en an uns aber be-</text:p>
      <text:p text:style-name="P1">dürfen es nicht. Ja, Gott hat den Leib also</text:p>
      <text:p text:style-name="P1">eingerichtet, das; er dem geringem Gliede</text:p>
      <text:p text:style-name="P1">desto größere- Ehre gab,</text:p>
      <text:p text:style-name="P1">25. damit keine Spaltung« in dem Leibe</text:p>
      <text:p text:style-name="P1">sei, sondern die Glieder gleiche Sorge für</text:p>
      <text:p text:style-name="P1">einander tragen. -" H - "»"-</text:p>
      <text:p text:style-name="P1">26. Und weint Ein Glied leidet, so leiden</text:p>
      <text:p text:style-name="P1">alle-Glieder mit; wenn Ein Glied geehrt</text:p>
      <text:p text:style-name="P1">wird, so freuen sich«-alle Glieder mit.- I« </text:p>
      <text:p text:style-name="P1">» » »« - · Eies-n·»4»»ii,.ii5:</text:p>
      <text:p text:style-name="P1">27. Ihr aber seid der Leib Qi)rcsti,und</text:p>
      <text:p text:style-name="P1">Jeder an feinem Theil Glieder. Rom, 42, Z.</text:p>
      <text:p text:style-name="P1">28. Und Gott setzte -die Einzelnen in der</text:p>
      <text:p text:style-name="P1">Gemeinde füi.·’s Erste zu Aposteln, siir’s</text:p>
      <text:p text:style-name="P1">Andere zu Propheten, für’s Dritte zu Leh-</text:p>
      <text:p text:style-name="P1">rern, sodann Wunderkräfte, dann Gaben</text:p>
      <text:p text:style-name="P1">der Gesundniachu·ng, Hülsleistuiigen, Bor-</text:p>
      <text:p text:style-name="P1">fteherfchaften, verschiedene Zungen. · .-</text:p>
      <text:p text:style-name="P1">. s C.-i2,8——«0. C;-h.4, tue.</text:p>
      <text:p text:style-name="P1">29. Sind Alle Apostel? Sind Alle Pro-</text:p>
      <text:p text:style-name="P1">3gcten? Sind Alle Lehrer? Haben Alle</text:p>
      <text:p text:style-name="P1">underkräfte? . ,</text:p>
      <text:p text:style-name="P1">30. Haben Alle Gaben der Gesund-</text:p>
      <text:p text:style-name="P1">niachung? Reden Alle in Zungen? Sind</text:p>
      <text:p text:style-name="P1"><text:soft-page-break/>Alle A1isleger ?«</text:p>
      <text:p text:style-name="P1">31. Eisen aber nach« den bessern Gaben;</text:p>
      <text:p text:style-name="P1">Und ich "zeige euch noch einen trefflichen:</text:p>
      <text:p text:style-name="P1">Weg. C.«,»-Ue.</text:p>
      <text:p text:style-name="P1"><text:s/>« . « .</text:p>
      <text:p text:style-name="P1">Cap. XIlI. «-</text:p>
      <text:p text:style-name="P1">l. Notwendigkeit, l—3, H. Eigenschaften, 4—7,</text:p>
      <text:p text:style-name="P1">und l1l. Werth der christlichcn Liebe. 8——sl3.</text:p>
      <text:p text:style-name="P1">l· L Wenn ich mit Menschen- und Engel-</text:p>
      <text:p text:style-name="P1">Zungen redete, hätte aber die Liebe nicht,</text:p>
      <text:p text:style-name="P1">so ware ich ein tönendes Erz oder eine klin-</text:p>
      <text:p text:style-name="P1">gende Schelle C. -te, S—-Z, -</text:p>
      <text:p text:style-name="P1">2.«Und, wenn ich weisscig"en- könnte U-nd</text:p>
      <text:p text:style-name="P1">-wüßte alle Geheimnäse-« und« alle· Erkenttt«-</text:p>
      <text:p text:style-name="P1">nis; undwenn ich a en Glauben hätte, so</text:p>
      <text:p text:style-name="P1">daß ich Ver e versetzen· könnte, hätte aber</text:p>
      <text:p text:style-name="P1">die Liebe ni3t, so wäre ich nichts. ,</text:p>
      <text:p text:style-name="P1">C. IF.-, 8. 9. Many. 7. Si. «, Du. I</text:p>
      <text:p text:style-name="P1">3. Und wenn ich alle meine Habe disk</text:p>
      <text:p text:style-name="P1">Armena»u;stheilte,und wenn ich meinen Lei</text:p>
      <text:p text:style-name="P1">hiUgäbe,sU1-L daß ich verbrannt würde, hätte</text:p>
      <text:p text:style-name="P1">aber die Lie e nicht, so würde es mir nichts</text:p>
      <text:p text:style-name="P1">nützen. Marthe,-i 2c. Dame, es. Heini-d s,-.</text:p>
      <text:p text:style-name="P1">ll. 4. Die·Liebe ist langmiithig,«fie ist</text:p>
      <text:p text:style-name="P1">gütig; die Liebe beneidet nicht; die Liebe</text:p>
      <text:p text:style-name="P1">prahlet nicht; sie blähet sich nicht akus;; »</text:p>
      <text:p text:style-name="P1">Ja , . ·</text:p>
      <text:p text:style-name="P1">5. -Sie ist nicht unanständig; sie sucht</text:p>
      <text:p text:style-name="P1">nicht das» Ihrige; sie läßt. sich nicht zum</text:p>
      <text:p text:style-name="P1">Zorne reizen; sie deutet nichts zum Athen,</text:p>
      <text:p text:style-name="P1">·« · C.i0,24«. SH,ii.2, . »</text:p>
      <text:p text:style-name="P1">6. Sie«freut sich nicht über die ngerech-</text:p>
      <text:p text:style-name="P1">tigkeit, sie freut Ekel) aber mitder Wahrheit,</text:p>
      <text:p text:style-name="P1">7. Sie erträgt lles, sie laubt Alles, sie</text:p>
      <text:p text:style-name="P1">hofft Alles,-sie-erd"uldet Alles.</text:p>
      <text:p text:style-name="P1">I« - - s« Röm.-is, «. Spr.40«42.</text:p>
      <text:p text:style-name="P1">III. 8. Die Liebe hört nimmermehr auf;</text:p>
      <text:p text:style-name="P1">seien es aber Weissagungen, so werden sie</text:p>
      <text:p text:style-name="P1">abgethan werden; seien es Z(-ungen, so we :</text:p>
      <text:p text:style-name="P1">den sie aufhören; sei es Frkenntniß, </text:p>
      <text:p text:style-name="P1">wird sie abgethan werde-n. ·- </text:p>
      <text:p text:style-name="P1">I. Denn unser Erkennen ist Stückweik</text:p>
      <text:p text:style-name="P1">und unser Weiffagen ist Stückwerk. </text:p>
      <text:p text:style-name="P1">10. Wann aber das Vollkommene wird</text:p>
      <text:p text:style-name="P1">gekommen sein, dann ivird das Stückiverk</text:p>
      <text:p text:style-name="P1">abgethan werden; ««</text:p>
      <text:p text:style-name="P1">11. Da ich ein Kind war, redete-ich wie</text:p>
      <text:p text:style-name="P1">ein Kind, dachte wie ein Kind , hatte kindi-</text:p>
      <text:p text:style-name="P1">fche Anschläge; da ich aber ein Mann gei-</text:p>
      <text:p text:style-name="P1">worden,habe ich abgethan, was kindisch wars.</text:p>
      <text:p text:style-name="P1">12. Denn wir sehen jetzt durch einen</text:p>
      <text:p text:style-name="P1">Spiegel in einem dunklen Wort; dann aber</text:p>
      <text:p text:style-name="P1"><text:soft-page-break/>von Angesicht zu Angesicht. Jetzt ist mein</text:p>
      <text:p text:style-name="P1">Erkennen Stüekwer"k; dann aber werde ich</text:p>
      <text:p text:style-name="P1">völlig erkennen, wie auch ich völlig erkannt</text:p>
      <text:p text:style-name="P1">bin. 2.Cok;3,«8.5,7. in«-:.8,3. «.Joh.3,2.</text:p>
      <text:p text:style-name="P1">13. Nun aber bleibet Glaube, Hoffnung,</text:p>
      <text:p text:style-name="P1">Liebe, diese drei; die größte aber unter die-</text:p>
      <text:p text:style-name="P1">sen ist die Liebe. « . ·-;</text:p>
      <text:p text:style-name="P1">»» »-1.Tl)eff.-1,Z. Heb.40, 22-W. Col.s, «.</text:p>
      <text:p text:style-name="P1">Cap.. XIV.</text:p>
      <text:p text:style-name="P1">l. Werth der Sprachengabe und der Lehtgsbe,</text:p>
      <text:p text:style-name="P1">4—42; il; ihre Anwendung in den Versammlun-</text:p>
      <text:p text:style-name="P1">gen. is-to« ,</text:p>
      <text:p text:style-name="P1">I. 1. St-rebet»nach der Liebe; doch e·if;rt</text:p>
      <text:p text:style-name="P1">nach den »geistluhen Gaben, am meisten</text:p>
      <text:p text:style-name="P1">aber, daß ihr weisfaget. C.i2, « 2c. 3i.</text:p>
      <text:p text:style-name="P1"/>
      <text:p text:style-name="P1"/>
      <text:p text:style-name="P1"/>
      <text:p text:style-name="P1">-196 Cap. 14. I Die I. E-pistel St. Pauli est -Cato. 14. «</text:p>
      <text:p text:style-name="P1">2. Denn wer in Zungen redet, der redet</text:p>
      <text:p text:style-name="P1">nicht Bär die Menschen, sondern für Gott;</text:p>
      <text:p text:style-name="P1">denn iemand vernimmt es, im Geiste aber</text:p>
      <text:p text:style-name="P1">redet er Geheimnisse. Apg. -io, te.</text:p>
      <text:p text:style-name="P1">Z. Wer aber weissagt, der redet für die</text:p>
      <text:p text:style-name="P1">Menschen Lzur Erbauung, zur Ermahnung</text:p>
      <text:p text:style-name="P1">und um koste.</text:p>
      <text:p text:style-name="P1">4. Hier in Zungen redet, der erbauet sich</text:p>
      <text:p text:style-name="P1">selbst; wer aber weissagt, der erbaut die</text:p>
      <text:p text:style-name="P1">Gemeinde. · »</text:p>
      <text:p text:style-name="P1">Ei. Ich wiinschte, daß ihr Alle in Zungen</text:p>
      <text:p text:style-name="P1">redetet,nochVielmehraber,das;ihrweissagen</text:p>
      <text:p text:style-name="P1">m’öchtet. Denn wer weissa t,· ist grösser, als</text:p>
      <text:p text:style-name="P1">wer m Zungen redet; es sei denn, daß er</text:p>
      <text:p text:style-name="P1">es auslege, damit die Genieinde Erbauung</text:p>
      <text:p text:style-name="P1">empfange. 4. M-s.«, ei-. " T «</text:p>
      <text:p text:style-name="P1">6. Nun aber, ihr Brüder! wenn ich zu</text:p>
      <text:p text:style-name="P1">euch käme und in Zungen redete, was würde</text:p>
      <text:p text:style-name="P1">ich euch m’itzen, wenn ich nicht zu euch redete,</text:p>
      <text:p text:style-name="P1">sei es in Offenbarung oder in Erkenntniß</text:p>
      <text:p text:style-name="P1">oder in Weissagung oder in Lehre? «</text:p>
      <text:p text:style-name="P1">7. Jst es doch eben so mit den leblosen</text:p>
      <text:p text:style-name="P1">Dingen, die einen Laut von sich geben, sei</text:p>
      <text:p text:style-name="P1">es eine Flöte oder eine Harfe; wenn sie nicht</text:p>
      <text:p text:style-name="P1">bestimmte Töne eben-, wie kann man er-</text:p>
      <text:p text:style-name="P1">kennen, was aus; der Flöte oder auf der</text:p>
      <text:p text:style-name="P1">Harfe gespielt wird?</text:p>
      <text:p text:style-name="P1">8. Und auch wenn die Posaune einen un-</text:p>
      <text:p text:style-name="P1">deutlichen Ton gibt, wer wird sich zum</text:p>
      <text:p text:style-name="P1">Streite rüsten? » . -</text:p>
      <text:p text:style-name="P1">9. Also auch ihr, wenn ihr durch die Zunge</text:p>
      <text:p text:style-name="P1">nicht eine verständliche Rede gebet, wie kann</text:p>
      <text:p text:style-name="P1">man verstehen, was geredet wird?» Denn</text:p>
      <text:p text:style-name="P1"><text:soft-page-break/>ihr werdet in den Wind reden.</text:p>
      <text:p text:style-name="P1">10. So viele Arten von Sprachen mögen</text:p>
      <text:p text:style-name="P1">wohl in der Welt sein nnd keine dersel en</text:p>
      <text:p text:style-name="P1">ist ohne Sinn. Pf. i9, 4 :c.</text:p>
      <text:p text:style-name="P1">11. Wenn ich nun den Sinn der Sprache</text:p>
      <text:p text:style-name="P1">nicht weiß, so werde ich dem Redenden ein</text:p>
      <text:p text:style-name="P1">Fremder sein und der Redende für mich ein</text:p>
      <text:p text:style-name="P1">12. Also an i r, dai r na gei i en</text:p>
      <text:p text:style-name="P1">Fremder. ch h »» ch st» ch</text:p>
      <text:p text:style-name="P1">Gaben eisert, so suchet, daß ihr zur Er-</text:p>
      <text:p text:style-name="P1">bauung der Gemeinde reich seid.</text:p>
      <text:p text:style-name="P1">H. 13. Darum wer in Zungen redet, der</text:p>
      <text:p text:style-name="P1">bete, ans daß er es auslege. «</text:p>
      <text:p text:style-name="P1">14. Denn wenn ich in Zungen bete, so</text:p>
      <text:p text:style-name="P1">betet zwar mein Geist, aber mein Verstand</text:p>
      <text:p text:style-name="P1">ist ohne Frucht. »</text:p>
      <text:p text:style-name="P1">15. Wie ist es nun? Ich will im Geiste</text:p>
      <text:p text:style-name="P1">beten, ich will aber auch mit dem Verstande</text:p>
      <text:p text:style-name="P1">beten; ich will im Geiste lobsingen, ich will</text:p>
      <text:p text:style-name="P1">aber auch mit dem Verstande lobsingen.</text:p>
      <text:p text:style-name="P1">Jak. 5, 4 .</text:p>
      <text:p text:style-name="P1">16. Sonst wenn du im Geiste lobsüreis est,</text:p>
      <text:p text:style-name="P1">wie soll der, welcher die Stelle des nk1.in-</text:p>
      <text:p text:style-name="P1">digen einnimmt, das Amen zudeiner Dank-</text:p>
      <text:p text:style-name="P1">sagung sprechen, da er nicht weiß, was du</text:p>
      <text:p text:style-name="P1">Cgst? i. Chroii. is, sc. Nehmt. 8, C. "</text:p>
      <text:p text:style-name="P1">17. Du magst wohl schön danksagen, aber</text:p>
      <text:p text:style-name="P1">der Andere wird nicht erbaut. s</text:p>
      <text:p text:style-name="P1">18.. Ich sage Gott Dank, daß ich mehr,</text:p>
      <text:p text:style-name="P1">als ihr Alle, in Zungen rede.</text:p>
      <text:p text:style-name="P1">19. Aber in der Gemeinde will ich lieber</text:p>
      <text:p text:style-name="P1">fünf Worte durch meinen Verstand reden,</text:p>
      <text:p text:style-name="P1">damit ich auch Andere iinterrichte, als zehn-</text:p>
      <text:p text:style-name="P1">tausend Worte in Zungen. - «</text:p>
      <text:p text:style-name="P1">20. Ihr Brüder! seid nicht Kinder ans</text:p>
      <text:p text:style-name="P1">Verstande, sondern an der -Bosheit seid</text:p>
      <text:p text:style-name="P1">kindisch, am Verstand aber seid vollkommen.</text:p>
      <text:p text:style-name="P1">«- Matth. so, is. Röni. its, 49.</text:p>
      <text:p text:style-name="P1">21. Es steht im Gesetze geschrieben: »Jch</text:p>
      <text:p text:style-name="P1">will mit andern Zungen und mit andern</text:p>
      <text:p text:style-name="P1">Lippen zu diesem Bolke reden, aber auch so</text:p>
      <text:p text:style-name="P1">werden sie mich nicht hören, spricht der</text:p>
      <text:p text:style-name="P1">Herr«. Sees. 28, «. i2. - .</text:p>
      <text:p text:style-name="P1">22. Darum so sind die Zungen zum</text:p>
      <text:p text:style-name="P1">Zeichen, nicht für die Gläubigen, sondern</text:p>
      <text:p text:style-name="P1">ur die Un laubi en die Wei a un aber</text:p>
      <text:p text:style-name="P1">"f" " "g ; " is</text:p>
      <text:p text:style-name="P1">ist nicht die Ungläubigen, soLiideZn für</text:p>
      <text:p text:style-name="P1">die Gläubigen. i » . -</text:p>
      <text:p text:style-name="P1">23. Wenn nun die ganze Gemeinde zu-</text:p>
      <text:p text:style-name="P1">sammenk»inie und Alle würden in Zun en</text:p>
      <text:p text:style-name="P1">reden, und es kämen Unkundi e oder lin-</text:p>
      <text:p text:style-name="P1"><text:soft-page-break/>gläubige herein, würden sie nicht sagen, ihr</text:p>
      <text:p text:style-name="P1">wäret unsinnig? A;-g. 2, H. is.</text:p>
      <text:p text:style-name="P1">24. Wenn aber Alle weissagten, und es</text:p>
      <text:p text:style-name="P1">käme ein Ungläubiger oder Unkundiger</text:p>
      <text:p text:style-name="P1">herein, so wird er von Allen überwiesen,</text:p>
      <text:p text:style-name="P1">von Allen beurtheilt, Her. 4, i2.</text:p>
      <text:p text:style-name="P1">25. und so wird das Verborgene seines</text:p>
      <text:p text:style-name="P1">Herzens offenbar; und er wird also auf</text:p>
      <text:p text:style-name="P1">sein Angesicht fallen und Gott anbeten und</text:p>
      <text:p text:style-name="P1">verkünden, daß Gott wahrhaftig in euch</text:p>
      <text:p text:style-name="P1">sei. Jks. so, it. «</text:p>
      <text:p text:style-name="P1">26. Wie ist es nun, ihr Brüder? Wenn</text:p>
      <text:p text:style-name="P1">ihr zusammenkommet, so hat Jeder unter</text:p>
      <text:p text:style-name="P1">euch einen Psalm, hat eine Lehre, hat eine</text:p>
      <text:p text:style-name="P1">Zungenrede, hat eine Offenbaruiåg, hat MS</text:p>
      <text:p text:style-name="P1">Auslegung; Alles geschehe zur rbauung.</text:p>
      <text:p text:style-name="P1">27. Und will Jemand in Zungen»reden,</text:p>
      <text:p text:style-name="P1">so seien es je Zwei, höchstens Drei, und</text:p>
      <text:p text:style-name="P1">Einer nach dem Andern, und Einer lege</text:p>
      <text:p text:style-name="P1">es aus.</text:p>
      <text:p text:style-name="P1">28. Jst aber kein Ausleger da, so schweige</text:p>
      <text:p text:style-name="P1">er in der Gemeinde; er rede aber zu sich selbst</text:p>
      <text:p text:style-name="P1">und zu Gott. C. i4, 2—4. » »</text:p>
      <text:p text:style-name="P1">29. Propheten aber sollen Zwei oder Drei</text:p>
      <text:p text:style-name="P1">reden, und die Andern sollen es beurtheilen.</text:p>
      <text:p text:style-name="P1">C. i2, -so. Apg. i7, «.</text:p>
      <text:p text:style-name="P1">30. Wenn aber einem Andern eine Offen-</text:p>
      <text:p text:style-name="P1">barung wird, der da sttzt, so soll der Erste</text:p>
      <text:p text:style-name="P1">schweigen.</text:p>
      <text:p text:style-name="P1"/>
      <text:p text:style-name="P1"/>
      <text:p text:style-name="P1"/>
      <text:p text:style-name="P1">Cap. «1-I. 15. «?s(I"-—«an!die Corinther."E"7-« Cap."·15; « 197</text:p>
      <text:p text:style-name="P1">31-Denn ihr lönnet Einernach dem</text:p>
      <text:p text:style-name="P1">Andern Alle wei a e au da Alle lernen</text:p>
      <text:p text:style-name="P1">» ss g U- f ß</text:p>
      <text:p text:style-name="P1">und Alle getrostet werden.</text:p>
      <text:p text:style-name="P1">32. Und die Geister der Propheten sind</text:p>
      <text:p text:style-name="P1">den Propheten unterthan. " ’</text:p>
      <text:p text:style-name="P1">33. Denn Gott ist nicht ein Gott der»Un"-</text:p>
      <text:p text:style-name="P1">ordnung, sondern des Friedens. Wie in</text:p>
      <text:p text:style-name="P1">allen Gemeinden der Heiligen: C. «, ca.</text:p>
      <text:p text:style-name="P1">34. Eure Weiber:sollen in den Gemeinden</text:p>
      <text:p text:style-name="P1">schweigen; denn es ist ihnen nicht gestattet</text:p>
      <text:p text:style-name="P1">zu reden, sondern unterthänig sollen sie sein,</text:p>
      <text:p text:style-name="P1">wie auch das Gesetz sagt.- </text:p>
      <text:p text:style-name="P1">4.Tcm.2,c2. 4.Mos.3,46,</text:p>
      <text:p text:style-name="P1">«35. Wollen sie aber etwas lernen, so</text:p>
      <text:p text:style-name="P1">mögen sie daheim ihre Männer fragen;</text:p>
      <text:p text:style-name="P1">denn es steht den Weibern übel an, in</text:p>
      <text:p text:style-name="P1">-der Gemeinde zu reden.</text:p>
      <text:p text:style-name="P1">36. Oder ist von en das Wort Gottes</text:p>
      <text:p text:style-name="P1"><text:soft-page-break/>ausgegangen? oder i es zu euch allein</text:p>
      <text:p text:style-name="P1">gekommen? . ·.</text:p>
      <text:p text:style-name="P1">37. Wenn Jemand meint, ein Propbet zu</text:p>
      <text:p text:style-name="P1">sein oder ein vom Geiste Erleuclzteter, der</text:p>
      <text:p text:style-name="P1">erkenne das, was ich euch schrei e, daß es</text:p>
      <text:p text:style-name="P1">des Herrn Gebote sind. C. c0, -is. -</text:p>
      <text:p text:style-name="P1">·38. Jst aber Jemand unwissend, so mag</text:p>
      <text:p text:style-name="P1">er unwissend sein. A · - -</text:p>
      <text:p text:style-name="P1">39. Damm, ihr Bruders-·strehet darnach</text:p>
      <text:p text:style-name="P1">zu weissagen und das Reden in Zungen</text:p>
      <text:p text:style-name="P1">wehret nicht.</text:p>
      <text:p text:style-name="P1">40. Alles aber gefchehe wohlanständig</text:p>
      <text:p text:style-name="P1">und nach der Ordnung. C«,1· 2, es. « »</text:p>
      <text:p text:style-name="P1">H» »· Cap.· XV. -· · . ».</text:p>
      <text:p text:style-name="P1">l. Beweis der Auserstehung der Todten aus·;«·der</text:p>
      <text:p text:style-name="P1">Auferstehung Christi. 4—ä-it. -·«Ji. L[1rt,und.-Zeit der</text:p>
      <text:p text:style-name="P1">Auferstehung. 35-—58·» » , .</text:p>
      <text:p text:style-name="P1">I. I. Ich thue euch aber, ihr Brüder! das</text:p>
      <text:p text:style-name="P1">Evangelium kund, das ich euch verlündigt</text:p>
      <text:p text:style-name="P1">habe, welches ihr auch angenommen«habet,</text:p>
      <text:p text:style-name="P1">in welchem ihr auch stehet, G«-I,4,«.42.</text:p>
      <text:p text:style-name="P1">2. durch welches ihr auch selig werdet,</text:p>
      <text:p text:style-name="P1">wenn ihr es, in welcher Weise ich es euch</text:p>
      <text:p text:style-name="P1">Verkündigt habe, festhaltet; es wäre denn,</text:p>
      <text:p text:style-name="P1">daß ihr vergeblich geglaubt hättet. «</text:p>
      <text:p text:style-name="P1">3. Denn 1ch habe euch vornämlich über-</text:p>
      <text:p text:style-name="P1">liefert, was ich auch empfangen habe, daß</text:p>
      <text:p text:style-name="P1">Christus gestorben ist für unsere Sünden,</text:p>
      <text:p text:style-name="P1">nach den chr1ften; C. «, 23. Jes. 5s, 8 :c.</text:p>
      <text:p text:style-name="P1">« J · « Dan.9,-26. Apg.47,2ic.</text:p>
      <text:p text:style-name="P1">4. und daß er begraben·und daß er aus-</text:p>
      <text:p text:style-name="P1">erweckt worden am dritten Tage, nach den</text:p>
      <text:p text:style-name="P1">Schriften; -Its. es, ca. Hof. s,»2. Mc-ttb. H, ro»</text:p>
      <text:p text:style-name="P1">b. und daß er erschienen dem Kephas, her-«</text:p>
      <text:p text:style-name="P1">nach den ZWöIfen. Lin. ei, se. se.</text:p>
      <text:p text:style-name="P1">6. Darauf ers chien er mehr als fünfhundert</text:p>
      <text:p text:style-name="P1">Brüdern auf einmal, von denen die meisten</text:p>
      <text:p text:style-name="P1">« jetzt noch leben, etliche aber auch entschlafen</text:p>
      <text:p text:style-name="P1">md. Matt .28 « —</text:p>
      <text:p text:style-name="P1">f h . o.</text:p>
      <text:p text:style-name="P1">7. Darauf ers chien er dem Iacob"us, her-</text:p>
      <text:p text:style-name="P1">nach den Aposteln allen. L,-k·24,izo·</text:p>
      <text:p text:style-name="P1">8. Zuletzt aber unter Allen gleich als einer</text:p>
      <text:p text:style-name="P1">unzeitigen Geburt erschien er auch mir. - "«"</text:p>
      <text:p text:style-name="P1">C. 9, c. Apg. S, Z sc.</text:p>
      <text:p text:style-name="P1">9. Denn ich bin der Geringste unter den</text:p>
      <text:p text:style-name="P1">Aposteln, der ich nicht werth bin, ein Apostel</text:p>
      <text:p text:style-name="P1">u heißen, weil ich dieGemeinde Gottes ver-</text:p>
      <text:p text:style-name="P1">folgt habe. Eph. Z, s. «. Tini. «, 4:i. «’ «</text:p>
      <text:p text:style-name="P1">· 10. Aber durch Gottes Gnade bin ich,</text:p>
      <text:p text:style-name="P1">was ich bin. Und seine Gnade gegen mich</text:p>
      <text:p text:style-name="P1">ist nicht vergeblich gewesen, sondern ich habe</text:p>
      <text:p text:style-name="P1"><text:soft-page-break/>mehr als sie Alle gearbeitet; doch nicht ich,</text:p>
      <text:p text:style-name="P1">sondern die Gnade Gottes, die mit mir ist.</text:p>
      <text:p text:style-name="P1">-I. Tim.1, its. T. Cor. «, 5. 23. «</text:p>
      <text:p text:style-name="P1">11. Sei ich es nun oder seien es jene;</text:p>
      <text:p text:style-name="P1">also predigen wir-und also habet ihr ge-</text:p>
      <text:p text:style-name="P1">glaubt. C. Z, 7. -</text:p>
      <text:p text:style-name="P1">12. Wenn aber Christus gepredigt wird,</text:p>
      <text:p text:style-name="P1">daß er von den Todten auferweckt worden,</text:p>
      <text:p text:style-name="P1">wie sagen Etliche unter euch, daß keine</text:p>
      <text:p text:style-name="P1">Auferstehung der Todten sei?</text:p>
      <text:p text:style-name="P1">» 2. Tini. se, -17.48. March. M, 23.</text:p>
      <text:p text:style-name="P1">13. Jst aber keine Auferstehung der Todten,</text:p>
      <text:p text:style-name="P1">so ist auch Christus nicht auferweckt worden.</text:p>
      <text:p text:style-name="P1">14. Jst aber Christus nicht auferweckt</text:p>
      <text:p text:style-name="P1">worden, so ist ja unsre Predigt vergeblich,</text:p>
      <text:p text:style-name="P1">bergeblich aber auch euer Glaube.</text:p>
      <text:p text:style-name="P1">15. Wir werden aber auch als falsche</text:p>
      <text:p text:style-name="P1">Zeugen Gottes erfunden, weil wir wider</text:p>
      <text:p text:style-name="P1">ott gezeugt, er habe Christum auferweckt,</text:p>
      <text:p text:style-name="P1">den er nicht auferweckt hat, wenn nämlich</text:p>
      <text:p text:style-name="P1">die Todten nicht.auferweckt werden.</text:p>
      <text:p text:style-name="P1">16. Denn wenn die Todten nicht aufer-</text:p>
      <text:p text:style-name="P1">weckt werden, so ist auch Christus nicht auf-«</text:p>
      <text:p text:style-name="P1">erweckt worden. « C ·. ··</text:p>
      <text:p text:style-name="P1">17. Jst aber· Christus nicht auferweckt</text:p>
      <text:p text:style-name="P1">worden, so ist euer Glaube eitel; ihr seid</text:p>
      <text:p text:style-name="P1">noch in euern Sünden; — » «</text:p>
      <text:p text:style-name="P1">18.« ja es sind auch die, so in Christo ent-I</text:p>
      <text:p text:style-name="P1">schlafen sjnd, verloren; 1.T1)kff. «, il. J</text:p>
      <text:p text:style-name="P1">19. Haben wir allein in diesem Leben auf</text:p>
      <text:p text:style-name="P1">Christum gehofft , s o sind wir die elendesten</text:p>
      <text:p text:style-name="P1">unter allen Menschen. C. 45, 32. 4, 9.</text:p>
      <text:p text:style-name="P1">20. Nun aber ist Christus von den Todten</text:p>
      <text:p text:style-name="P1">auferweckt worden und der Erstling gewor-</text:p>
      <text:p text:style-name="P1">den unter den Entschlafe"nen.</text:p>
      <text:p text:style-name="P1">- . <text:s/>Apg.26,23. C-1.4,c8.</text:p>
      <text:p text:style-name="P1">21. Denn-da durch einen Menschen«der</text:p>
      <text:p text:style-name="P1">Tod ekommen, so kommt auch durch einen</text:p>
      <text:p text:style-name="P1">d« A" t d T dtett.</text:p>
      <text:p text:style-name="P1">Men?chm le Mars eh1iiskJZ1. F.rc2.o48. ei.</text:p>
      <text:p text:style-name="P1">22. Denn gleichwie in Adam Alle sterben,</text:p>
      <text:p text:style-name="P1">also werden auch in Christo Alle»-lebendig«</text:p>
      <text:p text:style-name="P1">gemacht werden. »«-»- s « END- U« « «</text:p>
      <text:p text:style-name="P1"/>
      <text:p text:style-name="P1"/>
      <text:p text:style-name="P1"/>
      <text:p text:style-name="P1">»23» sitt! Jeder aber in seiner Otditii3ng :-der</text:p>
      <text:p text:style-name="P1">Erstl·ing C hristus,darauf»die,s o Christi sind,</text:p>
      <text:p text:style-name="P1">bei seiner Zukunft. -i.Thess. 4, is· is. .</text:p>
      <text:p text:style-name="P1">24. Hernach das Ende, wann er das Reich</text:p>
      <text:p text:style-name="P1">Gott, dem Vater, über eben wird wann er</text:p>
      <text:p text:style-name="P1">wird abgethan haben al?e Herrschaftund alle</text:p>
      <text:p text:style-name="P1"><text:soft-page-break/>Macht und Gewalt.</text:p>
      <text:p text:style-name="P1">»25. Denn er muß herrschen, bis er esse</text:p>
      <text:p text:style-name="P1">Feinde wird unter seine Füße gelegt haben.</text:p>
      <text:p text:style-name="P1">, Pf. im, i. Hei-. in, i2. is.</text:p>
      <text:p text:style-name="P1">26. Der letzte Feind, der abgethan wird,</text:p>
      <text:p text:style-name="P1">ist der Tod. Off. -.-O, «.</text:p>
      <text:p text:style-name="P1">27. Denn »Alles hat er seinen Füßen</text:p>
      <text:p text:style-name="P1">unterworf"eu«. Wenn es aber heiEt, daß</text:p>
      <text:p text:style-name="P1">Alles unterworfen sei, so ist offen ar der</text:p>
      <text:p text:style-name="P1">ausgenommen, der ihm Alles unterworfen</text:p>
      <text:p text:style-name="P1">hat. Ps.8,7. Mat:h.«28,«8. Hei-.2,8.</text:p>
      <text:p text:style-name="P1">28. Wann ihm aber Alles wird unter-</text:p>
      <text:p text:style-name="P1">worsen sein, dann wird auch der Sohn</text:p>
      <text:p text:style-name="P1">selbt sich dem unterwerfen,·der ihm Alles</text:p>
      <text:p text:style-name="P1">unterworfen hat, damit Gott sei Alles in</text:p>
      <text:p text:style-name="P1">Allem. C. Z, Da. «, Z.</text:p>
      <text:p text:style-name="P1">29. Was werden sonst die thun, die sich</text:p>
      <text:p text:style-name="P1">um der Todten willen taufen lassen, wenn</text:p>
      <text:p text:style-name="P1">die Todten gar nicht auferweckt werden?</text:p>
      <text:p text:style-name="P1">Wozu lassen sie fich um der Todten willen</text:p>
      <text:p text:style-name="P1">taufen? « ,</text:p>
      <text:p text:style-name="P1">30. Wozu stehen auch wir in Gefahr zu</text:p>
      <text:p text:style-name="P1">allen Stunden? ikiöm.8, se. .</text:p>
      <text:p text:style-name="P1">31. Bei dem Ruhme, den ich von,ench</text:p>
      <text:p text:style-name="P1">habe in Christo Jesu, unserm Herrn, ich</text:p>
      <text:p text:style-name="P1">sterbe täglich. 2.Cok. s1»8. g. i. sc) re. .</text:p>
      <text:p text:style-name="P1">32. Wenn ich, menschlicher Weise, zu Ephe-</text:p>
      <text:p text:style-name="P1">sus mit wilden Thieren gestatten habe, was</text:p>
      <text:p text:style-name="P1">hilft es mir? Wenn die Todten nicht auf-</text:p>
      <text:p text:style-name="P1">erweckt werden, so laßt uns essen und trin-</text:p>
      <text:p text:style-name="P1">ken, denn morgen sterben wir. » ·</text:p>
      <text:p text:style-name="P1">Apg« is, 29 it. Jes. 22, is.</text:p>
      <text:p text:style-name="P1">33. Lasset en-? nicht verführen! Böse Ge-</text:p>
      <text:p text:style-name="P1">scgwätze verder en ute Sitten. ,</text:p>
      <text:p text:style-name="P1">4. Werdet rechiichassen nüchtern und</text:p>
      <text:p text:style-name="P1">fündiget nicht, denn (,tliche haben keine</text:p>
      <text:p text:style-name="P1">Erkenntnis; von Gott; zu eurer Beschä-</text:p>
      <text:p text:style-name="P1">niung sage ich es. i. These s, s—8.</text:p>
      <text:p text:style-name="P1">II. 35. Aber es mbchte Jemand sa en:</text:p>
      <text:p text:style-name="P1">Wie werden die Todten auferweckt? 3Jiit</text:p>
      <text:p text:style-name="P1">was für einem Leibe kommen sie ?</text:p>
      <text:p text:style-name="P1">, Cz. 37, Z. Its. W, is.</text:p>
      <text:p text:style-name="P1">36. Du Thor! was du sä·est, das wird</text:p>
      <text:p text:style-name="P1">nicht! bendig, es sterbe denn. Joh. «-2,"24."</text:p>
      <text:p text:style-name="P1">37. Find was du sL«iest, da säest du nicht</text:p>
      <text:p text:style-name="P1">den Leib, der werden soll, sondern ein bloßes</text:p>
      <text:p text:style-name="P1">Korn, etwa von Waizen, oder einer andern</text:p>
      <text:p text:style-name="P1">Frucht—.</text:p>
      <text:p text:style-name="P1">38. Gott aber gibt ihm einen Leib, wieer D</text:p>
      <text:p text:style-name="P1">will, und einein jeden Samen seinen be-</text:p>
      <text:p text:style-name="P1">sondern Leib. C. is, is. «.-1iips.«, «-i. -</text:p>
      <text:p text:style-name="P1">t98 End. 15«.«-E Die I. Epistel-»St.: Pauli <text:s/></text:p>
      <text:p text:style-name="P1"><text:soft-page-break/>-:3,9. Nicht SUCH Fleisch ist-»eitierlei Fle«isehs;</text:p>
      <text:p text:style-name="P1">son»d,ern ein anderes Fleisch haben die Men-</text:p>
      <text:p text:style-name="P1">schen, ein anderes hat das Vieh, »ein anderes»</text:p>
      <text:p text:style-name="P1">die,.-F:ische, ein anderesdie Vögel« ji .- «.</text:p>
      <text:p text:style-name="P1">k10.» Und es gibt hinimlische Leiber und</text:p>
      <text:p text:style-name="P1">gibt irdische Les er; aber einen andern Glanz</text:p>
      <text:p text:style-name="P1">habe-n die hiniciilischen, einen andern dir</text:p>
      <text:p text:style-name="P1">!tdlschis.U. Many. ed, so. Apg· i2, 7.</text:p>
      <text:p text:style-name="P1">41. Einen andern Glanz hat die Sonne</text:p>
      <text:p text:style-name="P1">und einen andern Glanz der Mond und</text:p>
      <text:p text:style-name="P1">einen andern Glan, haben dieSterne ; denn</text:p>
      <text:p text:style-name="P1">ein Stern übertrifft den andern an Glanze</text:p>
      <text:p text:style-name="P1">42. Also auchdie Auferstehung der Todten.</text:p>
      <text:p text:style-name="P1">Es wird gesäet in Verwesung und wird</text:p>
      <text:p text:style-name="P1">auferweckt in Unverweslichkeit.</text:p>
      <text:p text:style-name="P1">43. Es wird"gesäet in Unehre und wird</text:p>
      <text:p text:style-name="P1">auferweckt in Herr-lichkeit; es wird gesäet in</text:p>
      <text:p text:style-name="P1">Schwachheit und wird auferweckt in Kraft.</text:p>
      <text:p text:style-name="P1">« Post. I, A. Col. 3, 4.</text:p>
      <text:p text:style-name="P1">44. Es wird gesäet ein sinnlicher Leib und</text:p>
      <text:p text:style-name="P1">tvird auferweckt ein geistiger Leib· Es gibt</text:p>
      <text:p text:style-name="P1">einen sinnlichen Leib und gibt einen geisti-</text:p>
      <text:p text:style-name="P1">gen Leib. » «« « » -</text:p>
      <text:p text:style-name="P1">45. So steht auch geschrieben: »Es ward</text:p>
      <text:p text:style-name="P1">der erste Mensch, Adam, zu einer lebendi en</text:p>
      <text:p text:style-name="P1">Seele«, der letzte Adam zu einem lebenTi-g</text:p>
      <text:p text:style-name="P1">machenden Geiste. 4.M·-s.2,7. Hin-49,25. ,</text:p>
      <text:p text:style-name="P1">46. Aber das Geistige ist nicht das erste;</text:p>
      <text:p text:style-name="P1">sondern das Sinnliche ;hernachdas Geistige)</text:p>
      <text:p text:style-name="P1">47. Der erste Mensch ist von der Erde,</text:p>
      <text:p text:style-name="P1">irdisch; der andere Menfch ist der Herr vorn·</text:p>
      <text:p text:style-name="P1">Himmel. «.M-is.3, is. Jpi,.3, is. sc.</text:p>
      <text:p text:style-name="P1">48. Wie der Jrdische, so sind auch die</text:p>
      <text:p text:style-name="P1">Jrdischen; und wie der Hi«mmlische, so sind</text:p>
      <text:p text:style-name="P1">auch »die H-immlischen;</text:p>
      <text:p text:style-name="P1">49. nnd -wie wir das Bild des Jrdischen</text:p>
      <text:p text:style-name="P1">Fragen haben, »so werden·wir auch das</text:p>
      <text:p text:style-name="P1">ild des Himmlischen tragen. N5"m.8,»29. »</text:p>
      <text:p text:style-name="P1">50. Das aber sage ich, ihr Brüder! das?</text:p>
      <text:p text:style-name="P1">Fleisch und Blut das Reich Gottes nich</text:p>
      <text:p text:style-name="P1">ererben können, auch die Verwesung die Un-«</text:p>
      <text:p text:style-name="P1">verweslichkeit nicht ererben wird. J-h. 1, is.</text:p>
      <text:p text:style-name="P1">51. Siehe, ich sa e euch ein Geheimnis; :·</text:p>
      <text:p text:style-name="P1">Wir werden ivargnicht Alle entschlafen;.</text:p>
      <text:p text:style-name="P1">wir werden aher Alle verwandelt werden,</text:p>
      <text:p text:style-name="P1">«- Thcss. ;4, is re.</text:p>
      <text:p text:style-name="P1">52. plötzlich, in einem Augenblick, bei der</text:p>
      <text:p text:style-name="P1">letzten Posaune; denn die Posaune wird er-</text:p>
      <text:p text:style-name="P1">schallen und die Todten werden auferweckt«</text:p>
      <text:p text:style-name="P1">werden unverweslich und wir werden ver-</text:p>
      <text:p text:style-name="P1">wandelt werden. M«tn,.24, Si. ,</text:p>
      <text:p text:style-name="P1">53. Denn dieses Verwesliche muß:anziehen</text:p>
      <text:p text:style-name="P1"><text:soft-page-break/>U1iverweslichkeit und dieses Sterbliche muß</text:p>
      <text:p text:style-name="P1">anziehen Un terblichkeit. ii.C-«. H« ««--.</text:p>
      <text:p text:style-name="P1">54i.. Wann aber dieses Verwek8lithe wird</text:p>
      <text:p text:style-name="P1">ans»ezoserihaben Unverweslcihhnt1itd-Its-I</text:p>
      <text:p text:style-name="P1"/>
      <text:p text:style-name="P1"/>
      <text:p text:style-name="P1"/>
      <text:p text:style-name="P1">Cäp."-"1F). 16. G —«an«·Zie3s(Ti5·"cmtl)m«r.sz'jG City: 1«ifiD · </text:p>
      <text:p text:style-name="P1">Sterbliche angezogen Unsterblichkeit, dann</text:p>
      <text:p text:style-name="P1">wird erfüllt Zcerden das Wort, das geschrie-</text:p>
      <text:p text:style-name="P1">ben steht: ,, r Tod ist bersehkungen in den</text:p>
      <text:p text:style-name="P1">Sieg. Jks.-25, 8.</text:p>
      <text:p text:style-name="P1">55. Tod, wo ist dein Stachel? Hölle, wo</text:p>
      <text:p text:style-name="P1">ist dein SiB?« Hof, is, ii-» , « «</text:p>
      <text:p text:style-name="P1">56. Der tachel aber de"s,Todes ist die</text:p>
      <text:p text:style-name="P1">Sünde; die Kraft aber der Sünde ist das</text:p>
      <text:p text:style-name="P1">Gesetz- N-J-«. 5, H. is. ev. 7, 8 :c, » ·</text:p>
      <text:p text:style-name="P1">57. Gott aber sei Dank, der uns den Sieg</text:p>
      <text:p text:style-name="P1">gibt durch unsern Herrn Jesum Christmn.</text:p>
      <text:p text:style-name="P1">Rom. 7, is. S, 37. i. Jota. 5, 4. 5.</text:p>
      <text:p text:style-name="P1">5"8. Darum, meine geliebtcn Brüder! seid</text:p>
      <text:p text:style-name="P1">Ei, unbeweglich, nehmet immer zu in dem</text:p>
      <text:p text:style-name="P1">erke des Herrn, weil ihr wisset, das; eure</text:p>
      <text:p text:style-name="P1">Arbeit nicht vergeblich ist im Herrn.</text:p>
      <text:p text:style-name="P1">2.Cisron.-I.3,7. Matth.-24,«l3. Col.2,6.7·</text:p>
      <text:p text:style-name="P1">. » Cap. XVI.</text:p>
      <text:p text:style-name="P1">»l. Anordnung der Steuer nach Judiia. i-9.</text:p>
      <text:p text:style-name="P1">1i. Empfehiuugi-es Timoti)cuz. io—"i2. it-i. Schiuß</text:p>
      <text:p text:style-name="P1">des Briefes« i3—24.</text:p>
      <text:p text:style-name="P1">l. 1. Betrefsetid aber die Sammlung für</text:p>
      <text:p text:style-name="P1">die Heiligen, wie ich den Gemeinden in</text:p>
      <text:p text:style-name="P1">Galatieii verordnet habe, also thut auch</text:p>
      <text:p text:style-name="P1">ihr. 2.Eok.8,i:k. R-3m·i2,i3. »upg.ii,29.</text:p>
      <text:p text:style-name="P1">2. Je den ersten Tag der Woche lege ein</text:p>
      <text:p text:style-name="P1">Jeder unter euch etwas bei Seite und</text:p>
      <text:p text:style-name="P1">sanimle, nach dem es ihm wohl geht« damit</text:p>
      <text:p text:style-name="P1">nicht erst dann, wann ich komme, die Samm-</text:p>
      <text:p text:style-name="P1">lnngeii geschehen müssen. Apg.2o,7. Off«1,io.</text:p>
      <text:p text:style-name="P1">Z. Wann ich aber an ekommen sein werde,</text:p>
      <text:p text:style-name="P1">so will ich die, welche ihr dazu tüchtig sinden</text:p>
      <text:p text:style-name="P1">werdet, mit Briesen abseuden, daß sie eure</text:p>
      <text:p text:style-name="P1">Liebesgabe nach Jerusalem überbringen.</text:p>
      <text:p text:style-name="P1">2. C-k. 8, is. i9.</text:p>
      <text:p text:style-name="P1">4. Wann es aber der Mühe werth ist,</text:p>
      <text:p text:style-name="P1">daß auch ich hii1reife, so sollen sie mit mir</text:p>
      <text:p text:style-name="P1">reisen.</text:p>
      <text:p text:style-name="P1">5. Ja) werde aber zu euch kommen, wann</text:p>
      <text:p text:style-name="P1">ich werde Macedonien durchzogen haben,</text:p>
      <text:p text:style-name="P1">denn ich werde durch Macedonien ziehen.</text:p>
      <text:p text:style-name="P1">Z. Crit. -I, is. Abg. i9, L-l"."</text:p>
      <text:p text:style-name="P1">S. Bei euch aber werde ich vieLleicht bet-</text:p>
      <text:p text:style-name="P1">weilen oder auch überwintern, damit ihrs</text:p>
      <text:p text:style-name="P1"><text:soft-page-break/>mich eleitet, wohin ich reife. Apg.20,2»»</text:p>
      <text:p text:style-name="P1">7 enni willen eint timVorbei</text:p>
      <text:p text:style-name="P1">»F «ch« ais «ch5. </text:p>
      <text:p text:style-name="P1">gehen sehen, sondern ich hoffe, emige Zeit bei</text:p>
      <text:p text:style-name="P1">euch zu bleiben, so der Herr es zuläßt« C. 4«i9,</text:p>
      <text:p text:style-name="P1">8. JFl) werde aber zu Ephesus bleiben bis</text:p>
      <text:p text:style-name="P1">Pfui sten. « -</text:p>
      <text:p text:style-name="P1">9· Denn eine große und wirksame Thüre</text:p>
      <text:p text:style-name="P1">hat sich mir aufgethan und der Widersacher</text:p>
      <text:p text:style-name="P1">sind Viele. Apg. ii,27.;</text:p>
      <text:p text:style-name="P1">II. 10. Wenn aber Tim"o«tl)eii"s kon«ilnt, so</text:p>
      <text:p text:style-name="P1">sehet zu, daß er ohne Furcht bei euch sei,</text:p>
      <text:p text:style-name="P1">denn er treibt des Herrn Werk, wie auch</text:p>
      <text:p text:style-name="P1">ich. C. i, i7. Pfui. 2, is. To. « .</text:p>
      <text:p text:style-name="P1">11. Darum soll ihn Niemand v«erachtet1.</text:p>
      <text:p text:style-name="P1">Geleitet ihn vielmehr in Frieden, daß er "z"i«i</text:p>
      <text:p text:style-name="P1">mir komme; denn ich erwarte ihn mit den</text:p>
      <text:p text:style-name="P1">Brüdern. i. Tini. i, se.</text:p>
      <text:p text:style-name="P1">12. Betrcssend aber den Bruder Apollos,</text:p>
      <text:p text:style-name="P1">so habe ich ihn vielföltig ermahnt, daß ei</text:p>
      <text:p text:style-name="P1">mit den Brüdern zu euch reife; und es was:</text:p>
      <text:p text:style-name="P1">dnrchaus nicht sein Wille, setzt zi1komnien"";"</text:p>
      <text:p text:style-name="P1">er wird jedoch koii1,u-ten, wann er Gelegen-</text:p>
      <text:p text:style-name="P1">heit haben wird. (.:. Z, 5. S. T</text:p>
      <text:p text:style-name="P1">Ill. .13. Wachet, stehet im Glauben, seid</text:p>
      <text:p text:style-name="P1">männlich, seid stark! C.i5,3i.58. A»-g.20,</text:p>
      <text:p text:style-name="P1">, » M«ni:.2s,si3. is;-h.-;, o.</text:p>
      <text:p text:style-name="P1">14."AlIe"s bei euch geschehe in Liebe!</text:p>
      <text:p text:style-name="P1">« . «« Col. Z, i4.</text:p>
      <text:p text:style-name="P1">15. Ich ermahne euch aber, ihr Brüder!</text:p>
      <text:p text:style-name="P1">Ihr kennest das Haus des St(-phanas, daß.</text:p>
      <text:p text:style-name="P1">sie die Erstlinge in Achan sind, nnd daß</text:p>
      <text:p text:style-name="P1">sie sich dein Dienste der Heiligen gewidmet</text:p>
      <text:p text:style-name="P1">haben; C.i,ie. « ·</text:p>
      <text:p text:style-name="P1">16. aus daß auch ihr Solchen zunterthänig</text:p>
      <text:p text:style-name="P1">seid und einem Jeden» der mitwirkt und;</text:p>
      <text:p text:style-name="P1">arbeitet. « «« « I </text:p>
      <text:p text:style-name="P1">17. Ich freu·emich aberüberdieAiikunftd«e«s</text:p>
      <text:p text:style-name="P1">Stephanas nnd Fortunatus und Achaicu"s ;</text:p>
      <text:p text:style-name="P1">denn euern Mangel haben diese Für ehsegzt;</text:p>
      <text:p text:style-name="P1">. ok.sl , .</text:p>
      <text:p text:style-name="P1">18. denn sie haben meinen Geist und den««</text:p>
      <text:p text:style-name="P1">enrigen erquickt. Darum erkennet solche«</text:p>
      <text:p text:style-name="P1">Männer; Z. Cok.7,i3. -s.Thkss.5, -i2. is.</text:p>
      <text:p text:style-name="P1">19. Es grüßen euch die Gemeinden in</text:p>
      <text:p text:style-name="P1">Asien. Es grüßen euch vielsältig im Herrn«</text:p>
      <text:p text:style-name="P1">Aquilas und Priscilla, sammt der Gemeinde «</text:p>
      <text:p text:style-name="P1">in ihremHause. Off.i,-«-i. Apg.-i8,22c. »</text:p>
      <text:p text:style-name="P1">20. Es grüßen euch die Brüder allei-</text:p>
      <text:p text:style-name="P1">Grüßet euch unter einander mit dem he»i-«»</text:p>
      <text:p text:style-name="P1">ligen Kasse. Ri5m. s1s,i6. ,</text:p>
      <text:p text:style-name="P1">21. Dies; ist der Gruß mit meiner, des</text:p>
      <text:p text:style-name="P1"><text:soft-page-break/>Paulus, Hand. Crit. i, is. i «</text:p>
      <text:p text:style-name="P1">22. So Jemand den Herrn Jesuni Chri-.,</text:p>
      <text:p text:style-name="P1">stunk nicht liebt, der sei ein Fluch, </text:p>
      <text:p text:style-name="P1">natha! Gar· i, 8. « «-» «</text:p>
      <text:p text:style-name="P1">23. Die Gnade des Herrn Jesu Christi-«</text:p>
      <text:p text:style-name="P1">sei mit euch! Röm. sie, J!-. «</text:p>
      <text:p text:style-name="P1">24. Meine Liebe sei mit euch Allen ins</text:p>
      <text:p text:style-name="P1">Ch·risto Je"su! Amen. " «</text:p>
      <text:p text:style-name="P1">.-,..,. </text:p>
      <text:p text:style-name="P1"/>
      <text:p text:style-name="P1"/>
      <text:p text:style-name="P1"/>
      <text:p text:style-name="P1">200 Cap. 1. Die II. Epistel»St. Paul! Cap.,x,»i</text:p>
      <text:p text:style-name="P1">Dlell. Ernste! St. Paul: an die Cor1nther.</text:p>
      <text:p text:style-name="P1">Cap. l. "</text:p>
      <text:p text:style-name="P1">l. Des Paulus Gruß. -l, 2. 1l.«SeinDank gegen</text:p>
      <text:p text:style-name="P1">Gott für Trost und Rettung in Trübsalen. Z—-t4-.</text:p>
      <text:p text:style-name="P1">lll. Bericht wegen seincrvorgehabten Reise. 15—24.</text:p>
      <text:p text:style-name="P1">I. I. Paulus, Apostel Jesu Christi durch</text:p>
      <text:p text:style-name="P1">den Willen Gottes, und Timotheus, der</text:p>
      <text:p text:style-name="P1">Bruder, an die Gemeinde Gottes, die zu</text:p>
      <text:p text:style-name="P1">Corinth ist, sammt allen Heiligen, die"m</text:p>
      <text:p text:style-name="P1">ganz Achajafilld.</text:p>
      <text:p text:style-name="P1">- -i.Cor.-i,i.c6,ic).i«i. Phit.-i,i.</text:p>
      <text:p text:style-name="P1">2. Gnade sei mit euch und Friede von</text:p>
      <text:p text:style-name="P1">Gott, unserm Vater, und dem Herrn Jesu</text:p>
      <text:p text:style-name="P1">Christo! Gar. c, Z.</text:p>
      <text:p text:style-name="P1">II. Z. Gelobt sei der-Gott nnd Vater</text:p>
      <text:p text:style-name="P1">unsers Herrn Jesu Christi, der Vater der</text:p>
      <text:p text:style-name="P1">Barmherzigkeit und Gott alZesP Fr.os;es,</text:p>
      <text:p text:style-name="P1">. . c « " , .</text:p>
      <text:p text:style-name="P1">»4. der uns tröstet in aller unserer Trüb-</text:p>
      <text:p text:style-name="P1">sal, damit wir die, welche in allerlei Trübsal</text:p>
      <text:p text:style-name="P1">sind, trösten können mit dem Troste, womit</text:p>
      <text:p text:style-name="P1">wir selbst vo11 Gott getröstet werden.</text:p>
      <text:p text:style-name="P1">, . C. 7, is. Pf. 94, -19.</text:p>
      <text:p text:style-name="P1">5. Denn gleichwie«das Leiden Christi an</text:p>
      <text:p text:style-name="P1">uns überaus groß ist, also ist durch Christum</text:p>
      <text:p text:style-name="P1">auch unser Trost überaus groß. Cp1. i, Je,</text:p>
      <text:p text:style-name="P1">6. Sei es aber, daß wir Drangsal leiden,</text:p>
      <text:p text:style-name="P1">so geschieht es zu euerm Trost und Heil,</text:p>
      <text:p text:style-name="P1">welches wirksam wird in Erduldung eben</text:p>
      <text:p text:style-name="P1">derselben Leiden, die auch wir leiden; oder</text:p>
      <text:p text:style-name="P1">sei es, daß wir getröstet werden, so geschieht</text:p>
      <text:p text:style-name="P1">es u euerm Trost und Heil, und unsere</text:p>
      <text:p text:style-name="P1">Hosfnung ist fest euerthalben,</text:p>
      <text:p text:style-name="P1">7. weil wir wissen, daß ihr, wie der Leiden,</text:p>
      <text:p text:style-name="P1">also auch des Trostes theilhaft werdet.</text:p>
      <text:p text:style-name="P1">8. Denn wir wollen euch nicht verschwei-«</text:p>
      <text:p text:style-name="P1">gen, ihr Brüder! betreffend unsere Trübsal,</text:p>
      <text:p text:style-name="P1">die uns in Asien widerfahren ist, daß wir</text:p>
      <text:p text:style-name="P1">über die MaßelI beschwert wurden, über</text:p>
      <text:p text:style-name="P1"><text:soft-page-break/>Vermögen, so daß wir selbst, unser Leben</text:p>
      <text:p text:style-name="P1">verloren gaben. i.Csk.13,32. -upg.19,23:c.</text:p>
      <text:p text:style-name="P1">9. Ja, wir selbst hatten bei uns schon den</text:p>
      <text:p text:style-name="P1">Au-sspruch des Todes, damit wir nicht auf</text:p>
      <text:p text:style-name="P1">uns selbst Demanten, sondern auf Gott, der</text:p>
      <text:p text:style-name="P1">die Todten auferweckt, · » <text:s/>; F» </text:p>
      <text:p text:style-name="P1">10. welcher aus solchem Tod uns errettet</text:p>
      <text:p text:style-name="P1">hat und»errettet; aus welchen wir hoffen,</text:p>
      <text:p text:style-name="P1">daß er uns auch ferner erretten werde ;H</text:p>
      <text:p text:style-name="P1">2. Tini. Z, «. 4, -is.</text:p>
      <text:p text:style-name="P1">U. indem auch ihr uns behi’clslich seid</text:p>
      <text:p text:style-name="P1">durch Gebet, damit für die von Vielen uns</text:p>
      <text:p text:style-name="P1">erbetene Gabe auch Von Vielen gedankt</text:p>
      <text:p text:style-name="P1">werde uusertwegen. C.4,si5. Röm.i5, so.</text:p>
      <text:p text:style-name="P1">12. Denn unser Ruhm ist dieser, das</text:p>
      <text:p text:style-name="P1">Zeugniß unsers Gewissens, daß wir in</text:p>
      <text:p text:style-name="P1">usric!ftigkeit und Lauterkeit Gottes, nicht</text:p>
      <text:p text:style-name="P1">in flei chlicher Weisheit, sondern in der</text:p>
      <text:p text:style-name="P1">Gnade G ottes in der Welt gewandelt haben,</text:p>
      <text:p text:style-name="P1">am meisten aber unter euch.</text:p>
      <text:p text:style-name="P1">H-b.-i:—1,i8. i.Cok.2,4.i3. i.Thess.2,io.</text:p>
      <text:p text:style-name="P1">13. Denn wir schreiben euch nichts An-</text:p>
      <text:p text:style-name="P1">deres, als was ihr leset oder auch selbst er-</text:p>
      <text:p text:style-name="P1">kennet. Jch hoffe aber, ihr werdet es auch</text:p>
      <text:p text:style-name="P1">bis ans Ende erkennen;</text:p>
      <text:p text:style-name="P1">14. gleich wie ihr auch uns zum Theil er-</text:p>
      <text:p text:style-name="P1">kannt habet, daß wir euer Ruhm sind, so</text:p>
      <text:p text:style-name="P1">wie auch ihr der unsrige seid am Tage des</text:p>
      <text:p text:style-name="P1">Herrn Jesu. C. S, 2"":«c. "Phii. 2, is. es, i.</text:p>
      <text:p text:style-name="P1">Ill. 15. Und in solchem Vertrauen wollte</text:p>
      <text:p text:style-name="P1">ich früher zu euch kommen , damit ihr eine</text:p>
      <text:p text:style-name="P1">zweite Gnade empsinge·t; «. C«-r. te, sie. ;</text:p>
      <text:p text:style-name="P1">16. und bei ench hindurch»nach Macedo-«</text:p>
      <text:p text:style-name="P1">nien reisen und dann wieder aus Macedo-</text:p>
      <text:p text:style-name="P1">nien « U euch kommen und von euch mich in</text:p>
      <text:p text:style-name="P1">das ?J(ükische Land geleiten lassen. ·</text:p>
      <text:p text:style-name="P1">17. Da ich nun mir solches vornahm,</text:p>
      <text:p text:style-name="P1">habe ich wohl leichtsillnig gehandelt? Oder</text:p>
      <text:p text:style-name="P1">was ich mir vornehme, nehme ich es mir</text:p>
      <text:p text:style-name="P1">nach dem Fleische vor, damit bei mir bald</text:p>
      <text:p text:style-name="P1">Ja, bald Nein sei? J«k, 5, .-is»</text:p>
      <text:p text:style-name="P1">18. Aber Gott ist getreu, daß unsere Rede</text:p>
      <text:p text:style-name="P1">gegen euch nicht Ia und Nein ist. -i . Co»-i,9".</text:p>
      <text:p text:style-name="P1">19. Denn der Sohn Gottes, Jesus Chri-</text:p>
      <text:p text:style-name="P1">stus, der unter euch durch uns ist gepredigt</text:p>
      <text:p text:style-name="P1">worden, nämlich durch mich und Shlvanus</text:p>
      <text:p text:style-name="P1">und Timothi-us, war nicht Ja und Nein,</text:p>
      <text:p text:style-name="P1">sondern Ja ist in ihm gewesen, .</text:p>
      <text:p text:style-name="P1">. , « -i.Thk1T». i, sc. Off.3, s14.</text:p>
      <text:p text:style-name="P1">20. denn so viele VerheißungeIi Gottes</text:p>
      <text:p text:style-name="P1">sind, so ist in ihm das Ja und in ihm das</text:p>
      <text:p text:style-name="P1">Amen, Gott zur Ehre durch uns.</text:p>
      <text:p text:style-name="P1"><text:soft-page-break/>21«: Der aber uns mit euch befestigt auf</text:p>
      <text:p text:style-name="P1">Christum und uns gesalbet hat, ist Gott;</text:p>
      <text:p text:style-name="P1">i.Joh. D, 27.</text:p>
      <text:p text:style-name="P1">22. der uns auch besiegelt nnd das Pfand</text:p>
      <text:p text:style-name="P1">des Geistes in unsere Herzen gegeben hat.</text:p>
      <text:p text:style-name="P1">, - . C.5, s. Col)-di, is«-.</text:p>
      <text:p text:style-name="P1">23." Jch rufe aber Gott an zum Zeugen</text:p>
      <text:p text:style-name="P1">über meine Seele, daß ich, um euch zu·</text:p>
      <text:p text:style-name="P1">schonen, nicht mehr nach Corinth ge om-</text:p>
      <text:p text:style-name="P1">nlen bin. Cur, -to. 2-i.</text:p>
      <text:p text:style-name="P1">24. Nicht das; wir über euern Glauben</text:p>
      <text:p text:style-name="P1">Rerrschen wollen, sondern wir sind Mit-</text:p>
      <text:p text:style-name="P1">eförderer eurer Freude, denn ihr stehet fest</text:p>
      <text:p text:style-name="P1">im Glauben. C.4,5. 4.Pet.5,3. Phi1.4,2s.</text:p>
      <text:p text:style-name="P1"/>
      <text:p text:style-name="P1"/>
      <text:p text:style-name="P1"/>
      <text:p text:style-name="P1">Cap. 2. an die· Corinther. Cap. 2..3.-T) 20,l-</text:p>
      <text:p text:style-name="P1">Cap. II. , E</text:p>
      <text:p text:style-name="P1">l. Empfehlung des Schiildigen zur Wiederauf-</text:p>
      <text:p text:style-name="P1">nahme. 4-«. H. Dank gegen Gott für die Ber-</text:p>
      <text:p text:style-name="P1">bi-eitung des Evangeliums. 12-»«</text:p>
      <text:p text:style-name="P1">l. 1. Ich habe aber für mich selbst dieses</text:p>
      <text:p text:style-name="P1">beschlossen, nicht wieder mit Traurigkeit zu</text:p>
      <text:p text:style-name="P1">euch zu kommen. C. -to, L-I«</text:p>
      <text:p text:style-name="P1">2. Denn wenn ich euch traurig mache, wer</text:p>
      <text:p text:style-name="P1">ist, der mich sr«ohlich mache, als nur der,</text:p>
      <text:p text:style-name="P1">welcher von mir traurig gemacht wird ?</text:p>
      <text:p text:style-name="P1">Z. Und ich habe euch eben dies esjgeschrieben,</text:p>
      <text:p text:style-name="P1">damit ich nicht, wenn ich käme, von denen</text:p>
      <text:p text:style-name="P1">Traurigkeit hätte, deren ich mich freuen</text:p>
      <text:p text:style-name="P1">sollte; da ich das Vertrauen N euch Allen</text:p>
      <text:p text:style-name="P1">habe, daß meine Freude euer ller Freude</text:p>
      <text:p text:style-name="P1">ist. 4.Cor. S.</text:p>
      <text:p text:style-name="P1">4. Denn aus vieler Trübsal und Angst</text:p>
      <text:p text:style-name="P1">des Herzens habe ich euch geschrieben unter</text:p>
      <text:p text:style-name="P1">vielen Thränen; nicht damit ihr traurig ge-</text:p>
      <text:p text:style-name="P1">macht werden solltet, sondern damit ihr die</text:p>
      <text:p text:style-name="P1">Liebe erkennen n»z’ochtet, die ich vorzüglich zu</text:p>
      <text:p text:style-name="P1">euch habe. C.7,8:c.</text:p>
      <text:p text:style-name="P1">5. Hat aber Jemand traurig emaiht, der</text:p>
      <text:p text:style-name="P1">Bei nicht mich traurig geinacht, sgoi«idern zum</text:p>
      <text:p text:style-name="P1">heil (damit ich nicht zu viel sage) euch</text:p>
      <text:p text:style-name="P1">Alle. i. Eos. 5, i. S. « -« -</text:p>
      <text:p text:style-name="P1">G. Einem solchen sei diese Strasesgemi ,</text:p>
      <text:p text:style-name="P1">die ihm von den Mehrem widerfahren is,</text:p>
      <text:p text:style-name="P1">C. 7, «. «. Cok. Z, 5.</text:p>
      <text:p text:style-name="P1">7. «so. daß ihr im Gegentheil ihm vielmehr</text:p>
      <text:p text:style-name="P1">vergeben uiid ihn trösten s ollet, damit nicht</text:p>
      <text:p text:style-name="P1">etwa ein solcher in der allzu großen Traurig-</text:p>
      <text:p text:style-name="P1">keit versinke. - . -</text:p>
      <text:p text:style-name="P1">8. Darum ermahne ich euch, d,aß; ihr euere</text:p>
      <text:p text:style-name="P1"><text:soft-page-break/>Liebe gegen ihn bekrästiget.</text:p>
      <text:p text:style-name="P1">9. Denn darum habe ich euch auch ge-</text:p>
      <text:p text:style-name="P1">schrieben, uin die Probe von euch zu sehen,</text:p>
      <text:p text:style-name="P1">ob ihr in Allem gehorsaln seid. ,</text:p>
      <text:p text:style-name="P1">10. Wem ihr aber etwas vergebet, dem</text:p>
      <text:p text:style-name="P1">vergebe auch ich; denn auch ich, -»so ich Je-</text:p>
      <text:p text:style-name="P1">manden etwas vergeben habe, so vergab</text:p>
      <text:p text:style-name="P1">ich’s ihm uni euertivillen im Angesichte</text:p>
      <text:p text:style-name="P1">Christi, auf das; nicht der Satan einen</text:p>
      <text:p text:style-name="P1">Bortheilüber uns gewiniie; Jpi,.2o,23. </text:p>
      <text:p text:style-name="P1">11. denn seine Anschläge sind uns nicht</text:p>
      <text:p text:style-name="P1">unbekannt. »</text:p>
      <text:p text:style-name="P1">ll. 12. Als ich aber nach Troas kam, das</text:p>
      <text:p text:style-name="P1">Evangelium Christi zu predigen, und mir</text:p>
      <text:p text:style-name="P1">eine Thüre mi Herrn aufgethan wurde, so</text:p>
      <text:p text:style-name="P1">hatte ich keine Ruhe in meinem Geiste, weil</text:p>
      <text:p text:style-name="P1">ich meinen Bruder Titus nicht fand;</text:p>
      <text:p text:style-name="P1">·. » Abg. 2(), S. 4. Cor. 46, 9.</text:p>
      <text:p text:style-name="P1">13. sondern ich nahm Abschied von ihnen</text:p>
      <text:p text:style-name="P1">und zog nach Macedonien. C. 7, H. S.</text:p>
      <text:p text:style-name="P1"><text:s/>»Gott aber sei Dank, der uns allezeit</text:p>
      <text:p text:style-name="P1">t.riumphiren läßt- in Christo und den--Wohl-</text:p>
      <text:p text:style-name="P1">Bruch seiner Erkenntnis; durch uns an allen</text:p>
      <text:p text:style-name="P1">riet: offenbaret. «.o·-k.i5,.-7. (ipi7.3,s:c..</text:p>
      <text:p text:style-name="P1">15. Denn wir sind Gott ein lieblicher</text:p>
      <text:p text:style-name="P1">Geruch Christi unter denen, die selig wer-</text:p>
      <text:p text:style-name="P1">den, und unter denen, die verloren gehFn«;</text:p>
      <text:p text:style-name="P1">.- «-Cvk.4«4 .</text:p>
      <text:p text:style-name="P1">16. für diese zwar ein Geruch des Todes</text:p>
      <text:p text:style-name="P1">Zum Tode, für jene aber ein Geruch des</text:p>
      <text:p text:style-name="P1">ebens zum Leben. Und wer ist dazu ge-</text:p>
      <text:p text:style-name="P1">fchickt? Las. e» Z-i. Rom. «, is.</text:p>
      <text:p text:style-name="P1">17. Denn wir sind nicht wie Viele, die-</text:p>
      <text:p text:style-name="P1">das Wort Gottes versälschen; sondern aus«</text:p>
      <text:p text:style-name="P1">Lanterkeit und aus Gott, vor Gott, in</text:p>
      <text:p text:style-name="P1">Christo reden wir. C.-t,s. </text:p>
      <text:p text:style-name="P1">Cap. III. .</text:p>
      <text:p text:style-name="P1">l. Die Corinther sind des Apostels Emvfehlungs-</text:p>
      <text:p text:style-name="P1">bkief. 4—6. il. Vorzüge des neuen Bandes und-»</text:p>
      <text:p text:style-name="P1">sciner Diener vordem alten. 7——l8. «,</text:p>
      <text:p text:style-name="P1">l. 1. Fangen wir abermals an, uns selbst·</text:p>
      <text:p text:style-name="P1">zu empfehlen? Oder bedürfen wir, wie-</text:p>
      <text:p text:style-name="P1">Etliche, Empfehlungsbriefe.an euch oder</text:p>
      <text:p text:style-name="P1">Einpfehlungsbriefe von euch? <text:s/>«</text:p>
      <text:p text:style-name="P1">C. 5, M. -l-l,431c. «</text:p>
      <text:p text:style-name="P1">2. Ihr seid unser Brief, der in unser Herz</text:p>
      <text:p text:style-name="P1">ein eschrieben ist und von allen N enschen</text:p>
      <text:p text:style-name="P1">verstanden und gelesen wird. C.·7, Z. · »,</text:p>
      <text:p text:style-name="P1">3. Es ist osfenbar, daß ihr ein Brief Christi;</text:p>
      <text:p text:style-name="P1">seid, ausgesertigt durch unsern Dienst, ge-</text:p>
      <text:p text:style-name="P1">schrieben nicht mit Tinte, sondern mit dem-</text:p>
      <text:p text:style-name="P1">Geiste des lebendigen -Gottes, nicht auf«</text:p>
      <text:p text:style-name="P1"><text:soft-page-break/>steinerne Tafeln, sondern auf fleischerne</text:p>
      <text:p text:style-name="P1">Tafeln des Herzens. , -</text:p>
      <text:p text:style-name="P1">»;cr.34,33. (Zz.«,l9. ,Heb.8,40. «</text:p>
      <text:p text:style-name="P1">4. Ein solches Vertrauen aber haben wies</text:p>
      <text:p text:style-name="P1">durch Christum zu Gott: </text:p>
      <text:p text:style-name="P1">5. Nicht daß wir geschickt wären, von uns</text:p>
      <text:p text:style-name="P1">selbst etwas zu denken, als aus eigener</text:p>
      <text:p text:style-name="P1">Kraft, sondern unsere Gesihicklichkeit ist von</text:p>
      <text:p text:style-name="P1">Gott, Von. 2, is. « ·</text:p>
      <text:p text:style-name="P1">6. welcher uns auch geschickt gemacht hat</text:p>
      <text:p text:style-name="P1">Z Dienern des neuen Bandes, nicht des,</text:p>
      <text:p text:style-name="P1">uchstabens, sondern des Geistes; denn.</text:p>
      <text:p text:style-name="P1">der Buchstabe tödtet, der Geist aber macht</text:p>
      <text:p text:style-name="P1">lebendig. C. is, is. Joh. S, as. <text:s/>,</text:p>
      <text:p text:style-name="P1">II. 7. Wenn aber der Dienst des Todes.</text:p>
      <text:p text:style-name="P1">imBiichstabeii, in Stein Regt-aben, in Herr-</text:p>
      <text:p text:style-name="P1">lichkeit war, also daß die inder Israel das</text:p>
      <text:p text:style-name="P1">Angesicht Moses nicht anschauen konnten«</text:p>
      <text:p text:style-name="P1">wegen der Herrlichkeit seines Anges1chtes,</text:p>
      <text:p text:style-name="P1">s" D llt «</text:p>
      <text:p text:style-name="P1">Ue doch qbgeih-an wer2.el3Jii-of. 3Z,"i. 29. 30. s</text:p>
      <text:p text:style-name="P1">"8. wie« sollte nicht viel.-mehr der Dienst</text:p>
      <text:p text:style-name="P1">des Geistes in Herrlichkeit sein? . «</text:p>
      <text:p text:style-name="P1">9. Denn wenn der Dienst der Verdcimut-,</text:p>
      <text:p text:style-name="P1">niß Herrlichkeit ist, so üversließt der Dienst</text:p>
      <text:p text:style-name="P1"/>
      <text:p text:style-name="P1"/>
      <text:p text:style-name="P1"/>
      <text:p text:style-name="P1">Los-T Este. Z. it. Di2«sn1. tEpifkel«sSt:. Pauli..E" C«-c«p. 4.</text:p>
      <text:p text:style-name="P1">de-r Gerechtigkeit noch viel mehr, in Herrs-</text:p>
      <text:p text:style-name="P1">lichkeit. C.5, c9-2-i. was. Z, Ho. « » ·</text:p>
      <text:p text:style-name="P1">10. Ja sogar das Verhet«rltchte ist nicht</text:p>
      <text:p text:style-name="P1">verherrlicht in diesem Stücke, g"egen—die»übe«r-</text:p>
      <text:p text:style-name="P1">schwet?gliche Herrlichkeit. « </text:p>
      <text:p text:style-name="P1">11. enn wenn das, was abgethan wer-</text:p>
      <text:p text:style-name="P1">den sollte, mit Herrlichkeit war, so wird</text:p>
      <text:p text:style-name="P1">noch viel mehr das, was bleibt, in Herr-»</text:p>
      <text:p text:style-name="P1">lichkeit sein. Hkk».7, ei re. «</text:p>
      <text:p text:style-name="P1">12. Weil wir nun eine solche Hoffnung</text:p>
      <text:p text:style-name="P1">haben , so gebrauchen wir große Frei-</text:p>
      <text:p text:style-name="P1">müthigkeit;</text:p>
      <text:p text:style-name="P1">13. und thun nicht wie Moses, der eine</text:p>
      <text:p text:style-name="P1">Decke über sein Angesicht legte, damit die</text:p>
      <text:p text:style-name="P1">Kinder Israel nicht das Ende dessen an-</text:p>
      <text:p text:style-name="P1">fchauen möchten, was abgethan werden</text:p>
      <text:p text:style-name="P1">sollte. T. Mk-s. so, -is ». sRi3m. io,4.</text:p>
      <text:p text:style-name="P1">14. Aber ihr Sinn ward verhärtet; denn</text:p>
      <text:p text:style-name="P1">bis auf den heutigen Tag bleibt eben »die-</text:p>
      <text:p text:style-name="P1">selbe Decke auf der Lesung des alten Testa-</text:p>
      <text:p text:style-name="P1">mentes und ist nicht aufgedeckt, weil sie in</text:p>
      <text:p text:style-name="P1">Christo abgethan wird.</text:p>
      <text:p text:style-name="P1">Rom. 1c,25. J«-s.6,1o.29,«. ists.</text:p>
      <text:p text:style-name="P1"><text:soft-page-break/>15. Allein bis auf heute, wann Moses</text:p>
      <text:p text:style-name="P1">Wesen wird, liegt eine Decke auf ihrem</text:p>
      <text:p text:style-name="P1">rzen.</text:p>
      <text:p text:style-name="P1">16. Wann es sich aber zu dem Herrn</text:p>
      <text:p text:style-name="P1">bekehren wird, so wird die Decke wegge-</text:p>
      <text:p text:style-name="P1">Kommen. Röm. «, DR. -</text:p>
      <text:p text:style-name="P1">17. Der Her-r aber ist der Geist; wo aber</text:p>
      <text:p text:style-name="P1">der Geist des Herrn ist, da ist Freiheit.</text:p>
      <text:p text:style-name="P1">l. (-Tor. is, 45. Joh. -i-, 24. s, sc.</text:p>
      <text:p text:style-name="P1">18· Wir Alle aber sehen mit aufgedecktem</text:p>
      <text:p text:style-name="P1">Angesichte die Herrlichkeit des Herrn wie in</text:p>
      <text:p text:style-name="P1">einem Spiegel und werden umgewandelt</text:p>
      <text:p text:style-name="P1">in eben dasselbe Bild, von Herrlicht«eit zu</text:p>
      <text:p text:style-name="P1">Herrlichkeit, als von des Herrn Geiste.</text:p>
      <text:p text:style-name="P1">" -i.Cor. is, H. Röm. 8, 29.</text:p>
      <text:p text:style-name="P1">Cap. lV. »</text:p>
      <text:p text:style-name="P1">l. Paulus Treue im Dienste des Evangeliums.</text:p>
      <text:p text:style-name="P1">4"-6. il. Seine Mül)sale und Leiden. 7—«.</text:p>
      <text:p text:style-name="P1">M. Sein Trost und Ziel. -i2—s8.</text:p>
      <text:p text:style-name="P1">I. 1. Darum, weil wir diesen Dienst</text:p>
      <text:p text:style-name="P1">haben, nach der Barmherzigl·eit, die uns</text:p>
      <text:p text:style-name="P1">widerfahren ist, so werden wir nicht müde;</text:p>
      <text:p text:style-name="P1">C. Z, S. 4.Tim.1,si3.46.</text:p>
      <text:p text:style-name="P1">2. sondern wirhabendenheimlichen schänd-</text:p>
      <text:p text:style-name="P1">lichen Dir: en entsagt, da wir nicht in Arg-</text:p>
      <text:p text:style-name="P1">list wandclgn, noch das Wort Gottes ver-</text:p>
      <text:p text:style-name="P1">fälschen, sondern durch die Offenbarnn der</text:p>
      <text:p text:style-name="P1">Wahrheituns demGewissen aller Menschen «</text:p>
      <text:p text:style-name="P1">empfehlen vor Gott. C. S ». 5, H.</text:p>
      <text:p text:style-name="P1">Z. Jst aber auch unser Evan elium ver-</text:p>
      <text:p text:style-name="P1">deckt, so ist es vor denen verwest, die ver-</text:p>
      <text:p text:style-name="P1">loren gehen; E. S, is; sie.</text:p>
      <text:p text:style-name="P1">4. in denen der·Gott dieser Welt als Un-</text:p>
      <text:p text:style-name="P1">g1äubige"n·-den Sinn verblendet hat, daß</text:p>
      <text:p text:style-name="P1">ihnen niiht ,scheine die Erle.uchtun des</text:p>
      <text:p text:style-name="P1">Evangeliums von der Herrlichkeit Cgristi,</text:p>
      <text:p text:style-name="P1">welcher ist das Ebenbild Gottes. -</text:p>
      <text:p text:style-name="P1">Cph.2,2. J-h.-12,34.44,9. Heb.4,s.</text:p>
      <text:p text:style-name="P1">5. Denn wir predi en nicht uns selbst,</text:p>
      <text:p text:style-name="P1">sondern Christum Jesum, daß er der Herr</text:p>
      <text:p text:style-name="P1">ei, wir aber eure Knechte um Je:sn wiläen.</text:p>
      <text:p text:style-name="P1">. -i, I .</text:p>
      <text:p text:style-name="P1">6. Denn Gott, der aus der Finsternis: das</text:p>
      <text:p text:style-name="P1">Licht herdorleuchten hieß, ist der, welcher in</text:p>
      <text:p text:style-name="P1">unsern Herzen das Licht hat ausgehen assen</text:p>
      <text:p text:style-name="P1">zur Erleuchtung der Erkenntnis? von der</text:p>
      <text:p text:style-name="P1">Herrlichkeit Gottes im Angesichte Iesu</text:p>
      <text:p text:style-name="P1">Christi. c»Mos.1,:5. 2.P2«k»-,49. Eph.1,s18·:c.»</text:p>
      <text:p text:style-name="P1">il. 7. Wir haben aber diesen Schatz in</text:p>
      <text:p text:style-name="P1">irdenen Gesäßen, aus daß die Überschweng-</text:p>
      <text:p text:style-name="P1">liche Kraft von Gott sei und nicht Von</text:p>
      <text:p text:style-name="P1">uns. C. c-», «. -</text:p>
      <text:p text:style-name="P1"><text:soft-page-break/>8. Wir werden allenthalbe,n bedrän« t,aber</text:p>
      <text:p text:style-name="P1">nicht geängstigt; wir werden in Zweifel vers-</text:p>
      <text:p text:style-name="P1">setzt, aber nicht in Berzwei lung; wir werden</text:p>
      <text:p text:style-name="P1">verfolgt, aber nicht ver-las en; C. «, 8. S, e. 5.-· ,</text:p>
      <text:p text:style-name="P1">9. wir werden niedergeworfen, aber wit</text:p>
      <text:p text:style-name="P1">kommen nicht um; M«-ich. 5, to. Hi,</text:p>
      <text:p text:style-name="P1">1(). wir tragen allezeit das Sterben des</text:p>
      <text:p text:style-name="P1">Herrn Jesu an 11nsern1 Leibe herum, damit</text:p>
      <text:p text:style-name="P1">auch das Leben Jefu an unserm Leibe offen-</text:p>
      <text:p text:style-name="P1">bar werde. -1.Cok.45,34. Gal.6,47·»Rö-n.6,k.</text:p>
      <text:p text:style-name="P1">11. Denn immerdar werden wir, die wir!</text:p>
      <text:p text:style-name="P1">leben, dem Tode überliefert um Jesu willen;</text:p>
      <text:p text:style-name="P1">damit auch das Leben J-«su offenbar werde«</text:p>
      <text:p text:style-name="P1">an unserm sterblichen Fleische.</text:p>
      <text:p text:style-name="P1">Rom. S, so. «. a:ok.4, o.</text:p>
      <text:p text:style-name="P1">lll.» 12. Also ist der Tod in uns wirksam,</text:p>
      <text:p text:style-name="P1">das Leben aber in euch. C.-1:3,9,</text:p>
      <text:p text:style-name="P1">13. Weil wir aber denselben Geist des</text:p>
      <text:p text:style-name="P1">Glaubens haben, nach den-, was geschrieb"en</text:p>
      <text:p text:style-name="P1">steht: »Ich glaubte, darum redete ich«, so’</text:p>
      <text:p text:style-name="P1">glauben auch wir, und darum reden wir</text:p>
      <text:p text:style-name="P1">auch; Pf. Ho, to.</text:p>
      <text:p text:style-name="P1">14. weil wir wissen, daß der, welcher den·</text:p>
      <text:p text:style-name="P1">Herrn Jesum auferweckt hat, auch uns«</text:p>
      <text:p text:style-name="P1">durch JesUm auferwecken und mit euch dat-</text:p>
      <text:p text:style-name="P1">stellen werd. «. C«-k. ei. -It·</text:p>
      <text:p text:style-name="P1">15. Denn Alles geschieht um euertwillen,</text:p>
      <text:p text:style-name="P1">damit die vermehrte Gnade durch die Dank-</text:p>
      <text:p text:style-name="P1">sagung Vieler überstießend werde zur Ehre</text:p>
      <text:p text:style-name="P1">Gottes. C. «, ei· «. Pf. so, as, l <text:s/>sk</text:p>
      <text:p text:style-name="P1">16. Darum werden wir nicht müde, so:-i-J</text:p>
      <text:p text:style-name="P1">dem, ob auch uns er äußere Mensch zerstört</text:p>
      <text:p text:style-name="P1">wird, so wird doch der innere erneuert von</text:p>
      <text:p text:style-name="P1">Tag zu Tag. Eph. Z, se.</text:p>
      <text:p text:style-name="P1">17. Denn die s chnell vorübergehende leichte</text:p>
      <text:p text:style-name="P1">Last unserer Trii bsal schafft uns immer über"9</text:p>
      <text:p text:style-name="P1"/>
      <text:p text:style-name="P1"/>
      <text:p text:style-name="P1"/>
      <text:p text:style-name="P1">I C«p- -«1s:- 5. -se »die-t;oai2ii;i:..»T C«p.5..d. M</text:p>
      <text:p text:style-name="P1">sZhw·eFtigIicher ein ewiges Gewinst der «-Hätt-»</text:p>
      <text:p text:style-name="P1">1tchkt1t- Nin-i.;;. «. is. i. Bei. -i, ais. · «</text:p>
      <text:p text:style-name="P1">18. da wir n1cht betrachten das Siehtbare,»</text:p>
      <text:p text:style-name="P1">Ländern -das litt-si(I)tbarei Das? das Sicht-</text:p>
      <text:p text:style-name="P1">"« " · , d sl " · .</text:p>
      <text:p text:style-name="P1">’«W’k-E?-?.’..Z,Zk.2?-. H.lT’.F3,2I?«««’fi?;iT8</text:p>
      <text:p text:style-name="P1">Cap. V. ,</text:p>
      <text:p text:style-name="P1">l. Paulus Hoffnung und Seht-isucht naih Mr</text:p>
      <text:p text:style-name="P1">himmlischen Heimat. l-—t0. il- Sein Eifer, dem</text:p>
      <text:p text:style-name="P1">Herrn zu gefallen. «-t——t7. 1ll. Das Amt dir</text:p>
      <text:p text:style-name="P1">Versöhnung. 48—2-l. -</text:p>
      <text:p text:style-name="P1">l. 1. Denn wir wissen, daß, wann unser</text:p>
      <text:p text:style-name="P1"><text:soft-page-break/>irdisches Haus, die Hütte, abgebrochen sein</text:p>
      <text:p text:style-name="P1">wird, wir ein Gebäude von Gott haben, ein</text:p>
      <text:p text:style-name="P1">Haus, nicht mit Händen gemacht, ein ewi-</text:p>
      <text:p text:style-name="P1">ges, in den Himmeln. .</text:p>
      <text:p text:style-name="P1">S. Psi. i, -is. «-. Hei-. 9, «. «, to.</text:p>
      <text:p text:style-name="P1">2. Darum seufzen wir and) in diesem, in-</text:p>
      <text:p text:style-name="P1">dem wir uns sehnen, mit unserer Behausung</text:p>
      <text:p text:style-name="P1">aus dem Himmel überkleidet zu werden;</text:p>
      <text:p text:style-name="P1">; »» Röm. S. V.</text:p>
      <text:p text:style-name="P1">.3. wenn wir nur, auch da wir bekleidet</text:p>
      <text:p text:style-name="P1">sind, nicht nackt erfunden werden, - ;--</text:p>
      <text:p text:style-name="P1">Matih. ed, «. Erd. 4, U. Oss. Z, 4»8.»</text:p>
      <text:p text:style-name="P1">"4«» Darum seufzen"wir, die wir in der</text:p>
      <text:p text:style-name="P1">Hütte sind, und sind beschwert, indem wir</text:p>
      <text:p text:style-name="P1">nicht wünschen entl-leidet, sondernüberkleidet</text:p>
      <text:p text:style-name="P1">zu werden, auf daß das Sterbliche vomLeben</text:p>
      <text:p text:style-name="P1">verschlungen werde. , » .</text:p>
      <text:p text:style-name="P1">« R-·.5in. s, -t9. 22. 4. Cor. «!-H, 5»4—53,</text:p>
      <text:p text:style-name="P1"><text:s/>Der uns aber eben dazu zubereitet hat,</text:p>
      <text:p text:style-name="P1">ist Gott, der uns auch das Unterpfand des</text:p>
      <text:p text:style-name="P1">Geistes gegeben hat. C. t,22. Nöm. 8, i-i-.</text:p>
      <text:p text:style-name="P1">6. Darum sind wir allezeit getrost und</text:p>
      <text:p text:style-name="P1">wissen, daß, so wir im Leibe daheim sind,</text:p>
      <text:p text:style-name="P1">wir fern von dem Herrn auf der Wande-</text:p>
      <text:p text:style-name="P1">rung sind. Hei-. «:-z, -il.</text:p>
      <text:p text:style-name="P1">7. Denn im Glauben wandeln wir und</text:p>
      <text:p text:style-name="P1">nicht im Schauen. 4.Cok.i:-;,i2.43. i«Pet.i,8.</text:p>
      <text:p text:style-name="P1">s. Wir sind aber getrost und haben viel-</text:p>
      <text:p text:style-name="P1">mehr Lust, au szuw-andern aus dem Leibe und</text:p>
      <text:p text:style-name="P1">daheim zu sein bei dein Herrn.-» Pi,ii« i,23«</text:p>
      <text:p text:style-name="P1">9. Darum befleiszen wir uns auch, </text:p>
      <text:p text:style-name="P1">mögen daheim sein oder auf der Wanderung,</text:p>
      <text:p text:style-name="P1">ihm wohlgefällig zusein. C·-i. i, io:c.«</text:p>
      <text:p text:style-name="P1">10. Denn wir Alle müssen vor dem Rich-</text:p>
      <text:p text:style-name="P1">terstuhl Christi offenbar werden, damit ein</text:p>
      <text:p text:style-name="P1">Jeder empfange, je nachdem et im Leibe</text:p>
      <text:p text:style-name="P1">gehandelt hat, es sei gut oder böses</text:p>
      <text:p text:style-name="P1">Röm. M, to. «. Co:-. L, Z.</text:p>
      <text:p text:style-name="P1">II. I 1. Weil wir nun die Furcht des Herrn</text:p>
      <text:p text:style-name="P1">kennen, so suchen wir die Menschen zu ge-</text:p>
      <text:p text:style-name="P1">winnen, Gott aber sind wir offenbar, ich</text:p>
      <text:p text:style-name="P1">hoffe aber auch in euerm Gewissen offen-</text:p>
      <text:p text:style-name="P1">bar»zu fein- i—.Cu,9,2o:k. -. cost,-H. « -,</text:p>
      <text:p text:style-name="P1">-12. Wirempfehlen uns nicht abermals»btR</text:p>
      <text:p text:style-name="P1">euch, sondern wir geben euch- Anlaß »;unZT</text:p>
      <text:p text:style-name="P1">Ruhme unserthc1lben, damit ihr ihn«-habL</text:p>
      <text:p text:style-name="P1">gegen die, wel3e sich nach dem 2lnscheiK</text:p>
      <text:p text:style-name="P1">rühmen und ni t nach dem Herzen» «</text:p>
      <text:p text:style-name="P1">« C.3,4.1o,-12.</text:p>
      <text:p text:style-name="P1">"13. Denn sind wir außer uns, so sind wir</text:p>
      <text:p text:style-name="P1">es für Gott; sind« wir vernünftig, so sind</text:p>
      <text:p text:style-name="P1">wir es für euch. ·</text:p>
      <text:p text:style-name="P1"><text:soft-page-break/>14, Denn die Liebe Christi dringt uns«</text:p>
      <text:p text:style-name="P1">indem wir also urtheilen, dass, wenn Einer</text:p>
      <text:p text:style-name="P1">für Alle gestorben, somit sie Alle gestorbåi</text:p>
      <text:p text:style-name="P1">sind· Rom. is, sie. " -·«</text:p>
      <text:p text:style-name="P1">15. Und er ist für Alle gestorben; damit</text:p>
      <text:p text:style-name="P1">die, welcheleben, nicht mehr sich selbst lebeii,</text:p>
      <text:p text:style-name="P1">sondern dem, der für sie gestorben und aufs-««</text:p>
      <text:p text:style-name="P1">erweckt worden. Eidam. il. 7 re. - . -</text:p>
      <text:p text:style-name="P1">16.- Daher wissen wir von nun an von</text:p>
      <text:p text:style-name="P1">Niemand nach dem Fleische; und wenn wir</text:p>
      <text:p text:style-name="P1">auch Christum nach dem Fleische gekannt«</text:p>
      <text:p text:style-name="P1">haben, so kennen wir ihn doch jetzt nicht-</text:p>
      <text:p text:style-name="P1">mehr so. «</text:p>
      <text:p text:style-name="P1">17. Darum, ist Jemand in Christo, so is?</text:p>
      <text:p text:style-name="P1">er ein neues Geschi5pf. Das Alte ist veri-</text:p>
      <text:p text:style-name="P1">gangen, siehe, es ist Alles neu geworden.</text:p>
      <text:p text:style-name="P1">« Röm.8,i. G-1. 6,i5. Off.21,5.</text:p>
      <text:p text:style-name="P1">Hi. 18. Alles aber kommt von Gott, der</text:p>
      <text:p text:style-name="P1">uns du-rch Jesum Christum mit sich selbst</text:p>
      <text:p text:style-name="P1">versöhnt und uns den Dienst der Be-rst5h-J</text:p>
      <text:p text:style-name="P1">nung Neben hat. Röm. 5, ic). · Es</text:p>
      <text:p text:style-name="P1">19. un Gott·war es, der in-Christo, die</text:p>
      <text:p text:style-name="P1">Welt mit sich selbst vers·ohnte,indein er ihn-en</text:p>
      <text:p text:style-name="P1">ihre Uebertrctungennicht zurechneteundda»s</text:p>
      <text:p text:style-name="P1">Wort der Versöhnung in uns legte. » -,</text:p>
      <text:p text:style-name="P1">Joh.-H-,40. Röigi.·FöF42:cå Col.t,-l9.2«0.</text:p>
      <text:p text:style-name="P1">· «« »; . , .</text:p>
      <text:p text:style-name="P1">2O. So find wir nun gesandte Boten an?</text:p>
      <text:p text:style-name="P1">Christi Statt, gleich als ob Gott durch uns</text:p>
      <text:p text:style-name="P1">ermahnete; wir bitten an Christi Statt;</text:p>
      <text:p text:style-name="P1">Lasset euch mit Gott versöhnenl " "</text:p>
      <text:p text:style-name="P1">Jes. 52, 7. J-h. So. A. -</text:p>
      <text:p text:style-name="P1">21. Denn er hat den, der von keiner Si"mdez</text:p>
      <text:p text:style-name="P1">wußte, für uns zur Sünde gemacht, damit</text:p>
      <text:p text:style-name="P1">wir die GerechtigieitGottes in ihm würden«</text:p>
      <text:p text:style-name="P1">i.P·kt.·2,22:k.3,s8. G-«1.3,i3. Nö«m.8,3.4.;</text:p>
      <text:p text:style-name="P1">« — Cap. VI. s «;</text:p>
      <text:p text:style-name="P1">l. Ermahnung zu würdiger Antvendungder G«nädäI</text:p>
      <text:p text:style-name="P1">Gottes nach Paulus Vorbild. l—40. il. WarnunZ</text:p>
      <text:p text:style-name="P1">v"o-c der Gemeinschaft mit den U’cigläubigen un</text:p>
      <text:p text:style-name="P1">Götzendiku««ka. «—-is. c « !</text:p>
      <text:p text:style-name="P1">I. 1. Als Mitarbeiter aber ermahn«efii</text:p>
      <text:p text:style-name="P1">wir auch, daß ihr nicht vergeblich dieGnade</text:p>
      <text:p text:style-name="P1">Gottes empfan en habet. .C.4,24. Hei-.42,i5n</text:p>
      <text:p text:style-name="P1">2. Denn er siiricht: --Zur angenehmen«</text:p>
      <text:p text:style-name="P1">eit habe ich dich erhl5ret und am»Tage·des-</text:p>
      <text:p text:style-name="P1">guts habe ich- dir geholfen« Siehe, setzt</text:p>
      <text:p text:style-name="P1"/>
      <text:p text:style-name="P1"/>
      <text:p text:style-name="P1"/>
      <text:p text:style-name="P1">204 C-ap. S.-·-Z) Die ll. Epiftel St. Pauli « Cap.- 6.« 7.</text:p>
      <text:p text:style-name="P1">E die angenehme Zeit; siehe, jetzt ist der ’</text:p>
      <text:p text:style-name="P1"><text:soft-page-break/>as; des Heils. Jes.49,8. H-i-.:—i,7· is.</text:p>
      <text:p text:style-name="P1">Z. Wir geben Niemand irgend einen An-</text:p>
      <text:p text:style-name="P1">stoß,dainit unser Dienstnicht getadelt werde;</text:p>
      <text:p text:style-name="P1">4. sondern in allen Dingen erweisen wir</text:p>
      <text:p text:style-name="P1">uns als Diener Gottes in ro er Geduld</text:p>
      <text:p text:style-name="P1">« -« g ß « ,-</text:p>
      <text:p text:style-name="P1">in Triibsalen, in Nöthen," in Ae:xgs:etå, .</text:p>
      <text:p text:style-name="P1">, 2c</text:p>
      <text:p text:style-name="P1">5. in Streichen, in Gefängnissen, in Auf-</text:p>
      <text:p text:style-name="P1">ruhren, in Mühsalen, in Wachen, in Fasten;</text:p>
      <text:p text:style-name="P1">c;·s..«.-23—27. Apg.i9,29. A, so. -</text:p>
      <text:p text:style-name="P1">S. in Reinigkeit, in Erkenntniß, in Lang-</text:p>
      <text:p text:style-name="P1">niuth, in Gütigkeit, im heiligen Geist, in</text:p>
      <text:p text:style-name="P1">ungehenchelter Liebe; X</text:p>
      <text:p text:style-name="P1">7. in dem Worte der Wahrheit, in der</text:p>
      <text:p text:style-name="P1">Kraft Gottes, durch die Waffen der Gerech-</text:p>
      <text:p text:style-name="P1">tigkeit in der Rechten und Linken;</text:p>
      <text:p text:style-name="P1">2.Tim.2, 45. Röni.15,49.</text:p>
      <text:p text:style-name="P1">S. durch Ehre und Schmach, durch böse</text:p>
      <text:p text:style-name="P1">nnd gute Nachrede; als Versührer unddoch</text:p>
      <text:p text:style-name="P1">wahrhaft; -</text:p>
      <text:p text:style-name="P1">9. als Unbekannte und doch erkannt; als</text:p>
      <text:p text:style-name="P1">Sterbende, und siehe, wir leben; als Ge-</text:p>
      <text:p text:style-name="P1">ziichtigte und doch nicht getödtet-;«· »</text:p>
      <text:p text:style-name="P1">) C.4,4o.«. Ps.«8,i7·18.</text:p>
      <text:p text:style-name="P1">10. als Traurige, aber allezeit fröhlich;</text:p>
      <text:p text:style-name="P1">als Arme, die aber Viele reich machen; als</text:p>
      <text:p text:style-name="P1">solche, die nichts haben nnd doch Alles be-</text:p>
      <text:p text:style-name="P1">sitzen. C. is, to. 8,9. «. Cok.3. In. »-J</text:p>
      <text:p text:style-name="P1">II. 11. Unser Mund hat sich gegen euch</text:p>
      <text:p text:style-name="P1">aufgethan, ihr Corinther! unser Herz hat</text:p>
      <text:p text:style-name="P1">sich erweitert. s -</text:p>
      <text:p text:style-name="P1">12. Ihr habet nicht engen Raum bei uns,</text:p>
      <text:p text:style-name="P1">aber ihr habet eng;n Raum in euerer Liebe;</text:p>
      <text:p text:style-name="P1">IS. zu gleicher Q.rwiederuiig (ich rede als</text:p>
      <text:p text:style-name="P1">mit Kindern) erweitert auch ihr euch!</text:p>
      <text:p text:style-name="P1">14. Ziehet nicht an fremdem Joche mit</text:p>
      <text:p text:style-name="P1">den Ungläubigen; denn was hat die Gerech-</text:p>
      <text:p text:style-name="P1">tigkeit mit der Ungerechtigkeit zu schaffen,</text:p>
      <text:p text:style-name="P1">oder was für Gemeinschaft hat das Licht</text:p>
      <text:p text:style-name="P1">mit der Finsterniß? Cp1,« 5, «-. »</text:p>
      <text:p text:style-name="P1">15. Wie stimmt Christus mit Belial zu-,</text:p>
      <text:p text:style-name="P1">sammen? oderwelchen Theil hatder Glau-</text:p>
      <text:p text:style-name="P1">bige mit dem Ungläubigen? i· non. is, 2i.</text:p>
      <text:p text:style-name="P1">IS. Was hat der Tempel Gottes für eine</text:p>
      <text:p text:style-name="P1">Bereini ung mit den Gbtzen«? Denn ihr</text:p>
      <text:p text:style-name="P1">seid der3Tempel des lebendigen Gottes, wie</text:p>
      <text:p text:style-name="P1">Gott gefprochen hat: »Ich will unter ihnen</text:p>
      <text:p text:style-name="P1">wohnen und unter ihnen wandeln; und ich</text:p>
      <text:p text:style-name="P1">will ihr Gott sein und sie sollen mein Volk</text:p>
      <text:p text:style-name="P1">sein. i.Co:.3, is. 3.Mps.2s, «.i2. .</text:p>
      <text:p text:style-name="P1">17. Darum ziehet weg aus ihrer Mitte,</text:p>
      <text:p text:style-name="P1"><text:soft-page-break/>und sondert euch ab, spricht der Herr, und</text:p>
      <text:p text:style-name="P1">rühret das Unreine nicht an, so will ich euch</text:p>
      <text:p text:style-name="P1">an nehmen. <text:s text:c="2"/>» --« ;.</text:p>
      <text:p text:style-name="P1"><text:s/>Its-52,«. Oss.4s- L;4ZMvs.46,2c. <text:s/>-</text:p>
      <text:p text:style-name="P1">18. Und ich; will euch ein Vater sein und</text:p>
      <text:p text:style-name="P1">ihr sollet mir Söhne und Töchter sein,</text:p>
      <text:p text:style-name="P1">spricht der Herr, der Allmächtige.«</text:p>
      <text:p text:style-name="P1">» .Jek·31,3Z,32,38, Joh.-t,«2. ,</text:p>
      <text:p text:style-name="P1">- « Cap. VII.</text:p>
      <text:p text:style-name="P1">l. Ermahnung zur Heiligung, i. H. Paulus Liebe</text:p>
      <text:p text:style-name="P1">zu den Corinthekn, D-7; ils. Freude über die Wir-</text:p>
      <text:p text:style-name="P1">kungen seines ersten Briefes. 8—«6.</text:p>
      <text:p text:style-name="P1">l. 1. Da wir nun solche Verheißun en</text:p>
      <text:p text:style-name="P1">haben, ihr Geliebten! so laßt uns uns selbst</text:p>
      <text:p text:style-name="P1">reinigen von aller Befleckung des Fleisches</text:p>
      <text:p text:style-name="P1">und des Geistes, also daß wir die Heiligung</text:p>
      <text:p text:style-name="P1">in der Furcht Gottes vollenden. »</text:p>
      <text:p text:style-name="P1">e » C.6,i7. i.Joh.3,3.</text:p>
      <text:p text:style-name="P1">II. 2. Gebet uns Gehör; wir haben</text:p>
      <text:p text:style-name="P1">Niemand beleidigt, Niemand verderbt, Nie-</text:p>
      <text:p text:style-name="P1">mand iibervortheilt. C.i2, i7.</text:p>
      <text:p text:style-name="P1">3. Ich sage das nicht zur Verurtheilung;</text:p>
      <text:p text:style-name="P1">denn ich habe vorhin gesagt, daß ihr in</text:p>
      <text:p text:style-name="P1">unserm Herzen seid, um mit euch zu sterben</text:p>
      <text:p text:style-name="P1">und mit euch zu leben. C. c3, « —43. </text:p>
      <text:p text:style-name="P1">4. Groß ist meine freudige Zuversicht zu</text:p>
      <text:p text:style-name="P1">euch, groß mein Riihmen euerthalben; ich</text:p>
      <text:p text:style-name="P1">bin mit Trost erfüllt, ich bin überflüssig</text:p>
      <text:p text:style-name="P1">reich an Freude bei aller unsers» Trübsa .</text:p>
      <text:p text:style-name="P1">« ii.2,i .</text:p>
      <text:p text:style-name="P1">5. Denn als wirnach Maeedonienkamen,</text:p>
      <text:p text:style-name="P1">hatte uns er Fleisch keine Ruhe, sondern wir</text:p>
      <text:p text:style-name="P1">waren in aller Weise bedrängt; von außen</text:p>
      <text:p text:style-name="P1">Kampf, von innen Furcht. C.4,8. </text:p>
      <text:p text:style-name="P1">6. Aber der die Geben ten tröstet, Gott</text:p>
      <text:p text:style-name="P1">tröstete uns durch die Agnkun(fLt des Tit;1s;</text:p>
      <text:p text:style-name="P1">7. nicht allein aber durch seine Ankunft,—</text:p>
      <text:p text:style-name="P1">sondern auch durch den Trost, womit er</text:p>
      <text:p text:style-name="P1">euerthalben war getröstet worden, als ei:</text:p>
      <text:p text:style-name="P1">uns euer Verlangen, euer Weinen, euere»</text:p>
      <text:p text:style-name="P1">Eifer für mich verkiindigte, so daß ich miih«</text:p>
      <text:p text:style-name="P1">noch mehr freute. i.Tt)ess.3, 6—8. :</text:p>
      <text:p text:style-name="P1">lll. 8. Denn wenn ich euch auch trauri «</text:p>
      <text:p text:style-name="P1">gemacht habe durch den Brief, so bereue»i(g</text:p>
      <text:p text:style-name="P1">es nicht, wenn ich es auch bereut habe»</text:p>
      <text:p text:style-name="P1">Denn ich sehe, das; euch jener Brief, wenn</text:p>
      <text:p text:style-name="P1">auch nur auf eine Stunde, traurig gemacht</text:p>
      <text:p text:style-name="P1">hat. -C.2.2—4. « </text:p>
      <text:p text:style-name="P1">9. Nun freue ich mich , nicht darum, daß</text:p>
      <text:p text:style-name="P1">ihr traurig geworden seid, sondern daß ihr</text:p>
      <text:p text:style-name="P1">traurig geworden zur Buße; denn ihr seid</text:p>
      <text:p text:style-name="P1">nach Gott traurig geworden, auf daß ihr in</text:p>
      <text:p text:style-name="P1"><text:soft-page-break/>keiner Weise von uns Schaden erlittet.</text:p>
      <text:p text:style-name="P1">10. Denn die Traurigkeit nach Gott be-</text:p>
      <text:p text:style-name="P1">wirkt eine Buße zux Sekigkeit, vie Niemand</text:p>
      <text:p text:style-name="P1">bereut; die Traurigkeit der Welt aber be-</text:p>
      <text:p text:style-name="P1">wirkt den Tod. Many. H, 4,2s,75. s s .-</text:p>
      <text:p text:style-name="P1">11. Denn siehe, eben dieses, daß, ihr M?</text:p>
      <text:p text:style-name="P1">Gott traurig geworden seid, welchen Flei</text:p>
      <text:p text:style-name="P1"/>
      <text:p text:style-name="P1"/>
      <text:p text:style-name="P1"/>
      <text:p text:style-name="P1">«7·Cap.-"-7.—s8. » .an.die-«Co«rinther. -« .CaP. 8.EE« 205</text:p>
      <text:p text:style-name="P1">hat es"in euch bewirkt ja Entschuldigun</text:p>
      <text:p text:style-name="P1">E Unwillen, ja Furclg, ·a Verlangen, 1gci</text:p>
      <text:p text:style-name="P1">· ifer, j»a Bestrafung! · uf1· alle Weise habet</text:p>
      <text:p text:style-name="P1">ihr erwiesen, das; ihr rein seid in dieser Sache.</text:p>
      <text:p text:style-name="P1">12. Darum, wenn ich euch auch geschrie-</text:p>
      <text:p text:style-name="P1">gnl habe, so geschah es doch niclHnkegen des</text:p>
      <text:p text:style-name="P1">e eidigers, noch we en des e eidigten</text:p>
      <text:p text:style-name="P1">sondern damit miser Fleiß für euch bei euch</text:p>
      <text:p text:style-name="P1">offenbar werde vor Gott. Er, Z. 9.</text:p>
      <text:p text:style-name="P1">13. Deßwe en sind wir getrostet worden</text:p>
      <text:p text:style-name="P1">durch euern Frost; noch weit mehr aber</text:p>
      <text:p text:style-name="P1">freuten wir uns über d·ie Freude des Titus,</text:p>
      <text:p text:style-name="P1">lässt? sein Geist ist erquickt worden von euch</text:p>
      <text:p text:style-name="P1">en.</text:p>
      <text:p text:style-name="P1">14. Denn was ich ihm von euch etwa ge-</text:p>
      <text:p text:style-name="P1">rühmt habe, darin bin ich nichkkzu SclEg3nden</text:p>
      <text:p text:style-name="P1">geworden, sondern wie wir A es in « ahr-</text:p>
      <text:p text:style-name="P1">3;it zu euch geredet» haben, also ist auch un er</text:p>
      <text:p text:style-name="P1">ühmen gegen Titus Wahrheit geworden.</text:p>
      <text:p text:style-name="P1">15. Und eine Liebe ist um so inniger</text:p>
      <text:p text:style-name="P1">gegen euch, da er an euer Aller Gehorsam</text:p>
      <text:p text:style-name="P1">gedenkt, wie ihr mit Furcht und Scheu ihn</text:p>
      <text:p text:style-name="P1">aufgenommen habet. « · .</text:p>
      <text:p text:style-name="P1">16. Darum freue ich mich,daß ich in Allem</text:p>
      <text:p text:style-name="P1">Zuversicht zu euch habe. .</text:p>
      <text:p text:style-name="P1">Cap. VIII.</text:p>
      <text:p text:style-name="P1">l. Aussordcrmig zu milder Beisteiiei- nach dem</text:p>
      <text:p text:style-name="P1">Muster der Cl)risteii in Macedomen. 4—— 47-</text:p>
      <text:p text:style-name="P1">Il. Ruhm und Empfehlung der mit dem Einsam-</text:p>
      <text:p text:style-name="P1">meln Beauftragten. i8—2-L. -</text:p>
      <text:p text:style-name="P1">I. 1. Wir thun»euch aber kund, ihr Brü-</text:p>
      <text:p text:style-name="P1">der! die Gnade, die Gott in den Gemeinden</text:p>
      <text:p text:style-name="P1">von Macedonien gegeben hat.</text:p>
      <text:p text:style-name="P1">C. S, i. 2. R-Im. is, 2o.</text:p>
      <text:p text:style-name="P1">2. Denn beivielsälti er Bewährung durch</text:p>
      <text:p text:style-name="P1">Trübsal i;t1der Ueberslus3 Wer Freude und</text:p>
      <text:p text:style-name="P1">ihre tiefe rmuth in den eichthum ihrer</text:p>
      <text:p text:style-name="P1">Gutherzigkeit überfloss en.</text:p>
      <text:p text:style-name="P1">3. Denn nach iThrem Vermögen, ich bezeuge</text:p>
      <text:p text:style-name="P1">es·æ«»a über ihr erm’ogen waren sie bereit-</text:p>
      <text:p text:style-name="P1">wi i</text:p>
      <text:p text:style-name="P1"><text:soft-page-break/>4. mid baten uns mit vielem Zureden, die</text:p>
      <text:p text:style-name="P1">Gabe und die «Mittheilung dieses Dienstes</text:p>
      <text:p text:style-name="P1">für die Heiligen zu übcrnehme3. » V</text:p>
      <text:p text:style-name="P1">pg . -</text:p>
      <text:p text:style-name="P1">5. Und nichL bloß, wie wir hofften, son-</text:p>
      <text:p text:style-name="P1">dern sie gaben sich selbst Betst dein Herrn</text:p>
      <text:p text:style-name="P1">und uns hin, durch den illen Gottes;</text:p>
      <text:p text:style-name="P1">S. so daß wir den Titus ermahntrn, daß</text:p>
      <text:p text:style-name="P1">er, wie er angefangen, so auch bei euch diese</text:p>
      <text:p text:style-name="P1">Liebesgabe vollenden möchte.</text:p>
      <text:p text:style-name="P1">C. 7, i3—i5. i2, is.</text:p>
      <text:p text:style-name="P1">7. Aber sowie ihr in allen Stücken reich</text:p>
      <text:p text:style-name="P1">seid, in Glauben und Lehre und Erkenntnis;</text:p>
      <text:p text:style-name="P1">und allem Eifer und der Liebe, die ihr zu</text:p>
      <text:p text:style-name="P1">uns traget, so schasfet,· daß ihr auch in dieser</text:p>
      <text:p text:style-name="P1">Gabe reich seid. i. ask. i, 5·</text:p>
      <text:p text:style-name="P1">8. Nicht«als Gebot sage ich dieses, son-</text:p>
      <text:p text:style-name="P1">dern damit ich durch den Ufer Anderer auch</text:p>
      <text:p text:style-name="P1">die Aechtheit eurer Liebe erprobe.</text:p>
      <text:p text:style-name="P1">i.I·-h. Z, i7. is.</text:p>
      <text:p text:style-name="P1">I. Denn i(?r kennet die Gnade unsers</text:p>
      <text:p text:style-name="P1">Herrn Jesu hristi, daß er um euertwillen</text:p>
      <text:p text:style-name="P1">arm wurde, da er reich war, damit ihr durch</text:p>
      <text:p text:style-name="P1">seine Arinuth«reich würdet-. «. «</text:p>
      <text:p text:style-name="P1">. Luc, Z, 58. Phil,-I, 6 2c.</text:p>
      <text:p text:style-name="P1">10. Und ich gebe hierin meine Meinung;</text:p>
      <text:p text:style-name="P1">denn das ist euch nützlich, da ihr nicht allein</text:p>
      <text:p text:style-name="P1">das Thau, sondern auch das Wollen seit</text:p>
      <text:p text:style-name="P1">vorigem Jahre angefangen habet. C. 9, D.</text:p>
      <text:p text:style-name="P1">11. Nun aber vollendet auch das Thun,</text:p>
      <text:p text:style-name="P1">damit, wie das Gemüth zum Wollen ge-</text:p>
      <text:p text:style-name="P1">neigt war,eben s o auch das Vollenden Statt</text:p>
      <text:p text:style-name="P1">finde, von dem, was ihr habet. Si-». .-i, i-.</text:p>
      <text:p text:style-name="P1">12. Denn so das« geneigte Gemiith vor-</text:p>
      <text:p text:style-name="P1">handen ist, so»ist Einer angenehm, je nach-</text:p>
      <text:p text:style-name="P1">dem er hat, nicht nachdem er nicht hat;</text:p>
      <text:p text:style-name="P1">C. », 7. S:-c. Z, 27. es. Luc.Iii, Z. is» »-</text:p>
      <text:p text:style-name="P1">13. Dieses sage ich aber nicht, damit An-</text:p>
      <text:p text:style-name="P1">dere Erleichterung haben, ihr aber Bedräng-</text:p>
      <text:p text:style-name="P1">niß; sondern nach der Gleichheit folg? jetzi-</text:p>
      <text:p text:style-name="P1">ger Zeig. euer Uebersluß für den augel</text:p>
      <text:p text:style-name="P1">l</text:p>
      <text:p text:style-name="P1">ener enen,</text:p>
      <text:p text:style-name="P1">14. auf daß auch ihr Uebersluß für euern</text:p>
      <text:p text:style-name="P1">Mangel diene, damit Gleichheit werde.</text:p>
      <text:p text:style-name="P1">C. 9, -i2.</text:p>
      <text:p text:style-name="P1">15. Wie geschrieben steht: »Wer viel ge-</text:p>
      <text:p text:style-name="P1">sammelt, hatte nicht Uebersluß; und wer</text:p>
      <text:p text:style-name="P1">wenig gesammelt, hatte nicht Mangel«</text:p>
      <text:p text:style-name="P1">D. Mos.i6, is.</text:p>
      <text:p text:style-name="P1">16. Gott aber sei Dank, der denselben</text:p>
      <text:p text:style-name="P1">Eifer für euch dem Titus in das Herz ge-</text:p>
      <text:p text:style-name="P1"><text:soft-page-break/>geben hat. « « ·«</text:p>
      <text:p text:style-name="P1">17. Denn nicht nur nahm er die Ermah-</text:p>
      <text:p text:style-name="P1">nung an, sondern, weil er noch größern</text:p>
      <text:p text:style-name="P1">Eifer hatte, reifete er freiwillig zu euch ab.</text:p>
      <text:p text:style-name="P1">II. 18. Wir sandten aber mit ihm den</text:p>
      <text:p text:style-name="P1">; Bruder, der das Lob wegen des Evange-</text:p>
      <text:p text:style-name="P1">! "liums bei allen Gemeinden hat. C. i2, is.</text:p>
      <text:p text:style-name="P1">19. Und nicht allein das, sondern er ist</text:p>
      <text:p text:style-name="P1">auch von den Gemeinden erwählt zu tm-</text:p>
      <text:p text:style-name="P1">serm Reisegefährten mit dieser Liebesgabe,</text:p>
      <text:p text:style-name="P1">die von uns besorgt wird zur E re des</text:p>
      <text:p text:style-name="P1">Herrn selbst, und zum Beweise un ers ge-</text:p>
      <text:p text:style-name="P1">neigten Gemüthes; -</text:p>
      <text:p text:style-name="P1">2(). indem wir das verhüten wollten, daß</text:p>
      <text:p text:style-name="P1">uns nicht Jemand übel nachrede dieser</text:p>
      <text:p text:style-name="P1">reichen Steuer halben, die durch uns besorgt</text:p>
      <text:p text:style-name="P1">wird.</text:p>
      <text:p text:style-name="P1">21. Denn wir befleis;en uns des Guten,</text:p>
      <text:p text:style-name="P1">nicht nur vor dem Herrn, sondern auch vor</text:p>
      <text:p text:style-name="P1">den Menschen. in-Im. i2,i7.</text:p>
      <text:p text:style-name="P1"/>
      <text:p text:style-name="P1"/>
      <text:p text:style-name="P1"/>
      <text:p text:style-name="P1">Als Cap. S. D. Die lli«Etpisiei·Si; Pauli .?EC.äp.«9«" 10.</text:p>
      <text:p text:style-name="P1">M Wir sandten aber mit ihnen unsern</text:p>
      <text:p text:style-name="P1">Bruder, den wir oft und in vielen Stücken</text:p>
      <text:p text:style-name="P1">als eifrig erfunden haben, der jetzt aber noch</text:p>
      <text:p text:style-name="P1">viel e(sksriger» ist in dem großen Vertrauen</text:p>
      <text:p text:style-name="P1">u eu</text:p>
      <text:p text:style-name="P1">z23. Betrefs»;knd den Titus, so ist er mein</text:p>
      <text:p text:style-name="P1">Genosse und .)2itarbeiter bei euch; betreffend</text:p>
      <text:p text:style-name="P1">unsre Bi;i.ider, so sind sie Apostel der. Ge-</text:p>
      <text:p text:style-name="P1">meinden,.eine.Ehre Christi. <text:s/>«·</text:p>
      <text:p text:style-name="P1">24. So zeiget nun den Bessers eurer</text:p>
      <text:p text:style-name="P1">Liebe und unsers«Rühmens von euch an</text:p>
      <text:p text:style-name="P1">ihnen-und das im Angesicht der (?et;ic«i;iden.</text:p>
      <text:p text:style-name="P1">. . , it.</text:p>
      <text:p text:style-name="P1">..- « ----1·-i-?-v.i-wiss( .i-!-i-i ; -.-T«.-</text:p>
      <text:p text:style-name="P1">" Cap. IX. D</text:p>
      <text:p text:style-name="P1">It Ferne» Ermunterung zu dieser Steuer, «s——9z</text:p>
      <text:p text:style-name="P1">H. Beschreibung ihrer schönen Wirkung. -it)-«— II.</text:p>
      <text:p text:style-name="P1">I. 1. Denn von der- Dienstleistung für</text:p>
      <text:p text:style-name="P1">die Heiligen ist es überflüssig für mich, euch</text:p>
      <text:p text:style-name="P1">zu schreiben. C. 8, is. 202« -</text:p>
      <text:p text:style-name="P1">2. Denn ich kenne euer geneigtes Gemltth,</text:p>
      <text:p text:style-name="P1">welches ich von euch rühme gegen die Pia-</text:p>
      <text:p text:style-name="P1">cedonier, daß Aihaja bereit gewesen seit</text:p>
      <text:p text:style-name="P1">vorigeni Jahre; und euer Eifer hat Viele</text:p>
      <text:p text:style-name="P1">angereizt. s , » «</text:p>
      <text:p text:style-name="P1">Z. Ich habe aber die Brüder gesandt, da-</text:p>
      <text:p text:style-name="P1">mit nicht unser Rtihmen von euch falsch</text:p>
      <text:p text:style-name="P1">befunden würde in diesem Stücke; damit</text:p>
      <text:p text:style-name="P1"><text:soft-page-break/>ihr, wies-ich sagte, bereit wäret; C,8,22» 24.</text:p>
      <text:p text:style-name="P1">4· das;-«nicht etwa, wenn die Macedonier</text:p>
      <text:p text:style-name="P1">mit mir kämen und euch ullbereitet fänden,</text:p>
      <text:p text:style-name="P1">wir zu Schaliden werden (damit wir nicht</text:p>
      <text:p text:style-name="P1">sage? ihr) in »solcher ·Zi1versi·ch«t des Rüh-</text:p>
      <text:p text:style-name="P1">me - -</text:p>
      <text:p text:style-name="P1">n ., ,</text:p>
      <text:p text:style-name="P1">5. D·aruin habe ich für nöthig gehalten,</text:p>
      <text:p text:style-name="P1">die Brüder zu erniahneu, das; sie voraus</text:p>
      <text:p text:style-name="P1">reisen zueuch, und diesen euern zum voraus</text:p>
      <text:p text:style-name="P1">angekündigtcn Segen vorher zurijsten, da-</text:p>
      <text:p text:style-name="P1">mit er bereit sei, also daß es ein Segen sei</text:p>
      <text:p text:style-name="P1">und nicht ein Geiz. «</text:p>
      <text:p text:style-name="P1">6. Das aber bedeutet: Wer sparsam fäct,</text:p>
      <text:p text:style-name="P1">der wird auch sparsam ernten; und wer in</text:p>
      <text:p text:style-name="P1">Segen siiet, der wird auch in Segen ernten.</text:p>
      <text:p text:style-name="P1">« « Si-k. «, ei. 25. 28, 27.«</text:p>
      <text:p text:style-name="P1"><text:s/>-Ein» Jeder, wie er im Herzen sich vor-</text:p>
      <text:p text:style-name="P1">nimmt; nicht mit Traurigkeit oder mit</text:p>
      <text:p text:style-name="P1">Zwankg, denn einen fröhlichen. Geber- hat</text:p>
      <text:p text:style-name="P1">Gott ieb. - « «</text:p>
      <text:p text:style-name="P1">C.8, in. 5.M-s. i5,7.10.Röm-in, 8.</text:p>
      <text:p text:style-name="P1">8. Gott aber ist mächtig, jede Gnade im</text:p>
      <text:p text:style-name="P1">Ueberflus; über euch zu bring-den, auf daß</text:p>
      <text:p text:style-name="P1">ihr in Allem allezeit alle ei1üge habet</text:p>
      <text:p text:style-name="P1">und überflüssig reich seid zu jedem guten</text:p>
      <text:p text:style-name="P1">Werke. Phi1.4, -is. </text:p>
      <text:p text:style-name="P1">9. Wie geschrieben steht: »Er hat ausge-</text:p>
      <text:p text:style-name="P1">streut, er hat den Armen gegeben; seine</text:p>
      <text:p text:style-name="P1">Gerechtigkeitbleibet in Einigkeit« Pf» in, 9·</text:p>
      <text:p text:style-name="P1">II. 1O. Er aber,.der Samen darreicht den:</text:p>
      <text:p text:style-name="P1">Säe;naiin, der reiche auch Brot dar zur</text:p>
      <text:p text:style-name="P1">Speise und vernichte eure- Saat- nnd lasse</text:p>
      <text:p text:style-name="P1">die Früchte eurer Gerechtigkeit wachsen; .</text:p>
      <text:p text:style-name="P1">- Jes.55, 40. -Hof. l0, IT.</text:p>
      <text:p text:style-name="P1">J-L Damit ihr in allen Du: en reich</text:p>
      <text:p text:style-name="P1">werdet zu ·eder Gutherzi keit, welsche durch</text:p>
      <text:p text:style-name="P1">uns Danksagung gegen Gott wirket. (x.8,7.</text:p>
      <text:p text:style-name="P1">12. Denn der Dienst dieser Hülfleistimg</text:p>
      <text:p text:style-name="P1">füllt nicht nur den Mangel der Heiligen</text:p>
      <text:p text:style-name="P1">aus, sondern ist auch überflüssig reich durch</text:p>
      <text:p text:style-name="P1">den Dank -Vie er gegen Gott; C.8, «·</text:p>
      <text:p text:style-name="P1">13. indem sie durch die Bewiihrun dieses</text:p>
      <text:p text:style-name="P1">Dienstes Gott preisen für encrn Gehorsam</text:p>
      <text:p text:style-name="P1">des Bekenntnisses zum Evangelium Cl riski</text:p>
      <text:p text:style-name="P1">und für die Gutherzi»qkeit der G«eineinf)chaszst</text:p>
      <text:p text:style-name="P1">gegen sie und i:gen Alle; » »«</text:p>
      <text:p text:style-name="P1">14. und in ihgrc1n Gebet für euch, da sie</text:p>
      <text:p text:style-name="P1">eine herzliche Zuneigung zu euch haben,</text:p>
      <text:p text:style-name="P1">wegen der überschwengli(hen Gnade Got-</text:p>
      <text:p text:style-name="P1">tes an euch. ·</text:p>
      <text:p text:style-name="P1">15. Gott aber sei Dank für seine unaus-</text:p>
      <text:p text:style-name="P1"><text:soft-page-break/>sprcchliche Gabe. R5m· S, 23«</text:p>
      <text:p text:style-name="P1">Cap. X.</text:p>
      <text:p text:style-name="P1">Paulus Vertheidigung wider die Beschnldigiul-</text:p>
      <text:p text:style-name="P1">gen seiner Gegner. -t—48,</text:p>
      <text:p text:style-name="P1">1. Ich selbst aber, Paulus, ermahne euch</text:p>
      <text:p text:style-name="P1">bei der »Sanstmuth und Freundlichkeit</text:p>
      <text:p text:style-name="P1">Christi; ich, der unter Augen zwar de-</text:p>
      <text:p text:style-name="P1">müthig unter euch ist, abwesend aber muthig</text:p>
      <text:p text:style-name="P1">gegen euch:</text:p>
      <text:p text:style-name="P1">2. Ich bitte euch, daß ich nicht, wann ich</text:p>
      <text:p text:style-name="P1">anwesend bin, müsse muthig sein in de;</text:p>
      <text:p text:style-name="P1">Zuversicht, mit welcher ich gedenke es gegen</text:p>
      <text:p text:style-name="P1">tlic-he zu wagen, die von uns denken, als</text:p>
      <text:p text:style-name="P1">wandelten wir nach dem Fleische. -"" H</text:p>
      <text:p text:style-name="P1">C.i3,i——io. i, 12.i7.</text:p>
      <text:p text:style-name="P1">«3. Denn ob wir schon im Fleische wan-</text:p>
      <text:p text:style-name="P1">tåelln·,chso streiten wir ·do,ch nicht nach dem</text:p>
      <text:p text:style-name="P1">els e; » . »</text:p>
      <text:p text:style-name="P1">4. denn die Waffen unsers Streites sind</text:p>
      <text:p text:style-name="P1">nicht fleischlich, sondern durch Gott 111mhtig«</text:p>
      <text:p text:style-name="P1">Festuugen zu zerstören; Epi;.6, in. ist«»</text:p>
      <text:p text:style-name="P1">5· so daß wir die Gedanken zerstören und</text:p>
      <text:p text:style-name="P1">jede Höhe, die sich wider die Erkenntmß</text:p>
      <text:p text:style-name="P1">Gottes erhebt, und alle Anschläge gefangen</text:p>
      <text:p text:style-name="P1">nehmen zum Gehorsam gegets;"i»ChlrLst«i;m;</text:p>
      <text:p text:style-name="P1">om. , .</text:p>
      <text:p text:style-name="P1">6. auch-bereit sind, allen Ungehorsam zu</text:p>
      <text:p text:style-name="P1">rächen, wenn euer Gehorsam vollständig</text:p>
      <text:p text:style-name="P1">sein wird.</text:p>
      <text:p text:style-name="P1">7· Sehet ihr aus das, was vor Augen</text:p>
      <text:p text:style-name="P1">liegt? Traut Jemand sich selbst zu, das; er</text:p>
      <text:p text:style-name="P1">Christi sei, so mache er hinwieder von sich</text:p>
      <text:p text:style-name="P1">selbst den Schlug, daß, gleichwie er Christi</text:p>
      <text:p text:style-name="P1">ist, also auch wir Christi seien.-«</text:p>
      <text:p text:style-name="P1"/>
      <text:p text:style-name="P1"/>
      <text:p text:style-name="P1"/>
      <text:p text:style-name="P1"><text:s/>Cap. 1l). 11. . im die</text:p>
      <text:p text:style-name="P1">8. Denn wenn ich mich auch noch etwas</text:p>
      <text:p text:style-name="P1">mehr rühmen wollte wegen unserer Gewalt,</text:p>
      <text:p text:style-name="P1">die der Herr uns gegeben zu euerer" Er-</text:p>
      <text:p text:style-name="P1">bauung uiid nicht zu eurer Zerstörung, so</text:p>
      <text:p text:style-name="P1">würde ich nicht zu Schandeåi ili;eh)del1;. W «</text:p>
      <text:p text:style-name="P1">9. Damit ich·nicht scheme, als wolle ich</text:p>
      <text:p text:style-name="P1">euch in Furcht setzen durch die Briefe,»</text:p>
      <text:p text:style-name="P1">10. (denii die Briefe, sagt man, sind nach-</text:p>
      <text:p text:style-name="P1">drücklich und stark, aber die leibliche Gegen;</text:p>
      <text:p text:style-name="P1">wart ist fchwach und die Rede ver(;ichslixt);)</text:p>
      <text:p text:style-name="P1">11. so denke ein Solcher das, daß, wie</text:p>
      <text:p text:style-name="P1">wir abwesend mit Worten in den Briefe.n</text:p>
      <text:p text:style-name="P1">Erd, ebenso mir auch anwesend mit der</text:p>
      <text:p text:style-name="P1">hat fein werden. C. i3,2 it. .</text:p>
      <text:p text:style-name="P1"><text:soft-page-break/>12. Denn wir unterstehen uns nicht, uns</text:p>
      <text:p text:style-name="P1">selbst beizuzählen oder zu vergleichen mit</text:p>
      <text:p text:style-name="P1">Etlichen, die sich selbst empfehlen; sie aber,</text:p>
      <text:p text:style-name="P1">indem sie sich nach sich selbst messen und</text:p>
      <text:p text:style-name="P1">sich mit sich selbst vergleichen, sind.under-</text:p>
      <text:p text:style-name="P1">stäi1"oig. »</text:p>
      <text:p text:style-name="P1">13. Wir aber wollen uns nicht Ins Un-</text:p>
      <text:p text:style-name="P1">gemessene rühmen, sondern nach dem Maße</text:p>
      <text:p text:style-name="P1">der Regel, mit welchem Maße uns Gott</text:p>
      <text:p text:style-name="P1">ziigetheilt hat, so das; wir auch bis zu euch</text:p>
      <text:p text:style-name="P1">gelangt sind. Rom. si2, Z.</text:p>
      <text:p text:style-name="P1">14. Denn nicht als gelangten wir nicht</text:p>
      <text:p text:style-name="P1">bis zu euzch, strecken wir uns zu weit aus;</text:p>
      <text:p text:style-name="P1">auch bis»u euch sind wir ja mit dem Eva»ni</text:p>
      <text:p text:style-name="P1">geliuln Christi gekommen. i. Cok.9,2.</text:p>
      <text:p text:style-name="P1">15. Wir rühmen uns« nicht ins Ungemes-</text:p>
      <text:p text:style-name="P1">sene mit fremden Arbeiten; wir haben aber</text:p>
      <text:p text:style-name="P1">die Hoffnung, wenn euer Glaube wachst,,</text:p>
      <text:p text:style-name="P1">durch euch überaus groß zu werden nach</text:p>
      <text:p text:style-name="P1">unserer Regel, · « » " «; --««</text:p>
      <text:p text:style-name="P1">16. das Eoangeliu»m.anch in den Landen:</text:p>
      <text:p text:style-name="P1">zu predigen, die über euch hinaus liegen</text:p>
      <text:p text:style-name="P1">und uns nicht mit fremder Regel dessen,</text:p>
      <text:p text:style-name="P1">was sTls3)n fertig ist, zu rühmen. Rom. i5,20».</text:p>
      <text:p text:style-name="P1">17. - er sich aber rühuit, der rühme sich</text:p>
      <text:p text:style-name="P1">im Herrn. i.Cok.i,3i. »«" —-</text:p>
      <text:p text:style-name="P1">18. Denn nicht der ist bewährt, der sich</text:p>
      <text:p text:style-name="P1">selbst lobt, sondern der, den der Herr lobt.</text:p>
      <text:p text:style-name="P1">i. Cur» 4.,5." Spr. 27,, S.</text:p>
      <text:p text:style-name="P1">« Cap. XI. . </text:p>
      <text:p text:style-name="P1">Paulus weitere Vei«theidigung gegen falsche</text:p>
      <text:p text:style-name="P1">Apostel durch Anführung seiner Leiden. -l——Z3.’</text:p>
      <text:p text:style-name="P1">1. Mbchtet ihr doch ein wenig meine Thor-</text:p>
      <text:p text:style-name="P1">heit ertragen! Doch ihr ertraget mich ja.</text:p>
      <text:p text:style-name="P1">C.ii,-iei—si9.i2,6. .</text:p>
      <text:p text:style-name="P1">2. Denn ich eifere um euch mit gbttlichem</text:p>
      <text:p text:style-name="P1">Eifer; denn ich habe euch Einem Manne</text:p>
      <text:p text:style-name="P1">verlobt,euch alseinereineIungfrauChristo</text:p>
      <text:p text:style-name="P1">zuzuführen. E;-h. is, 25 is. » «</text:p>
      <text:p text:style-name="P1">E9,k«Mthck.« "·«" CAN <text:s/>«; DR</text:p>
      <text:p text:style-name="P1">3. Ich fürchte aber, wie die Schlange Ei»</text:p>
      <text:p text:style-name="P1">perfül)rte mit ihrer List, so möchte euer Sinn</text:p>
      <text:p text:style-name="P1">verdorben und von der Aufrichtigkcit gegen</text:p>
      <text:p text:style-name="P1">Chr-istuni abgeführt werden. 4.Mof.3. si-is.</text:p>
      <text:p text:style-name="P1">4. Denn wem: der, so zu- ench kommt-,</text:p>
      <text:p text:style-name="P1">einen andern Jesus predigt, den wir nicht</text:p>
      <text:p text:style-name="P1">gepredigt»haben;- oder wenn ihr einen an-</text:p>
      <text:p text:style-name="P1">dern Geist einpfanget, den ihr nicht euipfiaUi-</text:p>
      <text:p text:style-name="P1">gen habet, oder ein anderes Eoaiigeljuka,</text:p>
      <text:p text:style-name="P1">das ihr nicht angenommen habet: so ertmk</text:p>
      <text:p text:style-name="P1">get ihr es wohl. mai. i, etc. .-»</text:p>
      <text:p text:style-name="P1">S. Denn i·ch denke nicht minder z1·isein,</text:p>
      <text:p text:style-name="P1"><text:soft-page-break/>als -jene vornehmen Apostel. «</text:p>
      <text:p text:style-name="P1">» »C. is, «.io. is. i. Co-e.45, o.-so.</text:p>
      <text:p text:style-name="P1">G. Bin ich aber auch ein Unkundiger in</text:p>
      <text:p text:style-name="P1">der Rede, so bin ich. es doch nicht in der</text:p>
      <text:p text:style-name="P1">Erkenntniß; so sind wir doch in Allein und</text:p>
      <text:p text:style-name="P1">vor Allen unter euch offenbar geworden. »</text:p>
      <text:p text:style-name="P1"><text:s/>" O <text:s/>C.io, i-o. i.Cok«2,-i.ies.—</text:p>
      <text:p text:style-name="P1">7. Oder habe ich Sünde gethan, indem</text:p>
      <text:p text:style-name="P1">ich mich selbst erniedrigte, damit ihr erh«ohet</text:p>
      <text:p text:style-name="P1">würdet ;» daß ich umsonst das Evangelium</text:p>
      <text:p text:style-name="P1">Gottes euch. vertündigt habe? - «</text:p>
      <text:p text:style-name="P1">. , C.-i«2,si3 i.Cok.9,n.</text:p>
      <text:p text:style-name="P1">8. Ich habe andere Gemeinden beraubt,</text:p>
      <text:p text:style-name="P1">da ich von ihnen Sold genommen, zu eurem</text:p>
      <text:p text:style-name="P1">Dienste; und da ich bei euch war und Man-</text:p>
      <text:p text:style-name="P1">gel litt, bin ich Niemanden befchwerlich ge-</text:p>
      <text:p text:style-name="P1">fallen. Pi)ii. A, 40. 45. Abg.-18,3."</text:p>
      <text:p text:style-name="P1">9. Denn meinem Mangel halfen die Brü-</text:p>
      <text:p text:style-name="P1">der ab, die aus Macedonieli kamen, und in</text:p>
      <text:p text:style-name="P1">Allem habe ich mich gehütet, euch zur Last</text:p>
      <text:p text:style-name="P1">zu fallen, und werde mich ferner hüten.</text:p>
      <text:p text:style-name="P1">»» ·»-i,(·;pk. —«i, i7. i·.Ti»ss. 2»,»9.·g</text:p>
      <text:p text:style-name="P1">. 10. Ho lgewis3 die Wahrheit Christi in</text:p>
      <text:p text:style-name="P1">mir ist, so dieser Ruhm mir nichtgewehrt</text:p>
      <text:p text:style-name="P1">werden in den Ländern von Achasa.</text:p>
      <text:p text:style-name="P1">«1"1 W uindas«-’"We·l "ch «·ct)C«iciist«l3"« b</text:p>
      <text:p text:style-name="P1">. ais- . i.i en ni ie</text:p>
      <text:p text:style-name="P1">habe? Gott weis; es. « » ».</text:p>
      <text:p text:style-name="P1">» 12. Was ich aber thue, das werde ich fer-</text:p>
      <text:p text:style-name="P1">ner thun, damit ich denen die Gelegenheit</text:p>
      <text:p text:style-name="P1">abfchneide, welche Gelegenheit suchen, damit</text:p>
      <text:p text:style-name="P1">sie in dem, dessen sie sich rühmen, ebenso</text:p>
      <text:p text:style-name="P1">erfunden werden wie wir.</text:p>
      <text:p text:style-name="P1">13. Denn Solche sind falsche Apostel, be-</text:p>
      <text:p text:style-name="P1">»trügerifche Arbeiter, die sich in Apostel</text:p>
      <text:p text:style-name="P1">Christi oerkleiden. C.2,i7. Pi,ii.3.2.</text:p>
      <text:p text:style-name="P1">14. Und das ist kein sWii1ider, denn der</text:p>
      <text:p text:style-name="P1">«» Satan selbst berkleidet sich in einen Enge!</text:p>
      <text:p text:style-name="P1">des Lichtes. M«i:h.4, is. S. eipg.m, is.i7.i</text:p>
      <text:p text:style-name="P1">« 15. Es ist also nichts Besonderes, wenn</text:p>
      <text:p text:style-name="P1">« auch seine Diener sich i)erkleiden als Diener</text:p>
      <text:p text:style-name="P1">der Gerechtigkeit; aber ihr Ende wird ihren</text:p>
      <text:p text:style-name="P1">Werken gemäß sein. Phii.3, i»9.</text:p>
      <text:p text:style-name="P1">16 Je! sa e abermal, Niemand halte</text:p>
      <text:p text:style-name="P1">. ) g . . -</text:p>
      <text:p text:style-name="P1">mich für th bricht; wollet ihr aber doch, nun,</text:p>
      <text:p text:style-name="P1"/>
      <text:p text:style-name="P1"/>
      <text:p text:style-name="P1"/>
      <text:p text:style-name="P1">208 Cap. 11. Die—Il. Epistel</text:p>
      <text:p text:style-name="P1">so nehmet mich »als; einen·Th»örichten ans, «</text:p>
      <text:p text:style-name="P1">damit auch ich mich ein wenig ruhm(;n«i«ni:ge.</text:p>
      <text:p text:style-name="P1"><text:soft-page-break/>17. Was ich rede, das rede ich ni·iht stach</text:p>
      <text:p text:style-name="P1">Im HF3n,dsonZcårjg als Lin Thor, in dieser</text:p>
      <text:p text:style-name="P1">uver i t es ’ men . C. is, is.</text:p>
      <text:p text:style-name="P1">18. Da Viele sich rühmen nach dem Fleische-</text:p>
      <text:p text:style-name="P1">so will auch ich mich rühmen. Phi1.3,32c.</text:p>
      <text:p text:style-name="P1">1SZ. Sehr ertraget ja gerne die Thörichten-</text:p>
      <text:p text:style-name="P1">da ihr k ug seid. 4.C-k.4, to. «</text:p>
      <text:p text:style-name="P1">20. Ihr ertrageteg ja, wenn Jemand euch</text:p>
      <text:p text:style-name="P1">zu Knechten macht, wenn Jemand euch auf-</text:p>
      <text:p text:style-name="P1">zehrt, wenn Jemand von euch nimmt, wenn</text:p>
      <text:p text:style-name="P1">·Jemand sich überhebt, wenn Jemand euch</text:p>
      <text:p text:style-name="P1">ins Gesicht schlägt. i. Eos. 7, 23.</text:p>
      <text:p text:style-name="P1">21. Zur Schande sage ich das, daß wir</text:p>
      <text:p text:style-name="P1">so schwach gewesen sind. Worauf aber Je- s</text:p>
      <text:p text:style-name="P1">mand«gotzet (ich rede in Thorheit), darauf</text:p>
      <text:p text:style-name="P1">trotze i auch.</text:p>
      <text:p text:style-name="P1">22. Sind sie Hebräer? ich bin es auchi</text:p>
      <text:p text:style-name="P1">Sind sie Jsraeliten? ich auch. Sind sie .</text:p>
      <text:p text:style-name="P1">Abrahams Same? ich auch. A;-g. 22, Z.</text:p>
      <text:p text:style-name="P1">23. Sind sie Diener Christi? (ich rede</text:p>
      <text:p text:style-name="P1">thöricht) ich bin’s noch vcelmesJre; ich habe</text:p>
      <text:p text:style-name="P1">weit mehr Mühsale, über die aßen viele</text:p>
      <text:p text:style-name="P1">Streiche ausgestanden, war weit mehr in</text:p>
      <text:p text:style-name="P1">Gefängntssen, öfters in Todesgefz1hre4n.«</text:p>
      <text:p text:style-name="P1">. or, , . «</text:p>
      <text:p text:style-name="P1">24.»Von den Juden habe ich fünf Mal «</text:p>
      <text:p text:style-name="P1">vierzig Streiche, weniger emer;, Foi?nsFfg-;1g»»en.</text:p>
      <text:p text:style-name="P1">. V »« , .</text:p>
      <text:p text:style-name="P1">25. Dreimal bin ich mit Ruthen geschla-</text:p>
      <text:p text:style-name="P1">gen, einmal gestein·igt worden; dreimal habe</text:p>
      <text:p text:style-name="P1">ich Schiffbruch gelitten; einen Tag nnd eine</text:p>
      <text:p text:style-name="P1">Nacht habe ich in hier 2igeei;es«tLefe9zi;gel:kacht. «</text:p>
      <text:p text:style-name="P1">pg. ,2 . ,4 . , 2c.</text:p>
      <text:p text:style-name="P1">26. Ich bin öfters auf Reisen gewesen-</text:p>
      <text:p text:style-name="P1">in Gefahren auf Flüssen, in Gefahren durch</text:p>
      <text:p text:style-name="P1">Mörder, in Gefahren von meinem Volke, -</text:p>
      <text:p text:style-name="P1">in Gefahren Von Heiden, in Gesahren in E</text:p>
      <text:p text:style-name="P1">Städten, in Gefahren in der Wü te, in Ge- !</text:p>
      <text:p text:style-name="P1">ahren auf dem P eere, in Gefahren unter</text:p>
      <text:p text:style-name="P1">alschen Brüdern;</text:p>
      <text:p text:style-name="P1">27. in Arbeit und Mühe, öfters in Nacht- ,</text:p>
      <text:p text:style-name="P1">wachen, in Hunger und Durst; öfters in ;</text:p>
      <text:p text:style-name="P1">Fasten, in Kälte und Blöße; »«</text:p>
      <text:p text:style-name="P1">C.6,4.5. t.Cor.b, H. ’</text:p>
      <text:p text:style-name="P1">28. ohne was noch außer diesem ist, mein</text:p>
      <text:p text:style-name="P1">täglicher Zulauf, die Sorge für alle Ge- s</text:p>
      <text:p text:style-name="P1">l</text:p>
      <text:p text:style-name="P1">I</text:p>
      <text:p text:style-name="P1">meinden.</text:p>
      <text:p text:style-name="P1">29. Wer ist schwach und ich bin nicht auch</text:p>
      <text:p text:style-name="P1">schwach? Wer wird geärgert und ich ent-</text:p>
      <text:p text:style-name="P1">brenne nicht? c. Cor.9,2-Z.</text:p>
      <text:p text:style-name="P1"><text:soft-page-break/>30. Wenn ich mich rühmen soll, so will</text:p>
      <text:p text:style-name="P1">ich mich meiner Schwachheit «) «</text:p>
      <text:p text:style-name="P1">St. "Pauli Cap. 11. 12.</text:p>
      <text:p text:style-name="P1">31. Der Gott und VateruÆs Herrn Jesu</text:p>
      <text:p text:style-name="P1">Christi, der gelobt sei in ig eit, weiß,</text:p>
      <text:p text:style-name="P1">daß ich nicht üge.</text:p>
      <text:p text:style-name="P1">32. In Damascus bewachte der Land-</text:p>
      <text:p text:style-name="P1">pfleger des Königs Aretas die Stadt der</text:p>
      <text:p text:style-name="P1">Damascener, indem er mich fangen wollte;</text:p>
      <text:p text:style-name="P1">» An .9,24 re.</text:p>
      <text:p text:style-name="P1">33. und ich ward durch das 9Fenster in</text:p>
      <text:p text:style-name="P1">einem Korbe über die Mauern herabgelas-</text:p>
      <text:p text:style-name="P1">sen und entrann seinen Händen.</text:p>
      <text:p text:style-name="P1">Cap. XIl.</text:p>
      <text:p text:style-name="P1">I. Paulus Demuth, «— 40; l1. Seine Uneigen-</text:p>
      <text:p text:style-name="P1">nützigteit und Liebe gegen die Corinther. «-24.</text:p>
      <text:p text:style-name="P1">I. I. Es ist mir freilich das Rühmen</text:p>
      <text:p text:style-name="P1">nichts nütze; denn ich will auf die Erschei-</text:p>
      <text:p text:style-name="P1">nungen und Osfenbarungen des Herrn</text:p>
      <text:p text:style-name="P1">kommen« A;-g. 2e, cis. Gar. 2, 2.</text:p>
      <text:p text:style-name="P1">2. Ich weiß einen Menschen in Christo,</text:p>
      <text:p text:style-name="P1">der vor vierzehn Jalåren (ob im Leibe, weiß</text:p>
      <text:p text:style-name="P1">ich nicht, oder ob an er dem Leibe, weiß ich</text:p>
      <text:p text:style-name="P1">nicht; Gott weiß es,) bis in den dritten</text:p>
      <text:p text:style-name="P1">Himmel entrückt ward. Cz. «« 24. Avg.22,17.</text:p>
      <text:p text:style-name="P1">3. Und ich weiß von demselben Menschen</text:p>
      <text:p text:style-name="P1">(ob im Leibe, oder außer dem Leibe, weiß</text:p>
      <text:p text:style-name="P1">ich nicht; Gott weiß es),</text:p>
      <text:p text:style-name="P1">4. daß er in« das Paradies entrückt ward</text:p>
      <text:p text:style-name="P1">und Unaussprechliche Worte hörte, welche</text:p>
      <text:p text:style-name="P1">keinem Menschen zu sagen vergönnt ist.</text:p>
      <text:p text:style-name="P1">Luc.-z3, la.</text:p>
      <text:p text:style-name="P1">5. We en desselben will ich mich rühmen,</text:p>
      <text:p text:style-name="P1">meiner felbst wegen aber will ich mich nicht</text:p>
      <text:p text:style-name="P1">rühmen, als nur meiner Schwachheiten.</text:p>
      <text:p text:style-name="P1">C. «, so.</text:p>
      <text:p text:style-name="P1">6. Zwar wenn ich mich rühmen wollte,</text:p>
      <text:p text:style-name="P1">so würde ich darum nicht thöricht sein, denn</text:p>
      <text:p text:style-name="P1">ich würde die Wahrheit sagen. Jch enthalte</text:p>
      <text:p text:style-name="P1">mich aber dessen, damit nicht Jemand mehr</text:p>
      <text:p text:style-name="P1">von mir halte, als was er an mir sieht,</text:p>
      <text:p text:style-name="P1">oder von mir hört. C. 40,8.</text:p>
      <text:p text:style-name="P1">7. Und damit ich mich der Ueberschweng-</text:p>
      <text:p text:style-name="P1">lichkeit der Ofsenbarungen nicht überhebe,</text:p>
      <text:p text:style-name="P1">ward mir ein Pfahl im Fleische gegeben,</text:p>
      <text:p text:style-name="P1">ein Engel des Satans, daß er mich mit</text:p>
      <text:p text:style-name="P1">Fäusten schlage, damit ich mich nicht über-</text:p>
      <text:p text:style-name="P1">hebe. Hist: 2, 7.</text:p>
      <text:p text:style-name="P1">S. Wegen dessen habe ich den Herrn drei-</text:p>
      <text:p text:style-name="P1">malgebeten, daß er von mir ablassen möchte.</text:p>
      <text:p text:style-name="P1">Many. 26, it.</text:p>
      <text:p text:style-name="P1">9. Und er sprach zu mir: Laß dir genügen</text:p>
      <text:p text:style-name="P1"><text:soft-page-break/>an meiner Gnade; denn meine Kraft wird</text:p>
      <text:p text:style-name="P1">in der Schwachheit vollendet. Darum will</text:p>
      <text:p text:style-name="P1">ich am liebsten mich vielmehr meiner</text:p>
      <text:p text:style-name="P1">Schwachheiten rühmen, auf daß die Kraft</text:p>
      <text:p text:style-name="P1">Christi bei mir wohne. Phii.4, is. J-s.4o,29:c.</text:p>
      <text:p text:style-name="P1">10. Darum habe ich ein Wohlgefallen an</text:p>
      <text:p text:style-name="P1">Schwachheiten, an Mißhandliingen, an</text:p>
      <text:p text:style-name="P1"/>
      <text:p text:style-name="P1"/>
      <text:p text:style-name="P1"/>
      <text:p text:style-name="P1">Cap. 12. an die Corinther. « CaP. 13. 209</text:p>
      <text:p text:style-name="P1">Not en an Veto! neu anAen e</text:p>
      <text:p text:style-name="P1">" - fSUs -. »sstU-</text:p>
      <text:p text:style-name="P1">um Ehristi willen« denn wenn ich schwachH</text:p>
      <text:p text:style-name="P1">bin, dann bin ich stark. C· e, ro.</text:p>
      <text:p text:style-name="P1">II. 11. Ich bin th"oricht geworden mit Rüh-</text:p>
      <text:p text:style-name="P1">wen; ihr habet mich dazu gezwungen.·Denn</text:p>
      <text:p text:style-name="P1">ich sollte von euch gelo t werden, da ich um</text:p>
      <text:p text:style-name="P1">t2iEchts lgermger bit? als jene bvornehmen</text:p>
      <text:p text:style-name="P1">o « we « « i ts in.</text:p>
      <text:p text:style-name="P1">P ste« un Ich g e«ch U chC.«, i.5.4c3.</text:p>
      <text:p text:style-name="P1">12. Die Zeichen eines Apostels sind unter</text:p>
      <text:p text:style-name="P1">euch gewirkt worden in aller Geduld, in</text:p>
      <text:p text:style-name="P1">Zeichen und Wundern und Kräften.</text:p>
      <text:p text:style-name="P1">C.6,4-—6. M-m.i5,i9.»</text:p>
      <text:p text:style-name="P1">.13. Denn was ist es, darin ihr den übri-</text:p>
      <text:p text:style-name="P1">gen Gemeinden nachgesetzt wur·det, außer</text:p>
      <text:p text:style-name="P1">das; ich selbst euch nicht befchwerliih gefallen</text:p>
      <text:p text:style-name="P1">bin?VergebeimirdiesesUnrecht! C.«,7—i1.</text:p>
      <text:p text:style-name="P1">14. Siehe, zum"dritten Mal bin ich nun</text:p>
      <text:p text:style-name="P1">bereit, zu euch zu kommen, und werde euch</text:p>
      <text:p text:style-name="P1">nicht beschwerlich fallen; denn ich suche nicht</text:p>
      <text:p text:style-name="P1">das Eurige, sondern euch. Es sollen ja nicht</text:p>
      <text:p text:style-name="P1">die Kinder den Eltern Schätze sammeln,</text:p>
      <text:p text:style-name="P1">sondern die Eltern den Kindern.</text:p>
      <text:p text:style-name="P1">C. i3,i. Apg.20,33.</text:p>
      <text:p text:style-name="P1">15. Ich aber will sehr gerne Opfer brin-</text:p>
      <text:p text:style-name="P1">gen und geopfert werden für eure Seelen,</text:p>
      <text:p text:style-name="P1">ob ich auch, so sehr ich euch lieb habe, weni-</text:p>
      <text:p text:style-name="P1">ger von euch eliebet werde. i. Treff. Z, s.</text:p>
      <text:p text:style-name="P1">16. Doch- es sei, ich habe euch nicht belästigt;</text:p>
      <text:p text:style-name="P1">weil ich aber schlau bin, so habe ich euch mit</text:p>
      <text:p text:style-name="P1">List gefangen ?</text:p>
      <text:p text:style-name="P1">17. Habe ich etwa durch Jeuiandiiondenen,</text:p>
      <text:p text:style-name="P1">die ich u euch sandte, euch übervortheilt?·</text:p>
      <text:p text:style-name="P1">18. Z·sch habe den Titus ebeten und mit</text:p>
      <text:p text:style-name="P1">ihm den Bruder gesandt; hat etwa Titus</text:p>
      <text:p text:style-name="P1">euch überoortheilt«. Haben wir nicht in eben</text:p>
      <text:p text:style-name="P1">demselben Geiste gewandelt? nicht in eben</text:p>
      <text:p text:style-name="P1">denselben Fuß tapfe·n?</text:p>
      <text:p text:style-name="P1">C,8,«-is—-is. i.r-soc. is, io.</text:p>
      <text:p text:style-name="P1">19. Meinet ihr wiederum, wir verant-</text:p>
      <text:p text:style-name="P1"><text:soft-page-break/>worten uns gegen euch? Vor Gott in Christo</text:p>
      <text:p text:style-name="P1">reden wir. Das Alles aber, Geliebte! um</text:p>
      <text:p text:style-name="P1">euerer Erbauung willen. C.3, i. «, i6:c.</text:p>
      <text:p text:style-name="P1">20. Denn ich fiirchte, wann ich komme,</text:p>
      <text:p text:style-name="P1">möchte ich euch nicht so finden, wie ich</text:p>
      <text:p text:style-name="P1">wünsche; und auch ihr möchtct mich so fin-</text:p>
      <text:p text:style-name="P1">den, wie ihr nicht wünschet: es möchten</text:p>
      <text:p text:style-name="P1">Hader, Eifersucht, Zorn, Zank, Verläum-</text:p>
      <text:p text:style-name="P1">dringen, Ohrenbläsereien, Hochniuth, Zer-</text:p>
      <text:p text:style-name="P1">riittungen unter euch sein;</text:p>
      <text:p text:style-name="P1">-1. Cur. i, «. Gal.5, 49 :c.</text:p>
      <text:p text:style-name="P1">21. das; abermals, wann ich komme, mein</text:p>
      <text:p text:style-name="P1">Gott mich «demüthige bei euch, und ich</text:p>
      <text:p text:style-name="P1">trauern müsse über Viele, die zuvor schon</text:p>
      <text:p text:style-name="P1">gesiindigt und nicht Buße gethan haben</text:p>
      <text:p text:style-name="P1">wegen der Unrei;itgkeit und Unzucht und</text:p>
      <text:p text:style-name="P1">Ausschweifung, die sie begingen.</text:p>
      <text:p text:style-name="P1">i. Co»-. 6,i52c.</text:p>
      <text:p text:style-name="P1">i</text:p>
      <text:p text:style-name="P1">!</text:p>
      <text:p text:style-name="P1">Cap. Xlll.</text:p>
      <text:p text:style-name="P1">l. Aufforderung zur Besserung, «i —4; il. zur</text:p>
      <text:p text:style-name="P1">Seil-stprüfung, 5——40; lll. Sch1ußermahnungcn</text:p>
      <text:p text:style-name="P1">und Grüße. «—13.</text:p>
      <text:p text:style-name="P1">I. 1. Zum dritten Mal komme ich nun zu</text:p>
      <text:p text:style-name="P1">euch. Aufzweier und dreier Zeugen Munde</text:p>
      <text:p text:style-name="P1">wird Alles beruhen:</text:p>
      <text:p text:style-name="P1">C. i2, it. 5. M«-s. is-, is. «. Erim. I, is.</text:p>
      <text:p text:style-name="P1">2. Ich habe es voraus ges’a)gt und sa e es</text:p>
      <text:p text:style-name="P1">voraus,alswie umzweiten aleanwesend,</text:p>
      <text:p text:style-name="P1">und doch jetzt ahwesend, denen, die ÆiVor ge-</text:p>
      <text:p text:style-name="P1">siindigt haben und den übrigen A n, daß,</text:p>
      <text:p text:style-name="P1">wann ich abermals komme, ich nicht schonen</text:p>
      <text:p text:style-name="P1">werde; i. Co-k. ei, Z. D. C«-k. i, 23.i2, 2i.</text:p>
      <text:p text:style-name="P1">Z. weil ihr eine Probesverlan et, daß</text:p>
      <text:p text:style-name="P1">Christus durch mich rede; weisser gegen</text:p>
      <text:p text:style-name="P1">euch nicht schwach, sondern mächtig ist unter</text:p>
      <text:p text:style-name="P1">euch. O-i-3m,i.k5, is. Muth. so, so.</text:p>
      <text:p text:style-name="P1">4. Denn ob er auch aus Schwachheit ge-</text:p>
      <text:p text:style-name="P1">kreuzigt ward, so lebt er doch aus der Kraft</text:p>
      <text:p text:style-name="P1">Gottes; denn auch wir sind schwach in ihm,</text:p>
      <text:p text:style-name="P1">doch werden wir in ihm leben aus« der Kraft</text:p>
      <text:p text:style-name="P1">Gottes gegen euch. Eies»-.ci,9. io. Hei-». 2,s9.</text:p>
      <text:p text:style-name="P1">II. b. Prüfet euch selbst, ob ihr im Glau-</text:p>
      <text:p text:style-name="P1">ben seid; l)ewähret euch selbst! Oder er-</text:p>
      <text:p text:style-name="P1">kennet ihr eu.ch selbst nicht, daß Jesus</text:p>
      <text:p text:style-name="P1">Christus in euch ist? Es sei denn, »daß ihr</text:p>
      <text:p text:style-name="P1">unbewährt seid.</text:p>
      <text:p text:style-name="P1">L Cor. l i, IS. R«·iin. 8, 9. W. Gal. 2, TO.</text:p>
      <text:p text:style-name="P1">S. Ich hoffe aber, ihr werdet erkennen,</text:p>
      <text:p text:style-name="P1">daß wir nicht unbewährt sind.</text:p>
      <text:p text:style-name="P1">7. Ich bete aber zu Gott, daß ihr nichts</text:p>
      <text:p text:style-name="P1"><text:soft-page-break/>Böses thut; nicht damit wir bewährt er-</text:p>
      <text:p text:style-name="P1">scheinen, sondern damit ihr das Gute thut,</text:p>
      <text:p text:style-name="P1">wir aber gleich als Nichtbewährte seien.</text:p>
      <text:p text:style-name="P1">8. Denn wir vermögen nichts wider die</text:p>
      <text:p text:style-name="P1">Wahrheit, sondern für die Wahrheit.</text:p>
      <text:p text:style-name="P1">9. Denn wir freuen uns, wenn wir schwach</text:p>
      <text:p text:style-name="P1">sind, ihr aber stark seid; das aber wünschen</text:p>
      <text:p text:style-name="P1">wir auch, euere Bolll"o1nmenheit. Her. 13,2i.</text:p>
      <text:p text:style-name="P1">1(). Darum schreibe ich dieses abwesend,</text:p>
      <text:p text:style-name="P1">auf daß ich anwesend nicht Strenge ge-</text:p>
      <text:p text:style-name="P1">brauchen müsse, nach der Gewalt, die mir</text:p>
      <text:p text:style-name="P1">der Herr gegeben hat zum Erbauen und</text:p>
      <text:p text:style-name="P1">nicht zum Zerstbren. C, 2, Z« i0, 8·</text:p>
      <text:p text:style-name="P1">Hi. U. Uebrigens, ihr Brüder! sreuet</text:p>
      <text:p text:style-name="P1">euch, werdet vollkommen, tröstet euch, seid</text:p>
      <text:p text:style-name="P1">Eines Sinnes, seid friedfertig! so wird der</text:p>
      <text:p text:style-name="P1">Gott der Liebe und des Friedens mit euch</text:p>
      <text:p text:style-name="P1">sein. Phi1.i-,4. i.Eok. i4,2o. R5m.i2,is.i8.i5,3:z.</text:p>
      <text:p text:style-name="P1">12. Griis3et einander mit dein heiligen</text:p>
      <text:p text:style-name="P1">Kusse. Es grüßen euch die Heiligen alle.</text:p>
      <text:p text:style-name="P1">1. Crit. 46, TO. i. Schiff. -S, M.</text:p>
      <text:p text:style-name="P1">13. Die Gnade des Herrn Jesu »Christi</text:p>
      <text:p text:style-name="P1">und die Liebe Gottes· und die Gemeinschaft</text:p>
      <text:p text:style-name="P1">des heiligen Geistes seimiteu(h Allen! Amen.</text:p>
      <text:p text:style-name="P1">GaiiZ, -is, R-Hm. 5, Z.</text:p>
      <text:p text:style-name="P1"/>
      <text:p text:style-name="P1"/>
      <text:p text:style-name="P1"/>
      <text:p text:style-name="P1">Cap. 1 Die Epistel</text:p>
      <text:p text:style-name="P1">Die Epiftel St. Pa</text:p>
      <text:p text:style-name="P1">Cap. l.</text:p>
      <text:p text:style-name="P1">l. Paulus Gruß, 4—5; ll. Klage über die Un-</text:p>
      <text:p text:style-name="P1">bestcindigkeit der Galater, S—-lO; lll. Seine Recht-</text:p>
      <text:p text:style-name="P1">fertigung, daß er sein Evangelium nicht von Men-</text:p>
      <text:p text:style-name="P1">schen empfangen habe. «—24.</text:p>
      <text:p text:style-name="P1">l. 1. Paulus, Apostel nicht von Men-</text:p>
      <text:p text:style-name="P1">schen, noch durch einen Menschen , sondern</text:p>
      <text:p text:style-name="P1">durch Jesum Christum und Gott den Va-</text:p>
      <text:p text:style-name="P1">ter, der ihn auferweckt hat von den Todten,</text:p>
      <text:p text:style-name="P1">Tini, Z.</text:p>
      <text:p text:style-name="P1">2. und alle Brüder, die bei mir sind, an</text:p>
      <text:p text:style-name="P1">die Gemeinden in Galatia. i. Cur. is, i.</text:p>
      <text:p text:style-name="P1">Z. Gnade sei mit euch und Friede von</text:p>
      <text:p text:style-name="P1">Gott, dem Vater, und unserm Herrn Jesu</text:p>
      <text:p text:style-name="P1">Christo; E;-H. i, I. J. J«»h. Z.</text:p>
      <text:p text:style-name="P1">4. der sich selbst für unsre Sünden dahin</text:p>
      <text:p text:style-name="P1">gegeben hat, damit er uns aus der gegen-</text:p>
      <text:p text:style-name="P1">wärtigen bösen Welt herausreiße nach dem</text:p>
      <text:p text:style-name="P1">Willen,Gottes, unsers Vaters,</text:p>
      <text:p text:style-name="P1">C.2,2o. Matih.20,28. Ei-h.5,2. i.Joh.5,i9.</text:p>
      <text:p text:style-name="P1">5. welchem sei Ehre von Ewigkeit zu Ewig-</text:p>
      <text:p text:style-name="P1">keit! Amen. Z. Tini. i, is.</text:p>
      <text:p text:style-name="P1"><text:soft-page-break/>ll. S. Mich wundert, daß ihr euch so bald</text:p>
      <text:p text:style-name="P1">von dem,-der euch zu der Gnade Christi</text:p>
      <text:p text:style-name="P1">berufen hat, u einem andern Evangelium</text:p>
      <text:p text:style-name="P1">umwenden lazsset; C. is, 8. 2. C·-c. ii, -i.</text:p>
      <text:p text:style-name="P1">7. was doih nichts anderes ist, als daß</text:p>
      <text:p text:style-name="P1">Etlicåe sind, die euch verwirren, und wollen</text:p>
      <text:p text:style-name="P1">das vangelium Christi verkehren.</text:p>
      <text:p text:style-name="P1">C.r-, i0. Apg.ir-, i. 24. .</text:p>
      <text:p text:style-name="P1">8. Aber wenn auch wir oder ein Engel</text:p>
      <text:p text:style-name="P1">vom Himmel euch ein anderes Evangelium</text:p>
      <text:p text:style-name="P1">predigen würde als das, welches wir euih</text:p>
      <text:p text:style-name="P1">gepredigt haben, so sei er ein Fluch.</text:p>
      <text:p text:style-name="P1">« Cor.t6,22.</text:p>
      <text:p text:style-name="P1">9. Wie wir zuvor gesagt haben, sage ich</text:p>
      <text:p text:style-name="P1">auch jetzt wiederum: So Jemand euch ein</text:p>
      <text:p text:style-name="P1">anderes Evangelium predigt als das, wel-</text:p>
      <text:p text:style-name="P1">ches ihr empfangen habet, so sei er ein Fluch.</text:p>
      <text:p text:style-name="P1">- 10. Suche ich denn jetzt Menschen <text:s/>ge-</text:p>
      <text:p text:style-name="P1">winnen oder Gott? Oder fuche ich Ten-</text:p>
      <text:p text:style-name="P1">scheu gefällig zu sein? Wenn ich noch </text:p>
      <text:p text:style-name="P1">schen ge allig zu leinsuchte, so Ware ich nicht</text:p>
      <text:p text:style-name="P1">Christi Knecht. i. Th2ss. 2, i.</text:p>
      <text:p text:style-name="P1">Ill. 11. Ich thue euch aber kund, ihr</text:p>
      <text:p text:style-name="P1">Brüder! das; das Evangelium, welches von</text:p>
      <text:p text:style-name="P1">mir verkündigt worden, nicht ein mensch-</text:p>
      <text:p text:style-name="P1">Iiches ist; It. Cor. -is, i re.</text:p>
      <text:p text:style-name="P1">12. denn ich habe es nicht voii einem Men-</text:p>
      <text:p text:style-name="P1">en em anqen, noch gelernt sondern</text:p>
      <text:p text:style-name="P1">St. Pauli Cap. 1. 2.</text:p>
      <text:p text:style-name="P1">uli an die Galater.</text:p>
      <text:p text:style-name="P1">ich die Gemeinde Gottes überaus verfolgte,</text:p>
      <text:p text:style-name="P1">und sie verwüstete. A» .2e, ; sc. i. Tini. i, is.</text:p>
      <text:p text:style-name="P1">14. Und ich übertraf« im Judenthum viele</text:p>
      <text:p text:style-name="P1">Altersgenossen in meinem Volke, indem ich</text:p>
      <text:p text:style-name="P1">für die Satzungen meiner Väter über die</text:p>
      <text:p text:style-name="P1">Maßen eiferte. Arg. W, 3.</text:p>
      <text:p text:style-name="P1">15. Als es aber Gott, der mich von Mut-</text:p>
      <text:p text:style-name="P1">terleib an auserkoren und durch seine Gnade</text:p>
      <text:p text:style-name="P1">berufen·hat, gfiel, Apg.9·,i5. Eph.3,7.</text:p>
      <text:p text:style-name="P1">16. seinen ohn an mir zu offenbaren,</text:p>
      <text:p text:style-name="P1">damit ich das Evangelium von ihm unter</text:p>
      <text:p text:style-name="P1">den Heiden verkündige, da ging ich alsobald</text:p>
      <text:p text:style-name="P1">nicht mit Fleisch und Blut zu Rathe,</text:p>
      <text:p text:style-name="P1">Matth. «, 27. Apg». its, -ihre. Eph. I, sie.</text:p>
      <text:p text:style-name="P1">17. und zog auch nicht hinaus en Jeru-</text:p>
      <text:p text:style-name="P1">salem zu denen, die vor mir AposHel waren;</text:p>
      <text:p text:style-name="P1">sondern reisete nach Arabien und kehrte von</text:p>
      <text:p text:style-name="P1">da wieder zurück gen Damascus.</text:p>
      <text:p text:style-name="P1">18. Darauf, nach drei Jahren, zog ich</text:p>
      <text:p text:style-name="P1">nach Jerusalem hinauf, den Petrus zu be-</text:p>
      <text:p text:style-name="P1">suchen, und blieb bei ihm fünfzåhn Tage.</text:p>
      <text:p text:style-name="P1">.9, as.</text:p>
      <text:p text:style-name="P1"><text:soft-page-break/>19. Einen andern aber von denp3lposteln</text:p>
      <text:p text:style-name="P1">sahich nicht, außer Iaeobus, den Bruder des</text:p>
      <text:p text:style-name="P1">Herrn. C.·2,9. Ap .i2,»i7. Maith.i3, 5s.</text:p>
      <text:p text:style-name="P1">20. Was ich euch schreibe, siehe, Gott weiß</text:p>
      <text:p text:style-name="P1">es, daß ich mcht läge. Röm. 9, i.</text:p>
      <text:p text:style-name="P1">21. Darauf kam ich in die Gegenden von</text:p>
      <text:p text:style-name="P1">Shrien nnd Cilicien.</text:p>
      <text:p text:style-name="P1">22. Jch war aber den christlichen Ge-</text:p>
      <text:p text:style-name="P1">meinden des jiidischen Landes von Person</text:p>
      <text:p text:style-name="P1">unbekannt.</text:p>
      <text:p text:style-name="P1">23. Sie hatten nur gehört: Der, welcher</text:p>
      <text:p text:style-name="P1">-uns einst verfolgte, Verkündigt jetzt den</text:p>
      <text:p text:style-name="P1">Glauben, welchen er einst verti gen wollte.</text:p>
      <text:p text:style-name="P1">24. Und sie priesen Gott meinetwegen.</text:p>
      <text:p text:style-name="P1">Cap. II.</text:p>
      <text:p text:style-name="P1">l- Paulus Reise nach Jerusalem, 4—5; il. brü-</text:p>
      <text:p text:style-name="P1">decliche Vereinigung der Apostel mit ihm, 6—40;</text:p>
      <text:p text:style-name="P1">lll. sein Streit mit Petrus. «—2t.</text:p>
      <text:p text:style-name="P1">I. 1. Daraus, nackt vierzehn Jahren, zog</text:p>
      <text:p text:style-name="P1">ich abermals nach Jerusalem hinauf mit</text:p>
      <text:p text:style-name="P1">Barnabas und nahm auch den Titus mit.</text:p>
      <text:p text:style-name="P1">Apg.i5,2. 2. Eos. 8, 23.</text:p>
      <text:p text:style-name="P1">2. Ich zog aber hinauf vermöge einer</text:p>
      <text:p text:style-name="P1">Offenbarung und legte ihnen das Evan-</text:p>
      <text:p text:style-name="P1">gelium vor, das ich unter den Heiden pre-</text:p>
      <text:p text:style-name="P1">E dige; besonders»aber· denen, die in Ansehen</text:p>
      <text:p text:style-name="P1">standen, damit ich nicht etwa vergeblich liefe</text:p>
      <text:p text:style-name="P1">oder gelaufen wäre. A« is» 2,</text:p>
      <text:p text:style-name="P1">sch Pf . . «« .</text:p>
      <text:p text:style-name="P1">durch eine Offenbarung Jesu Christi.</text:p>
      <text:p text:style-name="P1">A .—2s, is.</text:p>
      <text:p text:style-name="P1">13. Denn ihr habet von mein:in ehema-</text:p>
      <text:p text:style-name="P1">ligen Wandel im Judeuthum gehört, daß</text:p>
      <text:p text:style-name="P1">s Z. Aber auch Titus, der bei mir war, ob-</text:p>
      <text:p text:style-name="P1">wohl ein Grieit·-: .oard nicht e wun en</text:p>
      <text:p text:style-name="P1">i » . - - , OF S s</text:p>
      <text:p text:style-name="P1">«? sich beschneideu»3«-: lassen.</text:p>
      <text:p text:style-name="P1"/>
      <text:p text:style-name="P1"/>
      <text:p text:style-name="P1"/>
      <text:p text:style-name="P1">« « Cap.-2. «;»a»n die Galdtek. Cap.l Z.-«-Z. 211</text:p>
      <text:p text:style-name="P1">4. Nämlich we « der.-T.ein edrun enen</text:p>
      <text:p text:style-name="P1">salschen Brüder, i3i:nsich eingeThlichelIh·at-</text:p>
      <text:p text:style-name="P1">ten, unsere Freiheit, die wir in esu Christo</text:p>
      <text:p text:style-name="P1">gaben, auszuku·ndschaften, damit sie uns in</text:p>
      <text:p text:style-name="P1">nechtschast brachten. A:-g.i5,24. Gans, i.</text:p>
      <text:p text:style-name="P1">5. Diefszen gaben wir nicht eine Stunde</text:p>
      <text:p text:style-name="P1">-nach, da »wir uns. ihnen unterworsen»hat-</text:p>
      <text:p text:style-name="P1">Leu, dghinit <text:s/>-?k3ahrheit des Evangeliums</text:p>
      <text:p text:style-name="P1">s ei en ver ei e.</text:p>
      <text:p text:style-name="P1">«Il· 6. Was aber diejenisgen betrisft,«die in</text:p>
      <text:p text:style-name="P1">Ansehen standen (wer· ie waren, daran</text:p>
      <text:p text:style-name="P1"><text:soft-page-break/>liegt mir nichts; Gott sieht die Person des</text:p>
      <text:p text:style-name="P1">Menschen nicht an), also jene Angesehenen</text:p>
      <text:p text:style-name="P1">haben mich nichts Weiteres geLi;·hrtä «</text:p>
      <text:p text:style-name="P1">VM. , .</text:p>
      <text:p text:style-name="P1">7. sondern im Gegentheil, da sie sahen,</text:p>
      <text:p text:style-name="P1">daß mir das Evangelium an die Unbeschnit-</text:p>
      <text:p text:style-name="P1">.tenen anvertraut sei, so wie dem Petrus an</text:p>
      <text:p text:style-name="P1">die Beschnittenen; Apg.i5,i2. Råm;i.,«5.</text:p>
      <text:p text:style-name="P1">8.s« (denn der, welcher in Petrus wiiksam</text:p>
      <text:p text:style-name="P1">war zum Apostelamt an die Beschnittenen,</text:p>
      <text:p text:style-name="P1">der war auch wirksam in mirAsiir dh;.Håiden)</text:p>
      <text:p text:style-name="P1">- « om. , te. .</text:p>
      <text:p text:style-name="P1">9. und da sie die Gnade erkannten, die</text:p>
      <text:p text:style-name="P1">mir verliehen worden, nämlich Jacobus</text:p>
      <text:p text:style-name="P1">»und Kephas und Johannes, die man für</text:p>
      <text:p text:style-name="P1">Säulen achtet, so gaben sie mir und Barucc-</text:p>
      <text:p text:style-name="P1">bas den Handschlag der Geniemschast, daß</text:p>
      <text:p text:style-name="P1">wir unter den Heiden, sie aber bei den Be-</text:p>
      <text:p text:style-name="P1">schnittenen predigen sollten; Eph« Z, 8 «.</text:p>
      <text:p text:style-name="P1">10. nur-daß wir der Armen eingedenk</text:p>
      <text:p text:style-name="P1">wären, was «ich mich auch wirklich beflissen</text:p>
      <text:p text:style-name="P1">habe zu thun. i.Cok.i6,i. Apg.«,29..30.V</text:p>
      <text:p text:style-name="P1">IlI. U. Als aber Petrus nach Antiochien</text:p>
      <text:p text:style-name="P1">kam, widerstand ich ihm unter Augen, weil</text:p>
      <text:p text:style-name="P1">er strafwurdig war.· </text:p>
      <text:p text:style-name="P1">12. Denn ehe»Etliche von Jaeobus an-</text:p>
      <text:p text:style-name="P1">kamen , aß er mit den Heiden; als sie aber</text:p>
      <text:p text:style-name="P1">angekommen waren» zog er sich Furuck» und</text:p>
      <text:p text:style-name="P1">soiiderte sich ab, weil er die Be chnittenen</text:p>
      <text:p text:style-name="P1">fürchtcte. Apg.2i,i8.«,3. · · ·</text:p>
      <text:p text:style-name="P1">13. Und es heuchelten mit ihm auch die</text:p>
      <text:p text:style-name="P1">übrigen Juden, so daß auch Barnabas</text:p>
      <text:p text:style-name="P1">mit hingerissen ward von ihrer Heuchelei.</text:p>
      <text:p text:style-name="P1">14. Aber als ich scZ3, daß sie nicht richtig</text:p>
      <text:p text:style-name="P1">wandelten nach der ahrhcit des Evange-</text:p>
      <text:p text:style-name="P1">liuins,sprach»ich5u Petrus vorAlleli: Wenn</text:p>
      <text:p text:style-name="P1">du«, der du ein ·ude bist ,» nach heidnischer</text:p>
      <text:p text:style-name="P1">Sitte lebst und nicht nach 1iidischer, warum</text:p>
      <text:p text:style-name="P1">zwingst du denn die Heiden nach jüdischer</text:p>
      <text:p text:style-name="P1">Sitte zu leben? i.Tim. 5, Do·</text:p>
      <text:p text:style-name="P1">15. Wir, von Geburt Juden und nicht</text:p>
      <text:p text:style-name="P1">Sünder aus den Heiden, Epk,· 2, Z ».</text:p>
      <text:p text:style-name="P1">16. weil wir wissen, daß der Mensch aus</text:p>
      <text:p text:style-name="P1">den Werteii des Gcsctzes nicht gerecht ge-</text:p>
      <text:p text:style-name="P1">sprechen wird, sondern nur durch den</text:p>
      <text:p text:style-name="P1">Glauben an JeLuin Christum; schaben</text:p>
      <text:p text:style-name="P1">auch wir an C rist«um Jesum geg aiiht,</text:p>
      <text:p text:style-name="P1">damit wir gerecht Gesprochen würden aus</text:p>
      <text:p text:style-name="P1">dem Glauben an hristum, und nicht aus</text:p>
      <text:p text:style-name="P1">den Werken des Gesetzes; darum weil aus</text:p>
      <text:p text:style-name="P1">den Werken des Gesetzes kein Mensch gerecht</text:p>
      <text:p text:style-name="P1">gesprochen wird. C. 3,«». Arg. is, i0.»».</text:p>
      <text:p text:style-name="P1"><text:soft-page-break/>. Rom. Z, 20. W. O, S.</text:p>
      <text:p text:style-name="P1">17.· Wenn wir aber, die wir suchen in</text:p>
      <text:p text:style-name="P1">Christo gerecht gesprochen zu werden, auch</text:p>
      <text:p text:style-name="P1">selbst als Sünder erfunden würden, so wäre</text:p>
      <text:p text:style-name="P1">"a Christus ein Diener der Sünde. Das</text:p>
      <text:p text:style-name="P1">sei ferne!</text:p>
      <text:p text:style-name="P1">18. Denn wenn ich das wieder aufbaue,</text:p>
      <text:p text:style-name="P1">was ich niedergerissen habe, so stelle ich mich</text:p>
      <text:p text:style-name="P1">selbst als einen Uebertreter dar.</text:p>
      <text:p text:style-name="P1">19. Denn ich bin durch das Gesetz dem</text:p>
      <text:p text:style-name="P1">Gesetze abgestorben, damit ich Gott lebe.</text:p>
      <text:p text:style-name="P1">2o Ich -bin «Fi:i«t« «(Ehki9IL" TtHe·u«"i«t"-«ich</text:p>
      <text:p text:style-name="P1">-lebe, aber nickåt8mehr ich, sonxbern Christus</text:p>
      <text:p text:style-name="P1">lebt in mir. as ich aber jetzt im Fleische</text:p>
      <text:p text:style-name="P1">lebe, das lebe ich im Glauben an den Sohn</text:p>
      <text:p text:style-name="P1">Gottes, der mich geliebet und sich selbst für</text:p>
      <text:p text:style-name="P1">mich dahin gegeben hat.</text:p>
      <text:p text:style-name="P1">I. C«-k. is, Z. Z, is. i7. Gar. i, 4.</text:p>
      <text:p text:style-name="P1">21· Jch verwerfe die Gnade Gottes nicht;</text:p>
      <text:p text:style-name="P1">denn wenn die Gerech8:gkeit.durch das Ge eh</text:p>
      <text:p text:style-name="P1">kommt, so wäre ja hristus umsonst »ge-</text:p>
      <text:p text:style-name="P1">sterben. H2v.7, «.</text:p>
      <text:p text:style-name="P1">- .</text:p>
      <text:p text:style-name="P1">- Cap. lII.</text:p>
      <text:p text:style-name="P1">l. Gerechtigkeit kommt durch den Glauben, nicht</text:p>
      <text:p text:style-name="P1">durch Werke des Gesetzes. -l—44. il. Das Gesetz hebt</text:p>
      <text:p text:style-name="P1">die Vetheißung nicht auf, 45—22; sondern lll. war</text:p>
      <text:p text:style-name="P1">der Erziehei: zu Christus hin. 23—29.</text:p>
      <text:p text:style-name="P1">I. I. O ihr unverständigen Galater! Wer</text:p>
      <text:p text:style-name="P1">hat euch bezaubert, daß ihr der Wahrheit</text:p>
      <text:p text:style-name="P1">nicht gehorchet, euch, denen Jesus Christus</text:p>
      <text:p text:style-name="P1">vor Augen abgebildet worden als unter euch</text:p>
      <text:p text:style-name="P1">gekreuzigt? C. 5, 7.</text:p>
      <text:p text:style-name="P1">2. Dieses Eine will ich von euch wissen:</text:p>
      <text:p text:style-name="P1">.zabet ihr den Geist aus den Werken des</text:p>
      <text:p text:style-name="P1">esetzes empfangen oder aus der Predigt</text:p>
      <text:p text:style-name="P1">vom Glauben? -Apg. 2, 38.</text:p>
      <text:p text:style-name="P1">3. Seid ihr so unverständig? Im Geiste</text:p>
      <text:p text:style-name="P1">habet ihr angefaiig)en und wollet nun im</text:p>
      <text:p text:style-name="P1">Fleische vollenden .</text:p>
      <text:p text:style-name="P1">4. Habet ihr umsonst so viel erlitten?</text:p>
      <text:p text:style-name="P1">Wenn es anders umsonst ist! »</text:p>
      <text:p text:style-name="P1">5. Der euch nun den Geist ertheilt und</text:p>
      <text:p text:style-name="P1">,Wunder in euch wirkt, thut er es aus den</text:p>
      <text:p text:style-name="P1">Werken des Gesetzes oder aus der Predigt</text:p>
      <text:p text:style-name="P1">vom Glauben? «</text:p>
      <text:p text:style-name="P1">S. Gleich wie Abrah(im»Go·tt glaubte und</text:p>
      <text:p text:style-name="P1">es ward ihm zur Gm«clitigkeit angerecl)net.</text:p>
      <text:p text:style-name="P1">i. Mos. 45, 6. Roin. 4, Z.</text:p>
      <text:p text:style-name="P1"/>
      <text:p text:style-name="P1"/>
      <text:p text:style-name="P1"/>
      <text:p text:style-name="P1"><text:soft-page-break/>UT Cap. 3.- Die Epissel</text:p>
      <text:p text:style-name="P1">7-. So erke3nn"et«—demi, -daß diejenigen</text:p>
      <text:p text:style-name="P1">2cdra«hams« Kinder sind, die aus »dem</text:p>
      <text:p text:style-name="P1">Glaubensind. Fsiöm.4-,«.st-2. J « .8;"39.</text:p>
      <text:p text:style-name="P1">’8. Da aber die Schrift vdrhtxstih, daß</text:p>
      <text:p text:style-name="P1">Gott die Heiden durch den Glauben gerecht</text:p>
      <text:p text:style-name="P1">xYrichen werde, so oertüudigte Te de-in</text:p>
      <text:p text:style-name="P1">. braham zum Voraus: »Es- olle «in-dir</text:p>
      <text:p text:style-name="P1">alle Fäden gesegnet werden« 4,Mos. is. Z.</text:p>
      <text:p text:style-name="P1">Ä. o werden nun die, so aus dem</text:p>
      <text:p text:style-name="P1">auben sind, mit dem gl·äubigen Abra-</text:p>
      <text:p text:style-name="P1">ham gesegnet. in-Hm. 4, is.</text:p>
      <text:p text:style-name="P1">10. Denn Alle, die aus den Werken des</text:p>
      <text:p text:style-name="P1">Gesetzes sind, sind unter dem Fluche; denn</text:p>
      <text:p text:style-name="P1">es steht ges rieben: »Verslucht sei ein,Z«ed"er,</text:p>
      <text:p text:style-name="P1">der nicht be arre"t in Allem, was ges clZ;rieben</text:p>
      <text:p text:style-name="P1">steht in dem Buche des Gesetzes, da er es</text:p>
      <text:p text:style-name="P1">thue!« 5. Prof. 27, Dis. « «</text:p>
      <text:p text:style-name="P1">11. Daß aber» im Gesetze Niemand vor</text:p>
      <text:p text:style-name="P1">Gott gerecht gesprochen werde, ist gsen«bar;</text:p>
      <text:p text:style-name="P1">»denn der Gerechte wird aus dem lauben</text:p>
      <text:p text:style-name="P1">leben«. C.2,i6. Hab.2,!-. xsjöm.4,47. , s</text:p>
      <text:p text:style-name="P1">12. Das Gesteh aber ist nicht aus dem</text:p>
      <text:p text:style-name="P1">Glauben, sondern »der Mensch, der dieses</text:p>
      <text:p text:style-name="P1">thut, wird dadurch leben.« "</text:p>
      <text:p text:style-name="P1">Z. M-)s. is, H. in-Im. to, S.</text:p>
      <text:p text:style-name="P1">13. Christus hat uns von dem Fluche des</text:p>
      <text:p text:style-name="P1">Gesetzes erkauft, da er für uns zum Fluche</text:p>
      <text:p text:style-name="P1">glovåorden; (dZ11i es steht geschrikben: »Ver-</text:p>
      <text:p text:style-name="P1">u titein «eder,deram o e äu t «</text:p>
      <text:p text:style-name="P1">, s Röm. 8, Z. P?osl,21,Fä3!. )</text:p>
      <text:p text:style-name="P1">14. auf Mk? den Heiden der Segen Abra-</text:p>
      <text:p text:style-name="P1">h)ams zu heil würde durch Christum</text:p>
      <text:p text:style-name="P1">esum , auf das; wir die Berheißung des</text:p>
      <text:p text:style-name="P1">Geistes empfingen durch den Glauben.</text:p>
      <text:p text:style-name="P1">«. Mos. te, Z. Jes. et»-Z.</text:p>
      <text:p text:style-name="P1">lI. 15. Ihr Brüder! ich rede naeh m"ensch-</text:p>
      <text:p text:style-name="P1">lieber Weise. Niemand verwirst doch eines</text:p>
      <text:p text:style-name="P1">Menschen bekrästigtes Testament oder Ver-</text:p>
      <text:p text:style-name="P1">ordnet noch etwas hinzu. Her. 9, is :c.</text:p>
      <text:p text:style-name="P1">16. Nun aber fsi1id dem Abraham sdie</text:p>
      <text:p text:style-name="P1">V» ei Un en ge pro en worden und ei-</text:p>
      <text:p text:style-name="P1">nemhSßciinegn. Es teilst nicht: »Und »den</text:p>
      <text:p text:style-name="P1">Samen«, als von Linien; sondern als von</text:p>
      <text:p text:style-name="P1">Einem: »Und deinem Salnen«, welcher ist</text:p>
      <text:p text:style-name="P1">Christus. «. M»-s;s13, is. », 8 sc.</text:p>
      <text:p text:style-name="P1">17. Das aber sage ich: Das von Gott</text:p>
      <text:p text:style-name="P1">uvor bekräftigte Testament auf Christum</text:p>
      <text:p text:style-name="P1">Bin wird durch das vierhundert und dreißig</text:p>
      <text:p text:style-name="P1">ahre nachher Hegebene Gesetz, uicht ent-</text:p>
      <text:p text:style-name="P1">kräftet, um die erheißung aufzuheben.</text:p>
      <text:p text:style-name="P1">2. Mos. n, 40.</text:p>
      <text:p text:style-name="P1"><text:soft-page-break/>18. Denn wenn das Erbe aus -dem Ge-</text:p>
      <text:p text:style-name="P1">setze käme, so käme es nicht mehr aus der«</text:p>
      <text:p text:style-name="P1">Berheißung; dem Abraham aber hates Gott</text:p>
      <text:p text:style-name="P1">durch die Verheißung geschenkt. R5m. 4, is ».</text:p>
      <text:p text:style-name="P1">19. Wie ist es nun mit dem Gesetz? Es</text:p>
      <text:p text:style-name="P1">ward der Uebertretungcn wegen hinzuge-</text:p>
      <text:p text:style-name="P1">St2 PMili T Cato. Z. 4.</text:p>
      <text:p text:style-name="P1">· i bio»rek·«Same-Danks, dem die Vers</text:p>
      <text:p text:style-name="P1">- « · .-</text:p>
      <text:p text:style-name="P1">xFiZIt7!s g-«ess.hehen, und ward Verm"ittelft</text:p>
      <text:p text:style-name="P1">der Engel verordnet durch die Hand»eines</text:p>
      <text:p text:style-name="P1">Mittlers. gis«-. is, ro. s,s2o. Apg.7,— as. re-</text:p>
      <text:p text:style-name="P1">. « ,I.· Muts. Z, I. -·</text:p>
      <text:p text:style-name="P1">20. Der Mittler aber F nicht eines Eingr-</text:p>
      <text:p text:style-name="P1">gen; Gott aber ist nur iuer. H. Mos.,4 </text:p>
      <text:p text:style-name="P1">2I. Jst nun das Gesetz wider die Ver-</text:p>
      <text:p text:style-name="P1">heißungen Gottes? Das sei ferne! Denn</text:p>
      <text:p text:style-name="P1">wenn ein Gesetz gegeben wäre, das lebendig</text:p>
      <text:p text:style-name="P1">machen könnte, so käme die Gerechtigkeit</text:p>
      <text:p text:style-name="P1">—wirkligs[ aus dem Gesetze. New. S, 2—4.</text:p>
      <text:p text:style-name="P1">22. lIein die Schrift hat Alles unter die</text:p>
      <text:p text:style-name="P1">Sünde zusammengeschlossen, damit die</text:p>
      <text:p text:style-name="P1">Verheißung aus dem Glauben an Jesum.</text:p>
      <text:p text:style-name="P1">Christum denen gegeben würde, die da</text:p>
      <text:p text:style-name="P1">Als?-txben. R5m.:-i,9.«,.32. Gar.-,i4.</text:p>
      <text:p text:style-name="P1">lll. 23. Ehe aber .der Glaube kam, wur-</text:p>
      <text:p text:style-name="P1">den wir tmter dem Gesetze verwahrt und«</text:p>
      <text:p text:style-name="P1">eingeschlossen aus den Glauben hin, der ge-</text:p>
      <text:p text:style-name="P1">ofsenbaret werden sollte. C· 4, H. s.</text:p>
      <text:p text:style-name="P1">24. Also ist das es-et; unser Zuchtmeister</text:p>
      <text:p text:style-name="P1">gewesen auf Christum hin, damit wir durch</text:p>
      <text:p text:style-name="P1">den Glauben gerecht gesprochen würden.</text:p>
      <text:p text:style-name="P1">Röm.10,4.</text:p>
      <text:p text:style-name="P1">25. Da aber der Glaube gekommen ist»</text:p>
      <text:p text:style-name="P1">sind wir nicht mehr unter dem Zucht-</text:p>
      <text:p text:style-name="P1">meister. 9e5m.7, 4. is. .</text:p>
      <text:p text:style-name="P1">26. Denn ihr Alle seid Kinder Gottes«</text:p>
      <text:p text:style-name="P1">durch den Glauben in Christo Jesu.</text:p>
      <text:p text:style-name="P1">. C.4,5.7. J-»h.4,i2.</text:p>
      <text:p text:style-name="P1">27. Denn so Viele euer aus C ristum ge-</text:p>
      <text:p text:style-name="P1">tauft worden, die haben Chri tum ange-</text:p>
      <text:p text:style-name="P1">zogen. N-3m. is, Z «. is, it.</text:p>
      <text:p text:style-name="P1">28. Da ist weder Jude noch Grieche; da</text:p>
      <text:p text:style-name="P1">ist weder Knecht noch Freier; da ist weder:</text:p>
      <text:p text:style-name="P1">Mann noch Weib; denn ihr Alle seid Einer</text:p>
      <text:p text:style-name="P1">in Christo Jesu. Coi.:i, «. E h.2,1-4.is.</text:p>
      <text:p text:style-name="P1">29. Seid ihr aber Christi, so seid ihr ja</text:p>
      <text:p text:style-name="P1">Abrahams Samen und nach derVerheißung</text:p>
      <text:p text:style-name="P1">Erben. C. I, 9. is.</text:p>
      <text:p text:style-name="P1">».</text:p>
      <text:p text:style-name="P1">Cap. IV. »</text:p>
      <text:p text:style-name="P1">l. Die Kindschaft der Christcn. 1s—7. il. Ermah-</text:p>
      <text:p text:style-name="P1"><text:soft-page-break/>uung, wieder zur Wahrheit zurückzukehren. 8—20.</text:p>
      <text:p text:style-name="P1">1lI. Das Evangelium eine Anstalt zur Freiheit.</text:p>
      <text:p text:style-name="P1">S-i—3i.</text:p>
      <text:p text:style-name="P1">l. I. Jch sage aber, so lange der Erbe</text:p>
      <text:p text:style-name="P1">noch ein Kind ist, Erst ?wkschen ihm und</text:p>
      <text:p text:style-name="P1">einem Knechte kein nter chied, ob er gleich</text:p>
      <text:p text:style-name="P1">Herr von Allem ist«</text:p>
      <text:p text:style-name="P1">2.· sondern er steht unter Vormündern</text:p>
      <text:p text:style-name="P1">und Haushaltern bis zu der vom Vater</text:p>
      <text:p text:style-name="P1">bestimmten Zeit. »</text:p>
      <text:p text:style-name="P1">3. Also waren aucIålwir, als wir noch</text:p>
      <text:p text:style-name="P1">Kinder waren, den nfangsgründen der</text:p>
      <text:p text:style-name="P1">Welt als Knechte unterworfen. Coi.2, 8.2o.</text:p>
      <text:p text:style-name="P1"/>
      <text:p text:style-name="P1"/>
      <text:p text:style-name="P1"/>
      <text:p text:style-name="P1">«eiz-e unterworfen; i.g1i5,ssi4v,;o. J-«-.g,I5.</text:p>
      <text:p text:style-name="P1">Cap. -H. an die Eritis-t-.t., · Cc;i-. 4. S. 21:3»</text:p>
      <text:p text:style-name="P1">4i» Als Wir Dis; EVfii Mk Zsi«i-« M-(</text:p>
      <text:p text:style-name="P1">j:;«ksi«s;»;«:;;.«Ig»«s2.s":m«,-«T««-ii::i»kHi3-.:.«e:c</text:p>
      <text:p text:style-name="P1">Si</text:p>
      <text:p text:style-name="P1">5. auf daß er die, welMnter dem,»Ge,-</text:p>
      <text:p text:style-name="P1">sehtzefi:2:;:;tcfj läge-iiste, an-f daß wir die Kind-</text:p>
      <text:p text:style-name="P1">a n . C.3,43.iz. «</text:p>
      <text:p text:style-name="P1">is. Weil-'ihr aber Kinder seid, so-hat Gott:</text:p>
      <text:p text:style-name="P1">den Geist seinesSi;knes in eure Herzen ge-</text:p>
      <text:p text:style-name="P1">sa7ndtS,Oder da ri;st ·stbl;a, Vat:clw93-PS:-5k</text:p>
      <text:p text:style-name="P1">. arum o i — u uns i</text:p>
      <text:p text:style-name="P1">-Knecht, s,onde«ru Kind; bist du aber Kind, so</text:p>
      <text:p text:style-name="P1">bist du auch Erbe Gottes dåiä:L9 ETh:i»sM.</text:p>
      <text:p text:style-name="P1">H. 8. Damals freilich, als ihr Gott nicht</text:p>
      <text:p text:style-name="P1">kculntet, waret ihr Knechte derer,«die von</text:p>
      <text:p text:style-name="P1">Natur nicht (:HFter8siYd«.2 S M W H</text:p>
      <text:p text:style-name="P1">.-cr.«...... · «-</text:p>
      <text:p text:style-name="P1">9. Nun aber, , da <text:s/>Gott erkannt habet</text:p>
      <text:p text:style-name="P1">oder vielmehr von ott erkannt worden</text:p>
      <text:p text:style-name="P1">seid, wie m-Esset ihr wieder zurückkehren</text:p>
      <text:p text:style-name="P1">zi1»den schwa en und diirftigen AiH5ings-</text:p>
      <text:p text:style-name="P1">Brandes; ihr wieder von »euei,n</text:p>
      <text:p text:style-name="P1">ienen oe. Cl.2,2o.l »</text:p>
      <text:p text:style-name="P1">1(g.ZJ·hr beogag)tE)t Tag? und Monate</text:p>
      <text:p text:style-name="P1">un ei en un a re. "N5m. it, S. ·</text:p>
      <text:p text:style-name="P1">n. geh fis-gckzttetsi-I? <text:s/>daß ich ums-Kost</text:p>
      <text:p text:style-name="P1">-Lin cU gccl«c ei C cl c· «</text:p>
      <text:p text:style-name="P1">12. Seid wie ich, denn auch ich bin wie</text:p>
      <text:p text:style-name="P1">ihr; ihr Brüder! ich bit-te euch. »Ihr» habet</text:p>
      <text:p text:style-name="P1">wir mchts zu» Leide geth·an.· « « »</text:p>
      <text:p text:style-name="P1">13. Ihr wisset, daß ich in Sch·ivachheit</text:p>
      <text:p text:style-name="P1">des Fleisches— eui·h das erste Mal das</text:p>
      <text:p text:style-name="P1">Evangelium verl«undigte. «. Eos. -e,az.</text:p>
      <text:p text:style-name="P1">14. Und ihr habet« meine Versnchung»in</text:p>
      <text:p text:style-name="P1">meinem Fleische nicht verachtet ums« er-</text:p>
      <text:p text:style-name="P1"><text:soft-page-break/>s’chriiäht; sondern toie«"einen Engel ·ot·te·s,</text:p>
      <text:p text:style-name="P1">abet «ihr mich aufgenonimen, wie Christum</text:p>
      <text:p text:style-name="P1">sie- «»</text:p>
      <text:p text:style-name="P1">. a are»nul»i a Frei; as-»</text:p>
      <text:p text:style-name="P1">mais so selig; priesen? Denn ich gebe eueh</text:p>
      <text:p text:style-name="P1">das. Zeugin , daß ihr, wo moglieh, euch die</text:p>
      <text:p text:style-name="P1">Augen ausgestochen und sie mir gegeben</text:p>
      <text:p text:style-name="P1">"ttet. -</text:p>
      <text:p text:style-name="P1">I)a</text:p>
      <text:p text:style-name="P1">16. Bin ich nun euer Feind geworden,</text:p>
      <text:p text:style-name="P1">weil ich euch die Wahrheit sage? -</text:p>
      <text:p text:style-name="P1">17. Sie eisern um euch nicht aus gute Art;</text:p>
      <text:p text:style-name="P1">sondern sie wollen uns ausschließen, damit</text:p>
      <text:p text:style-name="P1">ishr uni sie eifert. C. S,-i2. A;-. eo,3o.</text:p>
      <text:p text:style-name="P1">18. Gut ist es, sieh zu beeifern für das</text:p>
      <text:p text:style-name="P1">«G3t(Z allezeit, und nicht bloß, wami»ich bei</text:p>
      <text:p text:style-name="P1">en in. » - — r -</text:p>
      <text:p text:style-name="P1">19. Meine Kinder! die ich abermals mit</text:p>
      <text:p text:style-name="P1">Schmerzen gebäre, bis daß -Christus in euch</text:p>
      <text:p text:style-name="P1">gestaltet werde: i. C-»k.4, is. « ««</text:p>
      <text:p text:style-name="P1">e-»Ist-is wäre und..mtine IStiims.ie« verändern</text:p>
      <text:p text:style-name="P1">konnte; dem·-ich stelieeiieirt1ii1lbensaii.. «</text:p>
      <text:p text:style-name="P1">:l1I-.«Dl:·»S««eget mir, die ihr unter dem</text:p>
      <text:p text:style-name="P1">CJåseZe sein wollet, höret ihr das Gesetz</text:p>
      <text:p text:style-name="P1">M. i; . ,</text:p>
      <text:p text:style-name="P1">22., -Denn es steht gi3schri:ebeu, daß Abra-</text:p>
      <text:p text:style-name="P1">hq;n 7fwei.Si’ihne hatte, den einen von de-es</text:p>
      <text:p text:style-name="P1"><text:s/>tinagd Und den andern von der Freien.</text:p>
      <text:p text:style-name="P1">. 4.M-os.46,tt5.24,2ic,-,</text:p>
      <text:p text:style-name="P1">23. Aber der von der Dienstma d war.</text:p>
      <text:p text:style-name="P1">nach dem Z;1leische geboren, der ai?"er von</text:p>
      <text:p text:style-name="P1">der Freien ·aft der Berheißung. .</text:p>
      <text:p text:style-name="P1">«-» » N8m. 9,7—9.</text:p>
      <text:p text:style-name="P1">2«I-. Welches einen bildliehen Sinn hatt</text:p>
      <text:p text:style-name="P1">Denn diese bedeuten die- zwei Bündni</text:p>
      <text:p text:style-name="P1">das einebpøiis1ii?Zerg Sti;nai", das zur Kne</text:p>
      <text:p text:style-name="P1">e·rt He si ie aar.</text:p>
      <text:p text:style-name="P1">säi-Sizii?-s. i:,"i«s. i.stM-ff is, i".HHYb. i2, is :c.·</text:p>
      <text:p text:style-name="P1">2F)z .-Denn ·Hagar bedeutet den Berg »Si-</text:p>
      <text:p text:style-name="P1">nai in Arabien und entsprkIi«it dem jetzigen</text:p>
      <text:p text:style-name="P1">gertåskslcZmfi und ist nat ihren Kindern in</text:p>
      <text:p text:style-name="P1">US T . ·</text:p>
      <text:p text:style-name="P1">26.» Aber das Jerusalem, das drobeu,ist die</text:p>
      <text:p text:style-name="P1">Freie«,jdie"1inser Alter Mutter ist. »</text:p>
      <text:p text:style-name="P1">- " Hebt«-z, M. O .3,, is.</text:p>
      <text:p text:style-name="P1">27." Denn es steht geschrieben: - »(Eei fröh-</text:p>
      <text:p text:style-name="P1">lich, du Uns-i:uiihtbare,dien'iel)t-gebar! Brich</text:p>
      <text:p text:style-name="P1">ans in Jubet,-kund jaui·hze,, die du nicht in</text:p>
      <text:p text:style-name="P1">Weben-k1gst:! Denn viele Kinder wird die</text:p>
      <text:p text:style-name="P1">Verlassen- haben, -mehr als die, welche den</text:p>
      <text:p text:style-name="P1">Mann h»at»-« J2s,5ii, i.</text:p>
      <text:p text:style-name="P1">28« Wir a.bex,·ihr Brüder! sind nach der</text:p>
      <text:p text:style-name="P1"><text:soft-page-break/>Weise Jsaaks"Ki«mIer der Verheißun . »</text:p>
      <text:p text:style-name="P1">29., Allein wie damals der mit? dem</text:p>
      <text:p text:style-name="P1">Fleis5he Geborne den nach dem Geiste Ge-</text:p>
      <text:p text:style-name="P1">bor;ien verfolgte, also cui;-h Pakt.</text:p>
      <text:p text:style-name="P1">. Mo .2t, V. ,</text:p>
      <text:p text:style-name="P1">30;« Allein was sagt die Schrift«?f,,Treib»e"</text:p>
      <text:p text:style-name="P1">die Dienstmagd aus und ihren Sohn, denn</text:p>
      <text:p text:style-name="P1">der So « ver Dieustm-Yo soll nicht mit</text:p>
      <text:p text:style-name="P1">dem S, ne der Freien er« en,« «</text:p>
      <text:p text:style-name="P1">« · <text:s/>,"Mps. di, to· -IF.</text:p>
      <text:p text:style-name="P1">; 31- So«fi"nd wir nun, ihr Brüder! n·icht</text:p>
      <text:p text:style-name="P1">derDienst.niagd Kinder, sonde.rn.der Freien.</text:p>
      <text:p text:style-name="P1">« (-Las. V.</text:p>
      <text:p text:style-name="P1">l« Ermahnung, fest zu stehen in der christlicheig«</text:p>
      <text:p text:style-name="P1">Freiheit, sie aber nicht zu mißbrauchen; 4"—I2;</text:p>
      <text:p text:style-name="P1">sondern 1sl. in der Liebe und im Geiste zu wan-</text:p>
      <text:p text:style-name="P1">dein. i3—26. »</text:p>
      <text:p text:style-name="P1">« I. J» So bestehet nun in der Freiheit,</text:p>
      <text:p text:style-name="P1">« womit Christus uns frei gemacht hat, und</text:p>
      <text:p text:style-name="P1">lasset ei,i·chnicht· wieder unter das Jo(h der</text:p>
      <text:p text:style-name="P1">Kn«echts«(hast -bringen.</text:p>
      <text:p text:style-name="P1">— 2,«z·«,i,,9,. Joh. S. sJ.3·s. Apg.45,M.</text:p>
      <text:p text:style-name="P1">2. Siehe, ieh.:Paulu6 sage aeUch- d»««1ß-W-31111</text:p>
      <text:p text:style-name="P1">ihr euch beschneiden lasset, Christus euch</text:p>
      <text:p text:style-name="P1">20. Jch» wünschte aber, daß ich jetzt bei</text:p>
      <text:p text:style-name="P1">» nichts nützen wird. C.2,2i. Apg.-i5,i.</text:p>
      <text:p text:style-name="P1"/>
      <text:p text:style-name="P1"/>
      <text:p text:style-name="P1"/>
      <text:p text:style-name="P1">2—1E4 Cap. 5. Die Epistel</text:p>
      <text:p text:style-name="P1">:3. Sah be euge«·aber hinwieder1»1m einem</text:p>
      <text:p text:style-name="P1">geden Menschen, der sieh beschnetden läßt,</text:p>
      <text:p text:style-name="P1">aß; er sehn d1g ist, das ganze Gesetz»zu</text:p>
      <text:p text:style-name="P1">halten. C. s, is.</text:p>
      <text:p text:style-name="P1">4. Ihr habt euch von Christo abgethan,</text:p>
      <text:p text:style-name="P1">wenn ihr im Gefetze"wolIet 3;recht ges rochen</text:p>
      <text:p text:style-name="P1">werden; ihr seid aus der nade geizallen·.-«</text:p>
      <text:p text:style-name="P1">—5. Denn wir warten im Geiste aus dem</text:p>
      <text:p text:style-name="P1">Glauben auf die Hoffnung der Gerechtig-</text:p>
      <text:p text:style-name="P1">text. usw. s,« ». 2. Ti-:x. 4, s.</text:p>
      <text:p text:style-name="P1">6. Denn in Christo Jesu vermag weder</text:p>
      <text:p text:style-name="P1">die Beschneidung noch die Vorhaut etwas,</text:p>
      <text:p text:style-name="P1">sondern der G aube, der durch die Liebe</text:p>
      <text:p text:style-name="P1">wirksam ist. C. s, is. 3,2s. «. C-k.7,49. ca, S.</text:p>
      <text:p text:style-name="P1">7. Ihr liefet gut·;swer hat euch aufgehal-</text:p>
      <text:p text:style-name="P1">ten, daß ihr der Wahrheit nichtCaeYsrcläet?</text:p>
      <text:p text:style-name="P1">8. Diese Ueberredung kommt nicht von</text:p>
      <text:p text:style-name="P1">dem, der euch berufen hat. E. 4, S. »« «</text:p>
      <text:p text:style-name="P1">9. Ein wenig Sauerteig durchsäuert den</text:p>
      <text:p text:style-name="P1">ganzen Teig. «. Eos. 5», es.</text:p>
      <text:p text:style-name="P1">10. Ich habe das Vertrauen u euch im</text:p>
      <text:p text:style-name="P1">Herrn, daß ihr «nich»t anders gesinnet wer-</text:p>
      <text:p text:style-name="P1"><text:soft-page-break/>det. Wer euch aber verwirret, der Wird die</text:p>
      <text:p text:style-name="P1">Strafe tragen, er sei wer er wolle. C» «, 7«-</text:p>
      <text:p text:style-name="P1">11. Jch aber, ihr Brüder!;"wenn«ich no</text:p>
      <text:p text:style-name="P1">die BeschneidunZpredige, warum werde-i</text:p>
      <text:p text:style-name="P1">noch verfolgt? as Aergerniß des Kreuzes!</text:p>
      <text:p text:style-name="P1">wäre ja abgethan. C. e, «. 44. -.Eok. 1, 23.</text:p>
      <text:p text:style-name="P1">12. Wollte Gott, daß die, welche euch be-</text:p>
      <text:p text:style-name="P1">unruhigen, auch weggeschnitten t1z?rd;n4!</text:p>
      <text:p text:style-name="P1">II. 13. Denn ihr seid ur Freiheit bek1"1 en</text:p>
      <text:p text:style-name="P1">ihr »Vkiider! nur daß ihr vie F12iheit«uichk</text:p>
      <text:p text:style-name="P1">u einer Gele enheit für das Fleisch machet,</text:p>
      <text:p text:style-name="P1">sdndern durch; die Liebe einander dienet.</text:p>
      <text:p text:style-name="P1">4.Cor.8, 9. 4.Pet.2,4c.</text:p>
      <text:p text:style-name="P1">14. Denn das ganze Gesetz wird in Einem</text:p>
      <text:p text:style-name="P1">Worte erfüllet, nämlich in dem: ,,Du sollst</text:p>
      <text:p text:style-name="P1">deinen Nächsten lieben wie dich felbst.«</text:p>
      <text:p text:style-name="P1">· s Röni.,«3, I. to.</text:p>
      <text:p text:style-name="P1">15. So ihr euch aber unter einander beißet</text:p>
      <text:p text:style-name="P1">und verzehret, so gehet zu, daß ihr nicht von</text:p>
      <text:p text:style-name="P1">einander aufgerie en werdet.</text:p>
      <text:p text:style-name="P1">16.Jchfageaber,wandeltim Geiste,sower-</text:p>
      <text:p text:style-name="P1">des; ihr die Lüste des Fleisches nicht voll-</text:p>
      <text:p text:style-name="P1">bringen. Ni;m. 7, ei. 8,4. H. «. Ver. 2, «.</text:p>
      <text:p text:style-name="P1">17. Denn das Fleisch gelüstet wider den</text:p>
      <text:p text:style-name="P1">Geist und der Geist wider das Fleisch.</text:p>
      <text:p text:style-name="P1">Die e aber liegen mit einander im Streite,</text:p>
      <text:p text:style-name="P1">daß ihr nicht das thut, was ihr wollet.</text:p>
      <text:p text:style-name="P1">Röm.7,2:-..8,a.</text:p>
      <text:p text:style-name="P1">18. Wenn ihr aber vom Geiste getrieben</text:p>
      <text:p text:style-name="P1">werdet, so seid ihr nicht unter dem Gesetze.</text:p>
      <text:p text:style-name="P1"><text:s/>Rein. S, «. s, «.</text:p>
      <text:p text:style-name="P1">19. Offenbar aber sind die Werke, des</text:p>
      <text:p text:style-name="P1">St. Panli Cap. Z. 6.</text:p>
      <text:p text:style-name="P1">Fleisches, als da« s’ nd E brach« Unzucht</text:p>
      <text:p text:style-name="P1">Unreinigleit, Ausschweifulileg, « «</text:p>
      <text:p text:style-name="P1">- s «. Tor. S see. Col. Z</text:p>
      <text:p text:style-name="P1">:-·, .</text:p>
      <text:p text:style-name="P1">20. Gb endienst, »auberei,Feindschasten</text:p>
      <text:p text:style-name="P1">Hader, E?sersucht, Zorn, Zank, ZwietrachF</text:p>
      <text:p text:style-name="P1">ten, Sekten, -</text:p>
      <text:p text:style-name="P1">Dsf. St, s. D. Eos. te, Do. «. Eos. «, to.</text:p>
      <text:p text:style-name="P1">21. Neid, Todtschlä e, Völlerei, Schwel-</text:p>
      <text:p text:style-name="P1">gerel·, und was dem» ähnlich ist, .wovon ich</text:p>
      <text:p text:style-name="P1">euch vorher sa e, wie seh auch vorher ggagt</text:p>
      <text:p text:style-name="P1">Erbe, daß, die solche Dinge thun, das eich</text:p>
      <text:p text:style-name="P1">»ottes nicht ererben werden. ·</text:p>
      <text:p text:style-name="P1">R-3-i.4.3, is. Eph.5,5.</text:p>
      <text:p text:style-name="P1">22. Die Frucht des Geistes aber ist Liebe,</text:p>
      <text:p text:style-name="P1">Freude, Friede, Langmuth, F:-eundlichkeit,</text:p>
      <text:p text:style-name="P1">Gütigkeit, Glauben, Sanftmuth, Enthalt-</text:p>
      <text:p text:style-name="P1">samkeit. C«-h. ei, o. nehm. «, ». ·</text:p>
      <text:p text:style-name="P1">23. Wider solches ist das GeseF nuPtä</text:p>
      <text:p text:style-name="P1"><text:soft-page-break/>- t. im. , .</text:p>
      <text:p text:style-name="P1">24. Die aber, »welche Christi sind, haben</text:p>
      <text:p text:style-name="P1">Er Fleisch sammt seinen Leidenschaften und</text:p>
      <text:p text:style-name="P1">sterben gekreuzigt. C.2,«9. N«3m.s,c3.</text:p>
      <text:p text:style-name="P1">2 . Wenn wir im Geiste leben, so laßt</text:p>
      <text:p text:style-name="P1">uns auch im Geiste wandeln(</text:p>
      <text:p text:style-name="P1">26". Laßt uns nicht nach eitler Ehre be-</text:p>
      <text:p text:style-name="P1">gierig sein, nicht einander herausfordern,</text:p>
      <text:p text:style-name="P1">noch einander beneiden. Phil.2,3.</text:p>
      <text:p text:style-name="P1">» Cap. Vl. »</text:p>
      <text:p text:style-name="P1">I. Ermahnung zu brüderlicher s3ureehtweisung</text:p>
      <text:p text:style-name="P1">der Fehlenden, 4-J; und il. zu behartlicherthä.</text:p>
      <text:p text:style-name="P1">tiger Liebe, Z—-to; 1ll. Schluß. »«-—48.</text:p>
      <text:p text:style-name="P1">I. 1. Ihr Brüder! wenn auch ein Mensch·</text:p>
      <text:p text:style-name="P1">von einem Falle übereilt würde, so bringet.</text:p>
      <text:p text:style-name="P1">ihr,»die ihr geistlich seid, einen Flehen wieder</text:p>
      <text:p text:style-name="P1">urecht im Geiste der Sau muth; und</text:p>
      <text:p text:style-name="P1">sie e dich selbst vor,.daß nicht auch du der-</text:p>
      <text:p text:style-name="P1">su twerdest.</text:p>
      <text:p text:style-name="P1">4.Thess. 5, 44. Matth.48,15:c. Ps.12«,5.</text:p>
      <text:p text:style-name="P1">2. Einer trage des Andern Bürde, und</text:p>
      <text:p text:style-name="P1">also erfüllet das Gesetz Christi. D</text:p>
      <text:p text:style-name="P1">Rein. is, 4—Z. Co1.3, is. J·-h. «s, -Z.</text:p>
      <text:p text:style-name="P1">3. Denn wenn Jemand si einbildet, er</text:p>
      <text:p text:style-name="P1">ei etwas, so er doch nichts it, der beträgt</text:p>
      <text:p text:style-name="P1">ich in seinem Sinn. «. C-c. 8, 2.</text:p>
      <text:p text:style-name="P1">it. Ein Jeder aber prüfe s ein eigenes Werk,</text:p>
      <text:p text:style-name="P1">und alsdann wird er nur für sich selbst den</text:p>
      <text:p text:style-name="P1">R b d " t e enAndr.</text:p>
      <text:p text:style-name="P1">«!-«» !-« «« -« -»O » <text:s/>».</text:p>
      <text:p text:style-name="P1">5. Denn ein Jeder wird seine eigene Last</text:p>
      <text:p text:style-name="P1">zu tragen haben. New. It, 42. S»-. 9, 42.</text:p>
      <text:p text:style-name="P1">II. S. Es theile aber, wer in dem Worte</text:p>
      <text:p text:style-name="P1">unterrichtet wird, dem, der ihn unterrichtet,</text:p>
      <text:p text:style-name="P1">mit von allen Gütern. «. Eos. 9, sur. ·</text:p>
      <text:p text:style-name="P1">7. Jrret nicht! Gott läßt feiner nicht</text:p>
      <text:p text:style-name="P1">spotten. Denn was der Mensch fäet, das wird</text:p>
      <text:p text:style-name="P1">er auch ernten. Hieb «, g. Lyc.4e;25.</text:p>
      <text:p text:style-name="P1"/>
      <text:p text:style-name="P1"/>
      <text:p text:style-name="P1"/>
      <text:p text:style-name="P1">· Cap. 6. - an«die Galater. Cato. 6. 2t5</text:p>
      <text:p text:style-name="P1">8. Denn-wer aus fein Fleisch säet, der</text:p>
      <text:p text:style-name="P1">wird vom Fleische das Verderben ernten;</text:p>
      <text:p text:style-name="P1">wer aber auf den Geist säet, der wird vom</text:p>
      <text:p text:style-name="P1">Geiste das ewige Leben ernten.</text:p>
      <text:p text:style-name="P1">« Si-k.22,8. Jes Z, to. «. En5m.s.«3.</text:p>
      <text:p text:style-name="P1">9. Lasset uns aber nicht müde werden,</text:p>
      <text:p text:style-name="P1">Gutes zu thun; denn wir werden zu feiner</text:p>
      <text:p text:style-name="P1">Zeit ernten, wenn wir nicht ermatten.</text:p>
      <text:p text:style-name="P1">2.Ti)ksf 3.43. Pf- »Es-Es.</text:p>
      <text:p text:style-name="P1">10. Demnach lasset uns nun, da wir Ge-</text:p>
      <text:p text:style-name="P1"><text:soft-page-break/>legenheit haben, das Gute thun gegen Je-</text:p>
      <text:p text:style-name="P1">dermann, am meisten aber gegen die Ge-</text:p>
      <text:p text:style-name="P1">nossen des Glaubens. 2. Ver. i,7.</text:p>
      <text:p text:style-name="P1">I1I. 11. Sehet, mit wie vielen Worten</text:p>
      <text:p text:style-name="P1">ich euch mit ei euer Hand geschrieben habe.</text:p>
      <text:p text:style-name="P1">12. Die sich; wollen an« enehm machen</text:p>
      <text:p text:style-name="P1">dem Fleische nach, die nbtl)igen euch,»daß</text:p>
      <text:p text:style-name="P1">ihr euch beschneiden lasset, nur damit sie</text:p>
      <text:p text:style-name="P1">nicht mit dem Kreuze Christi verfolgt wer-</text:p>
      <text:p text:style-name="P1">den. C.5,2.«. Phii.3, is.</text:p>
      <text:p text:style-name="P1">13. Denn auch sie, die sich beschneiden</text:p>
      <text:p text:style-name="P1">lassen, halten selbst das Gesetz; nicht, son-</text:p>
      <text:p text:style-name="P1">dern sie wollen, daß ihr euch beschneiden</text:p>
      <text:p text:style-name="P1">lass et, damit sie sich eures Fleisches rühmen</text:p>
      <text:p text:style-name="P1">können. C.5,s. Apg.43,-so. M-:tth.2.-«, Z. H.</text:p>
      <text:p text:style-name="P1">14. Von mir aber sei es ferne, mich zu</text:p>
      <text:p text:style-name="P1">rühmen, als nur des Kreuzes unsers Herrn</text:p>
      <text:p text:style-name="P1">Iesu Christi, durch welchen mir die Welt</text:p>
      <text:p text:style-name="P1">gekreuzigt ist, und ich der Welt.</text:p>
      <text:p text:style-name="P1">C. I, is. i. Cor.2, I.</text:p>
      <text:p text:style-name="P1">15. Denn in Christo Jesu gilt weder</text:p>
      <text:p text:style-name="P1">Beschneidung etwas noch Vorhaut, sondern</text:p>
      <text:p text:style-name="P1">ein neues Geschöpf. C. S, is. 2.(to:. s, i7.</text:p>
      <text:p text:style-name="P1">16. Und so Viele nach dieser Regel wan-</text:p>
      <text:p text:style-name="P1">deln werden, über die komme Friede und</text:p>
      <text:p text:style-name="P1">Barmherzigkeit und über den Israel Got-</text:p>
      <text:p text:style-name="P1">tes! Phii.3,4s. Z. Pf. me, I. H.</text:p>
      <text:p text:style-name="P1">17. Jn’s Künftige mache mir Niemand</text:p>
      <text:p text:style-name="P1">Mühe, denn ich trage die Wundenmale des</text:p>
      <text:p text:style-name="P1">Herrn Jesu an meinem Leibe. 2. Cor.4, to.</text:p>
      <text:p text:style-name="P1">18. Die Gnade unsers Herrn Jesu Christi</text:p>
      <text:p text:style-name="P1">sei mit euerm Geiste, ihr Brüder! Amen.</text:p>
      <text:p text:style-name="P1">Pyii.4,23. 2. Tim.4, 22.</text:p>
      <text:p text:style-name="P1">Die Ei-ists! St. Pauii an die Epheser.</text:p>
      <text:p text:style-name="P1">Cap. l.</text:p>
      <text:p text:style-name="P1">I. Paulus Gruß, i, D; il. Danksagung für die</text:p>
      <text:p text:style-name="P1">geiftlichen Segnungen in Christo, Z—-sit; til. Ge-</text:p>
      <text:p text:style-name="P1">bet um Erleuchtung der Epheser. 45—23.</text:p>
      <text:p text:style-name="P1">I. 1. Paulus, Apostel Jesu Christi durch</text:p>
      <text:p text:style-name="P1">den Willen Gottes, an die Heiligen u Ephe-</text:p>
      <text:p text:style-name="P1">sus und Gläubigen in Christo Jesu.</text:p>
      <text:p text:style-name="P1">4. Cor.4, 4.D. Apg.-t9.</text:p>
      <text:p text:style-name="P1">2. Gnade sei mit euch und Friede von</text:p>
      <text:p text:style-name="P1">Gott, unserm Vater und dem Herrn Jesu</text:p>
      <text:p text:style-name="P1">Christo! Rom «, 7. ,</text:p>
      <text:p text:style-name="P1">II. Z. Gelobtseider Gott und Vater unsers</text:p>
      <text:p text:style-name="P1">Herrn Jesu Christi, der uns gesegnet hat</text:p>
      <text:p text:style-name="P1">mit allem geistlichen Segen in den Him-</text:p>
      <text:p text:style-name="P1">meln durch Christum. 2. Cok. «, S.</text:p>
      <text:p text:style-name="P1">4. Wie er uns denn in ihm erwählt hat</text:p>
      <text:p text:style-name="P1">vor der Grundle ung der Welt, daß wir</text:p>
      <text:p text:style-name="P1">heilig und unsträslich vor ihm seien in der</text:p>
      <text:p text:style-name="P1"><text:soft-page-break/>Liebe; C.3,«. 2.Tim.4,9. Coi.i,22.</text:p>
      <text:p text:style-name="P1">5. da er uns zuvor bestimmte ur Kind-</text:p>
      <text:p text:style-name="P1">schaft für ihn, durch Jesum Christum, nach</text:p>
      <text:p text:style-name="P1">dem Wohlgefallen seines Willens;</text:p>
      <text:p text:style-name="P1">C.2,4. Rom. 8, 29.</text:p>
      <text:p text:style-name="P1">S. zum Preise der Herrlichkeits einer Gnade,</text:p>
      <text:p text:style-name="P1">mit der er uns begnadigt hat um des Ge-</text:p>
      <text:p text:style-name="P1">liebten willen, No-u,3,5i4. Matth.Z,47.</text:p>
      <text:p text:style-name="P1">7. in welchem wir die Erlösung haben</text:p>
      <text:p text:style-name="P1">durch sein Blut, nämlich die Vergebung</text:p>
      <text:p text:style-name="P1">der Sünden nach dem Reichthumseiner</text:p>
      <text:p text:style-name="P1">Gnade; »</text:p>
      <text:p text:style-name="P1">Col. «, us. i.Pki.4, »He. Ei-h. 2,7. Rom.9, es.</text:p>
      <text:p text:style-name="P1">8. die er uns überschwenglich erwiesen in</text:p>
      <text:p text:style-name="P1">aller Weisheit und Einsi(ht,</text:p>
      <text:p text:style-name="P1">9.» indem er uns kund that das Geheim-</text:p>
      <text:p text:style-name="P1">niß seines Willens nach dem Wohlgefallen,</text:p>
      <text:p text:style-name="P1">das er sich vornahm bei sich selbst auf die</text:p>
      <text:p text:style-name="P1">Anstalt der Erfüllung der Zeiten: C,Z,92k,</text:p>
      <text:p text:style-name="P1">10. Alles zusammenzufassen in Christo,</text:p>
      <text:p text:style-name="P1">was in den Himmeln und was auf Erden</text:p>
      <text:p text:style-name="P1">ist; Col. i,2o.</text:p>
      <text:p text:style-name="P1">11. in Ihm, in welchem wir auch zum</text:p>
      <text:p text:style-name="P1">Erbtheil find angenommen worden, zuvor</text:p>
      <text:p text:style-name="P1">bestimmt, nach dem Vorsatze dessen, der</text:p>
      <text:p text:style-name="P1">Alles wirket nach dem Rathe seines Willens;</text:p>
      <text:p text:style-name="P1">» C. 4», 4. Röm. s, 28:c.</text:p>
      <text:p text:style-name="P1">12. damit wir zum Preise seiner Herrlich-</text:p>
      <text:p text:style-name="P1">keit dienen, wir, die wir zum voraus schon</text:p>
      <text:p text:style-name="P1">auf Christum gehosft haben; Apg. es, c;. 7.</text:p>
      <text:p text:style-name="P1">13. in welchem auch ihr seid, nachdem ihr</text:p>
      <text:p text:style-name="P1">das Wort der Wahrheit gehört habet, das</text:p>
      <text:p text:style-name="P1">Evangelium eurer Seligkeit, in welchem</text:p>
      <text:p text:style-name="P1">ihr auch, nachdem ihr geglaubt habet, seid</text:p>
      <text:p text:style-name="P1">besiegelt worden lmit dem Geiste der Ver-</text:p>
      <text:p text:style-name="P1">ei , dem ii en,</text:p>
      <text:p text:style-name="P1">h ßung he gCoi. i,5. C. 2.Eok. 4,22.</text:p>
      <text:p text:style-name="P1">14. welcher das Pfand ist unsers Erbes,</text:p>
      <text:p text:style-name="P1"/>
      <text:p text:style-name="P1"/>
      <text:p text:style-name="P1"/>
      <text:p text:style-name="P1">US Csp. il. 2. Die Episiel St« Pauli Cato. 2.</text:p>
      <text:p text:style-name="P1">nie Erlösung seines Eigenthun1s,zum Preise l</text:p>
      <text:p text:style-name="P1">seiner Herrlichkeit- C. S, so. D. sc-k.ii, S.</text:p>
      <text:p text:style-name="P1">M. .15. Darum auch ich, nachdem ich von</text:p>
      <text:p text:style-name="P1">dem Glauben bei euch an den Herrn Iesum,</text:p>
      <text:p text:style-name="P1">und von der Liebe gegen alle Heiligen ver-</text:p>
      <text:p text:style-name="P1">nommen habe, Col 1,3.4.</text:p>
      <text:p text:style-name="P1">16. so höre ich nicht auf, für»euch zu dan-</text:p>
      <text:p text:style-name="P1">ken, indem ich euer eingedenk bin in meinem</text:p>
      <text:p text:style-name="P1">Gebete, Phii. i, s.</text:p>
      <text:p text:style-name="P1">17. auf daß der Gott unsers Herrn Jesu</text:p>
      <text:p text:style-name="P1"><text:soft-page-break/>Christi, der Vater der Herrlichkeit, euch gebe</text:p>
      <text:p text:style-name="P1">den Geist der Weisheit und der Offen-</text:p>
      <text:p text:style-name="P1">barung fsu seiner Erlelintn1s;; ,</text:p>
      <text:p text:style-name="P1">18. er euchtete Augen eners Verstandes,</text:p>
      <text:p text:style-name="P1">damit ihr wisset, we ihes die Hofsnuiåg fei-</text:p>
      <text:p text:style-name="P1">ner Berufung ist, und welches der« eith-</text:p>
      <text:p text:style-name="P1">tZu»iln der Herrlichkeit seines· Erbes in den</text:p>
      <text:p text:style-name="P1">ei i en«</text:p>
      <text:p text:style-name="P1">19. End ivelihes die iiberschwengliche Größe</text:p>
      <text:p text:style-name="P1">seiner Mc-1cht an uns, die wir glauben, nach</text:p>
      <text:p text:style-name="P1">der Wirksamkeit seiner starken Kraft,</text:p>
      <text:p text:style-name="P1">»« C.3,7. 2(). Co»i.2, i2.</text:p>
      <text:p text:style-name="P1">20. die er erwiesen hat an Christo, da er</text:p>
      <text:p text:style-name="P1">ihn von den Todten auferweckte und ihn</text:p>
      <text:p text:style-name="P1">setzte zu seiner Rechten in den Himmeln,</text:p>
      <text:p text:style-name="P1">i.Pct.:i, 22. Ps.«0, i.</text:p>
      <text:p text:style-name="P1">21. hoch über alle Obri keit und Gewalt</text:p>
      <text:p text:style-name="P1">und Macht nnd Herrschast und jeden Va-</text:p>
      <text:p text:style-name="P1">men, der genannt wird, nicht allein» in dieser</text:p>
      <text:p text:style-name="P1">Welt, sondern auch in der zuki;il;iks»t11,;el?»;c</text:p>
      <text:p text:style-name="P1">1. , Z .</text:p>
      <text:p text:style-name="P1">22. und Alles unterwarf unter seine Füße,</text:p>
      <text:p text:style-name="P1">und ihn der Gemeinde zum Haupte über</text:p>
      <text:p text:style-name="P1">Alles gab, to«-:.i5,27. Ei-is.4, i5.5,2:i.</text:p>
      <text:p text:style-name="P1">23. welche ist sein Leib, die Fülle dessen,</text:p>
      <text:p text:style-name="P1">der Alles in Allem erfiillet.</text:p>
      <text:p text:style-name="P1">C.3, is. 4. Cok. H, 27. Col. 2, S.</text:p>
      <text:p text:style-name="P1">Cap. il.</text:p>
      <text:p text:style-name="P1">l. Vormaliger und jetziger Zustand der Epheser,</text:p>
      <text:p text:style-name="P1">4—t0. il. Vereinigung der Juden und Heiden</text:p>
      <text:p text:style-name="P1">unter Christus. «—-W.</text:p>
      <text:p text:style-name="P1">I. 1. Und euch, die ihr todt waret durch</text:p>
      <text:p text:style-name="P1">die Uebertretungen und die Sünden,</text:p>
      <text:p text:style-name="P1">, · » » Col.E!, is.</text:p>
      <text:p text:style-name="P1">2. in w»elcheli·ihr einst wandeltet nach dem</text:p>
      <text:p text:style-name="P1">Laufe dieser Welt, nach dem Fürsten der</text:p>
      <text:p text:style-name="P1">Macht der Luft, des Geistes, der jetzt wirk-</text:p>
      <text:p text:style-name="P1">sam ist in den Kindern des Ungehorsanis ;</text:p>
      <text:p text:style-name="P1">C.6,i2. Tit.3,3:c. 2". C» 4, 4»</text:p>
      <text:p text:style-name="P1">3. unter denen auch wir Alle einst wan-</text:p>
      <text:p text:style-name="P1">delten in den Lüsten unsers Fleisches, in-</text:p>
      <text:p text:style-name="P1">dem wir den Willen des Fleisch-:s und der</text:p>
      <text:p text:style-name="P1">Gedanken thaten, und von Natur Kinder</text:p>
      <text:p text:style-name="P1">des Zornes waren, wie auch die Uebrigen;</text:p>
      <text:p text:style-name="P1">Col.3, 7. Röm. 8, 7.8.</text:p>
      <text:p text:style-name="P1">i</text:p>
      <text:p text:style-name="P1">i</text:p>
      <text:p text:style-name="P1">i</text:p>
      <text:p text:style-name="P1">4. ja Gott,derreich ist an Barmherzigkeit,</text:p>
      <text:p text:style-name="P1">hat nach seiner großen Liebe, mit der ex</text:p>
      <text:p text:style-name="P1">uns geliebet, (i.i,s—7. i.Jph.3,4..</text:p>
      <text:p text:style-name="P1">5. auch da wir,-todt waren durch die Sün-</text:p>
      <text:p text:style-name="P1"><text:soft-page-break/>den, nns mit Christo lebendig gemacht</text:p>
      <text:p text:style-name="P1">(aus Gnaden seid ihr selig geworden),</text:p>
      <text:p text:style-name="P1">C.5,44. Col 2,42rc.,-Abg. 45, «. .</text:p>
      <text:p text:style-name="P1">·6. und- uns n1i»tar8erweckt und mitgesetzt</text:p>
      <text:p text:style-name="P1">in den Himmeln, in O hristo Jesu, kx;k,j1»3,-W«</text:p>
      <text:p text:style-name="P1">7. auf daß er in den folgenden Zeiten den</text:p>
      <text:p text:style-name="P1">überschwenglichen Reichthum seiner Gnade</text:p>
      <text:p text:style-name="P1">zei te durch Gütigkeit gegen uns in Christo</text:p>
      <text:p text:style-name="P1">Stein. C.1,7.</text:p>
      <text:p text:style-name="P1">8. Denn aus der Gnade seid ihr selig</text:p>
      <text:p text:style-name="P1">geworden durch den Glauben; und das</text:p>
      <text:p text:style-name="P1">nicht aus euch, es ist Gottes Gabe;</text:p>
      <text:p text:style-name="P1">R·".·sm. Z, A. Gal. S, 46.</text:p>
      <text:p text:style-name="P1">9. nicht aus den Werken, damit nicht Ie-</text:p>
      <text:p text:style-name="P1">mand sich rühme. i)mm.3, 27.</text:p>
      <text:p text:style-name="P1">10. Denn sein Geschöpf sind wir, er-</text:p>
      <text:p text:style-name="P1">schaffen in Christo Jesu zu guten Werken,</text:p>
      <text:p text:style-name="P1">zu welihen uns Gott zuvor bereitet hat,</text:p>
      <text:p text:style-name="P1">daß wir darin wandeln sollen.</text:p>
      <text:p text:style-name="P1">Tun, i4. :-. Eos. 5, -i7.</text:p>
      <text:p text:style-name="P1">l1. 11. Darum seid eingedenk, daß ihr,</text:p>
      <text:p text:style-name="P1">die ihr einst Heiden waret im Fleische, und</text:p>
      <text:p text:style-name="P1">Unbesch11ittene genannt wurdet von den so-</text:p>
      <text:p text:style-name="P1">genannten Beschnittenen, deren Beschnei-</text:p>
      <text:p text:style-name="P1">dung am Fleische mit Händen geschehen,</text:p>
      <text:p text:style-name="P1">. Rizm. 2, es. 29. C01.2,43.</text:p>
      <text:p text:style-name="P1">12. daß ihr zu derselben Zeit ohne Chri-</text:p>
      <text:p text:style-name="P1">stus waret, entfernt von dem Bür» errechte</text:p>
      <text:p text:style-name="P1">Jsraels, und fremd den Bündnissen der</text:p>
      <text:p text:style-name="P1">Verheißung, daß ihr keine Hoffnung hattet,</text:p>
      <text:p text:style-name="P1">und ohne Gott in der Welt waret. in-Hm. S, 4.</text:p>
      <text:p text:style-name="P1">13. Nun aber, in Christo Jesu, seid ihr,</text:p>
      <text:p text:style-name="P1">die ihr einst ferne waret, nahe gekommen, in</text:p>
      <text:p text:style-name="P1">dem Blute Christi. Jks.57, is. Eph.i,7.</text:p>
      <text:p text:style-name="P1">14. Denn Er« ist unser Friede, der aus</text:p>
      <text:p text:style-name="P1">Beiden Eines gemacht hat, und die Schei-</text:p>
      <text:p text:style-name="P1">dewand des Zaunes abzzebrochen, «</text:p>
      <text:p text:style-name="P1">es. 9, 6. Col. l, 20.</text:p>
      <text:p text:style-name="P1">15. die Feindschaft, indem er in seinem</text:p>
      <text:p text:style-name="P1">Fleische das Gesetz der Gebote in Verord-</text:p>
      <text:p text:style-name="P1">nun en asbgethan, auf daß er die Zwei in</text:p>
      <text:p text:style-name="P1">ihmselbs"t u Einem neuen Menschen schaffe,</text:p>
      <text:p text:style-name="P1">indem er sFrieden stiftete, C-i.2, «. .</text:p>
      <text:p text:style-name="P1">16. und sie Beide in.Eineni Leibe mit</text:p>
      <text:p text:style-name="P1">Gott vers ·i’)hnte durch das· Kreuz, nachdem</text:p>
      <text:p text:style-name="P1">er die Feindschaft an demselben getödtet.</text:p>
      <text:p text:style-name="P1">" Col. 4, 2i.</text:p>
      <text:p text:style-name="P1">17. Und er kam nnd verl"ündigte durch</text:p>
      <text:p text:style-name="P1">das Evangelium Frieden, euch den Fernen</text:p>
      <text:p text:style-name="P1">und den Nahm; C. I; is. Apg.io,36.</text:p>
      <text:p text:style-name="P1">18. denn durch ihn haben wir den Zu-</text:p>
      <text:p text:style-name="P1">tritt Beide in Einem Geiste zu dem Vater.</text:p>
      <text:p text:style-name="P1"><text:soft-page-break/>C. Z, i2. R-Im. 5, I.</text:p>
      <text:p text:style-name="P1"/>
      <text:p text:style-name="P1"/>
      <text:p text:style-name="P1"/>
      <text:p text:style-name="P1">Cap. 2. Z. ansdie«Ephefer; Cap. 3-.«4. W?</text:p>
      <text:p text:style-name="P1">II. So»seid ihr nun ni3Ztmehr Gäste</text:p>
      <text:p text:style-name="P1">und Fremdlinge, sondern .,"tbiirger der</text:p>
      <text:p text:style-name="P1">Heiligen und .Hausgenossen (2ottes, Z S</text:p>
      <text:p text:style-name="P1">« .2, «12. , .</text:p>
      <text:p text:style-name="P1">20. erbaut auf den Grund der Apostel</text:p>
      <text:p text:style-name="P1">und Propheten, da Jesus Christus selbst</text:p>
      <text:p text:style-name="P1">dsrEck«tem ist- «.«(s;sk.s, 9 ». «:-es. es, is- »</text:p>
      <text:p text:style-name="P1">21. in welchem der ganze Bau zusammen-"</text:p>
      <text:p text:style-name="P1">gefügt erwächst zu einem heiligen Tempel</text:p>
      <text:p text:style-name="P1">im Herrn, C« i, is,</text:p>
      <text:p text:style-name="P1">-22. in welchem auig,ihr miterbaut werdet</text:p>
      <text:p text:style-name="P1">zu einer Wohnung ottes im Geiste.</text:p>
      <text:p text:style-name="P1">L Cor. Z, is. i. Pet. D, 5.</text:p>
      <text:p text:style-name="P1">O</text:p>
      <text:p text:style-name="P1">«</text:p>
      <text:p text:style-name="P1">Cato. III.</text:p>
      <text:p text:style-name="P1">l. Paulus Avostelamt unter deii Heiden. 4—i3.</text:p>
      <text:p text:style-name="P1">il. Sein Gebet für die Cphesec. 44—2i.</text:p>
      <text:p text:style-name="P1">l. L Deßhalb ich, Paulus, der Gefangene</text:p>
      <text:p text:style-name="P1">Christi Jesu für euch die Heiden,</text:p>
      <text:p text:style-name="P1">» C.4,«. A;-g.2«, se. 2.Tim.«,8.</text:p>
      <text:p text:style-name="P1">2. so ihr anders von der Veranstaltung</text:p>
      <text:p text:style-name="P1">der Gnade Gottes gehört habet, die mir</text:p>
      <text:p text:style-name="P1">für euch verliehen worden, Gar. 2, 7:c.</text:p>
      <text:p text:style-name="P1">Z. daß mir durch eine Offenbarung das</text:p>
      <text:p text:style-name="P1">Geheimnis; kund gethan worden; wie ich</text:p>
      <text:p text:style-name="P1">vorher mit Wenigem geschrieben"habe,</text:p>
      <text:p text:style-name="P1">C. 4,9:e. Gal. -l, «.</text:p>
      <text:p text:style-name="P1">4. woran ihr, so ihr es leset, meine Ein-</text:p>
      <text:p text:style-name="P1">sicht in das Geheimniß Christi erkennen</text:p>
      <text:p text:style-name="P1">könnet; Röm. «6,25-re.</text:p>
      <text:p text:style-name="P1">5. welches zu andern Zeiten den Men-</text:p>
      <text:p text:style-name="P1">schenkindern nicht war kund gethan worden,</text:p>
      <text:p text:style-name="P1">wie es jetzt seinen heiligen Apostels: und</text:p>
      <text:p text:style-name="P1">Propheten im Geiste geoffenhaäet t;)u«r.de;</text:p>
      <text:p text:style-name="P1">» . VI. «, .</text:p>
      <text:p text:style-name="P1">6., daß nämlich die Heiden Miterben seien</text:p>
      <text:p text:style-name="P1">und Miteinverleibte und Mitgenossen sei-</text:p>
      <text:p text:style-name="P1">ner Verheißung in Christo, durch das Evan-</text:p>
      <text:p text:style-name="P1">gelium, » ·</text:p>
      <text:p text:style-name="P1">. 7. dessen Diener ich geworden bin nach</text:p>
      <text:p text:style-name="P1">der Gnadengabe Gottes, die mir verliehen</text:p>
      <text:p text:style-name="P1">ward, nach der Wirkung seiner 3J·kaih«t.5</text:p>
      <text:p text:style-name="P1">Um. , .</text:p>
      <text:p text:style-name="P1">8. Mir, dem Germgsten unter allen Hei-</text:p>
      <text:p text:style-name="P1">ligen, wardsdiese Gnade verliehen, unter</text:p>
      <text:p text:style-name="P1">den Heiden den nnergründlichen Reichthuin</text:p>
      <text:p text:style-name="P1"><text:soft-page-break/>Christi zu vcrktindigen, «, C-». «3, 9. -so.</text:p>
      <text:p text:style-name="P1">-9. und Allen ans Licht »zu bringen, wel-</text:p>
      <text:p text:style-name="P1">ches die Gemeinschaft dieses Gehcimnisses</text:p>
      <text:p text:style-name="P1">sei, das von Ewigkeit her verborgen war</text:p>
      <text:p text:style-name="P1">in Gott, der· alle Dinge erschaffen hat durch</text:p>
      <text:p text:style-name="P1">Jesnni Christum; »</text:p>
      <text:p text:style-name="P1">Col.4,15ec. 26:c. Rom. 46, W.</text:p>
      <text:p text:style-name="P1">» 10. damit jetzt den Mächten und Gewal-</text:p>
      <text:p text:style-name="P1">ten in den Himmeln durch die Gemeinde</text:p>
      <text:p text:style-name="P1">die mannigfaltige Weisheit Gottes kund</text:p>
      <text:p text:style-name="P1">würde, «. Pi«. «, «2.</text:p>
      <text:p text:style-name="P1">U. nach dem. Vorsatz-e von Ewigkeit her,</text:p>
      <text:p text:style-name="P1">den ex«arsgefiihrt hat in Christo Jeiu, un-</text:p>
      <text:p text:style-name="P1">serm Herrn- (:;.«. is. ;</text:p>
      <text:p text:style-name="P1">12. -in welchem wir die Freudigkeit und</text:p>
      <text:p text:style-name="P1">den Zutritt habenin Zuversicht, durch den</text:p>
      <text:p text:style-name="P1">Glauben an ihn« a. J, is. Hei-.4, is.</text:p>
      <text:p text:style-name="P1">IS. Darumbitte ich,nicht muthlos zu werden</text:p>
      <text:p text:style-name="P1">in meinen Trübsalen für euch, worin euere</text:p>
      <text:p text:style-name="P1">Ehre best.ehet. « Ti,2ss.3»3. C-i. «, ei. -</text:p>
      <text:p text:style-name="P1">II. 14. Deßhalh lieu e ich meine Kniee</text:p>
      <text:p text:style-name="P1">vor dem Vater unsers serrn Jesu Christi,</text:p>
      <text:p text:style-name="P1">C. «, Z.</text:p>
      <text:p text:style-name="P1">15. von welchem alle Geschlechter in Hinr-</text:p>
      <text:p text:style-name="P1">mleän unt; ging Er-vers) geet?’anntchwderdeiäi · »</text:p>
      <text:p text:style-name="P1">.au a ereu eng em ei-</text:p>
      <text:p text:style-name="P1">thum Aue; H3rFlichke?z)ngt"KrFst gestützt</text:p>
      <text:p text:style-name="P1">u wer n ur einen ei an em innern</text:p>
      <text:p text:style-name="P1">iD?enschen, C, O, «o. C-i.«, «« :c,</text:p>
      <text:p text:style-name="P1">1»7. dgß Christg,s durch den Glauben in</text:p>
      <text:p text:style-name="P1">euern erzen wo ne» «« h.i4,23. ·</text:p>
      <text:p text:style-name="P1">18. damit ihr, in des LJi«e«i)e gewurzelt und</text:p>
      <text:p text:style-name="P1">gegründet, mit allen Heiligen begreifen mis-</text:p>
      <text:p text:style-name="P1"><text:s/>ngLclheese’?ie Breite und Länge und Tiefe</text:p>
      <text:p text:style-name="P1">19. und erkir»inen die Liebe Christi, die</text:p>
      <text:p text:style-name="P1">allen Verstand überstei»gH,« damit ihr«ersiillel</text:p>
      <text:p text:style-name="P1">werdet zu der ganzen Fü e Gottes. Co! 2,2;c.</text:p>
      <text:p text:style-name="P1">« 20. Dem aber, der da thunkan·ni1herAlles,</text:p>
      <text:p text:style-name="P1">uberschwenglich mehr, als wir betten und</text:p>
      <text:p text:style-name="P1">verstehen, nach der Kraft, dieRin ui«tF wirket,</text:p>
      <text:p text:style-name="P1">oni- , see. -</text:p>
      <text:p text:style-name="P1">C2h1.sJh:sz1;issei Ehfre l«’in (d35ersg:?elc?)ieinde,-irr</text:p>
      <text:p text:style-name="P1">rito en, «ae"i" "a e e e ter von</text:p>
      <text:p text:style-name="P1">Ewigkeit zu Ewigkeit! Amen. P«,i1, 4,«2o·T</text:p>
      <text:p text:style-name="P1">H« Cap. IV.</text:p>
      <text:p text:style-name="P1">l. Ermahnung"zu christlicher Eintracht, i— is,</text:p>
      <text:p text:style-name="P1">und il. zu neuem, reinem, aufrichtigeni und liebe-</text:p>
      <text:p text:style-name="P1">dollem Sinn und Wandel. 47——32.</text:p>
      <text:p text:style-name="P1">I. 1. So ermahne ich euch nun, ich der</text:p>
      <text:p text:style-name="P1">Gefangene im Herrn, daß ihr würdig wan-</text:p>
      <text:p text:style-name="P1">delt der Berufung, mit welcher ihr berufen</text:p>
      <text:p text:style-name="P1">worden; C.3,«.i3,2o. Coi«.«, «0. «. Thess.2,«2.</text:p>
      <text:p text:style-name="P1"><text:soft-page-break/>2. mit aller Demuth und Sanftmuth,-</text:p>
      <text:p text:style-name="P1">mit Langmuth einander in Liebe ertraget,</text:p>
      <text:p text:style-name="P1">Coi.:-, «2. R5m.«2,»io».</text:p>
      <text:p text:style-name="P1"><text:s/>und euch besleis3et zu halten die Einig-</text:p>
      <text:p text:style-name="P1">keit des Geistes durch das Band des Frie-</text:p>
      <text:p text:style-name="P1">dens, C-i.3, is. i4. Rk3m.«2, is. · »</text:p>
      <text:p text:style-name="P1">4.e Ein Leib und Ein Geist; so wie ihr</text:p>
      <text:p text:style-name="P1">auch berufen worden auf Eine Hoffnung</text:p>
      <text:p text:style-name="P1">euerer Berufung. Nöm. «2, Z. «. C-x. in, «:-«-.27.</text:p>
      <text:p text:style-name="P1">5. Ein Herr-, Ei»n»Glaube, Eine Taufe,</text:p>
      <text:p text:style-name="P1">" Matth.23« 8.</text:p>
      <text:p text:style-name="P1">G. Ein Gott und Vater Allein, der da ist</text:p>
      <text:p text:style-name="P1">über Alle, und durch· Alle, und in uns Allen.</text:p>
      <text:p text:style-name="P1">C.3,«4.«5. «.Cpc.8,6. Mai.2,io.</text:p>
      <text:p text:style-name="P1"/>
      <text:p text:style-name="P1"/>
      <text:p text:style-name="P1"/>
      <text:p text:style-name="P1">218 C(-p. 4. Die C-pisteI St. Pauli C«:p. 4. 5.</text:p>
      <text:p text:style-name="P1">7. Einem Jeglichen aber unter uns ward</text:p>
      <text:p text:style-name="P1">die Gnade ver iehen nach dem Maße der</text:p>
      <text:p text:style-name="P1">Gabe Christi. 9i«3m.i2,3. ei. i.Pct."4, io. i</text:p>
      <text:p text:style-name="P1">8. Darum heißt es: »Er ist hinauf in die</text:p>
      <text:p text:style-name="P1">Höhe estiegen und hat Gefangene gefan-»</text:p>
      <text:p text:style-name="P1">gen gesührt und hat Gaben den Menfchen</text:p>
      <text:p text:style-name="P1">ertheilt.« Pf. es, is.</text:p>
      <text:p text:style-name="P1">9. Jenes aber: »Er ist hinaufgestiegen«,</text:p>
      <text:p text:style-name="P1">was heißt es anders, a s daß er auch vor-</text:p>
      <text:p text:style-name="P1">åer hinabstieg zu den untern Gegenden der</text:p>
      <text:p text:style-name="P1">we? i.P-i.3, i9. Mem-. i2, Ho.</text:p>
      <text:p text:style-name="P1">10. Der hinabstieg, ist eben der, der »auch</text:p>
      <text:p text:style-name="P1">hinaufstieg über a e Himmel, damit er</text:p>
      <text:p text:style-name="P1">lles erfüllete. J-H, is.</text:p>
      <text:p text:style-name="P1">11. Und er hat Etlichecgu».Aposteln gesetzt,</text:p>
      <text:p text:style-name="P1">EtlicheEu Propheten, tliche u Evange-</text:p>
      <text:p text:style-name="P1">listen, tliche zu Hirten und Lei.irern;</text:p>
      <text:p text:style-name="P1">i. Eos. i2, 28. Arg. Si, 8·. ·i. Pers, 2.</text:p>
      <text:p text:style-name="P1">12. zur Zubereitung der Heiligen für das</text:p>
      <text:p text:style-name="P1">Werk des Dienstes, für die Erbauung des</text:p>
      <text:p text:style-name="P1">Leibes Christi, C. 2,22. · «</text:p>
      <text:p text:style-name="P1">13· bis wir Alle zur Einigkeit des Glau-</text:p>
      <text:p text:style-name="P1">bens und der Erkenntniß des Sohnes Got-</text:p>
      <text:p text:style-name="P1">tes gelangen, und ein vollkominener Mann</text:p>
      <text:p text:style-name="P1">werden, nach dem vollen Maße der Größe</text:p>
      <text:p text:style-name="P1">Christi: C.:«i, is. is. Luc.s,io. »</text:p>
      <text:p text:style-name="P1">14. auf daß wir nicht mehr Kinder seien,</text:p>
      <text:p text:style-name="P1">die hin und her geworfen und umherge-</text:p>
      <text:p text:style-name="P1">trieben werdeu von jedem Winde der ehre,</text:p>
      <text:p text:style-name="P1">durch die Betrügerei der Menschen, durch</text:p>
      <text:p text:style-name="P1">ihre Schlauheit zu Künsten der Verführung;</text:p>
      <text:p text:style-name="P1">i.Cok.3,i. C-1.2,8.</text:p>
      <text:p text:style-name="P1">15. sondern reehtschafsen seien in Liebe,</text:p>
      <text:p text:style-name="P1">und also heranwachsen an i n in allen</text:p>
      <text:p text:style-name="P1"><text:soft-page-break/>Stücken, der das Haupt ist, C ristus.</text:p>
      <text:p text:style-name="P1">C.3,i7.5, 23. C«-i. 2,i9.</text:p>
      <text:p text:style-name="P1">16. Aus ihm ist der ganze Leib ufammen-</text:p>
      <text:p text:style-name="P1">gefügt und verbunden durch alie Gelenke,</text:p>
      <text:p text:style-name="P1">die einander Hülfe leisten in Wirksamkeit</text:p>
      <text:p text:style-name="P1">nach dem Maße eines jeden Gliedes, und</text:p>
      <text:p text:style-name="P1">erfüllt sein Wachsthum zu seiner Erbauung</text:p>
      <text:p text:style-name="P1">in Liebe. C.2,2i. R-Im. i2,4:c. i. Eos. i2,i-ne.</text:p>
      <text:p text:style-name="P1">lI. 17. So sage ich nun das und bezeuge</text:p>
      <text:p text:style-name="P1">im errn, daß ihr nicht mehr wandeln sol-</text:p>
      <text:p text:style-name="P1">let, o wie die übrigen Heiden wandeln in der</text:p>
      <text:p text:style-name="P1">Eitelkeit ihresSinnes; Indus. 4,2i. i .P2k.4, Z.</text:p>
      <text:p text:style-name="P1">18. die in ihrem Verstande verfinstert sind,</text:p>
      <text:p text:style-name="P1">entfremdet von dem Leben Gottes, wegen</text:p>
      <text:p text:style-name="P1">der Unwissenheit, die in ihnen ist, wegen</text:p>
      <text:p text:style-name="P1">der Verhärtung ihres Perseus;</text:p>
      <text:p text:style-name="P1">19. die, nachdem sie a es efühl verloren,</text:p>
      <text:p text:style-name="P1">sickåder Ausfchweifung ergeben haben, zu</text:p>
      <text:p text:style-name="P1">vo bringen alle Unreinig eit mit unersätt-</text:p>
      <text:p text:style-name="P1">licher Begierde. As-«, 242c.</text:p>
      <text:p text:style-name="P1">20. Ihr aber habet Christum nicht also</text:p>
      <text:p text:style-name="P1">gelernt; Tii.2, ii.i2. »</text:p>
      <text:p text:style-name="P1">21: so ihr anders von ihm gehört und in</text:p>
      <text:p text:style-name="P1">ihm unterrichtet worden, wie in Jesu die</text:p>
      <text:p text:style-name="P1">Wahrheit ist; J«,k,.4,47«</text:p>
      <text:p text:style-name="P1">22. daß ihr, den vorigen Wandel betref-</text:p>
      <text:p text:style-name="P1">fend, ablegen sollet den alten Menschen, der</text:p>
      <text:p text:style-name="P1">verdorben wird vermöge der betrüglichen.</text:p>
      <text:p text:style-name="P1">Lüste; Col. Z, s te. ,</text:p>
      <text:p text:style-name="P1">23. dagegen erneuert werden im Geiste</text:p>
      <text:p text:style-name="P1">euers Gemüthes, N-Im. is, 2.</text:p>
      <text:p text:style-name="P1">24· und anziehen den neuen Menschen,</text:p>
      <text:p text:style-name="P1">der nach Gott geschaffen ist, in wahrha ter</text:p>
      <text:p text:style-name="P1">Gerechtigkeit und Heiligkeit.</text:p>
      <text:p text:style-name="P1">Col.3,40. R-Im.-13,H-·</text:p>
      <text:p text:style-name="P1">25. Darum leget ab die Lügen und redet</text:p>
      <text:p text:style-name="P1">die Wahrheit, Jeder mit seinem Nächsten,</text:p>
      <text:p text:style-name="P1">denn wir sind unter einander Glieder.</text:p>
      <text:p text:style-name="P1">ach.8, is. Col. Z, 9.</text:p>
      <text:p text:style-name="P1">26. Zürnet; doch «sündiget nicht. Die</text:p>
      <text:p text:style-name="P1">Sonne gehe nicht unter über euern1 Zorne.</text:p>
      <text:p text:style-name="P1">Pf.-i, is. 37, s. Jak. i, is. So.</text:p>
      <text:p text:style-name="P1">27. Und gebet nicht Raum dem Teufel.</text:p>
      <text:p text:style-name="P1">J-:k.4, 7.</text:p>
      <text:p text:style-name="P1">28. Wer gestohlen hat, stehle nicht mehr;</text:p>
      <text:p text:style-name="P1">sondern arbeite vielmehr und schaffe mit den</text:p>
      <text:p text:style-name="P1">Händen etwas Gutes, daß er dem Dürf-</text:p>
      <text:p text:style-name="P1">tigen mi·tzutheilen habe. i.Thess.4, ii.</text:p>
      <text:p text:style-name="P1">29. Keine schlechte Redesgehe aus euerm</text:p>
      <text:p text:style-name="P1">EDiunde, sondern welche gut ist zur Erbau-</text:p>
      <text:p text:style-name="P1">trug nach Bedürfnisz, daß es wohlthätig sei</text:p>
      <text:p text:style-name="P1">denen, die es hören.</text:p>
      <text:p text:style-name="P1"><text:soft-page-break/>C.5, 4. Many. i2, se. Cp1.4, a. Z, is.</text:p>
      <text:p text:style-name="P1">30. Und betr1·.ibet nicht den heiligen Geist</text:p>
      <text:p text:style-name="P1">Gottes, mit welchem ihr besiegelt seid auf</text:p>
      <text:p text:style-name="P1">den Tag der Erlösung. C.i,i3.ii.</text:p>
      <text:p text:style-name="P1">. 31. Alle Bitterkeit und Grimm und Zorn</text:p>
      <text:p text:style-name="P1">und Geschrei und Lästerung seiEginwegge-</text:p>
      <text:p text:style-name="P1">nommen von euch, sammt aller osheit.</text:p>
      <text:p text:style-name="P1">— i. et e i</text:p>
      <text:p text:style-name="P1">P , .</text:p>
      <text:p text:style-name="P1">32. Seid vielmehr gegen einander gütig,</text:p>
      <text:p text:style-name="P1">innig barmherzig, ver ebet einander, gleich</text:p>
      <text:p text:style-name="P1">wie auch Gott in Christo euch vergeben hat.</text:p>
      <text:p text:style-name="P1">C-I.3,i2. is. Many. is, as.</text:p>
      <text:p text:style-name="P1">Cap. V.</text:p>
      <text:p text:style-name="P1">l. Fernere Ermahnung zur Reinheit und Heilig-</text:p>
      <text:p text:style-name="P1">kcit. 4-U. ll. Pflichten der Ehegatten. 22—Z3.</text:p>
      <text:p text:style-name="P1">I. 1. So gid nun Gottes Nachfolger,</text:p>
      <text:p text:style-name="P1">wie geliebte inder, Matih.5,48. Luc.6,.-S.</text:p>
      <text:p text:style-name="P1">2. und wandelt in der Liebe, so wie an?</text:p>
      <text:p text:style-name="P1">Christus uns geliebet hat und sich selb</text:p>
      <text:p text:style-name="P1">für uns dahin gegeben zur Gabe und zum</text:p>
      <text:p text:style-name="P1">O er Gott Ueinem an· enehmen Geruche.</text:p>
      <text:p text:style-name="P1">pfC.ii, i. I. zJoh. is, ei-. Ein. 2, 2o. H:b.9, i4.</text:p>
      <text:p text:style-name="P1">3. UnzuY »aber und Unreinigke·it jeder</text:p>
      <text:p text:style-name="P1">Art, oder eiz werde unter euch nicht ein-</text:p>
      <text:p text:style-name="P1">mal genannt, o Ziel ess PFil«igån gxz:i;mt;</text:p>
      <text:p text:style-name="P1">o.,.. . or» ic-</text:p>
      <text:p text:style-name="P1"/>
      <text:p text:style-name="P1"/>
      <text:p text:style-name="P1"/>
      <text:p text:style-name="P1">Cap. 5. :-im die Epheser. Cap. 5. »6. 2t9</text:p>
      <text:p text:style-name="P1">4. auch schändliche Worte und thiirichte</text:p>
      <text:p text:style-name="P1">Rede oder leichtfertiger Seher? Din e, die</text:p>
      <text:p text:style-name="P1">sieh nicht gebühren, sondern vie mehr Dank-</text:p>
      <text:p text:style-name="P1">cYung. C. 4, so· <text:s/>, »</text:p>
      <text:p text:style-name="P1">. Denn das sollet ihr wissen, daß kein</text:p>
      <text:p text:style-name="P1">Unziicht8er oder Unreiner oder Geiziger,</text:p>
      <text:p text:style-name="P1">der ein i5tzendiener ist, Erbtheil hat im</text:p>
      <text:p text:style-name="P1">Reiche Christi und Gottes.</text:p>
      <text:p text:style-name="P1">«. C·--.(3, Z. 4a. Marthe, sit.</text:p>
      <text:p text:style-name="P1">6. Niemand betriige euch mit eiteln Wor-</text:p>
      <text:p text:style-name="P1">ten; denn um dieser Din e willen kommt</text:p>
      <text:p text:style-name="P1">der Zorn Gottes über dieiiT»inder des Un-</text:p>
      <text:p text:style-name="P1">gehorfams. E. i, «. i.E-k. is, as. M«-iih.7, is.</text:p>
      <text:p text:style-name="P1">7. Darum werdet nicht ihre Mitgenossen.</text:p>
      <text:p text:style-name="P1">8. Denn ihr waret einst Finsterniß, nun</text:p>
      <text:p text:style-name="P1">aber seid ihr ein Licht im"Herrn; wandelt</text:p>
      <text:p text:style-name="P1">als Kinder des Lichtes. ’</text:p>
      <text:p text:style-name="P1">i.Pei.2, 9. Phi1.2,c5. Joh.«2, 3s.:«i6·</text:p>
      <text:p text:style-name="P1">9. Denn die Frucht des Geistes besBht in</text:p>
      <text:p text:style-name="P1">aller Gütigkeit und Ge,rechtigkeit und ahr-</text:p>
      <text:p text:style-name="P1">heit. G·s«i. s, ge. »</text:p>
      <text:p text:style-name="P1"><text:soft-page-break/>10. Und prüfei, was dem—Herrn wohlge-</text:p>
      <text:p text:style-name="P1">fällig sei: R5m.12,2. « «</text:p>
      <text:p text:style-name="P1">11. Und habet keine Gemeinschaft mit den</text:p>
      <text:p text:style-name="P1">unfruchtbaren»Werken der Finsterniß; viel-</text:p>
      <text:p text:style-name="P1">mehr best-rafet sie auch. 2.Eor.s,i4.» «</text:p>
      <text:p text:style-name="P1">12. Denn was heimlich von ihnen geschieht,</text:p>
      <text:p text:style-name="P1">ist schändlich auch nur zu sagen.</text:p>
      <text:p text:style-name="P1">13. Alle diese Dinge aber werden von dem</text:p>
      <text:p text:style-name="P1">Lichte estrastund geofsenbaret; denn Alles,</text:p>
      <text:p text:style-name="P1">« d das it i t. .</text:p>
      <text:p text:style-name="P1">was offenbar W« « J·-Hi, 3o.chi. Eos. i-.,s.</text:p>
      <text:p text:style-name="P1">14. Darum heißt es: ,,Wache«auf, der du</text:p>
      <text:p text:style-name="P1">schläfst, und stehe auf von den Todten, so</text:p>
      <text:p text:style-name="P1">wird dich Christus er euchten!« »</text:p>
      <text:p text:style-name="P1">S s h t Jes. 60,;).»2. Zions. i3f»ä;i·</text:p>
      <text:p text:style-name="P1">15. o ee nun U, ieir ori i</text:p>
      <text:p text:style-name="P1">wandelt, nicht als i."lnweise, sondern als</text:p>
      <text:p text:style-name="P1">Weise. Many. to, -is. Jak. Z, is.</text:p>
      <text:p text:style-name="P1">16. Und erkaufet die gelegene Zeit, denn</text:p>
      <text:p text:style-name="P1">die Ta e sind böse. Col.-x,5.</text:p>
      <text:p text:style-name="P1">17. 5Zarum seid nicht thöricht, sondern</text:p>
      <text:p text:style-name="P1">verstehet, was der Wille des Hex-c.-Ei Mo</text:p>
      <text:p text:style-name="P1">18. Und berauschet euch nicht mit Wein,</text:p>
      <text:p text:style-name="P1">in welchem ein heilloses Wesen ist, sondern</text:p>
      <text:p text:style-name="P1">werdet erfüllt mit dem Geiste;</text:p>
      <text:p text:style-name="P1">Si-c. 20, i. 23, 2o. se.</text:p>
      <text:p text:style-name="P1">19. und redet unter einander mit Psalmen</text:p>
      <text:p text:style-name="P1">und Lobgesängen und geistlichen iedern;</text:p>
      <text:p text:style-name="P1">singet und spielet in euerm Herzen dem</text:p>
      <text:p text:style-name="P1">Herrn. C-i. s, is. Pf. ge, i.</text:p>
      <text:p text:style-name="P1">20. Und Lager alle eit für Alles Dank</text:p>
      <text:p text:style-name="P1">Gott dem « ater im Stamm unsers Herrn</text:p>
      <text:p text:style-name="P1">Jesu Christi. Coi.3,i7. c.Th«ss.i3,48.</text:p>
      <text:p text:style-name="P1">21. Und seid einander unterthan in der</text:p>
      <text:p text:style-name="P1">Furcht Gottes. Maria-io,2e. i.P-us,-s. -</text:p>
      <text:p text:style-name="P1">II. 22. Ihr Weiber, seid unterthan-euern</text:p>
      <text:p text:style-name="P1">Männern, als dem Kam. «</text:p>
      <text:p text:style-name="P1">- i"·- of. Z, i6. Col. Z, is.</text:p>
      <text:p text:style-name="P1">23. Denn der Mann ist des Weibes Haupt,</text:p>
      <text:p text:style-name="P1">wie auch Christus· das Haupt der Gemeinde</text:p>
      <text:p text:style-name="P1">und er ist der Heiland des Leibes.</text:p>
      <text:p text:style-name="P1">» ·C. «, 22..2s.« i· Cz-:. «, Z.</text:p>
      <text:p text:style-name="P1">24. Aber wie die Gemeinde Christo unter-</text:p>
      <text:p text:style-name="P1">,than ist, also gelten es auch die Weiber den</text:p>
      <text:p text:style-name="P1">Männern in »llem. (i.P«t. H, «. e »</text:p>
      <text:p text:style-name="P1">Pest» use;-s-s.!:;I»;s </text:p>
      <text:p text:style-name="P1">ei wie an ri u ie .mein e ge-</text:p>
      <text:p text:style-name="P1">liebet und sich selbst für sie dahin gegeben</text:p>
      <text:p text:style-name="P1">h3ii d(«ii«iilm·ei9sieElielili:z«t:« nachdem er sie</text:p>
      <text:p text:style-name="P1">3Zreinigt mit dein Wassetbade durch das</text:p>
      <text:p text:style-name="P1">ort «« l-.47,i7«i9.i5,3. T«i.s3,5.</text:p>
      <text:p text:style-name="P1">27. i:im3«i"t ex sie sich seiest "hekxiich dar-</text:p>
      <text:p text:style-name="P1"><text:soft-page-break/>g;llte,»einezGemeinde,, die nicht Flecken oder</text:p>
      <text:p text:style-name="P1">»2?«kkFMFF2?,«Zkk«is ?,2?kEIåFiFLFsiiå«izik’«-</text:p>
      <text:p text:style-name="P1">« go:.i, s. Co1«.1,»2i.2å.</text:p>
      <text:p text:style-name="P1">28. also««sollen die Männer ihre Weiber</text:p>
      <text:p text:style-name="P1">lieben,·als ihre eigenen Leiber. Wer sein</text:p>
      <text:p text:style-name="P1">LFFibS3tebt,9iZer lie ;thsi:h siel·bst.· F! »sch</text:p>
      <text:p text:style-name="P1">. cUU IcMaU CI c Bill clgcU ei</text:p>
      <text:p text:style-name="P1">gehasset, sondern er nähret und pjlegt es,</text:p>
      <text:p text:style-name="P1">gleich wie auch der Herr die Gemeinde</text:p>
      <text:p text:style-name="P1">30. denn wir Jud Glieder s eines Lei es,</text:p>
      <text:p text:style-name="P1">gen seinem Fleische und von seinen Ge-</text:p>
      <text:p text:style-name="P1">ecnen. <text:s/>.-.i2,is.</text:p>
      <text:p text:style-name="P1">31. ,,Dci’tnxkm wird ein Mensch seinen</text:p>
      <text:p text:style-name="P1">Vater und seine Mutter verlassen und sei-</text:p>
      <text:p text:style-name="P1">Fern anhaf:igen und diese»Zwei wer-</text:p>
      <text:p text:style-name="P1">en in ei in.« i.M s-Z«-24.·</text:p>
      <text:p text:style-name="P1">32. Dis« Zeh2imniß i,si"sk"of3,;» kch adp-</text:p>
      <text:p text:style-name="P1">rede auf - hristum und die <text:s/>-.</text:p>
      <text:p text:style-name="P1">»33.·A1lein auch unt-er»euch habe ein Jetz-</text:p>
      <text:p text:style-name="P1">licher sein Weib· also lieb wie sich selb t;</text:p>
      <text:p text:style-name="P1">das Weib aber furchte den Mann.</text:p>
      <text:p text:style-name="P1">Cap. VI.</text:p>
      <text:p text:style-name="P1">1. Pslichteii der Eltern und Kinder, i——4; il. der</text:p>
      <text:p text:style-name="P1">·L)erren und .Knechte. Z-—9. til. Ermahnung zur</text:p>
      <text:p text:style-name="P1">Beharrlichkeit im Kämpfen, Wachen und Beten</text:p>
      <text:p text:style-name="P1">i0—2o. 1v. Schluß. 2i——24.</text:p>
      <text:p text:style-name="P1">I. 1. Ihr Kinder, seid gehorsam eiiern</text:p>
      <text:p text:style-name="P1">Elt ’ ·, d d s - t.</text:p>
      <text:p text:style-name="P1">ern im Herrn, enn a Jst 3ger2eFh</text:p>
      <text:p text:style-name="P1">2. »Ehre deinen Vater nnd deine Mutter»</text:p>
      <text:p text:style-name="P1">das ist das erste Gebot mit Verheißung:</text:p>
      <text:p text:style-name="P1">3. »daß es dir wohl gehe und du lange</text:p>
      <text:p text:style-name="P1">lebest im Lande«« 2.Eyi-s. 2o, i2.· ·</text:p>
      <text:p text:style-name="P1">4. Und ihr Väter, reget eure Kinder nicht</text:p>
      <text:p text:style-name="P1">zum Zorne, sondern er ie«het sie in der Zucht</text:p>
      <text:p text:style-name="P1">und rmahnung des Herrn.</text:p>
      <text:p text:style-name="P1">Col. Z, Si. i. Mos. is, is.</text:p>
      <text:p text:style-name="P1"/>
      <text:p text:style-name="P1"/>
      <text:p text:style-name="P1"/>
      <text:p text:style-name="P1">M Gab. 6. Die» Epiitel St. Paul! City. 6.</text:p>
      <text:p text:style-name="P1">leiblichen erren, mit Furcht und Sehen.</text:p>
      <text:p text:style-name="P1">in Ausr1cht"tgkeiteuers Herzens, als Christo;</text:p>
      <text:p text:style-name="P1">« C·1.3,tI-«. 4.Pct:,48.</text:p>
      <text:p text:style-name="P1">S. nicht mit A-ugendienst, als solche, die</text:p>
      <text:p text:style-name="P1">den Menschen gefallen wollen, sondern als</text:p>
      <text:p text:style-name="P1">Knechte Christi, die den Willen Gottes von</text:p>
      <text:p text:style-name="P1">Herzen thun, « « « I. «</text:p>
      <text:p text:style-name="P1">7. und mit Willigkeit dienen, als den:</text:p>
      <text:p text:style-name="P1">Hm« .1m.d nicht den Me:1—ich·m; .</text:p>
      <text:p text:style-name="P1">8. da ihr wisset, daß, was Jeder Gutes</text:p>
      <text:p text:style-name="P1">thun wird, er dafür Belohnung vom Herrn</text:p>
      <text:p text:style-name="P1"><text:soft-page-break/>empfangen wird, er sei Knecht oder Freier.</text:p>
      <text:p text:style-name="P1">S. Eos. Z, 4().</text:p>
      <text:p text:style-name="P1">9. Und ihr Herren, thut dasselbe auch-</text:p>
      <text:p text:style-name="P1">ge en sie und: lasset das D’rohen, da ihr</text:p>
      <text:p text:style-name="P1">wisset, daß auch euer Herr in den Himme n</text:p>
      <text:p text:style-name="P1">Kund daß bei ihm keiuAnsehen der Person</text:p>
      <text:p text:style-name="P1">'t. 3.Mos.25,4-si. CpI.4,«. 2nsm.2-,«.</text:p>
      <text:p text:style-name="P1">IIl."10. Uebrigens, MeineBriider! werdet</text:p>
      <text:p text:style-name="P1">mächtig im Herrn und in der Kraft» seiner</text:p>
      <text:p text:style-name="P1">Stärke. «,-got. is, es.</text:p>
      <text:p text:style-name="P1">11. Ziehet an die ganze Riistung Gottes,</text:p>
      <text:p text:style-name="P1">damit ihr bestehen konnet wider die Rinde</text:p>
      <text:p text:style-name="P1">des Teufels. «.P«t.5,8.9. - »</text:p>
      <text:p text:style-name="P1">12. Denn wir haben nicht einen Kampf</text:p>
      <text:p text:style-name="P1">wider Fleisch und Blt1t,,sondern wider die</text:p>
      <text:p text:style-name="P1">Mächte, wider die«Gewalten,; wider die</text:p>
      <text:p text:style-name="P1">Weltregenten der FinsterniE dieser Zeit,</text:p>
      <text:p text:style-name="P1">wider die bösen Geister unter en Himmeln.</text:p>
      <text:p text:style-name="P1">END, I. -sue. is, at.</text:p>
      <text:p text:style-name="P1">is. Darum ergreifet- die ganze Rüstung</text:p>
      <text:p text:style-name="P1">Gottes, damit Er Wid«ersta«nd thun könnet</text:p>
      <text:p text:style-name="P1">an dem bösen age, und Alles itberwälti-</text:p>
      <text:p text:style-name="P1">gen nnd bestehen! D. Cok« to, A. «</text:p>
      <text:p text:style-name="P1">14. Sp-stehet1mu,gegürtetumeureLVnden</text:p>
      <text:p text:style-name="P1">II-. S. IF Knechte, sei!-,,gehorsam even:</text:p>
      <text:p text:style-name="P1">mitWahrheit und bekleidet mit dem Panz«</text:p>
      <text:p text:style-name="P1">der Gertchtigc0it- Luc.4I.s5. S-ss"f--«,u.</text:p>
      <text:p text:style-name="P1">15.»und beschuhet an, den Füße-It mit dz;r»</text:p>
      <text:p text:style-name="P1">Berectschast des Evangeliums des Friedens,</text:p>
      <text:p text:style-name="P1">IS» U6be.1I Alles er»gteife.t den Si-hild des</text:p>
      <text:p text:style-name="P1">Glaubens, mit welchem ihr alle feurigen</text:p>
      <text:p text:style-name="P1">Pfeile des Bösen wegen göschen-können.</text:p>
      <text:p text:style-name="P1">. o s. «</text:p>
      <text:p text:style-name="P1">pr - Pf- 7- -</text:p>
      <text:p text:style-name="P1">17. Und nehmet den Helm des Heils und</text:p>
      <text:p text:style-name="P1">das Schwert des Geistes, welches ist das</text:p>
      <text:p text:style-name="P1">WortGottes.</text:p>
      <text:p text:style-name="P1">4.T1»ss. ei, S. Jes. se, «. Her-. «-, is.</text:p>
      <text:p text:style-name="P1">18. Mit allem Gebet und Flehen betet zu</text:p>
      <text:p text:style-name="P1">aller Zeit im Geiste und eben dazu machet</text:p>
      <text:p text:style-name="P1">in»q»lle-m, Auhalten und Flehen für alle</text:p>
      <text:p text:style-name="P1">Heiligen, . Lin, is, «. Col 4, 2(3.</text:p>
      <text:p text:style-name="P1">19. und für mich,"daß mir verliehen werde</text:p>
      <text:p text:style-name="P1">das Wort im Aufthu.n meines Mundes, mit</text:p>
      <text:p text:style-name="P1">Freim,i.ithigk·e-it kund zulhun das Geheim-</text:p>
      <text:p text:style-name="P1">nis; des Evangeliums, 2. T!-ess. Z, 1.</text:p>
      <text:p text:style-name="P1">20. um dessen willen ich ein Gesandter</text:p>
      <text:p text:style-name="P1">bin in Banden, aus III; ich·darin frei un-</text:p>
      <text:p text:style-name="P1">ersch"rocken sei, so wie i reden soll. .</text:p>
      <text:p text:style-name="P1">, - E. Z, «. C·-I. 4, H.</text:p>
      <text:p text:style-name="P1">IV. 21. Damit aber auch ihr wisset, -wie</text:p>
      <text:p text:style-name="P1">es mit mir stehe, was ich n1a»che, so wird</text:p>
      <text:p text:style-name="P1"><text:soft-page-break/>Tychicus, der geliebte Bruder und ·getreue</text:p>
      <text:p text:style-name="P1">Diener im Herrn, euch Alles kund thun;</text:p>
      <text:p text:style-name="P1">» , Col- II, 7 te.</text:p>
      <text:p text:style-name="P1">’2»2."den ich eben darum’zu euch gesandt</text:p>
      <text:p text:style-name="P1">habe, das; ihr erfahret, wie es um uns stehe,</text:p>
      <text:p text:style-name="P1">und er eure Herzen tröste.</text:p>
      <text:p text:style-name="P1">23, Friede sei den Brüdern und Liebe</text:p>
      <text:p text:style-name="P1">sammt dem Glauben, von Gott dem Vater,</text:p>
      <text:p text:style-name="P1">und dem Herrn Iesu Christo! 4.Pet.5,4«4»</text:p>
      <text:p text:style-name="P1">24.- Die Gnade sei mit Allen, die unsern</text:p>
      <text:p text:style-name="P1">Herrn J-esu»m Christum lieb haben in Un-</text:p>
      <text:p text:style-name="P1">vergänglichkeit! Amen. Pyic;4» ge·</text:p>
      <text:p text:style-name="P1">Die Epistel St.Pauli an die Philipper.</text:p>
      <text:p text:style-name="P1">Cap. I. .</text:p>
      <text:p text:style-name="P1">I. Paulus Gruß. i, 2. ll· Danksagung, Liebe</text:p>
      <text:p text:style-name="P1">und Gebet für die Philipper. Z—« lll. Nachricht</text:p>
      <text:p text:style-name="P1">von seinem Zustande. -I2—2s. lV. Ermahnung zur</text:p>
      <text:p text:style-name="P1">Standl)astigkeit. 27—30.</text:p>
      <text:p text:style-name="P1">I; 1. Paulus »Und Timotheus, Knechte</text:p>
      <text:p text:style-name="P1">Jesu Christi, an» alle Heiligen -in Christo</text:p>
      <text:p text:style-name="P1">Je u, die zu Philipp- sind, sammt den Aus-</text:p>
      <text:p text:style-name="P1">seh"ern und Dienern. 2. C-«, « sc. Apg. te, «2.</text:p>
      <text:p text:style-name="P1">2.««Gnade sei mit euch und Friede von</text:p>
      <text:p text:style-name="P1">Gott, unserm Vater, und dem Herrn Jesu</text:p>
      <text:p text:style-name="P1">Christo! Cp1.s,-I.</text:p>
      <text:p text:style-name="P1">. O</text:p>
      <text:p text:style-name="P1">il. 3. Ich danke meinem Gott, so- oft ich</text:p>
      <text:p text:style-name="P1">euer gedenke, R5-»; «, 8 2c. ·</text:p>
      <text:p text:style-name="P1">4. allezeit in allern meinem Gebete, da tch</text:p>
      <text:p text:style-name="P1">für euch Alle mit Freuden das Gebet ver-</text:p>
      <text:p text:style-name="P1">richte, · «</text:p>
      <text:p text:style-name="P1">5. wegen eurer Theilnahme am Evange-</text:p>
      <text:p text:style-name="P1">lium »vo1n ersten Tage an bis jetzt,</text:p>
      <text:p text:style-name="P1">6. und bin eben—dessen in guter Zuversicht,</text:p>
      <text:p text:style-name="P1">daß der, so in euch das gute Werk ange-</text:p>
      <text:p text:style-name="P1">fangen hat, e-s»vollenden werde bis’aus den</text:p>
      <text:p text:style-name="P1">Tag Jesu Christi «· . Eos, «, S-—8. »"</text:p>
      <text:p text:style-name="P1">7. Wie es denn billig ist, daß ich solches</text:p>
      <text:p text:style-name="P1"/>
      <text:p text:style-name="P1"/>
      <text:p text:style-name="P1"/>
      <text:p text:style-name="P1">. Cap.-««1. an-die Phttip(per. Cah. 1». 2. 22;t</text:p>
      <text:p text:style-name="P1">von euch Akten denke, daran; weil«ich each</text:p>
      <text:p text:style-name="P1">im Herzen habe in meinen Banden«-und in</text:p>
      <text:p text:style-name="P1">der V"ertheidigung und Beträftigung·"des</text:p>
      <text:p text:style-name="P1">Evangeliums, da ihr Alle mit mir-an der</text:p>
      <text:p text:style-name="P1">Gnade Theil nehmet. </text:p>
      <text:p text:style-name="P1">8. Denn Gott ist mein Zeuge, wie mich</text:p>
      <text:p text:style-name="P1">nach euch Allen verlangt in der i:miglichen</text:p>
      <text:p text:style-name="P1">Liebe »Jefu Christi. in-im.-I, ou« -</text:p>
      <text:p text:style-name="P1">9. Und dafür bitte ich , daß eure Liebe.je</text:p>
      <text:p text:style-name="P1">mehr und»mehr wachse in Erkenntnis; und</text:p>
      <text:p text:style-name="P1"><text:soft-page-break/>aller Einsicht; Coi.4, g,</text:p>
      <text:p text:style-name="P1">10. um zu prüfen, was recht und unrechtsei,</text:p>
      <text:p text:style-name="P1">damit ihr lauter und unanstößig seid auf den</text:p>
      <text:p text:style-name="P1">TagChrist«i, ers-1.ce,c.2. «.Ti,sss.3,c3.</text:p>
      <text:p text:style-name="P1">11. erfüllt mit Früchten der Gerechtigkeit,</text:p>
      <text:p text:style-name="P1">die durch Jesum Christum sind, zur hre</text:p>
      <text:p text:style-name="P1">und zum Preise Gottes. 4.Pet. 4, 7.</text:p>
      <text:p text:style-name="P1">1II. 12. Jch wünsche aber, das; ihr er-</text:p>
      <text:p text:style-name="P1">fahret, ihr Brüder, daß meine BYegnisse</text:p>
      <text:p text:style-name="P1">noch mehr zur Förderung des van«ge-</text:p>
      <text:p text:style-name="P1">liums gerathen sind, »</text:p>
      <text:p text:style-name="P1">IS. so das; meine Bande -in Christo offen-</text:p>
      <text:p text:style-name="P1">bar geworden in dem ganzen Richthause</text:p>
      <text:p text:style-name="P1">und seiden Uebrigen a en. C.-5,22.»</text:p>
      <text:p text:style-name="P1">14. Und die Mehrzahl der Brüder im</text:p>
      <text:p text:style-name="P1">Herrn haben durch meine Bande Zuver-</text:p>
      <text:p text:style-name="P1">s1cht ewounen und wagen desto kühner,</text:p>
      <text:p text:style-name="P1">das C Hort ohne -Furcht zu predigen.</text:p>
      <text:p text:style-name="P1">15. Zwar predigen Etliche Christum aus</text:p>
      <text:p text:style-name="P1">Neid und Streitsucht, Etliche aber auch</text:p>
      <text:p text:style-name="P1">aus gutem Willen. «</text:p>
      <text:p text:style-name="P1">16. Jene aus Streitsucht oerkündigen</text:p>
      <text:p text:style-name="P1">Christum nicht redlich , da sie meinen,</text:p>
      <text:p text:style-name="P1">Trübsal zu meinen Banden hinzuzufügen;</text:p>
      <text:p text:style-name="P1">Si. o-r.2, t7.</text:p>
      <text:p text:style-name="P1">17. die aber aus Liebe, weil sie wissen,</text:p>
      <text:p text:style-name="P1">daß ich Zur Vertheidigung des Evangeliums</text:p>
      <text:p text:style-name="P1">gesetzt in. 2.Tim. «, s.</text:p>
      <text:p text:style-name="P1">18. Was thut das? Wird doch auf alle</text:p>
      <text:p text:style-name="P1">Weise, sei es zum Scheine oder in Wahr-</text:p>
      <text:p text:style-name="P1">heit, Christus derkiindF;t ; und darüber freue</text:p>
      <text:p text:style-name="P1">ich mich, ja werde mi ) auch freuen.</text:p>
      <text:p text:style-name="P1">19. Denn ich weiß, das; mir dieses zum</text:p>
      <text:p text:style-name="P1">Heil ausfallen wird durch euer Gebet und</text:p>
      <text:p text:style-name="P1">die Uuterstützung des Geistes2J(eLs11 Ch4r«isti.</text:p>
      <text:p text:style-name="P1">. or. st, .</text:p>
      <text:p text:style-name="P1">20. Nach meiner festen Erwartung und</text:p>
      <text:p text:style-name="P1">Hoffnung, das; ich in keinem Stücke werde</text:p>
      <text:p text:style-name="P1">U Schanden werden; sondern daß bei aller</text:p>
      <text:p text:style-name="P1">Freimiithigkeit, wie allezeit, so aucl) jetzt,</text:p>
      <text:p text:style-name="P1">— hristus werde Verherrlicht werden an</text:p>
      <text:p text:style-name="P1">meinem Leibe, es sei durch Leben oder durch</text:p>
      <text:p text:style-name="P1">To .</text:p>
      <text:p text:style-name="P1">d</text:p>
      <text:p text:style-name="P1">21. Denn Christus ist mein Leben, und</text:p>
      <text:p text:style-name="P1">Sterben ist mein Gewinn. Gar. 2, So.</text:p>
      <text:p text:style-name="P1">22. Wenn aber das Leben im Fleische mir</text:p>
      <text:p text:style-name="P1">ershr»ießlich ist·zn inei—nelir« Winke, so weiß</text:p>
      <text:p text:style-name="P1">ich nicht, was ich wählen soll. - <text:s/>» -</text:p>
      <text:p text:style-name="P1">23. Denn seh werde von Beiden: edr1·cn</text:p>
      <text:p text:style-name="P1">. en: ich habe sZast—abz1:schkive:i.2Z:d I-E</text:p>
      <text:p text:style-name="P1">Christo zu sein, denn dass wäre weit das</text:p>
      <text:p text:style-name="P1"><text:soft-page-break/>-Bessere; I,·Cpk,s,8»« s- » -·</text:p>
      <text:p text:style-name="P1"><text:s/>aber Im Frlt:;sJe zu verbleiben :st</text:p>
      <text:p text:style-name="P1">nd i er um eue i en. «</text:p>
      <text:p text:style-name="P1">» 25. 9·t1u«v in dies-k Zuvekgicht weiß ich, daß</text:p>
      <text:p text:style-name="P1">ich bleiben und zusammen leibe«n werde -mit</text:p>
      <text:p text:style-name="P1">euch(;Lkllel;, zu eurer Forderung und Freude</text:p>
      <text:p text:style-name="P1">im an en C.2,2z,</text:p>
      <text:p text:style-name="P1">26.· damit«euer Ruhm. groß werde in</text:p>
      <text:p text:style-name="P1">Christo Jesn meinethalb, wann ich wieder</text:p>
      <text:p text:style-name="P1">ZU sUch kvn;?me. Z. ask. «, «-«.</text:p>
      <text:p text:style-name="P1">IV. 27.. ur wandelt würdig des Evan-</text:p>
      <text:p text:style-name="P1">geliums Christi, damit, wenn i komme nnd</text:p>
      <text:p text:style-name="P1">T"«Z’ Eis ists« l"j?"i,««i Ethik« F? bis«-« ««</text:p>
      <text:p text:style-name="P1">oe e,acre eeminem</text:p>
      <text:p text:style-name="P1">;-E-5eiFlung mit «Ei·1(xr Seelle mkitkämpset für</text:p>
      <text:p text:style-name="P1">d s « - «</text:p>
      <text:p text:style-name="P1">«« . «« «7"E»?,. «,7«’?«"i3«-,s’-«.««3I«2«. J«</text:p>
      <text:p text:style-name="P1">28. und euch in keinem Dinge von den</text:p>
      <text:p text:style-name="P1">Wcdersachern schrecken lasset; was« für sie</text:p>
      <text:p text:style-name="P1">eigne 2;nzegelde;s Be-werdens-ist ,- Er each</text:p>
      <text:p text:style-name="P1">— ’ "t d te</text:p>
      <text:p text:style-name="P1">a er er elg ei , un zw;crTi;1K1,:·5«</text:p>
      <text:p text:style-name="P1">29. Denn euch ward aus Gnaden ver-</text:p>
      <text:p text:style-name="P1">liehen; nicht nur an Christum zu glauben,</text:p>
      <text:p text:style-name="P1">sondern auch um feinetwillen zu! leidet;</text:p>
      <text:p text:style-name="P1">- .5, .</text:p>
      <text:p text:style-name="P1">30. indem ihr denselben KauisFf habet,</text:p>
      <text:p text:style-name="P1">welchen ihr an mir gescheit und nun von</text:p>
      <text:p text:style-name="P1">mir hin-et. Apg.4e-,222c. 4.Thess.2,2.</text:p>
      <text:p text:style-name="P1">Cap. II.</text:p>
      <text:p text:style-name="P1">I. Ermahnung zur Eintracht, -l—«t-; il· zur De-</text:p>
      <text:p text:style-name="P1">muth nach dem MusterJesa, 5 —4-I; til. zur eifrigeu</text:p>
      <text:p text:style-name="P1">Sorge für die Seligkeit. -t2—48. IV. Ankündigung</text:p>
      <text:p text:style-name="P1">der Sendung des Tiknothelcs und Cpaphroditns.</text:p>
      <text:p text:style-name="P1">i9—30.</text:p>
      <text:p text:style-name="P1">l. 1. Jst nun irgend eine Ermahnung in</text:p>
      <text:p text:style-name="P1">Christo, ist irgend ein Trost der Liebe, ist</text:p>
      <text:p text:style-name="P1">irgend eine Gemeinschaft des Geistes, ist</text:p>
      <text:p text:style-name="P1">irgend ein Mitleid und Erbarmen,</text:p>
      <text:p text:style-name="P1">Ei-h. t-, 4——3. Col. Z, 42 ze-</text:p>
      <text:p text:style-name="P1">2. so erfiillet meine Freude, daß ihr Eines</text:p>
      <text:p text:style-name="P1">Sinnes seid, ldie gleiche Liebe habet, ein-</text:p>
      <text:p text:style-name="P1">müt i und ei «: et ei ·</text:p>
      <text:p text:style-name="P1">hg g ch gä1:i,n4o.s 1d."(-For. -«, ca.</text:p>
      <text:p text:style-name="P1">- Z. nichts aus Zank oder eitler Ehrfucht</text:p>
      <text:p text:style-name="P1">thut, sondern in der DemuthbJeder den</text:p>
      <text:p text:style-name="P1">» t-</text:p>
      <text:p text:style-name="P1">A«""" h·’h«" «chZ«?F?.LE? T?-ist«. «2. «»</text:p>
      <text:p text:style-name="P1">4. und Jeder nicht auf das Seinige sehe,</text:p>
      <text:p text:style-name="P1">sondern Jeder auch auf das, was der An-</text:p>
      <text:p text:style-name="P1">dern ist. »i.C-k.i0, ««-.</text:p>
      <text:p text:style-name="P1"/>
      <text:p text:style-name="P1"><text:soft-page-break/></text:p>
      <text:p text:style-name="P1"/>
      <text:p text:style-name="P1">222 <text:s/>2,;s- Die <text:s/>St.-. PCUIi CCP.s2. Z.</text:p>
      <text:p text:style-name="P1">II. 5. D,enn«i-hx sollet also gefinnet sein,</text:p>
      <text:p text:style-name="P1">wie Jesus Christus auch war- Jst-. is, is.</text:p>
      <text:p text:style-name="P1">S; welcher, obwohl er in Gottes GiZalt</text:p>
      <text:p text:style-name="P1">war, es nicht für einen Raub achtete, ott</text:p>
      <text:p text:style-name="P1">gleich zu sein; C-i. i,i5.</text:p>
      <text:p text:style-name="P1">7. sondern sich selbst ausleerte, indem er</text:p>
      <text:p text:style-name="P1">die Gestalt eines Kneehtes annahm und</text:p>
      <text:p text:style-name="P1">ähnlich den Menschen ward;</text:p>
      <text:p text:style-name="P1">- 2.Cot.8,9. Jes.52,t3ic. Heb.2,(4.47.</text:p>
      <text:p text:style-name="P1">8. und von Ansehen wie ein Mensch er-</text:p>
      <text:p text:style-name="P1">funden, sich selbst erniedrigte und Yhorsam</text:p>
      <text:p text:style-name="P1">ward bis zum Tode, ja bis zum de des</text:p>
      <text:p text:style-name="P1">Kreu s. Jph. it, zu. Hei-. S, 8.</text:p>
      <text:p text:style-name="P1">9. Lamm hat ihn auch Gott über die</text:p>
      <text:p text:style-name="P1">Maßen erhöhet und ihm einen Namen ge-</text:p>
      <text:p text:style-name="P1">schenkt, der über alle Namen ist;</text:p>
      <text:p text:style-name="P1">« Eph.-«, 20:c. «Heb. -I, 4 &amp;c.</text:p>
      <text:p text:style-name="P1">10. daß in dem Namen Jesu alle Kniee</text:p>
      <text:p text:style-name="P1">sich beugen sollen derer, die im Himmel und</text:p>
      <text:p text:style-name="P1">auf Erden und unter der Erde sind;</text:p>
      <text:p text:style-name="P1">M«:tih.2s,i8. R-3m.i4,«. Off.5,i3.i4.</text:p>
      <text:p text:style-name="P1">11. und alle Zun en bekennen, daß Jesus</text:p>
      <text:p text:style-name="P1">Christus der Herr i3ei, zur Ehre Gottes, des</text:p>
      <text:p text:style-name="P1">Vaters. Apg.2,3i-:-.io,3s. Rizm.i4,9. "</text:p>
      <text:p text:style-name="P1">III. 12. Darum, meine Geliebten, so wie</text:p>
      <text:p text:style-name="P1">ihr allezeit (Fhorsam gewesen, nicht nur als</text:p>
      <text:p text:style-name="P1">in meiner egeuwart, sondern jetzt noch</text:p>
      <text:p text:style-name="P1">vielmehr in meiner Abwesenheit» wirket</text:p>
      <text:p text:style-name="P1">euer Heil mit Furcht und »73ittern;</text:p>
      <text:p text:style-name="P1">·»i,Pet.i,.-i .»Ps.F2,«.</text:p>
      <text:p text:style-name="P1">IS. denn Gott ist es, der Beides in euch</text:p>
      <text:p text:style-name="P1">wirkt, das WolIen»uud das Vollbringen,</text:p>
      <text:p text:style-name="P1">nach seinem Wohlgefallen. 2. C·-r, Z, Z.</text:p>
      <text:p text:style-name="P1">14. That Alles ohne Murren und Zank;</text:p>
      <text:p text:style-name="P1">Jak. i, is te.</text:p>
      <text:p text:style-name="P1">15. damit ihr unfträflich und lauter seid,</text:p>
      <text:p text:style-name="P1">untadelhafte Kinder Gottes, mitten unter</text:p>
      <text:p text:style-name="P1">einem verDerbten und verkehrten Geschlechte,</text:p>
      <text:p text:style-name="P1">unter welchem ihr scheinet als Lichter in der</text:p>
      <text:p text:style-name="P1">Welt, «.Pet.2,i2. M»»th.5,i42c. « ,</text:p>
      <text:p text:style-name="P1">16. indem ihr an dem Worte des Lebens</text:p>
      <text:p text:style-name="P1">sesthaltet, mir zum Ruhm auf den Tag</text:p>
      <text:p text:style-name="P1">Christi, daß ich nicht vergeblich gelaufen</text:p>
      <text:p text:style-name="P1">noch vergeblich gearbeitet habe. 2. Cor.i«i4.</text:p>
      <text:p text:style-name="P1">17. Ja, ob ich auch eopfert werde über</text:p>
      <text:p text:style-name="P1">dem Opfer und Dien3e euers Glaubens,</text:p>
      <text:p text:style-name="P1">so freue ich mich und freue mich mit euch</text:p>
      <text:p text:style-name="P1">Allen. 2. Ti-». 4,6. 2.Cor 7,4.</text:p>
      <text:p text:style-name="P1">18. Gleicherweise aber freuet auch ihr euch</text:p>
      <text:p text:style-name="P1"><text:soft-page-break/>und freue: euch mit mir. C, 4, 4,</text:p>
      <text:p text:style-name="P1">IV. 19. Ich hoffe aberindem Herrn Jesu,</text:p>
      <text:p text:style-name="P1">den Timothens bald zu euch zu senden, damit</text:p>
      <text:p text:style-name="P1">auch ich frohen Muthes werde, wenn ich er-</text:p>
      <text:p text:style-name="P1">fahre, wie es um euch steht. i. Thsss.3,2.</text:p>
      <text:p text:style-name="P1">2(). Denn ich habe keinen so Gleichgesinn-</text:p>
      <text:p text:style-name="P1">ten, der so redlich für eiich sorgen wird.</text:p>
      <text:p text:style-name="P1">2. Tini. 4, 40.s16.</text:p>
      <text:p text:style-name="P1">;;«21.e DennLsie Alle suchen das Jhrige, nicht</text:p>
      <text:p text:style-name="P1">die Sache, hz;istiJesu. ;"</text:p>
      <text:p text:style-name="P1">22. Seine ewährung aber kennet ihr,</text:p>
      <text:p text:style-name="P1">daß er·, wie ein Kind mit seinem Vater,</text:p>
      <text:p text:style-name="P1">mit mir gedient hat an dem Evangelium.</text:p>
      <text:p text:style-name="P1">- C. Tini. 4 , L.</text:p>
      <text:p text:style-name="P1">23. Diesen nun ho e ich zu senden, ur</text:p>
      <text:p text:style-name="P1">Fgunde, sobald ich abse e, wieme»ine,Sackien</text:p>
      <text:p text:style-name="P1">te en. «</text:p>
      <text:p text:style-name="P1">» 24. Ich veitraue aber auf den Herrn, daß</text:p>
      <text:p text:style-name="P1">auch ich selbst bald zu euch kommen werde.</text:p>
      <text:p text:style-name="P1">C. i, es.</text:p>
      <text:p text:style-name="P1">25. J hieltaher ürnöt i ,denE a ro-</text:p>
      <text:p text:style-name="P1">ditus, Einen Brui)er undhMitarbei,tei,li:nd</text:p>
      <text:p text:style-name="P1">Mitstreiter,euernAbgeordnetenundDiener</text:p>
      <text:p text:style-name="P1">meiner Nothdurft, zu euch zu senden; C, 4,48.</text:p>
      <text:p text:style-name="P1">26. sintemal er ein Verlangen hatte nach</text:p>
      <text:p text:style-name="P1">euch Allen und betrübt war, weil ihr hörtet,</text:p>
      <text:p text:style-name="P1">daß er krank gewesen.</text:p>
      <text:p text:style-name="P1">27. Denn er war auch auf den Tod krank;</text:p>
      <text:p text:style-name="P1">aber Gott hat sich über ihn erbarmet und</text:p>
      <text:p text:style-name="P1">nicht allein über ihn, sondern auch über</text:p>
      <text:p text:style-name="P1">mich, damit ich nicht Traurigkeit auf Trau-</text:p>
      <text:p text:style-name="P1">rigkeit hätte.</text:p>
      <text:p text:style-name="P1">28. Desto schleuniger nun habe ich ihn</text:p>
      <text:p text:style-name="P1">gesandt, damit ihr, wann ihr ihn wieder-</text:p>
      <text:p text:style-name="P1">lehet, euch freuet und auch ich weniger</text:p>
      <text:p text:style-name="P1">Traurigkeit habe. --.—</text:p>
      <text:p text:style-name="P1">29. So nehmet ihn nun auf im Herrn</text:p>
      <text:p text:style-name="P1">mit aller Freude, und haltet solche Männer</text:p>
      <text:p text:style-name="P1">in Ehren. i.C·-k.i6,i8. i.Tim 5,i7.</text:p>
      <text:p text:style-name="P1">30. Denn um des Werkes Christi willen</text:p>
      <text:p text:style-name="P1">ist er»bis nahe zum Tode ekommen und</text:p>
      <text:p text:style-name="P1">hat sein Leben in Gefahr gesetzt, auf daß er</text:p>
      <text:p text:style-name="P1">den Mangel eurer Dienstleistung gegen</text:p>
      <text:p text:style-name="P1">mich ersetzte.</text:p>
      <text:p text:style-name="P1">Cap. 11I.</text:p>
      <text:p text:style-name="P1">I. Warnung vor falschen Lchrern. i-6. 1l.Pal1·</text:p>
      <text:p text:style-name="P1">lus Sinn und Streben. 7—44-. lll. Ermahnung,</text:p>
      <text:p text:style-name="P1">ihm darin nachzuahmen. 15—2t.</text:p>
      <text:p text:style-name="P1">I. 1. Uebrigens, meine Brüder! freuet</text:p>
      <text:p text:style-name="P1">euch im Herrn! Euch dasselbe zu schreiben,</text:p>
      <text:p text:style-name="P1">verdrießt mich nicht, ei1ch aber macht es fest.</text:p>
      <text:p text:style-name="P1">C. 2, is» Pf. se, «. 33, «.</text:p>
      <text:p text:style-name="P1"><text:soft-page-break/>2. Hütet euch vor den Hunden; hütet euch</text:p>
      <text:p text:style-name="P1">vor den bösen Arbeitern; hütet euch vor der</text:p>
      <text:p text:style-name="P1">Zersihneidung.</text:p>
      <text:p text:style-name="P1">Matih.7, 6. Off.22,45. Jes.5(-, i02c.</text:p>
      <text:p text:style-name="P1">2.Cor.-H,43. Gal.6,-IT.</text:p>
      <text:p text:style-name="P1">Z. Denn wir sind die Beschneidung, die</text:p>
      <text:p text:style-name="P1">wir Gott im Geiste dienen und uns rühmen</text:p>
      <text:p text:style-name="P1">in Christo Jefu und nicht auf das Fleisch</text:p>
      <text:p text:style-name="P1">vertrauen. Röm.2,29. Gai.c3,ii-—-is,</text:p>
      <text:p text:style-name="P1">4. Wie:-oohl auch ich auf das Fleisch ver-</text:p>
      <text:p text:style-name="P1">trauen könute. Wenn Jemand sich ciubildet«,</text:p>
      <text:p text:style-name="P1"/>
      <text:p text:style-name="P1"/>
      <text:p text:style-name="P1"/>
      <text:p text:style-name="P1">.Cap. Z. an die Philipper. Cap. 3s. 4. 223</text:p>
      <text:p text:style-name="P1">er könne aus das Fleisch vertrauen, so kann</text:p>
      <text:p text:style-name="P1">ich es noch mehr.. 2.Cok.«,24 :c.</text:p>
      <text:p text:style-name="P1">5. Denn ich ward am achten Tage be-</text:p>
      <text:p text:style-name="P1">schnitten, bin vom Geschle.chte Jsraels, aus</text:p>
      <text:p text:style-name="P1">dem.Stamnle Benjamin, ein Hebräer von</text:p>
      <text:p text:style-name="P1">Hebräern, nach dem Gesetz ein Pharisäer,</text:p>
      <text:p text:style-name="P1">Rom. «, t. Apg. 26, 5.</text:p>
      <text:p text:style-name="P1">6. nach dem Eifer eill Verfolger der Ge-</text:p>
      <text:p text:style-name="P1">meinde, nach der Gerechtigkeit, die im Ge-</text:p>
      <text:p text:style-name="P1">setze ist, unstr·äftich. Gar. i, is. Apg.22,3:c. .</text:p>
      <text:p text:style-name="P1">II. 7. Aber was mir Gewinn war, das</text:p>
      <text:p text:style-name="P1">habe ich um Christi willen für Schaden ge-</text:p>
      <text:p text:style-name="P1">achtet. Las. i4, se. —</text:p>
      <text:p text:style-name="P1">« 8. Ja allerdings achte ich jetzt Alles für</text:p>
      <text:p text:style-name="P1">Schaden um der Alles übertresfenden Er-</text:p>
      <text:p text:style-name="P1">Xenntniß Christi Jesu,meines Herrn, willen;</text:p>
      <text:p text:style-name="P1">um dessen willen ich Alles für Schaden ge-</text:p>
      <text:p text:style-name="P1">rechnet Erbe und es für Unrath achte, da-</text:p>
      <text:p text:style-name="P1">mit ich «hristum gewinne,</text:p>
      <text:p text:style-name="P1">9. und in ihm erfunden werde als ein</text:p>
      <text:p text:style-name="P1">solcher, der nicht hat seine eigene Gerechtig-</text:p>
      <text:p text:style-name="P1">keit, die aus dem Gesetze, sondern die durch</text:p>
      <text:p text:style-name="P1">den Glauben an Christum, nämlich die</text:p>
      <text:p text:style-name="P1">Gerechtigkeit aus Gott im Glauben;</text:p>
      <text:p text:style-name="P1">Gal.2, is. 2i.</text:p>
      <text:p text:style-name="P1">10. um zu erkennen ihn und die Kraft</text:p>
      <text:p text:style-name="P1">seiner Auferstehung und die Gemeinschaft</text:p>
      <text:p text:style-name="P1">einer Leiden, so ich seinem Tode ähnlich</text:p>
      <text:p text:style-name="P1">werde, m5m.s,4.5. 2.Cok.4,i0.</text:p>
      <text:p text:style-name="P1">11. ob ich vielleicht zur Auferstehung der</text:p>
      <text:p text:style-name="P1">Todten gelangen möge. -</text:p>
      <text:p text:style-name="P1">12. Nicht, daß ich es schon ergriffen habe,</text:p>
      <text:p text:style-name="P1">oder schon vollkommen sei; ich jage ihm:aber</text:p>
      <text:p text:style-name="P1">nach, ob ich es e«rg·reifen möge, indem. ich</text:p>
      <text:p text:style-name="P1">auch von Christo esu ergriffen bin. ;</text:p>
      <text:p text:style-name="P1">«. Tini S, 42. Pf. 73, W sc.</text:p>
      <text:p text:style-name="P1">13. Ihr Brüder! ich halte mich nicht da-</text:p>
      <text:p text:style-name="P1"><text:soft-page-break/>für, daß ich es er rissen habe.</text:p>
      <text:p text:style-name="P1">14. Eines aberi;ageich: Ich vergesse, was</text:p>
      <text:p text:style-name="P1">hinter mir ist, und strecke mich aus nach</text:p>
      <text:p text:style-name="P1">dem, was vor mir ist, und eile nach dem</text:p>
      <text:p text:style-name="P1">vorge teckten Ziele, zu dem Kleinod der</text:p>
      <text:p text:style-name="P1">Berti ung Gottes von oben in Christo</text:p>
      <text:p text:style-name="P1">Jesu. «. Eos. 9, 2-i 2c. 2. Tini. 4, 7 ».</text:p>
      <text:p text:style-name="P1">l1l. 15. So Viele unser nun vollkommen</text:p>
      <text:p text:style-name="P1">sind, laßt uns also esinnet sein; und solltet</text:p>
      <text:p text:style-name="P1">ihr etwa anders gesLinnet sein, so wird Gott</text:p>
      <text:p text:style-name="P1">auch das euch offenbaren.</text:p>
      <text:p text:style-name="P1">16. Doch wozu wir schon gekommen sind,</text:p>
      <text:p text:style-name="P1">da laßt uns nach gleicher Regel wandeln</text:p>
      <text:p text:style-name="P1">und gleich gesinnet sein.</text:p>
      <text:p text:style-name="P1">(x..1,27.2,2. Nenn. is; is.</text:p>
      <text:p text:style-name="P1">17. Werdct meine Mitiiachfolger, ihr</text:p>
      <text:p text:style-name="P1">Brüder! und» sehet ans die, welche also</text:p>
      <text:p text:style-name="P1">wandeln, wie ihr uns zum Vorbilde habet.</text:p>
      <text:p text:style-name="P1">· C.-i,9. 4.Cok.«,i.</text:p>
      <text:p text:style-name="P1">18. Denn Viele wandeln, von welchen ich</text:p>
      <text:p text:style-name="P1">i</text:p>
      <text:p text:style-name="P1">euch oft esagt habe, nun aber es aUch mit</text:p>
      <text:p text:style-name="P1">Weinen sage, daß sie Feinde des Kreuzes</text:p>
      <text:p text:style-name="P1">Christi sind. » » . ,</text:p>
      <text:p text:style-name="P1">19. Ihr Ende ist das Verderben, ihr</text:p>
      <text:p text:style-name="P1">Gott ist der Bauch und ihre Ehre in ihrer</text:p>
      <text:p text:style-name="P1">Schande, sie fmd aus die irdischen Dinge</text:p>
      <text:p text:style-name="P1">bedacht. I. C«-k. «, is. Rom. is, is.</text:p>
      <text:p text:style-name="P1">20. Denn unser Bürgerrecht i im Him-</text:p>
      <text:p text:style-name="P1">mel; von woher wir auch den eiland er-</text:p>
      <text:p text:style-name="P1">warten, den agent! Jesum Christum, -</text:p>
      <text:p text:style-name="P1">Jph.i4,s. ei-.«,i3—i6.is,44.;-Tii.2,i3.—</text:p>
      <text:p text:style-name="P1">21. welcher den Leib unserer Niedrigkeit</text:p>
      <text:p text:style-name="P1">u·mgestalten wird, daß er ähnlich werde dem</text:p>
      <text:p text:style-name="P1">Leibe seiner Herrlichkeit nach der Macht,</text:p>
      <text:p text:style-name="P1">mit der er auch alle Dinge sich unterthan</text:p>
      <text:p text:style-name="P1">machen kann. 4.Cpk.i5,43.49. i.Joh.3,2.</text:p>
      <text:p text:style-name="P1">Cap. IV.</text:p>
      <text:p text:style-name="P1">l. Fcrncre Ermahiiungen an Einzelne und Alle·</text:p>
      <text:p text:style-name="P1">«-9. It. Danksagung für die ei-apfangene Unter-</text:p>
      <text:p text:style-name="P1">stützung. 40—49. 1ll. Schluß. 20—2Z.</text:p>
      <text:p text:style-name="P1">l. 1. Darum, meine geliebten und er-</text:p>
      <text:p text:style-name="P1">ehnten Brüder! meine Freude und Krone!</text:p>
      <text:p text:style-name="P1">tehet also fest im Herrn, ihr Geliebten!</text:p>
      <text:p text:style-name="P1">«. Thess. 2, «9. Phi1. i, 27.</text:p>
      <text:p text:style-name="P1">2. Die Euodia ermahne ich und die Shn-</text:p>
      <text:p text:style-name="P1">tyche ermahne ich, Eines Sinnes zu sein</text:p>
      <text:p text:style-name="P1">im Herrn.</text:p>
      <text:p text:style-name="P1"><text:s/>Ja, ich bitte auch dich, mein treuer</text:p>
      <text:p text:style-name="P1">Mitgenosse! stehe ihnen bei, die an dem</text:p>
      <text:p text:style-name="P1">Evangelium mit 1:nirgekämpft haben, nebst</text:p>
      <text:p text:style-name="P1">Clemens und meinen übrigen Mitarbeitern,</text:p>
      <text:p text:style-name="P1"><text:soft-page-break/>deren Namen im Buche des Lebens stehen.</text:p>
      <text:p text:style-name="P1">Pl)ilcm. L. Off. is, B.</text:p>
      <text:p text:style-name="P1">4. Freuet euch im Herrn allezeit! abermal</text:p>
      <text:p text:style-name="P1">sage»ich; Freuet euch! C, 3, «.</text:p>
      <text:p text:style-name="P1">5. Lasset euere Freundlichkeit allen Men-</text:p>
      <text:p text:style-name="P1">schen kund werden! Der Herr ist nahe.</text:p>
      <text:p text:style-name="P1">Jak. 5, 8. 9.</text:p>
      <text:p text:style-name="P1">6. Sor et um nichts, sondern in allen</text:p>
      <text:p text:style-name="P1">Dingen lasset im Gebet und Flehen mit</text:p>
      <text:p text:style-name="P1">Danksagung eure Bitten vor Gott kund</text:p>
      <text:p text:style-name="P1">werden. -i. Pct. Ei, 7. Ei-h. 6, is.</text:p>
      <text:p text:style-name="P1">7. Und der Friede Gottes, der allen Ver-</text:p>
      <text:p text:style-name="P1">stand übersteigt, wird eure Herzen und euern</text:p>
      <text:p text:style-name="P1">Sinn bewahren in Christo Jesu.</text:p>
      <text:p text:style-name="P1">Col. Z, t5. Rom. Z, «.</text:p>
      <text:p text:style-name="P1">8. Jin Uebrigen, ihr Brüder! was wahr-</text:p>
      <text:p text:style-name="P1">haft ist, was ehrbar, was gerecht, was rem-</text:p>
      <text:p text:style-name="P1">was lieblich, was wohl lautet, ist irgend</text:p>
      <text:p text:style-name="P1">eine Tugend und ist irgend ein Lob, dem</text:p>
      <text:p text:style-name="P1">denket nach! Tit. Z, 8. 44.</text:p>
      <text:p text:style-name="P1">9. Was ihr auch gelernt und empfangen</text:p>
      <text:p text:style-name="P1">und gehört und gesehen habet an mir, das</text:p>
      <text:p text:style-name="P1">thut, so wird der Gott des Friedens mit</text:p>
      <text:p text:style-name="P1">euch sein. E, s, i7. i.Th«»ss- 5, es.</text:p>
      <text:p text:style-name="P1"/>
      <text:p text:style-name="P1"/>
      <text:p text:style-name="P1"/>
      <text:p text:style-name="P1">k«224 Cap. 1. Die Ep·istel</text:p>
      <text:p text:style-name="P1">II. 1O. Jch bin aber hoch ei-kreist worden</text:p>
      <text:p text:style-name="P1">im Herrn, daß ihr jetzt einma wieder kräf-</text:p>
      <text:p text:style-name="P1">tig geworden seid, für mich zu sorgen; wor-</text:p>
      <text:p text:style-name="P1">auf ihr auch sonst dachtet, aber ihr hattet</text:p>
      <text:p text:style-name="P1">keine Gelegenheit dazu. «</text:p>
      <text:p text:style-name="P1">11. Nicht, daß ich dieses des Mangels</text:p>
      <text:p text:style-name="P1">?;Iii"Z?22I«9-Fåsd?2iJ’i,«iH«3 Z3bF2F2Ii;äT- ««</text:p>
      <text:p text:style-name="P1">« « «. Tim.iz,·e—8.</text:p>
      <text:p text:style-name="P1">U1k. Jchszkci,n1znied»röikg k,e·beni,"jch tlcinn g)u»ch</text:p>
      <text:p text:style-name="P1">e er u a en; i in era un in</text:p>
      <text:p text:style-name="P1">allen gingen geübt, Lowo l satt zu sein als</text:p>
      <text:p text:style-name="P1">Fi»hungern,so·wohl eber us; zu haben als</text:p>
      <text:p text:style-name="P1">angel zu eiden. Heb.i:i,5. ·</text:p>
      <text:p text:style-name="P1">13. »Ich vermag Alles durch Christum,</text:p>
      <text:p text:style-name="P1">der mich stärker 2.Cok. i2, ro.</text:p>
      <text:p text:style-name="P1">14. Doch habet ihr wohl ethan, daß ihr</text:p>
      <text:p text:style-name="P1">Antheil nahmet an meiner ?Drangsal.</text:p>
      <text:p text:style-name="P1">15. Aber auch Er, Philipper, wisset, daß</text:p>
      <text:p text:style-name="P1">im Anfange des «dangeliums, als·ich aus</text:p>
      <text:p text:style-name="P1">Macedonien auszog, keine Gemeinde es</text:p>
      <text:p text:style-name="P1">mit mir gehalten hat in Betreff des Gebeus</text:p>
      <text:p text:style-name="P1">und Enipfangens, als nur ihi;a3leix:.l 9</text:p>
      <text:p text:style-name="P1">. or. , .</text:p>
      <text:p text:style-name="P1">St. Pauli Cap. 1.</text:p>
      <text:p text:style-name="P1"><text:soft-page-break/>16. Denn auch als ich zu Thessalonich</text:p>
      <text:p text:style-name="P1">war, habet ihr mir ein und zwei Male für</text:p>
      <text:p text:style-name="P1">meine Nothdurft gesandt. Apg.i7, i.</text:p>
      <text:p text:style-name="P1">17. Nicht, daß ich das Geschenk suche, son-</text:p>
      <text:p text:style-name="P1">dern ich suche- die Frucht, daß sie sieh mehre</text:p>
      <text:p text:style-name="P1">für euere Rechnung.</text:p>
      <text:p text:style-name="P1">IS. Ich habe aber Alles genug und mehr</text:p>
      <text:p text:style-name="P1">als g(;nug« ich habe die Fülle, nachdem-ich</text:p>
      <text:p text:style-name="P1">von paphroditus eure Gabe empfangen,</text:p>
      <text:p text:style-name="P1">einen lieblichen Wohlgeruch, ein angeneh-</text:p>
      <text:p text:style-name="P1">mes, Gott wohlgefälIig6es Opfer.</text:p>
      <text:p text:style-name="P1">.2,25. Heb.i3·is.</text:p>
      <text:p text:style-name="P1">19. Mein Gott aber wird euch all euer</text:p>
      <text:p text:style-name="P1">Bedürfnis; erfüllen, nach seinem Reichthum,</text:p>
      <text:p text:style-name="P1">in Herrlichkeit, in Christo Jesu. 2.C»k.9,i3.</text:p>
      <text:p text:style-name="P1">III. 20. Gott aber unserm Vater sei Ehre</text:p>
      <text:p text:style-name="P1">von Ewigkeit zu Ewigkeit! Amg1.l « « Z</text:p>
      <text:p text:style-name="P1">A . , « ,</text:p>
      <text:p text:style-name="P1">21. Griißet alle Heiligen in Christo Jefu.</text:p>
      <text:p text:style-name="P1">Es grüßen euch dieBrüder, die bei mir sind.</text:p>
      <text:p text:style-name="P1">22. Es grüßen euch alleHeili» en,besonders</text:p>
      <text:p text:style-name="P1">aber die aus dem Hause des Kaisers.</text:p>
      <text:p text:style-name="P1">2. Cor.43, t2.</text:p>
      <text:p text:style-name="P1">23 Die Gnadeunseis errn JesuC rifti</text:p>
      <text:p text:style-name="P1">« "H « h</text:p>
      <text:p text:style-name="P1">sei mit euch Allen! Amen. i.C-c. i6,23.</text:p>
      <text:p text:style-name="P1">Die Epistcl Si. Pauli an die Colosser.</text:p>
      <text:p text:style-name="P1">Cap.« I.</text:p>
      <text:p text:style-name="P1">l. Paulus Gruß. «, D; lI- Dank und Gebet für</text:p>
      <text:p text:style-name="P1">die C:-lasset, Z—44; til. Hoheit und Würde Jesu,</text:p>
      <text:p text:style-name="P1">is—-Da; iv. Dei Apostels Amt. 24-29.</text:p>
      <text:p text:style-name="P1">I. 1. Paulus, Apostel Jesu Christi durch</text:p>
      <text:p text:style-name="P1">den Willen Gottes, und Timotheus, der</text:p>
      <text:p text:style-name="P1">Bruder, Phii.t, i.</text:p>
      <text:p text:style-name="P1">2. an die Heiligen zu Colossä und gläu-</text:p>
      <text:p text:style-name="P1">bigen Brüder in Christo. Gnade sei mit</text:p>
      <text:p text:style-name="P1">euch und Friede von Gott, unserm Vater,</text:p>
      <text:p text:style-name="P1">und dem Herrn Jesu Christo! 4·Th««ss. i,-«.</text:p>
      <text:p text:style-name="P1">il. Z. Wir danken dem Gott und Vater</text:p>
      <text:p text:style-name="P1">unsers Herrn Jesu Christi allezeit im Ge-</text:p>
      <text:p text:style-name="P1">bete für euch, Es-i,. i, -is. -is.</text:p>
      <text:p text:style-name="P1">4. da wir von eurem Glauben in Christo</text:p>
      <text:p text:style-name="P1">Jesu, und von euerer Liebe gegen alle Hei-</text:p>
      <text:p text:style-name="P1">ligen gehört haben; Pk,k1cm, Z,</text:p>
      <text:p text:style-name="P1">5. der Hoffnung wegen, die euch in den</text:p>
      <text:p text:style-name="P1">Himmeln ausbehalten ist, von we -her ihr</text:p>
      <text:p text:style-name="P1">schon früher gehört habet in dem Worte</text:p>
      <text:p text:style-name="P1">der Wahrheit des Evangeliums,</text:p>
      <text:p text:style-name="P1">-i. Pet.i, Z. 4· Ei-h. i, -is.</text:p>
      <text:p text:style-name="P1">6. das zu euch gekommen ist, so wie auch</text:p>
      <text:p text:style-name="P1">in alle Welt, und Früchte trägt, wie auch</text:p>
      <text:p text:style-name="P1">in euch, von dem Tage an, da ihr es gehört</text:p>
      <text:p text:style-name="P1"><text:soft-page-break/>und die Gnade Gottes in der Wahrheit</text:p>
      <text:p text:style-name="P1">erkannt habet; J.-s.55, «. Makc.4, s.</text:p>
      <text:p text:style-name="P1">7. so wie ihr es auch gelernt habet von</text:p>
      <text:p text:style-name="P1">Epaphras, unserm geliebten Mitknechte,</text:p>
      <text:p text:style-name="P1">der ein treuer Diener Christi für euch ist,</text:p>
      <text:p text:style-name="P1">C. 4, 42.</text:p>
      <text:p text:style-name="P1">8. der uns auch eure Liebe im Geiste kund</text:p>
      <text:p text:style-name="P1">gethan hat. »</text:p>
      <text:p text:style-name="P1">9. «-sOeßhalb auch wir, von dem Tage an,</text:p>
      <text:p text:style-name="P1">da wir es gehört haben, hören wir nicht</text:p>
      <text:p text:style-name="P1">auf, für euch zu beten undgu bitten, daß</text:p>
      <text:p text:style-name="P1">ihr erfüllet werdet mit der (»rkenntniß sei-</text:p>
      <text:p text:style-name="P1">nes Willens in aller Weisheit und geist-</text:p>
      <text:p text:style-name="P1">licher Einsicht; Eph,i,-i5:c. ·</text:p>
      <text:p text:style-name="P1">10. damit ihr des Herrn würdig wandelt,</text:p>
      <text:p text:style-name="P1">zu allem Wohlgefallen, fruc»htl:ar in allem</text:p>
      <text:p text:style-name="P1">guten Werke, und wachsendin der Erkennt-</text:p>
      <text:p text:style-name="P1">niß Gottes; Epk,»4,i. Hei-.i3,2-i.</text:p>
      <text:p text:style-name="P1">U. gekräftigt mit·aller Kraft, nach der</text:p>
      <text:p text:style-name="P1">Markt seiner Herrlichkeit, zu aller Geduld</text:p>
      <text:p text:style-name="P1">und angmuth m1t Freuden; Eph.3, is.</text:p>
      <text:p text:style-name="P1">12. und danket dem Vater, der uns ge-</text:p>
      <text:p text:style-name="P1">schickt gemacht hat zum Erbtheil der Heili-</text:p>
      <text:p text:style-name="P1">gen im Lichte, «</text:p>
      <text:p text:style-name="P1"/>
      <text:p text:style-name="P1"/>
      <text:p text:style-name="P1"/>
      <text:p text:style-name="P1">Cap. 1. an die C</text:p>
      <text:p text:style-name="P1">13. her; uns Zins ge; 3)eei»vck;il; der»FinFekr;-</text:p>
      <text:p text:style-name="P1">niß er is et un in a ei eines ge te -</text:p>
      <text:p text:style-name="P1">ten Sohnes versetzt hat; As-g.·26. is»</text:p>
      <text:p text:style-name="P1">14. in wZiil)em dwirVhabek:1 die dErlgu»ng</text:p>
      <text:p text:style-name="P1">durch sein ut ie erge urig er un-</text:p>
      <text:p text:style-name="P1">den. Eph.i,7. « ·</text:p>
      <text:p text:style-name="P1">1II. 1l;5. W3cher ist de? sEbEnbild Eies</text:p>
      <text:p text:style-name="P1">unsicht aren ottes der rtge oruea er</text:p>
      <text:p text:style-name="P1">Geschöpfe. »Hei·-.i,3.·«Dff.s,i4, »</text:p>
      <text:p text:style-name="P1">16. Denn in ihn; sind· alle Dinge erfchaf-</text:p>
      <text:p text:style-name="P1">sen worden, was ·im Himmel und was’auf</text:p>
      <text:p text:style-name="P1">Erden ist, das Sichtbare und das Unsicht-</text:p>
      <text:p text:style-name="P1">bare, es ·seie·n Throne oder Herrschasten</text:p>
      <text:p text:style-name="P1">oder Obrigkeiten oder Gewalten; alle Dinge</text:p>
      <text:p text:style-name="P1">sind durch ihn und frirhih1; e4r(sch3fset;.» »</text:p>
      <text:p text:style-name="P1">«"o . , . . o. , .</text:p>
      <text:p text:style-name="P1">17. Und er ist v»or«iillen Dingen und alle</text:p>
      <text:p text:style-name="P1">Dinge bestehen in ihm. OF. —22,43. Jois.»i7,5.</text:p>
      <text:p text:style-name="P1">18. Und er ist »das Haupt des Leibes,</text:p>
      <text:p text:style-name="P1">des Gemeindg; eEstdtder Elnfa:ig, der AJ1rst-</text:p>
      <text:p text:style-name="P1">ge orne von en o en am( er in em</text:p>
      <text:p text:style-name="P1">den Voi·rang habe. «</text:p>
      <text:p text:style-name="P1">(.sph.i,22:c« Off.i.5. i.(s;ok.·i5,2o.</text:p>
      <text:p text:style-name="P1">19. Denn also gkfisel es Gott, in ihm alle</text:p>
      <text:p text:style-name="P1"><text:soft-page-break/>Fiille wohnen zu asen, C·.2,9. -«-h.i,i6.</text:p>
      <text:p text:style-name="P1">20. und durch ihn Alles mit sich«selbst zu</text:p>
      <text:p text:style-name="P1">versöhnen, indem er Frieden machte durch</text:p>
      <text:p text:style-name="P1">das Blut seines Kreuzes, durch ihn, sowohl</text:p>
      <text:p text:style-name="P1">was aus Erden at? was«i8mEHIi,1ii2m;:ä isz.</text:p>
      <text:p text:style-name="P1">2.vk.5, . p-,"».I-</text:p>
      <text:p text:style-name="P1">21. Und euch, die ihr vormals entsremd·et</text:p>
      <text:p text:style-name="P1">waret und»Fc-inde mit euren Gedanken» in</text:p>
      <text:p text:style-name="P1">den bösen S-2Zert«en, hat eFliir;3)mehg v3s’oh-</text:p>
      <text:p text:style-name="P1">net, in dem eibe seines ei es ur den</text:p>
      <text:p text:style-name="P1">Tod, Rom.5,s·io. Eph.2,i52c. «</text:p>
      <text:p text:style-name="P1">22. euch darzuftellen heilig und untadel-</text:p>
      <text:p text:style-name="P1">haft und unsträflich vor ihm, Tit. 2, il.</text:p>
      <text:p text:style-name="P1">23. wenn ihr anders im Glauben gegrün-</text:p>
      <text:p text:style-name="P1">det und fest verbleibet, und euch nicht ent-</text:p>
      <text:p text:style-name="P1">wegen lasset von der Hoffnung des Evan-</text:p>
      <text:p text:style-name="P1">geliums, ivelches ihr gehört habet, das allen</text:p>
      <text:p text:style-name="P1">Geschöpfen unter dem Hinimelist gepredigt</text:p>
      <text:p text:style-name="P1">worden, dessen Diener ich, Paulus, ge-</text:p>
      <text:p text:style-name="P1">worden bin. i,(;-.-k.i5,58. Coi.2,7.i,s.</text:p>
      <text:p text:style-name="P1">IV. 2-i-. Nun freue ich mich in meinen</text:p>
      <text:p text:style-name="P1">Leiden für euch, und mache i»oolls«tändig an</text:p>
      <text:p text:style-name="P1">niein?n? Fle(sche,s was dZi Frubsciå:n </text:p>
      <text:p text:style-name="P1">e te für einen ei «, we er i le</text:p>
      <text:p text:style-name="P1">Ieciilemde;« Eph.3, i. is. s:ipg.9, is.</text:p>
      <text:p text:style-name="P1">25. deren Diener ich geworden bin, naih</text:p>
      <text:p text:style-name="P1">dein Auftrage Gottes, der mir gegeben wor-</text:p>
      <text:p text:style-name="P1">dei1dau euch, d3as Wort Gottes völlig zu</text:p>
      <text:p text:style-name="P1">pre igen pp-h. , 7.»</text:p>
      <text:p text:style-name="P1">26. d.1sGeheini1iiß, das verborgen war</text:p>
      <text:p text:style-name="P1">von der Welt Zeiten und Ges chlechtern her,</text:p>
      <text:p text:style-name="P1">jetzt aber gcosfeubaret worden ist seinen</text:p>
      <text:p text:style-name="P1">olosser. Eap. 1. 2. 225</text:p>
      <text:p text:style-name="P1">27. denen Gott kund thun wollte, welches</text:p>
      <text:p text:style-name="P1">sei der Reichthum der Herrlichkeit dieses</text:p>
      <text:p text:style-name="P1">Geheimniss es unter den Heiden, welcher ist</text:p>
      <text:p text:style-name="P1">Christus in euch , die Hoffnung der Herr-</text:p>
      <text:p text:style-name="P1">lichkeit. -2. C-is. «3,5. Ei-b.s, i7. ,</text:p>
      <text:p text:style-name="P1">28. Ihn verkünden wir und ermahnen je-</text:p>
      <text:p text:style-name="P1">den Menschen und nnterrichten jeden Men-</text:p>
      <text:p text:style-name="P1">schen in aller Weisheit, damit wir jeden Men-</text:p>
      <text:p text:style-name="P1">schen vollkommen in Christo darstellen;</text:p>
      <text:p text:style-name="P1">29. wofür ichdenn auch arbeite und kätnpfe,</text:p>
      <text:p text:style-name="P1">nach der Wirksamkeit dessen, der in mir</text:p>
      <text:p text:style-name="P1">wirket in Kraft. C. i, is.</text:p>
      <text:p text:style-name="P1">Cap. II.</text:p>
      <text:p text:style-name="P1">I- Erinahiiung zur Festjgkeit im Glauben, -'t—7;</text:p>
      <text:p text:style-name="P1">il- Warnung vor Jrrlehrern und ihrer Schein-</text:p>
      <text:p text:style-name="P1">wkisi)cii. 8—2:z.</text:p>
      <text:p text:style-name="P1">I. 1. Denn ich will, daß ihr wisset, welch-</text:p>
      <text:p text:style-name="P1">großen Kampf ich, habe für euch und diiZku</text:p>
      <text:p text:style-name="P1">«aodicea und Alle, die mein leibliches n-</text:p>
      <text:p text:style-name="P1"><text:soft-page-break/>gesteht ni»cht·gefehen haben, C. 4, is.</text:p>
      <text:p text:style-name="P1">2. damit ihre Herzen getröstet werden,</text:p>
      <text:p text:style-name="P1">verbunden in Liebe und u allem Reichthum</text:p>
      <text:p text:style-name="P1">der vollkommenen Einsicht, zur Erkenntnis;</text:p>
      <text:p text:style-name="P1">—(Fjeheimnisses Gottes, des Vaters und</text:p>
      <text:p text:style-name="P1">— ri ti, «</text:p>
      <text:p text:style-name="P1">3. in welchem alle S?ätze der Weisheit</text:p>
      <text:p text:style-name="P1">und der Erkenntniß ver orgen sind.</text:p>
      <text:p text:style-name="P1">i. Crit. i,24-.</text:p>
      <text:p text:style-name="P1">’ 4. Ich sage aber dieses, damit Niemand</text:p>
      <text:p text:style-name="P1">euch mit beredten Worten betrüge.Eph.5,i;.</text:p>
      <text:p text:style-name="P1">5. Denn ob ich schon dem Leibe nach ab-</text:p>
      <text:p text:style-name="P1">wrsend bin, so bin ich doch im Geiste bei</text:p>
      <text:p text:style-name="P1">euch nnd freue mich ulid sehe eure Ord-</text:p>
      <text:p text:style-name="P1">nung·und die Festigkeit eures Glaubens an</text:p>
      <text:p text:style-name="P1">Christum. 4.Cor. t4, 4().</text:p>
      <text:p text:style-name="P1">G. Wie ihr nun angenommen habet Chri-</text:p>
      <text:p text:style-name="P1">stum Jesum, den Herrn, so wandelt in ihm,</text:p>
      <text:p text:style-name="P1">7. gewurzelt und erbaut in ihm, und be-</text:p>
      <text:p text:style-name="P1">festigt im Glauben, so wie ihr gelehrt wor-</text:p>
      <text:p text:style-name="P1">den seid, und nehmet zu darin mit Dank-</text:p>
      <text:p text:style-name="P1">sagung. C. i, 23. E;-H. 2, 2o. 4, i5 «.</text:p>
      <text:p text:style-name="P1">lI. 8. Sehet zu, daß euch Niemand be-</text:p>
      <text:p text:style-name="P1">raube durch die Weltweisheit und eiteln</text:p>
      <text:p text:style-name="P1">Trug nach den Satzungen der EJ)?enfchen,</text:p>
      <text:p text:style-name="P1">- nach den Anfangsgriinden der Welt und</text:p>
      <text:p text:style-name="P1">11Tchk1Mch Ch1«kftO. Eph.4,i4. Röm.sic,i8.</text:p>
      <text:p text:style-name="P1">9. Denn in ihm wohnet die ganze Fülle</text:p>
      <text:p text:style-name="P1">der Gottheit leibhaftig. C·-i»-so« J-,k,.i,i4.</text:p>
      <text:p text:style-name="P1">10. Und ihr seid in ihm erfiillet, welcher</text:p>
      <text:p text:style-name="P1">das Haupt aller Hoheit und Gewalt ist.</text:p>
      <text:p text:style-name="P1">C. it, le. Eph.4-A- TI-</text:p>
      <text:p text:style-name="P1">11. In ihm seid ihr auch bescl)nitten wor-</text:p>
      <text:p text:style-name="P1">den mit der Beschneidung, die «nicht mit</text:p>
      <text:p text:style-name="P1">Händen geschieht, in dein Ansziehen des</text:p>
      <text:p text:style-name="P1">siindlichi-n Leibes des Fleisches, in der Be-</text:p>
      <text:p text:style-name="P1">l</text:p>
      <text:p text:style-name="P1">HClllgC1l, Röin. t6, IS :c.</text:p>
      <text:p text:style-name="P1">» schneidung Christi, Phil.3,3. Col.3,5—9-</text:p>
      <text:p text:style-name="P1">15</text:p>
      <text:p text:style-name="P1"/>
      <text:p text:style-name="P1"/>
      <text:p text:style-name="P1"/>
      <text:p text:style-name="P1">226 Cap. L. 3. Die Epistel St. Pauli Cap.« Z.</text:p>
      <text:p text:style-name="P1">12. miti m begraben in der Taufe; in</text:p>
      <text:p text:style-name="P1">ihm seid i r auch mitauferweckt worden</text:p>
      <text:p text:style-name="P1">durch den lanben an die Kraft Gottes,</text:p>
      <text:p text:style-name="P1">die ihn von den Todten auferweckt hat.</text:p>
      <text:p text:style-name="P1">Röin.6,4. B. Eph.2,5 it. Col.3,4.</text:p>
      <text:p text:style-name="P1">13. Und euch, die ihr todt waret in den</text:p>
      <text:p text:style-name="P1">Uebertretungen und der Vorhaut eueres</text:p>
      <text:p text:style-name="P1">Fleisihes, hat er mit ihm lebendig gemacht,</text:p>
      <text:p text:style-name="P1"><text:soft-page-break/>da er euch alle 1lebertretungen vergeben,</text:p>
      <text:p text:style-name="P1">Cph.2,sI. 5.H. 2.Cor.ö,49.</text:p>
      <text:p text:style-name="P1">14. da er die Handschrift gegen uns in den</text:p>
      <text:p text:style-name="P1">Satzungen, die wider uns war, austilgte,</text:p>
      <text:p text:style-name="P1">und sie hinweg nahm, indem er sie an das</text:p>
      <text:p text:style-name="P1">Kreuz heftete ; Eph. D, is.</text:p>
      <text:p text:style-name="P1">15. da er den Hoheiten und den Gewal-</text:p>
      <text:p text:style-name="P1">ten die Rüstung auszog und sie öffentlich</text:p>
      <text:p text:style-name="P1">zur Schau führte und über sie in ihm tri-</text:p>
      <text:p text:style-name="P1">Umphirte. Lug» « «, 22, · -</text:p>
      <text:p text:style-name="P1">16. So soll euch nun Niemand ruhten in</text:p>
      <text:p text:style-name="P1">Speise oder in Trank, oder in Ansehung</text:p>
      <text:p text:style-name="P1">eines Feiertages oder Neumondes oder</text:p>
      <text:p text:style-name="P1">Sabbaths. Her« 9,io. ais-m.i4,2:c. 3.Mos.2.-i.</text:p>
      <text:p text:style-name="P1">17. Dieses«ist ein Schaiten des Zukünf-</text:p>
      <text:p text:style-name="P1">tigen, der Leib aber ist Christi. Heb. 8, 5. io»,i.</text:p>
      <text:p text:style-name="P1">18. Lasset euch euer Kleinod durch Nie-</text:p>
      <text:p text:style-name="P1">mand entreis;en, der sich gefällt in Demuth</text:p>
      <text:p text:style-name="P1">und Verehrung der Engel; der sich in das,</text:p>
      <text:p text:style-name="P1">was er nicht gesehen hat, einläßt, eitler Weis e</text:p>
      <text:p text:style-name="P1">ausgeblasen von dem Sinne se4in;s Fs3eiåches,</text:p>
      <text:p text:style-name="P1">. Im. , U.</text:p>
      <text:p text:style-name="P1">19. und sich nicht hält an das Haupt, aus</text:p>
      <text:p text:style-name="P1">welchem der gan e Leib, durch die Gelenke</text:p>
      <text:p text:style-name="P1">undBandeunteritiitztundzusammengefügt,</text:p>
      <text:p text:style-name="P1">wächst zu der Größe, die Gott gibt.</text:p>
      <text:p text:style-name="P1">Eph.4,-is. is.</text:p>
      <text:p text:style-name="P1">20. Wenn ihr nun mit Christo den An-</text:p>
      <text:p text:style-name="P1">sangsgründen der Welt abgestorben seid,</text:p>
      <text:p text:style-name="P1">warum lasset ihr euch denn, als lebtet ihr</text:p>
      <text:p text:style-name="P1">noch in der Welt, beschweren in den</text:p>
      <text:p text:style-name="P1">Satzungen: Gar. 4, 9. »</text:p>
      <text:p text:style-name="P1">21. Berühre es nicht! koste es nicht! greife</text:p>
      <text:p text:style-name="P1">es nicht an! Z. M-s.5,2. i.Tim. i, Z.</text:p>
      <text:p text:style-name="P1">22. Welches All es zum Verderben gereicht</text:p>
      <text:p text:style-name="P1">durch den Gebrauih, nach den Geboten und</text:p>
      <text:p text:style-name="P1">Lehren der Menschen. Matth.m,9.i7.i:3.</text:p>
      <text:p text:style-name="P1">23. Was freilich einen Schein der Weis-</text:p>
      <text:p text:style-name="P1">heit hat, in selbsterwähltem Gottesdienste</text:p>
      <text:p text:style-name="P1">und Demuth und Härte gegen den Leib,</text:p>
      <text:p text:style-name="P1">indem man ihn nicht werth achtet, zur Sät-</text:p>
      <text:p text:style-name="P1">tigung des Fleisches. i.Tim. 4, 8.</text:p>
      <text:p text:style-name="P1">Cap. In.</text:p>
      <text:p text:style-name="P1">l. Ermahnung zum himmlischcn Sinne, -t—4-;</text:p>
      <text:p text:style-name="P1">1l. zur Rechtschaffenheit, 5—H; lll. zur Liebe</text:p>
      <text:p text:style-name="P1">42-—47; W. Pflichten des Hausstandes. -i8—25.</text:p>
      <text:p text:style-name="P1">I. 1. Seid ihr nun mit Christo auferstan-</text:p>
      <text:p text:style-name="P1">-</text:p>
      <text:p text:style-name="P1">i</text:p>
      <text:p text:style-name="P1">den, so suchet, was droben ist, wo Christus</text:p>
      <text:p text:style-name="P1">ist, sitzend zur Rechten Gottes.</text:p>
      <text:p text:style-name="P1">C.2,«2.i3. Hei-.i2,2.</text:p>
      <text:p text:style-name="P1"><text:soft-page-break/>2. Trachtet nach dem, was droben ist, nicht</text:p>
      <text:p text:style-name="P1">nach dem, was auf Erden ist. Many· H, 33«</text:p>
      <text:p text:style-name="P1">B. Denn ihr seid gestorben, und euer Le-</text:p>
      <text:p text:style-name="P1">ben ist mit Christo in Gott verborgen.</text:p>
      <text:p text:style-name="P1">R-Im. 6,2. «.</text:p>
      <text:p text:style-name="P1">4. Wann aber Christus offenbar werden</text:p>
      <text:p text:style-name="P1">wird, der unser Leben ist, dann werdet auch</text:p>
      <text:p text:style-name="P1">ihr mit ihm offenbar werden in Herrlichkeit.</text:p>
      <text:p text:style-name="P1">Phii.i,2i. 2.Thcss.-i,7. to. 4.Pkt.4,i3.</text:p>
      <text:p text:style-name="P1">1l. 5. So tödtet nun euere Glieder, die auf</text:p>
      <text:p text:style-name="P1">Erden sind, Unzucht, Unreinigkeit, Fleisches-</text:p>
      <text:p text:style-name="P1">tust, bbse Begierde und den Geiz, der ein</text:p>
      <text:p text:style-name="P1">Götzendienst ist; Epk,« 5, 3.5,</text:p>
      <text:p text:style-name="P1">6. um welcher Dinge willen der Zorn</text:p>
      <text:p text:style-name="P1">Gottes kommt über die Kinder des Unge-</text:p>
      <text:p text:style-name="P1">horsams; Ei-h. is, 6.</text:p>
      <text:p text:style-name="P1">7. in welchen auch ihr vormals wandeltet,</text:p>
      <text:p text:style-name="P1">als ihr unter ihnen lebtet. E«-h, 2, « —3·</text:p>
      <text:p text:style-name="P1">8. Nun aber ·leget auch ihr dieses Alles</text:p>
      <text:p text:style-name="P1">ab, Zorn, Grimm, Bosheit, Lästerung,</text:p>
      <text:p text:style-name="P1">schändliche Reden aus eurem Munde.</text:p>
      <text:p text:style-name="P1">J.1k.i,2i. Eph. 4, 29. 5, 4.</text:p>
      <text:p text:style-name="P1">9. Lüget nicht gegen einander; ziehet den</text:p>
      <text:p text:style-name="P1">alten El) enscheli aus mit seinen Werken,</text:p>
      <text:p text:style-name="P1">Eph. 4, 22. es.</text:p>
      <text:p text:style-name="P1">10. und ziehet an den neuen, der erneuert</text:p>
      <text:p text:style-name="P1">wird zur Erkenntnis;nach demBilde dessen,</text:p>
      <text:p text:style-name="P1">der ihn erschaffen hat;</text:p>
      <text:p text:style-name="P1">Eph.4,24. -i.Mos.-l,27.</text:p>
      <text:p text:style-name="P1">11. wo nicht ist Grieche und Jude, Be-</text:p>
      <text:p text:style-name="P1">schnittener und Un"beschnittener, Ausländer,</text:p>
      <text:p text:style-name="P1">Schthe, Knecht, Freier, sondern Alles und</text:p>
      <text:p text:style-name="P1">in Allen Christus. G« 3,28.5, H.</text:p>
      <text:p text:style-name="P1">III. 12. So ziehet nun an, als Auser-</text:p>
      <text:p text:style-name="P1">wählte Gottes, Heilige und Geliebte, innig-</text:p>
      <text:p text:style-name="P1">liches Erbarmen, Gütigkeit, Delnuth,</text:p>
      <text:p text:style-name="P1">Sanftmuth, Langmuth. Cpl7.4, 2. 32.</text:p>
      <text:p text:style-name="P1">13. Vertraget einander und vergebet ein-</text:p>
      <text:p text:style-name="P1">ander, so Einer wider den Andern eine</text:p>
      <text:p text:style-name="P1">Klage hat; wie auch Christus euch vergeben</text:p>
      <text:p text:style-name="P1">hat, also thut auch ihr. Eph.5,s.Matth.6,i4:c.</text:p>
      <text:p text:style-name="P1">14. Ueber dieses Alles aber ziehet an die</text:p>
      <text:p text:style-name="P1">Liebe, die da ist ein Band der Vollloui1nen-</text:p>
      <text:p text:style-name="P1">heit. J-y.i3,3i.45,i2 i.Vet.4,8.</text:p>
      <text:p text:style-name="P1">15. Und der Friede»Gotteswalte in enern</text:p>
      <text:p text:style-name="P1">.Eerzen, zu welchem ihr auch berufen seid in</text:p>
      <text:p text:style-name="P1">«ineni Leibe, und seid dankbar! Phi1.4, 7.</text:p>
      <text:p text:style-name="P1">16. Lasset das Wort Christi reichlich unter</text:p>
      <text:p text:style-name="P1">euch wohnen; in aller Weisheit lehret 1md</text:p>
      <text:p text:style-name="P1">ermahnet euch selbst, mit Psalmen und Lob-</text:p>
      <text:p text:style-name="P1">gesängen und geistlichen Liedern singet dem</text:p>
      <text:p text:style-name="P1">errii lieblich in euel«n Herzen.</text:p>
      <text:p text:style-name="P1"><text:soft-page-break/>H Eph.5,-i9. 4.Coi-.-t4,«"26.</text:p>
      <text:p text:style-name="P1"/>
      <text:p text:style-name="P1"/>
      <text:p text:style-name="P1"/>
      <text:p text:style-name="P1">Cap. Z. -I. an die:</text:p>
      <text:p text:style-name="P1">17. Und was ihr immer thut mit Worten</text:p>
      <text:p text:style-name="P1">oder mit Werken, das thut Alles im Namen</text:p>
      <text:p text:style-name="P1">des Herrn Jesu, also daß ihr Gott, dem</text:p>
      <text:p text:style-name="P1">Vater, danket durch ihn. «</text:p>
      <text:p text:style-name="P1">. . t.Cor.t0,Z1. Eph.5,20. ,</text:p>
      <text:p text:style-name="P1">IV. 18. Ihr Weiber, seid unterthan euern</text:p>
      <text:p text:style-name="P1">Männern, wie sich’s gebührt giihHze;;n.</text:p>
      <text:p text:style-name="P1">. p . , it.</text:p>
      <text:p text:style-name="P1">19. Ihr Männer, liebet eure Weiber und</text:p>
      <text:p text:style-name="P1">seid nicht bitter ge en sie. ,</text:p>
      <text:p text:style-name="P1">« 20.llJl)?:OKinder,?Zid des <text:s/>geh3csam</text:p>
      <text:p text:style-name="P1">in a en ingen« enn a i ein errn</text:p>
      <text:p text:style-name="P1">wohigeseiiIi«g. E"pi,.s,«.2«.</text:p>
      <text:p text:style-name="P1">21. Ihr Väter, reizet eure Kinder nicht,</text:p>
      <text:p text:style-name="P1">damit sie nicht muthlos werden.</text:p>
      <text:p text:style-name="P1">22. Ihr Knechte, seid in csllen Tzsngen</text:p>
      <text:p text:style-name="P1">euern leiblichen Herren gehor am, ni tmit</text:p>
      <text:p text:style-name="P1">As1gåndienst, als solche, <text:s/>?enchM?nschen</text:p>
      <text:p text:style-name="P1">ge a en wollen ondernin- ii ri tig eitdes</text:p>
      <text:p text:style-name="P1">Herzens, weil ihr Gott fürchtet. Eph.6,5:c-</text:p>
      <text:p text:style-name="P1">v23. Und Allgg,tsvasZ)r thut, gas·si()lsalffels</text:p>
      <text:p text:style-name="P1">on erzen a em errn un ni e</text:p>
      <text:p text:style-name="P1">Men?chen, «» .</text:p>
      <text:p text:style-name="P1">24. weil ihr wisset, daß ihr vom Herrn</text:p>
      <text:p text:style-name="P1">die Vergeltung des Erbes empfangen wer-</text:p>
      <text:p text:style-name="P1">det, denn ihr dienet dem Herrn Christo.</text:p>
      <text:p text:style-name="P1">25. Wer aber Unrecht thut, der wird em-</text:p>
      <text:p text:style-name="P1">pfangen, was er Unrechtes gethan hat, nnd</text:p>
      <text:p text:style-name="P1">es gi t kein Ansehen der Person. ’</text:p>
      <text:p text:style-name="P1">2. Cor.5, t0. Röin.2, ist.</text:p>
      <text:p text:style-name="P1">Cap. lV.</text:p>
      <text:p text:style-name="P1">"l. Ermahnung zu Gebet und Vorsicht. t—6. «</text:p>
      <text:p text:style-name="P1">II. Schluß des Briefes. 7—st8.</text:p>
      <text:p text:style-name="P1">I. 1. Ihr er«ren, eriveiset euern Knech-</text:p>
      <text:p text:style-name="P1">ten das Re t und die Billigkeit, da ihr »</text:p>
      <text:p text:style-name="P1">wi?et, daß auch ihr einen Herrn ini Him- i</text:p>
      <text:p text:style-name="P1">me habet. Eph.6,9.</text:p>
      <text:p text:style-name="P1">2. Berharrct im Gebet und wachet in dem-</text:p>
      <text:p text:style-name="P1">selben mit Danksagung.</text:p>
      <text:p text:style-name="P1">Fph.(3,-18. -l.Thess.5,t7. «</text:p>
      <text:p text:style-name="P1">Z. Und betet zugleich auch für uns, daß</text:p>
      <text:p text:style-name="P1">uns Gott eine Thüre des Wortes öffne, «</text:p>
      <text:p text:style-name="P1">das G-eheimuiß Christi zu lehren, wegen l</text:p>
      <text:p text:style-name="P1">dessen 1ch·auch gebunden bin, Eph.6,-i9.20. i</text:p>
      <text:p text:style-name="P1">4. damit ich dasselbe offenbare so, wie ich i</text:p>
      <text:p text:style-name="P1">lehren soll.</text:p>
      <text:p text:style-name="P1">5. Wandelt in Weisheit gegen die, welche i</text:p>
      <text:p text:style-name="P1"><text:soft-page-break/>draußen sind, nnd erkaufct die gelegene Heu. s</text:p>
      <text:p text:style-name="P1">Eph..-I,-i5.4 .</text:p>
      <text:p text:style-name="P1">s"-Colosser. Cato. 4. 227</text:p>
      <text:p text:style-name="P1">6. Eure Rede sei allezeit lieblich, mit Salz</text:p>
      <text:p text:style-name="P1">gewürzt, so daß ihr wisset, wie ihr einem</text:p>
      <text:p text:style-name="P1">even antworten sollet.</text:p>
      <text:p text:style-name="P1">Mart. 9,50. Spr.-to, 32.</text:p>
      <text:p text:style-name="P1">ll. 7. Wie es um mich stehe, das wird</text:p>
      <text:p text:style-name="P1">euch Tychicus, der geliebte Bruder und treue</text:p>
      <text:p text:style-name="P1">Diener und Mit necht im Herrn, Alles</text:p>
      <text:p text:style-name="P1">kund thun; Epi;. is, 2»i. 22.</text:p>
      <text:p text:style-name="P1">8. den ich eben deßwegen zu euch gesandt</text:p>
      <text:p text:style-name="P1">habe, daß er erfahre, wie es um euch steht,</text:p>
      <text:p text:style-name="P1">und er eure Her en tröste; -«</text:p>
      <text:p text:style-name="P1">9. sammt Oneiimus, dem treuen und ge-</text:p>
      <text:p text:style-name="P1">liebten Bruder, der einer der Eurigen ist;</text:p>
      <text:p text:style-name="P1">sie werden euch Alles kund thun, was hier</text:p>
      <text:p text:style-name="P1">vorgeht. Phiiem. i02c.</text:p>
      <text:p text:style-name="P1">10. Es gri"ißt euBeAristarchus, mein Mit-</text:p>
      <text:p text:style-name="P1">gefangener, und arcus, der Vetter des</text:p>
      <text:p text:style-name="P1">Barnabas, wegen dessen ihr Aufträge er-</text:p>
      <text:p text:style-name="P1">halten habet (wenn er zu euch kommt, so</text:p>
      <text:p text:style-name="P1">nehmet ihn auf !), supg.27,2. 2.Tim..4, «.</text:p>
      <text:p text:style-name="P1">11. und Jesus, genannt Justus,« die aus</text:p>
      <text:p text:style-name="P1">der Beschneidung sind. Diese allein sind</text:p>
      <text:p text:style-name="P1">meine Mitarbeiter am Reiche Gottes, die</text:p>
      <text:p text:style-name="P1">mir zum Troste geworden sind.</text:p>
      <text:p text:style-name="P1">12. Es grüåt euch Epaphras, einer der</text:p>
      <text:p text:style-name="P1">Eurigen, ein necht Christi, der allezeit für</text:p>
      <text:p text:style-name="P1">euch kämpft im Gebete, das; ihr bestehen</text:p>
      <text:p text:style-name="P1">m«i5get vollkommen und erfüllt in allem</text:p>
      <text:p text:style-name="P1">Willen Gottes. C. i, 7. Phi1km. 23.</text:p>
      <text:p text:style-name="P1">13. Denn ich gebe ihm das Zeugniß, daß</text:p>
      <text:p text:style-name="P1">er großen Eifer hat sur euch und die zu</text:p>
      <text:p text:style-name="P1">Laodicea und die zu Hierapolis.</text:p>
      <text:p text:style-name="P1">» C-«2,4. Oss.3,i4.</text:p>
      <text:p text:style-name="P1">14. Es griißt euch Lucas, der Arzt, der</text:p>
      <text:p text:style-name="P1">Geliebte, und Demas. Phiiem. 24.</text:p>
      <text:p text:style-name="P1">15. Gi«üßet die Brüder zu Laodicea und</text:p>
      <text:p text:style-name="P1">dHen ?2ymphas und die Gemeinde in seinem</text:p>
      <text:p text:style-name="P1">an e.</text:p>
      <text:p text:style-name="P1">" 16. Und wann der Brief bei euch gelesen</text:p>
      <text:p text:style-name="P1">ist, so niachet, daß er anch in der Gemeinde</text:p>
      <text:p text:style-name="P1">zu Laodicea gelesen werde, und daß auch ihr</text:p>
      <text:p text:style-name="P1">den von L-aodicea leset.</text:p>
      <text:p text:style-name="P1">17. Und sag(-t dem Archippus: Siehe auf</text:p>
      <text:p text:style-name="P1">das Amt, das du imHerrn empfangen hast,</text:p>
      <text:p text:style-name="P1">daß du es erfüllest. Philem. 2.</text:p>
      <text:p text:style-name="P1">18. Der Gruß mit meiner, des Paulus,</text:p>
      <text:p text:style-name="P1">Hand. Gedenketmeiner Bande! Die Gnade</text:p>
      <text:p text:style-name="P1">sei mit euch! — Amen.</text:p>
      <text:p text:style-name="P1">i.Cok.is,2i. Hkb.i3,3. -i.Thess.5,28.</text:p>
      <text:p text:style-name="P1"><text:soft-page-break/>.TT...j---j«j-—-</text:p>
      <text:p text:style-name="P1"/>
      <text:p text:style-name="P1"/>
      <text:p text:style-name="P1"/>
      <text:p text:style-name="P1">228 Cap. t. 2. Die I· EpistelsSt.«Pauli Cap. 2.</text:p>
      <text:p text:style-name="P1">Die I.»«Epistel St. Pauli«·an die Thessa"lonicher.</text:p>
      <text:p text:style-name="P1">Cap. I.</text:p>
      <text:p text:style-name="P1">l. Paulus Gruß. i; il. Dank und Freude über</text:p>
      <text:p text:style-name="P1">den thätigen Glauben der Thefsalomcher. 2—40.</text:p>
      <text:p text:style-name="P1">I. I. Paulus und Sh»lva"nus und Timo-</text:p>
      <text:p text:style-name="P1">theus an die Gemeinde der Thessalonicher</text:p>
      <text:p text:style-name="P1">in Gott dem Vater, und dem Herrn Jesu</text:p>
      <text:p text:style-name="P1">Christo. Gnade sei mit euch und Friede</text:p>
      <text:p text:style-name="P1">von Gott, unserm Vater, und dem Herrn</text:p>
      <text:p text:style-name="P1">Jesu Christo! 2.Thess.-i,c. 2.Apg.47, «. to.</text:p>
      <text:p text:style-name="P1">ll. 2. Wir danken Gott allezeit für« euch</text:p>
      <text:p text:style-name="P1">Alle und gedenken euer in unserm Gebete,</text:p>
      <text:p text:style-name="P1">2.Thcss.4,3. Col.-i,3.</text:p>
      <text:p text:style-name="P1">3. indem wir unablässig eingedenk sind</text:p>
      <text:p text:style-name="P1">euers Werkes im Glauben und eurer Mühe</text:p>
      <text:p text:style-name="P1">in der Liebe und eurer Standhastigkeit in</text:p>
      <text:p text:style-name="P1">der offnung auf unsern Herrn Jesum</text:p>
      <text:p text:style-name="P1">Chri tuin, vor Gott, unserm Vater. -</text:p>
      <text:p text:style-name="P1">C.5, 8. i. C«-k,i3, is»</text:p>
      <text:p text:style-name="P1">4. Denn wir wissen, von Gott geliebte</text:p>
      <text:p text:style-name="P1">Brüder! eure Erwählung, 2.Thess.2,i3.</text:p>
      <text:p text:style-name="P1">5. das; unser Evangelium zu euch kam</text:p>
      <text:p text:style-name="P1">nicht bloß in Rede, sondern auch in Kraft</text:p>
      <text:p text:style-name="P1">ulid im heiligen Geiste und in großer Zu-</text:p>
      <text:p text:style-name="P1">versicht; wie ihr denn wisset, wie wir uns</text:p>
      <text:p text:style-name="P1">unter euch erwiesen euertwegen.</text:p>
      <text:p text:style-name="P1">E.2,i3rc. i.Cor.'2,4.5.</text:p>
      <text:p text:style-name="P1">6. Und ihr seid unsre und des .8Z3rrn</text:p>
      <text:p text:style-name="P1">Nachfolger geworden, indem ihr das ort</text:p>
      <text:p text:style-name="P1">aufnahmet unter vieler Trübsa ,mit Freude</text:p>
      <text:p text:style-name="P1">des heiligen Geistes;</text:p>
      <text:p text:style-name="P1">i.Cor.-«, l.Apg.47,52c.</text:p>
      <text:p text:style-name="P1">7. so daß ihrVorbilder wurdet allen Gläu-</text:p>
      <text:p text:style-name="P1">bigen in Macedomen und Aehaja. C. 4, i0.</text:p>
      <text:p text:style-name="P1">8. Denn von euch aus ist das Wort des</text:p>
      <text:p text:style-name="P1">Herrn erschollen nicht allein in Macedonien</text:p>
      <text:p text:style-name="P1">und Acha"a, sondern auch an allen Orten</text:p>
      <text:p text:style-name="P1">ist euer Glaube an Gott kund geworden,</text:p>
      <text:p text:style-name="P1">so daß wir nicht nöthig haben, etwas davon</text:p>
      <text:p text:style-name="P1">zu sagen. Nenn. i, s.</text:p>
      <text:p text:style-name="P1">9. cnn sie selbst verkiindigen von uns,</text:p>
      <text:p text:style-name="P1">welchen Eingang wir bei euch gesunden,</text:p>
      <text:p text:style-name="P1">und wie ihr euch von den Gbtzen zu Gott</text:p>
      <text:p text:style-name="P1">bekehrt habet, zu dienen dem lebendigen und</text:p>
      <text:p text:style-name="P1">wahren Gott, C.2,i:c. Ap .i4,45.</text:p>
      <text:p text:style-name="P1">10. und zu erwarten seinen Zehn von den</text:p>
      <text:p text:style-name="P1">Himmeln,den er auserweckthatvoiidenTod-</text:p>
      <text:p text:style-name="P1"><text:soft-page-break/>ten, Jesuin, der uns errettet von dem zu-</text:p>
      <text:p text:style-name="P1">künftigen Zorne. C.4,is. Phii.3,20. Eiiöm. 5,9.</text:p>
      <text:p text:style-name="P1">Cap. H.</text:p>
      <text:p text:style-name="P1">I. Paulus Treue und väterliche Liebe gegen die</text:p>
      <text:p text:style-name="P1">Tbessalonicher. i—i2. il. Ihre Aufnahme des</text:p>
      <text:p text:style-name="P1">Evangeliums. is—-l6, lll. Sein Verlangen nach</text:p>
      <text:p text:style-name="P1">ihnen. i7—20</text:p>
      <text:p text:style-name="P1">!</text:p>
      <text:p text:style-name="P1">daß unser Eingang bei euch nicht vergeblich</text:p>
      <text:p text:style-name="P1">war, C.i,5.9. « « - ---</text:p>
      <text:p text:style-name="P1">2."« sondern, obschon wir vorher gelitten</text:p>
      <text:p text:style-name="P1">hatten« und miE;handelt worden waren, wie</text:p>
      <text:p text:style-name="P1">ihr wisset, zu hilippi, so waren wir den-</text:p>
      <text:p text:style-name="P1">noch rnuthig in unserm Gott, bei euch das</text:p>
      <text:p text:style-name="P1">Evangelium Gottes vorzutragen unter vie-</text:p>
      <text:p text:style-name="P1">lem Kampfe. Apg. is,22:k.i7, is.</text:p>
      <text:p text:style-name="P1">Z. Dennunsere Ermahnung« eschah nicht</text:p>
      <text:p text:style-name="P1">ans Betrug, auch nicht aus ånreinigkeit,</text:p>
      <text:p text:style-name="P1">noch mit List; :-. C«-k. -«-, i7.</text:p>
      <text:p text:style-name="P1">4. sondern, gleichivie wir von Gott sind</text:p>
      <text:p text:style-name="P1">würdig erfunden worden,daß uns das Evan-</text:p>
      <text:p text:style-name="P1">gelium anvertraut werde, also reden wir,</text:p>
      <text:p text:style-name="P1">nicht um den Menschen zu gefallen, sondern</text:p>
      <text:p text:style-name="P1">Gott, der unsre .gerzen bewährt.</text:p>
      <text:p text:style-name="P1">-i.Tim«i,«. ai.i,1o. i.Chkou.29,i7.</text:p>
      <text:p text:style-name="P1">5. Denn niemals haben wir.Schmeichel-</text:p>
      <text:p text:style-name="P1">worte Zebraucht, wie ihr wis;et, noch unter</text:p>
      <text:p text:style-name="P1">einem erwande unsder Ha sucht ergeben;</text:p>
      <text:p text:style-name="P1">Gott- ist Zeuge! 2.Coc.4,2. 42,ii.</text:p>
      <text:p text:style-name="P1">6. Wir suchten auch nicht Ehre von Men-</text:p>
      <text:p text:style-name="P1">schen, weder von euch, noch»von Andern,</text:p>
      <text:p text:style-name="P1">obschon wir uns hätten ein Gewicht geben</text:p>
      <text:p text:style-name="P1">können, als Christi Apostel; Joi,.5,4i. 44.</text:p>
      <text:p text:style-name="P1">7. sondern wir waren liebreich in eurer</text:p>
      <text:p text:style-name="P1">Mitte.</text:p>
      <text:p text:style-name="P1">8. Wie eine Amme ihre Kinder pflegt, so</text:p>
      <text:p text:style-name="P1">waren wir, voll herzlicher Zunei ung zu</text:p>
      <text:p text:style-name="P1">euch, willig euch mitzutheilen, nic3t allein</text:p>
      <text:p text:style-name="P1">das Evangelium Gottes, sondern auch nn-</text:p>
      <text:p text:style-name="P1">ser eigenes Leben, darum weil ihr uns lieb</text:p>
      <text:p text:style-name="P1">geworden waret. 2. Eise. i2, is.</text:p>
      <text:p text:style-name="P1">9. Denn ihr gedenket, ihr Brüder! an</text:p>
      <text:p text:style-name="P1">unsre Arbeit und Mühe; indem wir Nacht</text:p>
      <text:p text:style-name="P1">und Tag arbeiteten, um Niemandem aus</text:p>
      <text:p text:style-name="P1">euch beschwerlich zu fallen, predigten wir</text:p>
      <text:p text:style-name="P1">vor euch das Evangelium Gottes.</text:p>
      <text:p text:style-name="P1">« Apg. i8,3. W, is :c. 34.</text:p>
      <text:p text:style-name="P1">10. Ihr seid Zeugen und Gott, wie wir</text:p>
      <text:p text:style-name="P1">heilig und gcrecht und unsträflich bei euch,</text:p>
      <text:p text:style-name="P1">die ihr länbig wurdet, gewesen sind. ·</text:p>
      <text:p text:style-name="P1">11. Lilie ihr auch wisset, daß wir einen</text:p>
      <text:p text:style-name="P1">Jeden aus euch, wie ein Vater seine Kinder,</text:p>
      <text:p text:style-name="P1"><text:soft-page-break/>ermahnt und getrbstet, i.Eok.4,i4. i5.</text:p>
      <text:p text:style-name="P1">12. und euch beschworen haben, würdig zu</text:p>
      <text:p text:style-name="P1">wandeln des Gottes, der euch zu seinem</text:p>
      <text:p text:style-name="P1">Reiche und zu seiner Herrlichkeit beruft.</text:p>
      <text:p text:style-name="P1">Eph--i,i.</text:p>
      <text:p text:style-name="P1">II. 13. Darum danken wir auch Gott</text:p>
      <text:p text:style-name="P1">unablässig, daß ihr das von uns empfan-</text:p>
      <text:p text:style-name="P1">gene Wort der Predii t Gottes ausnahmet</text:p>
      <text:p text:style-name="P1">nickt als Wort der P en eben, sondern, so</text:p>
      <text:p text:style-name="P1">I. 1. Denn ihr wisset selbst, ihr Brüder! ! wie es in Wahrheit ist, als Wort Gottes,</text:p>
      <text:p text:style-name="P1"/>
      <text:p text:style-name="P1"/>
      <text:p text:style-name="P1"/>
      <text:p text:style-name="P1">Cap. 2. 3. an die Thessalonicher. Cap.. Z. 4. 229</text:p>
      <text:p text:style-name="P1">welches auch wirksam ist in euch, den Gläu-</text:p>
      <text:p text:style-name="P1">bigen. C. i, I—-e.·</text:p>
      <text:p text:style-name="P1">14. Denn ihr seid Nachfolger geworden,</text:p>
      <text:p text:style-name="P1">ihr Brüder! der Gemeinden Gottes, die im</text:p>
      <text:p text:style-name="P1">jiidifchen Lande sind in Christo Jefu, weil</text:p>
      <text:p text:style-name="P1">auch ihr eben dasselbe von euern ei enen</text:p>
      <text:p text:style-name="P1">Bolksgenossen erlitten habet, wie auch jene</text:p>
      <text:p text:style-name="P1">von den Juden; Apg.-i7,s. is. 8,i.</text:p>
      <text:p text:style-name="P1">15. welche auch den Herrn Jefum und ihre</text:p>
      <text:p text:style-name="P1">Propheten getödtet und uns verfolgt haben,</text:p>
      <text:p text:style-name="P1">und Gott nicht zu gefallen suchen und gegen</text:p>
      <text:p text:style-name="P1">alle,Menfchen feindselig find; A« -z,45«7,52.</text:p>
      <text:p text:style-name="P1">16. -die uns wehren, zu den Heiden zu re-</text:p>
      <text:p text:style-name="P1">den, damit sie selig werden, um das Maß</text:p>
      <text:p text:style-name="P1">ihrer Sünden immerdar voll zu machen;</text:p>
      <text:p text:style-name="P1">aber der Zorn ist endlich übersie gekommen.</text:p>
      <text:p text:style-name="P1">Apg.i3,45.i»4,2. D.m.9,e·e.27».«</text:p>
      <text:p text:style-name="P1">llI. 17. Wir aber,sihr Brüder! nachdem</text:p>
      <text:p text:style-name="P1">wir von euch verwaist waren auf eine Stun-</text:p>
      <text:p text:style-name="P1">de, dem Angesichte, nicht dem Herzen nach,</text:p>
      <text:p text:style-name="P1">ftrebten wir desto mehr, euer Angesicht zu</text:p>
      <text:p text:style-name="P1">sehen mit großer Begierde. ,</text:p>
      <text:p text:style-name="P1">18. Darum wollten wir zu euch kommen,</text:p>
      <text:p text:style-name="P1">ich Paulus nämlich, ein Mal und zum zwei-</text:p>
      <text:p text:style-name="P1">ten Mal; und der Satan hinderte uns.</text:p>
      <text:p text:style-name="P1">19. Denn» wer ist ulisere Hoffnung, oder</text:p>
      <text:p text:style-name="P1">unsere Freude, oder die Krone unsers Ruh-</text:p>
      <text:p text:style-name="P1">mes? Seid nicht auch ihr es vor unserm</text:p>
      <text:p text:style-name="P1">Herrn Je,fu Christo bei seiner P?TutunftZ</text:p>
      <text:p text:style-name="P1">2. or. i,i .</text:p>
      <text:p text:style-name="P1">20. Ja,««ihr seid» unsre Ehre und IF;-de.</text:p>
      <text:p text:style-name="P1">. Cap. I1l.</text:p>
      <text:p text:style-name="P1">I. Paulus Sorge um die Thessalonicher. 1—5.</text:p>
      <text:p text:style-name="P1">H. Sein Trost über ihre Beständigke«it. 6—8.</text:p>
      <text:p text:style-name="P1">11l· Sein Dank und Gebet für sie. 9—)1Z.</text:p>
      <text:p text:style-name="P1">I. 1.sDarum, weil wir es nicht länger</text:p>
      <text:p text:style-name="P1">ertragen konnten, wollten wir lieber allein</text:p>
      <text:p text:style-name="P1"><text:soft-page-break/>in Athen rückbleiben, Apg.i7,i5.i6. ·</text:p>
      <text:p text:style-name="P1">2. und Indien den Tiniotheus, unsern</text:p>
      <text:p text:style-name="P1">Bruderuud DienerGottes undunfern Mit-</text:p>
      <text:p text:style-name="P1">arbeiter-am Evangelium Christi, um euchzu</text:p>
      <text:p text:style-name="P1">stärken und euch zu«ermahnen eures Glau-</text:p>
      <text:p text:style-name="P1">bens halben, C.i,i. s</text:p>
      <text:p text:style-name="P1">Z. damit Niemand wankend werde in die-</text:p>
      <text:p text:style-name="P1">fen«Triibsalen; denn» ihr wisset selbst, daß</text:p>
      <text:p text:style-name="P1">wir dazu bestimmt sind. «»</text:p>
      <text:p text:style-name="P1">E;-h. 3,i3. 2.Tim.3, se.</text:p>
      <text:p text:style-name="P1">4· Denn als wir bei euch waren, sagten</text:p>
      <text:p text:style-name="P1">wir es euFh vorher, wir würden Trübsal</text:p>
      <text:p text:style-name="P1">leiden müssen; wie es auch geschehen ist und</text:p>
      <text:p text:style-name="P1">ihr wisset. Apg.44, 22. «</text:p>
      <text:p text:style-name="P1">5. Darum auch, da ich es nicht länger er-</text:p>
      <text:p text:style-name="P1">tragen kounte,sandteich ihn,um euernGlau-</text:p>
      <text:p text:style-name="P1">benzu erfahren, ob nicht etwa der Versucher</text:p>
      <text:p text:style-name="P1">« euch verfucht hätte -und unsre Arbeit vergeb-</text:p>
      <text:p text:style-name="P1">Ikch Wäre« Matt!-. e, s.</text:p>
      <text:p text:style-name="P1">II. 6. Jetzt aber, da Timot eus von euch</text:p>
      <text:p text:style-name="P1">zu uns gekommen nnd uns eudi e Bot-</text:p>
      <text:p text:style-name="P1">fchaft ge·bracht hat von eurem Glauben und</text:p>
      <text:p text:style-name="P1">eurer iebe, und das; ihr uns allezeit in gu-</text:p>
      <text:p text:style-name="P1">tem Andenken habet und verlanget uns zu</text:p>
      <text:p text:style-name="P1">sehen, gleich wie auch wir euch;</text:p>
      <text:p text:style-name="P1">7. darum sind wir, ihr Brüde.r«!» euerthal-</text:p>
      <text:p text:style-name="P1">ben getrizstet worden in aller-unsrer Trüb-</text:p>
      <text:p text:style-name="P1">sal und oth, durch euern Glauben.</text:p>
      <text:p text:style-name="P1">8. Denn nun leben wir, wenn ihr fest</text:p>
      <text:p text:style-name="P1">stehet im Herrn.</text:p>
      <text:p text:style-name="P1">Ill;«— 9. Denn was für einen Dank können</text:p>
      <text:p text:style-name="P1">wir Gott euertwegen vergelten für alle die</text:p>
      <text:p text:style-name="P1">Freude, mit der wir um euertwillen uns</text:p>
      <text:p text:style-name="P1">freuen vor unserm Gott?</text:p>
      <text:p text:style-name="P1">C. 2 i9«2o. 3.««oi».4</text:p>
      <text:p text:style-name="P1">« J « .</text:p>
      <text:p text:style-name="P1">10. Wir beten Tag und Nacht über alle</text:p>
      <text:p text:style-name="P1">Maßen, daß wir euer Angesicht sehen und,</text:p>
      <text:p text:style-name="P1">was eurem Glauben noch mangelt, ergän-</text:p>
      <text:p text:style-name="P1">zen mögen. R«3m.i,i0.».</text:p>
      <text:p text:style-name="P1">11. Gott selbst aber, unser Vater, und</text:p>
      <text:p text:style-name="P1">unser Herr Jesus Christus, richte unsern</text:p>
      <text:p text:style-name="P1">Weg zu euch.</text:p>
      <text:p text:style-name="P1">12. Euch aber lasse der Herr zunehmen</text:p>
      <text:p text:style-name="P1">und« überflüssig werden in der Liebe gegen</text:p>
      <text:p text:style-name="P1">einander und gegen Jedermann, wie auch</text:p>
      <text:p text:style-name="P1">wir gegen euch sind; (;.4, 9. i0.</text:p>
      <text:p text:style-name="P1">13. um euere Herzen zu stärken, daß sie</text:p>
      <text:p text:style-name="P1">unsträflich seien in Heiligkeit vor Gott, un-</text:p>
      <text:p text:style-name="P1">serm« Vater, bei der Zukunft unsers Herrn</text:p>
      <text:p text:style-name="P1">Jesu Christi sammt allen feinen Heiligen.</text:p>
      <text:p text:style-name="P1">C.5, 23. S. Thess.i,7.i0.</text:p>
      <text:p text:style-name="P1"><text:soft-page-break/>« » Cap. IV.</text:p>
      <text:p text:style-name="P1">I. Ermahnung zur Keuschheit und Redlichkeit,</text:p>
      <text:p text:style-name="P1">4-—8; il. zu brüderlichei: Liebe und stillcr Arbeit·</text:p>
      <text:p text:style-name="P1">famkeii- 9—i2. 11l. Belehrung und Trost wegen</text:p>
      <text:p text:style-name="P1">der Eutschlafcnen. 43—i8. "</text:p>
      <text:p text:style-name="P1">I. I. Uebrigens nun, ihr Brüder! bitten</text:p>
      <text:p text:style-name="P1">und erm«-ihnen wir euch in dem Herrn Jefu</text:p>
      <text:p text:style-name="P1">(nachdem ihr von uns vernommen habt, wie</text:p>
      <text:p text:style-name="P1">ihr«sollet- wandeln und Gott gefallen), daß</text:p>
      <text:p text:style-name="P1">ihr noch mehr zunehmet. -I. Eos. -is, 58. «</text:p>
      <text:p text:style-name="P1">2. Denn ihr wisset, was für Gebote wir</text:p>
      <text:p text:style-name="P1">euch gegeben haben durchden Herrn Jefum.</text:p>
      <text:p text:style-name="P1">« - 2. Th2ss. Z, is.</text:p>
      <text:p text:style-name="P1">3. Denn das ist der Wille Gottes, eure</text:p>
      <text:p text:style-name="P1">Heiligung, daß ihr euch der Unzucht ent-</text:p>
      <text:p text:style-name="P1">haltet; Hei-.i2,i4. i.Cor.6, is, « ,</text:p>
      <text:p text:style-name="P1">4. daß ein Jeder aus euch wisse, fein Ge-</text:p>
      <text:p text:style-name="P1">fäß zu besitzen in Heiligung und Ehre,</text:p>
      <text:p text:style-name="P1">i. Cvr.6,13.:c.</text:p>
      <text:p text:style-name="P1">5.· nicht in fchändlicher Begierde wie die</text:p>
      <text:p text:style-name="P1">Heiden, die Gott nicht kennen; Arm. i« U</text:p>
      <text:p text:style-name="P1"/>
      <text:p text:style-name="P1"/>
      <text:p text:style-name="P1"/>
      <text:p text:style-name="P1">230 Ccip. 4. Die I. Episiel St. Pauli Cap. 5.</text:p>
      <text:p text:style-name="P1">6. daß Niemand seinen Bruder überneh-</text:p>
      <text:p text:style-name="P1">me und übervortheile in dem Handel; denn</text:p>
      <text:p text:style-name="P1">der Herr ist Rächer über dieses Alles, wie</text:p>
      <text:p text:style-name="P1">wir euch auch vorher gesagt und bezeugt</text:p>
      <text:p text:style-name="P1">haben. «. C.-k.e,7.8.</text:p>
      <text:p text:style-name="P1">7. Denn Gott hat uns nicht zur Unreinig-</text:p>
      <text:p text:style-name="P1">keit berufen, sondern zur Heiligung.</text:p>
      <text:p text:style-name="P1">c.Pe:.i, 4-is.</text:p>
      <text:p text:style-name="P1">8. Demnach nun, wer dieses verwirft, der</text:p>
      <text:p text:style-name="P1">verwirft nicht einen Menschen, sondern</text:p>
      <text:p text:style-name="P1">Gott, der auch seinen heiligen Geist in uns</text:p>
      <text:p text:style-name="P1">gegeben hat. Luc.i0, is, 2. Eos. 5,k;.</text:p>
      <text:p text:style-name="P1">lI. 9. Von der brüderlicher; Liebe aber</text:p>
      <text:p text:style-name="P1">2abet ihr nicht nöthig, ·daß wir euch schrei-</text:p>
      <text:p text:style-name="P1">en; denn ihr selbst seid von Gott gelehrt,</text:p>
      <text:p text:style-name="P1">euch unter einander zu lieben.</text:p>
      <text:p text:style-name="P1">C.3,i2. Röm.c2,io. 1.Joh.2,27.</text:p>
      <text:p text:style-name="P1">10. Denn das thut ih;å;egen alle Brüder</text:p>
      <text:p text:style-name="P1">in gan, Macedonien. ir ermahnen euch</text:p>
      <text:p text:style-name="P1">aber, ihr Brüder! daß ihr noch mehr zu-</text:p>
      <text:p text:style-name="P1">nehmet, C.4,7.3, i2.</text:p>
      <text:p text:style-name="P1">11. und euch befleißet, ein stilles Leben zu</text:p>
      <text:p text:style-name="P1">führen und das Eure zu thun und mit</text:p>
      <text:p text:style-name="P1">euern eigenen Händen zu arbeiten, so wie</text:p>
      <text:p text:style-name="P1">wir euch geboten haben;</text:p>
      <text:p text:style-name="P1">2. Tbess.3, 6—i2. Eph. 4,28.</text:p>
      <text:p text:style-name="P1">12. damit ihr wohlanständig wandelt vor</text:p>
      <text:p text:style-name="P1"><text:soft-page-break/>denen, die draußen sind, und Niemandes</text:p>
      <text:p text:style-name="P1">bedürfet. c.Pet.2, 42.</text:p>
      <text:p text:style-name="P1">Ill. 13. Wir wollen euch aber nicht in</text:p>
      <text:p text:style-name="P1">Unwissenheit lassen, ihr Brüder! über die,</text:p>
      <text:p text:style-name="P1">so entschlasen sind, damit ihr nicht trauert</text:p>
      <text:p text:style-name="P1">wie die Uebrigen, die keine Hoffnung haben.</text:p>
      <text:p text:style-name="P1">« i.Cok.i5, can.</text:p>
      <text:p text:style-name="P1">14. Denn wenn wir lauben, daß Jesus</text:p>
      <text:p text:style-name="P1">gestorben und wieder auxerstanden ist, ebenso</text:p>
      <text:p text:style-name="P1">wird Gott auch die « ntschlafenen durch</text:p>
      <text:p text:style-name="P1">Jesuni mit ihm führen. «. Cur. S, il.</text:p>
      <text:p text:style-name="P1">15. Denn das sagen wir euch als Wort</text:p>
      <text:p text:style-name="P1">des Herrn, daß wir, die wir leben und</text:p>
      <text:p text:style-name="P1">übrig bleiben auf die Zukunft des Herrn,</text:p>
      <text:p text:style-name="P1">denen, die entschlasen sind, nicht zuvor kom-</text:p>
      <text:p text:style-name="P1">men werden. i.Co:. c5,23. Si te.</text:p>
      <text:p text:style-name="P1">16. Denn der Herr selbstwird unter dem</text:p>
      <text:p text:style-name="P1">Feldherrnruf, unter der Stimme des Erz-</text:p>
      <text:p text:style-name="P1">engels und unter der Posaune Gottes vom</text:p>
      <text:p text:style-name="P1">.Zinimel herabkommen, und die Todten in</text:p>
      <text:p text:style-name="P1">hristo werden zuerst auferstehen;</text:p>
      <text:p text:style-name="P1">2.-2.l)ess. 4,7ic. Matth.2«i-,34.</text:p>
      <text:p text:style-name="P1">17. hernach werden wir, die Lebenden und</text:p>
      <text:p text:style-name="P1">übrig gebliebenen, zugleich mit ihnen ent-</text:p>
      <text:p text:style-name="P1">rückt werden in Wolken dem Herrn entlge-</text:p>
      <text:p text:style-name="P1">gen in die Luft; und also werden wir a e-</text:p>
      <text:p text:style-name="P1">Zeit bei dem Herrn fein. Joh.c2,2s. i4,3.</text:p>
      <text:p text:style-name="P1">18. So tröstet nun einander mit diesen</text:p>
      <text:p text:style-name="P1">Worten.</text:p>
      <text:p text:style-name="P1">Cap. V.</text:p>
      <text:p text:style-name="P1">l· Die Ungewißheit der Zukunft des Herrn-.</text:p>
      <text:p text:style-name="P1">4—Z. II. Nöthige Wachsamkeit und Vorbereitung</text:p>
      <text:p text:style-name="P1">4—«. lli. Allgemeine Ermahnungen. 42—22«.</text:p>
      <text:p text:style-name="P1">1v. Schluß. 23—9i8.</text:p>
      <text:p text:style-name="P1">l. 1. Von den Zeiten und Stunden aber,</text:p>
      <text:p text:style-name="P1">ihr Brüder! habet ihr nicht nöthig, daß.</text:p>
      <text:p text:style-name="P1">euch 3schrieben werde. «</text:p>
      <text:p text:style-name="P1">2. enn ihr wisset selbst genau, daß der</text:p>
      <text:p text:style-name="P1">Tag des Herrn also kommt wie ein Dieb</text:p>
      <text:p text:style-name="P1">in ver Nacht. 2. Pet.3,4o. Muth. 24,3.3e.-i3:c.</text:p>
      <text:p text:style-name="P1">3. Denn wann sie sagen werden: Es ist</text:p>
      <text:p text:style-name="P1">Friede und Sicherheit; dann überfällt sie</text:p>
      <text:p text:style-name="P1">lötzliches Verderben, wie die Wehen das</text:p>
      <text:p text:style-name="P1">schwangere Weib, und sie werden nicht ent-</text:p>
      <text:p text:style-name="P1">fliehen önnen. Js:.6,44. Luc.2-i,35.</text:p>
      <text:p text:style-name="P1">II« 4. Ihr aber, ihr Brüder! seid nicht</text:p>
      <text:p text:style-name="P1">in Finsterniß, daß euch der Tag wie ein</text:p>
      <text:p text:style-name="P1">Dieb überra e.</text:p>
      <text:p text:style-name="P1">sch</text:p>
      <text:p text:style-name="P1">5. Ihr Alle seid Kinder des Lichtes und«</text:p>
      <text:p text:style-name="P1">Kinder des Tages; wir gehören nicht der</text:p>
      <text:p text:style-name="P1">Nacht, noch der Finsterniß an. Eph.5,8.</text:p>
      <text:p text:style-name="P1"><text:soft-page-break/>6. Laßt uns also nicht schlafen wie die An-</text:p>
      <text:p text:style-name="P1">dern, sondern wachen und nüchtern sein.</text:p>
      <text:p text:style-name="P1">Röm,l3,-1l2e. «. Pet. 5,8. 4, 7·</text:p>
      <text:p text:style-name="P1">7. Denn die da schlafen, die schlafen des</text:p>
      <text:p text:style-name="P1">Nachts, und die Trunkenen sind des Nachts</text:p>
      <text:p text:style-name="P1">trunken.</text:p>
      <text:p text:style-name="P1">8. Wir aber,- die wir dem Tage angehö-</text:p>
      <text:p text:style-name="P1">ren, wollen nüchtern sein, gerüstet mit dem</text:p>
      <text:p text:style-name="P1">Panzer des lGlgubens und der Liebelund</text:p>
      <text:p text:style-name="P1">mit dem e m er o nun des ei es.</text:p>
      <text:p text:style-name="P1">H <text:s/>Z. i?ph.6,·iD4—i7.</text:p>
      <text:p text:style-name="P1">9. Denn Gott hat uns nicht zum Zorne</text:p>
      <text:p text:style-name="P1">bestimmt, sondern zur Erwerbung des Hei-</text:p>
      <text:p text:style-name="P1">les durch unsern Herrn Jesum Christum,</text:p>
      <text:p text:style-name="P1">4.Tim. 2,4. D. Tk»sf. 2, «.</text:p>
      <text:p text:style-name="P1">10. der für uns gestorben ist, damit wir,</text:p>
      <text:p text:style-name="P1">ob wir wachen oder schlafen, zugleich mit</text:p>
      <text:p text:style-name="P1">ihm leben. Rdm.«k,7—9. ,</text:p>
      <text:p text:style-name="P1">11. Darum ermahnet einander und er-</text:p>
      <text:p text:style-name="P1">bauet Einer den Andern, wie ihr? g3ccI;4thut.</text:p>
      <text:p text:style-name="P1">c , Ic-</text:p>
      <text:p text:style-name="P1">H ,</text:p>
      <text:p text:style-name="P1">llI. 12. Wir bitten euch aber, ihr Brüder!</text:p>
      <text:p text:style-name="P1">daß ihr die erkennet, die an euch «1rbelteU</text:p>
      <text:p text:style-name="P1">und euch vorstehen im Herrn und euch zu-</text:p>
      <text:p text:style-name="P1">recht weisen; i.Tim.5,17. ·</text:p>
      <text:p text:style-name="P1">13. und daß ih1äsEe überaus lieb und werth</text:p>
      <text:p text:style-name="P1">haltet um ihres erkes willen. Seid fried-</text:p>
      <text:p text:style-name="P1">sam unter einander! Hei-.43,i7.</text:p>
      <text:p text:style-name="P1">14. Wir erulahnen euch aber, ihr Brüder!</text:p>
      <text:p text:style-name="P1">weis et die Unordentlichen zurecht, tröstet die</text:p>
      <text:p text:style-name="P1">Klein1nüthigen, helfet den Schwachen auf,</text:p>
      <text:p text:style-name="P1">seid langn1üthigT gegen Jedermann.</text:p>
      <text:p text:style-name="P1">2. hess.3,6.«:c. Gai.S,i.2.</text:p>
      <text:p text:style-name="P1">1·5. Sehet zu, daß Keiner JemandemBö-</text:p>
      <text:p text:style-name="P1">fes mit Bösen: vergelte; sondern strebetalIe-</text:p>
      <text:p text:style-name="P1"/>
      <text:p text:style-name="P1"/>
      <text:p text:style-name="P1"/>
      <text:p text:style-name="P1">Cap. 5. an die Thessalonicher. Cap. 5. 231</text:p>
      <text:p text:style-name="P1">zeit nach dem Guten, sowohl gegen einander</text:p>
      <text:p text:style-name="P1">als gegen Jedermann.</text:p>
      <text:p text:style-name="P1">Rom. H, 9. t7. «. Ver. Z, 9—«.</text:p>
      <text:p text:style-name="P1">16. Freuet euch allezeit. Phii. 4, 4.</text:p>
      <text:p text:style-name="P1">17. Betet ohne Unterlaß. Las. 48, «.</text:p>
      <text:p text:style-name="P1">18. Danket für Alles; denn das ist der</text:p>
      <text:p text:style-name="P1">Wille Gottes in Christo Jesu gegen euch.</text:p>
      <text:p text:style-name="P1">Eph. 5, 20.</text:p>
      <text:p text:style-name="P1">19. L"oschet den Geist nicht aus.</text:p>
      <text:p text:style-name="P1">-«. C-:. -«« 39. 4.Tim.4,14.</text:p>
      <text:p text:style-name="P1">20. Bcrachtet die Weissagungen nicht.</text:p>
      <text:p text:style-name="P1">I, Cor« M-, I It.</text:p>
      <text:p text:style-name="P1"><text:soft-page-break/>21. Prüfet Alles, behaltet das Gute.</text:p>
      <text:p text:style-name="P1">- -i. Cox. 44,29. 1.J-h. 4, «.</text:p>
      <text:p text:style-name="P1">22. Enthaltet euch von allem Schein des</text:p>
      <text:p text:style-name="P1">Bösen. C.c,«2.</text:p>
      <text:p text:style-name="P1">IV. 23. Er selbst aber, der Gott des</text:p>
      <text:p text:style-name="P1">Friedens , heilige euch ganz und gar, und</text:p>
      <text:p text:style-name="P1">euer ganze Geist und Seele Und Leib werde</text:p>
      <text:p text:style-name="P1">unsträflich auf die Zukunft unsers Herrn</text:p>
      <text:p text:style-name="P1">Iesu Christi bewahret!</text:p>
      <text:p text:style-name="P1">C. Z, is. Hob. is, A) :c. 1. Cor. i, 8.</text:p>
      <text:p text:style-name="P1">24. Getreu ist, der euch beruft, der wird</text:p>
      <text:p text:style-name="P1">es auch thun. 2.Thess.3,3. 4.C0k.«,9.</text:p>
      <text:p text:style-name="P1">25. Ihr Brüder,betet für uns. 2. Thess.3,4.</text:p>
      <text:p text:style-name="P1">26. Grüßet die Brüder alle mit dem hei-</text:p>
      <text:p text:style-name="P1">ligen Küsse. Rom. is, is.</text:p>
      <text:p text:style-name="P1">27. Ich beschwöre euch bei dem Herrn,</text:p>
      <text:p text:style-name="P1">das; dieser Brief allen heiligen Brüdern</text:p>
      <text:p text:style-name="P1">vorgelesen werde.</text:p>
      <text:p text:style-name="P1">28. Die Gnade unsers HerrnIesu Christi</text:p>
      <text:p text:style-name="P1">sei mit euch! Amen· nehm» is, W, 24«</text:p>
      <text:p text:style-name="P1">Die ll.Epistel St.Pauli andieThessalouicher;</text:p>
      <text:p text:style-name="P1">Cap. I.</text:p>
      <text:p text:style-name="P1">I· Paulus Gruß. «. 2. il. Freude über die</text:p>
      <text:p text:style-name="P1">Standhaftigkeit der ThesTalo1sicher unter allen Trüb-</text:p>
      <text:p text:style-name="P1">sal» 3—4(). In. Geh» fijk ge. «, to.</text:p>
      <text:p text:style-name="P1">I. 1. Paulus und St)lvauus und Timo-</text:p>
      <text:p text:style-name="P1">theus an die Gemeinde der The-sfalonicher</text:p>
      <text:p text:style-name="P1">in Gott, unserm Vater, und dem Herrn</text:p>
      <text:p text:style-name="P1">J-esu Christo. 4.Thkss. 4, «.</text:p>
      <text:p text:style-name="P1">L. Gnade sei mit euch und Friede von</text:p>
      <text:p text:style-name="P1">Gott, unserm Vater, und dem Herrn Jesu</text:p>
      <text:p text:style-name="P1">Christo! 4.Cor.4,3.</text:p>
      <text:p text:style-name="P1">II. Z. Wir sollen Gott allezeit enertwegen</text:p>
      <text:p text:style-name="P1">danken, ihr Brüder! wie es billi ist, denn</text:p>
      <text:p text:style-name="P1">euer Glaube wächst sehr und die Siebe eines</text:p>
      <text:p text:style-name="P1">Jeden von euch Allen gegen einander ni1n1nt</text:p>
      <text:p text:style-name="P1">zu; -t.Thess. il, S. Z. Z, ei.</text:p>
      <text:p text:style-name="P1">4. so daß wir selbst uns euer rühmen in</text:p>
      <text:p text:style-name="P1">den Gemeinden Gottes um eurer Geduld</text:p>
      <text:p text:style-name="P1">und eures Glaubens willen in allen euern</text:p>
      <text:p text:style-name="P1">Verfolgungen und den Triibsalen, die ihr</text:p>
      <text:p text:style-name="P1">erduldet; «. Th2ss. D, «. 49.</text:p>
      <text:p text:style-name="P1">5. eine Auzeige des gerechten Gerichtes</text:p>
      <text:p text:style-name="P1">Gottes, daß ihr sollet gewürdigt werden</text:p>
      <text:p text:style-name="P1">des Reiches Gottes, um dessen willen ihr</text:p>
      <text:p text:style-name="P1">auch leidet. PI.,ii.1,28. 4. Po. 4, 47.</text:p>
      <text:p text:style-name="P1">6. Da es ja gerecht ist vor Gott, denen,</text:p>
      <text:p text:style-name="P1">die euch Trübsal zufügen, mit Trübsal zu</text:p>
      <text:p text:style-name="P1">vergelten , Rom. 12, 49.</text:p>
      <text:p text:style-name="P1">7. euch aber, die ihr Trübsal leidet, mit</text:p>
      <text:p text:style-name="P1">Erqnicknng, sammt uns, in derOfsenbarung</text:p>
      <text:p text:style-name="P1">des Herrn Jesu vom Himmel, mit den</text:p>
      <text:p text:style-name="P1"><text:soft-page-break/>Engeln seiner Macht,</text:p>
      <text:p text:style-name="P1">4.Pkt. a, is. 4.Thess. 4, is.</text:p>
      <text:p text:style-name="P1">8. in flamnkendem Feuer, da er Rache übt</text:p>
      <text:p text:style-name="P1">an denen, die Gott nicht kennen, und denen,</text:p>
      <text:p text:style-name="P1">die dem Evangelium unsers Herrn Jesu</text:p>
      <text:p text:style-name="P1">Christi nicht gehorsam sind.</text:p>
      <text:p text:style-name="P1">T. Ver. <text:s/>7. to. Rijm.4, is. 49.</text:p>
      <text:p text:style-name="P1">9. Diese werden Strafe leiden, ewiges</text:p>
      <text:p text:style-name="P1">Verderben, vom Angesichte des Herrn und</text:p>
      <text:p text:style-name="P1">von der Herrlichkeit seiner Stärke;</text:p>
      <text:p text:style-name="P1">March. 25, «. -le.</text:p>
      <text:p text:style-name="P1">10. wann er kommen wird, verherrlicht</text:p>
      <text:p text:style-name="P1">- zu werden in»seinen Heiligen und bewundert</text:p>
      <text:p text:style-name="P1">in allen Gläubiger! (wie auch unser Zeug-</text:p>
      <text:p text:style-name="P1">niß bei euch Glauben fand) an jenem -sage.</text:p>
      <text:p text:style-name="P1">Apg. «, «. Col. Z, 4.</text:p>
      <text:p text:style-name="P1">III. 11. Darum beten wir auch allezeit</text:p>
      <text:p text:style-name="P1">für euch, das; euch unser Gott der Berufung</text:p>
      <text:p text:style-name="P1">würdigen und alles Wohl· efallen der Gü-</text:p>
      <text:p text:style-name="P1">tigkeit und das Werk des Glaubens in Kraft</text:p>
      <text:p text:style-name="P1">vollführen wolle; 4.Tk,««ss. «, «2. Z. 2, -i2.</text:p>
      <text:p text:style-name="P1">12. damit der Name unsers Herrn Jesu</text:p>
      <text:p text:style-name="P1">Christi in euch verherrlicht werde und ihr</text:p>
      <text:p text:style-name="P1">in ihm, nach der Gnade unsers Gottes</text:p>
      <text:p text:style-name="P1">und des Herrn Jesu Christi.</text:p>
      <text:p text:style-name="P1">Cap. II.</text:p>
      <text:p text:style-name="P1">I. Von der Zukunft Christi und dem ihr voraus-</text:p>
      <text:p text:style-name="P1">gehenden großen Vcrfüh1cr. 4—i2. lI. Ermahnung</text:p>
      <text:p text:style-name="P1">zur Fcsiigkeit. 43—47.</text:p>
      <text:p text:style-name="P1">I. 1. Wir bitten euch aber, ihr Brüder!</text:p>
      <text:p text:style-name="P1">betreffend die Zukunft unsers Herrn Jesu</text:p>
      <text:p text:style-name="P1">Christi und unsere Vereinigung bei ihm,</text:p>
      <text:p text:style-name="P1">«.Thkss. 4, 45—47.</text:p>
      <text:p text:style-name="P1">2. daß ihr euch nicht bald von ener1n</text:p>
      <text:p text:style-name="P1">Sinne entwegen, noch erschrecken lasset,</text:p>
      <text:p text:style-name="P1">weder durch einen Geist, noch durch eine</text:p>
      <text:p text:style-name="P1"/>
      <text:p text:style-name="P1"/>
      <text:p text:style-name="P1"/>
      <text:p text:style-name="P1">232 Cap. 2. Die II. Epistel St. Pault Cap. 2. Z.</text:p>
      <text:p text:style-name="P1">Rede, noch durch einen Brief, als von uns</text:p>
      <text:p text:style-name="P1">kommend, als ob der Tag Christi vorhan-</text:p>
      <text:p text:style-name="P1">den sei. i. To-ss.5,2:c. M".:tih.24,4:k·.</text:p>
      <text:p text:style-name="P1">Z. Niemand betrüge euch auf irrgend eine</text:p>
      <text:p text:style-name="P1">Weise; denn zuvor muß derAbfa kommen</text:p>
      <text:p text:style-name="P1">und der Meiisch der Sünde offenbar wer-</text:p>
      <text:p text:style-name="P1">den, der Sohn des Verderbnis,</text:p>
      <text:p text:style-name="P1">Matth.24,40—t2. t.Tim.4,42c. 2.Pet.3,3:c.</text:p>
      <text:p text:style-name="P1">ed-in«7.25. i.Joi7.«2.i8.</text:p>
      <text:p text:style-name="P1">4. der Widersacher, der sich erhebt über</text:p>
      <text:p text:style-name="P1">Alles, was Gott oder Heilig;hum genannt</text:p>
      <text:p text:style-name="P1">wird, so das; er sich in den «empel Gottes</text:p>
      <text:p text:style-name="P1"><text:soft-page-break/>setzt als ein Gott und vorgibt, er sei Gott.</text:p>
      <text:p text:style-name="P1">D»-ii,3:3. Jis.i4,i3.i4, Off,i3,5:c,</text:p>
      <text:p text:style-name="P1">5. Seid ihr nicht eingedenk, daß ich euch</text:p>
      <text:p text:style-name="P1">solches sagte, da ich noch bei euch war?</text:p>
      <text:p text:style-name="P1">6. Und nun wisset ihr, was ihn aufhält,</text:p>
      <text:p text:style-name="P1">damit er zu seiner Zeit offenbar werde.</text:p>
      <text:p text:style-name="P1">7. Denn das Geheimnis; der Bosheit</text:p>
      <text:p text:style-name="P1">wirkt schon setzt; wenn nur erst der, so bis</text:p>
      <text:p text:style-name="P1">jetzt aufhält, weggeschafft wird. i. Joh. 4, S.</text:p>
      <text:p text:style-name="P1">8. Und darin wird derBösewicht offenbar</text:p>
      <text:p text:style-name="P1">werden, den der Herr mit dem Hauche s eines</text:p>
      <text:p text:style-name="P1">Mundes vertilgen und durch die Erschei-</text:p>
      <text:p text:style-name="P1">nung seiner Zukunft vernichten wird.</text:p>
      <text:p text:style-name="P1">Jes. «, 4-. Dan. 7, «.</text:p>
      <text:p text:style-name="P1">9. Seine Zukunft ges ihie«ht nach der Wirk-</text:p>
      <text:p text:style-name="P1">samkeit des Satans, mit aller Kraft und</text:p>
      <text:p text:style-name="P1">Zeichen uiid Wundern der Lüge,</text:p>
      <text:p text:style-name="P1">Jiih.8,44, Mmi),24,24. Off.-i3,i3:c.</text:p>
      <text:p text:style-name="P1">1(). und mit allem Trug der Ungerechtig-</text:p>
      <text:p text:style-name="P1">keit unter denen, die verloren gehen, dafür,</text:p>
      <text:p text:style-name="P1">das; sie die Liebe der Wahrheit nicht annah-</text:p>
      <text:p text:style-name="P1">men, damit sie selig würden. 2. am-. 4,3. 4-</text:p>
      <text:p text:style-name="P1">11. Und darum wird ihnen Gott kräftigen</text:p>
      <text:p text:style-name="P1">Jrrthicni senden, daß sie der Lüge glauben;</text:p>
      <text:p text:style-name="P1"><text:s/>C.2,3.9. M.iith.24,5.si-i. i.Kön.22,22.</text:p>
      <text:p text:style-name="P1">12. damit alle gerichtet werden, die der</text:p>
      <text:p text:style-name="P1">Wahrheit nicht glaubten, sondern Wohl-</text:p>
      <text:p text:style-name="P1">gefallen hatten an der Ungerechtigkeit.</text:p>
      <text:p text:style-name="P1">Joh. Z, is.</text:p>
      <text:p text:style-name="P1">H. 13. Wir aber sollen Gott allezeit</text:p>
      <text:p text:style-name="P1">euertwegen danken, vom, Herrn geliebte</text:p>
      <text:p text:style-name="P1">Brüder! daß euch Gott von Anfang er-</text:p>
      <text:p text:style-name="P1">wählt hat zur Seligkeit in der Heiligung</text:p>
      <text:p text:style-name="P1">des Geistes nnd dem Glauben an die</text:p>
      <text:p text:style-name="P1">Wahrheit; Ep1,» I, 4»</text:p>
      <text:p text:style-name="P1">14. wozu er euch berufen hat durch unser</text:p>
      <text:p text:style-name="P1">Evangelium, zur E1«wel«bnng der «Herrlich-</text:p>
      <text:p text:style-name="P1">keit unsers HerrnIesn Christ« . Thess. <text:s/>9.</text:p>
      <text:p text:style-name="P1">15. So stehet nun fest, ihr Brüder! und</text:p>
      <text:p text:style-name="P1">haltet an den Ueberliesernngen, welche euch</text:p>
      <text:p text:style-name="P1">gelehrt worden, sei es durch S iede oder durch</text:p>
      <text:p text:style-name="P1">Jriefe von uns.</text:p>
      <text:p text:style-name="P1">16. Er aber, unser Herr Jesus Christus,</text:p>
      <text:p text:style-name="P1">uiid Gott unser Vater, der uns geliebt und</text:p>
      <text:p text:style-name="P1">einen ewigen Trost und eine gute Hoffnung</text:p>
      <text:p text:style-name="P1">gegeben hat in Gnaden, 1. Pki. 5, to.</text:p>
      <text:p text:style-name="P1">17. trö e eure Herzen und starke euch in</text:p>
      <text:p text:style-name="P1">allem guten Wort und Werke! i.Thkss. Z, is.</text:p>
      <text:p text:style-name="P1">Cap. llI.</text:p>
      <text:p text:style-name="P1">l. Bitten und Wünsche an die Thessalonichek. 1«—5.</text:p>
      <text:p text:style-name="P1">it. Ermahnung an die uiiordcntiich Wandelndcn.</text:p>
      <text:p text:style-name="P1">6—45. ist. Schluß des Briefes. t0—i8.</text:p>
      <text:p text:style-name="P1"><text:soft-page-break/>I. 1.« Uebrigens betet, ihr Brüder! für</text:p>
      <text:p text:style-name="P1">uns, daß das Wort des Herrn sich schnell</text:p>
      <text:p text:style-name="P1">verbreite und verherr1icht werde wie bei</text:p>
      <text:p text:style-name="P1">euch, «. This. 5, Es. Ein. i, Z. -</text:p>
      <text:p text:style-name="P1">2. und daß wir errettet werden von den</text:p>
      <text:p text:style-name="P1">schlimmen und bösen Menschen, denn nicht</text:p>
      <text:p text:style-name="P1">Alle haben den Glauben. Joh.6, 44.</text:p>
      <text:p text:style-name="P1">Z. Aber der Herr ist getreu, welcher euch</text:p>
      <text:p text:style-name="P1">stärken und vor dein Bösen bewahren wird.</text:p>
      <text:p text:style-name="P1">i.Ti;iss.5,24.</text:p>
      <text:p text:style-name="P1">4-. Wir haben aber im Herrn das Ver-</text:p>
      <text:p text:style-name="P1">trauen zu euch, daß, was wir euch gebieten,</text:p>
      <text:p text:style-name="P1">ihr thut und weiter thun werdet. Eil. 5, in·</text:p>
      <text:p text:style-name="P1">5. Der Herr aber lenke eure Herzen zu der</text:p>
      <text:p text:style-name="P1">Liebe Gottes und zu der Geduld Christi.</text:p>
      <text:p text:style-name="P1">il. S. Wir gebieten euch aber, ihr Brüder!</text:p>
      <text:p text:style-name="P1">in dem Namen unsers Herrn Jesu Christi,</text:p>
      <text:p text:style-name="P1">daß ihr euch von jedem Bruder zu:-üctziehet,</text:p>
      <text:p text:style-name="P1">der unordeIitlich wandelt und nicht nach der</text:p>
      <text:p text:style-name="P1">Lehre, die er von uns empfangen hat.</text:p>
      <text:p text:style-name="P1">Rom -l6, l7. -I. Cok.5. H.</text:p>
      <text:p text:style-name="P1">7. Denn ihr wisset selbst, wie ihr uns</text:p>
      <text:p text:style-name="P1">nachahnien sollst ; denn wir haben uns nicht</text:p>
      <text:p text:style-name="P1">unordentlich unter euch verh4alåen,·» «)</text:p>
      <text:p text:style-name="P1">. l’ . « .</text:p>
      <text:p text:style-name="P1">I) ?-</text:p>
      <text:p text:style-name="P1">8. nnd auch nicht umsonst von«Jemand</text:p>
      <text:p text:style-name="P1">das Brod gegessen, sondern mit Mühe und</text:p>
      <text:p text:style-name="P1">Beschwerde Nacht nnd Tag gearbeitet, um</text:p>
      <text:p text:style-name="P1">Niemandem von euch beschwerlich zufallen.</text:p>
      <text:p text:style-name="P1">-i. TM. 2, 9.</text:p>
      <text:p text:style-name="P1">9. Nicht, das; wir nicht Gewalt dazu haben,</text:p>
      <text:p text:style-name="P1">sondern damit wir uns euch zum Vorbild</text:p>
      <text:p text:style-name="P1">darstellen, daß ihr uns nachahmet.</text:p>
      <text:p text:style-name="P1">Apg. 20, sit. -t. (-For. 9, s. 4,16.</text:p>
      <text:p text:style-name="P1">10. Denn auch als wir bei eitel) waren,</text:p>
      <text:p text:style-name="P1">geboten wir euch dieses: Wer1lichl arbeitet!</text:p>
      <text:p text:style-name="P1">will, der soll auch 1iicht essen. i. M«-s.3,-i9.</text:p>
      <text:p text:style-name="P1">11. Wir hören nämlich, daß Etliche aus</text:p>
      <text:p text:style-name="P1">euch uiiordentlich wandeln» nnd nichts ar-</text:p>
      <text:p text:style-name="P1">beiten, sondern u«nniitze Dinge treiben.</text:p>
      <text:p text:style-name="P1">12. Solchen aber gebieten wir uiid er-</text:p>
      <text:p text:style-name="P1">mahiien sie durch unsern Herrn Jcsu:n</text:p>
      <text:p text:style-name="P1">Christum, daß sie in der Stille arbeiten</text:p>
      <text:p text:style-name="P1">und ihr eigenes Brot essen. -i.Ti;.-ss, --, -«.</text:p>
      <text:p text:style-name="P1">' 13. Ihr aber, ihr Brüder! werdet nicht</text:p>
      <text:p text:style-name="P1">müde, Gutes zu thun. Gans, 9. » »</text:p>
      <text:p text:style-name="P1">[ 14. So aber Jemand unserm Wort in</text:p>
      <text:p text:style-name="P1"/>
      <text:p text:style-name="P1"/>
      <text:p text:style-name="P1"/>
      <text:p text:style-name="P1">Cato. 3. an die Thessalonicher. Cap. Z. 233</text:p>
      <text:p text:style-name="P1"><text:soft-page-break/>dem B:-iese nicht gehorcht, den bezeichnet</text:p>
      <text:p text:style-name="P1">und gehet nicht mit ihm um, damit er be-</text:p>
      <text:p text:style-name="P1">schämt werde. C. Z, S. Tit. :-, «·o. »</text:p>
      <text:p text:style-name="P1">15. Doch haltet ihn nicht als einen Feind,</text:p>
      <text:p text:style-name="P1">sondern wei et ihn zurecht als einen Bruder.</text:p>
      <text:p text:style-name="P1">March. «8, «5 2c. «. TM. is, «4...</text:p>
      <text:p text:style-name="P1">IlI. 16. Er aber, der Herr des Friedens,</text:p>
      <text:p text:style-name="P1">gEbe euch denFrieden allezeit auf alle Weise!</text:p>
      <text:p text:style-name="P1">er Herr sei mit euch Allen! Rom. «5, »s3.</text:p>
      <text:p text:style-name="P1">17. Der Gruß mit meiner, des·Paulns,</text:p>
      <text:p text:style-name="P1">Hand,»das ist das Zeichen in jedem Briefe,</text:p>
      <text:p text:style-name="P1">so sch1SI»VE ich! C. 2, 2. i.Cok. «ez,2«. ·</text:p>
      <text:p text:style-name="P1">18. Die Gnade unsers Herrn Jesu Christi</text:p>
      <text:p text:style-name="P1">sei mit euch Allen! Amen. «. Thais. Z, 28.</text:p>
      <text:p text:style-name="P1">Die I. EpistcI St. Pauli an den Tiulotheus.</text:p>
      <text:p text:style-name="P1">Cap. I.</text:p>
      <text:p text:style-name="P1">I. Paulus Gruß. «, D. H. Vorsicht wegen fal-</text:p>
      <text:p text:style-name="P1">scher Lehrer. J-—«. Hi. Lobvreisung der ihm wider-</text:p>
      <text:p text:style-name="P1">fahreneu göttlichen Gnade. 42—47. IV. Ermah-</text:p>
      <text:p text:style-name="P1">nung an Timoiheus. 48—20.</text:p>
      <text:p text:style-name="P1">I. 1. Paulus, Apostel Jesu Christi, nach</text:p>
      <text:p text:style-name="P1">dem Befehl Gottes, unsers Heilandes, und</text:p>
      <text:p text:style-name="P1">des Herrn Jcsu Christi, der unsre Hoff-</text:p>
      <text:p text:style-name="P1">nung ist, «. Cok. «, «. Col. i, -27.</text:p>
      <text:p text:style-name="P1">2. an Timotheus, seinen Lichten Sohn im</text:p>
      <text:p text:style-name="P1">Glauben. Gnade, Barmherzi« keit, Frieden</text:p>
      <text:p text:style-name="P1">von Gott, unserm Vater, nnd FThristo Jesu,</text:p>
      <text:p text:style-name="P1">unserm Herrn!</text:p>
      <text:p text:style-name="P1">2.Tim.«,2. «·(»5ok.4,«7. Tii.«,4.</text:p>
      <text:p text:style-name="P1">II. Z. Als ich nach Macedonien reiste,</text:p>
      <text:p text:style-name="P1">ermahnte ich dich, in Ephesus zu bleiben,</text:p>
      <text:p text:style-name="P1">damit du Etlichen gebietest, nichts Freindes</text:p>
      <text:p text:style-name="P1">zu lehren, Apg.20, «. 4.</text:p>
      <text:p text:style-name="P1">4. noch auf Fabeln und Geschlechtsregister</text:p>
      <text:p text:style-name="P1">zu achten, die kein Ende haben und mehr</text:p>
      <text:p text:style-name="P1">Streitigkeiten bewirken , als Erbauung</text:p>
      <text:p text:style-name="P1">Gottes im Glauben. C·4,7. Tit.«,«4.</text:p>
      <text:p text:style-name="P1">Ei. Das Ende des Gebotes aber ist Liebe</text:p>
      <text:p text:style-name="P1">aus reinem Herzen und gutem Gewissen</text:p>
      <text:p text:style-name="P1">und ungeheucheltem Glauben.</text:p>
      <text:p text:style-name="P1">Co1.3, «4. Rom. -II, I.</text:p>
      <text:p text:style-name="P1">6. Davon irrten Etliche ab und wandten</text:p>
      <text:p text:style-name="P1">sich zu eitelm Geschwätze. C. S, 4 sc. 20.</text:p>
      <text:p text:style-name="P1">7. Sie wollen Gesctzlehrer sein und ver-</text:p>
      <text:p text:style-name="P1">stehen nicht, weder was sie sagen, noch was</text:p>
      <text:p text:style-name="P1">sie bc«lräftigen. .</text:p>
      <text:p text:style-name="P1">8. Wir wissen aber, daß das Gesetz gut ist,</text:p>
      <text:p text:style-name="P1">wenn Jemand es recht anwendet; xHzim."7,i2.</text:p>
      <text:p text:style-name="P1">9. da er dieses weiß, das: für den Gerech-</text:p>
      <text:p text:style-name="P1">ten das Gesetz nicht aufgestellt ist, sondern</text:p>
      <text:p text:style-name="P1">für die Ungerecl)tcn nnd Ungel)orsaniei1,</text:p>
      <text:p text:style-name="P1">Gottlosen und Sünder, U«nheitipen und</text:p>
      <text:p text:style-name="P1"><text:soft-page-break/>Verrnchten , Vaterni«order und HJ?utter-</text:p>
      <text:p text:style-name="P1">mörder, Todtschläger, Gut, 5, 23· -</text:p>
      <text:p text:style-name="P1">10. Unziichtige, Knabenschänder, Men-</text:p>
      <text:p text:style-name="P1">schenräuber, Lügner, Meineidige, und was</text:p>
      <text:p text:style-name="P1">sonst der heilsamen Lehre zuwider ist, »</text:p>
      <text:p text:style-name="P1">4.Cot. 6, sie. 2.Mos. 2s-l, is.</text:p>
      <text:p text:style-name="P1">s</text:p>
      <text:p text:style-name="P1">i</text:p>
      <text:p text:style-name="P1">i</text:p>
      <text:p text:style-name="P1">I</text:p>
      <text:p text:style-name="P1">!</text:p>
      <text:p text:style-name="P1">11. nach dem Evangelium der Herrlich-</text:p>
      <text:p text:style-name="P1">keit des seligen Gottes, welches mir anver-</text:p>
      <text:p text:style-name="P1">traut worden. «.Thess. 2,4.</text:p>
      <text:p text:style-name="P1">III. 12. Und ich danke dem, der mich ge-</text:p>
      <text:p text:style-name="P1">stärkt hat, Christo Jesn, unserm Herrn,</text:p>
      <text:p text:style-name="P1">das; er mich für treu geachtet und in den</text:p>
      <text:p text:style-name="P1">Dienst eingesetzt hat;</text:p>
      <text:p text:style-name="P1">13. mich, der ich zuvor ein Lästcrer und</text:p>
      <text:p text:style-name="P1">Verfolger und Frevler war; aber mir ist</text:p>
      <text:p text:style-name="P1">Erbarmen zu Theil geworden, weil ich es</text:p>
      <text:p text:style-name="P1">unwissend that im Unglauben.</text:p>
      <text:p text:style-name="P1">Gal. «, t3 re. Arg. S, Z. Z, 47.</text:p>
      <text:p text:style-name="P1">"14. Uebers chwengtich aber war die Gnade</text:p>
      <text:p text:style-name="P1">unsers Herrn mit dem Glauben und der</text:p>
      <text:p text:style-name="P1">Liebe, die in Christo Iesu ist. «.(:ok. «5, -so.</text:p>
      <text:p text:style-name="P1">15. Das ist ein gewisses Wort und aller</text:p>
      <text:p text:style-name="P1">Annahme würdig, da Christus Jesus in</text:p>
      <text:p text:style-name="P1">die Welt gekommen ist, die Sünder selig</text:p>
      <text:p text:style-name="P1">zu machen, unter welchen ich der erste bin.</text:p>
      <text:p text:style-name="P1">Many. «, 2s. 9, «3.</text:p>
      <text:p text:style-name="P1">16. Aber darum ist mir Erbarmen zu Theil</text:p>
      <text:p text:style-name="P1">geworden, damit Jesus Christus an mir,</text:p>
      <text:p text:style-name="P1">dem Ersten, alle seineLangniuth erzeige, zum</text:p>
      <text:p text:style-name="P1">Vorbilde für die, so künftig an ihn glauben</text:p>
      <text:p text:style-name="P1">würden zum ewigen Leben.</text:p>
      <text:p text:style-name="P1">17. Dem König aber der Ewigkeit, dem</text:p>
      <text:p text:style-name="P1">unoergänglichen, dem unsichtbaren, dem</text:p>
      <text:p text:style-name="P1">allein weisen Gott sei Ehre und Herrlich-</text:p>
      <text:p text:style-name="P1">keit von Ewigkeit zu Ewigkeit! Amen.</text:p>
      <text:p text:style-name="P1">Max. «i3, 27. Jud. 25.</text:p>
      <text:p text:style-name="P1">IV. 18. Dieses Gebot übergehe ich dir,</text:p>
      <text:p text:style-name="P1">mein Sohn Timotheus, nach den voran-</text:p>
      <text:p text:style-name="P1">gegangenen Prophezeiun en über dich, da-</text:p>
      <text:p text:style-name="P1">mit du streitest nach deliselben den guten</text:p>
      <text:p text:style-name="P1">Streit- C. ei, «2.</text:p>
      <text:p text:style-name="P1">19. so das; du Glauben und ein gutes</text:p>
      <text:p text:style-name="P1">Gewissen behaltest, welches Etliche von sich</text:p>
      <text:p text:style-name="P1">estof;cn und am Glauben Schiffbruch ge-</text:p>
      <text:p text:style-name="P1">iitten haben; C. es, «0.2«. A;-.3. 24, «6. s</text:p>
      <text:p text:style-name="P1">20»- Unter wel·chen Ht)menaus» ist .und</text:p>
      <text:p text:style-name="P1">Alexander, die ich dem Satan ubergeben</text:p>
      <text:p text:style-name="P1"><text:soft-page-break/>habe, daß- sie gezüchtigt werden, nicht mehr</text:p>
      <text:p text:style-name="P1">zu läftern. g. Time-, «7.18.4, «4. «. (»:o"c.5,5.</text:p>
      <text:p text:style-name="P1"/>
      <text:p text:style-name="P1"/>
      <text:p text:style-name="P1"/>
      <text:p text:style-name="P1">234 Cap. 2. Die l. Epistel St. Pauli Cap. Z.</text:p>
      <text:p text:style-name="P1">Cap. II. s Cap. III.</text:p>
      <text:p text:style-name="P1">I. Ermahnung zu Gebet und Fürbiiten. «—7.</text:p>
      <text:p text:style-name="P1">1l. Vom Verhalten der Männer und Weiber in den</text:p>
      <text:p text:style-name="P1">gottesdienstlichen Versammlungen. 8--I5.</text:p>
      <text:p text:style-name="P1">I. 1. So ermahne ich nun vor allen</text:p>
      <text:p text:style-name="P1">Dingen, Bitten, Gebete, Fiirbitten, Dank-</text:p>
      <text:p text:style-name="P1">sagungen zu thun für alle Menschen,</text:p>
      <text:p text:style-name="P1">Phil. 4,S.</text:p>
      <text:p text:style-name="P1">2. für Könige und Alle, die in Hoheit</text:p>
      <text:p text:style-name="P1">sind, dalnit wir ein rnhiges und stilles</text:p>
      <text:p text:style-name="P1">Leben führen in aller Gottseligkeit und</text:p>
      <text:p text:style-name="P1">Ehrbarkeit.</text:p>
      <text:p text:style-name="P1">Z. Denn solches ist gut und angenehm</text:p>
      <text:p text:style-name="P1">vor Gott, unserm Heiland,</text:p>
      <text:p text:style-name="P1">4. welcher will, daß alle Menschen selig</text:p>
      <text:p text:style-name="P1">werden und zur Erkeuntniß der Wahrheit</text:p>
      <text:p text:style-name="P1">kommen. Cz. -is, 23. 2. Pkt. Z, o.</text:p>
      <text:p text:style-name="P1">5. Denn es»ist Ein Gott, auch Ein Mitt-</text:p>
      <text:p text:style-name="P1">ler zwischen Gott nnd den Menschen, der</text:p>
      <text:p text:style-name="P1">Mensch Christus Jesus,</text:p>
      <text:p text:style-name="P1">Joh. -t7, Z. Hob. 9, -l5.</text:p>
      <text:p text:style-name="P1">6. der sich selbst zum Lösegeld gab für</text:p>
      <text:p text:style-name="P1">Alle; was bezeuget werden sollte zu seiner</text:p>
      <text:p text:style-name="P1">Zeit, Tit. 2, «. M.-:ch. 20, 28.</text:p>
      <text:p text:style-name="P1">7. wozu ich bestellt bin als Predizer und</text:p>
      <text:p text:style-name="P1">Apostel (ich sage die Wahrheit in - hristo,</text:p>
      <text:p text:style-name="P1">ich lüge nicht), ein Lehrer der Heiden, in</text:p>
      <text:p text:style-name="P1">Glauben und Wahrheit.</text:p>
      <text:p text:style-name="P1">2.Tin1. i, H. R«Im.9, l. I, E«-.</text:p>
      <text:p text:style-name="P1">Il. 8. So will ich nun, das; die Männer</text:p>
      <text:p text:style-name="P1">beten an allen Orten und heilige Hände</text:p>
      <text:p text:style-name="P1">aufheben, ohne Zorn und Zweifel;</text:p>
      <text:p text:style-name="P1">Mart. H «z5. «ak.4 6</text:p>
      <text:p text:style-name="P1">. .5 - -</text:p>
      <text:p text:style-name="P1">9. deßgleichen die Weiber in ehrbarer</text:p>
      <text:p text:style-name="P1">Kleidung mit Schamhaftigkeit und Sitt-</text:p>
      <text:p text:style-name="P1">sanckeit, daß sie sich schmiicken, nicht mit</text:p>
      <text:p text:style-name="P1">Haarflechten oder Gold oder Perlen oder</text:p>
      <text:p text:style-name="P1">köstlichem Gewande, -1.Pct.s, 3—5.</text:p>
      <text:p text:style-name="P1">10. sondern was sich ziemt für Weiber,</text:p>
      <text:p text:style-name="P1">die sich zur Gottessurcht bekennen, durch</text:p>
      <text:p text:style-name="P1">gute Werke. Tit.2,32c.</text:p>
      <text:p text:style-name="P1">11· Das Weib lerne in der Stille, in aller</text:p>
      <text:p text:style-name="P1">Unterwersung. 4. Cok. it, se. Z.-;</text:p>
      <text:p text:style-name="P1">12. Dem Weibe gestatte ich nicht zu leh-</text:p>
      <text:p text:style-name="P1">ren, anch nicht über den Mann zu herr-</text:p>
      <text:p text:style-name="P1"><text:soft-page-break/>schen, sondern sie soll sich still verhalten.</text:p>
      <text:p text:style-name="P1">E;-h. 5, ed.</text:p>
      <text:p text:style-name="P1">13. Denn Adam ward zuerst geschaffen,</text:p>
      <text:p text:style-name="P1">hernach Eva. «. M«-s. I, is sc.</text:p>
      <text:p text:style-name="P1">14. Und Adam ward nicht verführt, son-</text:p>
      <text:p text:style-name="P1">dern das Weib ward verführt und gerieth</text:p>
      <text:p text:style-name="P1">in Uebertretung. 2.C-k.«,3. i.Mos.3,6.</text:p>
      <text:p text:style-name="P1">15. Sie wird aber selig werden durch</text:p>
      <text:p text:style-name="P1">Kindergebären, wenn sie verbleibt in Glau-</text:p>
      <text:p text:style-name="P1">ben und Liebe und Heiligung mit Sittsam-</text:p>
      <text:p text:style-name="P1">kelt. Tit. 2, Ä. S.</text:p>
      <text:p text:style-name="P1">l</text:p>
      <text:p text:style-name="P1">l. Eigenfchaften der"Vorsteher (Bischöse), t-7;</text:p>
      <text:p text:style-name="P1">il. der Diener (Diaconeti) und ihrer Weiber. 8-43-</text:p>
      <text:p text:style-name="P1">lll. Fundament und Summe des Cl)ristenthums-</text:p>
      <text:p text:style-name="P1">44—4s.</text:p>
      <text:p text:style-name="P1">I. 1. Das ist ein gewisses Wort: So Je-</text:p>
      <text:p text:style-name="P1">mand nach einem Vorsteheramte strebt, der</text:p>
      <text:p text:style-name="P1">begehrt ein gutes Werk. A;-g« 20, -28.</text:p>
      <text:p text:style-name="P1">2. So soll nun ein Vorsteher unsträflich</text:p>
      <text:p text:style-name="P1">sein, Eines Weibes Mann, nüchtern, mäßig,</text:p>
      <text:p text:style-name="P1">ehrbar, gastfrei, geschickt zu lehren,</text:p>
      <text:p text:style-name="P1">it. l, 6 te. 2. Tini. D, A-.</text:p>
      <text:p text:style-name="P1">Z. kein Weinsäufer, kein Schläger, nicht</text:p>
      <text:p text:style-name="P1">schändlichen Gewinn suchend , sondern</text:p>
      <text:p text:style-name="P1">freundlich, ohne Streitsucht, ohne Hab-</text:p>
      <text:p text:style-name="P1">sucht; Z. Mos. to, 9 -c.</text:p>
      <text:p text:style-name="P1">4. der seinem eigenen Hause wohl vor-</text:p>
      <text:p text:style-name="P1">steht, der Kinder hat in Gehorsam mit</text:p>
      <text:p text:style-name="P1">aller Ehrbarkeit;</text:p>
      <text:p text:style-name="P1">5. (wenn aber Jemand seinem eigenen</text:p>
      <text:p text:style-name="P1">Hause nicht weiß vorzustehen, wie wird er</text:p>
      <text:p text:style-name="P1">siir die Gemeinde Gottes sorgen?)</text:p>
      <text:p text:style-name="P1">6. kein Neubekehrter, damit er nicht auf-</text:p>
      <text:p text:style-name="P1">geblasen werde und in das Gericht des</text:p>
      <text:p text:style-name="P1">ästerers falle.</text:p>
      <text:p text:style-name="P1">7. Er soll aber auch ein gutes Zeugniß</text:p>
      <text:p text:style-name="P1">haben von denen, die draußen sind, damit</text:p>
      <text:p text:style-name="P1">er nicht in Schmähung und Fallstrick des</text:p>
      <text:p text:style-name="P1">Lästerers falle. Col. 4, 5.</text:p>
      <text:p text:style-name="P1">H. 8. Die Diener sollen gleicherweise ehr-</text:p>
      <text:p text:style-name="P1">bar sein, nicht zweizüngig, nicht dem Trunk</text:p>
      <text:p text:style-name="P1">ergeben, nicht schäudlichen Gewinn suchend,</text:p>
      <text:p text:style-name="P1">As-g. 6, Z :c.</text:p>
      <text:p text:style-name="P1">9. sondern solche, die das Geheimniß des</text:p>
      <text:p text:style-name="P1">Glaubens in reinem Gewissen bewahren.</text:p>
      <text:p text:style-name="P1">Abg. V, -is.</text:p>
      <text:p text:style-name="P1">10. Auch sollen diese zuerst geprüft wer-</text:p>
      <text:p text:style-name="P1">den, dann mögen sie dienen, wenn sie tadel-</text:p>
      <text:p text:style-name="P1">los sind.</text:p>
      <text:p text:style-name="P1">11. Die Weiber sollen gleicherweise ehr-</text:p>
      <text:p text:style-name="P1">bar sein, nicht Verläumderisch, niichtern,</text:p>
      <text:p text:style-name="P1"><text:soft-page-break/>treu in allen Dingen. E. I-, 9. 2,9.</text:p>
      <text:p text:style-name="P1">12. Die Diener seien Männer, die Ein</text:p>
      <text:p text:style-name="P1">Weib haben, die den Kindern wohl vor-</text:p>
      <text:p text:style-name="P1">stehen und ihren eigenen Häusern.</text:p>
      <text:p text:style-name="P1">« 13. Denn die, welche wohl gedienet haben,</text:p>
      <text:p text:style-name="P1">erwerben sich eine gute Stufe und viele</text:p>
      <text:p text:style-name="P1">frendige Zuversicht im Glauben in Christo</text:p>
      <text:p text:style-name="P1">Jesu. M-«nh.25,2«. L»-c.49,47.«9.</text:p>
      <text:p text:style-name="P1">III. 14. Solches schreibe ich dir mit der</text:p>
      <text:p text:style-name="P1">Hosfnung, bald zu- dir zu kommen;</text:p>
      <text:p text:style-name="P1">15. so ich aber verzbge, damit du wissest,</text:p>
      <text:p text:style-name="P1">wie du dich verhalten sollest im Hause Got-</text:p>
      <text:p text:style-name="P1">tes, welches ist die Gemeinde des lebendigen</text:p>
      <text:p text:style-name="P1">Gottes, ein Pfeiler und eine Grundfeste der</text:p>
      <text:p text:style-name="P1">Wahrheit. Eph.2,-t9:c. He!-.3, S.</text:p>
      <text:p text:style-name="P1"/>
      <text:p text:style-name="P1"/>
      <text:p text:style-name="P1"/>
      <text:p text:style-name="P1">Cap. Z. 4. an den Timotheus. Cap. 4. 5. 235</text:p>
      <text:p text:style-name="P1">16. Und anerkannt groß ist das Geheim-</text:p>
      <text:p text:style-name="P1">nis; der Gottscligkeit: Gott ward geoffenbart</text:p>
      <text:p text:style-name="P1">im Fleische, gerechtfertigt im Geiste, esehen</text:p>
      <text:p text:style-name="P1">von den Engeln, gepredigt unter den Heiden,</text:p>
      <text:p text:style-name="P1">geglaubt in der Welt, aufgenommen in</text:p>
      <text:p text:style-name="P1">Herrlichkeit. J-)h. Hi C-i.2,9. sitz:-1.4,3.4.</text:p>
      <text:p text:style-name="P1">i.Cok.i5,5—9. Eph.c,20:c.</text:p>
      <text:p text:style-name="P1">Cap. lV. -</text:p>
      <text:p text:style-name="P1">I. Verfi·ihrer und Jrrlehrer. 4—5. il. Nutzen der</text:p>
      <text:p text:style-name="P1">Gottseligkeit. 6—«. lll. Ermahnung an Timotheus</text:p>
      <text:p text:style-name="P1">zu würdiger Aintsführuiig. 42-—4 6.</text:p>
      <text:p text:style-name="P1">I. 1. Der Geist aber sagt ausdrücklich,</text:p>
      <text:p text:style-name="P1">daß in den letzten Zeiten Etliche werden</text:p>
      <text:p text:style-name="P1">vom Glauben absallen und auf verführe-</text:p>
      <text:p text:style-name="P1">rische Geister und Lehren der Teufel achten;</text:p>
      <text:p text:style-name="P1">2.Tim.3,4:c. 2.Pct.3,3. 4.J«-h.2,48.</text:p>
      <text:p text:style-name="P1">- S. Tiscss. 2, 9 :c.</text:p>
      <text:p text:style-name="P1">2. durch die Heuchelei solcher, welche </text:p>
      <text:p text:style-name="P1">gen reden, die gebrand1narkt sind m ihrem</text:p>
      <text:p text:style-name="P1">Gewissen, 2. Tini. 3, 5.</text:p>
      <text:p text:style-name="P1">Z. die verbieten zu heirathen uiid heißen</text:p>
      <text:p text:style-name="P1">sieh von Speisen zu enthalten, die Gott ge-</text:p>
      <text:p text:style-name="P1">1chafsen hat Zum Genusse mit Dai·iksågung</text:p>
      <text:p text:style-name="P1">für die Glau igen und die, welche die ahr-</text:p>
      <text:p text:style-name="P1">heit erkannt haben.</text:p>
      <text:p text:style-name="P1">-i.Cok.7,28.36.38. Coi.2,ie«.2o—23.</text:p>
      <text:p text:style-name="P1">4. Denn alles von Gott Geschasfene ist</text:p>
      <text:p text:style-name="P1">Tit und nichts verwerflich, wenn es mit</text:p>
      <text:p text:style-name="P1">anksagung empfangen wird.</text:p>
      <text:p text:style-name="P1">c.Cok. to, so. 3i.</text:p>
      <text:p text:style-name="P1">5. Denn es wird geheiligt durch das Wort</text:p>
      <text:p text:style-name="P1">Gottes und das Gebet.</text:p>
      <text:p text:style-name="P1">II. 6. Wenn du dieses den Brüdern vor-</text:p>
      <text:p text:style-name="P1"><text:soft-page-break/>hältst, so wirst du ein guter Diener Jesu</text:p>
      <text:p text:style-name="P1">Christi sein, erzogen in den Worten des</text:p>
      <text:p text:style-name="P1">Glaubens und der guten Lehre, der du ge-</text:p>
      <text:p text:style-name="P1">folgt bist. 2. Tini. Z, is.</text:p>
      <text:p text:style-name="P1">7. Aber die unheiligen und läppischen</text:p>
      <text:p text:style-name="P1">Fabeln weise ab; übe dich hingegen zur</text:p>
      <text:p text:style-name="P1">Gottseligkeit. C, «, 4.</text:p>
      <text:p text:style-name="P1">8. Denn die leibliche Uebung ist zu We-</text:p>
      <text:p text:style-name="P1">nigem nütze; die Gottseligkeit aber ist zu</text:p>
      <text:p text:style-name="P1">allen Dingen nütze, und hat die Verheißung</text:p>
      <text:p text:style-name="P1">des jetzigen und des künftigen Lebens.</text:p>
      <text:p text:style-name="P1">C.6,c3:c. Ps.34,40.37,4. M.iith.6,33.</text:p>
      <text:p text:style-name="P1">9. Das ist ein gewisses Wort und aller</text:p>
      <text:p text:style-name="P1">Annahme würdig.</text:p>
      <text:p text:style-name="P1">10. Denn auf dieses hin arbeiten wir</text:p>
      <text:p text:style-name="P1">auch und lassen uns schmähen, weil wir die</text:p>
      <text:p text:style-name="P1">Hoffnung aus den lebendigen Gott esetzt</text:p>
      <text:p text:style-name="P1">haben, der ein Heiland ist aller Menschen,</text:p>
      <text:p text:style-name="P1">esonders der Glänbigen, C» 2, I» -H»</text:p>
      <text:p text:style-name="P1">11. Solches gebiete und lehre.</text:p>
      <text:p text:style-name="P1">III. 12. Niemand verachte deine In end,</text:p>
      <text:p text:style-name="P1">sondern werde ein Vorbild den Gläul?igen</text:p>
      <text:p text:style-name="P1">i</text:p>
      <text:p text:style-name="P1">in der Lehre, im Wandel, in der Liebe, im</text:p>
      <text:p text:style-name="P1">Geiste, im Glauben, in der Keuschheit.</text:p>
      <text:p text:style-name="P1">» Tit. 2, 7.i5. 4.Cok.4c3,«.</text:p>
      <text:p text:style-name="P1">13. Bis ich komme, halte an mit dem Vor-</text:p>
      <text:p text:style-name="P1">lesen, mit der Ermahnung , mit der Lehre.</text:p>
      <text:p text:style-name="P1">14. Vernachlässige nicht die Gabe, die in</text:p>
      <text:p text:style-name="P1">dir ist, die dir durch Weissagung mit Hände-</text:p>
      <text:p text:style-name="P1">Auflegen der Aeltesten gegeben worden.</text:p>
      <text:p text:style-name="P1">2. Tini. 4« S.</text:p>
      <text:p text:style-name="P1">15. Daraus sinne, damit gehe um, damit</text:p>
      <text:p text:style-name="P1">dein Zunehmen offenbar sei vor Jedermann.</text:p>
      <text:p text:style-name="P1">16. Habe Acht auf dich selbst und auf</text:p>
      <text:p text:style-name="P1">die Lehre; beharre in diesen Stückeu; denn</text:p>
      <text:p text:style-name="P1">wenn du dieses thust, wirst du dich selbst</text:p>
      <text:p text:style-name="P1">selig machen und die, welche dich hören.</text:p>
      <text:p text:style-name="P1">Apg. 2c), as.</text:p>
      <text:p text:style-name="P1">Cap. V.</text:p>
      <text:p text:style-name="P1">Vorschriften betreffend l. die Witwen und ihre</text:p>
      <text:p text:style-name="P1">Besorgui1g, 4—46; il. die Aeltesten und ihre Be-</text:p>
      <text:p text:style-name="P1">strafung, 47—2t; l1l. die Handaufleguiig. 22—25·</text:p>
      <text:p text:style-name="P1">I. 1. Einen Aeltern beschilt nicht hart,</text:p>
      <text:p text:style-name="P1">sondern ermahne ihn als einen Vater,</text:p>
      <text:p text:style-name="P1">jüngere als Brüder; 3. Links. c9, se.</text:p>
      <text:p text:style-name="P1">2. ältere Frauen als Mütter, jüngere als</text:p>
      <text:p text:style-name="P1">Schwestern in aller Keuschheit.</text:p>
      <text:p text:style-name="P1"><text:s/>Die Wittwen ehre, die, welche wirklich</text:p>
      <text:p text:style-name="P1">Wittiven sind.</text:p>
      <text:p text:style-name="P1">4. Hat aber eine Wittwe Kinder oder</text:p>
      <text:p text:style-name="P1">Ente , so sollen diese zuerst lernen gegen</text:p>
      <text:p text:style-name="P1"><text:soft-page-break/>ihr eigenes Haus fromm zu sein und ihren</text:p>
      <text:p text:style-name="P1">Eltern Vergeltung zu leisten; denn das</text:p>
      <text:p text:style-name="P1">ist gut und angenehm vor Gott.</text:p>
      <text:p text:style-name="P1">Mart. 7, 40 ec-</text:p>
      <text:p text:style-name="P1">5. Die wahrhaft und verlassene Wittwe</text:p>
      <text:p text:style-name="P1">aberihat ihre Hoffnung auf Gott gesetzt</text:p>
      <text:p text:style-name="P1">und verl)arret in den Bitten und Gebeten</text:p>
      <text:p text:style-name="P1">Tag und Nacht; Lin. 2, 37·</text:p>
      <text:p text:style-name="P1">6. die üppige aber ist lebendigfftJådt«.</text:p>
      <text:p text:style-name="P1">7. Und solches gebiete, damit sie unsträf-</text:p>
      <text:p text:style-name="P1">lich seien.</text:p>
      <text:p text:style-name="P1">8. Wenn aber Jemand für die Seinigen</text:p>
      <text:p text:style-name="P1">und besonders für seineHausgenossen nicht</text:p>
      <text:p text:style-name="P1">sorget, der hat denGlauben verläugnet und</text:p>
      <text:p text:style-name="P1">ist schlimnier als ein U1cgläubiger. C. Z, 5.</text:p>
      <text:p text:style-name="P1">9. Eine Wittwe werde erwählt, wenn sie</text:p>
      <text:p text:style-name="P1">nicht unter sechszig Jahren ist, Eines</text:p>
      <text:p text:style-name="P1">Mannes Weib war, in guten Werken</text:p>
      <text:p text:style-name="P1">Zeugniß hat; Röm. is, i.</text:p>
      <text:p text:style-name="P1">10. wenn sie Kinder erzogen, wenn· sie</text:p>
      <text:p text:style-name="P1">Fremde beherbergt, wenn sie den H»ellIgEU</text:p>
      <text:p text:style-name="P1">die Füße gewaschen, wenn sie »Bcdrangten</text:p>
      <text:p text:style-name="P1">Hilfe geleistet hat, wenn sie jedem guten</text:p>
      <text:p text:style-name="P1">erke nachgekommen ist.</text:p>
      <text:p text:style-name="P1">- . Her. is, 2. Joh.43, it.</text:p>
      <text:p text:style-name="P1"/>
      <text:p text:style-name="P1"/>
      <text:p text:style-name="P1"/>
      <text:p text:style-name="P1">236 Cap. S. Die I. Epistel St. Pauli Cap. 6.</text:p>
      <text:p text:style-name="P1">11. Jüngere Witwen aber nimm nicht</text:p>
      <text:p text:style-name="P1">an; denn wenn sie -iis?f)ig eworden find</text:p>
      <text:p text:style-name="P1">wider Christum, so wo· en« sie heirathen,</text:p>
      <text:p text:style-name="P1">12."und haben ihr Urtheil, das; sie die erste</text:p>
      <text:p text:style-name="P1">Treue gebrochen haben.</text:p>
      <text:p text:style-name="P1">13. Zugleich sind sie auch müßig und ler-</text:p>
      <text:p text:style-name="P1">nen herumlaufen in den Häus ern, und nicht</text:p>
      <text:p text:style-name="P1">nur müßig sind sie, sondern auch geschwätzig</text:p>
      <text:p text:style-name="P1">und vorwitzig und reden, was sich nicht ge-</text:p>
      <text:p text:style-name="P1">ziemt. Sp:. so, 49. 2. To-ss. Z, «. —</text:p>
      <text:p text:style-name="P1">14. Darum will ich, das; jüngere Wittwen</text:p>
      <text:p text:style-name="P1">heirathen, Kinder gebären, den Haushalt</text:p>
      <text:p text:style-name="P1">führen, dem Widersacher keinen Anlaß zu</text:p>
      <text:p text:style-name="P1">Schmähungen geben; 4.Coc. 7, g. 39. ro.</text:p>
      <text:p text:style-name="P1">15. denn schon haben sich Etliche abge-</text:p>
      <text:p text:style-name="P1">wandt nach dem Satan.</text:p>
      <text:p text:style-name="P1">16. So ein Gläubiger oder eine Gläubige</text:p>
      <text:p text:style-name="P1">Wittwen hat, so leiste er denselben Hülfe,</text:p>
      <text:p text:style-name="P1">nnd die Gemeinde werde nicht beschwert,</text:p>
      <text:p text:style-name="P1">damit sie den wahrhaften Wittwen Hülfe</text:p>
      <text:p text:style-name="P1">leisten möge.</text:p>
      <text:p text:style-name="P1">II. 17. Die Aeltesten, die wohlvorstehen,</text:p>
      <text:p text:style-name="P1">sollen doppelter Ehre werth geachtet wer-</text:p>
      <text:p text:style-name="P1"><text:soft-page-break/>den, besonders, die da arbeiten im Wort und</text:p>
      <text:p text:style-name="P1">in der Lehre. «. Tk)ess. Z, i2. 43.</text:p>
      <text:p text:style-name="P1">18. Denn die Schrift sagt: ,,DemOchsen,</text:p>
      <text:p text:style-name="P1">der drifcht, sollst du das Maul nicht ver-</text:p>
      <text:p text:style-name="P1">binden« , Und: »Der Arbeiter ist seines</text:p>
      <text:p text:style-name="P1">Lohnes werth«. ei. ki)1-s. es, 4. Matih.i0,-so.</text:p>
      <text:p text:style-name="P1">19. Wider einen Aeltesten nimm keine</text:p>
      <text:p text:style-name="P1">Klage an, es sei denn auf zwei oder drei</text:p>
      <text:p text:style-name="P1">Zeugen hin-. 5.Mos.«s49, is. - «</text:p>
      <text:p text:style-name="P1">20. Die Fchlbaren bestrafe vor Allen,</text:p>
      <text:p text:style-name="P1">damit auch die Uebrigen Furcht haben.</text:p>
      <text:p text:style-name="P1">Many. is, 47. Gal.2, -it.</text:p>
      <text:p text:style-name="P1">21«. Ich beschwöre dich vor Gott und dem</text:p>
      <text:p text:style-name="P1">Herrn Jes.u Christo und den auserwählten</text:p>
      <text:p text:style-name="P1">Engeln, daß du dieses beobachtest ohne</text:p>
      <text:p text:style-name="P1">Vorurtheil und nichts thuestC11«?chi3C5u:1st.</text:p>
      <text:p text:style-name="P1">.- ,- .4 .</text:p>
      <text:p text:style-name="P1">llI. 22. Lege Niemanden: schnell die Hände</text:p>
      <text:p text:style-name="P1">aus und mache dich nicht fremder Sünden</text:p>
      <text:p text:style-name="P1">thcilhaft; bewahre dich selbst rein.</text:p>
      <text:p text:style-name="P1">C. Z, -l0. 2. Crit. 6, «-.</text:p>
      <text:p text:style-name="P1">23. T-rii«-ke nicht mehr nur Wasser , soii-</text:p>
      <text:p text:style-name="P1">dern genieße ein wenig Wein, um deines</text:p>
      <text:p text:style-name="P1">M1ggens und deiner «i«)ftern«S:hwachheiten</text:p>
      <text:p text:style-name="P1">W! en.</text:p>
      <text:p text:style-name="P1">24. Etlicher Menschen Sünden sind offen-</text:p>
      <text:p text:style-name="P1">bar und gehen ihnen voran zum Gerichte,</text:p>
      <text:p text:style-name="P1">etlichen a er folgen sie nach. Gai. 5, 492c.</text:p>
      <text:p text:style-name="P1">25. Ebenso sind anch die gutenWerke offen-</text:p>
      <text:p text:style-name="P1">bar, und die, welche .andesr»-s sind, können «</text:p>
      <text:p text:style-name="P1">nicht verborgen bleiben. Gar Z, 22 :c.</text:p>
      <text:p text:style-name="P1">» » »Cap. Vl.</text:p>
      <text:p text:style-name="P1">»»I"AZT7;T?kåiTT7k,IiL« ·«(«T»«LF—.i’k«»-«.;ch«k« In- 8;iW?"«7I»«</text:p>
      <text:p text:style-name="P1">l1l. Schlußertnahnunge-I an Timotheus; -i4.—24.</text:p>
      <text:p text:style-name="P1">l. 1. Alle, die als Knechte unter dem Joche</text:p>
      <text:p text:style-name="P1">sind, sollen·ihre· Herren aller Ehre werth</text:p>
      <text:p text:style-name="P1">halten, damit nicht der Name Gottes und</text:p>
      <text:p text:style-name="P1">die Lehre gelastert werde.</text:p>
      <text:p text:style-name="P1">· »Ep·b. 6, 5:c. Tit. 2, S. 40.</text:p>
      <text:p text:style-name="P1"><text:s/>Die aber glaubige Herren haben, sollen</text:p>
      <text:p text:style-name="P1">dieselben nicht verachten; weil sie Brüder</text:p>
      <text:p text:style-name="P1">fm1EHls»onLdern ihFe(i»;dle«stlh dignen, v;eil</text:p>
      <text:p text:style-name="P1">ie an i eun ece te in , iean er</text:p>
      <text:p text:style-name="P1">Wohlthat Ylntheil nehmen. Solches -lehre</text:p>
      <text:p text:style-name="P1">und ermahne. Pi,ji2m» is·</text:p>
      <text:p text:style-name="P1">il. 3. So· Jemand Fremder? lehrt und</text:p>
      <text:p text:style-name="P1">nicht den heilsamen Worten unsers Herrn</text:p>
      <text:p text:style-name="P1">Je·su Chri»sti»und der»Lehre nach der Gott-</text:p>
      <text:p text:style-name="P1">seligkeit beitritt, G.:i.»i,s2c. D. Tim,g, is»</text:p>
      <text:p text:style-name="P1">4. der ist ausgeblasen und weis» nichts,</text:p>
      <text:p text:style-name="P1">sondern hat eine Sucht nach Streitfragen</text:p>
      <text:p text:style-name="P1">und Wortgezank, daraus entsteht Neid,</text:p>
      <text:p text:style-name="P1"><text:soft-page-break/>Hader, Lasterungen, boser Verdacht;</text:p>
      <text:p text:style-name="P1">· » Ei, 4.7. 2.Ti,-«. 2, 44.i·</text:p>
      <text:p text:style-name="P1">5. eitle Gezanke solcher Menschen, die</text:p>
      <text:p text:style-name="P1">verkehrten Sinnes nnd der Wahrheit be-</text:p>
      <text:p text:style-name="P1">raubt sind, die da nieinen, die Gottseli keit</text:p>
      <text:p text:style-name="P1">sei ein Erwerb. Von solchen halte dich fgern.</text:p>
      <text:p text:style-name="P1">» » » » »2.TiiZ13,5.7.8.»</text:p>
      <text:p text:style-name="P1">6. Die Gottseligkeit mit Genügsamkeit</text:p>
      <text:p text:style-name="P1">aber ist ein großer Gewinn!</text:p>
      <text:p text:style-name="P1">· C.4, 8. Ps.37,i6. Hei-.i3,5.</text:p>
      <text:p text:style-name="P1">s7. Denn wir haben nichts in die Welt</text:p>
      <text:p text:style-name="P1">hineingebracht; so ist offenbar, daß wir</text:p>
      <text:p text:style-name="P1">auch nichts heraustragen können.</text:p>
      <text:p text:style-name="P1">« · Hist-i,2i. Ps.49, is.</text:p>
      <text:p text:style-name="P1">8. Wenn wir aber Nahrung und Be-</text:p>
      <text:p text:style-name="P1">de»ckung haben, so sollen wir uns daran ge-</text:p>
      <text:p text:style-name="P1">nugen lassen. S·2pk.3o,8:c.</text:p>
      <text:p text:style-name="P1">9. Die aber relch werden wollen, fallen</text:p>
      <text:p text:style-name="P1">in Versnchun und Fallstricke und viele</text:p>
      <text:p text:style-name="P1">thörichte»und «Lschiidliche Begierden, welche</text:p>
      <text:p text:style-name="P1">sie Menschen in Untergang und Verderben</text:p>
      <text:p text:style-name="P1">tiirzen. Spk.23,4:c.28,20. Matii;.43, 22.</text:p>
      <text:p text:style-name="P1"><text:s/>Denii dårlGeiz ist ei:Ze W11r»7i-.il alles</text:p>
      <text:p text:style-name="P1">ö en« und t"iche, die si deinse sen er-</text:p>
      <text:p text:style-name="P1">gaben,«sind vom Glauben abYirrt und</text:p>
      <text:p text:style-name="P1">habä;1b <text:s/>selbst mit vielen Schmerzen</text:p>
      <text:p text:style-name="P1">Ul" O)t . Lan.-l-2,45ic.</text:p>
      <text:p text:style-name="P1">llI. U. Du aber, o Mensch Gottes, Siehe</text:p>
      <text:p text:style-name="P1">solches, jage aber nach Gerechtigkeit, «» ott-</text:p>
      <text:p text:style-name="P1">seligkeit, Glauben, Liebe, Geduld, Sanft-</text:p>
      <text:p text:style-name="P1">1UUth. 2.Ti1n.2,2«2. . </text:p>
      <text:p text:style-name="P1">12. Kämpfe den guten Kampf des Glau-</text:p>
      <text:p text:style-name="P1">bens, ergreife das ewige Leben, zu wel(iåEm</text:p>
      <text:p text:style-name="P1">du berufen worden bist und das gute e-</text:p>
      <text:p text:style-name="P1">keiintniß abgelegt hast vor vielen Zeugen.</text:p>
      <text:p text:style-name="P1">- -"C.l,l8. 2.Tim.4,7ic- Phil.3,42ic.</text:p>
      <text:p text:style-name="P1"/>
      <text:p text:style-name="P1"/>
      <text:p text:style-name="P1"/>
      <text:p text:style-name="P1">Cap. 6. — an den Ti</text:p>
      <text:p text:style-name="P1">13. Ich gebieten-dir vor Gott, der Alles</text:p>
      <text:p text:style-name="P1">lebendig ma t,«und vor Christo Jesu, der</text:p>
      <text:p text:style-name="P1">vor Ponti»uscH3ilatus das gute Bekenntniß</text:p>
      <text:p text:style-name="P1">abgelegt hat, E.s,2i. Matth.27,44. J·-1,.48,a7.</text:p>
      <text:p text:style-name="P1">14. daß du das Gebot haltest unbefleckt,</text:p>
      <text:p text:style-name="P1">unsträflich, bis zur Erscheinung unsers</text:p>
      <text:p text:style-name="P1">Herrn Iesu Christi; -4.Thess. Z, is. l</text:p>
      <text:p text:style-name="P1">15. welche-zu seiner Zeit zeigen wird der</text:p>
      <text:p text:style-name="P1">Selg;e und allein Gewaltcge, der König</text:p>
      <text:p text:style-name="P1">der bnige und der Herr der ,H»eIrj;sch9ei1«l;en,</text:p>
      <text:p text:style-name="P1">16. der allein Unsterblichke»it hat, der in</text:p>
      <text:p text:style-name="P1">unzu änglichem Lichte wocgnt, den kein</text:p>
      <text:p text:style-name="P1"><text:soft-page-break/>Mensch Xs’ehen hat, no s?en kann:</text:p>
      <text:p text:style-name="P1">Ihm sei re und ewige Ma )t! Amen.</text:p>
      <text:p text:style-name="P1">Joh.5,26. 5«.M·,s.33,20.</text:p>
      <text:p text:style-name="P1">17. Den Reichen in der jetzigen·Welt ge-</text:p>
      <text:p text:style-name="P1">biete, daß sie nicht stolz seien, noch ihre Hofs-</text:p>
      <text:p text:style-name="P1">motheus. Cap. S; «- 23!7</text:p>
      <text:p text:style-name="P1">nun etzen aufdens-un missen Rei t um,</text:p>
      <text:p text:style-name="P1">sond2rsn auf den lebendigen Gott, lPer»huns</text:p>
      <text:p text:style-name="P1">Alles reichlich darbietet zum Genusse; -</text:p>
      <text:p text:style-name="P1">Hiob.34,24. Mart. 40, 24. Lnc.42, 20·</text:p>
      <text:p text:style-name="P1">18. daß sie wohl-thätig seien, reich an guten</text:p>
      <text:p text:style-name="P1">Werken, freigebig, mitt eilsam·; Her-. is, -is.</text:p>
      <text:p text:style-name="P1">I9. ssich einen guten Schatz sammeln auf</text:p>
      <text:p text:style-name="P1">die Zukunft, damit sie das wahrhafte Leben</text:p>
      <text:p text:style-name="P1">erlangen." Many- e, Do. Las. se, 9.</text:p>
      <text:p text:style-name="P1">20. O Ti:notheus! bewahre das Anver-</text:p>
      <text:p text:style-name="P1">traute und vermeide die unheiligen eiteln</text:p>
      <text:p text:style-name="P1">Geschwätze und die Gezänke der fälschlich</text:p>
      <text:p text:style-name="P1">so genannten Erkenntnis;,</text:p>
      <text:p text:style-name="P1">2.Tim. «, 44. 2, 44. is.</text:p>
      <text:p text:style-name="P1">21. wozu sich Etliche bekannt haben und</text:p>
      <text:p text:style-name="P1">darüber vom Glauben abgeirrt sind. Die</text:p>
      <text:p text:style-name="P1">Gnade sei mit di-r! Amen.</text:p>
      <text:p text:style-name="P1">C. «, s. -19. 2. Tini. H, 22.</text:p>
      <text:p text:style-name="P1">--j </text:p>
      <text:p text:style-name="P1">Die il. E,pistel St. Pauli an«-den Timotheus.</text:p>
      <text:p text:style-name="P1">Cap. l. « I 8.DarumschämedichnichtdesZeugnisses</text:p>
      <text:p text:style-name="P1">l. Gruß des Paulus. i, 2. ll. Ermahnung an</text:p>
      <text:p text:style-name="P1">Timotheus zu standhastem Bekcnniniß des Evan-</text:p>
      <text:p text:style-name="P1">geliums.3—44. lll. Lob des Onesipl)orus. 45—i8.</text:p>
      <text:p text:style-name="P1">I. I· Paulus, Apostel Jesu Christi durch</text:p>
      <text:p text:style-name="P1">den Willen Gottes, nach der Verheif;ung</text:p>
      <text:p text:style-name="P1">des Lebens in Christo Jesu,</text:p>
      <text:p text:style-name="P1">-I. Tim. I, l. i.Joh. 2, 25.</text:p>
      <text:p text:style-name="P1">2. an Timotheus, seinen geliebten Sohn.</text:p>
      <text:p text:style-name="P1">Gnade, Barmherzi keit, Friede von Gott,</text:p>
      <text:p text:style-name="P1">dem Vater, und Christo Iesu, unserm</text:p>
      <text:p text:style-name="P1">Herrn! c.Tim. c, 2.</text:p>
      <text:p text:style-name="P1">II. Z. Jch danke Gott, dem ich, von den</text:p>
      <text:p text:style-name="P1">Voreltern her, mit reinem Gewcssen diene,</text:p>
      <text:p text:style-name="P1">wie ich unablässig deiner gedenke in meinem</text:p>
      <text:p text:style-name="P1">Gebete Tag und Nacht, Apg. es, -.</text:p>
      <text:p text:style-name="P1">4. Voll Verlangen dich zusehen, eingedenk</text:p>
      <text:p text:style-name="P1">deiner Thränen, damit 1ch mit Freude er-</text:p>
      <text:p text:style-name="P1">füllt werde, C. it, 9. ei.</text:p>
      <text:p text:style-name="P1">5. da ich mich erinnere des ungeheuchelten</text:p>
      <text:p text:style-name="P1">Glaubens, der in dir ist, welcher zuerst</text:p>
      <text:p text:style-name="P1">wohnte in deiner Großmutter Lois und</text:p>
      <text:p text:style-name="P1">deiner Mutter Eunice, und ich bin ver-</text:p>
      <text:p text:style-name="P1">sichert, auch in dir. Arg.-sie, «.</text:p>
      <text:p text:style-name="P1">6. Um dieser Ursache willen erinnere ich</text:p>
      <text:p text:style-name="P1">dich, die Gabe Gottes anzufachen, die in dir</text:p>
      <text:p text:style-name="P1"><text:soft-page-break/>ist durch die Auslegung meiner Hände.</text:p>
      <text:p text:style-name="P1">i. Tim. -Z-, -i«i-.</text:p>
      <text:p text:style-name="P1">7. Denn Gott hat uns nicht den Geist</text:p>
      <text:p text:style-name="P1">der Furcht gegeben, sondern der Kraft und</text:p>
      <text:p text:style-name="P1">der Liebe und der Sell«stbehe;1rsd)1i-;ig.»</text:p>
      <text:p text:style-name="P1">um. , O.</text:p>
      <text:p text:style-name="P1">I</text:p>
      <text:p text:style-name="P1">!</text:p>
      <text:p text:style-name="P1">von unserm Herrn, noch auch meiner, des</text:p>
      <text:p text:style-name="P1">um seinetwillen Gebundenen, sondern leide</text:p>
      <text:p text:style-name="P1">mit dem Evangelium, nach der Kraft</text:p>
      <text:p text:style-name="P1">Gottes, C. D, Z. 4, S.</text:p>
      <text:p text:style-name="P1">9. der uns selig gemacht und berufen hat</text:p>
      <text:p text:style-name="P1">mit heiliger Berufung, nicht nach unsern</text:p>
      <text:p text:style-name="P1">Werken, sondern nach seinem Vorsatze und</text:p>
      <text:p text:style-name="P1">nach der Gnade, die uns verliehen worden</text:p>
      <text:p text:style-name="P1">in Christo Jesu vor den Zeiten der Welt,</text:p>
      <text:p text:style-name="P1">Tit. s, Z. Eph. -1, H. «.</text:p>
      <text:p text:style-name="P1">10. jetzt aber geoffenbaret wurde durch die</text:p>
      <text:p text:style-name="P1">Erlscheinung unsers Heilandes JeZu Christi,</text:p>
      <text:p text:style-name="P1">we cher den Tod vernichtet, aber eben und</text:p>
      <text:p text:style-name="P1">Unvergänglichkeit an das Licht gebracht hat</text:p>
      <text:p text:style-name="P1">durch das Evangelium,</text:p>
      <text:p text:style-name="P1">Hei-. 2, -«-. -i. Cok. is, 55—57.</text:p>
      <text:p text:style-name="P1">11. zu welchem ich bestellt bin als Pre-</text:p>
      <text:p text:style-name="P1">diger und Apostel und Lehrer der Heiden.</text:p>
      <text:p text:style-name="P1">i. Tini. 2, 7.</text:p>
      <text:p text:style-name="P1">12. Um dieser Ursache willen leide ich auch</text:p>
      <text:p text:style-name="P1">solches; aber ich schäme mich dessen nicht,</text:p>
      <text:p text:style-name="P1">denn ich weiß, wem ich geglaubt habe, und</text:p>
      <text:p text:style-name="P1">bin dessen gewiß, daß er mächtig ist, das</text:p>
      <text:p text:style-name="P1">mir Anvertraute zu bewahren bis auf jenen</text:p>
      <text:p text:style-name="P1">Tag. C. 2, 9. Col. «, 5.</text:p>
      <text:p text:style-name="P1">13. Halte das Vorbild der heilsamen</text:p>
      <text:p text:style-name="P1">Worte, die du von mir gehört hast, im</text:p>
      <text:p text:style-name="P1">Glauben und in der Liebe in Christo Jesu.</text:p>
      <text:p text:style-name="P1">«. Tini. S, Z. Tit. 2, «.</text:p>
      <text:p text:style-name="P1">14. Das edle anVertraute Gut bewahre</text:p>
      <text:p text:style-name="P1">durch den heiligen Geist, der in uns wohnet.</text:p>
      <text:p text:style-name="P1">l. Tini. 6, 20.</text:p>
      <text:p text:style-name="P1"/>
      <text:p text:style-name="P1"/>
      <text:p text:style-name="P1"/>
      <text:p text:style-name="P1">238 C«p. 1. 2. Die I1. Epistel St. PauIi Cap. 2.</text:p>
      <text:p text:style-name="P1">lll. 15. Du weißt das, daß Alle, die in</text:p>
      <text:p text:style-name="P1">Asien sind, sich von mir abgewandt haben,</text:p>
      <text:p text:style-name="P1">unter welchen Phygellus und Hermogenes</text:p>
      <text:p text:style-name="P1">1si«6 (iD:r«o«eii·schenke Barmherzigkeit dem</text:p>
      <text:p text:style-name="P1">Hause desgnesiphorus , denn er hat mich</text:p>
      <text:p text:style-name="P1">oft erquickt und sich meiner Ketten nicht ge-</text:p>
      <text:p text:style-name="P1">schämt; C. H, 49.</text:p>
      <text:p text:style-name="P1">1·7. sondern·als er zu Rom war, suchte er</text:p>
      <text:p text:style-name="P1"><text:soft-page-break/>m1ig’ Er eitgkelriI;rarifbi1i1l?1tiantliaIs;mi)r«Bann</text:p>
      <text:p text:style-name="P1">. er , -</text:p>
      <text:p text:style-name="P1">herzigkeit finde Heil dem HeZrn an jenem</text:p>
      <text:p text:style-name="P1">Ta e! Und wie vie er zuEp esus gedieuet,</text:p>
      <text:p text:style-name="P1">weißt du am besten. M«ith»5, 7.</text:p>
      <text:p text:style-name="P1">Cap. ll.</text:p>
      <text:p text:style-name="P1">I. Ermunterung zum ansharrenden Kampfe. 4—43.</text:p>
      <text:p text:style-name="P1">It. Warnung vorJrrlehrern, H--St ; 1ll.vorJugend-</text:p>
      <text:p text:style-name="P1">lüsten, W; lY. vor unnützen Streitfragen. 23-26.</text:p>
      <text:p text:style-name="P1">I. 1. Du nun, mein Sohn! werde stark</text:p>
      <text:p text:style-name="P1">in der Gnade, die in Christo Jesu ist.</text:p>
      <text:p text:style-name="P1">Eph. 6, so.</text:p>
      <text:p text:style-name="P1">2. Und was du von mir gehört hast vor</text:p>
      <text:p text:style-name="P1">vielen Zeugen , das anoertraue treuen</text:p>
      <text:p text:style-name="P1">Menschen, die geschickt sein werden, auch</text:p>
      <text:p text:style-name="P1">Andere zu lehren. C.4,43.</text:p>
      <text:p text:style-name="P1">3. Du nun leide das Ungemach, als ein</text:p>
      <text:p text:style-name="P1">guter Streiter Jesu Christi. C. -1, 8.</text:p>
      <text:p text:style-name="P1">4. Keiner, der da streitet, verwickelt sich</text:p>
      <text:p text:style-name="P1">in die Geschäfte des Lebens, damit er dem</text:p>
      <text:p text:style-name="P1">gefalle, der ihn zum Streite geworben hat.</text:p>
      <text:p text:style-name="P1">4. C-or. 9, 25 «.</text:p>
      <text:p text:style-name="P1">5. Wenn aber auch Jemand kämpft, so</text:p>
      <text:p text:style-name="P1">wird er nicht gekrönt, er kän1pfe denn recht.</text:p>
      <text:p text:style-name="P1">S. DerAckermann, der arbeitet, soll zuerst</text:p>
      <text:p text:style-name="P1">der Früchte genießen. 4.Co::. 9, -to.</text:p>
      <text:p text:style-name="P1">7. Merl'e auf das, was ich fange; möge der</text:p>
      <text:p text:style-name="P1">Herr dir Einsicht geben in a euS Dingen!</text:p>
      <text:p text:style-name="P1">Dr« 2. 6.</text:p>
      <text:p text:style-name="P1">S. Halte im Gedächtuiß J-esum Christum,</text:p>
      <text:p text:style-name="P1">der von den Todten auferweckt worden, aus</text:p>
      <text:p text:style-name="P1">dem Samen Davids, nach meinem Evan-</text:p>
      <text:p text:style-name="P1">gelium, R«3m. is , Z. «. Cp:.15, 4. ro.</text:p>
      <text:p text:style-name="P1">9. in welchem ich Ungemach leide bis zu</text:p>
      <text:p text:style-name="P1">Banden, wie ein Uebelthäter; aber das</text:p>
      <text:p text:style-name="P1">Wort Gottes ist nicht gebunden.</text:p>
      <text:p text:style-name="P1">C.c,8.42. snpg.28,30..-«.</text:p>
      <text:p text:style-name="P1">10. Darum dulde ich Alles um der» Aus-</text:p>
      <text:p text:style-name="P1">erwählten willen, dan1it auch sie die Selig-</text:p>
      <text:p text:style-name="P1">keit erlangen, die in Christo Jesu ist, mit</text:p>
      <text:p text:style-name="P1">ewiger Herrlichkeit. C.,1,1, De,</text:p>
      <text:p text:style-name="P1">11. Das ist ein gewisses Wort: Sind</text:p>
      <text:p text:style-name="P1">wir mitgestorben, so werden wir auch mit-</text:p>
      <text:p text:style-name="P1">leben; New. e, ei. 8.</text:p>
      <text:p text:style-name="P1">12. dulden wir, so werden wir auch mit-</text:p>
      <text:p text:style-name="P1">regieren; verläugueu wir, so wird auch er</text:p>
      <text:p text:style-name="P1">uns oertäugnen. VI-u.8,17. Many 1:i,33.</text:p>
      <text:p text:style-name="P1">13. Wenn wir untreu werden, so bleibt</text:p>
      <text:p text:style-name="P1">er treu; er kann sich selbst nicht verläugnen.</text:p>
      <text:p text:style-name="P1">Röm. Z, Z.</text:p>
      <text:p text:style-name="P1">II. 14. Daran erinnere nnd beschwöre</text:p>
      <text:p text:style-name="P1">vor dem Herrn, nicht Wortgezänk zu treiben,</text:p>
      <text:p text:style-name="P1"><text:soft-page-break/>welches zu nichts nütze ist, nur zur Ver-</text:p>
      <text:p text:style-name="P1">kehrung der ,Zuhörer führt. «.Tcm.6,4.5.</text:p>
      <text:p text:style-name="P1">15. Befleiße dich, dich Gott bewährt dar-</text:p>
      <text:p text:style-name="P1">zustelleu als einen Arbeiter, der sich nicht</text:p>
      <text:p text:style-name="P1">schämen muß, der das Wort der Wahrheit</text:p>
      <text:p text:style-name="P1">richtig vorträgt. «. Tini. !-, s.</text:p>
      <text:p text:style-name="P1">16. Aber der unheiligen eiteln G«eschwätze</text:p>
      <text:p text:style-name="P1">entsg;,lage dich; denn sie werden immer mehr</text:p>
      <text:p text:style-name="P1">zur ottlosigkeit fortschreiten, c.Tim.6,2o.</text:p>
      <text:p text:style-name="P1">17. und ihre Lehre wird um sich fressen,</text:p>
      <text:p text:style-name="P1">wie der Krebs. Unter diesen ist Ht)menäus</text:p>
      <text:p text:style-name="P1">und Philetus, C. Z, is. 4.Tim. «, Do.</text:p>
      <text:p text:style-name="P1">18. welche von der Wahrheit abirreten,</text:p>
      <text:p text:style-name="P1">indem sie sagen, die Auferstehung sei schon</text:p>
      <text:p text:style-name="P1">geschehen, und bei Etlichen den Glauben</text:p>
      <text:p text:style-name="P1">umstoßen. «. Tini. 6, A. 1. Cor. 45, «-).</text:p>
      <text:p text:style-name="P1">19. Jedoch der feste Grund Gottes be-</text:p>
      <text:p text:style-name="P1">steht und hat dieses Siegel: »Der Herr</text:p>
      <text:p text:style-name="P1">kennet, die sein sinds« und: »Es stehe ab</text:p>
      <text:p text:style-name="P1">von der Ungerechtigkeit ein Jeder, der den</text:p>
      <text:p text:style-name="P1">Namen Christi nennet!«</text:p>
      <text:p text:style-name="P1">Jan.-to,-14.27. March. 7, IT.</text:p>
      <text:p text:style-name="P1">20. In einem großen Hause aber sind</text:p>
      <text:p text:style-name="P1">nicht bloß goldene und silberne Gefäße,</text:p>
      <text:p text:style-name="P1">sondern auch hölzerne und irdelle, und die</text:p>
      <text:p text:style-name="P1">einen zur Ehre, die andern zur Uuehre.</text:p>
      <text:p text:style-name="P1">Röm. V, Ei.</text:p>
      <text:p text:style-name="P1">21. Wenn nun Jemand sich rein hält von</text:p>
      <text:p text:style-name="P1">Solchen, der wird ein Gefäß zur Ehre</text:p>
      <text:p text:style-name="P1">s ein, geheiligt und niitzlich dem Hausherrn,</text:p>
      <text:p text:style-name="P1">zu jedem guten Werke zubereitet.</text:p>
      <text:p text:style-name="P1">2.Cor.6,472c.</text:p>
      <text:p text:style-name="P1">- l1l. 22.fFliehe die Lüste der Jugend, jage</text:p>
      <text:p text:style-name="P1">aber nach Gerechtigkeit, Glauben, Liebe,</text:p>
      <text:p text:style-name="P1">Frieden mit denen, die den Herrn aus rei-</text:p>
      <text:p text:style-name="P1">nem Herzen aurufen. 4.Tim. 6, «.</text:p>
      <text:p text:style-name="P1">1V. <text:s/>Aber die thörichteu und ungeschick-</text:p>
      <text:p text:style-name="P1">ten Streitfragen weise ab, weil du weißt,</text:p>
      <text:p text:style-name="P1">daß sie nur Streit erzeugen. C. 2, «. is.</text:p>
      <text:p text:style-name="P1">24. Ein Knecht des Herrn»a·ber soll nicht</text:p>
      <text:p text:style-name="P1">streiten, sondern freundlich sein gegen Je-</text:p>
      <text:p text:style-name="P1">dermann, geschickt zum Lehren, duldsam</text:p>
      <text:p text:style-name="P1">gegen die Bösen, Tit. «, 7. 9.</text:p>
      <text:p text:style-name="P1">25, und mit S·anftn1nth die Widerspen-</text:p>
      <text:p text:style-name="P1">stigen z11rechtwelsen, ob ihnen etwa Gott</text:p>
      <text:p text:style-name="P1">Buße ver[eihe zur Erkenntnis; der Wahrheit,</text:p>
      <text:p text:style-name="P1">4.Tk)css. 5, te.</text:p>
      <text:p text:style-name="P1">26. und sie wieder erwacheu aus der</text:p>
      <text:p text:style-name="P1">Schlinge des Teufels, von dem sie gefangen</text:p>
      <text:p text:style-name="P1">sind für seinen Willen. Eph. 5, sie.</text:p>
      <text:p text:style-name="P1"/>
      <text:p text:style-name="P1"/>
      <text:p text:style-name="P1"><text:soft-page-break/></text:p>
      <text:p text:style-name="P1">Cap. S. an den Ti</text:p>
      <text:p text:style-name="P1">Cap. Ill.</text:p>
      <text:p text:style-name="P1">l. Schilderung der Jrrlehrel-. 4—43. II. Ermah-</text:p>
      <text:p text:style-name="P1">nung an Timo1heus zum Festhalten an der heiligen</text:p>
      <text:p text:style-name="P1">Schrift. th--i7.</text:p>
      <text:p text:style-name="P1">I. 1. Das aber wisse, daß in den letzten</text:p>
      <text:p text:style-name="P1">Tagen fchl1mme Zeiten vorhanden sein</text:p>
      <text:p text:style-name="P1">werden. 4.T»im. H, c sc. ’</text:p>
      <text:p text:style-name="P1"><text:s/>Denn die »Menschen werden selbst-</text:p>
      <text:p text:style-name="P1">su»chtig s ein, gei«1g, prahlerisch, iibermi1th1g,</text:p>
      <text:p text:style-name="P1">Easterer, den Eltern ungehorsam, undan -</text:p>
      <text:p text:style-name="P1">bar, Olti.l!s , Röm. i, TO U.</text:p>
      <text:p text:style-name="P1">3. Eeblos, unversöhnlich , Verleumder,</text:p>
      <text:p text:style-name="P1">1inenthaltsam, wild, dem Guten feind,</text:p>
      <text:p text:style-name="P1">4. Verräther, frech, ausgeblasen, mehr die</text:p>
      <text:p text:style-name="P1">Wollust liebend als Gott, Pi,i1. Z. 19.</text:p>
      <text:p text:style-name="P1">5. die den Schein der Gottseligkeit haben,</text:p>
      <text:p text:style-name="P1">aber ihre Kraft verlängnen. Und von diesen</text:p>
      <text:p text:style-name="P1">wende dich weg. Tik,4,46. Manh.7,45.</text:p>
      <text:p text:style-name="P1">6. Denn zu ihnen gehören die, so sieh in</text:p>
      <text:p text:style-name="P1">die Häuser schleichen und die Weiber ein-</text:p>
      <text:p text:style-name="P1">nehmen, welche, mit Sünden beladen, von</text:p>
      <text:p text:style-name="P1">mancherlei Lüsten getrieben werden,</text:p>
      <text:p text:style-name="P1">S. Pet. 2, it.</text:p>
      <text:p text:style-name="P1">7. immerdar lernen und niemals zur Er-</text:p>
      <text:p text:style-name="P1">kenntnis; der Wahrheit kommen können.</text:p>
      <text:p text:style-name="P1">8. Und gleicher Weise wie Jannes und</text:p>
      <text:p text:style-name="P1">Jambres dem Moses widerstanden, also</text:p>
      <text:p text:style-name="P1">widerstehen auch diese der Wahrheit, Men-</text:p>
      <text:p text:style-name="P1">schen von verderbtem Sinne, verwerflich in</text:p>
      <text:p text:style-name="P1">Ansehung des Glaubens.</text:p>
      <text:p text:style-name="P1">2.M-s.7,s«.22. Apg.ia,8.«0. 1.Tim.c3,5.</text:p>
      <text:p text:style-name="P1">9. Allein sie werden es nichtweiter treiben ;</text:p>
      <text:p text:style-name="P1">denn ihre Thorheit wird Jedermann offen-</text:p>
      <text:p text:style-name="P1">bar werden, wie sie es auch bei jenen wurde.</text:p>
      <text:p text:style-name="P1">2. M-s. 7, «. s, is. 9, «.</text:p>
      <text:p text:style-name="P1">10. Du aber bist mir nachgefolgt in der</text:p>
      <text:p text:style-name="P1">Lehre, im Betragen, im Vorsatze, im Glau-</text:p>
      <text:p text:style-name="P1">ben,in der Langmuth, der Liebe, der Geduld;</text:p>
      <text:p text:style-name="P1">11. in den Verfolgungen, den Leiden, wie</text:p>
      <text:p text:style-name="P1">sie mir zu Antiochia, zu Jconium, zu Lystra</text:p>
      <text:p text:style-name="P1">widerfahren sind, welche Verfolgungen cch</text:p>
      <text:p text:style-name="P1">ertrug, und aus allen hat der Herr mich er-</text:p>
      <text:p text:style-name="P1">rettet. 2.Cok.4,8.c0. Apg.«3»5c).44,5.49.</text:p>
      <text:p text:style-name="P1">12. Und Alle, die gottselig leben wollen</text:p>
      <text:p text:style-name="P1">in Christo Jesn, werden verfolgt werden.</text:p>
      <text:p text:style-name="P1">4. Pet. 4, i2 :c. Joh.-is,-i81c.</text:p>
      <text:p text:style-name="P1">13. Die bösen Menschen aber und Be-</text:p>
      <text:p text:style-name="P1">trüger werden es immer ärger treiben, in-</text:p>
      <text:p text:style-name="P1">dem sie verführen und verführt werden.</text:p>
      <text:p text:style-name="P1">II. 14. Du aber bleibe in dem, was du</text:p>
      <text:p text:style-name="P1"><text:soft-page-break/>gelernt hast und dessen du ewis; bist, da</text:p>
      <text:p text:style-name="P1">du weißt, von wem du es gelZernt hast;</text:p>
      <text:p text:style-name="P1">C. «, -se. ca.</text:p>
      <text:p text:style-name="P1">15. und das; du von Kindheit an die hei-</text:p>
      <text:p text:style-name="P1">ligen Schriften kennst, welche dich können</text:p>
      <text:p text:style-name="P1">weise machen zur Seligkeit, durch den Glau-</text:p>
      <text:p text:style-name="P1">«</text:p>
      <text:p text:style-name="P1">motheus. Cap. Z. -I. 239</text:p>
      <text:p text:style-name="P1">16. Die ganze Schrift ist von Gottes</text:p>
      <text:p text:style-name="P1">Geist eingegeben und nützlich zur Lehre, zur</text:p>
      <text:p text:style-name="P1">Bestrafung, irr Besserung, zur Erziehung</text:p>
      <text:p text:style-name="P1">in der Gerechtigkeit; 2.Pkt.c, cg—9-«.</text:p>
      <text:p text:style-name="P1">17. daß der Mensch Gottes vollkommen</text:p>
      <text:p text:style-name="P1">sei, zu allem guten Werke geschickt.</text:p>
      <text:p text:style-name="P1">Cap. lV.</text:p>
      <text:p text:style-name="P1">l. Ermahnung an Timotheus zu gewissenhafter</text:p>
      <text:p text:style-name="P1">AintSsührnng. 4—5. U Paulus nahe Vollen-</text:p>
      <text:p text:style-name="P1">dung. 6-—8. 1l1. Verschiedene Nachrichten. 9——4 8.</text:p>
      <text:p text:style-name="P1">lV. Schluß des Briefes. 49—22.</text:p>
      <text:p text:style-name="P1">I· 1. So beschivöre ich dich nun vor Gott</text:p>
      <text:p text:style-name="P1">und dem Herrn Jesu Christo, der da rich-</text:p>
      <text:p text:style-name="P1">ten wird dle Lebendigen und die Todten in</text:p>
      <text:p text:style-name="P1">seiner Erscheinung und seinem Reiche:</text:p>
      <text:p text:style-name="P1">-t.Tim. S, 43. A;-g. 40, 42.</text:p>
      <text:p text:style-name="P1">2. Predige das Wort, halte an; es sei ge-</text:p>
      <text:p text:style-name="P1">legen oder ulkk;elegen; bestrafe, beschilt, er-</text:p>
      <text:p text:style-name="P1">’ mahne,mita erLangmuth undBelehrung.</text:p>
      <text:p text:style-name="P1">«. Tini. -S, is. 5, 20.</text:p>
      <text:p text:style-name="P1">Z. Denn es wird eine Zeit sein, wo sie die</text:p>
      <text:p text:style-name="P1">heilsalne Lehre nicht ertragen, sondern sich</text:p>
      <text:p text:style-name="P1">selbst nach ihren eigenen Begierden mit</text:p>
      <text:p text:style-name="P1">Lehrern in Menge beladen werden, wie ih-</text:p>
      <text:p text:style-name="P1">nen die Ohren jucken. Jkx.5,3«, Miene, «.</text:p>
      <text:p text:style-name="P1">4. Und von der Wahrheit werden sie ihre</text:p>
      <text:p text:style-name="P1">Ohren abwenden und zu den Fabeln sich</text:p>
      <text:p text:style-name="P1">hinkel)ren. Tit. «, Hi.</text:p>
      <text:p text:style-name="P1">5. Du aber wacl e in Allem, dulde Unge-</text:p>
      <text:p text:style-name="P1">mach, thue das Werk eines Evangelisten,</text:p>
      <text:p text:style-name="P1">vollbringe deinen Dienst· C.2,3. C-)i.4,47.</text:p>
      <text:p text:style-name="P1">II . 6. Denn ich werde jetzt geopfert, und die</text:p>
      <text:p text:style-name="P1">Zeit meiner Auflösung ist nahe. Pi,j1» T, 47.</text:p>
      <text:p text:style-name="P1">7. Ich habe den guten Kampf get«ämpft,</text:p>
      <text:p text:style-name="P1">! den Lauf vollendet, den Glauben behalten.</text:p>
      <text:p text:style-name="P1">i. Tini. 6, si2. Abg. 2(), 24.</text:p>
      <text:p text:style-name="P1">i 8. Was übrig ist, so liegt für mich bereit</text:p>
      <text:p text:style-name="P1">die Krone der Gerechtigkeit, welche der Herr</text:p>
      <text:p text:style-name="P1">mir geben wird an jenem Tage, der gerechte</text:p>
      <text:p text:style-name="P1">Richter, aber nicht allein mir, sondern auch</text:p>
      <text:p text:style-name="P1">Allen, die seine Erscheinung lieb haben.</text:p>
      <text:p text:style-name="P1">4.Cok.9,25. Jak.4,42. Off.2,c0.</text:p>
      <text:p text:style-name="P1">III. 9. Besleiße dich, bald zu mir zu</text:p>
      <text:p text:style-name="P1">ko1nmel1.</text:p>
      <text:p text:style-name="P1"><text:soft-page-break/>10. Denn Demas hat mich verlassen, weil</text:p>
      <text:p text:style-name="P1">er die jetzige Welt lieb gewann, und ist nach</text:p>
      <text:p text:style-name="P1">Thcssa.lo1nch gereist, (2rescens nach Gala-</text:p>
      <text:p text:style-name="P1">tien, Titus nach Dalmatien. C«-i. 4, it.</text:p>
      <text:p text:style-name="P1">11. Lucis ist allein bei mir. Nimm den</text:p>
      <text:p text:style-name="P1">Marens zu dir und bringe ihn mit dir, denn</text:p>
      <text:p text:style-name="P1">er ist mir nützlich zum Dienste. Col.4,s10.</text:p>
      <text:p text:style-name="P1">J2. Den Thchieus aber habe ich nach</text:p>
      <text:p text:style-name="P1">Ephesus gesendet. Col.4,7. ·</text:p>
      <text:p text:style-name="P1">13. Den Mantel, den ich zu Troas bei</text:p>
      <text:p text:style-name="P1">ben in Christo Jcsu. C.-«, s. Joi;.5,39.</text:p>
      <text:p text:style-name="P1">, Carpus gelassen, bringe. mit, wann du</text:p>
      <text:p text:style-name="P1"/>
      <text:p text:style-name="P1"/>
      <text:p text:style-name="P1"/>
      <text:p text:style-name="P1">240 C«p. 4. Die Epistel St. Pquli Cap. 4.</text:p>
      <text:p text:style-name="P1">kommst, und die Bücher, besonders. die</text:p>
      <text:p text:style-name="P1">Ple«:ga21i1l:g«ii1odli::nbderiKupferschmid hat mir</text:p>
      <text:p text:style-name="P1">oiel«Böses z1ågefijgt; der Herr verg«elte ihm</text:p>
      <text:p text:style-name="P1">nach seiner; e«rki:13. Pf W ; ? C « H</text:p>
      <text:p text:style-name="P1">«. in1.,«. .,. .»or. , .</text:p>
      <text:p text:style-name="P1">1F). Vorihm hüte auch du dich; denn er hat</text:p>
      <text:p text:style-name="P1">unsern Worten großen Widerstand geleistet.</text:p>
      <text:p text:style-name="P1">16. Bei meiner ersten Verantwortungllift</text:p>
      <text:p text:style-name="P1">mir Niemand beigestanden, sondern . e</text:p>
      <text:p text:style-name="P1">haben mich verlassen. Es werde ihnen nicht</text:p>
      <text:p text:style-name="P1">z1ig7ML?)3tiHerr aber stand mir bei und</text:p>
      <text:p text:style-name="P1">stääåte mich, damit duklch <text:s/>diF Ziåredigt</text:p>
      <text:p text:style-name="P1">ro racht werde unda e et en te oren</text:p>
      <text:p text:style-name="P1">und ich ward errettet aus dem Rachen des</text:p>
      <text:p text:style-name="P1">Löwen. sitz-g.27, Ia. 9, 45.</text:p>
      <text:p text:style-name="P1">18. Und es wird mich der Herr von allen</text:p>
      <text:p text:style-name="P1">bösen Werken»erretten und mich erhalten</text:p>
      <text:p text:style-name="P1">zu seinem himmlischen Reiche. Ihm sei Ehre</text:p>
      <text:p text:style-name="P1">von Ewigkeit zu Ewigkeit! Amen.</text:p>
      <text:p text:style-name="P1">C. Z, «. Many. S, is.</text:p>
      <text:p text:style-name="P1">IV. 19. Grüße die Prisca und den Aqui-</text:p>
      <text:p text:style-name="P1">las und das Haus des Onesiphorus. »-</text:p>
      <text:p text:style-name="P1">C. 4, te. snpg. is, 2.</text:p>
      <text:p text:style-name="P1">20. Erastus ist zu Corinth geblieben« den</text:p>
      <text:p text:style-name="P1">Trophimus aber habe ich zu Milet frank</text:p>
      <text:p text:style-name="P1">zurückgelassen. As-g. 49, es. So, 4. is.</text:p>
      <text:p text:style-name="P1">21. Eile, vor dem Winter u kommen.</text:p>
      <text:p text:style-name="P1">Es grüs3t die? Eubulus und is3ndens und</text:p>
      <text:p text:style-name="P1">Linus und C audia und die« Brüder alle.</text:p>
      <text:p text:style-name="P1">22. Der Herr Jesus Christus sei mit</text:p>
      <text:p text:style-name="P1">deinem Geiste! Die Gnade sei mit euch!</text:p>
      <text:p text:style-name="P1">Amen. Guts, -is.</text:p>
      <text:p text:style-name="P1"><text:s/>.k.j</text:p>
      <text:p text:style-name="P1">Die Epistel St. P</text:p>
      <text:p text:style-name="P1">Cap. I.</text:p>
      <text:p text:style-name="P1">l. Paulus Gruß. l—4. 1l. Eigenschaften der zu</text:p>
      <text:p text:style-name="P1"><text:soft-page-break/>erwc"ihlenden Vorsteher (Bischöfe). 5—9. l1l. Be-</text:p>
      <text:p text:style-name="P1">schreibung der Jrrlehrer auf Creta. «)-—t6.</text:p>
      <text:p text:style-name="P1">I. 1. Paulus, ein Knecht Gottes und</text:p>
      <text:p text:style-name="P1">Apostel Jesu Christi, für den Glauben der</text:p>
      <text:p text:style-name="P1">Auserwählten Gottes und die Erkenntnis;</text:p>
      <text:p text:style-name="P1">der Wahrheit, die da ist in Gottseligkeit,</text:p>
      <text:p text:style-name="P1">« Röm 4, l.</text:p>
      <text:p text:style-name="P1">2. ausHoffnung des ewigen Lebens,welches</text:p>
      <text:p text:style-name="P1">der nicht trügende Gott vor den Zeiten der</text:p>
      <text:p text:style-name="P1">Welt verbeißen, -.)eiim. is, es.</text:p>
      <text:p text:style-name="P1">3. zu seiner Zeit aber sein Wort geoffen-</text:p>
      <text:p text:style-name="P1">baret hat durch die Predigt, die mir anver-</text:p>
      <text:p text:style-name="P1">traut ist, nach dem Befehle Gottes, unsers</text:p>
      <text:p text:style-name="P1">Heilandes; «. Tim. D, s. 7.</text:p>
      <text:p text:style-name="P1">4. an Titus, meinen ächten Sohn nach</text:p>
      <text:p text:style-name="P1">dem gemeinschaftlichen Glauben. Gnade,</text:p>
      <text:p text:style-name="P1">Barmherzigkeit, Friede von Gott, dem</text:p>
      <text:p text:style-name="P1">Vater, und dem Herrn Iesu Christo, un-</text:p>
      <text:p text:style-name="P1">serm Heiland! 2.Cok.8,23. 4.Tim.4,2.</text:p>
      <text:p text:style-name="P1">1l. 5. Um deßwillen ließ ich dich in Creta</text:p>
      <text:p text:style-name="P1">zurück, damit du das Mangklnde verbessern</text:p>
      <text:p text:style-name="P1">und von Stadt zu Stadt elteste einsetzen</text:p>
      <text:p text:style-name="P1">mögest, wie ich dir befohlen habe;</text:p>
      <text:p text:style-name="P1">Apz. «, 23. 2. Tini. 2, 2.</text:p>
      <text:p text:style-name="P1">6. wenn Jemand untadelhaft ist, Eines</text:p>
      <text:p text:style-name="P1">Weibes Mann, und glc’iubige Kinder hat,</text:p>
      <text:p text:style-name="P1">über die keine Klage geführt wird wegen</text:p>
      <text:p text:style-name="P1">aus-schweifenden Lebens oder Ungehorsams.</text:p>
      <text:p text:style-name="P1">4.Ts.m. Z, J ic.</text:p>
      <text:p text:style-name="P1">7. Denn der Vorsteher foll untadelhaft</text:p>
      <text:p text:style-name="P1">sein als Haushalt« Gottes , nicht an-</text:p>
      <text:p text:style-name="P1">n1a»1·:c-nd, nicht zornnmthig, kein Weinsänfer,</text:p>
      <text:p text:style-name="P1">anli an den Titus.</text:p>
      <text:p text:style-name="P1">seist; Sdchläger, nicht schändlichen Gewinn</text:p>
      <text:p text:style-name="P1">u en ; 4.E-k.4,l. 2.Tim.2,24.</text:p>
      <text:p text:style-name="P1">8. sondern gastfrei, ein Freund des Gu-</text:p>
      <text:p text:style-name="P1">ten, mäßig, gerecht, heilig, enthaltsam;</text:p>
      <text:p text:style-name="P1">9. der festhalte an dem gewissen Worte</text:p>
      <text:p text:style-name="P1">nach der Lehre, damit er tüchtig get, sowohl</text:p>
      <text:p text:style-name="P1">zu ermahnen in der gesunden ehre, als</text:p>
      <text:p text:style-name="P1">die Widersprechenden zu widerlegen·</text:p>
      <text:p text:style-name="P1">2.Tim.4,2. «, 43.</text:p>
      <text:p text:style-name="P1">III . 10. Denn es gibt viele Ungehorsame,</text:p>
      <text:p text:style-name="P1">eitle Schwätzer und Verführer, zumeist die</text:p>
      <text:p text:style-name="P1">aus der Beschneidung, As;-g. les, «.</text:p>
      <text:p text:style-name="P1">·11. denen man· den Mund stopfen muß;</text:p>
      <text:p text:style-name="P1">die da ganze Hans»er z·errutten, indem sie</text:p>
      <text:p text:style-name="P1">lehren, was man nicht soll, um schändlIchen</text:p>
      <text:p text:style-name="P1">I Gewinnes willen. 2»Tim»3,6. -i.Pee.5,2.</text:p>
      <text:p text:style-name="P1">P12. Es hast Einer Zeus (Ehnen , ihr eigener</text:p>
      <text:p text:style-name="P1">rop et, ge a t: ,, le -reter sind allezeit</text:p>
      <text:p text:style-name="P1">Lügner, böse gLhiere, faule Bäåkche.«7 W</text:p>
      <text:p text:style-name="P1"><text:soft-page-break/>-p«.4 , .</text:p>
      <text:p text:style-name="P1">13. Dieses Zeugniß· ist wahr; Sinn dieser</text:p>
      <text:p text:style-name="P1">Ursache willen bestrase sie scharf, damit sie</text:p>
      <text:p text:style-name="P1">gesund bleiben tm Glauben,</text:p>
      <text:p text:style-name="P1">14. und nicht achten auf jiidische Fabeln nnd</text:p>
      <text:p text:style-name="P1">I Gebote von Menschen, welche sich von der</text:p>
      <text:p text:style-name="P1">Wahrheit abwenden. C.3,9. 4.T-.m. 1, en.</text:p>
      <text:p text:style-name="P1">15. Den Reinen ist Alles» rein; den»Be-</text:p>
      <text:p text:style-name="P1">steckten aber und» Unglaub1g»e3; Ist Nichts</text:p>
      <text:p text:style-name="P1">rem,»sondern befleckt ist ihr Sinn und ihr</text:p>
      <text:p text:style-name="P1">Gewissen. End» «, so. Do. Im. «, 392:.</text:p>
      <text:p text:style-name="P1">! 16. Sie rühmen sich wohl, Gott zu kennen,</text:p>
      <text:p text:style-name="P1">- aber mit den Werken berläugnen sie ihn,</text:p>
      <text:p text:style-name="P1">indem sie abscheulich sind 11ndunfolgsaln und</text:p>
      <text:p text:style-name="P1">zu jedem guten Werke nntücl)tig. «2.Tim. Z, .-I.</text:p>
      <text:p text:style-name="P1"/>
      <text:p text:style-name="P1"/>
      <text:p text:style-name="P1"/>
      <text:p text:style-name="P1">Cap. 2. an de</text:p>
      <text:p text:style-name="P1">Cap. II.</text:p>
      <text:p text:style-name="P1">I. Die Pflichten der Christen nach ihrem Alter,</text:p>
      <text:p text:style-name="P1">Geschlechte und Stande. 4—t0. il. Erinnerung</text:p>
      <text:p text:style-name="P1">an die erschiencne Gnade Gottes. H—45.</text:p>
      <text:p text:style-name="P1">I. 1. Du aber rede, was der gesunden</text:p>
      <text:p text:style-name="P1">Lehre gemäß ist; C. i, 9.</text:p>
      <text:p text:style-name="P1">2. daß die alten Männer nüchtern seien,</text:p>
      <text:p text:style-name="P1">ehrbar, mässig, gesund im Glauben, in der</text:p>
      <text:p text:style-name="P1">Liebe, in der Geduld;</text:p>
      <text:p text:style-name="P1">3. das; gleicherweise die alten Frauen sich</text:p>
      <text:p text:style-name="P1">betragen, wie den Heiligen geziemt, nicht</text:p>
      <text:p text:style-name="P1">verläulndcx1, nicht vielem Wein ergeben</text:p>
      <text:p text:style-name="P1">seien, sondern Gutes lehren, «.Tim.3, -«.</text:p>
      <text:p text:style-name="P1">4· damit sie die jungen Zucht lehren, ihre</text:p>
      <text:p text:style-name="P1">Männer und Kinder zu lieben,</text:p>
      <text:p text:style-name="P1">5. sittiat11, keusch, hanshcilterisch, gütig,</text:p>
      <text:p text:style-name="P1">ihren Männern unt«.«rthan zu sein, damit</text:p>
      <text:p text:style-name="P1">nicht das Wort Gottes gelästert werde.</text:p>
      <text:p text:style-name="P1">End. 5, 22 It.</text:p>
      <text:p text:style-name="P1">S. Gleichcrwcise ermahne die jungen</text:p>
      <text:p text:style-name="P1">ENänner, das; sie mäßig seien.</text:p>
      <text:p text:style-name="P1">7. In allen Dingen stelle dicl) selbst dar</text:p>
      <text:p text:style-name="P1">als ein Vorbild guter Werke; im Unter-</text:p>
      <text:p text:style-name="P1">richte zeige Unverfiilschthcit, Ehrbarkeit,</text:p>
      <text:p text:style-name="P1">l. Tun. 4, -i2. -i. Pest. 5, Z.</text:p>
      <text:p text:style-name="P1">8. gesunde, untadelhafte Rede, damit der</text:p>
      <text:p text:style-name="P1">Widersacher beschämt werde, indem er nichts</text:p>
      <text:p text:style-name="P1">Schlechtes von euch sagen kann.</text:p>
      <text:p text:style-name="P1">4.Pkt.-z,19.3,16.</text:p>
      <text:p text:style-name="P1">9. Die Knechte ermahne, das; sie ihren</text:p>
      <text:p text:style-name="P1">Herren unterthan seien , in Allem wohlge-</text:p>
      <text:p text:style-name="P1">fällig, nicht widersprechen ,</text:p>
      <text:p text:style-name="P1">Eph. 6, :-Her. i.Tim. 6, -l :c.</text:p>
      <text:p text:style-name="P1"><text:soft-page-break/>10. nichts entwenden, sondern alle gute</text:p>
      <text:p text:style-name="P1">Treue beweisen, damit sie die Lehre Gotte s,</text:p>
      <text:p text:style-name="P1">unsers .Heilandes, in allen Stücken zieren.</text:p>
      <text:p text:style-name="P1">II. 11. Denn es ist die Gnade Gottes</text:p>
      <text:p text:style-name="P1">erschienen, die allen Menschen heilsam ist;</text:p>
      <text:p text:style-name="P1">C.s, l. 4.Jph.4, 9.</text:p>
      <text:p text:style-name="P1">12. die uns unteriveiset, daß wir die</text:p>
      <text:p text:style-name="P1">Goltlosigkeit und die weltlichen Lüste ver-</text:p>
      <text:p text:style-name="P1">läugnen und mäßig und gerecht und gott-</text:p>
      <text:p text:style-name="P1">selig leben in der jetzigen Welt;</text:p>
      <text:p text:style-name="P1">4.Pcr.—2,4s. -1.Jph.2,-15x(.</text:p>
      <text:p text:style-name="P1">13. und warten auf die·selige Hoffnung</text:p>
      <text:p text:style-name="P1">und Erscheinung der Herrlichkeit des großen</text:p>
      <text:p text:style-name="P1">Gottes und unsers Heilandcs Jesu Lhristc,</text:p>
      <text:p text:style-name="P1">t.Cor. il, 7. i.Pet. 4,7.</text:p>
      <text:p text:style-name="P1">14. der sich selbst für uns dahin gegeben,</text:p>
      <text:p text:style-name="P1">damit er uns erlbsete von aller Ungerechtig-</text:p>
      <text:p text:style-name="P1">keit, und reinigte sich selbst ein eigenthüm-</text:p>
      <text:p text:style-name="P1">liches Volk, das eifrig sei in guten Werken.</text:p>
      <text:p text:style-name="P1">Gai.4,4. 4.Tim.2,6. Cph.5,27.2, to.</text:p>
      <text:p text:style-name="P1">15. Solches rede und ermahne und be-</text:p>
      <text:p text:style-name="P1">slrafe mit allem Ernste; Niemand verachte</text:p>
      <text:p text:style-name="P1">dich. s.Tkm.4, i i.42.</text:p>
      <text:p text:style-name="P1">U</text:p>
      <text:p text:style-name="P1">i</text:p>
      <text:p text:style-name="P1">i</text:p>
      <text:p text:style-name="P1">i</text:p>
      <text:p text:style-name="P1">i</text:p>
      <text:p text:style-name="P1">I</text:p>
      <text:p text:style-name="P1">i</text:p>
      <text:p text:style-name="P1">I</text:p>
      <text:p text:style-name="P1">i</text:p>
      <text:p text:style-name="P1">i</text:p>
      <text:p text:style-name="P1">l</text:p>
      <text:p text:style-name="P1">i</text:p>
      <text:p text:style-name="P1">Titus. Cap. Z. 241</text:p>
      <text:p text:style-name="P1">Cap. Iil.</text:p>
      <text:p text:style-name="P1">l. Gehorsam gegen dieDbtigkeit und Milde gegen</text:p>
      <text:p text:style-name="P1">Jedermann. .4—8 1l. Vermeidung thörichtcr Streit-</text:p>
      <text:p text:style-name="P1">fragen und hartnäckige: Sektirer. 9——tt. til. Schluß</text:p>
      <text:p text:style-name="P1">des Briefes. -l2-,I5.</text:p>
      <text:p text:style-name="P1">I. 1. Erinnere sie, das; sie den Obrigkeiten</text:p>
      <text:p text:style-name="P1">und Gewalten unterlhan seien, folgsam, zu</text:p>
      <text:p text:style-name="P1">allem guten Werke bereitwilli ,</text:p>
      <text:p text:style-name="P1">Rom. txt, l re. l.s1Jkt.2, t3:c.</text:p>
      <text:p text:style-name="P1">2. Niemand lästern, nicht streitsüchtig seien,</text:p>
      <text:p text:style-name="P1">sondern freundlich, alle Sanftmuth gegen</text:p>
      <text:p text:style-name="P1">alle Menschen beweisen.</text:p>
      <text:p text:style-name="P1">2. Tini. -2« 24. Col. Z· 4«2.</text:p>
      <text:p text:style-name="P1">Z. Denn auch wir waren ehemals unber-</text:p>
      <text:p text:style-name="P1">st(indig,uusolgfat1r,irreten,dientenn1al1cher-</text:p>
      <text:p text:style-name="P1">let Begierden und Wvlliisten, lebten in Bos-</text:p>
      <text:p text:style-name="P1"><text:soft-page-break/>heit nnd Neid, berhaßtund einander haLsend.</text:p>
      <text:p text:style-name="P1">. Ic-</text:p>
      <text:p text:style-name="P1">Ep D-</text:p>
      <text:p text:style-name="P1">4. Als aber die Gütigkeit undhdie Men-</text:p>
      <text:p text:style-name="P1">schenliebe Gottes, unsers Heilandes,, er-</text:p>
      <text:p text:style-name="P1">schiellen, C.2, «.</text:p>
      <text:p text:style-name="P1">Z. hat er, nicht aus den Werken in Ge-</text:p>
      <text:p text:style-name="P1">rechtigkeit, die wir gethan hatten, sondern</text:p>
      <text:p text:style-name="P1">nach seiner Barmherzigkeit uns selig ge-</text:p>
      <text:p text:style-name="P1">macht, durch das Bad der Wiedergeburt</text:p>
      <text:p text:style-name="P1">nnd Erneuerung des heiligen Geistes,</text:p>
      <text:p text:style-name="P1">2.Tim.4,9. i.P.-i.4,8. J-h.3,5.</text:p>
      <text:p text:style-name="P1">Eph. 5, 262c. -F, 23.</text:p>
      <text:p text:style-name="P1">6. welchel1 er reichlich über uns ausge-</text:p>
      <text:p text:style-name="P1">sFVii«’U kU1«ch Jesum Christum, unsern Hei-</text:p>
      <text:p text:style-name="P1">and; Cz. sc-, 25:c.</text:p>
      <text:p text:style-name="P1">T. damit wir , durch seine Gnade gerecht</text:p>
      <text:p text:style-name="P1">gesprochen, der Hoffnung nach Erben des</text:p>
      <text:p text:style-name="P1">ewigen Lebens würden. R-Im. Z, -z4 :c.</text:p>
      <text:p text:style-name="P1">S. Das ist ein gewisses Wort, und ich will,</text:p>
      <text:p text:style-name="P1">daß du solches bckräftigc-st,damit die, welche</text:p>
      <text:p text:style-name="P1">an Gott gläubig geworden sind, sich be-</text:p>
      <text:p text:style-name="P1">streben, in guten Werken vorzuleuchten.</text:p>
      <text:p text:style-name="P1">Dieses ist gut und den Menschen nijtzlich.</text:p>
      <text:p text:style-name="P1">C. Z, «. -i.</text:p>
      <text:p text:style-name="P1">H. 9. Aber der th"orichten Streitfragen</text:p>
      <text:p text:style-name="P1">und Geschlechtsregister nnd Zä11kereien und</text:p>
      <text:p text:style-name="P1">Streitigkeiten über das Gesetz entschlage</text:p>
      <text:p text:style-name="P1">dich; denn sie sind unnlitz und eitel. C.4,i4,</text:p>
      <text:p text:style-name="P1">1O. Einen seklirerischen Menschen weise</text:p>
      <text:p text:style-name="P1">ab nach ein- und zweimaliger Zurecht-</text:p>
      <text:p text:style-name="P1">weisung; New. is, i7, March. is, is -c.</text:p>
      <text:p text:style-name="P1">11. und· wisse, daß ein solcher verkehrt ist</text:p>
      <text:p text:style-name="P1">und sünd1gt, von sich selber verurtheilt.</text:p>
      <text:p text:style-name="P1">i.Tim. S, !-. 5.</text:p>
      <text:p text:style-name="P1">III. 12. Wann ich den Artemas zu dir</text:p>
      <text:p text:style-name="P1">senden werde oder den Thchicus, so befleiße</text:p>
      <text:p text:style-name="P1">dich, zu mir nach Nicopolis zu kommen;</text:p>
      <text:p text:style-name="P1">denn daselbst habe ich beschlossen den</text:p>
      <text:p text:style-name="P1">Winter zuzubringen.</text:p>
      <text:p text:style-name="P1">13. ,Zenas, den Gcsetzgelehrten, und</text:p>
      <text:p text:style-name="P1">Apol1os rüste mit Fleiß aus die Reise, daß</text:p>
      <text:p text:style-name="P1">es ihnen an nichts) nIanglc. A« 4s« 24«</text:p>
      <text:p text:style-name="P1">U</text:p>
      <text:p text:style-name="P1"/>
      <text:p text:style-name="P1"/>
      <text:p text:style-name="P1"/>
      <text:p text:style-name="P1">242 (L.5-ap. 3. Die Epistel Si. PaUli Cap. Z.</text:p>
      <text:p text:style-name="P1">14. Es sollen aber auch die Unsrigen ler- 15. Es rüßen dich Alle, die bei mir sind.</text:p>
      <text:p text:style-name="P1">neu, mit guten Werken vorzuleuchten für Grüße Aqlle, die uns lieben im Glauben.</text:p>
      <text:p text:style-name="P1"><text:soft-page-break/>dienothwendi enBedärfnisse,damitsienicht Die Gnade sei mit euch Allen! Amen.</text:p>
      <text:p text:style-name="P1">S»</text:p>
      <text:p text:style-name="P1">unfruchtbar seien. C. Z, 8. Jak. S, «; :c.</text:p>
      <text:p text:style-name="P1">Pi;i1.4,2s.</text:p>
      <text:p text:style-name="P1">Die Epistel St. Pauli au,»den Philemou.</text:p>
      <text:p text:style-name="P1">I· Paulus Gruß, 4—3; il. Freude über Phi-</text:p>
      <text:p text:style-name="P1">lemons Glauben und Liebe, 4——7; lll. Bitte um</text:p>
      <text:p text:style-name="P1">Wiederaufnahme des Onesimus, 8—20; lV.Sch1uk";</text:p>
      <text:p text:style-name="P1">des Briefes. 2l—25.</text:p>
      <text:p text:style-name="P1">I. Paulus, ein Gebundener um Christi</text:p>
      <text:p text:style-name="P1">Jesu willen, und Timotheus, der Bruder,</text:p>
      <text:p text:style-name="P1">an Philemon, den Geliebten und unsern</text:p>
      <text:p text:style-name="P1">Mitarbeiter; Eph. Z, «. 4, «. 2. C-r« -i, i.</text:p>
      <text:p text:style-name="P1">2. und an Apphia, die Geliebte, und Ar-</text:p>
      <text:p text:style-name="P1">chippus, unsern Mitstreiter, und an die</text:p>
      <text:p text:style-name="P1">Gemeinde in deinem Hause. C»1.4,47.45«</text:p>
      <text:p text:style-name="P1">Z. Gnade sei mit euch und Friede von</text:p>
      <text:p text:style-name="P1">Gott unserm Vater und dem Herrn Jesu</text:p>
      <text:p text:style-name="P1">Chr1sto! C·-1.i,2.</text:p>
      <text:p text:style-name="P1">II. 4. Jch danke meinem Gott allezeit,</text:p>
      <text:p text:style-name="P1">indem ich deiner gedenke in nlein;sn G4eb8ete,</text:p>
      <text:p text:style-name="P1">om. , .</text:p>
      <text:p text:style-name="P1">.5. weil ich von deiner Liebe höre und von</text:p>
      <text:p text:style-name="P1">dem Glauben, welchen du» an den Herrn</text:p>
      <text:p text:style-name="P1">Jesum und gegen alle Heiligen h(gss,« L</text:p>
      <text:p text:style-name="P1">O . , .</text:p>
      <text:p text:style-name="P1">6. auf daß die Gemeinschaft deines Glau-</text:p>
      <text:p text:style-name="P1">bens sich wirksam beweise in Erkenntnis;</text:p>
      <text:p text:style-name="P1">alles Guten, das in euch ist, für Christum</text:p>
      <text:p text:style-name="P1">Jesum. Gal.5, e.</text:p>
      <text:p text:style-name="P1">7. Denn wir haben viele Freude und</text:p>
      <text:p text:style-name="P1">Trost an deiner Liebe; denn die Herzen der</text:p>
      <text:p text:style-name="P1">Heiligen sind erquickt worden durch dich,</text:p>
      <text:p text:style-name="P1">Bruder·</text:p>
      <text:p text:style-name="P1">Ill. 8. Darum, wiewohl ich in Christo</text:p>
      <text:p text:style-name="P1">volle Freiheit hätte, dir zu gebieten, was</text:p>
      <text:p text:style-name="P1">sich geziemt, so will ich doch, um der Liebe</text:p>
      <text:p text:style-name="P1">willen, Vielmehr bitten:</text:p>
      <text:p text:style-name="P1">9. Jch, Paulus, wie ich bin, ein alter</text:p>
      <text:p text:style-name="P1">Mann, jetzt aber auch ein Gebundener um</text:p>
      <text:p text:style-name="P1">Jesu Christi willen, 2. Tini. i, 8.</text:p>
      <text:p text:style-name="P1">10. bitte dich für meinen Sohn, den ich in</text:p>
      <text:p text:style-name="P1">meinen Banden gezeugt habe, Onesin1us,</text:p>
      <text:p text:style-name="P1">4. Cor.4,-15. Co1.4,9.</text:p>
      <text:p text:style-name="P1">11. der dir ehemals unniitz war, jetzt aber</text:p>
      <text:p text:style-name="P1">dir und mir nützlich ist. Ich sende ihn zurück;</text:p>
      <text:p text:style-name="P1">12. du aber nimm ihn, das ist mein eigen</text:p>
      <text:p text:style-name="P1">Herz, auf. » · ·</text:p>
      <text:p text:style-name="P1">13. Ich wollte Ihn bei nur behalten, auf</text:p>
      <text:p text:style-name="P1">daß er mir an deiner Statt in den Banden</text:p>
      <text:p text:style-name="P1">des Evangeliums dienete. »</text:p>
      <text:p text:style-name="P1"><text:soft-page-break/>14. Aber ohne deinen Willen n1ochte ich</text:p>
      <text:p text:style-name="P1">nichts than, damit deine Gutthat nicht wie</text:p>
      <text:p text:style-name="P1">gezwungen, sondern freiwillig wäre.</text:p>
      <text:p text:style-name="P1">1-5. Denn vielleicht ist er darum auf eine</text:p>
      <text:p text:style-name="P1">Stunde entwichen, damit du ihn ewig wie-</text:p>
      <text:p text:style-name="P1">der habest,</text:p>
      <text:p text:style-name="P1">16. nicht weiter als einen Knecht, sondern</text:p>
      <text:p text:style-name="P1">als mehr denn einen Kuecht, als einen</text:p>
      <text:p text:style-name="P1">geliebten Bruder, vornämlich für mich, wie</text:p>
      <text:p text:style-name="P1">viel mehr aber für dich, sowohl im Fleische,</text:p>
      <text:p text:style-name="P1">alsimä8Zerrn. 4.Tim.o.1.2. Eph.e,5.</text:p>
      <text:p text:style-name="P1">17. enn du mich nun für deinen Mit-</text:p>
      <text:p text:style-name="P1">geli?’hssen hältst, so nimm ihn aus, wie mich</text:p>
      <text:p text:style-name="P1">e .</text:p>
      <text:p text:style-name="P1">18. Wenn er dir aber Schaden zugefügt</text:p>
      <text:p text:style-name="P1">hat, oder etwas schuldig ist, so rechne das</text:p>
      <text:p text:style-name="P1">mir an.</text:p>
      <text:p text:style-name="P1">19. Ich, Paulus, habe es mit eigener Hand</text:p>
      <text:p text:style-name="P1">geschrieben: Jch will es bezahlen; daß ich</text:p>
      <text:p text:style-name="P1">dir nicht sage, daß du auch dich selbst mir</text:p>
      <text:p text:style-name="P1">schuldig bist. 2. Tvess. Z, c7.</text:p>
      <text:p text:style-name="P1">20. Ja, Bruder, laß mich deiner im Herrn</text:p>
      <text:p text:style-name="P1">genießen! Erquicke mein Herz im Herrn!</text:p>
      <text:p text:style-name="P1">IV. 21. Im Vertrauen auf deinen Ge-</text:p>
      <text:p text:style-name="P1">horsam habe ich dir geschrieben, weil ich</text:p>
      <text:p text:style-name="P1">weiss, das; du noch mehr thun wirst, als ich</text:p>
      <text:p text:style-name="P1">dir sage.</text:p>
      <text:p text:style-name="P1">22. Zngleich aber bereite mir auch eine</text:p>
      <text:p text:style-name="P1">8erberge, denn ich hoffe, daß ich durch euer</text:p>
      <text:p text:style-name="P1">- ebeteuchwerde geschel1k1werden.Hgh.i3,49.</text:p>
      <text:p text:style-name="P1">23. Es grüßt dich Epaphras, mein Mit-</text:p>
      <text:p text:style-name="P1">gefangener in Christo Jesu, Maäests;, 7</text:p>
      <text:p text:style-name="P1">o . , .</text:p>
      <text:p text:style-name="P1">24. Aristarchus, Demas, Lucas, meine</text:p>
      <text:p text:style-name="P1">Mitarbeiter. C-,1.4, to. «-,.</text:p>
      <text:p text:style-name="P1">25. Die Gnade unsers Herrn Jesu Christi</text:p>
      <text:p text:style-name="P1">sei mit eurem Geiste! Amen. T. Tini. 4, 22.</text:p>
      <text:p text:style-name="P1"><text:s/>s</text:p>
      <text:p text:style-name="P1"/>
      <text:p text:style-name="P1"/>
      <text:p text:style-name="P1"/>
      <text:p text:style-name="P1">Cap. 1. an die Hebräer. Cap. I. 2. 243</text:p>
      <text:p text:style-name="P1">» Die E-pist«el St. Pauli an die Hebräer.</text:p>
      <text:p text:style-name="P1">Cap. I.</text:p>
      <text:p text:style-name="P1">l. Gottes Offenbarung durch seinen Sohn, «;</text:p>
      <text:p text:style-name="P1">Cl. Desscii Würde und Erhabenheii über alle En-</text:p>
      <text:p text:style-name="P1">-gel. 2—44.</text:p>
      <text:p text:style-name="P1">I. 1. Nachdem Gott manchmal und auf</text:p>
      <text:p text:style-name="P1">mancherlei Weise vor Zeiten zu den Väte·rn</text:p>
      <text:p text:style-name="P1">geredet durch die Propheten, hat er in diesen</text:p>
      <text:p text:style-name="P1">letzten Tagen zu uns geredet durch den</text:p>
      <text:p text:style-name="P1">Sohn, 4.9)ios.42,6:c. Apg.3.22.24.i.Pei.i,20.</text:p>
      <text:p text:style-name="P1"><text:soft-page-break/>J«-h. i5, is. ·</text:p>
      <text:p text:style-name="P1">H. 2. welchen er zum Erben aller Dinge</text:p>
      <text:p text:style-name="P1">esetzt, durch den- er auch die Welt gemachet</text:p>
      <text:p text:style-name="P1">Bat, C.2,7.8. Eph.i,20:c. J-h.i,3.ic).</text:p>
      <text:p text:style-name="P1">Z. welcher, da er ist der Abglanz seiner</text:p>
      <text:p text:style-name="P1">Herrlichkeit und das Ebenbild seines We-</text:p>
      <text:p text:style-name="P1">ens und alle Dinge trägt mit dem Worte</text:p>
      <text:p text:style-name="P1">seiner Macht, nachdem er durch sich felbft</text:p>
      <text:p text:style-name="P1">die Reinigung unserer Sünden dollbracht,</text:p>
      <text:p text:style-name="P1">sich gesetzt hat zur Rechten der Majestät in</text:p>
      <text:p text:style-name="P1">den Höhen;</text:p>
      <text:p text:style-name="P1">2. C«ik.4»4. Coi.4,t5, Heb.9,44.26.i2,2.</text:p>
      <text:p text:style-name="P1">4. und ist um so viel erhabener geworden</text:p>
      <text:p text:style-name="P1">denn die Engel, als der Name )öhcr ist,</text:p>
      <text:p text:style-name="P1">den er vor ihnen aus empfangen hat.</text:p>
      <text:p text:style-name="P1">Phii.2,g.</text:p>
      <text:p text:style-name="P1">5. Denn tin welchem unter den Engeln</text:p>
      <text:p text:style-name="P1">hat er jenia s gesagt: »Du bist mein Sohn,</text:p>
      <text:p text:style-name="P1">heute habe ich dich gezeliget«? und wiederum:</text:p>
      <text:p text:style-name="P1">»Ich will ihm Vater sein, und er soll mir</text:p>
      <text:p text:style-name="P1">Sohn fein« ? C.5,.-s. siis.2,7. 2.S.im.7,i4.</text:p>
      <text:p text:style-name="P1">6. Und da er wiederum den Ei:stgebornen</text:p>
      <text:p text:style-name="P1">in die Welt einsiihrte, spricht er: »Und es</text:p>
      <text:p text:style-name="P1">sollen alle Engel Gottes ihn anbeten.«</text:p>
      <text:p text:style-name="P1">.5.i(),5. R«-m.8,29. Ps.97, 7.</text:p>
      <text:p text:style-name="P1">7. Und von den Engeln zwar spricht er:</text:p>
      <text:p text:style-name="P1">,,Der seine Engel zu Winden niacht und</text:p>
      <text:p text:style-name="P1">seme Diener zu Feuerflanimen.« Pf.-tot, l.</text:p>
      <text:p text:style-name="P1">8· Vom Sohne aber: »Dein Thron, o</text:p>
      <text:p text:style-name="P1">Gott, währt von Ewigkeit zu Ewigkeit; ein</text:p>
      <text:p text:style-name="P1">Scepter des Rechts ist der Scepter deines</text:p>
      <text:p text:style-name="P1">Reiches. Pf. 45, 7. 8.</text:p>
      <text:p text:style-name="P1">9. Du hast-die» Gerechtigkeit geliebt und</text:p>
      <text:p text:style-name="P1">die Ungerechtigkeit gehas;t; darum hat dich,</text:p>
      <text:p text:style-name="P1">o Gott, dein Gott gesIalbt mit dein Oel der</text:p>
      <text:p text:style-name="P1">Freude, vor deinen El iitgenoss en aus;-««</text:p>
      <text:p text:style-name="P1">Jcf. , .</text:p>
      <text:p text:style-name="P1">10. Und: »Du, Herr, hast i1ii Anfang</text:p>
      <text:p text:style-name="P1">die Erde gegründet und deiner HiindeWerk</text:p>
      <text:p text:style-name="P1">sind die Himmel. Pf. i02, 26—28.</text:p>
      <text:p text:style-name="P1">11. Sie werden vergehen, du aber bleibest;</text:p>
      <text:p text:style-name="P1">und sie werden alle wie ein Kleid veralten;</text:p>
      <text:p text:style-name="P1">werden;" du aber bist eben derselbe und</text:p>
      <text:p text:style-name="P1">deine Jahre werden kein Ende nehmen«</text:p>
      <text:p text:style-name="P1">13. Zu welchem aber unter den Engeln</text:p>
      <text:p text:style-name="P1">hat er jemals gesagt: »Sitze zu meiner</text:p>
      <text:p text:style-name="P1">Rechten, b·is ich deine Feinde zum Schemel</text:p>
      <text:p text:style-name="P1">deiner Füße mache«? P,-« «0, «»</text:p>
      <text:p text:style-name="P1">14. Sind sie nicht alle dienstbcire Geister,</text:p>
      <text:p text:style-name="P1">zum Dienst aus esendet um derer «willen,</text:p>
      <text:p text:style-name="P1">welche die Selig?eit ererben werden?</text:p>
      <text:p text:style-name="P1">Pf. Z-i, 8. 9t, « sc. Many. 48. to.</text:p>
      <text:p text:style-name="P1"><text:soft-page-break/>Cap. H.</text:p>
      <text:p text:style-name="P1">l. Warnung, die göttliche Heilslehre nichi zu bev-</text:p>
      <text:p text:style-name="P1">schmähen, -l—4; il. Christi Hoheit nach seiner</text:p>
      <text:p text:style-name="P1">Crnicdrigung, 5——-t0; III. Seine Herabiassung zu</text:p>
      <text:p text:style-name="P1">uns Brüdern, um uns zu retten, H-is.</text:p>
      <text:p text:style-name="P1">I. 1. Darum sollen wir desto mehr achten</text:p>
      <text:p text:style-name="P1">auf das, was wir gehört haben, daß wir</text:p>
      <text:p text:style-name="P1">nicht etwa ausgleiten.</text:p>
      <text:p text:style-name="P1">2. Denn wenn das durch die Engel ver-</text:p>
      <text:p text:style-name="P1">kündigte Wort fest war, und jede Uebertre-</text:p>
      <text:p text:style-name="P1">tung und Ungehorsam den gerechten Lohn</text:p>
      <text:p text:style-name="P1">empfing, Apg. 7, 53. Gc-1.3,i9.</text:p>
      <text:p text:style-name="P1">3. wie werden denn wir entfliehen, wenn</text:p>
      <text:p text:style-name="P1">wir eines so großen Heils nicht achten?</text:p>
      <text:p text:style-name="P1">Welches anfangs dur den Herrn ist ge-</text:p>
      <text:p text:style-name="P1">predigt und von denen, welche ihn gehört</text:p>
      <text:p text:style-name="P1">haben, zu uns gebracht und bestätigt wor-</text:p>
      <text:p text:style-name="P1">den, C.i0, 29. Man. -I,-i4.</text:p>
      <text:p text:style-name="P1">4. indem Gott zugleich Zeugnis; ablegte</text:p>
      <text:p text:style-name="P1">durch Zeichen und Wunder uiid mancherlei</text:p>
      <text:p text:style-name="P1">Kräfte und Ertheilungen des heiligen</text:p>
      <text:p text:style-name="P1">Geistes, nach feinem Willen.</text:p>
      <text:p text:style-name="P1">Apg.i4,3. -i.Cox.i2,4.«.</text:p>
      <text:p text:style-name="P1">l1. 5. Denn nicht den Engeln hat er die</text:p>
      <text:p text:style-name="P1">zukünftige Welt, von welcher wir reden,</text:p>
      <text:p text:style-name="P1">unterworfen. T. Pci. 3,13.</text:p>
      <text:p text:style-name="P1">6. Es hat aber Jemand irgendwo bezeugt,</text:p>
      <text:p text:style-name="P1">sprechcnd: »Was ist der Mei1fch, daß du</text:p>
      <text:p text:style-name="P1">seiner ged-enkest? oder des Menschen Sohn,</text:p>
      <text:p text:style-name="P1">daß du auf ihn siehest? Ps.8,52c,</text:p>
      <text:p text:style-name="P1">7. Du hast ihn ein Geringes erniedrigt</text:p>
      <text:p text:style-name="P1">unter die Engel; mit Herrlichkeit und Ehre</text:p>
      <text:p text:style-name="P1">hast du ihn gekrbnet und ihn gesetzt it er</text:p>
      <text:p text:style-name="P1">die Werke deiner Hände. Lu««.2-e, 43. «</text:p>
      <text:p text:style-name="P1">8. Du Last Alles unterworfen unter seine</text:p>
      <text:p text:style-name="P1">Füße« enn indem er ihm Alles uiit"er-</text:p>
      <text:p text:style-name="P1">worfen, ließ er Nichts übrig, das ihm nicht</text:p>
      <text:p text:style-name="P1">unterthan wäre. Jetzt aber sehen wir noch</text:p>
      <text:p text:style-name="P1">nicht, daß ihm Alles unterworfen sei.</text:p>
      <text:p text:style-name="P1">· · » Jes.51,6.»2.Pct.3,»-10.</text:p>
      <text:p text:style-name="P1">12. und wie ein (d)ei·i»aiid wirst du sie zu-</text:p>
      <text:p text:style-name="P1">sanmieiiwickclii, unt« sie weidc1iverii«aiidi«lt</text:p>
      <text:p text:style-name="P1">C.4, J. M·.ittt).-28,»i8. J-)h.3, 35.»</text:p>
      <text:p text:style-name="P1">H 9. Den aber, der ein Gerii1ges unter die</text:p>
      <text:p text:style-name="P1">i Engel erniedrigt worden, Jc1uni, sehen wir</text:p>
      <text:p text:style-name="P1"/>
      <text:p text:style-name="P1"/>
      <text:p text:style-name="P1"/>
      <text:p text:style-name="P1">2-M C»ap. 2. Z. Die Epistel St. Pauli Cato. Z.</text:p>
      <text:p text:style-name="P1">wegen des Leidens seines Todes· mit Herr-</text:p>
      <text:p text:style-name="P1">lichkeit und Ehre gekrönt, damit er durch</text:p>
      <text:p text:style-name="P1">Gottes Gnade für einen Jeden den Tod</text:p>
      <text:p text:style-name="P1"><text:soft-page-break/>schmecken sollte. Phi1. D, 8.9 2c. s. C·-k.s, 44.45.</text:p>
      <text:p text:style-name="P1">10. Denn es lgeziemte sieh für ihn, um</text:p>
      <text:p text:style-name="P1">dleh·sen willen a e Dinge und durch den</text:p>
      <text:p text:style-name="P1">a e Din e find, daß er den, der viele Kin-</text:p>
      <text:p text:style-name="P1">der zur .Zerrlichkeit führte, den Anführer</text:p>
      <text:p text:style-name="P1">ihrer Seligkeit, durch Leiden vollkommen</text:p>
      <text:p text:style-name="P1">machte. Ri;m.«,3e. H-I-.5,8.9. Apg.5,.·-«.</text:p>
      <text:p text:style-name="P1">lIl. 11. Denn sowohl der, welcher·heiligt,</text:p>
      <text:p text:style-name="P1">als die, welche geheiligt werden, sind alle</text:p>
      <text:p text:style-name="P1">aus Einem. Aus dieser Ursache schämt er</text:p>
      <text:p text:style-name="P1">sich nicht, sie Brüder zu nennen,</text:p>
      <text:p text:style-name="P1">Joh. s17, t9. Marc.3, 34:c.</text:p>
      <text:p text:style-name="P1">12. indem er spricht: ,,Ich will deinen</text:p>
      <text:p text:style-name="P1">Namen meinen Brüdern verkündigen, mit-</text:p>
      <text:p text:style-name="P1">ten in der Gemeinde will ich dirlobsingen.«</text:p>
      <text:p text:style-name="P1">» Pf. 22, 23.· R5m.·8, 29.</text:p>
      <text:p text:style-name="P1">13. Und wiederum: »Ich will mein Ver-</text:p>
      <text:p text:style-name="P1">trauen auf ihn setzen.« Und wiederum:</text:p>
      <text:p text:style-name="P1">,,Siehe, ich und die Kinder, die mir Gott</text:p>
      <text:p text:style-name="P1">gegeben hat!« Jks.8,i7.48.</text:p>
      <text:p text:style-name="P1">14. Da nun die Kinder Fleisches nnd</text:p>
      <text:p text:style-name="P1">Blutes theilhaft sind, so hat gleichfalls</text:p>
      <text:p text:style-name="P1">auch er eben daran Theil genommen, da-</text:p>
      <text:p text:style-name="P1">mit er durch den Tod den zu nichte machte,</text:p>
      <text:p text:style-name="P1">der die Macht des Todes hat, das ist, den</text:p>
      <text:p text:style-name="P1">Teufel, sJiöm.8,3. 2.Tim.i,40. 4.J-c,.3.8.</text:p>
      <text:p text:style-name="P1">15. und diejenigen befreite, welche durch</text:p>
      <text:p text:style-name="P1">Furcht des Todes ihr ganzes Leben lang</text:p>
      <text:p text:style-name="P1">in Knechtschaft gehalten waren.</text:p>
      <text:p text:style-name="P1">Röm, S, 47:e.</text:p>
      <text:p text:style-name="P1">16. Denn er nimmt sich ja nicht der En-</text:p>
      <text:p text:style-name="P1">gel an, sondern des Samens Abrahams</text:p>
      <text:p text:style-name="P1">nimmt er sieh an.</text:p>
      <text:p text:style-name="P1">17. Daher mußte er in Allem den Brü-</text:p>
      <text:p text:style-name="P1">dern gleich werden, damit er barmherzig</text:p>
      <text:p text:style-name="P1">würde und ein treuer Hoherpriester im</text:p>
      <text:p text:style-name="P1">Dienste vor Gott, um die Sünden des Vol-</text:p>
      <text:p text:style-name="P1">kes zu versöhnen; C»4,15.5,4 »«</text:p>
      <text:p text:style-name="P1">18. denn worin er gelitten hat und selbst</text:p>
      <text:p text:style-name="P1">versucht worden ist, ver1nag er denen, die</text:p>
      <text:p text:style-name="P1">versucht werden, zu helfen. C. is, is.</text:p>
      <text:p text:style-name="P1">Cap. Ill.</text:p>
      <text:p text:style-name="P1">I. Christi Erhabenheit über Moses, is— S; 1l War-</text:p>
      <text:p text:style-name="P1">nung vor Unglauben und Abfall an dein Beispiel</text:p>
      <text:p text:style-name="P1">der Jsraeliten. 7—i9«</text:p>
      <text:p text:style-name="P1">I. 1, Daher, ihr heili en Brüder, die ihr</text:p>
      <text:p text:style-name="P1">der himmlischen Berufung theilhaft seid,</text:p>
      <text:p text:style-name="P1">betrachtet den Gesandten und Hohenpriester</text:p>
      <text:p text:style-name="P1">unsers Bekenntnisses, Christum Jesum,</text:p>
      <text:p text:style-name="P1">PhiI.3 i4. Hei-.4 il.</text:p>
      <text:p text:style-name="P1">2. der treu war dem, der ihn dazu geinacht «</text:p>
      <text:p text:style-name="P1">hat, wie auch Moses war in seinem ganzen</text:p>
      <text:p text:style-name="P1"><text:soft-page-break/>Hause. H· M-s.42,7.</text:p>
      <text:p text:style-name="P1">Z. Denn größerer Herrlichkeit ist dieser</text:p>
      <text:p text:style-name="P1">Eewürdigtworden»als Moses,soviel größere</text:p>
      <text:p text:style-name="P1">hre der hat, welcher das Haus bereitet,</text:p>
      <text:p text:style-name="P1">als das Haus selb t. C, s, s·</text:p>
      <text:p text:style-name="P1">4. Denn jedes aus wird von Jemand</text:p>
      <text:p text:style-name="P1">bereitet; der aber lles bereitet hat, ist Gott.</text:p>
      <text:p text:style-name="P1">5. Und Moses zwar war treu in seinem</text:p>
      <text:p text:style-name="P1">ganzen Hause als Diener zum å.eugnisse</text:p>
      <text:p text:style-name="P1">dessen, was Verkündigt werden s; te5; W</text:p>
      <text:p text:style-name="P1">ob. , .</text:p>
      <text:p text:style-name="P1">6. Christus aber als Sohn, über sein ei-</text:p>
      <text:p text:style-name="P1">enes Haus gesetzt; und sein Haus sind wir,</text:p>
      <text:p text:style-name="P1">so wir anders die freudige ?uversicht und</text:p>
      <text:p text:style-name="P1">den Ruhm der Hoffnung is ans Ende</text:p>
      <text:p text:style-name="P1">fest behalten.</text:p>
      <text:p text:style-name="P1">J«-h.8,35. 4.Pet.2,5. Hei-.6,«.</text:p>
      <text:p text:style-name="P1">H« 7- Datum- wie der heilige Geist sagt:</text:p>
      <text:p text:style-name="P1">»Heute, wenn ihr seine Stimme hören wer-</text:p>
      <text:p text:style-name="P1">det, C. 4, 7. Pf. 95, en.</text:p>
      <text:p text:style-name="P1">8. so verstocket eure Herzen nicht, wie in</text:p>
      <text:p text:style-name="P1">dem bittern Hader, an dem Tage der Ver-</text:p>
      <text:p text:style-name="P1">suchung in der Wüste, ,</text:p>
      <text:p text:style-name="P1">» TM-s. i7,7. E«-.Mos.6, -is.</text:p>
      <text:p text:style-name="P1">9. da mich eure Väter versuchten; sie prüf-</text:p>
      <text:p text:style-name="P1">ten mich und sahen meine Werke vierzig</text:p>
      <text:p text:style-name="P1">Jahre lang. 4. M-s. «, 22.</text:p>
      <text:p text:style-name="P1">10. Darum ward ich entrüstet über dieses</text:p>
      <text:p text:style-name="P1">Geschlecht, und sprach: Jmmerdar irren</text:p>
      <text:p text:style-name="P1">sie mit dem Herzen. Sie aber erkannten</text:p>
      <text:p text:style-name="P1">meine Wege nicht-</text:p>
      <text:p text:style-name="P1">11. so daß ich s(hwur in meinem Zorne:</text:p>
      <text:p text:style-name="P1">Sie sollen nicht eingehen in meine Ruhe.«</text:p>
      <text:p text:style-name="P1">e. Mosis, 23. :-8—35.</text:p>
      <text:p text:style-name="P1">12. Seher zu, ihr Brüder, daß nicht etwa</text:p>
      <text:p text:style-name="P1">in Jemand unter euch ein arges Herz des</text:p>
      <text:p text:style-name="P1">Unglaubens sei, indem er abfällt von dem</text:p>
      <text:p text:style-name="P1">lebendigen Gott;</text:p>
      <text:p text:style-name="P1">13. sondern ermahnet euch selbst alle Tage,</text:p>
      <text:p text:style-name="P1">so lange es heuteheis3t, damit nichtJemand</text:p>
      <text:p text:style-name="P1">aus euch verstockt werde durch den Betrug</text:p>
      <text:p text:style-name="P1">der Sünde.</text:p>
      <text:p text:style-name="P1">14. Denn wir sind Christi MitgenosEen</text:p>
      <text:p text:style-name="P1">eworden, so wir anders die anfangs gefa te</text:p>
      <text:p text:style-name="P1">guoersicht bis ans Ende fest behalten, .</text:p>
      <text:p text:style-name="P1">15. indem es heißt: »Heute, wenn ihr</text:p>
      <text:p text:style-name="P1">seine Stimme hören werdet, sV Vststvcke-L</text:p>
      <text:p text:style-name="P1">eure Herzen nicht, wie in dem -bitter1(;Hader.«</text:p>
      <text:p text:style-name="P1">.3, 7 re.</text:p>
      <text:p text:style-name="P1">16. Denn welche fingen, da sie es gehört,</text:p>
      <text:p text:style-name="P1">einen bittern Hader an? Waren es nicht«</text:p>
      <text:p text:style-name="P1">Alle, die unter Moses aus Aegypten aus-</text:p>
      <text:p text:style-name="P1"><text:soft-page-break/>gezogen waren? 4. M-of. 44, i :c.</text:p>
      <text:p text:style-name="P1">17. Ueber welche aber war er vierzig</text:p>
      <text:p text:style-name="P1">Jahre entrüstet? Nicht über die, welche</text:p>
      <text:p text:style-name="P1">sündigten, deren Leiber hinsielen in der</text:p>
      <text:p text:style-name="P1">WüstC? 4.M0s-44- W. 4. Cok.4o, S.</text:p>
      <text:p text:style-name="P1">18. Welchen schwur er, daß sie nicht in</text:p>
      <text:p text:style-name="P1"/>
      <text:p text:style-name="P1"/>
      <text:p text:style-name="P1"/>
      <text:p text:style-name="P1">Cap. Z. 4. an die Hebräer. Eap. 4. 5. 245</text:p>
      <text:p text:style-name="P1">seine Ruhe eingehen sollten, als nur den</text:p>
      <text:p text:style-name="P1">Ungehorsamen . · »</text:p>
      <text:p text:style-name="P1">19. Und wir sehen, daß sie nicht entgehen</text:p>
      <text:p text:style-name="P1">konnten wegen ihres Unglaubens.</text:p>
      <text:p text:style-name="P1">— is. Most, IS te.</text:p>
      <text:p text:style-name="P1">Cap. IV.</text:p>
      <text:p text:style-name="P1">I. Ermahnung, sich der verheißenen Ruhe nicht</text:p>
      <text:p text:style-name="P1">verlustig zu machen durch Utiglauben, i—«.</text:p>
      <text:p text:style-name="P1">il. Der Ernst des Wortes Gottes, H, is. lll. Er-</text:p>
      <text:p text:style-name="P1">munterung zu Standhaftigkeit und Vertrauen.</text:p>
      <text:p text:style-name="P1">ii—is.</text:p>
      <text:p text:style-name="P1">I. 1. So laßt uns nun Sorge -tragen,</text:p>
      <text:p text:style-name="P1">daß nicht »etwa , da die Perheißung hinter-</text:p>
      <text:p text:style-name="P1">lassen ist, in seine Ruhe einzugehen, Jemand</text:p>
      <text:p text:style-name="P1">aus euch als zurückgeblieben ersck()Zein;.W</text:p>
      <text:p text:style-name="P1">2. Denn eine solche Berkündigungist auch</text:p>
      <text:p text:style-name="P1">uns geschehen, wie jenen; aber das gehörte</text:p>
      <text:p text:style-name="P1">Wort half jenen nichts, weil es nicht mit</text:p>
      <text:p text:style-name="P1">dem Glauben vereinigt war bei denen, die</text:p>
      <text:p text:style-name="P1">es hörten.</text:p>
      <text:p text:style-name="P1">3. Denn wir, die wir geglaubt haben,</text:p>
      <text:p text:style-name="P1">ehen in die Ruhe ein; wie er gesprochen</text:p>
      <text:p text:style-name="P1">hat: »So daß ich schwur in meinem Zorne:</text:p>
      <text:p text:style-name="P1">Sie sollen nicht in meine Ruhe eingehen!«</text:p>
      <text:p text:style-name="P1">obschon die Werke seit Grundlegung der</text:p>
      <text:p text:style-name="P1">Welt eschassenwareli. <text:s/>«. Ps.95, «.</text:p>
      <text:p text:style-name="P1">4. Beim er hat in einer Stelle von dem</text:p>
      <text:p text:style-name="P1">siebenten Tage also gesprochen: »Und es</text:p>
      <text:p text:style-name="P1">ruhete Gott am siebenten Tage von allen</text:p>
      <text:p text:style-name="P1">seinen Werken« i. M«-s. 2, 2.</text:p>
      <text:p text:style-name="P1">5. Und in dieser»Stelle wiederum: »Sie</text:p>
      <text:p text:style-name="P1">sollen nicht in meine Ruhe ein« ehen!« «</text:p>
      <text:p text:style-name="P1">6. Da nun noch·übrig gelassen ist, daß</text:p>
      <text:p text:style-name="P1">Etliche in dieselbe eingehen sollen, und die,</text:p>
      <text:p text:style-name="P1">denen die Verkündigungzuerst geschah, nicht</text:p>
      <text:p text:style-name="P1">eingegangen sind wegen ihres Ungehor-</text:p>
      <text:p text:style-name="P1">fanis; C. Z, te. »</text:p>
      <text:p text:style-name="P1">7. so bestimmt er wiederum einen Tag</text:p>
      <text:p text:style-name="P1">,,Heute«, indem ver durch David spricht,</text:p>
      <text:p text:style-name="P1">nach so langer Zeit, wie vorhin gesagt wor-</text:p>
      <text:p text:style-name="P1">den: ,,Heute, wenn ihr seine Stimine hö-</text:p>
      <text:p text:style-name="P1">ren werdet, so verstocketeiire Herzen; n;cht.«</text:p>
      <text:p text:style-name="P1"><text:soft-page-break/>. , lc.</text:p>
      <text:p text:style-name="P1">8. Denn wenn Josua sie zur Ruhe ein-</text:p>
      <text:p text:style-name="P1">geführt hätte, so würde er nicht von einem</text:p>
      <text:p text:style-name="P1">andern Tage nach diesem reden.</text:p>
      <text:p text:style-name="P1">I. Mos.3i,7. J-)f.22,4.</text:p>
      <text:p text:style-name="P1">9. Also ist den! Volke Gottes noch eine</text:p>
      <text:p text:style-name="P1">Sabbathsruhe übrig gelassen.</text:p>
      <text:p text:style-name="P1">10. Denn wer in seine Ruhe eingegangen</text:p>
      <text:p text:style-name="P1">ist, der ruhet auch selbst von einen Wer en,</text:p>
      <text:p text:style-name="P1">so wie Gott von den feini en. Off.44,is.</text:p>
      <text:p text:style-name="P1">11. So laßt uns nun Fleiß anwenden,</text:p>
      <text:p text:style-name="P1">in jene Ruhe einzugehen, damit nicht Je-</text:p>
      <text:p text:style-name="P1">mand als gleiches Beispiel des Ungehor-</text:p>
      <text:p text:style-name="P1">same falle. 2. Pet.i, to. i.C-sc. -to, 1i.i2.</text:p>
      <text:p text:style-name="P1">j</text:p>
      <text:p text:style-name="P1">i</text:p>
      <text:p text:style-name="P1">I</text:p>
      <text:p text:style-name="P1">il. 12. Denn das Wort Gottes ist leben-</text:p>
      <text:p text:style-name="P1">dig und kräftig und schärfer als jedes zwei-</text:p>
      <text:p text:style-name="P1">schneidåge· Schwert, und durchdringend bis</text:p>
      <text:p text:style-name="P1">zur S eiduiägz von Seele und Geist, Ge-</text:p>
      <text:p text:style-name="P1">enken und ark, und mächtig, die Ge-</text:p>
      <text:p text:style-name="P1">danken iind Sinnen des Herzens zu richten.</text:p>
      <text:p text:style-name="P1">«.Pei.i,23. Röm.4,i6. 7ph.6,i7.0ff.4,i6.</text:p>
      <text:p text:style-name="P1">13. Und es ist kein Geschöpf vor ihm un-</text:p>
      <text:p text:style-name="P1">sichtbar, sondern Alles ist bloß und ganz</text:p>
      <text:p text:style-name="P1">ausgedeckt vor den Augen dessen, mit dem</text:p>
      <text:p text:style-name="P1">wir es zu thun haben. Hieb W, 24.</text:p>
      <text:p text:style-name="P1">lIl. 14. Da wir nun einen großen Ho-</text:p>
      <text:p text:style-name="P1">henpriester haben, der durch die Himmel</text:p>
      <text:p text:style-name="P1">8iidurch«egan en ist, Jesum, den So n</text:p>
      <text:p text:style-name="P1">ottes, so las?t uns an dem Bekenntni e</text:p>
      <text:p text:style-name="P1">fest halten. C. s, 1.9, «. ei. do, Ia.</text:p>
      <text:p text:style-name="P1">15. Denn wir haben nicht einen Hohen-</text:p>
      <text:p text:style-name="P1">priester, der nicht Mitleiden haben könnte</text:p>
      <text:p text:style-name="P1">mit unsern Schwachheiten, sondern einen,</text:p>
      <text:p text:style-name="P1">der in allen Dingen ist versucht worden</text:p>
      <text:p text:style-name="P1">wie wir, doch ohne Sünde· -</text:p>
      <text:p text:style-name="P1">Es, 2.2,i7. 48.7, 26.</text:p>
      <text:p text:style-name="P1">»16. So laßt uns nun hinzugehen mit</text:p>
      <text:p text:style-name="P1">freudiger Zuvei·siY zu dem Thron der</text:p>
      <text:p text:style-name="P1">Gnade, damit wir armherzigkeit erlan en</text:p>
      <text:p text:style-name="P1">und Gnade finden, zur Hü se in rechzter</text:p>
      <text:p text:style-name="P1">Zeit. C. 4o,22. N-5m.3, 25.</text:p>
      <text:p text:style-name="P1">Cap. V.</text:p>
      <text:p text:style-name="P1">I. Christus von Gott selbst zum Hohenpriester</text:p>
      <text:p text:style-name="P1">eingesetzt, 4—40; il- Trägheit im Denken aber</text:p>
      <text:p text:style-name="P1">hindertdas Berstchen solch höherer Lehren. «—I4.</text:p>
      <text:p text:style-name="P1">l. 1. Denn jeder aus den Menschen ge-</text:p>
      <text:p text:style-name="P1">iioinmene Hohepriester wird für die Men-</text:p>
      <text:p text:style-name="P1">schen eingesetzt zum Dienste vor Gott, auf</text:p>
      <text:p text:style-name="P1">daß er sowohl Gaben als Opfer für die</text:p>
      <text:p text:style-name="P1"><text:soft-page-break/>Sünden darbrin e; C.2, i7. s, Z.</text:p>
      <text:p text:style-name="P1">2. der billige 2iiachsicht haben kann mit</text:p>
      <text:p text:style-name="P1">den Unwissenden und Irrenden, indem er</text:p>
      <text:p text:style-name="P1">auch selbst mit Schwachheit umgeben ist.</text:p>
      <text:p text:style-name="P1">C. A, i-5.</text:p>
      <text:p text:style-name="P1">Z. Und um dieser willen muß er, wie für</text:p>
      <text:p text:style-name="P1">das Volk, so auch für sich selbst Opfer dar-</text:p>
      <text:p text:style-name="P1">bringen für die Sünden.</text:p>
      <text:p text:style-name="P1">C.7 27. 3.Mo.9 7.i6 6.«.i7</text:p>
      <text:p text:style-name="P1">- s « , -</text:p>
      <text:p text:style-name="P1">4. Und Niemand nimmt sich selbst diese</text:p>
      <text:p text:style-name="P1">Würde, sondern wer von Gott berufen</text:p>
      <text:p text:style-name="P1">wird, gleich wie auch Aaron.</text:p>
      <text:p text:style-name="P1">2.Chkou.26, is. 2 Mos.28 «.</text:p>
      <text:p text:style-name="P1">H. Also hat auch Christus» uicht sich selbst</text:p>
      <text:p text:style-name="P1">die Ehre gegeben, Hoherpriester zu werden,</text:p>
      <text:p text:style-name="P1">sondern der, der zu ihm sprach: ,,Du bist</text:p>
      <text:p text:style-name="P1">mein Sohn, heute habe ich dich gezeuget."</text:p>
      <text:p text:style-name="P1">Joh·8,54. e .4,5.</text:p>
      <text:p text:style-name="P1">6. So wie er auch· in einer andern Stelle</text:p>
      <text:p text:style-name="P1">sagt: »Du bist Priester in Ewigkeit, nach</text:p>
      <text:p text:style-name="P1">der Ordnung tMeIch!fEDEks-««</text:p>
      <text:p text:style-name="P1">Pf. «0, 4. Zach.6, is.</text:p>
      <text:p text:style-name="P1"/>
      <text:p text:style-name="P1"/>
      <text:p text:style-name="P1"/>
      <text:p text:style-name="P1">246 Cap. 5. 6. Die Epistel St. Pauli Cap. 6.</text:p>
      <text:p text:style-name="P1">7. Er hat in den Tagen seines Fleisches</text:p>
      <text:p text:style-name="P1">Gebete und Flehen dem, der ihn von dem</text:p>
      <text:p text:style-name="P1">Tode erretten konnte, mit starkem Geschrei</text:p>
      <text:p text:style-name="P1">und Thränen dargebracht, und ist aus sei-</text:p>
      <text:p text:style-name="P1">ner Furcht erhört worden.</text:p>
      <text:p text:style-name="P1">Matth. IS, 37 is. Luc. 22, H-.</text:p>
      <text:p text:style-name="P1">8. Und wiewohl er der Sohn war, hat er</text:p>
      <text:p text:style-name="P1">doch aus dem, was »er gelitten, Gehorsam</text:p>
      <text:p text:style-name="P1">gelernt. Phil.2,8.</text:p>
      <text:p text:style-name="P1">9. Und nachdem er vollendet war, ist er</text:p>
      <text:p text:style-name="P1">Allen, die ihm gehorsam sind, ein Urheber</text:p>
      <text:p text:style-name="P1">ewiger Seligkeit geworden; C·2,10,7,-is.</text:p>
      <text:p text:style-name="P1">10. von Gott Verkündigt als Hoherpriester</text:p>
      <text:p text:style-name="P1">nach der Ordnun Melchisedeks.</text:p>
      <text:p text:style-name="P1">II. 11. Davon haben wir viel zu reden,</text:p>
      <text:p text:style-name="P1">und es läßt fich schwer erklären, da ihr</text:p>
      <text:p text:style-name="P1">träge im Hören eworden Seid. C«7,-««</text:p>
      <text:p text:style-name="P1">12. Denn, da ihr solltet ehrer sein ver-</text:p>
      <text:p text:style-name="P1">möge der Zeit, haset ihr wieder nöthig,</text:p>
      <text:p text:style-name="P1">daß man euch lehre, welches die Anfangs-</text:p>
      <text:p text:style-name="P1">gründe der Offenbarungen Gottes seien,</text:p>
      <text:p text:style-name="P1">und seid solche geworden, die Milch nöthig</text:p>
      <text:p text:style-name="P1">habenundnichtstarkeSpeife. 4. Co: 3,4 is.</text:p>
      <text:p text:style-name="P1">13. Denn Jeder, der noch Milch genießt,</text:p>
      <text:p text:style-name="P1">ist unkundig des Wortes der Gerechtigkeit;</text:p>
      <text:p text:style-name="P1"><text:soft-page-break/>denn er ist noch ein Kind.</text:p>
      <text:p text:style-name="P1">14. Für die«Vollkommenen aber ist die</text:p>
      <text:p text:style-name="P1">starke Speise, die durch die Gewohnheit ge-</text:p>
      <text:p text:style-name="P1">übte Sinne haben zur Unterscheidung des</text:p>
      <text:p text:style-name="P1">Guten und des Bösen. «. Cor. 2, S.</text:p>
      <text:p text:style-name="P1">Cap. VI.</text:p>
      <text:p text:style-name="P1">I. Warnung vor Abfall, 4—40; l1. Ermahnung</text:p>
      <text:p text:style-name="P1">zur Bestän-digkcit um der unwandelbaren Bet-</text:p>
      <text:p text:style-name="P1">heißullg Gottes willen. «—20.</text:p>
      <text:p text:style-name="P1">I. 1. Darum wollen wir die Anfänge</text:p>
      <text:p text:style-name="P1">von der Lehre- Christi beiseite lassen, und</text:p>
      <text:p text:style-name="P1">uns zu dem Vollkommenen wenden, ohne</text:p>
      <text:p text:style-name="P1">abermals den Grund zu legen mit der Buße</text:p>
      <text:p text:style-name="P1">von todten Werken und dem Glauben an</text:p>
      <text:p text:style-name="P1">Gott, C. 5, 42. Apg.2o, 2sI.</text:p>
      <text:p text:style-name="P1">2. mit der Lehre von der Taufe und der</text:p>
      <text:p text:style-name="P1">Handauflegung, der Auferstehung der Tod-</text:p>
      <text:p text:style-name="P1">ten und dem ewigen Gericht.</text:p>
      <text:p text:style-name="P1">Apg« 2, 38. 8. 47. 24, -«-Z. is.</text:p>
      <text:p text:style-name="P1">3. Und dieses wollen wir thun, wenn</text:p>
      <text:p text:style-name="P1">anders Gott es zuläßt.</text:p>
      <text:p text:style-name="P1">4. Denn es ist unmöglich, die, welche ein-</text:p>
      <text:p text:style-name="P1">mal erleuchtet worden und die himmlische</text:p>
      <text:p text:style-name="P1">Gabe geschmeckt haben und theclhaft ge-</text:p>
      <text:p text:style-name="P1">worden sind des heili en Geistes, C«·1o,2(z2k»</text:p>
      <text:p text:style-name="P1">5. und das herrliche Wort Gottes und</text:p>
      <text:p text:style-name="P1">die Kräfte der zukünftigen Welt gefchmeckt</text:p>
      <text:p text:style-name="P1">aben,</text:p>
      <text:p text:style-name="P1">h6. und doch abgefallen sind, wiederum zur</text:p>
      <text:p text:style-name="P1">Buße zu erneuern; da sie den Sohn Got-</text:p>
      <text:p text:style-name="P1">tes sichwiederumkreuzigen und zur Schmach</text:p>
      <text:p text:style-name="P1">ausstellen. 2.Pct.2,2o.24. -</text:p>
      <text:p text:style-name="P1">7. Denn die Erde, welche den oftmals</text:p>
      <text:p text:style-name="P1">auf ste fallenden Regen trinkt und nütz-</text:p>
      <text:p text:style-name="P1">liches Kraut trägt für die, durch welche sie</text:p>
      <text:p text:style-name="P1">aUch gebaut Wird- empfängt Segen von</text:p>
      <text:p text:style-name="P1">Gott; 2.Pet.i, 3—8. Jes. sei, «.</text:p>
      <text:p text:style-name="P1">8. diejenige aber, welche Dornen und«</text:p>
      <text:p text:style-name="P1">Disteln trä» t, ist untau lich und dem Fluche</text:p>
      <text:p text:style-name="P1">nahe; ihr ESnde ist die Z3erlzrennung.</text:p>
      <text:p text:style-name="P1">k Oe .5, 4 2c.</text:p>
      <text:p text:style-name="P1">9. Wir sind aber von euch, ihr« Geliebten,</text:p>
      <text:p text:style-name="P1">des .Be.ssem» überzeugt, und dessen, was</text:p>
      <text:p text:style-name="P1">Seligkeit bringt, ob wir gleich also reden.</text:p>
      <text:p text:style-name="P1">10. Denn Gott ist nicht ungerecht, daß er«</text:p>
      <text:p text:style-name="P1">eures Werkes vergesse und der Arbeit der</text:p>
      <text:p text:style-name="P1">Liebe, die ihr gegen s einen Namen bewiesen,</text:p>
      <text:p text:style-name="P1">da ihr den Heiligen gedient-t habetundnoch</text:p>
      <text:p text:style-name="P1">d-ienet. Oss.2,2. nd. Hei-.40, 33 »·</text:p>
      <text:p text:style-name="P1">II. 11. Wir wünschen aber, daß Jeder«</text:p>
      <text:p text:style-name="P1">aus euch denselben Fleiß beweise, us: Völ-</text:p>
      <text:p text:style-name="P1">ggen Sicherheit der Hoffnung, bis ans</text:p>
      <text:p text:style-name="P1"><text:soft-page-break/>nde,</text:p>
      <text:p text:style-name="P1">12. auf daß ihr nicht träge werdet, son-</text:p>
      <text:p text:style-name="P1">dern Nachfolger derer, die durch Glauben</text:p>
      <text:p text:style-name="P1">und Geduld die Verheißungen ererben.</text:p>
      <text:p text:style-name="P1">C. «.-s3,7. Jak.5,7.</text:p>
      <text:p text:style-name="P1">13. Denn als Gott dem Abraham die</text:p>
      <text:p text:style-name="P1">Verheißung gab, schwur er, da erbei keinem</text:p>
      <text:p text:style-name="P1">Größern schwören konnte, bei sich selbst,</text:p>
      <text:p text:style-name="P1">14. und sprach: »Wahrlich, ich will dich</text:p>
      <text:p text:style-name="P1">reichlichsegnet!unddichmächtigvernlehren!«</text:p>
      <text:p text:style-name="P1">-1.Mos.22,16.47.</text:p>
      <text:p text:style-name="P1">15. Und da et also Geduld geübt, erlangte</text:p>
      <text:p text:style-name="P1">er die Verheißung. C« 40, 3a«</text:p>
      <text:p text:style-name="P1">16. Menschen nämlich schwören bei dem</text:p>
      <text:p text:style-name="P1">Größern, und der Eid ist ihnen das Ende-</text:p>
      <text:p text:style-name="P1">alIes Widersprecheus zur Bekräftigung.</text:p>
      <text:p text:style-name="P1">2. Mos.22, «.</text:p>
      <text:p text:style-name="P1">17. Darum, als Gott den Erben der Ver-</text:p>
      <text:p text:style-name="P1">heißung das Unwandelbare seines Rath-—</text:p>
      <text:p text:style-name="P1">schlusses noch stärker beweisen wollte, ver-</text:p>
      <text:p text:style-name="P1">bürgte er es mit einem Eide, Luc. «, 73.</text:p>
      <text:p text:style-name="P1">18. damit wir durch zwei unwandelbare</text:p>
      <text:p text:style-name="P1">Dinge, wobei es unmöglich ist, daß Gott</text:p>
      <text:p text:style-name="P1">Unwahrheitgeredethabe,einenstarkenTrost.</text:p>
      <text:p text:style-name="P1">haben, wir, die wir dazu unsre Zuflucht</text:p>
      <text:p text:style-name="P1">nehmen, die dargebotene Hoffnung zu er-</text:p>
      <text:p text:style-name="P1">greifen, Tit. i, 2. «. Tim. S, 42.</text:p>
      <text:p text:style-name="P1">19. welche wir als einen sichern und festen.</text:p>
      <text:p text:style-name="P1">Anker der Seele haben, der auch in das</text:p>
      <text:p text:style-name="P1">Innere des Vorhangs hineingeht,</text:p>
      <text:p text:style-name="P1">C. 9, Z. U.</text:p>
      <text:p text:style-name="P1">20. wohin als Vorläufer für uns einge-</text:p>
      <text:p text:style-name="P1">gången it Jesus, der, nach der Ordnung.</text:p>
      <text:p text:style-name="P1">elchifedeks, ein Hoherpriester geworden</text:p>
      <text:p text:style-name="P1">in die Ewigkeit. C.4,14.s,6.</text:p>
      <text:p text:style-name="P1"/>
      <text:p text:style-name="P1"/>
      <text:p text:style-name="P1"/>
      <text:p text:style-name="P1">Cap. 7. an die Hebräer. Cap. 7. 247</text:p>
      <text:p text:style-name="P1">Cap. VIl. . 13. Der nämlich, auf welchen dieses</text:p>
      <text:p text:style-name="P1">i· Aei-nIichkeit Christi mit Melchisedek. «—io.</text:p>
      <text:p text:style-name="P1">l1. Vorzug des Pricsterthums Chr-isti vor dem</text:p>
      <text:p text:style-name="P1">levmschm. «—-28.</text:p>
      <text:p text:style-name="P1">I. 1. DeiindieserMelchisedek,König von</text:p>
      <text:p text:style-name="P1">Sake-in, Priester des höchsten Gottes, der</text:p>
      <text:p text:style-name="P1">dem Abrahai1i, als er von der Niederlage</text:p>
      <text:p text:style-name="P1">der Könige ziirückkehrte, entgegen ging und</text:p>
      <text:p text:style-name="P1">ihn segnete, i. Mut. it, -is :c.</text:p>
      <text:p text:style-name="P1">2. demaiich Abrahain von Allem den Zehn-</text:p>
      <text:p text:style-name="P1">ten zutheilte; der erstlich verdolinetseht»Kö-</text:p>
      <text:p text:style-name="P1">nig der (·)crecl)tigkeit heißt, dann aber auch</text:p>
      <text:p text:style-name="P1">König von Salt-in, das ist, König des Frie-</text:p>
      <text:p text:style-name="P1"><text:soft-page-break/>dens; -t3s.7·2,i:.«.7:«—. Jis.9,e.7.</text:p>
      <text:p text:style-name="P1">Z. ohne Vater, ohne Mutter, ohne Ge-</text:p>
      <text:p text:style-name="P1">schleel)tsregister, der weder Anfang der Tage</text:p>
      <text:p text:style-name="P1">noch Ende des Lebens hat, aber « leichge-</text:p>
      <text:p text:style-name="P1">macht ist dein Sohne Gottes, bleibt?Briester</text:p>
      <text:p text:style-name="P1">für ininierdar.</text:p>
      <text:p text:style-name="P1">4. Schauet aber, wie groß der war, dem</text:p>
      <text:p text:style-name="P1">selbstAbraham,derStaninivater,denZehn-</text:p>
      <text:p text:style-name="P1">ten von der erobcrtenBentegab. i. Mos. i4,20.</text:p>
      <text:p text:style-name="P1">5. Zwar haben die von deii Söhnen Levi,</text:p>
      <text:p text:style-name="P1">welche das Priesterthiim empfangen, ein</text:p>
      <text:p text:style-name="P1">Gebot, den Zehnten nach dein Gesetze von</text:p>
      <text:p text:style-name="P1">dem Volke zunehmen, das ist, von ihren</text:p>
      <text:p text:style-name="P1">Brüdern; wiewohl auch sie ans den Lenden</text:p>
      <text:p text:style-name="P1">Abra«hains hervorgegangen sind.</text:p>
      <text:p text:style-name="P1">4.Mos.i8,2i—32.</text:p>
      <text:p text:style-name="P1">G. Der aber, dessen Geschlecht nicht von</text:p>
      <text:p text:style-name="P1">ihnen hergeleitet wird, hat den Zehnten von</text:p>
      <text:p text:style-name="P1">Abraham genommen und den, der die Ver-</text:p>
      <text:p text:style-name="P1">ei"nn« en atte e«e net.</text:p>
      <text:p text:style-name="P1">h B J h « gii95«i«-s.i2,s. Gal.3,ie-.</text:p>
      <text:p text:style-name="P1">7. Ohne allen Widerspruch aber wird der</text:p>
      <text:p text:style-name="P1">Geringere von dem H’ohern gesegnet.</text:p>
      <text:p text:style-name="P1">8. Und hier zwar empfangen sterbliche</text:p>
      <text:p text:style-name="P1">Meiischeii den Zehnten; dort aber der, von</text:p>
      <text:p text:style-name="P1">dem bezeugt wird, daß er lebe.</text:p>
      <text:p text:style-name="P1">9. Ja, so zusagen, ist durch Abrahan1</text:p>
      <text:p text:style-name="P1">auch von L«-vi, der den Zehnten empfängt,</text:p>
      <text:p text:style-name="P1">der Zehnten genommen worden.</text:p>
      <text:p text:style-name="P1">10. Denn er war noch in den Lenden sei-</text:p>
      <text:p text:style-name="P1">nes Vaters, ais ihm Melchisedek entgegen</text:p>
      <text:p text:style-name="P1">ging.</text:p>
      <text:p text:style-name="P1">II. U. Wenn nun die Vollkoninienheit</text:p>
      <text:p text:style-name="P1">durch das levitische Priester-thiini get«onimen</text:p>
      <text:p text:style-name="P1">wäre ( denn unter diesem hatte das Volk das</text:p>
      <text:p text:style-name="P1">Gesetz empfangen), wozu war denn noch</text:p>
      <text:p text:style-name="P1">nöthig, daß naeh der Ordnung Melchisedeks</text:p>
      <text:p text:style-name="P1">ein anderer Priester anfstehe und nicht nach</text:p>
      <text:p text:style-name="P1">der Ordnung Aarons genannt werde?</text:p>
      <text:p text:style-name="P1">C.8,7. Gut. 2,2i.</text:p>
      <text:p text:style-name="P1">12. Denn so das Priesterthnm geändert</text:p>
      <text:p text:style-name="P1">wird, geschieht nothwendig auch eine Am-</text:p>
      <text:p text:style-name="P1">derniig des Gesetzes.</text:p>
      <text:p text:style-name="P1">l</text:p>
      <text:p text:style-name="P1">i</text:p>
      <text:p text:style-name="P1">i</text:p>
      <text:p text:style-name="P1">i</text:p>
      <text:p text:style-name="P1">!</text:p>
      <text:p text:style-name="P1">i</text:p>
      <text:p text:style-name="P1">i</text:p>
      <text:p text:style-name="P1">i</text:p>
      <text:p text:style-name="P1">i</text:p>
      <text:p text:style-name="P1"><text:soft-page-break/>i</text:p>
      <text:p text:style-name="P1"/>
      <text:p text:style-name="P1">i</text:p>
      <text:p text:style-name="P1">i</text:p>
      <text:p text:style-name="P1">I</text:p>
      <text:p text:style-name="P1">3sagt wird, gehvrte zu einem andern</text:p>
      <text:p text:style-name="P1">tainme, aus welcheni Keiner des Al-</text:p>
      <text:p text:style-name="P1">tares gewartet hat.</text:p>
      <text:p text:style-name="P1">14. Denn es ist offenbar, daß unser Herr</text:p>
      <text:p text:style-name="P1">ans Jndaentsprosfenist,aufwelchenStamm</text:p>
      <text:p text:style-name="P1">9JToses nichts wegen des Priesterthi1ms ver-</text:p>
      <text:p text:style-name="P1">ordnct hat.</text:p>
      <text:p text:style-name="P1">i. Mos.49,i0. Mich.5,2. Jes.«,1. Off.5,5.</text:p>
      <text:p text:style-name="P1">15. Und noch vollständiger ist dieses offen-</text:p>
      <text:p text:style-name="P1">bar, wenn, in Aehnlichkeit mit Melchisedek,</text:p>
      <text:p text:style-name="P1">ein anderer Priester aufsteht,</text:p>
      <text:p text:style-name="P1">16. welcher es nicht nach dem Gesetze eines</text:p>
      <text:p text:style-name="P1">fleischlichen Gebotes geworden ist, sondern</text:p>
      <text:p text:style-name="P1">nach der Kraft des unvergäiiglichen Lebens.</text:p>
      <text:p text:style-name="P1">17. Denn er bezeuget: »Du bist Priester</text:p>
      <text:p text:style-name="P1">in die Ewigkeit, nach der Ordnung Melchi-</text:p>
      <text:p text:style-name="P1">fedeks.« C.5, e.</text:p>
      <text:p text:style-name="P1">18. Es geschieht nämlich die Aufhebung</text:p>
      <text:p text:style-name="P1">des vorigen Gebotes, seiner Sehwachheit</text:p>
      <text:p text:style-name="P1">und Uiibrauchbar«t«eit wegen,</text:p>
      <text:p text:style-name="P1">C.-l0,"1—4. Rmn.8,3.</text:p>
      <text:p text:style-name="P1">19. (denn das Gesetz- hat nichts zur Voll-</text:p>
      <text:p text:style-name="P1">koininenheit gebt-aeht;) und dagegen die Ein-</text:p>
      <text:p text:style-name="P1">führung einer bessern Hoffnung, durch</text:p>
      <text:p text:style-name="P1">welche wir uns Gott nahen. -2ipg. i3,39.</text:p>
      <text:p text:style-name="P1">20. lind in wie fern sie nicht ohne Eid-</text:p>
      <text:p text:style-name="P1">schwur geschehen ist, E. S, -i7.</text:p>
      <text:p text:style-name="P1">21. (denn jene sind ohne Ei"dschwur Prie-</text:p>
      <text:p text:style-name="P1">ster geworden; dieser aber mit einem Eid-</text:p>
      <text:p text:style-name="P1">schionr durch den, der zu ihm spricht: »Der</text:p>
      <text:p text:style-name="P1">Herr hat geschworcn und es wird ihn nicht</text:p>
      <text:p text:style-name="P1">gereuen: Du bist Priester in die Ewigkeit,</text:p>
      <text:p text:style-name="P1">nach der Ordnung Melchisedeks!«)</text:p>
      <text:p text:style-name="P1">Pf. i i0,4.</text:p>
      <text:p text:style-name="P1">22. in so fern ist Jesus eines bessern Brin-</text:p>
      <text:p text:style-name="P1">des Biirge geworden. C.8, S. 9,i5. im!-.</text:p>
      <text:p text:style-name="P1">23. Und von jenen smd die Meistei1 Prie-</text:p>
      <text:p text:style-name="P1">ster geworden, weil sie durch den Tod gehin-</text:p>
      <text:p text:style-name="P1">dert wurden, zu bleiben;</text:p>
      <text:p text:style-name="P1">2i. dieser aber, weil er in Ewigkeit bleibt,</text:p>
      <text:p text:style-name="P1">hat ein uiivergäiigliches Priesterthuni.</text:p>
      <text:p text:style-name="P1">25. Daher kann er auch o-olIkoininen selig</text:p>
      <text:p text:style-name="P1">machen, die durch ihn zu Gott kommen, da</text:p>
      <text:p text:style-name="P1">er i1nmerdar lebt, uni sie zu vertreten.</text:p>
      <text:p text:style-name="P1">C.i0,i4. 9,«3-». Joh.-i4,6. 9ttim.8,3i. i.Joi).2,i;</text:p>
      <text:p text:style-name="P1">2-G. DeiineinsolcherHoherpriesier gezienite</text:p>
      <text:p text:style-name="P1">uns, der heilig, scliuldlos, unbefleckt, von</text:p>
      <text:p text:style-name="P1"><text:soft-page-break/>den Sündern abgesondert und höher ist als</text:p>
      <text:p text:style-name="P1">die Himmel, C.-i, -i5.</text:p>
      <text:p text:style-name="P1">27. der nicht täglich Vonnöthen·hat·, wie</text:p>
      <text:p text:style-name="P1">die Hohenpriester,« zuerst für die eigenen</text:p>
      <text:p text:style-name="P1">Sünden Opfer darzubringen und dann für</text:p>
      <text:p text:style-name="P1">die des Volkes; dennl;diesesfhgt er Einmal</text:p>
      <text:p text:style-name="P1">iase««i e to ere.</text:p>
      <text:p text:style-name="P1">gethal« l <text:s/>;s,3Ec. pHeb.9,t«2. 262c.</text:p>
      <text:p text:style-name="P1"/>
      <text:p text:style-name="P1"/>
      <text:p text:style-name="P1"/>
      <text:p text:style-name="P1">248 » Cap. 7. 8 Die Epistel St. Pauli Eap. 8. 9.</text:p>
      <text:p text:style-name="P1">28. Denn das Gesetz setzt Menschen zu</text:p>
      <text:p text:style-name="P1">Hohenpriestern ein, welche Schwachheit ha-</text:p>
      <text:p text:style-name="P1">ben; das Wort des Eidschwnres aber, der</text:p>
      <text:p text:style-name="P1">nach dem Gesetz, erfolgte, den Sohn, der in</text:p>
      <text:p text:style-name="P1">Ewigkeit vollko1nnlen ist. C.5, «. D. 9.</text:p>
      <text:p text:style-name="P1">Cap. VIII.</text:p>
      <text:p text:style-name="P1">Christus ein crhabcnerHohcrrricsicr, als Mitt-</text:p>
      <text:p text:style-name="P1">ler eines neuen und bessern Bandes·</text:p>
      <text:p text:style-name="P1">1. Die Summe aber des Gesagten ist:</text:p>
      <text:p text:style-name="P1">Wir haben ei:-ten solchen Hohenpriester, der</text:p>
      <text:p text:style-name="P1">sich gest-tzt hat zur Rechten des Thrones der</text:p>
      <text:p text:style-name="P1">Maxestat in den Himmeln; C.4,ii.. 4,3.</text:p>
      <text:p text:style-name="P1">2. ein Diener des Heiligthums und der</text:p>
      <text:p text:style-name="P1">wahrhaften Hütte, welche der Herr errichtet</text:p>
      <text:p text:style-name="P1">hat und nicht ein Wie-nsch. C.9,«.</text:p>
      <text:p text:style-name="P1">3. Jeder Holerpriester ni«i1nlich wird ein-</text:p>
      <text:p text:style-name="P1">gesetzt, daßer Haben und Opfer darbringe;</text:p>
      <text:p text:style-name="P1">daher ist es nothwendig, daß auch dieser et-</text:p>
      <text:p text:style-name="P1">washabe,daserdarl)ringe. C. 5,t. Eph.5,2.</text:p>
      <text:p text:style-name="P1">4. Wenn er ans Erden wäre, so wäre er</text:p>
      <text:p text:style-name="P1">nicht einmal Priester, weil die Priester da</text:p>
      <text:p text:style-name="P1">sind, welche nach dem Gesetze die Opfer dar-</text:p>
      <text:p text:style-name="P1">bringen;</text:p>
      <text:p text:style-name="P1">5. diese dienen dem Abbild uiid Schatten</text:p>
      <text:p text:style-name="P1">der hinnnlischen Dinge: wie denn 9Moses</text:p>
      <text:p text:style-name="P1">den gbttlichen Befehl empfing, als er die</text:p>
      <text:p text:style-name="P1">Hütte vollenden sollte: ,,Siehe zu, heißt es,</text:p>
      <text:p text:style-name="P1">das; du Alles nach dem Vorbilde machest,</text:p>
      <text:p text:style-name="P1">das dir auf dem Berge gezeigt ward.«</text:p>
      <text:p text:style-name="P1">C.-10,i. Co«-Z,-i7. 2.Mos.25,40.</text:p>
      <text:p text:style-name="P1">6. Nun aber hat er einen um so viel vor-</text:p>
      <text:p text:style-name="P1">trefslicheren Dienst erhalten, als er auch</text:p>
      <text:p text:style-name="P1">eines bessern Bundes Mit»tler ist, der auf</text:p>
      <text:p text:style-name="P1">bessere Verhels;ungen ge-s1iftet ist. C.7,22.</text:p>
      <text:p text:style-name="P1">7. Denn wenn jener erste Bund ohne Ta-</text:p>
      <text:p text:style-name="P1">del gewesen wäre, so würde nicht für einen</text:p>
      <text:p text:style-name="P1">zweiten Raum gesucht. C.7,-is, i9»</text:p>
      <text:p text:style-name="P1">8. Denn tadelndsagt erzuihnen: ,,Siehe,</text:p>
      <text:p text:style-name="P1">es kommen Tage, spricht der Herr, wo ich</text:p>
      <text:p text:style-name="P1">mit dem Hause Israel und mit dem Hause</text:p>
      <text:p text:style-name="P1"><text:soft-page-break/>Judex einen neuen Bund anfrichten werde;</text:p>
      <text:p text:style-name="P1">Jst. Z« , sit --:34.</text:p>
      <text:p text:style-name="P1">9. nicht wie der Bund, welchen ich mit ih-</text:p>
      <text:p text:style-name="P1">ren Vätern machte an dein Tage, da ich ihre</text:p>
      <text:p text:style-name="P1">Hand ergriff, sieaiisz1cfiih1«enans d-.-niLande</text:p>
      <text:p text:style-name="P1">Aeghptei1; denn sie blieben nicht bei meinem</text:p>
      <text:p text:style-name="P1">Bunde, und ich vei«wars sie, spricht der Herr.</text:p>
      <text:p text:style-name="P1">2.Mo1·.19,3:c. Jer.45,4:c.</text:p>
      <text:p text:style-name="P1">10. Das nämlich ist der Bund, den ichmit</text:p>
      <text:p text:style-name="P1">dem Hause Israel schließen will na(h jenen</text:p>
      <text:p text:style-name="P1">Tagen, spricht der Herr: Ich will meine</text:p>
      <text:p text:style-name="P1">Gesetze in ihr Gemüll) legen und sie in ihre «</text:p>
      <text:p text:style-name="P1">Herzen schreiben; und ich will ihr Gott sein,</text:p>
      <text:p text:style-name="P1">und sie werden mein Volk sein.</text:p>
      <text:p text:style-name="P1">Ez 36,261c. Zach.8,8.</text:p>
      <text:p text:style-name="P1">11. Und nicht mehr werden sie Jeder sei-</text:p>
      <text:p text:style-name="P1">nen Nächsten und Jeder seinen Bruder leh-</text:p>
      <text:p text:style-name="P1">» ten, sprechend: Erkenne den Herrn! Denn</text:p>
      <text:p text:style-name="P1">Alle werden mich erkennen, vom Kleinsten</text:p>
      <text:p text:style-name="P1">bis zum Gri5s;ten unter ihnen. «.Jph. 2«27.</text:p>
      <text:p text:style-name="P1">12. Denn ich werde ihren Ungerechtigkei-</text:p>
      <text:p text:style-name="P1">ten gnädig sein und ihrer Sünden und ih-</text:p>
      <text:p text:style-name="P1">rer Missethaten nicht-niel)r gedenken«</text:p>
      <text:p text:style-name="P1">Jes. -«:-3,25.</text:p>
      <text:p text:style-name="P1">13. Indem er sagt: »Ei1len neuen Bund«,</text:p>
      <text:p text:style-name="P1">hat er den ersten für veriltet erklärt. Was</text:p>
      <text:p text:style-name="P1">aber veraltet und abgelebt ist, das ist de«m</text:p>
      <text:p text:style-name="P1">Untergang nahe.</text:p>
      <text:p text:style-name="P1">Cap. IX.</text:p>
      <text:p text:style-name="P1">I. Der Gottcsdiinst des alten Bandes mir Ab-</text:p>
      <text:p text:style-name="P1">bild des vollkomnicncn, -l-·I0, il. dessen Hohes-</text:p>
      <text:p text:style-name="P1">priesicr Christus ist. it-—28.</text:p>
      <text:p text:style-name="P1">1. 1. Es hatte zwar auch der erste Bund</text:p>
      <text:p text:style-name="P1">seine Satzungen des Gottesdienstes und das</text:p>
      <text:p text:style-name="P1">irdis(l e H:iligthuln.</text:p>
      <text:p text:style-name="P1">2. Denn es ward die vordereHiitte einge-</text:p>
      <text:p text:style-name="P1">richtet, worin der Leuchter war und derTisch</text:p>
      <text:p text:style-name="P1">und die Schaubrote; diese wird das Heilige</text:p>
      <text:p text:style-name="P1">genannt; -2.sJ.)ios.2.i</text:p>
      <text:p text:style-name="P1">B. hinter dein zweiten Vorhange aber die</text:p>
      <text:p text:style-name="P1">Hütte, die genannt wird das Allerheiligste,</text:p>
      <text:p text:style-name="P1">2. Mc-s. 2s,:-is.</text:p>
      <text:p text:style-name="P1">4. welche den oldenen Rauchal:ar ent-</text:p>
      <text:p text:style-name="P1">hielt und die Bundeslade, überall mit</text:p>
      <text:p text:style-name="P1">Gold überdeckt, in welcher der goldene Krug</text:p>
      <text:p text:style-name="P1">war, der das 9Jianna enthielt, und die Ruthe</text:p>
      <text:p text:style-name="P1">Aarons, welche gegrämt hatte, und die Ta-</text:p>
      <text:p text:style-name="P1">feln des Bandes,-2. M-s. 30,3i«:c. 25,10 «. i6,3:i.</text:p>
      <text:p text:style-name="P1">4.Mi!s.sI7,40, 4.Ki»n.8,9.</text:p>
      <text:p text:style-name="P1">5. oben über derselben aber die Cherubim</text:p>
      <text:p text:style-name="P1">der Herrlichkeit, die den Gnadcndeckel über-</text:p>
      <text:p text:style-name="P1">schatteten; von welchen jetzt nicht im Ein-</text:p>
      <text:p text:style-name="P1"><text:soft-page-break/>zelnen zu reden ist. J. M-is. 25, i7 is.</text:p>
      <text:p text:style-name="P1">6· Da nun dieses also eillgerichtct ist, so</text:p>
      <text:p text:style-name="P1">gehen in die vordere Hi·;tte die Priester alle-</text:p>
      <text:p text:style-name="P1">zeit und vollbringen die Gott«-sdienste;</text:p>
      <text:p text:style-name="P1">it M«-s. -is, 7.</text:p>
      <text:p text:style-name="P1">7. in die zweite aber nur Einmal des Jah-</text:p>
      <text:p text:style-name="P1">res allein der Hohepriester, nicht ohne Blut,</text:p>
      <text:p text:style-name="P1">welches er darbringt für sich selbst und für</text:p>
      <text:p text:style-name="P1">des Volkes Vet·irrungen. ·</text:p>
      <text:p text:style-name="P1">2,«])os.30,10. 3 Mo1.46.</text:p>
      <text:p text:style-name="P1">8. Damit deutet der heilige Gast dieses</text:p>
      <text:p text:style-name="P1">km, daß der W«-g zum Helligthum noch nicht</text:p>
      <text:p text:style-name="P1">geossenbaret sei, so lange die vordere Hütte</text:p>
      <text:p text:style-name="P1">noch Bestand habe. C.9,24.25. i0,i9.</text:p>
      <text:p text:style-name="P1">I. Welches ein Gleichniß ist aus die gegen-</text:p>
      <text:p text:style-name="P1">wärtige Zeit, da noch Gaben nnd Opfer</text:p>
      <text:p text:style-name="P1">dargebracht werden, welche den, der »den</text:p>
      <text:p text:style-name="P1">Dienstverrichtet, nicht können dem Gewissen</text:p>
      <text:p text:style-name="P1">nach vollkommen machen; C. to, i. 2.</text:p>
      <text:p text:style-name="P1"/>
      <text:p text:style-name="P1"/>
      <text:p text:style-name="P1"/>
      <text:p text:style-name="P1">Cap. 9. an die H</text:p>
      <text:p text:style-name="P1">10. da diese Dinge einzig in Bezug auf</text:p>
      <text:p text:style-name="P1">Speisen und Getränke und mancherlei Wa-</text:p>
      <text:p text:style-name="P1">schuiigen und fleis(hliche Satzungen aufer-</text:p>
      <text:p text:style-name="P1">legt sind bis auf die Zeit der Verbesserung.</text:p>
      <text:p text:style-name="P1">Z. Mosis. -i. M-s. 8,7. «id,7.</text:p>
      <text:p text:style-name="P1">II. 11. Da aber Christus kam als ein</text:p>
      <text:p text:style-name="P1">.Hoherpriester der zukünftigen Güter, ging</text:p>
      <text:p text:style-name="P1">er durch die größere uiid vollkommnere</text:p>
      <text:p text:style-name="P1">.ffiütte, die nicht von Händen gemacht, das</text:p>
      <text:p text:style-name="P1">it, nicht von dieser Schöpfung ist,</text:p>
      <text:p text:style-name="P1">C.-t,44. Jes.Z3,20.</text:p>
      <text:p text:style-name="P1">12. auch nicht durch Blut voii Böcken und</text:p>
      <text:p text:style-name="P1">Kälbern, sondern durch sein eigenes Blut</text:p>
      <text:p text:style-name="P1">Einmal in das Hei1igthuin, und erlangte</text:p>
      <text:p text:style-name="P1">eine ewige Erlösung.</text:p>
      <text:p text:style-name="P1">, C.io,i0. J«s.45, -i7. Off.i,5.</text:p>
      <text:p text:style-name="P1">13. Denn wenn das Blut von Rindern</text:p>
      <text:p text:style-name="P1">und Böcken und die Bespren ung mit der</text:p>
      <text:p text:style-name="P1">AfchJe der jungen Kuh! die Besieckten heiligt</text:p>
      <text:p text:style-name="P1">ur S eini un des ei es·</text:p>
      <text:p text:style-name="P1">z g ii.MosF6,i-E, 15Y -«. Mps. is.</text:p>
      <text:p text:style-name="P1">14. wie viel mehr wird das Blut Christi,</text:p>
      <text:p text:style-name="P1">der durch den ewigen Geist sich selbst als</text:p>
      <text:p text:style-name="P1">ein untadelhaftes -»-pfer Gott dargebracht</text:p>
      <text:p text:style-name="P1">hat,unserG:roissenremigenvontodtenWer-</text:p>
      <text:p text:style-name="P1">ten, um dem lebendigen Gott zu dienen!</text:p>
      <text:p text:style-name="P1">C.i0,22. CoI.i,44. 4.Joi,.i,7.</text:p>
      <text:p text:style-name="P1">15. Und deßwegen ist er Mittler eines</text:p>
      <text:p text:style-name="P1">neuenTestalnentes, damit, nachdem der Tod</text:p>
      <text:p text:style-name="P1"><text:soft-page-break/>geschehenzurErlösunZoon den Uebertretun-</text:p>
      <text:p text:style-name="P1">gen unter dem ersten T unde, die Berufenen</text:p>
      <text:p text:style-name="P1">die Verheis3ung des ewigen Erbes empfin-</text:p>
      <text:p text:style-name="P1">gen. C.7,22. 8,8. 4.Tini.2.5. Röni.s,25.</text:p>
      <text:p text:style-name="P1">IS. Denn ivo ein Testament ist, damuß der</text:p>
      <text:p text:style-name="P1">Tod dessen erfolgt sein, der es estistet hat.</text:p>
      <text:p text:style-name="P1">17. Denn ein Testament ist auszden Todes-</text:p>
      <text:p text:style-name="P1">satt fest, weil es keine Kraft hat, so lange</text:p>
      <text:p text:style-name="P1">der lebt, der es gestiftet hat.</text:p>
      <text:p text:style-name="P1">18. Daher ist auch der erste Bund nicht</text:p>
      <text:p text:style-name="P1">ohne Blut eingeweiht worden.</text:p>
      <text:p text:style-name="P1">19. Denn nachdein von Moses jedes Ge-</text:p>
      <text:p text:style-name="P1">bot nach dem Gesetz dein ganzen Volke war</text:p>
      <text:p text:style-name="P1">kund gemacht worden, nahm er das Blut</text:p>
      <text:p text:style-name="P1">der Kälber und Böcle sammt Wasser und</text:p>
      <text:p text:style-name="P1">Puri)urwolIe nnd Ysop, und besprengte da-</text:p>
      <text:p text:style-name="P1">mit sowohl das Buch selbst als alles Volk,</text:p>
      <text:p text:style-name="P1">2. Miit. A, 3——8.</text:p>
      <text:p text:style-name="P1">20. und sprach: »Das ist das Blut des</text:p>
      <text:p text:style-name="P1">Bundes, welchen euch Gott geboten hatt«</text:p>
      <text:p text:style-name="P1">eaith.2i3,28.</text:p>
      <text:p text:style-name="P1">21. Und auch die Hütte und alle Geräthe</text:p>
      <text:p text:style-name="P1">des Goitesdienstes besprengte er ebenso mit</text:p>
      <text:p text:style-name="P1">dem Blute. I. M«·s.8, is-.19.</text:p>
      <text:p text:style-name="P1">22. Und es wird fast Alles mit Blut ge-</text:p>
      <text:p text:style-name="P1">reinigt nach dein Gesetze, uiid ohne Blutver-</text:p>
      <text:p text:style-name="P1">gießung geschieht keine Vergebung.</text:p>
      <text:p text:style-name="P1">S. M-s.i7, «.</text:p>
      <text:p text:style-name="P1">(</text:p>
      <text:p text:style-name="P1">I</text:p>
      <text:p text:style-name="P1">I</text:p>
      <text:p text:style-name="P1">I</text:p>
      <text:p text:style-name="P1">ebräer. Cap. 9. 10. 249</text:p>
      <text:p text:style-name="P1">23. Darum ist es nothwendig, daß zwar</text:p>
      <text:p text:style-name="P1">die Abbilder der Dinge in den Himmeln</text:p>
      <text:p text:style-name="P1">d·urch Solches gereinigt werden, die himm-</text:p>
      <text:p text:style-name="P1">lischen Dinge se bstaber durch bessere Opfer,</text:p>
      <text:p text:style-name="P1">als diese sind.</text:p>
      <text:p text:style-name="P1">24. Denn nicht. in ein Heiligthum von</text:p>
      <text:p text:style-name="P1">Händen gemacht ist Christus hineingegan-</text:p>
      <text:p text:style-name="P1">gen, ein Nachbild des wahrhaften, sondern</text:p>
      <text:p text:style-name="P1">in den Himmel selbst, um nun vor dem An-</text:p>
      <text:p text:style-name="P1">gesichte Gottes für uns zu erscheinen;</text:p>
      <text:p text:style-name="P1">C.9,H· 7·2!5.</text:p>
      <text:p text:style-name="P1">25. auch nicht, damit er sich selbst mehr-</text:p>
      <text:p text:style-name="P1">mals opferte, wie der Johepriester je liches</text:p>
      <text:p text:style-name="P1">Jahr in das Heiligt um hineingeht mit</text:p>
      <text:p text:style-name="P1">fremdem Blute;</text:p>
      <text:p text:style-name="P1">26. sonst hätte er oftmals leiden müssen</text:p>
      <text:p text:style-name="P1">von der Grundlegung der Welt an; nun</text:p>
      <text:p text:style-name="P1">aber ist er Einmal am Ende der Welt zur</text:p>
      <text:p text:style-name="P1">Aufhebun der Sünde durch das Opfer</text:p>
      <text:p text:style-name="P1"><text:soft-page-break/>seiner selbfi erschienen. C.9,i2.</text:p>
      <text:p text:style-name="P1">27. Und ebenso wie den Menschen gesetzt</text:p>
      <text:p text:style-name="P1">ist Einmal zu sterben, darnach aber das Ge-</text:p>
      <text:p text:style-name="P1">richt: Hist--io.23. 2.C»c.5,co.</text:p>
      <text:p text:style-name="P1">28. also wird auch Christus, nachdem ei:</text:p>
      <text:p text:style-name="P1">sich Einmal geopfert, um Vieler Sünden</text:p>
      <text:p text:style-name="P1">hinwegzunehmen, zum zweiten Male ohne</text:p>
      <text:p text:style-name="P1">Sünde erscheinen denen, die auf ihn warten</text:p>
      <text:p text:style-name="P1">zur Seligkeit.</text:p>
      <text:p text:style-name="P1">(L.i0,i2:c. Röm.6,io. Matth.26,28.</text:p>
      <text:p text:style-name="P1">Cap. X.</text:p>
      <text:p text:style-name="P1">I. Die vollkommene Versöhnung durch das Eine</text:p>
      <text:p text:style-name="P1">Opfer Christi. ists. il. Warnung !-or Ri·icksall</text:p>
      <text:p text:style-name="P1">In Unglauben und Sünde. -t9——3-i. til. Ermah-</text:p>
      <text:p text:style-name="P1">nung zur Siandhaftigkeit. 32——39.</text:p>
      <text:p text:style-name="P1">I. I. Denn weil das Gesetz den Schatten</text:p>
      <text:p text:style-name="P1">der zukünftigen Güter enthält, nicht das</text:p>
      <text:p text:style-name="P1">wirkliche Ebenbild der Dinge, so kann es</text:p>
      <text:p text:style-name="P1">auch mit denselben alljährlichen Opfern,</text:p>
      <text:p text:style-name="P1">welche man immerfort darbringt, die Hm-</text:p>
      <text:p text:style-name="P1">zutretenden nimmermehr vollkommen ma-</text:p>
      <text:p text:style-name="P1">chen. C.8,5.9,9. Coi.2,45.i7.</text:p>
      <text:p text:style-name="P1">2. Dennsonst hätteman ja aufgehörtOgfer</text:p>
      <text:p text:style-name="P1">darzubringen, weil die den Gottesdienst e-</text:p>
      <text:p text:style-name="P1">benden, nachdem sie einmal gereinigt wor-</text:p>
      <text:p text:style-name="P1">den, kein Bewußtsein der Sünden mehr</text:p>
      <text:p text:style-name="P1">gehabt hätten.</text:p>
      <text:p text:style-name="P1">3. Vielmehr eschieht in jenen Opfern</text:p>
      <text:p text:style-name="P1">alle Jahre ein Gedächtnis; der S»ünden.</text:p>
      <text:p text:style-name="P1">4. Denn unmöglich kann der Rinderund</text:p>
      <text:p text:style-name="P1">Böcke Blut die Sünden hinwegnehinen.</text:p>
      <text:p text:style-name="P1">Ps.50, is.</text:p>
      <text:p text:style-name="P1">5. Darum sBeicht er bei seinen; Eintritt</text:p>
      <text:p text:style-name="P1">in dieWelt: »— pferund Gabehast du nicht</text:p>
      <text:p text:style-name="P1">gewollt, einen Leib aber hast du mir zube-</text:p>
      <text:p text:style-name="P1">reitet. Pf.-so, 7-9.</text:p>
      <text:p text:style-name="P1"/>
      <text:p text:style-name="P1"/>
      <text:p text:style-name="P1"/>
      <text:p text:style-name="P1">250 Cap. to» Die Epis:ei</text:p>
      <text:p text:style-name="P1">S. An BrandoPfern und Sündopfern hast</text:p>
      <text:p text:style-name="P1">du kein Wohlgefallen. Mich. 6,7.</text:p>
      <text:p text:style-name="P1">7. Da sprach ich: Siehe, ich komme (in</text:p>
      <text:p text:style-name="P1">der Rolle des Buches steht von miI;eschrie-</text:p>
      <text:p text:style-name="P1">ben), um zu thui1, o Gott, deiner? H 4ill3e:1.«</text:p>
      <text:p text:style-name="P1">V . , .</text:p>
      <text:p text:style-name="P1">8. Indem er vorher sagt: »Opfer und</text:p>
      <text:p text:style-name="P1">Gabe und Brandopser und Sündopser hast</text:p>
      <text:p text:style-name="P1">du nicht gewollt und hast kein Wohlgefallen</text:p>
      <text:p text:style-name="P1">daran,« welche nach dem Gesetze dargebracht</text:p>
      <text:p text:style-name="P1">werden;</text:p>
      <text:p text:style-name="P1">9. spricht er hierauf: »Siehe, ich komme,</text:p>
      <text:p text:style-name="P1"><text:soft-page-break/>o Gott! deinen Willen u thun.« Er hebt</text:p>
      <text:p text:style-name="P1">das Erste auf, um das äL1ndere eiix,i;setzen.</text:p>
      <text:p text:style-name="P1">. ,i8.</text:p>
      <text:p text:style-name="P1">10. Und in diesem Willen sind wirCgehei-</text:p>
      <text:p text:style-name="P1">lässt durch das Opfer des Leibes Jesu «) hristi</text:p>
      <text:p text:style-name="P1">- in für Allemal. C.9,i2.28. i3,i2.</text:p>
      <text:p text:style-name="P1">11. Und jeder Priester zwar steht tL«iglich</text:p>
      <text:p text:style-name="P1">und verrichtet den Gottesdienst und bringt</text:p>
      <text:p text:style-name="P1">zum öftern dieselben Opfer dar, welche nim-</text:p>
      <text:p text:style-name="P1">mermehr die Sünden hinioegnehmen kön-</text:p>
      <text:p text:style-name="P1">nen, C. i0,i.</text:p>
      <text:p text:style-name="P1">12. er aber, nachdem er ein einziges Opfer</text:p>
      <text:p text:style-name="P1">für die Sünden dargebracht, hat sich für</text:p>
      <text:p text:style-name="P1">immerdar zurRechten Gottes gesetzt, C. i,3</text:p>
      <text:p text:style-name="P1">13. und wartet hinfort, bis seine Feinde</text:p>
      <text:p text:style-name="P1">zum Schemel seiner Füße gemacht werden.</text:p>
      <text:p text:style-name="P1">-i. Coi«. 4ö,25.</text:p>
      <text:p text:style-name="P1">14. Denn mit einem einzigen Opfer hat</text:p>
      <text:p text:style-name="P1">er die, welche geheiligt werden, für immer-</text:p>
      <text:p text:style-name="P1">dar vollkoninieii gemacht· C.9,26:c.</text:p>
      <text:p text:style-name="P1">15. Das bezeugt uns aber auch der heilige</text:p>
      <text:p text:style-name="P1">Geist. Denn,uachdem er zuvor gesagt hatte:</text:p>
      <text:p text:style-name="P1">16. »Das ist der Bund, den ich mit ihnen</text:p>
      <text:p text:style-name="P1">schlielzen will nach denselben Tagen!«»spr·icht</text:p>
      <text:p text:style-name="P1">der Herr: »Ich will meine Gesetze in ihre</text:p>
      <text:p text:style-name="P1">Herzen legen und sie in ihre Gemüther</text:p>
      <text:p text:style-name="P1">schreiben ; Jst. Hi , sc« 2c.</text:p>
      <text:p text:style-name="P1">17. und ihrer Sünden nnd ihrer Misse-</text:p>
      <text:p text:style-name="P1">thateu will ich nicht mehr gedenken« «</text:p>
      <text:p text:style-name="P1">18. Wo aber Verge»bunådieser ist, da ist</text:p>
      <text:p text:style-name="P1">kein Opfer mehr für die Linde.</text:p>
      <text:p text:style-name="P1">II. 19. Da wir nun, ihr Brüder! Zuver-</text:p>
      <text:p text:style-name="P1">sicht haben auf den Eingang in das Heilig-</text:p>
      <text:p text:style-name="P1">thun1 durch das Blut Jesu; Röm.5,2.</text:p>
      <text:p text:style-name="P1">20. welchen er uns eingeweiht hat als</text:p>
      <text:p text:style-name="P1">einen neuen und lebendigen Weg durch den</text:p>
      <text:p text:style-name="P1">Vorhang, das ist, durch sein Fleisch;</text:p>
      <text:p text:style-name="P1">C.6,-i9. 20. Ioh. -ist-,6,</text:p>
      <text:p text:style-name="P1">21. und einen großen Priester über das</text:p>
      <text:p text:style-name="P1">Haus Gottes: C.3,6.</text:p>
      <text:p text:style-name="P1">22. so laßt uns hinzugehen mit wahr-</text:p>
      <text:p text:style-name="P1">haftem Herzen, in der Fülle des Glaubens,</text:p>
      <text:p text:style-name="P1">gereinigt im d;gerzen von bösem Gewissen,</text:p>
      <text:p text:style-name="P1">i».4,«3.9,i;«i.i4. 4.Joh.i,7.</text:p>
      <text:p text:style-name="P1">i</text:p>
      <text:p text:style-name="P1">!</text:p>
      <text:p text:style-name="P1">I</text:p>
      <text:p text:style-name="P1">I</text:p>
      <text:p text:style-name="P1">St. Pauli Cap. 10.</text:p>
      <text:p text:style-name="P1">23. und am Leibe gewaschen mit reinem</text:p>
      <text:p text:style-name="P1">Wasser; laßt uns das Bekenntniß der Hoff-</text:p>
      <text:p text:style-name="P1">nung festhalten ohne Wanken; denn treu</text:p>
      <text:p text:style-name="P1"><text:soft-page-break/>ist, der die Verheis;ung gegeben hat.</text:p>
      <text:p text:style-name="P1">Ez.36,25. Heb.4,l-L l.Cor. sl,9.</text:p>
      <text:p text:style-name="P1">24. Und laßt uns auf einander Acht ha-</text:p>
      <text:p text:style-name="P1">ben zur Aureizung in der Liebe und in gu-</text:p>
      <text:p text:style-name="P1">ten Werkeu, C« is» « » J-i,</text:p>
      <text:p text:style-name="P1">25. indem wir unsere Versaninilung nicht</text:p>
      <text:p text:style-name="P1">verlassen, wie Etliche zu thun pflegen, son-</text:p>
      <text:p text:style-name="P1">dern einander erniahnen; und das umso</text:p>
      <text:p text:style-name="P1">viel mehr, je mehr ihr sehet, das; sich der</text:p>
      <text:p text:style-name="P1">Tag nahst. Coi.3,ii3. Jak.5, 8 9.</text:p>
      <text:p text:style-name="P1">26. Denn wenn wir freiwillig sündigen,</text:p>
      <text:p text:style-name="P1">nachdem wir die Erkenutms; der Wahrheit</text:p>
      <text:p text:style-name="P1">erlangt haben, so bleibt für die Sünden</text:p>
      <text:p text:style-name="P1">kein pfer mehr übrig, C· is, 4 «.</text:p>
      <text:p text:style-name="P1">27. sondern eine schreckliche Erwartung</text:p>
      <text:p text:style-name="P1">des Gerichtes und ein Fenereifer, welcher</text:p>
      <text:p text:style-name="P1">die Widerfpenstigeu verzehren wird.</text:p>
      <text:p text:style-name="P1">Z. Mel. <text:s/>2·Z. 3eph. 4, «l8.</text:p>
      <text:p text:style-name="P1">28. Wenn Jemand das Gesetz Moses ge-</text:p>
      <text:p text:style-name="P1">brochen hat, so muß er ohne Erbarmen, auf</text:p>
      <text:p text:style-name="P1">den Ausspruch von zwei oder drei Zeugen</text:p>
      <text:p text:style-name="P1">hin, sterben. 4. M-s. is, 30e:c. S. M-)s. i7, is.</text:p>
      <text:p text:style-name="P1">29. Wie viel schlm«inlerer Strafe , meinet</text:p>
      <text:p text:style-name="P1">ihr, wird der schuldig c-achtet werden, der</text:p>
      <text:p text:style-name="P1">den Sohn Gottes mit Fiif;en getreten und</text:p>
      <text:p text:style-name="P1">das Blut des Bnudcs, durch welches er ge-</text:p>
      <text:p text:style-name="P1">heiligt worden, für (g)eineiu geachtet und</text:p>
      <text:p text:style-name="P1">gegen den Geist der "nade gefrevelt hat?</text:p>
      <text:p text:style-name="P1">C. «2,2.-I. i «ok. «,25. as. Ma:ih.i2,3i.</text:p>
      <text:p text:style-name="P1">30. Denn wir kennen den, der gesprochen</text:p>
      <text:p text:style-name="P1">hat: »Mir gehört die Nache, ich will ver-</text:p>
      <text:p text:style-name="P1">gelten, spricht der·Heri«.« Und wiederum:</text:p>
      <text:p text:style-name="P1">»Der Herr wird sein Volk richten«</text:p>
      <text:p text:style-name="P1">Z. M-)s. se. 35. as.</text:p>
      <text:p text:style-name="P1">31. Es ist schrecklich, in die Hände des</text:p>
      <text:p text:style-name="P1">lebendigen Gottes zu fallen. C. i2,29.</text:p>
      <text:p text:style-name="P1">III. 32. Gedenket aber an die vorigen Ta-</text:p>
      <text:p text:style-name="P1">ge, in welchen ihr, nachdem ihr erleuchtet</text:p>
      <text:p text:style-name="P1">worden, viel Kampf der Leiden erduldet</text:p>
      <text:p text:style-name="P1">habet; i. Ti)css. 2,i2-«.</text:p>
      <text:p text:style-name="P1"><text:s/>indem ihr theils durch Schmach»U11d</text:p>
      <text:p text:style-name="P1">Trübsale zur Schau gestellt, theils·?)Jeitge-</text:p>
      <text:p text:style-name="P1">1iosseu derer geworden seid, DIE Gift) WIN-</text:p>
      <text:p text:style-name="P1">delteu. i.Cor.4,9.</text:p>
      <text:p text:style-name="P1">34. Denn ihr hattet ja Mitleiden mit</text:p>
      <text:p text:style-name="P1">meinen Banden und den Raub eurer Gü-</text:p>
      <text:p text:style-name="P1">ter nahmet ihr mit Freuden aus, daihr er-</text:p>
      <text:p text:style-name="P1">kennet, daß ihr für euch ein besseres und</text:p>
      <text:p text:style-name="P1">bleibendes Gut im .Htmniel habet.</text:p>
      <text:p text:style-name="P1">is.-i3,3. Maiih.5, i2.</text:p>
      <text:p text:style-name="P1">35. Darum so we-riet eure Zuversicht nicht</text:p>
      <text:p text:style-name="P1">weg, da sie eine große Belohuuxg ha;.3</text:p>
      <text:p text:style-name="P1"><text:soft-page-break/>.i2, -. .</text:p>
      <text:p text:style-name="P1"/>
      <text:p text:style-name="P1"/>
      <text:p text:style-name="P1"/>
      <text:p text:style-name="P1">« Cap. 10. it. an die</text:p>
      <text:p text:style-name="P1">36. Denn ihrLBabet Geduld vonn«othen,</text:p>
      <text:p text:style-name="P1">kamst ihr den iklen Gottes thun und so</text:p>
      <text:p text:style-name="P1">· " t.</text:p>
      <text:p text:style-name="P1">ie erheisI;ung er anF«1;;tiP.geLuc·24, «·</text:p>
      <text:p text:style-name="P1">37. ,,Denn nur noch eine ganz kleine Zeit,</text:p>
      <text:p text:style-name="P1">so» wird, der da kommen so , kommen und</text:p>
      <text:p text:style-name="P1">"äZt-«5"3’Z’e"xhiHtb«"3·t· ?»’i«"«o«)i««</text:p>
      <text:p text:style-name="P1">. er ere ca erwir au em au-</text:p>
      <text:p text:style-name="P1">benäebkn; weZt er aber zu·;)ück, so hat mei-</text:p>
      <text:p text:style-name="P1">ne ee e kein efallen ani m.« N« .s,«7.</text:p>
      <text:p text:style-name="P1">39. Wir aber gehören nicht zu den:x, wel-</text:p>
      <text:p text:style-name="P1">che zurück weichen sum Verderben, sondern</text:p>
      <text:p text:style-name="P1">zu denen, welche g auben zur Rettung der</text:p>
      <text:p text:style-name="P1">Seelen. «.Thkss.3,3s. di.-nk:.1,9.</text:p>
      <text:p text:style-name="P1">Cap. XI.</text:p>
      <text:p text:style-name="P1">I. Beschaffenhrit, -I——3, nnd il. Wirkungen des</text:p>
      <text:p text:style-name="P1">Glaubens, gezeigt an den Gläubigen des alten</text:p>
      <text:p text:style-name="P1">Bandes. 4—40.</text:p>
      <text:p text:style-name="P1">I. 1. Es ist aber der Glaube eine Zuver-</text:p>
      <text:p text:style-name="P1">sicht dessen, was man hofft, eine Ueberzeu-</text:p>
      <text:p text:style-name="P1">gnug der Dinge, die man nicht siehet.</text:p>
      <text:p text:style-name="P1">Nisus. 8, -24. 25. D. Eos. 4, «8.</text:p>
      <text:p text:style-name="P1">2. Denn in ihm haben die Alten Zeugniß</text:p>
      <text:p text:style-name="P1">empfangen.</text:p>
      <text:p text:style-name="P1">3. Durch den Glauben erkennen wir, das;</text:p>
      <text:p text:style-name="P1">die Welt durch Gottes Wort bereitet wor-</text:p>
      <text:p text:style-name="P1">den, also daß nicht aus sichtbaren Dingen</text:p>
      <text:p text:style-name="P1">die Dinge, die man sieht, entstanden sind.</text:p>
      <text:p text:style-name="P1">Rom.«,«20. Ps.33,s. J»h.«.Z.</text:p>
      <text:p text:style-name="P1">1l. 4. Durch den Glauben brachte Abel</text:p>
      <text:p text:style-name="P1">Gott ein dorzüglicheres Opfer dar als Kam,</text:p>
      <text:p text:style-name="P1">und durch ihn ward er für gerecht erklärt,</text:p>
      <text:p text:style-name="P1">da Gott über feine Gaben Zeugnis; gab;</text:p>
      <text:p text:style-name="P1">durch ihn redet er auch noch, wiewohl er</text:p>
      <text:p text:style-name="P1">gestorben ist. «.Mss.4,4:c. Manh.23,35.</text:p>
      <text:p text:style-name="P1">5. Durch den Glauben ward Enoch hin-</text:p>
      <text:p text:style-name="P1">weggenommen, ohne den Tod zu sehen; ulld</text:p>
      <text:p text:style-name="P1">er ward nicht mehr gesunden, weil ihn Gott</text:p>
      <text:p text:style-name="P1">inwegnahm ;dennvorseinerHinwegnahme</text:p>
      <text:p text:style-name="P1">at er das»Zeugnis; empfangen, das; er Gott</text:p>
      <text:p text:style-name="P1">wohl efalle.» «. M«-s.5, 24. ·</text:p>
      <text:p text:style-name="P1">6. 3hne Glauben aber ist es unmbglich,</text:p>
      <text:p text:style-name="P1">Gott wohlzugefallen; denn wer zu Gott</text:p>
      <text:p text:style-name="P1">kommen will, muß standen, das; er sei, und</text:p>
      <text:p text:style-name="P1">denen, die ihn mit ruft suchen, ein Beloh-</text:p>
      <text:p text:style-name="P1">Uc T Cl.</text:p>
      <text:p text:style-name="P1">7. sDUi-eh den Glauben erbaute Noah, als</text:p>
      <text:p text:style-name="P1"><text:soft-page-break/>er eine göttliche Offenbarung empfangen</text:p>
      <text:p text:style-name="P1">über das, was man noch nicht sah, in Furcht</text:p>
      <text:p text:style-name="P1">eine Arche zur Rettung s eines Hauses; und</text:p>
      <text:p text:style-name="P1">durch ihn verurtheilte er die Welt und ward</text:p>
      <text:p text:style-name="P1">ein Erbe der Gerechtigkeit, die dnrch den</text:p>
      <text:p text:style-name="P1">Glaube nkommt.</text:p>
      <text:p text:style-name="P1">. «. M«-i·.6,9—22. 2.Pkt. 2,5. Röm.3,2o.</text:p>
      <text:p text:style-name="P1">8. Durch den Glauben war Abraham, als</text:p>
      <text:p text:style-name="P1">er berufen ward, gehorsam, auszuziehen in</text:p>
      <text:p text:style-name="P1">i</text:p>
      <text:p text:style-name="P1">Hebräer. Cap. 11. 251</text:p>
      <text:p text:style-name="P1">das Land, das er zum Erbtheil empfangen</text:p>
      <text:p text:style-name="P1">sollte; und er zog aus, ohne zu wissen, wo-</text:p>
      <text:p text:style-name="P1">hin er komme. «. Mos.«2,«—4. in-"im».4, « te.</text:p>
      <text:p text:style-name="P1">9. Durch den Glauben hielt er sieh auf in</text:p>
      <text:p text:style-name="P1">dem Lande der Verheißung, als in einem</text:p>
      <text:p text:style-name="P1">fremden , und wohnte in Hütten mit Jsaak</text:p>
      <text:p text:style-name="P1">und Jakob, den Miterben derselben Ver-</text:p>
      <text:p text:style-name="P1">h21ßUUg. «.Mos.«2,7:c.«5,«3.</text:p>
      <text:p text:style-name="P1">10. Denn er wartete auf die Stadt, welche</text:p>
      <text:p text:style-name="P1">die Grundfesten hat, deren Erbauer und</text:p>
      <text:p text:style-name="P1">Schöpfer Gott ist. C.«2,22. «3,i-.</text:p>
      <text:p text:style-name="P1">11. Durch den Glauben empfing auch</text:p>
      <text:p text:style-name="P1">Sara selbst die Kraft, das; sie schwanger</text:p>
      <text:p text:style-name="P1">ward und über ihr Alter hinaus gebar,</text:p>
      <text:p text:style-name="P1">weil sie den für treu achtete, der es verheißeu</text:p>
      <text:p text:style-name="P1">hatte. «.M-s. «8, io:c.2«, 2.7. Reine, 2o.2«.</text:p>
      <text:p text:style-name="P1">12. Daher sind auch Von Einem und zwar</text:p>
      <text:p text:style-name="P1">Erstorbenen Kinder entsprossen gleichwie</text:p>
      <text:p text:style-name="P1">die Sterne des Himmels an Menge und</text:p>
      <text:p text:style-name="P1">wie der Sand am Gestade des Meeres, der</text:p>
      <text:p text:style-name="P1">nnzählbar ist. Roma, «9. «. M.-s. «5,.-.</text:p>
      <text:p text:style-name="P1">13· Im Glauben starben diese Alle, ohne</text:p>
      <text:p text:style-name="P1">die Verheis;ungen empfangen zu haben, son-</text:p>
      <text:p text:style-name="P1">dern sie schauten sie nur von ferne und trö-</text:p>
      <text:p text:style-name="P1">steten sieh ihrer und begrüßten sie und be-</text:p>
      <text:p text:style-name="P1">kannten, daß sie Gäste und Fremdlinge aus</text:p>
      <text:p text:style-name="P1">Erden seien. «. Mist. 47, 9. Pf. se, «3.</text:p>
      <text:p text:style-name="P1">14. Denn die solches sagen, zeigen damit</text:p>
      <text:p text:style-name="P1">an, daß sie ein Vaterland suchen.</text:p>
      <text:p text:style-name="P1">15. Und hätten sie dabei an jenes gedacht,</text:p>
      <text:p text:style-name="P1">von welchem sie ausgezogen, so hätten sie</text:p>
      <text:p text:style-name="P1">ja Zeit gehabt, dahin zuriickzukehren.</text:p>
      <text:p text:style-name="P1">16. Jetzt aber trachten sie nach einem bes-</text:p>
      <text:p text:style-name="P1">sern, das ist, nach dem himmlischen. Darum</text:p>
      <text:p text:style-name="P1">schämt sieh Gott ihrer nicht, ihr Gottgenannt</text:p>
      <text:p text:style-name="P1">«u werden; denn er hat ihnen eine Stadt</text:p>
      <text:p text:style-name="P1">bereitet. T. Mof.3,6.</text:p>
      <text:p text:style-name="P1">17. Durch den Glauben hat Abraham den</text:p>
      <text:p text:style-name="P1">Jsaak geopfert, als er dersucht ward, und</text:p>
      <text:p text:style-name="P1">brachte den Eingebornen dar, er, der die</text:p>
      <text:p text:style-name="P1">Verheis;ungen empfangen hatte-</text:p>
      <text:p text:style-name="P1"><text:soft-page-break/>«.Mos.22,4 ie.</text:p>
      <text:p text:style-name="P1">18. zu welchem gesagt worden war: »Ja</text:p>
      <text:p text:style-name="P1">Jsaak soll dein Same genannt werden«</text:p>
      <text:p text:style-name="P1">«. Mof.2i, i2. Röm.9,7.</text:p>
      <text:p text:style-name="P1">19. Denn er bedachte, daß Gott mächtig</text:p>
      <text:p text:style-name="P1">sei auch von den Todten zu erwecken; von</text:p>
      <text:p text:style-name="P1">woher er ihn auch, gleichnißweise, wieder</text:p>
      <text:p text:style-name="P1">erhielt. Röm.4,«7.</text:p>
      <text:p text:style-name="P1">20. Durch den Glauben segnete Jsa»ak den</text:p>
      <text:p text:style-name="P1">Jakob und den Esau in Bezug aus die Zu-</text:p>
      <text:p text:style-name="P1">kunft. «. Mos.27, 98:c. 39:c. — »</text:p>
      <text:p text:style-name="P1">21. Durch den Glauben segnete Jakob bei</text:p>
      <text:p text:style-name="P1">seinem Sterben einen jeden der SJöhn»e ·Jo-</text:p>
      <text:p text:style-name="P1">sephs, und betete an über der Spitze seines</text:p>
      <text:p text:style-name="P1">Stabes. «. M«-f. es, «- ro.-i7,3«.</text:p>
      <text:p text:style-name="P1"/>
      <text:p text:style-name="P1"/>
      <text:p text:style-name="P1"/>
      <text:p text:style-name="P1">252 Cap. il. Die Epistel St. Pauli Cap. il. 12.</text:p>
      <text:p text:style-name="P1">22. Durch den Glauben gedachte Joseph</text:p>
      <text:p text:style-name="P1">bei seinem Ende des Auszuges der Kinder</text:p>
      <text:p text:style-name="P1">Israel und gab Befehl wegen seiner Ge-</text:p>
      <text:p text:style-name="P1">beine. «·Mos. so ei. 2x-.</text:p>
      <text:p text:style-name="P1">23. Durch den Glauben ward Moses nach</text:p>
      <text:p text:style-name="P1">seiner Geburt drei Monate von seinen El-</text:p>
      <text:p text:style-name="P1">tern verborgen, weil sie sahen, daß das Kind</text:p>
      <text:p text:style-name="P1">schön war, und sie fürchteten das Gebot des</text:p>
      <text:p text:style-name="P1">Königs nicht. I. M·-f. I, 2.</text:p>
      <text:p text:style-name="P1">24. Durch den Glauben weigerte siih</text:p>
      <text:p text:style-name="P1">MoEs, als er erwachsen war, sein Sohn</text:p>
      <text:p text:style-name="P1">der o ter araos u ei en,</text:p>
      <text:p text:style-name="P1">ch Ph Z h2.?d2·-s.2, -ro. «.</text:p>
      <text:p text:style-name="P1">25. und wollte lieber mit dem Volke Got-</text:p>
      <text:p text:style-name="P1">tes Ungemach leiden, als für eine Zeit lang</text:p>
      <text:p text:style-name="P1">den Genuß der Sünde haben;</text:p>
      <text:p text:style-name="P1">26. indem er die Schmach Christi für « rö-</text:p>
      <text:p text:style-name="P1">ßern R(-ichthum achtete als die Schätze 3Ae-</text:p>
      <text:p text:style-name="P1">g3ptens; denn er sah auf die Belohnung.</text:p>
      <text:p text:style-name="P1">7. Durch den Glauben verließ er Acgyp-</text:p>
      <text:p text:style-name="P1">ten, ohne den Grimm des Königs zu fürch-</text:p>
      <text:p text:style-name="P1">ten; denn er hielt sest an dem Unsichtbaren,</text:p>
      <text:p text:style-name="P1">als ob er ihn sähe. 2. M»s.ii,-«. to, -Es.</text:p>
      <text:p text:style-name="P1">28. Durch den Glauben hat er das Passah</text:p>
      <text:p text:style-name="P1">veranstaltet und das Anspren en des Blu-</text:p>
      <text:p text:style-name="P1">tes, damit der Würger der Grstgebornen</text:p>
      <text:p text:style-name="P1">sie nicht berührte. T. Mos.42, 3—i4.</text:p>
      <text:p text:style-name="P1">29. Durch den Glauben gingen sie durch</text:p>
      <text:p text:style-name="P1">das rothe Meer wie durch trockenes Land;</text:p>
      <text:p text:style-name="P1">und als die Aegypter es versuchten, ertran-</text:p>
      <text:p text:style-name="P1">ken sie. 2.Mps.4i,is—3i.</text:p>
      <text:p text:style-name="P1">30. Durch den Glauben fielen die Mau-</text:p>
      <text:p text:style-name="P1">ern von Jericho, nachdem man sieben Tage</text:p>
      <text:p text:style-name="P1"><text:soft-page-break/>um sie herum gezo en. J-s. S, «—-ro.</text:p>
      <text:p text:style-name="P1">31. Durch den Glauben kam Rahab, die</text:p>
      <text:p text:style-name="P1">Hure, nicht mit den Ungehorsainen um,</text:p>
      <text:p text:style-name="P1">weil sie die Kundschaster mit Frieden aus-</text:p>
      <text:p text:style-name="P1">genommen hatte. J«-s.-2« i «. (i,i7:k.</text:p>
      <text:p text:style-name="P1">32. Und was soll ich weiter sagen? Denn</text:p>
      <text:p text:style-name="P1">die Zeit würde mir fehlen, wenn ich erzäh-</text:p>
      <text:p text:style-name="P1">len wollte von Gedeon und Bank und Sam-</text:p>
      <text:p text:style-name="P1">sou und Jephtha, von David und Samuel</text:p>
      <text:p text:style-name="P1">und den Propheten;</text:p>
      <text:p text:style-name="P1">Nicht. s,«.i, is. i3,24« «, «. Ps.78,70ic.</text:p>
      <text:p text:style-name="P1">i.Siim. 3,2o. Apg. Z, -Z-i.</text:p>
      <text:p text:style-name="P1">33. welche durch den Glauben Kiinig1«eiche</text:p>
      <text:p text:style-name="P1">bezwangen, Gerechtigkeitübten, Verheißun-</text:p>
      <text:p text:style-name="P1">gen erlangten, der Löwen Nachen verstopf-</text:p>
      <text:p text:style-name="P1">ten·, 2.Sam.8,i-it. 1.Sam.i-2,3.4. D«m·s,22.</text:p>
      <text:p text:style-name="P1">34. die Gewalt des Feuers ausl«i«)schten,</text:p>
      <text:p text:style-name="P1">der Schärfe des Schwertes entrannen, aus</text:p>
      <text:p text:style-name="P1">Schwachheit Kraft gewannen, im Streite</text:p>
      <text:p text:style-name="P1">stark wurden und der Fremden Heere schlu-</text:p>
      <text:p text:style-name="P1">gen. Dan.3,25;c. t.Kön.49,t-—3. 2.Kön.20,7.</text:p>
      <text:p text:style-name="P1">Nicht· is, Z. is. is, 28 :c. 7, is. 22.</text:p>
      <text:p text:style-name="P1">35. Weiber erhielten aus der Auferstehung</text:p>
      <text:p text:style-name="P1">ihre Todten wieder. Andere aber wurden</text:p>
      <text:p text:style-name="P1">aus· die Fo·lter gespannt »und nahmen die Be-</text:p>
      <text:p text:style-name="P1">freiung nicht an, um eine herrlichere Aus-</text:p>
      <text:p text:style-name="P1">erstehung zu erlangen.</text:p>
      <text:p text:style-name="P1">4.Kon.17,47ic. 2,Kon.4»32tt. 2.Makk.6,t8—3t.</text:p>
      <text:p text:style-name="P1">36. Andere erfuhren Spottund Geis3eluug,</text:p>
      <text:p text:style-name="P1">dazu Bande und (iJ)e«sg;isg;i;ß?Z) J» M 2</text:p>
      <text:p text:style-name="P1">37. wurden gesteinigt, ze«r ägt, versucht,</text:p>
      <text:p text:style-name="P1">erlitten den Tod durch’s <text:s/>wert, gi1;igen</text:p>
      <text:p text:style-name="P1">umher in Schaspelzeri , in Ziegenfe en,</text:p>
      <text:p text:style-name="P1">hatten Mange , Triibsal,··Ungemach;</text:p>
      <text:p text:style-name="P1">i.n-m. 2i, il. i9,»j;). ;.-Es;-»-n.i, 8. Jst. 5,i0.</text:p>
      <text:p text:style-name="P1">38. (ihker pp» vie We"Iti1ichiw2·2«:h!) irre-</text:p>
      <text:p text:style-name="P1">ten umher in Wiisten und Gebirgen und</text:p>
      <text:p text:style-name="P1">Hbhlen und Kliisten der Erde.</text:p>
      <text:p text:style-name="P1">i.K" .is,4. iiz,4.</text:p>
      <text:p text:style-name="P1">39. und diese Arie, -i»sci;s«Zi«sic dank; den</text:p>
      <text:p text:style-name="P1">Glguben Zeugnis; hatten, kamen nicht in</text:p>
      <text:p text:style-name="P1">B«-sitz der L3erhe·i»ßung, »</text:p>
      <text:p text:style-name="P1">40. weil Gott sur·uns etwas Besseres vor-</text:p>
      <text:p text:style-name="P1">gesehen hatte, damit sie nicht ohne aus vol-</text:p>
      <text:p text:style-name="P1">lendet würden. C.8, s.</text:p>
      <text:p text:style-name="P1">Cap. Xl1.</text:p>
      <text:p text:style-name="P1">I. Ermahnung zum standhasten Aufsehen aus</text:p>
      <text:p text:style-name="P1">Jesum. 4 — Z. il. Heilsamkeit göttlich» Ziich-</text:p>
      <text:p text:style-name="P1">tigungen. O-«. lli. Warnung vor Trägheit</text:p>
      <text:p text:style-name="P1">und vor Verschmähung der Gnade Gottes. tD—29.</text:p>
      <text:p text:style-name="P1">I. I. Darum also anch wir, da wir eine</text:p>
      <text:p text:style-name="P1">solche Wolke von Zzeugen um uns haben,</text:p>
      <text:p text:style-name="P1"><text:soft-page-break/>laßt uns alle Last a legen und die uns ganz</text:p>
      <text:p text:style-name="P1">umringende Sünde und laufen mit Geduld</text:p>
      <text:p text:style-name="P1">in dem Kampfe, der uns vorgelegt ist,</text:p>
      <text:p text:style-name="P1">i.Csk.9,24—«z7 Ei-i,.4,-z-2. H2t.io,36.</text:p>
      <text:p text:style-name="P1">2. indem wir aussehen auf den Anführer</text:p>
      <text:p text:style-name="P1">und Vollendet- des GlaiibeiisIesum,welcher</text:p>
      <text:p text:style-name="P1">für die Freude, die ihm vorgelegt war, das</text:p>
      <text:p text:style-name="P1">Kreuz erduldete, die Schande verachtete und</text:p>
      <text:p text:style-name="P1">sich zu der Rechten des Thrones Gottes ge-</text:p>
      <text:p text:style-name="P1">setzt hat. C·2,4o—i3. Vi)ii.2,s. OH.3,»2i.</text:p>
      <text:p text:style-name="P1"><text:s/>Denn beachtet den , der ein solches</text:p>
      <text:p text:style-name="P1">Widerstreben von den Sündern gegen sich</text:p>
      <text:p text:style-name="P1">erduldet hat, damit ihr nicht ermattet und</text:p>
      <text:p text:style-name="P1">den Muth fallen lasset in euern Seelen.</text:p>
      <text:p text:style-name="P1">J»h, is, 2o.</text:p>
      <text:p text:style-name="P1">II. 4. Ihr habet noch nicht bis ·au»Ls»BlUt</text:p>
      <text:p text:style-name="P1">widerstanden im Kampfe wider DIE Sünde;</text:p>
      <text:p text:style-name="P1">t.Cor. t0.t3.</text:p>
      <text:p text:style-name="P1">5. und habet des Trostes» vergessen, der</text:p>
      <text:p text:style-name="P1">zu euch spricht, als zu Söhnen: ,,M·ein</text:p>
      <text:p text:style-name="P1">Sohn! achte die Züc;Hig1i1ig.des Herrn nicht</text:p>
      <text:p text:style-name="P1">gering nnd laß den Pl) nicht fallen, wenn</text:p>
      <text:p text:style-name="P1">du von ihm gestMst WITst;</text:p>
      <text:p text:style-name="P1">Spr. Z, «. 42. Hiob Z, «t7.</text:p>
      <text:p text:style-name="P1">6. denn wender Herr lieb hat, den züchtigt</text:p>
      <text:p text:style-name="P1">er, nnd er geiszelt jeden Sohn, an dem er</text:p>
      <text:p text:style-name="P1">Wohlgefallen hat« OF· Z, is.</text:p>
      <text:p text:style-name="P1"/>
      <text:p text:style-name="P1"/>
      <text:p text:style-name="P1"/>
      <text:p text:style-name="P1">Cap. 12. ans- die Hebräer. Cap. 12. 13. 253</text:p>
      <text:p text:style-name="P1">7, Wenn ihr Züchtigung erduldet, so be-</text:p>
      <text:p text:style-name="P1">wecstsich Gott gegen euch als ge en Söhne;</text:p>
      <text:p text:style-name="P1">denn wo ist ein Sohn, den der?Bater nicht</text:p>
      <text:p text:style-name="P1">züchti et?</text:p>
      <text:p text:style-name="P1">8. Bleibet ihr aber ohne Züchtigun ,</text:p>
      <text:p text:style-name="P1">welcher Alle theilhaft geworden, so seid ihgr</text:p>
      <text:p text:style-name="P1">ja unächte Kinder und nicht Söhne.</text:p>
      <text:p text:style-name="P1">9. Und nun hatten wir schon die Väter</text:p>
      <text:p text:style-name="P1">unsers Fleisches zu Züchti ern und scheuten</text:p>
      <text:p text:style-name="P1">sie, sollten wir denn nicht noch vielmehr</text:p>
      <text:p text:style-name="P1">dem Vater der·Geister uns unterwerfen</text:p>
      <text:p text:style-name="P1">und leben? Sp:. io, i7.</text:p>
      <text:p text:style-name="P1">10. Denn ·ene züchtigten uns für wenige</text:p>
      <text:p text:style-name="P1">Tage, nach ihrem Gutdünken; er aber zum</text:p>
      <text:p text:style-name="P1">Besten, damit wir seiner Heiligkeit theilhast</text:p>
      <text:p text:style-name="P1">werden. i.Coc. «, se.</text:p>
      <text:p text:style-name="P1">11. Alle Züchtigung aber, wenn sie vor-</text:p>
      <text:p text:style-name="P1">handen ist, dünkt uns nicht zur Freude zu</text:p>
      <text:p text:style-name="P1">gehören, sondern zur Traurigkeit; hernach</text:p>
      <text:p text:style-name="P1">aber drin tsie denen, die durch sie geübt</text:p>
      <text:p text:style-name="P1">sind, eine?riedsame Frucht der Gerechtigkeit.</text:p>
      <text:p text:style-name="P1"><text:soft-page-break/>Joh.46,20:c. Jes.26,46:c. Jak.4,42.3,«t8.</text:p>
      <text:p text:style-name="P1">IlI. 12. Darum richtet die erfchlasften</text:p>
      <text:p text:style-name="P1">Hände und die ermüdeten Kniee wieder</text:p>
      <text:p text:style-name="P1">auf; J2s. Eis, Z.</text:p>
      <text:p text:style-name="P1">13. und thut gerade Tritte mit euern</text:p>
      <text:p text:style-name="P1">Füßen, daß nicht das Lahme ausgerenkt,</text:p>
      <text:p text:style-name="P1">sondern vielmehr geheilt werde.</text:p>
      <text:p text:style-name="P1">14. Jaget nach dem Frieden mit Jeder-</text:p>
      <text:p text:style-name="P1">mann und nach der Heiligung, ohne welche</text:p>
      <text:p text:style-name="P1">Niemand den Herrn sehen wird.</text:p>
      <text:p text:style-name="P1">Ps.34,i5. R-3m.i2,-is. Matth.5,9. S.</text:p>
      <text:p text:style-name="P1">15. Und sehet zu, das; nicht Jemand die</text:p>
      <text:p text:style-name="P1">Gnade Gottes versäume, daß nicht eine</text:p>
      <text:p text:style-name="P1">giftige Wurzel aufwachse und Verwirrung</text:p>
      <text:p text:style-name="P1">errege , und durch diese Viele befleckt</text:p>
      <text:p text:style-name="P1">werden; 2.Cpk. 6, i. J. Mos. es, is.</text:p>
      <text:p text:style-name="P1">16. das; nicht Jemand ein Unzüchtiger sei</text:p>
      <text:p text:style-name="P1">oder ein Ruchloser, wie Esau , welcher für</text:p>
      <text:p text:style-name="P1">eine einzige Speise seine Erstgeburt ver-</text:p>
      <text:p text:style-name="P1">kaufte. C.-i3,4. 4.Mos.25,eg2c.</text:p>
      <text:p text:style-name="P1">17. Denn ihr wisset, daß er auch nachher,</text:p>
      <text:p text:style-name="P1">da er den Segen erben wollte, verworfen</text:p>
      <text:p text:style-name="P1">ward; denn er fand keine Stätte für die</text:p>
      <text:p text:style-name="P1">Reue, obschon er sie mit Thränen suchte.</text:p>
      <text:p text:style-name="P1">i. M«-s. 27, 30—38.</text:p>
      <text:p text:style-name="P1">18. Denn ihr seid nicht zu dem Berge</text:p>
      <text:p text:style-name="P1">gekommen, den man berühren konnte und</text:p>
      <text:p text:style-name="P1">der in Feuer brannte, und zum Dunkel und</text:p>
      <text:p text:style-name="P1">Finsternis; und Ungewitter,</text:p>
      <text:p text:style-name="P1">2 Mos.-i9,472c. 5.Mos.4,«.H.</text:p>
      <text:p text:style-name="P1">19. und dem Schall der Posaune und</text:p>
      <text:p text:style-name="P1">dem Ton der Worte, deren Hörer baten,</text:p>
      <text:p text:style-name="P1">daß nicht weiter zu ihnen geredet würde;</text:p>
      <text:p text:style-name="P1">S. Mos. 20, is ic.</text:p>
      <text:p text:style-name="P1">20. denn sie konnten nicht ertragen, was</text:p>
      <text:p text:style-name="P1">geboten ward: ,,Auch wenn ein Thier den</text:p>
      <text:p text:style-name="P1">Berg berührt, so soll es gesteiniget oder mit</text:p>
      <text:p text:style-name="P1">Ges )oß erle twerden;« 2.Mos.i9, 42.4.-.</text:p>
      <text:p text:style-name="P1">21. und so sIchrecklich war die Erscheinun ,</text:p>
      <text:p text:style-name="P1">das; Moses sprach: ,,Jch bin voll Furcgt</text:p>
      <text:p text:style-name="P1">und Zittern!« ·</text:p>
      <text:p text:style-name="P1">22. Sondern ihr seid ekommen zu dem</text:p>
      <text:p text:style-name="P1">Berg; Zion und zu der Stadt des lebendi-</text:p>
      <text:p text:style-name="P1">gen ottes, zu dem himmlischen Jerusalem</text:p>
      <text:p text:style-name="P1">und zu viel tausend Engeln; »</text:p>
      <text:p text:style-name="P1">Off.-i4,i.:i,i2. Jes.24,2s. GaI.4,26.</text:p>
      <text:p text:style-name="P1">Dan. 7, 40. Jud. 14.</text:p>
      <text:p text:style-name="P1">23. zu der Versammlung und Gemeinde</text:p>
      <text:p text:style-name="P1">der Ersigebornen, die in den Himmeln auf-</text:p>
      <text:p text:style-name="P1">gkschrieben sind, und zu Gott, dem Richter</text:p>
      <text:p text:style-name="P1">ller, und zu den Geistern der vollendeten</text:p>
      <text:p text:style-name="P1">Gerechten; J.2k.«i,i«8. Off.i«i,4. L:-c.io,2o.</text:p>
      <text:p text:style-name="P1"><text:soft-page-break/>24-. und zu dem Mittler des neuen Bun-</text:p>
      <text:p text:style-name="P1">des, Je-su, und zu dem Blute der Be-</text:p>
      <text:p text:style-name="P1">sprengung, das Besseres redet als Abels</text:p>
      <text:p text:style-name="P1">Blut. C. 9, is. «. -net. i,,2. »</text:p>
      <text:p text:style-name="P1">25. Seher zu, daß ihr den nicht abweiset,</text:p>
      <text:p text:style-name="P1">der da redet. Denn wenn jene nicht ent-</text:p>
      <text:p text:style-name="P1">kamen, die ihn abgewiesen haben, da er auf</text:p>
      <text:p text:style-name="P1">Erden sich vernehmen ließ, wie viel weniger</text:p>
      <text:p text:style-name="P1">wir, wenn wir uns von ihm abwenden, da</text:p>
      <text:p text:style-name="P1">er es thut vom Himmel! C.2,i—3.1c),29.</text:p>
      <text:p text:style-name="P1">26. Seine Stimme bewegte damals die</text:p>
      <text:p text:style-name="P1">Erde; jetzt aber hat er verheis3en, sprechend:</text:p>
      <text:p text:style-name="P1">»Noch Einmal erschüttere ich nicht nur die</text:p>
      <text:p text:style-name="P1">Erde, sondern auch den Hininlel.«</text:p>
      <text:p text:style-name="P1">Ps.68,9. Hagg.·2,6.21. Mqtth.24,29.</text:p>
      <text:p text:style-name="P1">27· Dieses ,,noch Einmal« aber deutetanf</text:p>
      <text:p text:style-name="P1">die Aenderung der bewegten Dinge als</text:p>
      <text:p text:style-name="P1">solcher, die geschafsen sind, damit die unbe-</text:p>
      <text:p text:style-name="P1">wegten blei sen. Oss.2o,-ii.2i,-i. 2.Cok.5,i.</text:p>
      <text:p text:style-name="P1">28. Darum, weil wir ein unbewegliches</text:p>
      <text:p text:style-name="P1">Reich empfangen haben, so laßt uns Dank</text:p>
      <text:p text:style-name="P1">beweisen , durch welchen wir Gott wohlge-</text:p>
      <text:p text:style-name="P1">fällig)dienen mit Scheu nnd Furcht.</text:p>
      <text:p text:style-name="P1">«.-2,«i4. 7,i4.-18. C«-I.i,i2. Ps.2.«.i2.</text:p>
      <text:p text:style-name="P1">29. Denn auch, unser Gott ist ein ver-</text:p>
      <text:p text:style-name="P1">zehrendes Feuer. 5. M-)s. i, et.</text:p>
      <text:p text:style-name="P1">Cap. XlIl.</text:p>
      <text:p text:style-name="P1">I. Ermahnung zu verschiedenen Tugenden, i—6;</text:p>
      <text:p text:style-name="P1">l1. zur Fcstigkeit und zur Folgsamkcit gegen die</text:p>
      <text:p text:style-name="P1">Lehrer. 7—t9. ll1. Segen«-ünsche und Schluß.</text:p>
      <text:p text:style-name="P1">20—25.</text:p>
      <text:p text:style-name="P1">I. 1. Die brüderliche Liebe bleibe.</text:p>
      <text:p text:style-name="P1">« » · ·Rön·1. i2,4o.</text:p>
      <text:p text:style-name="P1">2. Der Gastsreiheitvergessetn1cht; denn</text:p>
      <text:p text:style-name="P1">durch sie haben Etliche ohne ihr Wissen</text:p>
      <text:p text:style-name="P1">Engel beherberget. »</text:p>
      <text:p text:style-name="P1">Röm.l2,43. t.Mos.48,2:c.t9,4:c.</text:p>
      <text:p text:style-name="P1">B. Seid eingedenk der Gel)»undencn als</text:p>
      <text:p text:style-name="P1">Mitgebundene und derer, die Ungemach</text:p>
      <text:p text:style-name="P1"/>
      <text:p text:style-name="P1"/>
      <text:p text:style-name="P1"/>
      <text:p text:style-name="P1">254 Cap. is. Die Epistel</text:p>
      <text:p text:style-name="P1">leiden, als solche, die auch selbst noch im</text:p>
      <text:p text:style-name="P1">Leibe sind. C. «o,34. Matxh.25,se. 4.C-». 42,26.</text:p>
      <text:p text:style-name="P1">Rom.42,45.</text:p>
      <text:p text:style-name="P1">4. Die Ehe sei in Ehren bei Allen und</text:p>
      <text:p text:style-name="P1">das Ehebett unbefleckt; Hurer aber und</text:p>
      <text:p text:style-name="P1">Ehebrecher wird Gott richten.</text:p>
      <text:p text:style-name="P1">Eph.5, 5. «.Thess. it, Z.-s.</text:p>
      <text:p text:style-name="P1">5. Der Wandel sei ohne Geiz, nnd lass?</text:p>
      <text:p text:style-name="P1">euch genügen an dem, was da ist; denn r</text:p>
      <text:p text:style-name="P1"><text:soft-page-break/>hat gesprochen: »Jch will dich nicht lassen</text:p>
      <text:p text:style-name="P1">und dich gar nicht verlassen«</text:p>
      <text:p text:style-name="P1">-i.Tim.6,6—1o. Jos.«,5. I. Mos.3s,8.</text:p>
      <text:p text:style-name="P1">S. So daß wir getrost sagen mögen:</text:p>
      <text:p text:style-name="P1">»Der Herr ist mein Helfer und ich will</text:p>
      <text:p text:style-name="P1">mich nicht fürchten, was sollte mir ein</text:p>
      <text:p text:style-name="P1">Mensch thun?« Pf. -1·i8, e.</text:p>
      <text:p text:style-name="P1">il. 7. Seid eingedenk eurer Führer, die</text:p>
      <text:p text:style-name="P1">euch das Wort Gottes gepredi t haben, be-</text:p>
      <text:p text:style-name="P1">schauet den Ausgang ihres Handels und</text:p>
      <text:p text:style-name="P1">ahmet ihren Glauben nach.</text:p>
      <text:p text:style-name="P1">C.s,42.-4.Thcss.2,43. Phi!.:3,«7.</text:p>
      <text:p text:style-name="P1">8. Jesus Christus ist estern und heute</text:p>
      <text:p text:style-name="P1">eben derselbe und in EwigHeit. Off. l ,8. 47. is.</text:p>
      <text:p text:style-name="P1">9. Laßt euch nicht von mancherlei und</text:p>
      <text:p text:style-name="P1">fremden Lehren hinreißen; denn es ist gut,</text:p>
      <text:p text:style-name="P1">daß das Herz durch Gnade befestigt werde,</text:p>
      <text:p text:style-name="P1">nicht durch Speisen, von welchen die keinen</text:p>
      <text:p text:style-name="P1">Nutz-en empfingen, die darnach wandelten.</text:p>
      <text:p text:style-name="P1">Eph.4,44. Col.2,20:c. Röm.44,47.</text:p>
      <text:p text:style-name="P1">10. Wir haben einen Altar, von dem die</text:p>
      <text:p text:style-name="P1">nicht das Recht haben zu essen, welche der</text:p>
      <text:p text:style-name="P1">Hütte dienen.</text:p>
      <text:p text:style-name="P1">11. Denn von den Thieren, deren Blut</text:p>
      <text:p text:style-name="P1">für die Sünde in das Heiligthuln durch</text:p>
      <text:p text:style-name="P1">den .Hohenpriester hineingetragen wird,</text:p>
      <text:p text:style-name="P1">werden die. Leiber außerhalb des Lagers</text:p>
      <text:p text:style-name="P1">verbrannt. Z. M«-s. is. 27.</text:p>
      <text:p text:style-name="P1">12. Daher hat auch Jesus, um durch sein</text:p>
      <text:p text:style-name="P1">Blut das Volk zu heiligen, außerhalb des</text:p>
      <text:p text:style-name="P1">Thores gelitten.</text:p>
      <text:p text:style-name="P1">C.c0,10. March.-zi,39. Joh.49,-c7.</text:p>
      <text:p text:style-name="P1">13. So laßt ulls nun zu ihm vor das</text:p>
      <text:p text:style-name="P1">Lager hinausgehen und seine Schmach</text:p>
      <text:p text:style-name="P1">tragen. 4.Pct.4,14.</text:p>
      <text:p text:style-name="P1">St. Jacobi. Cap. t3.</text:p>
      <text:p text:style-name="P1">14. Denn wir haben hier keine bleibende</text:p>
      <text:p text:style-name="P1">. Stadt, sondern wir suchen die zukünftige.</text:p>
      <text:p text:style-name="P1">C. «, so. 43—46. Phi1. Z, 2o.</text:p>
      <text:p text:style-name="P1">15. Darum laßt uns durch ihn allezeit das</text:p>
      <text:p text:style-name="P1">Opfer des Lobes Gott darbringen, das ist,</text:p>
      <text:p text:style-name="P1">die Frucht der Lippen, die seinen Namen</text:p>
      <text:p text:style-name="P1">bekennen. Pf. so, it· Eph. s, 20.</text:p>
      <text:p text:style-name="P1">16. Der Wohlthätigkeit aber und der</text:p>
      <text:p text:style-name="P1">Gemeinschaft oergesset nicht, denn an</text:p>
      <text:p text:style-name="P1">solchen Opfern hat Gott ein Wohlge-</text:p>
      <text:p text:style-name="P1">fallen. 2.(-Tor. 9, 42. is.</text:p>
      <text:p text:style-name="P1">17. Gehor et euern Führern und folget</text:p>
      <text:p text:style-name="P1">ihnen, denn ie wachen über eure Seelen,</text:p>
      <text:p text:style-name="P1">als solche, die Rechenschaft geben sollen,</text:p>
      <text:p text:style-name="P1">damit sie dieses mit Freuden thun nnd</text:p>
      <text:p text:style-name="P1">nicht mit Seufzen; denn das wäre euch</text:p>
      <text:p text:style-name="P1"><text:soft-page-break/>kein Gewinn. i.Thess.5,s2«. Ez.33,7:c.</text:p>
      <text:p text:style-name="P1">18. Betet für uns! Denn wir sind der</text:p>
      <text:p text:style-name="P1">Zuversicht, daß wir ein gutes Gewissen</text:p>
      <text:p text:style-name="P1">haben, indem wir in allen Stücken ehrbar</text:p>
      <text:p text:style-name="P1">wandeln wollen. 2.C»-k.«, «.«2.</text:p>
      <text:p text:style-name="P1">19. Jch bitte euch aber um so eisriger</text:p>
      <text:p text:style-name="P1">dieses zu thun, damit ich euch desto bälder</text:p>
      <text:p text:style-name="P1">wieder gegeben werde.</text:p>
      <text:p text:style-name="P1">III. 20. Aber der Gott des Friedens, der</text:p>
      <text:p text:style-name="P1">den großen Hirten der Schafe von den</text:p>
      <text:p text:style-name="P1">Todten wiedergebracht hat durch das Blut</text:p>
      <text:p text:style-name="P1">des ewigen Bandes, unsern Herrn Jesum,</text:p>
      <text:p text:style-name="P1">Rön1. -IS, 20. Cz. 3i, Is-</text:p>
      <text:p text:style-name="P1">21. er mache euch fertig in allen( guten</text:p>
      <text:p text:style-name="P1">Werke, um seinen Willen zu thun, und</text:p>
      <text:p text:style-name="P1">schaffe in euch, was dorthin wohlgesällcg</text:p>
      <text:p text:style-name="P1">ist durch Jesum Christum, welchem sei</text:p>
      <text:p text:style-name="P1">Ehre von Ewigkeit zu Ewigkeit! Amen.</text:p>
      <text:p text:style-name="P1">Phii.2,43. i.Thcss. ,23« Gq1.4,5.</text:p>
      <text:p text:style-name="P1">22. Ich ermahne euch aber , ihr Brüder!</text:p>
      <text:p text:style-name="P1">nehmet an das Wort der Ermahnung;</text:p>
      <text:p text:style-name="P1">denn ich habe euch in Kürze ge-schrieben.</text:p>
      <text:p text:style-name="P1">23. Wisset, daß der Bruder Timotheus</text:p>
      <text:p text:style-name="P1">ledig gelassen ist; mit ihm, wenn er bald</text:p>
      <text:p text:style-name="P1">kommt, werde ich euch sehen. 4. Thcss.3, S.</text:p>
      <text:p text:style-name="P1">24. Grüßet alle eure Führer und alle</text:p>
      <text:p text:style-name="P1">Heiligen. Es grüßen euch die aus JtailSU.</text:p>
      <text:p text:style-name="P1">25. Die Gnade sei mit euch Allen! Amen.</text:p>
      <text:p text:style-name="P1">Off. 22, 2-i.</text:p>
      <text:p text:style-name="P1">Die C«pistel St.Jacobi.</text:p>
      <text:p text:style-name="P1">Cap. I.</text:p>
      <text:p text:style-name="P1">Stämmen, die in der Zerstreuung sind,</text:p>
      <text:p text:style-name="P1">1. Gruß. «. 11. Ekmummn1gzukSt»mdhqftig- s Freude. Iud.4. «.j-pct.4,s1. ,</text:p>
      <text:p text:style-name="P1">k-it im Leiden. 2—-is. in. ukspk«»g de: V»:- s II. 2. Achtet»es sur lauter Freude, meine</text:p>
      <text:p text:style-name="P1">suchu-1gcn. 43—21. vI. Die cich:e F«-mmigkcit. . Brüder, wennihr in mancherlei Versuchun-</text:p>
      <text:p text:style-name="P1">22— 27.</text:p>
      <text:p text:style-name="P1">( gen sall-:t; 4.Pst.4»i3. M«kkh.5,-is.-te.</text:p>
      <text:p text:style-name="P1">I. 1. Jaeobus, Knecht Gottes nnd des I Z. 1cndel«ken1let, daß«dieBewäl)1«nng eners</text:p>
      <text:p text:style-name="P1">Herrn Jcsu Christi, wiinscht den zwölf . G-taubel1s (Ycrnldto1rk«t 91»im.«s;, 3.4.</text:p>
      <text:p text:style-name="P1"/>
      <text:p text:style-name="P1"/>
      <text:p text:style-name="P1"/>
      <text:p text:style-name="P1">Cap. 1. Die Epistel St. Jacobi. Cap. 1. 2. 255</text:p>
      <text:p text:style-name="P1">4. die Geduld aber habe ein vollkomme-</text:p>
      <text:p text:style-name="P1">nes Werk, damit vollkommen und ganz</text:p>
      <text:p text:style-name="P1">seid und in nichts angel habet. Hei-.«o,3s.</text:p>
      <text:p text:style-name="P1">5. So aber Jemand unter euch an Weis-</text:p>
      <text:p text:style-name="P1"><text:soft-page-break/>heit Mangel hat, der bitte sie von Gott,</text:p>
      <text:p text:style-name="P1">der allen gerne gibt und Niemand schilt,</text:p>
      <text:p text:style-name="P1">Und sie wird ihm gegeben werden.</text:p>
      <text:p text:style-name="P1">C.3,s17. Matth.7,7.</text:p>
      <text:p text:style-name="P1">6. Er bitte aber im Glauben und zweifle</text:p>
      <text:p text:style-name="P1">nicht; denn der Zweifler gleicht der Welle</text:p>
      <text:p text:style-name="P1">des Meeres, die vom Winde bewegt und</text:p>
      <text:p text:style-name="P1">getrieben wird. C»-H, «.-.46. Makc.«,24.</text:p>
      <text:p text:style-name="P1">7. Denn ein solcher Mel1sch denke 11icht,</text:p>
      <text:p text:style-name="P1">daß er etwas von dem Herrn empfangen</text:p>
      <text:p text:style-name="P1">werde.</text:p>
      <text:p text:style-name="P1">8. Ein wankelmüthiger Mann ist unbe-</text:p>
      <text:p text:style-name="P1">ständig in allen seinen Wegen.</text:p>
      <text:p text:style-name="P1">9. Es rühme sich aber der Bruder, der</text:p>
      <text:p text:style-name="P1">niedrig ist, seiner Hoheit; Lac.4,47. sit.</text:p>
      <text:p text:style-name="P1">10. der Reiche aber seiner Niedrigkeit;</text:p>
      <text:p text:style-name="P1">denn wie die Blume des Grases wird er</text:p>
      <text:p text:style-name="P1">vergehen. 2. Co:. 42,9. «.-Bei. «, 24.</text:p>
      <text:p text:style-name="P1">11. Denn die Sonne ging auf mit der</text:p>
      <text:p text:style-name="P1">Zitze und das Gras verdor1"ete· und seine</text:p>
      <text:p text:style-name="P1">lume fiel ab und die Schönheit ihres</text:p>
      <text:p text:style-name="P1">Ansehens war dahin; also wird auch der</text:p>
      <text:p text:style-name="P1">Reiche in seinen Wegen verweilen.</text:p>
      <text:p text:style-name="P1">Ps.90,5. H.</text:p>
      <text:p text:style-name="P1">12. Selig ist der Mann, der die Versu-</text:p>
      <text:p text:style-name="P1">chung erduldet; denn, nachdem er bewährt</text:p>
      <text:p text:style-name="P1">worden, wird er die Krone des Lebens em-</text:p>
      <text:p text:style-name="P1">pfangen, welche der Herr denen verheis3en</text:p>
      <text:p text:style-name="P1">hat, die ihn lieben.</text:p>
      <text:p text:style-name="P1">C-«5,-H. Hi-vb5,47;c. 2.Tim.4,8. Off.2,s10.</text:p>
      <text:p text:style-name="P1">Ill. 13. Niemand, wenn er versucht wird,</text:p>
      <text:p text:style-name="P1">sage: Jch werde von Gott versucht. Denn</text:p>
      <text:p text:style-name="P1">Gott kann nicht vom Bösen versucht werden,</text:p>
      <text:p text:style-name="P1">und auch er versucht Niemand.</text:p>
      <text:p text:style-name="P1">14. Jeder aber wird versucht, wenn er</text:p>
      <text:p text:style-name="P1">Von seiner eigenen Lust gezogen und gelockt</text:p>
      <text:p text:style-name="P1">wird.</text:p>
      <text:p text:style-name="P1">15. .?ernach, ·wenn die Lust empfangen</text:p>
      <text:p text:style-name="P1">hat, ge iert sie die Sünde; die Sünde aber,</text:p>
      <text:p text:style-name="P1">wenn sie vollendet ist, gebiert den Tod.</text:p>
      <text:p text:style-name="P1">«. Mos.3, S« Rom. 6,23.</text:p>
      <text:p text:style-name="P1">16. Jrret nicht, meine geliebten Brüder!</text:p>
      <text:p text:style-name="P1">17. Alle gute Gabe nnd alles vollkommene</text:p>
      <text:p text:style-name="P1">Geschenk kommt von oben herab von dem</text:p>
      <text:p text:style-name="P1">Vater der Lichter, bei welchem keine Verän-</text:p>
      <text:p text:style-name="P1">derung ist, noch ein Schatten des Wechsels.</text:p>
      <text:p text:style-name="P1">Sah. Z, 27. Pf. 439, H. Rom, -I I, 29.</text:p>
      <text:p text:style-name="P1">18. Nach seinem Willen hat er uns durch</text:p>
      <text:p text:style-name="P1">das Wort der Wahrheit geboren, damit wir</text:p>
      <text:p text:style-name="P1">gleichsam die Erstlingc seiner Geschöpfe wä-</text:p>
      <text:p text:style-name="P1">ren. i. Pel.-l,23.</text:p>
      <text:p text:style-name="P1">jeder Mensch schnell zum Hören, langsam</text:p>
      <text:p text:style-name="P1"><text:soft-page-break/>zum Reden, langsam zum Zorne.</text:p>
      <text:p text:style-name="P1">Pred.t5, «. Spt. 47, 27.</text:p>
      <text:p text:style-name="P1">20. Denn der Zorn des Mannes wirkt</text:p>
      <text:p text:style-name="P1">nicht Gerechtigkeit vor Gott. —</text:p>
      <text:p text:style-name="P1">Spk. 29, 22. Eph.4,2o.</text:p>
      <text:p text:style-name="P1">21. Darum leget ab alle Unsauberkeit und</text:p>
      <text:p text:style-name="P1">allen Auswuchs der Bosheit und nehmet</text:p>
      <text:p text:style-name="P1">mit Sanftmuth auf das ein epflanzte Wort,</text:p>
      <text:p text:style-name="P1">welches eure Seelen kann selig machen.</text:p>
      <text:p text:style-name="P1">Col. 3, 8. 1. Cor. 45, 4.2.</text:p>
      <text:p text:style-name="P1">IV. 22. Seid aber Thäter des Wortes,</text:p>
      <text:p text:style-name="P1">und nicht allein Hörer, indem ihr euch selbst</text:p>
      <text:p text:style-name="P1">betrüget. C.2,44. M«tth.7,2-i. Las. «, 28.</text:p>
      <text:p text:style-name="P1">23. Denn so Jemand ein Hörer des Wor-</text:p>
      <text:p text:style-name="P1">tes ist und nicht ein Thäter, der ist gleich</text:p>
      <text:p text:style-name="P1">einem Manne, welcher sein angebornes An-</text:p>
      <text:p text:style-name="P1">gesicht»im Spiegel betrachtet;</text:p>
      <text:p text:style-name="P1">24. nachdem er nämlich sich selbst betrach-</text:p>
      <text:p text:style-name="P1">tet, ging er davon und vergaß alsobald, wie</text:p>
      <text:p text:style-name="P1">er beschaffen war.</text:p>
      <text:p text:style-name="P1">25. Wer aber in das vollkommene Gesetz</text:p>
      <text:p text:style-name="P1">der Freiheit hineingeblickt und dabei be-</text:p>
      <text:p text:style-name="P1">harret hat, ein solcher, der nicht ein veBeß-</text:p>
      <text:p text:style-name="P1">licher Hörer, sondern ein Thäter des er-</text:p>
      <text:p text:style-name="P1">kes ist, ein solcher wird selig in seinem Thun</text:p>
      <text:p text:style-name="P1">sein. C.2, 4»2. Rom. 8,2. J«-h. is, n.</text:p>
      <text:p text:style-name="P1">26. Wenn Jemand unter euch sich einbil-</text:p>
      <text:p text:style-name="P1">det, diene Gott, aber seine Zunge nicht</text:p>
      <text:p text:style-name="P1">im sum hält, sondern ein Herz beträgt,</text:p>
      <text:p text:style-name="P1">dessen Gottesdienst ist eitel.</text:p>
      <text:p text:style-name="P1">C. Z, T re. 4. Pet. Z, M.</text:p>
      <text:p text:style-name="P1">27. Ein reiner und makelloser Dienst vor</text:p>
      <text:p text:style-name="P1">Gott dem Vater It dieser, Waisen und Witt-</text:p>
      <text:p text:style-name="P1">wen inihrerTrü sal esuchen und sich selbst</text:p>
      <text:p text:style-name="P1">von der Welt unbefleckt erhalten.</text:p>
      <text:p text:style-name="P1">Jes. «, 47. March. 25, se.</text:p>
      <text:p text:style-name="P1">Cap. II.</text:p>
      <text:p text:style-name="P1">is Warnung vor parteijschcm Ansehen dcrPerson;</text:p>
      <text:p text:style-name="P1">4—43, und ll vor einem Glauben ohne Werke.</text:p>
      <text:p text:style-name="P1">44 -es.</text:p>
      <text:p text:style-name="P1">I. I. Meine Brüder! habet nicht mit An-</text:p>
      <text:p text:style-name="P1">sehen der Person den Glauben an die Herr-</text:p>
      <text:p text:style-name="P1">lichkeit unsers Herrn Jesu Christi.</text:p>
      <text:p text:style-name="P1">2. Denn wenn in eure Versammlung ein</text:p>
      <text:p text:style-name="P1">Mann käme mit goldenen Ringen, in einem</text:p>
      <text:p text:style-name="P1">herrlichen Kleide, es käme aber auch ein</text:p>
      <text:p text:style-name="P1">Armer in einem unsaubern Kleide hinein;</text:p>
      <text:p text:style-name="P1">Z. und ihr sähet auf den, der das zerr-</text:p>
      <text:p text:style-name="P1">licheKleidträgt, und sprächet zu ihm: " et;-e</text:p>
      <text:p text:style-name="P1">du dich hieher aufs beste! und zu dem Ar-</text:p>
      <text:p text:style-name="P1">men sprächet ihr: Stehe du dort, oder setze</text:p>
      <text:p text:style-name="P1">dich hier unter meinen Fus3schemel! ·</text:p>
      <text:p text:style-name="P1"><text:soft-page-break/>4. n1achtet ihr dann nicht unter euch einen</text:p>
      <text:p text:style-name="P1">Unterschied und wäret Richter mit übeln</text:p>
      <text:p text:style-name="P1">19. Darum, meine g-sli:-btcn Brüder, sei -</text:p>
      <text:p text:style-name="P1">Grdank:n?</text:p>
      <text:p text:style-name="P1"/>
      <text:p text:style-name="P1"/>
      <text:p text:style-name="P1"/>
      <text:p text:style-name="P1">256 Cap. 2. Die Epistel St. Jacobi. Cap. 2. Z.</text:p>
      <text:p text:style-name="P1">5. Hörer, meine geliebten Brüder! t</text:p>
      <text:p text:style-name="P1">nicht Gott die Armen dieser Welt erwä It,</text:p>
      <text:p text:style-name="P1">daß sie am Glauben reich seien und Erben</text:p>
      <text:p text:style-name="P1">des Reiches, welches er denen, die ihn lieben,</text:p>
      <text:p text:style-name="P1">verheißen hat? Ihr aber habt den Armen</text:p>
      <text:p text:style-name="P1">verachtet. «. C-«. i,2s.</text:p>
      <text:p text:style-name="P1">S. eben nicht die Reichen Gewalt über</text:p>
      <text:p text:style-name="P1">eng) ·z1us und ziehen nicht sie euch vor Ge-</text:p>
      <text:p text:style-name="P1">ri t</text:p>
      <text:p text:style-name="P1">7. Lasters: nicht sie den schönen Namen,</text:p>
      <text:p text:style-name="P1">nach welcheln ihr genannt seid? i.Pet.4,i4.</text:p>
      <text:p text:style-name="P1">8. Wenn ihr jedoch das königliche Gesetz</text:p>
      <text:p text:style-name="P1">erfiillet,nach der Schrift: »Du sollst deinen</text:p>
      <text:p text:style-name="P1">Nächsten lieben wie dich selbst!« so thut ihr</text:p>
      <text:p text:style-name="P1">recht. 3.M-s.49,i8. Gsn.5,44. Mani;.2-2,3i;2c.</text:p>
      <text:p text:style-name="P1">9. Wenn ihr aber die Person ansehet, so</text:p>
      <text:p text:style-name="P1">übet ihr Sünde und werdet von deniGc-</text:p>
      <text:p text:style-name="P1">setze gestraft als Uebertreter. Z. M«-s.19,-i5.</text:p>
      <text:p text:style-name="P1">10. Denn wer das ganze Gesetz hielte,</text:p>
      <text:p text:style-name="P1">verfehlte sich aber in Einem, der ist in Allem</text:p>
      <text:p text:style-name="P1">schuldig geworden.</text:p>
      <text:p text:style-name="P1">5. Mos. 27, 26. Many. 5, ca.</text:p>
      <text:p text:style-name="P1">II. Denn der, welcher sprach: »Du sollst</text:p>
      <text:p text:style-name="P1">nicht ehebrechen!« sprach auch: »Du sollst</text:p>
      <text:p text:style-name="P1">nicht tödten! « Wenn du nun nicht die Ehe</text:p>
      <text:p text:style-name="P1">brichst, abertödtest, so bist duein Uebertreter</text:p>
      <text:p text:style-name="P1">des Gesetzes geworden. 2.Mss.2o·i3. «.</text:p>
      <text:p text:style-name="P1">12. Also redet und also thut, als Gehe,</text:p>
      <text:p text:style-name="P1">die durch das Gesetz der Freiheit solle "ge-</text:p>
      <text:p text:style-name="P1">richtet werden. C. i, 25.</text:p>
      <text:p text:style-name="P1">13. Denn ein unbarmherziges Gericht</text:p>
      <text:p text:style-name="P1">wirdiiberdenergehen,derniihtBarmherzi -</text:p>
      <text:p text:style-name="P1">keit geübt hat; die Barmherzigkeit aber </text:p>
      <text:p text:style-name="P1">met sich wider das Gericht.</text:p>
      <text:p text:style-name="P1">Matth. 25,34-re. M it. Mcttth.5,7·</text:p>
      <text:p text:style-name="P1">H. 14. Washilst es, meine Brüder! wenn</text:p>
      <text:p text:style-name="P1">Jemand sagt, er habe Glauben, hat aber</text:p>
      <text:p text:style-name="P1">nicht Werke? Kann ihn der Glaube selig</text:p>
      <text:p text:style-name="P1">machen?</text:p>
      <text:p text:style-name="P1">C.1,22:c. Mattk,.7,2i. Röm.3,3i. Tit. 3,8.</text:p>
      <text:p text:style-name="P1">15. Wenn aber ein Bruder oder eine</text:p>
      <text:p text:style-name="P1">Schwester nackt wären und Mangel litten</text:p>
      <text:p text:style-name="P1">an der täglichen Nahrung;</text:p>
      <text:p text:style-name="P1">16. und Jemand aus euch sprä(he zu ih-</text:p>
      <text:p text:style-name="P1"><text:soft-page-break/>nen: Gehet hin im Frieden! wärmet euch</text:p>
      <text:p text:style-name="P1">undfättiget euch! ihr äbet ihnen aber nicht,</text:p>
      <text:p text:style-name="P1">was zu des Leibes YFothdurft dient, was</text:p>
      <text:p text:style-name="P1">hülfe es? ones, «. "</text:p>
      <text:p text:style-name="P1">17. So ist auch der Glaube, wenn er nicht</text:p>
      <text:p text:style-name="P1">Werke hat, an sich selgst todt.</text:p>
      <text:p text:style-name="P1">C. 2, 26. -i. S, s. i. C-c. is, 2.</text:p>
      <text:p text:style-name="P1">18. Allein es mischte Jemand sagen: Du</text:p>
      <text:p text:style-name="P1">hast Glauben und ich habe Werke. Zeige</text:p>
      <text:p text:style-name="P1">mir deinen Glauben aus deinen Werken,</text:p>
      <text:p text:style-name="P1">und ich will dir auch ans meinen Werken</text:p>
      <text:p text:style-name="P1">meinen Glauben zeigen. Matth.7,20.</text:p>
      <text:p text:style-name="P1">19. Du glaubst, daß nur Ein Gott ist.</text:p>
      <text:p text:style-name="P1">Du thust wohl; auch die Teufel glauben es</text:p>
      <text:p text:style-name="P1">UND zUtekU- Mart. t, St. Abg. -l9, is.</text:p>
      <text:p text:style-name="P1">20. Willstdu aber wissen, o eitler Mensch,</text:p>
      <text:p text:style-name="P1">daß der Glaube ohne die Werke todt ist?</text:p>
      <text:p text:style-name="P1">21. Jst nichtAbraham, unser Vater, aus</text:p>
      <text:p text:style-name="P1">den Werken gerecht gesprochen worden, da</text:p>
      <text:p text:style-name="P1">er seinen Sohn Jsaak auf den Altar dar-</text:p>
      <text:p text:style-name="P1">brachte ? i. Mos·22,9—42. Hob.-«, i7.</text:p>
      <text:p text:style-name="P1">22. Siehst du, das; der Glaube zu seinen</text:p>
      <text:p text:style-name="P1">Werken mitwirkte, und aus den Werken der</text:p>
      <text:p text:style-name="P1">Glaube vollkon1men ward?</text:p>
      <text:p text:style-name="P1">» Ri"nn·4,Z. 2.Pet.4,5——i0.</text:p>
      <text:p text:style-name="P1">2k»5. Und die Schrift ward erfüllt, die da</text:p>
      <text:p text:style-name="P1">spricht: »Und Abrahan1 glaubte Gott, und</text:p>
      <text:p text:style-name="P1">es ward ihm zur Gerechti keit angerechnet,</text:p>
      <text:p text:style-name="P1">und er ward ein Freund Gottes genannt«</text:p>
      <text:p text:style-name="P1">4.Mos. -is, is. S. Ch:on. So,-7. Jcf. «, s.</text:p>
      <text:p text:style-name="P1">24. Sehet ihr, daß der Mensch aus den</text:p>
      <text:p text:style-name="P1">Werken gerecht gesprochen wird und nicht</text:p>
      <text:p text:style-name="P1">aus dem Glauben allein?</text:p>
      <text:p text:style-name="P1">25. Jstnichtebeli so auch Rahab, die Hure,</text:p>
      <text:p text:style-name="P1">aus den Werken gerecht gesprochen worden,</text:p>
      <text:p text:style-name="P1">da sie die Boten aufnahm und auf einem</text:p>
      <text:p text:style-name="P1">andern Weg hinaus ließ?</text:p>
      <text:p text:style-name="P1">Jos.D, -l it- Heb.«,3t.</text:p>
      <text:p text:style-name="P1">26. Denn wie der Leib ohne den Geist</text:p>
      <text:p text:style-name="P1">todt ist, also ist auch der Glaube ohne die</text:p>
      <text:p text:style-name="P1">Werke todt. ·</text:p>
      <text:p text:style-name="P1">Cato. III.</text:p>
      <text:p text:style-name="P1">l. Wider den Mißbrauch der Zunge. 4—42.</text:p>
      <text:p text:style-name="P1">ll. Die christlichi Weisheit. 43-—is.</text:p>
      <text:p text:style-name="P1">I. 1. Werdet nicht euer Viele Lehrer,</text:p>
      <text:p text:style-name="P1">meine Brüder; denn ihr wisset, daß wir</text:p>
      <text:p text:style-name="P1">ein strengeres Gericht empfangen werden.</text:p>
      <text:p text:style-name="P1">Matth 23,s. Ez.33«7.8.</text:p>
      <text:p text:style-name="P1">2. Denn wir fehlen Alle viel. Wenn Je-</text:p>
      <text:p text:style-name="P1">mand in der Rede nicht fehlt, der ist ein</text:p>
      <text:p text:style-name="P1">vollkommener Mann, mächtig, auch den</text:p>
      <text:p text:style-name="P1">ganzen Leib im ;?aume zuhalten. P·s.49,»13.</text:p>
      <text:p text:style-name="P1"><text:soft-page-break/>3. ·Siehe, den ferden legen wir die Zau-</text:p>
      <text:p text:style-name="P1">me in den Mund, damit sie uns gehorchen,</text:p>
      <text:p text:style-name="P1">und wenden ihren gan en Leib. Ps.32.»9.</text:p>
      <text:p text:style-name="P1">4. Siehe, auch die Schiffe, dieso groß sind</text:p>
      <text:p text:style-name="P1">und von heftigen Winden getrieben werden,</text:p>
      <text:p text:style-name="P1">werden von dem kleinsten SteUENUDEt ge-</text:p>
      <text:p text:style-name="P1">wendetü wohin die Absicht des Lenkenden</text:p>
      <text:p text:style-name="P1">nur wi ·</text:p>
      <text:p text:style-name="P1">5. Also ist auch die Zunge ein kleines</text:p>
      <text:p text:style-name="P1">Glied und thut fiel) großer Dinge aus.</text:p>
      <text:p text:style-name="P1">Siehe, ein geringes Feuer, wie einen großen</text:p>
      <text:p text:style-name="P1">Wald zündet es an! C» 4,26.</text:p>
      <text:p text:style-name="P1">G. Auch die Zunge ist ein Feuer, eine Welt</text:p>
      <text:p text:style-name="P1">voll Ungerechtigkeit. Also findet sich die</text:p>
      <text:p text:style-name="P1">Znn e unter unsern Gliedern, die den gan-</text:p>
      <text:p text:style-name="P1">zen Seid befleckt, nnd steckt den Kreis der</text:p>
      <text:p text:style-name="P1"/>
      <text:p text:style-name="P1"/>
      <text:p text:style-name="P1"/>
      <text:p text:style-name="P1">Cap. Z. 4. Die Epistel</text:p>
      <text:p text:style-name="P1">Schi5pf1ing in Brand und wird von. der</text:p>
      <text:p text:style-name="P1">Hölle in Brand gesteckt.</text:p>
      <text:p text:style-name="P1">Siik. is,27. March. is, -«. is.</text:p>
      <text:p text:style-name="P1">7. Denn alle Natur der wilden Thiere</text:p>
      <text:p text:style-name="P1">und der Vögel, der kriechenden und der</text:p>
      <text:p text:style-name="P1">Meerthicrc wird gezähmt und ist gezähn1t</text:p>
      <text:p text:style-name="P1">worden von der menschlichen Natur;</text:p>
      <text:p text:style-name="P1">8. die Zunge aber kann kein Mensch zäh-</text:p>
      <text:p text:style-name="P1">men, sie ist ein unbändiges Uebel, voll tödt-</text:p>
      <text:p text:style-name="P1">lichen Giftes. Pf. «-to, -i.</text:p>
      <text:p text:style-name="P1">Z. Mit ihr lobpreisen wir Gott, den Va-</text:p>
      <text:p text:style-name="P1">ter, und mit ihr vcrflu chenwir die Menschen,</text:p>
      <text:p text:style-name="P1">die nach dem Bilde Gottes gesch3ffel19s:nd.</text:p>
      <text:p text:style-name="P1">« o·. .</text:p>
      <text:p text:style-name="P1">. e ; ,</text:p>
      <text:p text:style-name="P1">10. Aus demselben Munde geht Lobprei-</text:p>
      <text:p text:style-name="P1">sung und Flucg. Nichtsoll, meine Brüder,</text:p>
      <text:p text:style-name="P1">das also gesche en! «</text:p>
      <text:p text:style-name="P1">11. Gic-s;t auch die Quelle aus derselben</text:p>
      <text:p text:style-name="P1">Oeffnung das Süße und Bittere?</text:p>
      <text:p text:style-name="P1">12. Kann auch, meine Brüder, ein Fei-</text:p>
      <text:p text:style-name="P1">enbaiim Oliven bringen, oder ein Wein-</text:p>
      <text:p text:style-name="P1">stock Feigei1? Also kann auch keine Quelle</text:p>
      <text:p text:style-name="P1">sal»ziges und süßes Wasser geben. M.2tih. 7,46.</text:p>
      <text:p text:style-name="P1">I1. 13. Wer ist weise und verständig unter</text:p>
      <text:p text:style-name="P1">euch? Er zeige aus dem guten Wandel seine</text:p>
      <text:p text:style-name="P1">Werke in Sanft1nnth der Weisheit.</text:p>
      <text:p text:style-name="P1">Spk. is, D. is, ei. Ei-h. 5, is.</text:p>
      <text:p text:style-name="P1">14. Wenn ihr aber bittcrnEiferund Zank-</text:p>
      <text:p text:style-name="P1">fucht in euerm Herzen habet, so ritTh3inet eu·ch</text:p>
      <text:p text:style-name="P1">nicht und lüget nicht wider dieE-hThrZhcit.</text:p>
      <text:p text:style-name="P1">P . , « .</text:p>
      <text:p text:style-name="P1"><text:soft-page-break/>15. Diese Weisheit ist nicht von oben herab</text:p>
      <text:p text:style-name="P1">kommend, sondern eine irdische, sinnliche,</text:p>
      <text:p text:style-name="P1">teuflische· 4.Cpk. e,s2c. 3, is.</text:p>
      <text:p text:style-name="P1">J6. Denn wo Eifer und Zanksucht ist, da</text:p>
      <text:p text:style-name="P1">ist Z·:rrüttung und alles s d)lcchte Wesen.</text:p>
      <text:p text:style-name="P1">Gal. 5, 45. «. Cor. 3,3.</text:p>
      <text:p text:style-name="P1">17. Aber die Weisheit von oben herab ist</text:p>
      <text:p text:style-name="P1">fürs erste rein, dann friedsani, s1-kundlich,</text:p>
      <text:p text:style-name="P1">folgsam, voll Barmherzigkeit und guter</text:p>
      <text:p text:style-name="P1">Früchte, unparteiisch und ungeheuchelt.</text:p>
      <text:p text:style-name="P1">t. Tim. -i,5. Spr. 42, 4.</text:p>
      <text:p text:style-name="P1">18. Die Frucht der Gerechtigkeit aber wird</text:p>
      <text:p text:style-name="P1">in Frieden ges äet denen, die Frieden halten.</text:p>
      <text:p text:style-name="P1">Jcs. se, 47. Phii. «, «.</text:p>
      <text:p text:style-name="P1">Cap. IV.</text:p>
      <text:p text:style-name="P1">I. Bestrafung der Streitsucht, 4—'t0, il. der</text:p>
      <text:p text:style-name="P1">Schinät.sucnt, -M—t2, und til. des vermessenen</text:p>
      <text:p text:style-name="P1">Sclbstvertrauens, 43—47. —</text:p>
      <text:p text:style-name="P1">I. 1. Woher ist Krieg nnd Kampf unter</text:p>
      <text:p text:style-name="P1">euch ? Jst es nicht daher, aus euern Lüsten,</text:p>
      <text:p text:style-name="P1">die in euern Gliedern streiten? RHm.7,23·</text:p>
      <text:p text:style-name="P1">2. Ihr gelüstet, und·erhaltet es nicht; ihr</text:p>
      <text:p text:style-name="P1">beneidet und eifert, und könnet es nicht er-</text:p>
      <text:p text:style-name="P1">langen; ihr kämpfet und ·lriegct, aber ihr</text:p>
      <text:p text:style-name="P1">erhaltet es nicht, darum weil ihr nicht bitter.</text:p>
      <text:p text:style-name="P1">Si. sJakobi Cap. 4. 257</text:p>
      <text:p text:style-name="P1">3. Ihr bittet, und empsanget es nicht, da-</text:p>
      <text:p text:style-name="P1">rum weil ihr übel bittet, damit ihr es in</text:p>
      <text:p text:style-name="P1">euern Lüsten verschwendet. Pf. se, is.</text:p>
      <text:p text:style-name="P1">et. Ihr Ehebrecher und Ehebrecherinnen!</text:p>
      <text:p text:style-name="P1">wisset ihr nicht, daß die FrenndsFi;zaft der</text:p>
      <text:p text:style-name="P1">Welt Feindschaft wider Gott ist? er also</text:p>
      <text:p text:style-name="P1">der Welt Freund sein will, der wird zu</text:p>
      <text:p text:style-name="P1">einem Feinde Gottes.</text:p>
      <text:p text:style-name="P1">March. o,·2t. 4.Joh. S, -is. Nöm. s, 7.</text:p>
      <text:p text:style-name="P1">5. Oder meiner ihr, die Schrift rede ver-</text:p>
      <text:p text:style-name="P1">geblich? Ein eifersüchtiges Verlangen hat</text:p>
      <text:p text:style-name="P1">der Geist, der in uns wohnet; J2f.42, 8.</text:p>
      <text:p text:style-name="P1">S. er gibt aber desto größere Gnade. Da-</text:p>
      <text:p text:style-name="P1">rum spricht sie: » ott widersteht den</text:p>
      <text:p text:style-name="P1">Hoffärtigen, den Demüthigen aber gibt er</text:p>
      <text:p text:style-name="P1">Gnade« Si-k. 29, i-3. Luc. i, se.</text:p>
      <text:p text:style-name="P1">7. So unierwerfet euch nun Gott; wider-</text:p>
      <text:p text:style-name="P1">stehet dem Teufel, so wird er von euch flie-</text:p>
      <text:p text:style-name="P1">hen. i.Pet. Z« S.-J. </text:p>
      <text:p text:style-name="P1">8. Nahet euch Gott und er wird sieh euch</text:p>
      <text:p text:style-name="P1">nahen! Reiuiget die Hände, ihr Sünder!</text:p>
      <text:p text:style-name="P1">und heiliget die Herzen, ihr Wankelniüthi-</text:p>
      <text:p text:style-name="P1">gen! J. Eh:-m. is, 2. Jes. i, te.</text:p>
      <text:p text:style-name="P1">9. Fiihlct euer Elend und trauert und</text:p>
      <text:p text:style-name="P1">weine« Euer Lachen Verkehre sich in Trauer</text:p>
      <text:p text:style-name="P1">und euere Freude in Betrübniß!</text:p>
      <text:p text:style-name="P1"><text:soft-page-break/>C. 5,4. Many. 5, H.</text:p>
      <text:p text:style-name="P1">10. Dencüthiqt euch vor dem Herrn, so</text:p>
      <text:p text:style-name="P1">wird er euch erhöhen. Mq::h, is, 4. 23, i2.</text:p>
      <text:p text:style-name="P1">1l., 11. Verunglimpfet einander nicht, ihr</text:p>
      <text:p text:style-name="P1">Brüder! Wer seinen Bruder verunglin1pft</text:p>
      <text:p text:style-name="P1">und seinen Bruder richtet, der verunglimpft</text:p>
      <text:p text:style-name="P1">das Gesetz und richtet das Gesetz. Wenn</text:p>
      <text:p text:style-name="P1">du aber das Gesetz richtest, so bist du nicht</text:p>
      <text:p text:style-name="P1">Th’citcr des Gesetzes, sondern dessen Rich-</text:p>
      <text:p text:style-name="P1">ter. Pg·.i5, i—3. Mattd.7,i. Ic«c.4, 22.e5.</text:p>
      <text:p text:style-name="P1">12. L»iner ist der Gesetzgeber, der selig</text:p>
      <text:p text:style-name="P1">machen und verderben kan1i· Du aber, wer</text:p>
      <text:p text:style-name="P1">bist du, der du den Andern richtest?</text:p>
      <text:p text:style-name="P1">Matth.10, W. Rö1n.44, A.</text:p>
      <text:p text:style-name="P1">III. 18. Nun wohlan! dieihr saget: Leute</text:p>
      <text:p text:style-name="P1">oder morgen wollen wir in die und die tadt</text:p>
      <text:p text:style-name="P1">ziehen und wollen daselbst ein Jahr zubrin-</text:p>
      <text:p text:style-name="P1">gen und Handel treiben nnd gewinnen;</text:p>
      <text:p text:style-name="P1">L)-sc. is, t82c.</text:p>
      <text:p text:style-name="P1">14. die ihr nicht wisset, was morgen Ein</text:p>
      <text:p text:style-name="P1">wird! Denn was ist euer Leben? in</text:p>
      <text:p text:style-name="P1">Dampf ist es, der eine kleine Zeit sichtbar</text:p>
      <text:p text:style-name="P1">ist, hernach aber verschwindet.</text:p>
      <text:p text:style-name="P1">S i.27,4. Ps.t44,4.</text:p>
      <text:p text:style-name="P1">15. Anstatt, daß ihr sagen solltet: Wenn</text:p>
      <text:p text:style-name="P1">der Herr will und wir leben, so wollen wir</text:p>
      <text:p text:style-name="P1">dieses oder jenes thun. Apg. 48,2s1».</text:p>
      <text:p text:style-name="P1">16. Nun aber rühmt ihr euch in· eurem</text:p>
      <text:p text:style-name="P1">Hochmuth. Alles solches Rül)«mF:n ist Hofe.</text:p>
      <text:p text:style-name="P1">or ,</text:p>
      <text:p text:style-name="P1">17. Wer nun weiß Gutes zu thun und</text:p>
      <text:p text:style-name="P1">thut es nicht, dein ist es ?;:nde. Luc.42,-«k7.</text:p>
      <text:p text:style-name="P1"/>
      <text:p text:style-name="P1"/>
      <text:p text:style-name="P1"/>
      <text:p text:style-name="P1">258 Cap. 5. Die Epistel</text:p>
      <text:p text:style-name="P1">Cap. V.</text:p>
      <text:p text:style-name="P1">l. «Bcvorflehende Strafe der ungerechteu Reichen.</text:p>
      <text:p text:style-name="P1">(—6. ll. Ermahnung zu geduldigem Aushatren.</text:p>
      <text:p text:style-name="P1">7—tt. Ill. Verbot des Schwärme im gemeinen</text:p>
      <text:p text:style-name="P1">Leben. H. IV. Rechtes Verhalten in Freude und</text:p>
      <text:p text:style-name="P1">Leid und gegen Kranke und Verirrt« t3«—20.</text:p>
      <text:p text:style-name="P1">I. 1. Nun wohlan, ihr Reichen! weinet</text:p>
      <text:p text:style-name="P1">Und jammert über das Elend, das über euch</text:p>
      <text:p text:style-name="P1">kommt! Lin-.6,242c. Si-k.i.i,28. i.Tim.s,9.</text:p>
      <text:p text:style-name="P1">2. Euer Reichthum ist verfault und eure</text:p>
      <text:p text:style-name="P1">Kleider sind von Schaden zerfressen.</text:p>
      <text:p text:style-name="P1">Z. Euer Gold und Silber ist verrostet</text:p>
      <text:p text:style-name="P1">und ihr Rost wird zum Zeugnis; wider euch</text:p>
      <text:p text:style-name="P1">sein und euer Fleisch ver«z»ehren, wie Feuer.</text:p>
      <text:p text:style-name="P1">Ihr habet in den letzten Hagen Schatze ge-</text:p>
      <text:p text:style-name="P1">sammelt. Maiih.e, »i-.-i.</text:p>
      <text:p text:style-name="P1"><text:soft-page-break/>4. Siehe, der Lohn der Arbeiter, die euere</text:p>
      <text:p text:style-name="P1">Felder geschnitten haben, der von euch «u-</text:p>
      <text:p text:style-name="P1">rück behalten ist, schreit laut, und das Fin-</text:p>
      <text:p text:style-name="P1">fen der Schnitter ist vor kdie Ohren des</text:p>
      <text:p text:style-name="P1">er n der eer aareli e ommen.</text:p>
      <text:p text:style-name="P1">H r H sch g5. M-s.24,i4.i5.</text:p>
      <text:p text:style-name="P1">5. Ihr habet auf Erden wollüstig und</text:p>
      <text:p text:style-name="P1">üppig gelebt; Er habet euere Herzen gewei-</text:p>
      <text:p text:style-name="P1">det wie am S lachttage. Lunis, i9»25.</text:p>
      <text:p text:style-name="P1">S. Ihr habet den Gerechten verurtheilt,</text:p>
      <text:p text:style-name="P1">getödtet; er widersteht euch nicht.</text:p>
      <text:p text:style-name="P1">ll. 7. So harret nun geduldig, ihr Brü-</text:p>
      <text:p text:style-name="P1">der! bis zur Zukunft des Herrn. Siehe,</text:p>
      <text:p text:style-name="P1">der Ackerman1i wartet auf die köstliche Frucht</text:p>
      <text:p text:style-name="P1">der Erde und harret geduldig ihretwegen,</text:p>
      <text:p text:style-name="P1">bis sie den Früh- und Spätregen empfange.</text:p>
      <text:p text:style-name="P1">Tii.2,i3. Hos.(3,3.</text:p>
      <text:p text:style-name="P1">8. So harret auch ihr geduldig, stärket</text:p>
      <text:p text:style-name="P1">eure Herzen; denn die Zukunft des Herrn</text:p>
      <text:p text:style-name="P1">ist genahet! 2.Chk:-n.i5,7. i.Pst.4,7.</text:p>
      <text:p text:style-name="P1">9. Seufzet nicht wider einander, ihr Brü-</text:p>
      <text:p text:style-name="P1">der ! damit ihr nicht gerichtet werdet. Siehe,</text:p>
      <text:p text:style-name="P1">der Richter steht vor derThüre. Many, ei, as.</text:p>
      <text:p text:style-name="P1">10. Nehmet, meine Brüder, zum Vorbilde</text:p>
      <text:p text:style-name="P1">des Leidens und der Geduld die Propheten,</text:p>
      <text:p text:style-name="P1">die im Namen des Herrn geredet haben.</text:p>
      <text:p text:style-name="P1">Heb. -I l, 36 le. Matth. 5, lis-</text:p>
      <text:p text:style-name="P1">St. Jakobi. Cap. S.</text:p>
      <text:p text:style-name="P1">11. Siehe, wir preisen die selig, welche</text:p>
      <text:p text:style-name="P1">ausgarren. Ihr habet von der Geduld</text:p>
      <text:p text:style-name="P1">End s· gehört und das Ende des Herrn</text:p>
      <text:p text:style-name="P1">abet ihr (gesehen; daß der Herr reich ist an</text:p>
      <text:p text:style-name="P1">innigem rbarmen und vo Mitleid.</text:p>
      <text:p text:style-name="P1">.i,ie. Hi«-vi,2i.42,-i0. 2.Mos.34,6:c.</text:p>
      <text:p text:style-name="P1">III. 12. Vor allen·Dingen aber, meine</text:p>
      <text:p text:style-name="P1">Brüder! schwöret nicht, weder bei dem</text:p>
      <text:p text:style-name="P1">Himmel, noch ·bei der Erde, noch irgend</text:p>
      <text:p text:style-name="P1">einen andern Eid»; sondern es sei euer Ia,</text:p>
      <text:p text:style-name="P1">»Ja , und euer Nein, Nein, auf daß ihr nicht</text:p>
      <text:p text:style-name="P1">in das Geriiht fallet. Muth. S, 34-37.</text:p>
      <text:p text:style-name="P1">lV. 13. Hat Jemand ein Leiden unter</text:p>
      <text:p text:style-name="P1">euch,»der bete. Jst Jemand gutes Muthes,</text:p>
      <text:p text:style-name="P1">der sii?ge Psalmen. Pf. 5o.i5. Eph. 5, is.</text:p>
      <text:p text:style-name="P1">14. st Jemand krank unter euch, so rufe</text:p>
      <text:p text:style-name="P1">er die Aelteften der Gemeinde· zu sich, und</text:p>
      <text:p text:style-name="P1">sie sollen über ihn beten und ihn mit Oel</text:p>
      <text:p text:style-name="P1">alben, im Namen des Herrn; Man. is, is.</text:p>
      <text:p text:style-name="P1">15. und das Gebet des Glaubens wird</text:p>
      <text:p text:style-name="P1">den Kranken retten, und der Herr wird ihn</text:p>
      <text:p text:style-name="P1">« aufrichteii; und wenn er auch Sünden ge-</text:p>
      <text:p text:style-name="P1">than hat, so wird ihm vergeben werden.</text:p>
      <text:p text:style-name="P1">Mart. is, is. Matth. 9, 2.</text:p>
      <text:p text:style-name="P1"><text:soft-page-break/>16. Bekennet einander die Fehler und</text:p>
      <text:p text:style-name="P1">betet für einander, damit Er gesund werdet.</text:p>
      <text:p text:style-name="P1">Die kräftige Bitte eines ercchten vermag</text:p>
      <text:p text:style-name="P1">viel. «-In-.i45,i8.si9. S :.i5,29.</text:p>
      <text:p text:style-name="P1">17. Elias war ein 9Jtensch, gleichen An-</text:p>
      <text:p text:style-name="P1">fechtungen unterworfen wie wir, und er</text:p>
      <text:p text:style-name="P1">betete ernstlich, daß es nicht regnen sollte;</text:p>
      <text:p text:style-name="P1">und es regnete nicht im Lande drei Jahre</text:p>
      <text:p text:style-name="P1">nnd sechs Monate. A;-g. i4Oi·5.4 « Läge. i, es.</text:p>
      <text:p text:style-name="P1">18. Und er betete wiederulii; da gab der.</text:p>
      <text:p text:style-name="P1">Himmel Regen und die Erde ließ ihre</text:p>
      <text:p text:style-name="P1">Frucht hervorwachsen. i . Kön. is, 42 te.</text:p>
      <text:p text:style-name="P1">I 19. Ihr Brüder! wenn Jemand unter</text:p>
      <text:p text:style-name="P1">euch von der Wahrheit abgeirrt ist und es</text:p>
      <text:p text:style-name="P1">bekehrt Jemand denselben, March. -is, is.</text:p>
      <text:p text:style-name="P1">20. der wisse: Wer einen Sünder von</text:p>
      <text:p text:style-name="P1">seinem Jrrwege bekehrt, der wird eine Seele</text:p>
      <text:p text:style-name="P1">vom Tode retten und die Menge der Sün-</text:p>
      <text:p text:style-name="P1">den bedecken. Spk.i0,i2. i.Pet.4,8.</text:p>
      <text:p text:style-name="P1">Die l. Epistel St. Petri.</text:p>
      <text:p text:style-name="P1">Cap. I.</text:p>
      <text:p text:style-name="P1">I. Gruß. t, 2. 11. Lobprrisung Gottes für die</text:p>
      <text:p text:style-name="P1">herrliche Hoffnung dura«) Christuin. 3——i2. .lll. Ek-</text:p>
      <text:p text:style-name="P1">mahnung zum heiligen Wandel. is» </text:p>
      <text:p text:style-name="P1">I. L Petrus, Apostel Iesu Christi, an</text:p>
      <text:p text:style-name="P1">die auserwählten Fremdlinge in der Zer-</text:p>
      <text:p text:style-name="P1">streuung, in Pontus, Galatien, Cappado-</text:p>
      <text:p text:style-name="P1">eien,Asienund Bithynien, J-,h.7,s5. J.».k. i,i.</text:p>
      <text:p text:style-name="P1">2. nach der VorsehunåG»ottes, des Vaters,</text:p>
      <text:p text:style-name="P1">in der Heiligung des eistes,»znm Gehor-</text:p>
      <text:p text:style-name="P1">sam und zur BesprenguugF mit dem Blute</text:p>
      <text:p text:style-name="P1">· Jesu Christi. Gnade und riede werde euch</text:p>
      <text:p text:style-name="P1">gemehret. C. 2, 9. Nenn. 8, 29. Hei-. i2, 24.</text:p>
      <text:p text:style-name="P1">2. Pct. -i, 2·</text:p>
      <text:p text:style-name="P1">II. 3. Hochgelobt sei· Gott, der Vater</text:p>
      <text:p text:style-name="P1">users Herrn Jesu Christi, der nach seiner</text:p>
      <text:p text:style-name="P1">J-</text:p>
      <text:p text:style-name="P1"/>
      <text:p text:style-name="P1"/>
      <text:p text:style-name="P1"/>
      <text:p text:style-name="P1">Cato. 1. Die I. Epistel«St. «Pet1«i«. Cap..1.«-2. Ost)</text:p>
      <text:p text:style-name="P1">?;ielsaltli,gen Barmhergigkeig»uns åoiederge-</text:p>
      <text:p text:style-name="P1">oren at u einer e en igen o nung</text:p>
      <text:p text:style-name="P1">durch: die 2iuferstehung Jesu Chriöi von</text:p>
      <text:p text:style-name="P1">den odten E .i,3.2,4 . R« .s,4.</text:p>
      <text:p text:style-name="P1">4. zu eine«m u«iivergänglicchenoIiid unbe-</text:p>
      <text:p text:style-name="P1">«fleckten und nnverwelklichen Erbe, »Welches</text:p>
      <text:p text:style-name="P1">im Himmel für uns aufbehalte:i wird;</text:p>
      <text:p text:style-name="P1">C. is, il. Col. «, s.</text:p>
      <text:p text:style-name="P1">Z. die wir in der Kraft Gottes durch den</text:p>
      <text:p text:style-name="P1">Glauben bewahrt werden zur Seligkeit, die</text:p>
      <text:p text:style-name="P1">bereit ist, in der letzten Zeit geoffenl)art zu</text:p>
      <text:p text:style-name="P1"><text:soft-page-break/>werden. Eph.2,i; 7. J-h«i0,«2sz. » - ·</text:p>
      <text:p text:style-name="P1">S. Darüber frohlocket ihr, die ihr setzt eine</text:p>
      <text:p text:style-name="P1">kleine Zeit, wenn es sein-soll, betrübt wor-</text:p>
      <text:p text:style-name="P1">den seid unter mancherlei Versuchungen,</text:p>
      <text:p text:style-name="P1">C l,i2.43.5,i0. I-i).ik;,2o.22. Hcb.12,«.</text:p>
      <text:p text:style-name="P1">7. damit die Bewährung euers Glaubens</text:p>
      <text:p text:style-name="P1">viel köstlicher erfunden werde, als das Gold,</text:p>
      <text:p text:style-name="P1">das vergeht, aber durch das Feuer bewährt</text:p>
      <text:p text:style-name="P1">wird, Z Lob und Preis und»Herrlichkeit</text:p>
      <text:p text:style-name="P1">in der sfenbarulig Jesu Christi;</text:p>
      <text:p text:style-name="P1">J«k. «, Z. Si-r. i7, Z. i. P»et. A, is.</text:p>
      <text:p text:style-name="P1">8. den ihr, ohne ihn zu kennen, lieb habet;</text:p>
      <text:p text:style-name="P1">an den ihr glaubet, ohne ihn jetzt schon zu</text:p>
      <text:p text:style-name="P1">schauen, und dessen ihr euch freuet mit un-</text:p>
      <text:p text:style-name="P1">aussprechlicher und herrlicher Freude,</text:p>
      <text:p text:style-name="P1">Joh. ro, 29. 2. C:-»:. 5,c7.</text:p>
      <text:p text:style-name="P1">9. indem ihr das Ende euers Glaubens,</text:p>
      <text:p text:style-name="P1">die Seligkeit der Seelen davon traget.</text:p>
      <text:p text:style-name="P1">2. Tini. 2, 40. Hei-. to, 39.</text:p>
      <text:p text:style-name="P1">10. Nach dieser Seligkeit suchten und</text:p>
      <text:p text:style-name="P1">forschten die Propheten, die von der-Gnade,</text:p>
      <text:p text:style-name="P1">die euch zu Theil werden sollte, weissagten.</text:p>
      <text:p text:style-name="P1">Dan.J2,44. Hagg.2,7—9. Matth.43,47.</text:p>
      <text:p text:style-name="P1">II. Sie forschten, auf welche» oder aufwas</text:p>
      <text:p text:style-name="P1">für eine Zeit der Geist Christi deute, der in</text:p>
      <text:p text:style-name="P1">ihnen war und die auf Christum wartenden</text:p>
      <text:p text:style-name="P1">Leiden sammt der darauf folgenden Herr-</text:p>
      <text:p text:style-name="P1">lichkeit vorher bezeugte. Dass. 9, V, 12, 7 sc.</text:p>
      <text:p text:style-name="P1">Luc. U, 261c. -heb. 2, 9.</text:p>
      <text:p text:style-name="P1">12. Da»wurde ihnen geosfenbart, daß sie</text:p>
      <text:p text:style-name="P1">nicht sich selbst, sondern uns dieneten mit</text:p>
      <text:p text:style-name="P1">dem, was euch jetzt verkiiudigtworden durch</text:p>
      <text:p text:style-name="P1">die, welche euch das Evangelium gepredigt</text:p>
      <text:p text:style-name="P1">haben im heiligen·Geiste, der vom Himmel</text:p>
      <text:p text:style-name="P1">·esand"t· worden ist, in welche Dinge die</text:p>
      <text:p text:style-name="P1">Engel hinemzublicken gelüstet. Apg.2,3():c.</text:p>
      <text:p text:style-name="P1">11I. 13. Darum so umgürtet die Lenden</text:p>
      <text:p text:style-name="P1">eures Gem1Lithes; seid nüchtern und hoffet</text:p>
      <text:p text:style-name="P1">vollkommen auf die Gnade, die euch gebracht</text:p>
      <text:p text:style-name="P1">wird in der Offenbarung Jesu Christi.</text:p>
      <text:p text:style-name="P1">C. Z, 8. Lin. 42, 35.</text:p>
      <text:p text:style-name="P1">14. Als gehorsalne Kinder, stellet euch</text:p>
      <text:p text:style-name="P1">nicht gleich den vorigen Lüsten in eurer</text:p>
      <text:p text:style-name="P1">Unwisenheit; Epk,»4,47»,</text:p>
      <text:p text:style-name="P1">15. ondern wie der, der euch berufen hat,</text:p>
      <text:p text:style-name="P1">heilig ist, also werdet auch ihr heilig. in</text:p>
      <text:p text:style-name="P1">allem Wandel. 2. Cur. 7, «.</text:p>
      <text:p text:style-name="P1">1·6». Denn·es steht-1geschrieben: »Seid</text:p>
      <text:p text:style-name="P1">heilig, denn ich bin hei ig.« Ei. M-is. «,i.4.</text:p>
      <text:p text:style-name="P1">17. Und wenn ihr den als Vater anrufet,</text:p>
      <text:p text:style-name="P1">derohneAnsehenderPersonnacheinesJeden</text:p>
      <text:p text:style-name="P1">Werk richtet, so wandelt in Furcht die Zeit</text:p>
      <text:p text:style-name="P1"><text:soft-page-break/>eurerP1lgerschc·:ft; s1iöm.2« c3—«. H2v.12,28.</text:p>
      <text:p text:style-name="P1">18. da ihr wisset, daß ihr nicht mit ver-</text:p>
      <text:p text:style-name="P1">gänglichen Dingen, mit Silber oder Gold,</text:p>
      <text:p text:style-name="P1">erlöst seid von euerm eiteln Wandel, der</text:p>
      <text:p text:style-name="P1">euch von den Vätern überliefert war,</text:p>
      <text:p text:style-name="P1">4.Cok.i;, ge) Ei-h.4, ».</text:p>
      <text:p text:style-name="P1">19. sondern mit dem theuren» Blute</text:p>
      <text:p text:style-name="P1">Christi, als eines untadelichen und un-</text:p>
      <text:p text:style-name="P1">befleckien Lammes; H-o. 9, «.</text:p>
      <text:p text:style-name="P1">20. welcher zwar vor der Grundlegung</text:p>
      <text:p text:style-name="P1">der Welt vorher dazu bestimmt war, aber</text:p>
      <text:p text:style-name="P1">in diesen letzten Zeiten erschien um euert-</text:p>
      <text:p text:style-name="P1">willen, R-Im. is, 25. 2.Tim. «, 9. to.</text:p>
      <text:p text:style-name="P1">21. die ihr durch ihn an Gott glaubet,</text:p>
      <text:p text:style-name="P1">der ihn von den Todten auferweckt und</text:p>
      <text:p text:style-name="P1">ihm Herrlichkeit gegeben hat, damit euer</text:p>
      <text:p text:style-name="P1">Glaube und eure Hoffnung auf Gott stehe.</text:p>
      <text:p text:style-name="P1">»Apg. 2, 24. 33. Heb. 7, IS.</text:p>
      <text:p text:style-name="P1">22. Nachdem ihr eure Seelen im Gehor-</text:p>
      <text:p text:style-name="P1">sam der Wahrheit durch den Geist geheiligt</text:p>
      <text:p text:style-name="P1">habet zur ungeheuchelten brüderlichen Liebe,</text:p>
      <text:p text:style-name="P1">so habet einander innig lieb aus reinem</text:p>
      <text:p text:style-name="P1">Herzen. R-Im. is, i0. i.Joh. Z, is.</text:p>
      <text:p text:style-name="P1">23. Denn ihr seid wiedergeboren nicht</text:p>
      <text:p text:style-name="P1">aus-vergänglichem Samen, sondern aus</text:p>
      <text:p text:style-name="P1">nnvergänglichem , durch das lebendige</text:p>
      <text:p text:style-name="P1">Wort Gottes, das in die Ewigkeit bleibet.</text:p>
      <text:p text:style-name="P1">Joh. 4, l3. Mk. Iak. I, is.</text:p>
      <text:p text:style-name="P1">24. Denn ,,cilles Fleisch ist wie Gras und</text:p>
      <text:p text:style-name="P1">alle gerrlichkeit des Menschen wie die Blume</text:p>
      <text:p text:style-name="P1">des rases. Das Gras ist verdorret und</text:p>
      <text:p text:style-name="P1">seine Blume ist abgefallen; Jcs. 40, 6—8.</text:p>
      <text:p text:style-name="P1">25. aber des Herrn Wort bleibt in die</text:p>
      <text:p text:style-name="P1">Ewigkeit« Dieses aber ist das Wort,</text:p>
      <text:p text:style-name="P1">welches unter euch im Evangelium ist</text:p>
      <text:p text:style-name="P1">verkiindigt worden. Ps.1c9, 89. 9i3.</text:p>
      <text:p text:style-name="P1">Cap. ll.</text:p>
      <text:p text:style-name="P1">l— Feinere Ermahnung zur Heiligkeit, 4—i2;</text:p>
      <text:p text:style-name="P1">ll. zum Gehorsam gegen Obrigkeiten und Herk-</text:p>
      <text:p text:style-name="P1">schaftm, is—-is; lIl. zu geduldig« Eriragiing</text:p>
      <text:p text:style-name="P1">des Unrechts. 49-—25.</text:p>
      <text:p text:style-name="P1">l. 1. So leget nun ab alle Bosheit und</text:p>
      <text:p text:style-name="P1">alle List und Heuchelei nnd Neid und alle</text:p>
      <text:p text:style-name="P1">Verleunidungeli! Epi,.4,22.3i. Jak.i,-2i.</text:p>
      <text:p text:style-name="P1">2. Wie neugel)orne Kinder habet eine Be-</text:p>
      <text:p text:style-name="P1">3Krde nach der vernünftigen, nnverfi1lschten</text:p>
      <text:p text:style-name="P1">ilch, auf daß ihr durch dieselbe wachsen</text:p>
      <text:p text:style-name="P1">m’oget; C.i,23. Hei-.5,c3.</text:p>
      <text:p text:style-name="P1">3. wenn ihr anders empfunden habet, daß</text:p>
      <text:p text:style-name="P1">der Herr gütig ist. Ps»34, 9.</text:p>
      <text:p text:style-name="P1">4. Da ihr zu ihm hinkommet, zu dem</text:p>
      <text:p text:style-name="P1">lebendigen Steine, der von den Mcnsclic-n</text:p>
      <text:p text:style-name="P1"><text:soft-page-break/></text:p>
      <text:p text:style-name="P1"/>
      <text:p text:style-name="P1"/>
      <text:p text:style-name="P1">26C .«1«TCp. L« Die«-I. .GisdsI St...Pti«r"E. Cap. L. Z.</text:p>
      <text:p text:style-name="P1">zwar verworfen, vor Gott aber ausirwählt</text:p>
      <text:p text:style-name="P1">und köstlich ist; Pf.-iis,22. Zieht-tij.2i,4i.</text:p>
      <text:p text:style-name="P1">«5s. so werdet auch selbst als lebendige</text:p>
      <text:p text:style-name="P1">Steine erbaut, ein geist iches Haus, zu</text:p>
      <text:p text:style-name="P1">einer heiligen Priesterschaft«, unt darzu-</text:p>
      <text:p text:style-name="P1">bringen geistliche Opfer, die Gott ange-</text:p>
      <text:p text:style-name="P1">nehm sind durch Jesum Christum. «</text:p>
      <text:p text:style-name="P1">Ei-h.2,2"i:c. Jes.64,6. Röin.42,4.</text:p>
      <text:p text:style-name="P1">C. Darum steht auch in der Schrift:</text:p>
      <text:p text:style-name="P1">,,Siehe, ich lege in Zion einen auserwähl-</text:p>
      <text:p text:style-name="P1">ten köstlichen Eckstein! und wer an ihni</text:p>
      <text:p text:style-name="P1">glaubt, wird nicht zu SchandEiiefii;gri7«e«;i.««</text:p>
      <text:p text:style-name="P1">7. Für euch nun, die ihr glaubet, ist er »</text:p>
      <text:p text:style-name="P1">köstlich; für die Ungehorsamen aber ist der</text:p>
      <text:p text:style-name="P1">Stein. den« die Bauleute verworfen haben,</text:p>
      <text:p text:style-name="P1">Hirn Eckstein geworden und ein Stein des</text:p>
      <text:p text:style-name="P1">nstof3es und ein Fels des Aergernisses.</text:p>
      <text:p text:style-name="P1">Apg« L, H. ·;es. F, «.</text:p>
      <text:p text:style-name="P1">8. Sie stoßen an, weil sie dem Worte</text:p>
      <text:p text:style-name="P1">nichi gehorsam sind, wozu sie auch bestimmt</text:p>
      <text:p text:style-name="P1">worden sind. Luc. 2, 34.</text:p>
      <text:p text:style-name="P1">f9. Ihr aber s?it; dasPauserw(’ihlte Ge-</text:p>
      <text:p text:style-name="P1">chle t, die kön g iche riesterschaft, das</text:p>
      <text:p text:style-name="P1">heilige Volk, das Volk des Eigenthums;</text:p>
      <text:p text:style-name="P1">damit ihr die Tugenden dessen verkündiget,</text:p>
      <text:p text:style-name="P1">der euch aus der Finsternis; zu feinem</text:p>
      <text:p text:style-name="P1">wunderbaren Lichte berufen hat.</text:p>
      <text:p text:style-name="P1">2.Mos. i9,5.6. Off.i,6. Tit.2,i4. C-i.i,i2.43.</text:p>
      <text:p text:style-name="P1">10. Die ihr ehemals kein Volk waret,</text:p>
      <text:p text:style-name="P1">nun aber Gottes Volk seid; die ihr nicht</text:p>
      <text:p text:style-name="P1">begnadiget waret, nun aber begnadiget</text:p>
      <text:p text:style-name="P1">worden seid. H«-s. 2. 23. Rein. 9, 25.</text:p>
      <text:p text:style-name="P1">II. Ihr Geliebten! ich ermahne euch als</text:p>
      <text:p text:style-name="P1">Fremdlinge und Pilger: enthaltet euch von</text:p>
      <text:p text:style-name="P1">den fleifchlichen Lüsten, welche wider die</text:p>
      <text:p text:style-name="P1">Seele streiten, Ps.39,i3. Röm.i3, is. «4.</text:p>
      <text:p text:style-name="P1">12. und führet eueru Wandel unter den</text:p>
      <text:p text:style-name="P1">Heiden löblich, damit sie da, wo sie euch als</text:p>
      <text:p text:style-name="P1">Uebelthäter verleumden, aus euern guten</text:p>
      <text:p text:style-name="P1">Werken, weis sie dieselben anschauen, Gott</text:p>
      <text:p text:style-name="P1">"enam a eder eim un.</text:p>
      <text:p text:style-name="P1">preis C. Z, <text:s/>Phi1H2, i5s.m-;iitat:Lh. 5, is.</text:p>
      <text:p text:style-name="P1">II. 13. So seid nun aller tnenschlichen</text:p>
      <text:p text:style-name="P1">Ordnung unter-than, um des Herrn willen;</text:p>
      <text:p text:style-name="P1">es sei dem Könige, als dem Oberherrn,</text:p>
      <text:p text:style-name="P1">14. oder den Landpfleg«ern, als denen, die</text:p>
      <text:p text:style-name="P1">von ihm gesandt werden zur Bestrafung der</text:p>
      <text:p text:style-name="P1">Uebelthäter nnd zum Lohe derer, die Gutes</text:p>
      <text:p text:style-name="P1"><text:soft-page-break/>thun. Röcn.ts» i re.</text:p>
      <text:p text:style-name="P1">15. Denn so ist es der Wille Gottes, daß</text:p>
      <text:p text:style-name="P1">i r di1rch Gutesthun der Unwissenheit der</text:p>
      <text:p text:style-name="P1">t örichten Menschen den Mund gopfet«</text:p>
      <text:p text:style-name="P1">» <text:s/>9. « it. 2, ei.</text:p>
      <text:p text:style-name="P1">16. als Freie, und doch nitht solche, welche</text:p>
      <text:p text:style-name="P1">die Freiheit zum Deckman"tel der Bosheit</text:p>
      <text:p text:style-name="P1">brauchen, sondern als Kncch"tå Gottes.</text:p>
      <text:p text:style-name="P1">« .5, is· is.</text:p>
      <text:p text:style-name="P1">17, Ehret Jedermann! Liebet die Brüder-</text:p>
      <text:p text:style-name="P1">fchaft! Fiirchtet Gott! Ehret den Ki’nng!</text:p>
      <text:p text:style-name="P1">C.4 s. Ri3m.i2,4o. O .i4,7, Matt—h.2i,2i-</text:p>
      <text:p text:style-name="P1">18. Ihr Hausknechte,fseid mit allerF·urcht»</text:p>
      <text:p text:style-name="P1">den Herren unterthan, nicht nur den guten</text:p>
      <text:p text:style-name="P1">und freundlii«hen, sondern auch den unge-</text:p>
      <text:p text:style-name="P1">schlachten. Ei-h. ei, H 2c. "</text:p>
      <text:p text:style-name="P1">II-l. 19. Denn das ist Gnade, wenn Je-</text:p>
      <text:p text:style-name="P1">mand wegen des Gewissens vor Gott Be-</text:p>
      <text:p text:style-name="P1">tr"iibendes erträgt und Unrecht leidet.</text:p>
      <text:p text:style-name="P1">» ·Matth. Z, 40.»39 et.</text:p>
      <text:p text:style-name="P1">2(). Denn was sur ein Ruhm ist das,</text:p>
      <text:p text:style-name="P1">wenni-hr sur Vergehungen geziichtigt werdet</text:p>
      <text:p text:style-name="P1">und es erduld-et? Wenn ihr aber für Gutes-</text:p>
      <text:p text:style-name="P1">k,huizH leidet und es erduldet, das ist Gnade</text:p>
      <text:p text:style-name="P1">ei ott. C.3, it. ·7. H, is.</text:p>
      <text:p text:style-name="P1">21. Denn dazu seid ihr berufen worden,</text:p>
      <text:p text:style-name="P1">weil auch Christus für uns gelitten und</text:p>
      <text:p text:style-name="P1">uns ein Vorbild gelassen hat, auf daß ihr</text:p>
      <text:p text:style-name="P1">seinen Fußstagse3n na(Z)sol3;et; sollst. Z</text:p>
      <text:p text:style-name="P1">.,i8. uc. ,2 . «’o .-l ,t5.</text:p>
      <text:p text:style-name="P1">22.BEr hat keine Sünd?DgethaFn, noch ist»</text:p>
      <text:p text:style-name="P1">ein etrug in seinem iunde erfunden</text:p>
      <text:p text:style-name="P1">worden. Its. s3, 9. L. C-». is, A.</text:p>
      <text:p text:style-name="P1">23. Alsler gescholten ward, schalt er nicht.</text:p>
      <text:p text:style-name="P1">wieder« a s er litt, drohte er nicht sondern</text:p>
      <text:p text:style-name="P1">übergab es dem, der gerecht richtet.</text:p>
      <text:p text:style-name="P1">"cs. se-, 7. «« h. s, 48—50.</text:p>
      <text:p text:style-name="P1">24. Er«hat unsr7ie Sünden sszeolbst an seinem</text:p>
      <text:p text:style-name="P1">gibt: aus das Holz ge-tragen, d3;nit Zur der</text:p>
      <text:p text:style-name="P1">ünden los würden und der ere tigkeit</text:p>
      <text:p text:style-name="P1">lebten; durch seine Wunden seid ihr geheilt</text:p>
      <text:p text:style-name="P1">worden. C-)1.i, 2i.22. R-5m.6,4-i. Jes.53,5.</text:p>
      <text:p text:style-name="P1">25. Denn ihr waret wie irrende Schafe,</text:p>
      <text:p text:style-name="P1">aber ihr seid jetzt zurückgeke-hrt zu -dem</text:p>
      <text:p text:style-name="P1">Hirten und Aufseher euerer Seelen.</text:p>
      <text:p text:style-name="P1">Jes. 53, s. J«-h. to, »Ja.</text:p>
      <text:p text:style-name="P1">Cap. 11I.</text:p>
      <text:p text:style-name="P1">l. Pflichten der Cbcgatten. 4—7. II. Allgemeine</text:p>
      <text:p text:style-name="P1">Ermahnung zu chrift1iiher Rechtschaffenhe-it. 8-—22.</text:p>
      <text:p text:style-name="P1">l. 1. Gleicher Weise, ihr Weiber, seid</text:p>
      <text:p text:style-name="P1">unterthan -euern Männern, damit, auch</text:p>
      <text:p text:style-name="P1">wenn, Etliche dem Worte nicht gehorchen,</text:p>
      <text:p text:style-name="P1"><text:soft-page-break/>sie durch den Wandel ihrer Weiber, ohne</text:p>
      <text:p text:style-name="P1">Wort, gewonnen werden,</text:p>
      <text:p text:style-name="P1">Eph- S, D? &amp;c. i. Cor» 7, 43-—46.</text:p>
      <text:p text:style-name="P1">2. wenn sie euern in der Furcht keuschen</text:p>
      <text:p text:style-name="P1">Wandel geåhaut haben.</text:p>
      <text:p text:style-name="P1">Z. Euer (hmuck sei nicht der äußerliche</text:p>
      <text:p text:style-name="P1">mit Haarflechten und Umhängen von Gold</text:p>
      <text:p text:style-name="P1">oder Anziehen der Kleider; i. Tim.2,92c·</text:p>
      <text:p text:style-name="P1">4. sondern der verborgene Mensch des</text:p>
      <text:p text:style-name="P1">Herzens, in der Unvergän lichkeit des sanft-</text:p>
      <text:p text:style-name="P1">müthikgen und stillen Geigstes, welcher vor</text:p>
      <text:p text:style-name="P1">Gott «östlich ist. Ps.45, i4.</text:p>
      <text:p text:style-name="P1">b. Denn allso si·hinückten sich auch vor</text:p>
      <text:p text:style-name="P1">Zeiten die hei igen Weiber, die ihre Hoff-</text:p>
      <text:p text:style-name="P1"/>
      <text:p text:style-name="P1"/>
      <text:p text:style-name="P1"/>
      <text:p text:style-name="P1">C-:p. Z. Dis i. H-ist-i</text:p>
      <text:p text:style-name="P1">1mng auf-Gott setzten, und waren ihren</text:p>
      <text:p text:style-name="P1">Männern unterthan« « »</text:p>
      <text:p text:style-name="P1">6. wi:eSa-ca dem Abrahani gehorfam war</text:p>
      <text:p text:style-name="P1">und ihn ihren Herrn nannte, deren T’öchter</text:p>
      <text:p text:style-name="P1">ihr geworden eid, wenn’ihr Gutes thut</text:p>
      <text:p text:style-name="P1">Und vor keinem Schr«eckexilench fürchtet.</text:p>
      <text:p text:style-name="P1">- - 4.Mos. is,-«2.« Gar. 4, se. ·</text:p>
      <text:p text:style-name="P1">. 7. Ihr Männer doßgleichen, wohn»et bei</text:p>
      <text:p text:style-name="P1">ihnen gemäß der Erkenntnis, als bei dem</text:p>
      <text:p text:style-name="P1">schwächerns weiblichen Gefchlechte nnd er-</text:p>
      <text:p text:style-name="P1">theilet ihnen Ehre, als Miterben der Gnade</text:p>
      <text:p text:style-name="P1">des Lebens, damit euer Gebet nichtgehindert</text:p>
      <text:p text:style-name="P1">werde. 4.Cor.7, Z. Z. Col.3, 49.</text:p>
      <text:p text:style-name="P1">II. 8. Endlich aber seid Alle gleichgesinnt,</text:p>
      <text:p text:style-name="P1">mitleidig, brüderlich, innig, barmherzig,</text:p>
      <text:p text:style-name="P1">freundlich! E-i. 3, re 2c.</text:p>
      <text:p text:style-name="P1">9. Vergeltet nicht Böses mit Bi5sem oder</text:p>
      <text:p text:style-name="P1">Scheltworte mit Scheltworten; sondern im</text:p>
      <text:p text:style-name="P1">Gsge»rheii sc, net, weit ihr wisset, daß ihr I</text:p>
      <text:p text:style-name="P1">dazu berufen seid, daß ihr den Segen er- «</text:p>
      <text:p text:style-name="P1">erriet. C. T, 23. i. Thcss.5, is. Matth.5,44.</text:p>
      <text:p text:style-name="P1">10. »Deun wer das Leben lieb haben und ?</text:p>
      <text:p text:style-name="P1">gute Tage sehen will, der halte seine Zur: e</text:p>
      <text:p text:style-name="P1">-ab vom Bösen und seine Lippen, daß -sie</text:p>
      <text:p text:style-name="P1">nicht Trug reden. Ps.3!-, 43:c. Jak.4,2cij«</text:p>
      <text:p text:style-name="P1">11. Er wende sich weg vom Bösen und</text:p>
      <text:p text:style-name="P1">thue Gutes, er suche Frieden und jage ihm</text:p>
      <text:p text:style-name="P1">nach. i. Tim, a,«. Hei-. 42, -it.</text:p>
      <text:p text:style-name="P1">12. Denn die Au en des Herrn achten auf</text:p>
      <text:p text:style-name="P1">die Gerechten Und seine Ohren auf ihr Ge-</text:p>
      <text:p text:style-name="P1">bet; aber das Angesicht des Herrn ist wider</text:p>
      <text:p text:style-name="P1">die, welche Böses thun.« Pf 34, is. ». ·</text:p>
      <text:p text:style-name="P1">IS. Und wer ist, der euch Böses thun</text:p>
      <text:p text:style-name="P1">könne , wenn ihr Nachfolger des Guten</text:p>
      <text:p text:style-name="P1"><text:soft-page-break/>seid? Nenn. 8, 28.</text:p>
      <text:p text:style-name="P1">14. Do-ch, wenn ihr auch leiden solltet um</text:p>
      <text:p text:style-name="P1">der Gerechtigkeit willen, selig seid ihr! Vor</text:p>
      <text:p text:style-name="P1">ihrem Drehen aber fürchtet euch nicht und</text:p>
      <text:p text:style-name="P1">erschrecket11icht; C.2,20.-,44. M-«"m,.i0,28.</text:p>
      <text:p text:style-name="P1">15. -sondern Gott den Herrn heiliger; in</text:p>
      <text:p text:style-name="P1">enern Herzen; seid aber allezeit bereit zur</text:p>
      <text:p text:style-name="P1">Verantwortung gegen Jeden, der t2on.e;nch</text:p>
      <text:p text:style-name="P1">·Nechenfchaft fordert über die Hoffnung, die</text:p>
      <text:p text:style-name="P1">in euch ist, mit Sanstmuth und Furcht;</text:p>
      <text:p text:style-name="P1">16. und habet ein gutes Gewissen, damit</text:p>
      <text:p text:style-name="P1">da, wo sie euch als Uebelthäter verlenmden,</text:p>
      <text:p text:style-name="P1">die zu Schau!-en werden, welche euern guten</text:p>
      <text:p text:style-name="P1">Wandel in Christo 1chniähen. Tit 2, 8»</text:p>
      <text:p text:style-name="P1">17. Denn es ist besser, daß ihr für Gutes-</text:p>
      <text:p text:style-name="P1">thun, wenn es der Wille Gottes ist, leidet,</text:p>
      <text:p text:style-name="P1">als für Bösestl)un. C. -z, 49. 4, 44—i9.</text:p>
      <text:p text:style-name="P1">18. Denn auch Christus hat Einmal der</text:p>
      <text:p text:style-name="P1">Sünden wegen gelitten, der Gerechte für</text:p>
      <text:p text:style-name="P1">die Ungerechteu, damit er uns Gott zuführte,</text:p>
      <text:p text:style-name="P1">und ward zwar getödtet nach dem Fleische,</text:p>
      <text:p text:style-name="P1">aber lebendig gemacht nach dem Geiste;</text:p>
      <text:p text:style-name="P1">G. Petri Hast. Z. 4. 2c«1</text:p>
      <text:p text:style-name="P1">III: in welch-Im evau«ch hinging und. den</text:p>
      <text:p text:style-name="P1">Goi,stevn im Gofäugnissg såreå)igtä,h « O</text:p>
      <text:p text:style-name="P1">» · · . , . ·« P . , .</text:p>
      <text:p text:style-name="P1">20. die vor.Zelten ungehorsam waren, als</text:p>
      <text:p text:style-name="P1">die Langmuth Gottes in den Tagen Noah’s</text:p>
      <text:p text:style-name="P1">harren, als die Arche bereitet ward ,. in</text:p>
      <text:p text:style-name="P1">—welcher Wenige, das heißt acht Seelen,</text:p>
      <text:p text:style-name="P1">durchs Wasser hindurch gerettet wurden.</text:p>
      <text:p text:style-name="P1">I «1)kt.2,5 4·Mos.e,3. Hcb.«,«7..-</text:p>
      <text:p text:style-name="P1">21. Dessen Gegenbild auch uns jetzt rettet,</text:p>
      <text:p text:style-name="P1">die Taufe, nicht als ein Abwaschen der Un-</text:p>
      <text:p text:style-name="P1">sauberkeit des Fleisches, sondern als Ange-</text:p>
      <text:p text:style-name="P1">lohung eines guten Gewissens Gegen Gott,</text:p>
      <text:p text:style-name="P1">durch die Auferftehung»Jefu hrssti;</text:p>
      <text:p text:style-name="P1">Hcb.I0,222c. öm.6,4. Evh.5,26.</text:p>
      <text:p text:style-name="P1">22; welcher zur Rechten Gottes ist, nach-</text:p>
      <text:p text:style-name="P1">d·em er in den Himmel gefahren und ihm</text:p>
      <text:p text:style-name="P1">die Engel nndGewalten und Mächte unter-</text:p>
      <text:p text:style-name="P1">than worden sind. Eph. «, Do «.</text:p>
      <text:p text:style-name="P1">« Cap. IV.</text:p>
      <text:p text:style-name="P1">I. Ferne» Crmahnuugen zu christlichem Wandel,</text:p>
      <text:p text:style-name="P1">«-«; il. und zu freudigem Ausharren» in Ver-</text:p>
      <text:p text:style-name="P1">folgnngen. «?-—49.</text:p>
      <text:p text:style-name="P1">I· 1. Da nun Christus im Fleische für</text:p>
      <text:p text:style-name="P1">uns gelitten hat, so waffnet auch ihr euch</text:p>
      <text:p text:style-name="P1">mit demselben Sinne; denn wer im Fleische</text:p>
      <text:p text:style-name="P1">gelitten, der hat abgelasfen von der Sünde;</text:p>
      <text:p text:style-name="P1">Röm. 6, 6 &amp;c.</text:p>
      <text:p text:style-name="P1">2. damit ihr nicht mehr den Lüften der</text:p>
      <text:p text:style-name="P1"><text:soft-page-break/>Menfck)en, sondern dem Willen Gottes die</text:p>
      <text:p text:style-name="P1">noch übrige Zeit imFleis che lebet. 2. Cz-k.5,45.</text:p>
      <text:p text:style-name="P1"><text:s/>Denn es sei uns genug, das; wir die</text:p>
      <text:p text:style-name="P1">vergangene Zeit des Lebens den Willen der</text:p>
      <text:p text:style-name="P1">Heiden vollbracht haben, da wir wandelten</text:p>
      <text:p text:style-name="P1">in Ausschweifungen, Lüsten, Trunkenheit,</text:p>
      <text:p text:style-name="P1">Scywelgerei, Trinkgelagen und unerlaub-</text:p>
      <text:p text:style-name="P1">ten Götzendiensten. Röm.i3,«22c. Tit.3,:-i.</text:p>
      <text:p text:style-name="P1">«"4. Darum befremdet es sie, daß ihr ni(gt</text:p>
      <text:p text:style-name="P1">mitlaufet zu derselben un ordentlichen Au -</text:p>
      <text:p text:style-name="P1">»se2weifung, und sie lästern; Joh. 45, is re.</text:p>
      <text:p text:style-name="P1">« . sie werden aber Rechel1schaft geben</text:p>
      <text:p text:style-name="P1">müssen dein, der bereit ist, zu richten die</text:p>
      <text:p text:style-name="P1">Lebendigen und die Todten. 2. Tini. is, «.</text:p>
      <text:p text:style-name="P1">6. Denn dazu ward auch den Todten das</text:p>
      <text:p text:style-name="P1">Evan elium verkiindi t, daß sie zwar im</text:p>
      <text:p text:style-name="P1">Fleisiise nach MensZen Weise gerichtet</text:p>
      <text:p text:style-name="P1">werden, nach Gottes Weise aber im Geiste</text:p>
      <text:p text:style-name="P1">leben. as, i9:c. gis-a.s,10.««. ·</text:p>
      <text:p text:style-name="P1">7. Es ist aber das Ende aller Dinge ge-</text:p>
      <text:p text:style-name="P1">nahet. So seid nun mäßig und ntichtern</text:p>
      <text:p text:style-name="P1">zum Gebete. 4.Joh.2,s18. Luc.2-c,34.3s.</text:p>
      <text:p text:style-name="P1">i 8. Vor allen Dingen aber habet gegen</text:p>
      <text:p text:style-name="P1">einander inbriinstigZeLiebe; denn die Liebe</text:p>
      <text:p text:style-name="P1">«wird der Sünden enge bedecken.</text:p>
      <text:p text:style-name="P1">C.4,22. Coi·3,44. Jak.5,20.</text:p>
      <text:p text:style-name="P1">9 Seid astfrei gegen einander, ohne</text:p>
      <text:p text:style-name="P1">C-2,2i.24. Röm.6,4o.5,6—8.4,i.</text:p>
      <text:p text:style-name="P1">- g</text:p>
      <text:p text:style-name="P1">» Murren. Hei-· is, e. Phii. I, 44.</text:p>
      <text:p text:style-name="P1"/>
      <text:p text:style-name="P1"/>
      <text:p text:style-name="P1"/>
      <text:p text:style-name="P1">Ase .Cc«p. 4. 5. Di21..Epist21 St..P2iki; Eap. 5.-</text:p>
      <text:p text:style-name="P1">10. Wie Ieglicher eine Gabe empfangen</text:p>
      <text:p text:style-name="P1">at, so dienet damit einander als gute</text:p>
      <text:p text:style-name="P1">aushalter der mancherlei Gnade Gottes.</text:p>
      <text:p text:style-name="P1">R-3m.42, Z. S.</text:p>
      <text:p text:style-name="P1">11. Wenn Jemand redet, so rede er es</text:p>
      <text:p text:style-name="P1">als Gottes Ausspriiche; wenn Jemand ein</text:p>
      <text:p text:style-name="P1">Amt verwaltet, so thue er es als aus dein</text:p>
      <text:p text:style-name="P1">Vermögen, das Gott darreicht; damit in</text:p>
      <text:p text:style-name="P1">allen Dingen Gott verherrlicht werde durch</text:p>
      <text:p text:style-name="P1">Jesum Christum, welchem(gei die Ehre und</text:p>
      <text:p text:style-name="P1">dieMachtvon Ewigkeitzu » wigkeit! Amen.</text:p>
      <text:p text:style-name="P1">R6m.i2,7. Coi.3,i7. i.Pet.5,ii.</text:p>
      <text:p text:style-name="P1">lI. 12. Jst« Geliebten, laßt euch das</text:p>
      <text:p text:style-name="P1">Feuer der äuterung unter euch nicht be-</text:p>
      <text:p text:style-name="P1">fremden, das zur Versuchung über euch er-</text:p>
      <text:p text:style-name="P1">geht, als widersühre euch etwas Befremd-</text:p>
      <text:p text:style-name="P1">1ches; C.i,s.7. J«k.i,i2.</text:p>
      <text:p text:style-name="P1">13. sondern, so wie ihr der Leiden Cgristi</text:p>
      <text:p text:style-name="P1"><text:soft-page-break/>theilhaft seid, so freuet euch, auf da ihr</text:p>
      <text:p text:style-name="P1">auch in der Of enbarunlg seiner Herrlich-</text:p>
      <text:p text:style-name="P1">keit euch freuen und froh ockeii möget.</text:p>
      <text:p text:style-name="P1">C.i,7.8. R-Im 8,i7. J«k.i,2.</text:p>
      <text:p text:style-name="P1">14. Wenn ihr im Namen Christi geschmäht</text:p>
      <text:p text:style-name="P1">werdet, selig seid Er! denn der Geist der</text:p>
      <text:p text:style-name="P1">gerrlichkeit und ottes ruhet auf euch.</text:p>
      <text:p text:style-name="P1">ei jenen zwar wird er gelästert, bei euch</text:p>
      <text:p text:style-name="P1">aber verherrlicht. C.3,i4. Matth.5,1o.«.</text:p>
      <text:p text:style-name="P1">15. Denn Niemand aus euch leide als</text:p>
      <text:p text:style-name="P1">Todtschläger oder Dieb oder Uebelthäter</text:p>
      <text:p text:style-name="P1">oder als einer, der in ein fremdes Amt</text:p>
      <text:p text:style-name="P1">greift. C.2,2().</text:p>
      <text:p text:style-name="P1">16. Leidet aber Jemand als Christ, so</text:p>
      <text:p text:style-name="P1">schäme er Hi) nicht; er preise Vielmehr Gott</text:p>
      <text:p text:style-name="P1">in diesem all. Apg.ii,2e. 2.Tim.-i,8.i2.</text:p>
      <text:p text:style-name="P1">17. Denn die Zeit ist da, daß das Gericht</text:p>
      <text:p text:style-name="P1">anfange von dem Haufe Gottes. Wenn</text:p>
      <text:p text:style-name="P1">es aber zuerst bei uns anfängt, was wird</text:p>
      <text:p text:style-name="P1">das Ende derer sein, die dem Evangelium</text:p>
      <text:p text:style-name="P1">·Gottes nicht gehorchen?</text:p>
      <text:p text:style-name="P1">Ez.9,6. Luc.2Z,34. 2.Thess.-i,5.8.</text:p>
      <text:p text:style-name="P1">18. Und wenn der Gerechte kaum erettet</text:p>
      <text:p text:style-name="P1">wird, wo wird der Gottlofe und zündet</text:p>
      <text:p text:style-name="P1">erscheinen? S;-k. «, Si. J-k. is-, «:-.</text:p>
      <text:p text:style-name="P1">19. Darum sollen auch die, welche nach</text:p>
      <text:p text:style-name="P1">dem Willen Gottes leiden, ihm, als dem</text:p>
      <text:p text:style-name="P1">treuen Schöpfer, ihre Seelen empfehlen,</text:p>
      <text:p text:style-name="P1">in Gutesthun. J-:k.5, is. Luc.2s, 46.</text:p>
      <text:p text:style-name="P1">Cap. V.</text:p>
      <text:p text:style-name="P1">l. Ermahnung an die Aelteften. i—4. II. All-</text:p>
      <text:p text:style-name="P1">gemeine Emiahnungen zur Demuth und Stand-</text:p>
      <text:p text:style-name="P1">haftigkeit. 5-«. til. Schluf;«des Briefes. 4«2—«).</text:p>
      <text:p text:style-name="P1">I. 1. Die Aeltestei1 unter euch ermahne</text:p>
      <text:p text:style-name="P1">ich, der Mitiilteste und Zeuge der Leiden</text:p>
      <text:p text:style-name="P1">Christi, auch Mitgenosse der Herrlichkeit,</text:p>
      <text:p text:style-name="P1">die geoffenbart werden soll:</text:p>
      <text:p text:style-name="P1">» »Tii.i,s. Luc.24,48. Oss.i,9.</text:p>
      <text:p text:style-name="P1">—2. Weidet die eerdeGottes unter euch und</text:p>
      <text:p text:style-name="P1">fiihret das Au feheramt nicht gezwungen,</text:p>
      <text:p text:style-name="P1">ondern freiwi i ; auch nicht aus schänd-</text:p>
      <text:p text:style-name="P1">licher Gewinnfumt, sondern aus geneigtem</text:p>
      <text:p text:style-name="P1">Gemüthe; J.-i,.2i,m.i7. A:-g.20,28. Tit.i,7.«.</text:p>
      <text:p text:style-name="P1">3. nicht als Herrscher über das Erbe, fon-</text:p>
      <text:p text:style-name="P1">dern so daß ihr Vorbilder der .Eeerde seid:</text:p>
      <text:p text:style-name="P1">2.Co:. i, -it. i. im. 4, is.</text:p>
      <text:p text:style-name="P1">4. so werdet ihr, wann der Oberhirt er-</text:p>
      <text:p text:style-name="P1">scheint, den unverweIklichen Kranz der Ehre</text:p>
      <text:p text:style-name="P1">davon tragen. H-i-. is, 20. Jks. to, to. «.</text:p>
      <text:p text:style-name="P1">D. Tini. L, 8.</text:p>
      <text:p text:style-name="P1">II. 5. Gleicherweife, ihr Jüngern, seid«</text:p>
      <text:p text:style-name="P1">den Aeltesten unterthan. Seid aber Alle</text:p>
      <text:p text:style-name="P1"><text:soft-page-break/>einander unterthan und bekleidet euch mit</text:p>
      <text:p text:style-name="P1">der Demuth; denn Gott widerstehet den</text:p>
      <text:p text:style-name="P1">8offärtigen, aber den Deniüthigen gibt er</text:p>
      <text:p text:style-name="P1">nade. Many. 20, De. Jak. 4, is.</text:p>
      <text:p text:style-name="P1">6. So demiithiget euch nun unter die ge-</text:p>
      <text:p text:style-name="P1">waltige Hand Gottes, damit er euch zu</text:p>
      <text:p text:style-name="P1">seiner Zeit erhöhe. Ja: i, io.</text:p>
      <text:p text:style-name="P1">7."·»Alle eure Sorge werfet auf ihn, denn</text:p>
      <text:p text:style-name="P1">er so:-get für euch. Match.6,25:c. Ps.37,5.</text:p>
      <text:p text:style-name="P1">8. Seid niichtern, wachet, denn euer Wi-</text:p>
      <text:p text:style-name="P1">dersacher, der Teufel, eht umher wie ein</text:p>
      <text:p text:style-name="P1">brüllender Löwe, und sucht, wen er der-</text:p>
      <text:p text:style-name="P1">schlinge. C.4,7. Apg.2o,3i. Luc.22,3i.</text:p>
      <text:p text:style-name="P1">9. Dem widerstehet, fest im Glauben, da</text:p>
      <text:p text:style-name="P1">ihriwifset, daß dieselben Leiden an eurer·</text:p>
      <text:p text:style-name="P1">Briiderfchaft in der Welt erfüllet werden.</text:p>
      <text:p text:style-name="P1">Jak.4, 7. Phii. i, so.</text:p>
      <text:p text:style-name="P1">10. Aber der Gott aller Gnade, der uns-</text:p>
      <text:p text:style-name="P1">iuseiner ewigen Herrlichkeit in Christo Jesu</text:p>
      <text:p text:style-name="P1">erufen hat, er wolle, nachdem ihr eine</text:p>
      <text:p text:style-name="P1">kleine Zeit gelitten,»selbst euch völlig be-</text:p>
      <text:p text:style-name="P1">reiten, stärken, krägtigen, fest gründen!</text:p>
      <text:p text:style-name="P1">4. or. i, O. Eph.3, is. 47.</text:p>
      <text:p text:style-name="P1">U. Ihm sei die Ehre und die Macht von</text:p>
      <text:p text:style-name="P1">Ewigkeit zu Ewigkeit! Amen. C.4, «.</text:p>
      <text:p text:style-name="P1">Il1. 12. Ich habe euch durch Syloanns-,</text:p>
      <text:p text:style-name="P1">den treuen Bruder, wie ich erachte, mit</text:p>
      <text:p text:style-name="P1">Wenigem geschrieben, euch zu ermahnen</text:p>
      <text:p text:style-name="P1">und zu bezeugen, daß dieses die wahrhafte.</text:p>
      <text:p text:style-name="P1">Gnade Gottes sei, in welcher ihr stehet.</text:p>
      <text:p text:style-name="P1">4«Thess, i, i.» Röm.5,2.</text:p>
      <text:p text:style-name="P1">13. Es grüsit euch die mitauserwähl·te</text:p>
      <text:p text:style-name="P1">Gemeinde zu Babylon und Manns, mein</text:p>
      <text:p text:style-name="P1">Sohn. A;-g. i2, i2. » ·</text:p>
      <text:p text:style-name="P1">14. Grüßet euckåu·nter einander mit dem</text:p>
      <text:p text:style-name="P1">Kuß der Liebe! riede sei mit euch Allen,</text:p>
      <text:p text:style-name="P1">die in Christo Jefu sind! Amen.</text:p>
      <text:p text:style-name="P1">Rein. is, is. Z, i.</text:p>
      <text:p text:style-name="P1"/>
      <text:p text:style-name="P1"/>
      <text:p text:style-name="P1"/>
      <text:p text:style-name="P1">Cap. 1. Die II. Epistel St. Petri. Cap. 1. 2. 263</text:p>
      <text:p text:style-name="P1">Die il. Epistel St. Petri. .</text:p>
      <text:p text:style-name="P1">Cap. I.</text:p>
      <text:p text:style-name="P1">I. Gruß. 4—2. il. Ermahnung zum Fleiß in</text:p>
      <text:p text:style-name="P1">chriftiichcn Tugenden. 3——45. I1l. Wahrheit der</text:p>
      <text:p text:style-name="P1">christiichen Lehre. its-—2sl.</text:p>
      <text:p text:style-name="P1">l. 1. Simon Petrus, Knecht und Apostel</text:p>
      <text:p text:style-name="P1">Jefu Christi, an die, welche gleich theuren</text:p>
      <text:p text:style-name="P1">Glauben mit uns erlangt haben, in der</text:p>
      <text:p text:style-name="P1">Gerechtigkeit unsers Gottes und des Hei-</text:p>
      <text:p text:style-name="P1">landes Jesu Christi.</text:p>
      <text:p text:style-name="P1"><text:soft-page-break/>2. Gnade und Friede werde euch gemehret,</text:p>
      <text:p text:style-name="P1">in Erkenntnis; Gottes und unsers Herrn</text:p>
      <text:p text:style-name="P1">Jesu! «.P«-t.4,2. J-h.47,3.</text:p>
      <text:p text:style-name="P1">lI. 3. Da seine gi·)ttlicheMachtunsAlles,</text:p>
      <text:p text:style-name="P1">was zum Leben und zur Gottsetigke·it dienet,</text:p>
      <text:p text:style-name="P1">geschenkt hat durch die Erkenntnis; dessen,</text:p>
      <text:p text:style-name="P1">der uns durch Herrlichkeit und Tugend</text:p>
      <text:p text:style-name="P1">berufen hat, «. P2t.2,9.</text:p>
      <text:p text:style-name="P1">4. durch welche er uns die größten und</text:p>
      <text:p text:style-name="P1">theuerstcn Berheißungen gefchenkt hat,</text:p>
      <text:p text:style-name="P1">damit ihr durch dieselben gbttlicher Natur</text:p>
      <text:p text:style-name="P1">theilhaft würdet, wenn ihr dem in der Welt</text:p>
      <text:p text:style-name="P1">durch die Lust herrschenden Verderben ent-</text:p>
      <text:p text:style-name="P1">ftiehet; J«-h.4,i2. 4.Joh.2,45—47.</text:p>
      <text:p text:style-name="P1">5. so wendet auch eben deßwegen allen</text:p>
      <text:p text:style-name="P1">Fleiß an, und erzeiget in euerm Glauben</text:p>
      <text:p text:style-name="P1">die Tugend, in der Tugend die Erbe-nntniß,</text:p>
      <text:p text:style-name="P1">6. in der Erkenntnis; die Enthaltsamkeit-</text:p>
      <text:p text:style-name="P1">in der Euthaltsamkeit die Geduld, in der</text:p>
      <text:p text:style-name="P1">Geduld die Gottfeligkeit,</text:p>
      <text:p text:style-name="P1">7. in der Gottseligkeit die brüderliche Liebe,</text:p>
      <text:p text:style-name="P1">in der brüderlichen Liebe die allgemeine</text:p>
      <text:p text:style-name="P1">Liebe. ·«. P« 4,22. -i. Tb,ess. Z, 42.</text:p>
      <text:p text:style-name="P1">8. Denn wenn diese Dinge bei euch sind</text:p>
      <text:p text:style-name="P1">und sich mehren, lassen sie euch nicht unthätic·</text:p>
      <text:p text:style-name="P1">noch unfruchtbar sein für die Erkenntnis</text:p>
      <text:p text:style-name="P1">unsers Herrn Jcsu Christi.</text:p>
      <text:p text:style-name="P1">Tit.3, -i4. Joh.45,4e.</text:p>
      <text:p text:style-name="P1">9. Denn wem diese Dinge mangcln, der</text:p>
      <text:p text:style-name="P1">ist blind, kurzsichtig und hat der Reinigung</text:p>
      <text:p text:style-name="P1">seiner vorigen Sünden vergessen.</text:p>
      <text:p text:style-name="P1">1. J-h. 2, g. «.</text:p>
      <text:p text:style-name="P1">10. Darum befleis;et euch desto mehr, ihr</text:p>
      <text:p text:style-name="P1">Brüder! eure Berufung und Erwählung</text:p>
      <text:p text:style-name="P1">fest zu machen; denn wenn ihr solches thut,</text:p>
      <text:p text:style-name="P1">werdet ihr nimmermehr fehlen.</text:p>
      <text:p text:style-name="P1">11. Denn so wird euch relchlich·verschasft</text:p>
      <text:p text:style-name="P1">werden der Eingang in das ewige Reich</text:p>
      <text:p text:style-name="P1">unsers Herrn nnd Heilandcs Jesu Christi.</text:p>
      <text:p text:style-name="P1">12. Darum will ich nicht versäumen, euch</text:p>
      <text:p text:style-name="P1">alle eit an diese Dinge zu erinnern, wiewohl</text:p>
      <text:p text:style-name="P1">ihr sie wisset und in der vorhandenen Wahr-</text:p>
      <text:p text:style-name="P1">i</text:p>
      <text:p text:style-name="P1">i</text:p>
      <text:p text:style-name="P1">i</text:p>
      <text:p text:style-name="P1">i</text:p>
      <text:p text:style-name="P1">i</text:p>
      <text:p text:style-name="P1">i</text:p>
      <text:p text:style-name="P1">I</text:p>
      <text:p text:style-name="P1">i</text:p>
      <text:p text:style-name="P1">ich in dieser Hütte bin, euch durch Erinne-</text:p>
      <text:p text:style-name="P1">rung zu erwecken, S» C»k»5,«. 4«</text:p>
      <text:p text:style-name="P1"><text:soft-page-break/>14. da ich weiß, daß das Ablegen meiner</text:p>
      <text:p text:style-name="P1">Zütte bald eschieht, wie auch unser Herr</text:p>
      <text:p text:style-name="P1">esus Chrifius mir eröffnet hat.</text:p>
      <text:p text:style-name="P1">2.Tim. 4,6. J-h.2t,48 is.</text:p>
      <text:p text:style-name="P1">15. Jch»will mich aber auch stets befleißi-</text:p>
      <text:p text:style-name="P1">gen, daß ihr, nach meinem Hingc1ng, euch</text:p>
      <text:p text:style-name="P1">dieser Dinge erinnern kbnnet.</text:p>
      <text:p text:style-name="P1">III. 16. Denn wir sind nicht schlau erson-</text:p>
      <text:p text:style-name="P1">nenen Fabeln gefolgt, indem wir euch die</text:p>
      <text:p text:style-name="P1">Macht und Erscheinun« unsers HerrnJesu</text:p>
      <text:p text:style-name="P1">Christi kund thaten, sondern wir waren</text:p>
      <text:p text:style-name="P1">Augenzeugen seiner Maiestät.</text:p>
      <text:p text:style-name="P1">«. Tim. l, 4. Matth.47, «. D. i. Joh. i, «.</text:p>
      <text:p text:style-name="P1">17. Denn er empfing von Gott, dem</text:p>
      <text:p text:style-name="P1">Vater, Ehre und Herrlichkeit, als zu ihm</text:p>
      <text:p text:style-name="P1">jene Stimme von der hocherhabenen Herr-</text:p>
      <text:p text:style-name="P1">lichkeit daher kam: Dieser ist mein Sohn,</text:p>
      <text:p text:style-name="P1">der geliebte, an welchem ich Wohlgefallen</text:p>
      <text:p text:style-name="P1">habe. Manns, 47. », 5.</text:p>
      <text:p text:style-name="P1">18· Und diese Stimme, die vom Himmel</text:p>
      <text:p text:style-name="P1">daher kam, haben wir gehört, als wir bei</text:p>
      <text:p text:style-name="P1">ihm waren auf dem heiligen Berg. Mc:kk.9, 2.</text:p>
      <text:p text:style-name="P1">19. Und wir haben das festere propheti-</text:p>
      <text:p text:style-name="P1">sehe Wort, und ihr thut wohl, darauf zu</text:p>
      <text:p text:style-name="P1">achten, als auf ein Licht, das an einem dun-</text:p>
      <text:p text:style-name="P1">keln Orte scheint, bis der Tag anbreche</text:p>
      <text:p text:style-name="P1">und der Morgenstern ausgehe in euern</text:p>
      <text:p text:style-name="P1">Herzen; Jst» 5, 39. Pf. «9, -los.</text:p>
      <text:p text:style-name="P1">2.Cor.4,6. Off.2,28. Mal.l-,2.</text:p>
      <text:p text:style-name="P1">20. indem ihr das zuerst erkennet, daß</text:p>
      <text:p text:style-name="P1">keine Weissagung der Schrift in eigener</text:p>
      <text:p text:style-name="P1">Auslegung geschieht. 4.Cok.2,«. 2.Tim.3,ts.</text:p>
      <text:p text:style-name="P1">21. Denn nicht aus menschlichem Willen</text:p>
      <text:p text:style-name="P1">ist jemals die Weissagung ergangen, son-</text:p>
      <text:p text:style-name="P1">dern vom heiligen Geiste getrieben, haben</text:p>
      <text:p text:style-name="P1">die heiligen Menschen Gottes geredet.</text:p>
      <text:p text:style-name="P1">2. Sam.2s,2. Jcs.3 ,46. Matth.4o,2c). 22,-is.</text:p>
      <text:p text:style-name="P1">«. Poe. «, i0-42.</text:p>
      <text:p text:style-name="P1">Cap. il.</text:p>
      <text:p text:style-name="P1">I. Von den Jrrichrern und ihrem Strafgerichte.</text:p>
      <text:p text:style-name="P1">i——H. II. Ihre schreckliche Verdorbenheit. 4T—22.</text:p>
      <text:p text:style-name="P1">l. 1. Es waren aber auch falsche Prophe-</text:p>
      <text:p text:style-name="P1">ten unter dem Volke, wie auch unter« euch</text:p>
      <text:p text:style-name="P1">falsche Lehrer sein werden, welche verderb-</text:p>
      <text:p text:style-name="P1">liche Sekten nebeneinführen werden, Indem</text:p>
      <text:p text:style-name="P1">sie auch den Herrn, der sie erkauft hat, her-</text:p>
      <text:p text:style-name="P1">läugnen und ein schnelles Verderben über</text:p>
      <text:p text:style-name="P1">sich bringen. 5. M·-s. is, -i sc. Muth- 24- «-</text:p>
      <text:p text:style-name="P1">heitt»esesti tseid. msm.«s,«4.«s. l apg.2o,30. «.Jsp.!-, «. J»d.4. ·</text:p>
      <text:p text:style-name="P1">18. Jch halte es aber für Pflicht, so lange 2. UndViele werden ihren Ausschweifun-</text:p>
      <text:p text:style-name="P1"><text:soft-page-break/></text:p>
      <text:p text:style-name="P1"/>
      <text:p text:style-name="P1"/>
      <text:p text:style-name="P1">W4 .Cap. 2. Die Il. Episkel St. Petri. Cctp. 2. Z.</text:p>
      <text:p text:style-name="P1">en folgen und um ihretwillen wird der</text:p>
      <text:p text:style-name="P1">Weg der Wahrheit geläftert werden.</text:p>
      <text:p text:style-name="P1">C.-t,-i0.is.48. Röm.2,-it.</text:p>
      <text:p text:style-name="P1">Z. Und in Habsucht werden sie durch</text:p>
      <text:p text:style-name="P1">erdichtete Worte -von euch Gewinn ziehen;</text:p>
      <text:p text:style-name="P1">aber ihr Gericht ruhet schon längst nicht</text:p>
      <text:p text:style-name="P1">und ihr Verderben schlummert nicht.</text:p>
      <text:p text:style-name="P1">« -«. Tini. 6, Z.</text:p>
      <text:p text:style-name="P1">4. Denn hat Gott der Engel, die sündig-</text:p>
      <text:p text:style-name="P1">ten, nicht verschont, sondern sie in Ketten</text:p>
      <text:p text:style-name="P1">der Finsterniß zur Hölle gestürzt und dahin-</text:p>
      <text:p text:style-name="P1">gegeben, daß sie zum Gerichte aufbewahrt</text:p>
      <text:p text:style-name="P1">würden; Jud.S. Off 2o,i.9,4.«.</text:p>
      <text:p text:style-name="P1">S. nnd hat er der alten Welt nicht ver-</text:p>
      <text:p text:style-name="P1">schont, sondern nur den Noah, den Predi-</text:p>
      <text:p text:style-name="P1">ger der Gerechtigkeit, mit sieben Andern</text:p>
      <text:p text:style-name="P1">ewahrt, als er die Siindflnth über die</text:p>
      <text:p text:style-name="P1">Welt der Gottlosen brachte;</text:p>
      <text:p text:style-name="P1">C.3, <text:s/>-t.Pct.3, Do.</text:p>
      <text:p text:style-name="P1">6. und hat er die Städte Sodoma und</text:p>
      <text:p text:style-name="P1">Gomorrha in Asche gelegt ui1drLnr»Zerstb-</text:p>
      <text:p text:style-name="P1">rnng verdammt nnd zu einem »cisplel für</text:p>
      <text:p text:style-name="P1">künftige Gottlose aufgestellt;</text:p>
      <text:p text:style-name="P1">«. M-s.i9,24. J-2d.7.</text:p>
      <text:p text:style-name="P1">7. nnd den gerechten List, der von dein</text:p>
      <text:p text:style-name="P1">znchtlosen Wandel der Ruchlosen gequält</text:p>
      <text:p text:style-name="P1">ward, erlöst; i. M-s.s19,sI6.-29.</text:p>
      <text:p text:style-name="P1">8. denn dnrch Blick und Gehör ward dieser</text:p>
      <text:p text:style-name="P1">Gerechte, der unter ihnen wohnte, Tag für</text:p>
      <text:p text:style-name="P1">Tag in seiner gerechten Seele durch gott-</text:p>
      <text:p text:style-name="P1">lose Werke gepeinigt:</text:p>
      <text:p text:style-name="P1">9. so weis; der Herr die Gottseligen aus</text:p>
      <text:p text:style-name="P1">der Versuchung zu erlösen, die Ungerechten</text:p>
      <text:p text:style-name="P1">aber auf den Tag des Gerichtes aufzu-</text:p>
      <text:p text:style-name="P1">bewahren, das; sie Bestraft werden;</text:p>
      <text:p text:style-name="P1">« s.9-i,i5. it. Cok.i(),i3.</text:p>
      <text:p text:style-name="P1">10. vornä1nlich aber die, so dem F-leische</text:p>
      <text:p text:style-name="P1">nachwandeln in der Lust der Beflecknng</text:p>
      <text:p text:style-name="P1">und die Herrschaft verad)ten; Frevler, An-</text:p>
      <text:p text:style-name="P1">maßende, die sich nicht scheuen, die TNaje-</text:p>
      <text:p text:style-name="P1">stLiten zu lästern,</text:p>
      <text:p text:style-name="P1">Jud.8. Tit.3,i.2. 2.2))1os.22»28.</text:p>
      <text:p text:style-name="P1">11. da doch die Engel, die an Stärke nnd</text:p>
      <text:p text:style-name="P1">Mad)t größer sind, kein liisterndes Urtheil</text:p>
      <text:p text:style-name="P1">wider sie vor dem Herrn f"a"llen. Jud. J.</text:p>
      <text:p text:style-name="P1">II. 12. Diese aber, wie unvernünftige</text:p>
      <text:p text:style-name="P1">Thiere, von Natur zum Fang und Verder-</text:p>
      <text:p text:style-name="P1">ben geboren, läst-3rn, was sie nicht verstehen</text:p>
      <text:p text:style-name="P1"><text:soft-page-break/>und werden in il)ren1 eigenen Verderben</text:p>
      <text:p text:style-name="P1">verderbt werden, Jud. -so.</text:p>
      <text:p text:style-name="P1">13. und den Lohn der llng«.«recl)tigteit da-</text:p>
      <text:p text:style-name="P1">von tragen, da sie die tägliche Sihwelgerei</text:p>
      <text:p text:style-name="P1">für ihre Lust achten, ""Oc«t»)andfleck-en nnd</text:p>
      <text:p text:style-name="P1">Scheusale , die in ihren Betrügereien</text:p>
      <text:p text:style-name="P1">schweigen, indem sie mit euch prassen.</text:p>
      <text:p text:style-name="P1">Juni-Z. Las--i6,49. Pk)i1.;-,i9.</text:p>
      <text:p text:style-name="P1">14, Sie haben Augen voll Eh-:bruch nnd</text:p>
      <text:p text:style-name="P1">unersättlich in der Sünde, sie locken unbe-</text:p>
      <text:p text:style-name="P1">;</text:p>
      <text:p text:style-name="P1">i</text:p>
      <text:p text:style-name="P1">!</text:p>
      <text:p text:style-name="P1"/>
      <text:p text:style-name="P1">(</text:p>
      <text:p text:style-name="P1">!</text:p>
      <text:p text:style-name="P1">I</text:p>
      <text:p text:style-name="P1">i</text:p>
      <text:p text:style-name="P1">esti te Seelen an i , ie haben ein er</text:p>
      <text:p text:style-name="P1">in ·Zabsucht geiibt,sK(i)ndxr des TluchesT,) z</text:p>
      <text:p text:style-name="P1">T. im. I, S.</text:p>
      <text:p text:style-name="P1">15. sie haben den richtigen Weg verlassen</text:p>
      <text:p text:style-name="P1">und sich verirret und sind dein Wege Bi-</text:p>
      <text:p text:style-name="P1">leams, des Sohnes Bosors, nachgcfolgt,</text:p>
      <text:p text:style-name="P1">welcher den Lohn der Ungerechtigkeit liebte,</text:p>
      <text:p text:style-name="P1">Jud. «. !-. M-s. 22» 5.7. ’Off.«2, «.</text:p>
      <text:p text:style-name="P1">16. aber die Zurechtweisung für seine</text:p>
      <text:p text:style-name="P1">Uebertretung empfing: das stuln1ne Last-</text:p>
      <text:p text:style-name="P1">thier redete mit nlenschlicher Stimme und</text:p>
      <text:p text:style-name="P1">wehrte der Thorheit des Propheten.</text:p>
      <text:p text:style-name="P1">4. Mos. 22, IS it.</text:p>
      <text:p text:style-name="P1">17. Diese sind Brunnen ohne Wasser,</text:p>
      <text:p text:style-name="P1">Wolken vom Sturinwinde getrieben, denen</text:p>
      <text:p text:style-name="P1">das Dunkel der Finsternis; in Ewigkeit</text:p>
      <text:p text:style-name="P1">aufbehalten ist. Jud to, is. Spk.25,i4.</text:p>
      <text:p text:style-name="P1">18. Denn indem sie anfgeblasene eitle</text:p>
      <text:p text:style-name="P1">Worte reden, verlocken sie durch Fleisches-</text:p>
      <text:p text:style-name="P1">liiste, durch Ansschweiful:gen auch die,</text:p>
      <text:p text:style-name="P1">welche den im Jrrthum W«nidelnden wirt-</text:p>
      <text:p text:style-name="P1">lich entslohen waren, Jud «;</text:p>
      <text:p text:style-name="P1">19. indem sie ihnen Freiheit verbeißen,</text:p>
      <text:p text:style-name="P1">da sie doch selbst Knechte des Verderbnis</text:p>
      <text:p text:style-name="P1">sind; denn von wein Jemand überwältigt</text:p>
      <text:p text:style-name="P1">ist, dessen Knecht ist er auch geworden.</text:p>
      <text:p text:style-name="P1">Joh. 8, 34. Rom. 6, -is.</text:p>
      <text:p text:style-name="P1">20. Wenn sie nämlich, den Beflccknngen</text:p>
      <text:p text:style-name="P1">der Welt entslohen durch die Erkenntniß</text:p>
      <text:p text:style-name="P1">des Herrn Jesn Christi, wieder in dieselben</text:p>
      <text:p text:style-name="P1">verstrickt nnd til«-er1vältigt werden« so ist ihr</text:p>
      <text:p text:style-name="P1">Letztes ärger geworden, als das Erste.</text:p>
      <text:p text:style-name="P1">Hcb. 6, Ei—-S« Matth« H, 45.</text:p>
      <text:p text:style-name="P1">21. Denn es wäre ihnen besser, sie hätten</text:p>
      <text:p text:style-name="P1"><text:soft-page-break/>den Weg der Gerechtigkeit nicht erkannt, als</text:p>
      <text:p text:style-name="P1">daß sie, nachdem sie ihn erkannt haben,</text:p>
      <text:p text:style-name="P1">wieder uinkehren.von dein ihnen gegebenen</text:p>
      <text:p text:style-name="P1">h«s-iligen G:bote. Hex-.10,2s:c. s3«c.si2,47.</text:p>
      <text:p text:style-name="P1">22. Es ist ihnen aber nach dem wahren</text:p>
      <text:p text:style-name="P1">Sprichwort· ergangen: Der Hund kehrt um</text:p>
      <text:p text:style-name="P1">zu seinem LT)5»st»:ienen nnd das gewaschene</text:p>
      <text:p text:style-name="P1">Schwein znniWalzeni1nKothe. S-pp as, «.</text:p>
      <text:p text:style-name="P1">C.1p. in.</text:p>
      <text:p text:style-name="P1">l. Gewißheit der Zukunft Christi. -l—i0. il. Et-</text:p>
      <text:p text:style-name="P1">mahnung zu würdiger V:-rcitsch«1ft auf dieselbe.</text:p>
      <text:p text:style-name="P1">1i—i8</text:p>
      <text:p text:style-name="P1">l. 1. Ihr Geliebten! Dieses ist schon der</text:p>
      <text:p text:style-name="P1">zweite Brief, den ich euch schreibe; in beiden</text:p>
      <text:p text:style-name="P1">will ich durch meine Erinnerung euern lau-</text:p>
      <text:p text:style-name="P1">tern Sinn crwcck:n, C.4,i3 -1.P««t.5,«1-Z.</text:p>
      <text:p text:style-name="P1">2. das; ihr eingedenk seid der Worte, die</text:p>
      <text:p text:style-name="P1">vorher gesagt worden von den heiligen</text:p>
      <text:p text:style-name="P1">Propheten, und des Gebotes von uns den</text:p>
      <text:p text:style-name="P1">Aposteln des Herrn und Heil«1ndes. «Jud, ».</text:p>
      <text:p text:style-name="P1">Z. Das sollt ihr zuerst wissen, das; in den</text:p>
      <text:p text:style-name="P1"/>
      <text:p text:style-name="P1"/>
      <text:p text:style-name="P1"/>
      <text:p text:style-name="P1">Cap. Z. Die spIl. Episiel St. Petri. Cap. J. 265</text:p>
      <text:p text:style-name="P1">Ietzten Tagen Spötter kommen werden, die</text:p>
      <text:p text:style-name="P1">nach ihren eigenen Lüsten wandeln,</text:p>
      <text:p text:style-name="P1">4.Tim. 4. H. Jud. 4s.</text:p>
      <text:p text:style-name="P1">4. und sagen: Wo ist die Verheißung</text:p>
      <text:p text:style-name="P1">seiner Zukunft? Denn seitdem die Väter</text:p>
      <text:p text:style-name="P1">entschlasen sind, bleibt Alles also von An-</text:p>
      <text:p text:style-name="P1">sang der Schöpfung. Cz. i2,2—2. Jcs.5,i9.</text:p>
      <text:p text:style-name="P1">5. Denn es ist ihnen mit ihrem Willen</text:p>
      <text:p text:style-name="P1">verborgen, das; vorlängst Himmel und Erde</text:p>
      <text:p text:style-name="P1">waren, aus Wasser und durch Wasser ent-</text:p>
      <text:p text:style-name="P1">standen durch das Wort Gottes.</text:p>
      <text:p text:style-name="P1">P( ists, A. as, ei.</text:p>
      <text:p text:style-name="P1">6. Verniittelst deren wurde die damalige</text:p>
      <text:p text:style-name="P1">Welt mit Wasser itberschwemmt und ging</text:p>
      <text:p text:style-name="P1">zu Grunde. C. -2, is. i. M»s.7, « 2k.</text:p>
      <text:p text:style-name="P1">7. Aber die Himmel, die jetzt sind, und</text:p>
      <text:p text:style-name="P1">die Erde sind durch eben dasselbe Wort</text:p>
      <text:p text:style-name="P1">dem Feuer ansgespart und werden ausbe-</text:p>
      <text:p text:style-name="P1">halten für den wag des Gerichtes und des</text:p>
      <text:p text:style-name="P1">Verderbnis der gottlos-en Menschen.</text:p>
      <text:p text:style-name="P1">» . C. 2, 9. ·Matth. It« IS is.</text:p>
      <text:p text:style-name="P1">8. Dieses Eine aber sei ench nicht ver-</text:p>
      <text:p text:style-name="P1">borgen, ihr Geliebten! das; Ein Tag vor</text:p>
      <text:p text:style-name="P1">dem Herrn ist wie tausend Jahre und tau-</text:p>
      <text:p text:style-name="P1">send Jahre wie Ein Tag. Ps.9o, 4</text:p>
      <text:p text:style-name="P1">9. DerHerrvei«;ögertnichtdieVerheis;nng,</text:p>
      <text:p text:style-name="P1">wie Etliche es für eine Verzögerung achten,</text:p>
      <text:p text:style-name="P1"><text:soft-page-break/>sondern er ist lang inüthig gegen uns, indem</text:p>
      <text:p text:style-name="P1">er nicht will, das; Jemand verloren gehe,</text:p>
      <text:p text:style-name="P1">sondern daß Alle sich zur Buße kehren.</text:p>
      <text:p text:style-name="P1">C.:5, is. Hei-.i0,37. Cz.-i.-;,23.33,-«.</text:p>
      <text:p text:style-name="P1">10. Es wird aber der Tag des Herrn</text:p>
      <text:p text:style-name="P1">kommen, wie ein Dieb in der Nacht, an</text:p>
      <text:p text:style-name="P1">welchem die Himmel werden mit Krachen</text:p>
      <text:p text:style-name="P1">vergehen, die Elemente aber im Brande aus-</text:p>
      <text:p text:style-name="P1">gelöst und die Erde n1id die Werke auf ihr</text:p>
      <text:p text:style-name="P1">verbrannt werden.</text:p>
      <text:p text:style-name="P1">M«t:i).—2-k,43:c. «i.Thsss5,2. Jes.51,s. Pf. i02,27.</text:p>
      <text:p text:style-name="P1">ll. II. Da nun dieses Alles ausgelöst</text:p>
      <text:p text:style-name="P1">wird, wie mächtig- s ollet ihr sein in heiligen(</text:p>
      <text:p text:style-name="P1">Wandel und in Gottseligkeit, Lin. A, so.</text:p>
      <text:p text:style-name="P1">12. also das; ihr erwartet und ersehne«t die</text:p>
      <text:p text:style-name="P1">Zukunft des Tages Gottes, an welchem die</text:p>
      <text:p text:style-name="P1">Himmel im Feuer werden ausgelöst werden</text:p>
      <text:p text:style-name="P1">und die Elemente im Bunde zerschmehen!</text:p>
      <text:p text:style-name="P1">Phii. Z, 2o.</text:p>
      <text:p text:style-name="P1">13. Wir erwarten aber, nach seiner Ver-</text:p>
      <text:p text:style-name="P1">heis3ung, einen neuen Himmel und eine neue</text:p>
      <text:p text:style-name="P1">Erde, in denen Gerechtigkeit wohnet.</text:p>
      <text:p text:style-name="P1">Jes.65,t7. Heb.2,5. Off.24,27.</text:p>
      <text:p text:style-name="P1">14. Darum, ihr Geliebten! da ihr solches</text:p>
      <text:p text:style-name="P1">erwartet, so besleißet euch, unbefleckt und</text:p>
      <text:p text:style-name="P1">untadelhast vor ihm erfunden zu werden</text:p>
      <text:p text:style-name="P1">im Frieden. «. Th«ss. E-, es.</text:p>
      <text:p text:style-name="P1">15. Und achtet die Langmuth unsers Herrn</text:p>
      <text:p text:style-name="P1">für en-er Heil; so wie auch unser geliebte</text:p>
      <text:p text:style-name="P1">Bruder Paulus nach der ihm verliehenen</text:p>
      <text:p text:style-name="P1">Weisheit euch geschrieben hat,</text:p>
      <text:p text:style-name="P1">C. Z, 9. Rein. 2, 4.</text:p>
      <text:p text:style-name="P1">16. wie auch in allen Briefen, wann er</text:p>
      <text:p text:style-name="P1">in denselben von diesen Dingen redet, wobei</text:p>
      <text:p text:style-name="P1">Einiges schwer zu verstehen ist, was die Un-</text:p>
      <text:p text:style-name="P1">wissenden und Unbesestigten de-rdrehen, wie</text:p>
      <text:p text:style-name="P1">anch die übrigen Schriften, zu ihrem eigenen</text:p>
      <text:p text:style-name="P1">Verderben. Nöm. s. te.</text:p>
      <text:p text:style-name="P1">17. Ihr nun, ihr Geliebten! da ihr dieses</text:p>
      <text:p text:style-name="P1">Vorher wisset, so hütet euch, daß ihr nicht</text:p>
      <text:p text:style-name="P1">dnrch den Irrthurn der Ruchlofen mit fort-</text:p>
      <text:p text:style-name="P1">gerissen werdet und aus der eigenen Festig-</text:p>
      <text:p text:style-name="P1">eitfallet. 2.Thk-ss.2,2. 4.Cok.i5,58.</text:p>
      <text:p text:style-name="P1">18. Wachset vielmehr in der Gnade und</text:p>
      <text:p text:style-name="P1">Erkenntnis; unsers Herrn und Heilandes</text:p>
      <text:p text:style-name="P1">Jesu Clristi! I in ei dieE re beides " t</text:p>
      <text:p text:style-name="P1">) h i , h» ice</text:p>
      <text:p text:style-name="P1">und auf den Tag der Ewigkeit! Amen.</text:p>
      <text:p text:style-name="P1">C:-i. i, 9—«. i.-per. 5, ».</text:p>
      <text:p text:style-name="P1">Die I. Epistel</text:p>
      <text:p text:style-name="P1">Cap. I.</text:p>
      <text:p text:style-name="P1">L Das Zeugnis; der Apostel von Jesu. 4« -</text:p>
      <text:p text:style-name="P1"><text:soft-page-break/>1l. Nothwendigkeit, uns als Sünder zu bekennc</text:p>
      <text:p text:style-name="P1">—«).</text:p>
      <text:p text:style-name="P1">ex</text:p>
      <text:p text:style-name="P1">-</text:p>
      <text:p text:style-name="P1">F P</text:p>
      <text:p text:style-name="P1">I. 1. Was von Anfang war, was wir</text:p>
      <text:p text:style-name="P1">gehört, was wir mit unsern Augen gesehen,</text:p>
      <text:p text:style-name="P1">was wir gesehn-.i1t nnd unsere H(inde berührt</text:p>
      <text:p text:style-name="P1">haben, von dein Worte des Lebens;</text:p>
      <text:p text:style-name="P1">J-oh. -i, i. -i4. 20, 27.</text:p>
      <text:p text:style-name="P1">2. Und das Leben ist g-eofsenbaret worden</text:p>
      <text:p text:style-name="P1">und wir haben es ges then und bezeugen und</text:p>
      <text:p text:style-name="P1">verkiindigen euch das ewige Leben, welches</text:p>
      <text:p text:style-name="P1">bei dem Vater war 1ind uns geosfenbaret</text:p>
      <text:p text:style-name="P1">worden ist; Joh. i, 4. », Z. 5.</text:p>
      <text:p text:style-name="P1">St. Johannis.</text:p>
      <text:p text:style-name="P1">3. was wir gesehen und gehört haben, das</text:p>
      <text:p text:style-name="P1">verkiindigen wir euch, damit auch ihr Ge-</text:p>
      <text:p text:style-name="P1">meinschaft habet mit uns; unsre Gemein-</text:p>
      <text:p text:style-name="P1">schaft aber ist mit dcmVater und mitseinem</text:p>
      <text:p text:style-name="P1">Sohne Jesu Christo. J-h. it, 23.</text:p>
      <text:p text:style-name="P1">4 Und die·es clieiben wir euch, damit</text:p>
      <text:p text:style-name="P1">- i- H«</text:p>
      <text:p text:style-name="P1">! eure Freude vollkommen sei. Joh. it-, «.</text:p>
      <text:p text:style-name="P1">Il. 5. Und das ist die Verheißuncg, die</text:p>
      <text:p text:style-name="P1">wir von ihm gehört haben und en ) ver-</text:p>
      <text:p text:style-name="P1">kündigen, daß Gott Licht ist und keine</text:p>
      <text:p text:style-name="P1">Finsterniß in ihm ist. Joh. 4,9.8, i2.</text:p>
      <text:p text:style-name="P1">6. Wenn wir sagen, daß wir Gemeinschaft</text:p>
      <text:p text:style-name="P1">mit ihm haben und wandeln in der Finster-</text:p>
      <text:p text:style-name="P1"/>
      <text:p text:style-name="P1"/>
      <text:p text:style-name="P1"/>
      <text:p text:style-name="P1">266 Cap. 1. 2. Die I. Cpisiel St.sJohannis. Cap. 2.</text:p>
      <text:p text:style-name="P1">niß, so lügen wir und thun die Wahrheit</text:p>
      <text:p text:style-name="P1">nicht. C. 2, 9. J-h. «2, as «. »</text:p>
      <text:p text:style-name="P1">7. Wenn wir aber im Lichte wandeln, wie</text:p>
      <text:p text:style-name="P1">Er im Lichte ist, so haben wir Gemeinschaft</text:p>
      <text:p text:style-name="P1">miteinander, und das Blut Iesu Christi,</text:p>
      <text:p text:style-name="P1">seines Sohnes, reinigt uns von aller Sünde.</text:p>
      <text:p text:style-name="P1">Eph.5,8.9. Oss.4,5. Hei-.9,42.««.</text:p>
      <text:p text:style-name="P1">8. Wenn wir sagen, daß wir keine Sünde</text:p>
      <text:p text:style-name="P1">Hasen, so verführen wir uns selbst und die</text:p>
      <text:p text:style-name="P1">ahrheit ist nccht in uns. Spk.2-J, 9. 28, 43.</text:p>
      <text:p text:style-name="P1">9. Wenn wir unsre Sünden bekennen,</text:p>
      <text:p text:style-name="P1">so ist er treu und gerecht, daß er uns die</text:p>
      <text:p text:style-name="P1">Sünden vergebe und uns von aller Unge-</text:p>
      <text:p text:style-name="P1">rechtigkeit reinige. Ps.32, :5——5. Tit.2,44.</text:p>
      <text:p text:style-name="P1">10. Wenn wir sagen, das; wir nicht ge-</text:p>
      <text:p text:style-name="P1">sündigt haben, so machen wir ihn zum</text:p>
      <text:p text:style-name="P1">Lügner und sein Wort ist nicht in uns.</text:p>
      <text:p text:style-name="P1">Rom. Z, le. l0.</text:p>
      <text:p text:style-name="P1"><text:soft-page-break/>Cap. ll.</text:p>
      <text:p text:style-name="P1">l. Jesus der Versöhner der Welt. -I, L. It. Kenn-</text:p>
      <text:p text:style-name="P1">zeichen dcr Gemeinschaft mit Gott und Christus.</text:p>
      <text:p text:style-name="P1">3——-«. lll. Warnung vor Wcltliebe. 42——47.</text:p>
      <text:p text:style-name="P1">IV. Warnung vor Verführern. -t8———29.</text:p>
      <text:p text:style-name="P1">I. I. Meine Kindlein! dieses schreibe ich</text:p>
      <text:p text:style-name="P1">euch, damit ihr nicht sündiget. Und wenn</text:p>
      <text:p text:style-name="P1">Jemand sündigt, so haben wir einen Für-</text:p>
      <text:p text:style-name="P1">sprec3er bei dem Vater, Jesum Christum,</text:p>
      <text:p text:style-name="P1">den erechten. R-Hm. S, «. 2. Jes. 53, ». «2.</text:p>
      <text:p text:style-name="P1">Hei-. 7, 24. es.</text:p>
      <text:p text:style-name="P1">2. Und Er ist die Versöhnung für-unsere</text:p>
      <text:p text:style-name="P1">Sünden, nicht allein aber für die unsern,</text:p>
      <text:p text:style-name="P1">sondern auch für die der ganzen Welt.</text:p>
      <text:p text:style-name="P1">C.4,1l0. I. Cor.5.18. 49.</text:p>
      <text:p text:style-name="P1">II. Z. Und daran erkennen wir, daß wir</text:p>
      <text:p text:style-name="P1">ihn erkannt haben, wenn wir seine Gebote</text:p>
      <text:p text:style-name="P1">halten. C.3,6. J«-h.44,24. Maen).7,21.</text:p>
      <text:p text:style-name="P1">4. Wer sagt: Ich habe ihn erkannt, und</text:p>
      <text:p text:style-name="P1">hält seine Gebote nicht, der ist ein Lügner</text:p>
      <text:p text:style-name="P1">und in diesem ist die Wahrheit nicht. C. 4, 20.</text:p>
      <text:p text:style-name="P1">5. Wer aber sein Wort hält, in dem ist</text:p>
      <text:p text:style-name="P1">wahrhaft die Liebe Gottes vollkommen ge-</text:p>
      <text:p text:style-name="P1">worden. Daran erkennen wir, daß wir in</text:p>
      <text:p text:style-name="P1">ihm Bd. C. Es, Z. 4, 42. · »</text:p>
      <text:p text:style-name="P1">6. er sagt, er bleibe in ihm, der muß,</text:p>
      <text:p text:style-name="P1">wie jener gewandelt hat, auch selbst also</text:p>
      <text:p text:style-name="P1">wandeln. J«)h. is, is.</text:p>
      <text:p text:style-name="P1">7. Ihr Brüder! nicht ein neues Gebot</text:p>
      <text:p text:style-name="P1">schreibe ich euch, sondern ein altes Gebot,</text:p>
      <text:p text:style-name="P1">das ihr von Anfang an hattet; das alte</text:p>
      <text:p text:style-name="P1">Gebot ist das Wort, das ihr von Anfang</text:p>
      <text:p text:style-name="P1">an gehört habet. C.5,(1. 2. J«-h.5.</text:p>
      <text:p text:style-name="P1">8. Wiederum schreibe ich euch ein neues</text:p>
      <text:p text:style-name="P1">Gebot, was wahr ist in ihm und in euch;</text:p>
      <text:p text:style-name="P1">denn die Finsternis; vergeht und das wahr-</text:p>
      <text:p text:style-name="P1">hafte Licht scheinet schon- Rein. is, te.</text:p>
      <text:p text:style-name="P1">s</text:p>
      <text:p text:style-name="P1">I</text:p>
      <text:p text:style-name="P1">9. Wer sagt, er sei in dem Lichte und</text:p>
      <text:p text:style-name="P1">hasset seinen Bruder, der ist in der Finster-</text:p>
      <text:p text:style-name="P1">niß bis jetzt.</text:p>
      <text:p text:style-name="P1">10. Wer seinen Bruder liebt, der bleibt</text:p>
      <text:p text:style-name="P1">in dem Lichte und stößt nicht an.</text:p>
      <text:p text:style-name="P1">11. Wer aber seinen Bruder hasset, der</text:p>
      <text:p text:style-name="P1">ist· in der Finsterniß und wandelt in der</text:p>
      <text:p text:style-name="P1">Finster·i1iß und weiß nicht, wohin er gehet;</text:p>
      <text:p text:style-name="P1">denn die Finsterniß hat seine Augen ver-</text:p>
      <text:p text:style-name="P1">blendet« C.3,44. is. Joh.42, es.</text:p>
      <text:p text:style-name="P1">III. 12· Ich schreibe euch, Kindlein! weil</text:p>
      <text:p text:style-name="P1">euch die Sünden vergeben sind um seines</text:p>
      <text:p text:style-name="P1">Namens willen. gut· U, ;7.</text:p>
      <text:p text:style-name="P1"><text:soft-page-break/>13. Jch schreibe euch, ihr Väter! weil ihr</text:p>
      <text:p text:style-name="P1">den erkannt habet, der von Anfang ist. Ich</text:p>
      <text:p text:style-name="P1">schreibe euch, ihr Jünglinge! weil ihr den</text:p>
      <text:p text:style-name="P1">Bösen überwunden habet. Jch schreibe</text:p>
      <text:p text:style-name="P1">euch, ihr Kinder! weil ihr den Vater er-</text:p>
      <text:p text:style-name="P1">kannt habet. Joh. «. 4. E:-h. 6, « 2c.</text:p>
      <text:p text:style-name="P1">IF. Jch habe euch geschrieben, ihr Vater!</text:p>
      <text:p text:style-name="P1">weil ihr den erkannt habet, der von Anfang</text:p>
      <text:p text:style-name="P1">ist. Ich habe euch geschrieben, ihr Jüng-</text:p>
      <text:p text:style-name="P1">linge! weil ihr stark seid nnd das Wort«</text:p>
      <text:p text:style-name="P1">Gottes in euch bleibt und ihr den Bösen</text:p>
      <text:p text:style-name="P1">iiberwunden habet.</text:p>
      <text:p text:style-name="P1">I5. Haber nicht lieb die Welt, noch was</text:p>
      <text:p text:style-name="P1">in der Welt ist. Wenn Jemand die Welt</text:p>
      <text:p text:style-name="P1">lieb hat, so ist die Liebe des Vaters nicht</text:p>
      <text:p text:style-name="P1">in ihm. R-Im. », 2. Jst. r, «-.</text:p>
      <text:p text:style-name="P1">16. Denn Alles, was in der Welt ist,</text:p>
      <text:p text:style-name="P1">nämlich die Lust des Fleisches und die Lust</text:p>
      <text:p text:style-name="P1">der Augen nnd der Hochmuth des Lebens,</text:p>
      <text:p text:style-name="P1">ist nicht von dem Vater, sondern von der</text:p>
      <text:p text:style-name="P1">Welt ist es.</text:p>
      <text:p text:style-name="P1">17. Und die Welt vergeht und ihre Lust;</text:p>
      <text:p text:style-name="P1">wer aber den Willen Gottes thut, der bleibt</text:p>
      <text:p text:style-name="P1">in die Ewigkeit. «. kxok.7,3i. i.Vek.1,2!k.</text:p>
      <text:p text:style-name="P1">IV. 18. Ihr Kinder! Es ist die letzte Zeit</text:p>
      <text:p text:style-name="P1">und wie ihr gehört habet, daß der Wider-</text:p>
      <text:p text:style-name="P1">christ kommen werde, so sind schon jetzt</text:p>
      <text:p text:style-name="P1">viele Widerchristen ausgestanden. Daher</text:p>
      <text:p text:style-name="P1">erkennen wir, daß die letzte Zeit da ist.</text:p>
      <text:p text:style-name="P1">4.Pet.4,7. 2.Thkss.2,3:c 4.Joh.4,3. 2.Ioh.7.</text:p>
      <text:p text:style-name="P1">19. Sie sind von uns ausgegangen, aber</text:p>
      <text:p text:style-name="P1">sie waren nicht aus uns; denn wenn sie</text:p>
      <text:p text:style-name="P1">aus uns gewesen wären, so waren sie bei</text:p>
      <text:p text:style-name="P1">uns geblieben; aber es sollte ofsenbar wer-</text:p>
      <text:p text:style-name="P1">den, daß nicht Alle aus uns seien.</text:p>
      <text:p text:style-name="P1">Abg. TO, 30. i. Cor. «, i9.</text:p>
      <text:p text:style-name="P1">20. Und ihr habet die Salbung von dem</text:p>
      <text:p text:style-name="P1">Heiligen ulld wisset Alles. 2. Cor. -i« 2I. 22.·</text:p>
      <text:p text:style-name="P1">21. Ich habe euch nicht geschrieben , weil</text:p>
      <text:p text:style-name="P1">ihr die Wahrheit nicht wisset, sondern weil</text:p>
      <text:p text:style-name="P1">ihr sie wisset und weil alle Lüge nicht aus</text:p>
      <text:p text:style-name="P1">der Wahrheit ist.</text:p>
      <text:p text:style-name="P1">22. Wer ist der Lügner als nur der, welcher</text:p>
      <text:p text:style-name="P1"/>
      <text:p text:style-name="P1"/>
      <text:p text:style-name="P1"/>
      <text:p text:style-name="P1">Cap. 2. 3. . Die I. Epistel</text:p>
      <text:p text:style-name="P1">läugnet, daß Jesus der Christus sei? Dieser</text:p>
      <text:p text:style-name="P1">ist der Widerchrist, der den Vater und den</text:p>
      <text:p text:style-name="P1">Sohn läugnet. E.2,i8. J-h. 2o, ei. -i.Pet.2. i.</text:p>
      <text:p text:style-name="P1">23. Ein Jeder, der den Sohn läugnet, hat</text:p>
      <text:p text:style-name="P1">auch den Vater nicht. Wer den Sohn be-</text:p>
      <text:p text:style-name="P1"><text:soft-page-break/>kennt, der hat auch den Vater.</text:p>
      <text:p text:style-name="P1">C.4,45. Joh.5,2Z. 2«Joh.9.</text:p>
      <text:p text:style-name="P1">24. Was ihr nun von Anfang an gehört</text:p>
      <text:p text:style-name="P1">habet, das bleibe in euch. Wenn in euch</text:p>
      <text:p text:style-name="P1">bleibet, was ihr von Anfang an gehört</text:p>
      <text:p text:style-name="P1">habet, so werdet auch ihr in dem ohne</text:p>
      <text:p text:style-name="P1">und in dem Vater bleiben. J-h. it, 23.</text:p>
      <text:p text:style-name="P1">25. Und dieses ist die VerheiHung, die er</text:p>
      <text:p text:style-name="P1">uns verheißen hat, das ewige Leben.</text:p>
      <text:p text:style-name="P1">C. is, «. Joh.io, 28.</text:p>
      <text:p text:style-name="P1">26. Dieses habe ich euch geschrieben von</text:p>
      <text:p text:style-name="P1">denen, die euch verführen.</text:p>
      <text:p text:style-name="P1">27. Und die Salbnng, welche ihr von ihm</text:p>
      <text:p text:style-name="P1">empfangen habet, bleibt in euch und ihr</text:p>
      <text:p text:style-name="P1">habet nicht donnöihen, daß euch Jemand be-</text:p>
      <text:p text:style-name="P1">ehre, sondern wie euch eben diese Salbung</text:p>
      <text:p text:style-name="P1">über Alles belehret und wahr ist und keine</text:p>
      <text:p text:style-name="P1">Lüge ist, uiid wie sie euch belehret hat, so</text:p>
      <text:p text:style-name="P1">werdet ihr darin bleiben. Jph. i4,26. ii3,i3.</text:p>
      <text:p text:style-name="P1">28. Und nun, Kindlein! bleibet in ihm,</text:p>
      <text:p text:style-name="P1">damit, wann er geoffenbart werden wird,</text:p>
      <text:p text:style-name="P1">wir srcudige Zuversicht haben und nicht zu</text:p>
      <text:p text:style-name="P1">Schanden werden vor ihm, bei seiner Zu-</text:p>
      <text:p text:style-name="P1">kunft. J»h. is, i. i.Jph. 4, i7.</text:p>
      <text:p text:style-name="P1">29. Wenn ihr wisset, daß er strebt ist, so</text:p>
      <text:p text:style-name="P1">erkennet, daß Jeder, der die erechtigkeit</text:p>
      <text:p text:style-name="P1">thut, aus ihm geboren ist. C. Z, 7—i0.</text:p>
      <text:p text:style-name="P1">Cap. lII.</text:p>
      <text:p text:style-name="P1">l. Glück und Hoffnung der Kinder Gottes, 4—3;</text:p>
      <text:p text:style-name="P1">1l. ihre Kennzeichen: Gerechtigkeit und Brudetliebe,</text:p>
      <text:p text:style-name="P1">4—48; 111. nnd deren Wirkung: Freudigkeit zu</text:p>
      <text:p text:style-name="P1">Gott. i9—24.</text:p>
      <text:p text:style-name="P1">I. 1. Sehet, welch große Liebe uns der</text:p>
      <text:p text:style-name="P1">Vater geschenkt hat, das; wir sollen Kinder</text:p>
      <text:p text:style-name="P1">Gottes heißen. Darum erkennet uns die</text:p>
      <text:p text:style-name="P1">Welt nicht, weil sie ihn nicht erkannt hat.</text:p>
      <text:p text:style-name="P1">Joi,.i,-i2. Gal.4,6. J«-h.i7,25.</text:p>
      <text:p text:style-name="P1">2. Ihr Geliebten! Wir sind jetzt Kinder</text:p>
      <text:p text:style-name="P1">Gottes und noch ist es nicht geossenbaret</text:p>
      <text:p text:style-name="P1">worden, was wir sein werden. Wir wissen</text:p>
      <text:p text:style-name="P1">aber, daß, wann es wird geosfenbart sein,</text:p>
      <text:p text:style-name="P1">wir ihm gleich sein werden; denn wir wer-</text:p>
      <text:p text:style-name="P1">den ihn sehen, wie er ist.</text:p>
      <text:p text:style-name="P1">Rdm.8,i6:c. Coi.3,i. Pi;iI.3,9ii.</text:p>
      <text:p text:style-name="P1">Z. Und ein Jeder, der diese Hoffnung zu</text:p>
      <text:p text:style-name="P1">ihm hat, der reinigt sich, gleichwie Er rein</text:p>
      <text:p text:style-name="P1">ist. Her«-,ii.</text:p>
      <text:p text:style-name="P1">II. 4. Ein Jeder, der die Sünde thut, der</text:p>
      <text:p text:style-name="P1">thut auch die Uebertretung des Gefetzes,</text:p>
      <text:p text:style-name="P1">St. Johannis. Cap. Z. 267</text:p>
      <text:p text:style-name="P1">und die Sünde ist die Uebertretung des</text:p>
      <text:p text:style-name="P1">Gesetzes- ·C.5, i7.</text:p>
      <text:p text:style-name="P1"><text:soft-page-break/>H. Und ihr wisset, daß Er geosfenbart</text:p>
      <text:p text:style-name="P1">worden ist, damit er unsre Sünden hin-</text:p>
      <text:p text:style-name="P1">wegnehme; und Sün(Ee«is; ni-I)tZn;h1;1;</text:p>
      <text:p text:style-name="P1">. , . . c . , ·</text:p>
      <text:p text:style-name="P1">H. Ein»Jeder, der in ihm bleibt, ·siindiget</text:p>
      <text:p text:style-name="P1">nicht. Ein Jeder, der sündigt, hat ihn nicht</text:p>
      <text:p text:style-name="P1">gesehen, noch ihn rrkannt. C. 2,«;s1 sc. »</text:p>
      <text:p text:style-name="P1">7. Ihr Kindlein. Niemand verfuhre euch.</text:p>
      <text:p text:style-name="P1">Wer die Gerecht:gkeit thut, der ist gerecht,</text:p>
      <text:p text:style-name="P1">gleichwie Er get-e ;t ist. C.2,2i3.29. Eph.5,e</text:p>
      <text:p text:style-name="P1">8. Wer die Sünde thut, der ist aus dem</text:p>
      <text:p text:style-name="P1">Teufel; denn»der Tegel siindigt von An-</text:p>
      <text:p text:style-name="P1">fang. Dazu ist der Hohn Gottes Rossen-</text:p>
      <text:p text:style-name="P1">baret worden, daß er die Werke des eufels</text:p>
      <text:p text:style-name="P1">zerstöre. J«-h. 8, 44. Heb. 2, «. ·</text:p>
      <text:p text:style-name="P1">9. Ein Jeder, der aus Gott geboren ist,</text:p>
      <text:p text:style-name="P1">thut nicht Sünde; denn»sein Same »bleibt in</text:p>
      <text:p text:style-name="P1">ihm und er kann nicht sniidigen, weil er aus</text:p>
      <text:p text:style-name="P1">Gott geboren ist. C.5,tzi8. i.s.g;t.i.23.</text:p>
      <text:p text:style-name="P1">10. Daran ind die inder ottes und</text:p>
      <text:p text:style-name="P1">die Kinder dZs Teufels offenbar. Ein</text:p>
      <text:p text:style-name="P1">Jeder, der nicht Gerechtigkeit thut, ist nicht</text:p>
      <text:p text:style-name="P1">Eins Gott und wer seinen Bruder nicht</text:p>
      <text:p text:style-name="P1">ie et. C.2,29. 4, 8.</text:p>
      <text:p text:style-name="P1">11. Denn das ist die Botschaft, die ihr</text:p>
      <text:p text:style-name="P1">von Anfang an gehört habt, daß wir ein-</text:p>
      <text:p text:style-name="P1">ander lieben sollen. C.2,7. s. Ich. is, 34.</text:p>
      <text:p text:style-name="P1">12. Nicht wie Kam aus dem Bösen war</text:p>
      <text:p text:style-name="P1">und seinen Bruder erwür te. Und warum</text:p>
      <text:p text:style-name="P1">erwürgte er ihn? Weil Feine Werke böse</text:p>
      <text:p text:style-name="P1">waren, die seines Bruders ab«erWgeFe;i)tå</text:p>
      <text:p text:style-name="P1">- O . , .</text:p>
      <text:p text:style-name="P1">13. Verwundert euch mcht, meine Brüder!</text:p>
      <text:p text:style-name="P1">wenn euch die Welt hasset. J«-i,.i5, is ».</text:p>
      <text:p text:style-name="P1">14. Wir wissen, daß wir aus dem Tode</text:p>
      <text:p text:style-name="P1">in das Leben hinübergegangen sind, weil</text:p>
      <text:p text:style-name="P1">wir die Brüder lieben. Wer den Bruder</text:p>
      <text:p text:style-name="P1">nicht liebet, der bleibt im Tode. C. 2,io. «.</text:p>
      <text:p text:style-name="P1">15. Ein Jeder, der seinen Bruder hasset,</text:p>
      <text:p text:style-name="P1">ist ein Menschenmörder; und ihr wisset, daß</text:p>
      <text:p text:style-name="P1">jeder Menschenniörder das ewige Leben</text:p>
      <text:p text:style-name="P1">nicht in ihm bleibend hat.</text:p>
      <text:p text:style-name="P1">Many. I-, 2i. 22. Gar 5, Si.</text:p>
      <text:p text:style-name="P1">16. Daran haben wir die Liebe erkannt,</text:p>
      <text:p text:style-name="P1">daß er sein Leben für uns gelassen hat; so</text:p>
      <text:p text:style-name="P1">sollen auch wir für die Brüder das Leben</text:p>
      <text:p text:style-name="P1">lassen. J-h. is, is.</text:p>
      <text:p text:style-name="P1">17. Wer aber die Güter der Welt ·hat</text:p>
      <text:p text:style-name="P1">und sieht seinen Bruder Mangel leiden</text:p>
      <text:p text:style-name="P1">und verschließt fein Herz nor ihm, wie</text:p>
      <text:p text:style-name="P1">bleibt die Liebe Gottes in ihm?</text:p>
      <text:p text:style-name="P1">Ei. Mel. 45, 7 it. Jak. 2, -is. 46. ·</text:p>
      <text:p text:style-name="P1"><text:soft-page-break/>18. Meine Kindlein! lasset uns nicht mit</text:p>
      <text:p text:style-name="P1">Worten, noch mit der Zunge, sondern in</text:p>
      <text:p text:style-name="P1">That und Wahrheit lieben! N-Im. «i2, 9.i3.</text:p>
      <text:p text:style-name="P1"/>
      <text:p text:style-name="P1"/>
      <text:p text:style-name="P1"/>
      <text:p text:style-name="P1">268 City. Z. 4. Die I. Eptstel St. Johamns. - City. 4. 5.</text:p>
      <text:p text:style-name="P1">IlI. 19. Und daran erkennen mirs, daß</text:p>
      <text:p text:style-name="P1">wir aus der Wahrheit sind undwe-vden »vor</text:p>
      <text:p text:style-name="P1">ihm unsre Herzen beruhigen, J«-H. is, 37.</text:p>
      <text:p text:style-name="P1">20. daß, wenn unser Herz uns verdammt,</text:p>
      <text:p text:style-name="P1">Gott größer ist als unser Herz und alle</text:p>
      <text:p text:style-name="P1">Dingetemlet. J2s.55,7--a. Jph.2i,i7.</text:p>
      <text:p text:style-name="P1">21. Ihr Geliebten! wenn unser Herz uns</text:p>
      <text:p text:style-name="P1">mcht verdammt, so haben wir sreudige Zu-</text:p>
      <text:p text:style-name="P1">versicht zu Gott; » Hc»b. i., is.</text:p>
      <text:p text:style-name="P1">22. und was wir bitten, das empfanlgen</text:p>
      <text:p text:style-name="P1">wir von ihm, weil wir seine Gebote hu ten</text:p>
      <text:p text:style-name="P1">und thun, was vor ihm wohlgefällig ist.</text:p>
      <text:p text:style-name="P1">C.5,i-2.i5. M-:kc.«,2 . Joi).ss5,7.</text:p>
      <text:p text:style-name="P1">23. Und das ist seinGebot, daß wir glauben</text:p>
      <text:p text:style-name="P1">an den Namen seines Sohnes Jesu Christi</text:p>
      <text:p text:style-name="P1">und einander lieben, wie er uns das Gebot</text:p>
      <text:p text:style-name="P1">gegeben hat. Ioh.i5,29.i5,i2. Eph.5,2.</text:p>
      <text:p text:style-name="P1">24. Und wer seine Gebote hält, der bleibt</text:p>
      <text:p text:style-name="P1">in ihm und Er in demselben; und daran</text:p>
      <text:p text:style-name="P1">erkennen wir, daß er in uns bleibt, aus</text:p>
      <text:p text:style-name="P1">dem Geiste, den er uns gegeben hat.</text:p>
      <text:p text:style-name="P1">C. i, is. Joh.14,e3. Rom. 8, 9.</text:p>
      <text:p text:style-name="P1">Cap. IV.</text:p>
      <text:p text:style-name="P1">l. Warnung vor Jtrlehreru. 1—6. il. Ermunte-</text:p>
      <text:p text:style-name="P1">rung zur Brudekliebc aus der Liebe Gottes. 7—2i.</text:p>
      <text:p text:style-name="P1">I. 1. Ihr Geliebten! glaubet·nicht jedem</text:p>
      <text:p text:style-name="P1">Geiste, sondern prüset »die Geister, ob sie</text:p>
      <text:p text:style-name="P1">gusssJgtt vgl? falsche Prophe-</text:p>
      <text:p text:style-name="P1">«eni i i an an en.</text:p>
      <text:p text:style-name="P1">i.Thess.5,i9—22. i».JoZ.H,i8S·2.Pei.2,i.</text:p>
      <text:p text:style-name="P1">2. Daran erkennet ihr den Geist Gottes:</text:p>
      <text:p text:style-name="P1">Jeder Geist, der bekennt, daßJesusChristus</text:p>
      <text:p text:style-name="P1">in das Fleisch gekommen sei, isä aus G2tt;</text:p>
      <text:p text:style-name="P1">«« .i, i—-i .</text:p>
      <text:p text:style-name="P1"><text:s/>uns jedFr Geist, der nichi«bekennt, daß</text:p>
      <text:p text:style-name="P1">Je us hri tus in das Fleisch gekommen</text:p>
      <text:p text:style-name="P1">sei, ig3nichtckgu’s Gott, und hieß ist der Geist</text:p>
      <text:p text:style-name="P1">des ider ri ts von we chem ihr gehört</text:p>
      <text:p text:style-name="P1">habt, Iß! er komme, und jetzt ist er schon</text:p>
      <text:p text:style-name="P1">in der e t. C. 2, is. 22. 2. To ss. 2, 7.</text:p>
      <text:p text:style-name="P1">4. Ihr seid aus Gott, Kinblein! und</text:p>
      <text:p text:style-name="P1">habet jene iiberwiindei1; denn größer ist</text:p>
      <text:p text:style-name="P1">der, welcher in euch ist, Cals her äu de4r Welt.</text:p>
      <text:p text:style-name="P1">.5, . uc. i, M.</text:p>
      <text:p text:style-name="P1">5.«Jene sind aus der Welt; darum reden</text:p>
      <text:p text:style-name="P1"><text:soft-page-break/>sie aus der Welt und die Welt hbret sie.</text:p>
      <text:p text:style-name="P1">Joh. is, i9.</text:p>
      <text:p text:style-name="P1">6. Wir sind aus Gott. Wer Gott erkennt,</text:p>
      <text:p text:style-name="P1">der höret uns; wer nicht aus Gott ist, der</text:p>
      <text:p text:style-name="P1">hört uns nicht- Daraus erkennen wir den</text:p>
      <text:p text:style-name="P1">Geist der Wahrheit und den Geist des Irr-</text:p>
      <text:p text:style-name="P1">thunis. J-»h. 8, -«7· i7, «.</text:p>
      <text:p text:style-name="P1">II. 7. Ihr Geliebten! Laßt uns einander</text:p>
      <text:p text:style-name="P1">lieben, denn die Liebe ist aus Gott, und ein</text:p>
      <text:p text:style-name="P1">Jeder, der liebt, ist aus Gott geboren und</text:p>
      <text:p text:style-name="P1">kenuet Gott. C» Z, «,</text:p>
      <text:p text:style-name="P1">8. Wer ni liebet, hat Gott nicht erkannt,</text:p>
      <text:p text:style-name="P1">denn Gotti die Liebe. —</text:p>
      <text:p text:style-name="P1">9. Darin ist die Liebe Gottes gegen uns</text:p>
      <text:p text:style-name="P1">geofienbart worden, daß Gott seinen ein-</text:p>
      <text:p text:style-name="P1">gebornen Sohn in die Welt gesandt hat,</text:p>
      <text:p text:style-name="P1">daß wir durch ihn lebten. J«-h. Z, is.</text:p>
      <text:p text:style-name="P1">1(). Darin esteht die Liebe nicht, das; wir</text:p>
      <text:p text:style-name="P1">Gott geliebet, sondern daß er uns cliebet</text:p>
      <text:p text:style-name="P1">und seinen Sohn gesandt hat zur 2iz3ersöh-</text:p>
      <text:p text:style-name="P1">. nung für unsere Sünden.</text:p>
      <text:p text:style-name="P1">; Nin 5,8. 2.Cok.5,i9.20.</text:p>
      <text:p text:style-name="P1">J 11. Ihr Geliebten! Wenn uns Gott also</text:p>
      <text:p text:style-name="P1">; geliebet hat, so müssen auch wir einander</text:p>
      <text:p text:style-name="P1">J ieben.</text:p>
      <text:p text:style-name="P1">s 12. Niemand hat Gott jemals geschaut;</text:p>
      <text:p text:style-name="P1">H wenn wir einander liebeii, so bleibt Gott in</text:p>
      <text:p text:style-name="P1">I uns und seine Liebe ist in uns vollkonimen</text:p>
      <text:p text:style-name="P1">; geworden. Joi). «, is.</text:p>
      <text:p text:style-name="P1">; 13. Daran erkennen wir, das; wir in ihm</text:p>
      <text:p text:style-name="P1">s bleiben und er in uns, daß er uns von</text:p>
      <text:p text:style-name="P1">seinem Geiste gegeben hat. C. Z, gis.</text:p>
      <text:p text:style-name="P1">14. Und wir )aben geschaut und bezeugen,</text:p>
      <text:p text:style-name="P1">das; der Vater den Sohn zum Hcilande der</text:p>
      <text:p text:style-name="P1">Welt 3Bsandt hat. Mk«iih.3.i7. Jst; 3,i7.</text:p>
      <text:p text:style-name="P1">- 15. er bekennet, das; Jesus der Sohn</text:p>
      <text:p text:style-name="P1">Gottes sei, in dem bleibt Gott und er in</text:p>
      <text:p text:style-name="P1">Gott· J.-h S, 69.</text:p>
      <text:p text:style-name="P1">16, Und wir haben erkannt und geglaubt</text:p>
      <text:p text:style-name="P1">die Liebe, die Gott zu uns hat. Gott ist die</text:p>
      <text:p text:style-name="P1">Liebe und wer in der Liebe bleibt, der bleibt</text:p>
      <text:p text:style-name="P1">in Gott und Gott in ihm. C.-i, S. -i2.</text:p>
      <text:p text:style-name="P1">17. Darin ist die Liebe bei uns voll-</text:p>
      <text:p text:style-name="P1">kommen · eworden, daß wir freut-ige Zu-</text:p>
      <text:p text:style-name="P1">oersicht gaben am Tage des Gerichtes;</text:p>
      <text:p text:style-name="P1">weil, g3l3eichwie Er ist, auch wir sind in</text:p>
      <text:p text:style-name="P1">dieser S elt. C» 2, 28, is.</text:p>
      <text:p text:style-name="P1">IS. Furcht ist nicht in der Liebe, sondern</text:p>
      <text:p text:style-name="P1">die vollkommene Liebe treibt die Furcht</text:p>
      <text:p text:style-name="P1">aus; denn die Furcht hat Pein; wer sich</text:p>
      <text:p text:style-name="P1">aber siirchtet, der ist nicht vollkommen in</text:p>
      <text:p text:style-name="P1">der Liebe. Rom. 8, is.</text:p>
      <text:p text:style-name="P1"><text:soft-page-break/>19. Laßt uns ihn lieben, denn Er hat Uns</text:p>
      <text:p text:style-name="P1">zuerst geliebt. ·</text:p>
      <text:p text:style-name="P1">20. Wenn Jemand spricht: Jch l·Tebe»·GVIU</text:p>
      <text:p text:style-name="P1">und hasset seinen Bruder, derist eU·1 LUSUEV-</text:p>
      <text:p text:style-name="P1">Denn wer seinen Bruder 11kchk klebt- Den</text:p>
      <text:p text:style-name="P1">er siehet, wie kann er denn Gott lieben-</text:p>
      <text:p text:style-name="P1">den er nicht siehet? C« Z- 17- 2«·4- «</text:p>
      <text:p text:style-name="P1">21. Und dieses Gebot haben wir von ihm,</text:p>
      <text:p text:style-name="P1">daß, W» Ggxk sieht, auch seinen Bruder</text:p>
      <text:p text:style-name="P1">lieben soll. C. 3, es. JOk)- is, sb-</text:p>
      <text:p text:style-name="P1">Cap. V.</text:p>
      <text:p text:style-name="P1">D» Glaube als das Kennzeichen und die sieg-</text:p>
      <text:p text:style-name="P1">keiche Kraft dir Kinder Gottes. i —2t.</text:p>
      <text:p text:style-name="P1">1. Ein Jeder, der da glaubt, das; Jesus</text:p>
      <text:p text:style-name="P1">der Christus sei, ist aus Gott geboren; und</text:p>
      <text:p text:style-name="P1"/>
      <text:p text:style-name="P1"/>
      <text:p text:style-name="P1"/>
      <text:p text:style-name="P1">Cato. Z. . Die l. Epi:stel</text:p>
      <text:p text:style-name="P1">Jeder, der den liebt, der ihn geboren hat,</text:p>
      <text:p text:style-name="P1">Hebt a:uch den, dEr :)o2n:lgn1 geh o4ren21Hä</text:p>
      <text:p text:style-name="P1">» .,..»5-»,».«.</text:p>
      <text:p text:style-name="P1">Z. åJaran Erkennen wir, das; wär drei FAU-</text:p>
      <text:p text:style-name="P1">der ott-es eben, wenn wir ott ie en</text:p>
      <text:p text:style-name="P1">und seine Gebote halten. «</text:p>
      <text:p text:style-name="P1">3. Denn das ist die Liebe zu Gott, daß wir</text:p>
      <text:p text:style-name="P1">seine Gebote halten, und seine Gebote sind</text:p>
      <text:p text:style-name="P1">nicht schwer. J. Jst; C. Joi,.ii,i5. sitz-xeth.«,;-;o.</text:p>
      <text:p text:style-name="P1">4. Denn Alles, was aus Gott· geboren·ist,</text:p>
      <text:p text:style-name="P1">überwindet die Welt und das ist der Sieg,</text:p>
      <text:p text:style-name="P1">der die Welt überwunden hat, ulZ!ser Glal;be.</text:p>
      <text:p text:style-name="P1">C. L, -t5ic. «. or. "45, Z .</text:p>
      <text:p text:style-name="P1">5. Wer ist’s, der die Welt überwindet, als</text:p>
      <text:p text:style-name="P1">Er der,fwelcher glaubt, das;TJesiis der Sohn</text:p>
      <text:p text:style-name="P1">ones ei? R"m. 8,37.</text:p>
      <text:p text:style-name="P1">6. Dieser ist es, der» "kon"imen ist durch</text:p>
      <text:p text:style-name="P1">Wasser und Blut, Jesris Christus; nicht</text:p>
      <text:p text:style-name="P1">im Wasser allein, sondern in dein Wasser</text:p>
      <text:p text:style-name="P1">und dem Blute; iind der Geist ist es, der</text:p>
      <text:p text:style-name="P1">da zeuget, denn der Gegst4Lst3die3WfL)rF?;eit.</text:p>
      <text:p text:style-name="P1">.«"O — - - <text:s/>- »-</text:p>
      <text:p text:style-name="P1">7. Denn Drei sinds, die da zeugen im</text:p>
      <text:p text:style-name="P1">Himmel: der Vater, das Wort und· der</text:p>
      <text:p text:style-name="P1">heilige Geist, und diese drei s:ind3Eu;es.</text:p>
      <text:p text:style-name="P1">Mc«ith.28,i9.·««oh.1,i.si;,i —i .</text:p>
      <text:p text:style-name="P1">8. Und-Frei sind, die«szdcååe;isgen an; Er-</text:p>
      <text:p text:style-name="P1">den: de-r eist und das E a er un das</text:p>
      <text:p text:style-name="P1">Blut; und diese drei gehen aus Eines.</text:p>
      <text:p text:style-name="P1">Heb.io,i5. Apg.io,47. J-ch.3,5. Mc«tih.26,28.</text:p>
      <text:p text:style-name="P1">9. L;Lenn wsir <text:s/>Zeggniß der·?)i3;sc3ex</text:p>
      <text:p text:style-name="P1">anne wen o i da eugni o e</text:p>
      <text:p text:style-name="P1">größer; des« dies; ist dqsf?3eug:2iß Gottes,</text:p>
      <text:p text:style-name="P1"><text:soft-page-break/>das er gezeuget hat von 1heinen;S;)h;le3.7</text:p>
      <text:p text:style-name="P1">««-) .8, -i . , .</text:p>
      <text:p text:style-name="P1">10. Wer anZden Ist» "Gckottes glczibt,</text:p>
      <text:p text:style-name="P1">der hat das eugni in si )« wer ott</text:p>
      <text:p text:style-name="P1">nicht glaubt, der hat ihn zum:Lüg·ner ge-</text:p>
      <text:p text:style-name="P1">macht, weil er an das Zeugnis; nicht ge-</text:p>
      <text:p text:style-name="P1">glaubt thgt,t das Gott von einem Sohne</text:p>
      <text:p text:style-name="P1">gezeuge a« Röm.8, is. Jk)h.3,33.</text:p>
      <text:p text:style-name="P1">1l. Und dieß ist das Zeii mß, daß Gott</text:p>
      <text:p text:style-name="P1">uns ewiges Leben gegeben hat, und dieses</text:p>
      <text:p text:style-name="P1">Leben in seinem Sohne ist. Ich. -i,4.</text:p>
      <text:p text:style-name="P1">St. Joha«n-nis. Cap. S. 269</text:p>
      <text:p text:style-name="P1">12. Wer den Sohn hat, der hat das Leben;</text:p>
      <text:p text:style-name="P1">wer denSohn Gottes nicht hat, der hat das</text:p>
      <text:p text:style-name="P1">Leben nicht. Jpi,.e,36.5,2ii.</text:p>
      <text:p text:style-name="P1">».13. Dieses abe ich euch geschrieben, die</text:p>
      <text:p text:style-name="P1">ihr an den sz9liamen» des Sohiles Gottes</text:p>
      <text:p text:style-name="P1">glaubet, damit ihr wisset, daß ihr das ewige</text:p>
      <text:p text:style-name="P1">eben habet, und damit ihr an den Namen</text:p>
      <text:p text:style-name="P1">des Sohnes Gottes glaubet. J-h.20, :-«.</text:p>
      <text:p text:style-name="P1">14. Und das ist die sreudige Zuversicht,</text:p>
      <text:p text:style-name="P1">die wir zu ihm haben, daß, so wir um etwas</text:p>
      <text:p text:style-name="P1">bitten naih seinem Willen, er uns erhöret.</text:p>
      <text:p text:style-name="P1">C. 3, A. sie. J-h. it, is. »-.</text:p>
      <text:p text:style-name="P1">15. Und so wir wissen, daß er uns erh’ort,</text:p>
      <text:p text:style-name="P1">um was wir bitten, so wissen wir auch, daß</text:p>
      <text:p text:style-name="P1">»wir die Bitten erlangen, die wir von ihm</text:p>
      <text:p text:style-name="P1">·gebeten haben.</text:p>
      <text:p text:style-name="P1">16. Wenn Jemand seinen Bruder sündi-</text:p>
      <text:p text:style-name="P1">gen sieht, eine Sünde nicht zum Tode, der</text:p>
      <text:p text:style-name="P1">wird bitten, und er wird ihm das Leben</text:p>
      <text:p text:style-name="P1">eben, denen nänilich, die nicht zum Tode</text:p>
      <text:p text:style-name="P1">iZiindi en. Es ibt eine Sünde Zum Tode;</text:p>
      <text:p text:style-name="P1">: nicht Für diese sinke ich, daß er itti—-n solle.</text:p>
      <text:p text:style-name="P1">March. 42, Jst. 32. Hei-. is, 4 :c.</text:p>
      <text:p text:style-name="P1">17. Alle Ungerechtigkeit ist Sünde; aber</text:p>
      <text:p text:style-name="P1">es gibt eine Sünde nicht zum Tode. C. Z, i.</text:p>
      <text:p text:style-name="P1">18. Wir wissen, daß ein Jeder, der aus</text:p>
      <text:p text:style-name="P1">Gott geboren ist, nicht sündigt; sondern</text:p>
      <text:p text:style-name="P1">wer aus Gott geboren worden, der be-</text:p>
      <text:p text:style-name="P1">. wahrer sieh und der Böse berührt ihn nicht.</text:p>
      <text:p text:style-name="P1">C. 3, 9. I«-h.i7, is«-.</text:p>
      <text:p text:style-name="P1">» 19. Wir wissen, das; wir aus Gott sind</text:p>
      <text:p text:style-name="P1">« und die ganze Welt liegt im Argen.</text:p>
      <text:p text:style-name="P1">C. 4, !k. ei. at. i. 4.</text:p>
      <text:p text:style-name="P1">20. Wir wissen aber, daß der Sohn Gottes</text:p>
      <text:p text:style-name="P1">gekommen ist und uns Verstand gegeben hat,</text:p>
      <text:p text:style-name="P1">daß wir den Wahrhaften erkennen; und wir</text:p>
      <text:p text:style-name="P1">! sind in dem Wahrei;gften, in seinem Sohne</text:p>
      <text:p text:style-name="P1">Jesu Christo. Di rist der wahrhasteGott</text:p>
      <text:p text:style-name="P1">und das ewige Leben.</text:p>
      <text:p text:style-name="P1">« Joh.i7,3.i4,6. 20,28. Off.3,7. (Hi"sm.9,s-.</text:p>
      <text:p text:style-name="P1"><text:soft-page-break/>i 4.Tim.Z,46. 1.Joh.4,-l.2.</text:p>
      <text:p text:style-name="P1">« 21. Ihr Kindlein! hütet euch vor den</text:p>
      <text:p text:style-name="P1">Götzen! Amen. i. C-sc. i0, it.</text:p>
      <text:p text:style-name="P1">Die II. tel</text:p>
      <text:p text:style-name="P1">l. Gruß an die Kyria. O—-K. il. Freude über</text:p>
      <text:p text:style-name="P1">ihren Cl)ristcnroandel. 4—6. Hi- Warnung vor</text:p>
      <text:p text:style-name="P1">Je:-Iehreri-i. 7—«. IV. Schluß des Briefes- IS, R.</text:p>
      <text:p text:style-name="P1">I. I. Der» Aelteste an die auserwählte</text:p>
      <text:p text:style-name="P1">Kyria und ihre Kinder, welche ich liebe in</text:p>
      <text:p text:style-name="P1">der Wahrheit und nicht ich allein, sondern</text:p>
      <text:p text:style-name="P1">auch Alle, welche die Wahrheit erkannt</text:p>
      <text:p text:style-name="P1">haben, 3.Joh. i.</text:p>
      <text:p text:style-name="P1">(-?;</text:p>
      <text:p text:style-name="P1">H</text:p>
      <text:p text:style-name="P1">FO-</text:p>
      <text:p text:style-name="P1">«-«</text:p>
      <text:p text:style-name="P1">St. Johannis.</text:p>
      <text:p text:style-name="P1">2. um der Wahrheit willen, die in uns</text:p>
      <text:p text:style-name="P1">bleibt und bei.nns Bin wird in Ewigkeit.</text:p>
      <text:p text:style-name="P1">Z, Es sei mit euch nade, Barmherzigkeit,</text:p>
      <text:p text:style-name="P1">Friede von Gott, dem Vater, und von dem</text:p>
      <text:p text:style-name="P1">HerrnJesu«Christo,·demSohnedesVaters,</text:p>
      <text:p text:style-name="P1">in Wahrheit und Liebe! i.Tim. i, Z. ·</text:p>
      <text:p text:style-name="P1">II. 4. Ich bin sehr erfreut worden, daß ich</text:p>
      <text:p text:style-name="P1">unter deinen Kindern gesunden habe, die in</text:p>
      <text:p text:style-name="P1"/>
      <text:p text:style-name="P1"/>
      <text:p text:style-name="P1"/>
      <text:p text:style-name="P1">270 Die Il. und III. E</text:p>
      <text:p text:style-name="P1">der Wahrheit wandeln, wie wir das Gebot</text:p>
      <text:p text:style-name="P1">empfangen haben vom Vater. Z. Ich. Z.</text:p>
      <text:p text:style-name="P1">F-. Und nun bitte ich dich, Khria, nicht als</text:p>
      <text:p text:style-name="P1">schreibe ich dir ein neues Gebot, sondern das,</text:p>
      <text:p text:style-name="P1">welches wir von Anfang an gehabt haben,</text:p>
      <text:p text:style-name="P1">daß wir einander lieben. i.Jo17.3, u.23.</text:p>
      <text:p text:style-name="P1">6. Und dies; ist die Liebe, daß wir wandeln</text:p>
      <text:p text:style-name="P1">nach seinen Geboten. Dieß ist das Gebot,</text:p>
      <text:p text:style-name="P1">wie ihr von Anfan an gehört habet, daß ihr</text:p>
      <text:p text:style-name="P1">darin wandeln folgt. i.J-h.5,3. Joh.i5,40.</text:p>
      <text:p text:style-name="P1">III. 7. Denn viele Vexhsührer sind in die</text:p>
      <text:p text:style-name="P1">Welt gekommen, die ni t bekennen, daß</text:p>
      <text:p text:style-name="P1">Jesus Christus im Flcische gekommen sei.</text:p>
      <text:p text:style-name="P1">Dies; ist der Verführer und der Wider-</text:p>
      <text:p text:style-name="P1">chr1st. «. J-)h. 2, 48.4,1—3. «</text:p>
      <text:p text:style-name="P1">8. Sehet euch vor, daß wir nicht verlieren,</text:p>
      <text:p text:style-name="P1">was wir » earbeitet haben, sondern vollen</text:p>
      <text:p text:style-name="P1">Lohn empsimgen. Oss.:-1, «.</text:p>
      <text:p text:style-name="P1">pistel St. Johannis.</text:p>
      <text:p text:style-name="P1">9. Ein Jeder, der da abweicht und nicht</text:p>
      <text:p text:style-name="P1">bleibt in der Lehre Christi, der hat Gott</text:p>
      <text:p text:style-name="P1">nicht; wer da bleibet in der Lehre Christi,</text:p>
      <text:p text:style-name="P1">der hat beide, den Vater und dein 2S;)Yn.</text:p>
      <text:p text:style-name="P1"><text:soft-page-break/>i. Jo . , .</text:p>
      <text:p text:style-name="P1">10. WennJemand zu euch kommt unddiese</text:p>
      <text:p text:style-name="P1">Lehre nicht bringt, so nehmet ihn nicht in das</text:p>
      <text:p text:style-name="P1">Haus und heißet ihn auch nicht willkommen.</text:p>
      <text:p text:style-name="P1">2.Thess.3,44. 4.Co:.46,22. GaI.4,8.9.</text:p>
      <text:p text:style-name="P1">11. Denn wer ihn willkommen heißt, der</text:p>
      <text:p text:style-name="P1">nimmt Theil an seinen bösen Werken.</text:p>
      <text:p text:style-name="P1">IV. 12. Jchhätteeuch noch viel uschreiben,</text:p>
      <text:p text:style-name="P1">aber ich wollte es nicht durchi1Zapier und</text:p>
      <text:p text:style-name="P1">Tinte thun; sondern ich hoffe zu euch zu</text:p>
      <text:p text:style-name="P1">kommen und mündlich mit euch zu reden,</text:p>
      <text:p text:style-name="P1">damit unsere Freude vollkommen sei.</text:p>
      <text:p text:style-name="P1">3·Joh. is. 44. 4.Jph. «, «·</text:p>
      <text:p text:style-name="P1">13. Es grüßen dich die Kinder deiner</text:p>
      <text:p text:style-name="P1">Schwester, der Auserwählten. Amen.</text:p>
      <text:p text:style-name="P1">Diet1t. Epistel</text:p>
      <text:p text:style-name="P1">l. Gruß an Gajus. s, 2. il. Freude über seinen</text:p>
      <text:p text:style-name="P1">i)ristlichen Wandel und seine Wohlthätigkeit. Z—-S.</text:p>
      <text:p text:style-name="P1">Ii«ll. Klage über Diotrephcs und Lob des Demetrius.</text:p>
      <text:p text:style-name="P1">s—42. 1v. SchIuß1-es Briefes. is-«.-.</text:p>
      <text:p text:style-name="P1">I. 1. Der Aelteste an Gajus, den Ge-</text:p>
      <text:p text:style-name="P1">liebten, welchen ich liebe in der Wahrheit.</text:p>
      <text:p text:style-name="P1">2. Joh. 4. Rö1n. t6, 23.</text:p>
      <text:p text:style-name="P1">·2. Geliebter! Vor allen Dingen wünsche</text:p>
      <text:p text:style-name="P1">ich, daß es dir wohl gehe und du gesund</text:p>
      <text:p text:style-name="P1">seiest, wie es deiner Seele wohl geht.</text:p>
      <text:p text:style-name="P1">il. 3. Denn ich bin sehr erfreut worden,</text:p>
      <text:p text:style-name="P1">als Brüder kamen und für deine Wahrheit</text:p>
      <text:p text:style-name="P1">zeugten, wie du ill der Wahrheit wandelst.</text:p>
      <text:p text:style-name="P1">2. Joh. 4.</text:p>
      <text:p text:style-name="P1">4. Jch habe keine größere Freude, als diese,</text:p>
      <text:p text:style-name="P1">daß ich höre, wie meineKinder in der Wahr-</text:p>
      <text:p text:style-name="P1">heit wandeln.</text:p>
      <text:p text:style-name="P1">5. Geliebter! Du handelst treu in dem,</text:p>
      <text:p text:style-name="P1">was du gegen die Brüder thust und gegen</text:p>
      <text:p text:style-name="P1">die Fren1dlinge.</text:p>
      <text:p text:style-name="P1">6. Sie haben für deine Liebe vor der Ge-</text:p>
      <text:p text:style-name="P1">meinde gezeuget und du wirst wohl thun,</text:p>
      <text:p text:style-name="P1">wenn du sie geleitest , wie es Gottes</text:p>
      <text:p text:style-name="P1">würdig ist.</text:p>
      <text:p text:style-name="P1">7. Denn um seines Namens willen sind</text:p>
      <text:p text:style-name="P1">sie ausgezogen und haben von den Heiden</text:p>
      <text:p text:style-name="P1">nichts genommen.</text:p>
      <text:p text:style-name="P1">Matth. 40, 8. 4. Cur. 9, 42 2c.</text:p>
      <text:p text:style-name="P1">Z. Damm sind wir schuldig, solche aus- »</text:p>
      <text:p text:style-name="P1">St. Johannis.</text:p>
      <text:p text:style-name="P1">zunehmen, damit wir Mitarbeiter für die</text:p>
      <text:p text:style-name="P1">Wahrheit werden. Many. so, ro. Rein. im.</text:p>
      <text:p text:style-name="P1">III. 9. Jch habe der Gemeinde geschrieben;</text:p>
      <text:p text:style-name="P1">aber Diotrephes, der unter ihnen will der</text:p>
      <text:p text:style-name="P1">Erste sein, nimmt uns nicht an. .</text:p>
      <text:p text:style-name="P1">10. Darum, wann ich komme, will ich</text:p>
      <text:p text:style-name="P1"><text:soft-page-break/>ihn seiner Werke erinnern, die er thut, in-</text:p>
      <text:p text:style-name="P1">dem er mit bösen Worten über uns schwatzt;</text:p>
      <text:p text:style-name="P1">und damit nicht zufrieden, nimmt er nicht</text:p>
      <text:p text:style-name="P1">nur selbst die Brüder nicht auf, sondern</text:p>
      <text:p text:style-name="P1">wehrt es denen, die es thun wollen, und</text:p>
      <text:p text:style-name="P1">stößt sie aus der Gemeinde.</text:p>
      <text:p text:style-name="P1">11. Geliebter! Ahme nicht das Böse nach,</text:p>
      <text:p text:style-name="P1">sondern das Gute. Wer Gutes thut, ist</text:p>
      <text:p text:style-name="P1">aus Gott; wer aber Böses thut, hat Gott</text:p>
      <text:p text:style-name="P1">nichtZ;sehen. 4.Pct.3,«.i3. 4.Joh.2,J9.</text:p>
      <text:p text:style-name="P1">12. emetrius hat ein gutes Zeugnis; von</text:p>
      <text:p text:style-name="P1">Jedermann und von der Wahrheit selbst,</text:p>
      <text:p text:style-name="P1">und auch wir zeugen und ihr wisset, daß</text:p>
      <text:p text:style-name="P1">unser Zeugnis; wahr ist. Ich. 2i, 24,</text:p>
      <text:p text:style-name="P1">IV. 13. Jch hätte noch viel zu schreiben,</text:p>
      <text:p text:style-name="P1">aber ich will nicht mit Tinte und Feder an</text:p>
      <text:p text:style-name="P1">dich schreiben; 2. Jud. «2.</text:p>
      <text:p text:style-name="P1">14. sondern ich hoffe dich alsbald zu sehen</text:p>
      <text:p text:style-name="P1">und dann wollen wir mündlich mit einander</text:p>
      <text:p text:style-name="P1">reden.</text:p>
      <text:p text:style-name="P1">15. Friede sei mit dir! Es grüßen dich die</text:p>
      <text:p text:style-name="P1">Freunde. Grüße die Freunde «111FtEl?1m4ei1!</text:p>
      <text:p text:style-name="P1">. » i« , .</text:p>
      <text:p text:style-name="P1"/>
      <text:p text:style-name="P1"/>
      <text:p text:style-name="P1"/>
      <text:p text:style-name="P1">Die ,Epistel St. Judä. 271</text:p>
      <text:p text:style-name="P1">Die Epistel St. Judä</text:p>
      <text:p text:style-name="P1">I. Gruss. 1,2 II. Von den Irrlehrern und ihrer Lasterhaftigkeit. 3-19. III. Ermahnung zur Beständigkeit im Glauben. 20-23. IV. Schluss des Briefes. 24,25.</text:p>
      <text:p text:style-name="P1"/>
      <text:p text:style-name="P1">1. I. Judas, Knecht Jesu Christi und Bruder des Jacobus, an die Berufenen, die in Gott, dem Vater, geheiligt und Jesu Christo bewahrt sind.</text:p>
      <text:p text:style-name="P1">Jak.1,1· Matth. 13,55. l.Cor.1,2. Joh.17,11.15.</text:p>
      <text:p text:style-name="P1">2. Barmherzigkeit und Friede und Liebe werde euch gemehret!</text:p>
      <text:p text:style-name="P1">2. Pet. 1, 2.</text:p>
      <text:p text:style-name="P1">3. II. Geliebte! Da ich allen Fleiß anwandte, euch von dem gemeinsamen Heile zu schreiben, hielt ich es für nöthig, euch zu schreiben mit der Ermahnung, für den Glauben, der den Heiligen einmal übergeben worden, zu kämpfen.</text:p>
      <text:p text:style-name="P1">i.Tim 6, 12</text:p>
      <text:p text:style-name="P1">4. Denn etliche Menschen haben sich nebeneingeschlichen, die zu solchem Gerichte lange zuvor ausgezeichnet waren; Gottlose, welche die Gnade unsers Gottes zur Ausschweifung verkehren und den alleinigen Herrscher, Gott, und unsern Herrn Jesum Christum verläugnen.</text:p>
      <text:p text:style-name="P1">2. Pet. 2,1-3. Gal.2,4.5,13. Tit. 1,16.</text:p>
      <text:p text:style-name="P1">5. Ich will euch aber daran erinnern, was ihr einmal wisset, dass der Herr, nachdem er das Volk aus Aegypten errettet, das weite Mal die, welche nicht geglaubt hatten, vertilgt hat,</text:p>
      <text:p text:style-name="P1"><text:soft-page-break/>Heb. 3,16-19.</text:p>
      <text:p text:style-name="P1">6. und daß er die Engel, die ihre Würde nicht bewahrten, sondern ihre eigene Wohnung verließen, zum Gerichte des großen Tages, mit ewigen Banden Unter der Finsternis; aufbewahrt hat.</text:p>
      <text:p text:style-name="P1">Joh. 8, 44. 2.Pet. 2, 4. 9.</text:p>
      <text:p text:style-name="P1">7. Wie Sodom und Gomorrha und die umliegenden Städte, die, gleicher Weise wie diese, Unzucht trieben und anderm Fleische nachgingen, zum Beispiel aufgestellt sind, indem sie die Strafe des ewigen Feuers leiden.</text:p>
      <text:p text:style-name="P1">2.Pet.2,6. 5.Mos.29,23. 1.Mos.19,5.</text:p>
      <text:p text:style-name="P1">Jes. 66, 24. Matth. 25,41</text:p>
      <text:p text:style-name="P1">8. Eben so jedoch auch diese, indem sie träumen, beflecken sie das Fleisch, verachten die Herrschaft und lästern die Majestäten.</text:p>
      <text:p text:style-name="P1">2.Pet.2,10</text:p>
      <text:p text:style-name="P1">9. Michael aber, der Erzengel, als er mit dem Teufel Streit und Wortwechsel hatte um den Leib Moses, wagte nicht, ein Urtheil der Lästerung über ihn zu fällen, sondern sagte: Der Herr beschelte dich!</text:p>
      <text:p text:style-name="P1">2.Pet.2,11. Dan.12,1. Off.12,7.</text:p>
      <text:p text:style-name="P1">10. Diese aber lästern, was sie nicht kennen; was sie aber von Natur wie die unvernünftigen Thiere wissen, darin verderben sie sich.</text:p>
      <text:p text:style-name="P1">2.Pet. 2, 12.</text:p>
      <text:p text:style-name="P1">11. Wehe ihnen! denn auf dem Wege Kains wandelten sie, und durch die Verführung von Balaams Lohne wurden sie dahin gerissen, und durch die Widersetzlichkeit Korah’s kamen sie um.</text:p>
      <text:p text:style-name="P1">1. Joh. 3,12. 2. Pet. 2,15.16. 4. Mos. 16.</text:p>
      <text:p text:style-name="P1">12. Diese sind bei euern Liebesmahlen Schandslecke, indem sie ohne Scheu mit euch prassen und sich selbst weiden; Wolken ohne Wasser, von Winden umhergetrieben; Bäume im Spätherbst, unfruchtbar, zweimal erstorben, entwurzelt;</text:p>
      <text:p text:style-name="P1">2.Pet.2,13.17. Ez.34.2. Matth.7,19.</text:p>
      <text:p text:style-name="P1">13. wilde Wellen des Meeres, die ihre eigene Schande ausschäumen; Irrsterne, denen das Dunkel der Finsternis; in Ewigkeit aufbehalten ist.</text:p>
      <text:p text:style-name="P1">Jes.57,20. 2.Pet.2,17.</text:p>
      <text:p text:style-name="P1">14. Es hat aber auch von diesen Enoch, der Siebente von Adam, geweissagt, sprcchend: „Siehe, der Herr ist gekommen mit seinen vielen tausend Heiligen,</text:p>
      <text:p text:style-name="P1">1.Mos.5,18.22. 5.Mos.33,2 Matth.25,31.</text:p>
      <text:p text:style-name="P1">15. Gericht zu halten wider Alle und zu strafen alle Gottlosen unter ihnen, um alle Werke ihrer Gottlosigkeit, die sie verübt, und um alles Harte, welches die gottlosen Sünder wider ihn geredet haben.“</text:p>
      <text:p text:style-name="P1">2. Thess.1,7.8. Matth.12,36.</text:p>
      <text:p text:style-name="P1">16. Diese sind Murrende,mit ihrem Schicksal Grollende, nach ihren Lüsten wandelnd; und ihr Mund redet stolze Worte, indem sie die Angesehenen bewundern, des Nutzens wegen.</text:p>
      <text:p text:style-name="P1">2.Pet.2,18. Jak.2,1.9.</text:p>
      <text:p text:style-name="P1">17. Ihr aber, Geliebte! seid eingedenk der Worte, die von den Aposteln unsers Herrn Jesu Christi sind vorher gesagt worden,</text:p>
      <text:p text:style-name="P1">2.Pet.3,2.</text:p>
      <text:p text:style-name="P1"><text:soft-page-break/>18. daß sie euch sagten, in der letzten Zeit werden Spötter sein, die nach ihren Gelüsten der Gottlosigkeiten wandeln.</text:p>
      <text:p text:style-name="P1">2.Pet.3,3ff??.</text:p>
      <text:p text:style-name="P1">19. Das sind die, welche sich selbst absöndern, Fleischlichgesinnte, die den Geist nicht haben.</text:p>
      <text:p text:style-name="P1">Spr.18,1. Röm.16,17. 1.Cor.2,14.</text:p>
      <text:p text:style-name="P1">20. III. Ihr aber, Geliebte! erbauet euch auf euern heiligsten Glauben und betet mit heiligem Geiste.</text:p>
      <text:p text:style-name="P1">Col.2,7.</text:p>
      <text:p text:style-name="P1">21. Bewahret euch selbst in der Liebe Gottes und wartet auf die Barmherzigkeit unsers Herrn Jesu Christi zum ewigen Leben.</text:p>
      <text:p text:style-name="P1">Tit. 2,13. ·</text:p>
      <text:p text:style-name="P1">22. Und mit den Einen habet Erbarmen; indem ihr einen Unterschied machet;</text:p>
      <text:p text:style-name="P1">2.Tim. 2, 25.</text:p>
      <text:p text:style-name="P1"/>
      <text:p text:style-name="P1">23. die Andern aber rettet mit Furcht und reißet sie aus dem Feuer und hasset auch den Rock, der von dem Fleische befleckt ist.</text:p>
      <text:p text:style-name="P1">Röm.11,14. 1.Cor.3,15</text:p>
      <text:p text:style-name="P1">24. Ihm aber, der vermag, euch vor Fehltritten zu behüten und unsträflich vor seine Herrlichkeit zu stellen, mit Frohlocken,</text:p>
      <text:p text:style-name="P1">1.Thess.5,23. Röm.16,25ff??.</text:p>
      <text:p text:style-name="P1">25. dem allein weisen Gott, unserm Heiland, sei Ehre und Majestät, Macht und Gewalt, jetzt und in alle Ewigkeit! Amen.</text:p>
      <text:p text:style-name="P1">2.Pet.3,18. 1.Tim.1,17.2,3</text:p>
      <text:p text:style-name="P1"/>
      <text:p text:style-name="P1">Die Offenbarung St. Johannnis.</text:p>
      <text:p text:style-name="P1">« C 1 Die Offenbarung C«P L</text:p>
      <text:p text:style-name="P1">272 ap« « . · ’s -</text:p>
      <text:p text:style-name="P1">· - t ' ' rlichkeit zu stellen, M! Froh-</text:p>
      <text:p text:style-name="P1">23« Ue Anders!sal;?lUrF?TIcrmL1,:1dFk;1cki?Tt ?:;elk::ne4H;;ess.5,23. Rom, is, 2E«)Iic. «»</text:p>
      <text:p text:style-name="P1">25 dem allem weisen Gott, unserm Hei-</text:p>
      <text:p text:style-name="P1">clUch Den R.Vcky r l J ei Ehre UND F)JZcijcslät, <text:s/>UND</text:p>
      <text:p text:style-name="P1">fleckt ist. in-»m.«,«4. i.Cok.3,mt;m euch å1:w-als, jetzt und in am C.wigk»« Amen»</text:p>
      <text:p text:style-name="P1">W 24 Jhm aber, der ver F, ,·P,k»3, is. i.Tim.4,«7.2,3.</text:p>
      <text:p text:style-name="P1">V» Fehltritten zu behüten und im t!äfÜch</text:p>
      <text:p text:style-name="P1">--—-—-—-—·······«-——«——</text:p>
      <text:p text:style-name="P1">Dje Offenbarung</text:p>
      <text:p text:style-name="P1">i</text:p>
      <text:p text:style-name="P1">Cap. l. S »</text:p>
      <text:p text:style-name="P1">- o- U</text:p>
      <text:p text:style-name="P1">l Vorrede s—3- «« Gruß MS «5oh«an(?:fchei-</text:p>
      <text:p text:style-name="P1">." i « - As· .4—8. m.Du</text:p>
      <text:p text:style-name="P1">?;1x:nJei!i1:ieI;n3eern e:jhalt-ZEIT? Austrag. 9——20.C ·sti</text:p>
      <text:p text:style-name="P1">I 1 Die Offenbarung JEIU H« -</text:p>
      <text:p text:style-name="P1">wsIche«ihm Gott gegeben hat, sseHien </text:p>
      <text:p text:style-name="P1">- s chehen o in a e.</text:p>
      <text:p text:style-name="P1">tis;g«»»s2;i:««-;i:»»s;Js»«»We </text:p>
      <text:p text:style-name="P1">« - e «</text:p>
      <text:p text:style-name="P1"><text:soft-page-break/>seines Engels IN» K"«ch"å3272."7. -</text:p>
      <text:p text:style-name="P1">I[ be en that das Wort Gottes,</text:p>
      <text:p text:style-name="P1">2.wecher z· S <text:s/>»</text:p>
      <text:p text:style-name="P1">und das ZEUgUlß Nin Chr« und ZEIT</text:p>
      <text:p text:style-name="P1">. O - -</text:p>
      <text:p text:style-name="P1">. - - · hören</text:p>
      <text:p text:style-name="P1">Z. Selig, W DE. W« End M H-? «. </text:p>
      <text:p text:style-name="P1">;-jks.9Hs2«-ks;«k-H.-II;-k.s«s.s«««:-,«-;Ei;«:?«’»;«;««"7«?, H« ««</text:p>
      <text:p text:style-name="P1">II. 4. IcåIZannes an die sieben Gemeinden,</text:p>
      <text:p text:style-name="P1">welche in sien sind: Gnade sei mit euch,</text:p>
      <text:p text:style-name="P1">und Friede von dem, der da ist und der da</text:p>
      <text:p text:style-name="P1">war und der da kommt, und von den sieben</text:p>
      <text:p text:style-name="P1">Geistern, die vor seinem Throne sind,</text:p>
      <text:p text:style-name="P1">Off. 4, s. Z, «. Jks. «, 2.</text:p>
      <text:p text:style-name="P1">5. und von Iesu Christo, der daist dertreue</text:p>
      <text:p text:style-name="P1">Zeuge, der Erstgeborne von den Todten</text:p>
      <text:p text:style-name="P1">und der Herrscher über die Könige auf</text:p>
      <text:p text:style-name="P1">Erden: dem, der uns geliebt und uns mit</text:p>
      <text:p text:style-name="P1">seinemBlutevon unsern Sünden gewaschen,</text:p>
      <text:p text:style-name="P1">C.3,44. Jes.5.H,4. J-h.48,37. C-l.4,48.</text:p>
      <text:p text:style-name="P1">C-eh. 5, 25. «, 7.</text:p>
      <text:p text:style-name="P1">S. und uns zu Königen und Priestern ge-</text:p>
      <text:p text:style-name="P1">macht hat·Gott, seinem Vater, ihm sei die</text:p>
      <text:p text:style-name="P1">Zerrlichkeit und die Kraft von Ewigkeit zu</text:p>
      <text:p text:style-name="P1">wigkeit! Amen. E.5,i(). 4.Pet.S,.-.9.</text:p>
      <text:p text:style-name="P1">7. Siehe, er kommt mit den Wolken und</text:p>
      <text:p text:style-name="P1">ihn werden alle Augen sehen , auch die,</text:p>
      <text:p text:style-name="P1">welche ihn durchstochen haben; und weh-</text:p>
      <text:p text:style-name="P1">klagen werden seinetwegen alle Geschlechter</text:p>
      <text:p text:style-name="P1">der Erde. Ja, Amen! Many. 24,30. Dau.7,43.</text:p>
      <text:p text:style-name="P1">Zaci). t2, 4l)2c.</text:p>
      <text:p text:style-name="P1">8. Jch bin das A und das O, der Ansan</text:p>
      <text:p text:style-name="P1">und das Ende! spricht der Herr, der da is?</text:p>
      <text:p text:style-name="P1">und der da war und der da kommt, der</text:p>
      <text:p text:style-name="P1">Allmachtige. C. 22, ais. Jes. 4-i, i-.</text:p>
      <text:p text:style-name="P1">St. Johanuis.</text:p>
      <text:p text:style-name="P1">» 9» J Jo annes euer Bruder und</text:p>
      <text:p text:style-name="P1">j);Hiltgeuossecki)i«i derhTrübs«al» und dein Reiche</text:p>
      <text:p text:style-name="P1">und der szGeduid JCiU »Ck)Ust!- IF? </text:p>
      <text:p text:style-name="P1">Insel, die PatmoiZ hE11?k,-»Um sc C ·isti</text:p>
      <text:p text:style-name="P1">Gottes und des ZEU81"ii«s J« h!</text:p>
      <text:p text:style-name="P1">willen. -i.Pei.5,-i. 2.»«-;i1n.2,l«2- Oif—2«T-E</text:p>
      <text:p text:style-name="P1">’ ei te amTa edes.perr11</text:p>
      <text:p text:style-name="P1"><text:s/>eine s;aF;e S;c(i)1i;nie,</text:p>
      <text:p text:style-name="P1">8T,f;ch ;?;s;IjåJ7«3??? Fåi«kL«s A ist» sc«-F,</text:p>
      <text:p text:style-name="P1">de: Erste und des IS« M T« D; F2.;</text:p>
      <text:p text:style-name="P1">das schreibe in ein Buch UU.d sen .e -- »</text:p>
      <text:p text:style-name="P1"><text:s text:c="2"/>sss1g:,.:«;»Z1s:«::; in;</text:p>
      <text:p text:style-name="P1">Mc) Ephesps und nachsT 1t)ir1 und nackt</text:p>
      <text:p text:style-name="P1">YZrx«i7T«3««usnd««iik1(;)·wäc.x’hiI2l?)tZiphia und nach</text:p>
      <text:p text:style-name="P1">Laodicea. Jss.48«42. » »»</text:p>
      <text:p text:style-name="P1"><text:soft-page-break/>12. Und ich wandte niich um, die Stimme</text:p>
      <text:p text:style-name="P1">zu sehen, welche mit mir redete, und als ich</text:p>
      <text:p text:style-name="P1">mich umwaiidte, sah ich sieben goldene</text:p>
      <text:p text:style-name="P1">Leuchter, such. 4, 2.</text:p>
      <text:p text:style-name="P1">13. und in der Mitte der sieben Leuchter</text:p>
      <text:p text:style-name="P1">Einen, der gleich war einem MciischeUf0l)U»E-</text:p>
      <text:p text:style-name="P1">angethan mit einem bis auf die Füße</text:p>
      <text:p text:style-name="P1">reicheliden Kleide uiid um die Brust mit</text:p>
      <text:p text:style-name="P1">einem goldenen Gürtel umgürtet.</text:p>
      <text:p text:style-name="P1">M S <text:s/>«. -14, 4b4. Dcm.F,»43. is 5.</text:p>
      <text:p text:style-name="P1">. ein au t a er und eine aare</text:p>
      <text:p text:style-name="P1">waren weiß, wie Heiße Wolle, wie Schnee;</text:p>
      <text:p text:style-name="P1">und seine Augen wie eine Feuerflamnic,-s«</text:p>
      <text:p text:style-name="P1">Don. 7, 9. OR« T-·I8; «</text:p>
      <text:p text:style-name="P1">15. und seine Füße gleich» Erz w«ie,in»i-«</text:p>
      <text:p text:style-name="P1">Ofen gegliihet und seine Stimme wie-das</text:p>
      <text:p text:style-name="P1">Rauschen vieler Wasser, T« D »» S</text:p>
      <text:p text:style-name="P1">C.io,4.«, - M- ;-</text:p>
      <text:p text:style-name="P1">16. Und er hatte in seines rsck)tmd;)ck11d</text:p>
      <text:p text:style-name="P1">sieben Sterne und aus seinem Munde ging</text:p>
      <text:p text:style-name="P1">ein sFarfes, zweischneidiges SchZVETt UND</text:p>
      <text:p text:style-name="P1">sein ngesi·cht war, wie wenn die Sonne</text:p>
      <text:p text:style-name="P1">en tet in i rer Kra t.</text:p>
      <text:p text:style-name="P1">ch (kx).4,20,2,fi2.«i9,-is. Hei-.4,i2.</text:p>
      <text:p text:style-name="P1">17. Und ais ich ihn fah- fi2Ikchz1I seinen</text:p>
      <text:p text:style-name="P1">Füßen wie todt, und er legte seine rechte</text:p>
      <text:p text:style-name="P1">Hand aus mich und· sprach zu mir: Furchte</text:p>
      <text:p text:style-name="P1">dich nicht! Ich bin der Erste und der</text:p>
      <text:p text:style-name="P1">Letzte, C. S, 8.</text:p>
      <text:p text:style-name="P1"/>
      <text:p text:style-name="P1"/>
      <text:p text:style-name="P1"/>
      <text:p text:style-name="P1">Cap. 1. 2. St. Jehannis. Cap. 2 273</text:p>
      <text:p text:style-name="P1">18. und der Lebendige, und ich war todt,</text:p>
      <text:p text:style-name="P1">und stehe, ich bin lebendig von Ewigkeit zu</text:p>
      <text:p text:style-name="P1">Ewigkeit und habe die Schliissel des Todes</text:p>
      <text:p text:style-name="P1">und derHölle. -.nöm.e,9.«o. Osf.s,7.</text:p>
      <text:p text:style-name="P1">19. Schreibe, was du gesehen hast und</text:p>
      <text:p text:style-name="P1">was ist und was geschehen s oll nach5dåesfm.</text:p>
      <text:p text:style-name="P1">20. Das ist das Geheimnis; der sieben</text:p>
      <text:p text:style-name="P1">Sterne, welihe du gesehen hast an meiner</text:p>
      <text:p text:style-name="P1">Rechten, und die sie en goldenen Leuchter:</text:p>
      <text:p text:style-name="P1">Die sieben Sterne sind die Engel der sieben</text:p>
      <text:p text:style-name="P1">Gemeinden, und die sieben euchter sind</text:p>
      <text:p text:style-name="P1">sieben Gemeinden. C. D, «.</text:p>
      <text:p text:style-name="P1">Cap. Il.</text:p>
      <text:p text:style-name="P1">I. Schreiben an die Gemeinde zu Ephcsus, 4—7;</text:p>
      <text:p text:style-name="P1">It. zu Sniyrna, 8—« ; 1li. zu Pergamus, 42—47;</text:p>
      <text:p text:style-name="P1">1V. zu Thdatira. i8—29.</text:p>
      <text:p text:style-name="P1">I. 1. Dem Engel der Gemeinde zu Ephe-</text:p>
      <text:p text:style-name="P1">sus schreibe: Das sagt, der die sieben Sterne</text:p>
      <text:p text:style-name="P1">in seiner Rechten hä t, der in der Mitte der</text:p>
      <text:p text:style-name="P1"><text:soft-page-break/>sieben goldenen Lenchter wandelt:</text:p>
      <text:p text:style-name="P1">Apg. «9. Oss. «, «3—2o.</text:p>
      <text:p text:style-name="P1">2. Ich weiß deine Werke nnd deine Arbeit</text:p>
      <text:p text:style-name="P1">und deine Geduld, und daß du die Bösen</text:p>
      <text:p text:style-name="P1">nicht tragen kannst, und daß du die geprüft</text:p>
      <text:p text:style-name="P1">hast die sich Apostel nennen und es nicht</text:p>
      <text:p text:style-name="P1">sind:Tind hast sie als Lügner erfunden;</text:p>
      <text:p text:style-name="P1">«.Thkss.«,3. Eph..H,««. «.Joh.4,«.</text:p>
      <text:p text:style-name="P1">Z. und daß du Geduld hast nnd hast um</text:p>
      <text:p text:style-name="P1">meines Namens willen gearbeitet und bist</text:p>
      <text:p text:style-name="P1">nicht müde eworden». ·</text:p>
      <text:p text:style-name="P1">4. Aber ich habe wider dich, daß du deine</text:p>
      <text:p text:style-name="P1">erste Liebe verlassen hast.</text:p>
      <text:p text:style-name="P1">5. Darum gedenke, wovon du abgefallen</text:p>
      <text:p text:style-name="P1">bist, und thue Buße und thue die ersten</text:p>
      <text:p text:style-name="P1">Werke! Wo aber nicht, so komme ich schnell</text:p>
      <text:p text:style-name="P1">über dich Und werde deinen Leuchter von</text:p>
      <text:p text:style-name="P1">seiner Stätte rücken, wofern du i1icht Buße</text:p>
      <text:p text:style-name="P1">thust. C «, do.</text:p>
      <text:p text:style-name="P1">6. Aber das hast du, daß du die Werke</text:p>
      <text:p text:style-name="P1">der Nicolaiten hassest, welche auch ich hasse.</text:p>
      <text:p text:style-name="P1">C.2,«5. Pf.-l39,2-l.22. 2.Pet.2,22c.</text:p>
      <text:p text:style-name="P1">7. Wer ein Ohr hat, der höre, was der</text:p>
      <text:p text:style-name="P1">Geist den Geineindensagt: Weriiberwindet,</text:p>
      <text:p text:style-name="P1">dem will ich zu essen geben von dem Baume</text:p>
      <text:p text:style-name="P1">des Lebens, welcher mitten im Paradiese</text:p>
      <text:p text:style-name="P1">Gottes ist. Many. ««, «5. Qff. 2«, 7. 22, 2.</text:p>
      <text:p text:style-name="P1">«. M-is. 2, 9.</text:p>
      <text:p text:style-name="P1">II. 8. Und dem Engel der Gemeinde zu</text:p>
      <text:p text:style-name="P1">Smyrna schreibe: Das sagt der Erste und</text:p>
      <text:p text:style-name="P1">der Letzte, welcher todt war und lebendig</text:p>
      <text:p text:style-name="P1">geworden ist: C. «, «7» «8.</text:p>
      <text:p text:style-name="P1">9. Ich weiß deine Werke und deine Trüb-</text:p>
      <text:p text:style-name="P1">sal und deine Armuth, du bist aber reich,</text:p>
      <text:p text:style-name="P1">und die Lästerung von denen, die sich Juden «</text:p>
      <text:p text:style-name="P1">nennen und sind es nicht, sondern eine Ver-</text:p>
      <text:p text:style-name="P1">sammlung des Satans. 2. Cur. e,«o. O4ss.3,o.</text:p>
      <text:p text:style-name="P1">Joh. 8,s9. H.</text:p>
      <text:p text:style-name="P1">10. Fürchte nichts, was du leiden wirst.</text:p>
      <text:p text:style-name="P1">Siehe, der Teufel wird Etliche aus euch</text:p>
      <text:p text:style-name="P1">ins Gefängniß werfen, damit ihr versucht</text:p>
      <text:p text:style-name="P1">werdet, und ihr werdet Trübsal haben zehn</text:p>
      <text:p text:style-name="P1">Tcige. Sei » etreu bis in den Tod, und ich</text:p>
      <text:p text:style-name="P1">wi dir die Krone des Lebens geben.</text:p>
      <text:p text:style-name="P1">Maiti).i0,28. «.Pet.4,«2 «.Cor.9,25. Jak.«,«2.</text:p>
      <text:p text:style-name="P1">11. Wer ein Ohr has der höre, was der</text:p>
      <text:p text:style-name="P1">Geist den Gemeinden sagt: Wer überwindet,</text:p>
      <text:p text:style-name="P1">der soll nicht geschädigt werden von dem</text:p>
      <text:p text:style-name="P1">» zweiten Tode. C.20, i3,14.</text:p>
      <text:p text:style-name="P1">llI. 12. Und dem Engel derGemeinde zu</text:p>
      <text:p text:style-name="P1">Per amusjchreibe:Dassagt,derdasscharfe</text:p>
      <text:p text:style-name="P1">zweischneidige Schwert hat : C. «, is.</text:p>
      <text:p text:style-name="P1"><text:soft-page-break/>13. Jch weiß deine Werke und wo du</text:p>
      <text:p text:style-name="P1">wohnest, da wo der Thron des Satans ist,</text:p>
      <text:p text:style-name="P1">und daß du festhältft an meinem Namen</text:p>
      <text:p text:style-name="P1">und meinen Glauben nicht verläugnet hast,</text:p>
      <text:p text:style-name="P1">auch in den Tagen, in denen Antipas, mein</text:p>
      <text:p text:style-name="P1">getr-.uer Zeuge, getödtet wurde bei euch, da</text:p>
      <text:p text:style-name="P1">wo der Satan wohnet. C. s, 8.</text:p>
      <text:p text:style-name="P1">14. Aber ich habe etwas Weniges wider</text:p>
      <text:p text:style-name="P1">dich, daß du daselbst solche hast, die an der</text:p>
      <text:p text:style-name="P1">Lehre Balaams halten, welcher den Balak</text:p>
      <text:p text:style-name="P1">lehrte ein Aergerniß vor die Kinder Jsraels</text:p>
      <text:p text:style-name="P1">zu legen, Götzenopser zu essen und Unzucht</text:p>
      <text:p text:style-name="P1">zu treiben. 4.Mos.3«,«e. J:-d.««. Apg.«k3,e9.</text:p>
      <text:p text:style-name="P1">15. Also hast auch du solche,die anderLehre</text:p>
      <text:p text:style-name="P1">der Nicolaiten halten, was ich hasse. C. e,6.</text:p>
      <text:p text:style-name="P1">16. Thue Buße! Wo aber nicht, so komme</text:p>
      <text:p text:style-name="P1">idii schnell über dich und werde mit ihnen</text:p>
      <text:p text:style-name="P1">Krieg führen mit dem Schwerte meines</text:p>
      <text:p text:style-name="P1">Mundes. Jks. ««, 4. Dff. «g, is.</text:p>
      <text:p text:style-name="P1">17. Wer ein Ohr hat, der höre, was der</text:p>
      <text:p text:style-name="P1">Geist den Gemeinden sagt: Werüberwindet,</text:p>
      <text:p text:style-name="P1">dem will ich von dem verborgenen Manna</text:p>
      <text:p text:style-name="P1">zu essen ge en und will ihm einen weißen</text:p>
      <text:p text:style-name="P1">Stein gTJben und aus dem Stein einen</text:p>
      <text:p text:style-name="P1">neuen amen geschrieben, welchen Nie-</text:p>
      <text:p text:style-name="P1">mand kennet, als wer ihn empfängt.</text:p>
      <text:p text:style-name="P1">Joh. S, 32. Je .62, 2.</text:p>
      <text:p text:style-name="P1">lV. 18. Und dem Engel der Gemeinde</text:p>
      <text:p text:style-name="P1">zu Tht)atira schreibe: Das sagt der Sohn</text:p>
      <text:p text:style-name="P1">Gottes, der Augen hat wie eine Feuer-</text:p>
      <text:p text:style-name="P1">slamnie, und dessen Füße gleich dem Erze</text:p>
      <text:p text:style-name="P1">sind: C.«,«i.-is. Apg.«6,«4.</text:p>
      <text:p text:style-name="P1">19. Ich weiß deine Werke und deine Liebe</text:p>
      <text:p text:style-name="P1">und deinen Dienst und deinen Glauben und</text:p>
      <text:p text:style-name="P1">deine Geduld, und daß deiner letzten Werke</text:p>
      <text:p text:style-name="P1">mehr sind als der ersten. Hei» S, «o.</text:p>
      <text:p text:style-name="P1">20. Aber ich habe etwas Weniges wider</text:p>
      <text:p text:style-name="P1">dich, daß du das Weib Jesabel,;die sich eine</text:p>
      <text:p text:style-name="P1">Prophetin nennt, lasse-s; meine Knechte</text:p>
      <text:p text:style-name="P1">1</text:p>
      <text:p text:style-name="P1"/>
      <text:p text:style-name="P1"/>
      <text:p text:style-name="P1"/>
      <text:p text:style-name="P1">274 Cap. 2. 3. Die Offenbarung Cap. Z.</text:p>
      <text:p text:style-name="P1">lehren und verführen, Unzucht zu treiben</text:p>
      <text:p text:style-name="P1">und Gö eno er u e en.</text:p>
      <text:p text:style-name="P1">tz P-if.KIbzn.4xs34« 2.Mos.34,45.</text:p>
      <text:p text:style-name="P1">21. Und» ich gab ihr Zeit, daß sie Buße</text:p>
      <text:p text:style-name="P1">åk;u?vontt;hrer Unzucht, und sie hat mcht</text:p>
      <text:p text:style-name="P1">u e ge an. ·</text:p>
      <text:p text:style-name="P1">22. Siehe, ich werfe sie insBettennd die</text:p>
      <text:p text:style-name="P1">mit ihr eIbrechen, in große Trübsal, wenn</text:p>
      <text:p text:style-name="P1"><text:soft-page-break/>sie nicht uße thun von ihren Werken.</text:p>
      <text:p text:style-name="P1">23. Und ihre Kinder will ich tödten und</text:p>
      <text:p text:style-name="P1">alle Gemeinden werden erkennen, daß 1ch</text:p>
      <text:p text:style-name="P1">der btn, der Nieren nnd Herzen ersorschet.</text:p>
      <text:p text:style-name="P1">Und ich will euch geben einem Jeden nach</text:p>
      <text:p text:style-name="P1">euern Werken. 2.Kön.4o, 7—40. Ps.7, to.</text:p>
      <text:p text:style-name="P1">Manh.46,27. Off.-20,42.43.</text:p>
      <text:p text:style-name="P1">24. Euch aber sage ich , den Uebrigen zu</text:p>
      <text:p text:style-name="P1">Tht)atira, so viele diese Lehre nicht haben</text:p>
      <text:p text:style-name="P1">und welche die Tiefe des Satans, wie sie</text:p>
      <text:p text:style-name="P1">sagen, nicht erkannt haben: Jch will keine</text:p>
      <text:p text:style-name="P1">andere Last auf euch legen;</text:p>
      <text:p text:style-name="P1">25. nur haltet fest, was ihr habet, bis</text:p>
      <text:p text:style-name="P1">daß ich komme. C. Z, «.</text:p>
      <text:p text:style-name="P1">26. Und wer überwindet nnd meine</text:p>
      <text:p text:style-name="P1">Weste bis aE1s E1?’de bewahret, dem will</text:p>
      <text:p text:style-name="P1">i a t e en Ü er die eiden.</text:p>
      <text:p text:style-name="P1">ch ch g C.20,2«-. <text:s/>i.Eok.s,2.</text:p>
      <text:p text:style-name="P1">27. Und er wird sie mit eisernem Stabe</text:p>
      <text:p text:style-name="P1">weiden, wie irdene Gefässe zerschlagen wer-</text:p>
      <text:p text:style-name="P1">den; wie auch ich solche Macht von meinem</text:p>
      <text:p text:style-name="P1">Vater empfangen habe. C. so, is. Pf- -«-, 8, 9.</text:p>
      <text:p text:style-name="P1">28. Und ich will ihm den Morgenstern</text:p>
      <text:p text:style-name="P1">geben. ex-c.2«2,29. 2 Pera,-se.</text:p>
      <text:p text:style-name="P1">29. Wer ein Ohr hat, der höre, was der</text:p>
      <text:p text:style-name="P1">Geist den Gemeinden sagt! C. Z, ei.</text:p>
      <text:p text:style-name="P1">Cap. III.</text:p>
      <text:p text:style-name="P1">l. Schreiben an die Gemeinde zu Saldes, 4—6-</text:p>
      <text:p text:style-name="P1">il. zu Phi1adelphja, 7—-IS; Hi. zu Laodicea-</text:p>
      <text:p text:style-name="P1">44—2-2.</text:p>
      <text:p text:style-name="P1">I. 1. Und dem Engel der Gemeinde zu</text:p>
      <text:p text:style-name="P1">Sardes schreibe: Das sagt, der die sieben</text:p>
      <text:p text:style-name="P1">Geister Gottes und die sieben Sterne hat:</text:p>
      <text:p text:style-name="P1">Ich weiß deine Werke, daß du den Namen</text:p>
      <text:p text:style-name="P1">hast, du lebest, und bist todt.</text:p>
      <text:p text:style-name="P1">C. it, «-k. is. 4.Tim.5,e.</text:p>
      <text:p text:style-name="P1">2. Sei wachsam nnd stäike das Uelsrige,</text:p>
      <text:p text:style-name="P1">das sterben will; denn ich habe deine Werke</text:p>
      <text:p text:style-name="P1">nicht vollkommen vor Gott erfunden.</text:p>
      <text:p text:style-name="P1">Cz. sit, 4. -is.</text:p>
      <text:p text:style-name="P1">Z. So gedenke nun, wie du empfangen</text:p>
      <text:p text:style-name="P1">und gehört hast, und bewahre es und thue</text:p>
      <text:p text:style-name="P1">Buße. Wenn du nun nichtwachcst, sowerde</text:p>
      <text:p text:style-name="P1">ich über dich kommen wie ein Dieb, und du</text:p>
      <text:p text:style-name="P1">wirst nicht merken, zu welcher Stunde ich</text:p>
      <text:p text:style-name="P1">über dich kommen werde.</text:p>
      <text:p text:style-name="P1">C. H, is. «. These 5, 2. ».</text:p>
      <text:p text:style-name="P1">4. Aber du hast wenige Namen zu Sardes,</text:p>
      <text:p text:style-name="P1">welche ihre Kleider nicht befleckt haben; und</text:p>
      <text:p text:style-name="P1">diese werden mit mir wandeln in weißen</text:p>
      <text:p text:style-name="P1">Kleidern, denn sie sind es wcrth.</text:p>
      <text:p text:style-name="P1">C. 7, «. Jcs.6t, es.</text:p>
      <text:p text:style-name="P1"><text:soft-page-break/>5. Wer überwindet, der wird mit weißen</text:p>
      <text:p text:style-name="P1">Kleidern bekleidet werden; und ich will sei-</text:p>
      <text:p text:style-name="P1">nen Namen nicht auslöschen aus dem Buche</text:p>
      <text:p text:style-name="P1">des Lebens und will seinen Namen beken-</text:p>
      <text:p text:style-name="P1">nen vor meinem Vater und vor seinen En-</text:p>
      <text:p text:style-name="P1">geln. C 6, «. PhiI. 4, 3. M»irth.10,32:c.</text:p>
      <text:p text:style-name="P1">6. Wer ein Ohr hat, der höre, was der</text:p>
      <text:p text:style-name="P1">Geist den Gemeinden sagt!</text:p>
      <text:p text:style-name="P1">Il. 7. Und dem Engel der Gemeinde zu</text:p>
      <text:p text:style-name="P1">Philadelphia schreibe: Das sagt der Hei-</text:p>
      <text:p text:style-name="P1">lige, der Wahrhafte, welcher den Schlüssel</text:p>
      <text:p text:style-name="P1">Davids hat, der da öffnet nnd Niemand</text:p>
      <text:p text:style-name="P1">schließt, und schließt und Niemand öffnet.</text:p>
      <text:p text:style-name="P1">C.6, 40. «, is, J.«s.—22,2e. Many. te, -i9.</text:p>
      <text:p text:style-name="P1">8. Ich weiß deine Werke. Siehe, ich habe</text:p>
      <text:p text:style-name="P1">vor dich gestellt eine geösfnete Thüre, die</text:p>
      <text:p text:style-name="P1">Niemand schließen kann; denn du hast e-</text:p>
      <text:p text:style-name="P1">ringe Kraft und hast mein Wort bewahrt</text:p>
      <text:p text:style-name="P1">und meinen Namen nicht verläugnet.</text:p>
      <text:p text:style-name="P1">«. Cok. re, g.</text:p>
      <text:p text:style-name="P1">9. Siehe, ich verschaffe, das; Viele aus der</text:p>
      <text:p text:style-name="P1">Versammlung des Satans, die sich Juden</text:p>
      <text:p text:style-name="P1">nennen und es nicht sind, sondern lügen,</text:p>
      <text:p text:style-name="P1">siehe, ich will machen, daß sie kommen sol-</text:p>
      <text:p text:style-name="P1">len und vor deinen Füßen niederfallen und</text:p>
      <text:p text:style-name="P1">erkennen, daß ich dich geliebt habe.</text:p>
      <text:p text:style-name="P1">C.-2,9. Jcs.49,23. So, «.</text:p>
      <text:p text:style-name="P1">10. Weil du das Wort meiner Geduld</text:p>
      <text:p text:style-name="P1">bewahrt hast, so will auch ich dich bewah-</text:p>
      <text:p text:style-name="P1">ren aus der Stunde der Versuchung, die</text:p>
      <text:p text:style-name="P1">über den ganzen Erdkreis kommen wird,</text:p>
      <text:p text:style-name="P1">zu versuchen, die auf Erden wohnen.</text:p>
      <text:p text:style-name="P1">2« Pet.2, 9. Matt .2t,21:e.</text:p>
      <text:p text:style-name="P1">11. Siehe, ich komme bald; behalte, was</text:p>
      <text:p text:style-name="P1">du hast, auf daß Niemand deine Krone</text:p>
      <text:p text:style-name="P1">nehme. C. 2, to. 2Z. C:-1.2, is. H</text:p>
      <text:p text:style-name="P1">- 12. Wer überwindet, den will ich zu einem</text:p>
      <text:p text:style-name="P1">Pfeiler im Tempel meines Gottes machen,</text:p>
      <text:p text:style-name="P1">und er wird nicht mehr hinausko1nmen;</text:p>
      <text:p text:style-name="P1">und ich will auf ihn schreiben den Namen</text:p>
      <text:p text:style-name="P1">meines Gottes nnd den Namen der Stadt</text:p>
      <text:p text:style-name="P1">meines Gottes , des neuen Jerusalems,</text:p>
      <text:p text:style-name="P1">welches ans dem Himmel von meinem Gott</text:p>
      <text:p text:style-name="P1">herabsteigt, und meinen Namen, den neuen.</text:p>
      <text:p text:style-name="P1">Jes.56,e«-. Off.2,i7. -z2,4. 2i,-2.</text:p>
      <text:p text:style-name="P1">13. Wer ein Ohr hat, der höre, was der</text:p>
      <text:p text:style-name="P1">Geist den Gemeinden sagt!</text:p>
      <text:p text:style-name="P1">IlI. 14. Und dem Engel der Gemeinde</text:p>
      <text:p text:style-name="P1">zu Laodicea schreibe: Das sagt der Amen,</text:p>
      <text:p text:style-name="P1">der treue und wahrhafte Zeuge, der Anfang</text:p>
      <text:p text:style-name="P1">der Schöpfung Gottes:</text:p>
      <text:p text:style-name="P1">EoI·4,43. 45. Off. c,5. 2.Co:.1,2(). Col. »Sie.</text:p>
      <text:p text:style-name="P1"><text:soft-page-break/></text:p>
      <text:p text:style-name="P1"/>
      <text:p text:style-name="P1"/>
      <text:p text:style-name="P1">X</text:p>
      <text:p text:style-name="P1">Cap. Z. 4; St. Johannis. Cap. 4. Z. 27?5«</text:p>
      <text:p text:style-name="P1">15. Ich weiß deine Werke, das; du weder</text:p>
      <text:p text:style-name="P1">"kalt noch warm bist. O daß du kalt oder</text:p>
      <text:p text:style-name="P1">warm wärest!</text:p>
      <text:p text:style-name="P1">16. So aber, weil du lau bist, nnd weder</text:p>
      <text:p text:style-name="P1">kalt noch warm, so werde ich dich ausspeien</text:p>
      <text:p text:style-name="P1">aus meinem Munde.</text:p>
      <text:p text:style-name="P1">17. Denn du sprichst: Ich bin reich und</text:p>
      <text:p text:style-name="P1">bin reich geworden und bedarf nichts! und</text:p>
      <text:p text:style-name="P1">weißt nicht, daß dii der Elende bist und</text:p>
      <text:p text:style-name="P1">der Erbärniliche und arm und blind und</text:p>
      <text:p text:style-name="P1">nackt. Hof. i2, 9. 4.Cok.4, 8.</text:p>
      <text:p text:style-name="P1">18. Ich rathe dir, von mir Gold zu lau-</text:p>
      <text:p text:style-name="P1">fen, das im Feuer geglühet ist, damit du</text:p>
      <text:p text:style-name="P1">reich werdest; und weiße Kleider, daniit du</text:p>
      <text:p text:style-name="P1">dich bekleidest,und die Schande deiner Blös;e</text:p>
      <text:p text:style-name="P1">nicht offenbar werde ; und Augensalbe, deine</text:p>
      <text:p text:style-name="P1">Augen zu falben, damit du siehest.</text:p>
      <text:p text:style-name="P1">Si-r.8,40ic. Zach-.-l3,9. Off.J6,45.</text:p>
      <text:p text:style-name="P1">19. Alle, welche ich lieb habe, die ftrafe</text:p>
      <text:p text:style-name="P1">und zi’ichtige ich. So sei nun eifrig und thue</text:p>
      <text:p text:style-name="P1">Buße. Hist- Z, i7. Hei« is, s.</text:p>
      <text:p text:style-name="P1">20. Siehe, ich stehe an der Thüre und</text:p>
      <text:p text:style-name="P1">klopfe an. So Jemand meine Stimme</text:p>
      <text:p text:style-name="P1">hört und die Thüre öffnet, so werde ich zu</text:p>
      <text:p text:style-name="P1">ihm hinemgehen und das Mahl mit ihm</text:p>
      <text:p text:style-name="P1">halten nnd er mit mir.</text:p>
      <text:p text:style-name="P1">Lin. «-2, sen. J(-h. i4,23.</text:p>
      <text:p text:style-name="P1">21. Wer überwindet, dem will ich verlei-</text:p>
      <text:p text:style-name="P1">hen, mit ;nir auf meinem Throne zii sitzen,</text:p>
      <text:p text:style-name="P1">wie auch ich überwunden habe und sitze mit</text:p>
      <text:p text:style-name="P1">meinem Vater auf seinem Tl)roåiel; « Z</text:p>
      <text:p text:style-name="P1">- c . «, .</text:p>
      <text:p text:style-name="P1">22. Wer ein Ohr hat, der höre, was der</text:p>
      <text:p text:style-name="P1">Geist den Gemeinden sagt!</text:p>
      <text:p text:style-name="P1">Cap. IV.</text:p>
      <text:p text:style-name="P1">I- Der Thron Gottes. 4——3. It. Die vier und</text:p>
      <text:p text:style-name="P1">zwanzig Aeltesten und die vier Thiere. 4—7.</text:p>
      <text:p text:style-name="P1">til. Ewige Anbetuiig Gottes. 8—tt.</text:p>
      <text:p text:style-name="P1">I. I. Darnach sah ich, und siehe, eine</text:p>
      <text:p text:style-name="P1">Thüre war ausgethan im Himmel, nnd die</text:p>
      <text:p text:style-name="P1">erste Stimme, die ich gehört hatte wie eine</text:p>
      <text:p text:style-name="P1">Posaune mit mir reden, die sprach: Steige</text:p>
      <text:p text:style-name="P1">hier herauf, und ich will dir zeigen, was</text:p>
      <text:p text:style-name="P1">nach diesem geschehen soll. Cz. c, c.</text:p>
      <text:p text:style-name="P1">2. Und al obald war ·ich im Geiste; niid</text:p>
      <text:p text:style-name="P1">siehe, ein T ron stand im Himmel und auf</text:p>
      <text:p text:style-name="P1">dem Throne saß Einer. C, i, so- 20, «.</text:p>
      <text:p text:style-name="P1"><text:soft-page-break/>?-. Und der darauf saß, war von Ansehen</text:p>
      <text:p text:style-name="P1">gleich dem Stein Jaspis und Sardis; uiid</text:p>
      <text:p text:style-name="P1">ein Regenbogen war rings um den Thron,</text:p>
      <text:p text:style-name="P1">von Ansehen gleich Smaragd. Cz. i,2s— 2s.</text:p>
      <text:p text:style-name="P1">ll. 4. Und rings um den Thron waren</text:p>
      <text:p text:style-name="P1">vier und zwanzig Throne und aus den</text:p>
      <text:p text:style-name="P1">Thronen sah ich die vier und zwanzig Aet-</text:p>
      <text:p text:style-name="P1">testen sitzen , bekleidet mit weissen Kleidern</text:p>
      <text:p text:style-name="P1">und auf ihren Häuptern hatten sie goldene</text:p>
      <text:p text:style-name="P1">Kronen. C. «, is. re, 4. »</text:p>
      <text:p text:style-name="P1">5. Und von dem Throne gehen Blitz-e und</text:p>
      <text:p text:style-name="P1">Donner und Stimmen aus, und sieben·</text:p>
      <text:p text:style-name="P1">Feuerfackeln brennen vor dem Throne,</text:p>
      <text:p text:style-name="P1">welches die sieben GeisterGottes sind. C,«,4·</text:p>
      <text:p text:style-name="P1">6. Und vor dem Throne wie ein gläser-</text:p>
      <text:p text:style-name="P1">nes Meer, gleich Krystall; und in der Mitte</text:p>
      <text:p text:style-name="P1">des Thrones und rings um den Thron vier</text:p>
      <text:p text:style-name="P1">Thiere, voller Augen vornen und hinten.</text:p>
      <text:p text:style-name="P1">E. »-, 2. 5, 6.8. Ez.i, 5. is, 22.</text:p>
      <text:p text:style-name="P1">7. Und das erste Thier war gleich einem</text:p>
      <text:p text:style-name="P1">Löwen und das zweite Thier gteich einem</text:p>
      <text:p text:style-name="P1">Kalbe nnd das dritte Thier hatte ein An-</text:p>
      <text:p text:style-name="P1">äesicht wie eines Menfihen und das vierte</text:p>
      <text:p text:style-name="P1">hier war gleich einem fliegenden Adler.</text:p>
      <text:p text:style-name="P1">Es. 4,10.</text:p>
      <text:p text:style-name="P1">III. 8. Und von den vier Thieren hatte</text:p>
      <text:p text:style-name="P1">ein jedes sechs Flügel rings herum iind von</text:p>
      <text:p text:style-name="P1">innen voller Augen; und sie haben keine</text:p>
      <text:p text:style-name="P1">Ruhe Tag und Nachtund sprechen: Heili ,</text:p>
      <text:p text:style-name="P1">heilig, heilig ist derHerr, Gott, der Allinäck?-</text:p>
      <text:p text:style-name="P1">tige, der da war und der da ist nnd der da</text:p>
      <text:p text:style-name="P1">kommt! Ez.i,ii. «. Jis.6,2.3. Of-Hi.</text:p>
      <text:p text:style-name="P1">9. Und wann die Thiere werden Preis</text:p>
      <text:p text:style-name="P1">und Ehre und Dank geben dem, der auf</text:p>
      <text:p text:style-name="P1">dem Throne sitzt, der da lebt von Ewigkeit</text:p>
      <text:p text:style-name="P1">zu Ewigkeit, Ei· e. 5, -sc.</text:p>
      <text:p text:style-name="P1">10. so werden die vier und zwanzic Ael-</text:p>
      <text:p text:style-name="P1">testen niederfallen vor dem, der auf dem</text:p>
      <text:p text:style-name="P1">Throne sitzt nnd anbeten den, der da lebt</text:p>
      <text:p text:style-name="P1">von Ewigkeit zu Einigkeit und ihre Kronen</text:p>
      <text:p text:style-name="P1">niederwerfen vor dem Throne und sprechen:</text:p>
      <text:p text:style-name="P1">11. Wiirdig bist du, Herr! zu empfangen</text:p>
      <text:p text:style-name="P1">den Preis nnd die Ehre und die Macht;</text:p>
      <text:p text:style-name="P1">denn du hast alle Dinge geschaffen, und</text:p>
      <text:p text:style-name="P1">durch deinen Willen sind sie und wurden</text:p>
      <text:p text:style-name="P1">sie geschaffE11· C 5,c-2..«3. Joh.i,.-J.</text:p>
      <text:p text:style-name="P1">Cap. V.</text:p>
      <text:p text:style-name="P1">I- Das Buch mit den siel-en Siegeln. 4—5.</text:p>
      <text:p text:style-name="P1">ll. Aclgcmcine Lobpreisung des Lamms, das sie</text:p>
      <text:p text:style-name="P1">öffnen werde. s—t4.</text:p>
      <text:p text:style-name="P1">I. 1. Und ich sah an der Rechten dessen,</text:p>
      <text:p text:style-name="P1">der aus dem Throne saß, ein Buch, von</text:p>
      <text:p text:style-name="P1"><text:soft-page-break/>innen und außen beschrieben, mit sieben</text:p>
      <text:p text:style-name="P1">Siegåln versiegen. C. 4, is. 9. E: --, 9. to.</text:p>
      <text:p text:style-name="P1">2. nd ich sah einen starken Engel, der</text:p>
      <text:p text:style-name="P1">verkündete mit lauter Stimme: Wer ist</text:p>
      <text:p text:style-name="P1">würdig, das Buch zu öffnen und seine Sie-</text:p>
      <text:p text:style-name="P1">gel zu lösen?</text:p>
      <text:p text:style-name="P1">Z. Und Niemand vermochte weder im</text:p>
      <text:p text:style-name="P1">.gimmel, noch auf Erden, noch» unter der</text:p>
      <text:p text:style-name="P1">rde, das Buch zu öffnen, noih in dasselbe</text:p>
      <text:p text:style-name="P1">zu blicken.</text:p>
      <text:p text:style-name="P1">4. Und ich weinte sehr, daß Niemand</text:p>
      <text:p text:style-name="P1"/>
      <text:p text:style-name="P1"/>
      <text:p text:style-name="P1"/>
      <text:p text:style-name="P1">MS Sah. H. Die iQsfenbarinig Cap. 6.</text:p>
      <text:p text:style-name="P1">würdig erfunden -ward, das Buch ziiöffnen,</text:p>
      <text:p text:style-name="P1">noch in dasselbe zu blicken.</text:p>
      <text:p text:style-name="P1">E-. Und einer von den Aeltesten sgricht zu</text:p>
      <text:p text:style-name="P1">mir: Weine nicht! Siehe, eks hat-it ermun-</text:p>
      <text:p text:style-name="P1">den der Löwe, der aus dem Stamme Juda</text:p>
      <text:p text:style-name="P1">ist, die Wurzel Davids, das Buch zu öffnen</text:p>
      <text:p text:style-name="P1">und seine sieben Siegel zu lösen.</text:p>
      <text:p text:style-name="P1">C.4, .22,is. i.Mos. is, 9. ca. Nöm.i5, cis.</text:p>
      <text:p text:style-name="P1">H. 6. Und ich sah, und siehe, inderMitte</text:p>
      <text:p text:style-name="P1">des Thrones und der vier Thiere und in</text:p>
      <text:p text:style-name="P1">der Mitte der Aeltesten stand ein Lamm,</text:p>
      <text:p text:style-name="P1">als wäre es eschlaZtet, das hatte sieben</text:p>
      <text:p text:style-name="P1">Hörner und sieben ugen, we che sind die</text:p>
      <text:p text:style-name="P1">sieben Geister Gottes, die ausgesandt sind</text:p>
      <text:p text:style-name="P1">über die gan4ze Erde.</text:p>
      <text:p text:style-name="P1">C.s2,4. «, . J-h.4,29. Zach.s,9. 4,io.</text:p>
      <text:p text:style-name="P1">7. Und es kam und nahm das Buch aus</text:p>
      <text:p text:style-name="P1">der Rechten dessen, der auf dem Throne saß.</text:p>
      <text:p text:style-name="P1">8. Und als es das Buch genommen, sielen</text:p>
      <text:p text:style-name="P1">die vier Thiere und die vier und zwanzig</text:p>
      <text:p text:style-name="P1">Aeltesten vor dem Lamme nieder, und sie</text:p>
      <text:p text:style-name="P1">hatten jeder eine Harfe und goldene Scha-</text:p>
      <text:p text:style-name="P1">en voll Rauchwerk, welches sind die Gebete</text:p>
      <text:p text:style-name="P1">der Heiligen. C. i, g, io. it, O. 8,3. i</text:p>
      <text:p text:style-name="P1">9. Und sie sanYn ein neues Lied: Du</text:p>
      <text:p text:style-name="P1">bist würdig, das uch zu nehmen und seine</text:p>
      <text:p text:style-name="P1">Siegel zu öffnen; denn du bist geschlachtet</text:p>
      <text:p text:style-name="P1">worden und hast uns Gott erkauft mit dei-</text:p>
      <text:p text:style-name="P1">nem Blute, aus allen Stämmen und Zun-</text:p>
      <text:p text:style-name="P1">gen und Völkern und Nationen;</text:p>
      <text:p text:style-name="P1">.i4,3,-«. Apg.20,28. C-c.i,c4. i.Pei.c,i8.i9.</text:p>
      <text:p text:style-name="P1">10. und hast uns unserm Gott zu Köni-</text:p>
      <text:p text:style-name="P1">gen und Prie tern gemacht, die da herrschen</text:p>
      <text:p text:style-name="P1">werden auf Erden. C· «, Z. S. 2o,s. «. P-i. S, 9.</text:p>
      <text:p text:style-name="P1">11. Und ich sah und hörte eine Stimme</text:p>
      <text:p text:style-name="P1">vieler Engel rings um den Thron und um</text:p>
      <text:p text:style-name="P1">die Thiere und die Aelteften; und ihre Zahl</text:p>
      <text:p text:style-name="P1"><text:soft-page-break/>war zehntausendmal zehntausend und tau-</text:p>
      <text:p text:style-name="P1">sendmal tausend; Dem. 7, 9. to.</text:p>
      <text:p text:style-name="P1">12. die sprachen mit lauter Stimme :·Wür-</text:p>
      <text:p text:style-name="P1">tig ist das Lamm, das geschlachtet ist, zu</text:p>
      <text:p text:style-name="P1">empfangen die Macht nnd Reichthum und</text:p>
      <text:p text:style-name="P1">Weit-l»« sit und Stärke und Ehre und Ruhm</text:p>
      <text:p text:style-name="P1">nnd Lo1«preisnng! C. 4, H.</text:p>
      <text:p text:style-name="P1">is. Und alles Geschöpf, das da ist im</text:p>
      <text:p text:style-name="P1">3inmiel und auf der Erde und unter der</text:p>
      <text:p text:style-name="P1">r:c und was aus dem Meere ist, und Alles,</text:p>
      <text:p text:style-name="P1">was in ihnen ist, hörte ich sagen: Dem, der</text:p>
      <text:p text:style-name="P1">auf dem Throne sitzt und dem Lamme sei</text:p>
      <text:p text:style-name="P1">das Lob und die Ehre und der»R·uhm und</text:p>
      <text:p text:style-name="P1">die Gewalt, von Ewigkeit zu Ewigkeit!</text:p>
      <text:p text:style-name="P1">C. 7, io—i2. Pia .-Z, to.</text:p>
      <text:p text:style-name="P1">14. Und die vier Thiere sprachen: Amen!</text:p>
      <text:p text:style-name="P1">Und die vier und zwanzig Aeltesten fielen</text:p>
      <text:p text:style-name="P1">nieder und beteten an den, der da lebet von</text:p>
      <text:p text:style-name="P1">Ewigkeit zu Ewigkeit. E. i9, «.</text:p>
      <text:p text:style-name="P1">Csip. VI.</text:p>
      <text:p text:style-name="P1">Eröffnung des: ersten sechs Siegel und dessen</text:p>
      <text:p text:style-name="P1">Folgen.</text:p>
      <text:p text:style-name="P1">1« USE UT) sah, als das Lamm eines von</text:p>
      <text:p text:style-name="P1">den Sie eln öffnete, und ich örte eines von</text:p>
      <text:p text:style-name="P1">den vier«iThieren sagen wie Donner imme :</text:p>
      <text:p text:style-name="P1">st</text:p>
      <text:p text:style-name="P1">KVMM’ UND schCUE! (-;.5, i—ii. i, ou.</text:p>
      <text:p text:style-name="P1">2. Und ich sah, und fie e, ein weißes</text:p>
      <text:p text:style-name="P1">Pferd, und der darauf saß, atte ' Bo-</text:p>
      <text:p text:style-name="P1">gen; und es ward ihm eine roC;e gegeben,</text:p>
      <text:p text:style-name="P1">und er zog aus als ein Sieger nd d-aß er</text:p>
      <text:p text:style-name="P1">siege. C. i9, «—46.</text:p>
      <text:p text:style-name="P1">3. Und als es das Breite Siegel« öffnete,</text:p>
      <text:p text:style-name="P1">hörte ich das zweite hier sagen: Komin’</text:p>
      <text:p text:style-name="P1">und schaue!</text:p>
      <text:p text:style-name="P1">4. Und es zog aus ein anderes Pferd, ein</text:p>
      <text:p text:style-name="P1">feuerrothes, und dem, der darauf saß, ward</text:p>
      <text:p text:style-name="P1">Macht gegeben, den Frieden von der Erde</text:p>
      <text:p text:style-name="P1">u nehmen und daß sie einander erwürgen</text:p>
      <text:p text:style-name="P1">sollten; und ihm ward ein großes Schwert</text:p>
      <text:p text:style-name="P1">gegeben.</text:p>
      <text:p text:style-name="P1">5. Und als es das dritte Siegel öffnete,</text:p>
      <text:p text:style-name="P1">hörte ich das dritte Thier sagen: Komm’</text:p>
      <text:p text:style-name="P1">und schaue! Und ich sah, und siehe, ein</text:p>
      <text:p text:style-name="P1">schwcårLzes Pferd , und der darauf saß, hatte</text:p>
      <text:p text:style-name="P1">eine age in seiner Hand.</text:p>
      <text:p text:style-name="P1">S. Und ich hörte eine Stimme inmitten</text:p>
      <text:p text:style-name="P1">der vier Thiere, die sprach: Ein Maß Wei-</text:p>
      <text:p text:style-name="P1">zen um einen Pfennig und drei Maß Gerfte</text:p>
      <text:p text:style-name="P1">um einen Pfennig; und das Oel und den</text:p>
      <text:p text:style-name="P1">Wein schädige nicht.</text:p>
      <text:p text:style-name="P1">7. Und als es das vierte Siegel öffnete,</text:p>
      <text:p text:style-name="P1"><text:soft-page-break/>örte ich die Stimme des vierten Thieres</text:p>
      <text:p text:style-name="P1">agent Komm’ und schaue! ,</text:p>
      <text:p text:style-name="P1">8. Und ich sah, nnd siehe, einfahles Pferd,</text:p>
      <text:p text:style-name="P1">und der daraufZsaß, dessen Name ist der</text:p>
      <text:p text:style-name="P1">Tod; und das odtenreich folgteihm nach,</text:p>
      <text:p text:style-name="P1">und ihnen ward Macht gegeben , über den</text:p>
      <text:p text:style-name="P1">vierten Theil der Erde, zu tödten mit dem</text:p>
      <text:p text:style-name="P1">Schwert und mit Hunger und mit Seuche</text:p>
      <text:p text:style-name="P1">und durch die wilden Thiere der Erde.</text:p>
      <text:p text:style-name="P1">Cz. «, U.</text:p>
      <text:p text:style-name="P1">9. Und als es das fünfte Siegel öffnete,</text:p>
      <text:p text:style-name="P1">sah ich unter dem Altar die Seelen derer,</text:p>
      <text:p text:style-name="P1">die erwürgt waren um des Wortes Gottes</text:p>
      <text:p text:style-name="P1">willen und um des Zeugnisses willen, wel-</text:p>
      <text:p text:style-name="P1">ches sie hatten. C· i, o.</text:p>
      <text:p text:style-name="P1">10. Und sie riefen mit lauter Stimme</text:p>
      <text:p text:style-name="P1">und sprachen: Wie lange, oHerr, du Hei-</text:p>
      <text:p text:style-name="P1">liger und du Wahrhaftiger! richtest und</text:p>
      <text:p text:style-name="P1">räche(xt du nicht unser Blut an denen, die</text:p>
      <text:p text:style-name="P1">auf rden wohnen? C.3,7. i9,2. Ps.79,-i0.</text:p>
      <text:p text:style-name="P1">11. Und es wurden ihnen einem Jeden</text:p>
      <text:p text:style-name="P1">weiße Kleider gegeben und es ward ihnen</text:p>
      <text:p text:style-name="P1">esagt, daß sie no»ch eine kleine Zeit ruhen</text:p>
      <text:p text:style-name="P1">sollten, bis auch ihre Mitkneehte und ihre</text:p>
      <text:p text:style-name="P1"/>
      <text:p text:style-name="P1"/>
      <text:p text:style-name="P1"/>
      <text:p text:style-name="P1">Arrest C.9,6. H-:s.io,s. Luc.23,3o.</text:p>
      <text:p text:style-name="P1">Cap. 6. 7. St« Johanms. City.-7. W?</text:p>
      <text:p text:style-name="P1">Briide«r vollendet wären, die auch würden</text:p>
      <text:p text:style-name="P1">-getödtet werden gleich wie sie.</text:p>
      <text:p text:style-name="P1">Es, Z. Hei-.«,40.</text:p>
      <text:p text:style-name="P1">12. Und ich sah, als es das sechste Siegel</text:p>
      <text:p text:style-name="P1">öffnete, und siehe, ein großes Erdbeben</text:p>
      <text:p text:style-name="P1">geschah, und die Sonne ward fchwarz wie</text:p>
      <text:p text:style-name="P1">ein härenerSack, und der Mond ward wie</text:p>
      <text:p text:style-name="P1">Blut. (:;.le,i8· J2s. is,s3-H. i«(z. Matti,.24,29.</text:p>
      <text:p text:style-name="P1">Joe , .</text:p>
      <text:p text:style-name="P1">13. Und die Sterne des Himmels fielen</text:p>
      <text:p text:style-name="P1">auf die Erde, wie ein Feigenbaum seine</text:p>
      <text:p text:style-name="P1">unreifen Früchte abwirft, wenn er von star-</text:p>
      <text:p text:style-name="P1">kem Winde erschüttert wird.</text:p>
      <text:p text:style-name="P1">14. Und der Himmel entwich wie ein</text:p>
      <text:p text:style-name="P1">Buch, das usammengerollt wird, und alle</text:p>
      <text:p text:style-name="P1">Bergeund Inseln wurden aus ihren Stellen</text:p>
      <text:p text:style-name="P1">gerückt. Jes.s4,4. ms.i02,27. Off. i6,2o.</text:p>
      <text:p text:style-name="P1">15. Und die Könige der Erde und die</text:p>
      <text:p text:style-name="P1">Großen und die Reichen nnd die Heerfiih-</text:p>
      <text:p text:style-name="P1">rer und die Gewaltigen und alle Knecisse</text:p>
      <text:p text:style-name="P1">und alle Freien verbar en sich in die Klü e</text:p>
      <text:p text:style-name="P1">und in die Felsen der Berge, Jis. i0,i9. Si.</text:p>
      <text:p text:style-name="P1">16. und fprachen zu den Bergen und den</text:p>
      <text:p text:style-name="P1"><text:soft-page-break/>Felsen: Fallet auf uns und verberget uns</text:p>
      <text:p text:style-name="P1">vor dem Angesichte dessen, der auf dem</text:p>
      <text:p text:style-name="P1">Throne sitzt, und vor dem Zorne des Lam-</text:p>
      <text:p text:style-name="P1">17. Denn gekommen ist der große Tag</text:p>
      <text:p text:style-name="P1">seines Zornes, und wer mag bEe»tehhen?4</text:p>
      <text:p text:style-name="P1">ed .4, 4 .</text:p>
      <text:p text:style-name="P1">Cap. VII.</text:p>
      <text:p text:style-name="P1">I. Bezeichnung der Knechte Gottes. 1—8.</text:p>
      <text:p text:style-name="P1">Il. Die Schaar der Märtyrer. 9—-12. 1l1. Ihre</text:p>
      <text:p text:style-name="P1">Seligkeit. is-—«7.</text:p>
      <text:p text:style-name="P1">I. 1. Und nach diesem sah ich vier Engel,</text:p>
      <text:p text:style-name="P1">die standen an den vier Ecken der Erde und</text:p>
      <text:p text:style-name="P1">gelten die vier Winde der Erde, daß kein</text:p>
      <text:p text:style-name="P1">ind wehe über die Erde, noch Über das</text:p>
      <text:p text:style-name="P1">Meer, noch über irgend einen Zaum.</text:p>
      <text:p text:style-name="P1">am. S, Z.</text:p>
      <text:p text:style-name="P1">2. Und ich sah einen andern Engel von</text:p>
      <text:p text:style-name="P1">Aufgang der Sonneheraufsteigen, der hatte</text:p>
      <text:p text:style-name="P1">das Siegel des lebendigen Gottes; und er</text:p>
      <text:p text:style-name="P1">rief mit lauter Stimme den vier Engeln,</text:p>
      <text:p text:style-name="P1">welchen Macht egeben ward, die Erde und</text:p>
      <text:p text:style-name="P1">das Meer zu sii?ädigen, C. S, 2.</text:p>
      <text:p text:style-name="P1">3. und sprach: Schädiget die Erde nicht,</text:p>
      <text:p text:style-name="P1">noch das Meer, noch die Bäume, bis wir</text:p>
      <text:p text:style-name="P1">die Knechte unsers Gottes an ihren Stir-</text:p>
      <text:p text:style-name="P1">nen besiegelt haben. C. 9, 4. Ez.9,4»</text:p>
      <text:p text:style-name="P1">4. Und ich hörte die Zahl der Befiegelten:</text:p>
      <text:p text:style-name="P1">Hundert und vierzig tausend Besiegelte,</text:p>
      <text:p text:style-name="P1">aus allen Stämmen der Kinder Israel.</text:p>
      <text:p text:style-name="P1">C. 4, .</text:p>
      <text:p text:style-name="P1">5. Aus dem Stamme Juda zwölftiuls«end</text:p>
      <text:p text:style-name="P1">Besiegelte; ans dem Stamme Raben zwölf-</text:p>
      <text:p text:style-name="P1">tausend BesieIlte; aus dem Stamme Gab</text:p>
      <text:p text:style-name="P1">zwölftansend efiegelte; I. M-s. «—-.</text:p>
      <text:p text:style-name="P1">6. aus dem Stamme Ase-: zwölftausend</text:p>
      <text:p text:style-name="P1">Besiegelte; aus dem Stamme Nephthalim</text:p>
      <text:p text:style-name="P1">Z1veölftausend Besiegelte; ans dem Stamme</text:p>
      <text:p text:style-name="P1">anasse zwölftausend Besiegelte;</text:p>
      <text:p text:style-name="P1">7. aus dem Stamme Simeon zwölstau-</text:p>
      <text:p text:style-name="P1">tend Besiegelte; aus dem Stamme Levi</text:p>
      <text:p text:style-name="P1">zwölstausend Besiegelte« aus dem Stamme</text:p>
      <text:p text:style-name="P1">Js«schsk zwi5iftausenv 28esiegeiie;</text:p>
      <text:p text:style-name="P1">8. aus dem Stamme Zabulon zwölftau-</text:p>
      <text:p text:style-name="P1">send Besiegelte; aus dem Stamme Joseph</text:p>
      <text:p text:style-name="P1">gFblftausend Besiegelte; aus dem Stamme</text:p>
      <text:p text:style-name="P1">enjamin zwölftausend BesiegIelte.</text:p>
      <text:p text:style-name="P1">i. eos.49, 22.</text:p>
      <text:p text:style-name="P1">II. 9. Nach diesem sah ich, und siehe eine</text:p>
      <text:p text:style-name="P1">große MengF, die Niemand zählen konnte,</text:p>
      <text:p text:style-name="P1">aus allen ationen und Stänimen und</text:p>
      <text:p text:style-name="P1">Völkern und Zungen, die standen vor dem</text:p>
      <text:p text:style-name="P1">Thron und vor dem Lamme, bekleidet mit</text:p>
      <text:p text:style-name="P1"><text:soft-page-break/>weißen Kleidern und Palmen in ihren Hän-</text:p>
      <text:p text:style-name="P1">den. C. 5, 9. 3«, 5.18.</text:p>
      <text:p text:style-name="P1">10. Und sie riefen mit lauter Stimme</text:p>
      <text:p text:style-name="P1">und sprachen: Das Heil sei unserm Gott,</text:p>
      <text:p text:style-name="P1">dem, der auf dem Throne sitzt, und dem</text:p>
      <text:p text:style-name="P1">Lamme! E. H, -as. is, «.</text:p>
      <text:p text:style-name="P1">11. Und alle Engel standen rings um den</text:p>
      <text:p text:style-name="P1">Thron und um die Aeltesten und die vier</text:p>
      <text:p text:style-name="P1">T iere und fielen vor dem Throne auf ihr</text:p>
      <text:p text:style-name="P1">Angesicht und beteten Gott an, C.5,«.</text:p>
      <text:p text:style-name="P1">12. und sprachen: Amen! Lobpreisung</text:p>
      <text:p text:style-name="P1">und Ruhm und Weisheit und Danksagung</text:p>
      <text:p text:style-name="P1">und Ehre und Macht und Stärke sei un-</text:p>
      <text:p text:style-name="P1">serm Gott von Ewigkeit zu Ewigkeit! Amen.</text:p>
      <text:p text:style-name="P1">. C. 4, 9:c. 5, H et.</text:p>
      <text:p text:style-name="P1">III. 13. Und es hob einer von den Ael-</text:p>
      <text:p text:style-name="P1">testen an und sprach zu mir: Diese mit den</text:p>
      <text:p text:style-name="P1">weißen Kleidern Bekleideten, wer sind sie,</text:p>
      <text:p text:style-name="P1">und woher sind sie gekommen?</text:p>
      <text:p text:style-name="P1">14. Und ich sprach zuihm: Herr! du weißt</text:p>
      <text:p text:style-name="P1">es. Und er sagte zu mir: Das sind die,</text:p>
      <text:p text:style-name="P1">welche aus der großen Trübsal kommen;</text:p>
      <text:p text:style-name="P1">und sie haben ihre Kleider gewaschen und</text:p>
      <text:p text:style-name="P1">weiß gemacht mit dem Blute des Lammes.</text:p>
      <text:p text:style-name="P1">2.Cok.4,s.i7. i.Joi,.i,7.</text:p>
      <text:p text:style-name="P1">15. Darum sind sie vor dem Throne</text:p>
      <text:p text:style-name="P1">Gottes und dienen ihm Tag und Nacht in</text:p>
      <text:p text:style-name="P1">seinem Temks)el; und der auf dem Throne</text:p>
      <text:p text:style-name="P1">sit;-t, wird il er ihnen wohnen. C.2i, Z.</text:p>
      <text:p text:style-name="P1">16. Es wird sie nicht mehr hungern, ·es</text:p>
      <text:p text:style-name="P1">wird sie auch nicht mehr dürften; es wird</text:p>
      <text:p text:style-name="P1">auch nicht auf sie fallen die Sonne, noch</text:p>
      <text:p text:style-name="P1">irgend eine Hitze.</text:p>
      <text:p text:style-name="P1">Jes.49, to. Pf.42-i, se.</text:p>
      <text:p text:style-name="P1">17. Denn das Lamm, das in der Mit-te</text:p>
      <text:p text:style-name="P1">des Thrones ist, wird sie weiden nnd sie</text:p>
      <text:p text:style-name="P1"/>
      <text:p text:style-name="P1"/>
      <text:p text:style-name="P1"/>
      <text:p text:style-name="P1">—2;78 Cap. 7. 8. »Die Offenbarnng Cato. 8. 9.</text:p>
      <text:p text:style-name="P1">leiten zu lebendiIn WasserquelIen; und</text:p>
      <text:p text:style-name="P1">Gott wird alle hränen abwischen von</text:p>
      <text:p text:style-name="P1">ihren Augen. C.s,e.2si,e.4. Pf.-i8,2.</text:p>
      <text:p text:style-name="P1">Jes.25,8.</text:p>
      <text:p text:style-name="P1">Cap. VlIl.</text:p>
      <text:p text:style-name="P1">l· Eröffnung desfiebenten Siegels. Das Erschei-</text:p>
      <text:p text:style-name="P1">nen von sieben Engeln mit Posaunen. i-—6·</text:p>
      <text:p text:style-name="P1">il. Die vier ersten Engel Posaunen. 7——4s«</text:p>
      <text:p text:style-name="P1">l. 1. Und als es das siebente Siegel öff-</text:p>
      <text:p text:style-name="P1">nete, ward eine Stille im Himmel bei einer</text:p>
      <text:p text:style-name="P1">halben Stunde. C.e, i.</text:p>
      <text:p text:style-name="P1">2. Und ich fah die sieben Engel, die vor</text:p>
      <text:p text:style-name="P1"><text:soft-page-break/>Gott stehen; und es wurden ihnen sieben</text:p>
      <text:p text:style-name="P1">Posaunen gegeben. Luk.i,i9. Matih.2i,31.</text:p>
      <text:p text:style-name="P1">3. Und ein anderer Engel kam und stellte</text:p>
      <text:p text:style-name="P1">Ei) an den Altar, der hatte ein goldenes</text:p>
      <text:p text:style-name="P1">auchfaß ; und ihm ward viel Rauchwerk</text:p>
      <text:p text:style-name="P1">gegeben, daß er es gebe zu den Gebeten</text:p>
      <text:p text:style-name="P1">aller Heiligen aus den goldenen Altar, der</text:p>
      <text:p text:style-name="P1">vor dem Throne ist. C, Z, S.</text:p>
      <text:p text:style-name="P1">4. Und der Rauch des Rauchwerks zu</text:p>
      <text:p text:style-name="P1">den Gebeten der Heiligen stieg aus, aus der</text:p>
      <text:p text:style-name="P1">Hand des Engels, vor Gott. Ps.i4i,2.</text:p>
      <text:p text:style-name="P1">5. Und der Engel nahm das Rauchfaß</text:p>
      <text:p text:style-name="P1">und füllte es aus dem Feuer des Altares</text:p>
      <text:p text:style-name="P1">und warf es auf die Erde; und es entstan-</text:p>
      <text:p text:style-name="P1">den St·immen und Donner und Blitze und</text:p>
      <text:p text:style-name="P1">Erdbeben. C. i-i, -i9.</text:p>
      <text:p text:style-name="P1">6. Und die sieben Engel, welche die sieben</text:p>
      <text:p text:style-name="P1">Posaunen hatten, bereiteten sich, daß sie</text:p>
      <text:p text:style-name="P1">posauneten.</text:p>
      <text:p text:style-name="P1">Il. 7. Und der erste Engel posaunte, und</text:p>
      <text:p text:style-name="P1">es entstand Hagel und Feuer mit Blut ver-</text:p>
      <text:p text:style-name="P1">mifcht und ward auf die Erde geworfen,</text:p>
      <text:p text:style-name="P1">und der dritte Theil der Bäume verbrannte,</text:p>
      <text:p text:style-name="P1">nnd alles grüne Gras verbrannte.</text:p>
      <text:p text:style-name="P1">Z. Mos. 9,—23:c.</text:p>
      <text:p text:style-name="P1">8. Und der zweite Engel posaunte, und</text:p>
      <text:p text:style-name="P1">wie ein großer Berg, m Feuer brennend,</text:p>
      <text:p text:style-name="P1">ward in das Meer geworfen; und der dritte</text:p>
      <text:p text:style-name="P1">Theil des Meeres ward Blut,</text:p>
      <text:p text:style-name="P1">O. und es starb der dritte Theil der Ge-</text:p>
      <text:p text:style-name="P1">scLiL)pfe im Meere, die da Leben hatten,</text:p>
      <text:p text:style-name="P1">und der dritte Theil der Schiffe ging zu</text:p>
      <text:p text:style-name="P1">Grunde.</text:p>
      <text:p text:style-name="P1">10. Und der dritte Engel posaunte, und</text:p>
      <text:p text:style-name="P1">es siel vom» Himmel ein großer Stern,</text:p>
      <text:p text:style-name="P1">brennend wie eine Fackel, nnd er fiel auf</text:p>
      <text:p text:style-name="P1">den dritten Theil der Flüsse und auf die</text:p>
      <text:p text:style-name="P1">Wasserquellen. C.9,i. ·</text:p>
      <text:p text:style-name="P1">11. Und der Name des Sternes heißt</text:p>
      <text:p text:style-name="P1">Werinuth; und es ward der dritte Theil</text:p>
      <text:p text:style-name="P1">der Gewässer zu Wermut8j und viele der</text:p>
      <text:p text:style-name="P1">Menschen star en von den ewässern, weil</text:p>
      <text:p text:style-name="P1">sie bitter geworden waren.</text:p>
      <text:p text:style-name="P1">12. Und der vierte Engel posaunte, und</text:p>
      <text:p text:style-name="P1">es ward geschlagen der dritte Theil der</text:p>
      <text:p text:style-name="P1">Sonne und der dritte Theil des Mondes</text:p>
      <text:p text:style-name="P1">und der dritte Theil der Sterne, auf daß</text:p>
      <text:p text:style-name="P1">der dritte Theil derselben verfinstert würde,</text:p>
      <text:p text:style-name="P1">und der Tag nicht schiene feinen dritten</text:p>
      <text:p text:style-name="P1">Theil und die Nacht in gleicher Weise.</text:p>
      <text:p text:style-name="P1">13. Und ich sah und hörte einen Engel,</text:p>
      <text:p text:style-name="P1">der in der Mitte des Himm g und</text:p>
      <text:p text:style-name="P1"><text:soft-page-break/>mit lauter Stimme rief: Weis, weh , wehe</text:p>
      <text:p text:style-name="P1">denen, die auf Erden wohnen; w en der</text:p>
      <text:p text:style-name="P1">übrigen Posaunen-Stininiender drei Engel,</text:p>
      <text:p text:style-name="P1">die noch posaunenwerden! C.9, -f2» -«, i4,</text:p>
      <text:p text:style-name="P1">Cap. IX.</text:p>
      <text:p text:style-name="P1">l. Das Posaunen des fünften i —i2, und il. des«</text:p>
      <text:p text:style-name="P1">sechsten Engels. l3—2l.</text:p>
      <text:p text:style-name="P1">l. 1. Und der fünfte Engel posaunte, und</text:p>
      <text:p text:style-name="P1">ich sah einen Stern, der vom Himmel auf</text:p>
      <text:p text:style-name="P1">die Erde gefallen war, und ihm ward der</text:p>
      <text:p text:style-name="P1">Schlüssel zu dem Schlunde des Abgrundes</text:p>
      <text:p text:style-name="P1">gegeben. C.8, -so. Do, i.</text:p>
      <text:p text:style-name="P1">2. Und er öffnete den Schlund des Ab-</text:p>
      <text:p text:style-name="P1">grundes, und es stieg ein Rauch empor</text:p>
      <text:p text:style-name="P1">aus dem Schlunde, wie Rauch eines gro-</text:p>
      <text:p text:style-name="P1">ßen Ofens, und die Sonne und die Luft</text:p>
      <text:p text:style-name="P1">ward verfinstert von dem Rauche des-</text:p>
      <text:p text:style-name="P1">Schlundes. .</text:p>
      <text:p text:style-name="P1">3. Und aus dem Rauche gingen Heu-</text:p>
      <text:p text:style-name="P1">schrecken aus auf die Erde; und es ward</text:p>
      <text:p text:style-name="P1">ihnen Macht gegeben, wie die Scorpionen</text:p>
      <text:p text:style-name="P1">der Erde Macht haben.</text:p>
      <text:p text:style-name="P1">4. Und es ward ihnen gesagt, daß sie nicht</text:p>
      <text:p text:style-name="P1">das Gras der Erde schädigen sollten, noch</text:p>
      <text:p text:style-name="P1">irgend etwas Grünes, noch irgend einen</text:p>
      <text:p text:style-name="P1">Baum, sondern nur die Menfd)en, welche</text:p>
      <text:p text:style-name="P1">nicht das Siegel Gottes an ihren Stirnen</text:p>
      <text:p text:style-name="P1">haben. C.7, s :c.</text:p>
      <text:p text:style-name="P1">5. Und ihnen ward gegeben, sie nicht zu</text:p>
      <text:p text:style-name="P1">tödten, sondern zu peinigen fünf Monate</text:p>
      <text:p text:style-name="P1">lang. Und ihre Pein war wie die Pein</text:p>
      <text:p text:style-name="P1">eines Seorpions, wenn er einen Menschen</text:p>
      <text:p text:style-name="P1">gestochen hat. »</text:p>
      <text:p text:style-name="P1">6. Und in denselben Tagen werden die</text:p>
      <text:p text:style-name="P1">Menschen den Tod fuchen und werden ihn</text:p>
      <text:p text:style-name="P1">nicht finden, nnd werden begehren u ster-</text:p>
      <text:p text:style-name="P1">ben und der Tod wird von ihneiå f(sie«h3en.</text:p>
      <text:p text:style-name="P1">7. Und die Gestalten der Heufchrecken</text:p>
      <text:p text:style-name="P1">waren gleich Pferden, die zum Streite gerü-</text:p>
      <text:p text:style-name="P1">stet find, und auf ihren Köpfen wie Kronen</text:p>
      <text:p text:style-name="P1">gleich Gold und ihre Angesichter wie An-</text:p>
      <text:p text:style-name="P1">gesichter von Menschen. Jp·ie, i. is.</text:p>
      <text:p text:style-name="P1">8. Und sie hattenHaare wie Weiberhaare,</text:p>
      <text:p text:style-name="P1">und ihre Fahne waren wie der -Löwen.</text:p>
      <text:p text:style-name="P1">I. Und te hattenPanzer wie eiserne Pan-</text:p>
      <text:p text:style-name="P1"/>
      <text:p text:style-name="P1"/>
      <text:p text:style-name="P1"/>
      <text:p text:style-name="P1">» Cap. 9. St. Johannis. Cato. 10. 279</text:p>
      <text:p text:style-name="P1">zer, und das Getön ihrer Flügel war wie</text:p>
      <text:p text:style-name="P1">das Getön vieler Wagen mit Rossen, welche</text:p>
      <text:p text:style-name="P1">zum Streite laufen.</text:p>
      <text:p text:style-name="P1"><text:soft-page-break/>10. Und sie haben Schwanze wie Stor-</text:p>
      <text:p text:style-name="P1">pionen, und an ihren Schwänzen waren</text:p>
      <text:p text:style-name="P1">Stacheln, und ihre Macht war, die Men-</text:p>
      <text:p text:style-name="P1">schen zu schädigen fünf Monate lang.</text:p>
      <text:p text:style-name="P1">11. Und sie haben über sieh zum Könige</text:p>
      <text:p text:style-name="P1">den Engel des Abgrundes, sein Name ist</text:p>
      <text:p text:style-name="P1">auf Hebräifch Abaddon, und im Griechischen</text:p>
      <text:p text:style-name="P1">hat er den Namen Apollt)on (Verderber).</text:p>
      <text:p text:style-name="P1">Ei-H, 2. Hi-I-28,22.</text:p>
      <text:p text:style-name="P1">12. Das eine Wehe ist vorüber, siehe, es</text:p>
      <text:p text:style-name="P1">kommen noch zwei Wehe nach dieE;elF.«3</text:p>
      <text:p text:style-name="P1">II. 13. Und der sechste Engel posaunete,</text:p>
      <text:p text:style-name="P1">nnd ich hörte eine Stimme aus den vier</text:p>
      <text:p text:style-name="P1">Hörnern des goldenen Altares, der vor</text:p>
      <text:p text:style-name="P1">Gott steht,</text:p>
      <text:p text:style-name="P1">14. die sprach zu dem sechsten Engel, der</text:p>
      <text:p text:style-name="P1">die Posaune hatte: Löse die vier Engel, die</text:p>
      <text:p text:style-name="P1">gebunden find an dem großen Strom Eu-</text:p>
      <text:p text:style-name="P1">phrat! C.7,4. is,1-Z.</text:p>
      <text:p text:style-name="P1">15. Und es wurden gelöst die vier Engel,</text:p>
      <text:p text:style-name="P1">welche geriistet waren auf Stunde undTag</text:p>
      <text:p text:style-name="P1">und Monat und Jahr, daß sie den dritten</text:p>
      <text:p text:style-name="P1">Ast der Menschen tödteten. C.8,7--i2.</text:p>
      <text:p text:style-name="P1">16. Und die Zahl des Reiterheeres war</text:p>
      <text:p text:style-name="P1">zweimal zehntausendmal zehntausend, und</text:p>
      <text:p text:style-name="P1">ich hörte ihre Zahl. C. 5,c1.</text:p>
      <text:p text:style-name="P1">17. Und also sah ich die Pferde in dem</text:p>
      <text:p text:style-name="P1">Gesichte, nnd die darauf sas3en,«die hatten</text:p>
      <text:p text:style-name="P1">feurige und dunkelblaue und schweflichte</text:p>
      <text:p text:style-name="P1">Panzer, und die Köpfe der Pferde wie</text:p>
      <text:p text:style-name="P1">Löwenköpfe« und aus ihrem Munde geht</text:p>
      <text:p text:style-name="P1">Feuer und Rauch und Schwefel.</text:p>
      <text:p text:style-name="P1">18. Von diesen drei Plagen wurde der</text:p>
      <text:p text:style-name="P1">dritte Theil der Menschen getödtet, von</text:p>
      <text:p text:style-name="P1">dem Feuer nnd dem Rauchund dem Schwe-</text:p>
      <text:p text:style-name="P1">fel, die aus ihrem Munde gingen.</text:p>
      <text:p text:style-name="P1">19. Denn die Macht der Pferde ist in</text:p>
      <text:p text:style-name="P1">ihrem E)Jiunde und in ihren Schwänzen,</text:p>
      <text:p text:style-name="P1">denn ihre Schwanze find gleich Schlangen</text:p>
      <text:p text:style-name="P1">und l)abenKöpfe und mit diesen schädigen sie.</text:p>
      <text:p text:style-name="P1">20. Aber die Uebrigen der Menschen, die</text:p>
      <text:p text:style-name="P1">nicht getödtet wurden durch diese Pia en,</text:p>
      <text:p text:style-name="P1">thaten nicht Buße von den Werken ihrer</text:p>
      <text:p text:style-name="P1">Hände, daß sie nicht mehr anbeteten die</text:p>
      <text:p text:style-name="P1">Teufel und die Götzen von Gold und Sil-</text:p>
      <text:p text:style-name="P1">ber und Er; und Stein und Holtz, die weder</text:p>
      <text:p text:style-name="P1">sehen, noch hören, noch wande»n können;</text:p>
      <text:p text:style-name="P1">C.c6,9.«. 4.Eok.4-««,20. P1.«5,4:c.</text:p>
      <text:p text:style-name="P1">21. und thaten auch nicht Buße von ihren</text:p>
      <text:p text:style-name="P1">Mordthaten, noch von ihren Zaubereien,</text:p>
      <text:p text:style-name="P1">noch von ihrer Unzucht, noch von ihren</text:p>
      <text:p text:style-name="P1">Diebstählen.</text:p>
      <text:p text:style-name="P1"><text:soft-page-break/>Cap. X.</text:p>
      <text:p text:style-name="P1">I. Ankündigung der unaushaltsamen Gerichte</text:p>
      <text:p text:style-name="P1">Gottes. 4—7. l1. Johannes muß ein Büchleiu</text:p>
      <text:p text:style-name="P1">verschlingen. Z-—-«.</text:p>
      <text:p text:style-name="P1">l. 1. Und ich sah einen andern starken</text:p>
      <text:p text:style-name="P1">Engel aus dem Himmel herabsteigen, beklei-</text:p>
      <text:p text:style-name="P1">det mit einer Wolke, und ein Regenbogen</text:p>
      <text:p text:style-name="P1">auf seinem Haupte und fein Angesicht wie</text:p>
      <text:p text:style-name="P1">die Sonne und seine Füße wie Feuersäulen.</text:p>
      <text:p text:style-name="P1">— C.c8, «. «, «.-. is.</text:p>
      <text:p text:style-name="P1">2. Und er hielt in seiner Hand ein offe-</text:p>
      <text:p text:style-name="P1">nes Büchlein, und er setzte seinen reci ten</text:p>
      <text:p text:style-name="P1">Fuß auf das Meer, den linken aber auf die</text:p>
      <text:p text:style-name="P1">Erde. C. 5, «.</text:p>
      <text:p text:style-name="P1">Z. Und er rief mit lauter Stimme, wie</text:p>
      <text:p text:style-name="P1">ein Löwe brüllt, und als er gerufen, rede-</text:p>
      <text:p text:style-name="P1">ten die sieben Donner ihre Stimmen.</text:p>
      <text:p text:style-name="P1">Am.3, 8. Ps.—29.</text:p>
      <text:p text:style-name="P1">4. Und als die sieben Donner geredet</text:p>
      <text:p text:style-name="P1">hatten, wollte ich schreiben; und ich hörte</text:p>
      <text:p text:style-name="P1">eine Stimme aus dem Himmel, die zu mir</text:p>
      <text:p text:style-name="P1">sprach: Versiegle, was die sieben Donner</text:p>
      <text:p text:style-name="P1">geredet haben, und schreibe dieses nicht.</text:p>
      <text:p text:style-name="P1">E. -«, -«. -i9. D«m.12,4.9.</text:p>
      <text:p text:style-name="P1">5. Und der Engel, den ich ans dem Meer</text:p>
      <text:p text:style-name="P1">und auf der Erde stehen sah, erhob seine</text:p>
      <text:p text:style-name="P1">rechte Hand zum Himmel,</text:p>
      <text:p text:style-name="P1">6. und schwur bei dem, der da lebet Von</text:p>
      <text:p text:style-name="P1">Ewigkeit zu Ewigkeit, der gefchasfen hat den</text:p>
      <text:p text:style-name="P1">Himmel und was darin ist, und die Erde</text:p>
      <text:p text:style-name="P1">nnd was darauf ist, und das Meer und</text:p>
      <text:p text:style-name="P1">was darinist, daß keine Zeit mehr sein soll;</text:p>
      <text:p text:style-name="P1">Dem. -t«2, 7.</text:p>
      <text:p text:style-name="P1">7. sondern in den Tagen der Stimme des</text:p>
      <text:p text:style-name="P1">siebenten Engels, wann er posaunen wird,</text:p>
      <text:p text:style-name="P1">so ist das Geheimnis; Gottes vollbracht,</text:p>
      <text:p text:style-name="P1">wie er seinen Knechten, den Propheten,</text:p>
      <text:p text:style-name="P1">verk·üudigte. C- 8, I. «, is. i. C-Je. is, 52.</text:p>
      <text:p text:style-name="P1">II. 8. Und die Stimme, die ich aus dem</text:p>
      <text:p text:style-name="P1">Himmel gehört hatte, redete abermal mit</text:p>
      <text:p text:style-name="P1">mir nnd sprach: Gehe hin, nimm das offene</text:p>
      <text:p text:style-name="P1">Büchlein in der Hand des Engels, der auf</text:p>
      <text:p text:style-name="P1">dem Meer und auf der Erde steht.</text:p>
      <text:p text:style-name="P1">9. Und ich ging zu dem Engel und sprach</text:p>
      <text:p text:style-name="P1">u ihm: Gib mir das Büchlein! Und er</text:p>
      <text:p text:style-name="P1">spricht zu mir: i-.)«ti1un1 und verschlinge es;</text:p>
      <text:p text:style-name="P1">und es wird deinen Bauch verbittern, aber</text:p>
      <text:p text:style-name="P1">in deinem Munde wird es süß sein wie</text:p>
      <text:p text:style-name="P1">Honig. Cz. s, i-3.</text:p>
      <text:p text:style-name="P1">10. Und ich nahm das Büchlein aus der</text:p>
      <text:p text:style-name="P1">Hand des Engels und verschlang es; und</text:p>
      <text:p text:style-name="P1">es war in meinem Munde wie Honig so</text:p>
      <text:p text:style-name="P1"><text:soft-page-break/>süß, und als ich es verschlungen hatte, ward</text:p>
      <text:p text:style-name="P1">mein Bauch oerbittert.</text:p>
      <text:p text:style-name="P1">11. Und er spricht zu mir: Du sollst aber-</text:p>
      <text:p text:style-name="P1">mal weissagen über viele Völker und Natio-</text:p>
      <text:p text:style-name="P1">nen und Zungen und Könige.</text:p>
      <text:p text:style-name="P1"/>
      <text:p text:style-name="P1"/>
      <text:p text:style-name="P1"/>
      <text:p text:style-name="P1">280 Cap. 1t. Die Ossenbarung Cap. 11. 12.</text:p>
      <text:p text:style-name="P1">Cap. XI.</text:p>
      <text:p text:style-name="P1">l. Auftrag an Johannes, den Tempel zu mes-</text:p>
      <text:p text:style-name="P1">sen, 1,2. ll. Die beiden Zeugen Gottes und</text:p>
      <text:p text:style-name="P1">ihre SchickI«ale. 3—s4. lll- Das Posaunen des</text:p>
      <text:p text:style-name="P1">siebenten Engels. t5—t9.</text:p>
      <text:p text:style-name="P1">I. 1. Und mir ward ein Rohr gegeben,</text:p>
      <text:p text:style-name="P1">gleich einem Stabe; nnd der Engel stand</text:p>
      <text:p text:style-name="P1">und sprach: Mache dich auf und miß den</text:p>
      <text:p text:style-name="P1">Tempel Gottes und den Altar, und die</text:p>
      <text:p text:style-name="P1">darin anbi-ten;</text:p>
      <text:p text:style-name="P1">C.2i,43. 3ach.2,t:c. Ez.43,43.</text:p>
      <text:p text:style-name="P1">2. nnd den Hof, der außerhalb des Tem-</text:p>
      <text:p text:style-name="P1">pels ist, laß weg und miß ihn nicht; denn</text:p>
      <text:p text:style-name="P1">er ist den Heiden gegeben, und sie werden</text:p>
      <text:p text:style-name="P1">die heilige Stadt zertrcten zwei und vierzig</text:p>
      <text:p text:style-name="P1">Monate lang. L2«—.2i,24. Oss.i3,5.</text:p>
      <text:p text:style-name="P1">Dan.8·-ists.</text:p>
      <text:p text:style-name="P1">1l. 3. Und ich will meinen zwei Zeugen</text:p>
      <text:p text:style-name="P1">geben, daß fee weissagen werden tausend</text:p>
      <text:p text:style-name="P1">zweihundert sechzig Tage lang, angethan</text:p>
      <text:p text:style-name="P1">mit Säcken. C. se, is. it. J«-«! -«, ».</text:p>
      <text:p text:style-name="P1">4. Diese sind die zwei Oelbäume und die</text:p>
      <text:p text:style-name="P1">zwei Leuchter, die da vor dem Herrn der</text:p>
      <text:p text:style-name="P1">Erde stehen. 3c2ch.4, 3.«—44.</text:p>
      <text:p text:style-name="P1">5. Und wenn Jemand sie schädigen will,</text:p>
      <text:p text:style-name="P1">so geht Feuer aus ihrem Munde und ver-</text:p>
      <text:p text:style-name="P1">ehrt ihre Feinde; und wenn Jemand sie</text:p>
      <text:p text:style-name="P1">schädigen will, so muß er also getödtet</text:p>
      <text:p text:style-name="P1">werden. 2.Kisn.4,40.12. Jek. Z, 44.</text:p>
      <text:p text:style-name="P1">6. Diese haben Macht, den Himmel zu</text:p>
      <text:p text:style-name="P1">verschließen, daß kein Regen falle in den</text:p>
      <text:p text:style-name="P1">Tagen ihrer Weissagung; und sie haben</text:p>
      <text:p text:style-name="P1">Macht über die Gewässer, sie in Blut zu</text:p>
      <text:p text:style-name="P1">verwandeln und die Erde zu schlagen mit</text:p>
      <text:p text:style-name="P1">allerlei Plage, so oft sie wollen.</text:p>
      <text:p text:style-name="P1">«, Ko-i.47, «. 2. Mos. 7, is.</text:p>
      <text:p text:style-name="P1">7. Und wann sie ihr Zeugnis; werden</text:p>
      <text:p text:style-name="P1">vollbracht haben, so wird das Thier, das</text:p>
      <text:p text:style-name="P1">aus dem Abgrund heraufsteigt, mit ihnen</text:p>
      <text:p text:style-name="P1">Krieg führen und wird sie iiberwinden und</text:p>
      <text:p text:style-name="P1">sie tödten. C. is, i—8. t7,8. Dau.7« ei.</text:p>
      <text:p text:style-name="P1">8. Und ihre LeichUame werden auf der</text:p>
      <text:p text:style-name="P1">Gasse der großen Stadt liegen, welche geist-</text:p>
      <text:p text:style-name="P1"><text:soft-page-break/>lich Sodoma und Aegypten heißt, wo auch</text:p>
      <text:p text:style-name="P1">unser Herr ist gekreuzigt worden.</text:p>
      <text:p text:style-name="P1">C.4e,s1g. Ps.79,2. 4.Co:.2,8.</text:p>
      <text:p text:style-name="P1">9. Und sie werden aus den Völkern und</text:p>
      <text:p text:style-name="P1">Stämmen und Zungen und Nationen ihre</text:p>
      <text:p text:style-name="P1">Leichname dreiTaZe und einen halben sehen,</text:p>
      <text:p text:style-name="P1">Und werden ihre eichname nicht lassen in</text:p>
      <text:p text:style-name="P1">ein Grab legen. Den. 7,25.</text:p>
      <text:p text:style-name="P1">10. Und die auf Erden wohnen, werden</text:p>
      <text:p text:style-name="P1">sich über sie freuen und frohlocken, und</text:p>
      <text:p text:style-name="P1">werden einander Geschenke schicken; denn</text:p>
      <text:p text:style-name="P1">diese zwei Propheten peinigten die, so auf</text:p>
      <text:p text:style-name="P1">Erden wohnen. Estb.9, 19.</text:p>
      <text:p text:style-name="P1">11. Und nach den drei Tagen und einem</text:p>
      <text:p text:style-name="P1">halben kam der Geist des Le ens ans Gott</text:p>
      <text:p text:style-name="P1">in sie und sie traten auf ihre Füße und</text:p>
      <text:p text:style-name="P1">We große Furcht übersiel die, welche sie</text:p>
      <text:p text:style-name="P1">auten.</text:p>
      <text:p text:style-name="P1">12. Und sie hörten eine laute Stimme</text:p>
      <text:p text:style-name="P1">vom Himmel, die uihnen sprach: Steiget</text:p>
      <text:p text:style-name="P1">hier herauf! Und sie sti in den Himmel</text:p>
      <text:p text:style-name="P1">hinauf in der Wolke <text:s/>schauten sie</text:p>
      <text:p text:style-name="P1">ihre Feinde. -</text:p>
      <text:p text:style-name="P1">13. Und äu derselben Stunde entstand</text:p>
      <text:p text:style-name="P1">ein roßes rdbeben, und der zehnte Theil</text:p>
      <text:p text:style-name="P1">der Stadt fiel; und es wurden in dem Erd-</text:p>
      <text:p text:style-name="P1">beben sieben tausend Menschet1 getödtet, und</text:p>
      <text:p text:style-name="P1">die Uebrigen wurden voll Furcht und gaben</text:p>
      <text:p text:style-name="P1">Ehre dem Gott des Himmels. C.46,48.</text:p>
      <text:p text:style-name="P1">14. Das weite Wehe ist vorüber; siehe,</text:p>
      <text:p text:style-name="P1">das dritte Tische kommt schnell. C» 9, H«</text:p>
      <text:p text:style-name="P1">lII. 15. Und der siebente Engel posau-</text:p>
      <text:p text:style-name="P1">nete; und es erschollen laute Stimmen im</text:p>
      <text:p text:style-name="P1">Himmel, die s pracl)en: Die Reiche der Welt</text:p>
      <text:p text:style-name="P1">sind unseres Herrn geworden und seines</text:p>
      <text:p text:style-name="P1">Gesalbeten, und er wird regieren von Ewig-</text:p>
      <text:p text:style-name="P1">keit zu Ewigkeit.</text:p>
      <text:p text:style-name="P1">C.i0,7.42,io. Dan.2,44.7,27.</text:p>
      <text:p text:style-name="P1">16. Und die vier und zwanzig Aeltesten,</text:p>
      <text:p text:style-name="P1">die vor Gott saßen aus ihren Thronen,</text:p>
      <text:p text:style-name="P1">fielen auf ihr Angesicht und beteten Gott</text:p>
      <text:p text:style-name="P1">an und sprachen: C. it, -k. to.</text:p>
      <text:p text:style-name="P1">I7. Wirdanken dir, Herr, Gott, Allmäch-</text:p>
      <text:p text:style-name="P1">tiger, der da ist und der da war und der da</text:p>
      <text:p text:style-name="P1">kommt, daß du deine große Macht ergriffen</text:p>
      <text:p text:style-name="P1">hastund regierest! E.-«,8. 49,4.6.</text:p>
      <text:p text:style-name="P1">18. Und die Völker sind zornig geworden,</text:p>
      <text:p text:style-name="P1">und dein Zorn ist gekommen und die Zeit</text:p>
      <text:p text:style-name="P1">der Todten, daß sie gerichtet werden und</text:p>
      <text:p text:style-name="P1">daß du den Lohn gebest deinen Kncchten,</text:p>
      <text:p text:style-name="P1">den Propheten und den Heiligen und denen,</text:p>
      <text:p text:style-name="P1">die deinen Namen fürchten, den Kleinen</text:p>
      <text:p text:style-name="P1"><text:soft-page-break/>und den Großen, und daß du verderbest die,</text:p>
      <text:p text:style-name="P1">so die Erde verderben.</text:p>
      <text:p text:style-name="P1">C.e,47.2o,i22H4,7. D:»«.7,9:c.</text:p>
      <text:p text:style-name="P1">19. Und es ward der Tempel Gottes im</text:p>
      <text:p text:style-name="P1">Himmel geöffnet, und die Lade des Bundes</text:p>
      <text:p text:style-name="P1">ward · esehen in seinem Tempel. Und es</text:p>
      <text:p text:style-name="P1">ges chahen Blitze und Stimmen und Donner</text:p>
      <text:p text:style-name="P1">und Erdbeben nnd großer Hagel.</text:p>
      <text:p text:style-name="P1">C.t5,5.8. Heo.9,4. O».46,18.21.</text:p>
      <text:p text:style-name="P1">Cap. XII.</text:p>
      <text:p text:style-name="P1">l. Das gebc3kende Weib und der Drache! 4—6.</text:p>
      <text:p text:style-name="P1">ll. Sturz des Drachen auf die Erde. 7-——i2-</text:p>
      <text:p text:style-name="P1">Hi« V2kf«,1guk1g des Weibes durch den Drachen.</text:p>
      <text:p text:style-name="P1">43—48.</text:p>
      <text:p text:style-name="P1">I. 1. Und ein großes Zeichen erschien im</text:p>
      <text:p text:style-name="P1">Himmel, ein Weib bekleidet mit der Sonne</text:p>
      <text:p text:style-name="P1"/>
      <text:p text:style-name="P1"/>
      <text:p text:style-name="P1"/>
      <text:p text:style-name="P1">Cap. 12. St. Joh</text:p>
      <text:p text:style-name="P1">und der Mond unter Arten Füßen und</text:p>
      <text:p text:style-name="P1">auf ihrem Haupte eine one von zwölf</text:p>
      <text:p text:style-name="P1">Sternen.</text:p>
      <text:p text:style-name="P1">2. Und sie war schwanger und schrie in</text:p>
      <text:p text:style-name="P1">Wehen und Schmerzen der Geburt.</text:p>
      <text:p text:style-name="P1">Z. Und es erfchien ein anderes Zeichen</text:p>
      <text:p text:style-name="P1">im Himmel, und fiele, ein großer feuer-</text:p>
      <text:p text:style-name="P1">rother Drache, der X:tte sieben Köpfe und</text:p>
      <text:p text:style-name="P1">Fu Hörner und auf seinen Köpfen sieben</text:p>
      <text:p text:style-name="P1">onen; C.43«-12c. C. », 92c. D«-i.7,7.</text:p>
      <text:p text:style-name="P1">4. und sein Schwanz ogden dritten Theil</text:p>
      <text:p text:style-name="P1">der Sterne des Himmels nach sich uiidivarf</text:p>
      <text:p text:style-name="P1">sie auf die Erde. Und der Drache stand</text:p>
      <text:p text:style-name="P1">vor dem Weibe, das gebären sollte, auf daß,</text:p>
      <text:p text:style-name="P1">wenn sie geboren hätte, er ihr Kind ver-</text:p>
      <text:p text:style-name="P1">schlii;-ge.</text:p>
      <text:p text:style-name="P1">5. nd sie gebar einen Sohn, der alle</text:p>
      <text:p text:style-name="P1">Heiden weiden sollte mit eisernem Stabe,</text:p>
      <text:p text:style-name="P1">und es ward ihr Kind entrückt zu Gott und</text:p>
      <text:p text:style-name="P1">zu.seinem Throne. C. 2, 27. «1is.2, 8. 9.</text:p>
      <text:p text:style-name="P1">6. Und das Weib floh in die Wüste, wo</text:p>
      <text:p text:style-name="P1">sie einen Ort hat, von Gott bereitet, daß</text:p>
      <text:p text:style-name="P1">man sie daselbst ernähre tausend zweihun-</text:p>
      <text:p text:style-name="P1">dert und sechzig Tage. C, «,3.</text:p>
      <text:p text:style-name="P1">- lI. 7. Und es ward ein Streit im Him-</text:p>
      <text:p text:style-name="P1">mel: Michael und seine Engel stritten mit</text:p>
      <text:p text:style-name="P1">dem Drachen und der Drache stritt und</text:p>
      <text:p text:style-name="P1">seine Engel. Da« 40,13.2i. te,-i. Jud.9..</text:p>
      <text:p text:style-name="P1">8. Und sie gewannen die Oberhand nicht,</text:p>
      <text:p text:style-name="P1">und ihre Stätte ward nicht mehr gefunden</text:p>
      <text:p text:style-name="P1">im Himmel.</text:p>
      <text:p text:style-name="P1">9. Und es ward geworfen der große Drache,</text:p>
      <text:p text:style-name="P1"><text:soft-page-break/>die alte Schla.iige, genannt der Teufel und</text:p>
      <text:p text:style-name="P1">der Satan, der den ganzen Ertkreis ver-</text:p>
      <text:p text:style-name="P1">iihret, geworfen ward er auf die Erde und</text:p>
      <text:p text:style-name="P1">feine Engel wurden mit ihm geworfen.</text:p>
      <text:p text:style-name="P1">C-.20,2. Lue.4O,-l8. Joh.-t2,3t. 2.Cor.H,3.</text:p>
      <text:p text:style-name="P1">10. Und ich hörte eine laute Stimme im</text:p>
      <text:p text:style-name="P1">Himmel sprechen: Nun ist das Heil und</text:p>
      <text:p text:style-name="P1">die Kraft und das Reich unserm Gott und</text:p>
      <text:p text:style-name="P1">die MachtseinelnGesal·dten geworden; denn</text:p>
      <text:p text:style-name="P1">herabgeworfei1 ward der Anklä· er unserer</text:p>
      <text:p text:style-name="P1">Brüder, der sie verklagt vor uncserm Gotte</text:p>
      <text:p text:style-name="P1">Tag und Nacht. C.«.i5. 8ach.3,s1:c.</text:p>
      <text:p text:style-name="P1">Hiob I, S it.</text:p>
      <text:p text:style-name="P1">aim«i·s. Cap. 12. is. 281</text:p>
      <text:p text:style-name="P1">lll. 13. Und als der Drache sah, daß er</text:p>
      <text:p text:style-name="P1">auf die Erde geworfen war, verfolgte er</text:p>
      <text:p text:style-name="P1">Fast Weib, welches den Knaben geboren</text:p>
      <text:p text:style-name="P1">a e.</text:p>
      <text:p text:style-name="P1">14. Und es wurden dem Weibe zwei Flü-</text:p>
      <text:p text:style-name="P1">gel des roßen Adlers gegeben , daß ste in</text:p>
      <text:p text:style-name="P1">die Wüsie fliege, an ihren Ort, woselbst sie</text:p>
      <text:p text:style-name="P1">ernährt wird eine Zeit und zwei Zeiten</text:p>
      <text:p text:style-name="P1">und eine halbe Zeit, fern von dein nge-</text:p>
      <text:p text:style-name="P1">sichte der Schlange. D-in. 42,7.</text:p>
      <text:p text:style-name="P1">15. Und die Schlange schos; aus ihrem</text:p>
      <text:p text:style-name="P1">Munde nach dein Weibe Was er, wie einen</text:p>
      <text:p text:style-name="P1">Strom, damit sie von dem Strome fort-</text:p>
      <text:p text:style-name="P1">gerissen werde.</text:p>
      <text:p text:style-name="P1">16. Und die Erde half dem Weibe und</text:p>
      <text:p text:style-name="P1">die Erde that ihren Mund auf nnd ver-</text:p>
      <text:p text:style-name="P1">schlang den Strom, w-:lchen der Drache</text:p>
      <text:p text:style-name="P1">aus seinem Munde geschossen hatte.</text:p>
      <text:p text:style-name="P1">17. Und der Drache ergrimmte über das</text:p>
      <text:p text:style-name="P1">Weib und ging hin , Krieg zu führen mit</text:p>
      <text:p text:style-name="P1">den Uebrigen ihres Samens, welche die</text:p>
      <text:p text:style-name="P1">Gebote Gottes halten und das Zeugnis;</text:p>
      <text:p text:style-name="P1">Jesu Christi haben. C.44,12.6,9.</text:p>
      <text:p text:style-name="P1">18. Und ich stellte mich auf den Sand des</text:p>
      <text:p text:style-name="P1">Meeres.</text:p>
      <text:p text:style-name="P1">Cap. Xlll.</text:p>
      <text:p text:style-name="P1">I. Das Thier mit den sieben Köpfen und zehn</text:p>
      <text:p text:style-name="P1">Hörnern. 4—40. il. Das Thier mit den zwei</text:p>
      <text:p text:style-name="P1">Hörnern. «—48.</text:p>
      <text:p text:style-name="P1">I. 1. Und ich sah aus dem Meere ein Thier</text:p>
      <text:p text:style-name="P1">aussteigen, das hatte sieben Köpfe und ehn</text:p>
      <text:p text:style-name="P1">Hörner und auf seinen Hörnern zehn Iro-</text:p>
      <text:p text:style-name="P1">nen und auf seinen Köpfen Namen der</text:p>
      <text:p text:style-name="P1">Lästerung. C.«,7. i-2,3.</text:p>
      <text:p text:style-name="P1">2. Und das Thier, das ich sah, war gleich</text:p>
      <text:p text:style-name="P1">einem Parder, uiid seine Füße waren wie</text:p>
      <text:p text:style-name="P1">eines Bären und sein Rachen wie ein Löwen·</text:p>
      <text:p text:style-name="P1">rachen; und der Drache gab ihm seine Kraft</text:p>
      <text:p text:style-name="P1"><text:soft-page-break/>und seinen Thron und große Macht.</text:p>
      <text:p text:style-name="P1">Dan.7,4—6. Off.42,3.9.</text:p>
      <text:p text:style-name="P1">Z. Und ich sah einen seiner Köpfe wie auf</text:p>
      <text:p text:style-name="P1">den Tod verwundet und seine Todeswiinde</text:p>
      <text:p text:style-name="P1">; ward geheilt. Und die ganze Erde folgte</text:p>
      <text:p text:style-name="P1">verwundert dem Thiere nach.</text:p>
      <text:p text:style-name="P1">11. Und sie haben ihn überwunden dUrch</text:p>
      <text:p text:style-name="P1">das Blut des Lanimes und durch das Wort</text:p>
      <text:p text:style-name="P1">ihres Zeuguifses und haben ihr Leben nicht</text:p>
      <text:p text:style-name="P1">geliebet bis zum Tode.</text:p>
      <text:p text:style-name="P1">C.7,44.2,10. N-3m.8,33.3i. 37. J«-h.42,2s.</text:p>
      <text:p text:style-name="P1">12. Darum seid fröhlich, ihr Himmel und</text:p>
      <text:p text:style-name="P1">die ihr darin wohnetl Wehe der Erde und</text:p>
      <text:p text:style-name="P1">4. Und sie beteten den Drachen an, wel-</text:p>
      <text:p text:style-name="P1">Z eher dem Thiere die Macht gegeben, und</text:p>
      <text:p text:style-name="P1">steten das Thier an und sprachen: Wer</text:p>
      <text:p text:style-name="P1">dem Thiere gleich? und wer vermag mit</text:p>
      <text:p text:style-name="P1">» m zu streiten ’.</text:p>
      <text:p text:style-name="P1">s 5. Und es ward ihm ein Mund gegeben,</text:p>
      <text:p text:style-name="P1">: der große Dinge und Lästerungen redete;</text:p>
      <text:p text:style-name="P1">C-·Ei5«-·</text:p>
      <text:p text:style-name="P1">dem Meere! denn der Teufel ist zu euch i und es ward ihm MA»chk9JFgeVeU- Krieg zU</text:p>
      <text:p text:style-name="P1">hinabgestiegen und hat einen großen Zorn, <text:s/>führen zwei und vierzig onate.</text:p>
      <text:p text:style-name="P1">da er weiß, daß er nur wenige Frist hat. l . D«"«7-S· «- Oss- «-»T-</text:p>
      <text:p text:style-name="P1">Jes. 49, is. i. Pet. 5, Z.</text:p>
      <text:p text:style-name="P1">6. Und es that seinen Mund auf zur Laste-</text:p>
      <text:p text:style-name="P1"/>
      <text:p text:style-name="P1"/>
      <text:p text:style-name="P1"/>
      <text:p text:style-name="P1">282 Cap. 13. Die» Offenbarung Cap. 14.</text:p>
      <text:p text:style-name="P1">rang gegen Gott, zu lästern seinen Namen</text:p>
      <text:p text:style-name="P1">und seine Hütte und die tm Himmel woh-</text:p>
      <text:p text:style-name="P1">neu. D .7, es.</text:p>
      <text:p text:style-name="P1">7. Und««ies ward ihm gegeben, Krieg zu</text:p>
      <text:p text:style-name="P1">führen mit den Heiligen und sie zu über-</text:p>
      <text:p text:style-name="P1">winden; und es ward ihm ålliacht gegeben</text:p>
      <text:p text:style-name="P1">über· alle Geschlechter und Zungen und</text:p>
      <text:p text:style-name="P1">Nationen. C, «, 7. D-m.7, at te. »</text:p>
      <text:p text:style-name="P1">8. Und es werden es anbeten Alle, die</text:p>
      <text:p text:style-name="P1">auf Erden wohnenL,3 deren Ngmen nicht</text:p>
      <text:p text:style-name="P1">eschrieben sind im uche des ebens des</text:p>
      <text:p text:style-name="P1">Zammes, das geschlachtet ist, von der Grund-</text:p>
      <text:p text:style-name="P1">legung der Welt an. C. s7, 8, Z, 5.</text:p>
      <text:p text:style-name="P1">9. HatJemand ein Ohr, der höre! E, 2,7.</text:p>
      <text:p text:style-name="P1">10. So Jemand in Gefangenschaft weg-</text:p>
      <text:p text:style-name="P1">süh)rt, so åvird er in Gefangenschaft hinge-</text:p>
      <text:p text:style-name="P1">ü rt- o emand mit dem Schwerte tödtet,</text:p>
      <text:p text:style-name="P1">so muß er mit dem Schwerte getödtet wer-</text:p>
      <text:p text:style-name="P1">den. Hier ist die Geduld Und der Glaube der</text:p>
      <text:p text:style-name="P1"><text:soft-page-break/>Heiligen. Matn,.2e,52, i.M-s.9,6, Off.-i4,«2.</text:p>
      <text:p text:style-name="P1">H· 11. Und ich sah ein anderes Thier</text:p>
      <text:p text:style-name="P1">aus der Erde aufsteigen, und es hatte zwei</text:p>
      <text:p text:style-name="P1">Hörner gleich einem Lamme, und redete</text:p>
      <text:p text:style-name="P1">wie ein Drache. 1.M»s.3.4.4.5.</text:p>
      <text:p text:style-name="P1">12. Und alle Macht des ersten Thieres</text:p>
      <text:p text:style-name="P1">übt es aus vor demselben und macht, daß</text:p>
      <text:p text:style-name="P1">die Erde und die darauf wohnen, das el«sse</text:p>
      <text:p text:style-name="P1">Thier anbeten, dessen Todeswunde gehei t</text:p>
      <text:p text:style-name="P1">ward. C. «-· Yo. ·</text:p>
      <text:p text:style-name="P1">13. Und es thut große Zelchen, das; es</text:p>
      <text:p text:style-name="P1">selbst Feuer vom Himmel auf die Erde vor</text:p>
      <text:p text:style-name="P1">den Menschen herabfallen macht.</text:p>
      <text:p text:style-name="P1">Mai-H. 24, «.2i. F. Thkss. 2, g.</text:p>
      <text:p text:style-name="P1">14. Und es verführt, die auf Erden woh-</text:p>
      <text:p text:style-name="P1">nen um der Zeichen willen, die ihm gegeben</text:p>
      <text:p text:style-name="P1">find« vor dem Thiere zu thun, und es sagt</text:p>
      <text:p text:style-name="P1">denen, die auf»Erden wohnen, ein Egid zu</text:p>
      <text:p text:style-name="P1">machen dem -ehiere, welches die unde</text:p>
      <text:p text:style-name="P1">vom Schwerte hat nnd lebend geblieben ist.</text:p>
      <text:p text:style-name="P1">15. Und es ward ihm verliehen, dem Bilde</text:p>
      <text:p text:style-name="P1">des Thieres einen Geist zu geben, auf daß</text:p>
      <text:p text:style-name="P1">das Bild des Thieres auch redete, und</text:p>
      <text:p text:style-name="P1">machte, daß Alle getödtet würden, die das</text:p>
      <text:p text:style-name="P1">Bild des Thieres nicht anbeteten.</text:p>
      <text:p text:style-name="P1">16. Und es macht, daß Allen, den Kleinen</text:p>
      <text:p text:style-name="P1">und den Großen und den Reichen und den</text:p>
      <text:p text:style-name="P1">Armen und den Freien und den Knechten,</text:p>
      <text:p text:style-name="P1">ein Malzeichen gegeben wird auf ihre rechte</text:p>
      <text:p text:style-name="P1">Hand oder auf i )re Stirne, C. i4, 9—».</text:p>
      <text:p text:style-name="P1">17. und daß Niemand kaufen oder ver-</text:p>
      <text:p text:style-name="P1">kaufen kann, als nur der, so das Malzeichen</text:p>
      <text:p text:style-name="P1">hat, ;e3eå)tam;n des Thieres oder die Zahl</text:p>
      <text:p text:style-name="P1">eine amen . C, is, 2.</text:p>
      <text:p text:style-name="P1">IS. Hier ist die Weisheit! Wer Verstand</text:p>
      <text:p text:style-name="P1">hat, der rechne die Zahl des Thieres, denn</text:p>
      <text:p text:style-name="P1">es ist eines Menfchen Zahl, und seine Zahl</text:p>
      <text:p text:style-name="P1">cst sechshundert sechs und sechszig. C,47,9.</text:p>
      <text:p text:style-name="P1">!-</text:p>
      <text:p text:style-name="P1">i</text:p>
      <text:p text:style-name="P1">C-ap. XIV.</text:p>
      <text:p text:style-name="P1">l. Das Lamm und seine Verehrer. 4—5. il. Die</text:p>
      <text:p text:style-name="P1">drei warnenden Engel. S—t2. llI. Seligkeit ver-</text:p>
      <text:p text:style-name="P1">storbener Christen. is. IV. Die Ernte, t4——«16; nnd</text:p>
      <text:p text:style-name="P1">V. die Weinlese -I7—20.</text:p>
      <text:p text:style-name="P1">I. 1. Und ichsah,und siehe,das Lamm stand</text:p>
      <text:p text:style-name="P1">auf dem Berge Zion und mit ihm hundert</text:p>
      <text:p text:style-name="P1">und vier nnd vierzi end, die hatten</text:p>
      <text:p text:style-name="P1">seinen Namen undd Nat: nseines Vaters</text:p>
      <text:p text:style-name="P1">aufihrenStirnen ge rieb n. (;.:3,e;c.7,3 -«·</text:p>
      <text:p text:style-name="P1">2. Undiehhö1·te eine Stimme vomHi1nmel</text:p>
      <text:p text:style-name="P1">wie das Rauschen vieler Wasser und wie die</text:p>
      <text:p text:style-name="P1"><text:soft-page-break/>Stimme eines großen Donners; und die</text:p>
      <text:p text:style-name="P1">Stimme, die ich hörte, war wie die Stimme</text:p>
      <text:p text:style-name="P1">von Harfenfpielern, die auf ihren Harfen</text:p>
      <text:p text:style-name="P1">spielen. C. «, 45. Z, 8.</text:p>
      <text:p text:style-name="P1">3. Und sie sangen wie ein neues Lied vor</text:p>
      <text:p text:style-name="P1">dem Throne und vor den vier Thieren und</text:p>
      <text:p text:style-name="P1">den Aeltesten, und Niemand konnte das</text:p>
      <text:p text:style-name="P1">Lied lernen als nur die hundert und vier</text:p>
      <text:p text:style-name="P1">und vierzig tausend, die erkanft sind von</text:p>
      <text:p text:style-name="P1">der Erde. C. 5, 9.</text:p>
      <text:p text:style-name="P1">4. Diese sind es, die sieh mit Weibern</text:p>
      <text:p text:style-name="P1">nicht befleckt haben, denn sie sind jungfräu-</text:p>
      <text:p text:style-name="P1">lich rein. Diese sind es, die dem Lamme</text:p>
      <text:p text:style-name="P1">nachfolgen, wohin es gebet. Diese sind er-</text:p>
      <text:p text:style-name="P1">lauft worden aus den Menschen zu Erst-</text:p>
      <text:p text:style-name="P1">lingen Gott und dem Lamme;</text:p>
      <text:p text:style-name="P1">C. Z, 4. I. Co:. H, 2.</text:p>
      <text:p text:style-name="P1">5. nnd in ihrem Munde ist kein Betrug</text:p>
      <text:p text:style-name="P1">erfunden worden; denn sie sind unsträflieh</text:p>
      <text:p text:style-name="P1">vor dem Throne Gottes.</text:p>
      <text:p text:style-name="P1">Eph. 5, 27. Sei-h. Z, is.</text:p>
      <text:p text:style-name="P1">II. 6. Und ich fah einen andern Engel</text:p>
      <text:p text:style-name="P1">durch die Tl)iitte des Himmels fliegen, der«</text:p>
      <text:p text:style-name="P1">hatte ein ewiges Evangelium, es zu ver-</text:p>
      <text:p text:style-name="P1">kündigen denen, die auf Erden wohnen, und</text:p>
      <text:p text:style-name="P1">allen Nationen und Stiimrnen und Zungen</text:p>
      <text:p text:style-name="P1">und Völkern. ine.2:kh. 2-», 44.</text:p>
      <text:p text:style-name="P1">7. Der sprach mit lauter Stimme: Fiirchtet</text:p>
      <text:p text:style-name="P1">Gott nnd gebet ihm Ehre! denn die Stunde</text:p>
      <text:p text:style-name="P1">seines Gerichtes ist gekommen; und betet den</text:p>
      <text:p text:style-name="P1">an, der den Himmel nnd die Erde und das</text:p>
      <text:p text:style-name="P1">Meer und die Wasserquellen gemachet hat.</text:p>
      <text:p text:style-name="P1">C. 45, 4. Av21.t4,-15. Pf. ists, is.</text:p>
      <text:p text:style-name="P1">8· Und ein anderer Engel folgte ihm, der</text:p>
      <text:p text:style-name="P1">sprach: Gefallen, gefallen ist Babylon, die</text:p>
      <text:p text:style-name="P1">große Stadt, denn mit dem Zomwein ihrer</text:p>
      <text:p text:style-name="P1">Unzncht hat sie alle Heiden getränkt.</text:p>
      <text:p text:style-name="P1">C. », -z. H. 5. te, «z. Z.</text:p>
      <text:p text:style-name="P1">9. Und ein dritter Engel folgte ihnen, der</text:p>
      <text:p text:style-name="P1">sprach mit lauter Stimme: Wenn Jemand</text:p>
      <text:p text:style-name="P1">das Thier und sein Bild anbetet und das</text:p>
      <text:p text:style-name="P1">Malzeichen auf seine Stirne oder auf seine</text:p>
      <text:p text:style-name="P1">Hand nimmt, C. is, 45—17.</text:p>
      <text:p text:style-name="P1">10. so wird auch er trinken vondem Zorn-</text:p>
      <text:p text:style-name="P1">weine Gottes, der unvermischt eingeschenkt</text:p>
      <text:p text:style-name="P1"/>
      <text:p text:style-name="P1"/>
      <text:p text:style-name="P1"/>
      <text:p text:style-name="P1">Cap. 14. St. Johannis. Cap.«15. 16. 283</text:p>
      <text:p text:style-name="P1">ist in den Becher seines Grimmes, und</text:p>
      <text:p text:style-name="P1">er wird gepeinigt werden mit Feuer und</text:p>
      <text:p text:style-name="P1">Schwefel vor den heiligen Engeln nnd</text:p>
      <text:p text:style-name="P1"><text:soft-page-break/>vor dem Lamme.</text:p>
      <text:p text:style-name="P1">C.is.i9.i9,20. Ps.75,9. Ma:c.9,44.</text:p>
      <text:p text:style-name="P1">11. Und der Rauch ihrer Pein steigt auf</text:p>
      <text:p text:style-name="P1">von Ewigkeit zu Einigkeit; und keine Ruhe</text:p>
      <text:p text:style-name="P1">haben Tag und Nacht, d·ie das Thier und</text:p>
      <text:p text:style-name="P1">sein Bild anbetenulio wer das Malzeichen</text:p>
      <text:p text:style-name="P1">eines Namens annimmt.</text:p>
      <text:p text:style-name="P1">C.i9,3. Jes.34,9.i0. Mc-tth.25,4s.</text:p>
      <text:p text:style-name="P1">12. Hier ist die Geduld der Heiligen,</text:p>
      <text:p text:style-name="P1">welche die Gebote Gottes halten und den</text:p>
      <text:p text:style-name="P1">Glauben an Jesuni. C.i3, i0.22,44.</text:p>
      <text:p text:style-name="P1">I1l. 13. Und ich hörte eine Stimme ans</text:p>
      <text:p text:style-name="P1">dem Himmel, die zu mir sprach: Schreibe:</text:p>
      <text:p text:style-name="P1">Selig sind die Todten, die im Herrn sterben,</text:p>
      <text:p text:style-name="P1">von jetzt an! Ja, spricht der Geist, daß sie</text:p>
      <text:p text:style-name="P1">ruhen von ihren Arbeiten; ihre Werke aber</text:p>
      <text:p text:style-name="P1">folgen ihnen nach. C. i9, 9. Jes. 57, i. 2.</text:p>
      <text:p text:style-name="P1">Hei-. 4, 9. -to.</text:p>
      <text:p text:style-name="P1">IV· 14. Und ich sah, und siehe, eine weiße</text:p>
      <text:p text:style-name="P1">Wolke, und auf der Wolke saß Einer gleich</text:p>
      <text:p text:style-name="P1">einem Menfchensohne, der hatte auf seinem</text:p>
      <text:p text:style-name="P1">Haupte eine goldene Krone und illseiner</text:p>
      <text:p text:style-name="P1">-« Hand eine scharfe Sichel.</text:p>
      <text:p text:style-name="P1">E. i, is. Don. 7, is &amp;c.</text:p>
      <text:p text:style-name="P1">15. Und ein anderer Engel ging hervor aus</text:p>
      <text:p text:style-name="P1">dem Tempel, der rief mit lauter Stimme</text:p>
      <text:p text:style-name="P1">dem, der aus der Wolke saß: Schlage deine</text:p>
      <text:p text:style-name="P1">Si«chel an und ernte; denn die Stunde des</text:p>
      <text:p text:style-name="P1">Erntens ist dir gekommen, denn die Ernte</text:p>
      <text:p text:style-name="P1">der Erde ist dürre geworden. Joel3, is.</text:p>
      <text:p text:style-name="P1">16. Und der auf der Wolke saß, schlug</text:p>
      <text:p text:style-name="P1">seine Sichel an auf die Erde, und die Erde</text:p>
      <text:p text:style-name="P1">ward geerntet. Muth. is, 39.</text:p>
      <text:p text:style-name="P1">V. 17. Und ein anderer Engel ging her-</text:p>
      <text:p text:style-name="P1">vor aus dem» Tempel, der in dem Himmel</text:p>
      <text:p text:style-name="P1">ist, und auch er hatte ein scharfes Reb-</text:p>
      <text:p text:style-name="P1">mesfer. C. is, 5.</text:p>
      <text:p text:style-name="P1">18. Und ein anderer Engel ging hervor</text:p>
      <text:p text:style-name="P1">von dem Altar, der hatte Magst über das</text:p>
      <text:p text:style-name="P1">Feuer, und er rief mit lautem Gefchrei dem,</text:p>
      <text:p text:style-name="P1">der das scharfe Rebmesser hatte, und sprach:</text:p>
      <text:p text:style-name="P1">Schlage dem scharfes Rebmesser an und</text:p>
      <text:p text:style-name="P1">schneide die Trauben des Weinstocks der</text:p>
      <text:p text:style-name="P1">Erde ab, denn seine Beeren sind reif ge-</text:p>
      <text:p text:style-name="P1">worden. C, is, 7,</text:p>
      <text:p text:style-name="P1">19. Und der En el legte sein Rebmesser</text:p>
      <text:p text:style-name="P1">an die Erde und sgchnitt den Weinstock der</text:p>
      <text:p text:style-name="P1">Erde ab und schüttete die Trauben in die</text:p>
      <text:p text:style-name="P1">große Kelter des Zornes Gottes. C·49,45·</text:p>
      <text:p text:style-name="P1">2O. Und die Kelter ward außerhalb der</text:p>
      <text:p text:style-name="P1">Stadt getreten und es floß Blut aus der</text:p>
      <text:p text:style-name="P1">Kelter is an die Zäume der Pferde, tau-</text:p>
      <text:p text:style-name="P1"><text:soft-page-break/>send sechshundert Stadien weit.</text:p>
      <text:p text:style-name="P1">Es. 32, 6. Jes. 6Z, S 2c.</text:p>
      <text:p text:style-name="P1">Cap. XV.</text:p>
      <text:p text:style-name="P1">l. Sieben Engel mit den sieben letzten Plagen. I.</text:p>
      <text:p text:style-name="P1">I1.Loblied der Sieger über das Thier.2»4. lil. Die</text:p>
      <text:p text:style-name="P1">Engel empfangen die Zocnschalen. 5—8.</text:p>
      <text:p text:style-name="P1">l. 1. Und ich sah ein anderes Zeichen in</text:p>
      <text:p text:style-name="P1">dem Himmel, groß und wunderbar, sieben</text:p>
      <text:p text:style-name="P1">Engel, welche die sieben let;-ten Plagen</text:p>
      <text:p text:style-name="P1">hatten, denn in denselben ward der Zorn</text:p>
      <text:p text:style-name="P1">Gottes vollendet. C. is, i. ». i.</text:p>
      <text:p text:style-name="P1">H. 2. Und ich sah wie ein gläsernes Meer,</text:p>
      <text:p text:style-name="P1">mit Feuer vermifcht, und die Ueberwinder</text:p>
      <text:p text:style-name="P1">von dem Thier und von feinem Bilde und</text:p>
      <text:p text:style-name="P1">von seinem Malzeichen und von der Zahl</text:p>
      <text:p text:style-name="P1">seines Namens standen an dem gläsernen</text:p>
      <text:p text:style-name="P1">Nkeere und hatten Harfen Gottes.</text:p>
      <text:p text:style-name="P1">C. 4. S. i2, «.</text:p>
      <text:p text:style-name="P1">Z. Und ge singen das Lied Moses, des</text:p>
      <text:p text:style-name="P1">Knechtes ottes, und das Lied des Lainnces</text:p>
      <text:p text:style-name="P1">und sprechen: Groß und wunderbar sind</text:p>
      <text:p text:style-name="P1">deine Werke, o Herr, Gott, AllmL«ichtiger!</text:p>
      <text:p text:style-name="P1">Gerecht und wahrhaft sind deine Wege, du</text:p>
      <text:p text:style-name="P1">König der Völker!</text:p>
      <text:p text:style-name="P1">2.Mo .-is. Jks.i2. Pf.«i,2:c.445,i7. Off.is,7.</text:p>
      <text:p text:style-name="P1">4. Wer sollte dich nicht sürchten, Herr,</text:p>
      <text:p text:style-name="P1">und deinen Namen preisen? Denn du bist</text:p>
      <text:p text:style-name="P1">allein heilig. Denn alle Völker werden</text:p>
      <text:p text:style-name="P1">kommen nnd anbeten vor dir; denn deine</text:p>
      <text:p text:style-name="P1">Gerichte sind offenbar geworden.</text:p>
      <text:p text:style-name="P1">Ja. io, 7. Pf. 98, 86.9,10.</text:p>
      <text:p text:style-name="P1">Ill. 5. Und nach diesem sah ich, und siehe,</text:p>
      <text:p text:style-name="P1">der Tempel der Hütte des Zeugnisses im</text:p>
      <text:p text:style-name="P1">Himmel ward geöffnet, C. «, i9.</text:p>
      <text:p text:style-name="P1">6. und die sieben Engel, welche die sieben</text:p>
      <text:p text:style-name="P1">Plagen hatten, gingen hervor aus dem</text:p>
      <text:p text:style-name="P1">Tempel, angethan mit reiner und glänzen-</text:p>
      <text:p text:style-name="P1">der Leinwand und umgürtet um die Brust</text:p>
      <text:p text:style-name="P1">mit goldenen Gürteln. C. i, is. is, 8.</text:p>
      <text:p text:style-name="P1">7. Und eines der vier Thiere gab den</text:p>
      <text:p text:style-name="P1">sieben Engeln sieben goldene Schalen voll</text:p>
      <text:p text:style-name="P1">des Zornes Gottes, der da lebet von Ewig-</text:p>
      <text:p text:style-name="P1">keit zu Ewigkeit. C. S» -i. 4, 8. 9.</text:p>
      <text:p text:style-name="P1">8. Und der Tempel ward voll Rauch von</text:p>
      <text:p text:style-name="P1">der Herrlichkeit Gottes und von seiner</text:p>
      <text:p text:style-name="P1">Kraft, und Niemand konnte in den Tempel</text:p>
      <text:p text:style-name="P1">hineingehen, bis die sieben Plagen der</text:p>
      <text:p text:style-name="P1">sieben Engel vollendet waren.</text:p>
      <text:p text:style-name="P1">2.Mos.40,34· i.Köu.8,i0.«. Jes.6,4.</text:p>
      <text:p text:style-name="P1">Cap. XV1.</text:p>
      <text:p text:style-name="P1">Aiisgicßung der sieben Zornschalcn durch die</text:p>
      <text:p text:style-name="P1">Engel.</text:p>
      <text:p text:style-name="P1"><text:soft-page-break/>1. Und ich hörte eine laute Stimme aus</text:p>
      <text:p text:style-name="P1">demTempel,diesprachzudensiebenEngeln:</text:p>
      <text:p text:style-name="P1">Gehet hinund gießetdie Schalen des Zornes</text:p>
      <text:p text:style-name="P1">Gottes aus auf die Erde. · E. is, r-—7. ·</text:p>
      <text:p text:style-name="P1">2. Und der erste ging hin und goß seine</text:p>
      <text:p text:style-name="P1"/>
      <text:p text:style-name="P1"/>
      <text:p text:style-name="P1"/>
      <text:p text:style-name="P1">28«4 Cap. 16. Die Offenbarung Cap. 16. 17.</text:p>
      <text:p text:style-name="P1">Schale aus auf die Erde, und es entstand</text:p>
      <text:p text:style-name="P1">ein böses und schädliches Geschwür an den</text:p>
      <text:p text:style-name="P1">Menschen, die das Malzeichen des Thieres</text:p>
      <text:p text:style-name="P1">hatten und die sein Bild anbeteten.</text:p>
      <text:p text:style-name="P1">2. Mos. Z, 9. Off. «:-«, -c4-c7.</text:p>
      <text:p text:style-name="P1">3. Und der zweite Engel goß seine Schale</text:p>
      <text:p text:style-name="P1">aus in das Meer, und es entstand Blut wie</text:p>
      <text:p text:style-name="P1">eines Todten, und alle lebendigen Wesen</text:p>
      <text:p text:style-name="P1">starben im Meere. C.8, 8. 9. 2.M-s.7,c7:c.</text:p>
      <text:p text:style-name="P1">4. Und der dritte Engel goß seine Schale</text:p>
      <text:p text:style-name="P1">aus in die Flüsse und in die Wasserquellen,</text:p>
      <text:p text:style-name="P1">und es entstand Blut.</text:p>
      <text:p text:style-name="P1">5. Und ich hi’)rte den Engel der Gewässer</text:p>
      <text:p text:style-name="P1">sagen: Du bist gerecht, err! der du bist</text:p>
      <text:p text:style-name="P1">und der du warest, du eiliger, daß du</text:p>
      <text:p text:style-name="P1">also gerichtet hast. C, c9, 2,</text:p>
      <text:p text:style-name="P1">6. Denn das T lnt der Heiligen nnd Pro-</text:p>
      <text:p text:style-name="P1">pheten haben sie vergossen, und Blut hast du</text:p>
      <text:p text:style-name="P1">ihnen zu trinken gegeben; ja sie sind dessen</text:p>
      <text:p text:style-name="P1">würdig. C.48,24. -1zs.79,2.3. M«tch.23,34.</text:p>
      <text:p text:style-name="P1">7. Und ich hbrte einen Andern von dem</text:p>
      <text:p text:style-name="P1">Altare her sagen: Ja, Herr, Gott, All-</text:p>
      <text:p text:style-name="P1">mächtiger, wahrhaft und gerecht sind deine</text:p>
      <text:p text:style-name="P1">Gerichte. C. 45, Z.</text:p>
      <text:p text:style-name="P1">8. Und der vierte Engel goß seine Schale</text:p>
      <text:p text:style-name="P1">aus auf die Sonne; und ihr ward gegeben,</text:p>
      <text:p text:style-name="P1">die Menschen in Feuer zu erhitzen.</text:p>
      <text:p text:style-name="P1">9. Und die Menschen wurden erhitzt mit</text:p>
      <text:p text:style-name="P1">großer Hitze und lästerten den Namen</text:p>
      <text:p text:style-name="P1">Gottes, der MaZt hat über diese Plagen,</text:p>
      <text:p text:style-name="P1">und thaten nicht uße, ihm Ehre zu geben.</text:p>
      <text:p text:style-name="P1">C.9, 20. St. Jes. ;-, is.</text:p>
      <text:p text:style-name="P1">10. Und der fünfte Engel goß seine Schale</text:p>
      <text:p text:style-name="P1">aus auf den Thron des Thieres, und das</text:p>
      <text:p text:style-name="P1">Reich desselben ward verfinstert, und sie zer-</text:p>
      <text:p text:style-name="P1">bissen ihre Zungen vor Schmerz,</text:p>
      <text:p text:style-name="P1">C.-st3, «. 2. 2. Mos. l0, 22 2c.</text:p>
      <text:p text:style-name="P1">11. nnd lästerten den Gott des Himmels</text:p>
      <text:p text:style-name="P1">we en ihrer Schmerzen und wegen ihrer</text:p>
      <text:p text:style-name="P1">GZchwiire und thaten nicht Buße Von ihren</text:p>
      <text:p text:style-name="P1">Werken. C. is, 9.</text:p>
      <text:p text:style-name="P1">12. Und der sechste Engel goß seine Schale</text:p>
      <text:p text:style-name="P1">aus auf den großen Strom Euphrat und</text:p>
      <text:p text:style-name="P1"><text:soft-page-break/>sein Wasser vertrocknete, auf daß der Weg</text:p>
      <text:p text:style-name="P1">bereitet würde den Königen vom Aufgang</text:p>
      <text:p text:style-name="P1">der Sonne. C. ca, «.</text:p>
      <text:p text:style-name="P1">13. Und ich sah aus dem Munde des</text:p>
      <text:p text:style-name="P1">Drachen und aus dem P?unde des Thieres</text:p>
      <text:p text:style-name="P1">und aus dem Munde des falschen Prophe-</text:p>
      <text:p text:style-name="P1">ten drei unreine Geister ausgehen gleich</text:p>
      <text:p text:style-name="P1">Fr"oschen. C. H, I. 9. ca, «. te, 20.</text:p>
      <text:p text:style-name="P1">14. Es sind nämlich Geister der Teufel,</text:p>
      <text:p text:style-name="P1">die Zeichen thun, welche ausgehen zu den</text:p>
      <text:p text:style-name="P1">Königen des ganzen Erdlreises, sie zu ver-</text:p>
      <text:p text:style-name="P1">gmmeln zum Streite an jenem großen</text:p>
      <text:p text:style-name="P1">age Gottes, des Allmächtigen.</text:p>
      <text:p text:style-name="P1">C.-t3,tZ:c. t9,49:c. Matth.24.24.</text:p>
      <text:p text:style-name="P1">15. (Sie-he, ich komme wie ein Dieb.</text:p>
      <text:p text:style-name="P1">Seli ist, der da wachet und seine Kleider</text:p>
      <text:p text:style-name="P1">bewahrt, damit er nicht nackt wandle und</text:p>
      <text:p text:style-name="P1">man seine Schande sehe.)</text:p>
      <text:p text:style-name="P1">C.3,3.4.c8. 2.Pct.3,«0. 2.Co:.5,3.</text:p>
      <text:p text:style-name="P1">16. Und er versammelte sie an den Ort,</text:p>
      <text:p text:style-name="P1">der aus Hebräisch heißt Armageddon.</text:p>
      <text:p text:style-name="P1">- 3ach.4 ,«. t4, ex</text:p>
      <text:p text:style-name="P1">17. Und dersi elMngelgoßseineSchale</text:p>
      <text:p text:style-name="P1">aus in die Lu , und es ging eine laute</text:p>
      <text:p text:style-name="P1">Stimme hervot:N1?m Tempel des Himmels,</text:p>
      <text:p text:style-name="P1">von dem The e, die sprach: Es ist ge-</text:p>
      <text:p text:style-name="P1">sehehen! C. c5, 5. 2c, es.</text:p>
      <text:p text:style-name="P1">18. Und es geschahen Stinunen und</text:p>
      <text:p text:style-name="P1">Donner und Blitze, und ein großes Erd-</text:p>
      <text:p text:style-name="P1">beben geschah, derEleichen nie gewesen, seit</text:p>
      <text:p text:style-name="P1">die Menschen auf rden waren, ein solches</text:p>
      <text:p text:style-name="P1">also großes Erdbeben. C. «, -is. is.</text:p>
      <text:p text:style-name="P1">19. Und es ward die große Stadt zu drei</text:p>
      <text:p text:style-name="P1">Theilen, und die Städte der Heiden fielen,</text:p>
      <text:p text:style-name="P1">und Babylon, der Lgroßen, ward vor Gott</text:p>
      <text:p text:style-name="P1">edacht, ihr den echer des Zornweines</text:p>
      <text:p text:style-name="P1">seines Grimmes zu geben.</text:p>
      <text:p text:style-name="P1">C. «, 8. to. Jcs. 51, Te. :-Z.</text:p>
      <text:p text:style-name="P1">20. Und alle Inseln flohen, und die Berge</text:p>
      <text:p text:style-name="P1">wurden nicht mehr gefunden. C. 6, 44,</text:p>
      <text:p text:style-name="P1">21. Und ein großer Hagel, wie Centner</text:p>
      <text:p text:style-name="P1">sJc;)twer, kam vom Himmel herab auf die</text:p>
      <text:p text:style-name="P1">ensehen, und die Menschen lästerten Gott</text:p>
      <text:p text:style-name="P1">wegen der Plage des Hagels, weil seine</text:p>
      <text:p text:style-name="P1">Plage sehr groß war. C.c«c,c9. 2.Mos.9,-c8</text:p>
      <text:p text:style-name="P1">Cap. XVll.</text:p>
      <text:p text:style-name="P1">I Babylon. 4—6. il. Jhre und des Thieres</text:p>
      <text:p text:style-name="P1">geheincnißvocle Bedeutung. 7——t8.</text:p>
      <text:p text:style-name="P1">I. 1. Und es kam einer aus den sieben</text:p>
      <text:p text:style-name="P1">Engeln, welche die sieben Schalen hatten,</text:p>
      <text:p text:style-name="P1">und redete mit mir und sprach zu mir:</text:p>
      <text:p text:style-name="P1">Kon1m’! ich will dir das Gericht über die</text:p>
      <text:p text:style-name="P1"><text:soft-page-break/>g3oße Hure zeigen, die auf den vielen</text:p>
      <text:p text:style-name="P1">assern sitzt; C.c5,6:c.4s,49. Nat-.3,4.</text:p>
      <text:p text:style-name="P1">2. mit welcher die Könige« der Erde Un-</text:p>
      <text:p text:style-name="P1">zucht götrieben haben und trunken wurden</text:p>
      <text:p text:style-name="P1">vom8 eine ihrer Unzucht, die aus Erden</text:p>
      <text:p text:style-name="P1">wohnen. C.c8«3.9.</text:p>
      <text:p text:style-name="P1">3· Und er brachte mich in eine Wüste hin</text:p>
      <text:p text:style-name="P1">im Geiste. Und ich sah ein Weib auf einem</text:p>
      <text:p text:style-name="P1">scharlachrothen Thiere sitzen, das voll war</text:p>
      <text:p text:style-name="P1">von Namen der Lästerung, und hatte sieben</text:p>
      <text:p text:style-name="P1">Köpfe und zehn Hörner. ais, « re.</text:p>
      <text:p text:style-name="P1">4. Und dasWeib war bekleidet mit Purpur</text:p>
      <text:p text:style-name="P1">und Scharlach und übergoldet mit Gold</text:p>
      <text:p text:style-name="P1">und Edelsteinen und Perlen, und hatte einen</text:p>
      <text:p text:style-name="P1">goldenen Becher in ihrer Hand, voll Grauel</text:p>
      <text:p text:style-name="P1">und Unreinigkeit ihrer Unzucht, C. is, is.</text:p>
      <text:p text:style-name="P1">5. und an ihrer Stirne ein Name ge-</text:p>
      <text:p text:style-name="P1">schrieben, ein Geheimniß: Babylon, die</text:p>
      <text:p text:style-name="P1"/>
      <text:p text:style-name="P1"/>
      <text:p text:style-name="P1"/>
      <text:p text:style-name="P1">«Cap. 17. St. Johannis. Cap. 47. 18. 286</text:p>
      <text:p text:style-name="P1">große, die Mutter derHuten und derGräuel</text:p>
      <text:p text:style-name="P1">der Erde. D. Thess.2, 7. Oss. it, 8. is, 2. io.</text:p>
      <text:p text:style-name="P1">S. Und ich sah das Weib trunken von dem</text:p>
      <text:p text:style-name="P1">Blute der Heiligen und von dem Blute der</text:p>
      <text:p text:style-name="P1">ZeugenJe u; und ich verwunderte mich,als</text:p>
      <text:p text:style-name="P1">ich sie sah, mit großemVerwundern. C. is, Si.</text:p>
      <text:p text:style-name="P1">It. 7. Und der Engel s rach zu mir:</text:p>
      <text:p text:style-name="P1">Warum verwunderst du dich? Jch will dir</text:p>
      <text:p text:style-name="P1">das Geheimnis; des Weibes sagen und des</text:p>
      <text:p text:style-name="P1">Thieres, das sie trä t, welches die sieben</text:p>
      <text:p text:style-name="P1">Köpfe und die zehn Hörner hat·</text:p>
      <text:p text:style-name="P1">8. Das Thier, welches du gesehen, war</text:p>
      <text:p text:style-name="P1">und ist nicht mehr, und es wird aufsteigen</text:p>
      <text:p text:style-name="P1">aus dem Abgrunde und ins Verderben hin-</text:p>
      <text:p text:style-name="P1">ehen, und die auf Erden wohnen, werden</text:p>
      <text:p text:style-name="P1">fich verwundern , deren Namen nicht ge-</text:p>
      <text:p text:style-name="P1">chrieben sind auf dem Buche des Lebens von</text:p>
      <text:p text:style-name="P1">Grundlegung der Welt an, wann sie das</text:p>
      <text:p text:style-name="P1">Thier sehen, daß es war und nicht ist und</text:p>
      <text:p text:style-name="P1">da fein wird. C. ii, 7. so, is. i5.</text:p>
      <text:p text:style-name="P1">9. Hier ist der Verstand, welcher Weisheit</text:p>
      <text:p text:style-name="P1">hat! Die sieben Köpfe sind sieben Berge,</text:p>
      <text:p text:style-name="P1">auf welchen das Weib sitzt; C. is, is. i.</text:p>
      <text:p text:style-name="P1">10. und sind sieben Könige: Fünfe sind</text:p>
      <text:p text:style-name="P1">e alle und der Eine i t d der Anderei t</text:p>
      <text:p text:style-name="P1">Z g f x1- " "s O- "s</text:p>
      <text:p text:style-name="P1">noch nicht gekommen; und wann er kommt,</text:p>
      <text:p text:style-name="P1">darf er nur eine kleine Zeit bleiben.</text:p>
      <text:p text:style-name="P1">11. Und das Thier, das war und nicht</text:p>
      <text:p text:style-name="P1">ist, ist auch selbst der Aehte und It einer von</text:p>
      <text:p text:style-name="P1"><text:soft-page-break/>den Sieben und geht hin in’s - erderben.</text:p>
      <text:p text:style-name="P1">12. Und die zehn Hörner, die tu gesehen</text:p>
      <text:p text:style-name="P1">3gst, sind zehn Könige, welche noch kein</text:p>
      <text:p text:style-name="P1">eich erlangt haben; aber Macht wie Kö-</text:p>
      <text:p text:style-name="P1">ni e erlangen sie auf eine Stunde mit dem</text:p>
      <text:p text:style-name="P1">Thiere. C. i3, i. D-in. 7, E-o. Si.</text:p>
      <text:p text:style-name="P1">13. Diese haben Einen Sinn, und ihre</text:p>
      <text:p text:style-name="P1">Macht und Gewalt übergeben sie dem</text:p>
      <text:p text:style-name="P1">Thiere.</text:p>
      <text:p text:style-name="P1">14. Diese werden mit dem Lamme streiten,</text:p>
      <text:p text:style-name="P1">und das Lamm wird sie überwinden, denn</text:p>
      <text:p text:style-name="P1">es ist der Herr der Herren und der König</text:p>
      <text:p text:style-name="P1">der Könige und, die mit ihm sind, die Be-</text:p>
      <text:p text:style-name="P1">rufenen und Auserwählten und Gläubigen.</text:p>
      <text:p text:style-name="P1">C.i6,i4.i9,ic·3:c. i.Tim.6,si5. M.:tni.2i,3si.</text:p>
      <text:p text:style-name="P1">15. Und er sprach zu mir: Die Wasser,</text:p>
      <text:p text:style-name="P1">die dZ7gefehen, wo die Hure sitzt, sind Völker</text:p>
      <text:p text:style-name="P1">und enfchen und Nationen nngZ;ingen.</text:p>
      <text:p text:style-name="P1">s. I, </text:p>
      <text:p text:style-name="P1">16. Und die zehn Hörner, die du gesehen</text:p>
      <text:p text:style-name="P1">auf dem Thiere, diese werden die Hure</text:p>
      <text:p text:style-name="P1">hassen und sie verwüstet und bloß machen</text:p>
      <text:p text:style-name="P1">und ihr Fleisch verzehren und sie ver-</text:p>
      <text:p text:style-name="P1">brennen mit Feuer. C. i8,7.8.</text:p>
      <text:p text:style-name="P1">17. Denn Gott hat ihnen in ihre Herzen</text:p>
      <text:p text:style-name="P1">egeben, seinen Sinn auszuführen und</text:p>
      <text:p text:style-name="P1">FSiuen Sinn auszuführen und ihr Reich</text:p>
      <text:p text:style-name="P1">dem Thiere zu geben, bis die Worte Gottes</text:p>
      <text:p text:style-name="P1">vollbracht sein werden.</text:p>
      <text:p text:style-name="P1">18. Und das Weib, das du gesehen, ist</text:p>
      <text:p text:style-name="P1">die g?roße Stadt, welche Herrschaft hat über</text:p>
      <text:p text:style-name="P1">die önige der Erde. C« is, «9·</text:p>
      <text:p text:style-name="P1">Cap. XVIII.</text:p>
      <text:p text:style-name="P1">I. Ankündigung des Gerichtes über Babylon.</text:p>
      <text:p text:style-name="P1">4—8. il. Wehklage ihrer Anhänger über sie. 9—20.</text:p>
      <text:p text:style-name="P1">Eil. 31äiedei-holte Anküiidigiing ihres UntergaiigeS.</text:p>
      <text:p text:style-name="P1">I. 1. Und nach diesem sah ich einen Engel</text:p>
      <text:p text:style-name="P1">aus dem Himmel herabsteigen, der hatte</text:p>
      <text:p text:style-name="P1">große Gewalt, und die Erde ward erleuchtet</text:p>
      <text:p text:style-name="P1">von Einer Herrlichkeit.</text:p>
      <text:p text:style-name="P1">L. nd er rief mit mächtiger Stimme und</text:p>
      <text:p text:style-name="P1">fprach: Gefallen, gegllen ist Babylon, die</text:p>
      <text:p text:style-name="P1">große, und ist eine ehausunlg der Teufel</text:p>
      <text:p text:style-name="P1">g;worden undein Gefängniß a er unreinen</text:p>
      <text:p text:style-name="P1">eister und ein Gefängniß aller unreinen</text:p>
      <text:p text:style-name="P1">und verhaßten Vögel.</text:p>
      <text:p text:style-name="P1">C.i4,8. Jef.2i,9.3i,ii—i4. J«k.5i,8.50,s9.</text:p>
      <text:p text:style-name="P1">Z. Denn von dem Zornweine ihrer Un-</text:p>
      <text:p text:style-name="P1">zucht haben alle Völker getrunken, und die</text:p>
      <text:p text:style-name="P1">Könige der Erde Eben mit ihr Unzucht</text:p>
      <text:p text:style-name="P1">getrieben, und die auHeute der Erde sind</text:p>
      <text:p text:style-name="P1">:;ootidi::;r åg?aI)t ihrer eppigkeit reich ge-</text:p>
      <text:p text:style-name="P1"><text:soft-page-break/>T . .i ,8.40. Je: List, 7.</text:p>
      <text:p text:style-name="P1">4. Und ich hörte eine andere Stimme aus</text:p>
      <text:p text:style-name="P1">dem Himmel, die sprach: Gehet aus von</text:p>
      <text:p text:style-name="P1">ihr, mein Volk, damit ihr nicht theilhaft</text:p>
      <text:p text:style-name="P1">werdet ihrer Sünden, und damit ihr nicht</text:p>
      <text:p text:style-name="P1">von ihren Plagen empfanget.</text:p>
      <text:p text:style-name="P1">Jes.48,2o, Jek.5i,6.i5. 2. Eos. 6,i7.</text:p>
      <text:p text:style-name="P1">·5. Denn ihre Sünden reichten bis an den</text:p>
      <text:p text:style-name="P1">Himmel, und Gott gedachte ihrer Unge-</text:p>
      <text:p text:style-name="P1">rechtFkeiten. C. -is, is. J«k. Hi, 9·</text:p>
      <text:p text:style-name="P1">6. ergeltet ihr, wie au»ch sie euch ver-</text:p>
      <text:p text:style-name="P1">gelten hat, und verdoppelt ihr zweifach nach</text:p>
      <text:p text:style-name="P1">ihren Werken; in dem Becher, in welchem</text:p>
      <text:p text:style-name="P1">sie euch eingeschenkt, schenket ihr doppelt ein.</text:p>
      <text:p text:style-name="P1">· » J.-i. so, is. 29. P·s. i37, 8.</text:p>
      <text:p text:style-name="P1">7. Este vi;l sie sick sselbst PerElich gnachte</text:p>
      <text:p text:style-name="P1">und eppi eit trie , o vie e«seti r nun</text:p>
      <text:p text:style-name="P1">Pein und Leid. Denn sie sprg«icht in ihrem</text:p>
      <text:p text:style-name="P1">Herzen: Ich throne als Königin und bin</text:p>
      <text:p text:style-name="P1">nicht Wittwe, und Leid werde ich ni2l;t Zehen.</text:p>
      <text:p text:style-name="P1">Je . , &amp;c.</text:p>
      <text:p text:style-name="P1">8. Darum werden an Einem Tage ihre</text:p>
      <text:p text:style-name="P1">Plagen kommen,Tod und Leid und Hunger,</text:p>
      <text:p text:style-name="P1">und sie wird mit Feuer verbrannt werden;</text:p>
      <text:p text:style-name="P1">denn stark ist der Herr, Gott, der sie richtet.</text:p>
      <text:p text:style-name="P1">C. i7, is. Irr. 50, 3i re.</text:p>
      <text:p text:style-name="P1">II. 9. Und es werden sie beweinen und</text:p>
      <text:p text:style-name="P1">um sie klagen die Könige ·der Erde, die unt</text:p>
      <text:p text:style-name="P1">ihr Unzucht und Ueppigkeit getrieben, wenn</text:p>
      <text:p text:style-name="P1">sie den Rauch ihres Brandes sehen,</text:p>
      <text:p text:style-name="P1">C. i7, K. Cz. 2ö, is ic.</text:p>
      <text:p text:style-name="P1"/>
      <text:p text:style-name="P1"/>
      <text:p text:style-name="P1"/>
      <text:p text:style-name="P1">286 Cap. 18. Die Offenbarung Cap. 18. 19.</text:p>
      <text:p text:style-name="P1">10. und werden von ferne stehen aus</text:p>
      <text:p text:style-name="P1">Furcht vor ihrer Pein nnd sprechen: Wehe,</text:p>
      <text:p text:style-name="P1">wehe, du große Stadt Babylon, du gewal-</text:p>
      <text:p text:style-name="P1">tige Stadt! denn in Einer Stunde ist dein</text:p>
      <text:p text:style-name="P1">Gericht gekommen. C.i.Q,2. i.Thess.5, 3«</text:p>
      <text:p text:style-name="P1">11. Und die Kaufleute der Erde weinen</text:p>
      <text:p text:style-name="P1">und traueru über sie, denn ihre Waare</text:p>
      <text:p text:style-name="P1">kanfI Niemand mehr, - Cz, 27, 27—3i;«</text:p>
      <text:p text:style-name="P1">12. die Waare von Gold und Silber ucid</text:p>
      <text:p text:style-name="P1">Edelsteinen und Perlen und feiner Lein-</text:p>
      <text:p text:style-name="P1">wand und Purpur und Seide und Schar-</text:p>
      <text:p text:style-name="P1">lach ui1d allerlei Thyen-Holz und allerlei</text:p>
      <text:p text:style-name="P1">Elfenbeingeräthe und allerlei Geräthe vom</text:p>
      <text:p text:style-name="P1">köstlichsten Holze und von Erz und Eisen</text:p>
      <text:p text:style-name="P1">und Marmor, Cz. 27.</text:p>
      <text:p text:style-name="P1">13·undZimmtund Rauchwerk nnd Salbe</text:p>
      <text:p text:style-name="P1">und Weihrauch und Wein und Oel und</text:p>
      <text:p text:style-name="P1"><text:soft-page-break/>Seininelmehl und Waizen und Lastthiere</text:p>
      <text:p text:style-name="P1">und Schafe und Pferde und Wagen und</text:p>
      <text:p text:style-name="P1">Leiber und Seelen der Menschen. Ez.27,i7.</text:p>
      <text:p text:style-name="P1">14. Und die Früchte, woran deine Seele</text:p>
      <text:p text:style-name="P1">Lust hatte, smd von dir gewichen, und alles</text:p>
      <text:p text:style-name="P1">Glänzende und Prächtige ist von dir ge-</text:p>
      <text:p text:style-name="P1">wichen, und du wirst es nicht mehr finden.</text:p>
      <text:p text:style-name="P1">15. Die Kansleute dieser Dinge, die von</text:p>
      <text:p text:style-name="P1">ihr reich geworden, werden von ferne stehen</text:p>
      <text:p text:style-name="P1">aus Furcht vor ihrer Pein, weinend und</text:p>
      <text:p text:style-name="P1">traueriid, und sprechen:</text:p>
      <text:p text:style-name="P1">16. Wehe, wehe, die große Stadt, die be-</text:p>
      <text:p text:style-name="P1">kleidet war mit feiner Leinwand und Purpur</text:p>
      <text:p text:style-name="P1">und Scharlach und übergoldet mit Gold</text:p>
      <text:p text:style-name="P1">nnd Edelsteinen und Perlen; denn in Einer</text:p>
      <text:p text:style-name="P1">Stunde ward dieser so große Reichthiim</text:p>
      <text:p text:style-name="P1">verwüstet. C. i7, -Z.</text:p>
      <text:p text:style-name="P1">17. Und alle Steiiermänner nnd die ganze</text:p>
      <text:p text:style-name="P1">Menge derer, die auf den Schiffen sind, und</text:p>
      <text:p text:style-name="P1">die Sehiffleute und so viele auf dem Meere</text:p>
      <text:p text:style-name="P1">Gewerb treiben, standen von ferne, C. i8, i i.</text:p>
      <text:p text:style-name="P1">18. und riefen, da sie den Rauch ihres</text:p>
      <text:p text:style-name="P1">Brandes sahen, und sprachen: Wer war</text:p>
      <text:p text:style-name="P1">gleich dieser großen Stadt?</text:p>
      <text:p text:style-name="P1">19. Und siewarfen Staub auf ihre Häupter</text:p>
      <text:p text:style-name="P1">und riefen weinend und trauernd: Wehe,</text:p>
      <text:p text:style-name="P1">wehe, die große· Stadt, in welcher reich</text:p>
      <text:p text:style-name="P1">wurden A e, die Schiffe auf dem Meere</text:p>
      <text:p text:style-name="P1">hatten, von ihrer Kostbarkeit; denn in Einer</text:p>
      <text:p text:style-name="P1">Stunde ward sie verwüstet. Cz. 27,3o.</text:p>
      <text:p text:style-name="P1">20. Sei sröh ich über sie, du Himmel nnd</text:p>
      <text:p text:style-name="P1">Er heiligen Apostel und Propheten! denn</text:p>
      <text:p text:style-name="P1">ott hat euer Gericht an ihr gerichtet.</text:p>
      <text:p text:style-name="P1">C. 42, t2. Irr. E)-l, 48.</text:p>
      <text:p text:style-name="P1">llI. 21. Und es hob ein starker Engel</text:p>
      <text:p text:style-name="P1">einen Stein auf wie einen großen Mühl-</text:p>
      <text:p text:style-name="P1">stein,und warf ihn in das Meer undsprach:</text:p>
      <text:p text:style-name="P1">Also init·Gewalt wird Bal«hl·oii, die große</text:p>
      <text:p text:style-name="P1">Stadt, hingeworfen,und sie wird nicht mehr</text:p>
      <text:p text:style-name="P1">gefiinden werden. Jst. 5i, es :c.</text:p>
      <text:p text:style-name="P1">22. Und die Stim«me der Harsenspieler und</text:p>
      <text:p text:style-name="P1">Sänger und Flötenfpieler und Posaunen-</text:p>
      <text:p text:style-name="P1">blaser wird nicht mehr in dir gehörts"werden,</text:p>
      <text:p text:style-name="P1">nnd kein Künstler irgend einer Kunst wird</text:p>
      <text:p text:style-name="P1">mehr in dir gefunden werden, und die</text:p>
      <text:p text:style-name="P1">Stimme der Mühle wird nicht mehr in</text:p>
      <text:p text:style-name="P1">dir gehört werden; J.—s»24, 8.</text:p>
      <text:p text:style-name="P1">23. u L-icht des Leuchters wird nicht</text:p>
      <text:p text:style-name="P1">mehr i i dir s einen, uiid die Stinime des</text:p>
      <text:p text:style-name="P1">Bräutigams nd der Braut nicht mehr in</text:p>
      <text:p text:style-name="P1">dir gehört werden; denn deine Kaufleute</text:p>
      <text:p text:style-name="P1">waren die Großen der Erde, ulid durch deine</text:p>
      <text:p text:style-name="P1"><text:soft-page-break/>Zauberei wurden alle Völker verführet.</text:p>
      <text:p text:style-name="P1">Jer. W -i0. J«-f. W, S.</text:p>
      <text:p text:style-name="P1">24. Und in ihr ward das Blut der Prophe-</text:p>
      <text:p text:style-name="P1">ten und Heiligen gefunden und aller derer,</text:p>
      <text:p text:style-name="P1">die geschlachtet worden auf Erden.</text:p>
      <text:p text:style-name="P1">C. i7, S. March es, 35—37.</text:p>
      <text:p text:style-name="P1">Cap. XlX.</text:p>
      <text:p text:style-name="P1">l- Ttiumpblied der Himmlifsl)en über Babl)lons</text:p>
      <text:p text:style-name="P1">Untergang. 4—9. It. Die Anbituiig wird vom</text:p>
      <text:p text:style-name="P1">E« ei ab ele nt t0 1ll Dir Sie )</text:p>
      <text:p text:style-name="P1">i S g b. .» . » -·gchristiÜber</text:p>
      <text:p text:style-name="P1">! das Thier und den Litgciiprovheten und ihre An-</text:p>
      <text:p text:style-name="P1">hänger. «-t—2sl.</text:p>
      <text:p text:style-name="P1">I. 1. Und nach diesem hörte ich wie eine</text:p>
      <text:p text:style-name="P1">laute Stimme vieles Volkes im Himmel,</text:p>
      <text:p text:style-name="P1">die sprachT Halleluja! Das Heil uiid der</text:p>
      <text:p text:style-name="P1">Ruhm niid die Ehre und die Kraft dem</text:p>
      <text:p text:style-name="P1">Herrn, unserm Gott! C. is, i0.</text:p>
      <text:p text:style-name="P1">2. Denn wahrhaft und gerecht sind seine</text:p>
      <text:p text:style-name="P1">Gerichte; denn er hat gerichtet die große</text:p>
      <text:p text:style-name="P1">Hure, welche die Erde verderbte mit ihrer</text:p>
      <text:p text:style-name="P1">Unzucl)t, und das Blut seiner Knechte an</text:p>
      <text:p text:style-name="P1">ihr geriichet. C. is, 7. i7, i 2c.</text:p>
      <text:p text:style-name="P1">Z. Und zum andern Mal sprachen sie:</text:p>
      <text:p text:style-name="P1">alleluja! Und ihr Rauch steigt auf von</text:p>
      <text:p text:style-name="P1">wigkeit zu Ewigkeit.</text:p>
      <text:p text:style-name="P1">C. ii, ii. is, 9. is. Jes.34, to.</text:p>
      <text:p text:style-name="P1">4. Und es fielen die vier und zwanzig</text:p>
      <text:p text:style-name="P1">Aeltesten und die vier Thiere nieder uiid</text:p>
      <text:p text:style-name="P1">beteten Gott an, der auf dem Throne saß,</text:p>
      <text:p text:style-name="P1">und sprachen: Amen! Halleluja! C, 4,i.9,io,</text:p>
      <text:p text:style-name="P1">5. Und eineStimineqing aus vomThrone,</text:p>
      <text:p text:style-name="P1">die sprach: Lobet un ern Gott, alle seine</text:p>
      <text:p text:style-name="P1">Knechte und die ihn ürchten, die Kleinen</text:p>
      <text:p text:style-name="P1">und die Großen! Pf, is-i, i.</text:p>
      <text:p text:style-name="P1">G. Und ich hörte wie eine Stimme vieles</text:p>
      <text:p text:style-name="P1">Volkes und wie eine Stimme vieler Ge-</text:p>
      <text:p text:style-name="P1">wässer und wie eine Stimme gewaltiger</text:p>
      <text:p text:style-name="P1">Donner, die sprachen: Halleluja! Denn</text:p>
      <text:p text:style-name="P1">der Herr, unser Gott, der Allmcichtige</text:p>
      <text:p text:style-name="P1">regieren C. ii, I. ii, is. i7.</text:p>
      <text:p text:style-name="P1">7. Laßt uns fröhlich fein und frohlocken</text:p>
      <text:p text:style-name="P1">nnd ihm die Ehre geben! Denn die Hochzeit</text:p>
      <text:p text:style-name="P1">des Lainines ist gekominen, uiid sein Weib</text:p>
      <text:p text:style-name="P1">hat sich bereitet. Ps·ii8,-24 OF.-zi,2.9.</text:p>
      <text:p text:style-name="P1">THIS</text:p>
      <text:p text:style-name="P1"/>
      <text:p text:style-name="P1"/>
      <text:p text:style-name="P1"/>
      <text:p text:style-name="P1">Cap. 19. St. Jvhannis. Cato. 19. 20. 287</text:p>
      <text:p text:style-name="P1">8. Und ihr ward gegeben, sich zu kleiden !</text:p>
      <text:p text:style-name="P1">in feine Leinwand, rein und glänzend. Die</text:p>
      <text:p text:style-name="P1"><text:soft-page-break/>Leinwand nämlich ist die Gerechtigkeit der</text:p>
      <text:p text:style-name="P1">Heiligen. C.3,5.i5,6. Vs.»i32,9.</text:p>
      <text:p text:style-name="P1">9. Und er sprach zu mir: Schreiber Selig</text:p>
      <text:p text:style-name="P1">sind die, welche «u den1 Mahle der Hochzeit</text:p>
      <text:p text:style-name="P1">des Lammes geladen sind! Und er sprach</text:p>
      <text:p text:style-name="P1">zu mir: Dieses find die wahrhasten Worte</text:p>
      <text:p text:style-name="P1">Gottes. C. «, is. with. ge, -z.</text:p>
      <text:p text:style-name="P1">Il. 10. Und ich fiel vor seinen Füßen</text:p>
      <text:p text:style-name="P1">nieder, ihn anzul«eten. Und er sprach zu</text:p>
      <text:p text:style-name="P1">mir: Siehe zu, thu’ es nicht! Jch bin dem</text:p>
      <text:p text:style-name="P1">Mitkned)t und deiner Brüder, die das Zeug-</text:p>
      <text:p text:style-name="P1">nis; Jesu haben. B-etc Gott an! Denn das</text:p>
      <text:p text:style-name="P1">Zeugnis; Iesu ist der Geist der Weissagung.</text:p>
      <text:p text:style-name="P1">C.22,8:c. Arg. i0,23.26. Off.i2,i7.</text:p>
      <text:p text:style-name="P1">llI. 11. Und ich fah den Himmel geöffnet,</text:p>
      <text:p text:style-name="P1">und siehe ein weißes Pferd, und der darauf</text:p>
      <text:p text:style-name="P1">saß, ward genannt der Treue und Wahr-</text:p>
      <text:p text:style-name="P1">hafte; und mit Gerechtigkeit richtet und</text:p>
      <text:p text:style-name="P1">streitet er. C. s,2. Z, it.</text:p>
      <text:p text:style-name="P1">12. Seine Augen aber waren wie eine</text:p>
      <text:p text:style-name="P1">Feuerflaninie, und auf seinem Haupte wa-</text:p>
      <text:p text:style-name="P1">ren viele Kronen, nnd er trug einen Namen</text:p>
      <text:p text:style-name="P1">geschrieben, den Niemand kennest als nur</text:p>
      <text:p text:style-name="P1">er selbst. C.i,44.</text:p>
      <text:p text:style-name="P1">13. Und erwar angethanmiteinemKleide,</text:p>
      <text:p text:style-name="P1">in Bluå,getaucht, und sein Name heißt: Das</text:p>
      <text:p text:style-name="P1">Wort ottes. Jks.e3,i—3. Joh.ii,-i.</text:p>
      <text:p text:style-name="P1">14. Und die Heere im Himmel folgten</text:p>
      <text:p text:style-name="P1">ihm nach auf weißen Pferden, angethan</text:p>
      <text:p text:style-name="P1">mit weißer und reiner Leinwand;</text:p>
      <text:p text:style-name="P1">15. und aus feinem Munde geht ein</text:p>
      <text:p text:style-name="P1">scharfcs Schwert, daß er die Heiden damit</text:p>
      <text:p text:style-name="P1">schlage, und er wird sie mit eisernem Stabe</text:p>
      <text:p text:style-name="P1">weiden, und er tritt die Kelter des Zorn-.</text:p>
      <text:p text:style-name="P1">Weines des Grinimes Gottes, des All-</text:p>
      <text:p text:style-name="P1">mächtigen. C.i,-is.2,27. i4, te. Jks. es, -) sc.</text:p>
      <text:p text:style-name="P1">16. Und er trägt an seinem Kleide und</text:p>
      <text:p text:style-name="P1">an seiner Hüfte den Namen geschrieben:</text:p>
      <text:p text:style-name="P1">König der Könige und Herr de; H7erren.</text:p>
      <text:p text:style-name="P1">.4 ,44.</text:p>
      <text:p text:style-name="P1">17. Und ich sah einen Engel in der Sonne</text:p>
      <text:p text:style-name="P1">stehen, der rief mit lauter Stimme und</text:p>
      <text:p text:style-name="P1">spra zu allenVögeln, die durch die Mitte</text:p>
      <text:p text:style-name="P1">des inimels fliegen: Kommt und ver-</text:p>
      <text:p text:style-name="P1">sammelt euch zum Mahle des großen</text:p>
      <text:p text:style-name="P1">Gottes, Cz. 39, 4. i7:c.</text:p>
      <text:p text:style-name="P1">18. daß ihr ver«-ehret das Fleisch der</text:p>
      <text:p text:style-name="P1">Könige und das Fleisch der Heerführer</text:p>
      <text:p text:style-name="P1">und das Fleisch der Starken und das</text:p>
      <text:p text:style-name="P1">Fleisch der Pferde und derer, die darauf</text:p>
      <text:p text:style-name="P1">sitzen, und das Fleisch allcr Freien und</text:p>
      <text:p text:style-name="P1">Knechte und Kleinen und Großen.</text:p>
      <text:p text:style-name="P1"><text:soft-page-break/>19. Und ich sah das Thier und die Könige</text:p>
      <text:p text:style-name="P1">zu führen mit dem, der auf dem Pferde saß,</text:p>
      <text:p text:style-name="P1">und mit seinem Heere. E, -i3,4. i7, t2zc.</text:p>
      <text:p text:style-name="P1">20. Und das Thier ward ergriffen und</text:p>
      <text:p text:style-name="P1">mit ihm der falsche Prophet, der die Zeichen</text:p>
      <text:p text:style-name="P1">vor ihm that, durch welche er die verführte,</text:p>
      <text:p text:style-name="P1">die das Malzeichen des Thieres annahnien</text:p>
      <text:p text:style-name="P1">und sein Bild anbeteten; lebendig wurden</text:p>
      <text:p text:style-name="P1">diebeiden eworfenindenPfuhldesFeuers,</text:p>
      <text:p text:style-name="P1">der in Sciiwefel brennt.</text:p>
      <text:p text:style-name="P1">C.i6,i3.i3,«—i7.20,4o.ii. D.m.7,«.</text:p>
      <text:p text:style-name="P1">21. Und die Uebrigen wurden getödtet mit</text:p>
      <text:p text:style-name="P1">dem Schwerte, das aus dem Munde dessen</text:p>
      <text:p text:style-name="P1">Zug, der aus dem Pferde saß, und alle</text:p>
      <text:p text:style-name="P1">ögel wurden gesättigt von ihrem Fleische.</text:p>
      <text:p text:style-name="P1">Cap. XX.</text:p>
      <text:p text:style-name="P1">l- Vändigung des Drachen aus tausend Jahre·</text:p>
      <text:p text:style-name="P1">4—3. It. Tausindjiihriges Reich. 4«6. l1l.Lctzter</text:p>
      <text:p text:style-name="P1">Kampfdcs Di«achcn und sein Gcricht.7—-l0. lV. AU-</text:p>
      <text:p text:style-name="P1">gemeinc Auferstehung und Weltgericht. «—t5.</text:p>
      <text:p text:style-name="P1">I. 1. Und i(h fah einen Engel aus dem</text:p>
      <text:p text:style-name="P1">Himmel heral-steigen, der hatteden Schlüssel</text:p>
      <text:p text:style-name="P1">des Abgrundesund eine große Kette an s einer</text:p>
      <text:p text:style-name="P1">Hand. C.i8,i.i,i8. 2.Pci.2,4.</text:p>
      <text:p text:style-name="P1">2. Und er ergriff den Drachen, die alte</text:p>
      <text:p text:style-name="P1">Schlange, we che der Teufel und Satan</text:p>
      <text:p text:style-name="P1">ist, und band ihn auf tausend Jahre,</text:p>
      <text:p text:style-name="P1">C. 42, 9. Jes. A, 2t te,</text:p>
      <text:p text:style-name="P1">3. und warf ihn in den Abgrund und</text:p>
      <text:p text:style-name="P1">schloß zu und versiegelte über ihm, damit</text:p>
      <text:p text:style-name="P1">er nicht mehr die Heiden verführe, bis die</text:p>
      <text:p text:style-name="P1">tausend Jahre vollendet iv"ciren. Und nach</text:p>
      <text:p text:style-name="P1">denselben muß er auf kurze Zeit losgelassen</text:p>
      <text:p text:style-name="P1">werden.</text:p>
      <text:p text:style-name="P1">H. 4. Und ich sah Throne, und sie setz-ten</text:p>
      <text:p text:style-name="P1">sich darauf, nnd das Gericht ward ihnen</text:p>
      <text:p text:style-name="P1">gegeben; und die Seelen derer, die ent-</text:p>
      <text:p text:style-name="P1">hauptet worden um des Zeugnisscs Jcsu</text:p>
      <text:p text:style-name="P1">und um des Wortes Gottes willen und die</text:p>
      <text:p text:style-name="P1">das Thier nicht angebetet hatten noch sein</text:p>
      <text:p text:style-name="P1">Bild, und nicht das Malzeichen auf ihre</text:p>
      <text:p text:style-name="P1">Stirne und auf ihre Hand genommen hat-</text:p>
      <text:p text:style-name="P1">ten, und sie wurden lebendig und regierten</text:p>
      <text:p text:style-name="P1">mit Christo die tausend Jahre.</text:p>
      <text:p text:style-name="P1">Dan. 7, 9. 22, 27. Many. is, 28.</text:p>
      <text:p text:style-name="P1">Off.c3,9. i3,45:c.e»,10.</text:p>
      <text:p text:style-name="P1">5. Die übrigen der Todten aber wurden</text:p>
      <text:p text:style-name="P1">nicht wieder lebendig, bis die tausend Jahre</text:p>
      <text:p text:style-name="P1">vollendet waren. Dieses ist die erste Aufer-</text:p>
      <text:p text:style-name="P1">stehung. i.Cok. is, es. ei. ·</text:p>
      <text:p text:style-name="P1">S. Selig und heilig ist, wer Theil·hat an</text:p>
      <text:p text:style-name="P1">der ersten Auferstehung. Ueber diese hat</text:p>
      <text:p text:style-name="P1"><text:soft-page-break/>der andere Tod keine Macht, sondern sie</text:p>
      <text:p text:style-name="P1">werden Priester Gottes und Christi sein</text:p>
      <text:p text:style-name="P1">und mit ihm regieren tausend Jahre.</text:p>
      <text:p text:style-name="P1">der Erde und ihre Heere versammelt, Krieg</text:p>
      <text:p text:style-name="P1">C.2,-H,«20, H-,i,6 t.’1Zet 2,5.9·</text:p>
      <text:p text:style-name="P1"/>
      <text:p text:style-name="P1"/>
      <text:p text:style-name="P1"/>
      <text:p text:style-name="P1">288 Cap. 20. 2l. Die -Offenbarung Cap. 21.</text:p>
      <text:p text:style-name="P1">l1l. 7. Und wann die tausend Jahre voll-</text:p>
      <text:p text:style-name="P1">endet sind, wird der Satan aus seinem</text:p>
      <text:p text:style-name="P1">Gefängnisse losgelassen werden,</text:p>
      <text:p text:style-name="P1">8. und wird ausgehen, die Nationen zu</text:p>
      <text:p text:style-name="P1">verführen, die an den vier Ecken der Erde</text:p>
      <text:p text:style-name="P1">-sind, den Go nnd den Magog, sie zum</text:p>
      <text:p text:style-name="P1">Streite zu versammeln; deren Zahl ist wie</text:p>
      <text:p text:style-name="P1">der Sand des Meeres.</text:p>
      <text:p text:style-name="P1">Jes. «, te. Cz. se, se. Dff. is, it.</text:p>
      <text:p text:style-name="P1">9. Und sie zogen herauf auf die Breite</text:p>
      <text:p text:style-name="P1">der Erde und umringten das Heerlager der</text:p>
      <text:p text:style-name="P1">eiligen und die geliebte Stadt. Und es</text:p>
      <text:p text:style-name="P1">ei Feuer von Gott aus dem Himmel herab</text:p>
      <text:p text:style-name="P1">nnd verzehrte Be. Cz. as, se. se, S.</text:p>
      <text:p text:style-name="P1">10. Und der eufel, der sie verführte, ward</text:p>
      <text:p text:style-name="P1">in den Pfuhl des Feuers und Schwefels</text:p>
      <text:p text:style-name="P1">eworfen, wo das Thier ist und der falsche</text:p>
      <text:p text:style-name="P1">Trophet, und sie werden gepeinigt werden,</text:p>
      <text:p text:style-name="P1">ag und Nacht, von Ewigkeit zu Ewigkeit.</text:p>
      <text:p text:style-name="P1">C. i9,2o.44,10.«. March. 25, -.</text:p>
      <text:p text:style-name="P1">lV. 11. Und ich sah einen roßen weißen</text:p>
      <text:p text:style-name="P1">Thron und den, der darauf saß; vor dessen</text:p>
      <text:p text:style-name="P1">Angesicht floh die Erde und der Himmel,</text:p>
      <text:p text:style-name="P1">und es ward keine Stätte für sie gefunden.</text:p>
      <text:p text:style-name="P1">C. -«, 2. 2.Pet. s, 7:c.</text:p>
      <text:p text:style-name="P1">12. Und ich sah die Todten. Kleine und</text:p>
      <text:p text:style-name="P1">Große, vor dem Throne stehen, und es</text:p>
      <text:p text:style-name="P1">wurden Bücher geöffnet, und ein anderes</text:p>
      <text:p text:style-name="P1">Buch ward geöffnet, welches das Buch des</text:p>
      <text:p text:style-name="P1">Lebens ist; und die Todten wurden gerichtet</text:p>
      <text:p text:style-name="P1">aus dem, was in den Büchern geschrieben</text:p>
      <text:p text:style-name="P1">war, nach ihren Werken.</text:p>
      <text:p text:style-name="P1">C.3,5.24,27.2,23. Dan.7,«o. Matth.«3,27.</text:p>
      <text:p text:style-name="P1">13. Und es gab das Meer die Todten,</text:p>
      <text:p text:style-name="P1">die in ihm waren, und der Tod und das</text:p>
      <text:p text:style-name="P1">Todtenreich gaben die Todten, die in ihnen</text:p>
      <text:p text:style-name="P1">waren; undBe wurden gerichtet, ein Jeder</text:p>
      <text:p text:style-name="P1">nach seinen erken. J-H. 5, 28.-se.</text:p>
      <text:p text:style-name="P1">14. Und der Tod nnd das Todtenreich</text:p>
      <text:p text:style-name="P1">wurden in den Pfuhl des Feuers geworfen.</text:p>
      <text:p text:style-name="P1">Dieses ist der andere Tod.</text:p>
      <text:p text:style-name="P1">C. J-l, s. O. Cor.«15, W. M. 55.</text:p>
      <text:p text:style-name="P1">15. Und so Jemand nicht im Buche des</text:p>
      <text:p text:style-name="P1"><text:soft-page-break/>Lebens geschrieben gefunden ward, so ward</text:p>
      <text:p text:style-name="P1">er in den Pfuhl des Feuers gSen;orsen.</text:p>
      <text:p text:style-name="P1">. o, ro.</text:p>
      <text:p text:style-name="P1">Cap. XXI.</text:p>
      <text:p text:style-name="P1">l. Neue, selige Schöpfung. t—-8. il. Beschrei-</text:p>
      <text:p text:style-name="P1">bung des neuen Jerusalems. 9——27.</text:p>
      <text:p text:style-name="P1">I. 1. Und ich sah einen neuen Himmel</text:p>
      <text:p text:style-name="P1">und eine neue Erde, denn der erste Himmel</text:p>
      <text:p text:style-name="P1">und die erste Erde waren vergangen, und</text:p>
      <text:p text:style-name="P1">das Meer war nicht mehr.</text:p>
      <text:p text:style-name="P1">C.2o,«H. Jks.c-5,«17.(3s,22. 2.Pet.s,i3.</text:p>
      <text:p text:style-name="P1">2. Und ich, Johannes, sah die heilige</text:p>
      <text:p text:style-name="P1">Stadt, das neue Jerusalem von Gott aus</text:p>
      <text:p text:style-name="P1">demHimmelherabstei en, zubereitetwie eine</text:p>
      <text:p text:style-name="P1">Braut, die für ihren Dann geschmückt ist.</text:p>
      <text:p text:style-name="P1">C. Z, is. Her. «, 22.</text:p>
      <text:p text:style-name="P1">3. Und ich hörte eine laute Stimme ans</text:p>
      <text:p text:style-name="P1">dem Himmel, die sprach: Siehe, die Hütte</text:p>
      <text:p text:style-name="P1">Gottes bei den Menschen! Und er wird bei</text:p>
      <text:p text:style-name="P1">ihnen wohnen, und sie werden sein Volksein,</text:p>
      <text:p text:style-name="P1">ott selbst wird bei ihnen sein, ihr</text:p>
      <text:p text:style-name="P1">»Gott. E«-s,7.37,27. Hei-.9,u.</text:p>
      <text:p text:style-name="P1">"4,«Und Gott wird alle Thränen abwischen</text:p>
      <text:p text:style-name="P1">von ihren Augen, und der Tod wird nicht</text:p>
      <text:p text:style-name="P1">mehr ein, und nicht Leid, noch Geschrei, no?</text:p>
      <text:p text:style-name="P1">Schmerz wird mehr sein; denn das Erste i</text:p>
      <text:p text:style-name="P1">vergangen. C. 7, 47. Jes. 35, -so.</text:p>
      <text:p text:style-name="P1">5. Und der auf dem Throne saß, sprach:</text:p>
      <text:p text:style-name="P1">Siehe, ich mache Alles neu! Und er sprach</text:p>
      <text:p text:style-name="P1">zu mir: Schreibe! denn diese Worte sind</text:p>
      <text:p text:style-name="P1">gewiß und wahrhaft. C. -ro, «. Jes. es, is. se.</text:p>
      <text:p text:style-name="P1">6. Und er sprach zu mir: Es ist geschehen!</text:p>
      <text:p text:style-name="P1">Ich bin das A und das O, der Anfang und</text:p>
      <text:p text:style-name="P1">das Ende. Ich will dem Dürstenden aus</text:p>
      <text:p text:style-name="P1">dem Quell des Wassers des Lebens um-</text:p>
      <text:p text:style-name="P1">sonst geben. C.46,47.1,8.22,4s.i7.</text:p>
      <text:p text:style-name="P1">7. Wer überwindet, der wird dieses Alles</text:p>
      <text:p text:style-name="P1">ererben, undi werde sein Gott sein, und er</text:p>
      <text:p text:style-name="P1">wird mein Sb1hnsein. C.3,2i. Hcb.i,5.</text:p>
      <text:p text:style-name="P1">8. Den Furchtsamen aber und Unglaubl-</text:p>
      <text:p text:style-name="P1">gen und Ruchlosen und Mördern und Un-</text:p>
      <text:p text:style-name="P1">züchtigen und Zauberern und Götzendienern</text:p>
      <text:p text:style-name="P1">und allen Lügnern wird ihr Theil sein in</text:p>
      <text:p text:style-name="P1">dem Pfuhl, der von Feuer und Schwefel</text:p>
      <text:p text:style-name="P1">brennt, welches ist der andere Tod.</text:p>
      <text:p text:style-name="P1">C.22,i5.49,2o. Gal.5,492c. Eph.5,5.</text:p>
      <text:p text:style-name="P1">ll. 9. Und es kam zu mir einer von den</text:p>
      <text:p text:style-name="P1">sieben Enlgeln, welche die sieben Schalen</text:p>
      <text:p text:style-name="P1">hatten vo der sieben letzten Plagen, und</text:p>
      <text:p text:style-name="P1">redete mit mir und sprach: Ko1nm’, ich will</text:p>
      <text:p text:style-name="P1">dir das Weib, die Braut des Lammes,</text:p>
      <text:p text:style-name="P1">zeigen! C.15,i.6.7.49,7.</text:p>
      <text:p text:style-name="P1"><text:soft-page-break/>10. Und er brachte 1nich im Geiste aus</text:p>
      <text:p text:style-name="P1">einen großen und hohen Berg und zeigte</text:p>
      <text:p text:style-name="P1">mir die große Stadt, das heilige Jerusalem,</text:p>
      <text:p text:style-name="P1">die von Gott aus dem Himmel herabstieg,</text:p>
      <text:p text:style-name="P1">C. 21, 2. Cz. 40, Z.</text:p>
      <text:p text:style-name="P1">11. welche die Herrlichkeit Gottes hat.</text:p>
      <text:p text:style-name="P1">Und ihr Licht ist gleich dem köstlichsten Edel-</text:p>
      <text:p text:style-name="P1">steine, wie ein krhstallglänzender Jasp1s.</text:p>
      <text:p text:style-name="P1">Cz. 4-8, 3()—35. is, 2 te.</text:p>
      <text:p text:style-name="P1">12. Und sie hat eine große und hohe</text:p>
      <text:p text:style-name="P1">Mauer und zwölf Thore und auf den</text:p>
      <text:p text:style-name="P1">Thoren zwölf Engel und Namen ange-</text:p>
      <text:p text:style-name="P1">fchrieben, welche die Namen der zwölf</text:p>
      <text:p text:style-name="P1">Si"än1me der Kinder Israel sind.</text:p>
      <text:p text:style-name="P1">13. Von Aufgang drei Thore, von Mit-«</text:p>
      <text:p text:style-name="P1">ternacht drei Thore, von Mittag drei Thore ,</text:p>
      <text:p text:style-name="P1">von Niedergang drei Thore.</text:p>
      <text:p text:style-name="P1"/>
      <text:p text:style-name="P1"/>
      <text:p text:style-name="P1"/>
      <text:p text:style-name="P1">Cap. 21. St. Johannis. Cap. 22. « 289</text:p>
      <text:p text:style-name="P1">14. Und -die Mauer der Stadt hat zwölf</text:p>
      <text:p text:style-name="P1">Grundsteine und auf ihnen zwölf Namen</text:p>
      <text:p text:style-name="P1">der zwölf Apostel des Lamms;</text:p>
      <text:p text:style-name="P1">Matih.46, is. Ei-h.2,2o.</text:p>
      <text:p text:style-name="P1">15. und der mit mir redete, hatte ein</text:p>
      <text:p text:style-name="P1">goldenes Rohr, damit er die Stadt und</text:p>
      <text:p text:style-name="P1">ihre Thore und ihre Mauer messe. C.«,4.</text:p>
      <text:p text:style-name="P1">16. Und die Stadt liegt im Viereck, und</text:p>
      <text:p text:style-name="P1">ihre Länge ist so groß wie ihre Breite. Und</text:p>
      <text:p text:style-name="P1">er maß die Stadt mit dem Rohr, auf zwölf-</text:p>
      <text:p text:style-name="P1">tausend Stadien; die Länge und die Breite</text:p>
      <text:p text:style-name="P1">und die Höhe derselben sind gleich. Cz. 48.</text:p>
      <text:p text:style-name="P1">17. Und er maß ihre Mauer, hundert</text:p>
      <text:p text:style-name="P1">und vier und vierzig Ellen nach Menschen-</text:p>
      <text:p text:style-name="P1">maß, welches der Lngel hatte.</text:p>
      <text:p text:style-name="P1">18. Und der Bau ihrer Mauer war</text:p>
      <text:p text:style-name="P1">Jaspis nnd die Stadt reines Gold, gleich</text:p>
      <text:p text:style-name="P1">reinem Glase.</text:p>
      <text:p text:style-name="P1">19. Und die Grundsteine der Stadtmauer</text:p>
      <text:p text:style-name="P1">waren mit allerlei Edelsteinen geschmiickt;</text:p>
      <text:p text:style-name="P1">der erste Grundstein war ein Jaspis, der</text:p>
      <text:p text:style-name="P1">zweite ein Saphir, der dritte ein Ehalee-</text:p>
      <text:p text:style-name="P1">donier, der vierte ein Smaragd,</text:p>
      <text:p text:style-name="P1">Jcs. ti4, -«. -«-«-.</text:p>
      <text:p text:style-name="P1">2O. der fünfte ein Sardonyx, der sechste</text:p>
      <text:p text:style-name="P1">ein Sardis, der siebente ein Chrysolith, der</text:p>
      <text:p text:style-name="P1">achte ein Beryll, der neunte ein Topas,</text:p>
      <text:p text:style-name="P1">der zehnte eill Chrhsopras, der eilste ein</text:p>
      <text:p text:style-name="P1">Ht)aeinth, der zwölfte ein Amethyst.</text:p>
      <text:p text:style-name="P1">21. Und die zwölf Thore waren «wöls</text:p>
      <text:p text:style-name="P1">Perlen, je eines der Thore war aus Einer</text:p>
      <text:p text:style-name="P1"><text:soft-page-break/>Perle, nnd die Gassen der Stadt waren</text:p>
      <text:p text:style-name="P1">reines Gold, wie durchsichtiges CGlas.</text:p>
      <text:p text:style-name="P1">. 22, 2.,</text:p>
      <text:p text:style-name="P1">22. Und einen Tempel sah ich nicht in</text:p>
      <text:p text:style-name="P1">ihr, denn der Herr, Gott, der Allniächtige,</text:p>
      <text:p text:style-name="P1">it ihr Tempel, und das Lamm.</text:p>
      <text:p text:style-name="P1">23. Und die Stadt bedarf nicht der Sonne,</text:p>
      <text:p text:style-name="P1">noch des Mondes, daß sie ihr scheinen, denn</text:p>
      <text:p text:style-name="P1">die Herrlichkeit Gottes erleuchtet sie, und ihr</text:p>
      <text:p text:style-name="P1">Licht ist das Lamm. C.22,5. J2s.6o,19.</text:p>
      <text:p text:style-name="P1">24. Und es werden die Völker in ihrem</text:p>
      <text:p text:style-name="P1">Lichte wandeln, unddieKönige der Erde ihre</text:p>
      <text:p text:style-name="P1">Herrlichkeit und ihre Ehre in sie bringen.</text:p>
      <text:p text:style-name="P1">Jes. so, 3. is sc. Pf. 72, so.</text:p>
      <text:p text:style-name="P1">25. Und ihre Thore werden nicht ge-</text:p>
      <text:p text:style-name="P1">schlossen werden am Tage, denn Nacht</text:p>
      <text:p text:style-name="P1">wird daselbst nicht sein.</text:p>
      <text:p text:style-name="P1">Jes. 60, H. 2(). Sach. «-, 7.</text:p>
      <text:p text:style-name="P1">26. Und man wird die Herrlichkeit und</text:p>
      <text:p text:style-name="P1">die Ehre der Völker in sie bringen.</text:p>
      <text:p text:style-name="P1">27. Und es wird überall nichts Unreines</text:p>
      <text:p text:style-name="P1">in sie eingehen, noch was Gräuel und Lüge</text:p>
      <text:p text:style-name="P1">übt, sondern nur die geschrieben sind im</text:p>
      <text:p text:style-name="P1">Buche des Lebens des »ammes.</text:p>
      <text:p text:style-name="P1">Jes.s2,«.60,61. Off. 22,44.45 ; is, s.</text:p>
      <text:p text:style-name="P1">Cap. XXIl.</text:p>
      <text:p text:style-name="P1">l. Fauste Beschreibung des neuen Jerusalems.</text:p>
      <text:p text:style-name="P1">1—5. II. Gewißheit dieser Wcissagung und ihre</text:p>
      <text:p text:style-name="P1">baldige Erfüllung. 6——l6. ll1. Schluß. s17—2t.</text:p>
      <text:p text:style-name="P1">l. I. Und er zeigte mir einen reinen</text:p>
      <text:p text:style-name="P1">Strom vom Wasser des Lebens, glänzend</text:p>
      <text:p text:style-name="P1">wie Krt)stall, der ausging vom Throne</text:p>
      <text:p text:style-name="P1">Gottes und des Lamms. Cz. 47, i. »</text:p>
      <text:p text:style-name="P1">2. Inmitten ihrer Gassen und auf beiden</text:p>
      <text:p text:style-name="P1">Seiten des Stroms stand der Baum des</text:p>
      <text:p text:style-name="P1">Lebens, der zwölf Früchte trägt und jeg-</text:p>
      <text:p text:style-name="P1">lichen Monat seine Frucht gibt, und die</text:p>
      <text:p text:style-name="P1">Blätter des Baumes dienen zur Heilung</text:p>
      <text:p text:style-name="P1">der Völker. C.2i,2t;2,7. E»-,.47,42.</text:p>
      <text:p text:style-name="P1">Z. Und kein Be-rbauntes wird mehr sein,</text:p>
      <text:p text:style-name="P1">und der Thron Gottes und des L(1mmes</text:p>
      <text:p text:style-name="P1">wird in ihr sein,1md seine Knechte werden</text:p>
      <text:p text:style-name="P1">ihm dienen; C. 2i,27. Sich. «, «·</text:p>
      <text:p text:style-name="P1">4. 1md sie werden sein Angesicht schauen</text:p>
      <text:p text:style-name="P1">und sein Name wird ans ihren Stirnen sein.</text:p>
      <text:p text:style-name="P1">M»mi).5,8. Hei-.s12,44. s.szs«47, is. Off.3,c—2.</text:p>
      <text:p text:style-name="P1">5. Und Nacht wird daselbst nicht sein, und</text:p>
      <text:p text:style-name="P1">sie bedürfen nicht des Lichtes, noch des</text:p>
      <text:p text:style-name="P1">Sonnenscheins; denn der Herr, Gott, er-</text:p>
      <text:p text:style-name="P1">leuchtet sie, und sie werden herrschen von</text:p>
      <text:p text:style-name="P1">Ewigkeit zu Ewigkeit.</text:p>
      <text:p text:style-name="P1">C.2i,22-—-z5. Dan.7,-18.27. 2.Tim.2,42.</text:p>
      <text:p text:style-name="P1"><text:soft-page-break/>II. 6. Und er sprach zu mir: Diese Worte</text:p>
      <text:p text:style-name="P1">sind gewiß und wahrhaft, uudder Herr, der</text:p>
      <text:p text:style-name="P1">Gott der heiligen Propheten, hat seinen</text:p>
      <text:p text:style-name="P1">Engel gesandt, seinen .Knechten zu zeigen,</text:p>
      <text:p text:style-name="P1">was geschehen soll in Bätde. C.2i,5; H.</text:p>
      <text:p text:style-name="P1">7. Siehe, ich komme bald! Selig ist, wer</text:p>
      <text:p text:style-name="P1">die Worte der Weissagung dieses Buches</text:p>
      <text:p text:style-name="P1">« bewahret. C, «, 3·</text:p>
      <text:p text:style-name="P1">8. Und ich, Johannes, bin es, der solches</text:p>
      <text:p text:style-name="P1">gesehen und geh’ort hat; und als ich es ge-</text:p>
      <text:p text:style-name="P1">hort und gesehen, fiel ich nieder, an;ubeten</text:p>
      <text:p text:style-name="P1">vor den Füßen des Engels, der mir solches</text:p>
      <text:p text:style-name="P1">zeigte. C. «, 4. 9 :c. -te, 40.</text:p>
      <text:p text:style-name="P1">9. Und er sprach zu mir: Siehe zu, thue</text:p>
      <text:p text:style-name="P1">es nicht! Denn ich bin dein Mitknecht und</text:p>
      <text:p text:style-name="P1">deiner Brüder, der Propheten, und derer,</text:p>
      <text:p text:style-name="P1">die die Worte dieses Buches bewahren.</text:p>
      <text:p text:style-name="P1">Bete Gott an!</text:p>
      <text:p text:style-name="P1">10. Und er sprach zu mir: Versiegle die</text:p>
      <text:p text:style-name="P1">Worte der Weissagung dieses Buches nicht!</text:p>
      <text:p text:style-name="P1">Die Zeit if: nahe. C.1o, 4· Phii. i, H.</text:p>
      <text:p text:style-name="P1">11. Wer Unrecht thut, der thue weiter</text:p>
      <text:p text:style-name="P1">Unrecht, und wer unrein ist, derunreinige</text:p>
      <text:p text:style-name="P1">sich weiter, und der Gerechte übe weiter Ge-</text:p>
      <text:p text:style-name="P1">rechtigkeit»-.nd der Heiligeheilige sieh weiter.</text:p>
      <text:p text:style-name="P1">Dan.-t2,sl0. 2 Tim.3,-is. Col.-l,40.«.</text:p>
      <text:p text:style-name="P1">12. Siehe, ich komme»bald und mein Lohn</text:p>
      <text:p text:style-name="P1">mit mir, zu vergelten einem Jeden, wie sein</text:p>
      <text:p text:style-name="P1">Werk sein wird. C.-«-,23. Jes. 62,«. Röm.2,6.</text:p>
      <text:p text:style-name="P1">19</text:p>
      <text:p text:style-name="P1"/>
      <text:p text:style-name="P1"/>
      <text:p text:style-name="P1"/>
      <text:p text:style-name="P1">290 Cap. 22. Die Offenbarung St. Iohannis. Cap. 22</text:p>
      <text:p text:style-name="P1">13. Ich bin das A und das O, der An-</text:p>
      <text:p text:style-name="P1">sLang nnd das Ende, der Erste und. der</text:p>
      <text:p text:style-name="P1">etzte. (;.24 .s. ,</text:p>
      <text:p text:style-name="P1">14. Selig End, die seine Gebote halten,</text:p>
      <text:p text:style-name="P1">daß sie Ma t erlangen über den Baum</text:p>
      <text:p text:style-name="P1">des Lebens und durch die Thore eingehen</text:p>
      <text:p text:style-name="P1">in die Stadt. C. «-, is; ei, -is-. 27. --X</text:p>
      <text:p text:style-name="P1">15. Draußen aber sind die Hans: und</text:p>
      <text:p text:style-name="P1">die ö8auberer und die Unzüchtigen u d die</text:p>
      <text:p text:style-name="P1">M’rder und die Götzendiener und 2klle,</text:p>
      <text:p text:style-name="P1">welche die Lüge lieben und üben. «</text:p>
      <text:p text:style-name="P1">C.2 ,8. PhiI.3,2. ·4.Cor.s,9.«0,</text:p>
      <text:p text:style-name="P1">16. Jch, Jesus, habe meinen Engel ge-</text:p>
      <text:p text:style-name="P1">sandt, euch solches an die Gemeinden zu</text:p>
      <text:p text:style-name="P1">bezeugen. Ich bin die Wurzel und das</text:p>
      <text:p text:style-name="P1">Geschlecht Davids, der glänzende Morgen-</text:p>
      <text:p text:style-name="P1">stern. C.4,4.2.«;5,5. Jes.«,4.io.</text:p>
      <text:p text:style-name="P1">III. 17. Und der Geist und die Braut</text:p>
      <text:p text:style-name="P1"><text:soft-page-break/>xpre en: Komm’! Und wer es hört, der</text:p>
      <text:p text:style-name="P1">pre : Komm’! Und wer dürstet, der</text:p>
      <text:p text:style-name="P1">X</text:p>
      <text:p text:style-name="P1">komme; und wer will, der nehme das Wasser</text:p>
      <text:p text:style-name="P1">des Lebens umsonst. C.-;-i, S. J«1.55, «.</text:p>
      <text:p text:style-name="P1">I» J:-h.7,a7; ,44.</text:p>
      <text:p text:style-name="P1">18. Ich bezeuge Jedem, der die Worte</text:p>
      <text:p text:style-name="P1">der Weissagung dieses Buches hört: Wenn</text:p>
      <text:p text:style-name="P1">Jemand zu dcesem etwas hinzufügt, so</text:p>
      <text:p text:style-name="P1">wird Gott ihm die Plagen hinzufügen, die</text:p>
      <text:p text:style-name="P1">in diesem Buche geschrieben sind.</text:p>
      <text:p text:style-name="P1">5—Mos.4,2. Spk. so, es.</text:p>
      <text:p text:style-name="P1">19. Und wenn Jemand etwas hinweg-</text:p>
      <text:p text:style-name="P1">nimmt von den Worten des Buches dieser</text:p>
      <text:p text:style-name="P1">Weissagung, so wird Gott seinen Theil</text:p>
      <text:p text:style-name="P1">hinwegnehmen von dem Baume des Lebens</text:p>
      <text:p text:style-name="P1">und aus der heiligen Stadt, die in. diesem</text:p>
      <text:p text:style-name="P1">Buche geschrieben sind. C.22, 44.24, 2. ro.</text:p>
      <text:p text:style-name="P1">20. Es spricht, der dieses bezeuget: Ja,</text:p>
      <text:p text:style-name="P1">ich komme bald, Amen! Ja, kon1m’, Herr</text:p>
      <text:p text:style-name="P1">Jesu! C. 4,«7. Hei-. to, 37 sc.</text:p>
      <text:p text:style-name="P1">21. Die Gnade unsers Herrn Jesu Christi</text:p>
      <text:p text:style-name="P1">sei mit euch Allen! Amen. Nöm, «5,24·</text:p>
      <text:p text:style-name="P1">——»»dH </text:p>
      <text:p text:style-name="P1"/>
      <text:p text:style-name="P1"/>
      <text:p text:style-name="P1"/>
      <text:p text:style-name="P1">Verze</text:p>
      <text:p text:style-name="P1">fammtl1cher Bücher</text:p>
      <text:p text:style-name="P1">Das Alte</text:p>
      <text:p text:style-name="P1">Die Bücher Moses. -</text:p>
      <text:p text:style-name="P1">Seite</text:p>
      <text:p text:style-name="P1">I. Buch Moses . . . 1</text:p>
      <text:p text:style-name="P1">11. Buch Moses . . . 58</text:p>
      <text:p text:style-name="P1">III. Buch Moses . . . 106</text:p>
      <text:p text:style-name="P1">IV. Buch Moses . . . 140</text:p>
      <text:p text:style-name="P1">V. Buch Moses . . .-s·1-IS</text:p>
      <text:p text:style-name="P1">DieGeschichtsbücher. ·</text:p>
      <text:p text:style-name="P1">Buch Josua · . . . . 230</text:p>
      <text:p text:style-name="P1">Buch der Richter . . 257</text:p>
      <text:p text:style-name="P1">Buch Rutb . . . . 28:3</text:p>
      <text:p text:style-name="P1">I. Buch SamueIs . . . 289</text:p>
      <text:p text:style-name="P1">II. Buch Samuels . . . 325</text:p>
      <text:p text:style-name="P1">I. Buch der Könige . . 356</text:p>
      <text:p text:style-name="P1">II. Buch der Könige .</text:p>
      <text:p text:style-name="P1">I. Buch der Chronik . -»;</text:p>
      <text:p text:style-name="P1">II. Buch der Chronik . </text:p>
      <text:p text:style-name="P1">Buch Esra . . . . .</text:p>
      <text:p text:style-name="P1">Buch Nebemia . . . .508</text:p>
      <text:p text:style-name="P1">Buch Esiher . . . . . 524</text:p>
      <text:p text:style-name="P1">Die Lehrbücher.</text:p>
      <text:p text:style-name="P1">D»e.;...B»ch -s.:7xg»b.«.».«-«».sp.».....»-».....spggg</text:p>
      <text:p text:style-name="P1"><text:soft-page-break/>Die Psalmen . . . . . -«-·«</text:p>
      <text:p text:style-name="P1">Die weisen Sprüche Salomo’s .«</text:p>
      <text:p text:style-name="P1">Der Prediger Salomo . « .</text:p>
      <text:p text:style-name="P1">Das hohe Lie» Salomo’s « . 680</text:p>
      <text:p text:style-name="P1">Die propbetischen Bücher.</text:p>
      <text:p text:style-name="P1">Die vier großen Propheten.</text:p>
      <text:p text:style-name="P1">Der Propbet Jesala . . .</text:p>
      <text:p text:style-name="P1">Der Propbet Jeremia . .</text:p>
      <text:p text:style-name="P1">Die Klagelieder des Jeremia</text:p>
      <text:p text:style-name="P1">Der Propbet Ezechiel . . .</text:p>
      <text:p text:style-name="P1">Der Propbet Daniel . . .</text:p>
      <text:p text:style-name="P1">Das</text:p>
      <text:p text:style-name="P1">Das</text:p>
      <text:p text:style-name="P1">Das</text:p>
      <text:p text:style-name="P1">Das</text:p>
      <text:p text:style-name="P1">Das</text:p>
      <text:p text:style-name="P1">Das</text:p>
      <text:p text:style-name="P1">Das</text:p>
      <text:p text:style-name="P1">Das</text:p>
      <text:p text:style-name="P1">Das</text:p>
      <text:p text:style-name="P1">Das</text:p>
      <text:p text:style-name="P1">Das</text:p>
      <text:p text:style-name="P1">Das</text:p>
      <text:p text:style-name="P1">Das</text:p>
      <text:p text:style-name="P1">Das</text:p>
      <text:p text:style-name="P1">Das</text:p>
      <text:p text:style-name="P1">Das</text:p>
      <text:p text:style-name="P1">Das</text:p>
      <text:p text:style-name="P1">458</text:p>
      <text:p text:style-name="P1">497</text:p>
      <text:p text:style-name="P1">670</text:p>
      <text:p text:style-name="P1">1.</text:p>
      <text:p text:style-name="P1">2.</text:p>
      <text:p text:style-name="P1">687</text:p>
      <text:p text:style-name="P1">746</text:p>
      <text:p text:style-name="P1">Z.</text:p>
      <text:p text:style-name="P1">813</text:p>
      <text:p text:style-name="P1">819</text:p>
      <text:p text:style-name="P1">4. 879</text:p>
      <text:p text:style-name="P1">56z«</text:p>
      <text:p text:style-name="P1">643</text:p>
      <text:p text:style-name="P1">ichulß</text:p>
      <text:p text:style-name="P1">der heiligen Schrift.</text:p>
      <text:p text:style-name="P1">Testament</text:p>
      <text:p text:style-name="P1">Die zwölf kleinen Propheten·</text:p>
      <text:p text:style-name="P1">Seite</text:p>
      <text:p text:style-name="P1">S98</text:p>
      <text:p text:style-name="P1">906</text:p>
      <text:p text:style-name="P1">9i0</text:p>
      <text:p text:style-name="P1">917</text:p>
      <text:p text:style-name="P1">918</text:p>
      <text:p text:style-name="P1">920</text:p>
      <text:p text:style-name="P1"><text:soft-page-break/>925</text:p>
      <text:p text:style-name="P1">927</text:p>
      <text:p text:style-name="P1">930</text:p>
      <text:p text:style-name="P1">932</text:p>
      <text:p text:style-name="P1">934</text:p>
      <text:p text:style-name="P1">945</text:p>
      <text:p text:style-name="P1">1</text:p>
      <text:p text:style-name="P1">2</text:p>
      <text:p text:style-name="P1">Z</text:p>
      <text:p text:style-name="P1">-—1</text:p>
      <text:p text:style-name="P1">Der Propbet Hosea .</text:p>
      <text:p text:style-name="P1">Der Propbet Joel .</text:p>
      <text:p text:style-name="P1">Der Propbet Amos .</text:p>
      <text:p text:style-name="P1">Der Propbet Obadja</text:p>
      <text:p text:style-name="P1">Der Propbet Jona .</text:p>
      <text:p text:style-name="P1">Der Propbet Micl)a .</text:p>
      <text:p text:style-name="P1">Der Propbet Nahum</text:p>
      <text:p text:style-name="P1">Der Propbet Habakuk</text:p>
      <text:p text:style-name="P1">Der Propbet Zepbanja . .</text:p>
      <text:p text:style-name="P1">Der Propbet Haggai--«</text:p>
      <text:p text:style-name="P1">Der Propbet S.etrHarja</text:p>
      <text:p text:style-name="P1">Der Propbet Mal(-ad,ii</text:p>
      <text:p text:style-name="P1">, - -</text:p>
      <text:p text:style-name="P1">5. - ·</text:p>
      <text:p text:style-name="P1">-·.-«</text:p>
      <text:p text:style-name="P1">G.</text:p>
      <text:p text:style-name="P1">7.</text:p>
      <text:p text:style-name="P1">8.</text:p>
      <text:p text:style-name="P1">9.</text:p>
      <text:p text:style-name="P1">10.</text:p>
      <text:p text:style-name="P1">11.</text:p>
      <text:p text:style-name="P1">12.</text:p>
      <text:p text:style-name="P1">« «</text:p>
      <text:p text:style-name="P1">· -</text:p>
      <text:p text:style-name="P1">- «</text:p>
      <text:p text:style-name="P1">« -</text:p>
      <text:p text:style-name="P1">. 39i</text:p>
      <text:p text:style-name="P1">« ?t2å Die Apocrypbischen Bücher.</text:p>
      <text:p text:style-name="P1">Z</text:p>
      <text:p text:style-name="P1">20</text:p>
      <text:p text:style-name="P1">ist</text:p>
      <text:p text:style-name="P1">74</text:p>
      <text:p text:style-name="P1">Das Buch der Weisheit . . .</text:p>
      <text:p text:style-name="P1">Das Buch Jesu, des Sohnes Sirach</text:p>
      <text:p text:style-name="P1">Das Buch Tobias. - . . .</text:p>
      <text:p text:style-name="P1">Das Buch Barucl). . « .</text:p>
      <text:p text:style-name="P1">Ein Brief Jeremias . . .</text:p>
      <text:p text:style-name="P1">Das Buch Judith . . . .</text:p>
      <text:p text:style-name="P1">Das dritte Buch Este! . . .</text:p>
      <text:p text:style-name="P1">Das Vierte Buch Esra . . .</text:p>
      <text:p text:style-name="P1">Anhang zum Buch Esther . .</text:p>
      <text:p text:style-name="P1">Gesd)ichte der Susanna . . .</text:p>
      <text:p text:style-name="P1"><text:soft-page-break/>Geschichte des Bei zu Bade! .</text:p>
      <text:p text:style-name="P1">Geschichte des Drachen zu Vabel</text:p>
      <text:p text:style-name="P1">Das Gebet Ai·arjas . . . .</text:p>
      <text:p text:style-name="P1">Der Gesangd· dreiMänner imFeuer</text:p>
      <text:p text:style-name="P1">Das Gebet Manasses . . . .-</text:p>
      <text:p text:style-name="P1">Das erste Buch der Maccabäer.</text:p>
      <text:p text:style-name="P1">Das zweite Buch der Maccabäer</text:p>
      <text:p text:style-name="P1">Das dritte Buch der Maccabäer</text:p>
      <text:p text:style-name="P1">79</text:p>
      <text:p text:style-name="P1">82</text:p>
      <text:p text:style-name="P1">95</text:p>
      <text:p text:style-name="P1">112</text:p>
      <text:p text:style-name="P1">14l</text:p>
      <text:p text:style-name="P1">145</text:p>
      <text:p text:style-name="P1">147</text:p>
      <text:p text:style-name="P1">148</text:p>
      <text:p text:style-name="P1">149</text:p>
      <text:p text:style-name="P1">150</text:p>
      <text:p text:style-name="P1">15l</text:p>
      <text:p text:style-name="P1">152</text:p>
      <text:p text:style-name="P1">185</text:p>
      <text:p text:style-name="P1">210</text:p>
      <text:p text:style-name="P1"/>
      <text:p text:style-name="P1"/>
      <text:p text:style-name="P1"/>
      <text:p text:style-name="P1">Das Neue Testament.</text:p>
      <text:p text:style-name="P1">-,</text:p>
      <text:p text:style-name="P1">OR vier Evangelien.</text:p>
      <text:p text:style-name="P1">Das Evangelium St-"Matthäi . . · .</text:p>
      <text:p text:style-name="P1">Das Evangelium St. Marci .</text:p>
      <text:p text:style-name="P1">Das Evangelium St. Lucä .</text:p>
      <text:p text:style-name="P1">Das Evangelium St. Johannis . . . .</text:p>
      <text:p text:style-name="P1">ll. Die Gescl)ichten der heiligen Apostel</text:p>
      <text:p text:style-name="P1">III. Die vierzehn Episteln St. Pauli.</text:p>
      <text:p text:style-name="P1">Die Epistel an die Römer . · . . .</text:p>
      <text:p text:style-name="P1">Die I. Epistel an die Corineher . .</text:p>
      <text:p text:style-name="P1">Die II. Cpistel an die Corinther .</text:p>
      <text:p text:style-name="P1">Die Epistel an die Galater .</text:p>
      <text:p text:style-name="P1">Die Epistel an die Cph-eser .</text:p>
      <text:p text:style-name="P1">Die Epistel an die Philipp» .</text:p>
      <text:p text:style-name="P1">Die Epistel an die C.olosser . .</text:p>
      <text:p text:style-name="P1">Die I. C«1,!istel an die Thessalonicher .</text:p>
      <text:p text:style-name="P1">Die II. Epistel an die Thessalonicher .</text:p>
      <text:p text:style-name="P1">Die I. Epistel an den Timotheus .</text:p>
      <text:p text:style-name="P1">Die ll. Epiftel an den Timotheus .</text:p>
      <text:p text:style-name="P1">Die Epistel an den Titus . . .</text:p>
      <text:p text:style-name="P1">Die Epistel an den Philemon . . . . .</text:p>
      <text:p text:style-name="P1">Die Epiftel an die Hebriiex . . . . .</text:p>
      <text:p text:style-name="P1">IV. Die sieben Episteln ver andern Apostel.</text:p>
      <text:p text:style-name="P1">Die Epistel St. Jacobi . . . . . " .</text:p>
      <text:p text:style-name="P1">Die I. Epistel St."Pe:ki .</text:p>
      <text:p text:style-name="P1">Die H. (5«pistel St. Peirie .</text:p>
      <text:p text:style-name="P1"><text:soft-page-break/>Die I. Epistel St. Johannis .</text:p>
      <text:p text:style-name="P1">Die H. C«pistel St. Johannis .</text:p>
      <text:p text:style-name="P1">Die lll. Epistel St. Johannis . . . .</text:p>
      <text:p text:style-name="P1">Die Epistel St. Jndä. . . . . .</text:p>
      <text:p text:style-name="P1">V. Die Offenbarung St. Johannis .</text:p>
      <text:p text:style-name="P1">.-—?--.-,-.--j-</text:p>
      <text:p text:style-name="P1">Z2?8</text:p>
      <text:p text:style-name="P1">215</text:p>
      <text:p text:style-name="P1">Seite</text:p>
      <text:p text:style-name="P1">I</text:p>
      <text:p text:style-name="P1">38</text:p>
      <text:p text:style-name="P1">61</text:p>
      <text:p text:style-name="P1">101</text:p>
      <text:p text:style-name="P1">130</text:p>
      <text:p text:style-name="P1">168</text:p>
      <text:p text:style-name="P1">184</text:p>
      <text:p text:style-name="P1">220</text:p>
      <text:p text:style-name="P1">224</text:p>
      <text:p text:style-name="P1">228</text:p>
      <text:p text:style-name="P1">231</text:p>
      <text:p text:style-name="P1">233</text:p>
      <text:p text:style-name="P1">237</text:p>
      <text:p text:style-name="P1">240</text:p>
      <text:p text:style-name="P1">2-12</text:p>
      <text:p text:style-name="P1">243</text:p>
      <text:p text:style-name="P1">254</text:p>
      <text:p text:style-name="P1">258</text:p>
      <text:p text:style-name="P1">263</text:p>
      <text:p text:style-name="P1">265</text:p>
      <text:p text:style-name="P1">269</text:p>
      <text:p text:style-name="P1">270</text:p>
      <text:p text:style-name="P1">271</text:p>
      <text:p text:style-name="P1">272</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de" fo:country="CH"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ourier New" fo:font-size="12pt" fo:language="de" fo:country="CH" style:font-name-asian="Courier New" style:font-size-asian="12pt" style:language-asian="zh" style:country-asian="CN" style:font-name-complex="Courier New"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5-04-30T00:00:48.45</dc:date>
    <dc:creator>Simon Ott</dc:creator>
    <meta:editing-duration>PT00H27M55S</meta:editing-duration>
    <meta:editing-cycles>2</meta:editing-cycles>
    <meta:document-statistic meta:table-count="0" meta:image-count="0" meta:object-count="0" meta:page-count="653" meta:paragraph-count="32901" meta:word-count="217719" meta:character-count="1194287"/>
  </office:meta>
</office:document-meta>
</file>